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_To_Whatsapp_Bash.xml" manifest:media-type="text/xml"/>
  <manifest:file-entry manifest:full-path="Basic/Standard/File_Path.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Verdana" svg:font-family="Verdana" style:font-family-generic="swiss"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76cm"/>
    </style:style>
    <style:style style:name="co3" style:family="table-column">
      <style:table-column-properties fo:break-before="auto" style:column-width="0.898cm"/>
    </style:style>
    <style:style style:name="co4" style:family="table-column">
      <style:table-column-properties fo:break-before="auto" style:column-width="1.524cm"/>
    </style:style>
    <style:style style:name="co5" style:family="table-column">
      <style:table-column-properties fo:break-before="auto" style:column-width="2.004cm"/>
    </style:style>
    <style:style style:name="co6" style:family="table-column">
      <style:table-column-properties fo:break-before="auto" style:column-width="4.951cm"/>
    </style:style>
    <style:style style:name="co7" style:family="table-column">
      <style:table-column-properties fo:break-before="auto" style:column-width="3cm"/>
    </style:style>
    <style:style style:name="co8" style:family="table-column">
      <style:table-column-properties fo:break-before="auto" style:column-width="3.5cm"/>
    </style:style>
    <style:style style:name="co9" style:family="table-column">
      <style:table-column-properties fo:break-before="auto" style:column-width="6.537cm"/>
    </style:style>
    <style:style style:name="co10" style:family="table-column">
      <style:table-column-properties fo:break-before="auto" style:column-width="0.247cm"/>
    </style:style>
    <style:style style:name="co11" style:family="table-column">
      <style:table-column-properties fo:break-before="auto" style:column-width="3.515cm"/>
    </style:style>
    <style:style style:name="co12" style:family="table-column">
      <style:table-column-properties fo:break-before="auto" style:column-width="5.001cm"/>
    </style:style>
    <style:style style:name="co13" style:family="table-column">
      <style:table-column-properties fo:break-before="auto" style:column-width="0.494cm"/>
    </style:style>
    <style:style style:name="co14" style:family="table-column">
      <style:table-column-properties fo:break-before="auto" style:column-width="0.568cm"/>
    </style:style>
    <style:style style:name="co15" style:family="table-column">
      <style:table-column-properties fo:break-before="auto" style:column-width="0.42cm"/>
    </style:style>
    <style:style style:name="co16" style:family="table-column">
      <style:table-column-properties fo:break-before="auto" style:column-width="11.382cm"/>
    </style:style>
    <style:style style:name="co17" style:family="table-column">
      <style:table-column-properties fo:break-before="auto" style:column-width="2.946cm"/>
    </style:style>
    <style:style style:name="co18" style:family="table-column">
      <style:table-column-properties fo:break-before="auto" style:column-width="9.449cm"/>
    </style:style>
    <style:style style:name="co19" style:family="table-column">
      <style:table-column-properties fo:break-before="auto" style:column-width="0.598cm"/>
    </style:style>
    <style:style style:name="co20" style:family="table-column">
      <style:table-column-properties fo:break-before="auto" style:column-width="1.397cm"/>
    </style:style>
    <style:style style:name="co21" style:family="table-column">
      <style:table-column-properties fo:break-before="auto" style:column-width="0.743cm"/>
    </style:style>
    <style:style style:name="co22" style:family="table-column">
      <style:table-column-properties fo:break-before="auto" style:column-width="9.999cm"/>
    </style:style>
    <style:style style:name="co23" style:family="table-column">
      <style:table-column-properties fo:break-before="auto" style:column-width="12cm"/>
    </style:style>
    <style:style style:name="co24" style:family="table-column">
      <style:table-column-properties fo:break-before="auto" style:column-width="0.543cm"/>
    </style:style>
    <style:style style:name="co25" style:family="table-column">
      <style:table-column-properties fo:break-before="auto" style:column-width="1.007cm"/>
    </style:style>
    <style:style style:name="co26" style:family="table-column">
      <style:table-column-properties fo:break-before="auto" style:column-width="0.788cm"/>
    </style:style>
    <style:style style:name="co27" style:family="table-column">
      <style:table-column-properties fo:break-before="auto" style:column-width="3.785cm"/>
    </style:style>
    <style:style style:name="co28" style:family="table-column">
      <style:table-column-properties fo:break-before="auto" style:column-width="0.707cm"/>
    </style:style>
    <style:style style:name="co29" style:family="table-column">
      <style:table-column-properties fo:break-before="auto" style:column-width="0.416cm"/>
    </style:style>
    <style:style style:name="co30" style:family="table-column">
      <style:table-column-properties fo:break-before="auto" style:column-width="4.357cm"/>
    </style:style>
    <style:style style:name="co31" style:family="table-column">
      <style:table-column-properties fo:break-before="auto" style:column-width="0.817cm"/>
    </style:style>
    <style:style style:name="co32" style:family="table-column">
      <style:table-column-properties fo:break-before="auto" style:column-width="0.961cm"/>
    </style:style>
    <style:style style:name="co33" style:family="table-column">
      <style:table-column-properties fo:break-before="auto" style:column-width="8.632cm"/>
    </style:style>
    <style:style style:name="co34" style:family="table-column">
      <style:table-column-properties fo:break-before="auto" style:column-width="6.399cm"/>
    </style:style>
    <style:style style:name="co35" style:family="table-column">
      <style:table-column-properties fo:break-before="auto" style:column-width="14.787cm"/>
    </style:style>
    <style:style style:name="ro1" style:family="table-row">
      <style:table-row-properties style:row-height="0.452cm" fo:break-before="auto" style:use-optimal-row-height="true"/>
    </style:style>
    <style:style style:name="ro2" style:family="table-row">
      <style:table-row-properties style:row-height="0.903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654cm" fo:break-before="auto" style:use-optimal-row-height="true"/>
    </style:style>
    <style:style style:name="ro6" style:family="table-row">
      <style:table-row-properties style:row-height="1.101cm" fo:break-before="auto" style:use-optimal-row-height="false"/>
    </style:style>
    <style:style style:name="ro7" style:family="table-row">
      <style:table-row-properties style:row-height="1.316cm" fo:break-before="auto" style:use-optimal-row-height="true"/>
    </style:style>
    <style:style style:name="ro8" style:family="table-row">
      <style:table-row-properties style:row-height="2.081cm" fo:break-before="auto" style:use-optimal-row-height="false"/>
    </style:style>
    <style:style style:name="ro9" style:family="table-row">
      <style:table-row-properties style:row-height="2cm" fo:break-before="auto" style:use-optimal-row-height="false"/>
    </style:style>
    <style:style style:name="ro10" style:family="table-row">
      <style:table-row-properties style:row-height="1cm" fo:break-before="auto" style:use-optimal-row-height="false"/>
    </style:style>
    <style:style style:name="ro11" style:family="table-row">
      <style:table-row-properties style:row-height="3cm" fo:break-before="auto" style:use-optimal-row-height="false"/>
    </style:style>
    <style:style style:name="ro12" style:family="table-row">
      <style:table-row-properties style:row-height="0.517cm" fo:break-before="auto" style:use-optimal-row-height="true"/>
    </style:style>
    <style:style style:name="ro13" style:family="table-row">
      <style:table-row-properties style:row-height="0.947cm" fo:break-before="auto" style:use-optimal-row-height="true"/>
    </style:style>
    <style:style style:name="ro14" style:family="table-row">
      <style:table-row-properties style:row-height="1.369cm" fo:break-before="auto" style:use-optimal-row-height="true"/>
    </style:style>
    <style:style style:name="ro15" style:family="table-row">
      <style:table-row-properties style:row-height="1.789cm" fo:break-before="auto" style:use-optimal-row-height="true"/>
    </style:style>
    <style:style style:name="ro16" style:family="table-row">
      <style:table-row-properties style:row-height="0.894cm" fo:break-before="auto" style:use-optimal-row-height="true"/>
    </style:style>
    <style:style style:name="ta1" style:family="table" style:master-page-name="Default">
      <style:table-properties table:display="true" style:writing-mode="lr-tb" table:tab-color="#fff176"/>
    </style:style>
    <style:style style:name="ta2" style:family="table" style:master-page-name="Default">
      <style:table-properties table:display="true" style:writing-mode="lr-tb" table:tab-color="#00ff00"/>
    </style:style>
    <style:style style:name="ta3" style:family="table" style:master-page-name="Default">
      <style:table-properties table:display="false" style:writing-mode="lr-tb" table:tab-color="#000000"/>
    </style:style>
    <style:style style:name="ta4" style:family="table" style:master-page-name="Default">
      <style:table-properties table:display="false" style:writing-mode="lr-tb"/>
    </style:style>
    <number:boolean-style style:name="N99">
      <number:boolean/>
    </number:boolean-style>
    <number:text-style style:name="N100">
      <number:text-content/>
    </number:text-style>
    <style:style style:name="ce52" style:family="table-cell" style:parent-style-name="Default">
      <style:text-properties style:font-name="Courier New" fo:font-size="21pt" fo:font-weight="bold" style:font-size-asian="21pt" style:font-weight-asian="bold" style:font-size-complex="21pt" style:font-weight-complex="bold"/>
    </style:style>
    <style:style style:name="ce53" style:family="table-cell" style:parent-style-name="Default">
      <style:text-properties style:font-name="Courier New" fo:font-weight="bold" style:font-weight-asian="bold" style:font-weight-complex="bold"/>
    </style:style>
    <style:style style:name="ce54" style:family="table-cell" style:parent-style-name="Default">
      <style:table-cell-properties fo:background-color="transparent"/>
      <style:text-properties fo:color="#b71c1c" style:font-name="Courier New" fo:font-size="12pt" fo:font-weight="bold" style:font-size-asian="12pt" style:font-weight-asian="bold" style:font-size-complex="12pt" style:font-weight-complex="bold"/>
    </style:style>
    <style:style style:name="ce55" style:family="table-cell" style:parent-style-name="Default">
      <style:table-cell-properties style:text-align-source="fix" style:repeat-content="false"/>
      <style:paragraph-properties fo:text-align="end" fo:margin-left="0cm"/>
      <style:text-properties style:font-name="Courier New" fo:font-weight="bold" style:font-weight-asian="bold" style:font-weight-complex="bold"/>
    </style:style>
    <style:style style:name="ce56" style:family="table-cell" style:parent-style-name="Default">
      <style:table-cell-properties fo:background-color="transparent"/>
      <style:text-properties fo:color="#b71c1c" style:font-name="Courier New" fo:font-size="15pt" fo:font-weight="bold" style:font-size-asian="15pt" style:font-weight-asian="bold" style:font-size-complex="15pt" style:font-weight-complex="bold"/>
    </style:style>
    <style:style style:name="ce11" style:family="table-cell" style:parent-style-name="Default">
      <style:text-properties fo:font-weight="bold" style:font-weight-asian="bold" style:font-weight-complex="bold"/>
    </style:style>
    <style:style style:name="ce57" style:family="table-cell" style:parent-style-name="Default">
      <style:text-properties fo:color="#3d5afe" style:font-name="Courier New"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fo:wrap-option="wrap" fo:border="0.74pt solid #000000" style:vertical-align="middle"/>
      <style:paragraph-properties fo:text-align="end" fo:margin-left="0cm"/>
      <style:text-properties style:font-name="Courier New" fo:font-size="12pt" fo:font-weight="bold" style:font-size-asian="12pt" style:font-weight-asian="bold" style:font-size-complex="12pt" style:font-weight-complex="bold"/>
    </style:style>
    <style:style style:name="ce85" style:family="table-cell" style:parent-style-name="Default">
      <style:table-cell-properties style:text-align-source="fix" style:repeat-content="false" fo:wrap-option="wrap" fo:border="0.74pt solid #000000" style:vertical-align="middle"/>
      <style:paragraph-properties fo:text-align="center" fo:margin-left="0cm"/>
      <style:text-properties style:font-name="Courier New"/>
    </style:style>
    <style:style style:name="ce5" style:family="table-cell" style:parent-style-name="Default" style:data-style-name="N0">
      <style:table-cell-properties fo:border-bottom="0.74pt solid #000000" fo:background-color="#f0fff0" style:text-align-source="fix" style:repeat-content="false" fo:wrap-option="wrap" fo:border-left="0.74pt solid #000000" fo:border-right="none" fo:border-top="0.74pt solid #000000" style:vertical-align="middle"/>
      <style:paragraph-properties fo:text-align="center" fo:margin-left="0cm"/>
      <style:text-properties style:font-name="Courier New" fo:font-size="8pt" fo:font-weight="bold" style:font-size-asian="8pt" style:font-weight-asian="bold" style:font-size-complex="8pt" style:font-weight-complex="bold"/>
    </style:style>
    <style:style style:name="ce7" style:family="table-cell" style:parent-style-name="Default">
      <style:table-cell-properties fo:background-color="#000000" fo:wrap-option="no-wrap"/>
    </style:style>
    <style:style style:name="ce63" style:family="table-cell" style:parent-style-name="Default">
      <style:table-cell-properties style:text-align-source="fix" style:repeat-content="false" fo:wrap-option="wrap" fo:border="0.74pt solid #000000" style:vertical-align="middle"/>
      <style:paragraph-properties fo:text-align="end" fo:margin-left="0cm"/>
      <style:text-properties style:font-name="Courier New"/>
    </style:style>
    <style:style style:name="ce65"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font-name="Courier New" fo:font-size="8pt" fo:font-weight="normal" style:font-size-asian="8pt" style:font-weight-asian="normal" style:font-size-complex="8pt" style:font-weight-complex="normal"/>
    </style:style>
    <style:style style:name="ce9" style:family="table-cell" style:parent-style-name="Default">
      <style:table-cell-properties fo:border-bottom="0.74pt solid #000000" fo:background-color="#f0fff0" style:text-align-source="fix" style:repeat-content="false" fo:wrap-option="wrap" fo:border-left="none" fo:border-right="none" fo:border-top="0.74pt solid #000000" style:vertical-align="middle"/>
      <style:paragraph-properties fo:text-align="center" fo:margin-left="0cm"/>
      <style:text-properties fo:color="#c9211e" style:font-name="Courier New" fo:font-size="8pt" fo:font-weight="bold" style:font-size-asian="8pt" style:font-weight-asian="bold" style:font-size-complex="8pt" style:font-weight-complex="bold"/>
    </style:style>
    <style:style style:name="ce13" style:family="table-cell" style:parent-style-name="Default">
      <style:table-cell-properties fo:border-bottom="0.74pt solid #000000" fo:background-color="#ffff00" style:cell-protect="none" style:print-content="true" style:text-align-source="fix" style:repeat-content="false" fo:wrap-option="wrap" fo:border-left="none" fo:border-right="none" fo:border-top="0.74pt solid #000000" style:vertical-align="middle"/>
      <style:paragraph-properties fo:text-align="start" fo:margin-left="0cm"/>
      <style:text-properties style:font-name="Courier New" fo:font-size="8pt" fo:font-weight="bold" style:font-size-asian="8pt" style:font-weight-asian="bold" style:font-size-complex="8pt" style:font-weight-complex="bold"/>
    </style:style>
    <style:style style:name="ce86" style:family="table-cell" style:parent-style-name="Default">
      <style:table-cell-properties fo:background-color="#ffff00" style:cell-protect="none" style:print-content="true" style:text-align-source="fix" style:repeat-content="false" fo:border="0.74pt solid #000000" style:vertical-align="middle"/>
      <style:paragraph-properties fo:text-align="start" fo:margin-left="0cm"/>
      <style:text-properties style:font-name="Courier New" fo:font-size="15pt" fo:font-weight="bold" style:font-size-asian="15pt" style:font-weight-asian="bold" style:font-size-complex="15pt" style:font-weight-complex="bold"/>
    </style:style>
    <style:style style:name="ce25"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font-name="Courier New" fo:font-weight="bold" style:font-weight-asian="bold" style:font-weight-complex="bold"/>
    </style:style>
    <style:style style:name="ce73" style:family="table-cell" style:parent-style-name="Default">
      <style:table-cell-properties fo:border-bottom="0.74pt solid #000000" style:cell-protect="none" style:print-content="true" style:text-align-source="fix" style:repeat-content="false" fo:background-color="transparent" fo:wrap-option="wrap" fo:border-left="none" fo:border-right="none" fo:border-top="0.74pt solid #000000" style:vertical-align="middle"/>
      <style:paragraph-properties fo:text-align="start" fo:margin-left="0cm"/>
      <style:text-properties style:font-name="Courier New" fo:font-size="12pt" fo:font-weight="bold" style:font-size-asian="12pt" style:font-weight-asian="bold" style:font-size-complex="12pt" style:font-weight-complex="bold"/>
    </style:style>
    <style:style style:name="ce89"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fo:color="#c9211e" style:font-name="Courier New" fo:font-size="15pt" fo:font-weight="bold" style:font-size-asian="15pt" style:font-weight-asian="bold" style:font-size-complex="15pt" style:font-weight-complex="bold"/>
    </style:style>
    <style:style style:name="ce20" style:family="table-cell" style:parent-style-name="Default">
      <style:table-cell-properties fo:border-bottom="0.74pt solid #000000" style:cell-protect="none" style:print-content="true" style:text-align-source="fix" style:repeat-content="false" fo:background-color="transparent" fo:wrap-option="no-wrap" fo:border-left="none" fo:border-right="none" fo:border-top="0.74pt solid #000000" style:vertical-align="middle"/>
      <style:paragraph-properties fo:text-align="start" fo:margin-left="0cm"/>
      <style:text-properties style:font-name="Courier New" fo:font-size="10.5pt" style:font-size-asian="10.5pt" style:font-size-complex="10.5pt"/>
    </style:style>
    <style:style style:name="ce22" style:family="table-cell" style:parent-style-name="Default">
      <style:table-cell-properties style:text-align-source="fix" style:repeat-content="false" fo:wrap-option="wrap" fo:border="0.74pt solid #000000" style:vertical-align="middle"/>
      <style:paragraph-properties fo:text-align="end" fo:margin-left="0cm"/>
      <style:text-properties fo:color="#0000cd" style:font-name="Arial" fo:font-size="11pt" style:text-underline-style="none" fo:font-weight="bold" style:font-size-asian="11pt" style:font-weight-asian="bold" style:font-size-complex="11pt" style:font-weight-complex="bold"/>
    </style:style>
    <style:style style:name="ce30" style:family="table-cell" style:parent-style-name="Default">
      <style:table-cell-properties fo:background-color="transparent"/>
    </style:style>
    <style:style style:name="ce82" style:family="table-cell" style:parent-style-name="Default">
      <style:table-cell-properties style:text-align-source="fix" style:repeat-content="false" fo:background-color="transparent" fo:wrap-option="wrap" fo:border="0.74pt solid #000000" style:vertical-align="middle"/>
      <style:paragraph-properties fo:text-align="center" fo:margin-left="0cm"/>
      <style:text-properties style:font-name="Courier New"/>
    </style:style>
    <style:style style:name="ce83" style:family="table-cell" style:parent-style-name="Default">
      <style:table-cell-properties fo:border-bottom="0.74pt solid #000000" fo:background-color="#e8e8e8" style:cell-protect="none" style:print-content="true" style:text-align-source="fix" style:repeat-content="false" fo:wrap-option="wrap" fo:border-left="none" fo:border-right="none" fo:border-top="0.74pt solid #000000" style:vertical-align="middle"/>
      <style:paragraph-properties fo:text-align="start" fo:margin-left="0cm"/>
      <style:text-properties style:font-name="Courier New"/>
    </style:style>
    <style:style style:name="ce26" style:family="table-cell" style:parent-style-name="Default">
      <style:table-cell-properties style:text-align-source="fix" style:repeat-content="false" fo:wrap-option="wrap" fo:border="0.74pt solid #000000" style:vertical-align="middle"/>
      <style:paragraph-properties fo:text-align="end" fo:margin-left="0cm"/>
      <style:text-properties style:use-window-font-color="true" style:font-name="Arial" fo:font-size="11pt" style:text-underline-style="none" fo:font-weight="bold" style:font-size-asian="11pt" style:font-weight-asian="bold" style:font-size-complex="11pt" style:font-weight-complex="bold"/>
    </style:style>
    <style:style style:name="ce27" style:family="table-cell" style:parent-style-name="Default">
      <style:table-cell-properties style:text-align-source="fix" style:repeat-content="false" fo:background-color="transparent" style:vertical-align="middle"/>
      <style:paragraph-properties fo:text-align="center"/>
    </style:style>
    <style:style style:name="ce28" style:family="table-cell" style:parent-style-name="Default">
      <style:table-cell-properties style:text-align-source="fix" style:repeat-content="false" style:vertical-align="middle"/>
      <style:paragraph-properties fo:text-align="center"/>
    </style:style>
    <style:style style:name="ce44" style:family="table-cell" style:parent-style-name="Default" style:data-style-name="N100">
      <style:table-cell-properties fo:border-bottom="0.74pt solid #000000" style:cell-protect="none" style:print-content="true" style:text-align-source="fix" style:repeat-content="false" fo:wrap-option="wrap" fo:border-left="none" fo:border-right="none" fo:border-top="0.74pt solid #000000" style:vertical-align="bottom"/>
      <style:paragraph-properties fo:text-align="start" fo:margin-left="0cm"/>
      <style:text-properties style:font-name="Courier New"/>
    </style:style>
    <style:style style:name="ce34" style:family="table-cell" style:parent-style-name="Default">
      <style:table-cell-properties fo:wrap-option="no-wrap"/>
    </style:style>
    <style:style style:name="ce105" style:family="table-cell" style:parent-style-name="Default">
      <style:table-cell-properties fo:wrap-option="wrap" fo:border="0.74pt solid #000000"/>
    </style:style>
    <style:style style:name="ce48" style:family="table-cell" style:parent-style-name="Default">
      <style:table-cell-properties fo:border-bottom="0.74pt solid #000000" style:cell-protect="none" style:print-content="true" fo:wrap-option="no-wrap" fo:border-left="none" fo:border-right="none" fo:border-top="0.74pt solid #000000"/>
    </style:style>
    <style:style style:name="ce104" style:family="table-cell" style:parent-style-name="Default">
      <style:table-cell-properties fo:wrap-option="no-wrap"/>
    </style:style>
    <style:style style:name="ce35" style:family="table-cell" style:parent-style-name="Default">
      <style:table-cell-properties style:text-align-source="fix" style:repeat-content="false" fo:background-color="transparent" fo:wrap-option="wrap" fo:border="0.74pt solid #000000" style:vertical-align="middle"/>
      <style:paragraph-properties fo:text-align="start" fo:margin-left="0cm"/>
      <style:text-properties style:font-name="Courier New" fo:font-weight="bold" style:font-weight-asian="bold" style:font-weight-complex="bold"/>
    </style:style>
    <style:style style:name="ce107" style:family="table-cell" style:parent-style-name="Default">
      <style:table-cell-properties fo:border-bottom="0.74pt solid #000000" fo:background-color="#e8e8e8" style:cell-protect="none" style:print-content="true" style:text-align-source="fix" style:repeat-content="false" fo:wrap-option="no-wrap" fo:border-left="none" fo:border-right="0.74pt solid #000000" fo:border-top="0.74pt solid #000000" style:vertical-align="middle"/>
      <style:paragraph-properties fo:text-align="start" fo:margin-left="0cm"/>
      <style:text-properties style:font-name="Courier New"/>
    </style:style>
    <style:style style:name="ce108" style:family="table-cell" style:parent-style-name="Default">
      <style:table-cell-properties style:text-align-source="fix" style:repeat-content="false" fo:background-color="transparent" fo:wrap-option="no-wrap" style:vertical-align="middle"/>
      <style:paragraph-properties fo:text-align="center" fo:margin-left="0cm"/>
      <style:text-properties style:font-name="Courier New"/>
    </style:style>
    <style:style style:name="ce60" style:family="table-cell" style:parent-style-name="Default">
      <style:table-cell-properties style:text-align-source="fix" style:repeat-content="false" fo:background-color="transparent" fo:wrap-option="no-wrap" style:vertical-align="middle"/>
      <style:paragraph-properties fo:text-align="start" fo:margin-left="0cm"/>
      <style:text-properties style:font-name="Courier New"/>
    </style:style>
    <style:style style:name="ce39" style:family="table-cell" style:parent-style-name="Default" style:data-style-name="N99">
      <style:table-cell-properties fo:wrap-option="no-wrap"/>
    </style:style>
    <style:style style:name="ce40" style:family="table-cell" style:parent-style-name="Default" style:data-style-name="N99">
      <style:table-cell-properties style:text-align-source="fix" style:repeat-content="false" fo:wrap-option="no-wrap" fo:border="0.74pt solid #000000" style:vertical-align="middle"/>
      <style:paragraph-properties fo:text-align="start" fo:margin-left="0cm"/>
      <style:text-properties style:font-name="Courier New" fo:font-size="18pt" style:font-size-asian="18pt" style:font-size-complex="18pt"/>
    </style:style>
    <style:style style:name="ce110" style:family="table-cell" style:parent-style-name="Default">
      <style:table-cell-properties style:text-align-source="fix" style:repeat-content="false" fo:background-color="transparent" fo:wrap-option="wrap" style:vertical-align="middle"/>
      <style:paragraph-properties fo:text-align="start" fo:margin-left="0cm"/>
      <style:text-properties style:font-name="Courier New" fo:font-weight="bold" style:font-weight-asian="bold" style:font-weight-complex="bold"/>
    </style:style>
    <style:style style:name="ce50" style:family="table-cell" style:parent-style-name="Default" style:data-style-name="N0">
      <style:table-cell-properties fo:wrap-option="no-wrap"/>
    </style:style>
    <style:style style:name="ce111" style:family="table-cell" style:parent-style-name="Default">
      <style:table-cell-properties fo:background-color="#ffff00" style:text-align-source="fix" style:repeat-content="false" fo:wrap-option="wrap" style:vertical-align="middle"/>
      <style:paragraph-properties fo:text-align="start" fo:margin-left="0cm"/>
      <style:text-properties style:font-name="Courier New" fo:font-weight="bold" style:font-weight-asian="bold" style:font-weight-complex="bold"/>
    </style:style>
    <style:style style:name="ce99" style:family="table-cell" style:parent-style-name="Default">
      <style:table-cell-properties style:text-align-source="fix" style:repeat-content="false" fo:background-color="transparent" fo:wrap-option="no-wrap" style:vertical-align="top"/>
      <style:paragraph-properties fo:text-align="start" fo:margin-left="0cm"/>
      <style:text-properties style:font-name="Courier New"/>
    </style:style>
    <style:style style:name="ce113" style:family="table-cell" style:parent-style-name="Default">
      <style:table-cell-properties fo:background-color="#0000ff" style:text-align-source="fix" style:repeat-content="false" fo:wrap-option="wrap" style:vertical-align="middle"/>
      <style:paragraph-properties fo:text-align="start" fo:margin-left="0cm"/>
      <style:text-properties style:font-name="Courier New" fo:font-weight="bold" style:font-weight-asian="bold" style:font-weight-complex="bold"/>
    </style:style>
    <style:style style:name="ce114" style:family="table-cell" style:parent-style-name="Default">
      <style:table-cell-properties fo:background-color="#00ff00" style:text-align-source="fix" style:repeat-content="false" fo:wrap-option="wrap" style:vertical-align="middle"/>
      <style:paragraph-properties fo:text-align="start" fo:margin-left="0cm"/>
      <style:text-properties style:font-name="Courier New" fo:font-weight="bold" style:font-weight-asian="bold" style:font-weight-complex="bold"/>
    </style:style>
    <style:style style:name="ce46" style:family="table-cell" style:parent-style-name="Default">
      <style:table-cell-properties fo:wrap-option="no-wrap" fo:border="0.74pt solid #000000"/>
      <style:text-properties style:font-name="Courier New" fo:font-size="18pt" style:font-size-asian="18pt" style:font-size-complex="18pt"/>
    </style:style>
    <style:style style:name="ce115" style:family="table-cell" style:parent-style-name="Default">
      <style:table-cell-properties fo:background-color="#00ffff" style:text-align-source="fix" style:repeat-content="false" fo:wrap-option="wrap" style:vertical-align="middle"/>
      <style:paragraph-properties fo:text-align="start" fo:margin-left="0cm"/>
      <style:text-properties style:font-name="Courier New" fo:font-weight="bold" style:font-weight-asian="bold" style:font-weight-complex="bold"/>
    </style:style>
    <style:style style:name="ce116" style:family="table-cell" style:parent-style-name="Default">
      <style:table-cell-properties fo:background-color="#e8e8e8" style:text-align-source="fix" style:repeat-content="false" fo:wrap-option="wrap" style:vertical-align="top"/>
      <style:paragraph-properties fo:text-align="start" fo:margin-left="0cm"/>
      <style:text-properties style:font-name="Courier New"/>
    </style:style>
    <style:style style:name="ce117" style:family="table-cell" style:parent-style-name="Default">
      <style:table-cell-properties fo:background-color="#ff00ff" style:text-align-source="fix" style:repeat-content="false" fo:wrap-option="wrap" style:vertical-align="middle"/>
      <style:paragraph-properties fo:text-align="start" fo:margin-left="0cm"/>
      <style:text-properties style:font-name="Courier New" fo:font-weight="bold" style:font-weight-asian="bold" style:font-weight-complex="bold"/>
    </style:style>
    <style:style style:name="ce118" style:family="table-cell" style:parent-style-name="Default">
      <style:table-cell-properties fo:background-color="#000000" style:text-align-source="fix" style:repeat-content="false" fo:wrap-option="wrap" style:vertical-align="top"/>
      <style:paragraph-properties fo:text-align="start" fo:margin-left="0cm"/>
      <style:text-properties style:font-name="Courier New" fo:font-weight="bold" style:font-weight-asian="bold" style:font-weight-complex="bold"/>
    </style:style>
    <style:style style:name="ce2" style:family="table-cell" style:parent-style-name="Default">
      <style:table-cell-properties fo:wrap-option="wrap"/>
    </style:style>
    <style:style style:name="ce101" style:family="table-cell" style:parent-style-name="Default">
      <style:text-properties style:font-name="Courier New" fo:font-size="10.5pt" style:font-size-asian="10.5pt" style:font-size-complex="10.5pt"/>
    </style:style>
    <style:style style:name="ce131" style:family="table-cell" style:parent-style-name="Default">
      <style:table-cell-properties style:vertical-align="middle"/>
    </style:style>
    <style:style style:name="ce69" style:family="table-cell" style:parent-style-name="Default">
      <style:table-cell-properties fo:background-color="#000000" style:text-align-source="fix" style:repeat-content="false">
        <loext:background-complex-color loext:theme-type="dark2" loext:color-type="theme">
          <loext:transformation loext:type="lumoff" loext:value="0"/>
        </loext:background-complex-color>
      </style:table-cell-properties>
      <style:paragraph-properties fo:text-align="start" fo:margin-left="0cm"/>
    </style:style>
    <style:style style:name="ce70" style:family="table-cell" style:parent-style-name="Default">
      <style:table-cell-properties style:text-align-source="fix" style:repeat-content="false" style:vertical-align="middle"/>
      <style:paragraph-properties fo:text-align="start" fo:margin-left="0cm"/>
      <style:text-properties style:font-name="Courier New" fo:font-size="10.5pt" fo:font-weight="bold" style:font-size-asian="10.5pt" style:font-weight-asian="bold" style:font-size-complex="10.5pt" style:font-weight-complex="bold"/>
    </style:style>
    <style:style style:name="ce71" style:family="table-cell" style:parent-style-name="Default">
      <style:table-cell-properties fo:background-color="#ff00ff" style:cell-protect="protected" style:print-content="true" style:text-align-source="fix" style:repeat-content="false" fo:wrap-option="wrap" style:vertical-align="middle"/>
      <style:paragraph-properties fo:text-align="center" fo:margin-left="0cm"/>
      <style:text-properties style:font-name="Arial" fo:font-size="15pt" fo:font-weight="bold" style:font-size-asian="15pt" style:font-weight-asian="bold" style:font-size-complex="15pt" style:font-weight-complex="bold"/>
    </style:style>
    <style:style style:name="ce72" style:family="table-cell" style:parent-style-name="Default">
      <style:table-cell-properties style:text-align-source="fix" style:repeat-content="false" style:vertical-align="middle"/>
      <style:paragraph-properties fo:text-align="center" fo:margin-left="0cm"/>
      <style:text-properties style:font-name="Courier New"/>
    </style:style>
    <style:style style:name="ce74" style:family="table-cell" style:parent-style-name="Default">
      <style:table-cell-properties style:text-align-source="fix" style:repeat-content="false" style:vertical-align="middle"/>
      <style:paragraph-properties fo:text-align="end" fo:margin-left="0cm"/>
      <style:text-properties style:font-name="Courier New" fo:font-size="10.5pt" fo:font-weight="bold" style:font-size-asian="10.5pt" style:font-weight-asian="bold" style:font-size-complex="10.5pt" style:font-weight-complex="bold"/>
    </style:style>
    <style:style style:name="ce136" style:family="table-cell" style:parent-style-name="Default">
      <style:table-cell-properties fo:background-color="#ffff00" style:cell-protect="protected" style:print-content="true" style:text-align-source="fix" style:repeat-content="false" style:vertical-align="middle"/>
      <style:paragraph-properties fo:text-align="end" fo:margin-left="0cm"/>
      <style:text-properties style:font-name="Arial" fo:font-size="15pt" fo:font-weight="bold" style:font-size-asian="15pt" style:font-weight-asian="bold" style:font-size-complex="15pt" style:font-weight-complex="bold"/>
    </style:style>
    <style:style style:name="ce76" style:family="table-cell" style:parent-style-name="Default">
      <style:table-cell-properties fo:wrap-option="no-wrap" style:vertical-align="middle"/>
      <style:text-properties style:use-window-font-color="true" style:font-name="Courier New" fo:font-weight="bold" style:font-weight-asian="bold" style:font-weight-complex="bold"/>
    </style:style>
    <style:style style:name="ce77" style:family="table-cell" style:parent-style-name="Default">
      <style:table-cell-properties style:text-align-source="fix" style:repeat-content="false" style:vertical-align="middle"/>
      <style:paragraph-properties fo:text-align="center" fo:margin-left="0cm"/>
      <style:text-properties style:font-name="Courier New" fo:font-weight="bold" style:font-weight-asian="bold" style:font-weight-complex="bold"/>
    </style:style>
    <style:style style:name="ce78" style:family="table-cell" style:parent-style-name="Default">
      <style:table-cell-properties style:text-align-source="fix" style:repeat-content="false" style:vertical-align="middle"/>
      <style:paragraph-properties fo:text-align="center" fo:margin-left="0cm"/>
      <style:text-properties style:font-name="Courier New" fo:font-size="10.5pt" fo:font-weight="bold" style:font-size-asian="10.5pt" style:font-weight-asian="bold" style:font-size-complex="10.5pt" style:font-weight-complex="bold"/>
    </style:style>
    <style:style style:name="ce79" style:family="table-cell" style:parent-style-name="Default">
      <style:table-cell-properties style:cell-protect="protected" style:print-content="true" style:text-align-source="fix" style:repeat-content="false" style:vertical-align="middle"/>
      <style:paragraph-properties fo:text-align="end" fo:margin-left="0cm"/>
      <style:text-properties style:font-name="Arial" fo:font-size="15pt" fo:font-weight="bold" style:font-size-asian="15pt" style:font-weight-asian="bold" style:font-size-complex="15pt" style:font-weight-complex="bold"/>
    </style:style>
    <style:style style:name="ce100" style:family="table-cell" style:parent-style-name="Default">
      <style:table-cell-properties style:cell-protect="protected" style:print-content="true" style:text-align-source="fix" style:repeat-content="false" fo:wrap-option="wrap" fo:border="0.74pt solid #000000" style:vertical-align="middle"/>
      <style:paragraph-properties fo:text-align="center" fo:margin-left="0cm"/>
      <style:text-properties style:font-name="Courier New"/>
    </style:style>
    <style:style style:name="ce106" style:family="table-cell" style:parent-style-name="Default">
      <style:table-cell-properties fo:background-color="#fff5ce" style:cell-protect="protected" style:print-content="true" style:text-align-source="fix" style:repeat-content="false" fo:wrap-option="no-wrap" fo:border="0.74pt solid #000000" style:vertical-align="middle"/>
      <style:paragraph-properties fo:text-align="center" fo:margin-left="0cm"/>
      <style:text-properties fo:color="#c9211e" style:font-name="Courier New" fo:font-size="15pt" fo:font-weight="bold" style:font-size-asian="15pt" style:font-weight-asian="bold" style:font-size-complex="15pt" style:font-weight-complex="bold"/>
    </style:style>
    <style:style style:name="ce109" style:family="table-cell" style:parent-style-name="Default">
      <style:table-cell-properties style:cell-protect="protected" style:print-content="true" style:text-align-source="fix" style:repeat-content="false" fo:wrap-option="wrap" fo:border="0.74pt solid #000000" style:vertical-align="middle"/>
      <style:paragraph-properties fo:text-align="center" fo:margin-left="0cm"/>
      <style:text-properties style:font-name="Courier New"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fo:margin-left="0cm"/>
      <style:text-properties style:font-name="Courier New" fo:font-size="10.5pt" fo:font-weight="bold" style:font-size-asian="10.5pt" style:font-weight-asian="bold" style:font-size-complex="10.5pt" style:font-weight-complex="bold"/>
    </style:style>
    <style:style style:name="ce147" style:family="table-cell" style:parent-style-name="Default">
      <style:table-cell-properties fo:background-color="#000000" style:cell-protect="protected" style:print-content="true" style:text-align-source="fix" style:repeat-content="false" fo:wrap-option="wrap" style:vertical-align="top"/>
      <style:paragraph-properties fo:text-align="start" fo:margin-left="0cm"/>
      <style:text-properties style:font-name="Courier New" fo:font-weight="bold" style:font-weight-asian="bold" style:font-weight-complex="bold"/>
    </style:style>
    <style:style style:name="ce148" style:family="table-cell" style:parent-style-name="Default">
      <style:table-cell-properties style:text-align-source="fix" style:repeat-content="false" style:vertical-align="middle"/>
      <style:paragraph-properties fo:text-align="center" fo:margin-left="0cm"/>
      <style:text-properties style:use-window-font-color="true" style:font-name="Courier New" fo:font-size="12pt" fo:font-weight="bold" style:font-size-asian="12pt" style:font-weight-asian="bold" style:font-size-complex="12pt" style:font-weight-complex="bold"/>
    </style:style>
    <style:style style:name="ce129" style:family="table-cell" style:parent-style-name="Default">
      <style:table-cell-properties fo:background-color="#ffd54f" style:cell-protect="protected" style:print-content="true" style:text-align-source="fix" style:repeat-content="false" fo:wrap-option="no-wrap" fo:border="none" style:vertical-align="middle"/>
      <style:paragraph-properties fo:text-align="start" fo:margin-left="0cm"/>
      <style:text-properties fo:color="#c9211e" style:font-name="Courier New" fo:font-weight="bold" style:font-weight-asian="bold" style:font-weight-complex="bold"/>
    </style:style>
    <style:style style:name="ce130" style:family="table-cell" style:parent-style-name="Default">
      <style:table-cell-properties fo:background-color="#ffff00" style:cell-protect="protected" style:print-content="true" style:text-align-source="fix" style:repeat-content="false" fo:wrap-option="no-wrap" fo:border="none" style:vertical-align="middle"/>
      <style:paragraph-properties fo:text-align="start" fo:margin-left="0cm"/>
      <style:text-properties fo:color="#c9211e" style:font-name="Courier New" fo:font-weight="bold" style:font-weight-asian="bold" style:font-weight-complex="bold"/>
    </style:style>
    <style:style style:name="ce103" style:family="table-cell" style:parent-style-name="Default">
      <style:table-cell-properties style:cell-protect="protected" style:print-content="true" style:text-align-source="fix" style:repeat-content="false" fo:background-color="transparent" fo:wrap-option="no-wrap" fo:border="none" style:vertical-align="middle"/>
      <style:paragraph-properties fo:text-align="start" fo:margin-left="0cm"/>
      <style:text-properties fo:color="#c9211e" style:font-name="Courier New" fo:font-weight="bold" style:font-weight-asian="bold" style:font-weight-complex="bold"/>
    </style:style>
    <style:style style:name="ce133" style:family="table-cell" style:parent-style-name="Default">
      <style:table-cell-properties style:cell-protect="protected" style:print-content="true" style:text-align-source="fix" style:repeat-content="false" fo:background-color="transparent" fo:wrap-option="no-wrap" fo:border="none" style:vertical-align="middle"/>
      <style:paragraph-properties fo:text-align="start" fo:margin-left="0cm"/>
      <style:text-properties fo:color="#2979ff" style:font-name="Courier New" fo:font-weight="bold" style:font-weight-asian="bold" style:font-weight-complex="bold"/>
    </style:style>
    <style:style style:name="ce135" style:family="table-cell" style:parent-style-name="Default">
      <style:table-cell-properties fo:background-color="#ff6e40" style:cell-protect="protected" style:print-content="true" style:text-align-source="fix" style:repeat-content="false" fo:wrap-option="no-wrap" fo:border="none" style:vertical-align="middle"/>
      <style:paragraph-properties fo:text-align="start" fo:margin-left="0cm"/>
      <style:text-properties style:use-window-font-color="true" style:font-name="Courier New" fo:font-weight="bold" style:font-weight-asian="bold" style:font-weight-complex="bold"/>
    </style:style>
    <style:style style:name="ce156" style:family="table-cell" style:parent-style-name="Default">
      <style:table-cell-properties fo:background-color="#b3e5fc" style:cell-protect="protected" style:print-content="true" style:text-align-source="fix" style:repeat-content="false" fo:wrap-option="no-wrap" fo:border="none" style:vertical-align="middle"/>
      <style:paragraph-properties fo:text-align="start" fo:margin-left="0cm"/>
      <style:text-properties style:use-window-font-color="true" style:font-name="Courier New" fo:font-weight="bold" style:font-weight-asian="bold" style:font-weight-complex="bold"/>
    </style:style>
    <style:style style:name="ce91" style:family="table-cell" style:parent-style-name="Default">
      <style:table-cell-properties style:vertical-align="middle"/>
      <style:text-properties style:font-name="Courier New" fo:font-size="10.5pt" fo:font-weight="bold" style:font-size-asian="10.5pt" style:font-weight-asian="bold" style:font-size-complex="10.5pt" style:font-weight-complex="bold"/>
    </style:style>
    <style:style style:name="ce158" style:family="table-cell" style:parent-style-name="Default">
      <style:table-cell-properties fo:background-color="#fed4bb" style:cell-protect="none" style:print-content="true" style:text-align-source="fix" style:repeat-content="false" fo:wrap-option="wrap" style:vertical-align="top">
        <loext:background-complex-color loext:theme-type="accent3" loext:color-type="theme">
          <loext:transformation loext:type="lummod" loext:value="2000"/>
          <loext:transformation loext:type="lumoff" loext:value="8000"/>
        </loext:background-complex-color>
      </style:table-cell-properties>
      <style:paragraph-properties fo:text-align="start" fo:margin-left="0cm"/>
      <style:text-properties style:font-name="Courier New" fo:font-weight="normal" style:font-weight-asian="normal" style:font-weight-complex="normal"/>
    </style:style>
    <style:style style:name="ce159" style:family="table-cell" style:parent-style-name="Default">
      <style:table-cell-properties fo:background-color="#fff5ce" style:cell-protect="none" style:print-content="true" style:text-align-source="fix" style:repeat-content="false" fo:wrap-option="wrap" style:vertical-align="top"/>
      <style:paragraph-properties fo:text-align="start" fo:margin-left="0cm"/>
      <style:text-properties style:use-window-font-color="true" style:font-name="Courier New" fo:font-weight="bold" style:font-weight-asian="bold" style:font-weight-complex="bold"/>
    </style:style>
    <style:style style:name="ce94" style:family="table-cell" style:parent-style-name="Default">
      <style:table-cell-properties style:text-align-source="fix" style:repeat-content="false" style:vertical-align="middle"/>
      <style:paragraph-properties fo:text-align="start" fo:margin-left="0cm"/>
      <style:text-properties style:font-name="Courier New"/>
    </style:style>
    <style:style style:name="ce124" style:family="table-cell" style:parent-style-name="Default">
      <style:table-cell-properties style:text-align-source="fix" style:repeat-content="false" fo:wrap-option="wrap" style:vertical-align="top"/>
      <style:paragraph-properties fo:text-align="start" fo:margin-left="0cm"/>
      <style:text-properties style:font-name="Courier New"/>
    </style:style>
    <style:style style:name="ce97" style:family="table-cell" style:parent-style-name="Default">
      <style:table-cell-properties fo:background-color="#f8cfce" style:text-align-source="fix" style:repeat-content="false" fo:wrap-option="no-wrap" style:vertical-align="middle">
        <loext:background-complex-color loext:theme-type="accent6" loext:color-type="theme">
          <loext:transformation loext:type="lummod" loext:value="2000"/>
          <loext:transformation loext:type="lumoff" loext:value="8000"/>
        </loext:background-complex-color>
      </style:table-cell-properties>
      <style:paragraph-properties fo:text-align="start" fo:margin-left="0cm"/>
      <style:text-properties style:font-name="Courier New" fo:font-weight="bold" style:font-weight-asian="bold" style:font-weight-complex="bold"/>
    </style:style>
    <style:style style:name="ce112" style:family="table-cell" style:parent-style-name="Default">
      <style:table-cell-properties style:text-align-source="fix" style:repeat-content="false"/>
      <style:paragraph-properties fo:text-align="start" fo:margin-left="0cm"/>
      <style:text-properties fo:color="#c9211e" style:font-name="Courier New"/>
    </style:style>
    <style:style style:name="ce152" style:family="table-cell" style:parent-style-name="Default">
      <style:table-cell-properties style:text-align-source="fix" style:repeat-content="false" fo:wrap-option="wrap" style:vertical-align="top"/>
      <style:paragraph-properties fo:text-align="start" fo:margin-left="0cm"/>
      <style:text-properties style:font-name="Courier New" fo:font-weight="bold" style:font-weight-asian="bold" style:font-weight-complex="bold"/>
    </style:style>
    <style:style style:name="ce96" style:family="table-cell" style:parent-style-name="Default">
      <style:table-cell-properties style:text-align-source="fix" style:repeat-content="false"/>
      <style:paragraph-properties fo:text-align="start" fo:margin-left="0cm"/>
      <style:text-properties style:font-name="Courier New"/>
    </style:style>
    <style:style style:name="ce166" style:family="table-cell" style:parent-style-name="Default">
      <style:table-cell-properties style:text-align-source="fix" style:repeat-content="false"/>
      <style:paragraph-properties fo:text-align="start" fo:margin-left="0cm"/>
      <style:text-properties style:use-window-font-color="true" style:font-name="Courier New" fo:font-weight="bold" style:font-weight-asian="bold" style:font-weight-complex="bold"/>
    </style:style>
    <style:style style:name="ce167" style:family="table-cell" style:parent-style-name="Default">
      <style:table-cell-properties style:text-align-source="fix" style:repeat-content="false"/>
      <style:paragraph-properties fo:text-align="start" fo:margin-left="0cm"/>
      <style:text-properties fo:color="#c9211e" style:font-name="Courier New" fo:font-weight="bold" style:font-weight-asian="bold" style:font-weight-complex="bold"/>
    </style:style>
    <style:style style:name="ce153" style:family="table-cell" style:parent-style-name="Default">
      <style:table-cell-properties style:text-align-source="fix" style:repeat-content="false" style:vertical-align="top"/>
      <style:paragraph-properties fo:text-align="start" fo:margin-left="0cm"/>
      <style:text-properties style:font-name="Courier New" fo:font-weight="bold" style:font-weight-asian="bold" style:font-weight-complex="bold"/>
    </style:style>
    <style:style style:name="ce121" style:family="table-cell" style:parent-style-name="Default">
      <style:text-properties style:font-name="Courier New"/>
    </style:style>
    <style:style style:name="ce125" style:family="table-cell" style:parent-style-name="Default">
      <style:table-cell-properties style:text-align-source="fix" style:repeat-content="false" fo:wrap-option="no-wrap" style:vertical-align="top"/>
      <style:paragraph-properties fo:text-align="start" fo:margin-left="0cm"/>
      <style:text-properties style:use-window-font-color="true" style:font-name="Courier New" fo:font-weight="bold" style:font-weight-asian="bold" style:font-weight-complex="bold"/>
    </style:style>
    <style:style style:name="ce171" style:family="table-cell" style:parent-style-name="Default">
      <style:table-cell-properties fo:background-color="#ffe0b2" style:text-align-source="fix" style:repeat-content="false" fo:wrap-option="wrap" style:vertical-align="top"/>
      <style:paragraph-properties fo:text-align="start" fo:margin-left="0cm"/>
      <style:text-properties style:font-name="Courier New" fo:font-weight="bold" style:font-weight-asian="bold" style:font-weight-complex="bold"/>
    </style:style>
    <style:style style:name="ce127" style:family="table-cell" style:parent-style-name="Default">
      <style:table-cell-properties style:text-align-source="fix" style:repeat-content="false" style:vertical-align="top"/>
      <style:paragraph-properties fo:text-align="start" fo:margin-left="0cm"/>
      <style:text-properties style:font-name="Courier New"/>
    </style:style>
    <style:style style:name="ce119" style:family="table-cell" style:parent-style-name="Default">
      <style:table-cell-properties fo:background-color="#000000">
        <loext:background-complex-color loext:theme-type="dark2" loext:color-type="theme">
          <loext:transformation loext:type="lumoff" loext:value="0"/>
        </loext:background-complex-color>
      </style:table-cell-properties>
    </style:style>
    <style:style style:name="ce134" style:family="table-cell" style:parent-style-name="Default" style:data-style-name="N0">
      <style:table-cell-properties fo:background-color="#c4febb" style:text-align-source="fix" style:repeat-content="false" fo:wrap-option="wrap" style:vertical-align="top">
        <loext:background-complex-color loext:theme-type="accent1" loext:color-type="theme">
          <loext:transformation loext:type="lummod" loext:value="2000"/>
          <loext:transformation loext:type="lumoff" loext:value="8000"/>
        </loext:background-complex-color>
      </style:table-cell-properties>
      <style:paragraph-properties fo:text-align="start" fo:margin-left="0cm"/>
      <style:text-properties style:font-name="Courier New"/>
    </style:style>
    <style:style style:name="ce137" style:family="table-cell" style:parent-style-name="Default">
      <style:table-cell-properties fo:background-color="#bbe6fe" style:text-align-source="fix" style:repeat-content="false" fo:wrap-option="no-wrap" style:vertical-align="middle">
        <loext:background-complex-color loext:theme-type="accent2" loext:color-type="theme">
          <loext:transformation loext:type="lummod" loext:value="2000"/>
          <loext:transformation loext:type="lumoff" loext:value="8000"/>
        </loext:background-complex-color>
      </style:table-cell-properties>
      <style:paragraph-properties fo:text-align="start" fo:margin-left="0cm"/>
      <style:text-properties style:font-name="Courier New"/>
    </style:style>
    <style:style style:name="ce138" style:family="table-cell" style:parent-style-name="Default">
      <style:table-cell-properties style:text-align-source="fix" style:repeat-content="false" style:vertical-align="middle"/>
      <style:paragraph-properties fo:text-align="end" fo:margin-left="0cm"/>
      <style:text-properties style:font-name="Courier New"/>
    </style:style>
    <style:style style:name="ce206"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07" style:family="table-cell" style:parent-style-name="Default">
      <style:table-cell-properties style:glyph-orientation-vertical="0" fo:background-color="#ffff00" style:diagonal-bl-tr="none" style:diagonal-tl-br="none" style:text-align-source="value-type" style:repeat-content="false" fo:wrap-option="wrap" fo:border="1.76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08"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9" style:family="table-cell" style:parent-style-name="Default">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0" style:family="table-cell" style:parent-style-name="Default">
      <style:table-cell-properties style:glyph-orientation-vertical="0" style:diagonal-bl-tr="none" style:diagonal-tl-br="none" style:text-align-source="value-type" style:repeat-content="false" fo:wrap-option="wrap" fo:border="none"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1"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71cm" fo:border-right="none" style:rotation-angle="0" style:rotation-align="none" style:shrink-to-fit="false" fo:border-top="0.74pt solid #000000"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2" style:family="table-cell" style:parent-style-name="Default">
      <style:table-cell-properties style:glyph-orientation-vertical="0" fo:background-color="#ffff00" style:diagonal-bl-tr="none" style:diagonal-tl-br="none" style:text-align-source="value-type" style:repeat-content="false" fo:wrap-option="wrap" fo:border="1.76pt solid #000000" style:direction="ltr" fo:padding="0.071cm"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1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14"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1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bold" style:font-size-asian="10pt" style:font-style-asian="normal" style:font-weight-asian="bold" style:font-name-complex="Verdana" style:font-size-complex="10pt" style:font-style-complex="normal" style:font-weight-complex="bold"/>
    </style:style>
    <style:style style:name="ce232" style:family="table-cell" style:parent-style-name="Default" style:data-style-name="N10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style>
    <style:style style:name="ce233" style:family="table-cell" style:parent-style-name="Default" style:data-style-name="N10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style>
    <style:style style:name="ce234"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ce23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6"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37" style:family="table-cell" style:parent-style-name="Default" style:data-style-name="N100">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Default" style:data-style-name="N100">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9"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40" style:family="table-cell" style:parent-style-name="Default" style:data-style-name="N100">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end" css3t:text-justify="auto" fo:margin-left="0cm" style:writing-mode="page"/>
    </style:style>
    <style:style style:name="gr1" style:family="graphic" style:parent-style-name="Default">
      <style:graphic-properties fo:background-color="#ffacf7" loext:decorative="false"/>
      <style:text-properties fo:font-family="'Courier New'" style:font-style-name="Regular" style:font-family-generic="modern" fo:font-size="11pt" fo:font-weight="bold"/>
    </style:style>
    <style:style style:name="gr2" style:family="graphic" style:parent-style-name="Default">
      <style:graphic-properties fo:background-color="#7cfc00" loext:decorative="false"/>
      <style:text-properties fo:font-family="'Courier New'" style:font-style-name="Regular" style:font-family-generic="modern" fo:font-size="8pt" fo:font-weight="bold"/>
    </style:style>
    <style:style style:name="gr3" style:family="graphic" style:parent-style-name="Default">
      <style:graphic-properties fo:background-color="#6bfffe" loext:decorative="false"/>
      <style:text-properties fo:font-family="'Courier New'" style:font-style-name="Regular" style:font-family-generic="modern" fo:font-size="9pt" fo:font-style="italic" fo:font-weight="bold"/>
    </style:style>
    <style:style style:name="gr4" style:family="graphic" style:parent-style-name="Default">
      <style:graphic-properties fo:background-color="#ff0000" loext:decorative="false"/>
      <style:text-properties fo:font-family="'Courier New'" style:font-style-name="Regular" style:font-family-generic="modern" fo:font-size="9pt" fo:font-weight="normal"/>
    </style:style>
    <style:style style:name="gr5" style:family="graphic" style:parent-style-name="Default">
      <style:graphic-properties fo:background-color="#01eded" loext:decorative="false"/>
      <style:text-properties fo:font-family="'Courier New'" style:font-style-name="Regular" style:font-family-generic="modern" fo:font-size="9pt" fo:font-weight="normal"/>
    </style:style>
    <style:style style:name="gr6" style:family="graphic" style:parent-style-name="Default">
      <style:graphic-properties fo:border="none" loext:decorative="false"/>
    </style:style>
    <style:style style:name="P1" style:family="paragraph">
      <style:paragraph-properties fo:text-align="center"/>
      <style:text-properties fo:font-family="'Courier New'" style:font-style-name="Regular" style:font-family-generic="modern" fo:font-size="11pt" fo:font-weight="bold"/>
    </style:style>
    <style:style style:name="P2" style:family="paragraph">
      <style:paragraph-properties fo:text-align="center"/>
      <style:text-properties fo:font-family="'Courier New'" style:font-style-name="Regular" style:font-family-generic="modern" fo:font-size="8pt" fo:font-weight="bold"/>
    </style:style>
    <style:style style:name="P3" style:family="paragraph">
      <style:paragraph-properties fo:text-align="center"/>
      <style:text-properties fo:font-family="'Courier New'" style:font-style-name="Regular" style:font-family-generic="modern" fo:font-size="9pt" fo:font-style="italic" fo:font-weight="bold"/>
    </style:style>
    <style:style style:name="P4" style:family="paragraph">
      <style:paragraph-properties fo:text-align="center"/>
      <style:text-properties fo:font-family="'Courier New'" style:font-style-name="Regular" style:font-family-generic="modern" fo:font-size="9pt" fo:font-weight="normal"/>
    </style:style>
    <style:style style:name="P5" style:family="paragraph">
      <style:paragraph-properties fo:text-align="star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office:automatic-styles>
  <office:body>
    <office:spreadsheet table:structure-protected="true">
      <table:calculation-settings table:automatic-find-labels="false" table:use-regular-expressions="false" table:use-wildcards="true"/>
      <table:content-validations>
        <table:content-validation table:name="val1" table:condition="of:cell-content-is-in-list([$International_Dialing_Codes.$A:.$A])" table:allow-empty-cell="true" table:display-list="sort-ascending" table:base-cell-address="How_To_Use.C4">
          <table:help-message table:title="Select Country" table:display="true">
            <text:p>If other than default country in cell D1 .</text:p>
          </table:help-message>
          <table:error-message table:message-type="stop" table:display="true"/>
        </table:content-validation>
        <table:content-validation table:name="val2" table:condition="of:cell-content-is-in-list([$International_Dialing_Codes.$A:.$A])" table:allow-empty-cell="true" table:display-list="sort-ascending" table:base-cell-address="How_To_Use.J12">
          <table:error-message table:message-type="stop" table:display="true"/>
        </table:content-validation>
        <table:content-validation table:name="val3" table:base-cell-address="How_To_Use.E4">
          <table:help-message table:title="Whatsapp" table:display="true">
            <text:p>Mobile No. Without country code</text:p>
            <text:p>OR</text:p>
            <text:p>Whatsapp Group ID [ If to be sent to group] .</text:p>
          </table:help-message>
          <table:error-message table:message-type="stop" table:display="true"/>
        </table:content-validation>
      </table:content-validations>
      <table:table table:name="How_To_Use" table:style-name="ta1" table:protected="true">
        <loext:table-protection loext:select-protected-cells="true" loext:select-unprotected-cells="true"/>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13" table:default-cell-style-name="Default"/>
        <table:table-column table:style-name="co1" table:visibility="collapse" table:number-columns-repeated="16368" table:default-cell-style-name="Default"/>
        <table:table-row table:style-name="ro1">
          <table:table-cell table:number-columns-repeated="16384"/>
        </table:table-row>
        <table:table-row table:style-name="ro2">
          <table:table-cell/>
          <table:table-cell table:style-name="ce52" office:value-type="string" calcext:value-type="string">
            <text:p>Calc to Whatsapp Utility</text:p>
          </table:table-cell>
          <table:table-cell table:number-columns-repeated="16382"/>
        </table:table-row>
        <table:table-row table:style-name="ro1">
          <table:table-cell table:number-columns-repeated="16384"/>
        </table:table-row>
        <table:table-row table:style-name="ro1">
          <table:table-cell/>
          <table:table-cell table:style-name="ce53" office:value-type="string" calcext:value-type="string">
            <text:p>What it does</text:p>
          </table:table-cell>
          <table:table-cell table:number-columns-repeated="16382"/>
        </table:table-row>
        <table:table-row table:style-name="ro1">
          <table:table-cell table:number-columns-repeated="2"/>
          <table:table-cell office:value-type="string" calcext:value-type="string">
            <text:p>It is a template which can create personalised whatsapp message strings and send those messages automatically to selected recipients</text:p>
          </table:table-cell>
          <table:table-cell table:number-columns-repeated="16381"/>
        </table:table-row>
        <table:table-row table:style-name="ro1">
          <table:table-cell table:number-columns-repeated="16384"/>
        </table:table-row>
        <table:table-row table:style-name="ro1">
          <table:table-cell/>
          <table:table-cell table:style-name="ce53" office:value-type="string" calcext:value-type="string">
            <text:p>Where it can be used</text:p>
          </table:table-cell>
          <table:table-cell table:number-columns-repeated="16382"/>
        </table:table-row>
        <table:table-row table:style-name="ro1">
          <table:table-cell table:number-columns-repeated="2"/>
          <table:table-cell office:value-type="string" calcext:value-type="string">
            <text:p>You can connect this template to any other data sheets and create the formula to generate and populate appropriate fields in the utility</text:p>
          </table:table-cell>
          <table:table-cell table:number-columns-repeated="16381"/>
        </table:table-row>
        <table:table-row table:style-name="ro1">
          <table:table-cell table:number-columns-repeated="2"/>
          <table:table-cell office:value-type="string" calcext:value-type="string">
            <text:p>Using it you can send customised messages to your entire friend’s list</text:p>
          </table:table-cell>
          <table:table-cell table:number-columns-repeated="16381"/>
        </table:table-row>
        <table:table-row table:style-name="ro1">
          <table:table-cell table:number-columns-repeated="2"/>
          <table:table-cell office:value-type="string" calcext:value-type="string">
            <text:p>Using it you can send customised messages to your customers</text:p>
          </table:table-cell>
          <table:table-cell table:number-columns-repeated="16381"/>
        </table:table-row>
        <table:table-row table:style-name="ro1">
          <table:table-cell table:number-columns-repeated="2"/>
          <table:table-cell office:value-type="string" calcext:value-type="string">
            <text:p>Using it you can send customised messages to share Invoice details</text:p>
          </table:table-cell>
          <table:table-cell table:number-columns-repeated="16381"/>
        </table:table-row>
        <table:table-row table:style-name="ro1">
          <table:table-cell table:number-columns-repeated="2"/>
          <table:table-cell office:value-type="string" calcext:value-type="string">
            <text:p>Using it you can send customised messages to give regular reminders to set of people</text:p>
          </table:table-cell>
          <table:table-cell table:number-columns-repeated="16381"/>
        </table:table-row>
        <table:table-row table:style-name="ro1">
          <table:table-cell table:number-columns-repeated="2"/>
          <table:table-cell office:value-type="string" calcext:value-type="string">
            <text:p>Possibilities any many …</text:p>
          </table:table-cell>
          <table:table-cell table:number-columns-repeated="16381"/>
        </table:table-row>
        <table:table-row table:style-name="ro1">
          <table:table-cell table:number-columns-repeated="2"/>
          <table:table-cell office:value-type="string" calcext:value-type="string">
            <text:p>If you can create and understand formulas in Spreadsheet, you can use the utility and automate task of sharing messages with the relevant people.</text:p>
          </table:table-cell>
          <table:table-cell table:number-columns-repeated="16381"/>
        </table:table-row>
        <table:table-row table:style-name="ro1" table:number-rows-repeated="2">
          <table:table-cell table:number-columns-repeated="16384"/>
        </table:table-row>
        <table:table-row table:style-name="ro1">
          <table:table-cell/>
          <table:table-cell table:style-name="ce53" office:value-type="string" calcext:value-type="string">
            <text:p>How it does</text:p>
          </table:table-cell>
          <table:table-cell table:number-columns-repeated="16382"/>
        </table:table-row>
        <table:table-row table:style-name="ro1">
          <table:table-cell table:number-columns-repeated="2"/>
          <table:table-cell office:value-type="string" calcext:value-type="string">
            <text:p>It uses project mudslide &amp; WhiskeySockets/Baileys and connects bash scripts to send whatsapp messages</text:p>
          </table:table-cell>
          <table:table-cell table:number-columns-repeated="16381"/>
        </table:table-row>
        <table:table-row table:style-name="ro1">
          <table:table-cell table:number-columns-repeated="2"/>
          <table:table-cell office:value-type="string" calcext:value-type="string">
            <text:p>Libreoffice calc prepares and executes bash scripts for customised messages</text:p>
          </table:table-cell>
          <table:table-cell table:number-columns-repeated="16381"/>
        </table:table-row>
        <table:table-row table:style-name="ro1">
          <table:table-cell table:number-columns-repeated="16384"/>
        </table:table-row>
        <table:table-row table:style-name="ro1">
          <table:table-cell table:number-columns-repeated="2"/>
          <table:table-cell office:value-type="string" calcext:value-type="string">
            <text:p>Further info for NERDS →</text:p>
          </table:table-cell>
          <table:table-cell table:number-columns-repeated="16381"/>
        </table:table-row>
        <table:table-row table:style-name="ro1">
          <table:table-cell table:number-columns-repeated="3"/>
          <table:table-cell office:value-type="string" calcext:value-type="string">
            <text:p>Contact wise scripts are prepared In the sheet "Send_Whatsapp_Message" Col AA to AP</text:p>
          </table:table-cell>
          <table:table-cell table:number-columns-repeated="16380"/>
        </table:table-row>
        <table:table-row table:style-name="ro1">
          <table:table-cell table:number-columns-repeated="3"/>
          <table:table-cell office:value-type="string" calcext:value-type="string">
            <text:p>The generated individual scrips are merged together and fed to Linux terminal BASH script</text:p>
          </table:table-cell>
          <table:table-cell table:number-columns-repeated="16380"/>
        </table:table-row>
        <table:table-row table:style-name="ro1">
          <table:table-cell table:number-columns-repeated="3"/>
          <table:table-cell office:value-type="string" calcext:value-type="string">
            <text:p>Details of scripts are present in hidden sheet " Mudslide_Commands "</text:p>
          </table:table-cell>
          <table:table-cell table:number-columns-repeated="16380"/>
        </table:table-row>
        <table:table-row table:style-name="ro1">
          <table:table-cell table:number-columns-repeated="3"/>
          <table:table-cell office:value-type="string" calcext:value-type="string">
            <text:p>Different Macros are used for different activities</text:p>
          </table:table-cell>
          <table:table-cell table:number-columns-repeated="16380"/>
        </table:table-row>
        <table:table-row table:style-name="ro1">
          <table:table-cell table:number-columns-repeated="3"/>
          <table:table-cell office:value-type="string" calcext:value-type="string">
            <text:p>Macros fetch relevant scripts from sections of <text:s/>" Mudslide_Commands "</text:p>
          </table:table-cell>
          <table:table-cell table:number-columns-repeated="16380"/>
        </table:table-row>
        <table:table-row table:style-name="ro1">
          <table:table-cell table:number-columns-repeated="3"/>
          <table:table-cell office:value-type="string" calcext:value-type="string">
            <text:p>Macros will open terminal window and execute scrip commands</text:p>
          </table:table-cell>
          <table:table-cell table:number-columns-repeated="16380"/>
        </table:table-row>
        <table:table-row table:style-name="ro1">
          <table:table-cell table:number-columns-repeated="3"/>
          <table:table-cell office:value-type="string" calcext:value-type="string">
            <text:p>You can modify / manipulate anything once you observe the process and commands mentioned in <text:s/>" Mudslide_Commands "</text:p>
          </table:table-cell>
          <table:table-cell table:number-columns-repeated="16380"/>
        </table:table-row>
        <table:table-row table:style-name="ro1" table:number-rows-repeated="2">
          <table:table-cell table:number-columns-repeated="16384"/>
        </table:table-row>
        <table:table-row table:style-name="ro1">
          <table:table-cell/>
          <table:table-cell table:style-name="ce53" office:value-type="string" calcext:value-type="string">
            <text:p>What does it require</text:p>
          </table:table-cell>
          <table:table-cell table:number-columns-repeated="16382"/>
        </table:table-row>
        <table:table-row table:style-name="ro1">
          <table:table-cell/>
          <table:table-cell office:value-type="string" calcext:value-type="string">
            <text:p><text:s/></text:p>
          </table:table-cell>
          <table:table-cell office:value-type="string" calcext:value-type="string">
            <text:p>Ubuntu 22.04 / Linux Mint 21</text:p>
          </table:table-cell>
          <table:table-cell table:number-columns-repeated="16381"/>
        </table:table-row>
        <table:table-row table:style-name="ro1">
          <table:table-cell table:number-columns-repeated="2"/>
          <table:table-cell office:value-type="string" calcext:value-type="string">
            <text:p>Libreoffice calc [ macros enabled ] Tools → Options → Security → Macro Security → Set to “Medium” or “Low" as per your case</text:p>
          </table:table-cell>
          <table:table-cell table:number-columns-repeated="16381"/>
        </table:table-row>
        <table:table-row table:style-name="ro1" table:number-rows-repeated="4">
          <table:table-cell table:number-columns-repeated="16384"/>
        </table:table-row>
        <table:table-row table:style-name="ro2">
          <table:table-cell/>
          <table:table-cell table:style-name="ce52" office:value-type="string" calcext:value-type="string">
            <text:p>Using Calc_To_Whatsapp</text:p>
          </table:table-cell>
          <table:table-cell table:number-columns-repeated="16382"/>
        </table:table-row>
        <table:table-row table:style-name="ro3">
          <table:table-cell table:number-columns-repeated="2"/>
          <table:table-cell table:style-name="ce54" office:value-type="string" calcext:value-type="string">
            <text:p>Installing Calc to Whatsapp [In Linux]</text:p>
          </table:table-cell>
          <table:table-cell table:number-columns-repeated="16381"/>
        </table:table-row>
        <table:table-row table:style-name="ro1">
          <table:table-cell table:number-columns-repeated="3"/>
          <table:table-cell office:value-type="string" calcext:value-type="string">
            <text:p>In the sheet "Send_Whatsapp_Message" , first you have to set following :-</text:p>
          </table:table-cell>
          <table:table-cell table:number-columns-repeated="16380"/>
        </table:table-row>
        <table:table-row table:style-name="ro1">
          <table:table-cell table:number-columns-repeated="3"/>
          <table:table-cell office:value-type="string" calcext:value-type="string">
            <text:p>Notice Pink Button in cell G1 --&gt; <text:s/>[ Install Calc_to_Whatsapp (In Linux) ]</text:p>
          </table:table-cell>
          <table:table-cell table:number-columns-repeated="16380"/>
        </table:table-row>
        <table:table-row table:style-name="ro1">
          <table:table-cell table:number-columns-repeated="2"/>
          <table:table-cell table:style-name="ce53" office:value-type="string" calcext:value-type="string">
            <text:p>What it does</text:p>
          </table:table-cell>
          <table:table-cell table:number-columns-repeated="16381"/>
        </table:table-row>
        <table:table-row table:style-name="ro1">
          <table:table-cell table:number-columns-repeated="3"/>
          <table:table-cell office:value-type="string" calcext:value-type="string">
            <text:p>On pressing, it will open up a terminal window and, It will install all required mudslide executable</text:p>
          </table:table-cell>
          <table:table-cell table:number-columns-repeated="16380"/>
        </table:table-row>
        <table:table-row table:style-name="ro1">
          <table:table-cell table:number-columns-repeated="3"/>
          <table:table-cell office:value-type="string" calcext:value-type="string">
            <text:p>On Linux it will move “mudslide-linuxstatic-x64" to /usr/bin/ and rename it as “mudslide”</text:p>
          </table:table-cell>
          <table:table-cell table:number-columns-repeated="16380"/>
        </table:table-row>
        <table:table-row table:style-name="ro1">
          <table:table-cell table:number-columns-repeated="3"/>
          <table:table-cell table:style-name="ce11" office:value-type="string" calcext:value-type="string">
            <text:p>Hence, further execution will require only command “mudslide”</text:p>
          </table:table-cell>
          <table:table-cell table:number-columns-repeated="16380"/>
        </table:table-row>
        <table:table-row table:style-name="ro1">
          <table:table-cell table:number-columns-repeated="3"/>
          <table:table-cell office:value-type="string" calcext:value-type="string">
            <text:p>Clean up any mess from earlier installation of mudslide a.k.a Calc_to_Whatsapp</text:p>
          </table:table-cell>
          <table:table-cell table:number-columns-repeated="16380"/>
        </table:table-row>
        <table:table-row table:style-name="ro1">
          <table:table-cell table:number-columns-repeated="3"/>
          <table:table-cell office:value-type="string" calcext:value-type="string">
            <text:p>Removes any existing installation of Calc_To_Whasapp</text:p>
          </table:table-cell>
          <table:table-cell table:number-columns-repeated="16380"/>
        </table:table-row>
        <table:table-row table:style-name="ro1">
          <table:table-cell table:number-columns-repeated="3"/>
          <table:table-cell office:value-type="string" calcext:value-type="string">
            <text:p>and reinstalls latest version of Calc_To_Whatsapp [ Mudslide executable ]</text:p>
          </table:table-cell>
          <table:table-cell table:number-columns-repeated="16380"/>
        </table:table-row>
        <table:table-row table:style-name="ro1">
          <table:table-cell table:number-columns-repeated="3"/>
          <table:table-cell office:value-type="string" calcext:value-type="string">
            <text:p>After successful completion with will open QR code for Linking your Whataspp phone to this utility.</text:p>
          </table:table-cell>
          <table:table-cell table:number-columns-repeated="16380"/>
        </table:table-row>
        <table:table-row table:style-name="ro1">
          <table:table-cell table:number-columns-repeated="3"/>
          <table:table-cell office:value-type="string" calcext:value-type="string">
            <text:p>As you Login in you receive welcome messages from the utility to your Whatsapp Number</text:p>
          </table:table-cell>
          <table:table-cell table:number-columns-repeated="16380"/>
        </table:table-row>
        <table:table-row table:style-name="ro4">
          <table:table-cell table:number-columns-repeated="3"/>
          <table:table-cell table:style-name="ce57" office:value-type="string" calcext:value-type="string">
            <text:p>It is a ONE time Job. Once it is installed successfully , you need not to press this button again !</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3"/>
          <table:table-cell table:number-columns-repeated="16381"/>
        </table:table-row>
        <table:table-row table:style-name="ro1" table:number-rows-repeated="2">
          <table:table-cell table:number-columns-repeated="16384"/>
        </table:table-row>
        <table:table-row table:style-name="ro3">
          <table:table-cell table:number-columns-repeated="2"/>
          <table:table-cell table:style-name="ce54" office:value-type="string" calcext:value-type="string">
            <text:p>Logging in Whatsapp</text:p>
          </table:table-cell>
          <table:table-cell table:number-columns-repeated="16381"/>
        </table:table-row>
        <table:table-row table:style-name="ro1">
          <table:table-cell table:number-columns-repeated="3"/>
          <table:table-cell office:value-type="string" calcext:value-type="string">
            <text:p>Notice Green Button in cell J1 --&gt; <text:s/>[ Login Whatsapp ]</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3" office:value-type="string" calcext:value-type="string">
            <text:p>What it does</text:p>
          </table:table-cell>
          <table:table-cell table:number-columns-repeated="16381"/>
        </table:table-row>
        <table:table-row table:style-name="ro1">
          <table:table-cell table:number-columns-repeated="3"/>
          <table:table-cell office:value-type="string" calcext:value-type="string">
            <text:p>On pressing it will open up terminal window and display Whatsapp Qrcode</text:p>
          </table:table-cell>
          <table:table-cell table:number-columns-repeated="16380"/>
        </table:table-row>
        <table:table-row table:style-name="ro1">
          <table:table-cell table:number-columns-repeated="3"/>
          <table:table-cell office:value-type="string" calcext:value-type="string">
            <text:p>From your Mobile Phone, scan the QR Code using Link Device option</text:p>
          </table:table-cell>
          <table:table-cell table:number-columns-repeated="16380"/>
        </table:table-row>
        <table:table-row table:style-name="ro1">
          <table:table-cell table:number-columns-repeated="3"/>
          <table:table-cell office:value-type="string" calcext:value-type="string">
            <text:p>As you Login in you receive welcome messages from the utility to your Whatsapp Number</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Once logged in , it will remember the user and next time process is not required.</text:p>
          </table:table-cell>
          <table:table-cell table:number-columns-repeated="16380"/>
        </table:table-row>
        <table:table-row table:style-name="ro1">
          <table:table-cell table:number-columns-repeated="3"/>
          <table:table-cell office:value-type="string" calcext:value-type="string">
            <text:p>All the messages will be sent from this logged in Number.</text:p>
          </table:table-cell>
          <table:table-cell table:number-columns-repeated="16380"/>
        </table:table-row>
        <table:table-row table:style-name="ro1" table:number-rows-repeated="2">
          <table:table-cell table:number-columns-repeated="16384"/>
        </table:table-row>
        <table:table-row table:style-name="ro3">
          <table:table-cell table:number-columns-repeated="2"/>
          <table:table-cell table:style-name="ce54" office:value-type="string" calcext:value-type="string">
            <text:p>Setting Up</text:p>
          </table:table-cell>
          <table:table-cell table:number-columns-repeated="16381"/>
        </table:table-row>
        <table:table-row table:style-name="ro1">
          <table:table-cell table:number-columns-repeated="3"/>
          <table:table-cell office:value-type="string" calcext:value-type="string">
            <text:p>In the sleet "Send_Whatsapp_Message" , first you have to set following :-</text:p>
          </table:table-cell>
          <table:table-cell table:number-columns-repeated="16380"/>
        </table:table-row>
        <table:table-row table:style-name="ro1">
          <table:table-cell table:number-columns-repeated="2"/>
          <table:table-cell table:style-name="ce55" office:value-type="string" calcext:value-type="string">
            <text:p>Default Country – </text:p>
          </table:table-cell>
          <table:table-cell office:value-type="string" calcext:value-type="string">
            <text:p>In cell D1 select your default country from dropdown. All whatsapp numbers will be presumed from this country unless specified.</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Contact Name – </text:p>
          </table:table-cell>
          <table:table-cell office:value-type="string" calcext:value-type="string">
            <text:p>Mention Contact names in col. D4 onwards here (optional)</text:p>
          </table:table-cell>
          <table:table-cell table:number-columns-repeated="16380"/>
        </table:table-row>
        <table:table-row table:style-name="ro1">
          <table:table-cell table:number-columns-repeated="3"/>
          <table:table-cell office:value-type="string" calcext:value-type="string">
            <text:p>If your contact is from different country than default, select contact’s country in column C. Country mentioned here will override default country.</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Mob no 1 / 2 / 3 -</text:p>
          </table:table-cell>
          <table:table-cell table:number-columns-repeated="16381"/>
        </table:table-row>
        <table:table-row table:style-name="ro1">
          <table:table-cell table:number-columns-repeated="3"/>
          <table:table-cell office:value-type="string" calcext:value-type="string">
            <text:p>Each contact may have more than one mobile Numbers. If there are many No.s message will be sent to all all 3 No.s</text:p>
          </table:table-cell>
          <table:table-cell table:number-columns-repeated="16380"/>
        </table:table-row>
        <table:table-row table:style-name="ro1">
          <table:table-cell table:number-columns-repeated="3"/>
          <table:table-cell office:value-type="string" calcext:value-type="string">
            <text:p>Mentioning at least 1 valid 10 digit mobile number in either of No 1,2,3 is mandatory.</text:p>
          </table:table-cell>
          <table:table-cell table:number-columns-repeated="16380"/>
        </table:table-row>
        <table:table-row table:style-name="ro1">
          <table:table-cell table:number-columns-repeated="3"/>
          <table:table-cell office:value-type="string" calcext:value-type="string">
            <text:p>You can enter number with or without country code.</text:p>
          </table:table-cell>
          <table:table-cell table:number-columns-repeated="16380"/>
        </table:table-row>
        <table:table-row table:style-name="ro1">
          <table:table-cell table:number-columns-repeated="3"/>
          <table:table-cell office:value-type="string" calcext:value-type="string">
            <text:p>But system will strip off any country code mentioned here, and replace it with the country you have selected in Col C</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Message Strings 1 to 5 -</text:p>
          </table:table-cell>
          <table:table-cell table:number-columns-repeated="16381"/>
        </table:table-row>
        <table:table-row table:style-name="ro1">
          <table:table-cell table:number-columns-repeated="3"/>
          <table:table-cell office:value-type="string" calcext:value-type="string">
            <text:p>You can build different messages based on different scenarios using excel formulas</text:p>
          </table:table-cell>
          <table:table-cell table:number-columns-repeated="16380"/>
        </table:table-row>
        <table:table-row table:style-name="ro1">
          <table:table-cell table:number-columns-repeated="3"/>
          <table:table-cell office:value-type="string" calcext:value-type="string">
            <text:p>All 5 strings will be sent together in one message</text:p>
          </table:table-cell>
          <table:table-cell table:number-columns-repeated="16380"/>
        </table:table-row>
        <table:table-row table:style-name="ro1">
          <table:table-cell table:number-columns-repeated="3"/>
          <table:table-cell office:value-type="string" calcext:value-type="string">
            <text:p>Mentioning at least 1 valid massage in any of the strings is mandatory.</text:p>
          </table:table-cell>
          <table:table-cell table:number-columns-repeated="16380"/>
        </table:table-row>
        <table:table-row table:style-name="ro1">
          <table:table-cell table:number-columns-repeated="3"/>
          <table:table-cell office:value-type="string" calcext:value-type="string">
            <text:p>You can use Whatsapp default formatting methods in the string e.g. *BOLD* , _italic_ , ~strikethrough~</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File to be attached (optional) -</text:p>
          </table:table-cell>
          <table:table-cell table:number-columns-repeated="16381"/>
        </table:table-row>
        <table:table-row table:style-name="ro1">
          <table:table-cell table:number-columns-repeated="3"/>
          <table:table-cell office:value-type="string" calcext:value-type="string">
            <text:p>If you want to attach any file, you can select it using the button placed in col M.</text:p>
          </table:table-cell>
          <table:table-cell table:number-columns-repeated="16380"/>
        </table:table-row>
        <table:table-row table:style-name="ro1">
          <table:table-cell table:number-columns-repeated="3"/>
          <table:table-cell office:value-type="string" calcext:value-type="string">
            <text:p>Note that if you select a file to be attached, message from Strings 1 – 5 wont be sent. Instead of message, selected caption will be sent with the file</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File caption (Optional) -</text:p>
          </table:table-cell>
          <table:table-cell table:number-columns-repeated="16381"/>
        </table:table-row>
        <table:table-row table:style-name="ro1">
          <table:table-cell table:number-columns-repeated="3"/>
          <table:table-cell office:value-type="string" calcext:value-type="string">
            <text:p>String for mentioning File caption can be set here</text:p>
          </table:table-cell>
          <table:table-cell table:number-columns-repeated="16380"/>
        </table:table-row>
        <table:table-row table:style-name="ro1" table:number-rows-repeated="3">
          <table:table-cell table:number-columns-repeated="16384"/>
        </table:table-row>
        <table:table-row table:style-name="ro5">
          <table:table-cell table:number-columns-repeated="2"/>
          <table:table-cell table:style-name="ce56" office:value-type="string" calcext:value-type="string">
            <text:p>Send messages to ALL using Whatsapp</text:p>
          </table:table-cell>
          <table:table-cell table:number-columns-repeated="16381"/>
        </table:table-row>
        <table:table-row table:style-name="ro1">
          <table:table-cell table:number-columns-repeated="3"/>
          <table:table-cell office:value-type="string" calcext:value-type="string">
            <text:p>Notice Sky Blue Button in cell D1 --&gt; <text:s/>[ Send_Whatsapp_Messages_To_ALL ]</text:p>
          </table:table-cell>
          <table:table-cell table:number-columns-repeated="16380"/>
        </table:table-row>
        <table:table-row table:style-name="ro1">
          <table:table-cell table:number-columns-repeated="3"/>
          <table:table-cell office:value-type="string" calcext:value-type="string">
            <text:p>It expects you have set up Contacts with relevant messages as explained above </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What it does</text:p>
          </table:table-cell>
          <table:table-cell table:number-columns-repeated="16381"/>
        </table:table-row>
        <table:table-row table:style-name="ro1">
          <table:table-cell table:number-columns-repeated="3"/>
          <table:table-cell office:value-type="string" calcext:value-type="string">
            <text:p>On pressing it will open up terminal window and send actual whatsapp messages as designed and desired by you</text:p>
          </table:table-cell>
          <table:table-cell table:number-columns-repeated="16380"/>
        </table:table-row>
        <table:table-row table:style-name="ro1" table:number-rows-repeated="3">
          <table:table-cell table:number-columns-repeated="16384"/>
        </table:table-row>
        <table:table-row table:style-name="ro3">
          <table:table-cell table:number-columns-repeated="2"/>
          <table:table-cell table:style-name="ce54" office:value-type="string" calcext:value-type="string">
            <text:p>Know your Whatsapp Group IDs</text:p>
          </table:table-cell>
          <table:table-cell table:number-columns-repeated="16381"/>
        </table:table-row>
        <table:table-row table:style-name="ro1">
          <table:table-cell table:number-columns-repeated="3"/>
          <table:table-cell office:value-type="string" calcext:value-type="string">
            <text:p>Notice Sky Blue Button in cell K1 --&gt; <text:s/>[ Get Group-IDs ]</text:p>
          </table:table-cell>
          <table:table-cell table:number-columns-repeated="16380"/>
        </table:table-row>
        <table:table-row table:style-name="ro1">
          <table:table-cell table:number-columns-repeated="3"/>
          <table:table-cell office:value-type="string" calcext:value-type="string">
            <text:p>For using it, you must have logged in </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What it does</text:p>
          </table:table-cell>
          <table:table-cell table:number-columns-repeated="16381"/>
        </table:table-row>
        <table:table-row table:style-name="ro1">
          <table:table-cell table:number-columns-repeated="3"/>
          <table:table-cell office:value-type="string" calcext:value-type="string">
            <text:p>On pressing it will open up a text file in which ALL of your Whatsapp Group details are mentioned.</text:p>
          </table:table-cell>
          <table:table-cell table:number-columns-repeated="16380"/>
        </table:table-row>
        <table:table-row table:style-name="ro1">
          <table:table-cell table:number-columns-repeated="3"/>
          <table:table-cell office:value-type="string" calcext:value-type="string">
            <text:p>You can Note down the relevant group IDs like --- 123456789-987654321@g.us</text:p>
          </table:table-cell>
          <table:table-cell table:number-columns-repeated="16380"/>
        </table:table-row>
        <table:table-row table:style-name="ro1">
          <table:table-cell table:number-columns-repeated="16384"/>
        </table:table-row>
        <table:table-row table:style-name="ro1">
          <table:table-cell table:number-columns-repeated="3"/>
          <table:table-cell office:value-type="string" calcext:value-type="string">
            <text:p>If you set those ID as Contact No., Your messages will be sent to the desired group</text:p>
          </table:table-cell>
          <table:table-cell table:number-columns-repeated="16380"/>
        </table:table-row>
        <table:table-row table:style-name="ro1" table:number-rows-repeated="3">
          <table:table-cell table:number-columns-repeated="16384"/>
        </table:table-row>
        <table:table-row table:style-name="ro3">
          <table:table-cell table:number-columns-repeated="2"/>
          <table:table-cell table:style-name="ce54" office:value-type="string" calcext:value-type="string">
            <text:p>Logging Out your Number from the Utility</text:p>
          </table:table-cell>
          <table:table-cell table:number-columns-repeated="16381"/>
        </table:table-row>
        <table:table-row table:style-name="ro1">
          <table:table-cell table:number-columns-repeated="3"/>
          <table:table-cell office:value-type="string" calcext:value-type="string">
            <text:p>Notice Red Button in cell L1 --&gt; <text:s/>[ Logout Whatsapp ]</text:p>
          </table:table-cell>
          <table:table-cell table:number-columns-repeated="16380"/>
        </table:table-row>
        <table:table-row table:style-name="ro1">
          <table:table-cell table:number-columns-repeated="16384"/>
        </table:table-row>
        <table:table-row table:style-name="ro1">
          <table:table-cell table:number-columns-repeated="2"/>
          <table:table-cell table:style-name="ce55" office:value-type="string" calcext:value-type="string">
            <text:p>What it does</text:p>
          </table:table-cell>
          <table:table-cell table:number-columns-repeated="16381"/>
        </table:table-row>
        <table:table-row table:style-name="ro1">
          <table:table-cell table:number-columns-repeated="3"/>
          <table:table-cell office:value-type="string" calcext:value-type="string">
            <text:p>On pressing it will log out your whatsapp from the Utility</text:p>
          </table:table-cell>
          <table:table-cell table:number-columns-repeated="16380"/>
        </table:table-row>
        <table:table-row table:style-name="ro1">
          <table:table-cell table:number-columns-repeated="3"/>
          <table:table-cell office:value-type="string" calcext:value-type="string">
            <text:p>You can login again by pressing button - [ Login Whatsapp ]</text:p>
          </table:table-cell>
          <table:table-cell table:number-columns-repeated="16380"/>
        </table:table-row>
        <table:table-row table:style-name="ro1" table:number-rows-repeated="2">
          <table:table-cell table:number-columns-repeated="16384"/>
        </table:table-row>
        <table:table-row table:style-name="ro1" table:visibility="collapse" table:number-rows-repeated="1048451">
          <table:table-cell table:number-columns-repeated="16384"/>
        </table:table-row>
        <table:table-row table:style-name="ro1" table:visibility="collapse">
          <table:table-cell table:number-columns-repeated="16384"/>
        </table:table-row>
      </table:table>
      <table:table table:name="Send_Whatsapp_Message" table:style-name="ta2" table:protected="true" table:print="fals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end_Whatsapp_Messages_To_ALL" form:control-implementation="ooo:com.sun.star.form.component.CommandButton" xml:id="control1" form:id="control1" form:label="Send_Whatsapp_Messages_To_ALL" form:printable="false" form:tab-index="1"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_To_Whatsapp_Bash.Send_Calc_to_Whatsapp_Mudslide?language=Basic&amp;location=document" xlink:type="simple"/>
              </office:event-listeners>
            </form:button>
            <form:file form:name="File_Selection_12_" form:control-implementation="ooo:com.sun.star.form.component.FileControl" xml:id="control2" form:id="control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 form:control-implementation="ooo:com.sun.star.form.component.FileControl" xml:id="control3" form:id="control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 form:control-implementation="ooo:com.sun.star.form.component.FileControl" xml:id="control4" form:id="control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 form:control-implementation="ooo:com.sun.star.form.component.FileControl" xml:id="control5" form:id="control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 form:control-implementation="ooo:com.sun.star.form.component.FileControl" xml:id="control6" form:id="control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 form:control-implementation="ooo:com.sun.star.form.component.FileControl" xml:id="control7" form:id="control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 form:control-implementation="ooo:com.sun.star.form.component.FileControl" xml:id="control8" form:id="control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 form:control-implementation="ooo:com.sun.star.form.component.FileControl" xml:id="control9" form:id="control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 form:control-implementation="ooo:com.sun.star.form.component.FileControl" xml:id="control10" form:id="control1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 form:control-implementation="ooo:com.sun.star.form.component.FileControl" xml:id="control11" form:id="control1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 form:control-implementation="ooo:com.sun.star.form.component.FileControl" xml:id="control12" form:id="control1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 form:control-implementation="ooo:com.sun.star.form.component.FileControl" xml:id="control13" form:id="control1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 form:control-implementation="ooo:com.sun.star.form.component.FileControl" xml:id="control14" form:id="control1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 form:control-implementation="ooo:com.sun.star.form.component.FileControl" xml:id="control15" form:id="control1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 form:control-implementation="ooo:com.sun.star.form.component.FileControl" xml:id="control16" form:id="control1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 form:control-implementation="ooo:com.sun.star.form.component.FileControl" xml:id="control17" form:id="control1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 form:control-implementation="ooo:com.sun.star.form.component.FileControl" xml:id="control18" form:id="control1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 form:control-implementation="ooo:com.sun.star.form.component.FileControl" xml:id="control19" form:id="control1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 form:control-implementation="ooo:com.sun.star.form.component.FileControl" xml:id="control20" form:id="control2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 form:control-implementation="ooo:com.sun.star.form.component.FileControl" xml:id="control21" form:id="control2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 form:control-implementation="ooo:com.sun.star.form.component.FileControl" xml:id="control22" form:id="control2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 form:control-implementation="ooo:com.sun.star.form.component.FileControl" xml:id="control23" form:id="control2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2" form:control-implementation="ooo:com.sun.star.form.component.FileControl" xml:id="control24" form:id="control2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3" form:control-implementation="ooo:com.sun.star.form.component.FileControl" xml:id="control25" form:id="control2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4" form:control-implementation="ooo:com.sun.star.form.component.FileControl" xml:id="control26" form:id="control2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5" form:control-implementation="ooo:com.sun.star.form.component.FileControl" xml:id="control27" form:id="control2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6" form:control-implementation="ooo:com.sun.star.form.component.FileControl" xml:id="control28" form:id="control2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7" form:control-implementation="ooo:com.sun.star.form.component.FileControl" xml:id="control29" form:id="control2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8" form:control-implementation="ooo:com.sun.star.form.component.FileControl" xml:id="control30" form:id="control3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9" form:control-implementation="ooo:com.sun.star.form.component.FileControl" xml:id="control31" form:id="control3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0" form:control-implementation="ooo:com.sun.star.form.component.FileControl" xml:id="control32" form:id="control3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1" form:control-implementation="ooo:com.sun.star.form.component.FileControl" xml:id="control33" form:id="control3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2" form:control-implementation="ooo:com.sun.star.form.component.FileControl" xml:id="control34" form:id="control3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3" form:control-implementation="ooo:com.sun.star.form.component.FileControl" xml:id="control35" form:id="control3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4" form:control-implementation="ooo:com.sun.star.form.component.FileControl" xml:id="control36" form:id="control3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5" form:control-implementation="ooo:com.sun.star.form.component.FileControl" xml:id="control37" form:id="control3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6" form:control-implementation="ooo:com.sun.star.form.component.FileControl" xml:id="control38" form:id="control3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7" form:control-implementation="ooo:com.sun.star.form.component.FileControl" xml:id="control39" form:id="control3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8" form:control-implementation="ooo:com.sun.star.form.component.FileControl" xml:id="control40" form:id="control4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39" form:control-implementation="ooo:com.sun.star.form.component.FileControl" xml:id="control41" form:id="control4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0" form:control-implementation="ooo:com.sun.star.form.component.FileControl" xml:id="control42" form:id="control4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1" form:control-implementation="ooo:com.sun.star.form.component.FileControl" xml:id="control43" form:id="control4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2" form:control-implementation="ooo:com.sun.star.form.component.FileControl" xml:id="control44" form:id="control4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3" form:control-implementation="ooo:com.sun.star.form.component.FileControl" xml:id="control45" form:id="control4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4" form:control-implementation="ooo:com.sun.star.form.component.FileControl" xml:id="control46" form:id="control4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5" form:control-implementation="ooo:com.sun.star.form.component.FileControl" xml:id="control47" form:id="control4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6" form:control-implementation="ooo:com.sun.star.form.component.FileControl" xml:id="control48" form:id="control4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7" form:control-implementation="ooo:com.sun.star.form.component.FileControl" xml:id="control49" form:id="control4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8" form:control-implementation="ooo:com.sun.star.form.component.FileControl" xml:id="control50" form:id="control5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49" form:control-implementation="ooo:com.sun.star.form.component.FileControl" xml:id="control51" form:id="control5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0" form:control-implementation="ooo:com.sun.star.form.component.FileControl" xml:id="control52" form:id="control5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1" form:control-implementation="ooo:com.sun.star.form.component.FileControl" xml:id="control53" form:id="control5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2" form:control-implementation="ooo:com.sun.star.form.component.FileControl" xml:id="control54" form:id="control5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3" form:control-implementation="ooo:com.sun.star.form.component.FileControl" xml:id="control55" form:id="control5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4" form:control-implementation="ooo:com.sun.star.form.component.FileControl" xml:id="control56" form:id="control5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5" form:control-implementation="ooo:com.sun.star.form.component.FileControl" xml:id="control57" form:id="control5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6" form:control-implementation="ooo:com.sun.star.form.component.FileControl" xml:id="control58" form:id="control5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7" form:control-implementation="ooo:com.sun.star.form.component.FileControl" xml:id="control59" form:id="control5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8" form:control-implementation="ooo:com.sun.star.form.component.FileControl" xml:id="control60" form:id="control6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59" form:control-implementation="ooo:com.sun.star.form.component.FileControl" xml:id="control61" form:id="control6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0" form:control-implementation="ooo:com.sun.star.form.component.FileControl" xml:id="control62" form:id="control6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1" form:control-implementation="ooo:com.sun.star.form.component.FileControl" xml:id="control63" form:id="control6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2" form:control-implementation="ooo:com.sun.star.form.component.FileControl" xml:id="control64" form:id="control6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3" form:control-implementation="ooo:com.sun.star.form.component.FileControl" xml:id="control65" form:id="control6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4" form:control-implementation="ooo:com.sun.star.form.component.FileControl" xml:id="control66" form:id="control6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5" form:control-implementation="ooo:com.sun.star.form.component.FileControl" xml:id="control67" form:id="control6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6" form:control-implementation="ooo:com.sun.star.form.component.FileControl" xml:id="control68" form:id="control6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7" form:control-implementation="ooo:com.sun.star.form.component.FileControl" xml:id="control69" form:id="control6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8" form:control-implementation="ooo:com.sun.star.form.component.FileControl" xml:id="control70" form:id="control7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69" form:control-implementation="ooo:com.sun.star.form.component.FileControl" xml:id="control71" form:id="control7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0" form:control-implementation="ooo:com.sun.star.form.component.FileControl" xml:id="control72" form:id="control7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1" form:control-implementation="ooo:com.sun.star.form.component.FileControl" xml:id="control73" form:id="control7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2" form:control-implementation="ooo:com.sun.star.form.component.FileControl" xml:id="control74" form:id="control7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3" form:control-implementation="ooo:com.sun.star.form.component.FileControl" xml:id="control75" form:id="control7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4" form:control-implementation="ooo:com.sun.star.form.component.FileControl" xml:id="control76" form:id="control7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5" form:control-implementation="ooo:com.sun.star.form.component.FileControl" xml:id="control77" form:id="control7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6" form:control-implementation="ooo:com.sun.star.form.component.FileControl" xml:id="control78" form:id="control7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7" form:control-implementation="ooo:com.sun.star.form.component.FileControl" xml:id="control79" form:id="control7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8" form:control-implementation="ooo:com.sun.star.form.component.FileControl" xml:id="control80" form:id="control8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79" form:control-implementation="ooo:com.sun.star.form.component.FileControl" xml:id="control81" form:id="control8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0" form:control-implementation="ooo:com.sun.star.form.component.FileControl" xml:id="control82" form:id="control8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1" form:control-implementation="ooo:com.sun.star.form.component.FileControl" xml:id="control83" form:id="control8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2" form:control-implementation="ooo:com.sun.star.form.component.FileControl" xml:id="control84" form:id="control8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3" form:control-implementation="ooo:com.sun.star.form.component.FileControl" xml:id="control85" form:id="control8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4" form:control-implementation="ooo:com.sun.star.form.component.FileControl" xml:id="control86" form:id="control8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5" form:control-implementation="ooo:com.sun.star.form.component.FileControl" xml:id="control87" form:id="control8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6" form:control-implementation="ooo:com.sun.star.form.component.FileControl" xml:id="control88" form:id="control8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7" form:control-implementation="ooo:com.sun.star.form.component.FileControl" xml:id="control89" form:id="control8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8" form:control-implementation="ooo:com.sun.star.form.component.FileControl" xml:id="control90" form:id="control9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89" form:control-implementation="ooo:com.sun.star.form.component.FileControl" xml:id="control91" form:id="control9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0" form:control-implementation="ooo:com.sun.star.form.component.FileControl" xml:id="control92" form:id="control9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1" form:control-implementation="ooo:com.sun.star.form.component.FileControl" xml:id="control93" form:id="control9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2" form:control-implementation="ooo:com.sun.star.form.component.FileControl" xml:id="control94" form:id="control9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3" form:control-implementation="ooo:com.sun.star.form.component.FileControl" xml:id="control95" form:id="control9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4" form:control-implementation="ooo:com.sun.star.form.component.FileControl" xml:id="control96" form:id="control9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5" form:control-implementation="ooo:com.sun.star.form.component.FileControl" xml:id="control97" form:id="control9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6" form:control-implementation="ooo:com.sun.star.form.component.FileControl" xml:id="control98" form:id="control9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7" form:control-implementation="ooo:com.sun.star.form.component.FileControl" xml:id="control99" form:id="control9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8" form:control-implementation="ooo:com.sun.star.form.component.FileControl" xml:id="control100" form:id="control10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99" form:control-implementation="ooo:com.sun.star.form.component.FileControl" xml:id="control101" form:id="control10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0" form:control-implementation="ooo:com.sun.star.form.component.FileControl" xml:id="control102" form:id="control10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1" form:control-implementation="ooo:com.sun.star.form.component.FileControl" xml:id="control103" form:id="control10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2" form:control-implementation="ooo:com.sun.star.form.component.FileControl" xml:id="control104" form:id="control10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3" form:control-implementation="ooo:com.sun.star.form.component.FileControl" xml:id="control105" form:id="control10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4" form:control-implementation="ooo:com.sun.star.form.component.FileControl" xml:id="control106" form:id="control10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5" form:control-implementation="ooo:com.sun.star.form.component.FileControl" xml:id="control107" form:id="control10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6" form:control-implementation="ooo:com.sun.star.form.component.FileControl" xml:id="control108" form:id="control10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7" form:control-implementation="ooo:com.sun.star.form.component.FileControl" xml:id="control109" form:id="control10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8" form:control-implementation="ooo:com.sun.star.form.component.FileControl" xml:id="control110" form:id="control11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09" form:control-implementation="ooo:com.sun.star.form.component.FileControl" xml:id="control111" form:id="control11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0" form:control-implementation="ooo:com.sun.star.form.component.FileControl" xml:id="control112" form:id="control11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1" form:control-implementation="ooo:com.sun.star.form.component.FileControl" xml:id="control113" form:id="control11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2" form:control-implementation="ooo:com.sun.star.form.component.FileControl" xml:id="control114" form:id="control11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3" form:control-implementation="ooo:com.sun.star.form.component.FileControl" xml:id="control115" form:id="control11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4" form:control-implementation="ooo:com.sun.star.form.component.FileControl" xml:id="control116" form:id="control11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5" form:control-implementation="ooo:com.sun.star.form.component.FileControl" xml:id="control117" form:id="control11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6" form:control-implementation="ooo:com.sun.star.form.component.FileControl" xml:id="control118" form:id="control11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7" form:control-implementation="ooo:com.sun.star.form.component.FileControl" xml:id="control119" form:id="control11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8" form:control-implementation="ooo:com.sun.star.form.component.FileControl" xml:id="control120" form:id="control12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19" form:control-implementation="ooo:com.sun.star.form.component.FileControl" xml:id="control121" form:id="control12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0" form:control-implementation="ooo:com.sun.star.form.component.FileControl" xml:id="control122" form:id="control12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1" form:control-implementation="ooo:com.sun.star.form.component.FileControl" xml:id="control123" form:id="control12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2" form:control-implementation="ooo:com.sun.star.form.component.FileControl" xml:id="control124" form:id="control12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3" form:control-implementation="ooo:com.sun.star.form.component.FileControl" xml:id="control125" form:id="control12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4" form:control-implementation="ooo:com.sun.star.form.component.FileControl" xml:id="control126" form:id="control12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5" form:control-implementation="ooo:com.sun.star.form.component.FileControl" xml:id="control127" form:id="control12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6" form:control-implementation="ooo:com.sun.star.form.component.FileControl" xml:id="control128" form:id="control12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7" form:control-implementation="ooo:com.sun.star.form.component.FileControl" xml:id="control129" form:id="control12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8" form:control-implementation="ooo:com.sun.star.form.component.FileControl" xml:id="control130" form:id="control13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29" form:control-implementation="ooo:com.sun.star.form.component.FileControl" xml:id="control131" form:id="control13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0" form:control-implementation="ooo:com.sun.star.form.component.FileControl" xml:id="control132" form:id="control13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1" form:control-implementation="ooo:com.sun.star.form.component.FileControl" xml:id="control133" form:id="control13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2" form:control-implementation="ooo:com.sun.star.form.component.FileControl" xml:id="control134" form:id="control13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3" form:control-implementation="ooo:com.sun.star.form.component.FileControl" xml:id="control135" form:id="control13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4" form:control-implementation="ooo:com.sun.star.form.component.FileControl" xml:id="control136" form:id="control13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5" form:control-implementation="ooo:com.sun.star.form.component.FileControl" xml:id="control137" form:id="control13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6" form:control-implementation="ooo:com.sun.star.form.component.FileControl" xml:id="control138" form:id="control13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7" form:control-implementation="ooo:com.sun.star.form.component.FileControl" xml:id="control139" form:id="control13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8" form:control-implementation="ooo:com.sun.star.form.component.FileControl" xml:id="control140" form:id="control14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39" form:control-implementation="ooo:com.sun.star.form.component.FileControl" xml:id="control141" form:id="control14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0" form:control-implementation="ooo:com.sun.star.form.component.FileControl" xml:id="control142" form:id="control14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1" form:control-implementation="ooo:com.sun.star.form.component.FileControl" xml:id="control143" form:id="control14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2" form:control-implementation="ooo:com.sun.star.form.component.FileControl" xml:id="control144" form:id="control14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3" form:control-implementation="ooo:com.sun.star.form.component.FileControl" xml:id="control145" form:id="control14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4" form:control-implementation="ooo:com.sun.star.form.component.FileControl" xml:id="control146" form:id="control14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5" form:control-implementation="ooo:com.sun.star.form.component.FileControl" xml:id="control147" form:id="control14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6" form:control-implementation="ooo:com.sun.star.form.component.FileControl" xml:id="control148" form:id="control14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7" form:control-implementation="ooo:com.sun.star.form.component.FileControl" xml:id="control149" form:id="control14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8" form:control-implementation="ooo:com.sun.star.form.component.FileControl" xml:id="control150" form:id="control15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49" form:control-implementation="ooo:com.sun.star.form.component.FileControl" xml:id="control151" form:id="control15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0" form:control-implementation="ooo:com.sun.star.form.component.FileControl" xml:id="control152" form:id="control15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1" form:control-implementation="ooo:com.sun.star.form.component.FileControl" xml:id="control153" form:id="control15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2" form:control-implementation="ooo:com.sun.star.form.component.FileControl" xml:id="control154" form:id="control15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3" form:control-implementation="ooo:com.sun.star.form.component.FileControl" xml:id="control155" form:id="control15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4" form:control-implementation="ooo:com.sun.star.form.component.FileControl" xml:id="control156" form:id="control15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5" form:control-implementation="ooo:com.sun.star.form.component.FileControl" xml:id="control157" form:id="control15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6" form:control-implementation="ooo:com.sun.star.form.component.FileControl" xml:id="control158" form:id="control15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7" form:control-implementation="ooo:com.sun.star.form.component.FileControl" xml:id="control159" form:id="control15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8" form:control-implementation="ooo:com.sun.star.form.component.FileControl" xml:id="control160" form:id="control16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59" form:control-implementation="ooo:com.sun.star.form.component.FileControl" xml:id="control161" form:id="control16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0" form:control-implementation="ooo:com.sun.star.form.component.FileControl" xml:id="control162" form:id="control16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1" form:control-implementation="ooo:com.sun.star.form.component.FileControl" xml:id="control163" form:id="control16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2" form:control-implementation="ooo:com.sun.star.form.component.FileControl" xml:id="control164" form:id="control16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3" form:control-implementation="ooo:com.sun.star.form.component.FileControl" xml:id="control165" form:id="control16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4" form:control-implementation="ooo:com.sun.star.form.component.FileControl" xml:id="control166" form:id="control16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5" form:control-implementation="ooo:com.sun.star.form.component.FileControl" xml:id="control167" form:id="control16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6" form:control-implementation="ooo:com.sun.star.form.component.FileControl" xml:id="control168" form:id="control16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7" form:control-implementation="ooo:com.sun.star.form.component.FileControl" xml:id="control169" form:id="control16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8" form:control-implementation="ooo:com.sun.star.form.component.FileControl" xml:id="control170" form:id="control17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69" form:control-implementation="ooo:com.sun.star.form.component.FileControl" xml:id="control171" form:id="control17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0" form:control-implementation="ooo:com.sun.star.form.component.FileControl" xml:id="control172" form:id="control17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1" form:control-implementation="ooo:com.sun.star.form.component.FileControl" xml:id="control173" form:id="control17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2" form:control-implementation="ooo:com.sun.star.form.component.FileControl" xml:id="control174" form:id="control17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3" form:control-implementation="ooo:com.sun.star.form.component.FileControl" xml:id="control175" form:id="control17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4" form:control-implementation="ooo:com.sun.star.form.component.FileControl" xml:id="control176" form:id="control17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5" form:control-implementation="ooo:com.sun.star.form.component.FileControl" xml:id="control177" form:id="control17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6" form:control-implementation="ooo:com.sun.star.form.component.FileControl" xml:id="control178" form:id="control17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7" form:control-implementation="ooo:com.sun.star.form.component.FileControl" xml:id="control179" form:id="control17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8" form:control-implementation="ooo:com.sun.star.form.component.FileControl" xml:id="control180" form:id="control18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79" form:control-implementation="ooo:com.sun.star.form.component.FileControl" xml:id="control181" form:id="control18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0" form:control-implementation="ooo:com.sun.star.form.component.FileControl" xml:id="control182" form:id="control18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1" form:control-implementation="ooo:com.sun.star.form.component.FileControl" xml:id="control183" form:id="control18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2" form:control-implementation="ooo:com.sun.star.form.component.FileControl" xml:id="control184" form:id="control18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3" form:control-implementation="ooo:com.sun.star.form.component.FileControl" xml:id="control185" form:id="control18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4" form:control-implementation="ooo:com.sun.star.form.component.FileControl" xml:id="control186" form:id="control18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5" form:control-implementation="ooo:com.sun.star.form.component.FileControl" xml:id="control187" form:id="control18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6" form:control-implementation="ooo:com.sun.star.form.component.FileControl" xml:id="control188" form:id="control18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7" form:control-implementation="ooo:com.sun.star.form.component.FileControl" xml:id="control189" form:id="control18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8" form:control-implementation="ooo:com.sun.star.form.component.FileControl" xml:id="control190" form:id="control19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89" form:control-implementation="ooo:com.sun.star.form.component.FileControl" xml:id="control191" form:id="control19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0" form:control-implementation="ooo:com.sun.star.form.component.FileControl" xml:id="control192" form:id="control19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1" form:control-implementation="ooo:com.sun.star.form.component.FileControl" xml:id="control193" form:id="control19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2" form:control-implementation="ooo:com.sun.star.form.component.FileControl" xml:id="control194" form:id="control19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3" form:control-implementation="ooo:com.sun.star.form.component.FileControl" xml:id="control195" form:id="control19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4" form:control-implementation="ooo:com.sun.star.form.component.FileControl" xml:id="control196" form:id="control19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5" form:control-implementation="ooo:com.sun.star.form.component.FileControl" xml:id="control197" form:id="control19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6" form:control-implementation="ooo:com.sun.star.form.component.FileControl" xml:id="control198" form:id="control19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7" form:control-implementation="ooo:com.sun.star.form.component.FileControl" xml:id="control199" form:id="control19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8" form:control-implementation="ooo:com.sun.star.form.component.FileControl" xml:id="control200" form:id="control20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199" form:control-implementation="ooo:com.sun.star.form.component.FileControl" xml:id="control201" form:id="control20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0" form:control-implementation="ooo:com.sun.star.form.component.FileControl" xml:id="control202" form:id="control20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1" form:control-implementation="ooo:com.sun.star.form.component.FileControl" xml:id="control203" form:id="control20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2" form:control-implementation="ooo:com.sun.star.form.component.FileControl" xml:id="control204" form:id="control20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3" form:control-implementation="ooo:com.sun.star.form.component.FileControl" xml:id="control205" form:id="control20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4" form:control-implementation="ooo:com.sun.star.form.component.FileControl" xml:id="control206" form:id="control206" form:printable="false">
              <office:event-listeners>
                <script:event-listener script:language="ooo:script" script:event-name="form:textchange" xlink:href="vnd.sun.star.script:Standard.File_Path.on_FileSelection_TextModified?language=Basic&amp;location=document" xlink:type="simple"/>
              </office:event-listeners>
            </form:file>
            <form:button form:name="Login Whatsapp" form:control-implementation="ooo:com.sun.star.form.component.CommandButton" xml:id="control207" form:id="control207" form:label="Login Whatsapp" form:printable="false" form:tab-index="1"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_To_Whatsapp_Bash.Login_USE_Mudslide?language=Basic&amp;location=document" xlink:type="simple"/>
              </office:event-listeners>
            </form:button>
            <form:button form:name="Send_Whatsapp_Messages_To_ALL" form:control-implementation="ooo:com.sun.star.form.component.CommandButton" xml:id="control208" form:id="control208" form:label="Send_Whatsapp_Messages_To_ALL" form:printable="false" form:tab-index="1"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_To_Whatsapp_Bash.Send_Calc_to_Whatsapp_Mudslide?language=Basic&amp;location=document" xlink:type="simple"/>
              </office:event-listeners>
            </form:button>
            <form:button form:name="Login Whatsapp" form:control-implementation="ooo:com.sun.star.form.component.CommandButton" xml:id="control209" form:id="control209" form:label="Login Whatsapp" form:printable="false" form:tab-index="1"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_To_Whatsapp_Bash.Login_USE_Mudslide?language=Basic&amp;location=document" xlink:type="simple"/>
              </office:event-listeners>
            </form:button>
            <form:button form:name="Logout Whatsapp" form:control-implementation="ooo:com.sun.star.form.component.CommandButton" xml:id="control210" form:id="control210" form:label="Logout Whatsapp" form:printable="false" form:tab-index="1"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_To_Whatsapp_Bash.Logout_USE_Mudslide?language=Basic&amp;location=document" xlink:type="simple"/>
              </office:event-listeners>
            </form:button>
            <form:button form:name="Get Group-IDs" form:control-implementation="ooo:com.sun.star.form.component.CommandButton" xml:id="control211" form:id="control211" form:label="Get Group-IDs" form:printable="false" form:tab-index="1"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_To_Whatsapp_Bash.Group_USE_Mudslide?language=Basic&amp;location=document" xlink:type="simple"/>
              </office:event-listeners>
            </form:button>
            <form:button form:name="Install Calc_to_Whatsapp (In Linux)" form:control-implementation="ooo:com.sun.star.form.component.CommandButton" xml:id="control212" form:id="control212" form:label="Install Calc_to_Whatsapp (In Linux)" form:printable="false" form:tab-index="1"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Standard.Calc_To_Whatsapp_Bash.Install_NodeJS_Mudslide?language=Basic&amp;location=document" xlink:type="simple"/>
              </office:event-listeners>
            </form:button>
            <form:file form:name="File Selection 205" form:control-implementation="ooo:com.sun.star.form.component.FileControl" xml:id="control213" form:id="control21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6" form:control-implementation="ooo:com.sun.star.form.component.FileControl" xml:id="control214" form:id="control21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7" form:control-implementation="ooo:com.sun.star.form.component.FileControl" xml:id="control215" form:id="control21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8" form:control-implementation="ooo:com.sun.star.form.component.FileControl" xml:id="control216" form:id="control21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09" form:control-implementation="ooo:com.sun.star.form.component.FileControl" xml:id="control217" form:id="control21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0" form:control-implementation="ooo:com.sun.star.form.component.FileControl" xml:id="control218" form:id="control218"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1" form:control-implementation="ooo:com.sun.star.form.component.FileControl" xml:id="control219" form:id="control219"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2" form:control-implementation="ooo:com.sun.star.form.component.FileControl" xml:id="control220" form:id="control220"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3" form:control-implementation="ooo:com.sun.star.form.component.FileControl" xml:id="control221" form:id="control221"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4" form:control-implementation="ooo:com.sun.star.form.component.FileControl" xml:id="control222" form:id="control222"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5" form:control-implementation="ooo:com.sun.star.form.component.FileControl" xml:id="control223" form:id="control223"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6" form:control-implementation="ooo:com.sun.star.form.component.FileControl" xml:id="control224" form:id="control224"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7" form:control-implementation="ooo:com.sun.star.form.component.FileControl" xml:id="control225" form:id="control225"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8" form:control-implementation="ooo:com.sun.star.form.component.FileControl" xml:id="control226" form:id="control226"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19" form:control-implementation="ooo:com.sun.star.form.component.FileControl" xml:id="control227" form:id="control227" form:printable="false">
              <office:event-listeners>
                <script:event-listener script:language="ooo:script" script:event-name="form:textchange" xlink:href="vnd.sun.star.script:Standard.File_Path.on_FileSelection_TextModified?language=Basic&amp;location=document" xlink:type="simple"/>
              </office:event-listeners>
            </form:file>
            <form:file form:name="File Selection 222" form:control-implementation="ooo:com.sun.star.form.component.FileControl" xml:id="control228" form:id="control228" form:printable="false">
              <office:event-listeners>
                <script:event-listener script:language="ooo:script" script:event-name="form:textchange" xlink:href="vnd.sun.star.script:Standard.File_Path.on_FileSelection_TextModified?language=Basic&amp;location=document" xlink:type="simple"/>
              </office:event-listeners>
            </form:file>
          </form:form>
        </office:forms>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3" table:default-cell-style-name="Default"/>
        <table:table-column table:style-name="co8" table:number-columns-repeated="5" table:default-cell-style-name="Default"/>
        <table:table-column table:style-name="co9" table:default-cell-style-name="Default"/>
        <table:table-column table:style-name="co10" table:number-columns-repeated="5" table:default-cell-style-name="ce104"/>
        <table:table-column table:style-name="co11" table:default-cell-style-name="ce104"/>
        <table:table-column table:style-name="co10" table:number-columns-repeated="7" table:default-cell-style-name="ce104"/>
        <table:table-column table:style-name="co12" table:visibility="collapse" table:number-columns-repeated="4" table:default-cell-style-name="ce104"/>
        <table:table-column table:style-name="co13" table:visibility="collapse" table:default-cell-style-name="ce104"/>
        <table:table-column table:style-name="co12" table:visibility="collapse" table:number-columns-repeated="4" table:default-cell-style-name="ce104"/>
        <table:table-column table:style-name="co14" table:visibility="collapse" table:default-cell-style-name="ce104"/>
        <table:table-column table:style-name="co12" table:visibility="collapse" table:number-columns-repeated="4" table:default-cell-style-name="ce104"/>
        <table:table-column table:style-name="co15" table:visibility="collapse" table:default-cell-style-name="ce104"/>
        <table:table-column table:style-name="co16" table:visibility="collapse" table:default-cell-style-name="ce104"/>
        <table:table-column table:style-name="co17" table:visibility="collapse" table:default-cell-style-name="ce104"/>
        <table:table-column table:style-name="co18" table:visibility="collapse" table:default-cell-style-name="ce104"/>
        <table:table-column table:style-name="co1" table:visibility="collapse" table:number-columns-repeated="16340" table:default-cell-style-name="ce104"/>
        <table:table-row table:style-name="ro6">
          <table:table-cell table:style-name="ce3" office:value-type="string" calcext:value-type="string" table:number-columns-spanned="3" table:number-rows-spanned="1">
            <text:p>Set Country</text:p>
            <text:p>Default →</text:p>
          </table:table-cell>
          <table:covered-table-cell table:number-columns-repeated="2" table:style-name="ce63"/>
          <table:table-cell table:style-name="ce86" table:content-validation-name="val2" office:value-type="string" calcext:value-type="string">
            <text:p>India </text:p>
          </table:table-cell>
          <table:table-cell table:style-name="ce89" table:formula="of:=IFERROR(TRIM(SUBSTITUTE(SUBSTITUTE(VLOOKUP([.D1];[$International_Dialing_Codes.$A$1:.$C$1000];3;0);&quot;-&quot;;&quot;&quot;);&quot;+&quot;;&quot;&quot;));&quot;&quot;)" office:value-type="string" office:string-value="91" calcext:value-type="string">
            <text:p>91</text:p>
          </table:table-cell>
          <table:table-cell table:style-name="ce22" office:value-type="string" calcext:value-type="string">
            <text:p>1st Action </text:p>
            <text:p>( Onetime ) →</text:p>
          </table:table-cell>
          <table:table-cell>
            <draw:control draw:z-index="227" draw:name="Control 1" draw:style-name="gr1" draw:text-style-name="P1" svg:width="5.192cm" svg:height="1.595cm" svg:x="0.158cm" svg:y="0.1cm" draw:control="control212"/>
          </table:table-cell>
          <table:table-cell table:style-name="ce30"/>
          <table:table-cell table:style-name="ce26" office:value-type="string" calcext:value-type="string">
            <text:p>Other Actions →</text:p>
          </table:table-cell>
          <table:table-cell table:style-name="ce30">
            <draw:control draw:z-index="224" draw:name="Control 2" draw:style-name="gr2" draw:text-style-name="P2" svg:width="3.078cm" svg:height="0.772cm" svg:x="0.101cm" svg:y="0.2cm" draw:control="control209"/>
          </table:table-cell>
          <table:table-cell table:style-name="ce30">
            <draw:control draw:z-index="226" draw:name="Control 6" draw:style-name="gr3" draw:text-style-name="P3" svg:width="3.254cm" svg:height="0.772cm" svg:x="0.081cm" svg:y="0.2cm" draw:control="control211"/>
          </table:table-cell>
          <table:table-cell table:style-name="ce30">
            <draw:control draw:z-index="225" draw:name="Control 4" draw:style-name="gr4" draw:text-style-name="P4" svg:width="3.254cm" svg:height="0.772cm" svg:x="0.083cm" svg:y="0.2cm" draw:control="control210"/>
          </table:table-cell>
          <table:table-cell table:style-name="ce27" table:number-columns-spanned="6" table:number-rows-spanned="1"/>
          <table:covered-table-cell table:number-columns-repeated="5" table:style-name="ce34"/>
          <table:table-cell/>
          <table:table-cell table:style-name="ce108" table:number-columns-spanned="7" table:number-rows-spanned="1"/>
          <table:covered-table-cell table:number-columns-repeated="6" table:style-name="ce60"/>
          <table:table-cell table:style-name="ce39"/>
          <table:table-cell table:style-name="ce50"/>
          <table:table-cell table:style-name="ce39"/>
          <table:table-cell table:number-columns-repeated="16355"/>
        </table:table-row>
        <table:table-row table:style-name="ro6">
          <table:table-cell>
            <draw:control draw:z-index="222" draw:name="Control 3" draw:style-name="gr2" draw:text-style-name="P2" svg:width="3.078cm" svg:height="0.772cm" svg:x="0.301cm" svg:y="0.092cm" draw:control="control207"/>
          </table:table-cell>
          <table:table-cell table:number-columns-repeated="2"/>
          <table:table-cell>
            <draw:control draw:z-index="221" draw:name="Control 436" draw:style-name="gr5" draw:text-style-name="P4" svg:width="5.829cm" svg:height="0.772cm" svg:x="1.271cm" svg:y="0.084cm" draw:control="control1"/>
          </table:table-cell>
          <table:table-cell table:number-columns-repeated="8"/>
          <table:table-cell table:style-name="ce28" table:number-columns-spanned="6" table:number-rows-spanned="1">
            <draw:control draw:z-index="223" draw:name="Control 5" draw:style-name="gr5" draw:text-style-name="P4" svg:width="5.829cm" svg:height="0.772cm" svg:x="4.704cm" svg:y="0.092cm" draw:control="control208"/>
          </table:table-cell>
          <table:covered-table-cell table:number-columns-repeated="5" table:style-name="ce34"/>
          <table:table-cell/>
          <table:table-cell table:style-name="ce108" table:number-columns-spanned="7" table:number-rows-spanned="1"/>
          <table:covered-table-cell table:number-columns-repeated="6" table:style-name="ce60"/>
          <table:table-cell table:style-name="ce40" office:value-type="string" calcext:value-type="string" table:number-columns-spanned="4" table:number-rows-spanned="1">
            <text:p>Bash scripts for 1st No get prepared here</text:p>
          </table:table-cell>
          <table:covered-table-cell table:number-columns-repeated="3" table:style-name="ce34"/>
          <table:table-cell/>
          <table:table-cell table:style-name="ce40" office:value-type="string" calcext:value-type="string" table:number-columns-spanned="4" table:number-rows-spanned="1">
            <text:p>Bash scripts for 2nd No get prepared here</text:p>
          </table:table-cell>
          <table:covered-table-cell table:number-columns-repeated="3" table:style-name="ce34"/>
          <table:table-cell/>
          <table:table-cell table:style-name="ce40" office:value-type="string" calcext:value-type="string" table:number-columns-spanned="4" table:number-rows-spanned="1">
            <text:p>Bash scripts for 3<text:span text:style-name="T3">rd</text:span> No get prepared here</text:p>
          </table:table-cell>
          <table:covered-table-cell table:number-columns-repeated="3" table:style-name="ce34"/>
          <table:table-cell/>
          <table:table-cell table:style-name="ce46" office:value-type="string" calcext:value-type="string">
            <text:p>Script for each Contact Name</text:p>
          </table:table-cell>
          <table:table-cell/>
          <table:table-cell table:style-name="ce46" office:value-type="string" calcext:value-type="string">
            <text:p>Script for ALL [ Final ]</text:p>
          </table:table-cell>
          <table:table-cell table:number-columns-repeated="16340"/>
        </table:table-row>
        <table:table-row table:style-name="ro7">
          <table:table-cell table:style-name="ce85" office:value-type="string" calcext:value-type="string">
            <text:p>No</text:p>
          </table:table-cell>
          <table:table-cell table:style-name="ce65" office:value-type="string" calcext:value-type="string">
            <text:p>Country Code</text:p>
          </table:table-cell>
          <table:table-cell table:style-name="ce65" office:value-type="string" calcext:value-type="string">
            <text:p><text:span text:style-name="T1">Country</text:span></text:p>
            <text:p>Other than Default</text:p>
          </table:table-cell>
          <table:table-cell table:style-name="ce25" office:value-type="string" calcext:value-type="string">
            <text:p>Contact Name</text:p>
          </table:table-cell>
          <table:table-cell table:style-name="ce25" office:value-type="string" calcext:value-type="string">
            <text:p>Mobile No 1</text:p>
          </table:table-cell>
          <table:table-cell table:style-name="ce25" office:value-type="string" calcext:value-type="string">
            <text:p>Mobile No 2</text:p>
          </table:table-cell>
          <table:table-cell table:style-name="ce25" office:value-type="string" calcext:value-type="string">
            <text:p>Mobile No 3</text:p>
          </table:table-cell>
          <table:table-cell table:style-name="ce82" office:value-type="string" calcext:value-type="string">
            <text:p>Message </text:p>
            <text:p>String 1</text:p>
          </table:table-cell>
          <table:table-cell table:style-name="ce82" office:value-type="string" calcext:value-type="string">
            <text:p>Message </text:p>
            <text:p>String 2</text:p>
          </table:table-cell>
          <table:table-cell table:style-name="ce82" office:value-type="string" calcext:value-type="string">
            <text:p>Message </text:p>
            <text:p>String 3</text:p>
          </table:table-cell>
          <table:table-cell table:style-name="ce82" office:value-type="string" calcext:value-type="string">
            <text:p>Message </text:p>
            <text:p>String 4</text:p>
          </table:table-cell>
          <table:table-cell table:style-name="ce82" office:value-type="string" calcext:value-type="string">
            <text:p>Message </text:p>
            <text:p>String 5</text:p>
          </table:table-cell>
          <table:table-cell table:style-name="ce25" office:value-type="string" calcext:value-type="string" table:number-columns-spanned="6" table:number-rows-spanned="1">
            <text:p>Select File to Attach</text:p>
            <text:p><text:span text:style-name="T2">If Selected Message Strings will be ignored</text:span></text:p>
          </table:table-cell>
          <table:covered-table-cell table:number-columns-repeated="5" table:style-name="ce105"/>
          <table:table-cell table:style-name="ce35" office:value-type="string" calcext:value-type="string">
            <text:p>File Caption (optional)</text:p>
          </table:table-cell>
          <table:table-cell table:style-name="ce108" table:number-columns-spanned="7" table:number-rows-spanned="1"/>
          <table:covered-table-cell table:number-columns-repeated="6" table:style-name="ce60"/>
          <table:table-cell table:style-name="ce110" office:value-type="string" calcext:value-type="string">
            <text:p>Formatted Ph No 1 for Mudslide</text:p>
          </table:table-cell>
          <table:table-cell table:style-name="ce111" office:value-type="string" calcext:value-type="string">
            <text:p>Mudslide script 1– Message Only</text:p>
          </table:table-cell>
          <table:table-cell table:style-name="ce113" office:value-type="string" calcext:value-type="string">
            <text:p>Mudslide script 1- File Attachment</text:p>
          </table:table-cell>
          <table:table-cell table:style-name="ce114" office:value-type="string" calcext:value-type="string">
            <text:p>Mudslide script No1</text:p>
          </table:table-cell>
          <table:table-cell table:style-name="ce110"/>
          <table:table-cell table:style-name="ce110" office:value-type="string" calcext:value-type="string">
            <text:p>Formatted Ph No 2 for Mudslide</text:p>
          </table:table-cell>
          <table:table-cell table:style-name="ce111" office:value-type="string" calcext:value-type="string">
            <text:p>Mudslide script 2– Message Only</text:p>
          </table:table-cell>
          <table:table-cell table:style-name="ce113" office:value-type="string" calcext:value-type="string">
            <text:p>Mudslide script 2- File Attachment</text:p>
          </table:table-cell>
          <table:table-cell table:style-name="ce114" office:value-type="string" calcext:value-type="string">
            <text:p>Mudslide script No2</text:p>
          </table:table-cell>
          <table:table-cell table:style-name="ce110"/>
          <table:table-cell table:style-name="ce110" office:value-type="string" calcext:value-type="string">
            <text:p>Formatted Ph No 3 for Mudslide</text:p>
          </table:table-cell>
          <table:table-cell table:style-name="ce111" office:value-type="string" calcext:value-type="string">
            <text:p>Mudslide script 3– Message Only</text:p>
          </table:table-cell>
          <table:table-cell table:style-name="ce113" office:value-type="string" calcext:value-type="string">
            <text:p>Mudslide script 3- File Attachment</text:p>
          </table:table-cell>
          <table:table-cell table:style-name="ce114" office:value-type="string" calcext:value-type="string">
            <text:p>Mudslide script No3</text:p>
          </table:table-cell>
          <table:table-cell table:style-name="ce110"/>
          <table:table-cell table:style-name="ce115" office:value-type="string" calcext:value-type="string">
            <text:p>Mudslide script – CONCAT</text:p>
          </table:table-cell>
          <table:table-cell table:style-name="ce110"/>
          <table:table-cell table:style-name="ce117" office:value-type="string" calcext:value-type="string">
            <text:p>Mudslide script – FINAL</text:p>
          </table:table-cell>
          <table:table-cell table:style-name="ce2" table:number-columns-repeated="16336"/>
          <table:table-cell table:number-columns-repeated="4"/>
        </table:table-row>
        <table:table-row table:style-name="ro8">
          <table:table-cell table:style-name="ce5" table:formula="of:=IFERROR(IF([.E4]&amp;[.F4]&amp;[.G4]=&quot;&quot;;&quot;&quot;;MAX([.$A$3:.$A3])+1);&quot;&quot;)">
            <text:p/>
          </table:table-cell>
          <table:table-cell table:style-name="ce9" table:formula="of:=IFERROR(TRIM(SUBSTITUTE(SUBSTITUTE(VLOOKUP([.C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quot;&quot;;&quot;&quot;;TRIM(&quot;Dear *&quot;&amp;[.$D4]&amp;&quot;*&quot;))">
            <text:p/>
          </table:table-cell>
          <table:table-cell table:style-name="ce83" table:formula="of:=IF([.$E4]=&quot;&quot;;&quot;&quot;;&quot;How Do You Do ?&quot;)">
            <text:p/>
          </table:table-cell>
          <table:table-cell table:style-name="ce83" table:formula="of:=IF([.$E4]=&quot;&quot;;&quot;&quot;;&quot;_Have a great Day_&quot;)">
            <text:p/>
          </table:table-cell>
          <table:table-cell table:style-name="ce83" table:number-columns-repeated="2"/>
          <table:table-cell table:style-name="ce44" table:number-columns-spanned="6" table:number-rows-spanned="1">
            <draw:control draw:z-index="16" draw:name="BT_File_Selection_12_" draw:style-name="gr6" draw:text-style-name="P5" svg:width="1cm" svg:height="0.5cm" svg:x="0cm" svg:y="0cm" draw:control="control2"/>
          </table:table-cell>
          <table:covered-table-cell table:number-columns-repeated="5" table:style-name="ce48"/>
          <table:table-cell table:style-name="ce107" table:formula="of:=IF([.$M4]=&quot;&quot;;&quot;&quot;;IF([.$A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E4];IF([.$E4]=&quot;&quot;;&quot;&quot;;IFERROR(IF([.$B4]=&quot;&quot;;[.$E$1];[.$B4]);&quot;&quot;)&amp;RIGHT(SUBSTITUTE(SUBSTITUTE(SUBSTITUTE([.$E4];&quot;-&quot;;&quot;&quot;);&quot; &quot;;&quot;&quot;);&quot;+&quot;;&quot;&quot;);10)));&quot;&quot;)">
            <text:p/>
          </table:table-cell>
          <table:table-cell table:style-name="ce99" table:formula="of:=IFERROR(IF([.$E4]=&quot;&quot;;&quot;&quot;;[$Mudslide_Commands.$E$32]&amp;&quot;send &quot;&amp;TRIM(SUBSTITUTE([.$AA4];&quot;+&quot;;&quot;&quot;)&amp;&quot; &quot;&amp;CHAR(34)&amp;[.$H4]&amp;CHAR(10)&amp;[.$I4]&amp;CHAR(10)&amp;[.$J4]&amp;CHAR(10)&amp;[.$K4]&amp;CHAR(10)&amp;[.$L4]&amp;CHAR(10)&amp;&quot;- Sent By Bot&quot;&amp;CHAR(34)&amp;CHAR(10)));&quot;&quot;)">
            <text:p/>
          </table:table-cell>
          <table:table-cell table:style-name="ce99" table:formula="of:=IFERROR(IF([.$E4]=&quot;&quot;;&quot;&quot;;[$Mudslide_Commands.$E$32]&amp;IF(SUMPRODUCT(--ISNUMBER(SEARCH([$Mudslide_Commands.$D$10:.$D$16];RIGHT(LOWER([.$M4]);4))))&gt;0;&quot;send-image &quot;; &quot;send-file &quot;)&amp;TRIM(SUBSTITUTE([.$AA4];&quot;+&quot;;&quot;&quot;)&amp;&quot; &quot;&amp;CHAR(34)&amp;[.$M4]&amp;CHAR(34)&amp;IF([.$S4]=&quot;&quot;;&quot;&quot;;&quot; --caption &quot;&amp;CHAR(34)&amp;[.$S4]&amp;CHAR(34))&amp;CHAR(10)));&quot;&quot;)">
            <text:p/>
          </table:table-cell>
          <table:table-cell table:style-name="ce60" table:formula="of:=IFERROR(IF([.$E4]=&quot;&quot;;&quot;&quot;;IF([.$M4]=&quot;&quot;;[.$AB4]&amp;CHAR(10);[.$AC4]&amp;CHAR(10)));&quot;&quot;)">
            <text:p/>
          </table:table-cell>
          <table:table-cell table:style-name="ce60"/>
          <table:table-cell table:style-name="ce60" table:formula="of:=IFERROR(IF(NOT(ISERROR(SEARCH(&quot;@g.us&quot;;[.$F4])));[.$F4];IF([.$F4]=&quot;&quot;;&quot;&quot;;IFERROR(IF([.$B4]=&quot;&quot;;[.$E$1];[.$B4]);&quot;&quot;)&amp;RIGHT(SUBSTITUTE(SUBSTITUTE(SUBSTITUTE([.$F4];&quot;-&quot;;&quot;&quot;);&quot; &quot;;&quot;&quot;);&quot;+&quot;;&quot;&quot;);10)));&quot;&quot;)">
            <text:p/>
          </table:table-cell>
          <table:table-cell table:style-name="ce99" table:formula="of:=IFERROR(IF([.$F4]=&quot;&quot;;&quot;&quot;;[$Mudslide_Commands.$E$32]&amp;&quot;send &quot;&amp;TRIM(SUBSTITUTE([.$AF4];&quot;+&quot;;&quot;&quot;)&amp;&quot; &quot;&amp;CHAR(34)&amp;[.$H4]&amp;CHAR(10)&amp;[.$I4]&amp;CHAR(10)&amp;[.$J4]&amp;CHAR(10)&amp;[.$K4]&amp;CHAR(10)&amp;[.$L4]&amp;CHAR(10)&amp;&quot;- Sent By Bot&quot;&amp;CHAR(34)&amp;CHAR(10)));&quot;&quot;)">
            <text:p/>
          </table:table-cell>
          <table:table-cell table:style-name="ce99" table:formula="of:=IFERROR(IF([.$F4]=&quot;&quot;;&quot;&quot;;[$Mudslide_Commands.$E$32]&amp;IF(SUMPRODUCT(--ISNUMBER(SEARCH([$Mudslide_Commands.$D$10:.$D$16];RIGHT(LOWER([.$M4]);4))))&gt;0;&quot;send-image &quot;; &quot;send-file &quot;)&amp;TRIM(SUBSTITUTE([.$AF4];&quot;+&quot;;&quot;&quot;)&amp;&quot; &quot;&amp;CHAR(34)&amp;[.$M4]&amp;CHAR(34)&amp;IF([.$S4]=&quot;&quot;;&quot;&quot;;&quot; --caption &quot;&amp;CHAR(34)&amp;[.$S4]&amp;CHAR(34))&amp;CHAR(10)));&quot;&quot;)">
            <text:p/>
          </table:table-cell>
          <table:table-cell table:style-name="ce60" table:formula="of:=IFERROR(IF([.$F4]=&quot;&quot;;&quot;&quot;;IF([.$M4]=&quot;&quot;;[.$AG4]&amp;CHAR(10);[.$AH4]&amp;CHAR(10)));&quot;&quot;)">
            <text:p/>
          </table:table-cell>
          <table:table-cell table:style-name="ce60"/>
          <table:table-cell table:style-name="ce60" table:formula="of:=IFERROR(IF(NOT(ISERROR(SEARCH(&quot;@g.us&quot;;[.$E4])));[.$G4];IF([.$G4]=&quot;&quot;;&quot;&quot;;IFERROR(IF([.$B4]=&quot;&quot;;[.$E$1];[.$B4]);&quot;&quot;)&amp;RIGHT(SUBSTITUTE(SUBSTITUTE(SUBSTITUTE([.$G4];&quot;-&quot;;&quot;&quot;);&quot; &quot;;&quot;&quot;);&quot;+&quot;;&quot;&quot;);10)));&quot;&quot;)">
            <text:p/>
          </table:table-cell>
          <table:table-cell table:style-name="ce99" table:formula="of:=IFERROR(IF([.$G4]=&quot;&quot;;&quot;&quot;;[$Mudslide_Commands.$E$32]&amp;&quot;send &quot;&amp;TRIM(SUBSTITUTE([.$AK4];&quot;+&quot;;&quot;&quot;)&amp;&quot; &quot;&amp;CHAR(34)&amp;[.$H4]&amp;CHAR(10)&amp;[.$I4]&amp;CHAR(10)&amp;[.$J4]&amp;CHAR(10)&amp;[.$K4]&amp;CHAR(10)&amp;[.$L4]&amp;CHAR(10)&amp;&quot;- Sent By Bot&quot;&amp;CHAR(34)&amp;CHAR(10)));&quot;&quot;)">
            <text:p/>
          </table:table-cell>
          <table:table-cell table:style-name="ce99" table:formula="of:=IFERROR(IF([.$G4]=&quot;&quot;;&quot;&quot;;[$Mudslide_Commands.$E$32]&amp;IF(SUMPRODUCT(--ISNUMBER(SEARCH([$Mudslide_Commands.$D$10:.$D$16];RIGHT(LOWER([.$M4]);4))))&gt;0;&quot;send-image &quot;; &quot;send-file &quot;)&amp;TRIM(SUBSTITUTE([.$AK4];&quot;+&quot;;&quot;&quot;)&amp;&quot; &quot;&amp;CHAR(34)&amp;[.$M4]&amp;CHAR(34)&amp;IF([.$S4]=&quot;&quot;;&quot;&quot;;&quot; --caption &quot;&amp;CHAR(34)&amp;[.$S4]&amp;CHAR(34))&amp;CHAR(10)));&quot;&quot;)">
            <text:p/>
          </table:table-cell>
          <table:table-cell table:style-name="ce60" table:formula="of:=IFERROR(IF([.$G4]=&quot;&quot;;&quot;&quot;;IF([.$M4]=&quot;&quot;;[.$AL4]&amp;CHAR(10);[.$AM4]&amp;CHAR(10)));&quot;&quot;)">
            <text:p/>
          </table:table-cell>
          <table:table-cell table:style-name="ce60"/>
          <table:table-cell table:style-name="ce116" table:formula="of:=[.AD4]&amp;[.AI4]&amp;[.AN4]">
            <text:p/>
          </table:table-cell>
          <table:table-cell table:style-name="ce60"/>
          <table:table-cell table:style-name="ce118" table:formula="of:=COM.MICROSOFT.CONCAT([.AP4:.AP223])">
            <text:p/>
          </table:table-cell>
          <table:table-cell table:number-columns-repeated="16340"/>
        </table:table-row>
        <table:table-row table:style-name="ro9">
          <table:table-cell table:style-name="ce5" table:formula="of:=IFERROR(IF([.E5]&amp;[.F5]&amp;[.G5]=&quot;&quot;;&quot;&quot;;MAX([.$A$3:.$A4])+1);&quot;&quot;)">
            <text:p/>
          </table:table-cell>
          <table:table-cell table:style-name="ce9" table:formula="of:=IFERROR(TRIM(SUBSTITUTE(SUBSTITUTE(VLOOKUP([.C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quot;&quot;;&quot;&quot;;TRIM(&quot;Dear *&quot;&amp;[.$D5]&amp;&quot;*&quot;))">
            <text:p/>
          </table:table-cell>
          <table:table-cell table:style-name="ce83" table:formula="of:=IF([.$E5]=&quot;&quot;;&quot;&quot;;&quot;~How Do You Do ?~&quot;)">
            <text:p/>
          </table:table-cell>
          <table:table-cell table:style-name="ce83" table:formula="of:=IF([.$E5]=&quot;&quot;;&quot;&quot;;&quot;_Have a great Day_&quot;)">
            <text:p/>
          </table:table-cell>
          <table:table-cell table:style-name="ce83" table:number-columns-repeated="2"/>
          <table:table-cell table:style-name="ce44" table:number-columns-spanned="6" table:number-rows-spanned="1">
            <draw:control draw:z-index="17" draw:name="BT_File_Selection_12_" draw:style-name="gr6" draw:text-style-name="P5" svg:width="1cm" svg:height="0.5cm" svg:x="0cm" svg:y="0cm" draw:control="control3"/>
          </table:table-cell>
          <table:covered-table-cell table:number-columns-repeated="5" table:style-name="ce48"/>
          <table:table-cell table:style-name="ce107" table:formula="of:=IF([.$M5]=&quot;&quot;;&quot;&quot;;IF([.$A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E5];IF([.$E5]=&quot;&quot;;&quot;&quot;;IFERROR(IF([.$B5]=&quot;&quot;;[.$E$1];[.$B5]);&quot;&quot;)&amp;RIGHT(SUBSTITUTE(SUBSTITUTE(SUBSTITUTE([.$E5];&quot;-&quot;;&quot;&quot;);&quot; &quot;;&quot;&quot;);&quot;+&quot;;&quot;&quot;);10)));&quot;&quot;)">
            <text:p/>
          </table:table-cell>
          <table:table-cell table:style-name="ce99" table:formula="of:=IFERROR(IF([.$E5]=&quot;&quot;;&quot;&quot;;[$Mudslide_Commands.$E$32]&amp;&quot;send &quot;&amp;TRIM(SUBSTITUTE([.$AA5];&quot;+&quot;;&quot;&quot;)&amp;&quot; &quot;&amp;CHAR(34)&amp;[.$H5]&amp;CHAR(10)&amp;[.$I5]&amp;CHAR(10)&amp;[.$J5]&amp;CHAR(10)&amp;[.$K5]&amp;CHAR(10)&amp;[.$L5]&amp;CHAR(10)&amp;&quot;- Sent By Bot&quot;&amp;CHAR(34)&amp;CHAR(10)));&quot;&quot;)">
            <text:p/>
          </table:table-cell>
          <table:table-cell table:style-name="ce99" table:formula="of:=IFERROR(IF([.$E5]=&quot;&quot;;&quot;&quot;;[$Mudslide_Commands.$E$32]&amp;IF(SUMPRODUCT(--ISNUMBER(SEARCH([$Mudslide_Commands.$D$10:.$D$16];RIGHT(LOWER([.$M5]);4))))&gt;0;&quot;send-image &quot;; &quot;send-file &quot;)&amp;TRIM(SUBSTITUTE([.$AA5];&quot;+&quot;;&quot;&quot;)&amp;&quot; &quot;&amp;CHAR(34)&amp;[.$M5]&amp;CHAR(34)&amp;IF([.$S5]=&quot;&quot;;&quot;&quot;;&quot; --caption &quot;&amp;CHAR(34)&amp;[.$S5]&amp;CHAR(34))&amp;CHAR(10)));&quot;&quot;)">
            <text:p/>
          </table:table-cell>
          <table:table-cell table:style-name="ce60" table:formula="of:=IFERROR(IF([.$E5]=&quot;&quot;;&quot;&quot;;IF([.$M5]=&quot;&quot;;[.$AB5]&amp;CHAR(10);[.$AC5]&amp;CHAR(10)));&quot;&quot;)">
            <text:p/>
          </table:table-cell>
          <table:table-cell table:style-name="ce60"/>
          <table:table-cell table:style-name="ce60" table:formula="of:=IFERROR(IF(NOT(ISERROR(SEARCH(&quot;@g.us&quot;;[.$F5])));[.$F5];IF([.$F5]=&quot;&quot;;&quot;&quot;;IFERROR(IF([.$B5]=&quot;&quot;;[.$E$1];[.$B5]);&quot;&quot;)&amp;RIGHT(SUBSTITUTE(SUBSTITUTE(SUBSTITUTE([.$F5];&quot;-&quot;;&quot;&quot;);&quot; &quot;;&quot;&quot;);&quot;+&quot;;&quot;&quot;);10)));&quot;&quot;)">
            <text:p/>
          </table:table-cell>
          <table:table-cell table:style-name="ce99" table:formula="of:=IFERROR(IF([.$F5]=&quot;&quot;;&quot;&quot;;[$Mudslide_Commands.$E$32]&amp;&quot;send &quot;&amp;TRIM(SUBSTITUTE([.$AF5];&quot;+&quot;;&quot;&quot;)&amp;&quot; &quot;&amp;CHAR(34)&amp;[.$H5]&amp;CHAR(10)&amp;[.$I5]&amp;CHAR(10)&amp;[.$J5]&amp;CHAR(10)&amp;[.$K5]&amp;CHAR(10)&amp;[.$L5]&amp;CHAR(10)&amp;&quot;- Sent By Bot&quot;&amp;CHAR(34)&amp;CHAR(10)));&quot;&quot;)">
            <text:p/>
          </table:table-cell>
          <table:table-cell table:style-name="ce99" table:formula="of:=IFERROR(IF([.$F5]=&quot;&quot;;&quot;&quot;;[$Mudslide_Commands.$E$32]&amp;IF(SUMPRODUCT(--ISNUMBER(SEARCH([$Mudslide_Commands.$D$10:.$D$16];RIGHT(LOWER([.$M5]);4))))&gt;0;&quot;send-image &quot;; &quot;send-file &quot;)&amp;TRIM(SUBSTITUTE([.$AF5];&quot;+&quot;;&quot;&quot;)&amp;&quot; &quot;&amp;CHAR(34)&amp;[.$M5]&amp;CHAR(34)&amp;IF([.$S5]=&quot;&quot;;&quot;&quot;;&quot; --caption &quot;&amp;CHAR(34)&amp;[.$S5]&amp;CHAR(34))&amp;CHAR(10)));&quot;&quot;)">
            <text:p/>
          </table:table-cell>
          <table:table-cell table:style-name="ce60" table:formula="of:=IFERROR(IF([.$F5]=&quot;&quot;;&quot;&quot;;IF([.$M5]=&quot;&quot;;[.$AG5]&amp;CHAR(10);[.$AH5]&amp;CHAR(10)));&quot;&quot;)">
            <text:p/>
          </table:table-cell>
          <table:table-cell table:style-name="ce60"/>
          <table:table-cell table:style-name="ce60" table:formula="of:=IFERROR(IF(NOT(ISERROR(SEARCH(&quot;@g.us&quot;;[.$E5])));[.$G5];IF([.$G5]=&quot;&quot;;&quot;&quot;;IFERROR(IF([.$B5]=&quot;&quot;;[.$E$1];[.$B5]);&quot;&quot;)&amp;RIGHT(SUBSTITUTE(SUBSTITUTE(SUBSTITUTE([.$G5];&quot;-&quot;;&quot;&quot;);&quot; &quot;;&quot;&quot;);&quot;+&quot;;&quot;&quot;);10)));&quot;&quot;)">
            <text:p/>
          </table:table-cell>
          <table:table-cell table:style-name="ce99" table:formula="of:=IFERROR(IF([.$G5]=&quot;&quot;;&quot;&quot;;[$Mudslide_Commands.$E$32]&amp;&quot;send &quot;&amp;TRIM(SUBSTITUTE([.$AK5];&quot;+&quot;;&quot;&quot;)&amp;&quot; &quot;&amp;CHAR(34)&amp;[.$H5]&amp;CHAR(10)&amp;[.$I5]&amp;CHAR(10)&amp;[.$J5]&amp;CHAR(10)&amp;[.$K5]&amp;CHAR(10)&amp;[.$L5]&amp;CHAR(10)&amp;&quot;- Sent By Bot&quot;&amp;CHAR(34)&amp;CHAR(10)));&quot;&quot;)">
            <text:p/>
          </table:table-cell>
          <table:table-cell table:style-name="ce99" table:formula="of:=IFERROR(IF([.$G5]=&quot;&quot;;&quot;&quot;;[$Mudslide_Commands.$E$32]&amp;IF(SUMPRODUCT(--ISNUMBER(SEARCH([$Mudslide_Commands.$D$10:.$D$16];RIGHT(LOWER([.$M5]);4))))&gt;0;&quot;send-image &quot;; &quot;send-file &quot;)&amp;TRIM(SUBSTITUTE([.$AK5];&quot;+&quot;;&quot;&quot;)&amp;&quot; &quot;&amp;CHAR(34)&amp;[.$M5]&amp;CHAR(34)&amp;IF([.$S5]=&quot;&quot;;&quot;&quot;;&quot; --caption &quot;&amp;CHAR(34)&amp;[.$S5]&amp;CHAR(34))&amp;CHAR(10)));&quot;&quot;)">
            <text:p/>
          </table:table-cell>
          <table:table-cell table:style-name="ce60" table:formula="of:=IFERROR(IF([.$G5]=&quot;&quot;;&quot;&quot;;IF([.$M5]=&quot;&quot;;[.$AL5]&amp;CHAR(10);[.$AM5]&amp;CHAR(10)));&quot;&quot;)">
            <text:p/>
          </table:table-cell>
          <table:table-cell table:style-name="ce60"/>
          <table:table-cell table:style-name="ce116" table:formula="of:=[.AD5]&amp;[.AI5]&amp;[.AN5]">
            <text:p/>
          </table:table-cell>
          <table:table-cell table:number-columns-repeated="16342"/>
        </table:table-row>
        <table:table-row table:style-name="ro9">
          <table:table-cell table:style-name="ce5" table:formula="of:=IFERROR(IF([.E6]&amp;[.F6]&amp;[.G6]=&quot;&quot;;&quot;&quot;;MAX([.$A$3:.$A5])+1);&quot;&quot;)">
            <text:p/>
          </table:table-cell>
          <table:table-cell table:style-name="ce9" table:formula="of:=IFERROR(TRIM(SUBSTITUTE(SUBSTITUTE(VLOOKUP([.C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quot;&quot;;&quot;&quot;;TRIM(&quot;Dear *&quot;&amp;[.$D6]&amp;&quot;*&quot;))">
            <text:p/>
          </table:table-cell>
          <table:table-cell table:style-name="ce83" table:formula="of:=IF([.$E6]=&quot;&quot;;&quot;&quot;;&quot;~How Do You Do ?~&quot;)">
            <text:p/>
          </table:table-cell>
          <table:table-cell table:style-name="ce83" table:formula="of:=IF([.$E6]=&quot;&quot;;&quot;&quot;;&quot;_Have a great Day_&quot;)">
            <text:p/>
          </table:table-cell>
          <table:table-cell table:style-name="ce83" table:number-columns-repeated="2"/>
          <table:table-cell table:style-name="ce44" table:number-columns-spanned="6" table:number-rows-spanned="1">
            <draw:control draw:z-index="18" draw:name="BT_File_Selection_12_" draw:style-name="gr6" draw:text-style-name="P5" svg:width="1cm" svg:height="0.5cm" svg:x="0cm" svg:y="0cm" draw:control="control4"/>
          </table:table-cell>
          <table:covered-table-cell table:number-columns-repeated="5" table:style-name="ce48"/>
          <table:table-cell table:style-name="ce107" table:formula="of:=IF([.$M6]=&quot;&quot;;&quot;&quot;;IF([.$A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E6];IF([.$E6]=&quot;&quot;;&quot;&quot;;IFERROR(IF([.$B6]=&quot;&quot;;[.$E$1];[.$B6]);&quot;&quot;)&amp;RIGHT(SUBSTITUTE(SUBSTITUTE(SUBSTITUTE([.$E6];&quot;-&quot;;&quot;&quot;);&quot; &quot;;&quot;&quot;);&quot;+&quot;;&quot;&quot;);10)));&quot;&quot;)">
            <text:p/>
          </table:table-cell>
          <table:table-cell table:style-name="ce99" table:formula="of:=IFERROR(IF([.$E6]=&quot;&quot;;&quot;&quot;;[$Mudslide_Commands.$E$32]&amp;&quot;send &quot;&amp;TRIM(SUBSTITUTE([.$AA6];&quot;+&quot;;&quot;&quot;)&amp;&quot; &quot;&amp;CHAR(34)&amp;[.$H6]&amp;CHAR(10)&amp;[.$I6]&amp;CHAR(10)&amp;[.$J6]&amp;CHAR(10)&amp;[.$K6]&amp;CHAR(10)&amp;[.$L6]&amp;CHAR(10)&amp;&quot;- Sent By Bot&quot;&amp;CHAR(34)&amp;CHAR(10)));&quot;&quot;)">
            <text:p/>
          </table:table-cell>
          <table:table-cell table:style-name="ce99" table:formula="of:=IFERROR(IF([.$E6]=&quot;&quot;;&quot;&quot;;[$Mudslide_Commands.$E$32]&amp;IF(SUMPRODUCT(--ISNUMBER(SEARCH([$Mudslide_Commands.$D$10:.$D$16];RIGHT(LOWER([.$M6]);4))))&gt;0;&quot;send-image &quot;; &quot;send-file &quot;)&amp;TRIM(SUBSTITUTE([.$AA6];&quot;+&quot;;&quot;&quot;)&amp;&quot; &quot;&amp;CHAR(34)&amp;[.$M6]&amp;CHAR(34)&amp;IF([.$S6]=&quot;&quot;;&quot;&quot;;&quot; --caption &quot;&amp;CHAR(34)&amp;[.$S6]&amp;CHAR(34))&amp;CHAR(10)));&quot;&quot;)">
            <text:p/>
          </table:table-cell>
          <table:table-cell table:style-name="ce60" table:formula="of:=IFERROR(IF([.$E6]=&quot;&quot;;&quot;&quot;;IF([.$M6]=&quot;&quot;;[.$AB6]&amp;CHAR(10);[.$AC6]&amp;CHAR(10)));&quot;&quot;)">
            <text:p/>
          </table:table-cell>
          <table:table-cell table:style-name="ce60"/>
          <table:table-cell table:style-name="ce60" table:formula="of:=IFERROR(IF(NOT(ISERROR(SEARCH(&quot;@g.us&quot;;[.$F6])));[.$F6];IF([.$F6]=&quot;&quot;;&quot;&quot;;IFERROR(IF([.$B6]=&quot;&quot;;[.$E$1];[.$B6]);&quot;&quot;)&amp;RIGHT(SUBSTITUTE(SUBSTITUTE(SUBSTITUTE([.$F6];&quot;-&quot;;&quot;&quot;);&quot; &quot;;&quot;&quot;);&quot;+&quot;;&quot;&quot;);10)));&quot;&quot;)">
            <text:p/>
          </table:table-cell>
          <table:table-cell table:style-name="ce99" table:formula="of:=IFERROR(IF([.$F6]=&quot;&quot;;&quot;&quot;;[$Mudslide_Commands.$E$32]&amp;&quot;send &quot;&amp;TRIM(SUBSTITUTE([.$AF6];&quot;+&quot;;&quot;&quot;)&amp;&quot; &quot;&amp;CHAR(34)&amp;[.$H6]&amp;CHAR(10)&amp;[.$I6]&amp;CHAR(10)&amp;[.$J6]&amp;CHAR(10)&amp;[.$K6]&amp;CHAR(10)&amp;[.$L6]&amp;CHAR(10)&amp;&quot;- Sent By Bot&quot;&amp;CHAR(34)&amp;CHAR(10)));&quot;&quot;)">
            <text:p/>
          </table:table-cell>
          <table:table-cell table:style-name="ce99" table:formula="of:=IFERROR(IF([.$F6]=&quot;&quot;;&quot;&quot;;[$Mudslide_Commands.$E$32]&amp;IF(SUMPRODUCT(--ISNUMBER(SEARCH([$Mudslide_Commands.$D$10:.$D$16];RIGHT(LOWER([.$M6]);4))))&gt;0;&quot;send-image &quot;; &quot;send-file &quot;)&amp;TRIM(SUBSTITUTE([.$AF6];&quot;+&quot;;&quot;&quot;)&amp;&quot; &quot;&amp;CHAR(34)&amp;[.$M6]&amp;CHAR(34)&amp;IF([.$S6]=&quot;&quot;;&quot;&quot;;&quot; --caption &quot;&amp;CHAR(34)&amp;[.$S6]&amp;CHAR(34))&amp;CHAR(10)));&quot;&quot;)">
            <text:p/>
          </table:table-cell>
          <table:table-cell table:style-name="ce60" table:formula="of:=IFERROR(IF([.$F6]=&quot;&quot;;&quot;&quot;;IF([.$M6]=&quot;&quot;;[.$AG6]&amp;CHAR(10);[.$AH6]&amp;CHAR(10)));&quot;&quot;)">
            <text:p/>
          </table:table-cell>
          <table:table-cell table:style-name="ce60"/>
          <table:table-cell table:style-name="ce60" table:formula="of:=IFERROR(IF(NOT(ISERROR(SEARCH(&quot;@g.us&quot;;[.$E6])));[.$G6];IF([.$G6]=&quot;&quot;;&quot;&quot;;IFERROR(IF([.$B6]=&quot;&quot;;[.$E$1];[.$B6]);&quot;&quot;)&amp;RIGHT(SUBSTITUTE(SUBSTITUTE(SUBSTITUTE([.$G6];&quot;-&quot;;&quot;&quot;);&quot; &quot;;&quot;&quot;);&quot;+&quot;;&quot;&quot;);10)));&quot;&quot;)">
            <text:p/>
          </table:table-cell>
          <table:table-cell table:style-name="ce99" table:formula="of:=IFERROR(IF([.$G6]=&quot;&quot;;&quot;&quot;;[$Mudslide_Commands.$E$32]&amp;&quot;send &quot;&amp;TRIM(SUBSTITUTE([.$AK6];&quot;+&quot;;&quot;&quot;)&amp;&quot; &quot;&amp;CHAR(34)&amp;[.$H6]&amp;CHAR(10)&amp;[.$I6]&amp;CHAR(10)&amp;[.$J6]&amp;CHAR(10)&amp;[.$K6]&amp;CHAR(10)&amp;[.$L6]&amp;CHAR(10)&amp;&quot;- Sent By Bot&quot;&amp;CHAR(34)&amp;CHAR(10)));&quot;&quot;)">
            <text:p/>
          </table:table-cell>
          <table:table-cell table:style-name="ce99" table:formula="of:=IFERROR(IF([.$G6]=&quot;&quot;;&quot;&quot;;[$Mudslide_Commands.$E$32]&amp;IF(SUMPRODUCT(--ISNUMBER(SEARCH([$Mudslide_Commands.$D$10:.$D$16];RIGHT(LOWER([.$M6]);4))))&gt;0;&quot;send-image &quot;; &quot;send-file &quot;)&amp;TRIM(SUBSTITUTE([.$AK6];&quot;+&quot;;&quot;&quot;)&amp;&quot; &quot;&amp;CHAR(34)&amp;[.$M6]&amp;CHAR(34)&amp;IF([.$S6]=&quot;&quot;;&quot;&quot;;&quot; --caption &quot;&amp;CHAR(34)&amp;[.$S6]&amp;CHAR(34))&amp;CHAR(10)));&quot;&quot;)">
            <text:p/>
          </table:table-cell>
          <table:table-cell table:style-name="ce60" table:formula="of:=IFERROR(IF([.$G6]=&quot;&quot;;&quot;&quot;;IF([.$M6]=&quot;&quot;;[.$AL6]&amp;CHAR(10);[.$AM6]&amp;CHAR(10)));&quot;&quot;)">
            <text:p/>
          </table:table-cell>
          <table:table-cell table:style-name="ce60"/>
          <table:table-cell table:style-name="ce116" table:formula="of:=[.AD6]&amp;[.AI6]&amp;[.AN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amp;[.F7]&amp;[.G7]=&quot;&quot;;&quot;&quot;;MAX([.$A$3:.$A6])+1);&quot;&quot;)">
            <text:p/>
          </table:table-cell>
          <table:table-cell table:style-name="ce9" table:formula="of:=IFERROR(TRIM(SUBSTITUTE(SUBSTITUTE(VLOOKUP([.C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quot;&quot;;&quot;&quot;;TRIM(&quot;Dear *&quot;&amp;[.$D7]&amp;&quot;*&quot;))">
            <text:p/>
          </table:table-cell>
          <table:table-cell table:style-name="ce83" table:formula="of:=IF([.$E7]=&quot;&quot;;&quot;&quot;;&quot;~How Do You Do ?~&quot;)">
            <text:p/>
          </table:table-cell>
          <table:table-cell table:style-name="ce83" table:formula="of:=IF([.$E7]=&quot;&quot;;&quot;&quot;;&quot;_Have a great Day_&quot;)">
            <text:p/>
          </table:table-cell>
          <table:table-cell table:style-name="ce83" table:number-columns-repeated="2"/>
          <table:table-cell table:style-name="ce44">
            <draw:control draw:z-index="19" draw:name="BT_File_Selection_12_" draw:style-name="gr6" draw:text-style-name="P5" svg:width="1cm" svg:height="0.5cm" svg:x="0cm" svg:y="0cm" draw:control="control5"/>
          </table:table-cell>
          <table:table-cell table:style-name="ce48" table:number-columns-repeated="5"/>
          <table:table-cell table:style-name="ce107" table:formula="of:=IF([.$M7]=&quot;&quot;;&quot;&quot;;IF([.$A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E7];IF([.$E7]=&quot;&quot;;&quot;&quot;;IFERROR(IF([.$B7]=&quot;&quot;;[.$E$1];[.$B7]);&quot;&quot;)&amp;RIGHT(SUBSTITUTE(SUBSTITUTE(SUBSTITUTE([.$E7];&quot;-&quot;;&quot;&quot;);&quot; &quot;;&quot;&quot;);&quot;+&quot;;&quot;&quot;);10)));&quot;&quot;)">
            <text:p/>
          </table:table-cell>
          <table:table-cell table:style-name="ce99" table:formula="of:=IFERROR(IF([.$E7]=&quot;&quot;;&quot;&quot;;[$Mudslide_Commands.$E$32]&amp;&quot;send &quot;&amp;TRIM(SUBSTITUTE([.$AA7];&quot;+&quot;;&quot;&quot;)&amp;&quot; &quot;&amp;CHAR(34)&amp;[.$H7]&amp;CHAR(10)&amp;[.$I7]&amp;CHAR(10)&amp;[.$J7]&amp;CHAR(10)&amp;[.$K7]&amp;CHAR(10)&amp;[.$L7]&amp;CHAR(10)&amp;&quot;- Sent By Bot&quot;&amp;CHAR(34)&amp;CHAR(10)));&quot;&quot;)">
            <text:p/>
          </table:table-cell>
          <table:table-cell table:style-name="ce99" table:formula="of:=IFERROR(IF([.$E7]=&quot;&quot;;&quot;&quot;;[$Mudslide_Commands.$E$32]&amp;IF(SUMPRODUCT(--ISNUMBER(SEARCH([$Mudslide_Commands.$D$10:.$D$16];RIGHT(LOWER([.$M7]);4))))&gt;0;&quot;send-image &quot;; &quot;send-file &quot;)&amp;TRIM(SUBSTITUTE([.$AA7];&quot;+&quot;;&quot;&quot;)&amp;&quot; &quot;&amp;CHAR(34)&amp;[.$M7]&amp;CHAR(34)&amp;IF([.$S7]=&quot;&quot;;&quot;&quot;;&quot; --caption &quot;&amp;CHAR(34)&amp;[.$S7]&amp;CHAR(34))&amp;CHAR(10)));&quot;&quot;)">
            <text:p/>
          </table:table-cell>
          <table:table-cell table:style-name="ce60" table:formula="of:=IFERROR(IF([.$E7]=&quot;&quot;;&quot;&quot;;IF([.$M7]=&quot;&quot;;[.$AB7]&amp;CHAR(10);[.$AC7]&amp;CHAR(10)));&quot;&quot;)">
            <text:p/>
          </table:table-cell>
          <table:table-cell table:style-name="ce60"/>
          <table:table-cell table:style-name="ce60" table:formula="of:=IFERROR(IF(NOT(ISERROR(SEARCH(&quot;@g.us&quot;;[.$F7])));[.$F7];IF([.$F7]=&quot;&quot;;&quot;&quot;;IFERROR(IF([.$B7]=&quot;&quot;;[.$E$1];[.$B7]);&quot;&quot;)&amp;RIGHT(SUBSTITUTE(SUBSTITUTE(SUBSTITUTE([.$F7];&quot;-&quot;;&quot;&quot;);&quot; &quot;;&quot;&quot;);&quot;+&quot;;&quot;&quot;);10)));&quot;&quot;)">
            <text:p/>
          </table:table-cell>
          <table:table-cell table:style-name="ce99" table:formula="of:=IFERROR(IF([.$F7]=&quot;&quot;;&quot;&quot;;[$Mudslide_Commands.$E$32]&amp;&quot;send &quot;&amp;TRIM(SUBSTITUTE([.$AF7];&quot;+&quot;;&quot;&quot;)&amp;&quot; &quot;&amp;CHAR(34)&amp;[.$H7]&amp;CHAR(10)&amp;[.$I7]&amp;CHAR(10)&amp;[.$J7]&amp;CHAR(10)&amp;[.$K7]&amp;CHAR(10)&amp;[.$L7]&amp;CHAR(10)&amp;&quot;- Sent By Bot&quot;&amp;CHAR(34)&amp;CHAR(10)));&quot;&quot;)">
            <text:p/>
          </table:table-cell>
          <table:table-cell table:style-name="ce99" table:formula="of:=IFERROR(IF([.$F7]=&quot;&quot;;&quot;&quot;;[$Mudslide_Commands.$E$32]&amp;IF(SUMPRODUCT(--ISNUMBER(SEARCH([$Mudslide_Commands.$D$10:.$D$16];RIGHT(LOWER([.$M7]);4))))&gt;0;&quot;send-image &quot;; &quot;send-file &quot;)&amp;TRIM(SUBSTITUTE([.$AF7];&quot;+&quot;;&quot;&quot;)&amp;&quot; &quot;&amp;CHAR(34)&amp;[.$M7]&amp;CHAR(34)&amp;IF([.$S7]=&quot;&quot;;&quot;&quot;;&quot; --caption &quot;&amp;CHAR(34)&amp;[.$S7]&amp;CHAR(34))&amp;CHAR(10)));&quot;&quot;)">
            <text:p/>
          </table:table-cell>
          <table:table-cell table:style-name="ce60" table:formula="of:=IFERROR(IF([.$F7]=&quot;&quot;;&quot;&quot;;IF([.$M7]=&quot;&quot;;[.$AG7]&amp;CHAR(10);[.$AH7]&amp;CHAR(10)));&quot;&quot;)">
            <text:p/>
          </table:table-cell>
          <table:table-cell table:style-name="ce60"/>
          <table:table-cell table:style-name="ce60" table:formula="of:=IFERROR(IF(NOT(ISERROR(SEARCH(&quot;@g.us&quot;;[.$E7])));[.$G7];IF([.$G7]=&quot;&quot;;&quot;&quot;;IFERROR(IF([.$B7]=&quot;&quot;;[.$E$1];[.$B7]);&quot;&quot;)&amp;RIGHT(SUBSTITUTE(SUBSTITUTE(SUBSTITUTE([.$G7];&quot;-&quot;;&quot;&quot;);&quot; &quot;;&quot;&quot;);&quot;+&quot;;&quot;&quot;);10)));&quot;&quot;)">
            <text:p/>
          </table:table-cell>
          <table:table-cell table:style-name="ce99" table:formula="of:=IFERROR(IF([.$G7]=&quot;&quot;;&quot;&quot;;[$Mudslide_Commands.$E$32]&amp;&quot;send &quot;&amp;TRIM(SUBSTITUTE([.$AK7];&quot;+&quot;;&quot;&quot;)&amp;&quot; &quot;&amp;CHAR(34)&amp;[.$H7]&amp;CHAR(10)&amp;[.$I7]&amp;CHAR(10)&amp;[.$J7]&amp;CHAR(10)&amp;[.$K7]&amp;CHAR(10)&amp;[.$L7]&amp;CHAR(10)&amp;&quot;- Sent By Bot&quot;&amp;CHAR(34)&amp;CHAR(10)));&quot;&quot;)">
            <text:p/>
          </table:table-cell>
          <table:table-cell table:style-name="ce99" table:formula="of:=IFERROR(IF([.$G7]=&quot;&quot;;&quot;&quot;;[$Mudslide_Commands.$E$32]&amp;IF(SUMPRODUCT(--ISNUMBER(SEARCH([$Mudslide_Commands.$D$10:.$D$16];RIGHT(LOWER([.$M7]);4))))&gt;0;&quot;send-image &quot;; &quot;send-file &quot;)&amp;TRIM(SUBSTITUTE([.$AK7];&quot;+&quot;;&quot;&quot;)&amp;&quot; &quot;&amp;CHAR(34)&amp;[.$M7]&amp;CHAR(34)&amp;IF([.$S7]=&quot;&quot;;&quot;&quot;;&quot; --caption &quot;&amp;CHAR(34)&amp;[.$S7]&amp;CHAR(34))&amp;CHAR(10)));&quot;&quot;)">
            <text:p/>
          </table:table-cell>
          <table:table-cell table:style-name="ce60" table:formula="of:=IFERROR(IF([.$G7]=&quot;&quot;;&quot;&quot;;IF([.$M7]=&quot;&quot;;[.$AL7]&amp;CHAR(10);[.$AM7]&amp;CHAR(10)));&quot;&quot;)">
            <text:p/>
          </table:table-cell>
          <table:table-cell table:style-name="ce60"/>
          <table:table-cell table:style-name="ce116" table:formula="of:=[.AD7]&amp;[.AI7]&amp;[.AN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amp;[.F8]&amp;[.G8]=&quot;&quot;;&quot;&quot;;MAX([.$A$3:.$A7])+1);&quot;&quot;)">
            <text:p/>
          </table:table-cell>
          <table:table-cell table:style-name="ce9" table:formula="of:=IFERROR(TRIM(SUBSTITUTE(SUBSTITUTE(VLOOKUP([.C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quot;&quot;;&quot;&quot;;TRIM(&quot;Dear *&quot;&amp;[.$D8]&amp;&quot;*&quot;))">
            <text:p/>
          </table:table-cell>
          <table:table-cell table:style-name="ce83" table:formula="of:=IF([.$E8]=&quot;&quot;;&quot;&quot;;&quot;~How Do You Do ?~&quot;)">
            <text:p/>
          </table:table-cell>
          <table:table-cell table:style-name="ce83" table:formula="of:=IF([.$E8]=&quot;&quot;;&quot;&quot;;&quot;_Have a great Day_&quot;)">
            <text:p/>
          </table:table-cell>
          <table:table-cell table:style-name="ce83" table:number-columns-repeated="2"/>
          <table:table-cell table:style-name="ce44" table:number-columns-spanned="6" table:number-rows-spanned="1">
            <draw:control draw:z-index="20" draw:name="BT_File_Selection_12_" draw:style-name="gr6" draw:text-style-name="P5" svg:width="1cm" svg:height="0.5cm" svg:x="0cm" svg:y="0cm" draw:control="control6"/>
          </table:table-cell>
          <table:covered-table-cell table:number-columns-repeated="5" table:style-name="ce48"/>
          <table:table-cell table:style-name="ce107" table:formula="of:=IF([.$M8]=&quot;&quot;;&quot;&quot;;IF([.$A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E8];IF([.$E8]=&quot;&quot;;&quot;&quot;;IFERROR(IF([.$B8]=&quot;&quot;;[.$E$1];[.$B8]);&quot;&quot;)&amp;RIGHT(SUBSTITUTE(SUBSTITUTE(SUBSTITUTE([.$E8];&quot;-&quot;;&quot;&quot;);&quot; &quot;;&quot;&quot;);&quot;+&quot;;&quot;&quot;);10)));&quot;&quot;)">
            <text:p/>
          </table:table-cell>
          <table:table-cell table:style-name="ce99" table:formula="of:=IFERROR(IF([.$E8]=&quot;&quot;;&quot;&quot;;[$Mudslide_Commands.$E$32]&amp;&quot;send &quot;&amp;TRIM(SUBSTITUTE([.$AA8];&quot;+&quot;;&quot;&quot;)&amp;&quot; &quot;&amp;CHAR(34)&amp;[.$H8]&amp;CHAR(10)&amp;[.$I8]&amp;CHAR(10)&amp;[.$J8]&amp;CHAR(10)&amp;[.$K8]&amp;CHAR(10)&amp;[.$L8]&amp;CHAR(10)&amp;&quot;- Sent By Bot&quot;&amp;CHAR(34)&amp;CHAR(10)));&quot;&quot;)">
            <text:p/>
          </table:table-cell>
          <table:table-cell table:style-name="ce99" table:formula="of:=IFERROR(IF([.$E8]=&quot;&quot;;&quot;&quot;;[$Mudslide_Commands.$E$32]&amp;IF(SUMPRODUCT(--ISNUMBER(SEARCH([$Mudslide_Commands.$D$10:.$D$16];RIGHT(LOWER([.$M8]);4))))&gt;0;&quot;send-image &quot;; &quot;send-file &quot;)&amp;TRIM(SUBSTITUTE([.$AA8];&quot;+&quot;;&quot;&quot;)&amp;&quot; &quot;&amp;CHAR(34)&amp;[.$M8]&amp;CHAR(34)&amp;IF([.$S8]=&quot;&quot;;&quot;&quot;;&quot; --caption &quot;&amp;CHAR(34)&amp;[.$S8]&amp;CHAR(34))&amp;CHAR(10)));&quot;&quot;)">
            <text:p/>
          </table:table-cell>
          <table:table-cell table:style-name="ce60" table:formula="of:=IFERROR(IF([.$E8]=&quot;&quot;;&quot;&quot;;IF([.$M8]=&quot;&quot;;[.$AB8]&amp;CHAR(10);[.$AC8]&amp;CHAR(10)));&quot;&quot;)">
            <text:p/>
          </table:table-cell>
          <table:table-cell table:style-name="ce60"/>
          <table:table-cell table:style-name="ce60" table:formula="of:=IFERROR(IF(NOT(ISERROR(SEARCH(&quot;@g.us&quot;;[.$F8])));[.$F8];IF([.$F8]=&quot;&quot;;&quot;&quot;;IFERROR(IF([.$B8]=&quot;&quot;;[.$E$1];[.$B8]);&quot;&quot;)&amp;RIGHT(SUBSTITUTE(SUBSTITUTE(SUBSTITUTE([.$F8];&quot;-&quot;;&quot;&quot;);&quot; &quot;;&quot;&quot;);&quot;+&quot;;&quot;&quot;);10)));&quot;&quot;)">
            <text:p/>
          </table:table-cell>
          <table:table-cell table:style-name="ce99" table:formula="of:=IFERROR(IF([.$F8]=&quot;&quot;;&quot;&quot;;[$Mudslide_Commands.$E$32]&amp;&quot;send &quot;&amp;TRIM(SUBSTITUTE([.$AF8];&quot;+&quot;;&quot;&quot;)&amp;&quot; &quot;&amp;CHAR(34)&amp;[.$H8]&amp;CHAR(10)&amp;[.$I8]&amp;CHAR(10)&amp;[.$J8]&amp;CHAR(10)&amp;[.$K8]&amp;CHAR(10)&amp;[.$L8]&amp;CHAR(10)&amp;&quot;- Sent By Bot&quot;&amp;CHAR(34)&amp;CHAR(10)));&quot;&quot;)">
            <text:p/>
          </table:table-cell>
          <table:table-cell table:style-name="ce99" table:formula="of:=IFERROR(IF([.$F8]=&quot;&quot;;&quot;&quot;;[$Mudslide_Commands.$E$32]&amp;IF(SUMPRODUCT(--ISNUMBER(SEARCH([$Mudslide_Commands.$D$10:.$D$16];RIGHT(LOWER([.$M8]);4))))&gt;0;&quot;send-image &quot;; &quot;send-file &quot;)&amp;TRIM(SUBSTITUTE([.$AF8];&quot;+&quot;;&quot;&quot;)&amp;&quot; &quot;&amp;CHAR(34)&amp;[.$M8]&amp;CHAR(34)&amp;IF([.$S8]=&quot;&quot;;&quot;&quot;;&quot; --caption &quot;&amp;CHAR(34)&amp;[.$S8]&amp;CHAR(34))&amp;CHAR(10)));&quot;&quot;)">
            <text:p/>
          </table:table-cell>
          <table:table-cell table:style-name="ce60" table:formula="of:=IFERROR(IF([.$F8]=&quot;&quot;;&quot;&quot;;IF([.$M8]=&quot;&quot;;[.$AG8]&amp;CHAR(10);[.$AH8]&amp;CHAR(10)));&quot;&quot;)">
            <text:p/>
          </table:table-cell>
          <table:table-cell table:style-name="ce60"/>
          <table:table-cell table:style-name="ce60" table:formula="of:=IFERROR(IF(NOT(ISERROR(SEARCH(&quot;@g.us&quot;;[.$E8])));[.$G8];IF([.$G8]=&quot;&quot;;&quot;&quot;;IFERROR(IF([.$B8]=&quot;&quot;;[.$E$1];[.$B8]);&quot;&quot;)&amp;RIGHT(SUBSTITUTE(SUBSTITUTE(SUBSTITUTE([.$G8];&quot;-&quot;;&quot;&quot;);&quot; &quot;;&quot;&quot;);&quot;+&quot;;&quot;&quot;);10)));&quot;&quot;)">
            <text:p/>
          </table:table-cell>
          <table:table-cell table:style-name="ce99" table:formula="of:=IFERROR(IF([.$G8]=&quot;&quot;;&quot;&quot;;[$Mudslide_Commands.$E$32]&amp;&quot;send &quot;&amp;TRIM(SUBSTITUTE([.$AK8];&quot;+&quot;;&quot;&quot;)&amp;&quot; &quot;&amp;CHAR(34)&amp;[.$H8]&amp;CHAR(10)&amp;[.$I8]&amp;CHAR(10)&amp;[.$J8]&amp;CHAR(10)&amp;[.$K8]&amp;CHAR(10)&amp;[.$L8]&amp;CHAR(10)&amp;&quot;- Sent By Bot&quot;&amp;CHAR(34)&amp;CHAR(10)));&quot;&quot;)">
            <text:p/>
          </table:table-cell>
          <table:table-cell table:style-name="ce99" table:formula="of:=IFERROR(IF([.$G8]=&quot;&quot;;&quot;&quot;;[$Mudslide_Commands.$E$32]&amp;IF(SUMPRODUCT(--ISNUMBER(SEARCH([$Mudslide_Commands.$D$10:.$D$16];RIGHT(LOWER([.$M8]);4))))&gt;0;&quot;send-image &quot;; &quot;send-file &quot;)&amp;TRIM(SUBSTITUTE([.$AK8];&quot;+&quot;;&quot;&quot;)&amp;&quot; &quot;&amp;CHAR(34)&amp;[.$M8]&amp;CHAR(34)&amp;IF([.$S8]=&quot;&quot;;&quot;&quot;;&quot; --caption &quot;&amp;CHAR(34)&amp;[.$S8]&amp;CHAR(34))&amp;CHAR(10)));&quot;&quot;)">
            <text:p/>
          </table:table-cell>
          <table:table-cell table:style-name="ce60" table:formula="of:=IFERROR(IF([.$G8]=&quot;&quot;;&quot;&quot;;IF([.$M8]=&quot;&quot;;[.$AL8]&amp;CHAR(10);[.$AM8]&amp;CHAR(10)));&quot;&quot;)">
            <text:p/>
          </table:table-cell>
          <table:table-cell table:style-name="ce60"/>
          <table:table-cell table:style-name="ce116" table:formula="of:=[.AD8]&amp;[.AI8]&amp;[.AN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amp;[.F9]&amp;[.G9]=&quot;&quot;;&quot;&quot;;MAX([.$A$3:.$A8])+1);&quot;&quot;)">
            <text:p/>
          </table:table-cell>
          <table:table-cell table:style-name="ce9" table:formula="of:=IFERROR(TRIM(SUBSTITUTE(SUBSTITUTE(VLOOKUP([.C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quot;&quot;;&quot;&quot;;TRIM(&quot;Dear *&quot;&amp;[.$D9]&amp;&quot;*&quot;))">
            <text:p/>
          </table:table-cell>
          <table:table-cell table:style-name="ce83" table:formula="of:=IF([.$E9]=&quot;&quot;;&quot;&quot;;&quot;~How Do You Do ?~&quot;)">
            <text:p/>
          </table:table-cell>
          <table:table-cell table:style-name="ce83" table:formula="of:=IF([.$E9]=&quot;&quot;;&quot;&quot;;&quot;_Have a great Day_&quot;)">
            <text:p/>
          </table:table-cell>
          <table:table-cell table:style-name="ce83" table:number-columns-repeated="2"/>
          <table:table-cell table:style-name="ce44" table:number-columns-spanned="6" table:number-rows-spanned="1">
            <draw:control draw:z-index="21" draw:name="BT_File_Selection_12_" draw:style-name="gr6" draw:text-style-name="P5" svg:width="1cm" svg:height="0.5cm" svg:x="0cm" svg:y="0cm" draw:control="control7"/>
          </table:table-cell>
          <table:covered-table-cell table:number-columns-repeated="5" table:style-name="ce48"/>
          <table:table-cell table:style-name="ce107" table:formula="of:=IF([.$M9]=&quot;&quot;;&quot;&quot;;IF([.$A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E9];IF([.$E9]=&quot;&quot;;&quot;&quot;;IFERROR(IF([.$B9]=&quot;&quot;;[.$E$1];[.$B9]);&quot;&quot;)&amp;RIGHT(SUBSTITUTE(SUBSTITUTE(SUBSTITUTE([.$E9];&quot;-&quot;;&quot;&quot;);&quot; &quot;;&quot;&quot;);&quot;+&quot;;&quot;&quot;);10)));&quot;&quot;)">
            <text:p/>
          </table:table-cell>
          <table:table-cell table:style-name="ce99" table:formula="of:=IFERROR(IF([.$E9]=&quot;&quot;;&quot;&quot;;[$Mudslide_Commands.$E$32]&amp;&quot;send &quot;&amp;TRIM(SUBSTITUTE([.$AA9];&quot;+&quot;;&quot;&quot;)&amp;&quot; &quot;&amp;CHAR(34)&amp;[.$H9]&amp;CHAR(10)&amp;[.$I9]&amp;CHAR(10)&amp;[.$J9]&amp;CHAR(10)&amp;[.$K9]&amp;CHAR(10)&amp;[.$L9]&amp;CHAR(10)&amp;&quot;- Sent By Bot&quot;&amp;CHAR(34)&amp;CHAR(10)));&quot;&quot;)">
            <text:p/>
          </table:table-cell>
          <table:table-cell table:style-name="ce99" table:formula="of:=IFERROR(IF([.$E9]=&quot;&quot;;&quot;&quot;;[$Mudslide_Commands.$E$32]&amp;IF(SUMPRODUCT(--ISNUMBER(SEARCH([$Mudslide_Commands.$D$10:.$D$16];RIGHT(LOWER([.$M9]);4))))&gt;0;&quot;send-image &quot;; &quot;send-file &quot;)&amp;TRIM(SUBSTITUTE([.$AA9];&quot;+&quot;;&quot;&quot;)&amp;&quot; &quot;&amp;CHAR(34)&amp;[.$M9]&amp;CHAR(34)&amp;IF([.$S9]=&quot;&quot;;&quot;&quot;;&quot; --caption &quot;&amp;CHAR(34)&amp;[.$S9]&amp;CHAR(34))&amp;CHAR(10)));&quot;&quot;)">
            <text:p/>
          </table:table-cell>
          <table:table-cell table:style-name="ce60" table:formula="of:=IFERROR(IF([.$E9]=&quot;&quot;;&quot;&quot;;IF([.$M9]=&quot;&quot;;[.$AB9]&amp;CHAR(10);[.$AC9]&amp;CHAR(10)));&quot;&quot;)">
            <text:p/>
          </table:table-cell>
          <table:table-cell table:style-name="ce60"/>
          <table:table-cell table:style-name="ce60" table:formula="of:=IFERROR(IF(NOT(ISERROR(SEARCH(&quot;@g.us&quot;;[.$F9])));[.$F9];IF([.$F9]=&quot;&quot;;&quot;&quot;;IFERROR(IF([.$B9]=&quot;&quot;;[.$E$1];[.$B9]);&quot;&quot;)&amp;RIGHT(SUBSTITUTE(SUBSTITUTE(SUBSTITUTE([.$F9];&quot;-&quot;;&quot;&quot;);&quot; &quot;;&quot;&quot;);&quot;+&quot;;&quot;&quot;);10)));&quot;&quot;)">
            <text:p/>
          </table:table-cell>
          <table:table-cell table:style-name="ce99" table:formula="of:=IFERROR(IF([.$F9]=&quot;&quot;;&quot;&quot;;[$Mudslide_Commands.$E$32]&amp;&quot;send &quot;&amp;TRIM(SUBSTITUTE([.$AF9];&quot;+&quot;;&quot;&quot;)&amp;&quot; &quot;&amp;CHAR(34)&amp;[.$H9]&amp;CHAR(10)&amp;[.$I9]&amp;CHAR(10)&amp;[.$J9]&amp;CHAR(10)&amp;[.$K9]&amp;CHAR(10)&amp;[.$L9]&amp;CHAR(10)&amp;&quot;- Sent By Bot&quot;&amp;CHAR(34)&amp;CHAR(10)));&quot;&quot;)">
            <text:p/>
          </table:table-cell>
          <table:table-cell table:style-name="ce99" table:formula="of:=IFERROR(IF([.$F9]=&quot;&quot;;&quot;&quot;;[$Mudslide_Commands.$E$32]&amp;IF(SUMPRODUCT(--ISNUMBER(SEARCH([$Mudslide_Commands.$D$10:.$D$16];RIGHT(LOWER([.$M9]);4))))&gt;0;&quot;send-image &quot;; &quot;send-file &quot;)&amp;TRIM(SUBSTITUTE([.$AF9];&quot;+&quot;;&quot;&quot;)&amp;&quot; &quot;&amp;CHAR(34)&amp;[.$M9]&amp;CHAR(34)&amp;IF([.$S9]=&quot;&quot;;&quot;&quot;;&quot; --caption &quot;&amp;CHAR(34)&amp;[.$S9]&amp;CHAR(34))&amp;CHAR(10)));&quot;&quot;)">
            <text:p/>
          </table:table-cell>
          <table:table-cell table:style-name="ce60" table:formula="of:=IFERROR(IF([.$F9]=&quot;&quot;;&quot;&quot;;IF([.$M9]=&quot;&quot;;[.$AG9]&amp;CHAR(10);[.$AH9]&amp;CHAR(10)));&quot;&quot;)">
            <text:p/>
          </table:table-cell>
          <table:table-cell table:style-name="ce60"/>
          <table:table-cell table:style-name="ce60" table:formula="of:=IFERROR(IF(NOT(ISERROR(SEARCH(&quot;@g.us&quot;;[.$E9])));[.$G9];IF([.$G9]=&quot;&quot;;&quot;&quot;;IFERROR(IF([.$B9]=&quot;&quot;;[.$E$1];[.$B9]);&quot;&quot;)&amp;RIGHT(SUBSTITUTE(SUBSTITUTE(SUBSTITUTE([.$G9];&quot;-&quot;;&quot;&quot;);&quot; &quot;;&quot;&quot;);&quot;+&quot;;&quot;&quot;);10)));&quot;&quot;)">
            <text:p/>
          </table:table-cell>
          <table:table-cell table:style-name="ce99" table:formula="of:=IFERROR(IF([.$G9]=&quot;&quot;;&quot;&quot;;[$Mudslide_Commands.$E$32]&amp;&quot;send &quot;&amp;TRIM(SUBSTITUTE([.$AK9];&quot;+&quot;;&quot;&quot;)&amp;&quot; &quot;&amp;CHAR(34)&amp;[.$H9]&amp;CHAR(10)&amp;[.$I9]&amp;CHAR(10)&amp;[.$J9]&amp;CHAR(10)&amp;[.$K9]&amp;CHAR(10)&amp;[.$L9]&amp;CHAR(10)&amp;&quot;- Sent By Bot&quot;&amp;CHAR(34)&amp;CHAR(10)));&quot;&quot;)">
            <text:p/>
          </table:table-cell>
          <table:table-cell table:style-name="ce99" table:formula="of:=IFERROR(IF([.$G9]=&quot;&quot;;&quot;&quot;;[$Mudslide_Commands.$E$32]&amp;IF(SUMPRODUCT(--ISNUMBER(SEARCH([$Mudslide_Commands.$D$10:.$D$16];RIGHT(LOWER([.$M9]);4))))&gt;0;&quot;send-image &quot;; &quot;send-file &quot;)&amp;TRIM(SUBSTITUTE([.$AK9];&quot;+&quot;;&quot;&quot;)&amp;&quot; &quot;&amp;CHAR(34)&amp;[.$M9]&amp;CHAR(34)&amp;IF([.$S9]=&quot;&quot;;&quot;&quot;;&quot; --caption &quot;&amp;CHAR(34)&amp;[.$S9]&amp;CHAR(34))&amp;CHAR(10)));&quot;&quot;)">
            <text:p/>
          </table:table-cell>
          <table:table-cell table:style-name="ce60" table:formula="of:=IFERROR(IF([.$G9]=&quot;&quot;;&quot;&quot;;IF([.$M9]=&quot;&quot;;[.$AL9]&amp;CHAR(10);[.$AM9]&amp;CHAR(10)));&quot;&quot;)">
            <text:p/>
          </table:table-cell>
          <table:table-cell table:style-name="ce60"/>
          <table:table-cell table:style-name="ce116" table:formula="of:=[.AD9]&amp;[.AI9]&amp;[.AN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amp;[.F10]&amp;[.G10]=&quot;&quot;;&quot;&quot;;MAX([.$A$3:.$A9])+1);&quot;&quot;)">
            <text:p/>
          </table:table-cell>
          <table:table-cell table:style-name="ce9" table:formula="of:=IFERROR(TRIM(SUBSTITUTE(SUBSTITUTE(VLOOKUP([.C1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quot;&quot;;&quot;&quot;;TRIM(&quot;Dear *&quot;&amp;[.$D10]&amp;&quot;*&quot;))">
            <text:p/>
          </table:table-cell>
          <table:table-cell table:style-name="ce83" table:formula="of:=IF([.$E10]=&quot;&quot;;&quot;&quot;;&quot;~How Do You Do ?~&quot;)">
            <text:p/>
          </table:table-cell>
          <table:table-cell table:style-name="ce83" table:formula="of:=IF([.$E10]=&quot;&quot;;&quot;&quot;;&quot;_Have a great Day_&quot;)">
            <text:p/>
          </table:table-cell>
          <table:table-cell table:style-name="ce83" table:number-columns-repeated="2"/>
          <table:table-cell table:style-name="ce44" table:number-columns-spanned="6" table:number-rows-spanned="1">
            <draw:control draw:z-index="22" draw:name="BT_File_Selection_12_" draw:style-name="gr6" draw:text-style-name="P5" svg:width="1cm" svg:height="0.5cm" svg:x="0cm" svg:y="0cm" draw:control="control8"/>
          </table:table-cell>
          <table:covered-table-cell table:number-columns-repeated="5" table:style-name="ce48"/>
          <table:table-cell table:style-name="ce107" table:formula="of:=IF([.$M10]=&quot;&quot;;&quot;&quot;;IF([.$A1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E10];IF([.$E10]=&quot;&quot;;&quot;&quot;;IFERROR(IF([.$B10]=&quot;&quot;;[.$E$1];[.$B10]);&quot;&quot;)&amp;RIGHT(SUBSTITUTE(SUBSTITUTE(SUBSTITUTE([.$E10];&quot;-&quot;;&quot;&quot;);&quot; &quot;;&quot;&quot;);&quot;+&quot;;&quot;&quot;);10)));&quot;&quot;)">
            <text:p/>
          </table:table-cell>
          <table:table-cell table:style-name="ce99" table:formula="of:=IFERROR(IF([.$E10]=&quot;&quot;;&quot;&quot;;[$Mudslide_Commands.$E$32]&amp;&quot;send &quot;&amp;TRIM(SUBSTITUTE([.$AA10];&quot;+&quot;;&quot;&quot;)&amp;&quot; &quot;&amp;CHAR(34)&amp;[.$H10]&amp;CHAR(10)&amp;[.$I10]&amp;CHAR(10)&amp;[.$J10]&amp;CHAR(10)&amp;[.$K10]&amp;CHAR(10)&amp;[.$L10]&amp;CHAR(10)&amp;&quot;- Sent By Bot&quot;&amp;CHAR(34)&amp;CHAR(10)));&quot;&quot;)">
            <text:p/>
          </table:table-cell>
          <table:table-cell table:style-name="ce99" table:formula="of:=IFERROR(IF([.$E10]=&quot;&quot;;&quot;&quot;;[$Mudslide_Commands.$E$32]&amp;IF(SUMPRODUCT(--ISNUMBER(SEARCH([$Mudslide_Commands.$D$10:.$D$16];RIGHT(LOWER([.$M10]);4))))&gt;0;&quot;send-image &quot;; &quot;send-file &quot;)&amp;TRIM(SUBSTITUTE([.$AA10];&quot;+&quot;;&quot;&quot;)&amp;&quot; &quot;&amp;CHAR(34)&amp;[.$M10]&amp;CHAR(34)&amp;IF([.$S10]=&quot;&quot;;&quot;&quot;;&quot; --caption &quot;&amp;CHAR(34)&amp;[.$S10]&amp;CHAR(34))&amp;CHAR(10)));&quot;&quot;)">
            <text:p/>
          </table:table-cell>
          <table:table-cell table:style-name="ce60" table:formula="of:=IFERROR(IF([.$E10]=&quot;&quot;;&quot;&quot;;IF([.$M10]=&quot;&quot;;[.$AB10]&amp;CHAR(10);[.$AC10]&amp;CHAR(10)));&quot;&quot;)">
            <text:p/>
          </table:table-cell>
          <table:table-cell table:style-name="ce60"/>
          <table:table-cell table:style-name="ce60" table:formula="of:=IFERROR(IF(NOT(ISERROR(SEARCH(&quot;@g.us&quot;;[.$F10])));[.$F10];IF([.$F10]=&quot;&quot;;&quot;&quot;;IFERROR(IF([.$B10]=&quot;&quot;;[.$E$1];[.$B10]);&quot;&quot;)&amp;RIGHT(SUBSTITUTE(SUBSTITUTE(SUBSTITUTE([.$F10];&quot;-&quot;;&quot;&quot;);&quot; &quot;;&quot;&quot;);&quot;+&quot;;&quot;&quot;);10)));&quot;&quot;)">
            <text:p/>
          </table:table-cell>
          <table:table-cell table:style-name="ce99" table:formula="of:=IFERROR(IF([.$F10]=&quot;&quot;;&quot;&quot;;[$Mudslide_Commands.$E$32]&amp;&quot;send &quot;&amp;TRIM(SUBSTITUTE([.$AF10];&quot;+&quot;;&quot;&quot;)&amp;&quot; &quot;&amp;CHAR(34)&amp;[.$H10]&amp;CHAR(10)&amp;[.$I10]&amp;CHAR(10)&amp;[.$J10]&amp;CHAR(10)&amp;[.$K10]&amp;CHAR(10)&amp;[.$L10]&amp;CHAR(10)&amp;&quot;- Sent By Bot&quot;&amp;CHAR(34)&amp;CHAR(10)));&quot;&quot;)">
            <text:p/>
          </table:table-cell>
          <table:table-cell table:style-name="ce99" table:formula="of:=IFERROR(IF([.$F10]=&quot;&quot;;&quot;&quot;;[$Mudslide_Commands.$E$32]&amp;IF(SUMPRODUCT(--ISNUMBER(SEARCH([$Mudslide_Commands.$D$10:.$D$16];RIGHT(LOWER([.$M10]);4))))&gt;0;&quot;send-image &quot;; &quot;send-file &quot;)&amp;TRIM(SUBSTITUTE([.$AF10];&quot;+&quot;;&quot;&quot;)&amp;&quot; &quot;&amp;CHAR(34)&amp;[.$M10]&amp;CHAR(34)&amp;IF([.$S10]=&quot;&quot;;&quot;&quot;;&quot; --caption &quot;&amp;CHAR(34)&amp;[.$S10]&amp;CHAR(34))&amp;CHAR(10)));&quot;&quot;)">
            <text:p/>
          </table:table-cell>
          <table:table-cell table:style-name="ce60" table:formula="of:=IFERROR(IF([.$F10]=&quot;&quot;;&quot;&quot;;IF([.$M10]=&quot;&quot;;[.$AG10]&amp;CHAR(10);[.$AH10]&amp;CHAR(10)));&quot;&quot;)">
            <text:p/>
          </table:table-cell>
          <table:table-cell table:style-name="ce60"/>
          <table:table-cell table:style-name="ce60" table:formula="of:=IFERROR(IF(NOT(ISERROR(SEARCH(&quot;@g.us&quot;;[.$E10])));[.$G10];IF([.$G10]=&quot;&quot;;&quot;&quot;;IFERROR(IF([.$B10]=&quot;&quot;;[.$E$1];[.$B10]);&quot;&quot;)&amp;RIGHT(SUBSTITUTE(SUBSTITUTE(SUBSTITUTE([.$G10];&quot;-&quot;;&quot;&quot;);&quot; &quot;;&quot;&quot;);&quot;+&quot;;&quot;&quot;);10)));&quot;&quot;)">
            <text:p/>
          </table:table-cell>
          <table:table-cell table:style-name="ce99" table:formula="of:=IFERROR(IF([.$G10]=&quot;&quot;;&quot;&quot;;[$Mudslide_Commands.$E$32]&amp;&quot;send &quot;&amp;TRIM(SUBSTITUTE([.$AK10];&quot;+&quot;;&quot;&quot;)&amp;&quot; &quot;&amp;CHAR(34)&amp;[.$H10]&amp;CHAR(10)&amp;[.$I10]&amp;CHAR(10)&amp;[.$J10]&amp;CHAR(10)&amp;[.$K10]&amp;CHAR(10)&amp;[.$L10]&amp;CHAR(10)&amp;&quot;- Sent By Bot&quot;&amp;CHAR(34)&amp;CHAR(10)));&quot;&quot;)">
            <text:p/>
          </table:table-cell>
          <table:table-cell table:style-name="ce99" table:formula="of:=IFERROR(IF([.$G10]=&quot;&quot;;&quot;&quot;;[$Mudslide_Commands.$E$32]&amp;IF(SUMPRODUCT(--ISNUMBER(SEARCH([$Mudslide_Commands.$D$10:.$D$16];RIGHT(LOWER([.$M10]);4))))&gt;0;&quot;send-image &quot;; &quot;send-file &quot;)&amp;TRIM(SUBSTITUTE([.$AK10];&quot;+&quot;;&quot;&quot;)&amp;&quot; &quot;&amp;CHAR(34)&amp;[.$M10]&amp;CHAR(34)&amp;IF([.$S10]=&quot;&quot;;&quot;&quot;;&quot; --caption &quot;&amp;CHAR(34)&amp;[.$S10]&amp;CHAR(34))&amp;CHAR(10)));&quot;&quot;)">
            <text:p/>
          </table:table-cell>
          <table:table-cell table:style-name="ce60" table:formula="of:=IFERROR(IF([.$G10]=&quot;&quot;;&quot;&quot;;IF([.$M10]=&quot;&quot;;[.$AL10]&amp;CHAR(10);[.$AM10]&amp;CHAR(10)));&quot;&quot;)">
            <text:p/>
          </table:table-cell>
          <table:table-cell table:style-name="ce60"/>
          <table:table-cell table:style-name="ce116" table:formula="of:=[.AD10]&amp;[.AI10]&amp;[.AN1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amp;[.F11]&amp;[.G11]=&quot;&quot;;&quot;&quot;;MAX([.$A$3:.$A10])+1);&quot;&quot;)">
            <text:p/>
          </table:table-cell>
          <table:table-cell table:style-name="ce9" table:formula="of:=IFERROR(TRIM(SUBSTITUTE(SUBSTITUTE(VLOOKUP([.C1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quot;&quot;;&quot;&quot;;TRIM(&quot;Dear *&quot;&amp;[.$D11]&amp;&quot;*&quot;))">
            <text:p/>
          </table:table-cell>
          <table:table-cell table:style-name="ce83" table:formula="of:=IF([.$E11]=&quot;&quot;;&quot;&quot;;&quot;~How Do You Do ?~&quot;)">
            <text:p/>
          </table:table-cell>
          <table:table-cell table:style-name="ce83" table:formula="of:=IF([.$E11]=&quot;&quot;;&quot;&quot;;&quot;_Have a great Day_&quot;)">
            <text:p/>
          </table:table-cell>
          <table:table-cell table:style-name="ce83" table:number-columns-repeated="2"/>
          <table:table-cell table:style-name="ce44" table:number-columns-spanned="6" table:number-rows-spanned="1">
            <draw:control draw:z-index="23" draw:name="BT_File_Selection_12_" draw:style-name="gr6" draw:text-style-name="P5" svg:width="1cm" svg:height="0.5cm" svg:x="0cm" svg:y="0cm" draw:control="control9"/>
          </table:table-cell>
          <table:covered-table-cell table:number-columns-repeated="5" table:style-name="ce48"/>
          <table:table-cell table:style-name="ce107" table:formula="of:=IF([.$M11]=&quot;&quot;;&quot;&quot;;IF([.$A1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E11];IF([.$E11]=&quot;&quot;;&quot;&quot;;IFERROR(IF([.$B11]=&quot;&quot;;[.$E$1];[.$B11]);&quot;&quot;)&amp;RIGHT(SUBSTITUTE(SUBSTITUTE(SUBSTITUTE([.$E11];&quot;-&quot;;&quot;&quot;);&quot; &quot;;&quot;&quot;);&quot;+&quot;;&quot;&quot;);10)));&quot;&quot;)">
            <text:p/>
          </table:table-cell>
          <table:table-cell table:style-name="ce99" table:formula="of:=IFERROR(IF([.$E11]=&quot;&quot;;&quot;&quot;;[$Mudslide_Commands.$E$32]&amp;&quot;send &quot;&amp;TRIM(SUBSTITUTE([.$AA11];&quot;+&quot;;&quot;&quot;)&amp;&quot; &quot;&amp;CHAR(34)&amp;[.$H11]&amp;CHAR(10)&amp;[.$I11]&amp;CHAR(10)&amp;[.$J11]&amp;CHAR(10)&amp;[.$K11]&amp;CHAR(10)&amp;[.$L11]&amp;CHAR(10)&amp;&quot;- Sent By Bot&quot;&amp;CHAR(34)&amp;CHAR(10)));&quot;&quot;)">
            <text:p/>
          </table:table-cell>
          <table:table-cell table:style-name="ce99" table:formula="of:=IFERROR(IF([.$E11]=&quot;&quot;;&quot;&quot;;[$Mudslide_Commands.$E$32]&amp;IF(SUMPRODUCT(--ISNUMBER(SEARCH([$Mudslide_Commands.$D$10:.$D$16];RIGHT(LOWER([.$M11]);4))))&gt;0;&quot;send-image &quot;; &quot;send-file &quot;)&amp;TRIM(SUBSTITUTE([.$AA11];&quot;+&quot;;&quot;&quot;)&amp;&quot; &quot;&amp;CHAR(34)&amp;[.$M11]&amp;CHAR(34)&amp;IF([.$S11]=&quot;&quot;;&quot;&quot;;&quot; --caption &quot;&amp;CHAR(34)&amp;[.$S11]&amp;CHAR(34))&amp;CHAR(10)));&quot;&quot;)">
            <text:p/>
          </table:table-cell>
          <table:table-cell table:style-name="ce60" table:formula="of:=IFERROR(IF([.$E11]=&quot;&quot;;&quot;&quot;;IF([.$M11]=&quot;&quot;;[.$AB11]&amp;CHAR(10);[.$AC11]&amp;CHAR(10)));&quot;&quot;)">
            <text:p/>
          </table:table-cell>
          <table:table-cell table:style-name="ce60"/>
          <table:table-cell table:style-name="ce60" table:formula="of:=IFERROR(IF(NOT(ISERROR(SEARCH(&quot;@g.us&quot;;[.$F11])));[.$F11];IF([.$F11]=&quot;&quot;;&quot;&quot;;IFERROR(IF([.$B11]=&quot;&quot;;[.$E$1];[.$B11]);&quot;&quot;)&amp;RIGHT(SUBSTITUTE(SUBSTITUTE(SUBSTITUTE([.$F11];&quot;-&quot;;&quot;&quot;);&quot; &quot;;&quot;&quot;);&quot;+&quot;;&quot;&quot;);10)));&quot;&quot;)">
            <text:p/>
          </table:table-cell>
          <table:table-cell table:style-name="ce99" table:formula="of:=IFERROR(IF([.$F11]=&quot;&quot;;&quot;&quot;;[$Mudslide_Commands.$E$32]&amp;&quot;send &quot;&amp;TRIM(SUBSTITUTE([.$AF11];&quot;+&quot;;&quot;&quot;)&amp;&quot; &quot;&amp;CHAR(34)&amp;[.$H11]&amp;CHAR(10)&amp;[.$I11]&amp;CHAR(10)&amp;[.$J11]&amp;CHAR(10)&amp;[.$K11]&amp;CHAR(10)&amp;[.$L11]&amp;CHAR(10)&amp;&quot;- Sent By Bot&quot;&amp;CHAR(34)&amp;CHAR(10)));&quot;&quot;)">
            <text:p/>
          </table:table-cell>
          <table:table-cell table:style-name="ce99" table:formula="of:=IFERROR(IF([.$F11]=&quot;&quot;;&quot;&quot;;[$Mudslide_Commands.$E$32]&amp;IF(SUMPRODUCT(--ISNUMBER(SEARCH([$Mudslide_Commands.$D$10:.$D$16];RIGHT(LOWER([.$M11]);4))))&gt;0;&quot;send-image &quot;; &quot;send-file &quot;)&amp;TRIM(SUBSTITUTE([.$AF11];&quot;+&quot;;&quot;&quot;)&amp;&quot; &quot;&amp;CHAR(34)&amp;[.$M11]&amp;CHAR(34)&amp;IF([.$S11]=&quot;&quot;;&quot;&quot;;&quot; --caption &quot;&amp;CHAR(34)&amp;[.$S11]&amp;CHAR(34))&amp;CHAR(10)));&quot;&quot;)">
            <text:p/>
          </table:table-cell>
          <table:table-cell table:style-name="ce60" table:formula="of:=IFERROR(IF([.$F11]=&quot;&quot;;&quot;&quot;;IF([.$M11]=&quot;&quot;;[.$AG11]&amp;CHAR(10);[.$AH11]&amp;CHAR(10)));&quot;&quot;)">
            <text:p/>
          </table:table-cell>
          <table:table-cell table:style-name="ce60"/>
          <table:table-cell table:style-name="ce60" table:formula="of:=IFERROR(IF(NOT(ISERROR(SEARCH(&quot;@g.us&quot;;[.$E11])));[.$G11];IF([.$G11]=&quot;&quot;;&quot;&quot;;IFERROR(IF([.$B11]=&quot;&quot;;[.$E$1];[.$B11]);&quot;&quot;)&amp;RIGHT(SUBSTITUTE(SUBSTITUTE(SUBSTITUTE([.$G11];&quot;-&quot;;&quot;&quot;);&quot; &quot;;&quot;&quot;);&quot;+&quot;;&quot;&quot;);10)));&quot;&quot;)">
            <text:p/>
          </table:table-cell>
          <table:table-cell table:style-name="ce99" table:formula="of:=IFERROR(IF([.$G11]=&quot;&quot;;&quot;&quot;;[$Mudslide_Commands.$E$32]&amp;&quot;send &quot;&amp;TRIM(SUBSTITUTE([.$AK11];&quot;+&quot;;&quot;&quot;)&amp;&quot; &quot;&amp;CHAR(34)&amp;[.$H11]&amp;CHAR(10)&amp;[.$I11]&amp;CHAR(10)&amp;[.$J11]&amp;CHAR(10)&amp;[.$K11]&amp;CHAR(10)&amp;[.$L11]&amp;CHAR(10)&amp;&quot;- Sent By Bot&quot;&amp;CHAR(34)&amp;CHAR(10)));&quot;&quot;)">
            <text:p/>
          </table:table-cell>
          <table:table-cell table:style-name="ce99" table:formula="of:=IFERROR(IF([.$G11]=&quot;&quot;;&quot;&quot;;[$Mudslide_Commands.$E$32]&amp;IF(SUMPRODUCT(--ISNUMBER(SEARCH([$Mudslide_Commands.$D$10:.$D$16];RIGHT(LOWER([.$M11]);4))))&gt;0;&quot;send-image &quot;; &quot;send-file &quot;)&amp;TRIM(SUBSTITUTE([.$AK11];&quot;+&quot;;&quot;&quot;)&amp;&quot; &quot;&amp;CHAR(34)&amp;[.$M11]&amp;CHAR(34)&amp;IF([.$S11]=&quot;&quot;;&quot;&quot;;&quot; --caption &quot;&amp;CHAR(34)&amp;[.$S11]&amp;CHAR(34))&amp;CHAR(10)));&quot;&quot;)">
            <text:p/>
          </table:table-cell>
          <table:table-cell table:style-name="ce60" table:formula="of:=IFERROR(IF([.$G11]=&quot;&quot;;&quot;&quot;;IF([.$M11]=&quot;&quot;;[.$AL11]&amp;CHAR(10);[.$AM11]&amp;CHAR(10)));&quot;&quot;)">
            <text:p/>
          </table:table-cell>
          <table:table-cell table:style-name="ce60"/>
          <table:table-cell table:style-name="ce116" table:formula="of:=[.AD11]&amp;[.AI11]&amp;[.AN1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amp;[.F12]&amp;[.G12]=&quot;&quot;;&quot;&quot;;MAX([.$A$3:.$A11])+1);&quot;&quot;)">
            <text:p/>
          </table:table-cell>
          <table:table-cell table:style-name="ce9" table:formula="of:=IFERROR(TRIM(SUBSTITUTE(SUBSTITUTE(VLOOKUP([.C1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quot;&quot;;&quot;&quot;;TRIM(&quot;Dear *&quot;&amp;[.$D12]&amp;&quot;*&quot;))">
            <text:p/>
          </table:table-cell>
          <table:table-cell table:style-name="ce83" table:formula="of:=IF([.$E12]=&quot;&quot;;&quot;&quot;;&quot;~How Do You Do ?~&quot;)">
            <text:p/>
          </table:table-cell>
          <table:table-cell table:style-name="ce83" table:formula="of:=IF([.$E12]=&quot;&quot;;&quot;&quot;;&quot;_Have a great Day_&quot;)">
            <text:p/>
          </table:table-cell>
          <table:table-cell table:style-name="ce83" table:number-columns-repeated="2"/>
          <table:table-cell table:style-name="ce44" table:number-columns-spanned="6" table:number-rows-spanned="1">
            <draw:control draw:z-index="24" draw:name="BT_File_Selection_12_" draw:style-name="gr6" draw:text-style-name="P5" svg:width="1cm" svg:height="0.5cm" svg:x="0cm" svg:y="0cm" draw:control="control10"/>
          </table:table-cell>
          <table:covered-table-cell table:number-columns-repeated="5" table:style-name="ce48"/>
          <table:table-cell table:style-name="ce107" table:formula="of:=IF([.$M12]=&quot;&quot;;&quot;&quot;;IF([.$A1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E12];IF([.$E12]=&quot;&quot;;&quot;&quot;;IFERROR(IF([.$B12]=&quot;&quot;;[.$E$1];[.$B12]);&quot;&quot;)&amp;RIGHT(SUBSTITUTE(SUBSTITUTE(SUBSTITUTE([.$E12];&quot;-&quot;;&quot;&quot;);&quot; &quot;;&quot;&quot;);&quot;+&quot;;&quot;&quot;);10)));&quot;&quot;)">
            <text:p/>
          </table:table-cell>
          <table:table-cell table:style-name="ce99" table:formula="of:=IFERROR(IF([.$E12]=&quot;&quot;;&quot;&quot;;[$Mudslide_Commands.$E$32]&amp;&quot;send &quot;&amp;TRIM(SUBSTITUTE([.$AA12];&quot;+&quot;;&quot;&quot;)&amp;&quot; &quot;&amp;CHAR(34)&amp;[.$H12]&amp;CHAR(10)&amp;[.$I12]&amp;CHAR(10)&amp;[.$J12]&amp;CHAR(10)&amp;[.$K12]&amp;CHAR(10)&amp;[.$L12]&amp;CHAR(10)&amp;&quot;- Sent By Bot&quot;&amp;CHAR(34)&amp;CHAR(10)));&quot;&quot;)">
            <text:p/>
          </table:table-cell>
          <table:table-cell table:style-name="ce99" table:formula="of:=IFERROR(IF([.$E12]=&quot;&quot;;&quot;&quot;;[$Mudslide_Commands.$E$32]&amp;IF(SUMPRODUCT(--ISNUMBER(SEARCH([$Mudslide_Commands.$D$10:.$D$16];RIGHT(LOWER([.$M12]);4))))&gt;0;&quot;send-image &quot;; &quot;send-file &quot;)&amp;TRIM(SUBSTITUTE([.$AA12];&quot;+&quot;;&quot;&quot;)&amp;&quot; &quot;&amp;CHAR(34)&amp;[.$M12]&amp;CHAR(34)&amp;IF([.$S12]=&quot;&quot;;&quot;&quot;;&quot; --caption &quot;&amp;CHAR(34)&amp;[.$S12]&amp;CHAR(34))&amp;CHAR(10)));&quot;&quot;)">
            <text:p/>
          </table:table-cell>
          <table:table-cell table:style-name="ce60" table:formula="of:=IFERROR(IF([.$E12]=&quot;&quot;;&quot;&quot;;IF([.$M12]=&quot;&quot;;[.$AB12]&amp;CHAR(10);[.$AC12]&amp;CHAR(10)));&quot;&quot;)">
            <text:p/>
          </table:table-cell>
          <table:table-cell table:style-name="ce60"/>
          <table:table-cell table:style-name="ce60" table:formula="of:=IFERROR(IF(NOT(ISERROR(SEARCH(&quot;@g.us&quot;;[.$F12])));[.$F12];IF([.$F12]=&quot;&quot;;&quot;&quot;;IFERROR(IF([.$B12]=&quot;&quot;;[.$E$1];[.$B12]);&quot;&quot;)&amp;RIGHT(SUBSTITUTE(SUBSTITUTE(SUBSTITUTE([.$F12];&quot;-&quot;;&quot;&quot;);&quot; &quot;;&quot;&quot;);&quot;+&quot;;&quot;&quot;);10)));&quot;&quot;)">
            <text:p/>
          </table:table-cell>
          <table:table-cell table:style-name="ce99" table:formula="of:=IFERROR(IF([.$F12]=&quot;&quot;;&quot;&quot;;[$Mudslide_Commands.$E$32]&amp;&quot;send &quot;&amp;TRIM(SUBSTITUTE([.$AF12];&quot;+&quot;;&quot;&quot;)&amp;&quot; &quot;&amp;CHAR(34)&amp;[.$H12]&amp;CHAR(10)&amp;[.$I12]&amp;CHAR(10)&amp;[.$J12]&amp;CHAR(10)&amp;[.$K12]&amp;CHAR(10)&amp;[.$L12]&amp;CHAR(10)&amp;&quot;- Sent By Bot&quot;&amp;CHAR(34)&amp;CHAR(10)));&quot;&quot;)">
            <text:p/>
          </table:table-cell>
          <table:table-cell table:style-name="ce99" table:formula="of:=IFERROR(IF([.$F12]=&quot;&quot;;&quot;&quot;;[$Mudslide_Commands.$E$32]&amp;IF(SUMPRODUCT(--ISNUMBER(SEARCH([$Mudslide_Commands.$D$10:.$D$16];RIGHT(LOWER([.$M12]);4))))&gt;0;&quot;send-image &quot;; &quot;send-file &quot;)&amp;TRIM(SUBSTITUTE([.$AF12];&quot;+&quot;;&quot;&quot;)&amp;&quot; &quot;&amp;CHAR(34)&amp;[.$M12]&amp;CHAR(34)&amp;IF([.$S12]=&quot;&quot;;&quot;&quot;;&quot; --caption &quot;&amp;CHAR(34)&amp;[.$S12]&amp;CHAR(34))&amp;CHAR(10)));&quot;&quot;)">
            <text:p/>
          </table:table-cell>
          <table:table-cell table:style-name="ce60" table:formula="of:=IFERROR(IF([.$F12]=&quot;&quot;;&quot;&quot;;IF([.$M12]=&quot;&quot;;[.$AG12]&amp;CHAR(10);[.$AH12]&amp;CHAR(10)));&quot;&quot;)">
            <text:p/>
          </table:table-cell>
          <table:table-cell table:style-name="ce60"/>
          <table:table-cell table:style-name="ce60" table:formula="of:=IFERROR(IF(NOT(ISERROR(SEARCH(&quot;@g.us&quot;;[.$E12])));[.$G12];IF([.$G12]=&quot;&quot;;&quot;&quot;;IFERROR(IF([.$B12]=&quot;&quot;;[.$E$1];[.$B12]);&quot;&quot;)&amp;RIGHT(SUBSTITUTE(SUBSTITUTE(SUBSTITUTE([.$G12];&quot;-&quot;;&quot;&quot;);&quot; &quot;;&quot;&quot;);&quot;+&quot;;&quot;&quot;);10)));&quot;&quot;)">
            <text:p/>
          </table:table-cell>
          <table:table-cell table:style-name="ce99" table:formula="of:=IFERROR(IF([.$G12]=&quot;&quot;;&quot;&quot;;[$Mudslide_Commands.$E$32]&amp;&quot;send &quot;&amp;TRIM(SUBSTITUTE([.$AK12];&quot;+&quot;;&quot;&quot;)&amp;&quot; &quot;&amp;CHAR(34)&amp;[.$H12]&amp;CHAR(10)&amp;[.$I12]&amp;CHAR(10)&amp;[.$J12]&amp;CHAR(10)&amp;[.$K12]&amp;CHAR(10)&amp;[.$L12]&amp;CHAR(10)&amp;&quot;- Sent By Bot&quot;&amp;CHAR(34)&amp;CHAR(10)));&quot;&quot;)">
            <text:p/>
          </table:table-cell>
          <table:table-cell table:style-name="ce99" table:formula="of:=IFERROR(IF([.$G12]=&quot;&quot;;&quot;&quot;;[$Mudslide_Commands.$E$32]&amp;IF(SUMPRODUCT(--ISNUMBER(SEARCH([$Mudslide_Commands.$D$10:.$D$16];RIGHT(LOWER([.$M12]);4))))&gt;0;&quot;send-image &quot;; &quot;send-file &quot;)&amp;TRIM(SUBSTITUTE([.$AK12];&quot;+&quot;;&quot;&quot;)&amp;&quot; &quot;&amp;CHAR(34)&amp;[.$M12]&amp;CHAR(34)&amp;IF([.$S12]=&quot;&quot;;&quot;&quot;;&quot; --caption &quot;&amp;CHAR(34)&amp;[.$S12]&amp;CHAR(34))&amp;CHAR(10)));&quot;&quot;)">
            <text:p/>
          </table:table-cell>
          <table:table-cell table:style-name="ce60" table:formula="of:=IFERROR(IF([.$G12]=&quot;&quot;;&quot;&quot;;IF([.$M12]=&quot;&quot;;[.$AL12]&amp;CHAR(10);[.$AM12]&amp;CHAR(10)));&quot;&quot;)">
            <text:p/>
          </table:table-cell>
          <table:table-cell table:style-name="ce60"/>
          <table:table-cell table:style-name="ce116" table:formula="of:=[.AD12]&amp;[.AI12]&amp;[.AN1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amp;[.F13]&amp;[.G13]=&quot;&quot;;&quot;&quot;;MAX([.$A$3:.$A12])+1);&quot;&quot;)">
            <text:p/>
          </table:table-cell>
          <table:table-cell table:style-name="ce9" table:formula="of:=IFERROR(TRIM(SUBSTITUTE(SUBSTITUTE(VLOOKUP([.C1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quot;&quot;;&quot;&quot;;TRIM(&quot;Dear *&quot;&amp;[.$D13]&amp;&quot;*&quot;))">
            <text:p/>
          </table:table-cell>
          <table:table-cell table:style-name="ce83" table:formula="of:=IF([.$E13]=&quot;&quot;;&quot;&quot;;&quot;~How Do You Do ?~&quot;)">
            <text:p/>
          </table:table-cell>
          <table:table-cell table:style-name="ce83" table:formula="of:=IF([.$E13]=&quot;&quot;;&quot;&quot;;&quot;_Have a great Day_&quot;)">
            <text:p/>
          </table:table-cell>
          <table:table-cell table:style-name="ce83" table:number-columns-repeated="2"/>
          <table:table-cell table:style-name="ce44" table:number-columns-spanned="6" table:number-rows-spanned="1">
            <draw:control draw:z-index="25" draw:name="BT_File_Selection_12_" draw:style-name="gr6" draw:text-style-name="P5" svg:width="1cm" svg:height="0.5cm" svg:x="0cm" svg:y="0cm" draw:control="control11"/>
          </table:table-cell>
          <table:covered-table-cell table:number-columns-repeated="5" table:style-name="ce48"/>
          <table:table-cell table:style-name="ce107" table:formula="of:=IF([.$M13]=&quot;&quot;;&quot;&quot;;IF([.$A1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E13];IF([.$E13]=&quot;&quot;;&quot;&quot;;IFERROR(IF([.$B13]=&quot;&quot;;[.$E$1];[.$B13]);&quot;&quot;)&amp;RIGHT(SUBSTITUTE(SUBSTITUTE(SUBSTITUTE([.$E13];&quot;-&quot;;&quot;&quot;);&quot; &quot;;&quot;&quot;);&quot;+&quot;;&quot;&quot;);10)));&quot;&quot;)">
            <text:p/>
          </table:table-cell>
          <table:table-cell table:style-name="ce99" table:formula="of:=IFERROR(IF([.$E13]=&quot;&quot;;&quot;&quot;;[$Mudslide_Commands.$E$32]&amp;&quot;send &quot;&amp;TRIM(SUBSTITUTE([.$AA13];&quot;+&quot;;&quot;&quot;)&amp;&quot; &quot;&amp;CHAR(34)&amp;[.$H13]&amp;CHAR(10)&amp;[.$I13]&amp;CHAR(10)&amp;[.$J13]&amp;CHAR(10)&amp;[.$K13]&amp;CHAR(10)&amp;[.$L13]&amp;CHAR(10)&amp;&quot;- Sent By Bot&quot;&amp;CHAR(34)&amp;CHAR(10)));&quot;&quot;)">
            <text:p/>
          </table:table-cell>
          <table:table-cell table:style-name="ce99" table:formula="of:=IFERROR(IF([.$E13]=&quot;&quot;;&quot;&quot;;[$Mudslide_Commands.$E$32]&amp;IF(SUMPRODUCT(--ISNUMBER(SEARCH([$Mudslide_Commands.$D$10:.$D$16];RIGHT(LOWER([.$M13]);4))))&gt;0;&quot;send-image &quot;; &quot;send-file &quot;)&amp;TRIM(SUBSTITUTE([.$AA13];&quot;+&quot;;&quot;&quot;)&amp;&quot; &quot;&amp;CHAR(34)&amp;[.$M13]&amp;CHAR(34)&amp;IF([.$S13]=&quot;&quot;;&quot;&quot;;&quot; --caption &quot;&amp;CHAR(34)&amp;[.$S13]&amp;CHAR(34))&amp;CHAR(10)));&quot;&quot;)">
            <text:p/>
          </table:table-cell>
          <table:table-cell table:style-name="ce60" table:formula="of:=IFERROR(IF([.$E13]=&quot;&quot;;&quot;&quot;;IF([.$M13]=&quot;&quot;;[.$AB13]&amp;CHAR(10);[.$AC13]&amp;CHAR(10)));&quot;&quot;)">
            <text:p/>
          </table:table-cell>
          <table:table-cell table:style-name="ce60"/>
          <table:table-cell table:style-name="ce60" table:formula="of:=IFERROR(IF(NOT(ISERROR(SEARCH(&quot;@g.us&quot;;[.$F13])));[.$F13];IF([.$F13]=&quot;&quot;;&quot;&quot;;IFERROR(IF([.$B13]=&quot;&quot;;[.$E$1];[.$B13]);&quot;&quot;)&amp;RIGHT(SUBSTITUTE(SUBSTITUTE(SUBSTITUTE([.$F13];&quot;-&quot;;&quot;&quot;);&quot; &quot;;&quot;&quot;);&quot;+&quot;;&quot;&quot;);10)));&quot;&quot;)">
            <text:p/>
          </table:table-cell>
          <table:table-cell table:style-name="ce99" table:formula="of:=IFERROR(IF([.$F13]=&quot;&quot;;&quot;&quot;;[$Mudslide_Commands.$E$32]&amp;&quot;send &quot;&amp;TRIM(SUBSTITUTE([.$AF13];&quot;+&quot;;&quot;&quot;)&amp;&quot; &quot;&amp;CHAR(34)&amp;[.$H13]&amp;CHAR(10)&amp;[.$I13]&amp;CHAR(10)&amp;[.$J13]&amp;CHAR(10)&amp;[.$K13]&amp;CHAR(10)&amp;[.$L13]&amp;CHAR(10)&amp;&quot;- Sent By Bot&quot;&amp;CHAR(34)&amp;CHAR(10)));&quot;&quot;)">
            <text:p/>
          </table:table-cell>
          <table:table-cell table:style-name="ce99" table:formula="of:=IFERROR(IF([.$F13]=&quot;&quot;;&quot;&quot;;[$Mudslide_Commands.$E$32]&amp;IF(SUMPRODUCT(--ISNUMBER(SEARCH([$Mudslide_Commands.$D$10:.$D$16];RIGHT(LOWER([.$M13]);4))))&gt;0;&quot;send-image &quot;; &quot;send-file &quot;)&amp;TRIM(SUBSTITUTE([.$AF13];&quot;+&quot;;&quot;&quot;)&amp;&quot; &quot;&amp;CHAR(34)&amp;[.$M13]&amp;CHAR(34)&amp;IF([.$S13]=&quot;&quot;;&quot;&quot;;&quot; --caption &quot;&amp;CHAR(34)&amp;[.$S13]&amp;CHAR(34))&amp;CHAR(10)));&quot;&quot;)">
            <text:p/>
          </table:table-cell>
          <table:table-cell table:style-name="ce60" table:formula="of:=IFERROR(IF([.$F13]=&quot;&quot;;&quot;&quot;;IF([.$M13]=&quot;&quot;;[.$AG13]&amp;CHAR(10);[.$AH13]&amp;CHAR(10)));&quot;&quot;)">
            <text:p/>
          </table:table-cell>
          <table:table-cell table:style-name="ce60"/>
          <table:table-cell table:style-name="ce60" table:formula="of:=IFERROR(IF(NOT(ISERROR(SEARCH(&quot;@g.us&quot;;[.$E13])));[.$G13];IF([.$G13]=&quot;&quot;;&quot;&quot;;IFERROR(IF([.$B13]=&quot;&quot;;[.$E$1];[.$B13]);&quot;&quot;)&amp;RIGHT(SUBSTITUTE(SUBSTITUTE(SUBSTITUTE([.$G13];&quot;-&quot;;&quot;&quot;);&quot; &quot;;&quot;&quot;);&quot;+&quot;;&quot;&quot;);10)));&quot;&quot;)">
            <text:p/>
          </table:table-cell>
          <table:table-cell table:style-name="ce99" table:formula="of:=IFERROR(IF([.$G13]=&quot;&quot;;&quot;&quot;;[$Mudslide_Commands.$E$32]&amp;&quot;send &quot;&amp;TRIM(SUBSTITUTE([.$AK13];&quot;+&quot;;&quot;&quot;)&amp;&quot; &quot;&amp;CHAR(34)&amp;[.$H13]&amp;CHAR(10)&amp;[.$I13]&amp;CHAR(10)&amp;[.$J13]&amp;CHAR(10)&amp;[.$K13]&amp;CHAR(10)&amp;[.$L13]&amp;CHAR(10)&amp;&quot;- Sent By Bot&quot;&amp;CHAR(34)&amp;CHAR(10)));&quot;&quot;)">
            <text:p/>
          </table:table-cell>
          <table:table-cell table:style-name="ce99" table:formula="of:=IFERROR(IF([.$G13]=&quot;&quot;;&quot;&quot;;[$Mudslide_Commands.$E$32]&amp;IF(SUMPRODUCT(--ISNUMBER(SEARCH([$Mudslide_Commands.$D$10:.$D$16];RIGHT(LOWER([.$M13]);4))))&gt;0;&quot;send-image &quot;; &quot;send-file &quot;)&amp;TRIM(SUBSTITUTE([.$AK13];&quot;+&quot;;&quot;&quot;)&amp;&quot; &quot;&amp;CHAR(34)&amp;[.$M13]&amp;CHAR(34)&amp;IF([.$S13]=&quot;&quot;;&quot;&quot;;&quot; --caption &quot;&amp;CHAR(34)&amp;[.$S13]&amp;CHAR(34))&amp;CHAR(10)));&quot;&quot;)">
            <text:p/>
          </table:table-cell>
          <table:table-cell table:style-name="ce60" table:formula="of:=IFERROR(IF([.$G13]=&quot;&quot;;&quot;&quot;;IF([.$M13]=&quot;&quot;;[.$AL13]&amp;CHAR(10);[.$AM13]&amp;CHAR(10)));&quot;&quot;)">
            <text:p/>
          </table:table-cell>
          <table:table-cell table:style-name="ce60"/>
          <table:table-cell table:style-name="ce116" table:formula="of:=[.AD13]&amp;[.AI13]&amp;[.AN1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amp;[.F14]&amp;[.G14]=&quot;&quot;;&quot;&quot;;MAX([.$A$3:.$A13])+1);&quot;&quot;)">
            <text:p/>
          </table:table-cell>
          <table:table-cell table:style-name="ce9" table:formula="of:=IFERROR(TRIM(SUBSTITUTE(SUBSTITUTE(VLOOKUP([.C1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quot;&quot;;&quot;&quot;;TRIM(&quot;Dear *&quot;&amp;[.$D14]&amp;&quot;*&quot;))">
            <text:p/>
          </table:table-cell>
          <table:table-cell table:style-name="ce83" table:formula="of:=IF([.$E14]=&quot;&quot;;&quot;&quot;;&quot;~How Do You Do ?~&quot;)">
            <text:p/>
          </table:table-cell>
          <table:table-cell table:style-name="ce83" table:formula="of:=IF([.$E14]=&quot;&quot;;&quot;&quot;;&quot;_Have a great Day_&quot;)">
            <text:p/>
          </table:table-cell>
          <table:table-cell table:style-name="ce83" table:number-columns-repeated="2"/>
          <table:table-cell table:style-name="ce44" table:number-columns-spanned="6" table:number-rows-spanned="1">
            <draw:control draw:z-index="26" draw:name="BT_File_Selection_12_" draw:style-name="gr6" draw:text-style-name="P5" svg:width="1cm" svg:height="0.5cm" svg:x="0cm" svg:y="0cm" draw:control="control12"/>
          </table:table-cell>
          <table:covered-table-cell table:number-columns-repeated="5" table:style-name="ce48"/>
          <table:table-cell table:style-name="ce107" table:formula="of:=IF([.$M14]=&quot;&quot;;&quot;&quot;;IF([.$A1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E14];IF([.$E14]=&quot;&quot;;&quot;&quot;;IFERROR(IF([.$B14]=&quot;&quot;;[.$E$1];[.$B14]);&quot;&quot;)&amp;RIGHT(SUBSTITUTE(SUBSTITUTE(SUBSTITUTE([.$E14];&quot;-&quot;;&quot;&quot;);&quot; &quot;;&quot;&quot;);&quot;+&quot;;&quot;&quot;);10)));&quot;&quot;)">
            <text:p/>
          </table:table-cell>
          <table:table-cell table:style-name="ce99" table:formula="of:=IFERROR(IF([.$E14]=&quot;&quot;;&quot;&quot;;[$Mudslide_Commands.$E$32]&amp;&quot;send &quot;&amp;TRIM(SUBSTITUTE([.$AA14];&quot;+&quot;;&quot;&quot;)&amp;&quot; &quot;&amp;CHAR(34)&amp;[.$H14]&amp;CHAR(10)&amp;[.$I14]&amp;CHAR(10)&amp;[.$J14]&amp;CHAR(10)&amp;[.$K14]&amp;CHAR(10)&amp;[.$L14]&amp;CHAR(10)&amp;&quot;- Sent By Bot&quot;&amp;CHAR(34)&amp;CHAR(10)));&quot;&quot;)">
            <text:p/>
          </table:table-cell>
          <table:table-cell table:style-name="ce99" table:formula="of:=IFERROR(IF([.$E14]=&quot;&quot;;&quot;&quot;;[$Mudslide_Commands.$E$32]&amp;IF(SUMPRODUCT(--ISNUMBER(SEARCH([$Mudslide_Commands.$D$10:.$D$16];RIGHT(LOWER([.$M14]);4))))&gt;0;&quot;send-image &quot;; &quot;send-file &quot;)&amp;TRIM(SUBSTITUTE([.$AA14];&quot;+&quot;;&quot;&quot;)&amp;&quot; &quot;&amp;CHAR(34)&amp;[.$M14]&amp;CHAR(34)&amp;IF([.$S14]=&quot;&quot;;&quot;&quot;;&quot; --caption &quot;&amp;CHAR(34)&amp;[.$S14]&amp;CHAR(34))&amp;CHAR(10)));&quot;&quot;)">
            <text:p/>
          </table:table-cell>
          <table:table-cell table:style-name="ce60" table:formula="of:=IFERROR(IF([.$E14]=&quot;&quot;;&quot;&quot;;IF([.$M14]=&quot;&quot;;[.$AB14]&amp;CHAR(10);[.$AC14]&amp;CHAR(10)));&quot;&quot;)">
            <text:p/>
          </table:table-cell>
          <table:table-cell table:style-name="ce60"/>
          <table:table-cell table:style-name="ce60" table:formula="of:=IFERROR(IF(NOT(ISERROR(SEARCH(&quot;@g.us&quot;;[.$F14])));[.$F14];IF([.$F14]=&quot;&quot;;&quot;&quot;;IFERROR(IF([.$B14]=&quot;&quot;;[.$E$1];[.$B14]);&quot;&quot;)&amp;RIGHT(SUBSTITUTE(SUBSTITUTE(SUBSTITUTE([.$F14];&quot;-&quot;;&quot;&quot;);&quot; &quot;;&quot;&quot;);&quot;+&quot;;&quot;&quot;);10)));&quot;&quot;)">
            <text:p/>
          </table:table-cell>
          <table:table-cell table:style-name="ce99" table:formula="of:=IFERROR(IF([.$F14]=&quot;&quot;;&quot;&quot;;[$Mudslide_Commands.$E$32]&amp;&quot;send &quot;&amp;TRIM(SUBSTITUTE([.$AF14];&quot;+&quot;;&quot;&quot;)&amp;&quot; &quot;&amp;CHAR(34)&amp;[.$H14]&amp;CHAR(10)&amp;[.$I14]&amp;CHAR(10)&amp;[.$J14]&amp;CHAR(10)&amp;[.$K14]&amp;CHAR(10)&amp;[.$L14]&amp;CHAR(10)&amp;&quot;- Sent By Bot&quot;&amp;CHAR(34)&amp;CHAR(10)));&quot;&quot;)">
            <text:p/>
          </table:table-cell>
          <table:table-cell table:style-name="ce99" table:formula="of:=IFERROR(IF([.$F14]=&quot;&quot;;&quot;&quot;;[$Mudslide_Commands.$E$32]&amp;IF(SUMPRODUCT(--ISNUMBER(SEARCH([$Mudslide_Commands.$D$10:.$D$16];RIGHT(LOWER([.$M14]);4))))&gt;0;&quot;send-image &quot;; &quot;send-file &quot;)&amp;TRIM(SUBSTITUTE([.$AF14];&quot;+&quot;;&quot;&quot;)&amp;&quot; &quot;&amp;CHAR(34)&amp;[.$M14]&amp;CHAR(34)&amp;IF([.$S14]=&quot;&quot;;&quot;&quot;;&quot; --caption &quot;&amp;CHAR(34)&amp;[.$S14]&amp;CHAR(34))&amp;CHAR(10)));&quot;&quot;)">
            <text:p/>
          </table:table-cell>
          <table:table-cell table:style-name="ce60" table:formula="of:=IFERROR(IF([.$F14]=&quot;&quot;;&quot;&quot;;IF([.$M14]=&quot;&quot;;[.$AG14]&amp;CHAR(10);[.$AH14]&amp;CHAR(10)));&quot;&quot;)">
            <text:p/>
          </table:table-cell>
          <table:table-cell table:style-name="ce60"/>
          <table:table-cell table:style-name="ce60" table:formula="of:=IFERROR(IF(NOT(ISERROR(SEARCH(&quot;@g.us&quot;;[.$E14])));[.$G14];IF([.$G14]=&quot;&quot;;&quot;&quot;;IFERROR(IF([.$B14]=&quot;&quot;;[.$E$1];[.$B14]);&quot;&quot;)&amp;RIGHT(SUBSTITUTE(SUBSTITUTE(SUBSTITUTE([.$G14];&quot;-&quot;;&quot;&quot;);&quot; &quot;;&quot;&quot;);&quot;+&quot;;&quot;&quot;);10)));&quot;&quot;)">
            <text:p/>
          </table:table-cell>
          <table:table-cell table:style-name="ce99" table:formula="of:=IFERROR(IF([.$G14]=&quot;&quot;;&quot;&quot;;[$Mudslide_Commands.$E$32]&amp;&quot;send &quot;&amp;TRIM(SUBSTITUTE([.$AK14];&quot;+&quot;;&quot;&quot;)&amp;&quot; &quot;&amp;CHAR(34)&amp;[.$H14]&amp;CHAR(10)&amp;[.$I14]&amp;CHAR(10)&amp;[.$J14]&amp;CHAR(10)&amp;[.$K14]&amp;CHAR(10)&amp;[.$L14]&amp;CHAR(10)&amp;&quot;- Sent By Bot&quot;&amp;CHAR(34)&amp;CHAR(10)));&quot;&quot;)">
            <text:p/>
          </table:table-cell>
          <table:table-cell table:style-name="ce99" table:formula="of:=IFERROR(IF([.$G14]=&quot;&quot;;&quot;&quot;;[$Mudslide_Commands.$E$32]&amp;IF(SUMPRODUCT(--ISNUMBER(SEARCH([$Mudslide_Commands.$D$10:.$D$16];RIGHT(LOWER([.$M14]);4))))&gt;0;&quot;send-image &quot;; &quot;send-file &quot;)&amp;TRIM(SUBSTITUTE([.$AK14];&quot;+&quot;;&quot;&quot;)&amp;&quot; &quot;&amp;CHAR(34)&amp;[.$M14]&amp;CHAR(34)&amp;IF([.$S14]=&quot;&quot;;&quot;&quot;;&quot; --caption &quot;&amp;CHAR(34)&amp;[.$S14]&amp;CHAR(34))&amp;CHAR(10)));&quot;&quot;)">
            <text:p/>
          </table:table-cell>
          <table:table-cell table:style-name="ce60" table:formula="of:=IFERROR(IF([.$G14]=&quot;&quot;;&quot;&quot;;IF([.$M14]=&quot;&quot;;[.$AL14]&amp;CHAR(10);[.$AM14]&amp;CHAR(10)));&quot;&quot;)">
            <text:p/>
          </table:table-cell>
          <table:table-cell table:style-name="ce60"/>
          <table:table-cell table:style-name="ce116" table:formula="of:=[.AD14]&amp;[.AI14]&amp;[.AN1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amp;[.F15]&amp;[.G15]=&quot;&quot;;&quot;&quot;;MAX([.$A$3:.$A14])+1);&quot;&quot;)">
            <text:p/>
          </table:table-cell>
          <table:table-cell table:style-name="ce9" table:formula="of:=IFERROR(TRIM(SUBSTITUTE(SUBSTITUTE(VLOOKUP([.C1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quot;&quot;;&quot;&quot;;TRIM(&quot;Dear *&quot;&amp;[.$D15]&amp;&quot;*&quot;))">
            <text:p/>
          </table:table-cell>
          <table:table-cell table:style-name="ce83" table:formula="of:=IF([.$E15]=&quot;&quot;;&quot;&quot;;&quot;~How Do You Do ?~&quot;)">
            <text:p/>
          </table:table-cell>
          <table:table-cell table:style-name="ce83" table:formula="of:=IF([.$E15]=&quot;&quot;;&quot;&quot;;&quot;_Have a great Day_&quot;)">
            <text:p/>
          </table:table-cell>
          <table:table-cell table:style-name="ce83" table:number-columns-repeated="2"/>
          <table:table-cell table:style-name="ce44" table:number-columns-spanned="6" table:number-rows-spanned="1">
            <draw:control draw:z-index="27" draw:name="BT_File_Selection_12_" draw:style-name="gr6" draw:text-style-name="P5" svg:width="1cm" svg:height="0.5cm" svg:x="0cm" svg:y="0cm" draw:control="control13"/>
          </table:table-cell>
          <table:covered-table-cell table:number-columns-repeated="5" table:style-name="ce48"/>
          <table:table-cell table:style-name="ce107" table:formula="of:=IF([.$M15]=&quot;&quot;;&quot;&quot;;IF([.$A1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E15];IF([.$E15]=&quot;&quot;;&quot;&quot;;IFERROR(IF([.$B15]=&quot;&quot;;[.$E$1];[.$B15]);&quot;&quot;)&amp;RIGHT(SUBSTITUTE(SUBSTITUTE(SUBSTITUTE([.$E15];&quot;-&quot;;&quot;&quot;);&quot; &quot;;&quot;&quot;);&quot;+&quot;;&quot;&quot;);10)));&quot;&quot;)">
            <text:p/>
          </table:table-cell>
          <table:table-cell table:style-name="ce99" table:formula="of:=IFERROR(IF([.$E15]=&quot;&quot;;&quot;&quot;;[$Mudslide_Commands.$E$32]&amp;&quot;send &quot;&amp;TRIM(SUBSTITUTE([.$AA15];&quot;+&quot;;&quot;&quot;)&amp;&quot; &quot;&amp;CHAR(34)&amp;[.$H15]&amp;CHAR(10)&amp;[.$I15]&amp;CHAR(10)&amp;[.$J15]&amp;CHAR(10)&amp;[.$K15]&amp;CHAR(10)&amp;[.$L15]&amp;CHAR(10)&amp;&quot;- Sent By Bot&quot;&amp;CHAR(34)&amp;CHAR(10)));&quot;&quot;)">
            <text:p/>
          </table:table-cell>
          <table:table-cell table:style-name="ce99" table:formula="of:=IFERROR(IF([.$E15]=&quot;&quot;;&quot;&quot;;[$Mudslide_Commands.$E$32]&amp;IF(SUMPRODUCT(--ISNUMBER(SEARCH([$Mudslide_Commands.$D$10:.$D$16];RIGHT(LOWER([.$M15]);4))))&gt;0;&quot;send-image &quot;; &quot;send-file &quot;)&amp;TRIM(SUBSTITUTE([.$AA15];&quot;+&quot;;&quot;&quot;)&amp;&quot; &quot;&amp;CHAR(34)&amp;[.$M15]&amp;CHAR(34)&amp;IF([.$S15]=&quot;&quot;;&quot;&quot;;&quot; --caption &quot;&amp;CHAR(34)&amp;[.$S15]&amp;CHAR(34))&amp;CHAR(10)));&quot;&quot;)">
            <text:p/>
          </table:table-cell>
          <table:table-cell table:style-name="ce60" table:formula="of:=IFERROR(IF([.$E15]=&quot;&quot;;&quot;&quot;;IF([.$M15]=&quot;&quot;;[.$AB15]&amp;CHAR(10);[.$AC15]&amp;CHAR(10)));&quot;&quot;)">
            <text:p/>
          </table:table-cell>
          <table:table-cell table:style-name="ce60"/>
          <table:table-cell table:style-name="ce60" table:formula="of:=IFERROR(IF(NOT(ISERROR(SEARCH(&quot;@g.us&quot;;[.$F15])));[.$F15];IF([.$F15]=&quot;&quot;;&quot;&quot;;IFERROR(IF([.$B15]=&quot;&quot;;[.$E$1];[.$B15]);&quot;&quot;)&amp;RIGHT(SUBSTITUTE(SUBSTITUTE(SUBSTITUTE([.$F15];&quot;-&quot;;&quot;&quot;);&quot; &quot;;&quot;&quot;);&quot;+&quot;;&quot;&quot;);10)));&quot;&quot;)">
            <text:p/>
          </table:table-cell>
          <table:table-cell table:style-name="ce99" table:formula="of:=IFERROR(IF([.$F15]=&quot;&quot;;&quot;&quot;;[$Mudslide_Commands.$E$32]&amp;&quot;send &quot;&amp;TRIM(SUBSTITUTE([.$AF15];&quot;+&quot;;&quot;&quot;)&amp;&quot; &quot;&amp;CHAR(34)&amp;[.$H15]&amp;CHAR(10)&amp;[.$I15]&amp;CHAR(10)&amp;[.$J15]&amp;CHAR(10)&amp;[.$K15]&amp;CHAR(10)&amp;[.$L15]&amp;CHAR(10)&amp;&quot;- Sent By Bot&quot;&amp;CHAR(34)&amp;CHAR(10)));&quot;&quot;)">
            <text:p/>
          </table:table-cell>
          <table:table-cell table:style-name="ce99" table:formula="of:=IFERROR(IF([.$F15]=&quot;&quot;;&quot;&quot;;[$Mudslide_Commands.$E$32]&amp;IF(SUMPRODUCT(--ISNUMBER(SEARCH([$Mudslide_Commands.$D$10:.$D$16];RIGHT(LOWER([.$M15]);4))))&gt;0;&quot;send-image &quot;; &quot;send-file &quot;)&amp;TRIM(SUBSTITUTE([.$AF15];&quot;+&quot;;&quot;&quot;)&amp;&quot; &quot;&amp;CHAR(34)&amp;[.$M15]&amp;CHAR(34)&amp;IF([.$S15]=&quot;&quot;;&quot;&quot;;&quot; --caption &quot;&amp;CHAR(34)&amp;[.$S15]&amp;CHAR(34))&amp;CHAR(10)));&quot;&quot;)">
            <text:p/>
          </table:table-cell>
          <table:table-cell table:style-name="ce60" table:formula="of:=IFERROR(IF([.$F15]=&quot;&quot;;&quot;&quot;;IF([.$M15]=&quot;&quot;;[.$AG15]&amp;CHAR(10);[.$AH15]&amp;CHAR(10)));&quot;&quot;)">
            <text:p/>
          </table:table-cell>
          <table:table-cell table:style-name="ce60"/>
          <table:table-cell table:style-name="ce60" table:formula="of:=IFERROR(IF(NOT(ISERROR(SEARCH(&quot;@g.us&quot;;[.$E15])));[.$G15];IF([.$G15]=&quot;&quot;;&quot;&quot;;IFERROR(IF([.$B15]=&quot;&quot;;[.$E$1];[.$B15]);&quot;&quot;)&amp;RIGHT(SUBSTITUTE(SUBSTITUTE(SUBSTITUTE([.$G15];&quot;-&quot;;&quot;&quot;);&quot; &quot;;&quot;&quot;);&quot;+&quot;;&quot;&quot;);10)));&quot;&quot;)">
            <text:p/>
          </table:table-cell>
          <table:table-cell table:style-name="ce99" table:formula="of:=IFERROR(IF([.$G15]=&quot;&quot;;&quot;&quot;;[$Mudslide_Commands.$E$32]&amp;&quot;send &quot;&amp;TRIM(SUBSTITUTE([.$AK15];&quot;+&quot;;&quot;&quot;)&amp;&quot; &quot;&amp;CHAR(34)&amp;[.$H15]&amp;CHAR(10)&amp;[.$I15]&amp;CHAR(10)&amp;[.$J15]&amp;CHAR(10)&amp;[.$K15]&amp;CHAR(10)&amp;[.$L15]&amp;CHAR(10)&amp;&quot;- Sent By Bot&quot;&amp;CHAR(34)&amp;CHAR(10)));&quot;&quot;)">
            <text:p/>
          </table:table-cell>
          <table:table-cell table:style-name="ce99" table:formula="of:=IFERROR(IF([.$G15]=&quot;&quot;;&quot;&quot;;[$Mudslide_Commands.$E$32]&amp;IF(SUMPRODUCT(--ISNUMBER(SEARCH([$Mudslide_Commands.$D$10:.$D$16];RIGHT(LOWER([.$M15]);4))))&gt;0;&quot;send-image &quot;; &quot;send-file &quot;)&amp;TRIM(SUBSTITUTE([.$AK15];&quot;+&quot;;&quot;&quot;)&amp;&quot; &quot;&amp;CHAR(34)&amp;[.$M15]&amp;CHAR(34)&amp;IF([.$S15]=&quot;&quot;;&quot;&quot;;&quot; --caption &quot;&amp;CHAR(34)&amp;[.$S15]&amp;CHAR(34))&amp;CHAR(10)));&quot;&quot;)">
            <text:p/>
          </table:table-cell>
          <table:table-cell table:style-name="ce60" table:formula="of:=IFERROR(IF([.$G15]=&quot;&quot;;&quot;&quot;;IF([.$M15]=&quot;&quot;;[.$AL15]&amp;CHAR(10);[.$AM15]&amp;CHAR(10)));&quot;&quot;)">
            <text:p/>
          </table:table-cell>
          <table:table-cell table:style-name="ce60"/>
          <table:table-cell table:style-name="ce116" table:formula="of:=[.AD15]&amp;[.AI15]&amp;[.AN1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amp;[.F16]&amp;[.G16]=&quot;&quot;;&quot;&quot;;MAX([.$A$3:.$A15])+1);&quot;&quot;)">
            <text:p/>
          </table:table-cell>
          <table:table-cell table:style-name="ce9" table:formula="of:=IFERROR(TRIM(SUBSTITUTE(SUBSTITUTE(VLOOKUP([.C1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quot;&quot;;&quot;&quot;;TRIM(&quot;Dear *&quot;&amp;[.$D16]&amp;&quot;*&quot;))">
            <text:p/>
          </table:table-cell>
          <table:table-cell table:style-name="ce83" table:formula="of:=IF([.$E16]=&quot;&quot;;&quot;&quot;;&quot;~How Do You Do ?~&quot;)">
            <text:p/>
          </table:table-cell>
          <table:table-cell table:style-name="ce83" table:formula="of:=IF([.$E16]=&quot;&quot;;&quot;&quot;;&quot;_Have a great Day_&quot;)">
            <text:p/>
          </table:table-cell>
          <table:table-cell table:style-name="ce83" table:number-columns-repeated="2"/>
          <table:table-cell table:style-name="ce44" table:number-columns-spanned="6" table:number-rows-spanned="1">
            <draw:control draw:z-index="28" draw:name="BT_File_Selection_12_" draw:style-name="gr6" draw:text-style-name="P5" svg:width="1cm" svg:height="0.5cm" svg:x="0cm" svg:y="0cm" draw:control="control14"/>
          </table:table-cell>
          <table:covered-table-cell table:number-columns-repeated="5" table:style-name="ce48"/>
          <table:table-cell table:style-name="ce107" table:formula="of:=IF([.$M16]=&quot;&quot;;&quot;&quot;;IF([.$A1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E16];IF([.$E16]=&quot;&quot;;&quot;&quot;;IFERROR(IF([.$B16]=&quot;&quot;;[.$E$1];[.$B16]);&quot;&quot;)&amp;RIGHT(SUBSTITUTE(SUBSTITUTE(SUBSTITUTE([.$E16];&quot;-&quot;;&quot;&quot;);&quot; &quot;;&quot;&quot;);&quot;+&quot;;&quot;&quot;);10)));&quot;&quot;)">
            <text:p/>
          </table:table-cell>
          <table:table-cell table:style-name="ce99" table:formula="of:=IFERROR(IF([.$E16]=&quot;&quot;;&quot;&quot;;[$Mudslide_Commands.$E$32]&amp;&quot;send &quot;&amp;TRIM(SUBSTITUTE([.$AA16];&quot;+&quot;;&quot;&quot;)&amp;&quot; &quot;&amp;CHAR(34)&amp;[.$H16]&amp;CHAR(10)&amp;[.$I16]&amp;CHAR(10)&amp;[.$J16]&amp;CHAR(10)&amp;[.$K16]&amp;CHAR(10)&amp;[.$L16]&amp;CHAR(10)&amp;&quot;- Sent By Bot&quot;&amp;CHAR(34)&amp;CHAR(10)));&quot;&quot;)">
            <text:p/>
          </table:table-cell>
          <table:table-cell table:style-name="ce99" table:formula="of:=IFERROR(IF([.$E16]=&quot;&quot;;&quot;&quot;;[$Mudslide_Commands.$E$32]&amp;IF(SUMPRODUCT(--ISNUMBER(SEARCH([$Mudslide_Commands.$D$10:.$D$16];RIGHT(LOWER([.$M16]);4))))&gt;0;&quot;send-image &quot;; &quot;send-file &quot;)&amp;TRIM(SUBSTITUTE([.$AA16];&quot;+&quot;;&quot;&quot;)&amp;&quot; &quot;&amp;CHAR(34)&amp;[.$M16]&amp;CHAR(34)&amp;IF([.$S16]=&quot;&quot;;&quot;&quot;;&quot; --caption &quot;&amp;CHAR(34)&amp;[.$S16]&amp;CHAR(34))&amp;CHAR(10)));&quot;&quot;)">
            <text:p/>
          </table:table-cell>
          <table:table-cell table:style-name="ce60" table:formula="of:=IFERROR(IF([.$E16]=&quot;&quot;;&quot;&quot;;IF([.$M16]=&quot;&quot;;[.$AB16]&amp;CHAR(10);[.$AC16]&amp;CHAR(10)));&quot;&quot;)">
            <text:p/>
          </table:table-cell>
          <table:table-cell table:style-name="ce60"/>
          <table:table-cell table:style-name="ce60" table:formula="of:=IFERROR(IF(NOT(ISERROR(SEARCH(&quot;@g.us&quot;;[.$F16])));[.$F16];IF([.$F16]=&quot;&quot;;&quot;&quot;;IFERROR(IF([.$B16]=&quot;&quot;;[.$E$1];[.$B16]);&quot;&quot;)&amp;RIGHT(SUBSTITUTE(SUBSTITUTE(SUBSTITUTE([.$F16];&quot;-&quot;;&quot;&quot;);&quot; &quot;;&quot;&quot;);&quot;+&quot;;&quot;&quot;);10)));&quot;&quot;)">
            <text:p/>
          </table:table-cell>
          <table:table-cell table:style-name="ce99" table:formula="of:=IFERROR(IF([.$F16]=&quot;&quot;;&quot;&quot;;[$Mudslide_Commands.$E$32]&amp;&quot;send &quot;&amp;TRIM(SUBSTITUTE([.$AF16];&quot;+&quot;;&quot;&quot;)&amp;&quot; &quot;&amp;CHAR(34)&amp;[.$H16]&amp;CHAR(10)&amp;[.$I16]&amp;CHAR(10)&amp;[.$J16]&amp;CHAR(10)&amp;[.$K16]&amp;CHAR(10)&amp;[.$L16]&amp;CHAR(10)&amp;&quot;- Sent By Bot&quot;&amp;CHAR(34)&amp;CHAR(10)));&quot;&quot;)">
            <text:p/>
          </table:table-cell>
          <table:table-cell table:style-name="ce99" table:formula="of:=IFERROR(IF([.$F16]=&quot;&quot;;&quot;&quot;;[$Mudslide_Commands.$E$32]&amp;IF(SUMPRODUCT(--ISNUMBER(SEARCH([$Mudslide_Commands.$D$10:.$D$16];RIGHT(LOWER([.$M16]);4))))&gt;0;&quot;send-image &quot;; &quot;send-file &quot;)&amp;TRIM(SUBSTITUTE([.$AF16];&quot;+&quot;;&quot;&quot;)&amp;&quot; &quot;&amp;CHAR(34)&amp;[.$M16]&amp;CHAR(34)&amp;IF([.$S16]=&quot;&quot;;&quot;&quot;;&quot; --caption &quot;&amp;CHAR(34)&amp;[.$S16]&amp;CHAR(34))&amp;CHAR(10)));&quot;&quot;)">
            <text:p/>
          </table:table-cell>
          <table:table-cell table:style-name="ce60" table:formula="of:=IFERROR(IF([.$F16]=&quot;&quot;;&quot;&quot;;IF([.$M16]=&quot;&quot;;[.$AG16]&amp;CHAR(10);[.$AH16]&amp;CHAR(10)));&quot;&quot;)">
            <text:p/>
          </table:table-cell>
          <table:table-cell table:style-name="ce60"/>
          <table:table-cell table:style-name="ce60" table:formula="of:=IFERROR(IF(NOT(ISERROR(SEARCH(&quot;@g.us&quot;;[.$E16])));[.$G16];IF([.$G16]=&quot;&quot;;&quot;&quot;;IFERROR(IF([.$B16]=&quot;&quot;;[.$E$1];[.$B16]);&quot;&quot;)&amp;RIGHT(SUBSTITUTE(SUBSTITUTE(SUBSTITUTE([.$G16];&quot;-&quot;;&quot;&quot;);&quot; &quot;;&quot;&quot;);&quot;+&quot;;&quot;&quot;);10)));&quot;&quot;)">
            <text:p/>
          </table:table-cell>
          <table:table-cell table:style-name="ce99" table:formula="of:=IFERROR(IF([.$G16]=&quot;&quot;;&quot;&quot;;[$Mudslide_Commands.$E$32]&amp;&quot;send &quot;&amp;TRIM(SUBSTITUTE([.$AK16];&quot;+&quot;;&quot;&quot;)&amp;&quot; &quot;&amp;CHAR(34)&amp;[.$H16]&amp;CHAR(10)&amp;[.$I16]&amp;CHAR(10)&amp;[.$J16]&amp;CHAR(10)&amp;[.$K16]&amp;CHAR(10)&amp;[.$L16]&amp;CHAR(10)&amp;&quot;- Sent By Bot&quot;&amp;CHAR(34)&amp;CHAR(10)));&quot;&quot;)">
            <text:p/>
          </table:table-cell>
          <table:table-cell table:style-name="ce99" table:formula="of:=IFERROR(IF([.$G16]=&quot;&quot;;&quot;&quot;;[$Mudslide_Commands.$E$32]&amp;IF(SUMPRODUCT(--ISNUMBER(SEARCH([$Mudslide_Commands.$D$10:.$D$16];RIGHT(LOWER([.$M16]);4))))&gt;0;&quot;send-image &quot;; &quot;send-file &quot;)&amp;TRIM(SUBSTITUTE([.$AK16];&quot;+&quot;;&quot;&quot;)&amp;&quot; &quot;&amp;CHAR(34)&amp;[.$M16]&amp;CHAR(34)&amp;IF([.$S16]=&quot;&quot;;&quot;&quot;;&quot; --caption &quot;&amp;CHAR(34)&amp;[.$S16]&amp;CHAR(34))&amp;CHAR(10)));&quot;&quot;)">
            <text:p/>
          </table:table-cell>
          <table:table-cell table:style-name="ce60" table:formula="of:=IFERROR(IF([.$G16]=&quot;&quot;;&quot;&quot;;IF([.$M16]=&quot;&quot;;[.$AL16]&amp;CHAR(10);[.$AM16]&amp;CHAR(10)));&quot;&quot;)">
            <text:p/>
          </table:table-cell>
          <table:table-cell table:style-name="ce60"/>
          <table:table-cell table:style-name="ce116" table:formula="of:=[.AD16]&amp;[.AI16]&amp;[.AN1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amp;[.F17]&amp;[.G17]=&quot;&quot;;&quot;&quot;;MAX([.$A$3:.$A16])+1);&quot;&quot;)">
            <text:p/>
          </table:table-cell>
          <table:table-cell table:style-name="ce9" table:formula="of:=IFERROR(TRIM(SUBSTITUTE(SUBSTITUTE(VLOOKUP([.C1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quot;&quot;;&quot;&quot;;TRIM(&quot;Dear *&quot;&amp;[.$D17]&amp;&quot;*&quot;))">
            <text:p/>
          </table:table-cell>
          <table:table-cell table:style-name="ce83" table:formula="of:=IF([.$E17]=&quot;&quot;;&quot;&quot;;&quot;~How Do You Do ?~&quot;)">
            <text:p/>
          </table:table-cell>
          <table:table-cell table:style-name="ce83" table:formula="of:=IF([.$E17]=&quot;&quot;;&quot;&quot;;&quot;_Have a great Day_&quot;)">
            <text:p/>
          </table:table-cell>
          <table:table-cell table:style-name="ce83" table:number-columns-repeated="2"/>
          <table:table-cell table:style-name="ce44" table:number-columns-spanned="6" table:number-rows-spanned="1">
            <draw:control draw:z-index="29" draw:name="BT_File_Selection_12_" draw:style-name="gr6" draw:text-style-name="P5" svg:width="1cm" svg:height="0.5cm" svg:x="0cm" svg:y="0cm" draw:control="control15"/>
          </table:table-cell>
          <table:covered-table-cell table:number-columns-repeated="5" table:style-name="ce48"/>
          <table:table-cell table:style-name="ce107" table:formula="of:=IF([.$M17]=&quot;&quot;;&quot;&quot;;IF([.$A1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E17];IF([.$E17]=&quot;&quot;;&quot;&quot;;IFERROR(IF([.$B17]=&quot;&quot;;[.$E$1];[.$B17]);&quot;&quot;)&amp;RIGHT(SUBSTITUTE(SUBSTITUTE(SUBSTITUTE([.$E17];&quot;-&quot;;&quot;&quot;);&quot; &quot;;&quot;&quot;);&quot;+&quot;;&quot;&quot;);10)));&quot;&quot;)">
            <text:p/>
          </table:table-cell>
          <table:table-cell table:style-name="ce99" table:formula="of:=IFERROR(IF([.$E17]=&quot;&quot;;&quot;&quot;;[$Mudslide_Commands.$E$32]&amp;&quot;send &quot;&amp;TRIM(SUBSTITUTE([.$AA17];&quot;+&quot;;&quot;&quot;)&amp;&quot; &quot;&amp;CHAR(34)&amp;[.$H17]&amp;CHAR(10)&amp;[.$I17]&amp;CHAR(10)&amp;[.$J17]&amp;CHAR(10)&amp;[.$K17]&amp;CHAR(10)&amp;[.$L17]&amp;CHAR(10)&amp;&quot;- Sent By Bot&quot;&amp;CHAR(34)&amp;CHAR(10)));&quot;&quot;)">
            <text:p/>
          </table:table-cell>
          <table:table-cell table:style-name="ce99" table:formula="of:=IFERROR(IF([.$E17]=&quot;&quot;;&quot;&quot;;[$Mudslide_Commands.$E$32]&amp;IF(SUMPRODUCT(--ISNUMBER(SEARCH([$Mudslide_Commands.$D$10:.$D$16];RIGHT(LOWER([.$M17]);4))))&gt;0;&quot;send-image &quot;; &quot;send-file &quot;)&amp;TRIM(SUBSTITUTE([.$AA17];&quot;+&quot;;&quot;&quot;)&amp;&quot; &quot;&amp;CHAR(34)&amp;[.$M17]&amp;CHAR(34)&amp;IF([.$S17]=&quot;&quot;;&quot;&quot;;&quot; --caption &quot;&amp;CHAR(34)&amp;[.$S17]&amp;CHAR(34))&amp;CHAR(10)));&quot;&quot;)">
            <text:p/>
          </table:table-cell>
          <table:table-cell table:style-name="ce60" table:formula="of:=IFERROR(IF([.$E17]=&quot;&quot;;&quot;&quot;;IF([.$M17]=&quot;&quot;;[.$AB17]&amp;CHAR(10);[.$AC17]&amp;CHAR(10)));&quot;&quot;)">
            <text:p/>
          </table:table-cell>
          <table:table-cell table:style-name="ce60"/>
          <table:table-cell table:style-name="ce60" table:formula="of:=IFERROR(IF(NOT(ISERROR(SEARCH(&quot;@g.us&quot;;[.$F17])));[.$F17];IF([.$F17]=&quot;&quot;;&quot;&quot;;IFERROR(IF([.$B17]=&quot;&quot;;[.$E$1];[.$B17]);&quot;&quot;)&amp;RIGHT(SUBSTITUTE(SUBSTITUTE(SUBSTITUTE([.$F17];&quot;-&quot;;&quot;&quot;);&quot; &quot;;&quot;&quot;);&quot;+&quot;;&quot;&quot;);10)));&quot;&quot;)">
            <text:p/>
          </table:table-cell>
          <table:table-cell table:style-name="ce99" table:formula="of:=IFERROR(IF([.$F17]=&quot;&quot;;&quot;&quot;;[$Mudslide_Commands.$E$32]&amp;&quot;send &quot;&amp;TRIM(SUBSTITUTE([.$AF17];&quot;+&quot;;&quot;&quot;)&amp;&quot; &quot;&amp;CHAR(34)&amp;[.$H17]&amp;CHAR(10)&amp;[.$I17]&amp;CHAR(10)&amp;[.$J17]&amp;CHAR(10)&amp;[.$K17]&amp;CHAR(10)&amp;[.$L17]&amp;CHAR(10)&amp;&quot;- Sent By Bot&quot;&amp;CHAR(34)&amp;CHAR(10)));&quot;&quot;)">
            <text:p/>
          </table:table-cell>
          <table:table-cell table:style-name="ce99" table:formula="of:=IFERROR(IF([.$F17]=&quot;&quot;;&quot;&quot;;[$Mudslide_Commands.$E$32]&amp;IF(SUMPRODUCT(--ISNUMBER(SEARCH([$Mudslide_Commands.$D$10:.$D$16];RIGHT(LOWER([.$M17]);4))))&gt;0;&quot;send-image &quot;; &quot;send-file &quot;)&amp;TRIM(SUBSTITUTE([.$AF17];&quot;+&quot;;&quot;&quot;)&amp;&quot; &quot;&amp;CHAR(34)&amp;[.$M17]&amp;CHAR(34)&amp;IF([.$S17]=&quot;&quot;;&quot;&quot;;&quot; --caption &quot;&amp;CHAR(34)&amp;[.$S17]&amp;CHAR(34))&amp;CHAR(10)));&quot;&quot;)">
            <text:p/>
          </table:table-cell>
          <table:table-cell table:style-name="ce60" table:formula="of:=IFERROR(IF([.$F17]=&quot;&quot;;&quot;&quot;;IF([.$M17]=&quot;&quot;;[.$AG17]&amp;CHAR(10);[.$AH17]&amp;CHAR(10)));&quot;&quot;)">
            <text:p/>
          </table:table-cell>
          <table:table-cell table:style-name="ce60"/>
          <table:table-cell table:style-name="ce60" table:formula="of:=IFERROR(IF(NOT(ISERROR(SEARCH(&quot;@g.us&quot;;[.$E17])));[.$G17];IF([.$G17]=&quot;&quot;;&quot;&quot;;IFERROR(IF([.$B17]=&quot;&quot;;[.$E$1];[.$B17]);&quot;&quot;)&amp;RIGHT(SUBSTITUTE(SUBSTITUTE(SUBSTITUTE([.$G17];&quot;-&quot;;&quot;&quot;);&quot; &quot;;&quot;&quot;);&quot;+&quot;;&quot;&quot;);10)));&quot;&quot;)">
            <text:p/>
          </table:table-cell>
          <table:table-cell table:style-name="ce99" table:formula="of:=IFERROR(IF([.$G17]=&quot;&quot;;&quot;&quot;;[$Mudslide_Commands.$E$32]&amp;&quot;send &quot;&amp;TRIM(SUBSTITUTE([.$AK17];&quot;+&quot;;&quot;&quot;)&amp;&quot; &quot;&amp;CHAR(34)&amp;[.$H17]&amp;CHAR(10)&amp;[.$I17]&amp;CHAR(10)&amp;[.$J17]&amp;CHAR(10)&amp;[.$K17]&amp;CHAR(10)&amp;[.$L17]&amp;CHAR(10)&amp;&quot;- Sent By Bot&quot;&amp;CHAR(34)&amp;CHAR(10)));&quot;&quot;)">
            <text:p/>
          </table:table-cell>
          <table:table-cell table:style-name="ce99" table:formula="of:=IFERROR(IF([.$G17]=&quot;&quot;;&quot;&quot;;[$Mudslide_Commands.$E$32]&amp;IF(SUMPRODUCT(--ISNUMBER(SEARCH([$Mudslide_Commands.$D$10:.$D$16];RIGHT(LOWER([.$M17]);4))))&gt;0;&quot;send-image &quot;; &quot;send-file &quot;)&amp;TRIM(SUBSTITUTE([.$AK17];&quot;+&quot;;&quot;&quot;)&amp;&quot; &quot;&amp;CHAR(34)&amp;[.$M17]&amp;CHAR(34)&amp;IF([.$S17]=&quot;&quot;;&quot;&quot;;&quot; --caption &quot;&amp;CHAR(34)&amp;[.$S17]&amp;CHAR(34))&amp;CHAR(10)));&quot;&quot;)">
            <text:p/>
          </table:table-cell>
          <table:table-cell table:style-name="ce60" table:formula="of:=IFERROR(IF([.$G17]=&quot;&quot;;&quot;&quot;;IF([.$M17]=&quot;&quot;;[.$AL17]&amp;CHAR(10);[.$AM17]&amp;CHAR(10)));&quot;&quot;)">
            <text:p/>
          </table:table-cell>
          <table:table-cell table:style-name="ce60"/>
          <table:table-cell table:style-name="ce116" table:formula="of:=[.AD17]&amp;[.AI17]&amp;[.AN1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amp;[.F18]&amp;[.G18]=&quot;&quot;;&quot;&quot;;MAX([.$A$3:.$A17])+1);&quot;&quot;)">
            <text:p/>
          </table:table-cell>
          <table:table-cell table:style-name="ce9" table:formula="of:=IFERROR(TRIM(SUBSTITUTE(SUBSTITUTE(VLOOKUP([.C1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quot;&quot;;&quot;&quot;;TRIM(&quot;Dear *&quot;&amp;[.$D18]&amp;&quot;*&quot;))">
            <text:p/>
          </table:table-cell>
          <table:table-cell table:style-name="ce83" table:formula="of:=IF([.$E18]=&quot;&quot;;&quot;&quot;;&quot;~How Do You Do ?~&quot;)">
            <text:p/>
          </table:table-cell>
          <table:table-cell table:style-name="ce83" table:formula="of:=IF([.$E18]=&quot;&quot;;&quot;&quot;;&quot;_Have a great Day_&quot;)">
            <text:p/>
          </table:table-cell>
          <table:table-cell table:style-name="ce83" table:number-columns-repeated="2"/>
          <table:table-cell table:style-name="ce44" table:number-columns-spanned="6" table:number-rows-spanned="1">
            <draw:control draw:z-index="30" draw:name="BT_File_Selection_12_" draw:style-name="gr6" draw:text-style-name="P5" svg:width="1cm" svg:height="0.5cm" svg:x="0cm" svg:y="0cm" draw:control="control16"/>
          </table:table-cell>
          <table:covered-table-cell table:number-columns-repeated="5" table:style-name="ce48"/>
          <table:table-cell table:style-name="ce107" table:formula="of:=IF([.$M18]=&quot;&quot;;&quot;&quot;;IF([.$A1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E18];IF([.$E18]=&quot;&quot;;&quot;&quot;;IFERROR(IF([.$B18]=&quot;&quot;;[.$E$1];[.$B18]);&quot;&quot;)&amp;RIGHT(SUBSTITUTE(SUBSTITUTE(SUBSTITUTE([.$E18];&quot;-&quot;;&quot;&quot;);&quot; &quot;;&quot;&quot;);&quot;+&quot;;&quot;&quot;);10)));&quot;&quot;)">
            <text:p/>
          </table:table-cell>
          <table:table-cell table:style-name="ce99" table:formula="of:=IFERROR(IF([.$E18]=&quot;&quot;;&quot;&quot;;[$Mudslide_Commands.$E$32]&amp;&quot;send &quot;&amp;TRIM(SUBSTITUTE([.$AA18];&quot;+&quot;;&quot;&quot;)&amp;&quot; &quot;&amp;CHAR(34)&amp;[.$H18]&amp;CHAR(10)&amp;[.$I18]&amp;CHAR(10)&amp;[.$J18]&amp;CHAR(10)&amp;[.$K18]&amp;CHAR(10)&amp;[.$L18]&amp;CHAR(10)&amp;&quot;- Sent By Bot&quot;&amp;CHAR(34)&amp;CHAR(10)));&quot;&quot;)">
            <text:p/>
          </table:table-cell>
          <table:table-cell table:style-name="ce99" table:formula="of:=IFERROR(IF([.$E18]=&quot;&quot;;&quot;&quot;;[$Mudslide_Commands.$E$32]&amp;IF(SUMPRODUCT(--ISNUMBER(SEARCH([$Mudslide_Commands.$D$10:.$D$16];RIGHT(LOWER([.$M18]);4))))&gt;0;&quot;send-image &quot;; &quot;send-file &quot;)&amp;TRIM(SUBSTITUTE([.$AA18];&quot;+&quot;;&quot;&quot;)&amp;&quot; &quot;&amp;CHAR(34)&amp;[.$M18]&amp;CHAR(34)&amp;IF([.$S18]=&quot;&quot;;&quot;&quot;;&quot; --caption &quot;&amp;CHAR(34)&amp;[.$S18]&amp;CHAR(34))&amp;CHAR(10)));&quot;&quot;)">
            <text:p/>
          </table:table-cell>
          <table:table-cell table:style-name="ce60" table:formula="of:=IFERROR(IF([.$E18]=&quot;&quot;;&quot;&quot;;IF([.$M18]=&quot;&quot;;[.$AB18]&amp;CHAR(10);[.$AC18]&amp;CHAR(10)));&quot;&quot;)">
            <text:p/>
          </table:table-cell>
          <table:table-cell table:style-name="ce60"/>
          <table:table-cell table:style-name="ce60" table:formula="of:=IFERROR(IF(NOT(ISERROR(SEARCH(&quot;@g.us&quot;;[.$F18])));[.$F18];IF([.$F18]=&quot;&quot;;&quot;&quot;;IFERROR(IF([.$B18]=&quot;&quot;;[.$E$1];[.$B18]);&quot;&quot;)&amp;RIGHT(SUBSTITUTE(SUBSTITUTE(SUBSTITUTE([.$F18];&quot;-&quot;;&quot;&quot;);&quot; &quot;;&quot;&quot;);&quot;+&quot;;&quot;&quot;);10)));&quot;&quot;)">
            <text:p/>
          </table:table-cell>
          <table:table-cell table:style-name="ce99" table:formula="of:=IFERROR(IF([.$F18]=&quot;&quot;;&quot;&quot;;[$Mudslide_Commands.$E$32]&amp;&quot;send &quot;&amp;TRIM(SUBSTITUTE([.$AF18];&quot;+&quot;;&quot;&quot;)&amp;&quot; &quot;&amp;CHAR(34)&amp;[.$H18]&amp;CHAR(10)&amp;[.$I18]&amp;CHAR(10)&amp;[.$J18]&amp;CHAR(10)&amp;[.$K18]&amp;CHAR(10)&amp;[.$L18]&amp;CHAR(10)&amp;&quot;- Sent By Bot&quot;&amp;CHAR(34)&amp;CHAR(10)));&quot;&quot;)">
            <text:p/>
          </table:table-cell>
          <table:table-cell table:style-name="ce99" table:formula="of:=IFERROR(IF([.$F18]=&quot;&quot;;&quot;&quot;;[$Mudslide_Commands.$E$32]&amp;IF(SUMPRODUCT(--ISNUMBER(SEARCH([$Mudslide_Commands.$D$10:.$D$16];RIGHT(LOWER([.$M18]);4))))&gt;0;&quot;send-image &quot;; &quot;send-file &quot;)&amp;TRIM(SUBSTITUTE([.$AF18];&quot;+&quot;;&quot;&quot;)&amp;&quot; &quot;&amp;CHAR(34)&amp;[.$M18]&amp;CHAR(34)&amp;IF([.$S18]=&quot;&quot;;&quot;&quot;;&quot; --caption &quot;&amp;CHAR(34)&amp;[.$S18]&amp;CHAR(34))&amp;CHAR(10)));&quot;&quot;)">
            <text:p/>
          </table:table-cell>
          <table:table-cell table:style-name="ce60" table:formula="of:=IFERROR(IF([.$F18]=&quot;&quot;;&quot;&quot;;IF([.$M18]=&quot;&quot;;[.$AG18]&amp;CHAR(10);[.$AH18]&amp;CHAR(10)));&quot;&quot;)">
            <text:p/>
          </table:table-cell>
          <table:table-cell table:style-name="ce60"/>
          <table:table-cell table:style-name="ce60" table:formula="of:=IFERROR(IF(NOT(ISERROR(SEARCH(&quot;@g.us&quot;;[.$E18])));[.$G18];IF([.$G18]=&quot;&quot;;&quot;&quot;;IFERROR(IF([.$B18]=&quot;&quot;;[.$E$1];[.$B18]);&quot;&quot;)&amp;RIGHT(SUBSTITUTE(SUBSTITUTE(SUBSTITUTE([.$G18];&quot;-&quot;;&quot;&quot;);&quot; &quot;;&quot;&quot;);&quot;+&quot;;&quot;&quot;);10)));&quot;&quot;)">
            <text:p/>
          </table:table-cell>
          <table:table-cell table:style-name="ce99" table:formula="of:=IFERROR(IF([.$G18]=&quot;&quot;;&quot;&quot;;[$Mudslide_Commands.$E$32]&amp;&quot;send &quot;&amp;TRIM(SUBSTITUTE([.$AK18];&quot;+&quot;;&quot;&quot;)&amp;&quot; &quot;&amp;CHAR(34)&amp;[.$H18]&amp;CHAR(10)&amp;[.$I18]&amp;CHAR(10)&amp;[.$J18]&amp;CHAR(10)&amp;[.$K18]&amp;CHAR(10)&amp;[.$L18]&amp;CHAR(10)&amp;&quot;- Sent By Bot&quot;&amp;CHAR(34)&amp;CHAR(10)));&quot;&quot;)">
            <text:p/>
          </table:table-cell>
          <table:table-cell table:style-name="ce99" table:formula="of:=IFERROR(IF([.$G18]=&quot;&quot;;&quot;&quot;;[$Mudslide_Commands.$E$32]&amp;IF(SUMPRODUCT(--ISNUMBER(SEARCH([$Mudslide_Commands.$D$10:.$D$16];RIGHT(LOWER([.$M18]);4))))&gt;0;&quot;send-image &quot;; &quot;send-file &quot;)&amp;TRIM(SUBSTITUTE([.$AK18];&quot;+&quot;;&quot;&quot;)&amp;&quot; &quot;&amp;CHAR(34)&amp;[.$M18]&amp;CHAR(34)&amp;IF([.$S18]=&quot;&quot;;&quot;&quot;;&quot; --caption &quot;&amp;CHAR(34)&amp;[.$S18]&amp;CHAR(34))&amp;CHAR(10)));&quot;&quot;)">
            <text:p/>
          </table:table-cell>
          <table:table-cell table:style-name="ce60" table:formula="of:=IFERROR(IF([.$G18]=&quot;&quot;;&quot;&quot;;IF([.$M18]=&quot;&quot;;[.$AL18]&amp;CHAR(10);[.$AM18]&amp;CHAR(10)));&quot;&quot;)">
            <text:p/>
          </table:table-cell>
          <table:table-cell table:style-name="ce60"/>
          <table:table-cell table:style-name="ce116" table:formula="of:=[.AD18]&amp;[.AI18]&amp;[.AN1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amp;[.F19]&amp;[.G19]=&quot;&quot;;&quot;&quot;;MAX([.$A$3:.$A18])+1);&quot;&quot;)">
            <text:p/>
          </table:table-cell>
          <table:table-cell table:style-name="ce9" table:formula="of:=IFERROR(TRIM(SUBSTITUTE(SUBSTITUTE(VLOOKUP([.C1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quot;&quot;;&quot;&quot;;TRIM(&quot;Dear *&quot;&amp;[.$D19]&amp;&quot;*&quot;))">
            <text:p/>
          </table:table-cell>
          <table:table-cell table:style-name="ce83" table:formula="of:=IF([.$E19]=&quot;&quot;;&quot;&quot;;&quot;~How Do You Do ?~&quot;)">
            <text:p/>
          </table:table-cell>
          <table:table-cell table:style-name="ce83" table:formula="of:=IF([.$E19]=&quot;&quot;;&quot;&quot;;&quot;_Have a great Day_&quot;)">
            <text:p/>
          </table:table-cell>
          <table:table-cell table:style-name="ce83" table:number-columns-repeated="2"/>
          <table:table-cell table:style-name="ce44" table:number-columns-spanned="6" table:number-rows-spanned="1">
            <draw:control draw:z-index="31" draw:name="BT_File_Selection_12_" draw:style-name="gr6" draw:text-style-name="P5" svg:width="1cm" svg:height="0.5cm" svg:x="0cm" svg:y="0cm" draw:control="control17"/>
          </table:table-cell>
          <table:covered-table-cell table:number-columns-repeated="5" table:style-name="ce48"/>
          <table:table-cell table:style-name="ce107" table:formula="of:=IF([.$M19]=&quot;&quot;;&quot;&quot;;IF([.$A1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E19];IF([.$E19]=&quot;&quot;;&quot;&quot;;IFERROR(IF([.$B19]=&quot;&quot;;[.$E$1];[.$B19]);&quot;&quot;)&amp;RIGHT(SUBSTITUTE(SUBSTITUTE(SUBSTITUTE([.$E19];&quot;-&quot;;&quot;&quot;);&quot; &quot;;&quot;&quot;);&quot;+&quot;;&quot;&quot;);10)));&quot;&quot;)">
            <text:p/>
          </table:table-cell>
          <table:table-cell table:style-name="ce99" table:formula="of:=IFERROR(IF([.$E19]=&quot;&quot;;&quot;&quot;;[$Mudslide_Commands.$E$32]&amp;&quot;send &quot;&amp;TRIM(SUBSTITUTE([.$AA19];&quot;+&quot;;&quot;&quot;)&amp;&quot; &quot;&amp;CHAR(34)&amp;[.$H19]&amp;CHAR(10)&amp;[.$I19]&amp;CHAR(10)&amp;[.$J19]&amp;CHAR(10)&amp;[.$K19]&amp;CHAR(10)&amp;[.$L19]&amp;CHAR(10)&amp;&quot;- Sent By Bot&quot;&amp;CHAR(34)&amp;CHAR(10)));&quot;&quot;)">
            <text:p/>
          </table:table-cell>
          <table:table-cell table:style-name="ce99" table:formula="of:=IFERROR(IF([.$E19]=&quot;&quot;;&quot;&quot;;[$Mudslide_Commands.$E$32]&amp;IF(SUMPRODUCT(--ISNUMBER(SEARCH([$Mudslide_Commands.$D$10:.$D$16];RIGHT(LOWER([.$M19]);4))))&gt;0;&quot;send-image &quot;; &quot;send-file &quot;)&amp;TRIM(SUBSTITUTE([.$AA19];&quot;+&quot;;&quot;&quot;)&amp;&quot; &quot;&amp;CHAR(34)&amp;[.$M19]&amp;CHAR(34)&amp;IF([.$S19]=&quot;&quot;;&quot;&quot;;&quot; --caption &quot;&amp;CHAR(34)&amp;[.$S19]&amp;CHAR(34))&amp;CHAR(10)));&quot;&quot;)">
            <text:p/>
          </table:table-cell>
          <table:table-cell table:style-name="ce60" table:formula="of:=IFERROR(IF([.$E19]=&quot;&quot;;&quot;&quot;;IF([.$M19]=&quot;&quot;;[.$AB19]&amp;CHAR(10);[.$AC19]&amp;CHAR(10)));&quot;&quot;)">
            <text:p/>
          </table:table-cell>
          <table:table-cell table:style-name="ce60"/>
          <table:table-cell table:style-name="ce60" table:formula="of:=IFERROR(IF(NOT(ISERROR(SEARCH(&quot;@g.us&quot;;[.$F19])));[.$F19];IF([.$F19]=&quot;&quot;;&quot;&quot;;IFERROR(IF([.$B19]=&quot;&quot;;[.$E$1];[.$B19]);&quot;&quot;)&amp;RIGHT(SUBSTITUTE(SUBSTITUTE(SUBSTITUTE([.$F19];&quot;-&quot;;&quot;&quot;);&quot; &quot;;&quot;&quot;);&quot;+&quot;;&quot;&quot;);10)));&quot;&quot;)">
            <text:p/>
          </table:table-cell>
          <table:table-cell table:style-name="ce99" table:formula="of:=IFERROR(IF([.$F19]=&quot;&quot;;&quot;&quot;;[$Mudslide_Commands.$E$32]&amp;&quot;send &quot;&amp;TRIM(SUBSTITUTE([.$AF19];&quot;+&quot;;&quot;&quot;)&amp;&quot; &quot;&amp;CHAR(34)&amp;[.$H19]&amp;CHAR(10)&amp;[.$I19]&amp;CHAR(10)&amp;[.$J19]&amp;CHAR(10)&amp;[.$K19]&amp;CHAR(10)&amp;[.$L19]&amp;CHAR(10)&amp;&quot;- Sent By Bot&quot;&amp;CHAR(34)&amp;CHAR(10)));&quot;&quot;)">
            <text:p/>
          </table:table-cell>
          <table:table-cell table:style-name="ce99" table:formula="of:=IFERROR(IF([.$F19]=&quot;&quot;;&quot;&quot;;[$Mudslide_Commands.$E$32]&amp;IF(SUMPRODUCT(--ISNUMBER(SEARCH([$Mudslide_Commands.$D$10:.$D$16];RIGHT(LOWER([.$M19]);4))))&gt;0;&quot;send-image &quot;; &quot;send-file &quot;)&amp;TRIM(SUBSTITUTE([.$AF19];&quot;+&quot;;&quot;&quot;)&amp;&quot; &quot;&amp;CHAR(34)&amp;[.$M19]&amp;CHAR(34)&amp;IF([.$S19]=&quot;&quot;;&quot;&quot;;&quot; --caption &quot;&amp;CHAR(34)&amp;[.$S19]&amp;CHAR(34))&amp;CHAR(10)));&quot;&quot;)">
            <text:p/>
          </table:table-cell>
          <table:table-cell table:style-name="ce60" table:formula="of:=IFERROR(IF([.$F19]=&quot;&quot;;&quot;&quot;;IF([.$M19]=&quot;&quot;;[.$AG19]&amp;CHAR(10);[.$AH19]&amp;CHAR(10)));&quot;&quot;)">
            <text:p/>
          </table:table-cell>
          <table:table-cell table:style-name="ce60"/>
          <table:table-cell table:style-name="ce60" table:formula="of:=IFERROR(IF(NOT(ISERROR(SEARCH(&quot;@g.us&quot;;[.$E19])));[.$G19];IF([.$G19]=&quot;&quot;;&quot;&quot;;IFERROR(IF([.$B19]=&quot;&quot;;[.$E$1];[.$B19]);&quot;&quot;)&amp;RIGHT(SUBSTITUTE(SUBSTITUTE(SUBSTITUTE([.$G19];&quot;-&quot;;&quot;&quot;);&quot; &quot;;&quot;&quot;);&quot;+&quot;;&quot;&quot;);10)));&quot;&quot;)">
            <text:p/>
          </table:table-cell>
          <table:table-cell table:style-name="ce99" table:formula="of:=IFERROR(IF([.$G19]=&quot;&quot;;&quot;&quot;;[$Mudslide_Commands.$E$32]&amp;&quot;send &quot;&amp;TRIM(SUBSTITUTE([.$AK19];&quot;+&quot;;&quot;&quot;)&amp;&quot; &quot;&amp;CHAR(34)&amp;[.$H19]&amp;CHAR(10)&amp;[.$I19]&amp;CHAR(10)&amp;[.$J19]&amp;CHAR(10)&amp;[.$K19]&amp;CHAR(10)&amp;[.$L19]&amp;CHAR(10)&amp;&quot;- Sent By Bot&quot;&amp;CHAR(34)&amp;CHAR(10)));&quot;&quot;)">
            <text:p/>
          </table:table-cell>
          <table:table-cell table:style-name="ce99" table:formula="of:=IFERROR(IF([.$G19]=&quot;&quot;;&quot;&quot;;[$Mudslide_Commands.$E$32]&amp;IF(SUMPRODUCT(--ISNUMBER(SEARCH([$Mudslide_Commands.$D$10:.$D$16];RIGHT(LOWER([.$M19]);4))))&gt;0;&quot;send-image &quot;; &quot;send-file &quot;)&amp;TRIM(SUBSTITUTE([.$AK19];&quot;+&quot;;&quot;&quot;)&amp;&quot; &quot;&amp;CHAR(34)&amp;[.$M19]&amp;CHAR(34)&amp;IF([.$S19]=&quot;&quot;;&quot;&quot;;&quot; --caption &quot;&amp;CHAR(34)&amp;[.$S19]&amp;CHAR(34))&amp;CHAR(10)));&quot;&quot;)">
            <text:p/>
          </table:table-cell>
          <table:table-cell table:style-name="ce60" table:formula="of:=IFERROR(IF([.$G19]=&quot;&quot;;&quot;&quot;;IF([.$M19]=&quot;&quot;;[.$AL19]&amp;CHAR(10);[.$AM19]&amp;CHAR(10)));&quot;&quot;)">
            <text:p/>
          </table:table-cell>
          <table:table-cell table:style-name="ce60"/>
          <table:table-cell table:style-name="ce116" table:formula="of:=[.AD19]&amp;[.AI19]&amp;[.AN1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amp;[.F20]&amp;[.G20]=&quot;&quot;;&quot;&quot;;MAX([.$A$3:.$A19])+1);&quot;&quot;)">
            <text:p/>
          </table:table-cell>
          <table:table-cell table:style-name="ce9" table:formula="of:=IFERROR(TRIM(SUBSTITUTE(SUBSTITUTE(VLOOKUP([.C2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quot;&quot;;&quot;&quot;;TRIM(&quot;Dear *&quot;&amp;[.$D20]&amp;&quot;*&quot;))">
            <text:p/>
          </table:table-cell>
          <table:table-cell table:style-name="ce83" table:formula="of:=IF([.$E20]=&quot;&quot;;&quot;&quot;;&quot;~How Do You Do ?~&quot;)">
            <text:p/>
          </table:table-cell>
          <table:table-cell table:style-name="ce83" table:formula="of:=IF([.$E20]=&quot;&quot;;&quot;&quot;;&quot;_Have a great Day_&quot;)">
            <text:p/>
          </table:table-cell>
          <table:table-cell table:style-name="ce83" table:number-columns-repeated="2"/>
          <table:table-cell table:style-name="ce44" table:number-columns-spanned="6" table:number-rows-spanned="1">
            <draw:control draw:z-index="32" draw:name="BT_File_Selection_12_" draw:style-name="gr6" draw:text-style-name="P5" svg:width="1cm" svg:height="0.5cm" svg:x="0cm" svg:y="0cm" draw:control="control18"/>
          </table:table-cell>
          <table:covered-table-cell table:number-columns-repeated="5" table:style-name="ce48"/>
          <table:table-cell table:style-name="ce107" table:formula="of:=IF([.$M20]=&quot;&quot;;&quot;&quot;;IF([.$A2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E20];IF([.$E20]=&quot;&quot;;&quot;&quot;;IFERROR(IF([.$B20]=&quot;&quot;;[.$E$1];[.$B20]);&quot;&quot;)&amp;RIGHT(SUBSTITUTE(SUBSTITUTE(SUBSTITUTE([.$E20];&quot;-&quot;;&quot;&quot;);&quot; &quot;;&quot;&quot;);&quot;+&quot;;&quot;&quot;);10)));&quot;&quot;)">
            <text:p/>
          </table:table-cell>
          <table:table-cell table:style-name="ce99" table:formula="of:=IFERROR(IF([.$E20]=&quot;&quot;;&quot;&quot;;[$Mudslide_Commands.$E$32]&amp;&quot;send &quot;&amp;TRIM(SUBSTITUTE([.$AA20];&quot;+&quot;;&quot;&quot;)&amp;&quot; &quot;&amp;CHAR(34)&amp;[.$H20]&amp;CHAR(10)&amp;[.$I20]&amp;CHAR(10)&amp;[.$J20]&amp;CHAR(10)&amp;[.$K20]&amp;CHAR(10)&amp;[.$L20]&amp;CHAR(10)&amp;&quot;- Sent By Bot&quot;&amp;CHAR(34)&amp;CHAR(10)));&quot;&quot;)">
            <text:p/>
          </table:table-cell>
          <table:table-cell table:style-name="ce99" table:formula="of:=IFERROR(IF([.$E20]=&quot;&quot;;&quot;&quot;;[$Mudslide_Commands.$E$32]&amp;IF(SUMPRODUCT(--ISNUMBER(SEARCH([$Mudslide_Commands.$D$10:.$D$16];RIGHT(LOWER([.$M20]);4))))&gt;0;&quot;send-image &quot;; &quot;send-file &quot;)&amp;TRIM(SUBSTITUTE([.$AA20];&quot;+&quot;;&quot;&quot;)&amp;&quot; &quot;&amp;CHAR(34)&amp;[.$M20]&amp;CHAR(34)&amp;IF([.$S20]=&quot;&quot;;&quot;&quot;;&quot; --caption &quot;&amp;CHAR(34)&amp;[.$S20]&amp;CHAR(34))&amp;CHAR(10)));&quot;&quot;)">
            <text:p/>
          </table:table-cell>
          <table:table-cell table:style-name="ce60" table:formula="of:=IFERROR(IF([.$E20]=&quot;&quot;;&quot;&quot;;IF([.$M20]=&quot;&quot;;[.$AB20]&amp;CHAR(10);[.$AC20]&amp;CHAR(10)));&quot;&quot;)">
            <text:p/>
          </table:table-cell>
          <table:table-cell table:style-name="ce60"/>
          <table:table-cell table:style-name="ce60" table:formula="of:=IFERROR(IF(NOT(ISERROR(SEARCH(&quot;@g.us&quot;;[.$F20])));[.$F20];IF([.$F20]=&quot;&quot;;&quot;&quot;;IFERROR(IF([.$B20]=&quot;&quot;;[.$E$1];[.$B20]);&quot;&quot;)&amp;RIGHT(SUBSTITUTE(SUBSTITUTE(SUBSTITUTE([.$F20];&quot;-&quot;;&quot;&quot;);&quot; &quot;;&quot;&quot;);&quot;+&quot;;&quot;&quot;);10)));&quot;&quot;)">
            <text:p/>
          </table:table-cell>
          <table:table-cell table:style-name="ce99" table:formula="of:=IFERROR(IF([.$F20]=&quot;&quot;;&quot;&quot;;[$Mudslide_Commands.$E$32]&amp;&quot;send &quot;&amp;TRIM(SUBSTITUTE([.$AF20];&quot;+&quot;;&quot;&quot;)&amp;&quot; &quot;&amp;CHAR(34)&amp;[.$H20]&amp;CHAR(10)&amp;[.$I20]&amp;CHAR(10)&amp;[.$J20]&amp;CHAR(10)&amp;[.$K20]&amp;CHAR(10)&amp;[.$L20]&amp;CHAR(10)&amp;&quot;- Sent By Bot&quot;&amp;CHAR(34)&amp;CHAR(10)));&quot;&quot;)">
            <text:p/>
          </table:table-cell>
          <table:table-cell table:style-name="ce99" table:formula="of:=IFERROR(IF([.$F20]=&quot;&quot;;&quot;&quot;;[$Mudslide_Commands.$E$32]&amp;IF(SUMPRODUCT(--ISNUMBER(SEARCH([$Mudslide_Commands.$D$10:.$D$16];RIGHT(LOWER([.$M20]);4))))&gt;0;&quot;send-image &quot;; &quot;send-file &quot;)&amp;TRIM(SUBSTITUTE([.$AF20];&quot;+&quot;;&quot;&quot;)&amp;&quot; &quot;&amp;CHAR(34)&amp;[.$M20]&amp;CHAR(34)&amp;IF([.$S20]=&quot;&quot;;&quot;&quot;;&quot; --caption &quot;&amp;CHAR(34)&amp;[.$S20]&amp;CHAR(34))&amp;CHAR(10)));&quot;&quot;)">
            <text:p/>
          </table:table-cell>
          <table:table-cell table:style-name="ce60" table:formula="of:=IFERROR(IF([.$F20]=&quot;&quot;;&quot;&quot;;IF([.$M20]=&quot;&quot;;[.$AG20]&amp;CHAR(10);[.$AH20]&amp;CHAR(10)));&quot;&quot;)">
            <text:p/>
          </table:table-cell>
          <table:table-cell table:style-name="ce60"/>
          <table:table-cell table:style-name="ce60" table:formula="of:=IFERROR(IF(NOT(ISERROR(SEARCH(&quot;@g.us&quot;;[.$E20])));[.$G20];IF([.$G20]=&quot;&quot;;&quot;&quot;;IFERROR(IF([.$B20]=&quot;&quot;;[.$E$1];[.$B20]);&quot;&quot;)&amp;RIGHT(SUBSTITUTE(SUBSTITUTE(SUBSTITUTE([.$G20];&quot;-&quot;;&quot;&quot;);&quot; &quot;;&quot;&quot;);&quot;+&quot;;&quot;&quot;);10)));&quot;&quot;)">
            <text:p/>
          </table:table-cell>
          <table:table-cell table:style-name="ce99" table:formula="of:=IFERROR(IF([.$G20]=&quot;&quot;;&quot;&quot;;[$Mudslide_Commands.$E$32]&amp;&quot;send &quot;&amp;TRIM(SUBSTITUTE([.$AK20];&quot;+&quot;;&quot;&quot;)&amp;&quot; &quot;&amp;CHAR(34)&amp;[.$H20]&amp;CHAR(10)&amp;[.$I20]&amp;CHAR(10)&amp;[.$J20]&amp;CHAR(10)&amp;[.$K20]&amp;CHAR(10)&amp;[.$L20]&amp;CHAR(10)&amp;&quot;- Sent By Bot&quot;&amp;CHAR(34)&amp;CHAR(10)));&quot;&quot;)">
            <text:p/>
          </table:table-cell>
          <table:table-cell table:style-name="ce99" table:formula="of:=IFERROR(IF([.$G20]=&quot;&quot;;&quot;&quot;;[$Mudslide_Commands.$E$32]&amp;IF(SUMPRODUCT(--ISNUMBER(SEARCH([$Mudslide_Commands.$D$10:.$D$16];RIGHT(LOWER([.$M20]);4))))&gt;0;&quot;send-image &quot;; &quot;send-file &quot;)&amp;TRIM(SUBSTITUTE([.$AK20];&quot;+&quot;;&quot;&quot;)&amp;&quot; &quot;&amp;CHAR(34)&amp;[.$M20]&amp;CHAR(34)&amp;IF([.$S20]=&quot;&quot;;&quot;&quot;;&quot; --caption &quot;&amp;CHAR(34)&amp;[.$S20]&amp;CHAR(34))&amp;CHAR(10)));&quot;&quot;)">
            <text:p/>
          </table:table-cell>
          <table:table-cell table:style-name="ce60" table:formula="of:=IFERROR(IF([.$G20]=&quot;&quot;;&quot;&quot;;IF([.$M20]=&quot;&quot;;[.$AL20]&amp;CHAR(10);[.$AM20]&amp;CHAR(10)));&quot;&quot;)">
            <text:p/>
          </table:table-cell>
          <table:table-cell table:style-name="ce60"/>
          <table:table-cell table:style-name="ce116" table:formula="of:=[.AD20]&amp;[.AI20]&amp;[.AN2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amp;[.F21]&amp;[.G21]=&quot;&quot;;&quot;&quot;;MAX([.$A$3:.$A20])+1);&quot;&quot;)">
            <text:p/>
          </table:table-cell>
          <table:table-cell table:style-name="ce9" table:formula="of:=IFERROR(TRIM(SUBSTITUTE(SUBSTITUTE(VLOOKUP([.C2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quot;&quot;;&quot;&quot;;TRIM(&quot;Dear *&quot;&amp;[.$D21]&amp;&quot;*&quot;))">
            <text:p/>
          </table:table-cell>
          <table:table-cell table:style-name="ce83" table:formula="of:=IF([.$E21]=&quot;&quot;;&quot;&quot;;&quot;~How Do You Do ?~&quot;)">
            <text:p/>
          </table:table-cell>
          <table:table-cell table:style-name="ce83" table:formula="of:=IF([.$E21]=&quot;&quot;;&quot;&quot;;&quot;_Have a great Day_&quot;)">
            <text:p/>
          </table:table-cell>
          <table:table-cell table:style-name="ce83" table:number-columns-repeated="2"/>
          <table:table-cell table:style-name="ce44" table:number-columns-spanned="6" table:number-rows-spanned="1">
            <draw:control draw:z-index="33" draw:name="BT_File_Selection_12_" draw:style-name="gr6" draw:text-style-name="P5" svg:width="1cm" svg:height="0.5cm" svg:x="0cm" svg:y="0cm" draw:control="control19"/>
          </table:table-cell>
          <table:covered-table-cell table:number-columns-repeated="5" table:style-name="ce48"/>
          <table:table-cell table:style-name="ce107" table:formula="of:=IF([.$M21]=&quot;&quot;;&quot;&quot;;IF([.$A2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E21];IF([.$E21]=&quot;&quot;;&quot;&quot;;IFERROR(IF([.$B21]=&quot;&quot;;[.$E$1];[.$B21]);&quot;&quot;)&amp;RIGHT(SUBSTITUTE(SUBSTITUTE(SUBSTITUTE([.$E21];&quot;-&quot;;&quot;&quot;);&quot; &quot;;&quot;&quot;);&quot;+&quot;;&quot;&quot;);10)));&quot;&quot;)">
            <text:p/>
          </table:table-cell>
          <table:table-cell table:style-name="ce99" table:formula="of:=IFERROR(IF([.$E21]=&quot;&quot;;&quot;&quot;;[$Mudslide_Commands.$E$32]&amp;&quot;send &quot;&amp;TRIM(SUBSTITUTE([.$AA21];&quot;+&quot;;&quot;&quot;)&amp;&quot; &quot;&amp;CHAR(34)&amp;[.$H21]&amp;CHAR(10)&amp;[.$I21]&amp;CHAR(10)&amp;[.$J21]&amp;CHAR(10)&amp;[.$K21]&amp;CHAR(10)&amp;[.$L21]&amp;CHAR(10)&amp;&quot;- Sent By Bot&quot;&amp;CHAR(34)&amp;CHAR(10)));&quot;&quot;)">
            <text:p/>
          </table:table-cell>
          <table:table-cell table:style-name="ce99" table:formula="of:=IFERROR(IF([.$E21]=&quot;&quot;;&quot;&quot;;[$Mudslide_Commands.$E$32]&amp;IF(SUMPRODUCT(--ISNUMBER(SEARCH([$Mudslide_Commands.$D$10:.$D$16];RIGHT(LOWER([.$M21]);4))))&gt;0;&quot;send-image &quot;; &quot;send-file &quot;)&amp;TRIM(SUBSTITUTE([.$AA21];&quot;+&quot;;&quot;&quot;)&amp;&quot; &quot;&amp;CHAR(34)&amp;[.$M21]&amp;CHAR(34)&amp;IF([.$S21]=&quot;&quot;;&quot;&quot;;&quot; --caption &quot;&amp;CHAR(34)&amp;[.$S21]&amp;CHAR(34))&amp;CHAR(10)));&quot;&quot;)">
            <text:p/>
          </table:table-cell>
          <table:table-cell table:style-name="ce60" table:formula="of:=IFERROR(IF([.$E21]=&quot;&quot;;&quot;&quot;;IF([.$M21]=&quot;&quot;;[.$AB21]&amp;CHAR(10);[.$AC21]&amp;CHAR(10)));&quot;&quot;)">
            <text:p/>
          </table:table-cell>
          <table:table-cell table:style-name="ce60"/>
          <table:table-cell table:style-name="ce60" table:formula="of:=IFERROR(IF(NOT(ISERROR(SEARCH(&quot;@g.us&quot;;[.$F21])));[.$F21];IF([.$F21]=&quot;&quot;;&quot;&quot;;IFERROR(IF([.$B21]=&quot;&quot;;[.$E$1];[.$B21]);&quot;&quot;)&amp;RIGHT(SUBSTITUTE(SUBSTITUTE(SUBSTITUTE([.$F21];&quot;-&quot;;&quot;&quot;);&quot; &quot;;&quot;&quot;);&quot;+&quot;;&quot;&quot;);10)));&quot;&quot;)">
            <text:p/>
          </table:table-cell>
          <table:table-cell table:style-name="ce99" table:formula="of:=IFERROR(IF([.$F21]=&quot;&quot;;&quot;&quot;;[$Mudslide_Commands.$E$32]&amp;&quot;send &quot;&amp;TRIM(SUBSTITUTE([.$AF21];&quot;+&quot;;&quot;&quot;)&amp;&quot; &quot;&amp;CHAR(34)&amp;[.$H21]&amp;CHAR(10)&amp;[.$I21]&amp;CHAR(10)&amp;[.$J21]&amp;CHAR(10)&amp;[.$K21]&amp;CHAR(10)&amp;[.$L21]&amp;CHAR(10)&amp;&quot;- Sent By Bot&quot;&amp;CHAR(34)&amp;CHAR(10)));&quot;&quot;)">
            <text:p/>
          </table:table-cell>
          <table:table-cell table:style-name="ce99" table:formula="of:=IFERROR(IF([.$F21]=&quot;&quot;;&quot;&quot;;[$Mudslide_Commands.$E$32]&amp;IF(SUMPRODUCT(--ISNUMBER(SEARCH([$Mudslide_Commands.$D$10:.$D$16];RIGHT(LOWER([.$M21]);4))))&gt;0;&quot;send-image &quot;; &quot;send-file &quot;)&amp;TRIM(SUBSTITUTE([.$AF21];&quot;+&quot;;&quot;&quot;)&amp;&quot; &quot;&amp;CHAR(34)&amp;[.$M21]&amp;CHAR(34)&amp;IF([.$S21]=&quot;&quot;;&quot;&quot;;&quot; --caption &quot;&amp;CHAR(34)&amp;[.$S21]&amp;CHAR(34))&amp;CHAR(10)));&quot;&quot;)">
            <text:p/>
          </table:table-cell>
          <table:table-cell table:style-name="ce60" table:formula="of:=IFERROR(IF([.$F21]=&quot;&quot;;&quot;&quot;;IF([.$M21]=&quot;&quot;;[.$AG21]&amp;CHAR(10);[.$AH21]&amp;CHAR(10)));&quot;&quot;)">
            <text:p/>
          </table:table-cell>
          <table:table-cell table:style-name="ce60"/>
          <table:table-cell table:style-name="ce60" table:formula="of:=IFERROR(IF(NOT(ISERROR(SEARCH(&quot;@g.us&quot;;[.$E21])));[.$G21];IF([.$G21]=&quot;&quot;;&quot;&quot;;IFERROR(IF([.$B21]=&quot;&quot;;[.$E$1];[.$B21]);&quot;&quot;)&amp;RIGHT(SUBSTITUTE(SUBSTITUTE(SUBSTITUTE([.$G21];&quot;-&quot;;&quot;&quot;);&quot; &quot;;&quot;&quot;);&quot;+&quot;;&quot;&quot;);10)));&quot;&quot;)">
            <text:p/>
          </table:table-cell>
          <table:table-cell table:style-name="ce99" table:formula="of:=IFERROR(IF([.$G21]=&quot;&quot;;&quot;&quot;;[$Mudslide_Commands.$E$32]&amp;&quot;send &quot;&amp;TRIM(SUBSTITUTE([.$AK21];&quot;+&quot;;&quot;&quot;)&amp;&quot; &quot;&amp;CHAR(34)&amp;[.$H21]&amp;CHAR(10)&amp;[.$I21]&amp;CHAR(10)&amp;[.$J21]&amp;CHAR(10)&amp;[.$K21]&amp;CHAR(10)&amp;[.$L21]&amp;CHAR(10)&amp;&quot;- Sent By Bot&quot;&amp;CHAR(34)&amp;CHAR(10)));&quot;&quot;)">
            <text:p/>
          </table:table-cell>
          <table:table-cell table:style-name="ce99" table:formula="of:=IFERROR(IF([.$G21]=&quot;&quot;;&quot;&quot;;[$Mudslide_Commands.$E$32]&amp;IF(SUMPRODUCT(--ISNUMBER(SEARCH([$Mudslide_Commands.$D$10:.$D$16];RIGHT(LOWER([.$M21]);4))))&gt;0;&quot;send-image &quot;; &quot;send-file &quot;)&amp;TRIM(SUBSTITUTE([.$AK21];&quot;+&quot;;&quot;&quot;)&amp;&quot; &quot;&amp;CHAR(34)&amp;[.$M21]&amp;CHAR(34)&amp;IF([.$S21]=&quot;&quot;;&quot;&quot;;&quot; --caption &quot;&amp;CHAR(34)&amp;[.$S21]&amp;CHAR(34))&amp;CHAR(10)));&quot;&quot;)">
            <text:p/>
          </table:table-cell>
          <table:table-cell table:style-name="ce60" table:formula="of:=IFERROR(IF([.$G21]=&quot;&quot;;&quot;&quot;;IF([.$M21]=&quot;&quot;;[.$AL21]&amp;CHAR(10);[.$AM21]&amp;CHAR(10)));&quot;&quot;)">
            <text:p/>
          </table:table-cell>
          <table:table-cell table:style-name="ce60"/>
          <table:table-cell table:style-name="ce116" table:formula="of:=[.AD21]&amp;[.AI21]&amp;[.AN2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2]&amp;[.F22]&amp;[.G22]=&quot;&quot;;&quot;&quot;;MAX([.$A$3:.$A21])+1);&quot;&quot;)">
            <text:p/>
          </table:table-cell>
          <table:table-cell table:style-name="ce9" table:formula="of:=IFERROR(TRIM(SUBSTITUTE(SUBSTITUTE(VLOOKUP([.C2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2]=&quot;&quot;;&quot;&quot;;TRIM(&quot;Dear *&quot;&amp;[.$D22]&amp;&quot;*&quot;))">
            <text:p/>
          </table:table-cell>
          <table:table-cell table:style-name="ce83" table:formula="of:=IF([.$E22]=&quot;&quot;;&quot;&quot;;&quot;~How Do You Do ?~&quot;)">
            <text:p/>
          </table:table-cell>
          <table:table-cell table:style-name="ce83" table:formula="of:=IF([.$E22]=&quot;&quot;;&quot;&quot;;&quot;_Have a great Day_&quot;)">
            <text:p/>
          </table:table-cell>
          <table:table-cell table:style-name="ce83" table:number-columns-repeated="2"/>
          <table:table-cell table:style-name="ce44" table:number-columns-spanned="6" table:number-rows-spanned="1">
            <draw:control draw:z-index="34" draw:name="BT_File_Selection_12_" draw:style-name="gr6" draw:text-style-name="P5" svg:width="1cm" svg:height="0.5cm" svg:x="0cm" svg:y="0cm" draw:control="control20"/>
          </table:table-cell>
          <table:covered-table-cell table:number-columns-repeated="5" table:style-name="ce48"/>
          <table:table-cell table:style-name="ce107" table:formula="of:=IF([.$M22]=&quot;&quot;;&quot;&quot;;IF([.$A2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2])));[.$E22];IF([.$E22]=&quot;&quot;;&quot;&quot;;IFERROR(IF([.$B22]=&quot;&quot;;[.$E$1];[.$B22]);&quot;&quot;)&amp;RIGHT(SUBSTITUTE(SUBSTITUTE(SUBSTITUTE([.$E22];&quot;-&quot;;&quot;&quot;);&quot; &quot;;&quot;&quot;);&quot;+&quot;;&quot;&quot;);10)));&quot;&quot;)">
            <text:p/>
          </table:table-cell>
          <table:table-cell table:style-name="ce99" table:formula="of:=IFERROR(IF([.$E22]=&quot;&quot;;&quot;&quot;;[$Mudslide_Commands.$E$32]&amp;&quot;send &quot;&amp;TRIM(SUBSTITUTE([.$AA22];&quot;+&quot;;&quot;&quot;)&amp;&quot; &quot;&amp;CHAR(34)&amp;[.$H22]&amp;CHAR(10)&amp;[.$I22]&amp;CHAR(10)&amp;[.$J22]&amp;CHAR(10)&amp;[.$K22]&amp;CHAR(10)&amp;[.$L22]&amp;CHAR(10)&amp;&quot;- Sent By Bot&quot;&amp;CHAR(34)&amp;CHAR(10)));&quot;&quot;)">
            <text:p/>
          </table:table-cell>
          <table:table-cell table:style-name="ce99" table:formula="of:=IFERROR(IF([.$E22]=&quot;&quot;;&quot;&quot;;[$Mudslide_Commands.$E$32]&amp;IF(SUMPRODUCT(--ISNUMBER(SEARCH([$Mudslide_Commands.$D$10:.$D$16];RIGHT(LOWER([.$M22]);4))))&gt;0;&quot;send-image &quot;; &quot;send-file &quot;)&amp;TRIM(SUBSTITUTE([.$AA22];&quot;+&quot;;&quot;&quot;)&amp;&quot; &quot;&amp;CHAR(34)&amp;[.$M22]&amp;CHAR(34)&amp;IF([.$S22]=&quot;&quot;;&quot;&quot;;&quot; --caption &quot;&amp;CHAR(34)&amp;[.$S22]&amp;CHAR(34))&amp;CHAR(10)));&quot;&quot;)">
            <text:p/>
          </table:table-cell>
          <table:table-cell table:style-name="ce60" table:formula="of:=IFERROR(IF([.$E22]=&quot;&quot;;&quot;&quot;;IF([.$M22]=&quot;&quot;;[.$AB22]&amp;CHAR(10);[.$AC22]&amp;CHAR(10)));&quot;&quot;)">
            <text:p/>
          </table:table-cell>
          <table:table-cell table:style-name="ce60"/>
          <table:table-cell table:style-name="ce60" table:formula="of:=IFERROR(IF(NOT(ISERROR(SEARCH(&quot;@g.us&quot;;[.$F22])));[.$F22];IF([.$F22]=&quot;&quot;;&quot;&quot;;IFERROR(IF([.$B22]=&quot;&quot;;[.$E$1];[.$B22]);&quot;&quot;)&amp;RIGHT(SUBSTITUTE(SUBSTITUTE(SUBSTITUTE([.$F22];&quot;-&quot;;&quot;&quot;);&quot; &quot;;&quot;&quot;);&quot;+&quot;;&quot;&quot;);10)));&quot;&quot;)">
            <text:p/>
          </table:table-cell>
          <table:table-cell table:style-name="ce99" table:formula="of:=IFERROR(IF([.$F22]=&quot;&quot;;&quot;&quot;;[$Mudslide_Commands.$E$32]&amp;&quot;send &quot;&amp;TRIM(SUBSTITUTE([.$AF22];&quot;+&quot;;&quot;&quot;)&amp;&quot; &quot;&amp;CHAR(34)&amp;[.$H22]&amp;CHAR(10)&amp;[.$I22]&amp;CHAR(10)&amp;[.$J22]&amp;CHAR(10)&amp;[.$K22]&amp;CHAR(10)&amp;[.$L22]&amp;CHAR(10)&amp;&quot;- Sent By Bot&quot;&amp;CHAR(34)&amp;CHAR(10)));&quot;&quot;)">
            <text:p/>
          </table:table-cell>
          <table:table-cell table:style-name="ce99" table:formula="of:=IFERROR(IF([.$F22]=&quot;&quot;;&quot;&quot;;[$Mudslide_Commands.$E$32]&amp;IF(SUMPRODUCT(--ISNUMBER(SEARCH([$Mudslide_Commands.$D$10:.$D$16];RIGHT(LOWER([.$M22]);4))))&gt;0;&quot;send-image &quot;; &quot;send-file &quot;)&amp;TRIM(SUBSTITUTE([.$AF22];&quot;+&quot;;&quot;&quot;)&amp;&quot; &quot;&amp;CHAR(34)&amp;[.$M22]&amp;CHAR(34)&amp;IF([.$S22]=&quot;&quot;;&quot;&quot;;&quot; --caption &quot;&amp;CHAR(34)&amp;[.$S22]&amp;CHAR(34))&amp;CHAR(10)));&quot;&quot;)">
            <text:p/>
          </table:table-cell>
          <table:table-cell table:style-name="ce60" table:formula="of:=IFERROR(IF([.$F22]=&quot;&quot;;&quot;&quot;;IF([.$M22]=&quot;&quot;;[.$AG22]&amp;CHAR(10);[.$AH22]&amp;CHAR(10)));&quot;&quot;)">
            <text:p/>
          </table:table-cell>
          <table:table-cell table:style-name="ce60"/>
          <table:table-cell table:style-name="ce60" table:formula="of:=IFERROR(IF(NOT(ISERROR(SEARCH(&quot;@g.us&quot;;[.$E22])));[.$G22];IF([.$G22]=&quot;&quot;;&quot;&quot;;IFERROR(IF([.$B22]=&quot;&quot;;[.$E$1];[.$B22]);&quot;&quot;)&amp;RIGHT(SUBSTITUTE(SUBSTITUTE(SUBSTITUTE([.$G22];&quot;-&quot;;&quot;&quot;);&quot; &quot;;&quot;&quot;);&quot;+&quot;;&quot;&quot;);10)));&quot;&quot;)">
            <text:p/>
          </table:table-cell>
          <table:table-cell table:style-name="ce99" table:formula="of:=IFERROR(IF([.$G22]=&quot;&quot;;&quot;&quot;;[$Mudslide_Commands.$E$32]&amp;&quot;send &quot;&amp;TRIM(SUBSTITUTE([.$AK22];&quot;+&quot;;&quot;&quot;)&amp;&quot; &quot;&amp;CHAR(34)&amp;[.$H22]&amp;CHAR(10)&amp;[.$I22]&amp;CHAR(10)&amp;[.$J22]&amp;CHAR(10)&amp;[.$K22]&amp;CHAR(10)&amp;[.$L22]&amp;CHAR(10)&amp;&quot;- Sent By Bot&quot;&amp;CHAR(34)&amp;CHAR(10)));&quot;&quot;)">
            <text:p/>
          </table:table-cell>
          <table:table-cell table:style-name="ce99" table:formula="of:=IFERROR(IF([.$G22]=&quot;&quot;;&quot;&quot;;[$Mudslide_Commands.$E$32]&amp;IF(SUMPRODUCT(--ISNUMBER(SEARCH([$Mudslide_Commands.$D$10:.$D$16];RIGHT(LOWER([.$M22]);4))))&gt;0;&quot;send-image &quot;; &quot;send-file &quot;)&amp;TRIM(SUBSTITUTE([.$AK22];&quot;+&quot;;&quot;&quot;)&amp;&quot; &quot;&amp;CHAR(34)&amp;[.$M22]&amp;CHAR(34)&amp;IF([.$S22]=&quot;&quot;;&quot;&quot;;&quot; --caption &quot;&amp;CHAR(34)&amp;[.$S22]&amp;CHAR(34))&amp;CHAR(10)));&quot;&quot;)">
            <text:p/>
          </table:table-cell>
          <table:table-cell table:style-name="ce60" table:formula="of:=IFERROR(IF([.$G22]=&quot;&quot;;&quot;&quot;;IF([.$M22]=&quot;&quot;;[.$AL22]&amp;CHAR(10);[.$AM22]&amp;CHAR(10)));&quot;&quot;)">
            <text:p/>
          </table:table-cell>
          <table:table-cell table:style-name="ce60"/>
          <table:table-cell table:style-name="ce116" table:formula="of:=[.AD22]&amp;[.AI22]&amp;[.AN2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3]&amp;[.F23]&amp;[.G23]=&quot;&quot;;&quot;&quot;;MAX([.$A$3:.$A22])+1);&quot;&quot;)">
            <text:p/>
          </table:table-cell>
          <table:table-cell table:style-name="ce9" table:formula="of:=IFERROR(TRIM(SUBSTITUTE(SUBSTITUTE(VLOOKUP([.C2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3]=&quot;&quot;;&quot;&quot;;TRIM(&quot;Dear *&quot;&amp;[.$D23]&amp;&quot;*&quot;))">
            <text:p/>
          </table:table-cell>
          <table:table-cell table:style-name="ce83" table:formula="of:=IF([.$E23]=&quot;&quot;;&quot;&quot;;&quot;~How Do You Do ?~&quot;)">
            <text:p/>
          </table:table-cell>
          <table:table-cell table:style-name="ce83" table:formula="of:=IF([.$E23]=&quot;&quot;;&quot;&quot;;&quot;_Have a great Day_&quot;)">
            <text:p/>
          </table:table-cell>
          <table:table-cell table:style-name="ce83" table:number-columns-repeated="2"/>
          <table:table-cell table:style-name="ce44" table:number-columns-spanned="6" table:number-rows-spanned="1">
            <draw:control draw:z-index="35" draw:name="BT_File_Selection_12_" draw:style-name="gr6" draw:text-style-name="P5" svg:width="1cm" svg:height="0.5cm" svg:x="0cm" svg:y="0cm" draw:control="control21"/>
          </table:table-cell>
          <table:covered-table-cell table:number-columns-repeated="5" table:style-name="ce48"/>
          <table:table-cell table:style-name="ce107" table:formula="of:=IF([.$M23]=&quot;&quot;;&quot;&quot;;IF([.$A2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3])));[.$E23];IF([.$E23]=&quot;&quot;;&quot;&quot;;IFERROR(IF([.$B23]=&quot;&quot;;[.$E$1];[.$B23]);&quot;&quot;)&amp;RIGHT(SUBSTITUTE(SUBSTITUTE(SUBSTITUTE([.$E23];&quot;-&quot;;&quot;&quot;);&quot; &quot;;&quot;&quot;);&quot;+&quot;;&quot;&quot;);10)));&quot;&quot;)">
            <text:p/>
          </table:table-cell>
          <table:table-cell table:style-name="ce99" table:formula="of:=IFERROR(IF([.$E23]=&quot;&quot;;&quot;&quot;;[$Mudslide_Commands.$E$32]&amp;&quot;send &quot;&amp;TRIM(SUBSTITUTE([.$AA23];&quot;+&quot;;&quot;&quot;)&amp;&quot; &quot;&amp;CHAR(34)&amp;[.$H23]&amp;CHAR(10)&amp;[.$I23]&amp;CHAR(10)&amp;[.$J23]&amp;CHAR(10)&amp;[.$K23]&amp;CHAR(10)&amp;[.$L23]&amp;CHAR(10)&amp;&quot;- Sent By Bot&quot;&amp;CHAR(34)&amp;CHAR(10)));&quot;&quot;)">
            <text:p/>
          </table:table-cell>
          <table:table-cell table:style-name="ce99" table:formula="of:=IFERROR(IF([.$E23]=&quot;&quot;;&quot;&quot;;[$Mudslide_Commands.$E$32]&amp;IF(SUMPRODUCT(--ISNUMBER(SEARCH([$Mudslide_Commands.$D$10:.$D$16];RIGHT(LOWER([.$M23]);4))))&gt;0;&quot;send-image &quot;; &quot;send-file &quot;)&amp;TRIM(SUBSTITUTE([.$AA23];&quot;+&quot;;&quot;&quot;)&amp;&quot; &quot;&amp;CHAR(34)&amp;[.$M23]&amp;CHAR(34)&amp;IF([.$S23]=&quot;&quot;;&quot;&quot;;&quot; --caption &quot;&amp;CHAR(34)&amp;[.$S23]&amp;CHAR(34))&amp;CHAR(10)));&quot;&quot;)">
            <text:p/>
          </table:table-cell>
          <table:table-cell table:style-name="ce60" table:formula="of:=IFERROR(IF([.$E23]=&quot;&quot;;&quot;&quot;;IF([.$M23]=&quot;&quot;;[.$AB23]&amp;CHAR(10);[.$AC23]&amp;CHAR(10)));&quot;&quot;)">
            <text:p/>
          </table:table-cell>
          <table:table-cell table:style-name="ce60"/>
          <table:table-cell table:style-name="ce60" table:formula="of:=IFERROR(IF(NOT(ISERROR(SEARCH(&quot;@g.us&quot;;[.$F23])));[.$F23];IF([.$F23]=&quot;&quot;;&quot;&quot;;IFERROR(IF([.$B23]=&quot;&quot;;[.$E$1];[.$B23]);&quot;&quot;)&amp;RIGHT(SUBSTITUTE(SUBSTITUTE(SUBSTITUTE([.$F23];&quot;-&quot;;&quot;&quot;);&quot; &quot;;&quot;&quot;);&quot;+&quot;;&quot;&quot;);10)));&quot;&quot;)">
            <text:p/>
          </table:table-cell>
          <table:table-cell table:style-name="ce99" table:formula="of:=IFERROR(IF([.$F23]=&quot;&quot;;&quot;&quot;;[$Mudslide_Commands.$E$32]&amp;&quot;send &quot;&amp;TRIM(SUBSTITUTE([.$AF23];&quot;+&quot;;&quot;&quot;)&amp;&quot; &quot;&amp;CHAR(34)&amp;[.$H23]&amp;CHAR(10)&amp;[.$I23]&amp;CHAR(10)&amp;[.$J23]&amp;CHAR(10)&amp;[.$K23]&amp;CHAR(10)&amp;[.$L23]&amp;CHAR(10)&amp;&quot;- Sent By Bot&quot;&amp;CHAR(34)&amp;CHAR(10)));&quot;&quot;)">
            <text:p/>
          </table:table-cell>
          <table:table-cell table:style-name="ce99" table:formula="of:=IFERROR(IF([.$F23]=&quot;&quot;;&quot;&quot;;[$Mudslide_Commands.$E$32]&amp;IF(SUMPRODUCT(--ISNUMBER(SEARCH([$Mudslide_Commands.$D$10:.$D$16];RIGHT(LOWER([.$M23]);4))))&gt;0;&quot;send-image &quot;; &quot;send-file &quot;)&amp;TRIM(SUBSTITUTE([.$AF23];&quot;+&quot;;&quot;&quot;)&amp;&quot; &quot;&amp;CHAR(34)&amp;[.$M23]&amp;CHAR(34)&amp;IF([.$S23]=&quot;&quot;;&quot;&quot;;&quot; --caption &quot;&amp;CHAR(34)&amp;[.$S23]&amp;CHAR(34))&amp;CHAR(10)));&quot;&quot;)">
            <text:p/>
          </table:table-cell>
          <table:table-cell table:style-name="ce60" table:formula="of:=IFERROR(IF([.$F23]=&quot;&quot;;&quot;&quot;;IF([.$M23]=&quot;&quot;;[.$AG23]&amp;CHAR(10);[.$AH23]&amp;CHAR(10)));&quot;&quot;)">
            <text:p/>
          </table:table-cell>
          <table:table-cell table:style-name="ce60"/>
          <table:table-cell table:style-name="ce60" table:formula="of:=IFERROR(IF(NOT(ISERROR(SEARCH(&quot;@g.us&quot;;[.$E23])));[.$G23];IF([.$G23]=&quot;&quot;;&quot;&quot;;IFERROR(IF([.$B23]=&quot;&quot;;[.$E$1];[.$B23]);&quot;&quot;)&amp;RIGHT(SUBSTITUTE(SUBSTITUTE(SUBSTITUTE([.$G23];&quot;-&quot;;&quot;&quot;);&quot; &quot;;&quot;&quot;);&quot;+&quot;;&quot;&quot;);10)));&quot;&quot;)">
            <text:p/>
          </table:table-cell>
          <table:table-cell table:style-name="ce99" table:formula="of:=IFERROR(IF([.$G23]=&quot;&quot;;&quot;&quot;;[$Mudslide_Commands.$E$32]&amp;&quot;send &quot;&amp;TRIM(SUBSTITUTE([.$AK23];&quot;+&quot;;&quot;&quot;)&amp;&quot; &quot;&amp;CHAR(34)&amp;[.$H23]&amp;CHAR(10)&amp;[.$I23]&amp;CHAR(10)&amp;[.$J23]&amp;CHAR(10)&amp;[.$K23]&amp;CHAR(10)&amp;[.$L23]&amp;CHAR(10)&amp;&quot;- Sent By Bot&quot;&amp;CHAR(34)&amp;CHAR(10)));&quot;&quot;)">
            <text:p/>
          </table:table-cell>
          <table:table-cell table:style-name="ce99" table:formula="of:=IFERROR(IF([.$G23]=&quot;&quot;;&quot;&quot;;[$Mudslide_Commands.$E$32]&amp;IF(SUMPRODUCT(--ISNUMBER(SEARCH([$Mudslide_Commands.$D$10:.$D$16];RIGHT(LOWER([.$M23]);4))))&gt;0;&quot;send-image &quot;; &quot;send-file &quot;)&amp;TRIM(SUBSTITUTE([.$AK23];&quot;+&quot;;&quot;&quot;)&amp;&quot; &quot;&amp;CHAR(34)&amp;[.$M23]&amp;CHAR(34)&amp;IF([.$S23]=&quot;&quot;;&quot;&quot;;&quot; --caption &quot;&amp;CHAR(34)&amp;[.$S23]&amp;CHAR(34))&amp;CHAR(10)));&quot;&quot;)">
            <text:p/>
          </table:table-cell>
          <table:table-cell table:style-name="ce60" table:formula="of:=IFERROR(IF([.$G23]=&quot;&quot;;&quot;&quot;;IF([.$M23]=&quot;&quot;;[.$AL23]&amp;CHAR(10);[.$AM23]&amp;CHAR(10)));&quot;&quot;)">
            <text:p/>
          </table:table-cell>
          <table:table-cell table:style-name="ce60"/>
          <table:table-cell table:style-name="ce116" table:formula="of:=[.AD23]&amp;[.AI23]&amp;[.AN2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4]&amp;[.F24]&amp;[.G24]=&quot;&quot;;&quot;&quot;;MAX([.$A$3:.$A23])+1);&quot;&quot;)">
            <text:p/>
          </table:table-cell>
          <table:table-cell table:style-name="ce9" table:formula="of:=IFERROR(TRIM(SUBSTITUTE(SUBSTITUTE(VLOOKUP([.C2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4]=&quot;&quot;;&quot;&quot;;TRIM(&quot;Dear *&quot;&amp;[.$D24]&amp;&quot;*&quot;))">
            <text:p/>
          </table:table-cell>
          <table:table-cell table:style-name="ce83" table:formula="of:=IF([.$E24]=&quot;&quot;;&quot;&quot;;&quot;~How Do You Do ?~&quot;)">
            <text:p/>
          </table:table-cell>
          <table:table-cell table:style-name="ce83" table:formula="of:=IF([.$E24]=&quot;&quot;;&quot;&quot;;&quot;_Have a great Day_&quot;)">
            <text:p/>
          </table:table-cell>
          <table:table-cell table:style-name="ce83" table:number-columns-repeated="2"/>
          <table:table-cell table:style-name="ce44" table:number-columns-spanned="6" table:number-rows-spanned="1">
            <draw:control draw:z-index="36" draw:name="BT_File_Selection_12_" draw:style-name="gr6" draw:text-style-name="P5" svg:width="1cm" svg:height="0.5cm" svg:x="0cm" svg:y="0cm" draw:control="control22"/>
          </table:table-cell>
          <table:covered-table-cell table:number-columns-repeated="5" table:style-name="ce48"/>
          <table:table-cell table:style-name="ce107" table:formula="of:=IF([.$M24]=&quot;&quot;;&quot;&quot;;IF([.$A2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4])));[.$E24];IF([.$E24]=&quot;&quot;;&quot;&quot;;IFERROR(IF([.$B24]=&quot;&quot;;[.$E$1];[.$B24]);&quot;&quot;)&amp;RIGHT(SUBSTITUTE(SUBSTITUTE(SUBSTITUTE([.$E24];&quot;-&quot;;&quot;&quot;);&quot; &quot;;&quot;&quot;);&quot;+&quot;;&quot;&quot;);10)));&quot;&quot;)">
            <text:p/>
          </table:table-cell>
          <table:table-cell table:style-name="ce99" table:formula="of:=IFERROR(IF([.$E24]=&quot;&quot;;&quot;&quot;;[$Mudslide_Commands.$E$32]&amp;&quot;send &quot;&amp;TRIM(SUBSTITUTE([.$AA24];&quot;+&quot;;&quot;&quot;)&amp;&quot; &quot;&amp;CHAR(34)&amp;[.$H24]&amp;CHAR(10)&amp;[.$I24]&amp;CHAR(10)&amp;[.$J24]&amp;CHAR(10)&amp;[.$K24]&amp;CHAR(10)&amp;[.$L24]&amp;CHAR(10)&amp;&quot;- Sent By Bot&quot;&amp;CHAR(34)&amp;CHAR(10)));&quot;&quot;)">
            <text:p/>
          </table:table-cell>
          <table:table-cell table:style-name="ce99" table:formula="of:=IFERROR(IF([.$E24]=&quot;&quot;;&quot;&quot;;[$Mudslide_Commands.$E$32]&amp;IF(SUMPRODUCT(--ISNUMBER(SEARCH([$Mudslide_Commands.$D$10:.$D$16];RIGHT(LOWER([.$M24]);4))))&gt;0;&quot;send-image &quot;; &quot;send-file &quot;)&amp;TRIM(SUBSTITUTE([.$AA24];&quot;+&quot;;&quot;&quot;)&amp;&quot; &quot;&amp;CHAR(34)&amp;[.$M24]&amp;CHAR(34)&amp;IF([.$S24]=&quot;&quot;;&quot;&quot;;&quot; --caption &quot;&amp;CHAR(34)&amp;[.$S24]&amp;CHAR(34))&amp;CHAR(10)));&quot;&quot;)">
            <text:p/>
          </table:table-cell>
          <table:table-cell table:style-name="ce60" table:formula="of:=IFERROR(IF([.$E24]=&quot;&quot;;&quot;&quot;;IF([.$M24]=&quot;&quot;;[.$AB24]&amp;CHAR(10);[.$AC24]&amp;CHAR(10)));&quot;&quot;)">
            <text:p/>
          </table:table-cell>
          <table:table-cell table:style-name="ce60"/>
          <table:table-cell table:style-name="ce60" table:formula="of:=IFERROR(IF(NOT(ISERROR(SEARCH(&quot;@g.us&quot;;[.$F24])));[.$F24];IF([.$F24]=&quot;&quot;;&quot;&quot;;IFERROR(IF([.$B24]=&quot;&quot;;[.$E$1];[.$B24]);&quot;&quot;)&amp;RIGHT(SUBSTITUTE(SUBSTITUTE(SUBSTITUTE([.$F24];&quot;-&quot;;&quot;&quot;);&quot; &quot;;&quot;&quot;);&quot;+&quot;;&quot;&quot;);10)));&quot;&quot;)">
            <text:p/>
          </table:table-cell>
          <table:table-cell table:style-name="ce99" table:formula="of:=IFERROR(IF([.$F24]=&quot;&quot;;&quot;&quot;;[$Mudslide_Commands.$E$32]&amp;&quot;send &quot;&amp;TRIM(SUBSTITUTE([.$AF24];&quot;+&quot;;&quot;&quot;)&amp;&quot; &quot;&amp;CHAR(34)&amp;[.$H24]&amp;CHAR(10)&amp;[.$I24]&amp;CHAR(10)&amp;[.$J24]&amp;CHAR(10)&amp;[.$K24]&amp;CHAR(10)&amp;[.$L24]&amp;CHAR(10)&amp;&quot;- Sent By Bot&quot;&amp;CHAR(34)&amp;CHAR(10)));&quot;&quot;)">
            <text:p/>
          </table:table-cell>
          <table:table-cell table:style-name="ce99" table:formula="of:=IFERROR(IF([.$F24]=&quot;&quot;;&quot;&quot;;[$Mudslide_Commands.$E$32]&amp;IF(SUMPRODUCT(--ISNUMBER(SEARCH([$Mudslide_Commands.$D$10:.$D$16];RIGHT(LOWER([.$M24]);4))))&gt;0;&quot;send-image &quot;; &quot;send-file &quot;)&amp;TRIM(SUBSTITUTE([.$AF24];&quot;+&quot;;&quot;&quot;)&amp;&quot; &quot;&amp;CHAR(34)&amp;[.$M24]&amp;CHAR(34)&amp;IF([.$S24]=&quot;&quot;;&quot;&quot;;&quot; --caption &quot;&amp;CHAR(34)&amp;[.$S24]&amp;CHAR(34))&amp;CHAR(10)));&quot;&quot;)">
            <text:p/>
          </table:table-cell>
          <table:table-cell table:style-name="ce60" table:formula="of:=IFERROR(IF([.$F24]=&quot;&quot;;&quot;&quot;;IF([.$M24]=&quot;&quot;;[.$AG24]&amp;CHAR(10);[.$AH24]&amp;CHAR(10)));&quot;&quot;)">
            <text:p/>
          </table:table-cell>
          <table:table-cell table:style-name="ce60"/>
          <table:table-cell table:style-name="ce60" table:formula="of:=IFERROR(IF(NOT(ISERROR(SEARCH(&quot;@g.us&quot;;[.$E24])));[.$G24];IF([.$G24]=&quot;&quot;;&quot;&quot;;IFERROR(IF([.$B24]=&quot;&quot;;[.$E$1];[.$B24]);&quot;&quot;)&amp;RIGHT(SUBSTITUTE(SUBSTITUTE(SUBSTITUTE([.$G24];&quot;-&quot;;&quot;&quot;);&quot; &quot;;&quot;&quot;);&quot;+&quot;;&quot;&quot;);10)));&quot;&quot;)">
            <text:p/>
          </table:table-cell>
          <table:table-cell table:style-name="ce99" table:formula="of:=IFERROR(IF([.$G24]=&quot;&quot;;&quot;&quot;;[$Mudslide_Commands.$E$32]&amp;&quot;send &quot;&amp;TRIM(SUBSTITUTE([.$AK24];&quot;+&quot;;&quot;&quot;)&amp;&quot; &quot;&amp;CHAR(34)&amp;[.$H24]&amp;CHAR(10)&amp;[.$I24]&amp;CHAR(10)&amp;[.$J24]&amp;CHAR(10)&amp;[.$K24]&amp;CHAR(10)&amp;[.$L24]&amp;CHAR(10)&amp;&quot;- Sent By Bot&quot;&amp;CHAR(34)&amp;CHAR(10)));&quot;&quot;)">
            <text:p/>
          </table:table-cell>
          <table:table-cell table:style-name="ce99" table:formula="of:=IFERROR(IF([.$G24]=&quot;&quot;;&quot;&quot;;[$Mudslide_Commands.$E$32]&amp;IF(SUMPRODUCT(--ISNUMBER(SEARCH([$Mudslide_Commands.$D$10:.$D$16];RIGHT(LOWER([.$M24]);4))))&gt;0;&quot;send-image &quot;; &quot;send-file &quot;)&amp;TRIM(SUBSTITUTE([.$AK24];&quot;+&quot;;&quot;&quot;)&amp;&quot; &quot;&amp;CHAR(34)&amp;[.$M24]&amp;CHAR(34)&amp;IF([.$S24]=&quot;&quot;;&quot;&quot;;&quot; --caption &quot;&amp;CHAR(34)&amp;[.$S24]&amp;CHAR(34))&amp;CHAR(10)));&quot;&quot;)">
            <text:p/>
          </table:table-cell>
          <table:table-cell table:style-name="ce60" table:formula="of:=IFERROR(IF([.$G24]=&quot;&quot;;&quot;&quot;;IF([.$M24]=&quot;&quot;;[.$AL24]&amp;CHAR(10);[.$AM24]&amp;CHAR(10)));&quot;&quot;)">
            <text:p/>
          </table:table-cell>
          <table:table-cell table:style-name="ce60"/>
          <table:table-cell table:style-name="ce116" table:formula="of:=[.AD24]&amp;[.AI24]&amp;[.AN2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5]&amp;[.F25]&amp;[.G25]=&quot;&quot;;&quot;&quot;;MAX([.$A$3:.$A24])+1);&quot;&quot;)">
            <text:p/>
          </table:table-cell>
          <table:table-cell table:style-name="ce9" table:formula="of:=IFERROR(TRIM(SUBSTITUTE(SUBSTITUTE(VLOOKUP([.C2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5]=&quot;&quot;;&quot;&quot;;TRIM(&quot;Dear *&quot;&amp;[.$D25]&amp;&quot;*&quot;))">
            <text:p/>
          </table:table-cell>
          <table:table-cell table:style-name="ce83" table:formula="of:=IF([.$E25]=&quot;&quot;;&quot;&quot;;&quot;~How Do You Do ?~&quot;)">
            <text:p/>
          </table:table-cell>
          <table:table-cell table:style-name="ce83" table:formula="of:=IF([.$E25]=&quot;&quot;;&quot;&quot;;&quot;_Have a great Day_&quot;)">
            <text:p/>
          </table:table-cell>
          <table:table-cell table:style-name="ce83" table:number-columns-repeated="2"/>
          <table:table-cell table:style-name="ce44" table:number-columns-spanned="6" table:number-rows-spanned="1">
            <draw:control draw:z-index="37" draw:name="BT_File_Selection_12_" draw:style-name="gr6" draw:text-style-name="P5" svg:width="1cm" svg:height="0.5cm" svg:x="0cm" svg:y="0cm" draw:control="control23"/>
          </table:table-cell>
          <table:covered-table-cell table:number-columns-repeated="5" table:style-name="ce48"/>
          <table:table-cell table:style-name="ce107" table:formula="of:=IF([.$M25]=&quot;&quot;;&quot;&quot;;IF([.$A2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5])));[.$E25];IF([.$E25]=&quot;&quot;;&quot;&quot;;IFERROR(IF([.$B25]=&quot;&quot;;[.$E$1];[.$B25]);&quot;&quot;)&amp;RIGHT(SUBSTITUTE(SUBSTITUTE(SUBSTITUTE([.$E25];&quot;-&quot;;&quot;&quot;);&quot; &quot;;&quot;&quot;);&quot;+&quot;;&quot;&quot;);10)));&quot;&quot;)">
            <text:p/>
          </table:table-cell>
          <table:table-cell table:style-name="ce99" table:formula="of:=IFERROR(IF([.$E25]=&quot;&quot;;&quot;&quot;;[$Mudslide_Commands.$E$32]&amp;&quot;send &quot;&amp;TRIM(SUBSTITUTE([.$AA25];&quot;+&quot;;&quot;&quot;)&amp;&quot; &quot;&amp;CHAR(34)&amp;[.$H25]&amp;CHAR(10)&amp;[.$I25]&amp;CHAR(10)&amp;[.$J25]&amp;CHAR(10)&amp;[.$K25]&amp;CHAR(10)&amp;[.$L25]&amp;CHAR(10)&amp;&quot;- Sent By Bot&quot;&amp;CHAR(34)&amp;CHAR(10)));&quot;&quot;)">
            <text:p/>
          </table:table-cell>
          <table:table-cell table:style-name="ce99" table:formula="of:=IFERROR(IF([.$E25]=&quot;&quot;;&quot;&quot;;[$Mudslide_Commands.$E$32]&amp;IF(SUMPRODUCT(--ISNUMBER(SEARCH([$Mudslide_Commands.$D$10:.$D$16];RIGHT(LOWER([.$M25]);4))))&gt;0;&quot;send-image &quot;; &quot;send-file &quot;)&amp;TRIM(SUBSTITUTE([.$AA25];&quot;+&quot;;&quot;&quot;)&amp;&quot; &quot;&amp;CHAR(34)&amp;[.$M25]&amp;CHAR(34)&amp;IF([.$S25]=&quot;&quot;;&quot;&quot;;&quot; --caption &quot;&amp;CHAR(34)&amp;[.$S25]&amp;CHAR(34))&amp;CHAR(10)));&quot;&quot;)">
            <text:p/>
          </table:table-cell>
          <table:table-cell table:style-name="ce60" table:formula="of:=IFERROR(IF([.$E25]=&quot;&quot;;&quot;&quot;;IF([.$M25]=&quot;&quot;;[.$AB25]&amp;CHAR(10);[.$AC25]&amp;CHAR(10)));&quot;&quot;)">
            <text:p/>
          </table:table-cell>
          <table:table-cell table:style-name="ce60"/>
          <table:table-cell table:style-name="ce60" table:formula="of:=IFERROR(IF(NOT(ISERROR(SEARCH(&quot;@g.us&quot;;[.$F25])));[.$F25];IF([.$F25]=&quot;&quot;;&quot;&quot;;IFERROR(IF([.$B25]=&quot;&quot;;[.$E$1];[.$B25]);&quot;&quot;)&amp;RIGHT(SUBSTITUTE(SUBSTITUTE(SUBSTITUTE([.$F25];&quot;-&quot;;&quot;&quot;);&quot; &quot;;&quot;&quot;);&quot;+&quot;;&quot;&quot;);10)));&quot;&quot;)">
            <text:p/>
          </table:table-cell>
          <table:table-cell table:style-name="ce99" table:formula="of:=IFERROR(IF([.$F25]=&quot;&quot;;&quot;&quot;;[$Mudslide_Commands.$E$32]&amp;&quot;send &quot;&amp;TRIM(SUBSTITUTE([.$AF25];&quot;+&quot;;&quot;&quot;)&amp;&quot; &quot;&amp;CHAR(34)&amp;[.$H25]&amp;CHAR(10)&amp;[.$I25]&amp;CHAR(10)&amp;[.$J25]&amp;CHAR(10)&amp;[.$K25]&amp;CHAR(10)&amp;[.$L25]&amp;CHAR(10)&amp;&quot;- Sent By Bot&quot;&amp;CHAR(34)&amp;CHAR(10)));&quot;&quot;)">
            <text:p/>
          </table:table-cell>
          <table:table-cell table:style-name="ce99" table:formula="of:=IFERROR(IF([.$F25]=&quot;&quot;;&quot;&quot;;[$Mudslide_Commands.$E$32]&amp;IF(SUMPRODUCT(--ISNUMBER(SEARCH([$Mudslide_Commands.$D$10:.$D$16];RIGHT(LOWER([.$M25]);4))))&gt;0;&quot;send-image &quot;; &quot;send-file &quot;)&amp;TRIM(SUBSTITUTE([.$AF25];&quot;+&quot;;&quot;&quot;)&amp;&quot; &quot;&amp;CHAR(34)&amp;[.$M25]&amp;CHAR(34)&amp;IF([.$S25]=&quot;&quot;;&quot;&quot;;&quot; --caption &quot;&amp;CHAR(34)&amp;[.$S25]&amp;CHAR(34))&amp;CHAR(10)));&quot;&quot;)">
            <text:p/>
          </table:table-cell>
          <table:table-cell table:style-name="ce60" table:formula="of:=IFERROR(IF([.$F25]=&quot;&quot;;&quot;&quot;;IF([.$M25]=&quot;&quot;;[.$AG25]&amp;CHAR(10);[.$AH25]&amp;CHAR(10)));&quot;&quot;)">
            <text:p/>
          </table:table-cell>
          <table:table-cell table:style-name="ce60"/>
          <table:table-cell table:style-name="ce60" table:formula="of:=IFERROR(IF(NOT(ISERROR(SEARCH(&quot;@g.us&quot;;[.$E25])));[.$G25];IF([.$G25]=&quot;&quot;;&quot;&quot;;IFERROR(IF([.$B25]=&quot;&quot;;[.$E$1];[.$B25]);&quot;&quot;)&amp;RIGHT(SUBSTITUTE(SUBSTITUTE(SUBSTITUTE([.$G25];&quot;-&quot;;&quot;&quot;);&quot; &quot;;&quot;&quot;);&quot;+&quot;;&quot;&quot;);10)));&quot;&quot;)">
            <text:p/>
          </table:table-cell>
          <table:table-cell table:style-name="ce99" table:formula="of:=IFERROR(IF([.$G25]=&quot;&quot;;&quot;&quot;;[$Mudslide_Commands.$E$32]&amp;&quot;send &quot;&amp;TRIM(SUBSTITUTE([.$AK25];&quot;+&quot;;&quot;&quot;)&amp;&quot; &quot;&amp;CHAR(34)&amp;[.$H25]&amp;CHAR(10)&amp;[.$I25]&amp;CHAR(10)&amp;[.$J25]&amp;CHAR(10)&amp;[.$K25]&amp;CHAR(10)&amp;[.$L25]&amp;CHAR(10)&amp;&quot;- Sent By Bot&quot;&amp;CHAR(34)&amp;CHAR(10)));&quot;&quot;)">
            <text:p/>
          </table:table-cell>
          <table:table-cell table:style-name="ce99" table:formula="of:=IFERROR(IF([.$G25]=&quot;&quot;;&quot;&quot;;[$Mudslide_Commands.$E$32]&amp;IF(SUMPRODUCT(--ISNUMBER(SEARCH([$Mudslide_Commands.$D$10:.$D$16];RIGHT(LOWER([.$M25]);4))))&gt;0;&quot;send-image &quot;; &quot;send-file &quot;)&amp;TRIM(SUBSTITUTE([.$AK25];&quot;+&quot;;&quot;&quot;)&amp;&quot; &quot;&amp;CHAR(34)&amp;[.$M25]&amp;CHAR(34)&amp;IF([.$S25]=&quot;&quot;;&quot;&quot;;&quot; --caption &quot;&amp;CHAR(34)&amp;[.$S25]&amp;CHAR(34))&amp;CHAR(10)));&quot;&quot;)">
            <text:p/>
          </table:table-cell>
          <table:table-cell table:style-name="ce60" table:formula="of:=IFERROR(IF([.$G25]=&quot;&quot;;&quot;&quot;;IF([.$M25]=&quot;&quot;;[.$AL25]&amp;CHAR(10);[.$AM25]&amp;CHAR(10)));&quot;&quot;)">
            <text:p/>
          </table:table-cell>
          <table:table-cell table:style-name="ce60"/>
          <table:table-cell table:style-name="ce116" table:formula="of:=[.AD25]&amp;[.AI25]&amp;[.AN2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6]&amp;[.F26]&amp;[.G26]=&quot;&quot;;&quot;&quot;;MAX([.$A$3:.$A25])+1);&quot;&quot;)">
            <text:p/>
          </table:table-cell>
          <table:table-cell table:style-name="ce9" table:formula="of:=IFERROR(TRIM(SUBSTITUTE(SUBSTITUTE(VLOOKUP([.C2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6]=&quot;&quot;;&quot;&quot;;TRIM(&quot;Dear *&quot;&amp;[.$D26]&amp;&quot;*&quot;))">
            <text:p/>
          </table:table-cell>
          <table:table-cell table:style-name="ce83" table:formula="of:=IF([.$E26]=&quot;&quot;;&quot;&quot;;&quot;~How Do You Do ?~&quot;)">
            <text:p/>
          </table:table-cell>
          <table:table-cell table:style-name="ce83" table:formula="of:=IF([.$E26]=&quot;&quot;;&quot;&quot;;&quot;_Have a great Day_&quot;)">
            <text:p/>
          </table:table-cell>
          <table:table-cell table:style-name="ce83" table:number-columns-repeated="2"/>
          <table:table-cell table:style-name="ce44" table:number-columns-spanned="6" table:number-rows-spanned="1">
            <draw:control draw:z-index="38" draw:name="BT_File_Selection_12_" draw:style-name="gr6" draw:text-style-name="P5" svg:width="1cm" svg:height="0.5cm" svg:x="0cm" svg:y="0cm" draw:control="control24"/>
          </table:table-cell>
          <table:covered-table-cell table:number-columns-repeated="5" table:style-name="ce48"/>
          <table:table-cell table:style-name="ce107" table:formula="of:=IF([.$M26]=&quot;&quot;;&quot;&quot;;IF([.$A2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6])));[.$E26];IF([.$E26]=&quot;&quot;;&quot;&quot;;IFERROR(IF([.$B26]=&quot;&quot;;[.$E$1];[.$B26]);&quot;&quot;)&amp;RIGHT(SUBSTITUTE(SUBSTITUTE(SUBSTITUTE([.$E26];&quot;-&quot;;&quot;&quot;);&quot; &quot;;&quot;&quot;);&quot;+&quot;;&quot;&quot;);10)));&quot;&quot;)">
            <text:p/>
          </table:table-cell>
          <table:table-cell table:style-name="ce99" table:formula="of:=IFERROR(IF([.$E26]=&quot;&quot;;&quot;&quot;;[$Mudslide_Commands.$E$32]&amp;&quot;send &quot;&amp;TRIM(SUBSTITUTE([.$AA26];&quot;+&quot;;&quot;&quot;)&amp;&quot; &quot;&amp;CHAR(34)&amp;[.$H26]&amp;CHAR(10)&amp;[.$I26]&amp;CHAR(10)&amp;[.$J26]&amp;CHAR(10)&amp;[.$K26]&amp;CHAR(10)&amp;[.$L26]&amp;CHAR(10)&amp;&quot;- Sent By Bot&quot;&amp;CHAR(34)&amp;CHAR(10)));&quot;&quot;)">
            <text:p/>
          </table:table-cell>
          <table:table-cell table:style-name="ce99" table:formula="of:=IFERROR(IF([.$E26]=&quot;&quot;;&quot;&quot;;[$Mudslide_Commands.$E$32]&amp;IF(SUMPRODUCT(--ISNUMBER(SEARCH([$Mudslide_Commands.$D$10:.$D$16];RIGHT(LOWER([.$M26]);4))))&gt;0;&quot;send-image &quot;; &quot;send-file &quot;)&amp;TRIM(SUBSTITUTE([.$AA26];&quot;+&quot;;&quot;&quot;)&amp;&quot; &quot;&amp;CHAR(34)&amp;[.$M26]&amp;CHAR(34)&amp;IF([.$S26]=&quot;&quot;;&quot;&quot;;&quot; --caption &quot;&amp;CHAR(34)&amp;[.$S26]&amp;CHAR(34))&amp;CHAR(10)));&quot;&quot;)">
            <text:p/>
          </table:table-cell>
          <table:table-cell table:style-name="ce60" table:formula="of:=IFERROR(IF([.$E26]=&quot;&quot;;&quot;&quot;;IF([.$M26]=&quot;&quot;;[.$AB26]&amp;CHAR(10);[.$AC26]&amp;CHAR(10)));&quot;&quot;)">
            <text:p/>
          </table:table-cell>
          <table:table-cell table:style-name="ce60"/>
          <table:table-cell table:style-name="ce60" table:formula="of:=IFERROR(IF(NOT(ISERROR(SEARCH(&quot;@g.us&quot;;[.$F26])));[.$F26];IF([.$F26]=&quot;&quot;;&quot;&quot;;IFERROR(IF([.$B26]=&quot;&quot;;[.$E$1];[.$B26]);&quot;&quot;)&amp;RIGHT(SUBSTITUTE(SUBSTITUTE(SUBSTITUTE([.$F26];&quot;-&quot;;&quot;&quot;);&quot; &quot;;&quot;&quot;);&quot;+&quot;;&quot;&quot;);10)));&quot;&quot;)">
            <text:p/>
          </table:table-cell>
          <table:table-cell table:style-name="ce99" table:formula="of:=IFERROR(IF([.$F26]=&quot;&quot;;&quot;&quot;;[$Mudslide_Commands.$E$32]&amp;&quot;send &quot;&amp;TRIM(SUBSTITUTE([.$AF26];&quot;+&quot;;&quot;&quot;)&amp;&quot; &quot;&amp;CHAR(34)&amp;[.$H26]&amp;CHAR(10)&amp;[.$I26]&amp;CHAR(10)&amp;[.$J26]&amp;CHAR(10)&amp;[.$K26]&amp;CHAR(10)&amp;[.$L26]&amp;CHAR(10)&amp;&quot;- Sent By Bot&quot;&amp;CHAR(34)&amp;CHAR(10)));&quot;&quot;)">
            <text:p/>
          </table:table-cell>
          <table:table-cell table:style-name="ce99" table:formula="of:=IFERROR(IF([.$F26]=&quot;&quot;;&quot;&quot;;[$Mudslide_Commands.$E$32]&amp;IF(SUMPRODUCT(--ISNUMBER(SEARCH([$Mudslide_Commands.$D$10:.$D$16];RIGHT(LOWER([.$M26]);4))))&gt;0;&quot;send-image &quot;; &quot;send-file &quot;)&amp;TRIM(SUBSTITUTE([.$AF26];&quot;+&quot;;&quot;&quot;)&amp;&quot; &quot;&amp;CHAR(34)&amp;[.$M26]&amp;CHAR(34)&amp;IF([.$S26]=&quot;&quot;;&quot;&quot;;&quot; --caption &quot;&amp;CHAR(34)&amp;[.$S26]&amp;CHAR(34))&amp;CHAR(10)));&quot;&quot;)">
            <text:p/>
          </table:table-cell>
          <table:table-cell table:style-name="ce60" table:formula="of:=IFERROR(IF([.$F26]=&quot;&quot;;&quot;&quot;;IF([.$M26]=&quot;&quot;;[.$AG26]&amp;CHAR(10);[.$AH26]&amp;CHAR(10)));&quot;&quot;)">
            <text:p/>
          </table:table-cell>
          <table:table-cell table:style-name="ce60"/>
          <table:table-cell table:style-name="ce60" table:formula="of:=IFERROR(IF(NOT(ISERROR(SEARCH(&quot;@g.us&quot;;[.$E26])));[.$G26];IF([.$G26]=&quot;&quot;;&quot;&quot;;IFERROR(IF([.$B26]=&quot;&quot;;[.$E$1];[.$B26]);&quot;&quot;)&amp;RIGHT(SUBSTITUTE(SUBSTITUTE(SUBSTITUTE([.$G26];&quot;-&quot;;&quot;&quot;);&quot; &quot;;&quot;&quot;);&quot;+&quot;;&quot;&quot;);10)));&quot;&quot;)">
            <text:p/>
          </table:table-cell>
          <table:table-cell table:style-name="ce99" table:formula="of:=IFERROR(IF([.$G26]=&quot;&quot;;&quot;&quot;;[$Mudslide_Commands.$E$32]&amp;&quot;send &quot;&amp;TRIM(SUBSTITUTE([.$AK26];&quot;+&quot;;&quot;&quot;)&amp;&quot; &quot;&amp;CHAR(34)&amp;[.$H26]&amp;CHAR(10)&amp;[.$I26]&amp;CHAR(10)&amp;[.$J26]&amp;CHAR(10)&amp;[.$K26]&amp;CHAR(10)&amp;[.$L26]&amp;CHAR(10)&amp;&quot;- Sent By Bot&quot;&amp;CHAR(34)&amp;CHAR(10)));&quot;&quot;)">
            <text:p/>
          </table:table-cell>
          <table:table-cell table:style-name="ce99" table:formula="of:=IFERROR(IF([.$G26]=&quot;&quot;;&quot;&quot;;[$Mudslide_Commands.$E$32]&amp;IF(SUMPRODUCT(--ISNUMBER(SEARCH([$Mudslide_Commands.$D$10:.$D$16];RIGHT(LOWER([.$M26]);4))))&gt;0;&quot;send-image &quot;; &quot;send-file &quot;)&amp;TRIM(SUBSTITUTE([.$AK26];&quot;+&quot;;&quot;&quot;)&amp;&quot; &quot;&amp;CHAR(34)&amp;[.$M26]&amp;CHAR(34)&amp;IF([.$S26]=&quot;&quot;;&quot;&quot;;&quot; --caption &quot;&amp;CHAR(34)&amp;[.$S26]&amp;CHAR(34))&amp;CHAR(10)));&quot;&quot;)">
            <text:p/>
          </table:table-cell>
          <table:table-cell table:style-name="ce60" table:formula="of:=IFERROR(IF([.$G26]=&quot;&quot;;&quot;&quot;;IF([.$M26]=&quot;&quot;;[.$AL26]&amp;CHAR(10);[.$AM26]&amp;CHAR(10)));&quot;&quot;)">
            <text:p/>
          </table:table-cell>
          <table:table-cell table:style-name="ce60"/>
          <table:table-cell table:style-name="ce116" table:formula="of:=[.AD26]&amp;[.AI26]&amp;[.AN2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7]&amp;[.F27]&amp;[.G27]=&quot;&quot;;&quot;&quot;;MAX([.$A$3:.$A26])+1);&quot;&quot;)">
            <text:p/>
          </table:table-cell>
          <table:table-cell table:style-name="ce9" table:formula="of:=IFERROR(TRIM(SUBSTITUTE(SUBSTITUTE(VLOOKUP([.C2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7]=&quot;&quot;;&quot;&quot;;TRIM(&quot;Dear *&quot;&amp;[.$D27]&amp;&quot;*&quot;))">
            <text:p/>
          </table:table-cell>
          <table:table-cell table:style-name="ce83" table:formula="of:=IF([.$E27]=&quot;&quot;;&quot;&quot;;&quot;~How Do You Do ?~&quot;)">
            <text:p/>
          </table:table-cell>
          <table:table-cell table:style-name="ce83" table:formula="of:=IF([.$E27]=&quot;&quot;;&quot;&quot;;&quot;_Have a great Day_&quot;)">
            <text:p/>
          </table:table-cell>
          <table:table-cell table:style-name="ce83" table:number-columns-repeated="2"/>
          <table:table-cell table:style-name="ce44" table:number-columns-spanned="6" table:number-rows-spanned="1">
            <draw:control draw:z-index="39" draw:name="BT_File_Selection_12_" draw:style-name="gr6" draw:text-style-name="P5" svg:width="1cm" svg:height="0.5cm" svg:x="0cm" svg:y="0cm" draw:control="control25"/>
          </table:table-cell>
          <table:covered-table-cell table:number-columns-repeated="5" table:style-name="ce48"/>
          <table:table-cell table:style-name="ce107" table:formula="of:=IF([.$M27]=&quot;&quot;;&quot;&quot;;IF([.$A2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7])));[.$E27];IF([.$E27]=&quot;&quot;;&quot;&quot;;IFERROR(IF([.$B27]=&quot;&quot;;[.$E$1];[.$B27]);&quot;&quot;)&amp;RIGHT(SUBSTITUTE(SUBSTITUTE(SUBSTITUTE([.$E27];&quot;-&quot;;&quot;&quot;);&quot; &quot;;&quot;&quot;);&quot;+&quot;;&quot;&quot;);10)));&quot;&quot;)">
            <text:p/>
          </table:table-cell>
          <table:table-cell table:style-name="ce99" table:formula="of:=IFERROR(IF([.$E27]=&quot;&quot;;&quot;&quot;;[$Mudslide_Commands.$E$32]&amp;&quot;send &quot;&amp;TRIM(SUBSTITUTE([.$AA27];&quot;+&quot;;&quot;&quot;)&amp;&quot; &quot;&amp;CHAR(34)&amp;[.$H27]&amp;CHAR(10)&amp;[.$I27]&amp;CHAR(10)&amp;[.$J27]&amp;CHAR(10)&amp;[.$K27]&amp;CHAR(10)&amp;[.$L27]&amp;CHAR(10)&amp;&quot;- Sent By Bot&quot;&amp;CHAR(34)&amp;CHAR(10)));&quot;&quot;)">
            <text:p/>
          </table:table-cell>
          <table:table-cell table:style-name="ce99" table:formula="of:=IFERROR(IF([.$E27]=&quot;&quot;;&quot;&quot;;[$Mudslide_Commands.$E$32]&amp;IF(SUMPRODUCT(--ISNUMBER(SEARCH([$Mudslide_Commands.$D$10:.$D$16];RIGHT(LOWER([.$M27]);4))))&gt;0;&quot;send-image &quot;; &quot;send-file &quot;)&amp;TRIM(SUBSTITUTE([.$AA27];&quot;+&quot;;&quot;&quot;)&amp;&quot; &quot;&amp;CHAR(34)&amp;[.$M27]&amp;CHAR(34)&amp;IF([.$S27]=&quot;&quot;;&quot;&quot;;&quot; --caption &quot;&amp;CHAR(34)&amp;[.$S27]&amp;CHAR(34))&amp;CHAR(10)));&quot;&quot;)">
            <text:p/>
          </table:table-cell>
          <table:table-cell table:style-name="ce60" table:formula="of:=IFERROR(IF([.$E27]=&quot;&quot;;&quot;&quot;;IF([.$M27]=&quot;&quot;;[.$AB27]&amp;CHAR(10);[.$AC27]&amp;CHAR(10)));&quot;&quot;)">
            <text:p/>
          </table:table-cell>
          <table:table-cell table:style-name="ce60"/>
          <table:table-cell table:style-name="ce60" table:formula="of:=IFERROR(IF(NOT(ISERROR(SEARCH(&quot;@g.us&quot;;[.$F27])));[.$F27];IF([.$F27]=&quot;&quot;;&quot;&quot;;IFERROR(IF([.$B27]=&quot;&quot;;[.$E$1];[.$B27]);&quot;&quot;)&amp;RIGHT(SUBSTITUTE(SUBSTITUTE(SUBSTITUTE([.$F27];&quot;-&quot;;&quot;&quot;);&quot; &quot;;&quot;&quot;);&quot;+&quot;;&quot;&quot;);10)));&quot;&quot;)">
            <text:p/>
          </table:table-cell>
          <table:table-cell table:style-name="ce99" table:formula="of:=IFERROR(IF([.$F27]=&quot;&quot;;&quot;&quot;;[$Mudslide_Commands.$E$32]&amp;&quot;send &quot;&amp;TRIM(SUBSTITUTE([.$AF27];&quot;+&quot;;&quot;&quot;)&amp;&quot; &quot;&amp;CHAR(34)&amp;[.$H27]&amp;CHAR(10)&amp;[.$I27]&amp;CHAR(10)&amp;[.$J27]&amp;CHAR(10)&amp;[.$K27]&amp;CHAR(10)&amp;[.$L27]&amp;CHAR(10)&amp;&quot;- Sent By Bot&quot;&amp;CHAR(34)&amp;CHAR(10)));&quot;&quot;)">
            <text:p/>
          </table:table-cell>
          <table:table-cell table:style-name="ce99" table:formula="of:=IFERROR(IF([.$F27]=&quot;&quot;;&quot;&quot;;[$Mudslide_Commands.$E$32]&amp;IF(SUMPRODUCT(--ISNUMBER(SEARCH([$Mudslide_Commands.$D$10:.$D$16];RIGHT(LOWER([.$M27]);4))))&gt;0;&quot;send-image &quot;; &quot;send-file &quot;)&amp;TRIM(SUBSTITUTE([.$AF27];&quot;+&quot;;&quot;&quot;)&amp;&quot; &quot;&amp;CHAR(34)&amp;[.$M27]&amp;CHAR(34)&amp;IF([.$S27]=&quot;&quot;;&quot;&quot;;&quot; --caption &quot;&amp;CHAR(34)&amp;[.$S27]&amp;CHAR(34))&amp;CHAR(10)));&quot;&quot;)">
            <text:p/>
          </table:table-cell>
          <table:table-cell table:style-name="ce60" table:formula="of:=IFERROR(IF([.$F27]=&quot;&quot;;&quot;&quot;;IF([.$M27]=&quot;&quot;;[.$AG27]&amp;CHAR(10);[.$AH27]&amp;CHAR(10)));&quot;&quot;)">
            <text:p/>
          </table:table-cell>
          <table:table-cell table:style-name="ce60"/>
          <table:table-cell table:style-name="ce60" table:formula="of:=IFERROR(IF(NOT(ISERROR(SEARCH(&quot;@g.us&quot;;[.$E27])));[.$G27];IF([.$G27]=&quot;&quot;;&quot;&quot;;IFERROR(IF([.$B27]=&quot;&quot;;[.$E$1];[.$B27]);&quot;&quot;)&amp;RIGHT(SUBSTITUTE(SUBSTITUTE(SUBSTITUTE([.$G27];&quot;-&quot;;&quot;&quot;);&quot; &quot;;&quot;&quot;);&quot;+&quot;;&quot;&quot;);10)));&quot;&quot;)">
            <text:p/>
          </table:table-cell>
          <table:table-cell table:style-name="ce99" table:formula="of:=IFERROR(IF([.$G27]=&quot;&quot;;&quot;&quot;;[$Mudslide_Commands.$E$32]&amp;&quot;send &quot;&amp;TRIM(SUBSTITUTE([.$AK27];&quot;+&quot;;&quot;&quot;)&amp;&quot; &quot;&amp;CHAR(34)&amp;[.$H27]&amp;CHAR(10)&amp;[.$I27]&amp;CHAR(10)&amp;[.$J27]&amp;CHAR(10)&amp;[.$K27]&amp;CHAR(10)&amp;[.$L27]&amp;CHAR(10)&amp;&quot;- Sent By Bot&quot;&amp;CHAR(34)&amp;CHAR(10)));&quot;&quot;)">
            <text:p/>
          </table:table-cell>
          <table:table-cell table:style-name="ce99" table:formula="of:=IFERROR(IF([.$G27]=&quot;&quot;;&quot;&quot;;[$Mudslide_Commands.$E$32]&amp;IF(SUMPRODUCT(--ISNUMBER(SEARCH([$Mudslide_Commands.$D$10:.$D$16];RIGHT(LOWER([.$M27]);4))))&gt;0;&quot;send-image &quot;; &quot;send-file &quot;)&amp;TRIM(SUBSTITUTE([.$AK27];&quot;+&quot;;&quot;&quot;)&amp;&quot; &quot;&amp;CHAR(34)&amp;[.$M27]&amp;CHAR(34)&amp;IF([.$S27]=&quot;&quot;;&quot;&quot;;&quot; --caption &quot;&amp;CHAR(34)&amp;[.$S27]&amp;CHAR(34))&amp;CHAR(10)));&quot;&quot;)">
            <text:p/>
          </table:table-cell>
          <table:table-cell table:style-name="ce60" table:formula="of:=IFERROR(IF([.$G27]=&quot;&quot;;&quot;&quot;;IF([.$M27]=&quot;&quot;;[.$AL27]&amp;CHAR(10);[.$AM27]&amp;CHAR(10)));&quot;&quot;)">
            <text:p/>
          </table:table-cell>
          <table:table-cell table:style-name="ce60"/>
          <table:table-cell table:style-name="ce116" table:formula="of:=[.AD27]&amp;[.AI27]&amp;[.AN2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8]&amp;[.F28]&amp;[.G28]=&quot;&quot;;&quot;&quot;;MAX([.$A$3:.$A27])+1);&quot;&quot;)">
            <text:p/>
          </table:table-cell>
          <table:table-cell table:style-name="ce9" table:formula="of:=IFERROR(TRIM(SUBSTITUTE(SUBSTITUTE(VLOOKUP([.C2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8]=&quot;&quot;;&quot;&quot;;TRIM(&quot;Dear *&quot;&amp;[.$D28]&amp;&quot;*&quot;))">
            <text:p/>
          </table:table-cell>
          <table:table-cell table:style-name="ce83" table:formula="of:=IF([.$E28]=&quot;&quot;;&quot;&quot;;&quot;~How Do You Do ?~&quot;)">
            <text:p/>
          </table:table-cell>
          <table:table-cell table:style-name="ce83" table:formula="of:=IF([.$E28]=&quot;&quot;;&quot;&quot;;&quot;_Have a great Day_&quot;)">
            <text:p/>
          </table:table-cell>
          <table:table-cell table:style-name="ce83" table:number-columns-repeated="2"/>
          <table:table-cell table:style-name="ce44" table:number-columns-spanned="6" table:number-rows-spanned="1">
            <draw:control draw:z-index="40" draw:name="BT_File_Selection_12_" draw:style-name="gr6" draw:text-style-name="P5" svg:width="1cm" svg:height="0.5cm" svg:x="0cm" svg:y="0cm" draw:control="control26"/>
          </table:table-cell>
          <table:covered-table-cell table:number-columns-repeated="5" table:style-name="ce48"/>
          <table:table-cell table:style-name="ce107" table:formula="of:=IF([.$M28]=&quot;&quot;;&quot;&quot;;IF([.$A2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8])));[.$E28];IF([.$E28]=&quot;&quot;;&quot;&quot;;IFERROR(IF([.$B28]=&quot;&quot;;[.$E$1];[.$B28]);&quot;&quot;)&amp;RIGHT(SUBSTITUTE(SUBSTITUTE(SUBSTITUTE([.$E28];&quot;-&quot;;&quot;&quot;);&quot; &quot;;&quot;&quot;);&quot;+&quot;;&quot;&quot;);10)));&quot;&quot;)">
            <text:p/>
          </table:table-cell>
          <table:table-cell table:style-name="ce99" table:formula="of:=IFERROR(IF([.$E28]=&quot;&quot;;&quot;&quot;;[$Mudslide_Commands.$E$32]&amp;&quot;send &quot;&amp;TRIM(SUBSTITUTE([.$AA28];&quot;+&quot;;&quot;&quot;)&amp;&quot; &quot;&amp;CHAR(34)&amp;[.$H28]&amp;CHAR(10)&amp;[.$I28]&amp;CHAR(10)&amp;[.$J28]&amp;CHAR(10)&amp;[.$K28]&amp;CHAR(10)&amp;[.$L28]&amp;CHAR(10)&amp;&quot;- Sent By Bot&quot;&amp;CHAR(34)&amp;CHAR(10)));&quot;&quot;)">
            <text:p/>
          </table:table-cell>
          <table:table-cell table:style-name="ce99" table:formula="of:=IFERROR(IF([.$E28]=&quot;&quot;;&quot;&quot;;[$Mudslide_Commands.$E$32]&amp;IF(SUMPRODUCT(--ISNUMBER(SEARCH([$Mudslide_Commands.$D$10:.$D$16];RIGHT(LOWER([.$M28]);4))))&gt;0;&quot;send-image &quot;; &quot;send-file &quot;)&amp;TRIM(SUBSTITUTE([.$AA28];&quot;+&quot;;&quot;&quot;)&amp;&quot; &quot;&amp;CHAR(34)&amp;[.$M28]&amp;CHAR(34)&amp;IF([.$S28]=&quot;&quot;;&quot;&quot;;&quot; --caption &quot;&amp;CHAR(34)&amp;[.$S28]&amp;CHAR(34))&amp;CHAR(10)));&quot;&quot;)">
            <text:p/>
          </table:table-cell>
          <table:table-cell table:style-name="ce60" table:formula="of:=IFERROR(IF([.$E28]=&quot;&quot;;&quot;&quot;;IF([.$M28]=&quot;&quot;;[.$AB28]&amp;CHAR(10);[.$AC28]&amp;CHAR(10)));&quot;&quot;)">
            <text:p/>
          </table:table-cell>
          <table:table-cell table:style-name="ce60"/>
          <table:table-cell table:style-name="ce60" table:formula="of:=IFERROR(IF(NOT(ISERROR(SEARCH(&quot;@g.us&quot;;[.$F28])));[.$F28];IF([.$F28]=&quot;&quot;;&quot;&quot;;IFERROR(IF([.$B28]=&quot;&quot;;[.$E$1];[.$B28]);&quot;&quot;)&amp;RIGHT(SUBSTITUTE(SUBSTITUTE(SUBSTITUTE([.$F28];&quot;-&quot;;&quot;&quot;);&quot; &quot;;&quot;&quot;);&quot;+&quot;;&quot;&quot;);10)));&quot;&quot;)">
            <text:p/>
          </table:table-cell>
          <table:table-cell table:style-name="ce99" table:formula="of:=IFERROR(IF([.$F28]=&quot;&quot;;&quot;&quot;;[$Mudslide_Commands.$E$32]&amp;&quot;send &quot;&amp;TRIM(SUBSTITUTE([.$AF28];&quot;+&quot;;&quot;&quot;)&amp;&quot; &quot;&amp;CHAR(34)&amp;[.$H28]&amp;CHAR(10)&amp;[.$I28]&amp;CHAR(10)&amp;[.$J28]&amp;CHAR(10)&amp;[.$K28]&amp;CHAR(10)&amp;[.$L28]&amp;CHAR(10)&amp;&quot;- Sent By Bot&quot;&amp;CHAR(34)&amp;CHAR(10)));&quot;&quot;)">
            <text:p/>
          </table:table-cell>
          <table:table-cell table:style-name="ce99" table:formula="of:=IFERROR(IF([.$F28]=&quot;&quot;;&quot;&quot;;[$Mudslide_Commands.$E$32]&amp;IF(SUMPRODUCT(--ISNUMBER(SEARCH([$Mudslide_Commands.$D$10:.$D$16];RIGHT(LOWER([.$M28]);4))))&gt;0;&quot;send-image &quot;; &quot;send-file &quot;)&amp;TRIM(SUBSTITUTE([.$AF28];&quot;+&quot;;&quot;&quot;)&amp;&quot; &quot;&amp;CHAR(34)&amp;[.$M28]&amp;CHAR(34)&amp;IF([.$S28]=&quot;&quot;;&quot;&quot;;&quot; --caption &quot;&amp;CHAR(34)&amp;[.$S28]&amp;CHAR(34))&amp;CHAR(10)));&quot;&quot;)">
            <text:p/>
          </table:table-cell>
          <table:table-cell table:style-name="ce60" table:formula="of:=IFERROR(IF([.$F28]=&quot;&quot;;&quot;&quot;;IF([.$M28]=&quot;&quot;;[.$AG28]&amp;CHAR(10);[.$AH28]&amp;CHAR(10)));&quot;&quot;)">
            <text:p/>
          </table:table-cell>
          <table:table-cell table:style-name="ce60"/>
          <table:table-cell table:style-name="ce60" table:formula="of:=IFERROR(IF(NOT(ISERROR(SEARCH(&quot;@g.us&quot;;[.$E28])));[.$G28];IF([.$G28]=&quot;&quot;;&quot;&quot;;IFERROR(IF([.$B28]=&quot;&quot;;[.$E$1];[.$B28]);&quot;&quot;)&amp;RIGHT(SUBSTITUTE(SUBSTITUTE(SUBSTITUTE([.$G28];&quot;-&quot;;&quot;&quot;);&quot; &quot;;&quot;&quot;);&quot;+&quot;;&quot;&quot;);10)));&quot;&quot;)">
            <text:p/>
          </table:table-cell>
          <table:table-cell table:style-name="ce99" table:formula="of:=IFERROR(IF([.$G28]=&quot;&quot;;&quot;&quot;;[$Mudslide_Commands.$E$32]&amp;&quot;send &quot;&amp;TRIM(SUBSTITUTE([.$AK28];&quot;+&quot;;&quot;&quot;)&amp;&quot; &quot;&amp;CHAR(34)&amp;[.$H28]&amp;CHAR(10)&amp;[.$I28]&amp;CHAR(10)&amp;[.$J28]&amp;CHAR(10)&amp;[.$K28]&amp;CHAR(10)&amp;[.$L28]&amp;CHAR(10)&amp;&quot;- Sent By Bot&quot;&amp;CHAR(34)&amp;CHAR(10)));&quot;&quot;)">
            <text:p/>
          </table:table-cell>
          <table:table-cell table:style-name="ce99" table:formula="of:=IFERROR(IF([.$G28]=&quot;&quot;;&quot;&quot;;[$Mudslide_Commands.$E$32]&amp;IF(SUMPRODUCT(--ISNUMBER(SEARCH([$Mudslide_Commands.$D$10:.$D$16];RIGHT(LOWER([.$M28]);4))))&gt;0;&quot;send-image &quot;; &quot;send-file &quot;)&amp;TRIM(SUBSTITUTE([.$AK28];&quot;+&quot;;&quot;&quot;)&amp;&quot; &quot;&amp;CHAR(34)&amp;[.$M28]&amp;CHAR(34)&amp;IF([.$S28]=&quot;&quot;;&quot;&quot;;&quot; --caption &quot;&amp;CHAR(34)&amp;[.$S28]&amp;CHAR(34))&amp;CHAR(10)));&quot;&quot;)">
            <text:p/>
          </table:table-cell>
          <table:table-cell table:style-name="ce60" table:formula="of:=IFERROR(IF([.$G28]=&quot;&quot;;&quot;&quot;;IF([.$M28]=&quot;&quot;;[.$AL28]&amp;CHAR(10);[.$AM28]&amp;CHAR(10)));&quot;&quot;)">
            <text:p/>
          </table:table-cell>
          <table:table-cell table:style-name="ce60"/>
          <table:table-cell table:style-name="ce116" table:formula="of:=[.AD28]&amp;[.AI28]&amp;[.AN2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9]&amp;[.F29]&amp;[.G29]=&quot;&quot;;&quot;&quot;;MAX([.$A$3:.$A28])+1);&quot;&quot;)">
            <text:p/>
          </table:table-cell>
          <table:table-cell table:style-name="ce9" table:formula="of:=IFERROR(TRIM(SUBSTITUTE(SUBSTITUTE(VLOOKUP([.C2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9]=&quot;&quot;;&quot;&quot;;TRIM(&quot;Dear *&quot;&amp;[.$D29]&amp;&quot;*&quot;))">
            <text:p/>
          </table:table-cell>
          <table:table-cell table:style-name="ce83" table:formula="of:=IF([.$E29]=&quot;&quot;;&quot;&quot;;&quot;~How Do You Do ?~&quot;)">
            <text:p/>
          </table:table-cell>
          <table:table-cell table:style-name="ce83" table:formula="of:=IF([.$E29]=&quot;&quot;;&quot;&quot;;&quot;_Have a great Day_&quot;)">
            <text:p/>
          </table:table-cell>
          <table:table-cell table:style-name="ce83" table:number-columns-repeated="2"/>
          <table:table-cell table:style-name="ce44" table:number-columns-spanned="6" table:number-rows-spanned="1">
            <draw:control draw:z-index="41" draw:name="BT_File_Selection_12_" draw:style-name="gr6" draw:text-style-name="P5" svg:width="1cm" svg:height="0.5cm" svg:x="0cm" svg:y="0cm" draw:control="control27"/>
          </table:table-cell>
          <table:covered-table-cell table:number-columns-repeated="5" table:style-name="ce48"/>
          <table:table-cell table:style-name="ce107" table:formula="of:=IF([.$M29]=&quot;&quot;;&quot;&quot;;IF([.$A2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9])));[.$E29];IF([.$E29]=&quot;&quot;;&quot;&quot;;IFERROR(IF([.$B29]=&quot;&quot;;[.$E$1];[.$B29]);&quot;&quot;)&amp;RIGHT(SUBSTITUTE(SUBSTITUTE(SUBSTITUTE([.$E29];&quot;-&quot;;&quot;&quot;);&quot; &quot;;&quot;&quot;);&quot;+&quot;;&quot;&quot;);10)));&quot;&quot;)">
            <text:p/>
          </table:table-cell>
          <table:table-cell table:style-name="ce99" table:formula="of:=IFERROR(IF([.$E29]=&quot;&quot;;&quot;&quot;;[$Mudslide_Commands.$E$32]&amp;&quot;send &quot;&amp;TRIM(SUBSTITUTE([.$AA29];&quot;+&quot;;&quot;&quot;)&amp;&quot; &quot;&amp;CHAR(34)&amp;[.$H29]&amp;CHAR(10)&amp;[.$I29]&amp;CHAR(10)&amp;[.$J29]&amp;CHAR(10)&amp;[.$K29]&amp;CHAR(10)&amp;[.$L29]&amp;CHAR(10)&amp;&quot;- Sent By Bot&quot;&amp;CHAR(34)&amp;CHAR(10)));&quot;&quot;)">
            <text:p/>
          </table:table-cell>
          <table:table-cell table:style-name="ce99" table:formula="of:=IFERROR(IF([.$E29]=&quot;&quot;;&quot;&quot;;[$Mudslide_Commands.$E$32]&amp;IF(SUMPRODUCT(--ISNUMBER(SEARCH([$Mudslide_Commands.$D$10:.$D$16];RIGHT(LOWER([.$M29]);4))))&gt;0;&quot;send-image &quot;; &quot;send-file &quot;)&amp;TRIM(SUBSTITUTE([.$AA29];&quot;+&quot;;&quot;&quot;)&amp;&quot; &quot;&amp;CHAR(34)&amp;[.$M29]&amp;CHAR(34)&amp;IF([.$S29]=&quot;&quot;;&quot;&quot;;&quot; --caption &quot;&amp;CHAR(34)&amp;[.$S29]&amp;CHAR(34))&amp;CHAR(10)));&quot;&quot;)">
            <text:p/>
          </table:table-cell>
          <table:table-cell table:style-name="ce60" table:formula="of:=IFERROR(IF([.$E29]=&quot;&quot;;&quot;&quot;;IF([.$M29]=&quot;&quot;;[.$AB29]&amp;CHAR(10);[.$AC29]&amp;CHAR(10)));&quot;&quot;)">
            <text:p/>
          </table:table-cell>
          <table:table-cell table:style-name="ce60"/>
          <table:table-cell table:style-name="ce60" table:formula="of:=IFERROR(IF(NOT(ISERROR(SEARCH(&quot;@g.us&quot;;[.$F29])));[.$F29];IF([.$F29]=&quot;&quot;;&quot;&quot;;IFERROR(IF([.$B29]=&quot;&quot;;[.$E$1];[.$B29]);&quot;&quot;)&amp;RIGHT(SUBSTITUTE(SUBSTITUTE(SUBSTITUTE([.$F29];&quot;-&quot;;&quot;&quot;);&quot; &quot;;&quot;&quot;);&quot;+&quot;;&quot;&quot;);10)));&quot;&quot;)">
            <text:p/>
          </table:table-cell>
          <table:table-cell table:style-name="ce99" table:formula="of:=IFERROR(IF([.$F29]=&quot;&quot;;&quot;&quot;;[$Mudslide_Commands.$E$32]&amp;&quot;send &quot;&amp;TRIM(SUBSTITUTE([.$AF29];&quot;+&quot;;&quot;&quot;)&amp;&quot; &quot;&amp;CHAR(34)&amp;[.$H29]&amp;CHAR(10)&amp;[.$I29]&amp;CHAR(10)&amp;[.$J29]&amp;CHAR(10)&amp;[.$K29]&amp;CHAR(10)&amp;[.$L29]&amp;CHAR(10)&amp;&quot;- Sent By Bot&quot;&amp;CHAR(34)&amp;CHAR(10)));&quot;&quot;)">
            <text:p/>
          </table:table-cell>
          <table:table-cell table:style-name="ce99" table:formula="of:=IFERROR(IF([.$F29]=&quot;&quot;;&quot;&quot;;[$Mudslide_Commands.$E$32]&amp;IF(SUMPRODUCT(--ISNUMBER(SEARCH([$Mudslide_Commands.$D$10:.$D$16];RIGHT(LOWER([.$M29]);4))))&gt;0;&quot;send-image &quot;; &quot;send-file &quot;)&amp;TRIM(SUBSTITUTE([.$AF29];&quot;+&quot;;&quot;&quot;)&amp;&quot; &quot;&amp;CHAR(34)&amp;[.$M29]&amp;CHAR(34)&amp;IF([.$S29]=&quot;&quot;;&quot;&quot;;&quot; --caption &quot;&amp;CHAR(34)&amp;[.$S29]&amp;CHAR(34))&amp;CHAR(10)));&quot;&quot;)">
            <text:p/>
          </table:table-cell>
          <table:table-cell table:style-name="ce60" table:formula="of:=IFERROR(IF([.$F29]=&quot;&quot;;&quot;&quot;;IF([.$M29]=&quot;&quot;;[.$AG29]&amp;CHAR(10);[.$AH29]&amp;CHAR(10)));&quot;&quot;)">
            <text:p/>
          </table:table-cell>
          <table:table-cell table:style-name="ce60"/>
          <table:table-cell table:style-name="ce60" table:formula="of:=IFERROR(IF(NOT(ISERROR(SEARCH(&quot;@g.us&quot;;[.$E29])));[.$G29];IF([.$G29]=&quot;&quot;;&quot;&quot;;IFERROR(IF([.$B29]=&quot;&quot;;[.$E$1];[.$B29]);&quot;&quot;)&amp;RIGHT(SUBSTITUTE(SUBSTITUTE(SUBSTITUTE([.$G29];&quot;-&quot;;&quot;&quot;);&quot; &quot;;&quot;&quot;);&quot;+&quot;;&quot;&quot;);10)));&quot;&quot;)">
            <text:p/>
          </table:table-cell>
          <table:table-cell table:style-name="ce99" table:formula="of:=IFERROR(IF([.$G29]=&quot;&quot;;&quot;&quot;;[$Mudslide_Commands.$E$32]&amp;&quot;send &quot;&amp;TRIM(SUBSTITUTE([.$AK29];&quot;+&quot;;&quot;&quot;)&amp;&quot; &quot;&amp;CHAR(34)&amp;[.$H29]&amp;CHAR(10)&amp;[.$I29]&amp;CHAR(10)&amp;[.$J29]&amp;CHAR(10)&amp;[.$K29]&amp;CHAR(10)&amp;[.$L29]&amp;CHAR(10)&amp;&quot;- Sent By Bot&quot;&amp;CHAR(34)&amp;CHAR(10)));&quot;&quot;)">
            <text:p/>
          </table:table-cell>
          <table:table-cell table:style-name="ce99" table:formula="of:=IFERROR(IF([.$G29]=&quot;&quot;;&quot;&quot;;[$Mudslide_Commands.$E$32]&amp;IF(SUMPRODUCT(--ISNUMBER(SEARCH([$Mudslide_Commands.$D$10:.$D$16];RIGHT(LOWER([.$M29]);4))))&gt;0;&quot;send-image &quot;; &quot;send-file &quot;)&amp;TRIM(SUBSTITUTE([.$AK29];&quot;+&quot;;&quot;&quot;)&amp;&quot; &quot;&amp;CHAR(34)&amp;[.$M29]&amp;CHAR(34)&amp;IF([.$S29]=&quot;&quot;;&quot;&quot;;&quot; --caption &quot;&amp;CHAR(34)&amp;[.$S29]&amp;CHAR(34))&amp;CHAR(10)));&quot;&quot;)">
            <text:p/>
          </table:table-cell>
          <table:table-cell table:style-name="ce60" table:formula="of:=IFERROR(IF([.$G29]=&quot;&quot;;&quot;&quot;;IF([.$M29]=&quot;&quot;;[.$AL29]&amp;CHAR(10);[.$AM29]&amp;CHAR(10)));&quot;&quot;)">
            <text:p/>
          </table:table-cell>
          <table:table-cell table:style-name="ce60"/>
          <table:table-cell table:style-name="ce116" table:formula="of:=[.AD29]&amp;[.AI29]&amp;[.AN2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0]&amp;[.F30]&amp;[.G30]=&quot;&quot;;&quot;&quot;;MAX([.$A$3:.$A29])+1);&quot;&quot;)">
            <text:p/>
          </table:table-cell>
          <table:table-cell table:style-name="ce9" table:formula="of:=IFERROR(TRIM(SUBSTITUTE(SUBSTITUTE(VLOOKUP([.C3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0]=&quot;&quot;;&quot;&quot;;TRIM(&quot;Dear *&quot;&amp;[.$D30]&amp;&quot;*&quot;))">
            <text:p/>
          </table:table-cell>
          <table:table-cell table:style-name="ce83" table:formula="of:=IF([.$E30]=&quot;&quot;;&quot;&quot;;&quot;~How Do You Do ?~&quot;)">
            <text:p/>
          </table:table-cell>
          <table:table-cell table:style-name="ce83" table:formula="of:=IF([.$E30]=&quot;&quot;;&quot;&quot;;&quot;_Have a great Day_&quot;)">
            <text:p/>
          </table:table-cell>
          <table:table-cell table:style-name="ce83" table:number-columns-repeated="2"/>
          <table:table-cell table:style-name="ce44" table:number-columns-spanned="6" table:number-rows-spanned="1">
            <draw:control draw:z-index="42" draw:name="BT_File_Selection_12_" draw:style-name="gr6" draw:text-style-name="P5" svg:width="1cm" svg:height="0.5cm" svg:x="0cm" svg:y="0cm" draw:control="control28"/>
          </table:table-cell>
          <table:covered-table-cell table:number-columns-repeated="5" table:style-name="ce48"/>
          <table:table-cell table:style-name="ce107" table:formula="of:=IF([.$M30]=&quot;&quot;;&quot;&quot;;IF([.$A3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0])));[.$E30];IF([.$E30]=&quot;&quot;;&quot;&quot;;IFERROR(IF([.$B30]=&quot;&quot;;[.$E$1];[.$B30]);&quot;&quot;)&amp;RIGHT(SUBSTITUTE(SUBSTITUTE(SUBSTITUTE([.$E30];&quot;-&quot;;&quot;&quot;);&quot; &quot;;&quot;&quot;);&quot;+&quot;;&quot;&quot;);10)));&quot;&quot;)">
            <text:p/>
          </table:table-cell>
          <table:table-cell table:style-name="ce99" table:formula="of:=IFERROR(IF([.$E30]=&quot;&quot;;&quot;&quot;;[$Mudslide_Commands.$E$32]&amp;&quot;send &quot;&amp;TRIM(SUBSTITUTE([.$AA30];&quot;+&quot;;&quot;&quot;)&amp;&quot; &quot;&amp;CHAR(34)&amp;[.$H30]&amp;CHAR(10)&amp;[.$I30]&amp;CHAR(10)&amp;[.$J30]&amp;CHAR(10)&amp;[.$K30]&amp;CHAR(10)&amp;[.$L30]&amp;CHAR(10)&amp;&quot;- Sent By Bot&quot;&amp;CHAR(34)&amp;CHAR(10)));&quot;&quot;)">
            <text:p/>
          </table:table-cell>
          <table:table-cell table:style-name="ce99" table:formula="of:=IFERROR(IF([.$E30]=&quot;&quot;;&quot;&quot;;[$Mudslide_Commands.$E$32]&amp;IF(SUMPRODUCT(--ISNUMBER(SEARCH([$Mudslide_Commands.$D$10:.$D$16];RIGHT(LOWER([.$M30]);4))))&gt;0;&quot;send-image &quot;; &quot;send-file &quot;)&amp;TRIM(SUBSTITUTE([.$AA30];&quot;+&quot;;&quot;&quot;)&amp;&quot; &quot;&amp;CHAR(34)&amp;[.$M30]&amp;CHAR(34)&amp;IF([.$S30]=&quot;&quot;;&quot;&quot;;&quot; --caption &quot;&amp;CHAR(34)&amp;[.$S30]&amp;CHAR(34))&amp;CHAR(10)));&quot;&quot;)">
            <text:p/>
          </table:table-cell>
          <table:table-cell table:style-name="ce60" table:formula="of:=IFERROR(IF([.$E30]=&quot;&quot;;&quot;&quot;;IF([.$M30]=&quot;&quot;;[.$AB30]&amp;CHAR(10);[.$AC30]&amp;CHAR(10)));&quot;&quot;)">
            <text:p/>
          </table:table-cell>
          <table:table-cell table:style-name="ce60"/>
          <table:table-cell table:style-name="ce60" table:formula="of:=IFERROR(IF(NOT(ISERROR(SEARCH(&quot;@g.us&quot;;[.$F30])));[.$F30];IF([.$F30]=&quot;&quot;;&quot;&quot;;IFERROR(IF([.$B30]=&quot;&quot;;[.$E$1];[.$B30]);&quot;&quot;)&amp;RIGHT(SUBSTITUTE(SUBSTITUTE(SUBSTITUTE([.$F30];&quot;-&quot;;&quot;&quot;);&quot; &quot;;&quot;&quot;);&quot;+&quot;;&quot;&quot;);10)));&quot;&quot;)">
            <text:p/>
          </table:table-cell>
          <table:table-cell table:style-name="ce99" table:formula="of:=IFERROR(IF([.$F30]=&quot;&quot;;&quot;&quot;;[$Mudslide_Commands.$E$32]&amp;&quot;send &quot;&amp;TRIM(SUBSTITUTE([.$AF30];&quot;+&quot;;&quot;&quot;)&amp;&quot; &quot;&amp;CHAR(34)&amp;[.$H30]&amp;CHAR(10)&amp;[.$I30]&amp;CHAR(10)&amp;[.$J30]&amp;CHAR(10)&amp;[.$K30]&amp;CHAR(10)&amp;[.$L30]&amp;CHAR(10)&amp;&quot;- Sent By Bot&quot;&amp;CHAR(34)&amp;CHAR(10)));&quot;&quot;)">
            <text:p/>
          </table:table-cell>
          <table:table-cell table:style-name="ce99" table:formula="of:=IFERROR(IF([.$F30]=&quot;&quot;;&quot;&quot;;[$Mudslide_Commands.$E$32]&amp;IF(SUMPRODUCT(--ISNUMBER(SEARCH([$Mudslide_Commands.$D$10:.$D$16];RIGHT(LOWER([.$M30]);4))))&gt;0;&quot;send-image &quot;; &quot;send-file &quot;)&amp;TRIM(SUBSTITUTE([.$AF30];&quot;+&quot;;&quot;&quot;)&amp;&quot; &quot;&amp;CHAR(34)&amp;[.$M30]&amp;CHAR(34)&amp;IF([.$S30]=&quot;&quot;;&quot;&quot;;&quot; --caption &quot;&amp;CHAR(34)&amp;[.$S30]&amp;CHAR(34))&amp;CHAR(10)));&quot;&quot;)">
            <text:p/>
          </table:table-cell>
          <table:table-cell table:style-name="ce60" table:formula="of:=IFERROR(IF([.$F30]=&quot;&quot;;&quot;&quot;;IF([.$M30]=&quot;&quot;;[.$AG30]&amp;CHAR(10);[.$AH30]&amp;CHAR(10)));&quot;&quot;)">
            <text:p/>
          </table:table-cell>
          <table:table-cell table:style-name="ce60"/>
          <table:table-cell table:style-name="ce60" table:formula="of:=IFERROR(IF(NOT(ISERROR(SEARCH(&quot;@g.us&quot;;[.$E30])));[.$G30];IF([.$G30]=&quot;&quot;;&quot;&quot;;IFERROR(IF([.$B30]=&quot;&quot;;[.$E$1];[.$B30]);&quot;&quot;)&amp;RIGHT(SUBSTITUTE(SUBSTITUTE(SUBSTITUTE([.$G30];&quot;-&quot;;&quot;&quot;);&quot; &quot;;&quot;&quot;);&quot;+&quot;;&quot;&quot;);10)));&quot;&quot;)">
            <text:p/>
          </table:table-cell>
          <table:table-cell table:style-name="ce99" table:formula="of:=IFERROR(IF([.$G30]=&quot;&quot;;&quot;&quot;;[$Mudslide_Commands.$E$32]&amp;&quot;send &quot;&amp;TRIM(SUBSTITUTE([.$AK30];&quot;+&quot;;&quot;&quot;)&amp;&quot; &quot;&amp;CHAR(34)&amp;[.$H30]&amp;CHAR(10)&amp;[.$I30]&amp;CHAR(10)&amp;[.$J30]&amp;CHAR(10)&amp;[.$K30]&amp;CHAR(10)&amp;[.$L30]&amp;CHAR(10)&amp;&quot;- Sent By Bot&quot;&amp;CHAR(34)&amp;CHAR(10)));&quot;&quot;)">
            <text:p/>
          </table:table-cell>
          <table:table-cell table:style-name="ce99" table:formula="of:=IFERROR(IF([.$G30]=&quot;&quot;;&quot;&quot;;[$Mudslide_Commands.$E$32]&amp;IF(SUMPRODUCT(--ISNUMBER(SEARCH([$Mudslide_Commands.$D$10:.$D$16];RIGHT(LOWER([.$M30]);4))))&gt;0;&quot;send-image &quot;; &quot;send-file &quot;)&amp;TRIM(SUBSTITUTE([.$AK30];&quot;+&quot;;&quot;&quot;)&amp;&quot; &quot;&amp;CHAR(34)&amp;[.$M30]&amp;CHAR(34)&amp;IF([.$S30]=&quot;&quot;;&quot;&quot;;&quot; --caption &quot;&amp;CHAR(34)&amp;[.$S30]&amp;CHAR(34))&amp;CHAR(10)));&quot;&quot;)">
            <text:p/>
          </table:table-cell>
          <table:table-cell table:style-name="ce60" table:formula="of:=IFERROR(IF([.$G30]=&quot;&quot;;&quot;&quot;;IF([.$M30]=&quot;&quot;;[.$AL30]&amp;CHAR(10);[.$AM30]&amp;CHAR(10)));&quot;&quot;)">
            <text:p/>
          </table:table-cell>
          <table:table-cell table:style-name="ce60"/>
          <table:table-cell table:style-name="ce116" table:formula="of:=[.AD30]&amp;[.AI30]&amp;[.AN3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1]&amp;[.F31]&amp;[.G31]=&quot;&quot;;&quot;&quot;;MAX([.$A$3:.$A30])+1);&quot;&quot;)">
            <text:p/>
          </table:table-cell>
          <table:table-cell table:style-name="ce9" table:formula="of:=IFERROR(TRIM(SUBSTITUTE(SUBSTITUTE(VLOOKUP([.C3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1]=&quot;&quot;;&quot;&quot;;TRIM(&quot;Dear *&quot;&amp;[.$D31]&amp;&quot;*&quot;))">
            <text:p/>
          </table:table-cell>
          <table:table-cell table:style-name="ce83" table:formula="of:=IF([.$E31]=&quot;&quot;;&quot;&quot;;&quot;~How Do You Do ?~&quot;)">
            <text:p/>
          </table:table-cell>
          <table:table-cell table:style-name="ce83" table:formula="of:=IF([.$E31]=&quot;&quot;;&quot;&quot;;&quot;_Have a great Day_&quot;)">
            <text:p/>
          </table:table-cell>
          <table:table-cell table:style-name="ce83" table:number-columns-repeated="2"/>
          <table:table-cell table:style-name="ce44" table:number-columns-spanned="6" table:number-rows-spanned="1">
            <draw:control draw:z-index="43" draw:name="BT_File_Selection_12_" draw:style-name="gr6" draw:text-style-name="P5" svg:width="1cm" svg:height="0.5cm" svg:x="0cm" svg:y="0cm" draw:control="control29"/>
          </table:table-cell>
          <table:covered-table-cell table:number-columns-repeated="5" table:style-name="ce48"/>
          <table:table-cell table:style-name="ce107" table:formula="of:=IF([.$M31]=&quot;&quot;;&quot;&quot;;IF([.$A3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1])));[.$E31];IF([.$E31]=&quot;&quot;;&quot;&quot;;IFERROR(IF([.$B31]=&quot;&quot;;[.$E$1];[.$B31]);&quot;&quot;)&amp;RIGHT(SUBSTITUTE(SUBSTITUTE(SUBSTITUTE([.$E31];&quot;-&quot;;&quot;&quot;);&quot; &quot;;&quot;&quot;);&quot;+&quot;;&quot;&quot;);10)));&quot;&quot;)">
            <text:p/>
          </table:table-cell>
          <table:table-cell table:style-name="ce99" table:formula="of:=IFERROR(IF([.$E31]=&quot;&quot;;&quot;&quot;;[$Mudslide_Commands.$E$32]&amp;&quot;send &quot;&amp;TRIM(SUBSTITUTE([.$AA31];&quot;+&quot;;&quot;&quot;)&amp;&quot; &quot;&amp;CHAR(34)&amp;[.$H31]&amp;CHAR(10)&amp;[.$I31]&amp;CHAR(10)&amp;[.$J31]&amp;CHAR(10)&amp;[.$K31]&amp;CHAR(10)&amp;[.$L31]&amp;CHAR(10)&amp;&quot;- Sent By Bot&quot;&amp;CHAR(34)&amp;CHAR(10)));&quot;&quot;)">
            <text:p/>
          </table:table-cell>
          <table:table-cell table:style-name="ce99" table:formula="of:=IFERROR(IF([.$E31]=&quot;&quot;;&quot;&quot;;[$Mudslide_Commands.$E$32]&amp;IF(SUMPRODUCT(--ISNUMBER(SEARCH([$Mudslide_Commands.$D$10:.$D$16];RIGHT(LOWER([.$M31]);4))))&gt;0;&quot;send-image &quot;; &quot;send-file &quot;)&amp;TRIM(SUBSTITUTE([.$AA31];&quot;+&quot;;&quot;&quot;)&amp;&quot; &quot;&amp;CHAR(34)&amp;[.$M31]&amp;CHAR(34)&amp;IF([.$S31]=&quot;&quot;;&quot;&quot;;&quot; --caption &quot;&amp;CHAR(34)&amp;[.$S31]&amp;CHAR(34))&amp;CHAR(10)));&quot;&quot;)">
            <text:p/>
          </table:table-cell>
          <table:table-cell table:style-name="ce60" table:formula="of:=IFERROR(IF([.$E31]=&quot;&quot;;&quot;&quot;;IF([.$M31]=&quot;&quot;;[.$AB31]&amp;CHAR(10);[.$AC31]&amp;CHAR(10)));&quot;&quot;)">
            <text:p/>
          </table:table-cell>
          <table:table-cell table:style-name="ce60"/>
          <table:table-cell table:style-name="ce60" table:formula="of:=IFERROR(IF(NOT(ISERROR(SEARCH(&quot;@g.us&quot;;[.$F31])));[.$F31];IF([.$F31]=&quot;&quot;;&quot;&quot;;IFERROR(IF([.$B31]=&quot;&quot;;[.$E$1];[.$B31]);&quot;&quot;)&amp;RIGHT(SUBSTITUTE(SUBSTITUTE(SUBSTITUTE([.$F31];&quot;-&quot;;&quot;&quot;);&quot; &quot;;&quot;&quot;);&quot;+&quot;;&quot;&quot;);10)));&quot;&quot;)">
            <text:p/>
          </table:table-cell>
          <table:table-cell table:style-name="ce99" table:formula="of:=IFERROR(IF([.$F31]=&quot;&quot;;&quot;&quot;;[$Mudslide_Commands.$E$32]&amp;&quot;send &quot;&amp;TRIM(SUBSTITUTE([.$AF31];&quot;+&quot;;&quot;&quot;)&amp;&quot; &quot;&amp;CHAR(34)&amp;[.$H31]&amp;CHAR(10)&amp;[.$I31]&amp;CHAR(10)&amp;[.$J31]&amp;CHAR(10)&amp;[.$K31]&amp;CHAR(10)&amp;[.$L31]&amp;CHAR(10)&amp;&quot;- Sent By Bot&quot;&amp;CHAR(34)&amp;CHAR(10)));&quot;&quot;)">
            <text:p/>
          </table:table-cell>
          <table:table-cell table:style-name="ce99" table:formula="of:=IFERROR(IF([.$F31]=&quot;&quot;;&quot;&quot;;[$Mudslide_Commands.$E$32]&amp;IF(SUMPRODUCT(--ISNUMBER(SEARCH([$Mudslide_Commands.$D$10:.$D$16];RIGHT(LOWER([.$M31]);4))))&gt;0;&quot;send-image &quot;; &quot;send-file &quot;)&amp;TRIM(SUBSTITUTE([.$AF31];&quot;+&quot;;&quot;&quot;)&amp;&quot; &quot;&amp;CHAR(34)&amp;[.$M31]&amp;CHAR(34)&amp;IF([.$S31]=&quot;&quot;;&quot;&quot;;&quot; --caption &quot;&amp;CHAR(34)&amp;[.$S31]&amp;CHAR(34))&amp;CHAR(10)));&quot;&quot;)">
            <text:p/>
          </table:table-cell>
          <table:table-cell table:style-name="ce60" table:formula="of:=IFERROR(IF([.$F31]=&quot;&quot;;&quot;&quot;;IF([.$M31]=&quot;&quot;;[.$AG31]&amp;CHAR(10);[.$AH31]&amp;CHAR(10)));&quot;&quot;)">
            <text:p/>
          </table:table-cell>
          <table:table-cell table:style-name="ce60"/>
          <table:table-cell table:style-name="ce60" table:formula="of:=IFERROR(IF(NOT(ISERROR(SEARCH(&quot;@g.us&quot;;[.$E31])));[.$G31];IF([.$G31]=&quot;&quot;;&quot;&quot;;IFERROR(IF([.$B31]=&quot;&quot;;[.$E$1];[.$B31]);&quot;&quot;)&amp;RIGHT(SUBSTITUTE(SUBSTITUTE(SUBSTITUTE([.$G31];&quot;-&quot;;&quot;&quot;);&quot; &quot;;&quot;&quot;);&quot;+&quot;;&quot;&quot;);10)));&quot;&quot;)">
            <text:p/>
          </table:table-cell>
          <table:table-cell table:style-name="ce99" table:formula="of:=IFERROR(IF([.$G31]=&quot;&quot;;&quot;&quot;;[$Mudslide_Commands.$E$32]&amp;&quot;send &quot;&amp;TRIM(SUBSTITUTE([.$AK31];&quot;+&quot;;&quot;&quot;)&amp;&quot; &quot;&amp;CHAR(34)&amp;[.$H31]&amp;CHAR(10)&amp;[.$I31]&amp;CHAR(10)&amp;[.$J31]&amp;CHAR(10)&amp;[.$K31]&amp;CHAR(10)&amp;[.$L31]&amp;CHAR(10)&amp;&quot;- Sent By Bot&quot;&amp;CHAR(34)&amp;CHAR(10)));&quot;&quot;)">
            <text:p/>
          </table:table-cell>
          <table:table-cell table:style-name="ce99" table:formula="of:=IFERROR(IF([.$G31]=&quot;&quot;;&quot;&quot;;[$Mudslide_Commands.$E$32]&amp;IF(SUMPRODUCT(--ISNUMBER(SEARCH([$Mudslide_Commands.$D$10:.$D$16];RIGHT(LOWER([.$M31]);4))))&gt;0;&quot;send-image &quot;; &quot;send-file &quot;)&amp;TRIM(SUBSTITUTE([.$AK31];&quot;+&quot;;&quot;&quot;)&amp;&quot; &quot;&amp;CHAR(34)&amp;[.$M31]&amp;CHAR(34)&amp;IF([.$S31]=&quot;&quot;;&quot;&quot;;&quot; --caption &quot;&amp;CHAR(34)&amp;[.$S31]&amp;CHAR(34))&amp;CHAR(10)));&quot;&quot;)">
            <text:p/>
          </table:table-cell>
          <table:table-cell table:style-name="ce60" table:formula="of:=IFERROR(IF([.$G31]=&quot;&quot;;&quot;&quot;;IF([.$M31]=&quot;&quot;;[.$AL31]&amp;CHAR(10);[.$AM31]&amp;CHAR(10)));&quot;&quot;)">
            <text:p/>
          </table:table-cell>
          <table:table-cell table:style-name="ce60"/>
          <table:table-cell table:style-name="ce116" table:formula="of:=[.AD31]&amp;[.AI31]&amp;[.AN3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2]&amp;[.F32]&amp;[.G32]=&quot;&quot;;&quot;&quot;;MAX([.$A$3:.$A31])+1);&quot;&quot;)">
            <text:p/>
          </table:table-cell>
          <table:table-cell table:style-name="ce9" table:formula="of:=IFERROR(TRIM(SUBSTITUTE(SUBSTITUTE(VLOOKUP([.C3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2]=&quot;&quot;;&quot;&quot;;TRIM(&quot;Dear *&quot;&amp;[.$D32]&amp;&quot;*&quot;))">
            <text:p/>
          </table:table-cell>
          <table:table-cell table:style-name="ce83" table:formula="of:=IF([.$E32]=&quot;&quot;;&quot;&quot;;&quot;~How Do You Do ?~&quot;)">
            <text:p/>
          </table:table-cell>
          <table:table-cell table:style-name="ce83" table:formula="of:=IF([.$E32]=&quot;&quot;;&quot;&quot;;&quot;_Have a great Day_&quot;)">
            <text:p/>
          </table:table-cell>
          <table:table-cell table:style-name="ce83" table:number-columns-repeated="2"/>
          <table:table-cell table:style-name="ce44" table:number-columns-spanned="6" table:number-rows-spanned="1">
            <draw:control draw:z-index="44" draw:name="BT_File_Selection_12_" draw:style-name="gr6" draw:text-style-name="P5" svg:width="1cm" svg:height="0.5cm" svg:x="0cm" svg:y="0cm" draw:control="control30"/>
          </table:table-cell>
          <table:covered-table-cell table:number-columns-repeated="5" table:style-name="ce48"/>
          <table:table-cell table:style-name="ce107" table:formula="of:=IF([.$M32]=&quot;&quot;;&quot;&quot;;IF([.$A3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2])));[.$E32];IF([.$E32]=&quot;&quot;;&quot;&quot;;IFERROR(IF([.$B32]=&quot;&quot;;[.$E$1];[.$B32]);&quot;&quot;)&amp;RIGHT(SUBSTITUTE(SUBSTITUTE(SUBSTITUTE([.$E32];&quot;-&quot;;&quot;&quot;);&quot; &quot;;&quot;&quot;);&quot;+&quot;;&quot;&quot;);10)));&quot;&quot;)">
            <text:p/>
          </table:table-cell>
          <table:table-cell table:style-name="ce99" table:formula="of:=IFERROR(IF([.$E32]=&quot;&quot;;&quot;&quot;;[$Mudslide_Commands.$E$32]&amp;&quot;send &quot;&amp;TRIM(SUBSTITUTE([.$AA32];&quot;+&quot;;&quot;&quot;)&amp;&quot; &quot;&amp;CHAR(34)&amp;[.$H32]&amp;CHAR(10)&amp;[.$I32]&amp;CHAR(10)&amp;[.$J32]&amp;CHAR(10)&amp;[.$K32]&amp;CHAR(10)&amp;[.$L32]&amp;CHAR(10)&amp;&quot;- Sent By Bot&quot;&amp;CHAR(34)&amp;CHAR(10)));&quot;&quot;)">
            <text:p/>
          </table:table-cell>
          <table:table-cell table:style-name="ce99" table:formula="of:=IFERROR(IF([.$E32]=&quot;&quot;;&quot;&quot;;[$Mudslide_Commands.$E$32]&amp;IF(SUMPRODUCT(--ISNUMBER(SEARCH([$Mudslide_Commands.$D$10:.$D$16];RIGHT(LOWER([.$M32]);4))))&gt;0;&quot;send-image &quot;; &quot;send-file &quot;)&amp;TRIM(SUBSTITUTE([.$AA32];&quot;+&quot;;&quot;&quot;)&amp;&quot; &quot;&amp;CHAR(34)&amp;[.$M32]&amp;CHAR(34)&amp;IF([.$S32]=&quot;&quot;;&quot;&quot;;&quot; --caption &quot;&amp;CHAR(34)&amp;[.$S32]&amp;CHAR(34))&amp;CHAR(10)));&quot;&quot;)">
            <text:p/>
          </table:table-cell>
          <table:table-cell table:style-name="ce60" table:formula="of:=IFERROR(IF([.$E32]=&quot;&quot;;&quot;&quot;;IF([.$M32]=&quot;&quot;;[.$AB32]&amp;CHAR(10);[.$AC32]&amp;CHAR(10)));&quot;&quot;)">
            <text:p/>
          </table:table-cell>
          <table:table-cell table:style-name="ce60"/>
          <table:table-cell table:style-name="ce60" table:formula="of:=IFERROR(IF(NOT(ISERROR(SEARCH(&quot;@g.us&quot;;[.$F32])));[.$F32];IF([.$F32]=&quot;&quot;;&quot;&quot;;IFERROR(IF([.$B32]=&quot;&quot;;[.$E$1];[.$B32]);&quot;&quot;)&amp;RIGHT(SUBSTITUTE(SUBSTITUTE(SUBSTITUTE([.$F32];&quot;-&quot;;&quot;&quot;);&quot; &quot;;&quot;&quot;);&quot;+&quot;;&quot;&quot;);10)));&quot;&quot;)">
            <text:p/>
          </table:table-cell>
          <table:table-cell table:style-name="ce99" table:formula="of:=IFERROR(IF([.$F32]=&quot;&quot;;&quot;&quot;;[$Mudslide_Commands.$E$32]&amp;&quot;send &quot;&amp;TRIM(SUBSTITUTE([.$AF32];&quot;+&quot;;&quot;&quot;)&amp;&quot; &quot;&amp;CHAR(34)&amp;[.$H32]&amp;CHAR(10)&amp;[.$I32]&amp;CHAR(10)&amp;[.$J32]&amp;CHAR(10)&amp;[.$K32]&amp;CHAR(10)&amp;[.$L32]&amp;CHAR(10)&amp;&quot;- Sent By Bot&quot;&amp;CHAR(34)&amp;CHAR(10)));&quot;&quot;)">
            <text:p/>
          </table:table-cell>
          <table:table-cell table:style-name="ce99" table:formula="of:=IFERROR(IF([.$F32]=&quot;&quot;;&quot;&quot;;[$Mudslide_Commands.$E$32]&amp;IF(SUMPRODUCT(--ISNUMBER(SEARCH([$Mudslide_Commands.$D$10:.$D$16];RIGHT(LOWER([.$M32]);4))))&gt;0;&quot;send-image &quot;; &quot;send-file &quot;)&amp;TRIM(SUBSTITUTE([.$AF32];&quot;+&quot;;&quot;&quot;)&amp;&quot; &quot;&amp;CHAR(34)&amp;[.$M32]&amp;CHAR(34)&amp;IF([.$S32]=&quot;&quot;;&quot;&quot;;&quot; --caption &quot;&amp;CHAR(34)&amp;[.$S32]&amp;CHAR(34))&amp;CHAR(10)));&quot;&quot;)">
            <text:p/>
          </table:table-cell>
          <table:table-cell table:style-name="ce60" table:formula="of:=IFERROR(IF([.$F32]=&quot;&quot;;&quot;&quot;;IF([.$M32]=&quot;&quot;;[.$AG32]&amp;CHAR(10);[.$AH32]&amp;CHAR(10)));&quot;&quot;)">
            <text:p/>
          </table:table-cell>
          <table:table-cell table:style-name="ce60"/>
          <table:table-cell table:style-name="ce60" table:formula="of:=IFERROR(IF(NOT(ISERROR(SEARCH(&quot;@g.us&quot;;[.$E32])));[.$G32];IF([.$G32]=&quot;&quot;;&quot;&quot;;IFERROR(IF([.$B32]=&quot;&quot;;[.$E$1];[.$B32]);&quot;&quot;)&amp;RIGHT(SUBSTITUTE(SUBSTITUTE(SUBSTITUTE([.$G32];&quot;-&quot;;&quot;&quot;);&quot; &quot;;&quot;&quot;);&quot;+&quot;;&quot;&quot;);10)));&quot;&quot;)">
            <text:p/>
          </table:table-cell>
          <table:table-cell table:style-name="ce99" table:formula="of:=IFERROR(IF([.$G32]=&quot;&quot;;&quot;&quot;;[$Mudslide_Commands.$E$32]&amp;&quot;send &quot;&amp;TRIM(SUBSTITUTE([.$AK32];&quot;+&quot;;&quot;&quot;)&amp;&quot; &quot;&amp;CHAR(34)&amp;[.$H32]&amp;CHAR(10)&amp;[.$I32]&amp;CHAR(10)&amp;[.$J32]&amp;CHAR(10)&amp;[.$K32]&amp;CHAR(10)&amp;[.$L32]&amp;CHAR(10)&amp;&quot;- Sent By Bot&quot;&amp;CHAR(34)&amp;CHAR(10)));&quot;&quot;)">
            <text:p/>
          </table:table-cell>
          <table:table-cell table:style-name="ce99" table:formula="of:=IFERROR(IF([.$G32]=&quot;&quot;;&quot;&quot;;[$Mudslide_Commands.$E$32]&amp;IF(SUMPRODUCT(--ISNUMBER(SEARCH([$Mudslide_Commands.$D$10:.$D$16];RIGHT(LOWER([.$M32]);4))))&gt;0;&quot;send-image &quot;; &quot;send-file &quot;)&amp;TRIM(SUBSTITUTE([.$AK32];&quot;+&quot;;&quot;&quot;)&amp;&quot; &quot;&amp;CHAR(34)&amp;[.$M32]&amp;CHAR(34)&amp;IF([.$S32]=&quot;&quot;;&quot;&quot;;&quot; --caption &quot;&amp;CHAR(34)&amp;[.$S32]&amp;CHAR(34))&amp;CHAR(10)));&quot;&quot;)">
            <text:p/>
          </table:table-cell>
          <table:table-cell table:style-name="ce60" table:formula="of:=IFERROR(IF([.$G32]=&quot;&quot;;&quot;&quot;;IF([.$M32]=&quot;&quot;;[.$AL32]&amp;CHAR(10);[.$AM32]&amp;CHAR(10)));&quot;&quot;)">
            <text:p/>
          </table:table-cell>
          <table:table-cell table:style-name="ce60"/>
          <table:table-cell table:style-name="ce116" table:formula="of:=[.AD32]&amp;[.AI32]&amp;[.AN3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3]&amp;[.F33]&amp;[.G33]=&quot;&quot;;&quot;&quot;;MAX([.$A$3:.$A32])+1);&quot;&quot;)">
            <text:p/>
          </table:table-cell>
          <table:table-cell table:style-name="ce9" table:formula="of:=IFERROR(TRIM(SUBSTITUTE(SUBSTITUTE(VLOOKUP([.C3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3]=&quot;&quot;;&quot;&quot;;TRIM(&quot;Dear *&quot;&amp;[.$D33]&amp;&quot;*&quot;))">
            <text:p/>
          </table:table-cell>
          <table:table-cell table:style-name="ce83" table:formula="of:=IF([.$E33]=&quot;&quot;;&quot;&quot;;&quot;~How Do You Do ?~&quot;)">
            <text:p/>
          </table:table-cell>
          <table:table-cell table:style-name="ce83" table:formula="of:=IF([.$E33]=&quot;&quot;;&quot;&quot;;&quot;_Have a great Day_&quot;)">
            <text:p/>
          </table:table-cell>
          <table:table-cell table:style-name="ce83" table:number-columns-repeated="2"/>
          <table:table-cell table:style-name="ce44" table:number-columns-spanned="6" table:number-rows-spanned="1">
            <draw:control draw:z-index="45" draw:name="BT_File_Selection_12_" draw:style-name="gr6" draw:text-style-name="P5" svg:width="1cm" svg:height="0.5cm" svg:x="0cm" svg:y="0cm" draw:control="control31"/>
          </table:table-cell>
          <table:covered-table-cell table:number-columns-repeated="5" table:style-name="ce48"/>
          <table:table-cell table:style-name="ce107" table:formula="of:=IF([.$M33]=&quot;&quot;;&quot;&quot;;IF([.$A3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3])));[.$E33];IF([.$E33]=&quot;&quot;;&quot;&quot;;IFERROR(IF([.$B33]=&quot;&quot;;[.$E$1];[.$B33]);&quot;&quot;)&amp;RIGHT(SUBSTITUTE(SUBSTITUTE(SUBSTITUTE([.$E33];&quot;-&quot;;&quot;&quot;);&quot; &quot;;&quot;&quot;);&quot;+&quot;;&quot;&quot;);10)));&quot;&quot;)">
            <text:p/>
          </table:table-cell>
          <table:table-cell table:style-name="ce99" table:formula="of:=IFERROR(IF([.$E33]=&quot;&quot;;&quot;&quot;;[$Mudslide_Commands.$E$32]&amp;&quot;send &quot;&amp;TRIM(SUBSTITUTE([.$AA33];&quot;+&quot;;&quot;&quot;)&amp;&quot; &quot;&amp;CHAR(34)&amp;[.$H33]&amp;CHAR(10)&amp;[.$I33]&amp;CHAR(10)&amp;[.$J33]&amp;CHAR(10)&amp;[.$K33]&amp;CHAR(10)&amp;[.$L33]&amp;CHAR(10)&amp;&quot;- Sent By Bot&quot;&amp;CHAR(34)&amp;CHAR(10)));&quot;&quot;)">
            <text:p/>
          </table:table-cell>
          <table:table-cell table:style-name="ce99" table:formula="of:=IFERROR(IF([.$E33]=&quot;&quot;;&quot;&quot;;[$Mudslide_Commands.$E$32]&amp;IF(SUMPRODUCT(--ISNUMBER(SEARCH([$Mudslide_Commands.$D$10:.$D$16];RIGHT(LOWER([.$M33]);4))))&gt;0;&quot;send-image &quot;; &quot;send-file &quot;)&amp;TRIM(SUBSTITUTE([.$AA33];&quot;+&quot;;&quot;&quot;)&amp;&quot; &quot;&amp;CHAR(34)&amp;[.$M33]&amp;CHAR(34)&amp;IF([.$S33]=&quot;&quot;;&quot;&quot;;&quot; --caption &quot;&amp;CHAR(34)&amp;[.$S33]&amp;CHAR(34))&amp;CHAR(10)));&quot;&quot;)">
            <text:p/>
          </table:table-cell>
          <table:table-cell table:style-name="ce60" table:formula="of:=IFERROR(IF([.$E33]=&quot;&quot;;&quot;&quot;;IF([.$M33]=&quot;&quot;;[.$AB33]&amp;CHAR(10);[.$AC33]&amp;CHAR(10)));&quot;&quot;)">
            <text:p/>
          </table:table-cell>
          <table:table-cell table:style-name="ce60"/>
          <table:table-cell table:style-name="ce60" table:formula="of:=IFERROR(IF(NOT(ISERROR(SEARCH(&quot;@g.us&quot;;[.$F33])));[.$F33];IF([.$F33]=&quot;&quot;;&quot;&quot;;IFERROR(IF([.$B33]=&quot;&quot;;[.$E$1];[.$B33]);&quot;&quot;)&amp;RIGHT(SUBSTITUTE(SUBSTITUTE(SUBSTITUTE([.$F33];&quot;-&quot;;&quot;&quot;);&quot; &quot;;&quot;&quot;);&quot;+&quot;;&quot;&quot;);10)));&quot;&quot;)">
            <text:p/>
          </table:table-cell>
          <table:table-cell table:style-name="ce99" table:formula="of:=IFERROR(IF([.$F33]=&quot;&quot;;&quot;&quot;;[$Mudslide_Commands.$E$32]&amp;&quot;send &quot;&amp;TRIM(SUBSTITUTE([.$AF33];&quot;+&quot;;&quot;&quot;)&amp;&quot; &quot;&amp;CHAR(34)&amp;[.$H33]&amp;CHAR(10)&amp;[.$I33]&amp;CHAR(10)&amp;[.$J33]&amp;CHAR(10)&amp;[.$K33]&amp;CHAR(10)&amp;[.$L33]&amp;CHAR(10)&amp;&quot;- Sent By Bot&quot;&amp;CHAR(34)&amp;CHAR(10)));&quot;&quot;)">
            <text:p/>
          </table:table-cell>
          <table:table-cell table:style-name="ce99" table:formula="of:=IFERROR(IF([.$F33]=&quot;&quot;;&quot;&quot;;[$Mudslide_Commands.$E$32]&amp;IF(SUMPRODUCT(--ISNUMBER(SEARCH([$Mudslide_Commands.$D$10:.$D$16];RIGHT(LOWER([.$M33]);4))))&gt;0;&quot;send-image &quot;; &quot;send-file &quot;)&amp;TRIM(SUBSTITUTE([.$AF33];&quot;+&quot;;&quot;&quot;)&amp;&quot; &quot;&amp;CHAR(34)&amp;[.$M33]&amp;CHAR(34)&amp;IF([.$S33]=&quot;&quot;;&quot;&quot;;&quot; --caption &quot;&amp;CHAR(34)&amp;[.$S33]&amp;CHAR(34))&amp;CHAR(10)));&quot;&quot;)">
            <text:p/>
          </table:table-cell>
          <table:table-cell table:style-name="ce60" table:formula="of:=IFERROR(IF([.$F33]=&quot;&quot;;&quot;&quot;;IF([.$M33]=&quot;&quot;;[.$AG33]&amp;CHAR(10);[.$AH33]&amp;CHAR(10)));&quot;&quot;)">
            <text:p/>
          </table:table-cell>
          <table:table-cell table:style-name="ce60"/>
          <table:table-cell table:style-name="ce60" table:formula="of:=IFERROR(IF(NOT(ISERROR(SEARCH(&quot;@g.us&quot;;[.$E33])));[.$G33];IF([.$G33]=&quot;&quot;;&quot;&quot;;IFERROR(IF([.$B33]=&quot;&quot;;[.$E$1];[.$B33]);&quot;&quot;)&amp;RIGHT(SUBSTITUTE(SUBSTITUTE(SUBSTITUTE([.$G33];&quot;-&quot;;&quot;&quot;);&quot; &quot;;&quot;&quot;);&quot;+&quot;;&quot;&quot;);10)));&quot;&quot;)">
            <text:p/>
          </table:table-cell>
          <table:table-cell table:style-name="ce99" table:formula="of:=IFERROR(IF([.$G33]=&quot;&quot;;&quot;&quot;;[$Mudslide_Commands.$E$32]&amp;&quot;send &quot;&amp;TRIM(SUBSTITUTE([.$AK33];&quot;+&quot;;&quot;&quot;)&amp;&quot; &quot;&amp;CHAR(34)&amp;[.$H33]&amp;CHAR(10)&amp;[.$I33]&amp;CHAR(10)&amp;[.$J33]&amp;CHAR(10)&amp;[.$K33]&amp;CHAR(10)&amp;[.$L33]&amp;CHAR(10)&amp;&quot;- Sent By Bot&quot;&amp;CHAR(34)&amp;CHAR(10)));&quot;&quot;)">
            <text:p/>
          </table:table-cell>
          <table:table-cell table:style-name="ce99" table:formula="of:=IFERROR(IF([.$G33]=&quot;&quot;;&quot;&quot;;[$Mudslide_Commands.$E$32]&amp;IF(SUMPRODUCT(--ISNUMBER(SEARCH([$Mudslide_Commands.$D$10:.$D$16];RIGHT(LOWER([.$M33]);4))))&gt;0;&quot;send-image &quot;; &quot;send-file &quot;)&amp;TRIM(SUBSTITUTE([.$AK33];&quot;+&quot;;&quot;&quot;)&amp;&quot; &quot;&amp;CHAR(34)&amp;[.$M33]&amp;CHAR(34)&amp;IF([.$S33]=&quot;&quot;;&quot;&quot;;&quot; --caption &quot;&amp;CHAR(34)&amp;[.$S33]&amp;CHAR(34))&amp;CHAR(10)));&quot;&quot;)">
            <text:p/>
          </table:table-cell>
          <table:table-cell table:style-name="ce60" table:formula="of:=IFERROR(IF([.$G33]=&quot;&quot;;&quot;&quot;;IF([.$M33]=&quot;&quot;;[.$AL33]&amp;CHAR(10);[.$AM33]&amp;CHAR(10)));&quot;&quot;)">
            <text:p/>
          </table:table-cell>
          <table:table-cell table:style-name="ce60"/>
          <table:table-cell table:style-name="ce116" table:formula="of:=[.AD33]&amp;[.AI33]&amp;[.AN3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4]&amp;[.F34]&amp;[.G34]=&quot;&quot;;&quot;&quot;;MAX([.$A$3:.$A33])+1);&quot;&quot;)">
            <text:p/>
          </table:table-cell>
          <table:table-cell table:style-name="ce9" table:formula="of:=IFERROR(TRIM(SUBSTITUTE(SUBSTITUTE(VLOOKUP([.C3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4]=&quot;&quot;;&quot;&quot;;TRIM(&quot;Dear *&quot;&amp;[.$D34]&amp;&quot;*&quot;))">
            <text:p/>
          </table:table-cell>
          <table:table-cell table:style-name="ce83" table:formula="of:=IF([.$E34]=&quot;&quot;;&quot;&quot;;&quot;~How Do You Do ?~&quot;)">
            <text:p/>
          </table:table-cell>
          <table:table-cell table:style-name="ce83" table:formula="of:=IF([.$E34]=&quot;&quot;;&quot;&quot;;&quot;_Have a great Day_&quot;)">
            <text:p/>
          </table:table-cell>
          <table:table-cell table:style-name="ce83" table:number-columns-repeated="2"/>
          <table:table-cell table:style-name="ce44" table:number-columns-spanned="6" table:number-rows-spanned="1">
            <draw:control draw:z-index="46" draw:name="BT_File_Selection_12_" draw:style-name="gr6" draw:text-style-name="P5" svg:width="1cm" svg:height="0.5cm" svg:x="0cm" svg:y="0cm" draw:control="control32"/>
          </table:table-cell>
          <table:covered-table-cell table:number-columns-repeated="5" table:style-name="ce48"/>
          <table:table-cell table:style-name="ce107" table:formula="of:=IF([.$M34]=&quot;&quot;;&quot;&quot;;IF([.$A3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4])));[.$E34];IF([.$E34]=&quot;&quot;;&quot;&quot;;IFERROR(IF([.$B34]=&quot;&quot;;[.$E$1];[.$B34]);&quot;&quot;)&amp;RIGHT(SUBSTITUTE(SUBSTITUTE(SUBSTITUTE([.$E34];&quot;-&quot;;&quot;&quot;);&quot; &quot;;&quot;&quot;);&quot;+&quot;;&quot;&quot;);10)));&quot;&quot;)">
            <text:p/>
          </table:table-cell>
          <table:table-cell table:style-name="ce99" table:formula="of:=IFERROR(IF([.$E34]=&quot;&quot;;&quot;&quot;;[$Mudslide_Commands.$E$32]&amp;&quot;send &quot;&amp;TRIM(SUBSTITUTE([.$AA34];&quot;+&quot;;&quot;&quot;)&amp;&quot; &quot;&amp;CHAR(34)&amp;[.$H34]&amp;CHAR(10)&amp;[.$I34]&amp;CHAR(10)&amp;[.$J34]&amp;CHAR(10)&amp;[.$K34]&amp;CHAR(10)&amp;[.$L34]&amp;CHAR(10)&amp;&quot;- Sent By Bot&quot;&amp;CHAR(34)&amp;CHAR(10)));&quot;&quot;)">
            <text:p/>
          </table:table-cell>
          <table:table-cell table:style-name="ce99" table:formula="of:=IFERROR(IF([.$E34]=&quot;&quot;;&quot;&quot;;[$Mudslide_Commands.$E$32]&amp;IF(SUMPRODUCT(--ISNUMBER(SEARCH([$Mudslide_Commands.$D$10:.$D$16];RIGHT(LOWER([.$M34]);4))))&gt;0;&quot;send-image &quot;; &quot;send-file &quot;)&amp;TRIM(SUBSTITUTE([.$AA34];&quot;+&quot;;&quot;&quot;)&amp;&quot; &quot;&amp;CHAR(34)&amp;[.$M34]&amp;CHAR(34)&amp;IF([.$S34]=&quot;&quot;;&quot;&quot;;&quot; --caption &quot;&amp;CHAR(34)&amp;[.$S34]&amp;CHAR(34))&amp;CHAR(10)));&quot;&quot;)">
            <text:p/>
          </table:table-cell>
          <table:table-cell table:style-name="ce60" table:formula="of:=IFERROR(IF([.$E34]=&quot;&quot;;&quot;&quot;;IF([.$M34]=&quot;&quot;;[.$AB34]&amp;CHAR(10);[.$AC34]&amp;CHAR(10)));&quot;&quot;)">
            <text:p/>
          </table:table-cell>
          <table:table-cell table:style-name="ce60"/>
          <table:table-cell table:style-name="ce60" table:formula="of:=IFERROR(IF(NOT(ISERROR(SEARCH(&quot;@g.us&quot;;[.$F34])));[.$F34];IF([.$F34]=&quot;&quot;;&quot;&quot;;IFERROR(IF([.$B34]=&quot;&quot;;[.$E$1];[.$B34]);&quot;&quot;)&amp;RIGHT(SUBSTITUTE(SUBSTITUTE(SUBSTITUTE([.$F34];&quot;-&quot;;&quot;&quot;);&quot; &quot;;&quot;&quot;);&quot;+&quot;;&quot;&quot;);10)));&quot;&quot;)">
            <text:p/>
          </table:table-cell>
          <table:table-cell table:style-name="ce99" table:formula="of:=IFERROR(IF([.$F34]=&quot;&quot;;&quot;&quot;;[$Mudslide_Commands.$E$32]&amp;&quot;send &quot;&amp;TRIM(SUBSTITUTE([.$AF34];&quot;+&quot;;&quot;&quot;)&amp;&quot; &quot;&amp;CHAR(34)&amp;[.$H34]&amp;CHAR(10)&amp;[.$I34]&amp;CHAR(10)&amp;[.$J34]&amp;CHAR(10)&amp;[.$K34]&amp;CHAR(10)&amp;[.$L34]&amp;CHAR(10)&amp;&quot;- Sent By Bot&quot;&amp;CHAR(34)&amp;CHAR(10)));&quot;&quot;)">
            <text:p/>
          </table:table-cell>
          <table:table-cell table:style-name="ce99" table:formula="of:=IFERROR(IF([.$F34]=&quot;&quot;;&quot;&quot;;[$Mudslide_Commands.$E$32]&amp;IF(SUMPRODUCT(--ISNUMBER(SEARCH([$Mudslide_Commands.$D$10:.$D$16];RIGHT(LOWER([.$M34]);4))))&gt;0;&quot;send-image &quot;; &quot;send-file &quot;)&amp;TRIM(SUBSTITUTE([.$AF34];&quot;+&quot;;&quot;&quot;)&amp;&quot; &quot;&amp;CHAR(34)&amp;[.$M34]&amp;CHAR(34)&amp;IF([.$S34]=&quot;&quot;;&quot;&quot;;&quot; --caption &quot;&amp;CHAR(34)&amp;[.$S34]&amp;CHAR(34))&amp;CHAR(10)));&quot;&quot;)">
            <text:p/>
          </table:table-cell>
          <table:table-cell table:style-name="ce60" table:formula="of:=IFERROR(IF([.$F34]=&quot;&quot;;&quot;&quot;;IF([.$M34]=&quot;&quot;;[.$AG34]&amp;CHAR(10);[.$AH34]&amp;CHAR(10)));&quot;&quot;)">
            <text:p/>
          </table:table-cell>
          <table:table-cell table:style-name="ce60"/>
          <table:table-cell table:style-name="ce60" table:formula="of:=IFERROR(IF(NOT(ISERROR(SEARCH(&quot;@g.us&quot;;[.$E34])));[.$G34];IF([.$G34]=&quot;&quot;;&quot;&quot;;IFERROR(IF([.$B34]=&quot;&quot;;[.$E$1];[.$B34]);&quot;&quot;)&amp;RIGHT(SUBSTITUTE(SUBSTITUTE(SUBSTITUTE([.$G34];&quot;-&quot;;&quot;&quot;);&quot; &quot;;&quot;&quot;);&quot;+&quot;;&quot;&quot;);10)));&quot;&quot;)">
            <text:p/>
          </table:table-cell>
          <table:table-cell table:style-name="ce99" table:formula="of:=IFERROR(IF([.$G34]=&quot;&quot;;&quot;&quot;;[$Mudslide_Commands.$E$32]&amp;&quot;send &quot;&amp;TRIM(SUBSTITUTE([.$AK34];&quot;+&quot;;&quot;&quot;)&amp;&quot; &quot;&amp;CHAR(34)&amp;[.$H34]&amp;CHAR(10)&amp;[.$I34]&amp;CHAR(10)&amp;[.$J34]&amp;CHAR(10)&amp;[.$K34]&amp;CHAR(10)&amp;[.$L34]&amp;CHAR(10)&amp;&quot;- Sent By Bot&quot;&amp;CHAR(34)&amp;CHAR(10)));&quot;&quot;)">
            <text:p/>
          </table:table-cell>
          <table:table-cell table:style-name="ce99" table:formula="of:=IFERROR(IF([.$G34]=&quot;&quot;;&quot;&quot;;[$Mudslide_Commands.$E$32]&amp;IF(SUMPRODUCT(--ISNUMBER(SEARCH([$Mudslide_Commands.$D$10:.$D$16];RIGHT(LOWER([.$M34]);4))))&gt;0;&quot;send-image &quot;; &quot;send-file &quot;)&amp;TRIM(SUBSTITUTE([.$AK34];&quot;+&quot;;&quot;&quot;)&amp;&quot; &quot;&amp;CHAR(34)&amp;[.$M34]&amp;CHAR(34)&amp;IF([.$S34]=&quot;&quot;;&quot;&quot;;&quot; --caption &quot;&amp;CHAR(34)&amp;[.$S34]&amp;CHAR(34))&amp;CHAR(10)));&quot;&quot;)">
            <text:p/>
          </table:table-cell>
          <table:table-cell table:style-name="ce60" table:formula="of:=IFERROR(IF([.$G34]=&quot;&quot;;&quot;&quot;;IF([.$M34]=&quot;&quot;;[.$AL34]&amp;CHAR(10);[.$AM34]&amp;CHAR(10)));&quot;&quot;)">
            <text:p/>
          </table:table-cell>
          <table:table-cell table:style-name="ce60"/>
          <table:table-cell table:style-name="ce116" table:formula="of:=[.AD34]&amp;[.AI34]&amp;[.AN3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5]&amp;[.F35]&amp;[.G35]=&quot;&quot;;&quot;&quot;;MAX([.$A$3:.$A34])+1);&quot;&quot;)">
            <text:p/>
          </table:table-cell>
          <table:table-cell table:style-name="ce9" table:formula="of:=IFERROR(TRIM(SUBSTITUTE(SUBSTITUTE(VLOOKUP([.C3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5]=&quot;&quot;;&quot;&quot;;TRIM(&quot;Dear *&quot;&amp;[.$D35]&amp;&quot;*&quot;))">
            <text:p/>
          </table:table-cell>
          <table:table-cell table:style-name="ce83" table:formula="of:=IF([.$E35]=&quot;&quot;;&quot;&quot;;&quot;~How Do You Do ?~&quot;)">
            <text:p/>
          </table:table-cell>
          <table:table-cell table:style-name="ce83" table:formula="of:=IF([.$E35]=&quot;&quot;;&quot;&quot;;&quot;_Have a great Day_&quot;)">
            <text:p/>
          </table:table-cell>
          <table:table-cell table:style-name="ce83" table:number-columns-repeated="2"/>
          <table:table-cell table:style-name="ce44" table:number-columns-spanned="6" table:number-rows-spanned="1">
            <draw:control draw:z-index="47" draw:name="BT_File_Selection_12_" draw:style-name="gr6" draw:text-style-name="P5" svg:width="1cm" svg:height="0.5cm" svg:x="0cm" svg:y="0cm" draw:control="control33"/>
          </table:table-cell>
          <table:covered-table-cell table:number-columns-repeated="5" table:style-name="ce48"/>
          <table:table-cell table:style-name="ce107" table:formula="of:=IF([.$M35]=&quot;&quot;;&quot;&quot;;IF([.$A3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5])));[.$E35];IF([.$E35]=&quot;&quot;;&quot;&quot;;IFERROR(IF([.$B35]=&quot;&quot;;[.$E$1];[.$B35]);&quot;&quot;)&amp;RIGHT(SUBSTITUTE(SUBSTITUTE(SUBSTITUTE([.$E35];&quot;-&quot;;&quot;&quot;);&quot; &quot;;&quot;&quot;);&quot;+&quot;;&quot;&quot;);10)));&quot;&quot;)">
            <text:p/>
          </table:table-cell>
          <table:table-cell table:style-name="ce99" table:formula="of:=IFERROR(IF([.$E35]=&quot;&quot;;&quot;&quot;;[$Mudslide_Commands.$E$32]&amp;&quot;send &quot;&amp;TRIM(SUBSTITUTE([.$AA35];&quot;+&quot;;&quot;&quot;)&amp;&quot; &quot;&amp;CHAR(34)&amp;[.$H35]&amp;CHAR(10)&amp;[.$I35]&amp;CHAR(10)&amp;[.$J35]&amp;CHAR(10)&amp;[.$K35]&amp;CHAR(10)&amp;[.$L35]&amp;CHAR(10)&amp;&quot;- Sent By Bot&quot;&amp;CHAR(34)&amp;CHAR(10)));&quot;&quot;)">
            <text:p/>
          </table:table-cell>
          <table:table-cell table:style-name="ce99" table:formula="of:=IFERROR(IF([.$E35]=&quot;&quot;;&quot;&quot;;[$Mudslide_Commands.$E$32]&amp;IF(SUMPRODUCT(--ISNUMBER(SEARCH([$Mudslide_Commands.$D$10:.$D$16];RIGHT(LOWER([.$M35]);4))))&gt;0;&quot;send-image &quot;; &quot;send-file &quot;)&amp;TRIM(SUBSTITUTE([.$AA35];&quot;+&quot;;&quot;&quot;)&amp;&quot; &quot;&amp;CHAR(34)&amp;[.$M35]&amp;CHAR(34)&amp;IF([.$S35]=&quot;&quot;;&quot;&quot;;&quot; --caption &quot;&amp;CHAR(34)&amp;[.$S35]&amp;CHAR(34))&amp;CHAR(10)));&quot;&quot;)">
            <text:p/>
          </table:table-cell>
          <table:table-cell table:style-name="ce60" table:formula="of:=IFERROR(IF([.$E35]=&quot;&quot;;&quot;&quot;;IF([.$M35]=&quot;&quot;;[.$AB35]&amp;CHAR(10);[.$AC35]&amp;CHAR(10)));&quot;&quot;)">
            <text:p/>
          </table:table-cell>
          <table:table-cell table:style-name="ce60"/>
          <table:table-cell table:style-name="ce60" table:formula="of:=IFERROR(IF(NOT(ISERROR(SEARCH(&quot;@g.us&quot;;[.$F35])));[.$F35];IF([.$F35]=&quot;&quot;;&quot;&quot;;IFERROR(IF([.$B35]=&quot;&quot;;[.$E$1];[.$B35]);&quot;&quot;)&amp;RIGHT(SUBSTITUTE(SUBSTITUTE(SUBSTITUTE([.$F35];&quot;-&quot;;&quot;&quot;);&quot; &quot;;&quot;&quot;);&quot;+&quot;;&quot;&quot;);10)));&quot;&quot;)">
            <text:p/>
          </table:table-cell>
          <table:table-cell table:style-name="ce99" table:formula="of:=IFERROR(IF([.$F35]=&quot;&quot;;&quot;&quot;;[$Mudslide_Commands.$E$32]&amp;&quot;send &quot;&amp;TRIM(SUBSTITUTE([.$AF35];&quot;+&quot;;&quot;&quot;)&amp;&quot; &quot;&amp;CHAR(34)&amp;[.$H35]&amp;CHAR(10)&amp;[.$I35]&amp;CHAR(10)&amp;[.$J35]&amp;CHAR(10)&amp;[.$K35]&amp;CHAR(10)&amp;[.$L35]&amp;CHAR(10)&amp;&quot;- Sent By Bot&quot;&amp;CHAR(34)&amp;CHAR(10)));&quot;&quot;)">
            <text:p/>
          </table:table-cell>
          <table:table-cell table:style-name="ce99" table:formula="of:=IFERROR(IF([.$F35]=&quot;&quot;;&quot;&quot;;[$Mudslide_Commands.$E$32]&amp;IF(SUMPRODUCT(--ISNUMBER(SEARCH([$Mudslide_Commands.$D$10:.$D$16];RIGHT(LOWER([.$M35]);4))))&gt;0;&quot;send-image &quot;; &quot;send-file &quot;)&amp;TRIM(SUBSTITUTE([.$AF35];&quot;+&quot;;&quot;&quot;)&amp;&quot; &quot;&amp;CHAR(34)&amp;[.$M35]&amp;CHAR(34)&amp;IF([.$S35]=&quot;&quot;;&quot;&quot;;&quot; --caption &quot;&amp;CHAR(34)&amp;[.$S35]&amp;CHAR(34))&amp;CHAR(10)));&quot;&quot;)">
            <text:p/>
          </table:table-cell>
          <table:table-cell table:style-name="ce60" table:formula="of:=IFERROR(IF([.$F35]=&quot;&quot;;&quot;&quot;;IF([.$M35]=&quot;&quot;;[.$AG35]&amp;CHAR(10);[.$AH35]&amp;CHAR(10)));&quot;&quot;)">
            <text:p/>
          </table:table-cell>
          <table:table-cell table:style-name="ce60"/>
          <table:table-cell table:style-name="ce60" table:formula="of:=IFERROR(IF(NOT(ISERROR(SEARCH(&quot;@g.us&quot;;[.$E35])));[.$G35];IF([.$G35]=&quot;&quot;;&quot;&quot;;IFERROR(IF([.$B35]=&quot;&quot;;[.$E$1];[.$B35]);&quot;&quot;)&amp;RIGHT(SUBSTITUTE(SUBSTITUTE(SUBSTITUTE([.$G35];&quot;-&quot;;&quot;&quot;);&quot; &quot;;&quot;&quot;);&quot;+&quot;;&quot;&quot;);10)));&quot;&quot;)">
            <text:p/>
          </table:table-cell>
          <table:table-cell table:style-name="ce99" table:formula="of:=IFERROR(IF([.$G35]=&quot;&quot;;&quot;&quot;;[$Mudslide_Commands.$E$32]&amp;&quot;send &quot;&amp;TRIM(SUBSTITUTE([.$AK35];&quot;+&quot;;&quot;&quot;)&amp;&quot; &quot;&amp;CHAR(34)&amp;[.$H35]&amp;CHAR(10)&amp;[.$I35]&amp;CHAR(10)&amp;[.$J35]&amp;CHAR(10)&amp;[.$K35]&amp;CHAR(10)&amp;[.$L35]&amp;CHAR(10)&amp;&quot;- Sent By Bot&quot;&amp;CHAR(34)&amp;CHAR(10)));&quot;&quot;)">
            <text:p/>
          </table:table-cell>
          <table:table-cell table:style-name="ce99" table:formula="of:=IFERROR(IF([.$G35]=&quot;&quot;;&quot;&quot;;[$Mudslide_Commands.$E$32]&amp;IF(SUMPRODUCT(--ISNUMBER(SEARCH([$Mudslide_Commands.$D$10:.$D$16];RIGHT(LOWER([.$M35]);4))))&gt;0;&quot;send-image &quot;; &quot;send-file &quot;)&amp;TRIM(SUBSTITUTE([.$AK35];&quot;+&quot;;&quot;&quot;)&amp;&quot; &quot;&amp;CHAR(34)&amp;[.$M35]&amp;CHAR(34)&amp;IF([.$S35]=&quot;&quot;;&quot;&quot;;&quot; --caption &quot;&amp;CHAR(34)&amp;[.$S35]&amp;CHAR(34))&amp;CHAR(10)));&quot;&quot;)">
            <text:p/>
          </table:table-cell>
          <table:table-cell table:style-name="ce60" table:formula="of:=IFERROR(IF([.$G35]=&quot;&quot;;&quot;&quot;;IF([.$M35]=&quot;&quot;;[.$AL35]&amp;CHAR(10);[.$AM35]&amp;CHAR(10)));&quot;&quot;)">
            <text:p/>
          </table:table-cell>
          <table:table-cell table:style-name="ce60"/>
          <table:table-cell table:style-name="ce116" table:formula="of:=[.AD35]&amp;[.AI35]&amp;[.AN3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6]&amp;[.F36]&amp;[.G36]=&quot;&quot;;&quot;&quot;;MAX([.$A$3:.$A35])+1);&quot;&quot;)">
            <text:p/>
          </table:table-cell>
          <table:table-cell table:style-name="ce9" table:formula="of:=IFERROR(TRIM(SUBSTITUTE(SUBSTITUTE(VLOOKUP([.C3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6]=&quot;&quot;;&quot;&quot;;TRIM(&quot;Dear *&quot;&amp;[.$D36]&amp;&quot;*&quot;))">
            <text:p/>
          </table:table-cell>
          <table:table-cell table:style-name="ce83" table:formula="of:=IF([.$E36]=&quot;&quot;;&quot;&quot;;&quot;~How Do You Do ?~&quot;)">
            <text:p/>
          </table:table-cell>
          <table:table-cell table:style-name="ce83" table:formula="of:=IF([.$E36]=&quot;&quot;;&quot;&quot;;&quot;_Have a great Day_&quot;)">
            <text:p/>
          </table:table-cell>
          <table:table-cell table:style-name="ce83" table:number-columns-repeated="2"/>
          <table:table-cell table:style-name="ce44" table:number-columns-spanned="6" table:number-rows-spanned="1">
            <draw:control draw:z-index="48" draw:name="BT_File_Selection_12_" draw:style-name="gr6" draw:text-style-name="P5" svg:width="1cm" svg:height="0.5cm" svg:x="0cm" svg:y="0cm" draw:control="control34"/>
          </table:table-cell>
          <table:covered-table-cell table:number-columns-repeated="5" table:style-name="ce48"/>
          <table:table-cell table:style-name="ce107" table:formula="of:=IF([.$M36]=&quot;&quot;;&quot;&quot;;IF([.$A3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6])));[.$E36];IF([.$E36]=&quot;&quot;;&quot;&quot;;IFERROR(IF([.$B36]=&quot;&quot;;[.$E$1];[.$B36]);&quot;&quot;)&amp;RIGHT(SUBSTITUTE(SUBSTITUTE(SUBSTITUTE([.$E36];&quot;-&quot;;&quot;&quot;);&quot; &quot;;&quot;&quot;);&quot;+&quot;;&quot;&quot;);10)));&quot;&quot;)">
            <text:p/>
          </table:table-cell>
          <table:table-cell table:style-name="ce99" table:formula="of:=IFERROR(IF([.$E36]=&quot;&quot;;&quot;&quot;;[$Mudslide_Commands.$E$32]&amp;&quot;send &quot;&amp;TRIM(SUBSTITUTE([.$AA36];&quot;+&quot;;&quot;&quot;)&amp;&quot; &quot;&amp;CHAR(34)&amp;[.$H36]&amp;CHAR(10)&amp;[.$I36]&amp;CHAR(10)&amp;[.$J36]&amp;CHAR(10)&amp;[.$K36]&amp;CHAR(10)&amp;[.$L36]&amp;CHAR(10)&amp;&quot;- Sent By Bot&quot;&amp;CHAR(34)&amp;CHAR(10)));&quot;&quot;)">
            <text:p/>
          </table:table-cell>
          <table:table-cell table:style-name="ce99" table:formula="of:=IFERROR(IF([.$E36]=&quot;&quot;;&quot;&quot;;[$Mudslide_Commands.$E$32]&amp;IF(SUMPRODUCT(--ISNUMBER(SEARCH([$Mudslide_Commands.$D$10:.$D$16];RIGHT(LOWER([.$M36]);4))))&gt;0;&quot;send-image &quot;; &quot;send-file &quot;)&amp;TRIM(SUBSTITUTE([.$AA36];&quot;+&quot;;&quot;&quot;)&amp;&quot; &quot;&amp;CHAR(34)&amp;[.$M36]&amp;CHAR(34)&amp;IF([.$S36]=&quot;&quot;;&quot;&quot;;&quot; --caption &quot;&amp;CHAR(34)&amp;[.$S36]&amp;CHAR(34))&amp;CHAR(10)));&quot;&quot;)">
            <text:p/>
          </table:table-cell>
          <table:table-cell table:style-name="ce60" table:formula="of:=IFERROR(IF([.$E36]=&quot;&quot;;&quot;&quot;;IF([.$M36]=&quot;&quot;;[.$AB36]&amp;CHAR(10);[.$AC36]&amp;CHAR(10)));&quot;&quot;)">
            <text:p/>
          </table:table-cell>
          <table:table-cell table:style-name="ce60"/>
          <table:table-cell table:style-name="ce60" table:formula="of:=IFERROR(IF(NOT(ISERROR(SEARCH(&quot;@g.us&quot;;[.$F36])));[.$F36];IF([.$F36]=&quot;&quot;;&quot;&quot;;IFERROR(IF([.$B36]=&quot;&quot;;[.$E$1];[.$B36]);&quot;&quot;)&amp;RIGHT(SUBSTITUTE(SUBSTITUTE(SUBSTITUTE([.$F36];&quot;-&quot;;&quot;&quot;);&quot; &quot;;&quot;&quot;);&quot;+&quot;;&quot;&quot;);10)));&quot;&quot;)">
            <text:p/>
          </table:table-cell>
          <table:table-cell table:style-name="ce99" table:formula="of:=IFERROR(IF([.$F36]=&quot;&quot;;&quot;&quot;;[$Mudslide_Commands.$E$32]&amp;&quot;send &quot;&amp;TRIM(SUBSTITUTE([.$AF36];&quot;+&quot;;&quot;&quot;)&amp;&quot; &quot;&amp;CHAR(34)&amp;[.$H36]&amp;CHAR(10)&amp;[.$I36]&amp;CHAR(10)&amp;[.$J36]&amp;CHAR(10)&amp;[.$K36]&amp;CHAR(10)&amp;[.$L36]&amp;CHAR(10)&amp;&quot;- Sent By Bot&quot;&amp;CHAR(34)&amp;CHAR(10)));&quot;&quot;)">
            <text:p/>
          </table:table-cell>
          <table:table-cell table:style-name="ce99" table:formula="of:=IFERROR(IF([.$F36]=&quot;&quot;;&quot;&quot;;[$Mudslide_Commands.$E$32]&amp;IF(SUMPRODUCT(--ISNUMBER(SEARCH([$Mudslide_Commands.$D$10:.$D$16];RIGHT(LOWER([.$M36]);4))))&gt;0;&quot;send-image &quot;; &quot;send-file &quot;)&amp;TRIM(SUBSTITUTE([.$AF36];&quot;+&quot;;&quot;&quot;)&amp;&quot; &quot;&amp;CHAR(34)&amp;[.$M36]&amp;CHAR(34)&amp;IF([.$S36]=&quot;&quot;;&quot;&quot;;&quot; --caption &quot;&amp;CHAR(34)&amp;[.$S36]&amp;CHAR(34))&amp;CHAR(10)));&quot;&quot;)">
            <text:p/>
          </table:table-cell>
          <table:table-cell table:style-name="ce60" table:formula="of:=IFERROR(IF([.$F36]=&quot;&quot;;&quot;&quot;;IF([.$M36]=&quot;&quot;;[.$AG36]&amp;CHAR(10);[.$AH36]&amp;CHAR(10)));&quot;&quot;)">
            <text:p/>
          </table:table-cell>
          <table:table-cell table:style-name="ce60"/>
          <table:table-cell table:style-name="ce60" table:formula="of:=IFERROR(IF(NOT(ISERROR(SEARCH(&quot;@g.us&quot;;[.$E36])));[.$G36];IF([.$G36]=&quot;&quot;;&quot;&quot;;IFERROR(IF([.$B36]=&quot;&quot;;[.$E$1];[.$B36]);&quot;&quot;)&amp;RIGHT(SUBSTITUTE(SUBSTITUTE(SUBSTITUTE([.$G36];&quot;-&quot;;&quot;&quot;);&quot; &quot;;&quot;&quot;);&quot;+&quot;;&quot;&quot;);10)));&quot;&quot;)">
            <text:p/>
          </table:table-cell>
          <table:table-cell table:style-name="ce99" table:formula="of:=IFERROR(IF([.$G36]=&quot;&quot;;&quot;&quot;;[$Mudslide_Commands.$E$32]&amp;&quot;send &quot;&amp;TRIM(SUBSTITUTE([.$AK36];&quot;+&quot;;&quot;&quot;)&amp;&quot; &quot;&amp;CHAR(34)&amp;[.$H36]&amp;CHAR(10)&amp;[.$I36]&amp;CHAR(10)&amp;[.$J36]&amp;CHAR(10)&amp;[.$K36]&amp;CHAR(10)&amp;[.$L36]&amp;CHAR(10)&amp;&quot;- Sent By Bot&quot;&amp;CHAR(34)&amp;CHAR(10)));&quot;&quot;)">
            <text:p/>
          </table:table-cell>
          <table:table-cell table:style-name="ce99" table:formula="of:=IFERROR(IF([.$G36]=&quot;&quot;;&quot;&quot;;[$Mudslide_Commands.$E$32]&amp;IF(SUMPRODUCT(--ISNUMBER(SEARCH([$Mudslide_Commands.$D$10:.$D$16];RIGHT(LOWER([.$M36]);4))))&gt;0;&quot;send-image &quot;; &quot;send-file &quot;)&amp;TRIM(SUBSTITUTE([.$AK36];&quot;+&quot;;&quot;&quot;)&amp;&quot; &quot;&amp;CHAR(34)&amp;[.$M36]&amp;CHAR(34)&amp;IF([.$S36]=&quot;&quot;;&quot;&quot;;&quot; --caption &quot;&amp;CHAR(34)&amp;[.$S36]&amp;CHAR(34))&amp;CHAR(10)));&quot;&quot;)">
            <text:p/>
          </table:table-cell>
          <table:table-cell table:style-name="ce60" table:formula="of:=IFERROR(IF([.$G36]=&quot;&quot;;&quot;&quot;;IF([.$M36]=&quot;&quot;;[.$AL36]&amp;CHAR(10);[.$AM36]&amp;CHAR(10)));&quot;&quot;)">
            <text:p/>
          </table:table-cell>
          <table:table-cell table:style-name="ce60"/>
          <table:table-cell table:style-name="ce116" table:formula="of:=[.AD36]&amp;[.AI36]&amp;[.AN3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7]&amp;[.F37]&amp;[.G37]=&quot;&quot;;&quot;&quot;;MAX([.$A$3:.$A36])+1);&quot;&quot;)">
            <text:p/>
          </table:table-cell>
          <table:table-cell table:style-name="ce9" table:formula="of:=IFERROR(TRIM(SUBSTITUTE(SUBSTITUTE(VLOOKUP([.C3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7]=&quot;&quot;;&quot;&quot;;TRIM(&quot;Dear *&quot;&amp;[.$D37]&amp;&quot;*&quot;))">
            <text:p/>
          </table:table-cell>
          <table:table-cell table:style-name="ce83" table:formula="of:=IF([.$E37]=&quot;&quot;;&quot;&quot;;&quot;~How Do You Do ?~&quot;)">
            <text:p/>
          </table:table-cell>
          <table:table-cell table:style-name="ce83" table:formula="of:=IF([.$E37]=&quot;&quot;;&quot;&quot;;&quot;_Have a great Day_&quot;)">
            <text:p/>
          </table:table-cell>
          <table:table-cell table:style-name="ce83" table:number-columns-repeated="2"/>
          <table:table-cell table:style-name="ce44" table:number-columns-spanned="6" table:number-rows-spanned="1">
            <draw:control draw:z-index="49" draw:name="BT_File_Selection_12_" draw:style-name="gr6" draw:text-style-name="P5" svg:width="1cm" svg:height="0.5cm" svg:x="0cm" svg:y="0cm" draw:control="control35"/>
          </table:table-cell>
          <table:covered-table-cell table:number-columns-repeated="5" table:style-name="ce48"/>
          <table:table-cell table:style-name="ce107" table:formula="of:=IF([.$M37]=&quot;&quot;;&quot;&quot;;IF([.$A3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7])));[.$E37];IF([.$E37]=&quot;&quot;;&quot;&quot;;IFERROR(IF([.$B37]=&quot;&quot;;[.$E$1];[.$B37]);&quot;&quot;)&amp;RIGHT(SUBSTITUTE(SUBSTITUTE(SUBSTITUTE([.$E37];&quot;-&quot;;&quot;&quot;);&quot; &quot;;&quot;&quot;);&quot;+&quot;;&quot;&quot;);10)));&quot;&quot;)">
            <text:p/>
          </table:table-cell>
          <table:table-cell table:style-name="ce99" table:formula="of:=IFERROR(IF([.$E37]=&quot;&quot;;&quot;&quot;;[$Mudslide_Commands.$E$32]&amp;&quot;send &quot;&amp;TRIM(SUBSTITUTE([.$AA37];&quot;+&quot;;&quot;&quot;)&amp;&quot; &quot;&amp;CHAR(34)&amp;[.$H37]&amp;CHAR(10)&amp;[.$I37]&amp;CHAR(10)&amp;[.$J37]&amp;CHAR(10)&amp;[.$K37]&amp;CHAR(10)&amp;[.$L37]&amp;CHAR(10)&amp;&quot;- Sent By Bot&quot;&amp;CHAR(34)&amp;CHAR(10)));&quot;&quot;)">
            <text:p/>
          </table:table-cell>
          <table:table-cell table:style-name="ce99" table:formula="of:=IFERROR(IF([.$E37]=&quot;&quot;;&quot;&quot;;[$Mudslide_Commands.$E$32]&amp;IF(SUMPRODUCT(--ISNUMBER(SEARCH([$Mudslide_Commands.$D$10:.$D$16];RIGHT(LOWER([.$M37]);4))))&gt;0;&quot;send-image &quot;; &quot;send-file &quot;)&amp;TRIM(SUBSTITUTE([.$AA37];&quot;+&quot;;&quot;&quot;)&amp;&quot; &quot;&amp;CHAR(34)&amp;[.$M37]&amp;CHAR(34)&amp;IF([.$S37]=&quot;&quot;;&quot;&quot;;&quot; --caption &quot;&amp;CHAR(34)&amp;[.$S37]&amp;CHAR(34))&amp;CHAR(10)));&quot;&quot;)">
            <text:p/>
          </table:table-cell>
          <table:table-cell table:style-name="ce60" table:formula="of:=IFERROR(IF([.$E37]=&quot;&quot;;&quot;&quot;;IF([.$M37]=&quot;&quot;;[.$AB37]&amp;CHAR(10);[.$AC37]&amp;CHAR(10)));&quot;&quot;)">
            <text:p/>
          </table:table-cell>
          <table:table-cell table:style-name="ce60"/>
          <table:table-cell table:style-name="ce60" table:formula="of:=IFERROR(IF(NOT(ISERROR(SEARCH(&quot;@g.us&quot;;[.$F37])));[.$F37];IF([.$F37]=&quot;&quot;;&quot;&quot;;IFERROR(IF([.$B37]=&quot;&quot;;[.$E$1];[.$B37]);&quot;&quot;)&amp;RIGHT(SUBSTITUTE(SUBSTITUTE(SUBSTITUTE([.$F37];&quot;-&quot;;&quot;&quot;);&quot; &quot;;&quot;&quot;);&quot;+&quot;;&quot;&quot;);10)));&quot;&quot;)">
            <text:p/>
          </table:table-cell>
          <table:table-cell table:style-name="ce99" table:formula="of:=IFERROR(IF([.$F37]=&quot;&quot;;&quot;&quot;;[$Mudslide_Commands.$E$32]&amp;&quot;send &quot;&amp;TRIM(SUBSTITUTE([.$AF37];&quot;+&quot;;&quot;&quot;)&amp;&quot; &quot;&amp;CHAR(34)&amp;[.$H37]&amp;CHAR(10)&amp;[.$I37]&amp;CHAR(10)&amp;[.$J37]&amp;CHAR(10)&amp;[.$K37]&amp;CHAR(10)&amp;[.$L37]&amp;CHAR(10)&amp;&quot;- Sent By Bot&quot;&amp;CHAR(34)&amp;CHAR(10)));&quot;&quot;)">
            <text:p/>
          </table:table-cell>
          <table:table-cell table:style-name="ce99" table:formula="of:=IFERROR(IF([.$F37]=&quot;&quot;;&quot;&quot;;[$Mudslide_Commands.$E$32]&amp;IF(SUMPRODUCT(--ISNUMBER(SEARCH([$Mudslide_Commands.$D$10:.$D$16];RIGHT(LOWER([.$M37]);4))))&gt;0;&quot;send-image &quot;; &quot;send-file &quot;)&amp;TRIM(SUBSTITUTE([.$AF37];&quot;+&quot;;&quot;&quot;)&amp;&quot; &quot;&amp;CHAR(34)&amp;[.$M37]&amp;CHAR(34)&amp;IF([.$S37]=&quot;&quot;;&quot;&quot;;&quot; --caption &quot;&amp;CHAR(34)&amp;[.$S37]&amp;CHAR(34))&amp;CHAR(10)));&quot;&quot;)">
            <text:p/>
          </table:table-cell>
          <table:table-cell table:style-name="ce60" table:formula="of:=IFERROR(IF([.$F37]=&quot;&quot;;&quot;&quot;;IF([.$M37]=&quot;&quot;;[.$AG37]&amp;CHAR(10);[.$AH37]&amp;CHAR(10)));&quot;&quot;)">
            <text:p/>
          </table:table-cell>
          <table:table-cell table:style-name="ce60"/>
          <table:table-cell table:style-name="ce60" table:formula="of:=IFERROR(IF(NOT(ISERROR(SEARCH(&quot;@g.us&quot;;[.$E37])));[.$G37];IF([.$G37]=&quot;&quot;;&quot;&quot;;IFERROR(IF([.$B37]=&quot;&quot;;[.$E$1];[.$B37]);&quot;&quot;)&amp;RIGHT(SUBSTITUTE(SUBSTITUTE(SUBSTITUTE([.$G37];&quot;-&quot;;&quot;&quot;);&quot; &quot;;&quot;&quot;);&quot;+&quot;;&quot;&quot;);10)));&quot;&quot;)">
            <text:p/>
          </table:table-cell>
          <table:table-cell table:style-name="ce99" table:formula="of:=IFERROR(IF([.$G37]=&quot;&quot;;&quot;&quot;;[$Mudslide_Commands.$E$32]&amp;&quot;send &quot;&amp;TRIM(SUBSTITUTE([.$AK37];&quot;+&quot;;&quot;&quot;)&amp;&quot; &quot;&amp;CHAR(34)&amp;[.$H37]&amp;CHAR(10)&amp;[.$I37]&amp;CHAR(10)&amp;[.$J37]&amp;CHAR(10)&amp;[.$K37]&amp;CHAR(10)&amp;[.$L37]&amp;CHAR(10)&amp;&quot;- Sent By Bot&quot;&amp;CHAR(34)&amp;CHAR(10)));&quot;&quot;)">
            <text:p/>
          </table:table-cell>
          <table:table-cell table:style-name="ce99" table:formula="of:=IFERROR(IF([.$G37]=&quot;&quot;;&quot;&quot;;[$Mudslide_Commands.$E$32]&amp;IF(SUMPRODUCT(--ISNUMBER(SEARCH([$Mudslide_Commands.$D$10:.$D$16];RIGHT(LOWER([.$M37]);4))))&gt;0;&quot;send-image &quot;; &quot;send-file &quot;)&amp;TRIM(SUBSTITUTE([.$AK37];&quot;+&quot;;&quot;&quot;)&amp;&quot; &quot;&amp;CHAR(34)&amp;[.$M37]&amp;CHAR(34)&amp;IF([.$S37]=&quot;&quot;;&quot;&quot;;&quot; --caption &quot;&amp;CHAR(34)&amp;[.$S37]&amp;CHAR(34))&amp;CHAR(10)));&quot;&quot;)">
            <text:p/>
          </table:table-cell>
          <table:table-cell table:style-name="ce60" table:formula="of:=IFERROR(IF([.$G37]=&quot;&quot;;&quot;&quot;;IF([.$M37]=&quot;&quot;;[.$AL37]&amp;CHAR(10);[.$AM37]&amp;CHAR(10)));&quot;&quot;)">
            <text:p/>
          </table:table-cell>
          <table:table-cell table:style-name="ce60"/>
          <table:table-cell table:style-name="ce116" table:formula="of:=[.AD37]&amp;[.AI37]&amp;[.AN3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8]&amp;[.F38]&amp;[.G38]=&quot;&quot;;&quot;&quot;;MAX([.$A$3:.$A37])+1);&quot;&quot;)">
            <text:p/>
          </table:table-cell>
          <table:table-cell table:style-name="ce9" table:formula="of:=IFERROR(TRIM(SUBSTITUTE(SUBSTITUTE(VLOOKUP([.C3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8]=&quot;&quot;;&quot;&quot;;TRIM(&quot;Dear *&quot;&amp;[.$D38]&amp;&quot;*&quot;))">
            <text:p/>
          </table:table-cell>
          <table:table-cell table:style-name="ce83" table:formula="of:=IF([.$E38]=&quot;&quot;;&quot;&quot;;&quot;~How Do You Do ?~&quot;)">
            <text:p/>
          </table:table-cell>
          <table:table-cell table:style-name="ce83" table:formula="of:=IF([.$E38]=&quot;&quot;;&quot;&quot;;&quot;_Have a great Day_&quot;)">
            <text:p/>
          </table:table-cell>
          <table:table-cell table:style-name="ce83" table:number-columns-repeated="2"/>
          <table:table-cell table:style-name="ce44" table:number-columns-spanned="6" table:number-rows-spanned="1">
            <draw:control draw:z-index="50" draw:name="BT_File_Selection_12_" draw:style-name="gr6" draw:text-style-name="P5" svg:width="1cm" svg:height="0.5cm" svg:x="0cm" svg:y="0cm" draw:control="control36"/>
          </table:table-cell>
          <table:covered-table-cell table:number-columns-repeated="5" table:style-name="ce48"/>
          <table:table-cell table:style-name="ce107" table:formula="of:=IF([.$M38]=&quot;&quot;;&quot;&quot;;IF([.$A3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8])));[.$E38];IF([.$E38]=&quot;&quot;;&quot;&quot;;IFERROR(IF([.$B38]=&quot;&quot;;[.$E$1];[.$B38]);&quot;&quot;)&amp;RIGHT(SUBSTITUTE(SUBSTITUTE(SUBSTITUTE([.$E38];&quot;-&quot;;&quot;&quot;);&quot; &quot;;&quot;&quot;);&quot;+&quot;;&quot;&quot;);10)));&quot;&quot;)">
            <text:p/>
          </table:table-cell>
          <table:table-cell table:style-name="ce99" table:formula="of:=IFERROR(IF([.$E38]=&quot;&quot;;&quot;&quot;;[$Mudslide_Commands.$E$32]&amp;&quot;send &quot;&amp;TRIM(SUBSTITUTE([.$AA38];&quot;+&quot;;&quot;&quot;)&amp;&quot; &quot;&amp;CHAR(34)&amp;[.$H38]&amp;CHAR(10)&amp;[.$I38]&amp;CHAR(10)&amp;[.$J38]&amp;CHAR(10)&amp;[.$K38]&amp;CHAR(10)&amp;[.$L38]&amp;CHAR(10)&amp;&quot;- Sent By Bot&quot;&amp;CHAR(34)&amp;CHAR(10)));&quot;&quot;)">
            <text:p/>
          </table:table-cell>
          <table:table-cell table:style-name="ce99" table:formula="of:=IFERROR(IF([.$E38]=&quot;&quot;;&quot;&quot;;[$Mudslide_Commands.$E$32]&amp;IF(SUMPRODUCT(--ISNUMBER(SEARCH([$Mudslide_Commands.$D$10:.$D$16];RIGHT(LOWER([.$M38]);4))))&gt;0;&quot;send-image &quot;; &quot;send-file &quot;)&amp;TRIM(SUBSTITUTE([.$AA38];&quot;+&quot;;&quot;&quot;)&amp;&quot; &quot;&amp;CHAR(34)&amp;[.$M38]&amp;CHAR(34)&amp;IF([.$S38]=&quot;&quot;;&quot;&quot;;&quot; --caption &quot;&amp;CHAR(34)&amp;[.$S38]&amp;CHAR(34))&amp;CHAR(10)));&quot;&quot;)">
            <text:p/>
          </table:table-cell>
          <table:table-cell table:style-name="ce60" table:formula="of:=IFERROR(IF([.$E38]=&quot;&quot;;&quot;&quot;;IF([.$M38]=&quot;&quot;;[.$AB38]&amp;CHAR(10);[.$AC38]&amp;CHAR(10)));&quot;&quot;)">
            <text:p/>
          </table:table-cell>
          <table:table-cell table:style-name="ce60"/>
          <table:table-cell table:style-name="ce60" table:formula="of:=IFERROR(IF(NOT(ISERROR(SEARCH(&quot;@g.us&quot;;[.$F38])));[.$F38];IF([.$F38]=&quot;&quot;;&quot;&quot;;IFERROR(IF([.$B38]=&quot;&quot;;[.$E$1];[.$B38]);&quot;&quot;)&amp;RIGHT(SUBSTITUTE(SUBSTITUTE(SUBSTITUTE([.$F38];&quot;-&quot;;&quot;&quot;);&quot; &quot;;&quot;&quot;);&quot;+&quot;;&quot;&quot;);10)));&quot;&quot;)">
            <text:p/>
          </table:table-cell>
          <table:table-cell table:style-name="ce99" table:formula="of:=IFERROR(IF([.$F38]=&quot;&quot;;&quot;&quot;;[$Mudslide_Commands.$E$32]&amp;&quot;send &quot;&amp;TRIM(SUBSTITUTE([.$AF38];&quot;+&quot;;&quot;&quot;)&amp;&quot; &quot;&amp;CHAR(34)&amp;[.$H38]&amp;CHAR(10)&amp;[.$I38]&amp;CHAR(10)&amp;[.$J38]&amp;CHAR(10)&amp;[.$K38]&amp;CHAR(10)&amp;[.$L38]&amp;CHAR(10)&amp;&quot;- Sent By Bot&quot;&amp;CHAR(34)&amp;CHAR(10)));&quot;&quot;)">
            <text:p/>
          </table:table-cell>
          <table:table-cell table:style-name="ce99" table:formula="of:=IFERROR(IF([.$F38]=&quot;&quot;;&quot;&quot;;[$Mudslide_Commands.$E$32]&amp;IF(SUMPRODUCT(--ISNUMBER(SEARCH([$Mudslide_Commands.$D$10:.$D$16];RIGHT(LOWER([.$M38]);4))))&gt;0;&quot;send-image &quot;; &quot;send-file &quot;)&amp;TRIM(SUBSTITUTE([.$AF38];&quot;+&quot;;&quot;&quot;)&amp;&quot; &quot;&amp;CHAR(34)&amp;[.$M38]&amp;CHAR(34)&amp;IF([.$S38]=&quot;&quot;;&quot;&quot;;&quot; --caption &quot;&amp;CHAR(34)&amp;[.$S38]&amp;CHAR(34))&amp;CHAR(10)));&quot;&quot;)">
            <text:p/>
          </table:table-cell>
          <table:table-cell table:style-name="ce60" table:formula="of:=IFERROR(IF([.$F38]=&quot;&quot;;&quot;&quot;;IF([.$M38]=&quot;&quot;;[.$AG38]&amp;CHAR(10);[.$AH38]&amp;CHAR(10)));&quot;&quot;)">
            <text:p/>
          </table:table-cell>
          <table:table-cell table:style-name="ce60"/>
          <table:table-cell table:style-name="ce60" table:formula="of:=IFERROR(IF(NOT(ISERROR(SEARCH(&quot;@g.us&quot;;[.$E38])));[.$G38];IF([.$G38]=&quot;&quot;;&quot;&quot;;IFERROR(IF([.$B38]=&quot;&quot;;[.$E$1];[.$B38]);&quot;&quot;)&amp;RIGHT(SUBSTITUTE(SUBSTITUTE(SUBSTITUTE([.$G38];&quot;-&quot;;&quot;&quot;);&quot; &quot;;&quot;&quot;);&quot;+&quot;;&quot;&quot;);10)));&quot;&quot;)">
            <text:p/>
          </table:table-cell>
          <table:table-cell table:style-name="ce99" table:formula="of:=IFERROR(IF([.$G38]=&quot;&quot;;&quot;&quot;;[$Mudslide_Commands.$E$32]&amp;&quot;send &quot;&amp;TRIM(SUBSTITUTE([.$AK38];&quot;+&quot;;&quot;&quot;)&amp;&quot; &quot;&amp;CHAR(34)&amp;[.$H38]&amp;CHAR(10)&amp;[.$I38]&amp;CHAR(10)&amp;[.$J38]&amp;CHAR(10)&amp;[.$K38]&amp;CHAR(10)&amp;[.$L38]&amp;CHAR(10)&amp;&quot;- Sent By Bot&quot;&amp;CHAR(34)&amp;CHAR(10)));&quot;&quot;)">
            <text:p/>
          </table:table-cell>
          <table:table-cell table:style-name="ce99" table:formula="of:=IFERROR(IF([.$G38]=&quot;&quot;;&quot;&quot;;[$Mudslide_Commands.$E$32]&amp;IF(SUMPRODUCT(--ISNUMBER(SEARCH([$Mudslide_Commands.$D$10:.$D$16];RIGHT(LOWER([.$M38]);4))))&gt;0;&quot;send-image &quot;; &quot;send-file &quot;)&amp;TRIM(SUBSTITUTE([.$AK38];&quot;+&quot;;&quot;&quot;)&amp;&quot; &quot;&amp;CHAR(34)&amp;[.$M38]&amp;CHAR(34)&amp;IF([.$S38]=&quot;&quot;;&quot;&quot;;&quot; --caption &quot;&amp;CHAR(34)&amp;[.$S38]&amp;CHAR(34))&amp;CHAR(10)));&quot;&quot;)">
            <text:p/>
          </table:table-cell>
          <table:table-cell table:style-name="ce60" table:formula="of:=IFERROR(IF([.$G38]=&quot;&quot;;&quot;&quot;;IF([.$M38]=&quot;&quot;;[.$AL38]&amp;CHAR(10);[.$AM38]&amp;CHAR(10)));&quot;&quot;)">
            <text:p/>
          </table:table-cell>
          <table:table-cell table:style-name="ce60"/>
          <table:table-cell table:style-name="ce116" table:formula="of:=[.AD38]&amp;[.AI38]&amp;[.AN3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39]&amp;[.F39]&amp;[.G39]=&quot;&quot;;&quot;&quot;;MAX([.$A$3:.$A38])+1);&quot;&quot;)">
            <text:p/>
          </table:table-cell>
          <table:table-cell table:style-name="ce9" table:formula="of:=IFERROR(TRIM(SUBSTITUTE(SUBSTITUTE(VLOOKUP([.C3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39]=&quot;&quot;;&quot;&quot;;TRIM(&quot;Dear *&quot;&amp;[.$D39]&amp;&quot;*&quot;))">
            <text:p/>
          </table:table-cell>
          <table:table-cell table:style-name="ce83" table:formula="of:=IF([.$E39]=&quot;&quot;;&quot;&quot;;&quot;~How Do You Do ?~&quot;)">
            <text:p/>
          </table:table-cell>
          <table:table-cell table:style-name="ce83" table:formula="of:=IF([.$E39]=&quot;&quot;;&quot;&quot;;&quot;_Have a great Day_&quot;)">
            <text:p/>
          </table:table-cell>
          <table:table-cell table:style-name="ce83" table:number-columns-repeated="2"/>
          <table:table-cell table:style-name="ce44" table:number-columns-spanned="6" table:number-rows-spanned="1">
            <draw:control draw:z-index="51" draw:name="BT_File_Selection_12_" draw:style-name="gr6" draw:text-style-name="P5" svg:width="1cm" svg:height="0.5cm" svg:x="0cm" svg:y="0cm" draw:control="control37"/>
          </table:table-cell>
          <table:covered-table-cell table:number-columns-repeated="5" table:style-name="ce48"/>
          <table:table-cell table:style-name="ce107" table:formula="of:=IF([.$M39]=&quot;&quot;;&quot;&quot;;IF([.$A3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39])));[.$E39];IF([.$E39]=&quot;&quot;;&quot;&quot;;IFERROR(IF([.$B39]=&quot;&quot;;[.$E$1];[.$B39]);&quot;&quot;)&amp;RIGHT(SUBSTITUTE(SUBSTITUTE(SUBSTITUTE([.$E39];&quot;-&quot;;&quot;&quot;);&quot; &quot;;&quot;&quot;);&quot;+&quot;;&quot;&quot;);10)));&quot;&quot;)">
            <text:p/>
          </table:table-cell>
          <table:table-cell table:style-name="ce99" table:formula="of:=IFERROR(IF([.$E39]=&quot;&quot;;&quot;&quot;;[$Mudslide_Commands.$E$32]&amp;&quot;send &quot;&amp;TRIM(SUBSTITUTE([.$AA39];&quot;+&quot;;&quot;&quot;)&amp;&quot; &quot;&amp;CHAR(34)&amp;[.$H39]&amp;CHAR(10)&amp;[.$I39]&amp;CHAR(10)&amp;[.$J39]&amp;CHAR(10)&amp;[.$K39]&amp;CHAR(10)&amp;[.$L39]&amp;CHAR(10)&amp;&quot;- Sent By Bot&quot;&amp;CHAR(34)&amp;CHAR(10)));&quot;&quot;)">
            <text:p/>
          </table:table-cell>
          <table:table-cell table:style-name="ce99" table:formula="of:=IFERROR(IF([.$E39]=&quot;&quot;;&quot;&quot;;[$Mudslide_Commands.$E$32]&amp;IF(SUMPRODUCT(--ISNUMBER(SEARCH([$Mudslide_Commands.$D$10:.$D$16];RIGHT(LOWER([.$M39]);4))))&gt;0;&quot;send-image &quot;; &quot;send-file &quot;)&amp;TRIM(SUBSTITUTE([.$AA39];&quot;+&quot;;&quot;&quot;)&amp;&quot; &quot;&amp;CHAR(34)&amp;[.$M39]&amp;CHAR(34)&amp;IF([.$S39]=&quot;&quot;;&quot;&quot;;&quot; --caption &quot;&amp;CHAR(34)&amp;[.$S39]&amp;CHAR(34))&amp;CHAR(10)));&quot;&quot;)">
            <text:p/>
          </table:table-cell>
          <table:table-cell table:style-name="ce60" table:formula="of:=IFERROR(IF([.$E39]=&quot;&quot;;&quot;&quot;;IF([.$M39]=&quot;&quot;;[.$AB39]&amp;CHAR(10);[.$AC39]&amp;CHAR(10)));&quot;&quot;)">
            <text:p/>
          </table:table-cell>
          <table:table-cell table:style-name="ce60"/>
          <table:table-cell table:style-name="ce60" table:formula="of:=IFERROR(IF(NOT(ISERROR(SEARCH(&quot;@g.us&quot;;[.$F39])));[.$F39];IF([.$F39]=&quot;&quot;;&quot;&quot;;IFERROR(IF([.$B39]=&quot;&quot;;[.$E$1];[.$B39]);&quot;&quot;)&amp;RIGHT(SUBSTITUTE(SUBSTITUTE(SUBSTITUTE([.$F39];&quot;-&quot;;&quot;&quot;);&quot; &quot;;&quot;&quot;);&quot;+&quot;;&quot;&quot;);10)));&quot;&quot;)">
            <text:p/>
          </table:table-cell>
          <table:table-cell table:style-name="ce99" table:formula="of:=IFERROR(IF([.$F39]=&quot;&quot;;&quot;&quot;;[$Mudslide_Commands.$E$32]&amp;&quot;send &quot;&amp;TRIM(SUBSTITUTE([.$AF39];&quot;+&quot;;&quot;&quot;)&amp;&quot; &quot;&amp;CHAR(34)&amp;[.$H39]&amp;CHAR(10)&amp;[.$I39]&amp;CHAR(10)&amp;[.$J39]&amp;CHAR(10)&amp;[.$K39]&amp;CHAR(10)&amp;[.$L39]&amp;CHAR(10)&amp;&quot;- Sent By Bot&quot;&amp;CHAR(34)&amp;CHAR(10)));&quot;&quot;)">
            <text:p/>
          </table:table-cell>
          <table:table-cell table:style-name="ce99" table:formula="of:=IFERROR(IF([.$F39]=&quot;&quot;;&quot;&quot;;[$Mudslide_Commands.$E$32]&amp;IF(SUMPRODUCT(--ISNUMBER(SEARCH([$Mudslide_Commands.$D$10:.$D$16];RIGHT(LOWER([.$M39]);4))))&gt;0;&quot;send-image &quot;; &quot;send-file &quot;)&amp;TRIM(SUBSTITUTE([.$AF39];&quot;+&quot;;&quot;&quot;)&amp;&quot; &quot;&amp;CHAR(34)&amp;[.$M39]&amp;CHAR(34)&amp;IF([.$S39]=&quot;&quot;;&quot;&quot;;&quot; --caption &quot;&amp;CHAR(34)&amp;[.$S39]&amp;CHAR(34))&amp;CHAR(10)));&quot;&quot;)">
            <text:p/>
          </table:table-cell>
          <table:table-cell table:style-name="ce60" table:formula="of:=IFERROR(IF([.$F39]=&quot;&quot;;&quot;&quot;;IF([.$M39]=&quot;&quot;;[.$AG39]&amp;CHAR(10);[.$AH39]&amp;CHAR(10)));&quot;&quot;)">
            <text:p/>
          </table:table-cell>
          <table:table-cell table:style-name="ce60"/>
          <table:table-cell table:style-name="ce60" table:formula="of:=IFERROR(IF(NOT(ISERROR(SEARCH(&quot;@g.us&quot;;[.$E39])));[.$G39];IF([.$G39]=&quot;&quot;;&quot;&quot;;IFERROR(IF([.$B39]=&quot;&quot;;[.$E$1];[.$B39]);&quot;&quot;)&amp;RIGHT(SUBSTITUTE(SUBSTITUTE(SUBSTITUTE([.$G39];&quot;-&quot;;&quot;&quot;);&quot; &quot;;&quot;&quot;);&quot;+&quot;;&quot;&quot;);10)));&quot;&quot;)">
            <text:p/>
          </table:table-cell>
          <table:table-cell table:style-name="ce99" table:formula="of:=IFERROR(IF([.$G39]=&quot;&quot;;&quot;&quot;;[$Mudslide_Commands.$E$32]&amp;&quot;send &quot;&amp;TRIM(SUBSTITUTE([.$AK39];&quot;+&quot;;&quot;&quot;)&amp;&quot; &quot;&amp;CHAR(34)&amp;[.$H39]&amp;CHAR(10)&amp;[.$I39]&amp;CHAR(10)&amp;[.$J39]&amp;CHAR(10)&amp;[.$K39]&amp;CHAR(10)&amp;[.$L39]&amp;CHAR(10)&amp;&quot;- Sent By Bot&quot;&amp;CHAR(34)&amp;CHAR(10)));&quot;&quot;)">
            <text:p/>
          </table:table-cell>
          <table:table-cell table:style-name="ce99" table:formula="of:=IFERROR(IF([.$G39]=&quot;&quot;;&quot;&quot;;[$Mudslide_Commands.$E$32]&amp;IF(SUMPRODUCT(--ISNUMBER(SEARCH([$Mudslide_Commands.$D$10:.$D$16];RIGHT(LOWER([.$M39]);4))))&gt;0;&quot;send-image &quot;; &quot;send-file &quot;)&amp;TRIM(SUBSTITUTE([.$AK39];&quot;+&quot;;&quot;&quot;)&amp;&quot; &quot;&amp;CHAR(34)&amp;[.$M39]&amp;CHAR(34)&amp;IF([.$S39]=&quot;&quot;;&quot;&quot;;&quot; --caption &quot;&amp;CHAR(34)&amp;[.$S39]&amp;CHAR(34))&amp;CHAR(10)));&quot;&quot;)">
            <text:p/>
          </table:table-cell>
          <table:table-cell table:style-name="ce60" table:formula="of:=IFERROR(IF([.$G39]=&quot;&quot;;&quot;&quot;;IF([.$M39]=&quot;&quot;;[.$AL39]&amp;CHAR(10);[.$AM39]&amp;CHAR(10)));&quot;&quot;)">
            <text:p/>
          </table:table-cell>
          <table:table-cell table:style-name="ce60"/>
          <table:table-cell table:style-name="ce116" table:formula="of:=[.AD39]&amp;[.AI39]&amp;[.AN3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0]&amp;[.F40]&amp;[.G40]=&quot;&quot;;&quot;&quot;;MAX([.$A$3:.$A39])+1);&quot;&quot;)">
            <text:p/>
          </table:table-cell>
          <table:table-cell table:style-name="ce9" table:formula="of:=IFERROR(TRIM(SUBSTITUTE(SUBSTITUTE(VLOOKUP([.C4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0]=&quot;&quot;;&quot;&quot;;TRIM(&quot;Dear *&quot;&amp;[.$D40]&amp;&quot;*&quot;))">
            <text:p/>
          </table:table-cell>
          <table:table-cell table:style-name="ce83" table:formula="of:=IF([.$E40]=&quot;&quot;;&quot;&quot;;&quot;~How Do You Do ?~&quot;)">
            <text:p/>
          </table:table-cell>
          <table:table-cell table:style-name="ce83" table:formula="of:=IF([.$E40]=&quot;&quot;;&quot;&quot;;&quot;_Have a great Day_&quot;)">
            <text:p/>
          </table:table-cell>
          <table:table-cell table:style-name="ce83" table:number-columns-repeated="2"/>
          <table:table-cell table:style-name="ce44" table:number-columns-spanned="6" table:number-rows-spanned="1">
            <draw:control draw:z-index="52" draw:name="BT_File_Selection_12_" draw:style-name="gr6" draw:text-style-name="P5" svg:width="1cm" svg:height="0.5cm" svg:x="0cm" svg:y="0cm" draw:control="control38"/>
          </table:table-cell>
          <table:covered-table-cell table:number-columns-repeated="5" table:style-name="ce48"/>
          <table:table-cell table:style-name="ce107" table:formula="of:=IF([.$M40]=&quot;&quot;;&quot;&quot;;IF([.$A4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0])));[.$E40];IF([.$E40]=&quot;&quot;;&quot;&quot;;IFERROR(IF([.$B40]=&quot;&quot;;[.$E$1];[.$B40]);&quot;&quot;)&amp;RIGHT(SUBSTITUTE(SUBSTITUTE(SUBSTITUTE([.$E40];&quot;-&quot;;&quot;&quot;);&quot; &quot;;&quot;&quot;);&quot;+&quot;;&quot;&quot;);10)));&quot;&quot;)">
            <text:p/>
          </table:table-cell>
          <table:table-cell table:style-name="ce99" table:formula="of:=IFERROR(IF([.$E40]=&quot;&quot;;&quot;&quot;;[$Mudslide_Commands.$E$32]&amp;&quot;send &quot;&amp;TRIM(SUBSTITUTE([.$AA40];&quot;+&quot;;&quot;&quot;)&amp;&quot; &quot;&amp;CHAR(34)&amp;[.$H40]&amp;CHAR(10)&amp;[.$I40]&amp;CHAR(10)&amp;[.$J40]&amp;CHAR(10)&amp;[.$K40]&amp;CHAR(10)&amp;[.$L40]&amp;CHAR(10)&amp;&quot;- Sent By Bot&quot;&amp;CHAR(34)&amp;CHAR(10)));&quot;&quot;)">
            <text:p/>
          </table:table-cell>
          <table:table-cell table:style-name="ce99" table:formula="of:=IFERROR(IF([.$E40]=&quot;&quot;;&quot;&quot;;[$Mudslide_Commands.$E$32]&amp;IF(SUMPRODUCT(--ISNUMBER(SEARCH([$Mudslide_Commands.$D$10:.$D$16];RIGHT(LOWER([.$M40]);4))))&gt;0;&quot;send-image &quot;; &quot;send-file &quot;)&amp;TRIM(SUBSTITUTE([.$AA40];&quot;+&quot;;&quot;&quot;)&amp;&quot; &quot;&amp;CHAR(34)&amp;[.$M40]&amp;CHAR(34)&amp;IF([.$S40]=&quot;&quot;;&quot;&quot;;&quot; --caption &quot;&amp;CHAR(34)&amp;[.$S40]&amp;CHAR(34))&amp;CHAR(10)));&quot;&quot;)">
            <text:p/>
          </table:table-cell>
          <table:table-cell table:style-name="ce60" table:formula="of:=IFERROR(IF([.$E40]=&quot;&quot;;&quot;&quot;;IF([.$M40]=&quot;&quot;;[.$AB40]&amp;CHAR(10);[.$AC40]&amp;CHAR(10)));&quot;&quot;)">
            <text:p/>
          </table:table-cell>
          <table:table-cell table:style-name="ce60"/>
          <table:table-cell table:style-name="ce60" table:formula="of:=IFERROR(IF(NOT(ISERROR(SEARCH(&quot;@g.us&quot;;[.$F40])));[.$F40];IF([.$F40]=&quot;&quot;;&quot;&quot;;IFERROR(IF([.$B40]=&quot;&quot;;[.$E$1];[.$B40]);&quot;&quot;)&amp;RIGHT(SUBSTITUTE(SUBSTITUTE(SUBSTITUTE([.$F40];&quot;-&quot;;&quot;&quot;);&quot; &quot;;&quot;&quot;);&quot;+&quot;;&quot;&quot;);10)));&quot;&quot;)">
            <text:p/>
          </table:table-cell>
          <table:table-cell table:style-name="ce99" table:formula="of:=IFERROR(IF([.$F40]=&quot;&quot;;&quot;&quot;;[$Mudslide_Commands.$E$32]&amp;&quot;send &quot;&amp;TRIM(SUBSTITUTE([.$AF40];&quot;+&quot;;&quot;&quot;)&amp;&quot; &quot;&amp;CHAR(34)&amp;[.$H40]&amp;CHAR(10)&amp;[.$I40]&amp;CHAR(10)&amp;[.$J40]&amp;CHAR(10)&amp;[.$K40]&amp;CHAR(10)&amp;[.$L40]&amp;CHAR(10)&amp;&quot;- Sent By Bot&quot;&amp;CHAR(34)&amp;CHAR(10)));&quot;&quot;)">
            <text:p/>
          </table:table-cell>
          <table:table-cell table:style-name="ce99" table:formula="of:=IFERROR(IF([.$F40]=&quot;&quot;;&quot;&quot;;[$Mudslide_Commands.$E$32]&amp;IF(SUMPRODUCT(--ISNUMBER(SEARCH([$Mudslide_Commands.$D$10:.$D$16];RIGHT(LOWER([.$M40]);4))))&gt;0;&quot;send-image &quot;; &quot;send-file &quot;)&amp;TRIM(SUBSTITUTE([.$AF40];&quot;+&quot;;&quot;&quot;)&amp;&quot; &quot;&amp;CHAR(34)&amp;[.$M40]&amp;CHAR(34)&amp;IF([.$S40]=&quot;&quot;;&quot;&quot;;&quot; --caption &quot;&amp;CHAR(34)&amp;[.$S40]&amp;CHAR(34))&amp;CHAR(10)));&quot;&quot;)">
            <text:p/>
          </table:table-cell>
          <table:table-cell table:style-name="ce60" table:formula="of:=IFERROR(IF([.$F40]=&quot;&quot;;&quot;&quot;;IF([.$M40]=&quot;&quot;;[.$AG40]&amp;CHAR(10);[.$AH40]&amp;CHAR(10)));&quot;&quot;)">
            <text:p/>
          </table:table-cell>
          <table:table-cell table:style-name="ce60"/>
          <table:table-cell table:style-name="ce60" table:formula="of:=IFERROR(IF(NOT(ISERROR(SEARCH(&quot;@g.us&quot;;[.$E40])));[.$G40];IF([.$G40]=&quot;&quot;;&quot;&quot;;IFERROR(IF([.$B40]=&quot;&quot;;[.$E$1];[.$B40]);&quot;&quot;)&amp;RIGHT(SUBSTITUTE(SUBSTITUTE(SUBSTITUTE([.$G40];&quot;-&quot;;&quot;&quot;);&quot; &quot;;&quot;&quot;);&quot;+&quot;;&quot;&quot;);10)));&quot;&quot;)">
            <text:p/>
          </table:table-cell>
          <table:table-cell table:style-name="ce99" table:formula="of:=IFERROR(IF([.$G40]=&quot;&quot;;&quot;&quot;;[$Mudslide_Commands.$E$32]&amp;&quot;send &quot;&amp;TRIM(SUBSTITUTE([.$AK40];&quot;+&quot;;&quot;&quot;)&amp;&quot; &quot;&amp;CHAR(34)&amp;[.$H40]&amp;CHAR(10)&amp;[.$I40]&amp;CHAR(10)&amp;[.$J40]&amp;CHAR(10)&amp;[.$K40]&amp;CHAR(10)&amp;[.$L40]&amp;CHAR(10)&amp;&quot;- Sent By Bot&quot;&amp;CHAR(34)&amp;CHAR(10)));&quot;&quot;)">
            <text:p/>
          </table:table-cell>
          <table:table-cell table:style-name="ce99" table:formula="of:=IFERROR(IF([.$G40]=&quot;&quot;;&quot;&quot;;[$Mudslide_Commands.$E$32]&amp;IF(SUMPRODUCT(--ISNUMBER(SEARCH([$Mudslide_Commands.$D$10:.$D$16];RIGHT(LOWER([.$M40]);4))))&gt;0;&quot;send-image &quot;; &quot;send-file &quot;)&amp;TRIM(SUBSTITUTE([.$AK40];&quot;+&quot;;&quot;&quot;)&amp;&quot; &quot;&amp;CHAR(34)&amp;[.$M40]&amp;CHAR(34)&amp;IF([.$S40]=&quot;&quot;;&quot;&quot;;&quot; --caption &quot;&amp;CHAR(34)&amp;[.$S40]&amp;CHAR(34))&amp;CHAR(10)));&quot;&quot;)">
            <text:p/>
          </table:table-cell>
          <table:table-cell table:style-name="ce60" table:formula="of:=IFERROR(IF([.$G40]=&quot;&quot;;&quot;&quot;;IF([.$M40]=&quot;&quot;;[.$AL40]&amp;CHAR(10);[.$AM40]&amp;CHAR(10)));&quot;&quot;)">
            <text:p/>
          </table:table-cell>
          <table:table-cell table:style-name="ce60"/>
          <table:table-cell table:style-name="ce116" table:formula="of:=[.AD40]&amp;[.AI40]&amp;[.AN4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1]&amp;[.F41]&amp;[.G41]=&quot;&quot;;&quot;&quot;;MAX([.$A$3:.$A40])+1);&quot;&quot;)">
            <text:p/>
          </table:table-cell>
          <table:table-cell table:style-name="ce9" table:formula="of:=IFERROR(TRIM(SUBSTITUTE(SUBSTITUTE(VLOOKUP([.C4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1]=&quot;&quot;;&quot;&quot;;TRIM(&quot;Dear *&quot;&amp;[.$D41]&amp;&quot;*&quot;))">
            <text:p/>
          </table:table-cell>
          <table:table-cell table:style-name="ce83" table:formula="of:=IF([.$E41]=&quot;&quot;;&quot;&quot;;&quot;~How Do You Do ?~&quot;)">
            <text:p/>
          </table:table-cell>
          <table:table-cell table:style-name="ce83" table:formula="of:=IF([.$E41]=&quot;&quot;;&quot;&quot;;&quot;_Have a great Day_&quot;)">
            <text:p/>
          </table:table-cell>
          <table:table-cell table:style-name="ce83" table:number-columns-repeated="2"/>
          <table:table-cell table:style-name="ce44" table:number-columns-spanned="6" table:number-rows-spanned="1">
            <draw:control draw:z-index="53" draw:name="BT_File_Selection_12_" draw:style-name="gr6" draw:text-style-name="P5" svg:width="1cm" svg:height="0.5cm" svg:x="0cm" svg:y="0cm" draw:control="control39"/>
          </table:table-cell>
          <table:covered-table-cell table:number-columns-repeated="5" table:style-name="ce48"/>
          <table:table-cell table:style-name="ce107" table:formula="of:=IF([.$M41]=&quot;&quot;;&quot;&quot;;IF([.$A4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1])));[.$E41];IF([.$E41]=&quot;&quot;;&quot;&quot;;IFERROR(IF([.$B41]=&quot;&quot;;[.$E$1];[.$B41]);&quot;&quot;)&amp;RIGHT(SUBSTITUTE(SUBSTITUTE(SUBSTITUTE([.$E41];&quot;-&quot;;&quot;&quot;);&quot; &quot;;&quot;&quot;);&quot;+&quot;;&quot;&quot;);10)));&quot;&quot;)">
            <text:p/>
          </table:table-cell>
          <table:table-cell table:style-name="ce99" table:formula="of:=IFERROR(IF([.$E41]=&quot;&quot;;&quot;&quot;;[$Mudslide_Commands.$E$32]&amp;&quot;send &quot;&amp;TRIM(SUBSTITUTE([.$AA41];&quot;+&quot;;&quot;&quot;)&amp;&quot; &quot;&amp;CHAR(34)&amp;[.$H41]&amp;CHAR(10)&amp;[.$I41]&amp;CHAR(10)&amp;[.$J41]&amp;CHAR(10)&amp;[.$K41]&amp;CHAR(10)&amp;[.$L41]&amp;CHAR(10)&amp;&quot;- Sent By Bot&quot;&amp;CHAR(34)&amp;CHAR(10)));&quot;&quot;)">
            <text:p/>
          </table:table-cell>
          <table:table-cell table:style-name="ce99" table:formula="of:=IFERROR(IF([.$E41]=&quot;&quot;;&quot;&quot;;[$Mudslide_Commands.$E$32]&amp;IF(SUMPRODUCT(--ISNUMBER(SEARCH([$Mudslide_Commands.$D$10:.$D$16];RIGHT(LOWER([.$M41]);4))))&gt;0;&quot;send-image &quot;; &quot;send-file &quot;)&amp;TRIM(SUBSTITUTE([.$AA41];&quot;+&quot;;&quot;&quot;)&amp;&quot; &quot;&amp;CHAR(34)&amp;[.$M41]&amp;CHAR(34)&amp;IF([.$S41]=&quot;&quot;;&quot;&quot;;&quot; --caption &quot;&amp;CHAR(34)&amp;[.$S41]&amp;CHAR(34))&amp;CHAR(10)));&quot;&quot;)">
            <text:p/>
          </table:table-cell>
          <table:table-cell table:style-name="ce60" table:formula="of:=IFERROR(IF([.$E41]=&quot;&quot;;&quot;&quot;;IF([.$M41]=&quot;&quot;;[.$AB41]&amp;CHAR(10);[.$AC41]&amp;CHAR(10)));&quot;&quot;)">
            <text:p/>
          </table:table-cell>
          <table:table-cell table:style-name="ce60"/>
          <table:table-cell table:style-name="ce60" table:formula="of:=IFERROR(IF(NOT(ISERROR(SEARCH(&quot;@g.us&quot;;[.$F41])));[.$F41];IF([.$F41]=&quot;&quot;;&quot;&quot;;IFERROR(IF([.$B41]=&quot;&quot;;[.$E$1];[.$B41]);&quot;&quot;)&amp;RIGHT(SUBSTITUTE(SUBSTITUTE(SUBSTITUTE([.$F41];&quot;-&quot;;&quot;&quot;);&quot; &quot;;&quot;&quot;);&quot;+&quot;;&quot;&quot;);10)));&quot;&quot;)">
            <text:p/>
          </table:table-cell>
          <table:table-cell table:style-name="ce99" table:formula="of:=IFERROR(IF([.$F41]=&quot;&quot;;&quot;&quot;;[$Mudslide_Commands.$E$32]&amp;&quot;send &quot;&amp;TRIM(SUBSTITUTE([.$AF41];&quot;+&quot;;&quot;&quot;)&amp;&quot; &quot;&amp;CHAR(34)&amp;[.$H41]&amp;CHAR(10)&amp;[.$I41]&amp;CHAR(10)&amp;[.$J41]&amp;CHAR(10)&amp;[.$K41]&amp;CHAR(10)&amp;[.$L41]&amp;CHAR(10)&amp;&quot;- Sent By Bot&quot;&amp;CHAR(34)&amp;CHAR(10)));&quot;&quot;)">
            <text:p/>
          </table:table-cell>
          <table:table-cell table:style-name="ce99" table:formula="of:=IFERROR(IF([.$F41]=&quot;&quot;;&quot;&quot;;[$Mudslide_Commands.$E$32]&amp;IF(SUMPRODUCT(--ISNUMBER(SEARCH([$Mudslide_Commands.$D$10:.$D$16];RIGHT(LOWER([.$M41]);4))))&gt;0;&quot;send-image &quot;; &quot;send-file &quot;)&amp;TRIM(SUBSTITUTE([.$AF41];&quot;+&quot;;&quot;&quot;)&amp;&quot; &quot;&amp;CHAR(34)&amp;[.$M41]&amp;CHAR(34)&amp;IF([.$S41]=&quot;&quot;;&quot;&quot;;&quot; --caption &quot;&amp;CHAR(34)&amp;[.$S41]&amp;CHAR(34))&amp;CHAR(10)));&quot;&quot;)">
            <text:p/>
          </table:table-cell>
          <table:table-cell table:style-name="ce60" table:formula="of:=IFERROR(IF([.$F41]=&quot;&quot;;&quot;&quot;;IF([.$M41]=&quot;&quot;;[.$AG41]&amp;CHAR(10);[.$AH41]&amp;CHAR(10)));&quot;&quot;)">
            <text:p/>
          </table:table-cell>
          <table:table-cell table:style-name="ce60"/>
          <table:table-cell table:style-name="ce60" table:formula="of:=IFERROR(IF(NOT(ISERROR(SEARCH(&quot;@g.us&quot;;[.$E41])));[.$G41];IF([.$G41]=&quot;&quot;;&quot;&quot;;IFERROR(IF([.$B41]=&quot;&quot;;[.$E$1];[.$B41]);&quot;&quot;)&amp;RIGHT(SUBSTITUTE(SUBSTITUTE(SUBSTITUTE([.$G41];&quot;-&quot;;&quot;&quot;);&quot; &quot;;&quot;&quot;);&quot;+&quot;;&quot;&quot;);10)));&quot;&quot;)">
            <text:p/>
          </table:table-cell>
          <table:table-cell table:style-name="ce99" table:formula="of:=IFERROR(IF([.$G41]=&quot;&quot;;&quot;&quot;;[$Mudslide_Commands.$E$32]&amp;&quot;send &quot;&amp;TRIM(SUBSTITUTE([.$AK41];&quot;+&quot;;&quot;&quot;)&amp;&quot; &quot;&amp;CHAR(34)&amp;[.$H41]&amp;CHAR(10)&amp;[.$I41]&amp;CHAR(10)&amp;[.$J41]&amp;CHAR(10)&amp;[.$K41]&amp;CHAR(10)&amp;[.$L41]&amp;CHAR(10)&amp;&quot;- Sent By Bot&quot;&amp;CHAR(34)&amp;CHAR(10)));&quot;&quot;)">
            <text:p/>
          </table:table-cell>
          <table:table-cell table:style-name="ce99" table:formula="of:=IFERROR(IF([.$G41]=&quot;&quot;;&quot;&quot;;[$Mudslide_Commands.$E$32]&amp;IF(SUMPRODUCT(--ISNUMBER(SEARCH([$Mudslide_Commands.$D$10:.$D$16];RIGHT(LOWER([.$M41]);4))))&gt;0;&quot;send-image &quot;; &quot;send-file &quot;)&amp;TRIM(SUBSTITUTE([.$AK41];&quot;+&quot;;&quot;&quot;)&amp;&quot; &quot;&amp;CHAR(34)&amp;[.$M41]&amp;CHAR(34)&amp;IF([.$S41]=&quot;&quot;;&quot;&quot;;&quot; --caption &quot;&amp;CHAR(34)&amp;[.$S41]&amp;CHAR(34))&amp;CHAR(10)));&quot;&quot;)">
            <text:p/>
          </table:table-cell>
          <table:table-cell table:style-name="ce60" table:formula="of:=IFERROR(IF([.$G41]=&quot;&quot;;&quot;&quot;;IF([.$M41]=&quot;&quot;;[.$AL41]&amp;CHAR(10);[.$AM41]&amp;CHAR(10)));&quot;&quot;)">
            <text:p/>
          </table:table-cell>
          <table:table-cell table:style-name="ce60"/>
          <table:table-cell table:style-name="ce116" table:formula="of:=[.AD41]&amp;[.AI41]&amp;[.AN4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2]&amp;[.F42]&amp;[.G42]=&quot;&quot;;&quot;&quot;;MAX([.$A$3:.$A41])+1);&quot;&quot;)">
            <text:p/>
          </table:table-cell>
          <table:table-cell table:style-name="ce9" table:formula="of:=IFERROR(TRIM(SUBSTITUTE(SUBSTITUTE(VLOOKUP([.C4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2]=&quot;&quot;;&quot;&quot;;TRIM(&quot;Dear *&quot;&amp;[.$D42]&amp;&quot;*&quot;))">
            <text:p/>
          </table:table-cell>
          <table:table-cell table:style-name="ce83" table:formula="of:=IF([.$E42]=&quot;&quot;;&quot;&quot;;&quot;~How Do You Do ?~&quot;)">
            <text:p/>
          </table:table-cell>
          <table:table-cell table:style-name="ce83" table:formula="of:=IF([.$E42]=&quot;&quot;;&quot;&quot;;&quot;_Have a great Day_&quot;)">
            <text:p/>
          </table:table-cell>
          <table:table-cell table:style-name="ce83" table:number-columns-repeated="2"/>
          <table:table-cell table:style-name="ce44" table:number-columns-spanned="6" table:number-rows-spanned="1">
            <draw:control draw:z-index="54" draw:name="BT_File_Selection_12_" draw:style-name="gr6" draw:text-style-name="P5" svg:width="1cm" svg:height="0.5cm" svg:x="0cm" svg:y="0cm" draw:control="control40"/>
          </table:table-cell>
          <table:covered-table-cell table:number-columns-repeated="5" table:style-name="ce48"/>
          <table:table-cell table:style-name="ce107" table:formula="of:=IF([.$M42]=&quot;&quot;;&quot;&quot;;IF([.$A4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2])));[.$E42];IF([.$E42]=&quot;&quot;;&quot;&quot;;IFERROR(IF([.$B42]=&quot;&quot;;[.$E$1];[.$B42]);&quot;&quot;)&amp;RIGHT(SUBSTITUTE(SUBSTITUTE(SUBSTITUTE([.$E42];&quot;-&quot;;&quot;&quot;);&quot; &quot;;&quot;&quot;);&quot;+&quot;;&quot;&quot;);10)));&quot;&quot;)">
            <text:p/>
          </table:table-cell>
          <table:table-cell table:style-name="ce99" table:formula="of:=IFERROR(IF([.$E42]=&quot;&quot;;&quot;&quot;;[$Mudslide_Commands.$E$32]&amp;&quot;send &quot;&amp;TRIM(SUBSTITUTE([.$AA42];&quot;+&quot;;&quot;&quot;)&amp;&quot; &quot;&amp;CHAR(34)&amp;[.$H42]&amp;CHAR(10)&amp;[.$I42]&amp;CHAR(10)&amp;[.$J42]&amp;CHAR(10)&amp;[.$K42]&amp;CHAR(10)&amp;[.$L42]&amp;CHAR(10)&amp;&quot;- Sent By Bot&quot;&amp;CHAR(34)&amp;CHAR(10)));&quot;&quot;)">
            <text:p/>
          </table:table-cell>
          <table:table-cell table:style-name="ce99" table:formula="of:=IFERROR(IF([.$E42]=&quot;&quot;;&quot;&quot;;[$Mudslide_Commands.$E$32]&amp;IF(SUMPRODUCT(--ISNUMBER(SEARCH([$Mudslide_Commands.$D$10:.$D$16];RIGHT(LOWER([.$M42]);4))))&gt;0;&quot;send-image &quot;; &quot;send-file &quot;)&amp;TRIM(SUBSTITUTE([.$AA42];&quot;+&quot;;&quot;&quot;)&amp;&quot; &quot;&amp;CHAR(34)&amp;[.$M42]&amp;CHAR(34)&amp;IF([.$S42]=&quot;&quot;;&quot;&quot;;&quot; --caption &quot;&amp;CHAR(34)&amp;[.$S42]&amp;CHAR(34))&amp;CHAR(10)));&quot;&quot;)">
            <text:p/>
          </table:table-cell>
          <table:table-cell table:style-name="ce60" table:formula="of:=IFERROR(IF([.$E42]=&quot;&quot;;&quot;&quot;;IF([.$M42]=&quot;&quot;;[.$AB42]&amp;CHAR(10);[.$AC42]&amp;CHAR(10)));&quot;&quot;)">
            <text:p/>
          </table:table-cell>
          <table:table-cell table:style-name="ce60"/>
          <table:table-cell table:style-name="ce60" table:formula="of:=IFERROR(IF(NOT(ISERROR(SEARCH(&quot;@g.us&quot;;[.$F42])));[.$F42];IF([.$F42]=&quot;&quot;;&quot;&quot;;IFERROR(IF([.$B42]=&quot;&quot;;[.$E$1];[.$B42]);&quot;&quot;)&amp;RIGHT(SUBSTITUTE(SUBSTITUTE(SUBSTITUTE([.$F42];&quot;-&quot;;&quot;&quot;);&quot; &quot;;&quot;&quot;);&quot;+&quot;;&quot;&quot;);10)));&quot;&quot;)">
            <text:p/>
          </table:table-cell>
          <table:table-cell table:style-name="ce99" table:formula="of:=IFERROR(IF([.$F42]=&quot;&quot;;&quot;&quot;;[$Mudslide_Commands.$E$32]&amp;&quot;send &quot;&amp;TRIM(SUBSTITUTE([.$AF42];&quot;+&quot;;&quot;&quot;)&amp;&quot; &quot;&amp;CHAR(34)&amp;[.$H42]&amp;CHAR(10)&amp;[.$I42]&amp;CHAR(10)&amp;[.$J42]&amp;CHAR(10)&amp;[.$K42]&amp;CHAR(10)&amp;[.$L42]&amp;CHAR(10)&amp;&quot;- Sent By Bot&quot;&amp;CHAR(34)&amp;CHAR(10)));&quot;&quot;)">
            <text:p/>
          </table:table-cell>
          <table:table-cell table:style-name="ce99" table:formula="of:=IFERROR(IF([.$F42]=&quot;&quot;;&quot;&quot;;[$Mudslide_Commands.$E$32]&amp;IF(SUMPRODUCT(--ISNUMBER(SEARCH([$Mudslide_Commands.$D$10:.$D$16];RIGHT(LOWER([.$M42]);4))))&gt;0;&quot;send-image &quot;; &quot;send-file &quot;)&amp;TRIM(SUBSTITUTE([.$AF42];&quot;+&quot;;&quot;&quot;)&amp;&quot; &quot;&amp;CHAR(34)&amp;[.$M42]&amp;CHAR(34)&amp;IF([.$S42]=&quot;&quot;;&quot;&quot;;&quot; --caption &quot;&amp;CHAR(34)&amp;[.$S42]&amp;CHAR(34))&amp;CHAR(10)));&quot;&quot;)">
            <text:p/>
          </table:table-cell>
          <table:table-cell table:style-name="ce60" table:formula="of:=IFERROR(IF([.$F42]=&quot;&quot;;&quot;&quot;;IF([.$M42]=&quot;&quot;;[.$AG42]&amp;CHAR(10);[.$AH42]&amp;CHAR(10)));&quot;&quot;)">
            <text:p/>
          </table:table-cell>
          <table:table-cell table:style-name="ce60"/>
          <table:table-cell table:style-name="ce60" table:formula="of:=IFERROR(IF(NOT(ISERROR(SEARCH(&quot;@g.us&quot;;[.$E42])));[.$G42];IF([.$G42]=&quot;&quot;;&quot;&quot;;IFERROR(IF([.$B42]=&quot;&quot;;[.$E$1];[.$B42]);&quot;&quot;)&amp;RIGHT(SUBSTITUTE(SUBSTITUTE(SUBSTITUTE([.$G42];&quot;-&quot;;&quot;&quot;);&quot; &quot;;&quot;&quot;);&quot;+&quot;;&quot;&quot;);10)));&quot;&quot;)">
            <text:p/>
          </table:table-cell>
          <table:table-cell table:style-name="ce99" table:formula="of:=IFERROR(IF([.$G42]=&quot;&quot;;&quot;&quot;;[$Mudslide_Commands.$E$32]&amp;&quot;send &quot;&amp;TRIM(SUBSTITUTE([.$AK42];&quot;+&quot;;&quot;&quot;)&amp;&quot; &quot;&amp;CHAR(34)&amp;[.$H42]&amp;CHAR(10)&amp;[.$I42]&amp;CHAR(10)&amp;[.$J42]&amp;CHAR(10)&amp;[.$K42]&amp;CHAR(10)&amp;[.$L42]&amp;CHAR(10)&amp;&quot;- Sent By Bot&quot;&amp;CHAR(34)&amp;CHAR(10)));&quot;&quot;)">
            <text:p/>
          </table:table-cell>
          <table:table-cell table:style-name="ce99" table:formula="of:=IFERROR(IF([.$G42]=&quot;&quot;;&quot;&quot;;[$Mudslide_Commands.$E$32]&amp;IF(SUMPRODUCT(--ISNUMBER(SEARCH([$Mudslide_Commands.$D$10:.$D$16];RIGHT(LOWER([.$M42]);4))))&gt;0;&quot;send-image &quot;; &quot;send-file &quot;)&amp;TRIM(SUBSTITUTE([.$AK42];&quot;+&quot;;&quot;&quot;)&amp;&quot; &quot;&amp;CHAR(34)&amp;[.$M42]&amp;CHAR(34)&amp;IF([.$S42]=&quot;&quot;;&quot;&quot;;&quot; --caption &quot;&amp;CHAR(34)&amp;[.$S42]&amp;CHAR(34))&amp;CHAR(10)));&quot;&quot;)">
            <text:p/>
          </table:table-cell>
          <table:table-cell table:style-name="ce60" table:formula="of:=IFERROR(IF([.$G42]=&quot;&quot;;&quot;&quot;;IF([.$M42]=&quot;&quot;;[.$AL42]&amp;CHAR(10);[.$AM42]&amp;CHAR(10)));&quot;&quot;)">
            <text:p/>
          </table:table-cell>
          <table:table-cell table:style-name="ce60"/>
          <table:table-cell table:style-name="ce116" table:formula="of:=[.AD42]&amp;[.AI42]&amp;[.AN4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3]&amp;[.F43]&amp;[.G43]=&quot;&quot;;&quot;&quot;;MAX([.$A$3:.$A42])+1);&quot;&quot;)">
            <text:p/>
          </table:table-cell>
          <table:table-cell table:style-name="ce9" table:formula="of:=IFERROR(TRIM(SUBSTITUTE(SUBSTITUTE(VLOOKUP([.C4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3]=&quot;&quot;;&quot;&quot;;TRIM(&quot;Dear *&quot;&amp;[.$D43]&amp;&quot;*&quot;))">
            <text:p/>
          </table:table-cell>
          <table:table-cell table:style-name="ce83" table:formula="of:=IF([.$E43]=&quot;&quot;;&quot;&quot;;&quot;~How Do You Do ?~&quot;)">
            <text:p/>
          </table:table-cell>
          <table:table-cell table:style-name="ce83" table:formula="of:=IF([.$E43]=&quot;&quot;;&quot;&quot;;&quot;_Have a great Day_&quot;)">
            <text:p/>
          </table:table-cell>
          <table:table-cell table:style-name="ce83" table:number-columns-repeated="2"/>
          <table:table-cell table:style-name="ce44" table:number-columns-spanned="6" table:number-rows-spanned="1">
            <draw:control draw:z-index="55" draw:name="BT_File_Selection_12_" draw:style-name="gr6" draw:text-style-name="P5" svg:width="1cm" svg:height="0.5cm" svg:x="0cm" svg:y="0cm" draw:control="control41"/>
          </table:table-cell>
          <table:covered-table-cell table:number-columns-repeated="5" table:style-name="ce48"/>
          <table:table-cell table:style-name="ce107" table:formula="of:=IF([.$M43]=&quot;&quot;;&quot;&quot;;IF([.$A4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3])));[.$E43];IF([.$E43]=&quot;&quot;;&quot;&quot;;IFERROR(IF([.$B43]=&quot;&quot;;[.$E$1];[.$B43]);&quot;&quot;)&amp;RIGHT(SUBSTITUTE(SUBSTITUTE(SUBSTITUTE([.$E43];&quot;-&quot;;&quot;&quot;);&quot; &quot;;&quot;&quot;);&quot;+&quot;;&quot;&quot;);10)));&quot;&quot;)">
            <text:p/>
          </table:table-cell>
          <table:table-cell table:style-name="ce99" table:formula="of:=IFERROR(IF([.$E43]=&quot;&quot;;&quot;&quot;;[$Mudslide_Commands.$E$32]&amp;&quot;send &quot;&amp;TRIM(SUBSTITUTE([.$AA43];&quot;+&quot;;&quot;&quot;)&amp;&quot; &quot;&amp;CHAR(34)&amp;[.$H43]&amp;CHAR(10)&amp;[.$I43]&amp;CHAR(10)&amp;[.$J43]&amp;CHAR(10)&amp;[.$K43]&amp;CHAR(10)&amp;[.$L43]&amp;CHAR(10)&amp;&quot;- Sent By Bot&quot;&amp;CHAR(34)&amp;CHAR(10)));&quot;&quot;)">
            <text:p/>
          </table:table-cell>
          <table:table-cell table:style-name="ce99" table:formula="of:=IFERROR(IF([.$E43]=&quot;&quot;;&quot;&quot;;[$Mudslide_Commands.$E$32]&amp;IF(SUMPRODUCT(--ISNUMBER(SEARCH([$Mudslide_Commands.$D$10:.$D$16];RIGHT(LOWER([.$M43]);4))))&gt;0;&quot;send-image &quot;; &quot;send-file &quot;)&amp;TRIM(SUBSTITUTE([.$AA43];&quot;+&quot;;&quot;&quot;)&amp;&quot; &quot;&amp;CHAR(34)&amp;[.$M43]&amp;CHAR(34)&amp;IF([.$S43]=&quot;&quot;;&quot;&quot;;&quot; --caption &quot;&amp;CHAR(34)&amp;[.$S43]&amp;CHAR(34))&amp;CHAR(10)));&quot;&quot;)">
            <text:p/>
          </table:table-cell>
          <table:table-cell table:style-name="ce60" table:formula="of:=IFERROR(IF([.$E43]=&quot;&quot;;&quot;&quot;;IF([.$M43]=&quot;&quot;;[.$AB43]&amp;CHAR(10);[.$AC43]&amp;CHAR(10)));&quot;&quot;)">
            <text:p/>
          </table:table-cell>
          <table:table-cell table:style-name="ce60"/>
          <table:table-cell table:style-name="ce60" table:formula="of:=IFERROR(IF(NOT(ISERROR(SEARCH(&quot;@g.us&quot;;[.$F43])));[.$F43];IF([.$F43]=&quot;&quot;;&quot;&quot;;IFERROR(IF([.$B43]=&quot;&quot;;[.$E$1];[.$B43]);&quot;&quot;)&amp;RIGHT(SUBSTITUTE(SUBSTITUTE(SUBSTITUTE([.$F43];&quot;-&quot;;&quot;&quot;);&quot; &quot;;&quot;&quot;);&quot;+&quot;;&quot;&quot;);10)));&quot;&quot;)">
            <text:p/>
          </table:table-cell>
          <table:table-cell table:style-name="ce99" table:formula="of:=IFERROR(IF([.$F43]=&quot;&quot;;&quot;&quot;;[$Mudslide_Commands.$E$32]&amp;&quot;send &quot;&amp;TRIM(SUBSTITUTE([.$AF43];&quot;+&quot;;&quot;&quot;)&amp;&quot; &quot;&amp;CHAR(34)&amp;[.$H43]&amp;CHAR(10)&amp;[.$I43]&amp;CHAR(10)&amp;[.$J43]&amp;CHAR(10)&amp;[.$K43]&amp;CHAR(10)&amp;[.$L43]&amp;CHAR(10)&amp;&quot;- Sent By Bot&quot;&amp;CHAR(34)&amp;CHAR(10)));&quot;&quot;)">
            <text:p/>
          </table:table-cell>
          <table:table-cell table:style-name="ce99" table:formula="of:=IFERROR(IF([.$F43]=&quot;&quot;;&quot;&quot;;[$Mudslide_Commands.$E$32]&amp;IF(SUMPRODUCT(--ISNUMBER(SEARCH([$Mudslide_Commands.$D$10:.$D$16];RIGHT(LOWER([.$M43]);4))))&gt;0;&quot;send-image &quot;; &quot;send-file &quot;)&amp;TRIM(SUBSTITUTE([.$AF43];&quot;+&quot;;&quot;&quot;)&amp;&quot; &quot;&amp;CHAR(34)&amp;[.$M43]&amp;CHAR(34)&amp;IF([.$S43]=&quot;&quot;;&quot;&quot;;&quot; --caption &quot;&amp;CHAR(34)&amp;[.$S43]&amp;CHAR(34))&amp;CHAR(10)));&quot;&quot;)">
            <text:p/>
          </table:table-cell>
          <table:table-cell table:style-name="ce60" table:formula="of:=IFERROR(IF([.$F43]=&quot;&quot;;&quot;&quot;;IF([.$M43]=&quot;&quot;;[.$AG43]&amp;CHAR(10);[.$AH43]&amp;CHAR(10)));&quot;&quot;)">
            <text:p/>
          </table:table-cell>
          <table:table-cell table:style-name="ce60"/>
          <table:table-cell table:style-name="ce60" table:formula="of:=IFERROR(IF(NOT(ISERROR(SEARCH(&quot;@g.us&quot;;[.$E43])));[.$G43];IF([.$G43]=&quot;&quot;;&quot;&quot;;IFERROR(IF([.$B43]=&quot;&quot;;[.$E$1];[.$B43]);&quot;&quot;)&amp;RIGHT(SUBSTITUTE(SUBSTITUTE(SUBSTITUTE([.$G43];&quot;-&quot;;&quot;&quot;);&quot; &quot;;&quot;&quot;);&quot;+&quot;;&quot;&quot;);10)));&quot;&quot;)">
            <text:p/>
          </table:table-cell>
          <table:table-cell table:style-name="ce99" table:formula="of:=IFERROR(IF([.$G43]=&quot;&quot;;&quot;&quot;;[$Mudslide_Commands.$E$32]&amp;&quot;send &quot;&amp;TRIM(SUBSTITUTE([.$AK43];&quot;+&quot;;&quot;&quot;)&amp;&quot; &quot;&amp;CHAR(34)&amp;[.$H43]&amp;CHAR(10)&amp;[.$I43]&amp;CHAR(10)&amp;[.$J43]&amp;CHAR(10)&amp;[.$K43]&amp;CHAR(10)&amp;[.$L43]&amp;CHAR(10)&amp;&quot;- Sent By Bot&quot;&amp;CHAR(34)&amp;CHAR(10)));&quot;&quot;)">
            <text:p/>
          </table:table-cell>
          <table:table-cell table:style-name="ce99" table:formula="of:=IFERROR(IF([.$G43]=&quot;&quot;;&quot;&quot;;[$Mudslide_Commands.$E$32]&amp;IF(SUMPRODUCT(--ISNUMBER(SEARCH([$Mudslide_Commands.$D$10:.$D$16];RIGHT(LOWER([.$M43]);4))))&gt;0;&quot;send-image &quot;; &quot;send-file &quot;)&amp;TRIM(SUBSTITUTE([.$AK43];&quot;+&quot;;&quot;&quot;)&amp;&quot; &quot;&amp;CHAR(34)&amp;[.$M43]&amp;CHAR(34)&amp;IF([.$S43]=&quot;&quot;;&quot;&quot;;&quot; --caption &quot;&amp;CHAR(34)&amp;[.$S43]&amp;CHAR(34))&amp;CHAR(10)));&quot;&quot;)">
            <text:p/>
          </table:table-cell>
          <table:table-cell table:style-name="ce60" table:formula="of:=IFERROR(IF([.$G43]=&quot;&quot;;&quot;&quot;;IF([.$M43]=&quot;&quot;;[.$AL43]&amp;CHAR(10);[.$AM43]&amp;CHAR(10)));&quot;&quot;)">
            <text:p/>
          </table:table-cell>
          <table:table-cell table:style-name="ce60"/>
          <table:table-cell table:style-name="ce116" table:formula="of:=[.AD43]&amp;[.AI43]&amp;[.AN4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4]&amp;[.F44]&amp;[.G44]=&quot;&quot;;&quot;&quot;;MAX([.$A$3:.$A43])+1);&quot;&quot;)">
            <text:p/>
          </table:table-cell>
          <table:table-cell table:style-name="ce9" table:formula="of:=IFERROR(TRIM(SUBSTITUTE(SUBSTITUTE(VLOOKUP([.C4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4]=&quot;&quot;;&quot;&quot;;TRIM(&quot;Dear *&quot;&amp;[.$D44]&amp;&quot;*&quot;))">
            <text:p/>
          </table:table-cell>
          <table:table-cell table:style-name="ce83" table:formula="of:=IF([.$E44]=&quot;&quot;;&quot;&quot;;&quot;~How Do You Do ?~&quot;)">
            <text:p/>
          </table:table-cell>
          <table:table-cell table:style-name="ce83" table:formula="of:=IF([.$E44]=&quot;&quot;;&quot;&quot;;&quot;_Have a great Day_&quot;)">
            <text:p/>
          </table:table-cell>
          <table:table-cell table:style-name="ce83" table:number-columns-repeated="2"/>
          <table:table-cell table:style-name="ce44" table:number-columns-spanned="6" table:number-rows-spanned="1">
            <draw:control draw:z-index="56" draw:name="BT_File_Selection_12_" draw:style-name="gr6" draw:text-style-name="P5" svg:width="1cm" svg:height="0.5cm" svg:x="0cm" svg:y="0cm" draw:control="control42"/>
          </table:table-cell>
          <table:covered-table-cell table:number-columns-repeated="5" table:style-name="ce48"/>
          <table:table-cell table:style-name="ce107" table:formula="of:=IF([.$M44]=&quot;&quot;;&quot;&quot;;IF([.$A4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4])));[.$E44];IF([.$E44]=&quot;&quot;;&quot;&quot;;IFERROR(IF([.$B44]=&quot;&quot;;[.$E$1];[.$B44]);&quot;&quot;)&amp;RIGHT(SUBSTITUTE(SUBSTITUTE(SUBSTITUTE([.$E44];&quot;-&quot;;&quot;&quot;);&quot; &quot;;&quot;&quot;);&quot;+&quot;;&quot;&quot;);10)));&quot;&quot;)">
            <text:p/>
          </table:table-cell>
          <table:table-cell table:style-name="ce99" table:formula="of:=IFERROR(IF([.$E44]=&quot;&quot;;&quot;&quot;;[$Mudslide_Commands.$E$32]&amp;&quot;send &quot;&amp;TRIM(SUBSTITUTE([.$AA44];&quot;+&quot;;&quot;&quot;)&amp;&quot; &quot;&amp;CHAR(34)&amp;[.$H44]&amp;CHAR(10)&amp;[.$I44]&amp;CHAR(10)&amp;[.$J44]&amp;CHAR(10)&amp;[.$K44]&amp;CHAR(10)&amp;[.$L44]&amp;CHAR(10)&amp;&quot;- Sent By Bot&quot;&amp;CHAR(34)&amp;CHAR(10)));&quot;&quot;)">
            <text:p/>
          </table:table-cell>
          <table:table-cell table:style-name="ce99" table:formula="of:=IFERROR(IF([.$E44]=&quot;&quot;;&quot;&quot;;[$Mudslide_Commands.$E$32]&amp;IF(SUMPRODUCT(--ISNUMBER(SEARCH([$Mudslide_Commands.$D$10:.$D$16];RIGHT(LOWER([.$M44]);4))))&gt;0;&quot;send-image &quot;; &quot;send-file &quot;)&amp;TRIM(SUBSTITUTE([.$AA44];&quot;+&quot;;&quot;&quot;)&amp;&quot; &quot;&amp;CHAR(34)&amp;[.$M44]&amp;CHAR(34)&amp;IF([.$S44]=&quot;&quot;;&quot;&quot;;&quot; --caption &quot;&amp;CHAR(34)&amp;[.$S44]&amp;CHAR(34))&amp;CHAR(10)));&quot;&quot;)">
            <text:p/>
          </table:table-cell>
          <table:table-cell table:style-name="ce60" table:formula="of:=IFERROR(IF([.$E44]=&quot;&quot;;&quot;&quot;;IF([.$M44]=&quot;&quot;;[.$AB44]&amp;CHAR(10);[.$AC44]&amp;CHAR(10)));&quot;&quot;)">
            <text:p/>
          </table:table-cell>
          <table:table-cell table:style-name="ce60"/>
          <table:table-cell table:style-name="ce60" table:formula="of:=IFERROR(IF(NOT(ISERROR(SEARCH(&quot;@g.us&quot;;[.$F44])));[.$F44];IF([.$F44]=&quot;&quot;;&quot;&quot;;IFERROR(IF([.$B44]=&quot;&quot;;[.$E$1];[.$B44]);&quot;&quot;)&amp;RIGHT(SUBSTITUTE(SUBSTITUTE(SUBSTITUTE([.$F44];&quot;-&quot;;&quot;&quot;);&quot; &quot;;&quot;&quot;);&quot;+&quot;;&quot;&quot;);10)));&quot;&quot;)">
            <text:p/>
          </table:table-cell>
          <table:table-cell table:style-name="ce99" table:formula="of:=IFERROR(IF([.$F44]=&quot;&quot;;&quot;&quot;;[$Mudslide_Commands.$E$32]&amp;&quot;send &quot;&amp;TRIM(SUBSTITUTE([.$AF44];&quot;+&quot;;&quot;&quot;)&amp;&quot; &quot;&amp;CHAR(34)&amp;[.$H44]&amp;CHAR(10)&amp;[.$I44]&amp;CHAR(10)&amp;[.$J44]&amp;CHAR(10)&amp;[.$K44]&amp;CHAR(10)&amp;[.$L44]&amp;CHAR(10)&amp;&quot;- Sent By Bot&quot;&amp;CHAR(34)&amp;CHAR(10)));&quot;&quot;)">
            <text:p/>
          </table:table-cell>
          <table:table-cell table:style-name="ce99" table:formula="of:=IFERROR(IF([.$F44]=&quot;&quot;;&quot;&quot;;[$Mudslide_Commands.$E$32]&amp;IF(SUMPRODUCT(--ISNUMBER(SEARCH([$Mudslide_Commands.$D$10:.$D$16];RIGHT(LOWER([.$M44]);4))))&gt;0;&quot;send-image &quot;; &quot;send-file &quot;)&amp;TRIM(SUBSTITUTE([.$AF44];&quot;+&quot;;&quot;&quot;)&amp;&quot; &quot;&amp;CHAR(34)&amp;[.$M44]&amp;CHAR(34)&amp;IF([.$S44]=&quot;&quot;;&quot;&quot;;&quot; --caption &quot;&amp;CHAR(34)&amp;[.$S44]&amp;CHAR(34))&amp;CHAR(10)));&quot;&quot;)">
            <text:p/>
          </table:table-cell>
          <table:table-cell table:style-name="ce60" table:formula="of:=IFERROR(IF([.$F44]=&quot;&quot;;&quot;&quot;;IF([.$M44]=&quot;&quot;;[.$AG44]&amp;CHAR(10);[.$AH44]&amp;CHAR(10)));&quot;&quot;)">
            <text:p/>
          </table:table-cell>
          <table:table-cell table:style-name="ce60"/>
          <table:table-cell table:style-name="ce60" table:formula="of:=IFERROR(IF(NOT(ISERROR(SEARCH(&quot;@g.us&quot;;[.$E44])));[.$G44];IF([.$G44]=&quot;&quot;;&quot;&quot;;IFERROR(IF([.$B44]=&quot;&quot;;[.$E$1];[.$B44]);&quot;&quot;)&amp;RIGHT(SUBSTITUTE(SUBSTITUTE(SUBSTITUTE([.$G44];&quot;-&quot;;&quot;&quot;);&quot; &quot;;&quot;&quot;);&quot;+&quot;;&quot;&quot;);10)));&quot;&quot;)">
            <text:p/>
          </table:table-cell>
          <table:table-cell table:style-name="ce99" table:formula="of:=IFERROR(IF([.$G44]=&quot;&quot;;&quot;&quot;;[$Mudslide_Commands.$E$32]&amp;&quot;send &quot;&amp;TRIM(SUBSTITUTE([.$AK44];&quot;+&quot;;&quot;&quot;)&amp;&quot; &quot;&amp;CHAR(34)&amp;[.$H44]&amp;CHAR(10)&amp;[.$I44]&amp;CHAR(10)&amp;[.$J44]&amp;CHAR(10)&amp;[.$K44]&amp;CHAR(10)&amp;[.$L44]&amp;CHAR(10)&amp;&quot;- Sent By Bot&quot;&amp;CHAR(34)&amp;CHAR(10)));&quot;&quot;)">
            <text:p/>
          </table:table-cell>
          <table:table-cell table:style-name="ce99" table:formula="of:=IFERROR(IF([.$G44]=&quot;&quot;;&quot;&quot;;[$Mudslide_Commands.$E$32]&amp;IF(SUMPRODUCT(--ISNUMBER(SEARCH([$Mudslide_Commands.$D$10:.$D$16];RIGHT(LOWER([.$M44]);4))))&gt;0;&quot;send-image &quot;; &quot;send-file &quot;)&amp;TRIM(SUBSTITUTE([.$AK44];&quot;+&quot;;&quot;&quot;)&amp;&quot; &quot;&amp;CHAR(34)&amp;[.$M44]&amp;CHAR(34)&amp;IF([.$S44]=&quot;&quot;;&quot;&quot;;&quot; --caption &quot;&amp;CHAR(34)&amp;[.$S44]&amp;CHAR(34))&amp;CHAR(10)));&quot;&quot;)">
            <text:p/>
          </table:table-cell>
          <table:table-cell table:style-name="ce60" table:formula="of:=IFERROR(IF([.$G44]=&quot;&quot;;&quot;&quot;;IF([.$M44]=&quot;&quot;;[.$AL44]&amp;CHAR(10);[.$AM44]&amp;CHAR(10)));&quot;&quot;)">
            <text:p/>
          </table:table-cell>
          <table:table-cell table:style-name="ce60"/>
          <table:table-cell table:style-name="ce116" table:formula="of:=[.AD44]&amp;[.AI44]&amp;[.AN4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5]&amp;[.F45]&amp;[.G45]=&quot;&quot;;&quot;&quot;;MAX([.$A$3:.$A44])+1);&quot;&quot;)">
            <text:p/>
          </table:table-cell>
          <table:table-cell table:style-name="ce9" table:formula="of:=IFERROR(TRIM(SUBSTITUTE(SUBSTITUTE(VLOOKUP([.C4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5]=&quot;&quot;;&quot;&quot;;TRIM(&quot;Dear *&quot;&amp;[.$D45]&amp;&quot;*&quot;))">
            <text:p/>
          </table:table-cell>
          <table:table-cell table:style-name="ce83" table:formula="of:=IF([.$E45]=&quot;&quot;;&quot;&quot;;&quot;~How Do You Do ?~&quot;)">
            <text:p/>
          </table:table-cell>
          <table:table-cell table:style-name="ce83" table:formula="of:=IF([.$E45]=&quot;&quot;;&quot;&quot;;&quot;_Have a great Day_&quot;)">
            <text:p/>
          </table:table-cell>
          <table:table-cell table:style-name="ce83" table:number-columns-repeated="2"/>
          <table:table-cell table:style-name="ce44" table:number-columns-spanned="6" table:number-rows-spanned="1">
            <draw:control draw:z-index="57" draw:name="BT_File_Selection_12_" draw:style-name="gr6" draw:text-style-name="P5" svg:width="1cm" svg:height="0.5cm" svg:x="0cm" svg:y="0cm" draw:control="control43"/>
          </table:table-cell>
          <table:covered-table-cell table:number-columns-repeated="5" table:style-name="ce48"/>
          <table:table-cell table:style-name="ce107" table:formula="of:=IF([.$M45]=&quot;&quot;;&quot;&quot;;IF([.$A4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5])));[.$E45];IF([.$E45]=&quot;&quot;;&quot;&quot;;IFERROR(IF([.$B45]=&quot;&quot;;[.$E$1];[.$B45]);&quot;&quot;)&amp;RIGHT(SUBSTITUTE(SUBSTITUTE(SUBSTITUTE([.$E45];&quot;-&quot;;&quot;&quot;);&quot; &quot;;&quot;&quot;);&quot;+&quot;;&quot;&quot;);10)));&quot;&quot;)">
            <text:p/>
          </table:table-cell>
          <table:table-cell table:style-name="ce99" table:formula="of:=IFERROR(IF([.$E45]=&quot;&quot;;&quot;&quot;;[$Mudslide_Commands.$E$32]&amp;&quot;send &quot;&amp;TRIM(SUBSTITUTE([.$AA45];&quot;+&quot;;&quot;&quot;)&amp;&quot; &quot;&amp;CHAR(34)&amp;[.$H45]&amp;CHAR(10)&amp;[.$I45]&amp;CHAR(10)&amp;[.$J45]&amp;CHAR(10)&amp;[.$K45]&amp;CHAR(10)&amp;[.$L45]&amp;CHAR(10)&amp;&quot;- Sent By Bot&quot;&amp;CHAR(34)&amp;CHAR(10)));&quot;&quot;)">
            <text:p/>
          </table:table-cell>
          <table:table-cell table:style-name="ce99" table:formula="of:=IFERROR(IF([.$E45]=&quot;&quot;;&quot;&quot;;[$Mudslide_Commands.$E$32]&amp;IF(SUMPRODUCT(--ISNUMBER(SEARCH([$Mudslide_Commands.$D$10:.$D$16];RIGHT(LOWER([.$M45]);4))))&gt;0;&quot;send-image &quot;; &quot;send-file &quot;)&amp;TRIM(SUBSTITUTE([.$AA45];&quot;+&quot;;&quot;&quot;)&amp;&quot; &quot;&amp;CHAR(34)&amp;[.$M45]&amp;CHAR(34)&amp;IF([.$S45]=&quot;&quot;;&quot;&quot;;&quot; --caption &quot;&amp;CHAR(34)&amp;[.$S45]&amp;CHAR(34))&amp;CHAR(10)));&quot;&quot;)">
            <text:p/>
          </table:table-cell>
          <table:table-cell table:style-name="ce60" table:formula="of:=IFERROR(IF([.$E45]=&quot;&quot;;&quot;&quot;;IF([.$M45]=&quot;&quot;;[.$AB45]&amp;CHAR(10);[.$AC45]&amp;CHAR(10)));&quot;&quot;)">
            <text:p/>
          </table:table-cell>
          <table:table-cell table:style-name="ce60"/>
          <table:table-cell table:style-name="ce60" table:formula="of:=IFERROR(IF(NOT(ISERROR(SEARCH(&quot;@g.us&quot;;[.$F45])));[.$F45];IF([.$F45]=&quot;&quot;;&quot;&quot;;IFERROR(IF([.$B45]=&quot;&quot;;[.$E$1];[.$B45]);&quot;&quot;)&amp;RIGHT(SUBSTITUTE(SUBSTITUTE(SUBSTITUTE([.$F45];&quot;-&quot;;&quot;&quot;);&quot; &quot;;&quot;&quot;);&quot;+&quot;;&quot;&quot;);10)));&quot;&quot;)">
            <text:p/>
          </table:table-cell>
          <table:table-cell table:style-name="ce99" table:formula="of:=IFERROR(IF([.$F45]=&quot;&quot;;&quot;&quot;;[$Mudslide_Commands.$E$32]&amp;&quot;send &quot;&amp;TRIM(SUBSTITUTE([.$AF45];&quot;+&quot;;&quot;&quot;)&amp;&quot; &quot;&amp;CHAR(34)&amp;[.$H45]&amp;CHAR(10)&amp;[.$I45]&amp;CHAR(10)&amp;[.$J45]&amp;CHAR(10)&amp;[.$K45]&amp;CHAR(10)&amp;[.$L45]&amp;CHAR(10)&amp;&quot;- Sent By Bot&quot;&amp;CHAR(34)&amp;CHAR(10)));&quot;&quot;)">
            <text:p/>
          </table:table-cell>
          <table:table-cell table:style-name="ce99" table:formula="of:=IFERROR(IF([.$F45]=&quot;&quot;;&quot;&quot;;[$Mudslide_Commands.$E$32]&amp;IF(SUMPRODUCT(--ISNUMBER(SEARCH([$Mudslide_Commands.$D$10:.$D$16];RIGHT(LOWER([.$M45]);4))))&gt;0;&quot;send-image &quot;; &quot;send-file &quot;)&amp;TRIM(SUBSTITUTE([.$AF45];&quot;+&quot;;&quot;&quot;)&amp;&quot; &quot;&amp;CHAR(34)&amp;[.$M45]&amp;CHAR(34)&amp;IF([.$S45]=&quot;&quot;;&quot;&quot;;&quot; --caption &quot;&amp;CHAR(34)&amp;[.$S45]&amp;CHAR(34))&amp;CHAR(10)));&quot;&quot;)">
            <text:p/>
          </table:table-cell>
          <table:table-cell table:style-name="ce60" table:formula="of:=IFERROR(IF([.$F45]=&quot;&quot;;&quot;&quot;;IF([.$M45]=&quot;&quot;;[.$AG45]&amp;CHAR(10);[.$AH45]&amp;CHAR(10)));&quot;&quot;)">
            <text:p/>
          </table:table-cell>
          <table:table-cell table:style-name="ce60"/>
          <table:table-cell table:style-name="ce60" table:formula="of:=IFERROR(IF(NOT(ISERROR(SEARCH(&quot;@g.us&quot;;[.$E45])));[.$G45];IF([.$G45]=&quot;&quot;;&quot;&quot;;IFERROR(IF([.$B45]=&quot;&quot;;[.$E$1];[.$B45]);&quot;&quot;)&amp;RIGHT(SUBSTITUTE(SUBSTITUTE(SUBSTITUTE([.$G45];&quot;-&quot;;&quot;&quot;);&quot; &quot;;&quot;&quot;);&quot;+&quot;;&quot;&quot;);10)));&quot;&quot;)">
            <text:p/>
          </table:table-cell>
          <table:table-cell table:style-name="ce99" table:formula="of:=IFERROR(IF([.$G45]=&quot;&quot;;&quot;&quot;;[$Mudslide_Commands.$E$32]&amp;&quot;send &quot;&amp;TRIM(SUBSTITUTE([.$AK45];&quot;+&quot;;&quot;&quot;)&amp;&quot; &quot;&amp;CHAR(34)&amp;[.$H45]&amp;CHAR(10)&amp;[.$I45]&amp;CHAR(10)&amp;[.$J45]&amp;CHAR(10)&amp;[.$K45]&amp;CHAR(10)&amp;[.$L45]&amp;CHAR(10)&amp;&quot;- Sent By Bot&quot;&amp;CHAR(34)&amp;CHAR(10)));&quot;&quot;)">
            <text:p/>
          </table:table-cell>
          <table:table-cell table:style-name="ce99" table:formula="of:=IFERROR(IF([.$G45]=&quot;&quot;;&quot;&quot;;[$Mudslide_Commands.$E$32]&amp;IF(SUMPRODUCT(--ISNUMBER(SEARCH([$Mudslide_Commands.$D$10:.$D$16];RIGHT(LOWER([.$M45]);4))))&gt;0;&quot;send-image &quot;; &quot;send-file &quot;)&amp;TRIM(SUBSTITUTE([.$AK45];&quot;+&quot;;&quot;&quot;)&amp;&quot; &quot;&amp;CHAR(34)&amp;[.$M45]&amp;CHAR(34)&amp;IF([.$S45]=&quot;&quot;;&quot;&quot;;&quot; --caption &quot;&amp;CHAR(34)&amp;[.$S45]&amp;CHAR(34))&amp;CHAR(10)));&quot;&quot;)">
            <text:p/>
          </table:table-cell>
          <table:table-cell table:style-name="ce60" table:formula="of:=IFERROR(IF([.$G45]=&quot;&quot;;&quot;&quot;;IF([.$M45]=&quot;&quot;;[.$AL45]&amp;CHAR(10);[.$AM45]&amp;CHAR(10)));&quot;&quot;)">
            <text:p/>
          </table:table-cell>
          <table:table-cell table:style-name="ce60"/>
          <table:table-cell table:style-name="ce116" table:formula="of:=[.AD45]&amp;[.AI45]&amp;[.AN4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6]&amp;[.F46]&amp;[.G46]=&quot;&quot;;&quot;&quot;;MAX([.$A$3:.$A45])+1);&quot;&quot;)">
            <text:p/>
          </table:table-cell>
          <table:table-cell table:style-name="ce9" table:formula="of:=IFERROR(TRIM(SUBSTITUTE(SUBSTITUTE(VLOOKUP([.C4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6]=&quot;&quot;;&quot;&quot;;TRIM(&quot;Dear *&quot;&amp;[.$D46]&amp;&quot;*&quot;))">
            <text:p/>
          </table:table-cell>
          <table:table-cell table:style-name="ce83" table:formula="of:=IF([.$E46]=&quot;&quot;;&quot;&quot;;&quot;~How Do You Do ?~&quot;)">
            <text:p/>
          </table:table-cell>
          <table:table-cell table:style-name="ce83" table:formula="of:=IF([.$E46]=&quot;&quot;;&quot;&quot;;&quot;_Have a great Day_&quot;)">
            <text:p/>
          </table:table-cell>
          <table:table-cell table:style-name="ce83" table:number-columns-repeated="2"/>
          <table:table-cell table:style-name="ce44" table:number-columns-spanned="6" table:number-rows-spanned="1">
            <draw:control draw:z-index="58" draw:name="BT_File_Selection_12_" draw:style-name="gr6" draw:text-style-name="P5" svg:width="1cm" svg:height="0.5cm" svg:x="0cm" svg:y="0cm" draw:control="control44"/>
          </table:table-cell>
          <table:covered-table-cell table:number-columns-repeated="5" table:style-name="ce48"/>
          <table:table-cell table:style-name="ce107" table:formula="of:=IF([.$M46]=&quot;&quot;;&quot;&quot;;IF([.$A4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6])));[.$E46];IF([.$E46]=&quot;&quot;;&quot;&quot;;IFERROR(IF([.$B46]=&quot;&quot;;[.$E$1];[.$B46]);&quot;&quot;)&amp;RIGHT(SUBSTITUTE(SUBSTITUTE(SUBSTITUTE([.$E46];&quot;-&quot;;&quot;&quot;);&quot; &quot;;&quot;&quot;);&quot;+&quot;;&quot;&quot;);10)));&quot;&quot;)">
            <text:p/>
          </table:table-cell>
          <table:table-cell table:style-name="ce99" table:formula="of:=IFERROR(IF([.$E46]=&quot;&quot;;&quot;&quot;;[$Mudslide_Commands.$E$32]&amp;&quot;send &quot;&amp;TRIM(SUBSTITUTE([.$AA46];&quot;+&quot;;&quot;&quot;)&amp;&quot; &quot;&amp;CHAR(34)&amp;[.$H46]&amp;CHAR(10)&amp;[.$I46]&amp;CHAR(10)&amp;[.$J46]&amp;CHAR(10)&amp;[.$K46]&amp;CHAR(10)&amp;[.$L46]&amp;CHAR(10)&amp;&quot;- Sent By Bot&quot;&amp;CHAR(34)&amp;CHAR(10)));&quot;&quot;)">
            <text:p/>
          </table:table-cell>
          <table:table-cell table:style-name="ce99" table:formula="of:=IFERROR(IF([.$E46]=&quot;&quot;;&quot;&quot;;[$Mudslide_Commands.$E$32]&amp;IF(SUMPRODUCT(--ISNUMBER(SEARCH([$Mudslide_Commands.$D$10:.$D$16];RIGHT(LOWER([.$M46]);4))))&gt;0;&quot;send-image &quot;; &quot;send-file &quot;)&amp;TRIM(SUBSTITUTE([.$AA46];&quot;+&quot;;&quot;&quot;)&amp;&quot; &quot;&amp;CHAR(34)&amp;[.$M46]&amp;CHAR(34)&amp;IF([.$S46]=&quot;&quot;;&quot;&quot;;&quot; --caption &quot;&amp;CHAR(34)&amp;[.$S46]&amp;CHAR(34))&amp;CHAR(10)));&quot;&quot;)">
            <text:p/>
          </table:table-cell>
          <table:table-cell table:style-name="ce60" table:formula="of:=IFERROR(IF([.$E46]=&quot;&quot;;&quot;&quot;;IF([.$M46]=&quot;&quot;;[.$AB46]&amp;CHAR(10);[.$AC46]&amp;CHAR(10)));&quot;&quot;)">
            <text:p/>
          </table:table-cell>
          <table:table-cell table:style-name="ce60"/>
          <table:table-cell table:style-name="ce60" table:formula="of:=IFERROR(IF(NOT(ISERROR(SEARCH(&quot;@g.us&quot;;[.$F46])));[.$F46];IF([.$F46]=&quot;&quot;;&quot;&quot;;IFERROR(IF([.$B46]=&quot;&quot;;[.$E$1];[.$B46]);&quot;&quot;)&amp;RIGHT(SUBSTITUTE(SUBSTITUTE(SUBSTITUTE([.$F46];&quot;-&quot;;&quot;&quot;);&quot; &quot;;&quot;&quot;);&quot;+&quot;;&quot;&quot;);10)));&quot;&quot;)">
            <text:p/>
          </table:table-cell>
          <table:table-cell table:style-name="ce99" table:formula="of:=IFERROR(IF([.$F46]=&quot;&quot;;&quot;&quot;;[$Mudslide_Commands.$E$32]&amp;&quot;send &quot;&amp;TRIM(SUBSTITUTE([.$AF46];&quot;+&quot;;&quot;&quot;)&amp;&quot; &quot;&amp;CHAR(34)&amp;[.$H46]&amp;CHAR(10)&amp;[.$I46]&amp;CHAR(10)&amp;[.$J46]&amp;CHAR(10)&amp;[.$K46]&amp;CHAR(10)&amp;[.$L46]&amp;CHAR(10)&amp;&quot;- Sent By Bot&quot;&amp;CHAR(34)&amp;CHAR(10)));&quot;&quot;)">
            <text:p/>
          </table:table-cell>
          <table:table-cell table:style-name="ce99" table:formula="of:=IFERROR(IF([.$F46]=&quot;&quot;;&quot;&quot;;[$Mudslide_Commands.$E$32]&amp;IF(SUMPRODUCT(--ISNUMBER(SEARCH([$Mudslide_Commands.$D$10:.$D$16];RIGHT(LOWER([.$M46]);4))))&gt;0;&quot;send-image &quot;; &quot;send-file &quot;)&amp;TRIM(SUBSTITUTE([.$AF46];&quot;+&quot;;&quot;&quot;)&amp;&quot; &quot;&amp;CHAR(34)&amp;[.$M46]&amp;CHAR(34)&amp;IF([.$S46]=&quot;&quot;;&quot;&quot;;&quot; --caption &quot;&amp;CHAR(34)&amp;[.$S46]&amp;CHAR(34))&amp;CHAR(10)));&quot;&quot;)">
            <text:p/>
          </table:table-cell>
          <table:table-cell table:style-name="ce60" table:formula="of:=IFERROR(IF([.$F46]=&quot;&quot;;&quot;&quot;;IF([.$M46]=&quot;&quot;;[.$AG46]&amp;CHAR(10);[.$AH46]&amp;CHAR(10)));&quot;&quot;)">
            <text:p/>
          </table:table-cell>
          <table:table-cell table:style-name="ce60"/>
          <table:table-cell table:style-name="ce60" table:formula="of:=IFERROR(IF(NOT(ISERROR(SEARCH(&quot;@g.us&quot;;[.$E46])));[.$G46];IF([.$G46]=&quot;&quot;;&quot;&quot;;IFERROR(IF([.$B46]=&quot;&quot;;[.$E$1];[.$B46]);&quot;&quot;)&amp;RIGHT(SUBSTITUTE(SUBSTITUTE(SUBSTITUTE([.$G46];&quot;-&quot;;&quot;&quot;);&quot; &quot;;&quot;&quot;);&quot;+&quot;;&quot;&quot;);10)));&quot;&quot;)">
            <text:p/>
          </table:table-cell>
          <table:table-cell table:style-name="ce99" table:formula="of:=IFERROR(IF([.$G46]=&quot;&quot;;&quot;&quot;;[$Mudslide_Commands.$E$32]&amp;&quot;send &quot;&amp;TRIM(SUBSTITUTE([.$AK46];&quot;+&quot;;&quot;&quot;)&amp;&quot; &quot;&amp;CHAR(34)&amp;[.$H46]&amp;CHAR(10)&amp;[.$I46]&amp;CHAR(10)&amp;[.$J46]&amp;CHAR(10)&amp;[.$K46]&amp;CHAR(10)&amp;[.$L46]&amp;CHAR(10)&amp;&quot;- Sent By Bot&quot;&amp;CHAR(34)&amp;CHAR(10)));&quot;&quot;)">
            <text:p/>
          </table:table-cell>
          <table:table-cell table:style-name="ce99" table:formula="of:=IFERROR(IF([.$G46]=&quot;&quot;;&quot;&quot;;[$Mudslide_Commands.$E$32]&amp;IF(SUMPRODUCT(--ISNUMBER(SEARCH([$Mudslide_Commands.$D$10:.$D$16];RIGHT(LOWER([.$M46]);4))))&gt;0;&quot;send-image &quot;; &quot;send-file &quot;)&amp;TRIM(SUBSTITUTE([.$AK46];&quot;+&quot;;&quot;&quot;)&amp;&quot; &quot;&amp;CHAR(34)&amp;[.$M46]&amp;CHAR(34)&amp;IF([.$S46]=&quot;&quot;;&quot;&quot;;&quot; --caption &quot;&amp;CHAR(34)&amp;[.$S46]&amp;CHAR(34))&amp;CHAR(10)));&quot;&quot;)">
            <text:p/>
          </table:table-cell>
          <table:table-cell table:style-name="ce60" table:formula="of:=IFERROR(IF([.$G46]=&quot;&quot;;&quot;&quot;;IF([.$M46]=&quot;&quot;;[.$AL46]&amp;CHAR(10);[.$AM46]&amp;CHAR(10)));&quot;&quot;)">
            <text:p/>
          </table:table-cell>
          <table:table-cell table:style-name="ce60"/>
          <table:table-cell table:style-name="ce116" table:formula="of:=[.AD46]&amp;[.AI46]&amp;[.AN4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7]&amp;[.F47]&amp;[.G47]=&quot;&quot;;&quot;&quot;;MAX([.$A$3:.$A46])+1);&quot;&quot;)">
            <text:p/>
          </table:table-cell>
          <table:table-cell table:style-name="ce9" table:formula="of:=IFERROR(TRIM(SUBSTITUTE(SUBSTITUTE(VLOOKUP([.C4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7]=&quot;&quot;;&quot;&quot;;TRIM(&quot;Dear *&quot;&amp;[.$D47]&amp;&quot;*&quot;))">
            <text:p/>
          </table:table-cell>
          <table:table-cell table:style-name="ce83" table:formula="of:=IF([.$E47]=&quot;&quot;;&quot;&quot;;&quot;~How Do You Do ?~&quot;)">
            <text:p/>
          </table:table-cell>
          <table:table-cell table:style-name="ce83" table:formula="of:=IF([.$E47]=&quot;&quot;;&quot;&quot;;&quot;_Have a great Day_&quot;)">
            <text:p/>
          </table:table-cell>
          <table:table-cell table:style-name="ce83" table:number-columns-repeated="2"/>
          <table:table-cell table:style-name="ce44" table:number-columns-spanned="6" table:number-rows-spanned="1">
            <draw:control draw:z-index="59" draw:name="BT_File_Selection_12_" draw:style-name="gr6" draw:text-style-name="P5" svg:width="1cm" svg:height="0.5cm" svg:x="0cm" svg:y="0cm" draw:control="control45"/>
          </table:table-cell>
          <table:covered-table-cell table:number-columns-repeated="5" table:style-name="ce48"/>
          <table:table-cell table:style-name="ce107" table:formula="of:=IF([.$M47]=&quot;&quot;;&quot;&quot;;IF([.$A4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7])));[.$E47];IF([.$E47]=&quot;&quot;;&quot;&quot;;IFERROR(IF([.$B47]=&quot;&quot;;[.$E$1];[.$B47]);&quot;&quot;)&amp;RIGHT(SUBSTITUTE(SUBSTITUTE(SUBSTITUTE([.$E47];&quot;-&quot;;&quot;&quot;);&quot; &quot;;&quot;&quot;);&quot;+&quot;;&quot;&quot;);10)));&quot;&quot;)">
            <text:p/>
          </table:table-cell>
          <table:table-cell table:style-name="ce99" table:formula="of:=IFERROR(IF([.$E47]=&quot;&quot;;&quot;&quot;;[$Mudslide_Commands.$E$32]&amp;&quot;send &quot;&amp;TRIM(SUBSTITUTE([.$AA47];&quot;+&quot;;&quot;&quot;)&amp;&quot; &quot;&amp;CHAR(34)&amp;[.$H47]&amp;CHAR(10)&amp;[.$I47]&amp;CHAR(10)&amp;[.$J47]&amp;CHAR(10)&amp;[.$K47]&amp;CHAR(10)&amp;[.$L47]&amp;CHAR(10)&amp;&quot;- Sent By Bot&quot;&amp;CHAR(34)&amp;CHAR(10)));&quot;&quot;)">
            <text:p/>
          </table:table-cell>
          <table:table-cell table:style-name="ce99" table:formula="of:=IFERROR(IF([.$E47]=&quot;&quot;;&quot;&quot;;[$Mudslide_Commands.$E$32]&amp;IF(SUMPRODUCT(--ISNUMBER(SEARCH([$Mudslide_Commands.$D$10:.$D$16];RIGHT(LOWER([.$M47]);4))))&gt;0;&quot;send-image &quot;; &quot;send-file &quot;)&amp;TRIM(SUBSTITUTE([.$AA47];&quot;+&quot;;&quot;&quot;)&amp;&quot; &quot;&amp;CHAR(34)&amp;[.$M47]&amp;CHAR(34)&amp;IF([.$S47]=&quot;&quot;;&quot;&quot;;&quot; --caption &quot;&amp;CHAR(34)&amp;[.$S47]&amp;CHAR(34))&amp;CHAR(10)));&quot;&quot;)">
            <text:p/>
          </table:table-cell>
          <table:table-cell table:style-name="ce60" table:formula="of:=IFERROR(IF([.$E47]=&quot;&quot;;&quot;&quot;;IF([.$M47]=&quot;&quot;;[.$AB47]&amp;CHAR(10);[.$AC47]&amp;CHAR(10)));&quot;&quot;)">
            <text:p/>
          </table:table-cell>
          <table:table-cell table:style-name="ce60"/>
          <table:table-cell table:style-name="ce60" table:formula="of:=IFERROR(IF(NOT(ISERROR(SEARCH(&quot;@g.us&quot;;[.$F47])));[.$F47];IF([.$F47]=&quot;&quot;;&quot;&quot;;IFERROR(IF([.$B47]=&quot;&quot;;[.$E$1];[.$B47]);&quot;&quot;)&amp;RIGHT(SUBSTITUTE(SUBSTITUTE(SUBSTITUTE([.$F47];&quot;-&quot;;&quot;&quot;);&quot; &quot;;&quot;&quot;);&quot;+&quot;;&quot;&quot;);10)));&quot;&quot;)">
            <text:p/>
          </table:table-cell>
          <table:table-cell table:style-name="ce99" table:formula="of:=IFERROR(IF([.$F47]=&quot;&quot;;&quot;&quot;;[$Mudslide_Commands.$E$32]&amp;&quot;send &quot;&amp;TRIM(SUBSTITUTE([.$AF47];&quot;+&quot;;&quot;&quot;)&amp;&quot; &quot;&amp;CHAR(34)&amp;[.$H47]&amp;CHAR(10)&amp;[.$I47]&amp;CHAR(10)&amp;[.$J47]&amp;CHAR(10)&amp;[.$K47]&amp;CHAR(10)&amp;[.$L47]&amp;CHAR(10)&amp;&quot;- Sent By Bot&quot;&amp;CHAR(34)&amp;CHAR(10)));&quot;&quot;)">
            <text:p/>
          </table:table-cell>
          <table:table-cell table:style-name="ce99" table:formula="of:=IFERROR(IF([.$F47]=&quot;&quot;;&quot;&quot;;[$Mudslide_Commands.$E$32]&amp;IF(SUMPRODUCT(--ISNUMBER(SEARCH([$Mudslide_Commands.$D$10:.$D$16];RIGHT(LOWER([.$M47]);4))))&gt;0;&quot;send-image &quot;; &quot;send-file &quot;)&amp;TRIM(SUBSTITUTE([.$AF47];&quot;+&quot;;&quot;&quot;)&amp;&quot; &quot;&amp;CHAR(34)&amp;[.$M47]&amp;CHAR(34)&amp;IF([.$S47]=&quot;&quot;;&quot;&quot;;&quot; --caption &quot;&amp;CHAR(34)&amp;[.$S47]&amp;CHAR(34))&amp;CHAR(10)));&quot;&quot;)">
            <text:p/>
          </table:table-cell>
          <table:table-cell table:style-name="ce60" table:formula="of:=IFERROR(IF([.$F47]=&quot;&quot;;&quot;&quot;;IF([.$M47]=&quot;&quot;;[.$AG47]&amp;CHAR(10);[.$AH47]&amp;CHAR(10)));&quot;&quot;)">
            <text:p/>
          </table:table-cell>
          <table:table-cell table:style-name="ce60"/>
          <table:table-cell table:style-name="ce60" table:formula="of:=IFERROR(IF(NOT(ISERROR(SEARCH(&quot;@g.us&quot;;[.$E47])));[.$G47];IF([.$G47]=&quot;&quot;;&quot;&quot;;IFERROR(IF([.$B47]=&quot;&quot;;[.$E$1];[.$B47]);&quot;&quot;)&amp;RIGHT(SUBSTITUTE(SUBSTITUTE(SUBSTITUTE([.$G47];&quot;-&quot;;&quot;&quot;);&quot; &quot;;&quot;&quot;);&quot;+&quot;;&quot;&quot;);10)));&quot;&quot;)">
            <text:p/>
          </table:table-cell>
          <table:table-cell table:style-name="ce99" table:formula="of:=IFERROR(IF([.$G47]=&quot;&quot;;&quot;&quot;;[$Mudslide_Commands.$E$32]&amp;&quot;send &quot;&amp;TRIM(SUBSTITUTE([.$AK47];&quot;+&quot;;&quot;&quot;)&amp;&quot; &quot;&amp;CHAR(34)&amp;[.$H47]&amp;CHAR(10)&amp;[.$I47]&amp;CHAR(10)&amp;[.$J47]&amp;CHAR(10)&amp;[.$K47]&amp;CHAR(10)&amp;[.$L47]&amp;CHAR(10)&amp;&quot;- Sent By Bot&quot;&amp;CHAR(34)&amp;CHAR(10)));&quot;&quot;)">
            <text:p/>
          </table:table-cell>
          <table:table-cell table:style-name="ce99" table:formula="of:=IFERROR(IF([.$G47]=&quot;&quot;;&quot;&quot;;[$Mudslide_Commands.$E$32]&amp;IF(SUMPRODUCT(--ISNUMBER(SEARCH([$Mudslide_Commands.$D$10:.$D$16];RIGHT(LOWER([.$M47]);4))))&gt;0;&quot;send-image &quot;; &quot;send-file &quot;)&amp;TRIM(SUBSTITUTE([.$AK47];&quot;+&quot;;&quot;&quot;)&amp;&quot; &quot;&amp;CHAR(34)&amp;[.$M47]&amp;CHAR(34)&amp;IF([.$S47]=&quot;&quot;;&quot;&quot;;&quot; --caption &quot;&amp;CHAR(34)&amp;[.$S47]&amp;CHAR(34))&amp;CHAR(10)));&quot;&quot;)">
            <text:p/>
          </table:table-cell>
          <table:table-cell table:style-name="ce60" table:formula="of:=IFERROR(IF([.$G47]=&quot;&quot;;&quot;&quot;;IF([.$M47]=&quot;&quot;;[.$AL47]&amp;CHAR(10);[.$AM47]&amp;CHAR(10)));&quot;&quot;)">
            <text:p/>
          </table:table-cell>
          <table:table-cell table:style-name="ce60"/>
          <table:table-cell table:style-name="ce116" table:formula="of:=[.AD47]&amp;[.AI47]&amp;[.AN4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8]&amp;[.F48]&amp;[.G48]=&quot;&quot;;&quot;&quot;;MAX([.$A$3:.$A47])+1);&quot;&quot;)">
            <text:p/>
          </table:table-cell>
          <table:table-cell table:style-name="ce9" table:formula="of:=IFERROR(TRIM(SUBSTITUTE(SUBSTITUTE(VLOOKUP([.C4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8]=&quot;&quot;;&quot;&quot;;TRIM(&quot;Dear *&quot;&amp;[.$D48]&amp;&quot;*&quot;))">
            <text:p/>
          </table:table-cell>
          <table:table-cell table:style-name="ce83" table:formula="of:=IF([.$E48]=&quot;&quot;;&quot;&quot;;&quot;~How Do You Do ?~&quot;)">
            <text:p/>
          </table:table-cell>
          <table:table-cell table:style-name="ce83" table:formula="of:=IF([.$E48]=&quot;&quot;;&quot;&quot;;&quot;_Have a great Day_&quot;)">
            <text:p/>
          </table:table-cell>
          <table:table-cell table:style-name="ce83" table:number-columns-repeated="2"/>
          <table:table-cell table:style-name="ce44" table:number-columns-spanned="6" table:number-rows-spanned="1">
            <draw:control draw:z-index="60" draw:name="BT_File_Selection_12_" draw:style-name="gr6" draw:text-style-name="P5" svg:width="1cm" svg:height="0.5cm" svg:x="0cm" svg:y="0cm" draw:control="control46"/>
          </table:table-cell>
          <table:covered-table-cell table:number-columns-repeated="5" table:style-name="ce48"/>
          <table:table-cell table:style-name="ce107" table:formula="of:=IF([.$M48]=&quot;&quot;;&quot;&quot;;IF([.$A4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8])));[.$E48];IF([.$E48]=&quot;&quot;;&quot;&quot;;IFERROR(IF([.$B48]=&quot;&quot;;[.$E$1];[.$B48]);&quot;&quot;)&amp;RIGHT(SUBSTITUTE(SUBSTITUTE(SUBSTITUTE([.$E48];&quot;-&quot;;&quot;&quot;);&quot; &quot;;&quot;&quot;);&quot;+&quot;;&quot;&quot;);10)));&quot;&quot;)">
            <text:p/>
          </table:table-cell>
          <table:table-cell table:style-name="ce99" table:formula="of:=IFERROR(IF([.$E48]=&quot;&quot;;&quot;&quot;;[$Mudslide_Commands.$E$32]&amp;&quot;send &quot;&amp;TRIM(SUBSTITUTE([.$AA48];&quot;+&quot;;&quot;&quot;)&amp;&quot; &quot;&amp;CHAR(34)&amp;[.$H48]&amp;CHAR(10)&amp;[.$I48]&amp;CHAR(10)&amp;[.$J48]&amp;CHAR(10)&amp;[.$K48]&amp;CHAR(10)&amp;[.$L48]&amp;CHAR(10)&amp;&quot;- Sent By Bot&quot;&amp;CHAR(34)&amp;CHAR(10)));&quot;&quot;)">
            <text:p/>
          </table:table-cell>
          <table:table-cell table:style-name="ce99" table:formula="of:=IFERROR(IF([.$E48]=&quot;&quot;;&quot;&quot;;[$Mudslide_Commands.$E$32]&amp;IF(SUMPRODUCT(--ISNUMBER(SEARCH([$Mudslide_Commands.$D$10:.$D$16];RIGHT(LOWER([.$M48]);4))))&gt;0;&quot;send-image &quot;; &quot;send-file &quot;)&amp;TRIM(SUBSTITUTE([.$AA48];&quot;+&quot;;&quot;&quot;)&amp;&quot; &quot;&amp;CHAR(34)&amp;[.$M48]&amp;CHAR(34)&amp;IF([.$S48]=&quot;&quot;;&quot;&quot;;&quot; --caption &quot;&amp;CHAR(34)&amp;[.$S48]&amp;CHAR(34))&amp;CHAR(10)));&quot;&quot;)">
            <text:p/>
          </table:table-cell>
          <table:table-cell table:style-name="ce60" table:formula="of:=IFERROR(IF([.$E48]=&quot;&quot;;&quot;&quot;;IF([.$M48]=&quot;&quot;;[.$AB48]&amp;CHAR(10);[.$AC48]&amp;CHAR(10)));&quot;&quot;)">
            <text:p/>
          </table:table-cell>
          <table:table-cell table:style-name="ce60"/>
          <table:table-cell table:style-name="ce60" table:formula="of:=IFERROR(IF(NOT(ISERROR(SEARCH(&quot;@g.us&quot;;[.$F48])));[.$F48];IF([.$F48]=&quot;&quot;;&quot;&quot;;IFERROR(IF([.$B48]=&quot;&quot;;[.$E$1];[.$B48]);&quot;&quot;)&amp;RIGHT(SUBSTITUTE(SUBSTITUTE(SUBSTITUTE([.$F48];&quot;-&quot;;&quot;&quot;);&quot; &quot;;&quot;&quot;);&quot;+&quot;;&quot;&quot;);10)));&quot;&quot;)">
            <text:p/>
          </table:table-cell>
          <table:table-cell table:style-name="ce99" table:formula="of:=IFERROR(IF([.$F48]=&quot;&quot;;&quot;&quot;;[$Mudslide_Commands.$E$32]&amp;&quot;send &quot;&amp;TRIM(SUBSTITUTE([.$AF48];&quot;+&quot;;&quot;&quot;)&amp;&quot; &quot;&amp;CHAR(34)&amp;[.$H48]&amp;CHAR(10)&amp;[.$I48]&amp;CHAR(10)&amp;[.$J48]&amp;CHAR(10)&amp;[.$K48]&amp;CHAR(10)&amp;[.$L48]&amp;CHAR(10)&amp;&quot;- Sent By Bot&quot;&amp;CHAR(34)&amp;CHAR(10)));&quot;&quot;)">
            <text:p/>
          </table:table-cell>
          <table:table-cell table:style-name="ce99" table:formula="of:=IFERROR(IF([.$F48]=&quot;&quot;;&quot;&quot;;[$Mudslide_Commands.$E$32]&amp;IF(SUMPRODUCT(--ISNUMBER(SEARCH([$Mudslide_Commands.$D$10:.$D$16];RIGHT(LOWER([.$M48]);4))))&gt;0;&quot;send-image &quot;; &quot;send-file &quot;)&amp;TRIM(SUBSTITUTE([.$AF48];&quot;+&quot;;&quot;&quot;)&amp;&quot; &quot;&amp;CHAR(34)&amp;[.$M48]&amp;CHAR(34)&amp;IF([.$S48]=&quot;&quot;;&quot;&quot;;&quot; --caption &quot;&amp;CHAR(34)&amp;[.$S48]&amp;CHAR(34))&amp;CHAR(10)));&quot;&quot;)">
            <text:p/>
          </table:table-cell>
          <table:table-cell table:style-name="ce60" table:formula="of:=IFERROR(IF([.$F48]=&quot;&quot;;&quot;&quot;;IF([.$M48]=&quot;&quot;;[.$AG48]&amp;CHAR(10);[.$AH48]&amp;CHAR(10)));&quot;&quot;)">
            <text:p/>
          </table:table-cell>
          <table:table-cell table:style-name="ce60"/>
          <table:table-cell table:style-name="ce60" table:formula="of:=IFERROR(IF(NOT(ISERROR(SEARCH(&quot;@g.us&quot;;[.$E48])));[.$G48];IF([.$G48]=&quot;&quot;;&quot;&quot;;IFERROR(IF([.$B48]=&quot;&quot;;[.$E$1];[.$B48]);&quot;&quot;)&amp;RIGHT(SUBSTITUTE(SUBSTITUTE(SUBSTITUTE([.$G48];&quot;-&quot;;&quot;&quot;);&quot; &quot;;&quot;&quot;);&quot;+&quot;;&quot;&quot;);10)));&quot;&quot;)">
            <text:p/>
          </table:table-cell>
          <table:table-cell table:style-name="ce99" table:formula="of:=IFERROR(IF([.$G48]=&quot;&quot;;&quot;&quot;;[$Mudslide_Commands.$E$32]&amp;&quot;send &quot;&amp;TRIM(SUBSTITUTE([.$AK48];&quot;+&quot;;&quot;&quot;)&amp;&quot; &quot;&amp;CHAR(34)&amp;[.$H48]&amp;CHAR(10)&amp;[.$I48]&amp;CHAR(10)&amp;[.$J48]&amp;CHAR(10)&amp;[.$K48]&amp;CHAR(10)&amp;[.$L48]&amp;CHAR(10)&amp;&quot;- Sent By Bot&quot;&amp;CHAR(34)&amp;CHAR(10)));&quot;&quot;)">
            <text:p/>
          </table:table-cell>
          <table:table-cell table:style-name="ce99" table:formula="of:=IFERROR(IF([.$G48]=&quot;&quot;;&quot;&quot;;[$Mudslide_Commands.$E$32]&amp;IF(SUMPRODUCT(--ISNUMBER(SEARCH([$Mudslide_Commands.$D$10:.$D$16];RIGHT(LOWER([.$M48]);4))))&gt;0;&quot;send-image &quot;; &quot;send-file &quot;)&amp;TRIM(SUBSTITUTE([.$AK48];&quot;+&quot;;&quot;&quot;)&amp;&quot; &quot;&amp;CHAR(34)&amp;[.$M48]&amp;CHAR(34)&amp;IF([.$S48]=&quot;&quot;;&quot;&quot;;&quot; --caption &quot;&amp;CHAR(34)&amp;[.$S48]&amp;CHAR(34))&amp;CHAR(10)));&quot;&quot;)">
            <text:p/>
          </table:table-cell>
          <table:table-cell table:style-name="ce60" table:formula="of:=IFERROR(IF([.$G48]=&quot;&quot;;&quot;&quot;;IF([.$M48]=&quot;&quot;;[.$AL48]&amp;CHAR(10);[.$AM48]&amp;CHAR(10)));&quot;&quot;)">
            <text:p/>
          </table:table-cell>
          <table:table-cell table:style-name="ce60"/>
          <table:table-cell table:style-name="ce116" table:formula="of:=[.AD48]&amp;[.AI48]&amp;[.AN4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49]&amp;[.F49]&amp;[.G49]=&quot;&quot;;&quot;&quot;;MAX([.$A$3:.$A48])+1);&quot;&quot;)">
            <text:p/>
          </table:table-cell>
          <table:table-cell table:style-name="ce9" table:formula="of:=IFERROR(TRIM(SUBSTITUTE(SUBSTITUTE(VLOOKUP([.C4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49]=&quot;&quot;;&quot;&quot;;TRIM(&quot;Dear *&quot;&amp;[.$D49]&amp;&quot;*&quot;))">
            <text:p/>
          </table:table-cell>
          <table:table-cell table:style-name="ce83" table:formula="of:=IF([.$E49]=&quot;&quot;;&quot;&quot;;&quot;~How Do You Do ?~&quot;)">
            <text:p/>
          </table:table-cell>
          <table:table-cell table:style-name="ce83" table:formula="of:=IF([.$E49]=&quot;&quot;;&quot;&quot;;&quot;_Have a great Day_&quot;)">
            <text:p/>
          </table:table-cell>
          <table:table-cell table:style-name="ce83" table:number-columns-repeated="2"/>
          <table:table-cell table:style-name="ce44" table:number-columns-spanned="6" table:number-rows-spanned="1">
            <draw:control draw:z-index="61" draw:name="BT_File_Selection_12_" draw:style-name="gr6" draw:text-style-name="P5" svg:width="1cm" svg:height="0.5cm" svg:x="0cm" svg:y="0cm" draw:control="control47"/>
          </table:table-cell>
          <table:covered-table-cell table:number-columns-repeated="5" table:style-name="ce48"/>
          <table:table-cell table:style-name="ce107" table:formula="of:=IF([.$M49]=&quot;&quot;;&quot;&quot;;IF([.$A4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49])));[.$E49];IF([.$E49]=&quot;&quot;;&quot;&quot;;IFERROR(IF([.$B49]=&quot;&quot;;[.$E$1];[.$B49]);&quot;&quot;)&amp;RIGHT(SUBSTITUTE(SUBSTITUTE(SUBSTITUTE([.$E49];&quot;-&quot;;&quot;&quot;);&quot; &quot;;&quot;&quot;);&quot;+&quot;;&quot;&quot;);10)));&quot;&quot;)">
            <text:p/>
          </table:table-cell>
          <table:table-cell table:style-name="ce99" table:formula="of:=IFERROR(IF([.$E49]=&quot;&quot;;&quot;&quot;;[$Mudslide_Commands.$E$32]&amp;&quot;send &quot;&amp;TRIM(SUBSTITUTE([.$AA49];&quot;+&quot;;&quot;&quot;)&amp;&quot; &quot;&amp;CHAR(34)&amp;[.$H49]&amp;CHAR(10)&amp;[.$I49]&amp;CHAR(10)&amp;[.$J49]&amp;CHAR(10)&amp;[.$K49]&amp;CHAR(10)&amp;[.$L49]&amp;CHAR(10)&amp;&quot;- Sent By Bot&quot;&amp;CHAR(34)&amp;CHAR(10)));&quot;&quot;)">
            <text:p/>
          </table:table-cell>
          <table:table-cell table:style-name="ce99" table:formula="of:=IFERROR(IF([.$E49]=&quot;&quot;;&quot;&quot;;[$Mudslide_Commands.$E$32]&amp;IF(SUMPRODUCT(--ISNUMBER(SEARCH([$Mudslide_Commands.$D$10:.$D$16];RIGHT(LOWER([.$M49]);4))))&gt;0;&quot;send-image &quot;; &quot;send-file &quot;)&amp;TRIM(SUBSTITUTE([.$AA49];&quot;+&quot;;&quot;&quot;)&amp;&quot; &quot;&amp;CHAR(34)&amp;[.$M49]&amp;CHAR(34)&amp;IF([.$S49]=&quot;&quot;;&quot;&quot;;&quot; --caption &quot;&amp;CHAR(34)&amp;[.$S49]&amp;CHAR(34))&amp;CHAR(10)));&quot;&quot;)">
            <text:p/>
          </table:table-cell>
          <table:table-cell table:style-name="ce60" table:formula="of:=IFERROR(IF([.$E49]=&quot;&quot;;&quot;&quot;;IF([.$M49]=&quot;&quot;;[.$AB49]&amp;CHAR(10);[.$AC49]&amp;CHAR(10)));&quot;&quot;)">
            <text:p/>
          </table:table-cell>
          <table:table-cell table:style-name="ce60"/>
          <table:table-cell table:style-name="ce60" table:formula="of:=IFERROR(IF(NOT(ISERROR(SEARCH(&quot;@g.us&quot;;[.$F49])));[.$F49];IF([.$F49]=&quot;&quot;;&quot;&quot;;IFERROR(IF([.$B49]=&quot;&quot;;[.$E$1];[.$B49]);&quot;&quot;)&amp;RIGHT(SUBSTITUTE(SUBSTITUTE(SUBSTITUTE([.$F49];&quot;-&quot;;&quot;&quot;);&quot; &quot;;&quot;&quot;);&quot;+&quot;;&quot;&quot;);10)));&quot;&quot;)">
            <text:p/>
          </table:table-cell>
          <table:table-cell table:style-name="ce99" table:formula="of:=IFERROR(IF([.$F49]=&quot;&quot;;&quot;&quot;;[$Mudslide_Commands.$E$32]&amp;&quot;send &quot;&amp;TRIM(SUBSTITUTE([.$AF49];&quot;+&quot;;&quot;&quot;)&amp;&quot; &quot;&amp;CHAR(34)&amp;[.$H49]&amp;CHAR(10)&amp;[.$I49]&amp;CHAR(10)&amp;[.$J49]&amp;CHAR(10)&amp;[.$K49]&amp;CHAR(10)&amp;[.$L49]&amp;CHAR(10)&amp;&quot;- Sent By Bot&quot;&amp;CHAR(34)&amp;CHAR(10)));&quot;&quot;)">
            <text:p/>
          </table:table-cell>
          <table:table-cell table:style-name="ce99" table:formula="of:=IFERROR(IF([.$F49]=&quot;&quot;;&quot;&quot;;[$Mudslide_Commands.$E$32]&amp;IF(SUMPRODUCT(--ISNUMBER(SEARCH([$Mudslide_Commands.$D$10:.$D$16];RIGHT(LOWER([.$M49]);4))))&gt;0;&quot;send-image &quot;; &quot;send-file &quot;)&amp;TRIM(SUBSTITUTE([.$AF49];&quot;+&quot;;&quot;&quot;)&amp;&quot; &quot;&amp;CHAR(34)&amp;[.$M49]&amp;CHAR(34)&amp;IF([.$S49]=&quot;&quot;;&quot;&quot;;&quot; --caption &quot;&amp;CHAR(34)&amp;[.$S49]&amp;CHAR(34))&amp;CHAR(10)));&quot;&quot;)">
            <text:p/>
          </table:table-cell>
          <table:table-cell table:style-name="ce60" table:formula="of:=IFERROR(IF([.$F49]=&quot;&quot;;&quot;&quot;;IF([.$M49]=&quot;&quot;;[.$AG49]&amp;CHAR(10);[.$AH49]&amp;CHAR(10)));&quot;&quot;)">
            <text:p/>
          </table:table-cell>
          <table:table-cell table:style-name="ce60"/>
          <table:table-cell table:style-name="ce60" table:formula="of:=IFERROR(IF(NOT(ISERROR(SEARCH(&quot;@g.us&quot;;[.$E49])));[.$G49];IF([.$G49]=&quot;&quot;;&quot;&quot;;IFERROR(IF([.$B49]=&quot;&quot;;[.$E$1];[.$B49]);&quot;&quot;)&amp;RIGHT(SUBSTITUTE(SUBSTITUTE(SUBSTITUTE([.$G49];&quot;-&quot;;&quot;&quot;);&quot; &quot;;&quot;&quot;);&quot;+&quot;;&quot;&quot;);10)));&quot;&quot;)">
            <text:p/>
          </table:table-cell>
          <table:table-cell table:style-name="ce99" table:formula="of:=IFERROR(IF([.$G49]=&quot;&quot;;&quot;&quot;;[$Mudslide_Commands.$E$32]&amp;&quot;send &quot;&amp;TRIM(SUBSTITUTE([.$AK49];&quot;+&quot;;&quot;&quot;)&amp;&quot; &quot;&amp;CHAR(34)&amp;[.$H49]&amp;CHAR(10)&amp;[.$I49]&amp;CHAR(10)&amp;[.$J49]&amp;CHAR(10)&amp;[.$K49]&amp;CHAR(10)&amp;[.$L49]&amp;CHAR(10)&amp;&quot;- Sent By Bot&quot;&amp;CHAR(34)&amp;CHAR(10)));&quot;&quot;)">
            <text:p/>
          </table:table-cell>
          <table:table-cell table:style-name="ce99" table:formula="of:=IFERROR(IF([.$G49]=&quot;&quot;;&quot;&quot;;[$Mudslide_Commands.$E$32]&amp;IF(SUMPRODUCT(--ISNUMBER(SEARCH([$Mudslide_Commands.$D$10:.$D$16];RIGHT(LOWER([.$M49]);4))))&gt;0;&quot;send-image &quot;; &quot;send-file &quot;)&amp;TRIM(SUBSTITUTE([.$AK49];&quot;+&quot;;&quot;&quot;)&amp;&quot; &quot;&amp;CHAR(34)&amp;[.$M49]&amp;CHAR(34)&amp;IF([.$S49]=&quot;&quot;;&quot;&quot;;&quot; --caption &quot;&amp;CHAR(34)&amp;[.$S49]&amp;CHAR(34))&amp;CHAR(10)));&quot;&quot;)">
            <text:p/>
          </table:table-cell>
          <table:table-cell table:style-name="ce60" table:formula="of:=IFERROR(IF([.$G49]=&quot;&quot;;&quot;&quot;;IF([.$M49]=&quot;&quot;;[.$AL49]&amp;CHAR(10);[.$AM49]&amp;CHAR(10)));&quot;&quot;)">
            <text:p/>
          </table:table-cell>
          <table:table-cell table:style-name="ce60"/>
          <table:table-cell table:style-name="ce116" table:formula="of:=[.AD49]&amp;[.AI49]&amp;[.AN4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0]&amp;[.F50]&amp;[.G50]=&quot;&quot;;&quot;&quot;;MAX([.$A$3:.$A49])+1);&quot;&quot;)">
            <text:p/>
          </table:table-cell>
          <table:table-cell table:style-name="ce9" table:formula="of:=IFERROR(TRIM(SUBSTITUTE(SUBSTITUTE(VLOOKUP([.C5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0]=&quot;&quot;;&quot;&quot;;TRIM(&quot;Dear *&quot;&amp;[.$D50]&amp;&quot;*&quot;))">
            <text:p/>
          </table:table-cell>
          <table:table-cell table:style-name="ce83" table:formula="of:=IF([.$E50]=&quot;&quot;;&quot;&quot;;&quot;~How Do You Do ?~&quot;)">
            <text:p/>
          </table:table-cell>
          <table:table-cell table:style-name="ce83" table:formula="of:=IF([.$E50]=&quot;&quot;;&quot;&quot;;&quot;_Have a great Day_&quot;)">
            <text:p/>
          </table:table-cell>
          <table:table-cell table:style-name="ce83" table:number-columns-repeated="2"/>
          <table:table-cell table:style-name="ce44" table:number-columns-spanned="6" table:number-rows-spanned="1">
            <draw:control draw:z-index="62" draw:name="BT_File_Selection_12_" draw:style-name="gr6" draw:text-style-name="P5" svg:width="1cm" svg:height="0.5cm" svg:x="0cm" svg:y="0cm" draw:control="control48"/>
          </table:table-cell>
          <table:covered-table-cell table:number-columns-repeated="5" table:style-name="ce48"/>
          <table:table-cell table:style-name="ce107" table:formula="of:=IF([.$M50]=&quot;&quot;;&quot;&quot;;IF([.$A5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0])));[.$E50];IF([.$E50]=&quot;&quot;;&quot;&quot;;IFERROR(IF([.$B50]=&quot;&quot;;[.$E$1];[.$B50]);&quot;&quot;)&amp;RIGHT(SUBSTITUTE(SUBSTITUTE(SUBSTITUTE([.$E50];&quot;-&quot;;&quot;&quot;);&quot; &quot;;&quot;&quot;);&quot;+&quot;;&quot;&quot;);10)));&quot;&quot;)">
            <text:p/>
          </table:table-cell>
          <table:table-cell table:style-name="ce99" table:formula="of:=IFERROR(IF([.$E50]=&quot;&quot;;&quot;&quot;;[$Mudslide_Commands.$E$32]&amp;&quot;send &quot;&amp;TRIM(SUBSTITUTE([.$AA50];&quot;+&quot;;&quot;&quot;)&amp;&quot; &quot;&amp;CHAR(34)&amp;[.$H50]&amp;CHAR(10)&amp;[.$I50]&amp;CHAR(10)&amp;[.$J50]&amp;CHAR(10)&amp;[.$K50]&amp;CHAR(10)&amp;[.$L50]&amp;CHAR(10)&amp;&quot;- Sent By Bot&quot;&amp;CHAR(34)&amp;CHAR(10)));&quot;&quot;)">
            <text:p/>
          </table:table-cell>
          <table:table-cell table:style-name="ce99" table:formula="of:=IFERROR(IF([.$E50]=&quot;&quot;;&quot;&quot;;[$Mudslide_Commands.$E$32]&amp;IF(SUMPRODUCT(--ISNUMBER(SEARCH([$Mudslide_Commands.$D$10:.$D$16];RIGHT(LOWER([.$M50]);4))))&gt;0;&quot;send-image &quot;; &quot;send-file &quot;)&amp;TRIM(SUBSTITUTE([.$AA50];&quot;+&quot;;&quot;&quot;)&amp;&quot; &quot;&amp;CHAR(34)&amp;[.$M50]&amp;CHAR(34)&amp;IF([.$S50]=&quot;&quot;;&quot;&quot;;&quot; --caption &quot;&amp;CHAR(34)&amp;[.$S50]&amp;CHAR(34))&amp;CHAR(10)));&quot;&quot;)">
            <text:p/>
          </table:table-cell>
          <table:table-cell table:style-name="ce60" table:formula="of:=IFERROR(IF([.$E50]=&quot;&quot;;&quot;&quot;;IF([.$M50]=&quot;&quot;;[.$AB50]&amp;CHAR(10);[.$AC50]&amp;CHAR(10)));&quot;&quot;)">
            <text:p/>
          </table:table-cell>
          <table:table-cell table:style-name="ce60"/>
          <table:table-cell table:style-name="ce60" table:formula="of:=IFERROR(IF(NOT(ISERROR(SEARCH(&quot;@g.us&quot;;[.$F50])));[.$F50];IF([.$F50]=&quot;&quot;;&quot;&quot;;IFERROR(IF([.$B50]=&quot;&quot;;[.$E$1];[.$B50]);&quot;&quot;)&amp;RIGHT(SUBSTITUTE(SUBSTITUTE(SUBSTITUTE([.$F50];&quot;-&quot;;&quot;&quot;);&quot; &quot;;&quot;&quot;);&quot;+&quot;;&quot;&quot;);10)));&quot;&quot;)">
            <text:p/>
          </table:table-cell>
          <table:table-cell table:style-name="ce99" table:formula="of:=IFERROR(IF([.$F50]=&quot;&quot;;&quot;&quot;;[$Mudslide_Commands.$E$32]&amp;&quot;send &quot;&amp;TRIM(SUBSTITUTE([.$AF50];&quot;+&quot;;&quot;&quot;)&amp;&quot; &quot;&amp;CHAR(34)&amp;[.$H50]&amp;CHAR(10)&amp;[.$I50]&amp;CHAR(10)&amp;[.$J50]&amp;CHAR(10)&amp;[.$K50]&amp;CHAR(10)&amp;[.$L50]&amp;CHAR(10)&amp;&quot;- Sent By Bot&quot;&amp;CHAR(34)&amp;CHAR(10)));&quot;&quot;)">
            <text:p/>
          </table:table-cell>
          <table:table-cell table:style-name="ce99" table:formula="of:=IFERROR(IF([.$F50]=&quot;&quot;;&quot;&quot;;[$Mudslide_Commands.$E$32]&amp;IF(SUMPRODUCT(--ISNUMBER(SEARCH([$Mudslide_Commands.$D$10:.$D$16];RIGHT(LOWER([.$M50]);4))))&gt;0;&quot;send-image &quot;; &quot;send-file &quot;)&amp;TRIM(SUBSTITUTE([.$AF50];&quot;+&quot;;&quot;&quot;)&amp;&quot; &quot;&amp;CHAR(34)&amp;[.$M50]&amp;CHAR(34)&amp;IF([.$S50]=&quot;&quot;;&quot;&quot;;&quot; --caption &quot;&amp;CHAR(34)&amp;[.$S50]&amp;CHAR(34))&amp;CHAR(10)));&quot;&quot;)">
            <text:p/>
          </table:table-cell>
          <table:table-cell table:style-name="ce60" table:formula="of:=IFERROR(IF([.$F50]=&quot;&quot;;&quot;&quot;;IF([.$M50]=&quot;&quot;;[.$AG50]&amp;CHAR(10);[.$AH50]&amp;CHAR(10)));&quot;&quot;)">
            <text:p/>
          </table:table-cell>
          <table:table-cell table:style-name="ce60"/>
          <table:table-cell table:style-name="ce60" table:formula="of:=IFERROR(IF(NOT(ISERROR(SEARCH(&quot;@g.us&quot;;[.$E50])));[.$G50];IF([.$G50]=&quot;&quot;;&quot;&quot;;IFERROR(IF([.$B50]=&quot;&quot;;[.$E$1];[.$B50]);&quot;&quot;)&amp;RIGHT(SUBSTITUTE(SUBSTITUTE(SUBSTITUTE([.$G50];&quot;-&quot;;&quot;&quot;);&quot; &quot;;&quot;&quot;);&quot;+&quot;;&quot;&quot;);10)));&quot;&quot;)">
            <text:p/>
          </table:table-cell>
          <table:table-cell table:style-name="ce99" table:formula="of:=IFERROR(IF([.$G50]=&quot;&quot;;&quot;&quot;;[$Mudslide_Commands.$E$32]&amp;&quot;send &quot;&amp;TRIM(SUBSTITUTE([.$AK50];&quot;+&quot;;&quot;&quot;)&amp;&quot; &quot;&amp;CHAR(34)&amp;[.$H50]&amp;CHAR(10)&amp;[.$I50]&amp;CHAR(10)&amp;[.$J50]&amp;CHAR(10)&amp;[.$K50]&amp;CHAR(10)&amp;[.$L50]&amp;CHAR(10)&amp;&quot;- Sent By Bot&quot;&amp;CHAR(34)&amp;CHAR(10)));&quot;&quot;)">
            <text:p/>
          </table:table-cell>
          <table:table-cell table:style-name="ce99" table:formula="of:=IFERROR(IF([.$G50]=&quot;&quot;;&quot;&quot;;[$Mudslide_Commands.$E$32]&amp;IF(SUMPRODUCT(--ISNUMBER(SEARCH([$Mudslide_Commands.$D$10:.$D$16];RIGHT(LOWER([.$M50]);4))))&gt;0;&quot;send-image &quot;; &quot;send-file &quot;)&amp;TRIM(SUBSTITUTE([.$AK50];&quot;+&quot;;&quot;&quot;)&amp;&quot; &quot;&amp;CHAR(34)&amp;[.$M50]&amp;CHAR(34)&amp;IF([.$S50]=&quot;&quot;;&quot;&quot;;&quot; --caption &quot;&amp;CHAR(34)&amp;[.$S50]&amp;CHAR(34))&amp;CHAR(10)));&quot;&quot;)">
            <text:p/>
          </table:table-cell>
          <table:table-cell table:style-name="ce60" table:formula="of:=IFERROR(IF([.$G50]=&quot;&quot;;&quot;&quot;;IF([.$M50]=&quot;&quot;;[.$AL50]&amp;CHAR(10);[.$AM50]&amp;CHAR(10)));&quot;&quot;)">
            <text:p/>
          </table:table-cell>
          <table:table-cell table:style-name="ce60"/>
          <table:table-cell table:style-name="ce116" table:formula="of:=[.AD50]&amp;[.AI50]&amp;[.AN5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1]&amp;[.F51]&amp;[.G51]=&quot;&quot;;&quot;&quot;;MAX([.$A$3:.$A50])+1);&quot;&quot;)">
            <text:p/>
          </table:table-cell>
          <table:table-cell table:style-name="ce9" table:formula="of:=IFERROR(TRIM(SUBSTITUTE(SUBSTITUTE(VLOOKUP([.C5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1]=&quot;&quot;;&quot;&quot;;TRIM(&quot;Dear *&quot;&amp;[.$D51]&amp;&quot;*&quot;))">
            <text:p/>
          </table:table-cell>
          <table:table-cell table:style-name="ce83" table:formula="of:=IF([.$E51]=&quot;&quot;;&quot;&quot;;&quot;~How Do You Do ?~&quot;)">
            <text:p/>
          </table:table-cell>
          <table:table-cell table:style-name="ce83" table:formula="of:=IF([.$E51]=&quot;&quot;;&quot;&quot;;&quot;_Have a great Day_&quot;)">
            <text:p/>
          </table:table-cell>
          <table:table-cell table:style-name="ce83" table:number-columns-repeated="2"/>
          <table:table-cell table:style-name="ce44" table:number-columns-spanned="6" table:number-rows-spanned="1">
            <draw:control draw:z-index="63" draw:name="BT_File_Selection_12_" draw:style-name="gr6" draw:text-style-name="P5" svg:width="1cm" svg:height="0.5cm" svg:x="0cm" svg:y="0cm" draw:control="control49"/>
          </table:table-cell>
          <table:covered-table-cell table:number-columns-repeated="5" table:style-name="ce48"/>
          <table:table-cell table:style-name="ce107" table:formula="of:=IF([.$M51]=&quot;&quot;;&quot;&quot;;IF([.$A5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1])));[.$E51];IF([.$E51]=&quot;&quot;;&quot;&quot;;IFERROR(IF([.$B51]=&quot;&quot;;[.$E$1];[.$B51]);&quot;&quot;)&amp;RIGHT(SUBSTITUTE(SUBSTITUTE(SUBSTITUTE([.$E51];&quot;-&quot;;&quot;&quot;);&quot; &quot;;&quot;&quot;);&quot;+&quot;;&quot;&quot;);10)));&quot;&quot;)">
            <text:p/>
          </table:table-cell>
          <table:table-cell table:style-name="ce99" table:formula="of:=IFERROR(IF([.$E51]=&quot;&quot;;&quot;&quot;;[$Mudslide_Commands.$E$32]&amp;&quot;send &quot;&amp;TRIM(SUBSTITUTE([.$AA51];&quot;+&quot;;&quot;&quot;)&amp;&quot; &quot;&amp;CHAR(34)&amp;[.$H51]&amp;CHAR(10)&amp;[.$I51]&amp;CHAR(10)&amp;[.$J51]&amp;CHAR(10)&amp;[.$K51]&amp;CHAR(10)&amp;[.$L51]&amp;CHAR(10)&amp;&quot;- Sent By Bot&quot;&amp;CHAR(34)&amp;CHAR(10)));&quot;&quot;)">
            <text:p/>
          </table:table-cell>
          <table:table-cell table:style-name="ce99" table:formula="of:=IFERROR(IF([.$E51]=&quot;&quot;;&quot;&quot;;[$Mudslide_Commands.$E$32]&amp;IF(SUMPRODUCT(--ISNUMBER(SEARCH([$Mudslide_Commands.$D$10:.$D$16];RIGHT(LOWER([.$M51]);4))))&gt;0;&quot;send-image &quot;; &quot;send-file &quot;)&amp;TRIM(SUBSTITUTE([.$AA51];&quot;+&quot;;&quot;&quot;)&amp;&quot; &quot;&amp;CHAR(34)&amp;[.$M51]&amp;CHAR(34)&amp;IF([.$S51]=&quot;&quot;;&quot;&quot;;&quot; --caption &quot;&amp;CHAR(34)&amp;[.$S51]&amp;CHAR(34))&amp;CHAR(10)));&quot;&quot;)">
            <text:p/>
          </table:table-cell>
          <table:table-cell table:style-name="ce60" table:formula="of:=IFERROR(IF([.$E51]=&quot;&quot;;&quot;&quot;;IF([.$M51]=&quot;&quot;;[.$AB51]&amp;CHAR(10);[.$AC51]&amp;CHAR(10)));&quot;&quot;)">
            <text:p/>
          </table:table-cell>
          <table:table-cell table:style-name="ce60"/>
          <table:table-cell table:style-name="ce60" table:formula="of:=IFERROR(IF(NOT(ISERROR(SEARCH(&quot;@g.us&quot;;[.$F51])));[.$F51];IF([.$F51]=&quot;&quot;;&quot;&quot;;IFERROR(IF([.$B51]=&quot;&quot;;[.$E$1];[.$B51]);&quot;&quot;)&amp;RIGHT(SUBSTITUTE(SUBSTITUTE(SUBSTITUTE([.$F51];&quot;-&quot;;&quot;&quot;);&quot; &quot;;&quot;&quot;);&quot;+&quot;;&quot;&quot;);10)));&quot;&quot;)">
            <text:p/>
          </table:table-cell>
          <table:table-cell table:style-name="ce99" table:formula="of:=IFERROR(IF([.$F51]=&quot;&quot;;&quot;&quot;;[$Mudslide_Commands.$E$32]&amp;&quot;send &quot;&amp;TRIM(SUBSTITUTE([.$AF51];&quot;+&quot;;&quot;&quot;)&amp;&quot; &quot;&amp;CHAR(34)&amp;[.$H51]&amp;CHAR(10)&amp;[.$I51]&amp;CHAR(10)&amp;[.$J51]&amp;CHAR(10)&amp;[.$K51]&amp;CHAR(10)&amp;[.$L51]&amp;CHAR(10)&amp;&quot;- Sent By Bot&quot;&amp;CHAR(34)&amp;CHAR(10)));&quot;&quot;)">
            <text:p/>
          </table:table-cell>
          <table:table-cell table:style-name="ce99" table:formula="of:=IFERROR(IF([.$F51]=&quot;&quot;;&quot;&quot;;[$Mudslide_Commands.$E$32]&amp;IF(SUMPRODUCT(--ISNUMBER(SEARCH([$Mudslide_Commands.$D$10:.$D$16];RIGHT(LOWER([.$M51]);4))))&gt;0;&quot;send-image &quot;; &quot;send-file &quot;)&amp;TRIM(SUBSTITUTE([.$AF51];&quot;+&quot;;&quot;&quot;)&amp;&quot; &quot;&amp;CHAR(34)&amp;[.$M51]&amp;CHAR(34)&amp;IF([.$S51]=&quot;&quot;;&quot;&quot;;&quot; --caption &quot;&amp;CHAR(34)&amp;[.$S51]&amp;CHAR(34))&amp;CHAR(10)));&quot;&quot;)">
            <text:p/>
          </table:table-cell>
          <table:table-cell table:style-name="ce60" table:formula="of:=IFERROR(IF([.$F51]=&quot;&quot;;&quot;&quot;;IF([.$M51]=&quot;&quot;;[.$AG51]&amp;CHAR(10);[.$AH51]&amp;CHAR(10)));&quot;&quot;)">
            <text:p/>
          </table:table-cell>
          <table:table-cell table:style-name="ce60"/>
          <table:table-cell table:style-name="ce60" table:formula="of:=IFERROR(IF(NOT(ISERROR(SEARCH(&quot;@g.us&quot;;[.$E51])));[.$G51];IF([.$G51]=&quot;&quot;;&quot;&quot;;IFERROR(IF([.$B51]=&quot;&quot;;[.$E$1];[.$B51]);&quot;&quot;)&amp;RIGHT(SUBSTITUTE(SUBSTITUTE(SUBSTITUTE([.$G51];&quot;-&quot;;&quot;&quot;);&quot; &quot;;&quot;&quot;);&quot;+&quot;;&quot;&quot;);10)));&quot;&quot;)">
            <text:p/>
          </table:table-cell>
          <table:table-cell table:style-name="ce99" table:formula="of:=IFERROR(IF([.$G51]=&quot;&quot;;&quot;&quot;;[$Mudslide_Commands.$E$32]&amp;&quot;send &quot;&amp;TRIM(SUBSTITUTE([.$AK51];&quot;+&quot;;&quot;&quot;)&amp;&quot; &quot;&amp;CHAR(34)&amp;[.$H51]&amp;CHAR(10)&amp;[.$I51]&amp;CHAR(10)&amp;[.$J51]&amp;CHAR(10)&amp;[.$K51]&amp;CHAR(10)&amp;[.$L51]&amp;CHAR(10)&amp;&quot;- Sent By Bot&quot;&amp;CHAR(34)&amp;CHAR(10)));&quot;&quot;)">
            <text:p/>
          </table:table-cell>
          <table:table-cell table:style-name="ce99" table:formula="of:=IFERROR(IF([.$G51]=&quot;&quot;;&quot;&quot;;[$Mudslide_Commands.$E$32]&amp;IF(SUMPRODUCT(--ISNUMBER(SEARCH([$Mudslide_Commands.$D$10:.$D$16];RIGHT(LOWER([.$M51]);4))))&gt;0;&quot;send-image &quot;; &quot;send-file &quot;)&amp;TRIM(SUBSTITUTE([.$AK51];&quot;+&quot;;&quot;&quot;)&amp;&quot; &quot;&amp;CHAR(34)&amp;[.$M51]&amp;CHAR(34)&amp;IF([.$S51]=&quot;&quot;;&quot;&quot;;&quot; --caption &quot;&amp;CHAR(34)&amp;[.$S51]&amp;CHAR(34))&amp;CHAR(10)));&quot;&quot;)">
            <text:p/>
          </table:table-cell>
          <table:table-cell table:style-name="ce60" table:formula="of:=IFERROR(IF([.$G51]=&quot;&quot;;&quot;&quot;;IF([.$M51]=&quot;&quot;;[.$AL51]&amp;CHAR(10);[.$AM51]&amp;CHAR(10)));&quot;&quot;)">
            <text:p/>
          </table:table-cell>
          <table:table-cell table:style-name="ce60"/>
          <table:table-cell table:style-name="ce116" table:formula="of:=[.AD51]&amp;[.AI51]&amp;[.AN5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2]&amp;[.F52]&amp;[.G52]=&quot;&quot;;&quot;&quot;;MAX([.$A$3:.$A51])+1);&quot;&quot;)">
            <text:p/>
          </table:table-cell>
          <table:table-cell table:style-name="ce9" table:formula="of:=IFERROR(TRIM(SUBSTITUTE(SUBSTITUTE(VLOOKUP([.C5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2]=&quot;&quot;;&quot;&quot;;TRIM(&quot;Dear *&quot;&amp;[.$D52]&amp;&quot;*&quot;))">
            <text:p/>
          </table:table-cell>
          <table:table-cell table:style-name="ce83" table:formula="of:=IF([.$E52]=&quot;&quot;;&quot;&quot;;&quot;~How Do You Do ?~&quot;)">
            <text:p/>
          </table:table-cell>
          <table:table-cell table:style-name="ce83" table:formula="of:=IF([.$E52]=&quot;&quot;;&quot;&quot;;&quot;_Have a great Day_&quot;)">
            <text:p/>
          </table:table-cell>
          <table:table-cell table:style-name="ce83" table:number-columns-repeated="2"/>
          <table:table-cell table:style-name="ce44" table:number-columns-spanned="6" table:number-rows-spanned="1">
            <draw:control draw:z-index="64" draw:name="BT_File_Selection_12_" draw:style-name="gr6" draw:text-style-name="P5" svg:width="1cm" svg:height="0.5cm" svg:x="0cm" svg:y="0cm" draw:control="control50"/>
          </table:table-cell>
          <table:covered-table-cell table:number-columns-repeated="5" table:style-name="ce48"/>
          <table:table-cell table:style-name="ce107" table:formula="of:=IF([.$M52]=&quot;&quot;;&quot;&quot;;IF([.$A5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2])));[.$E52];IF([.$E52]=&quot;&quot;;&quot;&quot;;IFERROR(IF([.$B52]=&quot;&quot;;[.$E$1];[.$B52]);&quot;&quot;)&amp;RIGHT(SUBSTITUTE(SUBSTITUTE(SUBSTITUTE([.$E52];&quot;-&quot;;&quot;&quot;);&quot; &quot;;&quot;&quot;);&quot;+&quot;;&quot;&quot;);10)));&quot;&quot;)">
            <text:p/>
          </table:table-cell>
          <table:table-cell table:style-name="ce99" table:formula="of:=IFERROR(IF([.$E52]=&quot;&quot;;&quot;&quot;;[$Mudslide_Commands.$E$32]&amp;&quot;send &quot;&amp;TRIM(SUBSTITUTE([.$AA52];&quot;+&quot;;&quot;&quot;)&amp;&quot; &quot;&amp;CHAR(34)&amp;[.$H52]&amp;CHAR(10)&amp;[.$I52]&amp;CHAR(10)&amp;[.$J52]&amp;CHAR(10)&amp;[.$K52]&amp;CHAR(10)&amp;[.$L52]&amp;CHAR(10)&amp;&quot;- Sent By Bot&quot;&amp;CHAR(34)&amp;CHAR(10)));&quot;&quot;)">
            <text:p/>
          </table:table-cell>
          <table:table-cell table:style-name="ce99" table:formula="of:=IFERROR(IF([.$E52]=&quot;&quot;;&quot;&quot;;[$Mudslide_Commands.$E$32]&amp;IF(SUMPRODUCT(--ISNUMBER(SEARCH([$Mudslide_Commands.$D$10:.$D$16];RIGHT(LOWER([.$M52]);4))))&gt;0;&quot;send-image &quot;; &quot;send-file &quot;)&amp;TRIM(SUBSTITUTE([.$AA52];&quot;+&quot;;&quot;&quot;)&amp;&quot; &quot;&amp;CHAR(34)&amp;[.$M52]&amp;CHAR(34)&amp;IF([.$S52]=&quot;&quot;;&quot;&quot;;&quot; --caption &quot;&amp;CHAR(34)&amp;[.$S52]&amp;CHAR(34))&amp;CHAR(10)));&quot;&quot;)">
            <text:p/>
          </table:table-cell>
          <table:table-cell table:style-name="ce60" table:formula="of:=IFERROR(IF([.$E52]=&quot;&quot;;&quot;&quot;;IF([.$M52]=&quot;&quot;;[.$AB52]&amp;CHAR(10);[.$AC52]&amp;CHAR(10)));&quot;&quot;)">
            <text:p/>
          </table:table-cell>
          <table:table-cell table:style-name="ce60"/>
          <table:table-cell table:style-name="ce60" table:formula="of:=IFERROR(IF(NOT(ISERROR(SEARCH(&quot;@g.us&quot;;[.$F52])));[.$F52];IF([.$F52]=&quot;&quot;;&quot;&quot;;IFERROR(IF([.$B52]=&quot;&quot;;[.$E$1];[.$B52]);&quot;&quot;)&amp;RIGHT(SUBSTITUTE(SUBSTITUTE(SUBSTITUTE([.$F52];&quot;-&quot;;&quot;&quot;);&quot; &quot;;&quot;&quot;);&quot;+&quot;;&quot;&quot;);10)));&quot;&quot;)">
            <text:p/>
          </table:table-cell>
          <table:table-cell table:style-name="ce99" table:formula="of:=IFERROR(IF([.$F52]=&quot;&quot;;&quot;&quot;;[$Mudslide_Commands.$E$32]&amp;&quot;send &quot;&amp;TRIM(SUBSTITUTE([.$AF52];&quot;+&quot;;&quot;&quot;)&amp;&quot; &quot;&amp;CHAR(34)&amp;[.$H52]&amp;CHAR(10)&amp;[.$I52]&amp;CHAR(10)&amp;[.$J52]&amp;CHAR(10)&amp;[.$K52]&amp;CHAR(10)&amp;[.$L52]&amp;CHAR(10)&amp;&quot;- Sent By Bot&quot;&amp;CHAR(34)&amp;CHAR(10)));&quot;&quot;)">
            <text:p/>
          </table:table-cell>
          <table:table-cell table:style-name="ce99" table:formula="of:=IFERROR(IF([.$F52]=&quot;&quot;;&quot;&quot;;[$Mudslide_Commands.$E$32]&amp;IF(SUMPRODUCT(--ISNUMBER(SEARCH([$Mudslide_Commands.$D$10:.$D$16];RIGHT(LOWER([.$M52]);4))))&gt;0;&quot;send-image &quot;; &quot;send-file &quot;)&amp;TRIM(SUBSTITUTE([.$AF52];&quot;+&quot;;&quot;&quot;)&amp;&quot; &quot;&amp;CHAR(34)&amp;[.$M52]&amp;CHAR(34)&amp;IF([.$S52]=&quot;&quot;;&quot;&quot;;&quot; --caption &quot;&amp;CHAR(34)&amp;[.$S52]&amp;CHAR(34))&amp;CHAR(10)));&quot;&quot;)">
            <text:p/>
          </table:table-cell>
          <table:table-cell table:style-name="ce60" table:formula="of:=IFERROR(IF([.$F52]=&quot;&quot;;&quot;&quot;;IF([.$M52]=&quot;&quot;;[.$AG52]&amp;CHAR(10);[.$AH52]&amp;CHAR(10)));&quot;&quot;)">
            <text:p/>
          </table:table-cell>
          <table:table-cell table:style-name="ce60"/>
          <table:table-cell table:style-name="ce60" table:formula="of:=IFERROR(IF(NOT(ISERROR(SEARCH(&quot;@g.us&quot;;[.$E52])));[.$G52];IF([.$G52]=&quot;&quot;;&quot;&quot;;IFERROR(IF([.$B52]=&quot;&quot;;[.$E$1];[.$B52]);&quot;&quot;)&amp;RIGHT(SUBSTITUTE(SUBSTITUTE(SUBSTITUTE([.$G52];&quot;-&quot;;&quot;&quot;);&quot; &quot;;&quot;&quot;);&quot;+&quot;;&quot;&quot;);10)));&quot;&quot;)">
            <text:p/>
          </table:table-cell>
          <table:table-cell table:style-name="ce99" table:formula="of:=IFERROR(IF([.$G52]=&quot;&quot;;&quot;&quot;;[$Mudslide_Commands.$E$32]&amp;&quot;send &quot;&amp;TRIM(SUBSTITUTE([.$AK52];&quot;+&quot;;&quot;&quot;)&amp;&quot; &quot;&amp;CHAR(34)&amp;[.$H52]&amp;CHAR(10)&amp;[.$I52]&amp;CHAR(10)&amp;[.$J52]&amp;CHAR(10)&amp;[.$K52]&amp;CHAR(10)&amp;[.$L52]&amp;CHAR(10)&amp;&quot;- Sent By Bot&quot;&amp;CHAR(34)&amp;CHAR(10)));&quot;&quot;)">
            <text:p/>
          </table:table-cell>
          <table:table-cell table:style-name="ce99" table:formula="of:=IFERROR(IF([.$G52]=&quot;&quot;;&quot;&quot;;[$Mudslide_Commands.$E$32]&amp;IF(SUMPRODUCT(--ISNUMBER(SEARCH([$Mudslide_Commands.$D$10:.$D$16];RIGHT(LOWER([.$M52]);4))))&gt;0;&quot;send-image &quot;; &quot;send-file &quot;)&amp;TRIM(SUBSTITUTE([.$AK52];&quot;+&quot;;&quot;&quot;)&amp;&quot; &quot;&amp;CHAR(34)&amp;[.$M52]&amp;CHAR(34)&amp;IF([.$S52]=&quot;&quot;;&quot;&quot;;&quot; --caption &quot;&amp;CHAR(34)&amp;[.$S52]&amp;CHAR(34))&amp;CHAR(10)));&quot;&quot;)">
            <text:p/>
          </table:table-cell>
          <table:table-cell table:style-name="ce60" table:formula="of:=IFERROR(IF([.$G52]=&quot;&quot;;&quot;&quot;;IF([.$M52]=&quot;&quot;;[.$AL52]&amp;CHAR(10);[.$AM52]&amp;CHAR(10)));&quot;&quot;)">
            <text:p/>
          </table:table-cell>
          <table:table-cell table:style-name="ce60"/>
          <table:table-cell table:style-name="ce116" table:formula="of:=[.AD52]&amp;[.AI52]&amp;[.AN5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3]&amp;[.F53]&amp;[.G53]=&quot;&quot;;&quot;&quot;;MAX([.$A$3:.$A52])+1);&quot;&quot;)">
            <text:p/>
          </table:table-cell>
          <table:table-cell table:style-name="ce9" table:formula="of:=IFERROR(TRIM(SUBSTITUTE(SUBSTITUTE(VLOOKUP([.C5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3]=&quot;&quot;;&quot;&quot;;TRIM(&quot;Dear *&quot;&amp;[.$D53]&amp;&quot;*&quot;))">
            <text:p/>
          </table:table-cell>
          <table:table-cell table:style-name="ce83" table:formula="of:=IF([.$E53]=&quot;&quot;;&quot;&quot;;&quot;~How Do You Do ?~&quot;)">
            <text:p/>
          </table:table-cell>
          <table:table-cell table:style-name="ce83" table:formula="of:=IF([.$E53]=&quot;&quot;;&quot;&quot;;&quot;_Have a great Day_&quot;)">
            <text:p/>
          </table:table-cell>
          <table:table-cell table:style-name="ce83" table:number-columns-repeated="2"/>
          <table:table-cell table:style-name="ce44" table:number-columns-spanned="6" table:number-rows-spanned="1">
            <draw:control draw:z-index="65" draw:name="BT_File_Selection_12_" draw:style-name="gr6" draw:text-style-name="P5" svg:width="1cm" svg:height="0.5cm" svg:x="0cm" svg:y="0cm" draw:control="control51"/>
          </table:table-cell>
          <table:covered-table-cell table:number-columns-repeated="5" table:style-name="ce48"/>
          <table:table-cell table:style-name="ce107" table:formula="of:=IF([.$M53]=&quot;&quot;;&quot;&quot;;IF([.$A5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3])));[.$E53];IF([.$E53]=&quot;&quot;;&quot;&quot;;IFERROR(IF([.$B53]=&quot;&quot;;[.$E$1];[.$B53]);&quot;&quot;)&amp;RIGHT(SUBSTITUTE(SUBSTITUTE(SUBSTITUTE([.$E53];&quot;-&quot;;&quot;&quot;);&quot; &quot;;&quot;&quot;);&quot;+&quot;;&quot;&quot;);10)));&quot;&quot;)">
            <text:p/>
          </table:table-cell>
          <table:table-cell table:style-name="ce99" table:formula="of:=IFERROR(IF([.$E53]=&quot;&quot;;&quot;&quot;;[$Mudslide_Commands.$E$32]&amp;&quot;send &quot;&amp;TRIM(SUBSTITUTE([.$AA53];&quot;+&quot;;&quot;&quot;)&amp;&quot; &quot;&amp;CHAR(34)&amp;[.$H53]&amp;CHAR(10)&amp;[.$I53]&amp;CHAR(10)&amp;[.$J53]&amp;CHAR(10)&amp;[.$K53]&amp;CHAR(10)&amp;[.$L53]&amp;CHAR(10)&amp;&quot;- Sent By Bot&quot;&amp;CHAR(34)&amp;CHAR(10)));&quot;&quot;)">
            <text:p/>
          </table:table-cell>
          <table:table-cell table:style-name="ce99" table:formula="of:=IFERROR(IF([.$E53]=&quot;&quot;;&quot;&quot;;[$Mudslide_Commands.$E$32]&amp;IF(SUMPRODUCT(--ISNUMBER(SEARCH([$Mudslide_Commands.$D$10:.$D$16];RIGHT(LOWER([.$M53]);4))))&gt;0;&quot;send-image &quot;; &quot;send-file &quot;)&amp;TRIM(SUBSTITUTE([.$AA53];&quot;+&quot;;&quot;&quot;)&amp;&quot; &quot;&amp;CHAR(34)&amp;[.$M53]&amp;CHAR(34)&amp;IF([.$S53]=&quot;&quot;;&quot;&quot;;&quot; --caption &quot;&amp;CHAR(34)&amp;[.$S53]&amp;CHAR(34))&amp;CHAR(10)));&quot;&quot;)">
            <text:p/>
          </table:table-cell>
          <table:table-cell table:style-name="ce60" table:formula="of:=IFERROR(IF([.$E53]=&quot;&quot;;&quot;&quot;;IF([.$M53]=&quot;&quot;;[.$AB53]&amp;CHAR(10);[.$AC53]&amp;CHAR(10)));&quot;&quot;)">
            <text:p/>
          </table:table-cell>
          <table:table-cell table:style-name="ce60"/>
          <table:table-cell table:style-name="ce60" table:formula="of:=IFERROR(IF(NOT(ISERROR(SEARCH(&quot;@g.us&quot;;[.$F53])));[.$F53];IF([.$F53]=&quot;&quot;;&quot;&quot;;IFERROR(IF([.$B53]=&quot;&quot;;[.$E$1];[.$B53]);&quot;&quot;)&amp;RIGHT(SUBSTITUTE(SUBSTITUTE(SUBSTITUTE([.$F53];&quot;-&quot;;&quot;&quot;);&quot; &quot;;&quot;&quot;);&quot;+&quot;;&quot;&quot;);10)));&quot;&quot;)">
            <text:p/>
          </table:table-cell>
          <table:table-cell table:style-name="ce99" table:formula="of:=IFERROR(IF([.$F53]=&quot;&quot;;&quot;&quot;;[$Mudslide_Commands.$E$32]&amp;&quot;send &quot;&amp;TRIM(SUBSTITUTE([.$AF53];&quot;+&quot;;&quot;&quot;)&amp;&quot; &quot;&amp;CHAR(34)&amp;[.$H53]&amp;CHAR(10)&amp;[.$I53]&amp;CHAR(10)&amp;[.$J53]&amp;CHAR(10)&amp;[.$K53]&amp;CHAR(10)&amp;[.$L53]&amp;CHAR(10)&amp;&quot;- Sent By Bot&quot;&amp;CHAR(34)&amp;CHAR(10)));&quot;&quot;)">
            <text:p/>
          </table:table-cell>
          <table:table-cell table:style-name="ce99" table:formula="of:=IFERROR(IF([.$F53]=&quot;&quot;;&quot;&quot;;[$Mudslide_Commands.$E$32]&amp;IF(SUMPRODUCT(--ISNUMBER(SEARCH([$Mudslide_Commands.$D$10:.$D$16];RIGHT(LOWER([.$M53]);4))))&gt;0;&quot;send-image &quot;; &quot;send-file &quot;)&amp;TRIM(SUBSTITUTE([.$AF53];&quot;+&quot;;&quot;&quot;)&amp;&quot; &quot;&amp;CHAR(34)&amp;[.$M53]&amp;CHAR(34)&amp;IF([.$S53]=&quot;&quot;;&quot;&quot;;&quot; --caption &quot;&amp;CHAR(34)&amp;[.$S53]&amp;CHAR(34))&amp;CHAR(10)));&quot;&quot;)">
            <text:p/>
          </table:table-cell>
          <table:table-cell table:style-name="ce60" table:formula="of:=IFERROR(IF([.$F53]=&quot;&quot;;&quot;&quot;;IF([.$M53]=&quot;&quot;;[.$AG53]&amp;CHAR(10);[.$AH53]&amp;CHAR(10)));&quot;&quot;)">
            <text:p/>
          </table:table-cell>
          <table:table-cell table:style-name="ce60"/>
          <table:table-cell table:style-name="ce60" table:formula="of:=IFERROR(IF(NOT(ISERROR(SEARCH(&quot;@g.us&quot;;[.$E53])));[.$G53];IF([.$G53]=&quot;&quot;;&quot;&quot;;IFERROR(IF([.$B53]=&quot;&quot;;[.$E$1];[.$B53]);&quot;&quot;)&amp;RIGHT(SUBSTITUTE(SUBSTITUTE(SUBSTITUTE([.$G53];&quot;-&quot;;&quot;&quot;);&quot; &quot;;&quot;&quot;);&quot;+&quot;;&quot;&quot;);10)));&quot;&quot;)">
            <text:p/>
          </table:table-cell>
          <table:table-cell table:style-name="ce99" table:formula="of:=IFERROR(IF([.$G53]=&quot;&quot;;&quot;&quot;;[$Mudslide_Commands.$E$32]&amp;&quot;send &quot;&amp;TRIM(SUBSTITUTE([.$AK53];&quot;+&quot;;&quot;&quot;)&amp;&quot; &quot;&amp;CHAR(34)&amp;[.$H53]&amp;CHAR(10)&amp;[.$I53]&amp;CHAR(10)&amp;[.$J53]&amp;CHAR(10)&amp;[.$K53]&amp;CHAR(10)&amp;[.$L53]&amp;CHAR(10)&amp;&quot;- Sent By Bot&quot;&amp;CHAR(34)&amp;CHAR(10)));&quot;&quot;)">
            <text:p/>
          </table:table-cell>
          <table:table-cell table:style-name="ce99" table:formula="of:=IFERROR(IF([.$G53]=&quot;&quot;;&quot;&quot;;[$Mudslide_Commands.$E$32]&amp;IF(SUMPRODUCT(--ISNUMBER(SEARCH([$Mudslide_Commands.$D$10:.$D$16];RIGHT(LOWER([.$M53]);4))))&gt;0;&quot;send-image &quot;; &quot;send-file &quot;)&amp;TRIM(SUBSTITUTE([.$AK53];&quot;+&quot;;&quot;&quot;)&amp;&quot; &quot;&amp;CHAR(34)&amp;[.$M53]&amp;CHAR(34)&amp;IF([.$S53]=&quot;&quot;;&quot;&quot;;&quot; --caption &quot;&amp;CHAR(34)&amp;[.$S53]&amp;CHAR(34))&amp;CHAR(10)));&quot;&quot;)">
            <text:p/>
          </table:table-cell>
          <table:table-cell table:style-name="ce60" table:formula="of:=IFERROR(IF([.$G53]=&quot;&quot;;&quot;&quot;;IF([.$M53]=&quot;&quot;;[.$AL53]&amp;CHAR(10);[.$AM53]&amp;CHAR(10)));&quot;&quot;)">
            <text:p/>
          </table:table-cell>
          <table:table-cell table:style-name="ce60"/>
          <table:table-cell table:style-name="ce116" table:formula="of:=[.AD53]&amp;[.AI53]&amp;[.AN5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4]&amp;[.F54]&amp;[.G54]=&quot;&quot;;&quot;&quot;;MAX([.$A$3:.$A53])+1);&quot;&quot;)">
            <text:p/>
          </table:table-cell>
          <table:table-cell table:style-name="ce9" table:formula="of:=IFERROR(TRIM(SUBSTITUTE(SUBSTITUTE(VLOOKUP([.C5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4]=&quot;&quot;;&quot;&quot;;TRIM(&quot;Dear *&quot;&amp;[.$D54]&amp;&quot;*&quot;))">
            <text:p/>
          </table:table-cell>
          <table:table-cell table:style-name="ce83" table:formula="of:=IF([.$E54]=&quot;&quot;;&quot;&quot;;&quot;~How Do You Do ?~&quot;)">
            <text:p/>
          </table:table-cell>
          <table:table-cell table:style-name="ce83" table:formula="of:=IF([.$E54]=&quot;&quot;;&quot;&quot;;&quot;_Have a great Day_&quot;)">
            <text:p/>
          </table:table-cell>
          <table:table-cell table:style-name="ce83" table:number-columns-repeated="2"/>
          <table:table-cell table:style-name="ce44" table:number-columns-spanned="6" table:number-rows-spanned="1">
            <draw:control draw:z-index="66" draw:name="BT_File_Selection_12_" draw:style-name="gr6" draw:text-style-name="P5" svg:width="1cm" svg:height="0.5cm" svg:x="0cm" svg:y="0cm" draw:control="control52"/>
          </table:table-cell>
          <table:covered-table-cell table:number-columns-repeated="5" table:style-name="ce48"/>
          <table:table-cell table:style-name="ce107" table:formula="of:=IF([.$M54]=&quot;&quot;;&quot;&quot;;IF([.$A5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4])));[.$E54];IF([.$E54]=&quot;&quot;;&quot;&quot;;IFERROR(IF([.$B54]=&quot;&quot;;[.$E$1];[.$B54]);&quot;&quot;)&amp;RIGHT(SUBSTITUTE(SUBSTITUTE(SUBSTITUTE([.$E54];&quot;-&quot;;&quot;&quot;);&quot; &quot;;&quot;&quot;);&quot;+&quot;;&quot;&quot;);10)));&quot;&quot;)">
            <text:p/>
          </table:table-cell>
          <table:table-cell table:style-name="ce99" table:formula="of:=IFERROR(IF([.$E54]=&quot;&quot;;&quot;&quot;;[$Mudslide_Commands.$E$32]&amp;&quot;send &quot;&amp;TRIM(SUBSTITUTE([.$AA54];&quot;+&quot;;&quot;&quot;)&amp;&quot; &quot;&amp;CHAR(34)&amp;[.$H54]&amp;CHAR(10)&amp;[.$I54]&amp;CHAR(10)&amp;[.$J54]&amp;CHAR(10)&amp;[.$K54]&amp;CHAR(10)&amp;[.$L54]&amp;CHAR(10)&amp;&quot;- Sent By Bot&quot;&amp;CHAR(34)&amp;CHAR(10)));&quot;&quot;)">
            <text:p/>
          </table:table-cell>
          <table:table-cell table:style-name="ce99" table:formula="of:=IFERROR(IF([.$E54]=&quot;&quot;;&quot;&quot;;[$Mudslide_Commands.$E$32]&amp;IF(SUMPRODUCT(--ISNUMBER(SEARCH([$Mudslide_Commands.$D$10:.$D$16];RIGHT(LOWER([.$M54]);4))))&gt;0;&quot;send-image &quot;; &quot;send-file &quot;)&amp;TRIM(SUBSTITUTE([.$AA54];&quot;+&quot;;&quot;&quot;)&amp;&quot; &quot;&amp;CHAR(34)&amp;[.$M54]&amp;CHAR(34)&amp;IF([.$S54]=&quot;&quot;;&quot;&quot;;&quot; --caption &quot;&amp;CHAR(34)&amp;[.$S54]&amp;CHAR(34))&amp;CHAR(10)));&quot;&quot;)">
            <text:p/>
          </table:table-cell>
          <table:table-cell table:style-name="ce60" table:formula="of:=IFERROR(IF([.$E54]=&quot;&quot;;&quot;&quot;;IF([.$M54]=&quot;&quot;;[.$AB54]&amp;CHAR(10);[.$AC54]&amp;CHAR(10)));&quot;&quot;)">
            <text:p/>
          </table:table-cell>
          <table:table-cell table:style-name="ce60"/>
          <table:table-cell table:style-name="ce60" table:formula="of:=IFERROR(IF(NOT(ISERROR(SEARCH(&quot;@g.us&quot;;[.$F54])));[.$F54];IF([.$F54]=&quot;&quot;;&quot;&quot;;IFERROR(IF([.$B54]=&quot;&quot;;[.$E$1];[.$B54]);&quot;&quot;)&amp;RIGHT(SUBSTITUTE(SUBSTITUTE(SUBSTITUTE([.$F54];&quot;-&quot;;&quot;&quot;);&quot; &quot;;&quot;&quot;);&quot;+&quot;;&quot;&quot;);10)));&quot;&quot;)">
            <text:p/>
          </table:table-cell>
          <table:table-cell table:style-name="ce99" table:formula="of:=IFERROR(IF([.$F54]=&quot;&quot;;&quot;&quot;;[$Mudslide_Commands.$E$32]&amp;&quot;send &quot;&amp;TRIM(SUBSTITUTE([.$AF54];&quot;+&quot;;&quot;&quot;)&amp;&quot; &quot;&amp;CHAR(34)&amp;[.$H54]&amp;CHAR(10)&amp;[.$I54]&amp;CHAR(10)&amp;[.$J54]&amp;CHAR(10)&amp;[.$K54]&amp;CHAR(10)&amp;[.$L54]&amp;CHAR(10)&amp;&quot;- Sent By Bot&quot;&amp;CHAR(34)&amp;CHAR(10)));&quot;&quot;)">
            <text:p/>
          </table:table-cell>
          <table:table-cell table:style-name="ce99" table:formula="of:=IFERROR(IF([.$F54]=&quot;&quot;;&quot;&quot;;[$Mudslide_Commands.$E$32]&amp;IF(SUMPRODUCT(--ISNUMBER(SEARCH([$Mudslide_Commands.$D$10:.$D$16];RIGHT(LOWER([.$M54]);4))))&gt;0;&quot;send-image &quot;; &quot;send-file &quot;)&amp;TRIM(SUBSTITUTE([.$AF54];&quot;+&quot;;&quot;&quot;)&amp;&quot; &quot;&amp;CHAR(34)&amp;[.$M54]&amp;CHAR(34)&amp;IF([.$S54]=&quot;&quot;;&quot;&quot;;&quot; --caption &quot;&amp;CHAR(34)&amp;[.$S54]&amp;CHAR(34))&amp;CHAR(10)));&quot;&quot;)">
            <text:p/>
          </table:table-cell>
          <table:table-cell table:style-name="ce60" table:formula="of:=IFERROR(IF([.$F54]=&quot;&quot;;&quot;&quot;;IF([.$M54]=&quot;&quot;;[.$AG54]&amp;CHAR(10);[.$AH54]&amp;CHAR(10)));&quot;&quot;)">
            <text:p/>
          </table:table-cell>
          <table:table-cell table:style-name="ce60"/>
          <table:table-cell table:style-name="ce60" table:formula="of:=IFERROR(IF(NOT(ISERROR(SEARCH(&quot;@g.us&quot;;[.$E54])));[.$G54];IF([.$G54]=&quot;&quot;;&quot;&quot;;IFERROR(IF([.$B54]=&quot;&quot;;[.$E$1];[.$B54]);&quot;&quot;)&amp;RIGHT(SUBSTITUTE(SUBSTITUTE(SUBSTITUTE([.$G54];&quot;-&quot;;&quot;&quot;);&quot; &quot;;&quot;&quot;);&quot;+&quot;;&quot;&quot;);10)));&quot;&quot;)">
            <text:p/>
          </table:table-cell>
          <table:table-cell table:style-name="ce99" table:formula="of:=IFERROR(IF([.$G54]=&quot;&quot;;&quot;&quot;;[$Mudslide_Commands.$E$32]&amp;&quot;send &quot;&amp;TRIM(SUBSTITUTE([.$AK54];&quot;+&quot;;&quot;&quot;)&amp;&quot; &quot;&amp;CHAR(34)&amp;[.$H54]&amp;CHAR(10)&amp;[.$I54]&amp;CHAR(10)&amp;[.$J54]&amp;CHAR(10)&amp;[.$K54]&amp;CHAR(10)&amp;[.$L54]&amp;CHAR(10)&amp;&quot;- Sent By Bot&quot;&amp;CHAR(34)&amp;CHAR(10)));&quot;&quot;)">
            <text:p/>
          </table:table-cell>
          <table:table-cell table:style-name="ce99" table:formula="of:=IFERROR(IF([.$G54]=&quot;&quot;;&quot;&quot;;[$Mudslide_Commands.$E$32]&amp;IF(SUMPRODUCT(--ISNUMBER(SEARCH([$Mudslide_Commands.$D$10:.$D$16];RIGHT(LOWER([.$M54]);4))))&gt;0;&quot;send-image &quot;; &quot;send-file &quot;)&amp;TRIM(SUBSTITUTE([.$AK54];&quot;+&quot;;&quot;&quot;)&amp;&quot; &quot;&amp;CHAR(34)&amp;[.$M54]&amp;CHAR(34)&amp;IF([.$S54]=&quot;&quot;;&quot;&quot;;&quot; --caption &quot;&amp;CHAR(34)&amp;[.$S54]&amp;CHAR(34))&amp;CHAR(10)));&quot;&quot;)">
            <text:p/>
          </table:table-cell>
          <table:table-cell table:style-name="ce60" table:formula="of:=IFERROR(IF([.$G54]=&quot;&quot;;&quot;&quot;;IF([.$M54]=&quot;&quot;;[.$AL54]&amp;CHAR(10);[.$AM54]&amp;CHAR(10)));&quot;&quot;)">
            <text:p/>
          </table:table-cell>
          <table:table-cell table:style-name="ce60"/>
          <table:table-cell table:style-name="ce116" table:formula="of:=[.AD54]&amp;[.AI54]&amp;[.AN5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5]&amp;[.F55]&amp;[.G55]=&quot;&quot;;&quot;&quot;;MAX([.$A$3:.$A54])+1);&quot;&quot;)">
            <text:p/>
          </table:table-cell>
          <table:table-cell table:style-name="ce9" table:formula="of:=IFERROR(TRIM(SUBSTITUTE(SUBSTITUTE(VLOOKUP([.C5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5]=&quot;&quot;;&quot;&quot;;TRIM(&quot;Dear *&quot;&amp;[.$D55]&amp;&quot;*&quot;))">
            <text:p/>
          </table:table-cell>
          <table:table-cell table:style-name="ce83" table:formula="of:=IF([.$E55]=&quot;&quot;;&quot;&quot;;&quot;~How Do You Do ?~&quot;)">
            <text:p/>
          </table:table-cell>
          <table:table-cell table:style-name="ce83" table:formula="of:=IF([.$E55]=&quot;&quot;;&quot;&quot;;&quot;_Have a great Day_&quot;)">
            <text:p/>
          </table:table-cell>
          <table:table-cell table:style-name="ce83" table:number-columns-repeated="2"/>
          <table:table-cell table:style-name="ce44" table:number-columns-spanned="6" table:number-rows-spanned="1">
            <draw:control draw:z-index="67" draw:name="BT_File_Selection_12_" draw:style-name="gr6" draw:text-style-name="P5" svg:width="1cm" svg:height="0.5cm" svg:x="0cm" svg:y="0cm" draw:control="control53"/>
          </table:table-cell>
          <table:covered-table-cell table:number-columns-repeated="5" table:style-name="ce48"/>
          <table:table-cell table:style-name="ce107" table:formula="of:=IF([.$M55]=&quot;&quot;;&quot;&quot;;IF([.$A5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5])));[.$E55];IF([.$E55]=&quot;&quot;;&quot;&quot;;IFERROR(IF([.$B55]=&quot;&quot;;[.$E$1];[.$B55]);&quot;&quot;)&amp;RIGHT(SUBSTITUTE(SUBSTITUTE(SUBSTITUTE([.$E55];&quot;-&quot;;&quot;&quot;);&quot; &quot;;&quot;&quot;);&quot;+&quot;;&quot;&quot;);10)));&quot;&quot;)">
            <text:p/>
          </table:table-cell>
          <table:table-cell table:style-name="ce99" table:formula="of:=IFERROR(IF([.$E55]=&quot;&quot;;&quot;&quot;;[$Mudslide_Commands.$E$32]&amp;&quot;send &quot;&amp;TRIM(SUBSTITUTE([.$AA55];&quot;+&quot;;&quot;&quot;)&amp;&quot; &quot;&amp;CHAR(34)&amp;[.$H55]&amp;CHAR(10)&amp;[.$I55]&amp;CHAR(10)&amp;[.$J55]&amp;CHAR(10)&amp;[.$K55]&amp;CHAR(10)&amp;[.$L55]&amp;CHAR(10)&amp;&quot;- Sent By Bot&quot;&amp;CHAR(34)&amp;CHAR(10)));&quot;&quot;)">
            <text:p/>
          </table:table-cell>
          <table:table-cell table:style-name="ce99" table:formula="of:=IFERROR(IF([.$E55]=&quot;&quot;;&quot;&quot;;[$Mudslide_Commands.$E$32]&amp;IF(SUMPRODUCT(--ISNUMBER(SEARCH([$Mudslide_Commands.$D$10:.$D$16];RIGHT(LOWER([.$M55]);4))))&gt;0;&quot;send-image &quot;; &quot;send-file &quot;)&amp;TRIM(SUBSTITUTE([.$AA55];&quot;+&quot;;&quot;&quot;)&amp;&quot; &quot;&amp;CHAR(34)&amp;[.$M55]&amp;CHAR(34)&amp;IF([.$S55]=&quot;&quot;;&quot;&quot;;&quot; --caption &quot;&amp;CHAR(34)&amp;[.$S55]&amp;CHAR(34))&amp;CHAR(10)));&quot;&quot;)">
            <text:p/>
          </table:table-cell>
          <table:table-cell table:style-name="ce60" table:formula="of:=IFERROR(IF([.$E55]=&quot;&quot;;&quot;&quot;;IF([.$M55]=&quot;&quot;;[.$AB55]&amp;CHAR(10);[.$AC55]&amp;CHAR(10)));&quot;&quot;)">
            <text:p/>
          </table:table-cell>
          <table:table-cell table:style-name="ce60"/>
          <table:table-cell table:style-name="ce60" table:formula="of:=IFERROR(IF(NOT(ISERROR(SEARCH(&quot;@g.us&quot;;[.$F55])));[.$F55];IF([.$F55]=&quot;&quot;;&quot;&quot;;IFERROR(IF([.$B55]=&quot;&quot;;[.$E$1];[.$B55]);&quot;&quot;)&amp;RIGHT(SUBSTITUTE(SUBSTITUTE(SUBSTITUTE([.$F55];&quot;-&quot;;&quot;&quot;);&quot; &quot;;&quot;&quot;);&quot;+&quot;;&quot;&quot;);10)));&quot;&quot;)">
            <text:p/>
          </table:table-cell>
          <table:table-cell table:style-name="ce99" table:formula="of:=IFERROR(IF([.$F55]=&quot;&quot;;&quot;&quot;;[$Mudslide_Commands.$E$32]&amp;&quot;send &quot;&amp;TRIM(SUBSTITUTE([.$AF55];&quot;+&quot;;&quot;&quot;)&amp;&quot; &quot;&amp;CHAR(34)&amp;[.$H55]&amp;CHAR(10)&amp;[.$I55]&amp;CHAR(10)&amp;[.$J55]&amp;CHAR(10)&amp;[.$K55]&amp;CHAR(10)&amp;[.$L55]&amp;CHAR(10)&amp;&quot;- Sent By Bot&quot;&amp;CHAR(34)&amp;CHAR(10)));&quot;&quot;)">
            <text:p/>
          </table:table-cell>
          <table:table-cell table:style-name="ce99" table:formula="of:=IFERROR(IF([.$F55]=&quot;&quot;;&quot;&quot;;[$Mudslide_Commands.$E$32]&amp;IF(SUMPRODUCT(--ISNUMBER(SEARCH([$Mudslide_Commands.$D$10:.$D$16];RIGHT(LOWER([.$M55]);4))))&gt;0;&quot;send-image &quot;; &quot;send-file &quot;)&amp;TRIM(SUBSTITUTE([.$AF55];&quot;+&quot;;&quot;&quot;)&amp;&quot; &quot;&amp;CHAR(34)&amp;[.$M55]&amp;CHAR(34)&amp;IF([.$S55]=&quot;&quot;;&quot;&quot;;&quot; --caption &quot;&amp;CHAR(34)&amp;[.$S55]&amp;CHAR(34))&amp;CHAR(10)));&quot;&quot;)">
            <text:p/>
          </table:table-cell>
          <table:table-cell table:style-name="ce60" table:formula="of:=IFERROR(IF([.$F55]=&quot;&quot;;&quot;&quot;;IF([.$M55]=&quot;&quot;;[.$AG55]&amp;CHAR(10);[.$AH55]&amp;CHAR(10)));&quot;&quot;)">
            <text:p/>
          </table:table-cell>
          <table:table-cell table:style-name="ce60"/>
          <table:table-cell table:style-name="ce60" table:formula="of:=IFERROR(IF(NOT(ISERROR(SEARCH(&quot;@g.us&quot;;[.$E55])));[.$G55];IF([.$G55]=&quot;&quot;;&quot;&quot;;IFERROR(IF([.$B55]=&quot;&quot;;[.$E$1];[.$B55]);&quot;&quot;)&amp;RIGHT(SUBSTITUTE(SUBSTITUTE(SUBSTITUTE([.$G55];&quot;-&quot;;&quot;&quot;);&quot; &quot;;&quot;&quot;);&quot;+&quot;;&quot;&quot;);10)));&quot;&quot;)">
            <text:p/>
          </table:table-cell>
          <table:table-cell table:style-name="ce99" table:formula="of:=IFERROR(IF([.$G55]=&quot;&quot;;&quot;&quot;;[$Mudslide_Commands.$E$32]&amp;&quot;send &quot;&amp;TRIM(SUBSTITUTE([.$AK55];&quot;+&quot;;&quot;&quot;)&amp;&quot; &quot;&amp;CHAR(34)&amp;[.$H55]&amp;CHAR(10)&amp;[.$I55]&amp;CHAR(10)&amp;[.$J55]&amp;CHAR(10)&amp;[.$K55]&amp;CHAR(10)&amp;[.$L55]&amp;CHAR(10)&amp;&quot;- Sent By Bot&quot;&amp;CHAR(34)&amp;CHAR(10)));&quot;&quot;)">
            <text:p/>
          </table:table-cell>
          <table:table-cell table:style-name="ce99" table:formula="of:=IFERROR(IF([.$G55]=&quot;&quot;;&quot;&quot;;[$Mudslide_Commands.$E$32]&amp;IF(SUMPRODUCT(--ISNUMBER(SEARCH([$Mudslide_Commands.$D$10:.$D$16];RIGHT(LOWER([.$M55]);4))))&gt;0;&quot;send-image &quot;; &quot;send-file &quot;)&amp;TRIM(SUBSTITUTE([.$AK55];&quot;+&quot;;&quot;&quot;)&amp;&quot; &quot;&amp;CHAR(34)&amp;[.$M55]&amp;CHAR(34)&amp;IF([.$S55]=&quot;&quot;;&quot;&quot;;&quot; --caption &quot;&amp;CHAR(34)&amp;[.$S55]&amp;CHAR(34))&amp;CHAR(10)));&quot;&quot;)">
            <text:p/>
          </table:table-cell>
          <table:table-cell table:style-name="ce60" table:formula="of:=IFERROR(IF([.$G55]=&quot;&quot;;&quot;&quot;;IF([.$M55]=&quot;&quot;;[.$AL55]&amp;CHAR(10);[.$AM55]&amp;CHAR(10)));&quot;&quot;)">
            <text:p/>
          </table:table-cell>
          <table:table-cell table:style-name="ce60"/>
          <table:table-cell table:style-name="ce116" table:formula="of:=[.AD55]&amp;[.AI55]&amp;[.AN5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6]&amp;[.F56]&amp;[.G56]=&quot;&quot;;&quot;&quot;;MAX([.$A$3:.$A55])+1);&quot;&quot;)">
            <text:p/>
          </table:table-cell>
          <table:table-cell table:style-name="ce9" table:formula="of:=IFERROR(TRIM(SUBSTITUTE(SUBSTITUTE(VLOOKUP([.C5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6]=&quot;&quot;;&quot;&quot;;TRIM(&quot;Dear *&quot;&amp;[.$D56]&amp;&quot;*&quot;))">
            <text:p/>
          </table:table-cell>
          <table:table-cell table:style-name="ce83" table:formula="of:=IF([.$E56]=&quot;&quot;;&quot;&quot;;&quot;~How Do You Do ?~&quot;)">
            <text:p/>
          </table:table-cell>
          <table:table-cell table:style-name="ce83" table:formula="of:=IF([.$E56]=&quot;&quot;;&quot;&quot;;&quot;_Have a great Day_&quot;)">
            <text:p/>
          </table:table-cell>
          <table:table-cell table:style-name="ce83" table:number-columns-repeated="2"/>
          <table:table-cell table:style-name="ce44" table:number-columns-spanned="6" table:number-rows-spanned="1">
            <draw:control draw:z-index="68" draw:name="BT_File_Selection_12_" draw:style-name="gr6" draw:text-style-name="P5" svg:width="1cm" svg:height="0.5cm" svg:x="0cm" svg:y="0cm" draw:control="control54"/>
          </table:table-cell>
          <table:covered-table-cell table:number-columns-repeated="5" table:style-name="ce48"/>
          <table:table-cell table:style-name="ce107" table:formula="of:=IF([.$M56]=&quot;&quot;;&quot;&quot;;IF([.$A5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6])));[.$E56];IF([.$E56]=&quot;&quot;;&quot;&quot;;IFERROR(IF([.$B56]=&quot;&quot;;[.$E$1];[.$B56]);&quot;&quot;)&amp;RIGHT(SUBSTITUTE(SUBSTITUTE(SUBSTITUTE([.$E56];&quot;-&quot;;&quot;&quot;);&quot; &quot;;&quot;&quot;);&quot;+&quot;;&quot;&quot;);10)));&quot;&quot;)">
            <text:p/>
          </table:table-cell>
          <table:table-cell table:style-name="ce99" table:formula="of:=IFERROR(IF([.$E56]=&quot;&quot;;&quot;&quot;;[$Mudslide_Commands.$E$32]&amp;&quot;send &quot;&amp;TRIM(SUBSTITUTE([.$AA56];&quot;+&quot;;&quot;&quot;)&amp;&quot; &quot;&amp;CHAR(34)&amp;[.$H56]&amp;CHAR(10)&amp;[.$I56]&amp;CHAR(10)&amp;[.$J56]&amp;CHAR(10)&amp;[.$K56]&amp;CHAR(10)&amp;[.$L56]&amp;CHAR(10)&amp;&quot;- Sent By Bot&quot;&amp;CHAR(34)&amp;CHAR(10)));&quot;&quot;)">
            <text:p/>
          </table:table-cell>
          <table:table-cell table:style-name="ce99" table:formula="of:=IFERROR(IF([.$E56]=&quot;&quot;;&quot;&quot;;[$Mudslide_Commands.$E$32]&amp;IF(SUMPRODUCT(--ISNUMBER(SEARCH([$Mudslide_Commands.$D$10:.$D$16];RIGHT(LOWER([.$M56]);4))))&gt;0;&quot;send-image &quot;; &quot;send-file &quot;)&amp;TRIM(SUBSTITUTE([.$AA56];&quot;+&quot;;&quot;&quot;)&amp;&quot; &quot;&amp;CHAR(34)&amp;[.$M56]&amp;CHAR(34)&amp;IF([.$S56]=&quot;&quot;;&quot;&quot;;&quot; --caption &quot;&amp;CHAR(34)&amp;[.$S56]&amp;CHAR(34))&amp;CHAR(10)));&quot;&quot;)">
            <text:p/>
          </table:table-cell>
          <table:table-cell table:style-name="ce60" table:formula="of:=IFERROR(IF([.$E56]=&quot;&quot;;&quot;&quot;;IF([.$M56]=&quot;&quot;;[.$AB56]&amp;CHAR(10);[.$AC56]&amp;CHAR(10)));&quot;&quot;)">
            <text:p/>
          </table:table-cell>
          <table:table-cell table:style-name="ce60"/>
          <table:table-cell table:style-name="ce60" table:formula="of:=IFERROR(IF(NOT(ISERROR(SEARCH(&quot;@g.us&quot;;[.$F56])));[.$F56];IF([.$F56]=&quot;&quot;;&quot;&quot;;IFERROR(IF([.$B56]=&quot;&quot;;[.$E$1];[.$B56]);&quot;&quot;)&amp;RIGHT(SUBSTITUTE(SUBSTITUTE(SUBSTITUTE([.$F56];&quot;-&quot;;&quot;&quot;);&quot; &quot;;&quot;&quot;);&quot;+&quot;;&quot;&quot;);10)));&quot;&quot;)">
            <text:p/>
          </table:table-cell>
          <table:table-cell table:style-name="ce99" table:formula="of:=IFERROR(IF([.$F56]=&quot;&quot;;&quot;&quot;;[$Mudslide_Commands.$E$32]&amp;&quot;send &quot;&amp;TRIM(SUBSTITUTE([.$AF56];&quot;+&quot;;&quot;&quot;)&amp;&quot; &quot;&amp;CHAR(34)&amp;[.$H56]&amp;CHAR(10)&amp;[.$I56]&amp;CHAR(10)&amp;[.$J56]&amp;CHAR(10)&amp;[.$K56]&amp;CHAR(10)&amp;[.$L56]&amp;CHAR(10)&amp;&quot;- Sent By Bot&quot;&amp;CHAR(34)&amp;CHAR(10)));&quot;&quot;)">
            <text:p/>
          </table:table-cell>
          <table:table-cell table:style-name="ce99" table:formula="of:=IFERROR(IF([.$F56]=&quot;&quot;;&quot;&quot;;[$Mudslide_Commands.$E$32]&amp;IF(SUMPRODUCT(--ISNUMBER(SEARCH([$Mudslide_Commands.$D$10:.$D$16];RIGHT(LOWER([.$M56]);4))))&gt;0;&quot;send-image &quot;; &quot;send-file &quot;)&amp;TRIM(SUBSTITUTE([.$AF56];&quot;+&quot;;&quot;&quot;)&amp;&quot; &quot;&amp;CHAR(34)&amp;[.$M56]&amp;CHAR(34)&amp;IF([.$S56]=&quot;&quot;;&quot;&quot;;&quot; --caption &quot;&amp;CHAR(34)&amp;[.$S56]&amp;CHAR(34))&amp;CHAR(10)));&quot;&quot;)">
            <text:p/>
          </table:table-cell>
          <table:table-cell table:style-name="ce60" table:formula="of:=IFERROR(IF([.$F56]=&quot;&quot;;&quot;&quot;;IF([.$M56]=&quot;&quot;;[.$AG56]&amp;CHAR(10);[.$AH56]&amp;CHAR(10)));&quot;&quot;)">
            <text:p/>
          </table:table-cell>
          <table:table-cell table:style-name="ce60"/>
          <table:table-cell table:style-name="ce60" table:formula="of:=IFERROR(IF(NOT(ISERROR(SEARCH(&quot;@g.us&quot;;[.$E56])));[.$G56];IF([.$G56]=&quot;&quot;;&quot;&quot;;IFERROR(IF([.$B56]=&quot;&quot;;[.$E$1];[.$B56]);&quot;&quot;)&amp;RIGHT(SUBSTITUTE(SUBSTITUTE(SUBSTITUTE([.$G56];&quot;-&quot;;&quot;&quot;);&quot; &quot;;&quot;&quot;);&quot;+&quot;;&quot;&quot;);10)));&quot;&quot;)">
            <text:p/>
          </table:table-cell>
          <table:table-cell table:style-name="ce99" table:formula="of:=IFERROR(IF([.$G56]=&quot;&quot;;&quot;&quot;;[$Mudslide_Commands.$E$32]&amp;&quot;send &quot;&amp;TRIM(SUBSTITUTE([.$AK56];&quot;+&quot;;&quot;&quot;)&amp;&quot; &quot;&amp;CHAR(34)&amp;[.$H56]&amp;CHAR(10)&amp;[.$I56]&amp;CHAR(10)&amp;[.$J56]&amp;CHAR(10)&amp;[.$K56]&amp;CHAR(10)&amp;[.$L56]&amp;CHAR(10)&amp;&quot;- Sent By Bot&quot;&amp;CHAR(34)&amp;CHAR(10)));&quot;&quot;)">
            <text:p/>
          </table:table-cell>
          <table:table-cell table:style-name="ce99" table:formula="of:=IFERROR(IF([.$G56]=&quot;&quot;;&quot;&quot;;[$Mudslide_Commands.$E$32]&amp;IF(SUMPRODUCT(--ISNUMBER(SEARCH([$Mudslide_Commands.$D$10:.$D$16];RIGHT(LOWER([.$M56]);4))))&gt;0;&quot;send-image &quot;; &quot;send-file &quot;)&amp;TRIM(SUBSTITUTE([.$AK56];&quot;+&quot;;&quot;&quot;)&amp;&quot; &quot;&amp;CHAR(34)&amp;[.$M56]&amp;CHAR(34)&amp;IF([.$S56]=&quot;&quot;;&quot;&quot;;&quot; --caption &quot;&amp;CHAR(34)&amp;[.$S56]&amp;CHAR(34))&amp;CHAR(10)));&quot;&quot;)">
            <text:p/>
          </table:table-cell>
          <table:table-cell table:style-name="ce60" table:formula="of:=IFERROR(IF([.$G56]=&quot;&quot;;&quot;&quot;;IF([.$M56]=&quot;&quot;;[.$AL56]&amp;CHAR(10);[.$AM56]&amp;CHAR(10)));&quot;&quot;)">
            <text:p/>
          </table:table-cell>
          <table:table-cell table:style-name="ce60"/>
          <table:table-cell table:style-name="ce116" table:formula="of:=[.AD56]&amp;[.AI56]&amp;[.AN5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7]&amp;[.F57]&amp;[.G57]=&quot;&quot;;&quot;&quot;;MAX([.$A$3:.$A56])+1);&quot;&quot;)">
            <text:p/>
          </table:table-cell>
          <table:table-cell table:style-name="ce9" table:formula="of:=IFERROR(TRIM(SUBSTITUTE(SUBSTITUTE(VLOOKUP([.C5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7]=&quot;&quot;;&quot;&quot;;TRIM(&quot;Dear *&quot;&amp;[.$D57]&amp;&quot;*&quot;))">
            <text:p/>
          </table:table-cell>
          <table:table-cell table:style-name="ce83" table:formula="of:=IF([.$E57]=&quot;&quot;;&quot;&quot;;&quot;~How Do You Do ?~&quot;)">
            <text:p/>
          </table:table-cell>
          <table:table-cell table:style-name="ce83" table:formula="of:=IF([.$E57]=&quot;&quot;;&quot;&quot;;&quot;_Have a great Day_&quot;)">
            <text:p/>
          </table:table-cell>
          <table:table-cell table:style-name="ce83" table:number-columns-repeated="2"/>
          <table:table-cell table:style-name="ce44" table:number-columns-spanned="6" table:number-rows-spanned="1">
            <draw:control draw:z-index="69" draw:name="BT_File_Selection_12_" draw:style-name="gr6" draw:text-style-name="P5" svg:width="1cm" svg:height="0.5cm" svg:x="0cm" svg:y="0cm" draw:control="control55"/>
          </table:table-cell>
          <table:covered-table-cell table:number-columns-repeated="5" table:style-name="ce48"/>
          <table:table-cell table:style-name="ce107" table:formula="of:=IF([.$M57]=&quot;&quot;;&quot;&quot;;IF([.$A5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7])));[.$E57];IF([.$E57]=&quot;&quot;;&quot;&quot;;IFERROR(IF([.$B57]=&quot;&quot;;[.$E$1];[.$B57]);&quot;&quot;)&amp;RIGHT(SUBSTITUTE(SUBSTITUTE(SUBSTITUTE([.$E57];&quot;-&quot;;&quot;&quot;);&quot; &quot;;&quot;&quot;);&quot;+&quot;;&quot;&quot;);10)));&quot;&quot;)">
            <text:p/>
          </table:table-cell>
          <table:table-cell table:style-name="ce99" table:formula="of:=IFERROR(IF([.$E57]=&quot;&quot;;&quot;&quot;;[$Mudslide_Commands.$E$32]&amp;&quot;send &quot;&amp;TRIM(SUBSTITUTE([.$AA57];&quot;+&quot;;&quot;&quot;)&amp;&quot; &quot;&amp;CHAR(34)&amp;[.$H57]&amp;CHAR(10)&amp;[.$I57]&amp;CHAR(10)&amp;[.$J57]&amp;CHAR(10)&amp;[.$K57]&amp;CHAR(10)&amp;[.$L57]&amp;CHAR(10)&amp;&quot;- Sent By Bot&quot;&amp;CHAR(34)&amp;CHAR(10)));&quot;&quot;)">
            <text:p/>
          </table:table-cell>
          <table:table-cell table:style-name="ce99" table:formula="of:=IFERROR(IF([.$E57]=&quot;&quot;;&quot;&quot;;[$Mudslide_Commands.$E$32]&amp;IF(SUMPRODUCT(--ISNUMBER(SEARCH([$Mudslide_Commands.$D$10:.$D$16];RIGHT(LOWER([.$M57]);4))))&gt;0;&quot;send-image &quot;; &quot;send-file &quot;)&amp;TRIM(SUBSTITUTE([.$AA57];&quot;+&quot;;&quot;&quot;)&amp;&quot; &quot;&amp;CHAR(34)&amp;[.$M57]&amp;CHAR(34)&amp;IF([.$S57]=&quot;&quot;;&quot;&quot;;&quot; --caption &quot;&amp;CHAR(34)&amp;[.$S57]&amp;CHAR(34))&amp;CHAR(10)));&quot;&quot;)">
            <text:p/>
          </table:table-cell>
          <table:table-cell table:style-name="ce60" table:formula="of:=IFERROR(IF([.$E57]=&quot;&quot;;&quot;&quot;;IF([.$M57]=&quot;&quot;;[.$AB57]&amp;CHAR(10);[.$AC57]&amp;CHAR(10)));&quot;&quot;)">
            <text:p/>
          </table:table-cell>
          <table:table-cell table:style-name="ce60"/>
          <table:table-cell table:style-name="ce60" table:formula="of:=IFERROR(IF(NOT(ISERROR(SEARCH(&quot;@g.us&quot;;[.$F57])));[.$F57];IF([.$F57]=&quot;&quot;;&quot;&quot;;IFERROR(IF([.$B57]=&quot;&quot;;[.$E$1];[.$B57]);&quot;&quot;)&amp;RIGHT(SUBSTITUTE(SUBSTITUTE(SUBSTITUTE([.$F57];&quot;-&quot;;&quot;&quot;);&quot; &quot;;&quot;&quot;);&quot;+&quot;;&quot;&quot;);10)));&quot;&quot;)">
            <text:p/>
          </table:table-cell>
          <table:table-cell table:style-name="ce99" table:formula="of:=IFERROR(IF([.$F57]=&quot;&quot;;&quot;&quot;;[$Mudslide_Commands.$E$32]&amp;&quot;send &quot;&amp;TRIM(SUBSTITUTE([.$AF57];&quot;+&quot;;&quot;&quot;)&amp;&quot; &quot;&amp;CHAR(34)&amp;[.$H57]&amp;CHAR(10)&amp;[.$I57]&amp;CHAR(10)&amp;[.$J57]&amp;CHAR(10)&amp;[.$K57]&amp;CHAR(10)&amp;[.$L57]&amp;CHAR(10)&amp;&quot;- Sent By Bot&quot;&amp;CHAR(34)&amp;CHAR(10)));&quot;&quot;)">
            <text:p/>
          </table:table-cell>
          <table:table-cell table:style-name="ce99" table:formula="of:=IFERROR(IF([.$F57]=&quot;&quot;;&quot;&quot;;[$Mudslide_Commands.$E$32]&amp;IF(SUMPRODUCT(--ISNUMBER(SEARCH([$Mudslide_Commands.$D$10:.$D$16];RIGHT(LOWER([.$M57]);4))))&gt;0;&quot;send-image &quot;; &quot;send-file &quot;)&amp;TRIM(SUBSTITUTE([.$AF57];&quot;+&quot;;&quot;&quot;)&amp;&quot; &quot;&amp;CHAR(34)&amp;[.$M57]&amp;CHAR(34)&amp;IF([.$S57]=&quot;&quot;;&quot;&quot;;&quot; --caption &quot;&amp;CHAR(34)&amp;[.$S57]&amp;CHAR(34))&amp;CHAR(10)));&quot;&quot;)">
            <text:p/>
          </table:table-cell>
          <table:table-cell table:style-name="ce60" table:formula="of:=IFERROR(IF([.$F57]=&quot;&quot;;&quot;&quot;;IF([.$M57]=&quot;&quot;;[.$AG57]&amp;CHAR(10);[.$AH57]&amp;CHAR(10)));&quot;&quot;)">
            <text:p/>
          </table:table-cell>
          <table:table-cell table:style-name="ce60"/>
          <table:table-cell table:style-name="ce60" table:formula="of:=IFERROR(IF(NOT(ISERROR(SEARCH(&quot;@g.us&quot;;[.$E57])));[.$G57];IF([.$G57]=&quot;&quot;;&quot;&quot;;IFERROR(IF([.$B57]=&quot;&quot;;[.$E$1];[.$B57]);&quot;&quot;)&amp;RIGHT(SUBSTITUTE(SUBSTITUTE(SUBSTITUTE([.$G57];&quot;-&quot;;&quot;&quot;);&quot; &quot;;&quot;&quot;);&quot;+&quot;;&quot;&quot;);10)));&quot;&quot;)">
            <text:p/>
          </table:table-cell>
          <table:table-cell table:style-name="ce99" table:formula="of:=IFERROR(IF([.$G57]=&quot;&quot;;&quot;&quot;;[$Mudslide_Commands.$E$32]&amp;&quot;send &quot;&amp;TRIM(SUBSTITUTE([.$AK57];&quot;+&quot;;&quot;&quot;)&amp;&quot; &quot;&amp;CHAR(34)&amp;[.$H57]&amp;CHAR(10)&amp;[.$I57]&amp;CHAR(10)&amp;[.$J57]&amp;CHAR(10)&amp;[.$K57]&amp;CHAR(10)&amp;[.$L57]&amp;CHAR(10)&amp;&quot;- Sent By Bot&quot;&amp;CHAR(34)&amp;CHAR(10)));&quot;&quot;)">
            <text:p/>
          </table:table-cell>
          <table:table-cell table:style-name="ce99" table:formula="of:=IFERROR(IF([.$G57]=&quot;&quot;;&quot;&quot;;[$Mudslide_Commands.$E$32]&amp;IF(SUMPRODUCT(--ISNUMBER(SEARCH([$Mudslide_Commands.$D$10:.$D$16];RIGHT(LOWER([.$M57]);4))))&gt;0;&quot;send-image &quot;; &quot;send-file &quot;)&amp;TRIM(SUBSTITUTE([.$AK57];&quot;+&quot;;&quot;&quot;)&amp;&quot; &quot;&amp;CHAR(34)&amp;[.$M57]&amp;CHAR(34)&amp;IF([.$S57]=&quot;&quot;;&quot;&quot;;&quot; --caption &quot;&amp;CHAR(34)&amp;[.$S57]&amp;CHAR(34))&amp;CHAR(10)));&quot;&quot;)">
            <text:p/>
          </table:table-cell>
          <table:table-cell table:style-name="ce60" table:formula="of:=IFERROR(IF([.$G57]=&quot;&quot;;&quot;&quot;;IF([.$M57]=&quot;&quot;;[.$AL57]&amp;CHAR(10);[.$AM57]&amp;CHAR(10)));&quot;&quot;)">
            <text:p/>
          </table:table-cell>
          <table:table-cell table:style-name="ce60"/>
          <table:table-cell table:style-name="ce116" table:formula="of:=[.AD57]&amp;[.AI57]&amp;[.AN5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8]&amp;[.F58]&amp;[.G58]=&quot;&quot;;&quot;&quot;;MAX([.$A$3:.$A57])+1);&quot;&quot;)">
            <text:p/>
          </table:table-cell>
          <table:table-cell table:style-name="ce9" table:formula="of:=IFERROR(TRIM(SUBSTITUTE(SUBSTITUTE(VLOOKUP([.C5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8]=&quot;&quot;;&quot;&quot;;TRIM(&quot;Dear *&quot;&amp;[.$D58]&amp;&quot;*&quot;))">
            <text:p/>
          </table:table-cell>
          <table:table-cell table:style-name="ce83" table:formula="of:=IF([.$E58]=&quot;&quot;;&quot;&quot;;&quot;~How Do You Do ?~&quot;)">
            <text:p/>
          </table:table-cell>
          <table:table-cell table:style-name="ce83" table:formula="of:=IF([.$E58]=&quot;&quot;;&quot;&quot;;&quot;_Have a great Day_&quot;)">
            <text:p/>
          </table:table-cell>
          <table:table-cell table:style-name="ce83" table:number-columns-repeated="2"/>
          <table:table-cell table:style-name="ce44" table:number-columns-spanned="6" table:number-rows-spanned="1">
            <draw:control draw:z-index="70" draw:name="BT_File_Selection_12_" draw:style-name="gr6" draw:text-style-name="P5" svg:width="1cm" svg:height="0.5cm" svg:x="0cm" svg:y="0cm" draw:control="control56"/>
          </table:table-cell>
          <table:covered-table-cell table:number-columns-repeated="5" table:style-name="ce48"/>
          <table:table-cell table:style-name="ce107" table:formula="of:=IF([.$M58]=&quot;&quot;;&quot;&quot;;IF([.$A5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8])));[.$E58];IF([.$E58]=&quot;&quot;;&quot;&quot;;IFERROR(IF([.$B58]=&quot;&quot;;[.$E$1];[.$B58]);&quot;&quot;)&amp;RIGHT(SUBSTITUTE(SUBSTITUTE(SUBSTITUTE([.$E58];&quot;-&quot;;&quot;&quot;);&quot; &quot;;&quot;&quot;);&quot;+&quot;;&quot;&quot;);10)));&quot;&quot;)">
            <text:p/>
          </table:table-cell>
          <table:table-cell table:style-name="ce99" table:formula="of:=IFERROR(IF([.$E58]=&quot;&quot;;&quot;&quot;;[$Mudslide_Commands.$E$32]&amp;&quot;send &quot;&amp;TRIM(SUBSTITUTE([.$AA58];&quot;+&quot;;&quot;&quot;)&amp;&quot; &quot;&amp;CHAR(34)&amp;[.$H58]&amp;CHAR(10)&amp;[.$I58]&amp;CHAR(10)&amp;[.$J58]&amp;CHAR(10)&amp;[.$K58]&amp;CHAR(10)&amp;[.$L58]&amp;CHAR(10)&amp;&quot;- Sent By Bot&quot;&amp;CHAR(34)&amp;CHAR(10)));&quot;&quot;)">
            <text:p/>
          </table:table-cell>
          <table:table-cell table:style-name="ce99" table:formula="of:=IFERROR(IF([.$E58]=&quot;&quot;;&quot;&quot;;[$Mudslide_Commands.$E$32]&amp;IF(SUMPRODUCT(--ISNUMBER(SEARCH([$Mudslide_Commands.$D$10:.$D$16];RIGHT(LOWER([.$M58]);4))))&gt;0;&quot;send-image &quot;; &quot;send-file &quot;)&amp;TRIM(SUBSTITUTE([.$AA58];&quot;+&quot;;&quot;&quot;)&amp;&quot; &quot;&amp;CHAR(34)&amp;[.$M58]&amp;CHAR(34)&amp;IF([.$S58]=&quot;&quot;;&quot;&quot;;&quot; --caption &quot;&amp;CHAR(34)&amp;[.$S58]&amp;CHAR(34))&amp;CHAR(10)));&quot;&quot;)">
            <text:p/>
          </table:table-cell>
          <table:table-cell table:style-name="ce60" table:formula="of:=IFERROR(IF([.$E58]=&quot;&quot;;&quot;&quot;;IF([.$M58]=&quot;&quot;;[.$AB58]&amp;CHAR(10);[.$AC58]&amp;CHAR(10)));&quot;&quot;)">
            <text:p/>
          </table:table-cell>
          <table:table-cell table:style-name="ce60"/>
          <table:table-cell table:style-name="ce60" table:formula="of:=IFERROR(IF(NOT(ISERROR(SEARCH(&quot;@g.us&quot;;[.$F58])));[.$F58];IF([.$F58]=&quot;&quot;;&quot;&quot;;IFERROR(IF([.$B58]=&quot;&quot;;[.$E$1];[.$B58]);&quot;&quot;)&amp;RIGHT(SUBSTITUTE(SUBSTITUTE(SUBSTITUTE([.$F58];&quot;-&quot;;&quot;&quot;);&quot; &quot;;&quot;&quot;);&quot;+&quot;;&quot;&quot;);10)));&quot;&quot;)">
            <text:p/>
          </table:table-cell>
          <table:table-cell table:style-name="ce99" table:formula="of:=IFERROR(IF([.$F58]=&quot;&quot;;&quot;&quot;;[$Mudslide_Commands.$E$32]&amp;&quot;send &quot;&amp;TRIM(SUBSTITUTE([.$AF58];&quot;+&quot;;&quot;&quot;)&amp;&quot; &quot;&amp;CHAR(34)&amp;[.$H58]&amp;CHAR(10)&amp;[.$I58]&amp;CHAR(10)&amp;[.$J58]&amp;CHAR(10)&amp;[.$K58]&amp;CHAR(10)&amp;[.$L58]&amp;CHAR(10)&amp;&quot;- Sent By Bot&quot;&amp;CHAR(34)&amp;CHAR(10)));&quot;&quot;)">
            <text:p/>
          </table:table-cell>
          <table:table-cell table:style-name="ce99" table:formula="of:=IFERROR(IF([.$F58]=&quot;&quot;;&quot;&quot;;[$Mudslide_Commands.$E$32]&amp;IF(SUMPRODUCT(--ISNUMBER(SEARCH([$Mudslide_Commands.$D$10:.$D$16];RIGHT(LOWER([.$M58]);4))))&gt;0;&quot;send-image &quot;; &quot;send-file &quot;)&amp;TRIM(SUBSTITUTE([.$AF58];&quot;+&quot;;&quot;&quot;)&amp;&quot; &quot;&amp;CHAR(34)&amp;[.$M58]&amp;CHAR(34)&amp;IF([.$S58]=&quot;&quot;;&quot;&quot;;&quot; --caption &quot;&amp;CHAR(34)&amp;[.$S58]&amp;CHAR(34))&amp;CHAR(10)));&quot;&quot;)">
            <text:p/>
          </table:table-cell>
          <table:table-cell table:style-name="ce60" table:formula="of:=IFERROR(IF([.$F58]=&quot;&quot;;&quot;&quot;;IF([.$M58]=&quot;&quot;;[.$AG58]&amp;CHAR(10);[.$AH58]&amp;CHAR(10)));&quot;&quot;)">
            <text:p/>
          </table:table-cell>
          <table:table-cell table:style-name="ce60"/>
          <table:table-cell table:style-name="ce60" table:formula="of:=IFERROR(IF(NOT(ISERROR(SEARCH(&quot;@g.us&quot;;[.$E58])));[.$G58];IF([.$G58]=&quot;&quot;;&quot;&quot;;IFERROR(IF([.$B58]=&quot;&quot;;[.$E$1];[.$B58]);&quot;&quot;)&amp;RIGHT(SUBSTITUTE(SUBSTITUTE(SUBSTITUTE([.$G58];&quot;-&quot;;&quot;&quot;);&quot; &quot;;&quot;&quot;);&quot;+&quot;;&quot;&quot;);10)));&quot;&quot;)">
            <text:p/>
          </table:table-cell>
          <table:table-cell table:style-name="ce99" table:formula="of:=IFERROR(IF([.$G58]=&quot;&quot;;&quot;&quot;;[$Mudslide_Commands.$E$32]&amp;&quot;send &quot;&amp;TRIM(SUBSTITUTE([.$AK58];&quot;+&quot;;&quot;&quot;)&amp;&quot; &quot;&amp;CHAR(34)&amp;[.$H58]&amp;CHAR(10)&amp;[.$I58]&amp;CHAR(10)&amp;[.$J58]&amp;CHAR(10)&amp;[.$K58]&amp;CHAR(10)&amp;[.$L58]&amp;CHAR(10)&amp;&quot;- Sent By Bot&quot;&amp;CHAR(34)&amp;CHAR(10)));&quot;&quot;)">
            <text:p/>
          </table:table-cell>
          <table:table-cell table:style-name="ce99" table:formula="of:=IFERROR(IF([.$G58]=&quot;&quot;;&quot;&quot;;[$Mudslide_Commands.$E$32]&amp;IF(SUMPRODUCT(--ISNUMBER(SEARCH([$Mudslide_Commands.$D$10:.$D$16];RIGHT(LOWER([.$M58]);4))))&gt;0;&quot;send-image &quot;; &quot;send-file &quot;)&amp;TRIM(SUBSTITUTE([.$AK58];&quot;+&quot;;&quot;&quot;)&amp;&quot; &quot;&amp;CHAR(34)&amp;[.$M58]&amp;CHAR(34)&amp;IF([.$S58]=&quot;&quot;;&quot;&quot;;&quot; --caption &quot;&amp;CHAR(34)&amp;[.$S58]&amp;CHAR(34))&amp;CHAR(10)));&quot;&quot;)">
            <text:p/>
          </table:table-cell>
          <table:table-cell table:style-name="ce60" table:formula="of:=IFERROR(IF([.$G58]=&quot;&quot;;&quot;&quot;;IF([.$M58]=&quot;&quot;;[.$AL58]&amp;CHAR(10);[.$AM58]&amp;CHAR(10)));&quot;&quot;)">
            <text:p/>
          </table:table-cell>
          <table:table-cell table:style-name="ce60"/>
          <table:table-cell table:style-name="ce116" table:formula="of:=[.AD58]&amp;[.AI58]&amp;[.AN5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59]&amp;[.F59]&amp;[.G59]=&quot;&quot;;&quot;&quot;;MAX([.$A$3:.$A58])+1);&quot;&quot;)">
            <text:p/>
          </table:table-cell>
          <table:table-cell table:style-name="ce9" table:formula="of:=IFERROR(TRIM(SUBSTITUTE(SUBSTITUTE(VLOOKUP([.C5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59]=&quot;&quot;;&quot;&quot;;TRIM(&quot;Dear *&quot;&amp;[.$D59]&amp;&quot;*&quot;))">
            <text:p/>
          </table:table-cell>
          <table:table-cell table:style-name="ce83" table:formula="of:=IF([.$E59]=&quot;&quot;;&quot;&quot;;&quot;~How Do You Do ?~&quot;)">
            <text:p/>
          </table:table-cell>
          <table:table-cell table:style-name="ce83" table:formula="of:=IF([.$E59]=&quot;&quot;;&quot;&quot;;&quot;_Have a great Day_&quot;)">
            <text:p/>
          </table:table-cell>
          <table:table-cell table:style-name="ce83" table:number-columns-repeated="2"/>
          <table:table-cell table:style-name="ce44" table:number-columns-spanned="6" table:number-rows-spanned="1">
            <draw:control draw:z-index="71" draw:name="BT_File_Selection_12_" draw:style-name="gr6" draw:text-style-name="P5" svg:width="1cm" svg:height="0.5cm" svg:x="0cm" svg:y="0cm" draw:control="control57"/>
          </table:table-cell>
          <table:covered-table-cell table:number-columns-repeated="5" table:style-name="ce48"/>
          <table:table-cell table:style-name="ce107" table:formula="of:=IF([.$M59]=&quot;&quot;;&quot;&quot;;IF([.$A5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59])));[.$E59];IF([.$E59]=&quot;&quot;;&quot;&quot;;IFERROR(IF([.$B59]=&quot;&quot;;[.$E$1];[.$B59]);&quot;&quot;)&amp;RIGHT(SUBSTITUTE(SUBSTITUTE(SUBSTITUTE([.$E59];&quot;-&quot;;&quot;&quot;);&quot; &quot;;&quot;&quot;);&quot;+&quot;;&quot;&quot;);10)));&quot;&quot;)">
            <text:p/>
          </table:table-cell>
          <table:table-cell table:style-name="ce99" table:formula="of:=IFERROR(IF([.$E59]=&quot;&quot;;&quot;&quot;;[$Mudslide_Commands.$E$32]&amp;&quot;send &quot;&amp;TRIM(SUBSTITUTE([.$AA59];&quot;+&quot;;&quot;&quot;)&amp;&quot; &quot;&amp;CHAR(34)&amp;[.$H59]&amp;CHAR(10)&amp;[.$I59]&amp;CHAR(10)&amp;[.$J59]&amp;CHAR(10)&amp;[.$K59]&amp;CHAR(10)&amp;[.$L59]&amp;CHAR(10)&amp;&quot;- Sent By Bot&quot;&amp;CHAR(34)&amp;CHAR(10)));&quot;&quot;)">
            <text:p/>
          </table:table-cell>
          <table:table-cell table:style-name="ce99" table:formula="of:=IFERROR(IF([.$E59]=&quot;&quot;;&quot;&quot;;[$Mudslide_Commands.$E$32]&amp;IF(SUMPRODUCT(--ISNUMBER(SEARCH([$Mudslide_Commands.$D$10:.$D$16];RIGHT(LOWER([.$M59]);4))))&gt;0;&quot;send-image &quot;; &quot;send-file &quot;)&amp;TRIM(SUBSTITUTE([.$AA59];&quot;+&quot;;&quot;&quot;)&amp;&quot; &quot;&amp;CHAR(34)&amp;[.$M59]&amp;CHAR(34)&amp;IF([.$S59]=&quot;&quot;;&quot;&quot;;&quot; --caption &quot;&amp;CHAR(34)&amp;[.$S59]&amp;CHAR(34))&amp;CHAR(10)));&quot;&quot;)">
            <text:p/>
          </table:table-cell>
          <table:table-cell table:style-name="ce60" table:formula="of:=IFERROR(IF([.$E59]=&quot;&quot;;&quot;&quot;;IF([.$M59]=&quot;&quot;;[.$AB59]&amp;CHAR(10);[.$AC59]&amp;CHAR(10)));&quot;&quot;)">
            <text:p/>
          </table:table-cell>
          <table:table-cell table:style-name="ce60"/>
          <table:table-cell table:style-name="ce60" table:formula="of:=IFERROR(IF(NOT(ISERROR(SEARCH(&quot;@g.us&quot;;[.$F59])));[.$F59];IF([.$F59]=&quot;&quot;;&quot;&quot;;IFERROR(IF([.$B59]=&quot;&quot;;[.$E$1];[.$B59]);&quot;&quot;)&amp;RIGHT(SUBSTITUTE(SUBSTITUTE(SUBSTITUTE([.$F59];&quot;-&quot;;&quot;&quot;);&quot; &quot;;&quot;&quot;);&quot;+&quot;;&quot;&quot;);10)));&quot;&quot;)">
            <text:p/>
          </table:table-cell>
          <table:table-cell table:style-name="ce99" table:formula="of:=IFERROR(IF([.$F59]=&quot;&quot;;&quot;&quot;;[$Mudslide_Commands.$E$32]&amp;&quot;send &quot;&amp;TRIM(SUBSTITUTE([.$AF59];&quot;+&quot;;&quot;&quot;)&amp;&quot; &quot;&amp;CHAR(34)&amp;[.$H59]&amp;CHAR(10)&amp;[.$I59]&amp;CHAR(10)&amp;[.$J59]&amp;CHAR(10)&amp;[.$K59]&amp;CHAR(10)&amp;[.$L59]&amp;CHAR(10)&amp;&quot;- Sent By Bot&quot;&amp;CHAR(34)&amp;CHAR(10)));&quot;&quot;)">
            <text:p/>
          </table:table-cell>
          <table:table-cell table:style-name="ce99" table:formula="of:=IFERROR(IF([.$F59]=&quot;&quot;;&quot;&quot;;[$Mudslide_Commands.$E$32]&amp;IF(SUMPRODUCT(--ISNUMBER(SEARCH([$Mudslide_Commands.$D$10:.$D$16];RIGHT(LOWER([.$M59]);4))))&gt;0;&quot;send-image &quot;; &quot;send-file &quot;)&amp;TRIM(SUBSTITUTE([.$AF59];&quot;+&quot;;&quot;&quot;)&amp;&quot; &quot;&amp;CHAR(34)&amp;[.$M59]&amp;CHAR(34)&amp;IF([.$S59]=&quot;&quot;;&quot;&quot;;&quot; --caption &quot;&amp;CHAR(34)&amp;[.$S59]&amp;CHAR(34))&amp;CHAR(10)));&quot;&quot;)">
            <text:p/>
          </table:table-cell>
          <table:table-cell table:style-name="ce60" table:formula="of:=IFERROR(IF([.$F59]=&quot;&quot;;&quot;&quot;;IF([.$M59]=&quot;&quot;;[.$AG59]&amp;CHAR(10);[.$AH59]&amp;CHAR(10)));&quot;&quot;)">
            <text:p/>
          </table:table-cell>
          <table:table-cell table:style-name="ce60"/>
          <table:table-cell table:style-name="ce60" table:formula="of:=IFERROR(IF(NOT(ISERROR(SEARCH(&quot;@g.us&quot;;[.$E59])));[.$G59];IF([.$G59]=&quot;&quot;;&quot;&quot;;IFERROR(IF([.$B59]=&quot;&quot;;[.$E$1];[.$B59]);&quot;&quot;)&amp;RIGHT(SUBSTITUTE(SUBSTITUTE(SUBSTITUTE([.$G59];&quot;-&quot;;&quot;&quot;);&quot; &quot;;&quot;&quot;);&quot;+&quot;;&quot;&quot;);10)));&quot;&quot;)">
            <text:p/>
          </table:table-cell>
          <table:table-cell table:style-name="ce99" table:formula="of:=IFERROR(IF([.$G59]=&quot;&quot;;&quot;&quot;;[$Mudslide_Commands.$E$32]&amp;&quot;send &quot;&amp;TRIM(SUBSTITUTE([.$AK59];&quot;+&quot;;&quot;&quot;)&amp;&quot; &quot;&amp;CHAR(34)&amp;[.$H59]&amp;CHAR(10)&amp;[.$I59]&amp;CHAR(10)&amp;[.$J59]&amp;CHAR(10)&amp;[.$K59]&amp;CHAR(10)&amp;[.$L59]&amp;CHAR(10)&amp;&quot;- Sent By Bot&quot;&amp;CHAR(34)&amp;CHAR(10)));&quot;&quot;)">
            <text:p/>
          </table:table-cell>
          <table:table-cell table:style-name="ce99" table:formula="of:=IFERROR(IF([.$G59]=&quot;&quot;;&quot;&quot;;[$Mudslide_Commands.$E$32]&amp;IF(SUMPRODUCT(--ISNUMBER(SEARCH([$Mudslide_Commands.$D$10:.$D$16];RIGHT(LOWER([.$M59]);4))))&gt;0;&quot;send-image &quot;; &quot;send-file &quot;)&amp;TRIM(SUBSTITUTE([.$AK59];&quot;+&quot;;&quot;&quot;)&amp;&quot; &quot;&amp;CHAR(34)&amp;[.$M59]&amp;CHAR(34)&amp;IF([.$S59]=&quot;&quot;;&quot;&quot;;&quot; --caption &quot;&amp;CHAR(34)&amp;[.$S59]&amp;CHAR(34))&amp;CHAR(10)));&quot;&quot;)">
            <text:p/>
          </table:table-cell>
          <table:table-cell table:style-name="ce60" table:formula="of:=IFERROR(IF([.$G59]=&quot;&quot;;&quot;&quot;;IF([.$M59]=&quot;&quot;;[.$AL59]&amp;CHAR(10);[.$AM59]&amp;CHAR(10)));&quot;&quot;)">
            <text:p/>
          </table:table-cell>
          <table:table-cell table:style-name="ce60"/>
          <table:table-cell table:style-name="ce116" table:formula="of:=[.AD59]&amp;[.AI59]&amp;[.AN5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0]&amp;[.F60]&amp;[.G60]=&quot;&quot;;&quot;&quot;;MAX([.$A$3:.$A59])+1);&quot;&quot;)">
            <text:p/>
          </table:table-cell>
          <table:table-cell table:style-name="ce9" table:formula="of:=IFERROR(TRIM(SUBSTITUTE(SUBSTITUTE(VLOOKUP([.C6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0]=&quot;&quot;;&quot;&quot;;TRIM(&quot;Dear *&quot;&amp;[.$D60]&amp;&quot;*&quot;))">
            <text:p/>
          </table:table-cell>
          <table:table-cell table:style-name="ce83" table:formula="of:=IF([.$E60]=&quot;&quot;;&quot;&quot;;&quot;~How Do You Do ?~&quot;)">
            <text:p/>
          </table:table-cell>
          <table:table-cell table:style-name="ce83" table:formula="of:=IF([.$E60]=&quot;&quot;;&quot;&quot;;&quot;_Have a great Day_&quot;)">
            <text:p/>
          </table:table-cell>
          <table:table-cell table:style-name="ce83" table:number-columns-repeated="2"/>
          <table:table-cell table:style-name="ce44" table:number-columns-spanned="6" table:number-rows-spanned="1">
            <draw:control draw:z-index="72" draw:name="BT_File_Selection_12_" draw:style-name="gr6" draw:text-style-name="P5" svg:width="1cm" svg:height="0.5cm" svg:x="0cm" svg:y="0cm" draw:control="control58"/>
          </table:table-cell>
          <table:covered-table-cell table:number-columns-repeated="5" table:style-name="ce48"/>
          <table:table-cell table:style-name="ce107" table:formula="of:=IF([.$M60]=&quot;&quot;;&quot;&quot;;IF([.$A6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0])));[.$E60];IF([.$E60]=&quot;&quot;;&quot;&quot;;IFERROR(IF([.$B60]=&quot;&quot;;[.$E$1];[.$B60]);&quot;&quot;)&amp;RIGHT(SUBSTITUTE(SUBSTITUTE(SUBSTITUTE([.$E60];&quot;-&quot;;&quot;&quot;);&quot; &quot;;&quot;&quot;);&quot;+&quot;;&quot;&quot;);10)));&quot;&quot;)">
            <text:p/>
          </table:table-cell>
          <table:table-cell table:style-name="ce99" table:formula="of:=IFERROR(IF([.$E60]=&quot;&quot;;&quot;&quot;;[$Mudslide_Commands.$E$32]&amp;&quot;send &quot;&amp;TRIM(SUBSTITUTE([.$AA60];&quot;+&quot;;&quot;&quot;)&amp;&quot; &quot;&amp;CHAR(34)&amp;[.$H60]&amp;CHAR(10)&amp;[.$I60]&amp;CHAR(10)&amp;[.$J60]&amp;CHAR(10)&amp;[.$K60]&amp;CHAR(10)&amp;[.$L60]&amp;CHAR(10)&amp;&quot;- Sent By Bot&quot;&amp;CHAR(34)&amp;CHAR(10)));&quot;&quot;)">
            <text:p/>
          </table:table-cell>
          <table:table-cell table:style-name="ce99" table:formula="of:=IFERROR(IF([.$E60]=&quot;&quot;;&quot;&quot;;[$Mudslide_Commands.$E$32]&amp;IF(SUMPRODUCT(--ISNUMBER(SEARCH([$Mudslide_Commands.$D$10:.$D$16];RIGHT(LOWER([.$M60]);4))))&gt;0;&quot;send-image &quot;; &quot;send-file &quot;)&amp;TRIM(SUBSTITUTE([.$AA60];&quot;+&quot;;&quot;&quot;)&amp;&quot; &quot;&amp;CHAR(34)&amp;[.$M60]&amp;CHAR(34)&amp;IF([.$S60]=&quot;&quot;;&quot;&quot;;&quot; --caption &quot;&amp;CHAR(34)&amp;[.$S60]&amp;CHAR(34))&amp;CHAR(10)));&quot;&quot;)">
            <text:p/>
          </table:table-cell>
          <table:table-cell table:style-name="ce60" table:formula="of:=IFERROR(IF([.$E60]=&quot;&quot;;&quot;&quot;;IF([.$M60]=&quot;&quot;;[.$AB60]&amp;CHAR(10);[.$AC60]&amp;CHAR(10)));&quot;&quot;)">
            <text:p/>
          </table:table-cell>
          <table:table-cell table:style-name="ce60"/>
          <table:table-cell table:style-name="ce60" table:formula="of:=IFERROR(IF(NOT(ISERROR(SEARCH(&quot;@g.us&quot;;[.$F60])));[.$F60];IF([.$F60]=&quot;&quot;;&quot;&quot;;IFERROR(IF([.$B60]=&quot;&quot;;[.$E$1];[.$B60]);&quot;&quot;)&amp;RIGHT(SUBSTITUTE(SUBSTITUTE(SUBSTITUTE([.$F60];&quot;-&quot;;&quot;&quot;);&quot; &quot;;&quot;&quot;);&quot;+&quot;;&quot;&quot;);10)));&quot;&quot;)">
            <text:p/>
          </table:table-cell>
          <table:table-cell table:style-name="ce99" table:formula="of:=IFERROR(IF([.$F60]=&quot;&quot;;&quot;&quot;;[$Mudslide_Commands.$E$32]&amp;&quot;send &quot;&amp;TRIM(SUBSTITUTE([.$AF60];&quot;+&quot;;&quot;&quot;)&amp;&quot; &quot;&amp;CHAR(34)&amp;[.$H60]&amp;CHAR(10)&amp;[.$I60]&amp;CHAR(10)&amp;[.$J60]&amp;CHAR(10)&amp;[.$K60]&amp;CHAR(10)&amp;[.$L60]&amp;CHAR(10)&amp;&quot;- Sent By Bot&quot;&amp;CHAR(34)&amp;CHAR(10)));&quot;&quot;)">
            <text:p/>
          </table:table-cell>
          <table:table-cell table:style-name="ce99" table:formula="of:=IFERROR(IF([.$F60]=&quot;&quot;;&quot;&quot;;[$Mudslide_Commands.$E$32]&amp;IF(SUMPRODUCT(--ISNUMBER(SEARCH([$Mudslide_Commands.$D$10:.$D$16];RIGHT(LOWER([.$M60]);4))))&gt;0;&quot;send-image &quot;; &quot;send-file &quot;)&amp;TRIM(SUBSTITUTE([.$AF60];&quot;+&quot;;&quot;&quot;)&amp;&quot; &quot;&amp;CHAR(34)&amp;[.$M60]&amp;CHAR(34)&amp;IF([.$S60]=&quot;&quot;;&quot;&quot;;&quot; --caption &quot;&amp;CHAR(34)&amp;[.$S60]&amp;CHAR(34))&amp;CHAR(10)));&quot;&quot;)">
            <text:p/>
          </table:table-cell>
          <table:table-cell table:style-name="ce60" table:formula="of:=IFERROR(IF([.$F60]=&quot;&quot;;&quot;&quot;;IF([.$M60]=&quot;&quot;;[.$AG60]&amp;CHAR(10);[.$AH60]&amp;CHAR(10)));&quot;&quot;)">
            <text:p/>
          </table:table-cell>
          <table:table-cell table:style-name="ce60"/>
          <table:table-cell table:style-name="ce60" table:formula="of:=IFERROR(IF(NOT(ISERROR(SEARCH(&quot;@g.us&quot;;[.$E60])));[.$G60];IF([.$G60]=&quot;&quot;;&quot;&quot;;IFERROR(IF([.$B60]=&quot;&quot;;[.$E$1];[.$B60]);&quot;&quot;)&amp;RIGHT(SUBSTITUTE(SUBSTITUTE(SUBSTITUTE([.$G60];&quot;-&quot;;&quot;&quot;);&quot; &quot;;&quot;&quot;);&quot;+&quot;;&quot;&quot;);10)));&quot;&quot;)">
            <text:p/>
          </table:table-cell>
          <table:table-cell table:style-name="ce99" table:formula="of:=IFERROR(IF([.$G60]=&quot;&quot;;&quot;&quot;;[$Mudslide_Commands.$E$32]&amp;&quot;send &quot;&amp;TRIM(SUBSTITUTE([.$AK60];&quot;+&quot;;&quot;&quot;)&amp;&quot; &quot;&amp;CHAR(34)&amp;[.$H60]&amp;CHAR(10)&amp;[.$I60]&amp;CHAR(10)&amp;[.$J60]&amp;CHAR(10)&amp;[.$K60]&amp;CHAR(10)&amp;[.$L60]&amp;CHAR(10)&amp;&quot;- Sent By Bot&quot;&amp;CHAR(34)&amp;CHAR(10)));&quot;&quot;)">
            <text:p/>
          </table:table-cell>
          <table:table-cell table:style-name="ce99" table:formula="of:=IFERROR(IF([.$G60]=&quot;&quot;;&quot;&quot;;[$Mudslide_Commands.$E$32]&amp;IF(SUMPRODUCT(--ISNUMBER(SEARCH([$Mudslide_Commands.$D$10:.$D$16];RIGHT(LOWER([.$M60]);4))))&gt;0;&quot;send-image &quot;; &quot;send-file &quot;)&amp;TRIM(SUBSTITUTE([.$AK60];&quot;+&quot;;&quot;&quot;)&amp;&quot; &quot;&amp;CHAR(34)&amp;[.$M60]&amp;CHAR(34)&amp;IF([.$S60]=&quot;&quot;;&quot;&quot;;&quot; --caption &quot;&amp;CHAR(34)&amp;[.$S60]&amp;CHAR(34))&amp;CHAR(10)));&quot;&quot;)">
            <text:p/>
          </table:table-cell>
          <table:table-cell table:style-name="ce60" table:formula="of:=IFERROR(IF([.$G60]=&quot;&quot;;&quot;&quot;;IF([.$M60]=&quot;&quot;;[.$AL60]&amp;CHAR(10);[.$AM60]&amp;CHAR(10)));&quot;&quot;)">
            <text:p/>
          </table:table-cell>
          <table:table-cell table:style-name="ce60"/>
          <table:table-cell table:style-name="ce116" table:formula="of:=[.AD60]&amp;[.AI60]&amp;[.AN6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1]&amp;[.F61]&amp;[.G61]=&quot;&quot;;&quot;&quot;;MAX([.$A$3:.$A60])+1);&quot;&quot;)">
            <text:p/>
          </table:table-cell>
          <table:table-cell table:style-name="ce9" table:formula="of:=IFERROR(TRIM(SUBSTITUTE(SUBSTITUTE(VLOOKUP([.C6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1]=&quot;&quot;;&quot;&quot;;TRIM(&quot;Dear *&quot;&amp;[.$D61]&amp;&quot;*&quot;))">
            <text:p/>
          </table:table-cell>
          <table:table-cell table:style-name="ce83" table:formula="of:=IF([.$E61]=&quot;&quot;;&quot;&quot;;&quot;~How Do You Do ?~&quot;)">
            <text:p/>
          </table:table-cell>
          <table:table-cell table:style-name="ce83" table:formula="of:=IF([.$E61]=&quot;&quot;;&quot;&quot;;&quot;_Have a great Day_&quot;)">
            <text:p/>
          </table:table-cell>
          <table:table-cell table:style-name="ce83" table:number-columns-repeated="2"/>
          <table:table-cell table:style-name="ce44" table:number-columns-spanned="6" table:number-rows-spanned="1">
            <draw:control draw:z-index="73" draw:name="BT_File_Selection_12_" draw:style-name="gr6" draw:text-style-name="P5" svg:width="1cm" svg:height="0.5cm" svg:x="0cm" svg:y="0cm" draw:control="control59"/>
          </table:table-cell>
          <table:covered-table-cell table:number-columns-repeated="5" table:style-name="ce48"/>
          <table:table-cell table:style-name="ce107" table:formula="of:=IF([.$M61]=&quot;&quot;;&quot;&quot;;IF([.$A6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1])));[.$E61];IF([.$E61]=&quot;&quot;;&quot;&quot;;IFERROR(IF([.$B61]=&quot;&quot;;[.$E$1];[.$B61]);&quot;&quot;)&amp;RIGHT(SUBSTITUTE(SUBSTITUTE(SUBSTITUTE([.$E61];&quot;-&quot;;&quot;&quot;);&quot; &quot;;&quot;&quot;);&quot;+&quot;;&quot;&quot;);10)));&quot;&quot;)">
            <text:p/>
          </table:table-cell>
          <table:table-cell table:style-name="ce99" table:formula="of:=IFERROR(IF([.$E61]=&quot;&quot;;&quot;&quot;;[$Mudslide_Commands.$E$32]&amp;&quot;send &quot;&amp;TRIM(SUBSTITUTE([.$AA61];&quot;+&quot;;&quot;&quot;)&amp;&quot; &quot;&amp;CHAR(34)&amp;[.$H61]&amp;CHAR(10)&amp;[.$I61]&amp;CHAR(10)&amp;[.$J61]&amp;CHAR(10)&amp;[.$K61]&amp;CHAR(10)&amp;[.$L61]&amp;CHAR(10)&amp;&quot;- Sent By Bot&quot;&amp;CHAR(34)&amp;CHAR(10)));&quot;&quot;)">
            <text:p/>
          </table:table-cell>
          <table:table-cell table:style-name="ce99" table:formula="of:=IFERROR(IF([.$E61]=&quot;&quot;;&quot;&quot;;[$Mudslide_Commands.$E$32]&amp;IF(SUMPRODUCT(--ISNUMBER(SEARCH([$Mudslide_Commands.$D$10:.$D$16];RIGHT(LOWER([.$M61]);4))))&gt;0;&quot;send-image &quot;; &quot;send-file &quot;)&amp;TRIM(SUBSTITUTE([.$AA61];&quot;+&quot;;&quot;&quot;)&amp;&quot; &quot;&amp;CHAR(34)&amp;[.$M61]&amp;CHAR(34)&amp;IF([.$S61]=&quot;&quot;;&quot;&quot;;&quot; --caption &quot;&amp;CHAR(34)&amp;[.$S61]&amp;CHAR(34))&amp;CHAR(10)));&quot;&quot;)">
            <text:p/>
          </table:table-cell>
          <table:table-cell table:style-name="ce60" table:formula="of:=IFERROR(IF([.$E61]=&quot;&quot;;&quot;&quot;;IF([.$M61]=&quot;&quot;;[.$AB61]&amp;CHAR(10);[.$AC61]&amp;CHAR(10)));&quot;&quot;)">
            <text:p/>
          </table:table-cell>
          <table:table-cell table:style-name="ce60"/>
          <table:table-cell table:style-name="ce60" table:formula="of:=IFERROR(IF(NOT(ISERROR(SEARCH(&quot;@g.us&quot;;[.$F61])));[.$F61];IF([.$F61]=&quot;&quot;;&quot;&quot;;IFERROR(IF([.$B61]=&quot;&quot;;[.$E$1];[.$B61]);&quot;&quot;)&amp;RIGHT(SUBSTITUTE(SUBSTITUTE(SUBSTITUTE([.$F61];&quot;-&quot;;&quot;&quot;);&quot; &quot;;&quot;&quot;);&quot;+&quot;;&quot;&quot;);10)));&quot;&quot;)">
            <text:p/>
          </table:table-cell>
          <table:table-cell table:style-name="ce99" table:formula="of:=IFERROR(IF([.$F61]=&quot;&quot;;&quot;&quot;;[$Mudslide_Commands.$E$32]&amp;&quot;send &quot;&amp;TRIM(SUBSTITUTE([.$AF61];&quot;+&quot;;&quot;&quot;)&amp;&quot; &quot;&amp;CHAR(34)&amp;[.$H61]&amp;CHAR(10)&amp;[.$I61]&amp;CHAR(10)&amp;[.$J61]&amp;CHAR(10)&amp;[.$K61]&amp;CHAR(10)&amp;[.$L61]&amp;CHAR(10)&amp;&quot;- Sent By Bot&quot;&amp;CHAR(34)&amp;CHAR(10)));&quot;&quot;)">
            <text:p/>
          </table:table-cell>
          <table:table-cell table:style-name="ce99" table:formula="of:=IFERROR(IF([.$F61]=&quot;&quot;;&quot;&quot;;[$Mudslide_Commands.$E$32]&amp;IF(SUMPRODUCT(--ISNUMBER(SEARCH([$Mudslide_Commands.$D$10:.$D$16];RIGHT(LOWER([.$M61]);4))))&gt;0;&quot;send-image &quot;; &quot;send-file &quot;)&amp;TRIM(SUBSTITUTE([.$AF61];&quot;+&quot;;&quot;&quot;)&amp;&quot; &quot;&amp;CHAR(34)&amp;[.$M61]&amp;CHAR(34)&amp;IF([.$S61]=&quot;&quot;;&quot;&quot;;&quot; --caption &quot;&amp;CHAR(34)&amp;[.$S61]&amp;CHAR(34))&amp;CHAR(10)));&quot;&quot;)">
            <text:p/>
          </table:table-cell>
          <table:table-cell table:style-name="ce60" table:formula="of:=IFERROR(IF([.$F61]=&quot;&quot;;&quot;&quot;;IF([.$M61]=&quot;&quot;;[.$AG61]&amp;CHAR(10);[.$AH61]&amp;CHAR(10)));&quot;&quot;)">
            <text:p/>
          </table:table-cell>
          <table:table-cell table:style-name="ce60"/>
          <table:table-cell table:style-name="ce60" table:formula="of:=IFERROR(IF(NOT(ISERROR(SEARCH(&quot;@g.us&quot;;[.$E61])));[.$G61];IF([.$G61]=&quot;&quot;;&quot;&quot;;IFERROR(IF([.$B61]=&quot;&quot;;[.$E$1];[.$B61]);&quot;&quot;)&amp;RIGHT(SUBSTITUTE(SUBSTITUTE(SUBSTITUTE([.$G61];&quot;-&quot;;&quot;&quot;);&quot; &quot;;&quot;&quot;);&quot;+&quot;;&quot;&quot;);10)));&quot;&quot;)">
            <text:p/>
          </table:table-cell>
          <table:table-cell table:style-name="ce99" table:formula="of:=IFERROR(IF([.$G61]=&quot;&quot;;&quot;&quot;;[$Mudslide_Commands.$E$32]&amp;&quot;send &quot;&amp;TRIM(SUBSTITUTE([.$AK61];&quot;+&quot;;&quot;&quot;)&amp;&quot; &quot;&amp;CHAR(34)&amp;[.$H61]&amp;CHAR(10)&amp;[.$I61]&amp;CHAR(10)&amp;[.$J61]&amp;CHAR(10)&amp;[.$K61]&amp;CHAR(10)&amp;[.$L61]&amp;CHAR(10)&amp;&quot;- Sent By Bot&quot;&amp;CHAR(34)&amp;CHAR(10)));&quot;&quot;)">
            <text:p/>
          </table:table-cell>
          <table:table-cell table:style-name="ce99" table:formula="of:=IFERROR(IF([.$G61]=&quot;&quot;;&quot;&quot;;[$Mudslide_Commands.$E$32]&amp;IF(SUMPRODUCT(--ISNUMBER(SEARCH([$Mudslide_Commands.$D$10:.$D$16];RIGHT(LOWER([.$M61]);4))))&gt;0;&quot;send-image &quot;; &quot;send-file &quot;)&amp;TRIM(SUBSTITUTE([.$AK61];&quot;+&quot;;&quot;&quot;)&amp;&quot; &quot;&amp;CHAR(34)&amp;[.$M61]&amp;CHAR(34)&amp;IF([.$S61]=&quot;&quot;;&quot;&quot;;&quot; --caption &quot;&amp;CHAR(34)&amp;[.$S61]&amp;CHAR(34))&amp;CHAR(10)));&quot;&quot;)">
            <text:p/>
          </table:table-cell>
          <table:table-cell table:style-name="ce60" table:formula="of:=IFERROR(IF([.$G61]=&quot;&quot;;&quot;&quot;;IF([.$M61]=&quot;&quot;;[.$AL61]&amp;CHAR(10);[.$AM61]&amp;CHAR(10)));&quot;&quot;)">
            <text:p/>
          </table:table-cell>
          <table:table-cell table:style-name="ce60"/>
          <table:table-cell table:style-name="ce116" table:formula="of:=[.AD61]&amp;[.AI61]&amp;[.AN6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2]&amp;[.F62]&amp;[.G62]=&quot;&quot;;&quot;&quot;;MAX([.$A$3:.$A61])+1);&quot;&quot;)">
            <text:p/>
          </table:table-cell>
          <table:table-cell table:style-name="ce9" table:formula="of:=IFERROR(TRIM(SUBSTITUTE(SUBSTITUTE(VLOOKUP([.C6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2]=&quot;&quot;;&quot;&quot;;TRIM(&quot;Dear *&quot;&amp;[.$D62]&amp;&quot;*&quot;))">
            <text:p/>
          </table:table-cell>
          <table:table-cell table:style-name="ce83" table:formula="of:=IF([.$E62]=&quot;&quot;;&quot;&quot;;&quot;~How Do You Do ?~&quot;)">
            <text:p/>
          </table:table-cell>
          <table:table-cell table:style-name="ce83" table:formula="of:=IF([.$E62]=&quot;&quot;;&quot;&quot;;&quot;_Have a great Day_&quot;)">
            <text:p/>
          </table:table-cell>
          <table:table-cell table:style-name="ce83" table:number-columns-repeated="2"/>
          <table:table-cell table:style-name="ce44" table:number-columns-spanned="6" table:number-rows-spanned="1">
            <draw:control draw:z-index="74" draw:name="BT_File_Selection_12_" draw:style-name="gr6" draw:text-style-name="P5" svg:width="1cm" svg:height="0.5cm" svg:x="0cm" svg:y="0cm" draw:control="control60"/>
          </table:table-cell>
          <table:covered-table-cell table:number-columns-repeated="5" table:style-name="ce48"/>
          <table:table-cell table:style-name="ce107" table:formula="of:=IF([.$M62]=&quot;&quot;;&quot;&quot;;IF([.$A6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2])));[.$E62];IF([.$E62]=&quot;&quot;;&quot;&quot;;IFERROR(IF([.$B62]=&quot;&quot;;[.$E$1];[.$B62]);&quot;&quot;)&amp;RIGHT(SUBSTITUTE(SUBSTITUTE(SUBSTITUTE([.$E62];&quot;-&quot;;&quot;&quot;);&quot; &quot;;&quot;&quot;);&quot;+&quot;;&quot;&quot;);10)));&quot;&quot;)">
            <text:p/>
          </table:table-cell>
          <table:table-cell table:style-name="ce99" table:formula="of:=IFERROR(IF([.$E62]=&quot;&quot;;&quot;&quot;;[$Mudslide_Commands.$E$32]&amp;&quot;send &quot;&amp;TRIM(SUBSTITUTE([.$AA62];&quot;+&quot;;&quot;&quot;)&amp;&quot; &quot;&amp;CHAR(34)&amp;[.$H62]&amp;CHAR(10)&amp;[.$I62]&amp;CHAR(10)&amp;[.$J62]&amp;CHAR(10)&amp;[.$K62]&amp;CHAR(10)&amp;[.$L62]&amp;CHAR(10)&amp;&quot;- Sent By Bot&quot;&amp;CHAR(34)&amp;CHAR(10)));&quot;&quot;)">
            <text:p/>
          </table:table-cell>
          <table:table-cell table:style-name="ce99" table:formula="of:=IFERROR(IF([.$E62]=&quot;&quot;;&quot;&quot;;[$Mudslide_Commands.$E$32]&amp;IF(SUMPRODUCT(--ISNUMBER(SEARCH([$Mudslide_Commands.$D$10:.$D$16];RIGHT(LOWER([.$M62]);4))))&gt;0;&quot;send-image &quot;; &quot;send-file &quot;)&amp;TRIM(SUBSTITUTE([.$AA62];&quot;+&quot;;&quot;&quot;)&amp;&quot; &quot;&amp;CHAR(34)&amp;[.$M62]&amp;CHAR(34)&amp;IF([.$S62]=&quot;&quot;;&quot;&quot;;&quot; --caption &quot;&amp;CHAR(34)&amp;[.$S62]&amp;CHAR(34))&amp;CHAR(10)));&quot;&quot;)">
            <text:p/>
          </table:table-cell>
          <table:table-cell table:style-name="ce60" table:formula="of:=IFERROR(IF([.$E62]=&quot;&quot;;&quot;&quot;;IF([.$M62]=&quot;&quot;;[.$AB62]&amp;CHAR(10);[.$AC62]&amp;CHAR(10)));&quot;&quot;)">
            <text:p/>
          </table:table-cell>
          <table:table-cell table:style-name="ce60"/>
          <table:table-cell table:style-name="ce60" table:formula="of:=IFERROR(IF(NOT(ISERROR(SEARCH(&quot;@g.us&quot;;[.$F62])));[.$F62];IF([.$F62]=&quot;&quot;;&quot;&quot;;IFERROR(IF([.$B62]=&quot;&quot;;[.$E$1];[.$B62]);&quot;&quot;)&amp;RIGHT(SUBSTITUTE(SUBSTITUTE(SUBSTITUTE([.$F62];&quot;-&quot;;&quot;&quot;);&quot; &quot;;&quot;&quot;);&quot;+&quot;;&quot;&quot;);10)));&quot;&quot;)">
            <text:p/>
          </table:table-cell>
          <table:table-cell table:style-name="ce99" table:formula="of:=IFERROR(IF([.$F62]=&quot;&quot;;&quot;&quot;;[$Mudslide_Commands.$E$32]&amp;&quot;send &quot;&amp;TRIM(SUBSTITUTE([.$AF62];&quot;+&quot;;&quot;&quot;)&amp;&quot; &quot;&amp;CHAR(34)&amp;[.$H62]&amp;CHAR(10)&amp;[.$I62]&amp;CHAR(10)&amp;[.$J62]&amp;CHAR(10)&amp;[.$K62]&amp;CHAR(10)&amp;[.$L62]&amp;CHAR(10)&amp;&quot;- Sent By Bot&quot;&amp;CHAR(34)&amp;CHAR(10)));&quot;&quot;)">
            <text:p/>
          </table:table-cell>
          <table:table-cell table:style-name="ce99" table:formula="of:=IFERROR(IF([.$F62]=&quot;&quot;;&quot;&quot;;[$Mudslide_Commands.$E$32]&amp;IF(SUMPRODUCT(--ISNUMBER(SEARCH([$Mudslide_Commands.$D$10:.$D$16];RIGHT(LOWER([.$M62]);4))))&gt;0;&quot;send-image &quot;; &quot;send-file &quot;)&amp;TRIM(SUBSTITUTE([.$AF62];&quot;+&quot;;&quot;&quot;)&amp;&quot; &quot;&amp;CHAR(34)&amp;[.$M62]&amp;CHAR(34)&amp;IF([.$S62]=&quot;&quot;;&quot;&quot;;&quot; --caption &quot;&amp;CHAR(34)&amp;[.$S62]&amp;CHAR(34))&amp;CHAR(10)));&quot;&quot;)">
            <text:p/>
          </table:table-cell>
          <table:table-cell table:style-name="ce60" table:formula="of:=IFERROR(IF([.$F62]=&quot;&quot;;&quot;&quot;;IF([.$M62]=&quot;&quot;;[.$AG62]&amp;CHAR(10);[.$AH62]&amp;CHAR(10)));&quot;&quot;)">
            <text:p/>
          </table:table-cell>
          <table:table-cell table:style-name="ce60"/>
          <table:table-cell table:style-name="ce60" table:formula="of:=IFERROR(IF(NOT(ISERROR(SEARCH(&quot;@g.us&quot;;[.$E62])));[.$G62];IF([.$G62]=&quot;&quot;;&quot;&quot;;IFERROR(IF([.$B62]=&quot;&quot;;[.$E$1];[.$B62]);&quot;&quot;)&amp;RIGHT(SUBSTITUTE(SUBSTITUTE(SUBSTITUTE([.$G62];&quot;-&quot;;&quot;&quot;);&quot; &quot;;&quot;&quot;);&quot;+&quot;;&quot;&quot;);10)));&quot;&quot;)">
            <text:p/>
          </table:table-cell>
          <table:table-cell table:style-name="ce99" table:formula="of:=IFERROR(IF([.$G62]=&quot;&quot;;&quot;&quot;;[$Mudslide_Commands.$E$32]&amp;&quot;send &quot;&amp;TRIM(SUBSTITUTE([.$AK62];&quot;+&quot;;&quot;&quot;)&amp;&quot; &quot;&amp;CHAR(34)&amp;[.$H62]&amp;CHAR(10)&amp;[.$I62]&amp;CHAR(10)&amp;[.$J62]&amp;CHAR(10)&amp;[.$K62]&amp;CHAR(10)&amp;[.$L62]&amp;CHAR(10)&amp;&quot;- Sent By Bot&quot;&amp;CHAR(34)&amp;CHAR(10)));&quot;&quot;)">
            <text:p/>
          </table:table-cell>
          <table:table-cell table:style-name="ce99" table:formula="of:=IFERROR(IF([.$G62]=&quot;&quot;;&quot;&quot;;[$Mudslide_Commands.$E$32]&amp;IF(SUMPRODUCT(--ISNUMBER(SEARCH([$Mudslide_Commands.$D$10:.$D$16];RIGHT(LOWER([.$M62]);4))))&gt;0;&quot;send-image &quot;; &quot;send-file &quot;)&amp;TRIM(SUBSTITUTE([.$AK62];&quot;+&quot;;&quot;&quot;)&amp;&quot; &quot;&amp;CHAR(34)&amp;[.$M62]&amp;CHAR(34)&amp;IF([.$S62]=&quot;&quot;;&quot;&quot;;&quot; --caption &quot;&amp;CHAR(34)&amp;[.$S62]&amp;CHAR(34))&amp;CHAR(10)));&quot;&quot;)">
            <text:p/>
          </table:table-cell>
          <table:table-cell table:style-name="ce60" table:formula="of:=IFERROR(IF([.$G62]=&quot;&quot;;&quot;&quot;;IF([.$M62]=&quot;&quot;;[.$AL62]&amp;CHAR(10);[.$AM62]&amp;CHAR(10)));&quot;&quot;)">
            <text:p/>
          </table:table-cell>
          <table:table-cell table:style-name="ce60"/>
          <table:table-cell table:style-name="ce116" table:formula="of:=[.AD62]&amp;[.AI62]&amp;[.AN6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3]&amp;[.F63]&amp;[.G63]=&quot;&quot;;&quot;&quot;;MAX([.$A$3:.$A62])+1);&quot;&quot;)">
            <text:p/>
          </table:table-cell>
          <table:table-cell table:style-name="ce9" table:formula="of:=IFERROR(TRIM(SUBSTITUTE(SUBSTITUTE(VLOOKUP([.C6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3]=&quot;&quot;;&quot;&quot;;TRIM(&quot;Dear *&quot;&amp;[.$D63]&amp;&quot;*&quot;))">
            <text:p/>
          </table:table-cell>
          <table:table-cell table:style-name="ce83" table:formula="of:=IF([.$E63]=&quot;&quot;;&quot;&quot;;&quot;~How Do You Do ?~&quot;)">
            <text:p/>
          </table:table-cell>
          <table:table-cell table:style-name="ce83" table:formula="of:=IF([.$E63]=&quot;&quot;;&quot;&quot;;&quot;_Have a great Day_&quot;)">
            <text:p/>
          </table:table-cell>
          <table:table-cell table:style-name="ce83" table:number-columns-repeated="2"/>
          <table:table-cell table:style-name="ce44" table:number-columns-spanned="6" table:number-rows-spanned="1">
            <draw:control draw:z-index="75" draw:name="BT_File_Selection_12_" draw:style-name="gr6" draw:text-style-name="P5" svg:width="1cm" svg:height="0.5cm" svg:x="0cm" svg:y="0cm" draw:control="control61"/>
          </table:table-cell>
          <table:covered-table-cell table:number-columns-repeated="5" table:style-name="ce48"/>
          <table:table-cell table:style-name="ce107" table:formula="of:=IF([.$M63]=&quot;&quot;;&quot;&quot;;IF([.$A6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3])));[.$E63];IF([.$E63]=&quot;&quot;;&quot;&quot;;IFERROR(IF([.$B63]=&quot;&quot;;[.$E$1];[.$B63]);&quot;&quot;)&amp;RIGHT(SUBSTITUTE(SUBSTITUTE(SUBSTITUTE([.$E63];&quot;-&quot;;&quot;&quot;);&quot; &quot;;&quot;&quot;);&quot;+&quot;;&quot;&quot;);10)));&quot;&quot;)">
            <text:p/>
          </table:table-cell>
          <table:table-cell table:style-name="ce99" table:formula="of:=IFERROR(IF([.$E63]=&quot;&quot;;&quot;&quot;;[$Mudslide_Commands.$E$32]&amp;&quot;send &quot;&amp;TRIM(SUBSTITUTE([.$AA63];&quot;+&quot;;&quot;&quot;)&amp;&quot; &quot;&amp;CHAR(34)&amp;[.$H63]&amp;CHAR(10)&amp;[.$I63]&amp;CHAR(10)&amp;[.$J63]&amp;CHAR(10)&amp;[.$K63]&amp;CHAR(10)&amp;[.$L63]&amp;CHAR(10)&amp;&quot;- Sent By Bot&quot;&amp;CHAR(34)&amp;CHAR(10)));&quot;&quot;)">
            <text:p/>
          </table:table-cell>
          <table:table-cell table:style-name="ce99" table:formula="of:=IFERROR(IF([.$E63]=&quot;&quot;;&quot;&quot;;[$Mudslide_Commands.$E$32]&amp;IF(SUMPRODUCT(--ISNUMBER(SEARCH([$Mudslide_Commands.$D$10:.$D$16];RIGHT(LOWER([.$M63]);4))))&gt;0;&quot;send-image &quot;; &quot;send-file &quot;)&amp;TRIM(SUBSTITUTE([.$AA63];&quot;+&quot;;&quot;&quot;)&amp;&quot; &quot;&amp;CHAR(34)&amp;[.$M63]&amp;CHAR(34)&amp;IF([.$S63]=&quot;&quot;;&quot;&quot;;&quot; --caption &quot;&amp;CHAR(34)&amp;[.$S63]&amp;CHAR(34))&amp;CHAR(10)));&quot;&quot;)">
            <text:p/>
          </table:table-cell>
          <table:table-cell table:style-name="ce60" table:formula="of:=IFERROR(IF([.$E63]=&quot;&quot;;&quot;&quot;;IF([.$M63]=&quot;&quot;;[.$AB63]&amp;CHAR(10);[.$AC63]&amp;CHAR(10)));&quot;&quot;)">
            <text:p/>
          </table:table-cell>
          <table:table-cell table:style-name="ce60"/>
          <table:table-cell table:style-name="ce60" table:formula="of:=IFERROR(IF(NOT(ISERROR(SEARCH(&quot;@g.us&quot;;[.$F63])));[.$F63];IF([.$F63]=&quot;&quot;;&quot;&quot;;IFERROR(IF([.$B63]=&quot;&quot;;[.$E$1];[.$B63]);&quot;&quot;)&amp;RIGHT(SUBSTITUTE(SUBSTITUTE(SUBSTITUTE([.$F63];&quot;-&quot;;&quot;&quot;);&quot; &quot;;&quot;&quot;);&quot;+&quot;;&quot;&quot;);10)));&quot;&quot;)">
            <text:p/>
          </table:table-cell>
          <table:table-cell table:style-name="ce99" table:formula="of:=IFERROR(IF([.$F63]=&quot;&quot;;&quot;&quot;;[$Mudslide_Commands.$E$32]&amp;&quot;send &quot;&amp;TRIM(SUBSTITUTE([.$AF63];&quot;+&quot;;&quot;&quot;)&amp;&quot; &quot;&amp;CHAR(34)&amp;[.$H63]&amp;CHAR(10)&amp;[.$I63]&amp;CHAR(10)&amp;[.$J63]&amp;CHAR(10)&amp;[.$K63]&amp;CHAR(10)&amp;[.$L63]&amp;CHAR(10)&amp;&quot;- Sent By Bot&quot;&amp;CHAR(34)&amp;CHAR(10)));&quot;&quot;)">
            <text:p/>
          </table:table-cell>
          <table:table-cell table:style-name="ce99" table:formula="of:=IFERROR(IF([.$F63]=&quot;&quot;;&quot;&quot;;[$Mudslide_Commands.$E$32]&amp;IF(SUMPRODUCT(--ISNUMBER(SEARCH([$Mudslide_Commands.$D$10:.$D$16];RIGHT(LOWER([.$M63]);4))))&gt;0;&quot;send-image &quot;; &quot;send-file &quot;)&amp;TRIM(SUBSTITUTE([.$AF63];&quot;+&quot;;&quot;&quot;)&amp;&quot; &quot;&amp;CHAR(34)&amp;[.$M63]&amp;CHAR(34)&amp;IF([.$S63]=&quot;&quot;;&quot;&quot;;&quot; --caption &quot;&amp;CHAR(34)&amp;[.$S63]&amp;CHAR(34))&amp;CHAR(10)));&quot;&quot;)">
            <text:p/>
          </table:table-cell>
          <table:table-cell table:style-name="ce60" table:formula="of:=IFERROR(IF([.$F63]=&quot;&quot;;&quot;&quot;;IF([.$M63]=&quot;&quot;;[.$AG63]&amp;CHAR(10);[.$AH63]&amp;CHAR(10)));&quot;&quot;)">
            <text:p/>
          </table:table-cell>
          <table:table-cell table:style-name="ce60"/>
          <table:table-cell table:style-name="ce60" table:formula="of:=IFERROR(IF(NOT(ISERROR(SEARCH(&quot;@g.us&quot;;[.$E63])));[.$G63];IF([.$G63]=&quot;&quot;;&quot;&quot;;IFERROR(IF([.$B63]=&quot;&quot;;[.$E$1];[.$B63]);&quot;&quot;)&amp;RIGHT(SUBSTITUTE(SUBSTITUTE(SUBSTITUTE([.$G63];&quot;-&quot;;&quot;&quot;);&quot; &quot;;&quot;&quot;);&quot;+&quot;;&quot;&quot;);10)));&quot;&quot;)">
            <text:p/>
          </table:table-cell>
          <table:table-cell table:style-name="ce99" table:formula="of:=IFERROR(IF([.$G63]=&quot;&quot;;&quot;&quot;;[$Mudslide_Commands.$E$32]&amp;&quot;send &quot;&amp;TRIM(SUBSTITUTE([.$AK63];&quot;+&quot;;&quot;&quot;)&amp;&quot; &quot;&amp;CHAR(34)&amp;[.$H63]&amp;CHAR(10)&amp;[.$I63]&amp;CHAR(10)&amp;[.$J63]&amp;CHAR(10)&amp;[.$K63]&amp;CHAR(10)&amp;[.$L63]&amp;CHAR(10)&amp;&quot;- Sent By Bot&quot;&amp;CHAR(34)&amp;CHAR(10)));&quot;&quot;)">
            <text:p/>
          </table:table-cell>
          <table:table-cell table:style-name="ce99" table:formula="of:=IFERROR(IF([.$G63]=&quot;&quot;;&quot;&quot;;[$Mudslide_Commands.$E$32]&amp;IF(SUMPRODUCT(--ISNUMBER(SEARCH([$Mudslide_Commands.$D$10:.$D$16];RIGHT(LOWER([.$M63]);4))))&gt;0;&quot;send-image &quot;; &quot;send-file &quot;)&amp;TRIM(SUBSTITUTE([.$AK63];&quot;+&quot;;&quot;&quot;)&amp;&quot; &quot;&amp;CHAR(34)&amp;[.$M63]&amp;CHAR(34)&amp;IF([.$S63]=&quot;&quot;;&quot;&quot;;&quot; --caption &quot;&amp;CHAR(34)&amp;[.$S63]&amp;CHAR(34))&amp;CHAR(10)));&quot;&quot;)">
            <text:p/>
          </table:table-cell>
          <table:table-cell table:style-name="ce60" table:formula="of:=IFERROR(IF([.$G63]=&quot;&quot;;&quot;&quot;;IF([.$M63]=&quot;&quot;;[.$AL63]&amp;CHAR(10);[.$AM63]&amp;CHAR(10)));&quot;&quot;)">
            <text:p/>
          </table:table-cell>
          <table:table-cell table:style-name="ce60"/>
          <table:table-cell table:style-name="ce116" table:formula="of:=[.AD63]&amp;[.AI63]&amp;[.AN6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4]&amp;[.F64]&amp;[.G64]=&quot;&quot;;&quot;&quot;;MAX([.$A$3:.$A63])+1);&quot;&quot;)">
            <text:p/>
          </table:table-cell>
          <table:table-cell table:style-name="ce9" table:formula="of:=IFERROR(TRIM(SUBSTITUTE(SUBSTITUTE(VLOOKUP([.C6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4]=&quot;&quot;;&quot;&quot;;TRIM(&quot;Dear *&quot;&amp;[.$D64]&amp;&quot;*&quot;))">
            <text:p/>
          </table:table-cell>
          <table:table-cell table:style-name="ce83" table:formula="of:=IF([.$E64]=&quot;&quot;;&quot;&quot;;&quot;~How Do You Do ?~&quot;)">
            <text:p/>
          </table:table-cell>
          <table:table-cell table:style-name="ce83" table:formula="of:=IF([.$E64]=&quot;&quot;;&quot;&quot;;&quot;_Have a great Day_&quot;)">
            <text:p/>
          </table:table-cell>
          <table:table-cell table:style-name="ce83" table:number-columns-repeated="2"/>
          <table:table-cell table:style-name="ce44" table:number-columns-spanned="6" table:number-rows-spanned="1">
            <draw:control draw:z-index="76" draw:name="BT_File_Selection_12_" draw:style-name="gr6" draw:text-style-name="P5" svg:width="1cm" svg:height="0.5cm" svg:x="0cm" svg:y="0cm" draw:control="control62"/>
          </table:table-cell>
          <table:covered-table-cell table:number-columns-repeated="5" table:style-name="ce48"/>
          <table:table-cell table:style-name="ce107" table:formula="of:=IF([.$M64]=&quot;&quot;;&quot;&quot;;IF([.$A6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4])));[.$E64];IF([.$E64]=&quot;&quot;;&quot;&quot;;IFERROR(IF([.$B64]=&quot;&quot;;[.$E$1];[.$B64]);&quot;&quot;)&amp;RIGHT(SUBSTITUTE(SUBSTITUTE(SUBSTITUTE([.$E64];&quot;-&quot;;&quot;&quot;);&quot; &quot;;&quot;&quot;);&quot;+&quot;;&quot;&quot;);10)));&quot;&quot;)">
            <text:p/>
          </table:table-cell>
          <table:table-cell table:style-name="ce99" table:formula="of:=IFERROR(IF([.$E64]=&quot;&quot;;&quot;&quot;;[$Mudslide_Commands.$E$32]&amp;&quot;send &quot;&amp;TRIM(SUBSTITUTE([.$AA64];&quot;+&quot;;&quot;&quot;)&amp;&quot; &quot;&amp;CHAR(34)&amp;[.$H64]&amp;CHAR(10)&amp;[.$I64]&amp;CHAR(10)&amp;[.$J64]&amp;CHAR(10)&amp;[.$K64]&amp;CHAR(10)&amp;[.$L64]&amp;CHAR(10)&amp;&quot;- Sent By Bot&quot;&amp;CHAR(34)&amp;CHAR(10)));&quot;&quot;)">
            <text:p/>
          </table:table-cell>
          <table:table-cell table:style-name="ce99" table:formula="of:=IFERROR(IF([.$E64]=&quot;&quot;;&quot;&quot;;[$Mudslide_Commands.$E$32]&amp;IF(SUMPRODUCT(--ISNUMBER(SEARCH([$Mudslide_Commands.$D$10:.$D$16];RIGHT(LOWER([.$M64]);4))))&gt;0;&quot;send-image &quot;; &quot;send-file &quot;)&amp;TRIM(SUBSTITUTE([.$AA64];&quot;+&quot;;&quot;&quot;)&amp;&quot; &quot;&amp;CHAR(34)&amp;[.$M64]&amp;CHAR(34)&amp;IF([.$S64]=&quot;&quot;;&quot;&quot;;&quot; --caption &quot;&amp;CHAR(34)&amp;[.$S64]&amp;CHAR(34))&amp;CHAR(10)));&quot;&quot;)">
            <text:p/>
          </table:table-cell>
          <table:table-cell table:style-name="ce60" table:formula="of:=IFERROR(IF([.$E64]=&quot;&quot;;&quot;&quot;;IF([.$M64]=&quot;&quot;;[.$AB64]&amp;CHAR(10);[.$AC64]&amp;CHAR(10)));&quot;&quot;)">
            <text:p/>
          </table:table-cell>
          <table:table-cell table:style-name="ce60"/>
          <table:table-cell table:style-name="ce60" table:formula="of:=IFERROR(IF(NOT(ISERROR(SEARCH(&quot;@g.us&quot;;[.$F64])));[.$F64];IF([.$F64]=&quot;&quot;;&quot;&quot;;IFERROR(IF([.$B64]=&quot;&quot;;[.$E$1];[.$B64]);&quot;&quot;)&amp;RIGHT(SUBSTITUTE(SUBSTITUTE(SUBSTITUTE([.$F64];&quot;-&quot;;&quot;&quot;);&quot; &quot;;&quot;&quot;);&quot;+&quot;;&quot;&quot;);10)));&quot;&quot;)">
            <text:p/>
          </table:table-cell>
          <table:table-cell table:style-name="ce99" table:formula="of:=IFERROR(IF([.$F64]=&quot;&quot;;&quot;&quot;;[$Mudslide_Commands.$E$32]&amp;&quot;send &quot;&amp;TRIM(SUBSTITUTE([.$AF64];&quot;+&quot;;&quot;&quot;)&amp;&quot; &quot;&amp;CHAR(34)&amp;[.$H64]&amp;CHAR(10)&amp;[.$I64]&amp;CHAR(10)&amp;[.$J64]&amp;CHAR(10)&amp;[.$K64]&amp;CHAR(10)&amp;[.$L64]&amp;CHAR(10)&amp;&quot;- Sent By Bot&quot;&amp;CHAR(34)&amp;CHAR(10)));&quot;&quot;)">
            <text:p/>
          </table:table-cell>
          <table:table-cell table:style-name="ce99" table:formula="of:=IFERROR(IF([.$F64]=&quot;&quot;;&quot;&quot;;[$Mudslide_Commands.$E$32]&amp;IF(SUMPRODUCT(--ISNUMBER(SEARCH([$Mudslide_Commands.$D$10:.$D$16];RIGHT(LOWER([.$M64]);4))))&gt;0;&quot;send-image &quot;; &quot;send-file &quot;)&amp;TRIM(SUBSTITUTE([.$AF64];&quot;+&quot;;&quot;&quot;)&amp;&quot; &quot;&amp;CHAR(34)&amp;[.$M64]&amp;CHAR(34)&amp;IF([.$S64]=&quot;&quot;;&quot;&quot;;&quot; --caption &quot;&amp;CHAR(34)&amp;[.$S64]&amp;CHAR(34))&amp;CHAR(10)));&quot;&quot;)">
            <text:p/>
          </table:table-cell>
          <table:table-cell table:style-name="ce60" table:formula="of:=IFERROR(IF([.$F64]=&quot;&quot;;&quot;&quot;;IF([.$M64]=&quot;&quot;;[.$AG64]&amp;CHAR(10);[.$AH64]&amp;CHAR(10)));&quot;&quot;)">
            <text:p/>
          </table:table-cell>
          <table:table-cell table:style-name="ce60"/>
          <table:table-cell table:style-name="ce60" table:formula="of:=IFERROR(IF(NOT(ISERROR(SEARCH(&quot;@g.us&quot;;[.$E64])));[.$G64];IF([.$G64]=&quot;&quot;;&quot;&quot;;IFERROR(IF([.$B64]=&quot;&quot;;[.$E$1];[.$B64]);&quot;&quot;)&amp;RIGHT(SUBSTITUTE(SUBSTITUTE(SUBSTITUTE([.$G64];&quot;-&quot;;&quot;&quot;);&quot; &quot;;&quot;&quot;);&quot;+&quot;;&quot;&quot;);10)));&quot;&quot;)">
            <text:p/>
          </table:table-cell>
          <table:table-cell table:style-name="ce99" table:formula="of:=IFERROR(IF([.$G64]=&quot;&quot;;&quot;&quot;;[$Mudslide_Commands.$E$32]&amp;&quot;send &quot;&amp;TRIM(SUBSTITUTE([.$AK64];&quot;+&quot;;&quot;&quot;)&amp;&quot; &quot;&amp;CHAR(34)&amp;[.$H64]&amp;CHAR(10)&amp;[.$I64]&amp;CHAR(10)&amp;[.$J64]&amp;CHAR(10)&amp;[.$K64]&amp;CHAR(10)&amp;[.$L64]&amp;CHAR(10)&amp;&quot;- Sent By Bot&quot;&amp;CHAR(34)&amp;CHAR(10)));&quot;&quot;)">
            <text:p/>
          </table:table-cell>
          <table:table-cell table:style-name="ce99" table:formula="of:=IFERROR(IF([.$G64]=&quot;&quot;;&quot;&quot;;[$Mudslide_Commands.$E$32]&amp;IF(SUMPRODUCT(--ISNUMBER(SEARCH([$Mudslide_Commands.$D$10:.$D$16];RIGHT(LOWER([.$M64]);4))))&gt;0;&quot;send-image &quot;; &quot;send-file &quot;)&amp;TRIM(SUBSTITUTE([.$AK64];&quot;+&quot;;&quot;&quot;)&amp;&quot; &quot;&amp;CHAR(34)&amp;[.$M64]&amp;CHAR(34)&amp;IF([.$S64]=&quot;&quot;;&quot;&quot;;&quot; --caption &quot;&amp;CHAR(34)&amp;[.$S64]&amp;CHAR(34))&amp;CHAR(10)));&quot;&quot;)">
            <text:p/>
          </table:table-cell>
          <table:table-cell table:style-name="ce60" table:formula="of:=IFERROR(IF([.$G64]=&quot;&quot;;&quot;&quot;;IF([.$M64]=&quot;&quot;;[.$AL64]&amp;CHAR(10);[.$AM64]&amp;CHAR(10)));&quot;&quot;)">
            <text:p/>
          </table:table-cell>
          <table:table-cell table:style-name="ce60"/>
          <table:table-cell table:style-name="ce116" table:formula="of:=[.AD64]&amp;[.AI64]&amp;[.AN6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5]&amp;[.F65]&amp;[.G65]=&quot;&quot;;&quot;&quot;;MAX([.$A$3:.$A64])+1);&quot;&quot;)">
            <text:p/>
          </table:table-cell>
          <table:table-cell table:style-name="ce9" table:formula="of:=IFERROR(TRIM(SUBSTITUTE(SUBSTITUTE(VLOOKUP([.C6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5]=&quot;&quot;;&quot;&quot;;TRIM(&quot;Dear *&quot;&amp;[.$D65]&amp;&quot;*&quot;))">
            <text:p/>
          </table:table-cell>
          <table:table-cell table:style-name="ce83" table:formula="of:=IF([.$E65]=&quot;&quot;;&quot;&quot;;&quot;~How Do You Do ?~&quot;)">
            <text:p/>
          </table:table-cell>
          <table:table-cell table:style-name="ce83" table:formula="of:=IF([.$E65]=&quot;&quot;;&quot;&quot;;&quot;_Have a great Day_&quot;)">
            <text:p/>
          </table:table-cell>
          <table:table-cell table:style-name="ce83" table:number-columns-repeated="2"/>
          <table:table-cell table:style-name="ce44" table:number-columns-spanned="6" table:number-rows-spanned="1">
            <draw:control draw:z-index="77" draw:name="BT_File_Selection_12_" draw:style-name="gr6" draw:text-style-name="P5" svg:width="1cm" svg:height="0.5cm" svg:x="0cm" svg:y="0cm" draw:control="control63"/>
          </table:table-cell>
          <table:covered-table-cell table:number-columns-repeated="5" table:style-name="ce48"/>
          <table:table-cell table:style-name="ce107" table:formula="of:=IF([.$M65]=&quot;&quot;;&quot;&quot;;IF([.$A6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5])));[.$E65];IF([.$E65]=&quot;&quot;;&quot;&quot;;IFERROR(IF([.$B65]=&quot;&quot;;[.$E$1];[.$B65]);&quot;&quot;)&amp;RIGHT(SUBSTITUTE(SUBSTITUTE(SUBSTITUTE([.$E65];&quot;-&quot;;&quot;&quot;);&quot; &quot;;&quot;&quot;);&quot;+&quot;;&quot;&quot;);10)));&quot;&quot;)">
            <text:p/>
          </table:table-cell>
          <table:table-cell table:style-name="ce99" table:formula="of:=IFERROR(IF([.$E65]=&quot;&quot;;&quot;&quot;;[$Mudslide_Commands.$E$32]&amp;&quot;send &quot;&amp;TRIM(SUBSTITUTE([.$AA65];&quot;+&quot;;&quot;&quot;)&amp;&quot; &quot;&amp;CHAR(34)&amp;[.$H65]&amp;CHAR(10)&amp;[.$I65]&amp;CHAR(10)&amp;[.$J65]&amp;CHAR(10)&amp;[.$K65]&amp;CHAR(10)&amp;[.$L65]&amp;CHAR(10)&amp;&quot;- Sent By Bot&quot;&amp;CHAR(34)&amp;CHAR(10)));&quot;&quot;)">
            <text:p/>
          </table:table-cell>
          <table:table-cell table:style-name="ce99" table:formula="of:=IFERROR(IF([.$E65]=&quot;&quot;;&quot;&quot;;[$Mudslide_Commands.$E$32]&amp;IF(SUMPRODUCT(--ISNUMBER(SEARCH([$Mudslide_Commands.$D$10:.$D$16];RIGHT(LOWER([.$M65]);4))))&gt;0;&quot;send-image &quot;; &quot;send-file &quot;)&amp;TRIM(SUBSTITUTE([.$AA65];&quot;+&quot;;&quot;&quot;)&amp;&quot; &quot;&amp;CHAR(34)&amp;[.$M65]&amp;CHAR(34)&amp;IF([.$S65]=&quot;&quot;;&quot;&quot;;&quot; --caption &quot;&amp;CHAR(34)&amp;[.$S65]&amp;CHAR(34))&amp;CHAR(10)));&quot;&quot;)">
            <text:p/>
          </table:table-cell>
          <table:table-cell table:style-name="ce60" table:formula="of:=IFERROR(IF([.$E65]=&quot;&quot;;&quot;&quot;;IF([.$M65]=&quot;&quot;;[.$AB65]&amp;CHAR(10);[.$AC65]&amp;CHAR(10)));&quot;&quot;)">
            <text:p/>
          </table:table-cell>
          <table:table-cell table:style-name="ce60"/>
          <table:table-cell table:style-name="ce60" table:formula="of:=IFERROR(IF(NOT(ISERROR(SEARCH(&quot;@g.us&quot;;[.$F65])));[.$F65];IF([.$F65]=&quot;&quot;;&quot;&quot;;IFERROR(IF([.$B65]=&quot;&quot;;[.$E$1];[.$B65]);&quot;&quot;)&amp;RIGHT(SUBSTITUTE(SUBSTITUTE(SUBSTITUTE([.$F65];&quot;-&quot;;&quot;&quot;);&quot; &quot;;&quot;&quot;);&quot;+&quot;;&quot;&quot;);10)));&quot;&quot;)">
            <text:p/>
          </table:table-cell>
          <table:table-cell table:style-name="ce99" table:formula="of:=IFERROR(IF([.$F65]=&quot;&quot;;&quot;&quot;;[$Mudslide_Commands.$E$32]&amp;&quot;send &quot;&amp;TRIM(SUBSTITUTE([.$AF65];&quot;+&quot;;&quot;&quot;)&amp;&quot; &quot;&amp;CHAR(34)&amp;[.$H65]&amp;CHAR(10)&amp;[.$I65]&amp;CHAR(10)&amp;[.$J65]&amp;CHAR(10)&amp;[.$K65]&amp;CHAR(10)&amp;[.$L65]&amp;CHAR(10)&amp;&quot;- Sent By Bot&quot;&amp;CHAR(34)&amp;CHAR(10)));&quot;&quot;)">
            <text:p/>
          </table:table-cell>
          <table:table-cell table:style-name="ce99" table:formula="of:=IFERROR(IF([.$F65]=&quot;&quot;;&quot;&quot;;[$Mudslide_Commands.$E$32]&amp;IF(SUMPRODUCT(--ISNUMBER(SEARCH([$Mudslide_Commands.$D$10:.$D$16];RIGHT(LOWER([.$M65]);4))))&gt;0;&quot;send-image &quot;; &quot;send-file &quot;)&amp;TRIM(SUBSTITUTE([.$AF65];&quot;+&quot;;&quot;&quot;)&amp;&quot; &quot;&amp;CHAR(34)&amp;[.$M65]&amp;CHAR(34)&amp;IF([.$S65]=&quot;&quot;;&quot;&quot;;&quot; --caption &quot;&amp;CHAR(34)&amp;[.$S65]&amp;CHAR(34))&amp;CHAR(10)));&quot;&quot;)">
            <text:p/>
          </table:table-cell>
          <table:table-cell table:style-name="ce60" table:formula="of:=IFERROR(IF([.$F65]=&quot;&quot;;&quot;&quot;;IF([.$M65]=&quot;&quot;;[.$AG65]&amp;CHAR(10);[.$AH65]&amp;CHAR(10)));&quot;&quot;)">
            <text:p/>
          </table:table-cell>
          <table:table-cell table:style-name="ce60"/>
          <table:table-cell table:style-name="ce60" table:formula="of:=IFERROR(IF(NOT(ISERROR(SEARCH(&quot;@g.us&quot;;[.$E65])));[.$G65];IF([.$G65]=&quot;&quot;;&quot;&quot;;IFERROR(IF([.$B65]=&quot;&quot;;[.$E$1];[.$B65]);&quot;&quot;)&amp;RIGHT(SUBSTITUTE(SUBSTITUTE(SUBSTITUTE([.$G65];&quot;-&quot;;&quot;&quot;);&quot; &quot;;&quot;&quot;);&quot;+&quot;;&quot;&quot;);10)));&quot;&quot;)">
            <text:p/>
          </table:table-cell>
          <table:table-cell table:style-name="ce99" table:formula="of:=IFERROR(IF([.$G65]=&quot;&quot;;&quot;&quot;;[$Mudslide_Commands.$E$32]&amp;&quot;send &quot;&amp;TRIM(SUBSTITUTE([.$AK65];&quot;+&quot;;&quot;&quot;)&amp;&quot; &quot;&amp;CHAR(34)&amp;[.$H65]&amp;CHAR(10)&amp;[.$I65]&amp;CHAR(10)&amp;[.$J65]&amp;CHAR(10)&amp;[.$K65]&amp;CHAR(10)&amp;[.$L65]&amp;CHAR(10)&amp;&quot;- Sent By Bot&quot;&amp;CHAR(34)&amp;CHAR(10)));&quot;&quot;)">
            <text:p/>
          </table:table-cell>
          <table:table-cell table:style-name="ce99" table:formula="of:=IFERROR(IF([.$G65]=&quot;&quot;;&quot;&quot;;[$Mudslide_Commands.$E$32]&amp;IF(SUMPRODUCT(--ISNUMBER(SEARCH([$Mudslide_Commands.$D$10:.$D$16];RIGHT(LOWER([.$M65]);4))))&gt;0;&quot;send-image &quot;; &quot;send-file &quot;)&amp;TRIM(SUBSTITUTE([.$AK65];&quot;+&quot;;&quot;&quot;)&amp;&quot; &quot;&amp;CHAR(34)&amp;[.$M65]&amp;CHAR(34)&amp;IF([.$S65]=&quot;&quot;;&quot;&quot;;&quot; --caption &quot;&amp;CHAR(34)&amp;[.$S65]&amp;CHAR(34))&amp;CHAR(10)));&quot;&quot;)">
            <text:p/>
          </table:table-cell>
          <table:table-cell table:style-name="ce60" table:formula="of:=IFERROR(IF([.$G65]=&quot;&quot;;&quot;&quot;;IF([.$M65]=&quot;&quot;;[.$AL65]&amp;CHAR(10);[.$AM65]&amp;CHAR(10)));&quot;&quot;)">
            <text:p/>
          </table:table-cell>
          <table:table-cell table:style-name="ce60"/>
          <table:table-cell table:style-name="ce116" table:formula="of:=[.AD65]&amp;[.AI65]&amp;[.AN6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6]&amp;[.F66]&amp;[.G66]=&quot;&quot;;&quot;&quot;;MAX([.$A$3:.$A65])+1);&quot;&quot;)">
            <text:p/>
          </table:table-cell>
          <table:table-cell table:style-name="ce9" table:formula="of:=IFERROR(TRIM(SUBSTITUTE(SUBSTITUTE(VLOOKUP([.C6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6]=&quot;&quot;;&quot;&quot;;TRIM(&quot;Dear *&quot;&amp;[.$D66]&amp;&quot;*&quot;))">
            <text:p/>
          </table:table-cell>
          <table:table-cell table:style-name="ce83" table:formula="of:=IF([.$E66]=&quot;&quot;;&quot;&quot;;&quot;~How Do You Do ?~&quot;)">
            <text:p/>
          </table:table-cell>
          <table:table-cell table:style-name="ce83" table:formula="of:=IF([.$E66]=&quot;&quot;;&quot;&quot;;&quot;_Have a great Day_&quot;)">
            <text:p/>
          </table:table-cell>
          <table:table-cell table:style-name="ce83" table:number-columns-repeated="2"/>
          <table:table-cell table:style-name="ce44" table:number-columns-spanned="6" table:number-rows-spanned="1">
            <draw:control draw:z-index="78" draw:name="BT_File_Selection_12_" draw:style-name="gr6" draw:text-style-name="P5" svg:width="1cm" svg:height="0.5cm" svg:x="0cm" svg:y="0cm" draw:control="control64"/>
          </table:table-cell>
          <table:covered-table-cell table:number-columns-repeated="5" table:style-name="ce48"/>
          <table:table-cell table:style-name="ce107" table:formula="of:=IF([.$M66]=&quot;&quot;;&quot;&quot;;IF([.$A6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6])));[.$E66];IF([.$E66]=&quot;&quot;;&quot;&quot;;IFERROR(IF([.$B66]=&quot;&quot;;[.$E$1];[.$B66]);&quot;&quot;)&amp;RIGHT(SUBSTITUTE(SUBSTITUTE(SUBSTITUTE([.$E66];&quot;-&quot;;&quot;&quot;);&quot; &quot;;&quot;&quot;);&quot;+&quot;;&quot;&quot;);10)));&quot;&quot;)">
            <text:p/>
          </table:table-cell>
          <table:table-cell table:style-name="ce99" table:formula="of:=IFERROR(IF([.$E66]=&quot;&quot;;&quot;&quot;;[$Mudslide_Commands.$E$32]&amp;&quot;send &quot;&amp;TRIM(SUBSTITUTE([.$AA66];&quot;+&quot;;&quot;&quot;)&amp;&quot; &quot;&amp;CHAR(34)&amp;[.$H66]&amp;CHAR(10)&amp;[.$I66]&amp;CHAR(10)&amp;[.$J66]&amp;CHAR(10)&amp;[.$K66]&amp;CHAR(10)&amp;[.$L66]&amp;CHAR(10)&amp;&quot;- Sent By Bot&quot;&amp;CHAR(34)&amp;CHAR(10)));&quot;&quot;)">
            <text:p/>
          </table:table-cell>
          <table:table-cell table:style-name="ce99" table:formula="of:=IFERROR(IF([.$E66]=&quot;&quot;;&quot;&quot;;[$Mudslide_Commands.$E$32]&amp;IF(SUMPRODUCT(--ISNUMBER(SEARCH([$Mudslide_Commands.$D$10:.$D$16];RIGHT(LOWER([.$M66]);4))))&gt;0;&quot;send-image &quot;; &quot;send-file &quot;)&amp;TRIM(SUBSTITUTE([.$AA66];&quot;+&quot;;&quot;&quot;)&amp;&quot; &quot;&amp;CHAR(34)&amp;[.$M66]&amp;CHAR(34)&amp;IF([.$S66]=&quot;&quot;;&quot;&quot;;&quot; --caption &quot;&amp;CHAR(34)&amp;[.$S66]&amp;CHAR(34))&amp;CHAR(10)));&quot;&quot;)">
            <text:p/>
          </table:table-cell>
          <table:table-cell table:style-name="ce60" table:formula="of:=IFERROR(IF([.$E66]=&quot;&quot;;&quot;&quot;;IF([.$M66]=&quot;&quot;;[.$AB66]&amp;CHAR(10);[.$AC66]&amp;CHAR(10)));&quot;&quot;)">
            <text:p/>
          </table:table-cell>
          <table:table-cell table:style-name="ce60"/>
          <table:table-cell table:style-name="ce60" table:formula="of:=IFERROR(IF(NOT(ISERROR(SEARCH(&quot;@g.us&quot;;[.$F66])));[.$F66];IF([.$F66]=&quot;&quot;;&quot;&quot;;IFERROR(IF([.$B66]=&quot;&quot;;[.$E$1];[.$B66]);&quot;&quot;)&amp;RIGHT(SUBSTITUTE(SUBSTITUTE(SUBSTITUTE([.$F66];&quot;-&quot;;&quot;&quot;);&quot; &quot;;&quot;&quot;);&quot;+&quot;;&quot;&quot;);10)));&quot;&quot;)">
            <text:p/>
          </table:table-cell>
          <table:table-cell table:style-name="ce99" table:formula="of:=IFERROR(IF([.$F66]=&quot;&quot;;&quot;&quot;;[$Mudslide_Commands.$E$32]&amp;&quot;send &quot;&amp;TRIM(SUBSTITUTE([.$AF66];&quot;+&quot;;&quot;&quot;)&amp;&quot; &quot;&amp;CHAR(34)&amp;[.$H66]&amp;CHAR(10)&amp;[.$I66]&amp;CHAR(10)&amp;[.$J66]&amp;CHAR(10)&amp;[.$K66]&amp;CHAR(10)&amp;[.$L66]&amp;CHAR(10)&amp;&quot;- Sent By Bot&quot;&amp;CHAR(34)&amp;CHAR(10)));&quot;&quot;)">
            <text:p/>
          </table:table-cell>
          <table:table-cell table:style-name="ce99" table:formula="of:=IFERROR(IF([.$F66]=&quot;&quot;;&quot;&quot;;[$Mudslide_Commands.$E$32]&amp;IF(SUMPRODUCT(--ISNUMBER(SEARCH([$Mudslide_Commands.$D$10:.$D$16];RIGHT(LOWER([.$M66]);4))))&gt;0;&quot;send-image &quot;; &quot;send-file &quot;)&amp;TRIM(SUBSTITUTE([.$AF66];&quot;+&quot;;&quot;&quot;)&amp;&quot; &quot;&amp;CHAR(34)&amp;[.$M66]&amp;CHAR(34)&amp;IF([.$S66]=&quot;&quot;;&quot;&quot;;&quot; --caption &quot;&amp;CHAR(34)&amp;[.$S66]&amp;CHAR(34))&amp;CHAR(10)));&quot;&quot;)">
            <text:p/>
          </table:table-cell>
          <table:table-cell table:style-name="ce60" table:formula="of:=IFERROR(IF([.$F66]=&quot;&quot;;&quot;&quot;;IF([.$M66]=&quot;&quot;;[.$AG66]&amp;CHAR(10);[.$AH66]&amp;CHAR(10)));&quot;&quot;)">
            <text:p/>
          </table:table-cell>
          <table:table-cell table:style-name="ce60"/>
          <table:table-cell table:style-name="ce60" table:formula="of:=IFERROR(IF(NOT(ISERROR(SEARCH(&quot;@g.us&quot;;[.$E66])));[.$G66];IF([.$G66]=&quot;&quot;;&quot;&quot;;IFERROR(IF([.$B66]=&quot;&quot;;[.$E$1];[.$B66]);&quot;&quot;)&amp;RIGHT(SUBSTITUTE(SUBSTITUTE(SUBSTITUTE([.$G66];&quot;-&quot;;&quot;&quot;);&quot; &quot;;&quot;&quot;);&quot;+&quot;;&quot;&quot;);10)));&quot;&quot;)">
            <text:p/>
          </table:table-cell>
          <table:table-cell table:style-name="ce99" table:formula="of:=IFERROR(IF([.$G66]=&quot;&quot;;&quot;&quot;;[$Mudslide_Commands.$E$32]&amp;&quot;send &quot;&amp;TRIM(SUBSTITUTE([.$AK66];&quot;+&quot;;&quot;&quot;)&amp;&quot; &quot;&amp;CHAR(34)&amp;[.$H66]&amp;CHAR(10)&amp;[.$I66]&amp;CHAR(10)&amp;[.$J66]&amp;CHAR(10)&amp;[.$K66]&amp;CHAR(10)&amp;[.$L66]&amp;CHAR(10)&amp;&quot;- Sent By Bot&quot;&amp;CHAR(34)&amp;CHAR(10)));&quot;&quot;)">
            <text:p/>
          </table:table-cell>
          <table:table-cell table:style-name="ce99" table:formula="of:=IFERROR(IF([.$G66]=&quot;&quot;;&quot;&quot;;[$Mudslide_Commands.$E$32]&amp;IF(SUMPRODUCT(--ISNUMBER(SEARCH([$Mudslide_Commands.$D$10:.$D$16];RIGHT(LOWER([.$M66]);4))))&gt;0;&quot;send-image &quot;; &quot;send-file &quot;)&amp;TRIM(SUBSTITUTE([.$AK66];&quot;+&quot;;&quot;&quot;)&amp;&quot; &quot;&amp;CHAR(34)&amp;[.$M66]&amp;CHAR(34)&amp;IF([.$S66]=&quot;&quot;;&quot;&quot;;&quot; --caption &quot;&amp;CHAR(34)&amp;[.$S66]&amp;CHAR(34))&amp;CHAR(10)));&quot;&quot;)">
            <text:p/>
          </table:table-cell>
          <table:table-cell table:style-name="ce60" table:formula="of:=IFERROR(IF([.$G66]=&quot;&quot;;&quot;&quot;;IF([.$M66]=&quot;&quot;;[.$AL66]&amp;CHAR(10);[.$AM66]&amp;CHAR(10)));&quot;&quot;)">
            <text:p/>
          </table:table-cell>
          <table:table-cell table:style-name="ce60"/>
          <table:table-cell table:style-name="ce116" table:formula="of:=[.AD66]&amp;[.AI66]&amp;[.AN6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7]&amp;[.F67]&amp;[.G67]=&quot;&quot;;&quot;&quot;;MAX([.$A$3:.$A66])+1);&quot;&quot;)">
            <text:p/>
          </table:table-cell>
          <table:table-cell table:style-name="ce9" table:formula="of:=IFERROR(TRIM(SUBSTITUTE(SUBSTITUTE(VLOOKUP([.C6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7]=&quot;&quot;;&quot;&quot;;TRIM(&quot;Dear *&quot;&amp;[.$D67]&amp;&quot;*&quot;))">
            <text:p/>
          </table:table-cell>
          <table:table-cell table:style-name="ce83" table:formula="of:=IF([.$E67]=&quot;&quot;;&quot;&quot;;&quot;~How Do You Do ?~&quot;)">
            <text:p/>
          </table:table-cell>
          <table:table-cell table:style-name="ce83" table:formula="of:=IF([.$E67]=&quot;&quot;;&quot;&quot;;&quot;_Have a great Day_&quot;)">
            <text:p/>
          </table:table-cell>
          <table:table-cell table:style-name="ce83" table:number-columns-repeated="2"/>
          <table:table-cell table:style-name="ce44" table:number-columns-spanned="6" table:number-rows-spanned="1">
            <draw:control draw:z-index="79" draw:name="BT_File_Selection_12_" draw:style-name="gr6" draw:text-style-name="P5" svg:width="1cm" svg:height="0.5cm" svg:x="0cm" svg:y="0cm" draw:control="control65"/>
          </table:table-cell>
          <table:covered-table-cell table:number-columns-repeated="5" table:style-name="ce48"/>
          <table:table-cell table:style-name="ce107" table:formula="of:=IF([.$M67]=&quot;&quot;;&quot;&quot;;IF([.$A6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7])));[.$E67];IF([.$E67]=&quot;&quot;;&quot;&quot;;IFERROR(IF([.$B67]=&quot;&quot;;[.$E$1];[.$B67]);&quot;&quot;)&amp;RIGHT(SUBSTITUTE(SUBSTITUTE(SUBSTITUTE([.$E67];&quot;-&quot;;&quot;&quot;);&quot; &quot;;&quot;&quot;);&quot;+&quot;;&quot;&quot;);10)));&quot;&quot;)">
            <text:p/>
          </table:table-cell>
          <table:table-cell table:style-name="ce99" table:formula="of:=IFERROR(IF([.$E67]=&quot;&quot;;&quot;&quot;;[$Mudslide_Commands.$E$32]&amp;&quot;send &quot;&amp;TRIM(SUBSTITUTE([.$AA67];&quot;+&quot;;&quot;&quot;)&amp;&quot; &quot;&amp;CHAR(34)&amp;[.$H67]&amp;CHAR(10)&amp;[.$I67]&amp;CHAR(10)&amp;[.$J67]&amp;CHAR(10)&amp;[.$K67]&amp;CHAR(10)&amp;[.$L67]&amp;CHAR(10)&amp;&quot;- Sent By Bot&quot;&amp;CHAR(34)&amp;CHAR(10)));&quot;&quot;)">
            <text:p/>
          </table:table-cell>
          <table:table-cell table:style-name="ce99" table:formula="of:=IFERROR(IF([.$E67]=&quot;&quot;;&quot;&quot;;[$Mudslide_Commands.$E$32]&amp;IF(SUMPRODUCT(--ISNUMBER(SEARCH([$Mudslide_Commands.$D$10:.$D$16];RIGHT(LOWER([.$M67]);4))))&gt;0;&quot;send-image &quot;; &quot;send-file &quot;)&amp;TRIM(SUBSTITUTE([.$AA67];&quot;+&quot;;&quot;&quot;)&amp;&quot; &quot;&amp;CHAR(34)&amp;[.$M67]&amp;CHAR(34)&amp;IF([.$S67]=&quot;&quot;;&quot;&quot;;&quot; --caption &quot;&amp;CHAR(34)&amp;[.$S67]&amp;CHAR(34))&amp;CHAR(10)));&quot;&quot;)">
            <text:p/>
          </table:table-cell>
          <table:table-cell table:style-name="ce60" table:formula="of:=IFERROR(IF([.$E67]=&quot;&quot;;&quot;&quot;;IF([.$M67]=&quot;&quot;;[.$AB67]&amp;CHAR(10);[.$AC67]&amp;CHAR(10)));&quot;&quot;)">
            <text:p/>
          </table:table-cell>
          <table:table-cell table:style-name="ce60"/>
          <table:table-cell table:style-name="ce60" table:formula="of:=IFERROR(IF(NOT(ISERROR(SEARCH(&quot;@g.us&quot;;[.$F67])));[.$F67];IF([.$F67]=&quot;&quot;;&quot;&quot;;IFERROR(IF([.$B67]=&quot;&quot;;[.$E$1];[.$B67]);&quot;&quot;)&amp;RIGHT(SUBSTITUTE(SUBSTITUTE(SUBSTITUTE([.$F67];&quot;-&quot;;&quot;&quot;);&quot; &quot;;&quot;&quot;);&quot;+&quot;;&quot;&quot;);10)));&quot;&quot;)">
            <text:p/>
          </table:table-cell>
          <table:table-cell table:style-name="ce99" table:formula="of:=IFERROR(IF([.$F67]=&quot;&quot;;&quot;&quot;;[$Mudslide_Commands.$E$32]&amp;&quot;send &quot;&amp;TRIM(SUBSTITUTE([.$AF67];&quot;+&quot;;&quot;&quot;)&amp;&quot; &quot;&amp;CHAR(34)&amp;[.$H67]&amp;CHAR(10)&amp;[.$I67]&amp;CHAR(10)&amp;[.$J67]&amp;CHAR(10)&amp;[.$K67]&amp;CHAR(10)&amp;[.$L67]&amp;CHAR(10)&amp;&quot;- Sent By Bot&quot;&amp;CHAR(34)&amp;CHAR(10)));&quot;&quot;)">
            <text:p/>
          </table:table-cell>
          <table:table-cell table:style-name="ce99" table:formula="of:=IFERROR(IF([.$F67]=&quot;&quot;;&quot;&quot;;[$Mudslide_Commands.$E$32]&amp;IF(SUMPRODUCT(--ISNUMBER(SEARCH([$Mudslide_Commands.$D$10:.$D$16];RIGHT(LOWER([.$M67]);4))))&gt;0;&quot;send-image &quot;; &quot;send-file &quot;)&amp;TRIM(SUBSTITUTE([.$AF67];&quot;+&quot;;&quot;&quot;)&amp;&quot; &quot;&amp;CHAR(34)&amp;[.$M67]&amp;CHAR(34)&amp;IF([.$S67]=&quot;&quot;;&quot;&quot;;&quot; --caption &quot;&amp;CHAR(34)&amp;[.$S67]&amp;CHAR(34))&amp;CHAR(10)));&quot;&quot;)">
            <text:p/>
          </table:table-cell>
          <table:table-cell table:style-name="ce60" table:formula="of:=IFERROR(IF([.$F67]=&quot;&quot;;&quot;&quot;;IF([.$M67]=&quot;&quot;;[.$AG67]&amp;CHAR(10);[.$AH67]&amp;CHAR(10)));&quot;&quot;)">
            <text:p/>
          </table:table-cell>
          <table:table-cell table:style-name="ce60"/>
          <table:table-cell table:style-name="ce60" table:formula="of:=IFERROR(IF(NOT(ISERROR(SEARCH(&quot;@g.us&quot;;[.$E67])));[.$G67];IF([.$G67]=&quot;&quot;;&quot;&quot;;IFERROR(IF([.$B67]=&quot;&quot;;[.$E$1];[.$B67]);&quot;&quot;)&amp;RIGHT(SUBSTITUTE(SUBSTITUTE(SUBSTITUTE([.$G67];&quot;-&quot;;&quot;&quot;);&quot; &quot;;&quot;&quot;);&quot;+&quot;;&quot;&quot;);10)));&quot;&quot;)">
            <text:p/>
          </table:table-cell>
          <table:table-cell table:style-name="ce99" table:formula="of:=IFERROR(IF([.$G67]=&quot;&quot;;&quot;&quot;;[$Mudslide_Commands.$E$32]&amp;&quot;send &quot;&amp;TRIM(SUBSTITUTE([.$AK67];&quot;+&quot;;&quot;&quot;)&amp;&quot; &quot;&amp;CHAR(34)&amp;[.$H67]&amp;CHAR(10)&amp;[.$I67]&amp;CHAR(10)&amp;[.$J67]&amp;CHAR(10)&amp;[.$K67]&amp;CHAR(10)&amp;[.$L67]&amp;CHAR(10)&amp;&quot;- Sent By Bot&quot;&amp;CHAR(34)&amp;CHAR(10)));&quot;&quot;)">
            <text:p/>
          </table:table-cell>
          <table:table-cell table:style-name="ce99" table:formula="of:=IFERROR(IF([.$G67]=&quot;&quot;;&quot;&quot;;[$Mudslide_Commands.$E$32]&amp;IF(SUMPRODUCT(--ISNUMBER(SEARCH([$Mudslide_Commands.$D$10:.$D$16];RIGHT(LOWER([.$M67]);4))))&gt;0;&quot;send-image &quot;; &quot;send-file &quot;)&amp;TRIM(SUBSTITUTE([.$AK67];&quot;+&quot;;&quot;&quot;)&amp;&quot; &quot;&amp;CHAR(34)&amp;[.$M67]&amp;CHAR(34)&amp;IF([.$S67]=&quot;&quot;;&quot;&quot;;&quot; --caption &quot;&amp;CHAR(34)&amp;[.$S67]&amp;CHAR(34))&amp;CHAR(10)));&quot;&quot;)">
            <text:p/>
          </table:table-cell>
          <table:table-cell table:style-name="ce60" table:formula="of:=IFERROR(IF([.$G67]=&quot;&quot;;&quot;&quot;;IF([.$M67]=&quot;&quot;;[.$AL67]&amp;CHAR(10);[.$AM67]&amp;CHAR(10)));&quot;&quot;)">
            <text:p/>
          </table:table-cell>
          <table:table-cell table:style-name="ce60"/>
          <table:table-cell table:style-name="ce116" table:formula="of:=[.AD67]&amp;[.AI67]&amp;[.AN6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8]&amp;[.F68]&amp;[.G68]=&quot;&quot;;&quot;&quot;;MAX([.$A$3:.$A67])+1);&quot;&quot;)">
            <text:p/>
          </table:table-cell>
          <table:table-cell table:style-name="ce9" table:formula="of:=IFERROR(TRIM(SUBSTITUTE(SUBSTITUTE(VLOOKUP([.C6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8]=&quot;&quot;;&quot;&quot;;TRIM(&quot;Dear *&quot;&amp;[.$D68]&amp;&quot;*&quot;))">
            <text:p/>
          </table:table-cell>
          <table:table-cell table:style-name="ce83" table:formula="of:=IF([.$E68]=&quot;&quot;;&quot;&quot;;&quot;~How Do You Do ?~&quot;)">
            <text:p/>
          </table:table-cell>
          <table:table-cell table:style-name="ce83" table:formula="of:=IF([.$E68]=&quot;&quot;;&quot;&quot;;&quot;_Have a great Day_&quot;)">
            <text:p/>
          </table:table-cell>
          <table:table-cell table:style-name="ce83" table:number-columns-repeated="2"/>
          <table:table-cell table:style-name="ce44" table:number-columns-spanned="6" table:number-rows-spanned="1">
            <draw:control draw:z-index="80" draw:name="BT_File_Selection_12_" draw:style-name="gr6" draw:text-style-name="P5" svg:width="1cm" svg:height="0.5cm" svg:x="0cm" svg:y="0cm" draw:control="control66"/>
          </table:table-cell>
          <table:covered-table-cell table:number-columns-repeated="5" table:style-name="ce48"/>
          <table:table-cell table:style-name="ce107" table:formula="of:=IF([.$M68]=&quot;&quot;;&quot;&quot;;IF([.$A6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8])));[.$E68];IF([.$E68]=&quot;&quot;;&quot;&quot;;IFERROR(IF([.$B68]=&quot;&quot;;[.$E$1];[.$B68]);&quot;&quot;)&amp;RIGHT(SUBSTITUTE(SUBSTITUTE(SUBSTITUTE([.$E68];&quot;-&quot;;&quot;&quot;);&quot; &quot;;&quot;&quot;);&quot;+&quot;;&quot;&quot;);10)));&quot;&quot;)">
            <text:p/>
          </table:table-cell>
          <table:table-cell table:style-name="ce99" table:formula="of:=IFERROR(IF([.$E68]=&quot;&quot;;&quot;&quot;;[$Mudslide_Commands.$E$32]&amp;&quot;send &quot;&amp;TRIM(SUBSTITUTE([.$AA68];&quot;+&quot;;&quot;&quot;)&amp;&quot; &quot;&amp;CHAR(34)&amp;[.$H68]&amp;CHAR(10)&amp;[.$I68]&amp;CHAR(10)&amp;[.$J68]&amp;CHAR(10)&amp;[.$K68]&amp;CHAR(10)&amp;[.$L68]&amp;CHAR(10)&amp;&quot;- Sent By Bot&quot;&amp;CHAR(34)&amp;CHAR(10)));&quot;&quot;)">
            <text:p/>
          </table:table-cell>
          <table:table-cell table:style-name="ce99" table:formula="of:=IFERROR(IF([.$E68]=&quot;&quot;;&quot;&quot;;[$Mudslide_Commands.$E$32]&amp;IF(SUMPRODUCT(--ISNUMBER(SEARCH([$Mudslide_Commands.$D$10:.$D$16];RIGHT(LOWER([.$M68]);4))))&gt;0;&quot;send-image &quot;; &quot;send-file &quot;)&amp;TRIM(SUBSTITUTE([.$AA68];&quot;+&quot;;&quot;&quot;)&amp;&quot; &quot;&amp;CHAR(34)&amp;[.$M68]&amp;CHAR(34)&amp;IF([.$S68]=&quot;&quot;;&quot;&quot;;&quot; --caption &quot;&amp;CHAR(34)&amp;[.$S68]&amp;CHAR(34))&amp;CHAR(10)));&quot;&quot;)">
            <text:p/>
          </table:table-cell>
          <table:table-cell table:style-name="ce60" table:formula="of:=IFERROR(IF([.$E68]=&quot;&quot;;&quot;&quot;;IF([.$M68]=&quot;&quot;;[.$AB68]&amp;CHAR(10);[.$AC68]&amp;CHAR(10)));&quot;&quot;)">
            <text:p/>
          </table:table-cell>
          <table:table-cell table:style-name="ce60"/>
          <table:table-cell table:style-name="ce60" table:formula="of:=IFERROR(IF(NOT(ISERROR(SEARCH(&quot;@g.us&quot;;[.$F68])));[.$F68];IF([.$F68]=&quot;&quot;;&quot;&quot;;IFERROR(IF([.$B68]=&quot;&quot;;[.$E$1];[.$B68]);&quot;&quot;)&amp;RIGHT(SUBSTITUTE(SUBSTITUTE(SUBSTITUTE([.$F68];&quot;-&quot;;&quot;&quot;);&quot; &quot;;&quot;&quot;);&quot;+&quot;;&quot;&quot;);10)));&quot;&quot;)">
            <text:p/>
          </table:table-cell>
          <table:table-cell table:style-name="ce99" table:formula="of:=IFERROR(IF([.$F68]=&quot;&quot;;&quot;&quot;;[$Mudslide_Commands.$E$32]&amp;&quot;send &quot;&amp;TRIM(SUBSTITUTE([.$AF68];&quot;+&quot;;&quot;&quot;)&amp;&quot; &quot;&amp;CHAR(34)&amp;[.$H68]&amp;CHAR(10)&amp;[.$I68]&amp;CHAR(10)&amp;[.$J68]&amp;CHAR(10)&amp;[.$K68]&amp;CHAR(10)&amp;[.$L68]&amp;CHAR(10)&amp;&quot;- Sent By Bot&quot;&amp;CHAR(34)&amp;CHAR(10)));&quot;&quot;)">
            <text:p/>
          </table:table-cell>
          <table:table-cell table:style-name="ce99" table:formula="of:=IFERROR(IF([.$F68]=&quot;&quot;;&quot;&quot;;[$Mudslide_Commands.$E$32]&amp;IF(SUMPRODUCT(--ISNUMBER(SEARCH([$Mudslide_Commands.$D$10:.$D$16];RIGHT(LOWER([.$M68]);4))))&gt;0;&quot;send-image &quot;; &quot;send-file &quot;)&amp;TRIM(SUBSTITUTE([.$AF68];&quot;+&quot;;&quot;&quot;)&amp;&quot; &quot;&amp;CHAR(34)&amp;[.$M68]&amp;CHAR(34)&amp;IF([.$S68]=&quot;&quot;;&quot;&quot;;&quot; --caption &quot;&amp;CHAR(34)&amp;[.$S68]&amp;CHAR(34))&amp;CHAR(10)));&quot;&quot;)">
            <text:p/>
          </table:table-cell>
          <table:table-cell table:style-name="ce60" table:formula="of:=IFERROR(IF([.$F68]=&quot;&quot;;&quot;&quot;;IF([.$M68]=&quot;&quot;;[.$AG68]&amp;CHAR(10);[.$AH68]&amp;CHAR(10)));&quot;&quot;)">
            <text:p/>
          </table:table-cell>
          <table:table-cell table:style-name="ce60"/>
          <table:table-cell table:style-name="ce60" table:formula="of:=IFERROR(IF(NOT(ISERROR(SEARCH(&quot;@g.us&quot;;[.$E68])));[.$G68];IF([.$G68]=&quot;&quot;;&quot;&quot;;IFERROR(IF([.$B68]=&quot;&quot;;[.$E$1];[.$B68]);&quot;&quot;)&amp;RIGHT(SUBSTITUTE(SUBSTITUTE(SUBSTITUTE([.$G68];&quot;-&quot;;&quot;&quot;);&quot; &quot;;&quot;&quot;);&quot;+&quot;;&quot;&quot;);10)));&quot;&quot;)">
            <text:p/>
          </table:table-cell>
          <table:table-cell table:style-name="ce99" table:formula="of:=IFERROR(IF([.$G68]=&quot;&quot;;&quot;&quot;;[$Mudslide_Commands.$E$32]&amp;&quot;send &quot;&amp;TRIM(SUBSTITUTE([.$AK68];&quot;+&quot;;&quot;&quot;)&amp;&quot; &quot;&amp;CHAR(34)&amp;[.$H68]&amp;CHAR(10)&amp;[.$I68]&amp;CHAR(10)&amp;[.$J68]&amp;CHAR(10)&amp;[.$K68]&amp;CHAR(10)&amp;[.$L68]&amp;CHAR(10)&amp;&quot;- Sent By Bot&quot;&amp;CHAR(34)&amp;CHAR(10)));&quot;&quot;)">
            <text:p/>
          </table:table-cell>
          <table:table-cell table:style-name="ce99" table:formula="of:=IFERROR(IF([.$G68]=&quot;&quot;;&quot;&quot;;[$Mudslide_Commands.$E$32]&amp;IF(SUMPRODUCT(--ISNUMBER(SEARCH([$Mudslide_Commands.$D$10:.$D$16];RIGHT(LOWER([.$M68]);4))))&gt;0;&quot;send-image &quot;; &quot;send-file &quot;)&amp;TRIM(SUBSTITUTE([.$AK68];&quot;+&quot;;&quot;&quot;)&amp;&quot; &quot;&amp;CHAR(34)&amp;[.$M68]&amp;CHAR(34)&amp;IF([.$S68]=&quot;&quot;;&quot;&quot;;&quot; --caption &quot;&amp;CHAR(34)&amp;[.$S68]&amp;CHAR(34))&amp;CHAR(10)));&quot;&quot;)">
            <text:p/>
          </table:table-cell>
          <table:table-cell table:style-name="ce60" table:formula="of:=IFERROR(IF([.$G68]=&quot;&quot;;&quot;&quot;;IF([.$M68]=&quot;&quot;;[.$AL68]&amp;CHAR(10);[.$AM68]&amp;CHAR(10)));&quot;&quot;)">
            <text:p/>
          </table:table-cell>
          <table:table-cell table:style-name="ce60"/>
          <table:table-cell table:style-name="ce116" table:formula="of:=[.AD68]&amp;[.AI68]&amp;[.AN6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69]&amp;[.F69]&amp;[.G69]=&quot;&quot;;&quot;&quot;;MAX([.$A$3:.$A68])+1);&quot;&quot;)">
            <text:p/>
          </table:table-cell>
          <table:table-cell table:style-name="ce9" table:formula="of:=IFERROR(TRIM(SUBSTITUTE(SUBSTITUTE(VLOOKUP([.C6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69]=&quot;&quot;;&quot;&quot;;TRIM(&quot;Dear *&quot;&amp;[.$D69]&amp;&quot;*&quot;))">
            <text:p/>
          </table:table-cell>
          <table:table-cell table:style-name="ce83" table:formula="of:=IF([.$E69]=&quot;&quot;;&quot;&quot;;&quot;~How Do You Do ?~&quot;)">
            <text:p/>
          </table:table-cell>
          <table:table-cell table:style-name="ce83" table:formula="of:=IF([.$E69]=&quot;&quot;;&quot;&quot;;&quot;_Have a great Day_&quot;)">
            <text:p/>
          </table:table-cell>
          <table:table-cell table:style-name="ce83" table:number-columns-repeated="2"/>
          <table:table-cell table:style-name="ce44" table:number-columns-spanned="6" table:number-rows-spanned="1">
            <draw:control draw:z-index="81" draw:name="BT_File_Selection_12_" draw:style-name="gr6" draw:text-style-name="P5" svg:width="1cm" svg:height="0.5cm" svg:x="0cm" svg:y="0cm" draw:control="control67"/>
          </table:table-cell>
          <table:covered-table-cell table:number-columns-repeated="5" table:style-name="ce48"/>
          <table:table-cell table:style-name="ce107" table:formula="of:=IF([.$M69]=&quot;&quot;;&quot;&quot;;IF([.$A6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69])));[.$E69];IF([.$E69]=&quot;&quot;;&quot;&quot;;IFERROR(IF([.$B69]=&quot;&quot;;[.$E$1];[.$B69]);&quot;&quot;)&amp;RIGHT(SUBSTITUTE(SUBSTITUTE(SUBSTITUTE([.$E69];&quot;-&quot;;&quot;&quot;);&quot; &quot;;&quot;&quot;);&quot;+&quot;;&quot;&quot;);10)));&quot;&quot;)">
            <text:p/>
          </table:table-cell>
          <table:table-cell table:style-name="ce99" table:formula="of:=IFERROR(IF([.$E69]=&quot;&quot;;&quot;&quot;;[$Mudslide_Commands.$E$32]&amp;&quot;send &quot;&amp;TRIM(SUBSTITUTE([.$AA69];&quot;+&quot;;&quot;&quot;)&amp;&quot; &quot;&amp;CHAR(34)&amp;[.$H69]&amp;CHAR(10)&amp;[.$I69]&amp;CHAR(10)&amp;[.$J69]&amp;CHAR(10)&amp;[.$K69]&amp;CHAR(10)&amp;[.$L69]&amp;CHAR(10)&amp;&quot;- Sent By Bot&quot;&amp;CHAR(34)&amp;CHAR(10)));&quot;&quot;)">
            <text:p/>
          </table:table-cell>
          <table:table-cell table:style-name="ce99" table:formula="of:=IFERROR(IF([.$E69]=&quot;&quot;;&quot;&quot;;[$Mudslide_Commands.$E$32]&amp;IF(SUMPRODUCT(--ISNUMBER(SEARCH([$Mudslide_Commands.$D$10:.$D$16];RIGHT(LOWER([.$M69]);4))))&gt;0;&quot;send-image &quot;; &quot;send-file &quot;)&amp;TRIM(SUBSTITUTE([.$AA69];&quot;+&quot;;&quot;&quot;)&amp;&quot; &quot;&amp;CHAR(34)&amp;[.$M69]&amp;CHAR(34)&amp;IF([.$S69]=&quot;&quot;;&quot;&quot;;&quot; --caption &quot;&amp;CHAR(34)&amp;[.$S69]&amp;CHAR(34))&amp;CHAR(10)));&quot;&quot;)">
            <text:p/>
          </table:table-cell>
          <table:table-cell table:style-name="ce60" table:formula="of:=IFERROR(IF([.$E69]=&quot;&quot;;&quot;&quot;;IF([.$M69]=&quot;&quot;;[.$AB69]&amp;CHAR(10);[.$AC69]&amp;CHAR(10)));&quot;&quot;)">
            <text:p/>
          </table:table-cell>
          <table:table-cell table:style-name="ce60"/>
          <table:table-cell table:style-name="ce60" table:formula="of:=IFERROR(IF(NOT(ISERROR(SEARCH(&quot;@g.us&quot;;[.$F69])));[.$F69];IF([.$F69]=&quot;&quot;;&quot;&quot;;IFERROR(IF([.$B69]=&quot;&quot;;[.$E$1];[.$B69]);&quot;&quot;)&amp;RIGHT(SUBSTITUTE(SUBSTITUTE(SUBSTITUTE([.$F69];&quot;-&quot;;&quot;&quot;);&quot; &quot;;&quot;&quot;);&quot;+&quot;;&quot;&quot;);10)));&quot;&quot;)">
            <text:p/>
          </table:table-cell>
          <table:table-cell table:style-name="ce99" table:formula="of:=IFERROR(IF([.$F69]=&quot;&quot;;&quot;&quot;;[$Mudslide_Commands.$E$32]&amp;&quot;send &quot;&amp;TRIM(SUBSTITUTE([.$AF69];&quot;+&quot;;&quot;&quot;)&amp;&quot; &quot;&amp;CHAR(34)&amp;[.$H69]&amp;CHAR(10)&amp;[.$I69]&amp;CHAR(10)&amp;[.$J69]&amp;CHAR(10)&amp;[.$K69]&amp;CHAR(10)&amp;[.$L69]&amp;CHAR(10)&amp;&quot;- Sent By Bot&quot;&amp;CHAR(34)&amp;CHAR(10)));&quot;&quot;)">
            <text:p/>
          </table:table-cell>
          <table:table-cell table:style-name="ce99" table:formula="of:=IFERROR(IF([.$F69]=&quot;&quot;;&quot;&quot;;[$Mudslide_Commands.$E$32]&amp;IF(SUMPRODUCT(--ISNUMBER(SEARCH([$Mudslide_Commands.$D$10:.$D$16];RIGHT(LOWER([.$M69]);4))))&gt;0;&quot;send-image &quot;; &quot;send-file &quot;)&amp;TRIM(SUBSTITUTE([.$AF69];&quot;+&quot;;&quot;&quot;)&amp;&quot; &quot;&amp;CHAR(34)&amp;[.$M69]&amp;CHAR(34)&amp;IF([.$S69]=&quot;&quot;;&quot;&quot;;&quot; --caption &quot;&amp;CHAR(34)&amp;[.$S69]&amp;CHAR(34))&amp;CHAR(10)));&quot;&quot;)">
            <text:p/>
          </table:table-cell>
          <table:table-cell table:style-name="ce60" table:formula="of:=IFERROR(IF([.$F69]=&quot;&quot;;&quot;&quot;;IF([.$M69]=&quot;&quot;;[.$AG69]&amp;CHAR(10);[.$AH69]&amp;CHAR(10)));&quot;&quot;)">
            <text:p/>
          </table:table-cell>
          <table:table-cell table:style-name="ce60"/>
          <table:table-cell table:style-name="ce60" table:formula="of:=IFERROR(IF(NOT(ISERROR(SEARCH(&quot;@g.us&quot;;[.$E69])));[.$G69];IF([.$G69]=&quot;&quot;;&quot;&quot;;IFERROR(IF([.$B69]=&quot;&quot;;[.$E$1];[.$B69]);&quot;&quot;)&amp;RIGHT(SUBSTITUTE(SUBSTITUTE(SUBSTITUTE([.$G69];&quot;-&quot;;&quot;&quot;);&quot; &quot;;&quot;&quot;);&quot;+&quot;;&quot;&quot;);10)));&quot;&quot;)">
            <text:p/>
          </table:table-cell>
          <table:table-cell table:style-name="ce99" table:formula="of:=IFERROR(IF([.$G69]=&quot;&quot;;&quot;&quot;;[$Mudslide_Commands.$E$32]&amp;&quot;send &quot;&amp;TRIM(SUBSTITUTE([.$AK69];&quot;+&quot;;&quot;&quot;)&amp;&quot; &quot;&amp;CHAR(34)&amp;[.$H69]&amp;CHAR(10)&amp;[.$I69]&amp;CHAR(10)&amp;[.$J69]&amp;CHAR(10)&amp;[.$K69]&amp;CHAR(10)&amp;[.$L69]&amp;CHAR(10)&amp;&quot;- Sent By Bot&quot;&amp;CHAR(34)&amp;CHAR(10)));&quot;&quot;)">
            <text:p/>
          </table:table-cell>
          <table:table-cell table:style-name="ce99" table:formula="of:=IFERROR(IF([.$G69]=&quot;&quot;;&quot;&quot;;[$Mudslide_Commands.$E$32]&amp;IF(SUMPRODUCT(--ISNUMBER(SEARCH([$Mudslide_Commands.$D$10:.$D$16];RIGHT(LOWER([.$M69]);4))))&gt;0;&quot;send-image &quot;; &quot;send-file &quot;)&amp;TRIM(SUBSTITUTE([.$AK69];&quot;+&quot;;&quot;&quot;)&amp;&quot; &quot;&amp;CHAR(34)&amp;[.$M69]&amp;CHAR(34)&amp;IF([.$S69]=&quot;&quot;;&quot;&quot;;&quot; --caption &quot;&amp;CHAR(34)&amp;[.$S69]&amp;CHAR(34))&amp;CHAR(10)));&quot;&quot;)">
            <text:p/>
          </table:table-cell>
          <table:table-cell table:style-name="ce60" table:formula="of:=IFERROR(IF([.$G69]=&quot;&quot;;&quot;&quot;;IF([.$M69]=&quot;&quot;;[.$AL69]&amp;CHAR(10);[.$AM69]&amp;CHAR(10)));&quot;&quot;)">
            <text:p/>
          </table:table-cell>
          <table:table-cell table:style-name="ce60"/>
          <table:table-cell table:style-name="ce116" table:formula="of:=[.AD69]&amp;[.AI69]&amp;[.AN6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0]&amp;[.F70]&amp;[.G70]=&quot;&quot;;&quot;&quot;;MAX([.$A$3:.$A69])+1);&quot;&quot;)">
            <text:p/>
          </table:table-cell>
          <table:table-cell table:style-name="ce9" table:formula="of:=IFERROR(TRIM(SUBSTITUTE(SUBSTITUTE(VLOOKUP([.C7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0]=&quot;&quot;;&quot;&quot;;TRIM(&quot;Dear *&quot;&amp;[.$D70]&amp;&quot;*&quot;))">
            <text:p/>
          </table:table-cell>
          <table:table-cell table:style-name="ce83" table:formula="of:=IF([.$E70]=&quot;&quot;;&quot;&quot;;&quot;~How Do You Do ?~&quot;)">
            <text:p/>
          </table:table-cell>
          <table:table-cell table:style-name="ce83" table:formula="of:=IF([.$E70]=&quot;&quot;;&quot;&quot;;&quot;_Have a great Day_&quot;)">
            <text:p/>
          </table:table-cell>
          <table:table-cell table:style-name="ce83" table:number-columns-repeated="2"/>
          <table:table-cell table:style-name="ce44" table:number-columns-spanned="6" table:number-rows-spanned="1">
            <draw:control draw:z-index="82" draw:name="BT_File_Selection_12_" draw:style-name="gr6" draw:text-style-name="P5" svg:width="1cm" svg:height="0.5cm" svg:x="0cm" svg:y="0cm" draw:control="control68"/>
          </table:table-cell>
          <table:covered-table-cell table:number-columns-repeated="5" table:style-name="ce48"/>
          <table:table-cell table:style-name="ce107" table:formula="of:=IF([.$M70]=&quot;&quot;;&quot;&quot;;IF([.$A7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0])));[.$E70];IF([.$E70]=&quot;&quot;;&quot;&quot;;IFERROR(IF([.$B70]=&quot;&quot;;[.$E$1];[.$B70]);&quot;&quot;)&amp;RIGHT(SUBSTITUTE(SUBSTITUTE(SUBSTITUTE([.$E70];&quot;-&quot;;&quot;&quot;);&quot; &quot;;&quot;&quot;);&quot;+&quot;;&quot;&quot;);10)));&quot;&quot;)">
            <text:p/>
          </table:table-cell>
          <table:table-cell table:style-name="ce99" table:formula="of:=IFERROR(IF([.$E70]=&quot;&quot;;&quot;&quot;;[$Mudslide_Commands.$E$32]&amp;&quot;send &quot;&amp;TRIM(SUBSTITUTE([.$AA70];&quot;+&quot;;&quot;&quot;)&amp;&quot; &quot;&amp;CHAR(34)&amp;[.$H70]&amp;CHAR(10)&amp;[.$I70]&amp;CHAR(10)&amp;[.$J70]&amp;CHAR(10)&amp;[.$K70]&amp;CHAR(10)&amp;[.$L70]&amp;CHAR(10)&amp;&quot;- Sent By Bot&quot;&amp;CHAR(34)&amp;CHAR(10)));&quot;&quot;)">
            <text:p/>
          </table:table-cell>
          <table:table-cell table:style-name="ce99" table:formula="of:=IFERROR(IF([.$E70]=&quot;&quot;;&quot;&quot;;[$Mudslide_Commands.$E$32]&amp;IF(SUMPRODUCT(--ISNUMBER(SEARCH([$Mudslide_Commands.$D$10:.$D$16];RIGHT(LOWER([.$M70]);4))))&gt;0;&quot;send-image &quot;; &quot;send-file &quot;)&amp;TRIM(SUBSTITUTE([.$AA70];&quot;+&quot;;&quot;&quot;)&amp;&quot; &quot;&amp;CHAR(34)&amp;[.$M70]&amp;CHAR(34)&amp;IF([.$S70]=&quot;&quot;;&quot;&quot;;&quot; --caption &quot;&amp;CHAR(34)&amp;[.$S70]&amp;CHAR(34))&amp;CHAR(10)));&quot;&quot;)">
            <text:p/>
          </table:table-cell>
          <table:table-cell table:style-name="ce60" table:formula="of:=IFERROR(IF([.$E70]=&quot;&quot;;&quot;&quot;;IF([.$M70]=&quot;&quot;;[.$AB70]&amp;CHAR(10);[.$AC70]&amp;CHAR(10)));&quot;&quot;)">
            <text:p/>
          </table:table-cell>
          <table:table-cell table:style-name="ce60"/>
          <table:table-cell table:style-name="ce60" table:formula="of:=IFERROR(IF(NOT(ISERROR(SEARCH(&quot;@g.us&quot;;[.$F70])));[.$F70];IF([.$F70]=&quot;&quot;;&quot;&quot;;IFERROR(IF([.$B70]=&quot;&quot;;[.$E$1];[.$B70]);&quot;&quot;)&amp;RIGHT(SUBSTITUTE(SUBSTITUTE(SUBSTITUTE([.$F70];&quot;-&quot;;&quot;&quot;);&quot; &quot;;&quot;&quot;);&quot;+&quot;;&quot;&quot;);10)));&quot;&quot;)">
            <text:p/>
          </table:table-cell>
          <table:table-cell table:style-name="ce99" table:formula="of:=IFERROR(IF([.$F70]=&quot;&quot;;&quot;&quot;;[$Mudslide_Commands.$E$32]&amp;&quot;send &quot;&amp;TRIM(SUBSTITUTE([.$AF70];&quot;+&quot;;&quot;&quot;)&amp;&quot; &quot;&amp;CHAR(34)&amp;[.$H70]&amp;CHAR(10)&amp;[.$I70]&amp;CHAR(10)&amp;[.$J70]&amp;CHAR(10)&amp;[.$K70]&amp;CHAR(10)&amp;[.$L70]&amp;CHAR(10)&amp;&quot;- Sent By Bot&quot;&amp;CHAR(34)&amp;CHAR(10)));&quot;&quot;)">
            <text:p/>
          </table:table-cell>
          <table:table-cell table:style-name="ce99" table:formula="of:=IFERROR(IF([.$F70]=&quot;&quot;;&quot;&quot;;[$Mudslide_Commands.$E$32]&amp;IF(SUMPRODUCT(--ISNUMBER(SEARCH([$Mudslide_Commands.$D$10:.$D$16];RIGHT(LOWER([.$M70]);4))))&gt;0;&quot;send-image &quot;; &quot;send-file &quot;)&amp;TRIM(SUBSTITUTE([.$AF70];&quot;+&quot;;&quot;&quot;)&amp;&quot; &quot;&amp;CHAR(34)&amp;[.$M70]&amp;CHAR(34)&amp;IF([.$S70]=&quot;&quot;;&quot;&quot;;&quot; --caption &quot;&amp;CHAR(34)&amp;[.$S70]&amp;CHAR(34))&amp;CHAR(10)));&quot;&quot;)">
            <text:p/>
          </table:table-cell>
          <table:table-cell table:style-name="ce60" table:formula="of:=IFERROR(IF([.$F70]=&quot;&quot;;&quot;&quot;;IF([.$M70]=&quot;&quot;;[.$AG70]&amp;CHAR(10);[.$AH70]&amp;CHAR(10)));&quot;&quot;)">
            <text:p/>
          </table:table-cell>
          <table:table-cell table:style-name="ce60"/>
          <table:table-cell table:style-name="ce60" table:formula="of:=IFERROR(IF(NOT(ISERROR(SEARCH(&quot;@g.us&quot;;[.$E70])));[.$G70];IF([.$G70]=&quot;&quot;;&quot;&quot;;IFERROR(IF([.$B70]=&quot;&quot;;[.$E$1];[.$B70]);&quot;&quot;)&amp;RIGHT(SUBSTITUTE(SUBSTITUTE(SUBSTITUTE([.$G70];&quot;-&quot;;&quot;&quot;);&quot; &quot;;&quot;&quot;);&quot;+&quot;;&quot;&quot;);10)));&quot;&quot;)">
            <text:p/>
          </table:table-cell>
          <table:table-cell table:style-name="ce99" table:formula="of:=IFERROR(IF([.$G70]=&quot;&quot;;&quot;&quot;;[$Mudslide_Commands.$E$32]&amp;&quot;send &quot;&amp;TRIM(SUBSTITUTE([.$AK70];&quot;+&quot;;&quot;&quot;)&amp;&quot; &quot;&amp;CHAR(34)&amp;[.$H70]&amp;CHAR(10)&amp;[.$I70]&amp;CHAR(10)&amp;[.$J70]&amp;CHAR(10)&amp;[.$K70]&amp;CHAR(10)&amp;[.$L70]&amp;CHAR(10)&amp;&quot;- Sent By Bot&quot;&amp;CHAR(34)&amp;CHAR(10)));&quot;&quot;)">
            <text:p/>
          </table:table-cell>
          <table:table-cell table:style-name="ce99" table:formula="of:=IFERROR(IF([.$G70]=&quot;&quot;;&quot;&quot;;[$Mudslide_Commands.$E$32]&amp;IF(SUMPRODUCT(--ISNUMBER(SEARCH([$Mudslide_Commands.$D$10:.$D$16];RIGHT(LOWER([.$M70]);4))))&gt;0;&quot;send-image &quot;; &quot;send-file &quot;)&amp;TRIM(SUBSTITUTE([.$AK70];&quot;+&quot;;&quot;&quot;)&amp;&quot; &quot;&amp;CHAR(34)&amp;[.$M70]&amp;CHAR(34)&amp;IF([.$S70]=&quot;&quot;;&quot;&quot;;&quot; --caption &quot;&amp;CHAR(34)&amp;[.$S70]&amp;CHAR(34))&amp;CHAR(10)));&quot;&quot;)">
            <text:p/>
          </table:table-cell>
          <table:table-cell table:style-name="ce60" table:formula="of:=IFERROR(IF([.$G70]=&quot;&quot;;&quot;&quot;;IF([.$M70]=&quot;&quot;;[.$AL70]&amp;CHAR(10);[.$AM70]&amp;CHAR(10)));&quot;&quot;)">
            <text:p/>
          </table:table-cell>
          <table:table-cell table:style-name="ce60"/>
          <table:table-cell table:style-name="ce116" table:formula="of:=[.AD70]&amp;[.AI70]&amp;[.AN7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1]&amp;[.F71]&amp;[.G71]=&quot;&quot;;&quot;&quot;;MAX([.$A$3:.$A70])+1);&quot;&quot;)">
            <text:p/>
          </table:table-cell>
          <table:table-cell table:style-name="ce9" table:formula="of:=IFERROR(TRIM(SUBSTITUTE(SUBSTITUTE(VLOOKUP([.C7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1]=&quot;&quot;;&quot;&quot;;TRIM(&quot;Dear *&quot;&amp;[.$D71]&amp;&quot;*&quot;))">
            <text:p/>
          </table:table-cell>
          <table:table-cell table:style-name="ce83" table:formula="of:=IF([.$E71]=&quot;&quot;;&quot;&quot;;&quot;~How Do You Do ?~&quot;)">
            <text:p/>
          </table:table-cell>
          <table:table-cell table:style-name="ce83" table:formula="of:=IF([.$E71]=&quot;&quot;;&quot;&quot;;&quot;_Have a great Day_&quot;)">
            <text:p/>
          </table:table-cell>
          <table:table-cell table:style-name="ce83" table:number-columns-repeated="2"/>
          <table:table-cell table:style-name="ce44" table:number-columns-spanned="6" table:number-rows-spanned="1">
            <draw:control draw:z-index="83" draw:name="BT_File_Selection_12_" draw:style-name="gr6" draw:text-style-name="P5" svg:width="1cm" svg:height="0.5cm" svg:x="0cm" svg:y="0cm" draw:control="control69"/>
          </table:table-cell>
          <table:covered-table-cell table:number-columns-repeated="5" table:style-name="ce48"/>
          <table:table-cell table:style-name="ce107" table:formula="of:=IF([.$M71]=&quot;&quot;;&quot;&quot;;IF([.$A7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1])));[.$E71];IF([.$E71]=&quot;&quot;;&quot;&quot;;IFERROR(IF([.$B71]=&quot;&quot;;[.$E$1];[.$B71]);&quot;&quot;)&amp;RIGHT(SUBSTITUTE(SUBSTITUTE(SUBSTITUTE([.$E71];&quot;-&quot;;&quot;&quot;);&quot; &quot;;&quot;&quot;);&quot;+&quot;;&quot;&quot;);10)));&quot;&quot;)">
            <text:p/>
          </table:table-cell>
          <table:table-cell table:style-name="ce99" table:formula="of:=IFERROR(IF([.$E71]=&quot;&quot;;&quot;&quot;;[$Mudslide_Commands.$E$32]&amp;&quot;send &quot;&amp;TRIM(SUBSTITUTE([.$AA71];&quot;+&quot;;&quot;&quot;)&amp;&quot; &quot;&amp;CHAR(34)&amp;[.$H71]&amp;CHAR(10)&amp;[.$I71]&amp;CHAR(10)&amp;[.$J71]&amp;CHAR(10)&amp;[.$K71]&amp;CHAR(10)&amp;[.$L71]&amp;CHAR(10)&amp;&quot;- Sent By Bot&quot;&amp;CHAR(34)&amp;CHAR(10)));&quot;&quot;)">
            <text:p/>
          </table:table-cell>
          <table:table-cell table:style-name="ce99" table:formula="of:=IFERROR(IF([.$E71]=&quot;&quot;;&quot;&quot;;[$Mudslide_Commands.$E$32]&amp;IF(SUMPRODUCT(--ISNUMBER(SEARCH([$Mudslide_Commands.$D$10:.$D$16];RIGHT(LOWER([.$M71]);4))))&gt;0;&quot;send-image &quot;; &quot;send-file &quot;)&amp;TRIM(SUBSTITUTE([.$AA71];&quot;+&quot;;&quot;&quot;)&amp;&quot; &quot;&amp;CHAR(34)&amp;[.$M71]&amp;CHAR(34)&amp;IF([.$S71]=&quot;&quot;;&quot;&quot;;&quot; --caption &quot;&amp;CHAR(34)&amp;[.$S71]&amp;CHAR(34))&amp;CHAR(10)));&quot;&quot;)">
            <text:p/>
          </table:table-cell>
          <table:table-cell table:style-name="ce60" table:formula="of:=IFERROR(IF([.$E71]=&quot;&quot;;&quot;&quot;;IF([.$M71]=&quot;&quot;;[.$AB71]&amp;CHAR(10);[.$AC71]&amp;CHAR(10)));&quot;&quot;)">
            <text:p/>
          </table:table-cell>
          <table:table-cell table:style-name="ce60"/>
          <table:table-cell table:style-name="ce60" table:formula="of:=IFERROR(IF(NOT(ISERROR(SEARCH(&quot;@g.us&quot;;[.$F71])));[.$F71];IF([.$F71]=&quot;&quot;;&quot;&quot;;IFERROR(IF([.$B71]=&quot;&quot;;[.$E$1];[.$B71]);&quot;&quot;)&amp;RIGHT(SUBSTITUTE(SUBSTITUTE(SUBSTITUTE([.$F71];&quot;-&quot;;&quot;&quot;);&quot; &quot;;&quot;&quot;);&quot;+&quot;;&quot;&quot;);10)));&quot;&quot;)">
            <text:p/>
          </table:table-cell>
          <table:table-cell table:style-name="ce99" table:formula="of:=IFERROR(IF([.$F71]=&quot;&quot;;&quot;&quot;;[$Mudslide_Commands.$E$32]&amp;&quot;send &quot;&amp;TRIM(SUBSTITUTE([.$AF71];&quot;+&quot;;&quot;&quot;)&amp;&quot; &quot;&amp;CHAR(34)&amp;[.$H71]&amp;CHAR(10)&amp;[.$I71]&amp;CHAR(10)&amp;[.$J71]&amp;CHAR(10)&amp;[.$K71]&amp;CHAR(10)&amp;[.$L71]&amp;CHAR(10)&amp;&quot;- Sent By Bot&quot;&amp;CHAR(34)&amp;CHAR(10)));&quot;&quot;)">
            <text:p/>
          </table:table-cell>
          <table:table-cell table:style-name="ce99" table:formula="of:=IFERROR(IF([.$F71]=&quot;&quot;;&quot;&quot;;[$Mudslide_Commands.$E$32]&amp;IF(SUMPRODUCT(--ISNUMBER(SEARCH([$Mudslide_Commands.$D$10:.$D$16];RIGHT(LOWER([.$M71]);4))))&gt;0;&quot;send-image &quot;; &quot;send-file &quot;)&amp;TRIM(SUBSTITUTE([.$AF71];&quot;+&quot;;&quot;&quot;)&amp;&quot; &quot;&amp;CHAR(34)&amp;[.$M71]&amp;CHAR(34)&amp;IF([.$S71]=&quot;&quot;;&quot;&quot;;&quot; --caption &quot;&amp;CHAR(34)&amp;[.$S71]&amp;CHAR(34))&amp;CHAR(10)));&quot;&quot;)">
            <text:p/>
          </table:table-cell>
          <table:table-cell table:style-name="ce60" table:formula="of:=IFERROR(IF([.$F71]=&quot;&quot;;&quot;&quot;;IF([.$M71]=&quot;&quot;;[.$AG71]&amp;CHAR(10);[.$AH71]&amp;CHAR(10)));&quot;&quot;)">
            <text:p/>
          </table:table-cell>
          <table:table-cell table:style-name="ce60"/>
          <table:table-cell table:style-name="ce60" table:formula="of:=IFERROR(IF(NOT(ISERROR(SEARCH(&quot;@g.us&quot;;[.$E71])));[.$G71];IF([.$G71]=&quot;&quot;;&quot;&quot;;IFERROR(IF([.$B71]=&quot;&quot;;[.$E$1];[.$B71]);&quot;&quot;)&amp;RIGHT(SUBSTITUTE(SUBSTITUTE(SUBSTITUTE([.$G71];&quot;-&quot;;&quot;&quot;);&quot; &quot;;&quot;&quot;);&quot;+&quot;;&quot;&quot;);10)));&quot;&quot;)">
            <text:p/>
          </table:table-cell>
          <table:table-cell table:style-name="ce99" table:formula="of:=IFERROR(IF([.$G71]=&quot;&quot;;&quot;&quot;;[$Mudslide_Commands.$E$32]&amp;&quot;send &quot;&amp;TRIM(SUBSTITUTE([.$AK71];&quot;+&quot;;&quot;&quot;)&amp;&quot; &quot;&amp;CHAR(34)&amp;[.$H71]&amp;CHAR(10)&amp;[.$I71]&amp;CHAR(10)&amp;[.$J71]&amp;CHAR(10)&amp;[.$K71]&amp;CHAR(10)&amp;[.$L71]&amp;CHAR(10)&amp;&quot;- Sent By Bot&quot;&amp;CHAR(34)&amp;CHAR(10)));&quot;&quot;)">
            <text:p/>
          </table:table-cell>
          <table:table-cell table:style-name="ce99" table:formula="of:=IFERROR(IF([.$G71]=&quot;&quot;;&quot;&quot;;[$Mudslide_Commands.$E$32]&amp;IF(SUMPRODUCT(--ISNUMBER(SEARCH([$Mudslide_Commands.$D$10:.$D$16];RIGHT(LOWER([.$M71]);4))))&gt;0;&quot;send-image &quot;; &quot;send-file &quot;)&amp;TRIM(SUBSTITUTE([.$AK71];&quot;+&quot;;&quot;&quot;)&amp;&quot; &quot;&amp;CHAR(34)&amp;[.$M71]&amp;CHAR(34)&amp;IF([.$S71]=&quot;&quot;;&quot;&quot;;&quot; --caption &quot;&amp;CHAR(34)&amp;[.$S71]&amp;CHAR(34))&amp;CHAR(10)));&quot;&quot;)">
            <text:p/>
          </table:table-cell>
          <table:table-cell table:style-name="ce60" table:formula="of:=IFERROR(IF([.$G71]=&quot;&quot;;&quot;&quot;;IF([.$M71]=&quot;&quot;;[.$AL71]&amp;CHAR(10);[.$AM71]&amp;CHAR(10)));&quot;&quot;)">
            <text:p/>
          </table:table-cell>
          <table:table-cell table:style-name="ce60"/>
          <table:table-cell table:style-name="ce116" table:formula="of:=[.AD71]&amp;[.AI71]&amp;[.AN7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2]&amp;[.F72]&amp;[.G72]=&quot;&quot;;&quot;&quot;;MAX([.$A$3:.$A71])+1);&quot;&quot;)">
            <text:p/>
          </table:table-cell>
          <table:table-cell table:style-name="ce9" table:formula="of:=IFERROR(TRIM(SUBSTITUTE(SUBSTITUTE(VLOOKUP([.C7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2]=&quot;&quot;;&quot;&quot;;TRIM(&quot;Dear *&quot;&amp;[.$D72]&amp;&quot;*&quot;))">
            <text:p/>
          </table:table-cell>
          <table:table-cell table:style-name="ce83" table:formula="of:=IF([.$E72]=&quot;&quot;;&quot;&quot;;&quot;~How Do You Do ?~&quot;)">
            <text:p/>
          </table:table-cell>
          <table:table-cell table:style-name="ce83" table:formula="of:=IF([.$E72]=&quot;&quot;;&quot;&quot;;&quot;_Have a great Day_&quot;)">
            <text:p/>
          </table:table-cell>
          <table:table-cell table:style-name="ce83" table:number-columns-repeated="2"/>
          <table:table-cell table:style-name="ce44" table:number-columns-spanned="6" table:number-rows-spanned="1">
            <draw:control draw:z-index="84" draw:name="BT_File_Selection_12_" draw:style-name="gr6" draw:text-style-name="P5" svg:width="1cm" svg:height="0.5cm" svg:x="0cm" svg:y="0cm" draw:control="control70"/>
          </table:table-cell>
          <table:covered-table-cell table:number-columns-repeated="5" table:style-name="ce48"/>
          <table:table-cell table:style-name="ce107" table:formula="of:=IF([.$M72]=&quot;&quot;;&quot;&quot;;IF([.$A7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2])));[.$E72];IF([.$E72]=&quot;&quot;;&quot;&quot;;IFERROR(IF([.$B72]=&quot;&quot;;[.$E$1];[.$B72]);&quot;&quot;)&amp;RIGHT(SUBSTITUTE(SUBSTITUTE(SUBSTITUTE([.$E72];&quot;-&quot;;&quot;&quot;);&quot; &quot;;&quot;&quot;);&quot;+&quot;;&quot;&quot;);10)));&quot;&quot;)">
            <text:p/>
          </table:table-cell>
          <table:table-cell table:style-name="ce99" table:formula="of:=IFERROR(IF([.$E72]=&quot;&quot;;&quot;&quot;;[$Mudslide_Commands.$E$32]&amp;&quot;send &quot;&amp;TRIM(SUBSTITUTE([.$AA72];&quot;+&quot;;&quot;&quot;)&amp;&quot; &quot;&amp;CHAR(34)&amp;[.$H72]&amp;CHAR(10)&amp;[.$I72]&amp;CHAR(10)&amp;[.$J72]&amp;CHAR(10)&amp;[.$K72]&amp;CHAR(10)&amp;[.$L72]&amp;CHAR(10)&amp;&quot;- Sent By Bot&quot;&amp;CHAR(34)&amp;CHAR(10)));&quot;&quot;)">
            <text:p/>
          </table:table-cell>
          <table:table-cell table:style-name="ce99" table:formula="of:=IFERROR(IF([.$E72]=&quot;&quot;;&quot;&quot;;[$Mudslide_Commands.$E$32]&amp;IF(SUMPRODUCT(--ISNUMBER(SEARCH([$Mudslide_Commands.$D$10:.$D$16];RIGHT(LOWER([.$M72]);4))))&gt;0;&quot;send-image &quot;; &quot;send-file &quot;)&amp;TRIM(SUBSTITUTE([.$AA72];&quot;+&quot;;&quot;&quot;)&amp;&quot; &quot;&amp;CHAR(34)&amp;[.$M72]&amp;CHAR(34)&amp;IF([.$S72]=&quot;&quot;;&quot;&quot;;&quot; --caption &quot;&amp;CHAR(34)&amp;[.$S72]&amp;CHAR(34))&amp;CHAR(10)));&quot;&quot;)">
            <text:p/>
          </table:table-cell>
          <table:table-cell table:style-name="ce60" table:formula="of:=IFERROR(IF([.$E72]=&quot;&quot;;&quot;&quot;;IF([.$M72]=&quot;&quot;;[.$AB72]&amp;CHAR(10);[.$AC72]&amp;CHAR(10)));&quot;&quot;)">
            <text:p/>
          </table:table-cell>
          <table:table-cell table:style-name="ce60"/>
          <table:table-cell table:style-name="ce60" table:formula="of:=IFERROR(IF(NOT(ISERROR(SEARCH(&quot;@g.us&quot;;[.$F72])));[.$F72];IF([.$F72]=&quot;&quot;;&quot;&quot;;IFERROR(IF([.$B72]=&quot;&quot;;[.$E$1];[.$B72]);&quot;&quot;)&amp;RIGHT(SUBSTITUTE(SUBSTITUTE(SUBSTITUTE([.$F72];&quot;-&quot;;&quot;&quot;);&quot; &quot;;&quot;&quot;);&quot;+&quot;;&quot;&quot;);10)));&quot;&quot;)">
            <text:p/>
          </table:table-cell>
          <table:table-cell table:style-name="ce99" table:formula="of:=IFERROR(IF([.$F72]=&quot;&quot;;&quot;&quot;;[$Mudslide_Commands.$E$32]&amp;&quot;send &quot;&amp;TRIM(SUBSTITUTE([.$AF72];&quot;+&quot;;&quot;&quot;)&amp;&quot; &quot;&amp;CHAR(34)&amp;[.$H72]&amp;CHAR(10)&amp;[.$I72]&amp;CHAR(10)&amp;[.$J72]&amp;CHAR(10)&amp;[.$K72]&amp;CHAR(10)&amp;[.$L72]&amp;CHAR(10)&amp;&quot;- Sent By Bot&quot;&amp;CHAR(34)&amp;CHAR(10)));&quot;&quot;)">
            <text:p/>
          </table:table-cell>
          <table:table-cell table:style-name="ce99" table:formula="of:=IFERROR(IF([.$F72]=&quot;&quot;;&quot;&quot;;[$Mudslide_Commands.$E$32]&amp;IF(SUMPRODUCT(--ISNUMBER(SEARCH([$Mudslide_Commands.$D$10:.$D$16];RIGHT(LOWER([.$M72]);4))))&gt;0;&quot;send-image &quot;; &quot;send-file &quot;)&amp;TRIM(SUBSTITUTE([.$AF72];&quot;+&quot;;&quot;&quot;)&amp;&quot; &quot;&amp;CHAR(34)&amp;[.$M72]&amp;CHAR(34)&amp;IF([.$S72]=&quot;&quot;;&quot;&quot;;&quot; --caption &quot;&amp;CHAR(34)&amp;[.$S72]&amp;CHAR(34))&amp;CHAR(10)));&quot;&quot;)">
            <text:p/>
          </table:table-cell>
          <table:table-cell table:style-name="ce60" table:formula="of:=IFERROR(IF([.$F72]=&quot;&quot;;&quot;&quot;;IF([.$M72]=&quot;&quot;;[.$AG72]&amp;CHAR(10);[.$AH72]&amp;CHAR(10)));&quot;&quot;)">
            <text:p/>
          </table:table-cell>
          <table:table-cell table:style-name="ce60"/>
          <table:table-cell table:style-name="ce60" table:formula="of:=IFERROR(IF(NOT(ISERROR(SEARCH(&quot;@g.us&quot;;[.$E72])));[.$G72];IF([.$G72]=&quot;&quot;;&quot;&quot;;IFERROR(IF([.$B72]=&quot;&quot;;[.$E$1];[.$B72]);&quot;&quot;)&amp;RIGHT(SUBSTITUTE(SUBSTITUTE(SUBSTITUTE([.$G72];&quot;-&quot;;&quot;&quot;);&quot; &quot;;&quot;&quot;);&quot;+&quot;;&quot;&quot;);10)));&quot;&quot;)">
            <text:p/>
          </table:table-cell>
          <table:table-cell table:style-name="ce99" table:formula="of:=IFERROR(IF([.$G72]=&quot;&quot;;&quot;&quot;;[$Mudslide_Commands.$E$32]&amp;&quot;send &quot;&amp;TRIM(SUBSTITUTE([.$AK72];&quot;+&quot;;&quot;&quot;)&amp;&quot; &quot;&amp;CHAR(34)&amp;[.$H72]&amp;CHAR(10)&amp;[.$I72]&amp;CHAR(10)&amp;[.$J72]&amp;CHAR(10)&amp;[.$K72]&amp;CHAR(10)&amp;[.$L72]&amp;CHAR(10)&amp;&quot;- Sent By Bot&quot;&amp;CHAR(34)&amp;CHAR(10)));&quot;&quot;)">
            <text:p/>
          </table:table-cell>
          <table:table-cell table:style-name="ce99" table:formula="of:=IFERROR(IF([.$G72]=&quot;&quot;;&quot;&quot;;[$Mudslide_Commands.$E$32]&amp;IF(SUMPRODUCT(--ISNUMBER(SEARCH([$Mudslide_Commands.$D$10:.$D$16];RIGHT(LOWER([.$M72]);4))))&gt;0;&quot;send-image &quot;; &quot;send-file &quot;)&amp;TRIM(SUBSTITUTE([.$AK72];&quot;+&quot;;&quot;&quot;)&amp;&quot; &quot;&amp;CHAR(34)&amp;[.$M72]&amp;CHAR(34)&amp;IF([.$S72]=&quot;&quot;;&quot;&quot;;&quot; --caption &quot;&amp;CHAR(34)&amp;[.$S72]&amp;CHAR(34))&amp;CHAR(10)));&quot;&quot;)">
            <text:p/>
          </table:table-cell>
          <table:table-cell table:style-name="ce60" table:formula="of:=IFERROR(IF([.$G72]=&quot;&quot;;&quot;&quot;;IF([.$M72]=&quot;&quot;;[.$AL72]&amp;CHAR(10);[.$AM72]&amp;CHAR(10)));&quot;&quot;)">
            <text:p/>
          </table:table-cell>
          <table:table-cell table:style-name="ce60"/>
          <table:table-cell table:style-name="ce116" table:formula="of:=[.AD72]&amp;[.AI72]&amp;[.AN7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3]&amp;[.F73]&amp;[.G73]=&quot;&quot;;&quot;&quot;;MAX([.$A$3:.$A72])+1);&quot;&quot;)">
            <text:p/>
          </table:table-cell>
          <table:table-cell table:style-name="ce9" table:formula="of:=IFERROR(TRIM(SUBSTITUTE(SUBSTITUTE(VLOOKUP([.C7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3]=&quot;&quot;;&quot;&quot;;TRIM(&quot;Dear *&quot;&amp;[.$D73]&amp;&quot;*&quot;))">
            <text:p/>
          </table:table-cell>
          <table:table-cell table:style-name="ce83" table:formula="of:=IF([.$E73]=&quot;&quot;;&quot;&quot;;&quot;~How Do You Do ?~&quot;)">
            <text:p/>
          </table:table-cell>
          <table:table-cell table:style-name="ce83" table:formula="of:=IF([.$E73]=&quot;&quot;;&quot;&quot;;&quot;_Have a great Day_&quot;)">
            <text:p/>
          </table:table-cell>
          <table:table-cell table:style-name="ce83" table:number-columns-repeated="2"/>
          <table:table-cell table:style-name="ce44" table:number-columns-spanned="6" table:number-rows-spanned="1">
            <draw:control draw:z-index="85" draw:name="BT_File_Selection_12_" draw:style-name="gr6" draw:text-style-name="P5" svg:width="1cm" svg:height="0.5cm" svg:x="0cm" svg:y="0cm" draw:control="control71"/>
          </table:table-cell>
          <table:covered-table-cell table:number-columns-repeated="5" table:style-name="ce48"/>
          <table:table-cell table:style-name="ce107" table:formula="of:=IF([.$M73]=&quot;&quot;;&quot;&quot;;IF([.$A7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3])));[.$E73];IF([.$E73]=&quot;&quot;;&quot;&quot;;IFERROR(IF([.$B73]=&quot;&quot;;[.$E$1];[.$B73]);&quot;&quot;)&amp;RIGHT(SUBSTITUTE(SUBSTITUTE(SUBSTITUTE([.$E73];&quot;-&quot;;&quot;&quot;);&quot; &quot;;&quot;&quot;);&quot;+&quot;;&quot;&quot;);10)));&quot;&quot;)">
            <text:p/>
          </table:table-cell>
          <table:table-cell table:style-name="ce99" table:formula="of:=IFERROR(IF([.$E73]=&quot;&quot;;&quot;&quot;;[$Mudslide_Commands.$E$32]&amp;&quot;send &quot;&amp;TRIM(SUBSTITUTE([.$AA73];&quot;+&quot;;&quot;&quot;)&amp;&quot; &quot;&amp;CHAR(34)&amp;[.$H73]&amp;CHAR(10)&amp;[.$I73]&amp;CHAR(10)&amp;[.$J73]&amp;CHAR(10)&amp;[.$K73]&amp;CHAR(10)&amp;[.$L73]&amp;CHAR(10)&amp;&quot;- Sent By Bot&quot;&amp;CHAR(34)&amp;CHAR(10)));&quot;&quot;)">
            <text:p/>
          </table:table-cell>
          <table:table-cell table:style-name="ce99" table:formula="of:=IFERROR(IF([.$E73]=&quot;&quot;;&quot;&quot;;[$Mudslide_Commands.$E$32]&amp;IF(SUMPRODUCT(--ISNUMBER(SEARCH([$Mudslide_Commands.$D$10:.$D$16];RIGHT(LOWER([.$M73]);4))))&gt;0;&quot;send-image &quot;; &quot;send-file &quot;)&amp;TRIM(SUBSTITUTE([.$AA73];&quot;+&quot;;&quot;&quot;)&amp;&quot; &quot;&amp;CHAR(34)&amp;[.$M73]&amp;CHAR(34)&amp;IF([.$S73]=&quot;&quot;;&quot;&quot;;&quot; --caption &quot;&amp;CHAR(34)&amp;[.$S73]&amp;CHAR(34))&amp;CHAR(10)));&quot;&quot;)">
            <text:p/>
          </table:table-cell>
          <table:table-cell table:style-name="ce60" table:formula="of:=IFERROR(IF([.$E73]=&quot;&quot;;&quot;&quot;;IF([.$M73]=&quot;&quot;;[.$AB73]&amp;CHAR(10);[.$AC73]&amp;CHAR(10)));&quot;&quot;)">
            <text:p/>
          </table:table-cell>
          <table:table-cell table:style-name="ce60"/>
          <table:table-cell table:style-name="ce60" table:formula="of:=IFERROR(IF(NOT(ISERROR(SEARCH(&quot;@g.us&quot;;[.$F73])));[.$F73];IF([.$F73]=&quot;&quot;;&quot;&quot;;IFERROR(IF([.$B73]=&quot;&quot;;[.$E$1];[.$B73]);&quot;&quot;)&amp;RIGHT(SUBSTITUTE(SUBSTITUTE(SUBSTITUTE([.$F73];&quot;-&quot;;&quot;&quot;);&quot; &quot;;&quot;&quot;);&quot;+&quot;;&quot;&quot;);10)));&quot;&quot;)">
            <text:p/>
          </table:table-cell>
          <table:table-cell table:style-name="ce99" table:formula="of:=IFERROR(IF([.$F73]=&quot;&quot;;&quot;&quot;;[$Mudslide_Commands.$E$32]&amp;&quot;send &quot;&amp;TRIM(SUBSTITUTE([.$AF73];&quot;+&quot;;&quot;&quot;)&amp;&quot; &quot;&amp;CHAR(34)&amp;[.$H73]&amp;CHAR(10)&amp;[.$I73]&amp;CHAR(10)&amp;[.$J73]&amp;CHAR(10)&amp;[.$K73]&amp;CHAR(10)&amp;[.$L73]&amp;CHAR(10)&amp;&quot;- Sent By Bot&quot;&amp;CHAR(34)&amp;CHAR(10)));&quot;&quot;)">
            <text:p/>
          </table:table-cell>
          <table:table-cell table:style-name="ce99" table:formula="of:=IFERROR(IF([.$F73]=&quot;&quot;;&quot;&quot;;[$Mudslide_Commands.$E$32]&amp;IF(SUMPRODUCT(--ISNUMBER(SEARCH([$Mudslide_Commands.$D$10:.$D$16];RIGHT(LOWER([.$M73]);4))))&gt;0;&quot;send-image &quot;; &quot;send-file &quot;)&amp;TRIM(SUBSTITUTE([.$AF73];&quot;+&quot;;&quot;&quot;)&amp;&quot; &quot;&amp;CHAR(34)&amp;[.$M73]&amp;CHAR(34)&amp;IF([.$S73]=&quot;&quot;;&quot;&quot;;&quot; --caption &quot;&amp;CHAR(34)&amp;[.$S73]&amp;CHAR(34))&amp;CHAR(10)));&quot;&quot;)">
            <text:p/>
          </table:table-cell>
          <table:table-cell table:style-name="ce60" table:formula="of:=IFERROR(IF([.$F73]=&quot;&quot;;&quot;&quot;;IF([.$M73]=&quot;&quot;;[.$AG73]&amp;CHAR(10);[.$AH73]&amp;CHAR(10)));&quot;&quot;)">
            <text:p/>
          </table:table-cell>
          <table:table-cell table:style-name="ce60"/>
          <table:table-cell table:style-name="ce60" table:formula="of:=IFERROR(IF(NOT(ISERROR(SEARCH(&quot;@g.us&quot;;[.$E73])));[.$G73];IF([.$G73]=&quot;&quot;;&quot;&quot;;IFERROR(IF([.$B73]=&quot;&quot;;[.$E$1];[.$B73]);&quot;&quot;)&amp;RIGHT(SUBSTITUTE(SUBSTITUTE(SUBSTITUTE([.$G73];&quot;-&quot;;&quot;&quot;);&quot; &quot;;&quot;&quot;);&quot;+&quot;;&quot;&quot;);10)));&quot;&quot;)">
            <text:p/>
          </table:table-cell>
          <table:table-cell table:style-name="ce99" table:formula="of:=IFERROR(IF([.$G73]=&quot;&quot;;&quot;&quot;;[$Mudslide_Commands.$E$32]&amp;&quot;send &quot;&amp;TRIM(SUBSTITUTE([.$AK73];&quot;+&quot;;&quot;&quot;)&amp;&quot; &quot;&amp;CHAR(34)&amp;[.$H73]&amp;CHAR(10)&amp;[.$I73]&amp;CHAR(10)&amp;[.$J73]&amp;CHAR(10)&amp;[.$K73]&amp;CHAR(10)&amp;[.$L73]&amp;CHAR(10)&amp;&quot;- Sent By Bot&quot;&amp;CHAR(34)&amp;CHAR(10)));&quot;&quot;)">
            <text:p/>
          </table:table-cell>
          <table:table-cell table:style-name="ce99" table:formula="of:=IFERROR(IF([.$G73]=&quot;&quot;;&quot;&quot;;[$Mudslide_Commands.$E$32]&amp;IF(SUMPRODUCT(--ISNUMBER(SEARCH([$Mudslide_Commands.$D$10:.$D$16];RIGHT(LOWER([.$M73]);4))))&gt;0;&quot;send-image &quot;; &quot;send-file &quot;)&amp;TRIM(SUBSTITUTE([.$AK73];&quot;+&quot;;&quot;&quot;)&amp;&quot; &quot;&amp;CHAR(34)&amp;[.$M73]&amp;CHAR(34)&amp;IF([.$S73]=&quot;&quot;;&quot;&quot;;&quot; --caption &quot;&amp;CHAR(34)&amp;[.$S73]&amp;CHAR(34))&amp;CHAR(10)));&quot;&quot;)">
            <text:p/>
          </table:table-cell>
          <table:table-cell table:style-name="ce60" table:formula="of:=IFERROR(IF([.$G73]=&quot;&quot;;&quot;&quot;;IF([.$M73]=&quot;&quot;;[.$AL73]&amp;CHAR(10);[.$AM73]&amp;CHAR(10)));&quot;&quot;)">
            <text:p/>
          </table:table-cell>
          <table:table-cell table:style-name="ce60"/>
          <table:table-cell table:style-name="ce116" table:formula="of:=[.AD73]&amp;[.AI73]&amp;[.AN7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4]&amp;[.F74]&amp;[.G74]=&quot;&quot;;&quot;&quot;;MAX([.$A$3:.$A73])+1);&quot;&quot;)">
            <text:p/>
          </table:table-cell>
          <table:table-cell table:style-name="ce9" table:formula="of:=IFERROR(TRIM(SUBSTITUTE(SUBSTITUTE(VLOOKUP([.C7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4]=&quot;&quot;;&quot;&quot;;TRIM(&quot;Dear *&quot;&amp;[.$D74]&amp;&quot;*&quot;))">
            <text:p/>
          </table:table-cell>
          <table:table-cell table:style-name="ce83" table:formula="of:=IF([.$E74]=&quot;&quot;;&quot;&quot;;&quot;~How Do You Do ?~&quot;)">
            <text:p/>
          </table:table-cell>
          <table:table-cell table:style-name="ce83" table:formula="of:=IF([.$E74]=&quot;&quot;;&quot;&quot;;&quot;_Have a great Day_&quot;)">
            <text:p/>
          </table:table-cell>
          <table:table-cell table:style-name="ce83" table:number-columns-repeated="2"/>
          <table:table-cell table:style-name="ce44" table:number-columns-spanned="6" table:number-rows-spanned="1">
            <draw:control draw:z-index="86" draw:name="BT_File_Selection_12_" draw:style-name="gr6" draw:text-style-name="P5" svg:width="1cm" svg:height="0.5cm" svg:x="0cm" svg:y="0cm" draw:control="control72"/>
          </table:table-cell>
          <table:covered-table-cell table:number-columns-repeated="5" table:style-name="ce48"/>
          <table:table-cell table:style-name="ce107" table:formula="of:=IF([.$M74]=&quot;&quot;;&quot;&quot;;IF([.$A7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4])));[.$E74];IF([.$E74]=&quot;&quot;;&quot;&quot;;IFERROR(IF([.$B74]=&quot;&quot;;[.$E$1];[.$B74]);&quot;&quot;)&amp;RIGHT(SUBSTITUTE(SUBSTITUTE(SUBSTITUTE([.$E74];&quot;-&quot;;&quot;&quot;);&quot; &quot;;&quot;&quot;);&quot;+&quot;;&quot;&quot;);10)));&quot;&quot;)">
            <text:p/>
          </table:table-cell>
          <table:table-cell table:style-name="ce99" table:formula="of:=IFERROR(IF([.$E74]=&quot;&quot;;&quot;&quot;;[$Mudslide_Commands.$E$32]&amp;&quot;send &quot;&amp;TRIM(SUBSTITUTE([.$AA74];&quot;+&quot;;&quot;&quot;)&amp;&quot; &quot;&amp;CHAR(34)&amp;[.$H74]&amp;CHAR(10)&amp;[.$I74]&amp;CHAR(10)&amp;[.$J74]&amp;CHAR(10)&amp;[.$K74]&amp;CHAR(10)&amp;[.$L74]&amp;CHAR(10)&amp;&quot;- Sent By Bot&quot;&amp;CHAR(34)&amp;CHAR(10)));&quot;&quot;)">
            <text:p/>
          </table:table-cell>
          <table:table-cell table:style-name="ce99" table:formula="of:=IFERROR(IF([.$E74]=&quot;&quot;;&quot;&quot;;[$Mudslide_Commands.$E$32]&amp;IF(SUMPRODUCT(--ISNUMBER(SEARCH([$Mudslide_Commands.$D$10:.$D$16];RIGHT(LOWER([.$M74]);4))))&gt;0;&quot;send-image &quot;; &quot;send-file &quot;)&amp;TRIM(SUBSTITUTE([.$AA74];&quot;+&quot;;&quot;&quot;)&amp;&quot; &quot;&amp;CHAR(34)&amp;[.$M74]&amp;CHAR(34)&amp;IF([.$S74]=&quot;&quot;;&quot;&quot;;&quot; --caption &quot;&amp;CHAR(34)&amp;[.$S74]&amp;CHAR(34))&amp;CHAR(10)));&quot;&quot;)">
            <text:p/>
          </table:table-cell>
          <table:table-cell table:style-name="ce60" table:formula="of:=IFERROR(IF([.$E74]=&quot;&quot;;&quot;&quot;;IF([.$M74]=&quot;&quot;;[.$AB74]&amp;CHAR(10);[.$AC74]&amp;CHAR(10)));&quot;&quot;)">
            <text:p/>
          </table:table-cell>
          <table:table-cell table:style-name="ce60"/>
          <table:table-cell table:style-name="ce60" table:formula="of:=IFERROR(IF(NOT(ISERROR(SEARCH(&quot;@g.us&quot;;[.$F74])));[.$F74];IF([.$F74]=&quot;&quot;;&quot;&quot;;IFERROR(IF([.$B74]=&quot;&quot;;[.$E$1];[.$B74]);&quot;&quot;)&amp;RIGHT(SUBSTITUTE(SUBSTITUTE(SUBSTITUTE([.$F74];&quot;-&quot;;&quot;&quot;);&quot; &quot;;&quot;&quot;);&quot;+&quot;;&quot;&quot;);10)));&quot;&quot;)">
            <text:p/>
          </table:table-cell>
          <table:table-cell table:style-name="ce99" table:formula="of:=IFERROR(IF([.$F74]=&quot;&quot;;&quot;&quot;;[$Mudslide_Commands.$E$32]&amp;&quot;send &quot;&amp;TRIM(SUBSTITUTE([.$AF74];&quot;+&quot;;&quot;&quot;)&amp;&quot; &quot;&amp;CHAR(34)&amp;[.$H74]&amp;CHAR(10)&amp;[.$I74]&amp;CHAR(10)&amp;[.$J74]&amp;CHAR(10)&amp;[.$K74]&amp;CHAR(10)&amp;[.$L74]&amp;CHAR(10)&amp;&quot;- Sent By Bot&quot;&amp;CHAR(34)&amp;CHAR(10)));&quot;&quot;)">
            <text:p/>
          </table:table-cell>
          <table:table-cell table:style-name="ce99" table:formula="of:=IFERROR(IF([.$F74]=&quot;&quot;;&quot;&quot;;[$Mudslide_Commands.$E$32]&amp;IF(SUMPRODUCT(--ISNUMBER(SEARCH([$Mudslide_Commands.$D$10:.$D$16];RIGHT(LOWER([.$M74]);4))))&gt;0;&quot;send-image &quot;; &quot;send-file &quot;)&amp;TRIM(SUBSTITUTE([.$AF74];&quot;+&quot;;&quot;&quot;)&amp;&quot; &quot;&amp;CHAR(34)&amp;[.$M74]&amp;CHAR(34)&amp;IF([.$S74]=&quot;&quot;;&quot;&quot;;&quot; --caption &quot;&amp;CHAR(34)&amp;[.$S74]&amp;CHAR(34))&amp;CHAR(10)));&quot;&quot;)">
            <text:p/>
          </table:table-cell>
          <table:table-cell table:style-name="ce60" table:formula="of:=IFERROR(IF([.$F74]=&quot;&quot;;&quot;&quot;;IF([.$M74]=&quot;&quot;;[.$AG74]&amp;CHAR(10);[.$AH74]&amp;CHAR(10)));&quot;&quot;)">
            <text:p/>
          </table:table-cell>
          <table:table-cell table:style-name="ce60"/>
          <table:table-cell table:style-name="ce60" table:formula="of:=IFERROR(IF(NOT(ISERROR(SEARCH(&quot;@g.us&quot;;[.$E74])));[.$G74];IF([.$G74]=&quot;&quot;;&quot;&quot;;IFERROR(IF([.$B74]=&quot;&quot;;[.$E$1];[.$B74]);&quot;&quot;)&amp;RIGHT(SUBSTITUTE(SUBSTITUTE(SUBSTITUTE([.$G74];&quot;-&quot;;&quot;&quot;);&quot; &quot;;&quot;&quot;);&quot;+&quot;;&quot;&quot;);10)));&quot;&quot;)">
            <text:p/>
          </table:table-cell>
          <table:table-cell table:style-name="ce99" table:formula="of:=IFERROR(IF([.$G74]=&quot;&quot;;&quot;&quot;;[$Mudslide_Commands.$E$32]&amp;&quot;send &quot;&amp;TRIM(SUBSTITUTE([.$AK74];&quot;+&quot;;&quot;&quot;)&amp;&quot; &quot;&amp;CHAR(34)&amp;[.$H74]&amp;CHAR(10)&amp;[.$I74]&amp;CHAR(10)&amp;[.$J74]&amp;CHAR(10)&amp;[.$K74]&amp;CHAR(10)&amp;[.$L74]&amp;CHAR(10)&amp;&quot;- Sent By Bot&quot;&amp;CHAR(34)&amp;CHAR(10)));&quot;&quot;)">
            <text:p/>
          </table:table-cell>
          <table:table-cell table:style-name="ce99" table:formula="of:=IFERROR(IF([.$G74]=&quot;&quot;;&quot;&quot;;[$Mudslide_Commands.$E$32]&amp;IF(SUMPRODUCT(--ISNUMBER(SEARCH([$Mudslide_Commands.$D$10:.$D$16];RIGHT(LOWER([.$M74]);4))))&gt;0;&quot;send-image &quot;; &quot;send-file &quot;)&amp;TRIM(SUBSTITUTE([.$AK74];&quot;+&quot;;&quot;&quot;)&amp;&quot; &quot;&amp;CHAR(34)&amp;[.$M74]&amp;CHAR(34)&amp;IF([.$S74]=&quot;&quot;;&quot;&quot;;&quot; --caption &quot;&amp;CHAR(34)&amp;[.$S74]&amp;CHAR(34))&amp;CHAR(10)));&quot;&quot;)">
            <text:p/>
          </table:table-cell>
          <table:table-cell table:style-name="ce60" table:formula="of:=IFERROR(IF([.$G74]=&quot;&quot;;&quot;&quot;;IF([.$M74]=&quot;&quot;;[.$AL74]&amp;CHAR(10);[.$AM74]&amp;CHAR(10)));&quot;&quot;)">
            <text:p/>
          </table:table-cell>
          <table:table-cell table:style-name="ce60"/>
          <table:table-cell table:style-name="ce116" table:formula="of:=[.AD74]&amp;[.AI74]&amp;[.AN7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5]&amp;[.F75]&amp;[.G75]=&quot;&quot;;&quot;&quot;;MAX([.$A$3:.$A74])+1);&quot;&quot;)">
            <text:p/>
          </table:table-cell>
          <table:table-cell table:style-name="ce9" table:formula="of:=IFERROR(TRIM(SUBSTITUTE(SUBSTITUTE(VLOOKUP([.C7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5]=&quot;&quot;;&quot;&quot;;TRIM(&quot;Dear *&quot;&amp;[.$D75]&amp;&quot;*&quot;))">
            <text:p/>
          </table:table-cell>
          <table:table-cell table:style-name="ce83" table:formula="of:=IF([.$E75]=&quot;&quot;;&quot;&quot;;&quot;~How Do You Do ?~&quot;)">
            <text:p/>
          </table:table-cell>
          <table:table-cell table:style-name="ce83" table:formula="of:=IF([.$E75]=&quot;&quot;;&quot;&quot;;&quot;_Have a great Day_&quot;)">
            <text:p/>
          </table:table-cell>
          <table:table-cell table:style-name="ce83" table:number-columns-repeated="2"/>
          <table:table-cell table:style-name="ce44" table:number-columns-spanned="6" table:number-rows-spanned="1">
            <draw:control draw:z-index="87" draw:name="BT_File_Selection_12_" draw:style-name="gr6" draw:text-style-name="P5" svg:width="1cm" svg:height="0.5cm" svg:x="0cm" svg:y="0cm" draw:control="control73"/>
          </table:table-cell>
          <table:covered-table-cell table:number-columns-repeated="5" table:style-name="ce48"/>
          <table:table-cell table:style-name="ce107" table:formula="of:=IF([.$M75]=&quot;&quot;;&quot;&quot;;IF([.$A7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5])));[.$E75];IF([.$E75]=&quot;&quot;;&quot;&quot;;IFERROR(IF([.$B75]=&quot;&quot;;[.$E$1];[.$B75]);&quot;&quot;)&amp;RIGHT(SUBSTITUTE(SUBSTITUTE(SUBSTITUTE([.$E75];&quot;-&quot;;&quot;&quot;);&quot; &quot;;&quot;&quot;);&quot;+&quot;;&quot;&quot;);10)));&quot;&quot;)">
            <text:p/>
          </table:table-cell>
          <table:table-cell table:style-name="ce99" table:formula="of:=IFERROR(IF([.$E75]=&quot;&quot;;&quot;&quot;;[$Mudslide_Commands.$E$32]&amp;&quot;send &quot;&amp;TRIM(SUBSTITUTE([.$AA75];&quot;+&quot;;&quot;&quot;)&amp;&quot; &quot;&amp;CHAR(34)&amp;[.$H75]&amp;CHAR(10)&amp;[.$I75]&amp;CHAR(10)&amp;[.$J75]&amp;CHAR(10)&amp;[.$K75]&amp;CHAR(10)&amp;[.$L75]&amp;CHAR(10)&amp;&quot;- Sent By Bot&quot;&amp;CHAR(34)&amp;CHAR(10)));&quot;&quot;)">
            <text:p/>
          </table:table-cell>
          <table:table-cell table:style-name="ce99" table:formula="of:=IFERROR(IF([.$E75]=&quot;&quot;;&quot;&quot;;[$Mudslide_Commands.$E$32]&amp;IF(SUMPRODUCT(--ISNUMBER(SEARCH([$Mudslide_Commands.$D$10:.$D$16];RIGHT(LOWER([.$M75]);4))))&gt;0;&quot;send-image &quot;; &quot;send-file &quot;)&amp;TRIM(SUBSTITUTE([.$AA75];&quot;+&quot;;&quot;&quot;)&amp;&quot; &quot;&amp;CHAR(34)&amp;[.$M75]&amp;CHAR(34)&amp;IF([.$S75]=&quot;&quot;;&quot;&quot;;&quot; --caption &quot;&amp;CHAR(34)&amp;[.$S75]&amp;CHAR(34))&amp;CHAR(10)));&quot;&quot;)">
            <text:p/>
          </table:table-cell>
          <table:table-cell table:style-name="ce60" table:formula="of:=IFERROR(IF([.$E75]=&quot;&quot;;&quot;&quot;;IF([.$M75]=&quot;&quot;;[.$AB75]&amp;CHAR(10);[.$AC75]&amp;CHAR(10)));&quot;&quot;)">
            <text:p/>
          </table:table-cell>
          <table:table-cell table:style-name="ce60"/>
          <table:table-cell table:style-name="ce60" table:formula="of:=IFERROR(IF(NOT(ISERROR(SEARCH(&quot;@g.us&quot;;[.$F75])));[.$F75];IF([.$F75]=&quot;&quot;;&quot;&quot;;IFERROR(IF([.$B75]=&quot;&quot;;[.$E$1];[.$B75]);&quot;&quot;)&amp;RIGHT(SUBSTITUTE(SUBSTITUTE(SUBSTITUTE([.$F75];&quot;-&quot;;&quot;&quot;);&quot; &quot;;&quot;&quot;);&quot;+&quot;;&quot;&quot;);10)));&quot;&quot;)">
            <text:p/>
          </table:table-cell>
          <table:table-cell table:style-name="ce99" table:formula="of:=IFERROR(IF([.$F75]=&quot;&quot;;&quot;&quot;;[$Mudslide_Commands.$E$32]&amp;&quot;send &quot;&amp;TRIM(SUBSTITUTE([.$AF75];&quot;+&quot;;&quot;&quot;)&amp;&quot; &quot;&amp;CHAR(34)&amp;[.$H75]&amp;CHAR(10)&amp;[.$I75]&amp;CHAR(10)&amp;[.$J75]&amp;CHAR(10)&amp;[.$K75]&amp;CHAR(10)&amp;[.$L75]&amp;CHAR(10)&amp;&quot;- Sent By Bot&quot;&amp;CHAR(34)&amp;CHAR(10)));&quot;&quot;)">
            <text:p/>
          </table:table-cell>
          <table:table-cell table:style-name="ce99" table:formula="of:=IFERROR(IF([.$F75]=&quot;&quot;;&quot;&quot;;[$Mudslide_Commands.$E$32]&amp;IF(SUMPRODUCT(--ISNUMBER(SEARCH([$Mudslide_Commands.$D$10:.$D$16];RIGHT(LOWER([.$M75]);4))))&gt;0;&quot;send-image &quot;; &quot;send-file &quot;)&amp;TRIM(SUBSTITUTE([.$AF75];&quot;+&quot;;&quot;&quot;)&amp;&quot; &quot;&amp;CHAR(34)&amp;[.$M75]&amp;CHAR(34)&amp;IF([.$S75]=&quot;&quot;;&quot;&quot;;&quot; --caption &quot;&amp;CHAR(34)&amp;[.$S75]&amp;CHAR(34))&amp;CHAR(10)));&quot;&quot;)">
            <text:p/>
          </table:table-cell>
          <table:table-cell table:style-name="ce60" table:formula="of:=IFERROR(IF([.$F75]=&quot;&quot;;&quot;&quot;;IF([.$M75]=&quot;&quot;;[.$AG75]&amp;CHAR(10);[.$AH75]&amp;CHAR(10)));&quot;&quot;)">
            <text:p/>
          </table:table-cell>
          <table:table-cell table:style-name="ce60"/>
          <table:table-cell table:style-name="ce60" table:formula="of:=IFERROR(IF(NOT(ISERROR(SEARCH(&quot;@g.us&quot;;[.$E75])));[.$G75];IF([.$G75]=&quot;&quot;;&quot;&quot;;IFERROR(IF([.$B75]=&quot;&quot;;[.$E$1];[.$B75]);&quot;&quot;)&amp;RIGHT(SUBSTITUTE(SUBSTITUTE(SUBSTITUTE([.$G75];&quot;-&quot;;&quot;&quot;);&quot; &quot;;&quot;&quot;);&quot;+&quot;;&quot;&quot;);10)));&quot;&quot;)">
            <text:p/>
          </table:table-cell>
          <table:table-cell table:style-name="ce99" table:formula="of:=IFERROR(IF([.$G75]=&quot;&quot;;&quot;&quot;;[$Mudslide_Commands.$E$32]&amp;&quot;send &quot;&amp;TRIM(SUBSTITUTE([.$AK75];&quot;+&quot;;&quot;&quot;)&amp;&quot; &quot;&amp;CHAR(34)&amp;[.$H75]&amp;CHAR(10)&amp;[.$I75]&amp;CHAR(10)&amp;[.$J75]&amp;CHAR(10)&amp;[.$K75]&amp;CHAR(10)&amp;[.$L75]&amp;CHAR(10)&amp;&quot;- Sent By Bot&quot;&amp;CHAR(34)&amp;CHAR(10)));&quot;&quot;)">
            <text:p/>
          </table:table-cell>
          <table:table-cell table:style-name="ce99" table:formula="of:=IFERROR(IF([.$G75]=&quot;&quot;;&quot;&quot;;[$Mudslide_Commands.$E$32]&amp;IF(SUMPRODUCT(--ISNUMBER(SEARCH([$Mudslide_Commands.$D$10:.$D$16];RIGHT(LOWER([.$M75]);4))))&gt;0;&quot;send-image &quot;; &quot;send-file &quot;)&amp;TRIM(SUBSTITUTE([.$AK75];&quot;+&quot;;&quot;&quot;)&amp;&quot; &quot;&amp;CHAR(34)&amp;[.$M75]&amp;CHAR(34)&amp;IF([.$S75]=&quot;&quot;;&quot;&quot;;&quot; --caption &quot;&amp;CHAR(34)&amp;[.$S75]&amp;CHAR(34))&amp;CHAR(10)));&quot;&quot;)">
            <text:p/>
          </table:table-cell>
          <table:table-cell table:style-name="ce60" table:formula="of:=IFERROR(IF([.$G75]=&quot;&quot;;&quot;&quot;;IF([.$M75]=&quot;&quot;;[.$AL75]&amp;CHAR(10);[.$AM75]&amp;CHAR(10)));&quot;&quot;)">
            <text:p/>
          </table:table-cell>
          <table:table-cell table:style-name="ce60"/>
          <table:table-cell table:style-name="ce116" table:formula="of:=[.AD75]&amp;[.AI75]&amp;[.AN7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6]&amp;[.F76]&amp;[.G76]=&quot;&quot;;&quot;&quot;;MAX([.$A$3:.$A75])+1);&quot;&quot;)">
            <text:p/>
          </table:table-cell>
          <table:table-cell table:style-name="ce9" table:formula="of:=IFERROR(TRIM(SUBSTITUTE(SUBSTITUTE(VLOOKUP([.C7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6]=&quot;&quot;;&quot;&quot;;TRIM(&quot;Dear *&quot;&amp;[.$D76]&amp;&quot;*&quot;))">
            <text:p/>
          </table:table-cell>
          <table:table-cell table:style-name="ce83" table:formula="of:=IF([.$E76]=&quot;&quot;;&quot;&quot;;&quot;~How Do You Do ?~&quot;)">
            <text:p/>
          </table:table-cell>
          <table:table-cell table:style-name="ce83" table:formula="of:=IF([.$E76]=&quot;&quot;;&quot;&quot;;&quot;_Have a great Day_&quot;)">
            <text:p/>
          </table:table-cell>
          <table:table-cell table:style-name="ce83" table:number-columns-repeated="2"/>
          <table:table-cell table:style-name="ce44" table:number-columns-spanned="6" table:number-rows-spanned="1">
            <draw:control draw:z-index="88" draw:name="BT_File_Selection_12_" draw:style-name="gr6" draw:text-style-name="P5" svg:width="1cm" svg:height="0.5cm" svg:x="0cm" svg:y="0cm" draw:control="control74"/>
          </table:table-cell>
          <table:covered-table-cell table:number-columns-repeated="5" table:style-name="ce48"/>
          <table:table-cell table:style-name="ce107" table:formula="of:=IF([.$M76]=&quot;&quot;;&quot;&quot;;IF([.$A7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6])));[.$E76];IF([.$E76]=&quot;&quot;;&quot;&quot;;IFERROR(IF([.$B76]=&quot;&quot;;[.$E$1];[.$B76]);&quot;&quot;)&amp;RIGHT(SUBSTITUTE(SUBSTITUTE(SUBSTITUTE([.$E76];&quot;-&quot;;&quot;&quot;);&quot; &quot;;&quot;&quot;);&quot;+&quot;;&quot;&quot;);10)));&quot;&quot;)">
            <text:p/>
          </table:table-cell>
          <table:table-cell table:style-name="ce99" table:formula="of:=IFERROR(IF([.$E76]=&quot;&quot;;&quot;&quot;;[$Mudslide_Commands.$E$32]&amp;&quot;send &quot;&amp;TRIM(SUBSTITUTE([.$AA76];&quot;+&quot;;&quot;&quot;)&amp;&quot; &quot;&amp;CHAR(34)&amp;[.$H76]&amp;CHAR(10)&amp;[.$I76]&amp;CHAR(10)&amp;[.$J76]&amp;CHAR(10)&amp;[.$K76]&amp;CHAR(10)&amp;[.$L76]&amp;CHAR(10)&amp;&quot;- Sent By Bot&quot;&amp;CHAR(34)&amp;CHAR(10)));&quot;&quot;)">
            <text:p/>
          </table:table-cell>
          <table:table-cell table:style-name="ce99" table:formula="of:=IFERROR(IF([.$E76]=&quot;&quot;;&quot;&quot;;[$Mudslide_Commands.$E$32]&amp;IF(SUMPRODUCT(--ISNUMBER(SEARCH([$Mudslide_Commands.$D$10:.$D$16];RIGHT(LOWER([.$M76]);4))))&gt;0;&quot;send-image &quot;; &quot;send-file &quot;)&amp;TRIM(SUBSTITUTE([.$AA76];&quot;+&quot;;&quot;&quot;)&amp;&quot; &quot;&amp;CHAR(34)&amp;[.$M76]&amp;CHAR(34)&amp;IF([.$S76]=&quot;&quot;;&quot;&quot;;&quot; --caption &quot;&amp;CHAR(34)&amp;[.$S76]&amp;CHAR(34))&amp;CHAR(10)));&quot;&quot;)">
            <text:p/>
          </table:table-cell>
          <table:table-cell table:style-name="ce60" table:formula="of:=IFERROR(IF([.$E76]=&quot;&quot;;&quot;&quot;;IF([.$M76]=&quot;&quot;;[.$AB76]&amp;CHAR(10);[.$AC76]&amp;CHAR(10)));&quot;&quot;)">
            <text:p/>
          </table:table-cell>
          <table:table-cell table:style-name="ce60"/>
          <table:table-cell table:style-name="ce60" table:formula="of:=IFERROR(IF(NOT(ISERROR(SEARCH(&quot;@g.us&quot;;[.$F76])));[.$F76];IF([.$F76]=&quot;&quot;;&quot;&quot;;IFERROR(IF([.$B76]=&quot;&quot;;[.$E$1];[.$B76]);&quot;&quot;)&amp;RIGHT(SUBSTITUTE(SUBSTITUTE(SUBSTITUTE([.$F76];&quot;-&quot;;&quot;&quot;);&quot; &quot;;&quot;&quot;);&quot;+&quot;;&quot;&quot;);10)));&quot;&quot;)">
            <text:p/>
          </table:table-cell>
          <table:table-cell table:style-name="ce99" table:formula="of:=IFERROR(IF([.$F76]=&quot;&quot;;&quot;&quot;;[$Mudslide_Commands.$E$32]&amp;&quot;send &quot;&amp;TRIM(SUBSTITUTE([.$AF76];&quot;+&quot;;&quot;&quot;)&amp;&quot; &quot;&amp;CHAR(34)&amp;[.$H76]&amp;CHAR(10)&amp;[.$I76]&amp;CHAR(10)&amp;[.$J76]&amp;CHAR(10)&amp;[.$K76]&amp;CHAR(10)&amp;[.$L76]&amp;CHAR(10)&amp;&quot;- Sent By Bot&quot;&amp;CHAR(34)&amp;CHAR(10)));&quot;&quot;)">
            <text:p/>
          </table:table-cell>
          <table:table-cell table:style-name="ce99" table:formula="of:=IFERROR(IF([.$F76]=&quot;&quot;;&quot;&quot;;[$Mudslide_Commands.$E$32]&amp;IF(SUMPRODUCT(--ISNUMBER(SEARCH([$Mudslide_Commands.$D$10:.$D$16];RIGHT(LOWER([.$M76]);4))))&gt;0;&quot;send-image &quot;; &quot;send-file &quot;)&amp;TRIM(SUBSTITUTE([.$AF76];&quot;+&quot;;&quot;&quot;)&amp;&quot; &quot;&amp;CHAR(34)&amp;[.$M76]&amp;CHAR(34)&amp;IF([.$S76]=&quot;&quot;;&quot;&quot;;&quot; --caption &quot;&amp;CHAR(34)&amp;[.$S76]&amp;CHAR(34))&amp;CHAR(10)));&quot;&quot;)">
            <text:p/>
          </table:table-cell>
          <table:table-cell table:style-name="ce60" table:formula="of:=IFERROR(IF([.$F76]=&quot;&quot;;&quot;&quot;;IF([.$M76]=&quot;&quot;;[.$AG76]&amp;CHAR(10);[.$AH76]&amp;CHAR(10)));&quot;&quot;)">
            <text:p/>
          </table:table-cell>
          <table:table-cell table:style-name="ce60"/>
          <table:table-cell table:style-name="ce60" table:formula="of:=IFERROR(IF(NOT(ISERROR(SEARCH(&quot;@g.us&quot;;[.$E76])));[.$G76];IF([.$G76]=&quot;&quot;;&quot;&quot;;IFERROR(IF([.$B76]=&quot;&quot;;[.$E$1];[.$B76]);&quot;&quot;)&amp;RIGHT(SUBSTITUTE(SUBSTITUTE(SUBSTITUTE([.$G76];&quot;-&quot;;&quot;&quot;);&quot; &quot;;&quot;&quot;);&quot;+&quot;;&quot;&quot;);10)));&quot;&quot;)">
            <text:p/>
          </table:table-cell>
          <table:table-cell table:style-name="ce99" table:formula="of:=IFERROR(IF([.$G76]=&quot;&quot;;&quot;&quot;;[$Mudslide_Commands.$E$32]&amp;&quot;send &quot;&amp;TRIM(SUBSTITUTE([.$AK76];&quot;+&quot;;&quot;&quot;)&amp;&quot; &quot;&amp;CHAR(34)&amp;[.$H76]&amp;CHAR(10)&amp;[.$I76]&amp;CHAR(10)&amp;[.$J76]&amp;CHAR(10)&amp;[.$K76]&amp;CHAR(10)&amp;[.$L76]&amp;CHAR(10)&amp;&quot;- Sent By Bot&quot;&amp;CHAR(34)&amp;CHAR(10)));&quot;&quot;)">
            <text:p/>
          </table:table-cell>
          <table:table-cell table:style-name="ce99" table:formula="of:=IFERROR(IF([.$G76]=&quot;&quot;;&quot;&quot;;[$Mudslide_Commands.$E$32]&amp;IF(SUMPRODUCT(--ISNUMBER(SEARCH([$Mudslide_Commands.$D$10:.$D$16];RIGHT(LOWER([.$M76]);4))))&gt;0;&quot;send-image &quot;; &quot;send-file &quot;)&amp;TRIM(SUBSTITUTE([.$AK76];&quot;+&quot;;&quot;&quot;)&amp;&quot; &quot;&amp;CHAR(34)&amp;[.$M76]&amp;CHAR(34)&amp;IF([.$S76]=&quot;&quot;;&quot;&quot;;&quot; --caption &quot;&amp;CHAR(34)&amp;[.$S76]&amp;CHAR(34))&amp;CHAR(10)));&quot;&quot;)">
            <text:p/>
          </table:table-cell>
          <table:table-cell table:style-name="ce60" table:formula="of:=IFERROR(IF([.$G76]=&quot;&quot;;&quot;&quot;;IF([.$M76]=&quot;&quot;;[.$AL76]&amp;CHAR(10);[.$AM76]&amp;CHAR(10)));&quot;&quot;)">
            <text:p/>
          </table:table-cell>
          <table:table-cell table:style-name="ce60"/>
          <table:table-cell table:style-name="ce116" table:formula="of:=[.AD76]&amp;[.AI76]&amp;[.AN7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7]&amp;[.F77]&amp;[.G77]=&quot;&quot;;&quot;&quot;;MAX([.$A$3:.$A76])+1);&quot;&quot;)">
            <text:p/>
          </table:table-cell>
          <table:table-cell table:style-name="ce9" table:formula="of:=IFERROR(TRIM(SUBSTITUTE(SUBSTITUTE(VLOOKUP([.C7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7]=&quot;&quot;;&quot;&quot;;TRIM(&quot;Dear *&quot;&amp;[.$D77]&amp;&quot;*&quot;))">
            <text:p/>
          </table:table-cell>
          <table:table-cell table:style-name="ce83" table:formula="of:=IF([.$E77]=&quot;&quot;;&quot;&quot;;&quot;~How Do You Do ?~&quot;)">
            <text:p/>
          </table:table-cell>
          <table:table-cell table:style-name="ce83" table:formula="of:=IF([.$E77]=&quot;&quot;;&quot;&quot;;&quot;_Have a great Day_&quot;)">
            <text:p/>
          </table:table-cell>
          <table:table-cell table:style-name="ce83" table:number-columns-repeated="2"/>
          <table:table-cell table:style-name="ce44" table:number-columns-spanned="6" table:number-rows-spanned="1">
            <draw:control draw:z-index="89" draw:name="BT_File_Selection_12_" draw:style-name="gr6" draw:text-style-name="P5" svg:width="1cm" svg:height="0.5cm" svg:x="0cm" svg:y="0cm" draw:control="control75"/>
          </table:table-cell>
          <table:covered-table-cell table:number-columns-repeated="5" table:style-name="ce48"/>
          <table:table-cell table:style-name="ce107" table:formula="of:=IF([.$M77]=&quot;&quot;;&quot;&quot;;IF([.$A7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7])));[.$E77];IF([.$E77]=&quot;&quot;;&quot;&quot;;IFERROR(IF([.$B77]=&quot;&quot;;[.$E$1];[.$B77]);&quot;&quot;)&amp;RIGHT(SUBSTITUTE(SUBSTITUTE(SUBSTITUTE([.$E77];&quot;-&quot;;&quot;&quot;);&quot; &quot;;&quot;&quot;);&quot;+&quot;;&quot;&quot;);10)));&quot;&quot;)">
            <text:p/>
          </table:table-cell>
          <table:table-cell table:style-name="ce99" table:formula="of:=IFERROR(IF([.$E77]=&quot;&quot;;&quot;&quot;;[$Mudslide_Commands.$E$32]&amp;&quot;send &quot;&amp;TRIM(SUBSTITUTE([.$AA77];&quot;+&quot;;&quot;&quot;)&amp;&quot; &quot;&amp;CHAR(34)&amp;[.$H77]&amp;CHAR(10)&amp;[.$I77]&amp;CHAR(10)&amp;[.$J77]&amp;CHAR(10)&amp;[.$K77]&amp;CHAR(10)&amp;[.$L77]&amp;CHAR(10)&amp;&quot;- Sent By Bot&quot;&amp;CHAR(34)&amp;CHAR(10)));&quot;&quot;)">
            <text:p/>
          </table:table-cell>
          <table:table-cell table:style-name="ce99" table:formula="of:=IFERROR(IF([.$E77]=&quot;&quot;;&quot;&quot;;[$Mudslide_Commands.$E$32]&amp;IF(SUMPRODUCT(--ISNUMBER(SEARCH([$Mudslide_Commands.$D$10:.$D$16];RIGHT(LOWER([.$M77]);4))))&gt;0;&quot;send-image &quot;; &quot;send-file &quot;)&amp;TRIM(SUBSTITUTE([.$AA77];&quot;+&quot;;&quot;&quot;)&amp;&quot; &quot;&amp;CHAR(34)&amp;[.$M77]&amp;CHAR(34)&amp;IF([.$S77]=&quot;&quot;;&quot;&quot;;&quot; --caption &quot;&amp;CHAR(34)&amp;[.$S77]&amp;CHAR(34))&amp;CHAR(10)));&quot;&quot;)">
            <text:p/>
          </table:table-cell>
          <table:table-cell table:style-name="ce60" table:formula="of:=IFERROR(IF([.$E77]=&quot;&quot;;&quot;&quot;;IF([.$M77]=&quot;&quot;;[.$AB77]&amp;CHAR(10);[.$AC77]&amp;CHAR(10)));&quot;&quot;)">
            <text:p/>
          </table:table-cell>
          <table:table-cell table:style-name="ce60"/>
          <table:table-cell table:style-name="ce60" table:formula="of:=IFERROR(IF(NOT(ISERROR(SEARCH(&quot;@g.us&quot;;[.$F77])));[.$F77];IF([.$F77]=&quot;&quot;;&quot;&quot;;IFERROR(IF([.$B77]=&quot;&quot;;[.$E$1];[.$B77]);&quot;&quot;)&amp;RIGHT(SUBSTITUTE(SUBSTITUTE(SUBSTITUTE([.$F77];&quot;-&quot;;&quot;&quot;);&quot; &quot;;&quot;&quot;);&quot;+&quot;;&quot;&quot;);10)));&quot;&quot;)">
            <text:p/>
          </table:table-cell>
          <table:table-cell table:style-name="ce99" table:formula="of:=IFERROR(IF([.$F77]=&quot;&quot;;&quot;&quot;;[$Mudslide_Commands.$E$32]&amp;&quot;send &quot;&amp;TRIM(SUBSTITUTE([.$AF77];&quot;+&quot;;&quot;&quot;)&amp;&quot; &quot;&amp;CHAR(34)&amp;[.$H77]&amp;CHAR(10)&amp;[.$I77]&amp;CHAR(10)&amp;[.$J77]&amp;CHAR(10)&amp;[.$K77]&amp;CHAR(10)&amp;[.$L77]&amp;CHAR(10)&amp;&quot;- Sent By Bot&quot;&amp;CHAR(34)&amp;CHAR(10)));&quot;&quot;)">
            <text:p/>
          </table:table-cell>
          <table:table-cell table:style-name="ce99" table:formula="of:=IFERROR(IF([.$F77]=&quot;&quot;;&quot;&quot;;[$Mudslide_Commands.$E$32]&amp;IF(SUMPRODUCT(--ISNUMBER(SEARCH([$Mudslide_Commands.$D$10:.$D$16];RIGHT(LOWER([.$M77]);4))))&gt;0;&quot;send-image &quot;; &quot;send-file &quot;)&amp;TRIM(SUBSTITUTE([.$AF77];&quot;+&quot;;&quot;&quot;)&amp;&quot; &quot;&amp;CHAR(34)&amp;[.$M77]&amp;CHAR(34)&amp;IF([.$S77]=&quot;&quot;;&quot;&quot;;&quot; --caption &quot;&amp;CHAR(34)&amp;[.$S77]&amp;CHAR(34))&amp;CHAR(10)));&quot;&quot;)">
            <text:p/>
          </table:table-cell>
          <table:table-cell table:style-name="ce60" table:formula="of:=IFERROR(IF([.$F77]=&quot;&quot;;&quot;&quot;;IF([.$M77]=&quot;&quot;;[.$AG77]&amp;CHAR(10);[.$AH77]&amp;CHAR(10)));&quot;&quot;)">
            <text:p/>
          </table:table-cell>
          <table:table-cell table:style-name="ce60"/>
          <table:table-cell table:style-name="ce60" table:formula="of:=IFERROR(IF(NOT(ISERROR(SEARCH(&quot;@g.us&quot;;[.$E77])));[.$G77];IF([.$G77]=&quot;&quot;;&quot;&quot;;IFERROR(IF([.$B77]=&quot;&quot;;[.$E$1];[.$B77]);&quot;&quot;)&amp;RIGHT(SUBSTITUTE(SUBSTITUTE(SUBSTITUTE([.$G77];&quot;-&quot;;&quot;&quot;);&quot; &quot;;&quot;&quot;);&quot;+&quot;;&quot;&quot;);10)));&quot;&quot;)">
            <text:p/>
          </table:table-cell>
          <table:table-cell table:style-name="ce99" table:formula="of:=IFERROR(IF([.$G77]=&quot;&quot;;&quot;&quot;;[$Mudslide_Commands.$E$32]&amp;&quot;send &quot;&amp;TRIM(SUBSTITUTE([.$AK77];&quot;+&quot;;&quot;&quot;)&amp;&quot; &quot;&amp;CHAR(34)&amp;[.$H77]&amp;CHAR(10)&amp;[.$I77]&amp;CHAR(10)&amp;[.$J77]&amp;CHAR(10)&amp;[.$K77]&amp;CHAR(10)&amp;[.$L77]&amp;CHAR(10)&amp;&quot;- Sent By Bot&quot;&amp;CHAR(34)&amp;CHAR(10)));&quot;&quot;)">
            <text:p/>
          </table:table-cell>
          <table:table-cell table:style-name="ce99" table:formula="of:=IFERROR(IF([.$G77]=&quot;&quot;;&quot;&quot;;[$Mudslide_Commands.$E$32]&amp;IF(SUMPRODUCT(--ISNUMBER(SEARCH([$Mudslide_Commands.$D$10:.$D$16];RIGHT(LOWER([.$M77]);4))))&gt;0;&quot;send-image &quot;; &quot;send-file &quot;)&amp;TRIM(SUBSTITUTE([.$AK77];&quot;+&quot;;&quot;&quot;)&amp;&quot; &quot;&amp;CHAR(34)&amp;[.$M77]&amp;CHAR(34)&amp;IF([.$S77]=&quot;&quot;;&quot;&quot;;&quot; --caption &quot;&amp;CHAR(34)&amp;[.$S77]&amp;CHAR(34))&amp;CHAR(10)));&quot;&quot;)">
            <text:p/>
          </table:table-cell>
          <table:table-cell table:style-name="ce60" table:formula="of:=IFERROR(IF([.$G77]=&quot;&quot;;&quot;&quot;;IF([.$M77]=&quot;&quot;;[.$AL77]&amp;CHAR(10);[.$AM77]&amp;CHAR(10)));&quot;&quot;)">
            <text:p/>
          </table:table-cell>
          <table:table-cell table:style-name="ce60"/>
          <table:table-cell table:style-name="ce116" table:formula="of:=[.AD77]&amp;[.AI77]&amp;[.AN7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8]&amp;[.F78]&amp;[.G78]=&quot;&quot;;&quot;&quot;;MAX([.$A$3:.$A77])+1);&quot;&quot;)">
            <text:p/>
          </table:table-cell>
          <table:table-cell table:style-name="ce9" table:formula="of:=IFERROR(TRIM(SUBSTITUTE(SUBSTITUTE(VLOOKUP([.C7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8]=&quot;&quot;;&quot;&quot;;TRIM(&quot;Dear *&quot;&amp;[.$D78]&amp;&quot;*&quot;))">
            <text:p/>
          </table:table-cell>
          <table:table-cell table:style-name="ce83" table:formula="of:=IF([.$E78]=&quot;&quot;;&quot;&quot;;&quot;~How Do You Do ?~&quot;)">
            <text:p/>
          </table:table-cell>
          <table:table-cell table:style-name="ce83" table:formula="of:=IF([.$E78]=&quot;&quot;;&quot;&quot;;&quot;_Have a great Day_&quot;)">
            <text:p/>
          </table:table-cell>
          <table:table-cell table:style-name="ce83" table:number-columns-repeated="2"/>
          <table:table-cell table:style-name="ce44" table:number-columns-spanned="6" table:number-rows-spanned="1">
            <draw:control draw:z-index="90" draw:name="BT_File_Selection_12_" draw:style-name="gr6" draw:text-style-name="P5" svg:width="1cm" svg:height="0.5cm" svg:x="0cm" svg:y="0cm" draw:control="control76"/>
          </table:table-cell>
          <table:covered-table-cell table:number-columns-repeated="5" table:style-name="ce48"/>
          <table:table-cell table:style-name="ce107" table:formula="of:=IF([.$M78]=&quot;&quot;;&quot;&quot;;IF([.$A7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8])));[.$E78];IF([.$E78]=&quot;&quot;;&quot;&quot;;IFERROR(IF([.$B78]=&quot;&quot;;[.$E$1];[.$B78]);&quot;&quot;)&amp;RIGHT(SUBSTITUTE(SUBSTITUTE(SUBSTITUTE([.$E78];&quot;-&quot;;&quot;&quot;);&quot; &quot;;&quot;&quot;);&quot;+&quot;;&quot;&quot;);10)));&quot;&quot;)">
            <text:p/>
          </table:table-cell>
          <table:table-cell table:style-name="ce99" table:formula="of:=IFERROR(IF([.$E78]=&quot;&quot;;&quot;&quot;;[$Mudslide_Commands.$E$32]&amp;&quot;send &quot;&amp;TRIM(SUBSTITUTE([.$AA78];&quot;+&quot;;&quot;&quot;)&amp;&quot; &quot;&amp;CHAR(34)&amp;[.$H78]&amp;CHAR(10)&amp;[.$I78]&amp;CHAR(10)&amp;[.$J78]&amp;CHAR(10)&amp;[.$K78]&amp;CHAR(10)&amp;[.$L78]&amp;CHAR(10)&amp;&quot;- Sent By Bot&quot;&amp;CHAR(34)&amp;CHAR(10)));&quot;&quot;)">
            <text:p/>
          </table:table-cell>
          <table:table-cell table:style-name="ce99" table:formula="of:=IFERROR(IF([.$E78]=&quot;&quot;;&quot;&quot;;[$Mudslide_Commands.$E$32]&amp;IF(SUMPRODUCT(--ISNUMBER(SEARCH([$Mudslide_Commands.$D$10:.$D$16];RIGHT(LOWER([.$M78]);4))))&gt;0;&quot;send-image &quot;; &quot;send-file &quot;)&amp;TRIM(SUBSTITUTE([.$AA78];&quot;+&quot;;&quot;&quot;)&amp;&quot; &quot;&amp;CHAR(34)&amp;[.$M78]&amp;CHAR(34)&amp;IF([.$S78]=&quot;&quot;;&quot;&quot;;&quot; --caption &quot;&amp;CHAR(34)&amp;[.$S78]&amp;CHAR(34))&amp;CHAR(10)));&quot;&quot;)">
            <text:p/>
          </table:table-cell>
          <table:table-cell table:style-name="ce60" table:formula="of:=IFERROR(IF([.$E78]=&quot;&quot;;&quot;&quot;;IF([.$M78]=&quot;&quot;;[.$AB78]&amp;CHAR(10);[.$AC78]&amp;CHAR(10)));&quot;&quot;)">
            <text:p/>
          </table:table-cell>
          <table:table-cell table:style-name="ce60"/>
          <table:table-cell table:style-name="ce60" table:formula="of:=IFERROR(IF(NOT(ISERROR(SEARCH(&quot;@g.us&quot;;[.$F78])));[.$F78];IF([.$F78]=&quot;&quot;;&quot;&quot;;IFERROR(IF([.$B78]=&quot;&quot;;[.$E$1];[.$B78]);&quot;&quot;)&amp;RIGHT(SUBSTITUTE(SUBSTITUTE(SUBSTITUTE([.$F78];&quot;-&quot;;&quot;&quot;);&quot; &quot;;&quot;&quot;);&quot;+&quot;;&quot;&quot;);10)));&quot;&quot;)">
            <text:p/>
          </table:table-cell>
          <table:table-cell table:style-name="ce99" table:formula="of:=IFERROR(IF([.$F78]=&quot;&quot;;&quot;&quot;;[$Mudslide_Commands.$E$32]&amp;&quot;send &quot;&amp;TRIM(SUBSTITUTE([.$AF78];&quot;+&quot;;&quot;&quot;)&amp;&quot; &quot;&amp;CHAR(34)&amp;[.$H78]&amp;CHAR(10)&amp;[.$I78]&amp;CHAR(10)&amp;[.$J78]&amp;CHAR(10)&amp;[.$K78]&amp;CHAR(10)&amp;[.$L78]&amp;CHAR(10)&amp;&quot;- Sent By Bot&quot;&amp;CHAR(34)&amp;CHAR(10)));&quot;&quot;)">
            <text:p/>
          </table:table-cell>
          <table:table-cell table:style-name="ce99" table:formula="of:=IFERROR(IF([.$F78]=&quot;&quot;;&quot;&quot;;[$Mudslide_Commands.$E$32]&amp;IF(SUMPRODUCT(--ISNUMBER(SEARCH([$Mudslide_Commands.$D$10:.$D$16];RIGHT(LOWER([.$M78]);4))))&gt;0;&quot;send-image &quot;; &quot;send-file &quot;)&amp;TRIM(SUBSTITUTE([.$AF78];&quot;+&quot;;&quot;&quot;)&amp;&quot; &quot;&amp;CHAR(34)&amp;[.$M78]&amp;CHAR(34)&amp;IF([.$S78]=&quot;&quot;;&quot;&quot;;&quot; --caption &quot;&amp;CHAR(34)&amp;[.$S78]&amp;CHAR(34))&amp;CHAR(10)));&quot;&quot;)">
            <text:p/>
          </table:table-cell>
          <table:table-cell table:style-name="ce60" table:formula="of:=IFERROR(IF([.$F78]=&quot;&quot;;&quot;&quot;;IF([.$M78]=&quot;&quot;;[.$AG78]&amp;CHAR(10);[.$AH78]&amp;CHAR(10)));&quot;&quot;)">
            <text:p/>
          </table:table-cell>
          <table:table-cell table:style-name="ce60"/>
          <table:table-cell table:style-name="ce60" table:formula="of:=IFERROR(IF(NOT(ISERROR(SEARCH(&quot;@g.us&quot;;[.$E78])));[.$G78];IF([.$G78]=&quot;&quot;;&quot;&quot;;IFERROR(IF([.$B78]=&quot;&quot;;[.$E$1];[.$B78]);&quot;&quot;)&amp;RIGHT(SUBSTITUTE(SUBSTITUTE(SUBSTITUTE([.$G78];&quot;-&quot;;&quot;&quot;);&quot; &quot;;&quot;&quot;);&quot;+&quot;;&quot;&quot;);10)));&quot;&quot;)">
            <text:p/>
          </table:table-cell>
          <table:table-cell table:style-name="ce99" table:formula="of:=IFERROR(IF([.$G78]=&quot;&quot;;&quot;&quot;;[$Mudslide_Commands.$E$32]&amp;&quot;send &quot;&amp;TRIM(SUBSTITUTE([.$AK78];&quot;+&quot;;&quot;&quot;)&amp;&quot; &quot;&amp;CHAR(34)&amp;[.$H78]&amp;CHAR(10)&amp;[.$I78]&amp;CHAR(10)&amp;[.$J78]&amp;CHAR(10)&amp;[.$K78]&amp;CHAR(10)&amp;[.$L78]&amp;CHAR(10)&amp;&quot;- Sent By Bot&quot;&amp;CHAR(34)&amp;CHAR(10)));&quot;&quot;)">
            <text:p/>
          </table:table-cell>
          <table:table-cell table:style-name="ce99" table:formula="of:=IFERROR(IF([.$G78]=&quot;&quot;;&quot;&quot;;[$Mudslide_Commands.$E$32]&amp;IF(SUMPRODUCT(--ISNUMBER(SEARCH([$Mudslide_Commands.$D$10:.$D$16];RIGHT(LOWER([.$M78]);4))))&gt;0;&quot;send-image &quot;; &quot;send-file &quot;)&amp;TRIM(SUBSTITUTE([.$AK78];&quot;+&quot;;&quot;&quot;)&amp;&quot; &quot;&amp;CHAR(34)&amp;[.$M78]&amp;CHAR(34)&amp;IF([.$S78]=&quot;&quot;;&quot;&quot;;&quot; --caption &quot;&amp;CHAR(34)&amp;[.$S78]&amp;CHAR(34))&amp;CHAR(10)));&quot;&quot;)">
            <text:p/>
          </table:table-cell>
          <table:table-cell table:style-name="ce60" table:formula="of:=IFERROR(IF([.$G78]=&quot;&quot;;&quot;&quot;;IF([.$M78]=&quot;&quot;;[.$AL78]&amp;CHAR(10);[.$AM78]&amp;CHAR(10)));&quot;&quot;)">
            <text:p/>
          </table:table-cell>
          <table:table-cell table:style-name="ce60"/>
          <table:table-cell table:style-name="ce116" table:formula="of:=[.AD78]&amp;[.AI78]&amp;[.AN7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79]&amp;[.F79]&amp;[.G79]=&quot;&quot;;&quot;&quot;;MAX([.$A$3:.$A78])+1);&quot;&quot;)">
            <text:p/>
          </table:table-cell>
          <table:table-cell table:style-name="ce9" table:formula="of:=IFERROR(TRIM(SUBSTITUTE(SUBSTITUTE(VLOOKUP([.C7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79]=&quot;&quot;;&quot;&quot;;TRIM(&quot;Dear *&quot;&amp;[.$D79]&amp;&quot;*&quot;))">
            <text:p/>
          </table:table-cell>
          <table:table-cell table:style-name="ce83" table:formula="of:=IF([.$E79]=&quot;&quot;;&quot;&quot;;&quot;~How Do You Do ?~&quot;)">
            <text:p/>
          </table:table-cell>
          <table:table-cell table:style-name="ce83" table:formula="of:=IF([.$E79]=&quot;&quot;;&quot;&quot;;&quot;_Have a great Day_&quot;)">
            <text:p/>
          </table:table-cell>
          <table:table-cell table:style-name="ce83" table:number-columns-repeated="2"/>
          <table:table-cell table:style-name="ce44" table:number-columns-spanned="6" table:number-rows-spanned="1">
            <draw:control draw:z-index="91" draw:name="BT_File_Selection_12_" draw:style-name="gr6" draw:text-style-name="P5" svg:width="1cm" svg:height="0.5cm" svg:x="0cm" svg:y="0cm" draw:control="control77"/>
          </table:table-cell>
          <table:covered-table-cell table:number-columns-repeated="5" table:style-name="ce48"/>
          <table:table-cell table:style-name="ce107" table:formula="of:=IF([.$M79]=&quot;&quot;;&quot;&quot;;IF([.$A7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79])));[.$E79];IF([.$E79]=&quot;&quot;;&quot;&quot;;IFERROR(IF([.$B79]=&quot;&quot;;[.$E$1];[.$B79]);&quot;&quot;)&amp;RIGHT(SUBSTITUTE(SUBSTITUTE(SUBSTITUTE([.$E79];&quot;-&quot;;&quot;&quot;);&quot; &quot;;&quot;&quot;);&quot;+&quot;;&quot;&quot;);10)));&quot;&quot;)">
            <text:p/>
          </table:table-cell>
          <table:table-cell table:style-name="ce99" table:formula="of:=IFERROR(IF([.$E79]=&quot;&quot;;&quot;&quot;;[$Mudslide_Commands.$E$32]&amp;&quot;send &quot;&amp;TRIM(SUBSTITUTE([.$AA79];&quot;+&quot;;&quot;&quot;)&amp;&quot; &quot;&amp;CHAR(34)&amp;[.$H79]&amp;CHAR(10)&amp;[.$I79]&amp;CHAR(10)&amp;[.$J79]&amp;CHAR(10)&amp;[.$K79]&amp;CHAR(10)&amp;[.$L79]&amp;CHAR(10)&amp;&quot;- Sent By Bot&quot;&amp;CHAR(34)&amp;CHAR(10)));&quot;&quot;)">
            <text:p/>
          </table:table-cell>
          <table:table-cell table:style-name="ce99" table:formula="of:=IFERROR(IF([.$E79]=&quot;&quot;;&quot;&quot;;[$Mudslide_Commands.$E$32]&amp;IF(SUMPRODUCT(--ISNUMBER(SEARCH([$Mudslide_Commands.$D$10:.$D$16];RIGHT(LOWER([.$M79]);4))))&gt;0;&quot;send-image &quot;; &quot;send-file &quot;)&amp;TRIM(SUBSTITUTE([.$AA79];&quot;+&quot;;&quot;&quot;)&amp;&quot; &quot;&amp;CHAR(34)&amp;[.$M79]&amp;CHAR(34)&amp;IF([.$S79]=&quot;&quot;;&quot;&quot;;&quot; --caption &quot;&amp;CHAR(34)&amp;[.$S79]&amp;CHAR(34))&amp;CHAR(10)));&quot;&quot;)">
            <text:p/>
          </table:table-cell>
          <table:table-cell table:style-name="ce60" table:formula="of:=IFERROR(IF([.$E79]=&quot;&quot;;&quot;&quot;;IF([.$M79]=&quot;&quot;;[.$AB79]&amp;CHAR(10);[.$AC79]&amp;CHAR(10)));&quot;&quot;)">
            <text:p/>
          </table:table-cell>
          <table:table-cell table:style-name="ce60"/>
          <table:table-cell table:style-name="ce60" table:formula="of:=IFERROR(IF(NOT(ISERROR(SEARCH(&quot;@g.us&quot;;[.$F79])));[.$F79];IF([.$F79]=&quot;&quot;;&quot;&quot;;IFERROR(IF([.$B79]=&quot;&quot;;[.$E$1];[.$B79]);&quot;&quot;)&amp;RIGHT(SUBSTITUTE(SUBSTITUTE(SUBSTITUTE([.$F79];&quot;-&quot;;&quot;&quot;);&quot; &quot;;&quot;&quot;);&quot;+&quot;;&quot;&quot;);10)));&quot;&quot;)">
            <text:p/>
          </table:table-cell>
          <table:table-cell table:style-name="ce99" table:formula="of:=IFERROR(IF([.$F79]=&quot;&quot;;&quot;&quot;;[$Mudslide_Commands.$E$32]&amp;&quot;send &quot;&amp;TRIM(SUBSTITUTE([.$AF79];&quot;+&quot;;&quot;&quot;)&amp;&quot; &quot;&amp;CHAR(34)&amp;[.$H79]&amp;CHAR(10)&amp;[.$I79]&amp;CHAR(10)&amp;[.$J79]&amp;CHAR(10)&amp;[.$K79]&amp;CHAR(10)&amp;[.$L79]&amp;CHAR(10)&amp;&quot;- Sent By Bot&quot;&amp;CHAR(34)&amp;CHAR(10)));&quot;&quot;)">
            <text:p/>
          </table:table-cell>
          <table:table-cell table:style-name="ce99" table:formula="of:=IFERROR(IF([.$F79]=&quot;&quot;;&quot;&quot;;[$Mudslide_Commands.$E$32]&amp;IF(SUMPRODUCT(--ISNUMBER(SEARCH([$Mudslide_Commands.$D$10:.$D$16];RIGHT(LOWER([.$M79]);4))))&gt;0;&quot;send-image &quot;; &quot;send-file &quot;)&amp;TRIM(SUBSTITUTE([.$AF79];&quot;+&quot;;&quot;&quot;)&amp;&quot; &quot;&amp;CHAR(34)&amp;[.$M79]&amp;CHAR(34)&amp;IF([.$S79]=&quot;&quot;;&quot;&quot;;&quot; --caption &quot;&amp;CHAR(34)&amp;[.$S79]&amp;CHAR(34))&amp;CHAR(10)));&quot;&quot;)">
            <text:p/>
          </table:table-cell>
          <table:table-cell table:style-name="ce60" table:formula="of:=IFERROR(IF([.$F79]=&quot;&quot;;&quot;&quot;;IF([.$M79]=&quot;&quot;;[.$AG79]&amp;CHAR(10);[.$AH79]&amp;CHAR(10)));&quot;&quot;)">
            <text:p/>
          </table:table-cell>
          <table:table-cell table:style-name="ce60"/>
          <table:table-cell table:style-name="ce60" table:formula="of:=IFERROR(IF(NOT(ISERROR(SEARCH(&quot;@g.us&quot;;[.$E79])));[.$G79];IF([.$G79]=&quot;&quot;;&quot;&quot;;IFERROR(IF([.$B79]=&quot;&quot;;[.$E$1];[.$B79]);&quot;&quot;)&amp;RIGHT(SUBSTITUTE(SUBSTITUTE(SUBSTITUTE([.$G79];&quot;-&quot;;&quot;&quot;);&quot; &quot;;&quot;&quot;);&quot;+&quot;;&quot;&quot;);10)));&quot;&quot;)">
            <text:p/>
          </table:table-cell>
          <table:table-cell table:style-name="ce99" table:formula="of:=IFERROR(IF([.$G79]=&quot;&quot;;&quot;&quot;;[$Mudslide_Commands.$E$32]&amp;&quot;send &quot;&amp;TRIM(SUBSTITUTE([.$AK79];&quot;+&quot;;&quot;&quot;)&amp;&quot; &quot;&amp;CHAR(34)&amp;[.$H79]&amp;CHAR(10)&amp;[.$I79]&amp;CHAR(10)&amp;[.$J79]&amp;CHAR(10)&amp;[.$K79]&amp;CHAR(10)&amp;[.$L79]&amp;CHAR(10)&amp;&quot;- Sent By Bot&quot;&amp;CHAR(34)&amp;CHAR(10)));&quot;&quot;)">
            <text:p/>
          </table:table-cell>
          <table:table-cell table:style-name="ce99" table:formula="of:=IFERROR(IF([.$G79]=&quot;&quot;;&quot;&quot;;[$Mudslide_Commands.$E$32]&amp;IF(SUMPRODUCT(--ISNUMBER(SEARCH([$Mudslide_Commands.$D$10:.$D$16];RIGHT(LOWER([.$M79]);4))))&gt;0;&quot;send-image &quot;; &quot;send-file &quot;)&amp;TRIM(SUBSTITUTE([.$AK79];&quot;+&quot;;&quot;&quot;)&amp;&quot; &quot;&amp;CHAR(34)&amp;[.$M79]&amp;CHAR(34)&amp;IF([.$S79]=&quot;&quot;;&quot;&quot;;&quot; --caption &quot;&amp;CHAR(34)&amp;[.$S79]&amp;CHAR(34))&amp;CHAR(10)));&quot;&quot;)">
            <text:p/>
          </table:table-cell>
          <table:table-cell table:style-name="ce60" table:formula="of:=IFERROR(IF([.$G79]=&quot;&quot;;&quot;&quot;;IF([.$M79]=&quot;&quot;;[.$AL79]&amp;CHAR(10);[.$AM79]&amp;CHAR(10)));&quot;&quot;)">
            <text:p/>
          </table:table-cell>
          <table:table-cell table:style-name="ce60"/>
          <table:table-cell table:style-name="ce116" table:formula="of:=[.AD79]&amp;[.AI79]&amp;[.AN7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0]&amp;[.F80]&amp;[.G80]=&quot;&quot;;&quot;&quot;;MAX([.$A$3:.$A79])+1);&quot;&quot;)">
            <text:p/>
          </table:table-cell>
          <table:table-cell table:style-name="ce9" table:formula="of:=IFERROR(TRIM(SUBSTITUTE(SUBSTITUTE(VLOOKUP([.C8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0]=&quot;&quot;;&quot;&quot;;TRIM(&quot;Dear *&quot;&amp;[.$D80]&amp;&quot;*&quot;))">
            <text:p/>
          </table:table-cell>
          <table:table-cell table:style-name="ce83" table:formula="of:=IF([.$E80]=&quot;&quot;;&quot;&quot;;&quot;~How Do You Do ?~&quot;)">
            <text:p/>
          </table:table-cell>
          <table:table-cell table:style-name="ce83" table:formula="of:=IF([.$E80]=&quot;&quot;;&quot;&quot;;&quot;_Have a great Day_&quot;)">
            <text:p/>
          </table:table-cell>
          <table:table-cell table:style-name="ce83" table:number-columns-repeated="2"/>
          <table:table-cell table:style-name="ce44" table:number-columns-spanned="6" table:number-rows-spanned="1">
            <draw:control draw:z-index="92" draw:name="BT_File_Selection_12_" draw:style-name="gr6" draw:text-style-name="P5" svg:width="1cm" svg:height="0.5cm" svg:x="0cm" svg:y="0cm" draw:control="control78"/>
          </table:table-cell>
          <table:covered-table-cell table:number-columns-repeated="5" table:style-name="ce48"/>
          <table:table-cell table:style-name="ce107" table:formula="of:=IF([.$M80]=&quot;&quot;;&quot;&quot;;IF([.$A8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0])));[.$E80];IF([.$E80]=&quot;&quot;;&quot;&quot;;IFERROR(IF([.$B80]=&quot;&quot;;[.$E$1];[.$B80]);&quot;&quot;)&amp;RIGHT(SUBSTITUTE(SUBSTITUTE(SUBSTITUTE([.$E80];&quot;-&quot;;&quot;&quot;);&quot; &quot;;&quot;&quot;);&quot;+&quot;;&quot;&quot;);10)));&quot;&quot;)">
            <text:p/>
          </table:table-cell>
          <table:table-cell table:style-name="ce99" table:formula="of:=IFERROR(IF([.$E80]=&quot;&quot;;&quot;&quot;;[$Mudslide_Commands.$E$32]&amp;&quot;send &quot;&amp;TRIM(SUBSTITUTE([.$AA80];&quot;+&quot;;&quot;&quot;)&amp;&quot; &quot;&amp;CHAR(34)&amp;[.$H80]&amp;CHAR(10)&amp;[.$I80]&amp;CHAR(10)&amp;[.$J80]&amp;CHAR(10)&amp;[.$K80]&amp;CHAR(10)&amp;[.$L80]&amp;CHAR(10)&amp;&quot;- Sent By Bot&quot;&amp;CHAR(34)&amp;CHAR(10)));&quot;&quot;)">
            <text:p/>
          </table:table-cell>
          <table:table-cell table:style-name="ce99" table:formula="of:=IFERROR(IF([.$E80]=&quot;&quot;;&quot;&quot;;[$Mudslide_Commands.$E$32]&amp;IF(SUMPRODUCT(--ISNUMBER(SEARCH([$Mudslide_Commands.$D$10:.$D$16];RIGHT(LOWER([.$M80]);4))))&gt;0;&quot;send-image &quot;; &quot;send-file &quot;)&amp;TRIM(SUBSTITUTE([.$AA80];&quot;+&quot;;&quot;&quot;)&amp;&quot; &quot;&amp;CHAR(34)&amp;[.$M80]&amp;CHAR(34)&amp;IF([.$S80]=&quot;&quot;;&quot;&quot;;&quot; --caption &quot;&amp;CHAR(34)&amp;[.$S80]&amp;CHAR(34))&amp;CHAR(10)));&quot;&quot;)">
            <text:p/>
          </table:table-cell>
          <table:table-cell table:style-name="ce60" table:formula="of:=IFERROR(IF([.$E80]=&quot;&quot;;&quot;&quot;;IF([.$M80]=&quot;&quot;;[.$AB80]&amp;CHAR(10);[.$AC80]&amp;CHAR(10)));&quot;&quot;)">
            <text:p/>
          </table:table-cell>
          <table:table-cell table:style-name="ce60"/>
          <table:table-cell table:style-name="ce60" table:formula="of:=IFERROR(IF(NOT(ISERROR(SEARCH(&quot;@g.us&quot;;[.$F80])));[.$F80];IF([.$F80]=&quot;&quot;;&quot;&quot;;IFERROR(IF([.$B80]=&quot;&quot;;[.$E$1];[.$B80]);&quot;&quot;)&amp;RIGHT(SUBSTITUTE(SUBSTITUTE(SUBSTITUTE([.$F80];&quot;-&quot;;&quot;&quot;);&quot; &quot;;&quot;&quot;);&quot;+&quot;;&quot;&quot;);10)));&quot;&quot;)">
            <text:p/>
          </table:table-cell>
          <table:table-cell table:style-name="ce99" table:formula="of:=IFERROR(IF([.$F80]=&quot;&quot;;&quot;&quot;;[$Mudslide_Commands.$E$32]&amp;&quot;send &quot;&amp;TRIM(SUBSTITUTE([.$AF80];&quot;+&quot;;&quot;&quot;)&amp;&quot; &quot;&amp;CHAR(34)&amp;[.$H80]&amp;CHAR(10)&amp;[.$I80]&amp;CHAR(10)&amp;[.$J80]&amp;CHAR(10)&amp;[.$K80]&amp;CHAR(10)&amp;[.$L80]&amp;CHAR(10)&amp;&quot;- Sent By Bot&quot;&amp;CHAR(34)&amp;CHAR(10)));&quot;&quot;)">
            <text:p/>
          </table:table-cell>
          <table:table-cell table:style-name="ce99" table:formula="of:=IFERROR(IF([.$F80]=&quot;&quot;;&quot;&quot;;[$Mudslide_Commands.$E$32]&amp;IF(SUMPRODUCT(--ISNUMBER(SEARCH([$Mudslide_Commands.$D$10:.$D$16];RIGHT(LOWER([.$M80]);4))))&gt;0;&quot;send-image &quot;; &quot;send-file &quot;)&amp;TRIM(SUBSTITUTE([.$AF80];&quot;+&quot;;&quot;&quot;)&amp;&quot; &quot;&amp;CHAR(34)&amp;[.$M80]&amp;CHAR(34)&amp;IF([.$S80]=&quot;&quot;;&quot;&quot;;&quot; --caption &quot;&amp;CHAR(34)&amp;[.$S80]&amp;CHAR(34))&amp;CHAR(10)));&quot;&quot;)">
            <text:p/>
          </table:table-cell>
          <table:table-cell table:style-name="ce60" table:formula="of:=IFERROR(IF([.$F80]=&quot;&quot;;&quot;&quot;;IF([.$M80]=&quot;&quot;;[.$AG80]&amp;CHAR(10);[.$AH80]&amp;CHAR(10)));&quot;&quot;)">
            <text:p/>
          </table:table-cell>
          <table:table-cell table:style-name="ce60"/>
          <table:table-cell table:style-name="ce60" table:formula="of:=IFERROR(IF(NOT(ISERROR(SEARCH(&quot;@g.us&quot;;[.$E80])));[.$G80];IF([.$G80]=&quot;&quot;;&quot;&quot;;IFERROR(IF([.$B80]=&quot;&quot;;[.$E$1];[.$B80]);&quot;&quot;)&amp;RIGHT(SUBSTITUTE(SUBSTITUTE(SUBSTITUTE([.$G80];&quot;-&quot;;&quot;&quot;);&quot; &quot;;&quot;&quot;);&quot;+&quot;;&quot;&quot;);10)));&quot;&quot;)">
            <text:p/>
          </table:table-cell>
          <table:table-cell table:style-name="ce99" table:formula="of:=IFERROR(IF([.$G80]=&quot;&quot;;&quot;&quot;;[$Mudslide_Commands.$E$32]&amp;&quot;send &quot;&amp;TRIM(SUBSTITUTE([.$AK80];&quot;+&quot;;&quot;&quot;)&amp;&quot; &quot;&amp;CHAR(34)&amp;[.$H80]&amp;CHAR(10)&amp;[.$I80]&amp;CHAR(10)&amp;[.$J80]&amp;CHAR(10)&amp;[.$K80]&amp;CHAR(10)&amp;[.$L80]&amp;CHAR(10)&amp;&quot;- Sent By Bot&quot;&amp;CHAR(34)&amp;CHAR(10)));&quot;&quot;)">
            <text:p/>
          </table:table-cell>
          <table:table-cell table:style-name="ce99" table:formula="of:=IFERROR(IF([.$G80]=&quot;&quot;;&quot;&quot;;[$Mudslide_Commands.$E$32]&amp;IF(SUMPRODUCT(--ISNUMBER(SEARCH([$Mudslide_Commands.$D$10:.$D$16];RIGHT(LOWER([.$M80]);4))))&gt;0;&quot;send-image &quot;; &quot;send-file &quot;)&amp;TRIM(SUBSTITUTE([.$AK80];&quot;+&quot;;&quot;&quot;)&amp;&quot; &quot;&amp;CHAR(34)&amp;[.$M80]&amp;CHAR(34)&amp;IF([.$S80]=&quot;&quot;;&quot;&quot;;&quot; --caption &quot;&amp;CHAR(34)&amp;[.$S80]&amp;CHAR(34))&amp;CHAR(10)));&quot;&quot;)">
            <text:p/>
          </table:table-cell>
          <table:table-cell table:style-name="ce60" table:formula="of:=IFERROR(IF([.$G80]=&quot;&quot;;&quot;&quot;;IF([.$M80]=&quot;&quot;;[.$AL80]&amp;CHAR(10);[.$AM80]&amp;CHAR(10)));&quot;&quot;)">
            <text:p/>
          </table:table-cell>
          <table:table-cell table:style-name="ce60"/>
          <table:table-cell table:style-name="ce116" table:formula="of:=[.AD80]&amp;[.AI80]&amp;[.AN8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1]&amp;[.F81]&amp;[.G81]=&quot;&quot;;&quot;&quot;;MAX([.$A$3:.$A80])+1);&quot;&quot;)">
            <text:p/>
          </table:table-cell>
          <table:table-cell table:style-name="ce9" table:formula="of:=IFERROR(TRIM(SUBSTITUTE(SUBSTITUTE(VLOOKUP([.C8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1]=&quot;&quot;;&quot;&quot;;TRIM(&quot;Dear *&quot;&amp;[.$D81]&amp;&quot;*&quot;))">
            <text:p/>
          </table:table-cell>
          <table:table-cell table:style-name="ce83" table:formula="of:=IF([.$E81]=&quot;&quot;;&quot;&quot;;&quot;~How Do You Do ?~&quot;)">
            <text:p/>
          </table:table-cell>
          <table:table-cell table:style-name="ce83" table:formula="of:=IF([.$E81]=&quot;&quot;;&quot;&quot;;&quot;_Have a great Day_&quot;)">
            <text:p/>
          </table:table-cell>
          <table:table-cell table:style-name="ce83" table:number-columns-repeated="2"/>
          <table:table-cell table:style-name="ce44" table:number-columns-spanned="6" table:number-rows-spanned="1">
            <draw:control draw:z-index="93" draw:name="BT_File_Selection_12_" draw:style-name="gr6" draw:text-style-name="P5" svg:width="1cm" svg:height="0.5cm" svg:x="0cm" svg:y="0cm" draw:control="control79"/>
          </table:table-cell>
          <table:covered-table-cell table:number-columns-repeated="5" table:style-name="ce48"/>
          <table:table-cell table:style-name="ce107" table:formula="of:=IF([.$M81]=&quot;&quot;;&quot;&quot;;IF([.$A8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1])));[.$E81];IF([.$E81]=&quot;&quot;;&quot;&quot;;IFERROR(IF([.$B81]=&quot;&quot;;[.$E$1];[.$B81]);&quot;&quot;)&amp;RIGHT(SUBSTITUTE(SUBSTITUTE(SUBSTITUTE([.$E81];&quot;-&quot;;&quot;&quot;);&quot; &quot;;&quot;&quot;);&quot;+&quot;;&quot;&quot;);10)));&quot;&quot;)">
            <text:p/>
          </table:table-cell>
          <table:table-cell table:style-name="ce99" table:formula="of:=IFERROR(IF([.$E81]=&quot;&quot;;&quot;&quot;;[$Mudslide_Commands.$E$32]&amp;&quot;send &quot;&amp;TRIM(SUBSTITUTE([.$AA81];&quot;+&quot;;&quot;&quot;)&amp;&quot; &quot;&amp;CHAR(34)&amp;[.$H81]&amp;CHAR(10)&amp;[.$I81]&amp;CHAR(10)&amp;[.$J81]&amp;CHAR(10)&amp;[.$K81]&amp;CHAR(10)&amp;[.$L81]&amp;CHAR(10)&amp;&quot;- Sent By Bot&quot;&amp;CHAR(34)&amp;CHAR(10)));&quot;&quot;)">
            <text:p/>
          </table:table-cell>
          <table:table-cell table:style-name="ce99" table:formula="of:=IFERROR(IF([.$E81]=&quot;&quot;;&quot;&quot;;[$Mudslide_Commands.$E$32]&amp;IF(SUMPRODUCT(--ISNUMBER(SEARCH([$Mudslide_Commands.$D$10:.$D$16];RIGHT(LOWER([.$M81]);4))))&gt;0;&quot;send-image &quot;; &quot;send-file &quot;)&amp;TRIM(SUBSTITUTE([.$AA81];&quot;+&quot;;&quot;&quot;)&amp;&quot; &quot;&amp;CHAR(34)&amp;[.$M81]&amp;CHAR(34)&amp;IF([.$S81]=&quot;&quot;;&quot;&quot;;&quot; --caption &quot;&amp;CHAR(34)&amp;[.$S81]&amp;CHAR(34))&amp;CHAR(10)));&quot;&quot;)">
            <text:p/>
          </table:table-cell>
          <table:table-cell table:style-name="ce60" table:formula="of:=IFERROR(IF([.$E81]=&quot;&quot;;&quot;&quot;;IF([.$M81]=&quot;&quot;;[.$AB81]&amp;CHAR(10);[.$AC81]&amp;CHAR(10)));&quot;&quot;)">
            <text:p/>
          </table:table-cell>
          <table:table-cell table:style-name="ce60"/>
          <table:table-cell table:style-name="ce60" table:formula="of:=IFERROR(IF(NOT(ISERROR(SEARCH(&quot;@g.us&quot;;[.$F81])));[.$F81];IF([.$F81]=&quot;&quot;;&quot;&quot;;IFERROR(IF([.$B81]=&quot;&quot;;[.$E$1];[.$B81]);&quot;&quot;)&amp;RIGHT(SUBSTITUTE(SUBSTITUTE(SUBSTITUTE([.$F81];&quot;-&quot;;&quot;&quot;);&quot; &quot;;&quot;&quot;);&quot;+&quot;;&quot;&quot;);10)));&quot;&quot;)">
            <text:p/>
          </table:table-cell>
          <table:table-cell table:style-name="ce99" table:formula="of:=IFERROR(IF([.$F81]=&quot;&quot;;&quot;&quot;;[$Mudslide_Commands.$E$32]&amp;&quot;send &quot;&amp;TRIM(SUBSTITUTE([.$AF81];&quot;+&quot;;&quot;&quot;)&amp;&quot; &quot;&amp;CHAR(34)&amp;[.$H81]&amp;CHAR(10)&amp;[.$I81]&amp;CHAR(10)&amp;[.$J81]&amp;CHAR(10)&amp;[.$K81]&amp;CHAR(10)&amp;[.$L81]&amp;CHAR(10)&amp;&quot;- Sent By Bot&quot;&amp;CHAR(34)&amp;CHAR(10)));&quot;&quot;)">
            <text:p/>
          </table:table-cell>
          <table:table-cell table:style-name="ce99" table:formula="of:=IFERROR(IF([.$F81]=&quot;&quot;;&quot;&quot;;[$Mudslide_Commands.$E$32]&amp;IF(SUMPRODUCT(--ISNUMBER(SEARCH([$Mudslide_Commands.$D$10:.$D$16];RIGHT(LOWER([.$M81]);4))))&gt;0;&quot;send-image &quot;; &quot;send-file &quot;)&amp;TRIM(SUBSTITUTE([.$AF81];&quot;+&quot;;&quot;&quot;)&amp;&quot; &quot;&amp;CHAR(34)&amp;[.$M81]&amp;CHAR(34)&amp;IF([.$S81]=&quot;&quot;;&quot;&quot;;&quot; --caption &quot;&amp;CHAR(34)&amp;[.$S81]&amp;CHAR(34))&amp;CHAR(10)));&quot;&quot;)">
            <text:p/>
          </table:table-cell>
          <table:table-cell table:style-name="ce60" table:formula="of:=IFERROR(IF([.$F81]=&quot;&quot;;&quot;&quot;;IF([.$M81]=&quot;&quot;;[.$AG81]&amp;CHAR(10);[.$AH81]&amp;CHAR(10)));&quot;&quot;)">
            <text:p/>
          </table:table-cell>
          <table:table-cell table:style-name="ce60"/>
          <table:table-cell table:style-name="ce60" table:formula="of:=IFERROR(IF(NOT(ISERROR(SEARCH(&quot;@g.us&quot;;[.$E81])));[.$G81];IF([.$G81]=&quot;&quot;;&quot;&quot;;IFERROR(IF([.$B81]=&quot;&quot;;[.$E$1];[.$B81]);&quot;&quot;)&amp;RIGHT(SUBSTITUTE(SUBSTITUTE(SUBSTITUTE([.$G81];&quot;-&quot;;&quot;&quot;);&quot; &quot;;&quot;&quot;);&quot;+&quot;;&quot;&quot;);10)));&quot;&quot;)">
            <text:p/>
          </table:table-cell>
          <table:table-cell table:style-name="ce99" table:formula="of:=IFERROR(IF([.$G81]=&quot;&quot;;&quot;&quot;;[$Mudslide_Commands.$E$32]&amp;&quot;send &quot;&amp;TRIM(SUBSTITUTE([.$AK81];&quot;+&quot;;&quot;&quot;)&amp;&quot; &quot;&amp;CHAR(34)&amp;[.$H81]&amp;CHAR(10)&amp;[.$I81]&amp;CHAR(10)&amp;[.$J81]&amp;CHAR(10)&amp;[.$K81]&amp;CHAR(10)&amp;[.$L81]&amp;CHAR(10)&amp;&quot;- Sent By Bot&quot;&amp;CHAR(34)&amp;CHAR(10)));&quot;&quot;)">
            <text:p/>
          </table:table-cell>
          <table:table-cell table:style-name="ce99" table:formula="of:=IFERROR(IF([.$G81]=&quot;&quot;;&quot;&quot;;[$Mudslide_Commands.$E$32]&amp;IF(SUMPRODUCT(--ISNUMBER(SEARCH([$Mudslide_Commands.$D$10:.$D$16];RIGHT(LOWER([.$M81]);4))))&gt;0;&quot;send-image &quot;; &quot;send-file &quot;)&amp;TRIM(SUBSTITUTE([.$AK81];&quot;+&quot;;&quot;&quot;)&amp;&quot; &quot;&amp;CHAR(34)&amp;[.$M81]&amp;CHAR(34)&amp;IF([.$S81]=&quot;&quot;;&quot;&quot;;&quot; --caption &quot;&amp;CHAR(34)&amp;[.$S81]&amp;CHAR(34))&amp;CHAR(10)));&quot;&quot;)">
            <text:p/>
          </table:table-cell>
          <table:table-cell table:style-name="ce60" table:formula="of:=IFERROR(IF([.$G81]=&quot;&quot;;&quot;&quot;;IF([.$M81]=&quot;&quot;;[.$AL81]&amp;CHAR(10);[.$AM81]&amp;CHAR(10)));&quot;&quot;)">
            <text:p/>
          </table:table-cell>
          <table:table-cell table:style-name="ce60"/>
          <table:table-cell table:style-name="ce116" table:formula="of:=[.AD81]&amp;[.AI81]&amp;[.AN8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2]&amp;[.F82]&amp;[.G82]=&quot;&quot;;&quot;&quot;;MAX([.$A$3:.$A81])+1);&quot;&quot;)">
            <text:p/>
          </table:table-cell>
          <table:table-cell table:style-name="ce9" table:formula="of:=IFERROR(TRIM(SUBSTITUTE(SUBSTITUTE(VLOOKUP([.C8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2]=&quot;&quot;;&quot;&quot;;TRIM(&quot;Dear *&quot;&amp;[.$D82]&amp;&quot;*&quot;))">
            <text:p/>
          </table:table-cell>
          <table:table-cell table:style-name="ce83" table:formula="of:=IF([.$E82]=&quot;&quot;;&quot;&quot;;&quot;~How Do You Do ?~&quot;)">
            <text:p/>
          </table:table-cell>
          <table:table-cell table:style-name="ce83" table:formula="of:=IF([.$E82]=&quot;&quot;;&quot;&quot;;&quot;_Have a great Day_&quot;)">
            <text:p/>
          </table:table-cell>
          <table:table-cell table:style-name="ce83" table:number-columns-repeated="2"/>
          <table:table-cell table:style-name="ce44" table:number-columns-spanned="6" table:number-rows-spanned="1">
            <draw:control draw:z-index="94" draw:name="BT_File_Selection_12_" draw:style-name="gr6" draw:text-style-name="P5" svg:width="1cm" svg:height="0.5cm" svg:x="0cm" svg:y="0cm" draw:control="control80"/>
          </table:table-cell>
          <table:covered-table-cell table:number-columns-repeated="5" table:style-name="ce48"/>
          <table:table-cell table:style-name="ce107" table:formula="of:=IF([.$M82]=&quot;&quot;;&quot;&quot;;IF([.$A8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2])));[.$E82];IF([.$E82]=&quot;&quot;;&quot;&quot;;IFERROR(IF([.$B82]=&quot;&quot;;[.$E$1];[.$B82]);&quot;&quot;)&amp;RIGHT(SUBSTITUTE(SUBSTITUTE(SUBSTITUTE([.$E82];&quot;-&quot;;&quot;&quot;);&quot; &quot;;&quot;&quot;);&quot;+&quot;;&quot;&quot;);10)));&quot;&quot;)">
            <text:p/>
          </table:table-cell>
          <table:table-cell table:style-name="ce99" table:formula="of:=IFERROR(IF([.$E82]=&quot;&quot;;&quot;&quot;;[$Mudslide_Commands.$E$32]&amp;&quot;send &quot;&amp;TRIM(SUBSTITUTE([.$AA82];&quot;+&quot;;&quot;&quot;)&amp;&quot; &quot;&amp;CHAR(34)&amp;[.$H82]&amp;CHAR(10)&amp;[.$I82]&amp;CHAR(10)&amp;[.$J82]&amp;CHAR(10)&amp;[.$K82]&amp;CHAR(10)&amp;[.$L82]&amp;CHAR(10)&amp;&quot;- Sent By Bot&quot;&amp;CHAR(34)&amp;CHAR(10)));&quot;&quot;)">
            <text:p/>
          </table:table-cell>
          <table:table-cell table:style-name="ce99" table:formula="of:=IFERROR(IF([.$E82]=&quot;&quot;;&quot;&quot;;[$Mudslide_Commands.$E$32]&amp;IF(SUMPRODUCT(--ISNUMBER(SEARCH([$Mudslide_Commands.$D$10:.$D$16];RIGHT(LOWER([.$M82]);4))))&gt;0;&quot;send-image &quot;; &quot;send-file &quot;)&amp;TRIM(SUBSTITUTE([.$AA82];&quot;+&quot;;&quot;&quot;)&amp;&quot; &quot;&amp;CHAR(34)&amp;[.$M82]&amp;CHAR(34)&amp;IF([.$S82]=&quot;&quot;;&quot;&quot;;&quot; --caption &quot;&amp;CHAR(34)&amp;[.$S82]&amp;CHAR(34))&amp;CHAR(10)));&quot;&quot;)">
            <text:p/>
          </table:table-cell>
          <table:table-cell table:style-name="ce60" table:formula="of:=IFERROR(IF([.$E82]=&quot;&quot;;&quot;&quot;;IF([.$M82]=&quot;&quot;;[.$AB82]&amp;CHAR(10);[.$AC82]&amp;CHAR(10)));&quot;&quot;)">
            <text:p/>
          </table:table-cell>
          <table:table-cell table:style-name="ce60"/>
          <table:table-cell table:style-name="ce60" table:formula="of:=IFERROR(IF(NOT(ISERROR(SEARCH(&quot;@g.us&quot;;[.$F82])));[.$F82];IF([.$F82]=&quot;&quot;;&quot;&quot;;IFERROR(IF([.$B82]=&quot;&quot;;[.$E$1];[.$B82]);&quot;&quot;)&amp;RIGHT(SUBSTITUTE(SUBSTITUTE(SUBSTITUTE([.$F82];&quot;-&quot;;&quot;&quot;);&quot; &quot;;&quot;&quot;);&quot;+&quot;;&quot;&quot;);10)));&quot;&quot;)">
            <text:p/>
          </table:table-cell>
          <table:table-cell table:style-name="ce99" table:formula="of:=IFERROR(IF([.$F82]=&quot;&quot;;&quot;&quot;;[$Mudslide_Commands.$E$32]&amp;&quot;send &quot;&amp;TRIM(SUBSTITUTE([.$AF82];&quot;+&quot;;&quot;&quot;)&amp;&quot; &quot;&amp;CHAR(34)&amp;[.$H82]&amp;CHAR(10)&amp;[.$I82]&amp;CHAR(10)&amp;[.$J82]&amp;CHAR(10)&amp;[.$K82]&amp;CHAR(10)&amp;[.$L82]&amp;CHAR(10)&amp;&quot;- Sent By Bot&quot;&amp;CHAR(34)&amp;CHAR(10)));&quot;&quot;)">
            <text:p/>
          </table:table-cell>
          <table:table-cell table:style-name="ce99" table:formula="of:=IFERROR(IF([.$F82]=&quot;&quot;;&quot;&quot;;[$Mudslide_Commands.$E$32]&amp;IF(SUMPRODUCT(--ISNUMBER(SEARCH([$Mudslide_Commands.$D$10:.$D$16];RIGHT(LOWER([.$M82]);4))))&gt;0;&quot;send-image &quot;; &quot;send-file &quot;)&amp;TRIM(SUBSTITUTE([.$AF82];&quot;+&quot;;&quot;&quot;)&amp;&quot; &quot;&amp;CHAR(34)&amp;[.$M82]&amp;CHAR(34)&amp;IF([.$S82]=&quot;&quot;;&quot;&quot;;&quot; --caption &quot;&amp;CHAR(34)&amp;[.$S82]&amp;CHAR(34))&amp;CHAR(10)));&quot;&quot;)">
            <text:p/>
          </table:table-cell>
          <table:table-cell table:style-name="ce60" table:formula="of:=IFERROR(IF([.$F82]=&quot;&quot;;&quot;&quot;;IF([.$M82]=&quot;&quot;;[.$AG82]&amp;CHAR(10);[.$AH82]&amp;CHAR(10)));&quot;&quot;)">
            <text:p/>
          </table:table-cell>
          <table:table-cell table:style-name="ce60"/>
          <table:table-cell table:style-name="ce60" table:formula="of:=IFERROR(IF(NOT(ISERROR(SEARCH(&quot;@g.us&quot;;[.$E82])));[.$G82];IF([.$G82]=&quot;&quot;;&quot;&quot;;IFERROR(IF([.$B82]=&quot;&quot;;[.$E$1];[.$B82]);&quot;&quot;)&amp;RIGHT(SUBSTITUTE(SUBSTITUTE(SUBSTITUTE([.$G82];&quot;-&quot;;&quot;&quot;);&quot; &quot;;&quot;&quot;);&quot;+&quot;;&quot;&quot;);10)));&quot;&quot;)">
            <text:p/>
          </table:table-cell>
          <table:table-cell table:style-name="ce99" table:formula="of:=IFERROR(IF([.$G82]=&quot;&quot;;&quot;&quot;;[$Mudslide_Commands.$E$32]&amp;&quot;send &quot;&amp;TRIM(SUBSTITUTE([.$AK82];&quot;+&quot;;&quot;&quot;)&amp;&quot; &quot;&amp;CHAR(34)&amp;[.$H82]&amp;CHAR(10)&amp;[.$I82]&amp;CHAR(10)&amp;[.$J82]&amp;CHAR(10)&amp;[.$K82]&amp;CHAR(10)&amp;[.$L82]&amp;CHAR(10)&amp;&quot;- Sent By Bot&quot;&amp;CHAR(34)&amp;CHAR(10)));&quot;&quot;)">
            <text:p/>
          </table:table-cell>
          <table:table-cell table:style-name="ce99" table:formula="of:=IFERROR(IF([.$G82]=&quot;&quot;;&quot;&quot;;[$Mudslide_Commands.$E$32]&amp;IF(SUMPRODUCT(--ISNUMBER(SEARCH([$Mudslide_Commands.$D$10:.$D$16];RIGHT(LOWER([.$M82]);4))))&gt;0;&quot;send-image &quot;; &quot;send-file &quot;)&amp;TRIM(SUBSTITUTE([.$AK82];&quot;+&quot;;&quot;&quot;)&amp;&quot; &quot;&amp;CHAR(34)&amp;[.$M82]&amp;CHAR(34)&amp;IF([.$S82]=&quot;&quot;;&quot;&quot;;&quot; --caption &quot;&amp;CHAR(34)&amp;[.$S82]&amp;CHAR(34))&amp;CHAR(10)));&quot;&quot;)">
            <text:p/>
          </table:table-cell>
          <table:table-cell table:style-name="ce60" table:formula="of:=IFERROR(IF([.$G82]=&quot;&quot;;&quot;&quot;;IF([.$M82]=&quot;&quot;;[.$AL82]&amp;CHAR(10);[.$AM82]&amp;CHAR(10)));&quot;&quot;)">
            <text:p/>
          </table:table-cell>
          <table:table-cell table:style-name="ce60"/>
          <table:table-cell table:style-name="ce116" table:formula="of:=[.AD82]&amp;[.AI82]&amp;[.AN8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3]&amp;[.F83]&amp;[.G83]=&quot;&quot;;&quot;&quot;;MAX([.$A$3:.$A82])+1);&quot;&quot;)">
            <text:p/>
          </table:table-cell>
          <table:table-cell table:style-name="ce9" table:formula="of:=IFERROR(TRIM(SUBSTITUTE(SUBSTITUTE(VLOOKUP([.C8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3]=&quot;&quot;;&quot;&quot;;TRIM(&quot;Dear *&quot;&amp;[.$D83]&amp;&quot;*&quot;))">
            <text:p/>
          </table:table-cell>
          <table:table-cell table:style-name="ce83" table:formula="of:=IF([.$E83]=&quot;&quot;;&quot;&quot;;&quot;~How Do You Do ?~&quot;)">
            <text:p/>
          </table:table-cell>
          <table:table-cell table:style-name="ce83" table:formula="of:=IF([.$E83]=&quot;&quot;;&quot;&quot;;&quot;_Have a great Day_&quot;)">
            <text:p/>
          </table:table-cell>
          <table:table-cell table:style-name="ce83" table:number-columns-repeated="2"/>
          <table:table-cell table:style-name="ce44" table:number-columns-spanned="6" table:number-rows-spanned="1">
            <draw:control draw:z-index="95" draw:name="BT_File_Selection_12_" draw:style-name="gr6" draw:text-style-name="P5" svg:width="1cm" svg:height="0.5cm" svg:x="0cm" svg:y="0cm" draw:control="control81"/>
          </table:table-cell>
          <table:covered-table-cell table:number-columns-repeated="5" table:style-name="ce48"/>
          <table:table-cell table:style-name="ce107" table:formula="of:=IF([.$M83]=&quot;&quot;;&quot;&quot;;IF([.$A8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3])));[.$E83];IF([.$E83]=&quot;&quot;;&quot;&quot;;IFERROR(IF([.$B83]=&quot;&quot;;[.$E$1];[.$B83]);&quot;&quot;)&amp;RIGHT(SUBSTITUTE(SUBSTITUTE(SUBSTITUTE([.$E83];&quot;-&quot;;&quot;&quot;);&quot; &quot;;&quot;&quot;);&quot;+&quot;;&quot;&quot;);10)));&quot;&quot;)">
            <text:p/>
          </table:table-cell>
          <table:table-cell table:style-name="ce99" table:formula="of:=IFERROR(IF([.$E83]=&quot;&quot;;&quot;&quot;;[$Mudslide_Commands.$E$32]&amp;&quot;send &quot;&amp;TRIM(SUBSTITUTE([.$AA83];&quot;+&quot;;&quot;&quot;)&amp;&quot; &quot;&amp;CHAR(34)&amp;[.$H83]&amp;CHAR(10)&amp;[.$I83]&amp;CHAR(10)&amp;[.$J83]&amp;CHAR(10)&amp;[.$K83]&amp;CHAR(10)&amp;[.$L83]&amp;CHAR(10)&amp;&quot;- Sent By Bot&quot;&amp;CHAR(34)&amp;CHAR(10)));&quot;&quot;)">
            <text:p/>
          </table:table-cell>
          <table:table-cell table:style-name="ce99" table:formula="of:=IFERROR(IF([.$E83]=&quot;&quot;;&quot;&quot;;[$Mudslide_Commands.$E$32]&amp;IF(SUMPRODUCT(--ISNUMBER(SEARCH([$Mudslide_Commands.$D$10:.$D$16];RIGHT(LOWER([.$M83]);4))))&gt;0;&quot;send-image &quot;; &quot;send-file &quot;)&amp;TRIM(SUBSTITUTE([.$AA83];&quot;+&quot;;&quot;&quot;)&amp;&quot; &quot;&amp;CHAR(34)&amp;[.$M83]&amp;CHAR(34)&amp;IF([.$S83]=&quot;&quot;;&quot;&quot;;&quot; --caption &quot;&amp;CHAR(34)&amp;[.$S83]&amp;CHAR(34))&amp;CHAR(10)));&quot;&quot;)">
            <text:p/>
          </table:table-cell>
          <table:table-cell table:style-name="ce60" table:formula="of:=IFERROR(IF([.$E83]=&quot;&quot;;&quot;&quot;;IF([.$M83]=&quot;&quot;;[.$AB83]&amp;CHAR(10);[.$AC83]&amp;CHAR(10)));&quot;&quot;)">
            <text:p/>
          </table:table-cell>
          <table:table-cell table:style-name="ce60"/>
          <table:table-cell table:style-name="ce60" table:formula="of:=IFERROR(IF(NOT(ISERROR(SEARCH(&quot;@g.us&quot;;[.$F83])));[.$F83];IF([.$F83]=&quot;&quot;;&quot;&quot;;IFERROR(IF([.$B83]=&quot;&quot;;[.$E$1];[.$B83]);&quot;&quot;)&amp;RIGHT(SUBSTITUTE(SUBSTITUTE(SUBSTITUTE([.$F83];&quot;-&quot;;&quot;&quot;);&quot; &quot;;&quot;&quot;);&quot;+&quot;;&quot;&quot;);10)));&quot;&quot;)">
            <text:p/>
          </table:table-cell>
          <table:table-cell table:style-name="ce99" table:formula="of:=IFERROR(IF([.$F83]=&quot;&quot;;&quot;&quot;;[$Mudslide_Commands.$E$32]&amp;&quot;send &quot;&amp;TRIM(SUBSTITUTE([.$AF83];&quot;+&quot;;&quot;&quot;)&amp;&quot; &quot;&amp;CHAR(34)&amp;[.$H83]&amp;CHAR(10)&amp;[.$I83]&amp;CHAR(10)&amp;[.$J83]&amp;CHAR(10)&amp;[.$K83]&amp;CHAR(10)&amp;[.$L83]&amp;CHAR(10)&amp;&quot;- Sent By Bot&quot;&amp;CHAR(34)&amp;CHAR(10)));&quot;&quot;)">
            <text:p/>
          </table:table-cell>
          <table:table-cell table:style-name="ce99" table:formula="of:=IFERROR(IF([.$F83]=&quot;&quot;;&quot;&quot;;[$Mudslide_Commands.$E$32]&amp;IF(SUMPRODUCT(--ISNUMBER(SEARCH([$Mudslide_Commands.$D$10:.$D$16];RIGHT(LOWER([.$M83]);4))))&gt;0;&quot;send-image &quot;; &quot;send-file &quot;)&amp;TRIM(SUBSTITUTE([.$AF83];&quot;+&quot;;&quot;&quot;)&amp;&quot; &quot;&amp;CHAR(34)&amp;[.$M83]&amp;CHAR(34)&amp;IF([.$S83]=&quot;&quot;;&quot;&quot;;&quot; --caption &quot;&amp;CHAR(34)&amp;[.$S83]&amp;CHAR(34))&amp;CHAR(10)));&quot;&quot;)">
            <text:p/>
          </table:table-cell>
          <table:table-cell table:style-name="ce60" table:formula="of:=IFERROR(IF([.$F83]=&quot;&quot;;&quot;&quot;;IF([.$M83]=&quot;&quot;;[.$AG83]&amp;CHAR(10);[.$AH83]&amp;CHAR(10)));&quot;&quot;)">
            <text:p/>
          </table:table-cell>
          <table:table-cell table:style-name="ce60"/>
          <table:table-cell table:style-name="ce60" table:formula="of:=IFERROR(IF(NOT(ISERROR(SEARCH(&quot;@g.us&quot;;[.$E83])));[.$G83];IF([.$G83]=&quot;&quot;;&quot;&quot;;IFERROR(IF([.$B83]=&quot;&quot;;[.$E$1];[.$B83]);&quot;&quot;)&amp;RIGHT(SUBSTITUTE(SUBSTITUTE(SUBSTITUTE([.$G83];&quot;-&quot;;&quot;&quot;);&quot; &quot;;&quot;&quot;);&quot;+&quot;;&quot;&quot;);10)));&quot;&quot;)">
            <text:p/>
          </table:table-cell>
          <table:table-cell table:style-name="ce99" table:formula="of:=IFERROR(IF([.$G83]=&quot;&quot;;&quot;&quot;;[$Mudslide_Commands.$E$32]&amp;&quot;send &quot;&amp;TRIM(SUBSTITUTE([.$AK83];&quot;+&quot;;&quot;&quot;)&amp;&quot; &quot;&amp;CHAR(34)&amp;[.$H83]&amp;CHAR(10)&amp;[.$I83]&amp;CHAR(10)&amp;[.$J83]&amp;CHAR(10)&amp;[.$K83]&amp;CHAR(10)&amp;[.$L83]&amp;CHAR(10)&amp;&quot;- Sent By Bot&quot;&amp;CHAR(34)&amp;CHAR(10)));&quot;&quot;)">
            <text:p/>
          </table:table-cell>
          <table:table-cell table:style-name="ce99" table:formula="of:=IFERROR(IF([.$G83]=&quot;&quot;;&quot;&quot;;[$Mudslide_Commands.$E$32]&amp;IF(SUMPRODUCT(--ISNUMBER(SEARCH([$Mudslide_Commands.$D$10:.$D$16];RIGHT(LOWER([.$M83]);4))))&gt;0;&quot;send-image &quot;; &quot;send-file &quot;)&amp;TRIM(SUBSTITUTE([.$AK83];&quot;+&quot;;&quot;&quot;)&amp;&quot; &quot;&amp;CHAR(34)&amp;[.$M83]&amp;CHAR(34)&amp;IF([.$S83]=&quot;&quot;;&quot;&quot;;&quot; --caption &quot;&amp;CHAR(34)&amp;[.$S83]&amp;CHAR(34))&amp;CHAR(10)));&quot;&quot;)">
            <text:p/>
          </table:table-cell>
          <table:table-cell table:style-name="ce60" table:formula="of:=IFERROR(IF([.$G83]=&quot;&quot;;&quot;&quot;;IF([.$M83]=&quot;&quot;;[.$AL83]&amp;CHAR(10);[.$AM83]&amp;CHAR(10)));&quot;&quot;)">
            <text:p/>
          </table:table-cell>
          <table:table-cell table:style-name="ce60"/>
          <table:table-cell table:style-name="ce116" table:formula="of:=[.AD83]&amp;[.AI83]&amp;[.AN8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4]&amp;[.F84]&amp;[.G84]=&quot;&quot;;&quot;&quot;;MAX([.$A$3:.$A83])+1);&quot;&quot;)">
            <text:p/>
          </table:table-cell>
          <table:table-cell table:style-name="ce9" table:formula="of:=IFERROR(TRIM(SUBSTITUTE(SUBSTITUTE(VLOOKUP([.C8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4]=&quot;&quot;;&quot;&quot;;TRIM(&quot;Dear *&quot;&amp;[.$D84]&amp;&quot;*&quot;))">
            <text:p/>
          </table:table-cell>
          <table:table-cell table:style-name="ce83" table:formula="of:=IF([.$E84]=&quot;&quot;;&quot;&quot;;&quot;~How Do You Do ?~&quot;)">
            <text:p/>
          </table:table-cell>
          <table:table-cell table:style-name="ce83" table:formula="of:=IF([.$E84]=&quot;&quot;;&quot;&quot;;&quot;_Have a great Day_&quot;)">
            <text:p/>
          </table:table-cell>
          <table:table-cell table:style-name="ce83" table:number-columns-repeated="2"/>
          <table:table-cell table:style-name="ce44" table:number-columns-spanned="6" table:number-rows-spanned="1">
            <draw:control draw:z-index="96" draw:name="BT_File_Selection_12_" draw:style-name="gr6" draw:text-style-name="P5" svg:width="1cm" svg:height="0.5cm" svg:x="0cm" svg:y="0cm" draw:control="control82"/>
          </table:table-cell>
          <table:covered-table-cell table:number-columns-repeated="5" table:style-name="ce48"/>
          <table:table-cell table:style-name="ce107" table:formula="of:=IF([.$M84]=&quot;&quot;;&quot;&quot;;IF([.$A8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4])));[.$E84];IF([.$E84]=&quot;&quot;;&quot;&quot;;IFERROR(IF([.$B84]=&quot;&quot;;[.$E$1];[.$B84]);&quot;&quot;)&amp;RIGHT(SUBSTITUTE(SUBSTITUTE(SUBSTITUTE([.$E84];&quot;-&quot;;&quot;&quot;);&quot; &quot;;&quot;&quot;);&quot;+&quot;;&quot;&quot;);10)));&quot;&quot;)">
            <text:p/>
          </table:table-cell>
          <table:table-cell table:style-name="ce99" table:formula="of:=IFERROR(IF([.$E84]=&quot;&quot;;&quot;&quot;;[$Mudslide_Commands.$E$32]&amp;&quot;send &quot;&amp;TRIM(SUBSTITUTE([.$AA84];&quot;+&quot;;&quot;&quot;)&amp;&quot; &quot;&amp;CHAR(34)&amp;[.$H84]&amp;CHAR(10)&amp;[.$I84]&amp;CHAR(10)&amp;[.$J84]&amp;CHAR(10)&amp;[.$K84]&amp;CHAR(10)&amp;[.$L84]&amp;CHAR(10)&amp;&quot;- Sent By Bot&quot;&amp;CHAR(34)&amp;CHAR(10)));&quot;&quot;)">
            <text:p/>
          </table:table-cell>
          <table:table-cell table:style-name="ce99" table:formula="of:=IFERROR(IF([.$E84]=&quot;&quot;;&quot;&quot;;[$Mudslide_Commands.$E$32]&amp;IF(SUMPRODUCT(--ISNUMBER(SEARCH([$Mudslide_Commands.$D$10:.$D$16];RIGHT(LOWER([.$M84]);4))))&gt;0;&quot;send-image &quot;; &quot;send-file &quot;)&amp;TRIM(SUBSTITUTE([.$AA84];&quot;+&quot;;&quot;&quot;)&amp;&quot; &quot;&amp;CHAR(34)&amp;[.$M84]&amp;CHAR(34)&amp;IF([.$S84]=&quot;&quot;;&quot;&quot;;&quot; --caption &quot;&amp;CHAR(34)&amp;[.$S84]&amp;CHAR(34))&amp;CHAR(10)));&quot;&quot;)">
            <text:p/>
          </table:table-cell>
          <table:table-cell table:style-name="ce60" table:formula="of:=IFERROR(IF([.$E84]=&quot;&quot;;&quot;&quot;;IF([.$M84]=&quot;&quot;;[.$AB84]&amp;CHAR(10);[.$AC84]&amp;CHAR(10)));&quot;&quot;)">
            <text:p/>
          </table:table-cell>
          <table:table-cell table:style-name="ce60"/>
          <table:table-cell table:style-name="ce60" table:formula="of:=IFERROR(IF(NOT(ISERROR(SEARCH(&quot;@g.us&quot;;[.$F84])));[.$F84];IF([.$F84]=&quot;&quot;;&quot;&quot;;IFERROR(IF([.$B84]=&quot;&quot;;[.$E$1];[.$B84]);&quot;&quot;)&amp;RIGHT(SUBSTITUTE(SUBSTITUTE(SUBSTITUTE([.$F84];&quot;-&quot;;&quot;&quot;);&quot; &quot;;&quot;&quot;);&quot;+&quot;;&quot;&quot;);10)));&quot;&quot;)">
            <text:p/>
          </table:table-cell>
          <table:table-cell table:style-name="ce99" table:formula="of:=IFERROR(IF([.$F84]=&quot;&quot;;&quot;&quot;;[$Mudslide_Commands.$E$32]&amp;&quot;send &quot;&amp;TRIM(SUBSTITUTE([.$AF84];&quot;+&quot;;&quot;&quot;)&amp;&quot; &quot;&amp;CHAR(34)&amp;[.$H84]&amp;CHAR(10)&amp;[.$I84]&amp;CHAR(10)&amp;[.$J84]&amp;CHAR(10)&amp;[.$K84]&amp;CHAR(10)&amp;[.$L84]&amp;CHAR(10)&amp;&quot;- Sent By Bot&quot;&amp;CHAR(34)&amp;CHAR(10)));&quot;&quot;)">
            <text:p/>
          </table:table-cell>
          <table:table-cell table:style-name="ce99" table:formula="of:=IFERROR(IF([.$F84]=&quot;&quot;;&quot;&quot;;[$Mudslide_Commands.$E$32]&amp;IF(SUMPRODUCT(--ISNUMBER(SEARCH([$Mudslide_Commands.$D$10:.$D$16];RIGHT(LOWER([.$M84]);4))))&gt;0;&quot;send-image &quot;; &quot;send-file &quot;)&amp;TRIM(SUBSTITUTE([.$AF84];&quot;+&quot;;&quot;&quot;)&amp;&quot; &quot;&amp;CHAR(34)&amp;[.$M84]&amp;CHAR(34)&amp;IF([.$S84]=&quot;&quot;;&quot;&quot;;&quot; --caption &quot;&amp;CHAR(34)&amp;[.$S84]&amp;CHAR(34))&amp;CHAR(10)));&quot;&quot;)">
            <text:p/>
          </table:table-cell>
          <table:table-cell table:style-name="ce60" table:formula="of:=IFERROR(IF([.$F84]=&quot;&quot;;&quot;&quot;;IF([.$M84]=&quot;&quot;;[.$AG84]&amp;CHAR(10);[.$AH84]&amp;CHAR(10)));&quot;&quot;)">
            <text:p/>
          </table:table-cell>
          <table:table-cell table:style-name="ce60"/>
          <table:table-cell table:style-name="ce60" table:formula="of:=IFERROR(IF(NOT(ISERROR(SEARCH(&quot;@g.us&quot;;[.$E84])));[.$G84];IF([.$G84]=&quot;&quot;;&quot;&quot;;IFERROR(IF([.$B84]=&quot;&quot;;[.$E$1];[.$B84]);&quot;&quot;)&amp;RIGHT(SUBSTITUTE(SUBSTITUTE(SUBSTITUTE([.$G84];&quot;-&quot;;&quot;&quot;);&quot; &quot;;&quot;&quot;);&quot;+&quot;;&quot;&quot;);10)));&quot;&quot;)">
            <text:p/>
          </table:table-cell>
          <table:table-cell table:style-name="ce99" table:formula="of:=IFERROR(IF([.$G84]=&quot;&quot;;&quot;&quot;;[$Mudslide_Commands.$E$32]&amp;&quot;send &quot;&amp;TRIM(SUBSTITUTE([.$AK84];&quot;+&quot;;&quot;&quot;)&amp;&quot; &quot;&amp;CHAR(34)&amp;[.$H84]&amp;CHAR(10)&amp;[.$I84]&amp;CHAR(10)&amp;[.$J84]&amp;CHAR(10)&amp;[.$K84]&amp;CHAR(10)&amp;[.$L84]&amp;CHAR(10)&amp;&quot;- Sent By Bot&quot;&amp;CHAR(34)&amp;CHAR(10)));&quot;&quot;)">
            <text:p/>
          </table:table-cell>
          <table:table-cell table:style-name="ce99" table:formula="of:=IFERROR(IF([.$G84]=&quot;&quot;;&quot;&quot;;[$Mudslide_Commands.$E$32]&amp;IF(SUMPRODUCT(--ISNUMBER(SEARCH([$Mudslide_Commands.$D$10:.$D$16];RIGHT(LOWER([.$M84]);4))))&gt;0;&quot;send-image &quot;; &quot;send-file &quot;)&amp;TRIM(SUBSTITUTE([.$AK84];&quot;+&quot;;&quot;&quot;)&amp;&quot; &quot;&amp;CHAR(34)&amp;[.$M84]&amp;CHAR(34)&amp;IF([.$S84]=&quot;&quot;;&quot;&quot;;&quot; --caption &quot;&amp;CHAR(34)&amp;[.$S84]&amp;CHAR(34))&amp;CHAR(10)));&quot;&quot;)">
            <text:p/>
          </table:table-cell>
          <table:table-cell table:style-name="ce60" table:formula="of:=IFERROR(IF([.$G84]=&quot;&quot;;&quot;&quot;;IF([.$M84]=&quot;&quot;;[.$AL84]&amp;CHAR(10);[.$AM84]&amp;CHAR(10)));&quot;&quot;)">
            <text:p/>
          </table:table-cell>
          <table:table-cell table:style-name="ce60"/>
          <table:table-cell table:style-name="ce116" table:formula="of:=[.AD84]&amp;[.AI84]&amp;[.AN8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5]&amp;[.F85]&amp;[.G85]=&quot;&quot;;&quot;&quot;;MAX([.$A$3:.$A84])+1);&quot;&quot;)">
            <text:p/>
          </table:table-cell>
          <table:table-cell table:style-name="ce9" table:formula="of:=IFERROR(TRIM(SUBSTITUTE(SUBSTITUTE(VLOOKUP([.C8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5]=&quot;&quot;;&quot;&quot;;TRIM(&quot;Dear *&quot;&amp;[.$D85]&amp;&quot;*&quot;))">
            <text:p/>
          </table:table-cell>
          <table:table-cell table:style-name="ce83" table:formula="of:=IF([.$E85]=&quot;&quot;;&quot;&quot;;&quot;~How Do You Do ?~&quot;)">
            <text:p/>
          </table:table-cell>
          <table:table-cell table:style-name="ce83" table:formula="of:=IF([.$E85]=&quot;&quot;;&quot;&quot;;&quot;_Have a great Day_&quot;)">
            <text:p/>
          </table:table-cell>
          <table:table-cell table:style-name="ce83" table:number-columns-repeated="2"/>
          <table:table-cell table:style-name="ce44" table:number-columns-spanned="6" table:number-rows-spanned="1">
            <draw:control draw:z-index="97" draw:name="BT_File_Selection_12_" draw:style-name="gr6" draw:text-style-name="P5" svg:width="1cm" svg:height="0.5cm" svg:x="0cm" svg:y="0cm" draw:control="control83"/>
          </table:table-cell>
          <table:covered-table-cell table:number-columns-repeated="5" table:style-name="ce48"/>
          <table:table-cell table:style-name="ce107" table:formula="of:=IF([.$M85]=&quot;&quot;;&quot;&quot;;IF([.$A8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5])));[.$E85];IF([.$E85]=&quot;&quot;;&quot;&quot;;IFERROR(IF([.$B85]=&quot;&quot;;[.$E$1];[.$B85]);&quot;&quot;)&amp;RIGHT(SUBSTITUTE(SUBSTITUTE(SUBSTITUTE([.$E85];&quot;-&quot;;&quot;&quot;);&quot; &quot;;&quot;&quot;);&quot;+&quot;;&quot;&quot;);10)));&quot;&quot;)">
            <text:p/>
          </table:table-cell>
          <table:table-cell table:style-name="ce99" table:formula="of:=IFERROR(IF([.$E85]=&quot;&quot;;&quot;&quot;;[$Mudslide_Commands.$E$32]&amp;&quot;send &quot;&amp;TRIM(SUBSTITUTE([.$AA85];&quot;+&quot;;&quot;&quot;)&amp;&quot; &quot;&amp;CHAR(34)&amp;[.$H85]&amp;CHAR(10)&amp;[.$I85]&amp;CHAR(10)&amp;[.$J85]&amp;CHAR(10)&amp;[.$K85]&amp;CHAR(10)&amp;[.$L85]&amp;CHAR(10)&amp;&quot;- Sent By Bot&quot;&amp;CHAR(34)&amp;CHAR(10)));&quot;&quot;)">
            <text:p/>
          </table:table-cell>
          <table:table-cell table:style-name="ce99" table:formula="of:=IFERROR(IF([.$E85]=&quot;&quot;;&quot;&quot;;[$Mudslide_Commands.$E$32]&amp;IF(SUMPRODUCT(--ISNUMBER(SEARCH([$Mudslide_Commands.$D$10:.$D$16];RIGHT(LOWER([.$M85]);4))))&gt;0;&quot;send-image &quot;; &quot;send-file &quot;)&amp;TRIM(SUBSTITUTE([.$AA85];&quot;+&quot;;&quot;&quot;)&amp;&quot; &quot;&amp;CHAR(34)&amp;[.$M85]&amp;CHAR(34)&amp;IF([.$S85]=&quot;&quot;;&quot;&quot;;&quot; --caption &quot;&amp;CHAR(34)&amp;[.$S85]&amp;CHAR(34))&amp;CHAR(10)));&quot;&quot;)">
            <text:p/>
          </table:table-cell>
          <table:table-cell table:style-name="ce60" table:formula="of:=IFERROR(IF([.$E85]=&quot;&quot;;&quot;&quot;;IF([.$M85]=&quot;&quot;;[.$AB85]&amp;CHAR(10);[.$AC85]&amp;CHAR(10)));&quot;&quot;)">
            <text:p/>
          </table:table-cell>
          <table:table-cell table:style-name="ce60"/>
          <table:table-cell table:style-name="ce60" table:formula="of:=IFERROR(IF(NOT(ISERROR(SEARCH(&quot;@g.us&quot;;[.$F85])));[.$F85];IF([.$F85]=&quot;&quot;;&quot;&quot;;IFERROR(IF([.$B85]=&quot;&quot;;[.$E$1];[.$B85]);&quot;&quot;)&amp;RIGHT(SUBSTITUTE(SUBSTITUTE(SUBSTITUTE([.$F85];&quot;-&quot;;&quot;&quot;);&quot; &quot;;&quot;&quot;);&quot;+&quot;;&quot;&quot;);10)));&quot;&quot;)">
            <text:p/>
          </table:table-cell>
          <table:table-cell table:style-name="ce99" table:formula="of:=IFERROR(IF([.$F85]=&quot;&quot;;&quot;&quot;;[$Mudslide_Commands.$E$32]&amp;&quot;send &quot;&amp;TRIM(SUBSTITUTE([.$AF85];&quot;+&quot;;&quot;&quot;)&amp;&quot; &quot;&amp;CHAR(34)&amp;[.$H85]&amp;CHAR(10)&amp;[.$I85]&amp;CHAR(10)&amp;[.$J85]&amp;CHAR(10)&amp;[.$K85]&amp;CHAR(10)&amp;[.$L85]&amp;CHAR(10)&amp;&quot;- Sent By Bot&quot;&amp;CHAR(34)&amp;CHAR(10)));&quot;&quot;)">
            <text:p/>
          </table:table-cell>
          <table:table-cell table:style-name="ce99" table:formula="of:=IFERROR(IF([.$F85]=&quot;&quot;;&quot;&quot;;[$Mudslide_Commands.$E$32]&amp;IF(SUMPRODUCT(--ISNUMBER(SEARCH([$Mudslide_Commands.$D$10:.$D$16];RIGHT(LOWER([.$M85]);4))))&gt;0;&quot;send-image &quot;; &quot;send-file &quot;)&amp;TRIM(SUBSTITUTE([.$AF85];&quot;+&quot;;&quot;&quot;)&amp;&quot; &quot;&amp;CHAR(34)&amp;[.$M85]&amp;CHAR(34)&amp;IF([.$S85]=&quot;&quot;;&quot;&quot;;&quot; --caption &quot;&amp;CHAR(34)&amp;[.$S85]&amp;CHAR(34))&amp;CHAR(10)));&quot;&quot;)">
            <text:p/>
          </table:table-cell>
          <table:table-cell table:style-name="ce60" table:formula="of:=IFERROR(IF([.$F85]=&quot;&quot;;&quot;&quot;;IF([.$M85]=&quot;&quot;;[.$AG85]&amp;CHAR(10);[.$AH85]&amp;CHAR(10)));&quot;&quot;)">
            <text:p/>
          </table:table-cell>
          <table:table-cell table:style-name="ce60"/>
          <table:table-cell table:style-name="ce60" table:formula="of:=IFERROR(IF(NOT(ISERROR(SEARCH(&quot;@g.us&quot;;[.$E85])));[.$G85];IF([.$G85]=&quot;&quot;;&quot;&quot;;IFERROR(IF([.$B85]=&quot;&quot;;[.$E$1];[.$B85]);&quot;&quot;)&amp;RIGHT(SUBSTITUTE(SUBSTITUTE(SUBSTITUTE([.$G85];&quot;-&quot;;&quot;&quot;);&quot; &quot;;&quot;&quot;);&quot;+&quot;;&quot;&quot;);10)));&quot;&quot;)">
            <text:p/>
          </table:table-cell>
          <table:table-cell table:style-name="ce99" table:formula="of:=IFERROR(IF([.$G85]=&quot;&quot;;&quot;&quot;;[$Mudslide_Commands.$E$32]&amp;&quot;send &quot;&amp;TRIM(SUBSTITUTE([.$AK85];&quot;+&quot;;&quot;&quot;)&amp;&quot; &quot;&amp;CHAR(34)&amp;[.$H85]&amp;CHAR(10)&amp;[.$I85]&amp;CHAR(10)&amp;[.$J85]&amp;CHAR(10)&amp;[.$K85]&amp;CHAR(10)&amp;[.$L85]&amp;CHAR(10)&amp;&quot;- Sent By Bot&quot;&amp;CHAR(34)&amp;CHAR(10)));&quot;&quot;)">
            <text:p/>
          </table:table-cell>
          <table:table-cell table:style-name="ce99" table:formula="of:=IFERROR(IF([.$G85]=&quot;&quot;;&quot;&quot;;[$Mudslide_Commands.$E$32]&amp;IF(SUMPRODUCT(--ISNUMBER(SEARCH([$Mudslide_Commands.$D$10:.$D$16];RIGHT(LOWER([.$M85]);4))))&gt;0;&quot;send-image &quot;; &quot;send-file &quot;)&amp;TRIM(SUBSTITUTE([.$AK85];&quot;+&quot;;&quot;&quot;)&amp;&quot; &quot;&amp;CHAR(34)&amp;[.$M85]&amp;CHAR(34)&amp;IF([.$S85]=&quot;&quot;;&quot;&quot;;&quot; --caption &quot;&amp;CHAR(34)&amp;[.$S85]&amp;CHAR(34))&amp;CHAR(10)));&quot;&quot;)">
            <text:p/>
          </table:table-cell>
          <table:table-cell table:style-name="ce60" table:formula="of:=IFERROR(IF([.$G85]=&quot;&quot;;&quot;&quot;;IF([.$M85]=&quot;&quot;;[.$AL85]&amp;CHAR(10);[.$AM85]&amp;CHAR(10)));&quot;&quot;)">
            <text:p/>
          </table:table-cell>
          <table:table-cell table:style-name="ce60"/>
          <table:table-cell table:style-name="ce116" table:formula="of:=[.AD85]&amp;[.AI85]&amp;[.AN8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6]&amp;[.F86]&amp;[.G86]=&quot;&quot;;&quot;&quot;;MAX([.$A$3:.$A85])+1);&quot;&quot;)">
            <text:p/>
          </table:table-cell>
          <table:table-cell table:style-name="ce9" table:formula="of:=IFERROR(TRIM(SUBSTITUTE(SUBSTITUTE(VLOOKUP([.C8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6]=&quot;&quot;;&quot;&quot;;TRIM(&quot;Dear *&quot;&amp;[.$D86]&amp;&quot;*&quot;))">
            <text:p/>
          </table:table-cell>
          <table:table-cell table:style-name="ce83" table:formula="of:=IF([.$E86]=&quot;&quot;;&quot;&quot;;&quot;~How Do You Do ?~&quot;)">
            <text:p/>
          </table:table-cell>
          <table:table-cell table:style-name="ce83" table:formula="of:=IF([.$E86]=&quot;&quot;;&quot;&quot;;&quot;_Have a great Day_&quot;)">
            <text:p/>
          </table:table-cell>
          <table:table-cell table:style-name="ce83" table:number-columns-repeated="2"/>
          <table:table-cell table:style-name="ce44" table:number-columns-spanned="6" table:number-rows-spanned="1">
            <draw:control draw:z-index="98" draw:name="BT_File_Selection_12_" draw:style-name="gr6" draw:text-style-name="P5" svg:width="1cm" svg:height="0.5cm" svg:x="0cm" svg:y="0cm" draw:control="control84"/>
          </table:table-cell>
          <table:covered-table-cell table:number-columns-repeated="5" table:style-name="ce48"/>
          <table:table-cell table:style-name="ce107" table:formula="of:=IF([.$M86]=&quot;&quot;;&quot;&quot;;IF([.$A8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6])));[.$E86];IF([.$E86]=&quot;&quot;;&quot;&quot;;IFERROR(IF([.$B86]=&quot;&quot;;[.$E$1];[.$B86]);&quot;&quot;)&amp;RIGHT(SUBSTITUTE(SUBSTITUTE(SUBSTITUTE([.$E86];&quot;-&quot;;&quot;&quot;);&quot; &quot;;&quot;&quot;);&quot;+&quot;;&quot;&quot;);10)));&quot;&quot;)">
            <text:p/>
          </table:table-cell>
          <table:table-cell table:style-name="ce99" table:formula="of:=IFERROR(IF([.$E86]=&quot;&quot;;&quot;&quot;;[$Mudslide_Commands.$E$32]&amp;&quot;send &quot;&amp;TRIM(SUBSTITUTE([.$AA86];&quot;+&quot;;&quot;&quot;)&amp;&quot; &quot;&amp;CHAR(34)&amp;[.$H86]&amp;CHAR(10)&amp;[.$I86]&amp;CHAR(10)&amp;[.$J86]&amp;CHAR(10)&amp;[.$K86]&amp;CHAR(10)&amp;[.$L86]&amp;CHAR(10)&amp;&quot;- Sent By Bot&quot;&amp;CHAR(34)&amp;CHAR(10)));&quot;&quot;)">
            <text:p/>
          </table:table-cell>
          <table:table-cell table:style-name="ce99" table:formula="of:=IFERROR(IF([.$E86]=&quot;&quot;;&quot;&quot;;[$Mudslide_Commands.$E$32]&amp;IF(SUMPRODUCT(--ISNUMBER(SEARCH([$Mudslide_Commands.$D$10:.$D$16];RIGHT(LOWER([.$M86]);4))))&gt;0;&quot;send-image &quot;; &quot;send-file &quot;)&amp;TRIM(SUBSTITUTE([.$AA86];&quot;+&quot;;&quot;&quot;)&amp;&quot; &quot;&amp;CHAR(34)&amp;[.$M86]&amp;CHAR(34)&amp;IF([.$S86]=&quot;&quot;;&quot;&quot;;&quot; --caption &quot;&amp;CHAR(34)&amp;[.$S86]&amp;CHAR(34))&amp;CHAR(10)));&quot;&quot;)">
            <text:p/>
          </table:table-cell>
          <table:table-cell table:style-name="ce60" table:formula="of:=IFERROR(IF([.$E86]=&quot;&quot;;&quot;&quot;;IF([.$M86]=&quot;&quot;;[.$AB86]&amp;CHAR(10);[.$AC86]&amp;CHAR(10)));&quot;&quot;)">
            <text:p/>
          </table:table-cell>
          <table:table-cell table:style-name="ce60"/>
          <table:table-cell table:style-name="ce60" table:formula="of:=IFERROR(IF(NOT(ISERROR(SEARCH(&quot;@g.us&quot;;[.$F86])));[.$F86];IF([.$F86]=&quot;&quot;;&quot;&quot;;IFERROR(IF([.$B86]=&quot;&quot;;[.$E$1];[.$B86]);&quot;&quot;)&amp;RIGHT(SUBSTITUTE(SUBSTITUTE(SUBSTITUTE([.$F86];&quot;-&quot;;&quot;&quot;);&quot; &quot;;&quot;&quot;);&quot;+&quot;;&quot;&quot;);10)));&quot;&quot;)">
            <text:p/>
          </table:table-cell>
          <table:table-cell table:style-name="ce99" table:formula="of:=IFERROR(IF([.$F86]=&quot;&quot;;&quot;&quot;;[$Mudslide_Commands.$E$32]&amp;&quot;send &quot;&amp;TRIM(SUBSTITUTE([.$AF86];&quot;+&quot;;&quot;&quot;)&amp;&quot; &quot;&amp;CHAR(34)&amp;[.$H86]&amp;CHAR(10)&amp;[.$I86]&amp;CHAR(10)&amp;[.$J86]&amp;CHAR(10)&amp;[.$K86]&amp;CHAR(10)&amp;[.$L86]&amp;CHAR(10)&amp;&quot;- Sent By Bot&quot;&amp;CHAR(34)&amp;CHAR(10)));&quot;&quot;)">
            <text:p/>
          </table:table-cell>
          <table:table-cell table:style-name="ce99" table:formula="of:=IFERROR(IF([.$F86]=&quot;&quot;;&quot;&quot;;[$Mudslide_Commands.$E$32]&amp;IF(SUMPRODUCT(--ISNUMBER(SEARCH([$Mudslide_Commands.$D$10:.$D$16];RIGHT(LOWER([.$M86]);4))))&gt;0;&quot;send-image &quot;; &quot;send-file &quot;)&amp;TRIM(SUBSTITUTE([.$AF86];&quot;+&quot;;&quot;&quot;)&amp;&quot; &quot;&amp;CHAR(34)&amp;[.$M86]&amp;CHAR(34)&amp;IF([.$S86]=&quot;&quot;;&quot;&quot;;&quot; --caption &quot;&amp;CHAR(34)&amp;[.$S86]&amp;CHAR(34))&amp;CHAR(10)));&quot;&quot;)">
            <text:p/>
          </table:table-cell>
          <table:table-cell table:style-name="ce60" table:formula="of:=IFERROR(IF([.$F86]=&quot;&quot;;&quot;&quot;;IF([.$M86]=&quot;&quot;;[.$AG86]&amp;CHAR(10);[.$AH86]&amp;CHAR(10)));&quot;&quot;)">
            <text:p/>
          </table:table-cell>
          <table:table-cell table:style-name="ce60"/>
          <table:table-cell table:style-name="ce60" table:formula="of:=IFERROR(IF(NOT(ISERROR(SEARCH(&quot;@g.us&quot;;[.$E86])));[.$G86];IF([.$G86]=&quot;&quot;;&quot;&quot;;IFERROR(IF([.$B86]=&quot;&quot;;[.$E$1];[.$B86]);&quot;&quot;)&amp;RIGHT(SUBSTITUTE(SUBSTITUTE(SUBSTITUTE([.$G86];&quot;-&quot;;&quot;&quot;);&quot; &quot;;&quot;&quot;);&quot;+&quot;;&quot;&quot;);10)));&quot;&quot;)">
            <text:p/>
          </table:table-cell>
          <table:table-cell table:style-name="ce99" table:formula="of:=IFERROR(IF([.$G86]=&quot;&quot;;&quot;&quot;;[$Mudslide_Commands.$E$32]&amp;&quot;send &quot;&amp;TRIM(SUBSTITUTE([.$AK86];&quot;+&quot;;&quot;&quot;)&amp;&quot; &quot;&amp;CHAR(34)&amp;[.$H86]&amp;CHAR(10)&amp;[.$I86]&amp;CHAR(10)&amp;[.$J86]&amp;CHAR(10)&amp;[.$K86]&amp;CHAR(10)&amp;[.$L86]&amp;CHAR(10)&amp;&quot;- Sent By Bot&quot;&amp;CHAR(34)&amp;CHAR(10)));&quot;&quot;)">
            <text:p/>
          </table:table-cell>
          <table:table-cell table:style-name="ce99" table:formula="of:=IFERROR(IF([.$G86]=&quot;&quot;;&quot;&quot;;[$Mudslide_Commands.$E$32]&amp;IF(SUMPRODUCT(--ISNUMBER(SEARCH([$Mudslide_Commands.$D$10:.$D$16];RIGHT(LOWER([.$M86]);4))))&gt;0;&quot;send-image &quot;; &quot;send-file &quot;)&amp;TRIM(SUBSTITUTE([.$AK86];&quot;+&quot;;&quot;&quot;)&amp;&quot; &quot;&amp;CHAR(34)&amp;[.$M86]&amp;CHAR(34)&amp;IF([.$S86]=&quot;&quot;;&quot;&quot;;&quot; --caption &quot;&amp;CHAR(34)&amp;[.$S86]&amp;CHAR(34))&amp;CHAR(10)));&quot;&quot;)">
            <text:p/>
          </table:table-cell>
          <table:table-cell table:style-name="ce60" table:formula="of:=IFERROR(IF([.$G86]=&quot;&quot;;&quot;&quot;;IF([.$M86]=&quot;&quot;;[.$AL86]&amp;CHAR(10);[.$AM86]&amp;CHAR(10)));&quot;&quot;)">
            <text:p/>
          </table:table-cell>
          <table:table-cell table:style-name="ce60"/>
          <table:table-cell table:style-name="ce116" table:formula="of:=[.AD86]&amp;[.AI86]&amp;[.AN8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7]&amp;[.F87]&amp;[.G87]=&quot;&quot;;&quot;&quot;;MAX([.$A$3:.$A86])+1);&quot;&quot;)">
            <text:p/>
          </table:table-cell>
          <table:table-cell table:style-name="ce9" table:formula="of:=IFERROR(TRIM(SUBSTITUTE(SUBSTITUTE(VLOOKUP([.C8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7]=&quot;&quot;;&quot;&quot;;TRIM(&quot;Dear *&quot;&amp;[.$D87]&amp;&quot;*&quot;))">
            <text:p/>
          </table:table-cell>
          <table:table-cell table:style-name="ce83" table:formula="of:=IF([.$E87]=&quot;&quot;;&quot;&quot;;&quot;~How Do You Do ?~&quot;)">
            <text:p/>
          </table:table-cell>
          <table:table-cell table:style-name="ce83" table:formula="of:=IF([.$E87]=&quot;&quot;;&quot;&quot;;&quot;_Have a great Day_&quot;)">
            <text:p/>
          </table:table-cell>
          <table:table-cell table:style-name="ce83" table:number-columns-repeated="2"/>
          <table:table-cell table:style-name="ce44" table:number-columns-spanned="6" table:number-rows-spanned="1">
            <draw:control draw:z-index="99" draw:name="BT_File_Selection_12_" draw:style-name="gr6" draw:text-style-name="P5" svg:width="1cm" svg:height="0.5cm" svg:x="0cm" svg:y="0cm" draw:control="control85"/>
          </table:table-cell>
          <table:covered-table-cell table:number-columns-repeated="5" table:style-name="ce48"/>
          <table:table-cell table:style-name="ce107" table:formula="of:=IF([.$M87]=&quot;&quot;;&quot;&quot;;IF([.$A8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7])));[.$E87];IF([.$E87]=&quot;&quot;;&quot;&quot;;IFERROR(IF([.$B87]=&quot;&quot;;[.$E$1];[.$B87]);&quot;&quot;)&amp;RIGHT(SUBSTITUTE(SUBSTITUTE(SUBSTITUTE([.$E87];&quot;-&quot;;&quot;&quot;);&quot; &quot;;&quot;&quot;);&quot;+&quot;;&quot;&quot;);10)));&quot;&quot;)">
            <text:p/>
          </table:table-cell>
          <table:table-cell table:style-name="ce99" table:formula="of:=IFERROR(IF([.$E87]=&quot;&quot;;&quot;&quot;;[$Mudslide_Commands.$E$32]&amp;&quot;send &quot;&amp;TRIM(SUBSTITUTE([.$AA87];&quot;+&quot;;&quot;&quot;)&amp;&quot; &quot;&amp;CHAR(34)&amp;[.$H87]&amp;CHAR(10)&amp;[.$I87]&amp;CHAR(10)&amp;[.$J87]&amp;CHAR(10)&amp;[.$K87]&amp;CHAR(10)&amp;[.$L87]&amp;CHAR(10)&amp;&quot;- Sent By Bot&quot;&amp;CHAR(34)&amp;CHAR(10)));&quot;&quot;)">
            <text:p/>
          </table:table-cell>
          <table:table-cell table:style-name="ce99" table:formula="of:=IFERROR(IF([.$E87]=&quot;&quot;;&quot;&quot;;[$Mudslide_Commands.$E$32]&amp;IF(SUMPRODUCT(--ISNUMBER(SEARCH([$Mudslide_Commands.$D$10:.$D$16];RIGHT(LOWER([.$M87]);4))))&gt;0;&quot;send-image &quot;; &quot;send-file &quot;)&amp;TRIM(SUBSTITUTE([.$AA87];&quot;+&quot;;&quot;&quot;)&amp;&quot; &quot;&amp;CHAR(34)&amp;[.$M87]&amp;CHAR(34)&amp;IF([.$S87]=&quot;&quot;;&quot;&quot;;&quot; --caption &quot;&amp;CHAR(34)&amp;[.$S87]&amp;CHAR(34))&amp;CHAR(10)));&quot;&quot;)">
            <text:p/>
          </table:table-cell>
          <table:table-cell table:style-name="ce60" table:formula="of:=IFERROR(IF([.$E87]=&quot;&quot;;&quot;&quot;;IF([.$M87]=&quot;&quot;;[.$AB87]&amp;CHAR(10);[.$AC87]&amp;CHAR(10)));&quot;&quot;)">
            <text:p/>
          </table:table-cell>
          <table:table-cell table:style-name="ce60"/>
          <table:table-cell table:style-name="ce60" table:formula="of:=IFERROR(IF(NOT(ISERROR(SEARCH(&quot;@g.us&quot;;[.$F87])));[.$F87];IF([.$F87]=&quot;&quot;;&quot;&quot;;IFERROR(IF([.$B87]=&quot;&quot;;[.$E$1];[.$B87]);&quot;&quot;)&amp;RIGHT(SUBSTITUTE(SUBSTITUTE(SUBSTITUTE([.$F87];&quot;-&quot;;&quot;&quot;);&quot; &quot;;&quot;&quot;);&quot;+&quot;;&quot;&quot;);10)));&quot;&quot;)">
            <text:p/>
          </table:table-cell>
          <table:table-cell table:style-name="ce99" table:formula="of:=IFERROR(IF([.$F87]=&quot;&quot;;&quot;&quot;;[$Mudslide_Commands.$E$32]&amp;&quot;send &quot;&amp;TRIM(SUBSTITUTE([.$AF87];&quot;+&quot;;&quot;&quot;)&amp;&quot; &quot;&amp;CHAR(34)&amp;[.$H87]&amp;CHAR(10)&amp;[.$I87]&amp;CHAR(10)&amp;[.$J87]&amp;CHAR(10)&amp;[.$K87]&amp;CHAR(10)&amp;[.$L87]&amp;CHAR(10)&amp;&quot;- Sent By Bot&quot;&amp;CHAR(34)&amp;CHAR(10)));&quot;&quot;)">
            <text:p/>
          </table:table-cell>
          <table:table-cell table:style-name="ce99" table:formula="of:=IFERROR(IF([.$F87]=&quot;&quot;;&quot;&quot;;[$Mudslide_Commands.$E$32]&amp;IF(SUMPRODUCT(--ISNUMBER(SEARCH([$Mudslide_Commands.$D$10:.$D$16];RIGHT(LOWER([.$M87]);4))))&gt;0;&quot;send-image &quot;; &quot;send-file &quot;)&amp;TRIM(SUBSTITUTE([.$AF87];&quot;+&quot;;&quot;&quot;)&amp;&quot; &quot;&amp;CHAR(34)&amp;[.$M87]&amp;CHAR(34)&amp;IF([.$S87]=&quot;&quot;;&quot;&quot;;&quot; --caption &quot;&amp;CHAR(34)&amp;[.$S87]&amp;CHAR(34))&amp;CHAR(10)));&quot;&quot;)">
            <text:p/>
          </table:table-cell>
          <table:table-cell table:style-name="ce60" table:formula="of:=IFERROR(IF([.$F87]=&quot;&quot;;&quot;&quot;;IF([.$M87]=&quot;&quot;;[.$AG87]&amp;CHAR(10);[.$AH87]&amp;CHAR(10)));&quot;&quot;)">
            <text:p/>
          </table:table-cell>
          <table:table-cell table:style-name="ce60"/>
          <table:table-cell table:style-name="ce60" table:formula="of:=IFERROR(IF(NOT(ISERROR(SEARCH(&quot;@g.us&quot;;[.$E87])));[.$G87];IF([.$G87]=&quot;&quot;;&quot;&quot;;IFERROR(IF([.$B87]=&quot;&quot;;[.$E$1];[.$B87]);&quot;&quot;)&amp;RIGHT(SUBSTITUTE(SUBSTITUTE(SUBSTITUTE([.$G87];&quot;-&quot;;&quot;&quot;);&quot; &quot;;&quot;&quot;);&quot;+&quot;;&quot;&quot;);10)));&quot;&quot;)">
            <text:p/>
          </table:table-cell>
          <table:table-cell table:style-name="ce99" table:formula="of:=IFERROR(IF([.$G87]=&quot;&quot;;&quot;&quot;;[$Mudslide_Commands.$E$32]&amp;&quot;send &quot;&amp;TRIM(SUBSTITUTE([.$AK87];&quot;+&quot;;&quot;&quot;)&amp;&quot; &quot;&amp;CHAR(34)&amp;[.$H87]&amp;CHAR(10)&amp;[.$I87]&amp;CHAR(10)&amp;[.$J87]&amp;CHAR(10)&amp;[.$K87]&amp;CHAR(10)&amp;[.$L87]&amp;CHAR(10)&amp;&quot;- Sent By Bot&quot;&amp;CHAR(34)&amp;CHAR(10)));&quot;&quot;)">
            <text:p/>
          </table:table-cell>
          <table:table-cell table:style-name="ce99" table:formula="of:=IFERROR(IF([.$G87]=&quot;&quot;;&quot;&quot;;[$Mudslide_Commands.$E$32]&amp;IF(SUMPRODUCT(--ISNUMBER(SEARCH([$Mudslide_Commands.$D$10:.$D$16];RIGHT(LOWER([.$M87]);4))))&gt;0;&quot;send-image &quot;; &quot;send-file &quot;)&amp;TRIM(SUBSTITUTE([.$AK87];&quot;+&quot;;&quot;&quot;)&amp;&quot; &quot;&amp;CHAR(34)&amp;[.$M87]&amp;CHAR(34)&amp;IF([.$S87]=&quot;&quot;;&quot;&quot;;&quot; --caption &quot;&amp;CHAR(34)&amp;[.$S87]&amp;CHAR(34))&amp;CHAR(10)));&quot;&quot;)">
            <text:p/>
          </table:table-cell>
          <table:table-cell table:style-name="ce60" table:formula="of:=IFERROR(IF([.$G87]=&quot;&quot;;&quot;&quot;;IF([.$M87]=&quot;&quot;;[.$AL87]&amp;CHAR(10);[.$AM87]&amp;CHAR(10)));&quot;&quot;)">
            <text:p/>
          </table:table-cell>
          <table:table-cell table:style-name="ce60"/>
          <table:table-cell table:style-name="ce116" table:formula="of:=[.AD87]&amp;[.AI87]&amp;[.AN8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8]&amp;[.F88]&amp;[.G88]=&quot;&quot;;&quot;&quot;;MAX([.$A$3:.$A87])+1);&quot;&quot;)">
            <text:p/>
          </table:table-cell>
          <table:table-cell table:style-name="ce9" table:formula="of:=IFERROR(TRIM(SUBSTITUTE(SUBSTITUTE(VLOOKUP([.C8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8]=&quot;&quot;;&quot;&quot;;TRIM(&quot;Dear *&quot;&amp;[.$D88]&amp;&quot;*&quot;))">
            <text:p/>
          </table:table-cell>
          <table:table-cell table:style-name="ce83" table:formula="of:=IF([.$E88]=&quot;&quot;;&quot;&quot;;&quot;~How Do You Do ?~&quot;)">
            <text:p/>
          </table:table-cell>
          <table:table-cell table:style-name="ce83" table:formula="of:=IF([.$E88]=&quot;&quot;;&quot;&quot;;&quot;_Have a great Day_&quot;)">
            <text:p/>
          </table:table-cell>
          <table:table-cell table:style-name="ce83" table:number-columns-repeated="2"/>
          <table:table-cell table:style-name="ce44" table:number-columns-spanned="6" table:number-rows-spanned="1">
            <draw:control draw:z-index="100" draw:name="BT_File_Selection_12_" draw:style-name="gr6" draw:text-style-name="P5" svg:width="1cm" svg:height="0.5cm" svg:x="0cm" svg:y="0cm" draw:control="control86"/>
          </table:table-cell>
          <table:covered-table-cell table:number-columns-repeated="5" table:style-name="ce48"/>
          <table:table-cell table:style-name="ce107" table:formula="of:=IF([.$M88]=&quot;&quot;;&quot;&quot;;IF([.$A8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8])));[.$E88];IF([.$E88]=&quot;&quot;;&quot;&quot;;IFERROR(IF([.$B88]=&quot;&quot;;[.$E$1];[.$B88]);&quot;&quot;)&amp;RIGHT(SUBSTITUTE(SUBSTITUTE(SUBSTITUTE([.$E88];&quot;-&quot;;&quot;&quot;);&quot; &quot;;&quot;&quot;);&quot;+&quot;;&quot;&quot;);10)));&quot;&quot;)">
            <text:p/>
          </table:table-cell>
          <table:table-cell table:style-name="ce99" table:formula="of:=IFERROR(IF([.$E88]=&quot;&quot;;&quot;&quot;;[$Mudslide_Commands.$E$32]&amp;&quot;send &quot;&amp;TRIM(SUBSTITUTE([.$AA88];&quot;+&quot;;&quot;&quot;)&amp;&quot; &quot;&amp;CHAR(34)&amp;[.$H88]&amp;CHAR(10)&amp;[.$I88]&amp;CHAR(10)&amp;[.$J88]&amp;CHAR(10)&amp;[.$K88]&amp;CHAR(10)&amp;[.$L88]&amp;CHAR(10)&amp;&quot;- Sent By Bot&quot;&amp;CHAR(34)&amp;CHAR(10)));&quot;&quot;)">
            <text:p/>
          </table:table-cell>
          <table:table-cell table:style-name="ce99" table:formula="of:=IFERROR(IF([.$E88]=&quot;&quot;;&quot;&quot;;[$Mudslide_Commands.$E$32]&amp;IF(SUMPRODUCT(--ISNUMBER(SEARCH([$Mudslide_Commands.$D$10:.$D$16];RIGHT(LOWER([.$M88]);4))))&gt;0;&quot;send-image &quot;; &quot;send-file &quot;)&amp;TRIM(SUBSTITUTE([.$AA88];&quot;+&quot;;&quot;&quot;)&amp;&quot; &quot;&amp;CHAR(34)&amp;[.$M88]&amp;CHAR(34)&amp;IF([.$S88]=&quot;&quot;;&quot;&quot;;&quot; --caption &quot;&amp;CHAR(34)&amp;[.$S88]&amp;CHAR(34))&amp;CHAR(10)));&quot;&quot;)">
            <text:p/>
          </table:table-cell>
          <table:table-cell table:style-name="ce60" table:formula="of:=IFERROR(IF([.$E88]=&quot;&quot;;&quot;&quot;;IF([.$M88]=&quot;&quot;;[.$AB88]&amp;CHAR(10);[.$AC88]&amp;CHAR(10)));&quot;&quot;)">
            <text:p/>
          </table:table-cell>
          <table:table-cell table:style-name="ce60"/>
          <table:table-cell table:style-name="ce60" table:formula="of:=IFERROR(IF(NOT(ISERROR(SEARCH(&quot;@g.us&quot;;[.$F88])));[.$F88];IF([.$F88]=&quot;&quot;;&quot;&quot;;IFERROR(IF([.$B88]=&quot;&quot;;[.$E$1];[.$B88]);&quot;&quot;)&amp;RIGHT(SUBSTITUTE(SUBSTITUTE(SUBSTITUTE([.$F88];&quot;-&quot;;&quot;&quot;);&quot; &quot;;&quot;&quot;);&quot;+&quot;;&quot;&quot;);10)));&quot;&quot;)">
            <text:p/>
          </table:table-cell>
          <table:table-cell table:style-name="ce99" table:formula="of:=IFERROR(IF([.$F88]=&quot;&quot;;&quot;&quot;;[$Mudslide_Commands.$E$32]&amp;&quot;send &quot;&amp;TRIM(SUBSTITUTE([.$AF88];&quot;+&quot;;&quot;&quot;)&amp;&quot; &quot;&amp;CHAR(34)&amp;[.$H88]&amp;CHAR(10)&amp;[.$I88]&amp;CHAR(10)&amp;[.$J88]&amp;CHAR(10)&amp;[.$K88]&amp;CHAR(10)&amp;[.$L88]&amp;CHAR(10)&amp;&quot;- Sent By Bot&quot;&amp;CHAR(34)&amp;CHAR(10)));&quot;&quot;)">
            <text:p/>
          </table:table-cell>
          <table:table-cell table:style-name="ce99" table:formula="of:=IFERROR(IF([.$F88]=&quot;&quot;;&quot;&quot;;[$Mudslide_Commands.$E$32]&amp;IF(SUMPRODUCT(--ISNUMBER(SEARCH([$Mudslide_Commands.$D$10:.$D$16];RIGHT(LOWER([.$M88]);4))))&gt;0;&quot;send-image &quot;; &quot;send-file &quot;)&amp;TRIM(SUBSTITUTE([.$AF88];&quot;+&quot;;&quot;&quot;)&amp;&quot; &quot;&amp;CHAR(34)&amp;[.$M88]&amp;CHAR(34)&amp;IF([.$S88]=&quot;&quot;;&quot;&quot;;&quot; --caption &quot;&amp;CHAR(34)&amp;[.$S88]&amp;CHAR(34))&amp;CHAR(10)));&quot;&quot;)">
            <text:p/>
          </table:table-cell>
          <table:table-cell table:style-name="ce60" table:formula="of:=IFERROR(IF([.$F88]=&quot;&quot;;&quot;&quot;;IF([.$M88]=&quot;&quot;;[.$AG88]&amp;CHAR(10);[.$AH88]&amp;CHAR(10)));&quot;&quot;)">
            <text:p/>
          </table:table-cell>
          <table:table-cell table:style-name="ce60"/>
          <table:table-cell table:style-name="ce60" table:formula="of:=IFERROR(IF(NOT(ISERROR(SEARCH(&quot;@g.us&quot;;[.$E88])));[.$G88];IF([.$G88]=&quot;&quot;;&quot;&quot;;IFERROR(IF([.$B88]=&quot;&quot;;[.$E$1];[.$B88]);&quot;&quot;)&amp;RIGHT(SUBSTITUTE(SUBSTITUTE(SUBSTITUTE([.$G88];&quot;-&quot;;&quot;&quot;);&quot; &quot;;&quot;&quot;);&quot;+&quot;;&quot;&quot;);10)));&quot;&quot;)">
            <text:p/>
          </table:table-cell>
          <table:table-cell table:style-name="ce99" table:formula="of:=IFERROR(IF([.$G88]=&quot;&quot;;&quot;&quot;;[$Mudslide_Commands.$E$32]&amp;&quot;send &quot;&amp;TRIM(SUBSTITUTE([.$AK88];&quot;+&quot;;&quot;&quot;)&amp;&quot; &quot;&amp;CHAR(34)&amp;[.$H88]&amp;CHAR(10)&amp;[.$I88]&amp;CHAR(10)&amp;[.$J88]&amp;CHAR(10)&amp;[.$K88]&amp;CHAR(10)&amp;[.$L88]&amp;CHAR(10)&amp;&quot;- Sent By Bot&quot;&amp;CHAR(34)&amp;CHAR(10)));&quot;&quot;)">
            <text:p/>
          </table:table-cell>
          <table:table-cell table:style-name="ce99" table:formula="of:=IFERROR(IF([.$G88]=&quot;&quot;;&quot;&quot;;[$Mudslide_Commands.$E$32]&amp;IF(SUMPRODUCT(--ISNUMBER(SEARCH([$Mudslide_Commands.$D$10:.$D$16];RIGHT(LOWER([.$M88]);4))))&gt;0;&quot;send-image &quot;; &quot;send-file &quot;)&amp;TRIM(SUBSTITUTE([.$AK88];&quot;+&quot;;&quot;&quot;)&amp;&quot; &quot;&amp;CHAR(34)&amp;[.$M88]&amp;CHAR(34)&amp;IF([.$S88]=&quot;&quot;;&quot;&quot;;&quot; --caption &quot;&amp;CHAR(34)&amp;[.$S88]&amp;CHAR(34))&amp;CHAR(10)));&quot;&quot;)">
            <text:p/>
          </table:table-cell>
          <table:table-cell table:style-name="ce60" table:formula="of:=IFERROR(IF([.$G88]=&quot;&quot;;&quot;&quot;;IF([.$M88]=&quot;&quot;;[.$AL88]&amp;CHAR(10);[.$AM88]&amp;CHAR(10)));&quot;&quot;)">
            <text:p/>
          </table:table-cell>
          <table:table-cell table:style-name="ce60"/>
          <table:table-cell table:style-name="ce116" table:formula="of:=[.AD88]&amp;[.AI88]&amp;[.AN8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89]&amp;[.F89]&amp;[.G89]=&quot;&quot;;&quot;&quot;;MAX([.$A$3:.$A88])+1);&quot;&quot;)">
            <text:p/>
          </table:table-cell>
          <table:table-cell table:style-name="ce9" table:formula="of:=IFERROR(TRIM(SUBSTITUTE(SUBSTITUTE(VLOOKUP([.C8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89]=&quot;&quot;;&quot;&quot;;TRIM(&quot;Dear *&quot;&amp;[.$D89]&amp;&quot;*&quot;))">
            <text:p/>
          </table:table-cell>
          <table:table-cell table:style-name="ce83" table:formula="of:=IF([.$E89]=&quot;&quot;;&quot;&quot;;&quot;~How Do You Do ?~&quot;)">
            <text:p/>
          </table:table-cell>
          <table:table-cell table:style-name="ce83" table:formula="of:=IF([.$E89]=&quot;&quot;;&quot;&quot;;&quot;_Have a great Day_&quot;)">
            <text:p/>
          </table:table-cell>
          <table:table-cell table:style-name="ce83" table:number-columns-repeated="2"/>
          <table:table-cell table:style-name="ce44" table:number-columns-spanned="6" table:number-rows-spanned="1">
            <draw:control draw:z-index="101" draw:name="BT_File_Selection_12_" draw:style-name="gr6" draw:text-style-name="P5" svg:width="1cm" svg:height="0.5cm" svg:x="0cm" svg:y="0cm" draw:control="control87"/>
          </table:table-cell>
          <table:covered-table-cell table:number-columns-repeated="5" table:style-name="ce48"/>
          <table:table-cell table:style-name="ce107" table:formula="of:=IF([.$M89]=&quot;&quot;;&quot;&quot;;IF([.$A8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89])));[.$E89];IF([.$E89]=&quot;&quot;;&quot;&quot;;IFERROR(IF([.$B89]=&quot;&quot;;[.$E$1];[.$B89]);&quot;&quot;)&amp;RIGHT(SUBSTITUTE(SUBSTITUTE(SUBSTITUTE([.$E89];&quot;-&quot;;&quot;&quot;);&quot; &quot;;&quot;&quot;);&quot;+&quot;;&quot;&quot;);10)));&quot;&quot;)">
            <text:p/>
          </table:table-cell>
          <table:table-cell table:style-name="ce99" table:formula="of:=IFERROR(IF([.$E89]=&quot;&quot;;&quot;&quot;;[$Mudslide_Commands.$E$32]&amp;&quot;send &quot;&amp;TRIM(SUBSTITUTE([.$AA89];&quot;+&quot;;&quot;&quot;)&amp;&quot; &quot;&amp;CHAR(34)&amp;[.$H89]&amp;CHAR(10)&amp;[.$I89]&amp;CHAR(10)&amp;[.$J89]&amp;CHAR(10)&amp;[.$K89]&amp;CHAR(10)&amp;[.$L89]&amp;CHAR(10)&amp;&quot;- Sent By Bot&quot;&amp;CHAR(34)&amp;CHAR(10)));&quot;&quot;)">
            <text:p/>
          </table:table-cell>
          <table:table-cell table:style-name="ce99" table:formula="of:=IFERROR(IF([.$E89]=&quot;&quot;;&quot;&quot;;[$Mudslide_Commands.$E$32]&amp;IF(SUMPRODUCT(--ISNUMBER(SEARCH([$Mudslide_Commands.$D$10:.$D$16];RIGHT(LOWER([.$M89]);4))))&gt;0;&quot;send-image &quot;; &quot;send-file &quot;)&amp;TRIM(SUBSTITUTE([.$AA89];&quot;+&quot;;&quot;&quot;)&amp;&quot; &quot;&amp;CHAR(34)&amp;[.$M89]&amp;CHAR(34)&amp;IF([.$S89]=&quot;&quot;;&quot;&quot;;&quot; --caption &quot;&amp;CHAR(34)&amp;[.$S89]&amp;CHAR(34))&amp;CHAR(10)));&quot;&quot;)">
            <text:p/>
          </table:table-cell>
          <table:table-cell table:style-name="ce60" table:formula="of:=IFERROR(IF([.$E89]=&quot;&quot;;&quot;&quot;;IF([.$M89]=&quot;&quot;;[.$AB89]&amp;CHAR(10);[.$AC89]&amp;CHAR(10)));&quot;&quot;)">
            <text:p/>
          </table:table-cell>
          <table:table-cell table:style-name="ce60"/>
          <table:table-cell table:style-name="ce60" table:formula="of:=IFERROR(IF(NOT(ISERROR(SEARCH(&quot;@g.us&quot;;[.$F89])));[.$F89];IF([.$F89]=&quot;&quot;;&quot;&quot;;IFERROR(IF([.$B89]=&quot;&quot;;[.$E$1];[.$B89]);&quot;&quot;)&amp;RIGHT(SUBSTITUTE(SUBSTITUTE(SUBSTITUTE([.$F89];&quot;-&quot;;&quot;&quot;);&quot; &quot;;&quot;&quot;);&quot;+&quot;;&quot;&quot;);10)));&quot;&quot;)">
            <text:p/>
          </table:table-cell>
          <table:table-cell table:style-name="ce99" table:formula="of:=IFERROR(IF([.$F89]=&quot;&quot;;&quot;&quot;;[$Mudslide_Commands.$E$32]&amp;&quot;send &quot;&amp;TRIM(SUBSTITUTE([.$AF89];&quot;+&quot;;&quot;&quot;)&amp;&quot; &quot;&amp;CHAR(34)&amp;[.$H89]&amp;CHAR(10)&amp;[.$I89]&amp;CHAR(10)&amp;[.$J89]&amp;CHAR(10)&amp;[.$K89]&amp;CHAR(10)&amp;[.$L89]&amp;CHAR(10)&amp;&quot;- Sent By Bot&quot;&amp;CHAR(34)&amp;CHAR(10)));&quot;&quot;)">
            <text:p/>
          </table:table-cell>
          <table:table-cell table:style-name="ce99" table:formula="of:=IFERROR(IF([.$F89]=&quot;&quot;;&quot;&quot;;[$Mudslide_Commands.$E$32]&amp;IF(SUMPRODUCT(--ISNUMBER(SEARCH([$Mudslide_Commands.$D$10:.$D$16];RIGHT(LOWER([.$M89]);4))))&gt;0;&quot;send-image &quot;; &quot;send-file &quot;)&amp;TRIM(SUBSTITUTE([.$AF89];&quot;+&quot;;&quot;&quot;)&amp;&quot; &quot;&amp;CHAR(34)&amp;[.$M89]&amp;CHAR(34)&amp;IF([.$S89]=&quot;&quot;;&quot;&quot;;&quot; --caption &quot;&amp;CHAR(34)&amp;[.$S89]&amp;CHAR(34))&amp;CHAR(10)));&quot;&quot;)">
            <text:p/>
          </table:table-cell>
          <table:table-cell table:style-name="ce60" table:formula="of:=IFERROR(IF([.$F89]=&quot;&quot;;&quot;&quot;;IF([.$M89]=&quot;&quot;;[.$AG89]&amp;CHAR(10);[.$AH89]&amp;CHAR(10)));&quot;&quot;)">
            <text:p/>
          </table:table-cell>
          <table:table-cell table:style-name="ce60"/>
          <table:table-cell table:style-name="ce60" table:formula="of:=IFERROR(IF(NOT(ISERROR(SEARCH(&quot;@g.us&quot;;[.$E89])));[.$G89];IF([.$G89]=&quot;&quot;;&quot;&quot;;IFERROR(IF([.$B89]=&quot;&quot;;[.$E$1];[.$B89]);&quot;&quot;)&amp;RIGHT(SUBSTITUTE(SUBSTITUTE(SUBSTITUTE([.$G89];&quot;-&quot;;&quot;&quot;);&quot; &quot;;&quot;&quot;);&quot;+&quot;;&quot;&quot;);10)));&quot;&quot;)">
            <text:p/>
          </table:table-cell>
          <table:table-cell table:style-name="ce99" table:formula="of:=IFERROR(IF([.$G89]=&quot;&quot;;&quot;&quot;;[$Mudslide_Commands.$E$32]&amp;&quot;send &quot;&amp;TRIM(SUBSTITUTE([.$AK89];&quot;+&quot;;&quot;&quot;)&amp;&quot; &quot;&amp;CHAR(34)&amp;[.$H89]&amp;CHAR(10)&amp;[.$I89]&amp;CHAR(10)&amp;[.$J89]&amp;CHAR(10)&amp;[.$K89]&amp;CHAR(10)&amp;[.$L89]&amp;CHAR(10)&amp;&quot;- Sent By Bot&quot;&amp;CHAR(34)&amp;CHAR(10)));&quot;&quot;)">
            <text:p/>
          </table:table-cell>
          <table:table-cell table:style-name="ce99" table:formula="of:=IFERROR(IF([.$G89]=&quot;&quot;;&quot;&quot;;[$Mudslide_Commands.$E$32]&amp;IF(SUMPRODUCT(--ISNUMBER(SEARCH([$Mudslide_Commands.$D$10:.$D$16];RIGHT(LOWER([.$M89]);4))))&gt;0;&quot;send-image &quot;; &quot;send-file &quot;)&amp;TRIM(SUBSTITUTE([.$AK89];&quot;+&quot;;&quot;&quot;)&amp;&quot; &quot;&amp;CHAR(34)&amp;[.$M89]&amp;CHAR(34)&amp;IF([.$S89]=&quot;&quot;;&quot;&quot;;&quot; --caption &quot;&amp;CHAR(34)&amp;[.$S89]&amp;CHAR(34))&amp;CHAR(10)));&quot;&quot;)">
            <text:p/>
          </table:table-cell>
          <table:table-cell table:style-name="ce60" table:formula="of:=IFERROR(IF([.$G89]=&quot;&quot;;&quot;&quot;;IF([.$M89]=&quot;&quot;;[.$AL89]&amp;CHAR(10);[.$AM89]&amp;CHAR(10)));&quot;&quot;)">
            <text:p/>
          </table:table-cell>
          <table:table-cell table:style-name="ce60"/>
          <table:table-cell table:style-name="ce116" table:formula="of:=[.AD89]&amp;[.AI89]&amp;[.AN8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0]&amp;[.F90]&amp;[.G90]=&quot;&quot;;&quot;&quot;;MAX([.$A$3:.$A89])+1);&quot;&quot;)">
            <text:p/>
          </table:table-cell>
          <table:table-cell table:style-name="ce9" table:formula="of:=IFERROR(TRIM(SUBSTITUTE(SUBSTITUTE(VLOOKUP([.C9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0]=&quot;&quot;;&quot;&quot;;TRIM(&quot;Dear *&quot;&amp;[.$D90]&amp;&quot;*&quot;))">
            <text:p/>
          </table:table-cell>
          <table:table-cell table:style-name="ce83" table:formula="of:=IF([.$E90]=&quot;&quot;;&quot;&quot;;&quot;~How Do You Do ?~&quot;)">
            <text:p/>
          </table:table-cell>
          <table:table-cell table:style-name="ce83" table:formula="of:=IF([.$E90]=&quot;&quot;;&quot;&quot;;&quot;_Have a great Day_&quot;)">
            <text:p/>
          </table:table-cell>
          <table:table-cell table:style-name="ce83" table:number-columns-repeated="2"/>
          <table:table-cell table:style-name="ce44" table:number-columns-spanned="6" table:number-rows-spanned="1">
            <draw:control draw:z-index="102" draw:name="BT_File_Selection_12_" draw:style-name="gr6" draw:text-style-name="P5" svg:width="1cm" svg:height="0.5cm" svg:x="0cm" svg:y="0cm" draw:control="control88"/>
          </table:table-cell>
          <table:covered-table-cell table:number-columns-repeated="5" table:style-name="ce48"/>
          <table:table-cell table:style-name="ce107" table:formula="of:=IF([.$M90]=&quot;&quot;;&quot;&quot;;IF([.$A9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0])));[.$E90];IF([.$E90]=&quot;&quot;;&quot;&quot;;IFERROR(IF([.$B90]=&quot;&quot;;[.$E$1];[.$B90]);&quot;&quot;)&amp;RIGHT(SUBSTITUTE(SUBSTITUTE(SUBSTITUTE([.$E90];&quot;-&quot;;&quot;&quot;);&quot; &quot;;&quot;&quot;);&quot;+&quot;;&quot;&quot;);10)));&quot;&quot;)">
            <text:p/>
          </table:table-cell>
          <table:table-cell table:style-name="ce99" table:formula="of:=IFERROR(IF([.$E90]=&quot;&quot;;&quot;&quot;;[$Mudslide_Commands.$E$32]&amp;&quot;send &quot;&amp;TRIM(SUBSTITUTE([.$AA90];&quot;+&quot;;&quot;&quot;)&amp;&quot; &quot;&amp;CHAR(34)&amp;[.$H90]&amp;CHAR(10)&amp;[.$I90]&amp;CHAR(10)&amp;[.$J90]&amp;CHAR(10)&amp;[.$K90]&amp;CHAR(10)&amp;[.$L90]&amp;CHAR(10)&amp;&quot;- Sent By Bot&quot;&amp;CHAR(34)&amp;CHAR(10)));&quot;&quot;)">
            <text:p/>
          </table:table-cell>
          <table:table-cell table:style-name="ce99" table:formula="of:=IFERROR(IF([.$E90]=&quot;&quot;;&quot;&quot;;[$Mudslide_Commands.$E$32]&amp;IF(SUMPRODUCT(--ISNUMBER(SEARCH([$Mudslide_Commands.$D$10:.$D$16];RIGHT(LOWER([.$M90]);4))))&gt;0;&quot;send-image &quot;; &quot;send-file &quot;)&amp;TRIM(SUBSTITUTE([.$AA90];&quot;+&quot;;&quot;&quot;)&amp;&quot; &quot;&amp;CHAR(34)&amp;[.$M90]&amp;CHAR(34)&amp;IF([.$S90]=&quot;&quot;;&quot;&quot;;&quot; --caption &quot;&amp;CHAR(34)&amp;[.$S90]&amp;CHAR(34))&amp;CHAR(10)));&quot;&quot;)">
            <text:p/>
          </table:table-cell>
          <table:table-cell table:style-name="ce60" table:formula="of:=IFERROR(IF([.$E90]=&quot;&quot;;&quot;&quot;;IF([.$M90]=&quot;&quot;;[.$AB90]&amp;CHAR(10);[.$AC90]&amp;CHAR(10)));&quot;&quot;)">
            <text:p/>
          </table:table-cell>
          <table:table-cell table:style-name="ce60"/>
          <table:table-cell table:style-name="ce60" table:formula="of:=IFERROR(IF(NOT(ISERROR(SEARCH(&quot;@g.us&quot;;[.$F90])));[.$F90];IF([.$F90]=&quot;&quot;;&quot;&quot;;IFERROR(IF([.$B90]=&quot;&quot;;[.$E$1];[.$B90]);&quot;&quot;)&amp;RIGHT(SUBSTITUTE(SUBSTITUTE(SUBSTITUTE([.$F90];&quot;-&quot;;&quot;&quot;);&quot; &quot;;&quot;&quot;);&quot;+&quot;;&quot;&quot;);10)));&quot;&quot;)">
            <text:p/>
          </table:table-cell>
          <table:table-cell table:style-name="ce99" table:formula="of:=IFERROR(IF([.$F90]=&quot;&quot;;&quot;&quot;;[$Mudslide_Commands.$E$32]&amp;&quot;send &quot;&amp;TRIM(SUBSTITUTE([.$AF90];&quot;+&quot;;&quot;&quot;)&amp;&quot; &quot;&amp;CHAR(34)&amp;[.$H90]&amp;CHAR(10)&amp;[.$I90]&amp;CHAR(10)&amp;[.$J90]&amp;CHAR(10)&amp;[.$K90]&amp;CHAR(10)&amp;[.$L90]&amp;CHAR(10)&amp;&quot;- Sent By Bot&quot;&amp;CHAR(34)&amp;CHAR(10)));&quot;&quot;)">
            <text:p/>
          </table:table-cell>
          <table:table-cell table:style-name="ce99" table:formula="of:=IFERROR(IF([.$F90]=&quot;&quot;;&quot;&quot;;[$Mudslide_Commands.$E$32]&amp;IF(SUMPRODUCT(--ISNUMBER(SEARCH([$Mudslide_Commands.$D$10:.$D$16];RIGHT(LOWER([.$M90]);4))))&gt;0;&quot;send-image &quot;; &quot;send-file &quot;)&amp;TRIM(SUBSTITUTE([.$AF90];&quot;+&quot;;&quot;&quot;)&amp;&quot; &quot;&amp;CHAR(34)&amp;[.$M90]&amp;CHAR(34)&amp;IF([.$S90]=&quot;&quot;;&quot;&quot;;&quot; --caption &quot;&amp;CHAR(34)&amp;[.$S90]&amp;CHAR(34))&amp;CHAR(10)));&quot;&quot;)">
            <text:p/>
          </table:table-cell>
          <table:table-cell table:style-name="ce60" table:formula="of:=IFERROR(IF([.$F90]=&quot;&quot;;&quot;&quot;;IF([.$M90]=&quot;&quot;;[.$AG90]&amp;CHAR(10);[.$AH90]&amp;CHAR(10)));&quot;&quot;)">
            <text:p/>
          </table:table-cell>
          <table:table-cell table:style-name="ce60"/>
          <table:table-cell table:style-name="ce60" table:formula="of:=IFERROR(IF(NOT(ISERROR(SEARCH(&quot;@g.us&quot;;[.$E90])));[.$G90];IF([.$G90]=&quot;&quot;;&quot;&quot;;IFERROR(IF([.$B90]=&quot;&quot;;[.$E$1];[.$B90]);&quot;&quot;)&amp;RIGHT(SUBSTITUTE(SUBSTITUTE(SUBSTITUTE([.$G90];&quot;-&quot;;&quot;&quot;);&quot; &quot;;&quot;&quot;);&quot;+&quot;;&quot;&quot;);10)));&quot;&quot;)">
            <text:p/>
          </table:table-cell>
          <table:table-cell table:style-name="ce99" table:formula="of:=IFERROR(IF([.$G90]=&quot;&quot;;&quot;&quot;;[$Mudslide_Commands.$E$32]&amp;&quot;send &quot;&amp;TRIM(SUBSTITUTE([.$AK90];&quot;+&quot;;&quot;&quot;)&amp;&quot; &quot;&amp;CHAR(34)&amp;[.$H90]&amp;CHAR(10)&amp;[.$I90]&amp;CHAR(10)&amp;[.$J90]&amp;CHAR(10)&amp;[.$K90]&amp;CHAR(10)&amp;[.$L90]&amp;CHAR(10)&amp;&quot;- Sent By Bot&quot;&amp;CHAR(34)&amp;CHAR(10)));&quot;&quot;)">
            <text:p/>
          </table:table-cell>
          <table:table-cell table:style-name="ce99" table:formula="of:=IFERROR(IF([.$G90]=&quot;&quot;;&quot;&quot;;[$Mudslide_Commands.$E$32]&amp;IF(SUMPRODUCT(--ISNUMBER(SEARCH([$Mudslide_Commands.$D$10:.$D$16];RIGHT(LOWER([.$M90]);4))))&gt;0;&quot;send-image &quot;; &quot;send-file &quot;)&amp;TRIM(SUBSTITUTE([.$AK90];&quot;+&quot;;&quot;&quot;)&amp;&quot; &quot;&amp;CHAR(34)&amp;[.$M90]&amp;CHAR(34)&amp;IF([.$S90]=&quot;&quot;;&quot;&quot;;&quot; --caption &quot;&amp;CHAR(34)&amp;[.$S90]&amp;CHAR(34))&amp;CHAR(10)));&quot;&quot;)">
            <text:p/>
          </table:table-cell>
          <table:table-cell table:style-name="ce60" table:formula="of:=IFERROR(IF([.$G90]=&quot;&quot;;&quot;&quot;;IF([.$M90]=&quot;&quot;;[.$AL90]&amp;CHAR(10);[.$AM90]&amp;CHAR(10)));&quot;&quot;)">
            <text:p/>
          </table:table-cell>
          <table:table-cell table:style-name="ce60"/>
          <table:table-cell table:style-name="ce116" table:formula="of:=[.AD90]&amp;[.AI90]&amp;[.AN9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1]&amp;[.F91]&amp;[.G91]=&quot;&quot;;&quot;&quot;;MAX([.$A$3:.$A90])+1);&quot;&quot;)">
            <text:p/>
          </table:table-cell>
          <table:table-cell table:style-name="ce9" table:formula="of:=IFERROR(TRIM(SUBSTITUTE(SUBSTITUTE(VLOOKUP([.C9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1]=&quot;&quot;;&quot;&quot;;TRIM(&quot;Dear *&quot;&amp;[.$D91]&amp;&quot;*&quot;))">
            <text:p/>
          </table:table-cell>
          <table:table-cell table:style-name="ce83" table:formula="of:=IF([.$E91]=&quot;&quot;;&quot;&quot;;&quot;~How Do You Do ?~&quot;)">
            <text:p/>
          </table:table-cell>
          <table:table-cell table:style-name="ce83" table:formula="of:=IF([.$E91]=&quot;&quot;;&quot;&quot;;&quot;_Have a great Day_&quot;)">
            <text:p/>
          </table:table-cell>
          <table:table-cell table:style-name="ce83" table:number-columns-repeated="2"/>
          <table:table-cell table:style-name="ce44" table:number-columns-spanned="6" table:number-rows-spanned="1">
            <draw:control draw:z-index="103" draw:name="BT_File_Selection_12_" draw:style-name="gr6" draw:text-style-name="P5" svg:width="1cm" svg:height="0.5cm" svg:x="0cm" svg:y="0cm" draw:control="control89"/>
          </table:table-cell>
          <table:covered-table-cell table:number-columns-repeated="5" table:style-name="ce48"/>
          <table:table-cell table:style-name="ce107" table:formula="of:=IF([.$M91]=&quot;&quot;;&quot;&quot;;IF([.$A9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1])));[.$E91];IF([.$E91]=&quot;&quot;;&quot;&quot;;IFERROR(IF([.$B91]=&quot;&quot;;[.$E$1];[.$B91]);&quot;&quot;)&amp;RIGHT(SUBSTITUTE(SUBSTITUTE(SUBSTITUTE([.$E91];&quot;-&quot;;&quot;&quot;);&quot; &quot;;&quot;&quot;);&quot;+&quot;;&quot;&quot;);10)));&quot;&quot;)">
            <text:p/>
          </table:table-cell>
          <table:table-cell table:style-name="ce99" table:formula="of:=IFERROR(IF([.$E91]=&quot;&quot;;&quot;&quot;;[$Mudslide_Commands.$E$32]&amp;&quot;send &quot;&amp;TRIM(SUBSTITUTE([.$AA91];&quot;+&quot;;&quot;&quot;)&amp;&quot; &quot;&amp;CHAR(34)&amp;[.$H91]&amp;CHAR(10)&amp;[.$I91]&amp;CHAR(10)&amp;[.$J91]&amp;CHAR(10)&amp;[.$K91]&amp;CHAR(10)&amp;[.$L91]&amp;CHAR(10)&amp;&quot;- Sent By Bot&quot;&amp;CHAR(34)&amp;CHAR(10)));&quot;&quot;)">
            <text:p/>
          </table:table-cell>
          <table:table-cell table:style-name="ce99" table:formula="of:=IFERROR(IF([.$E91]=&quot;&quot;;&quot;&quot;;[$Mudslide_Commands.$E$32]&amp;IF(SUMPRODUCT(--ISNUMBER(SEARCH([$Mudslide_Commands.$D$10:.$D$16];RIGHT(LOWER([.$M91]);4))))&gt;0;&quot;send-image &quot;; &quot;send-file &quot;)&amp;TRIM(SUBSTITUTE([.$AA91];&quot;+&quot;;&quot;&quot;)&amp;&quot; &quot;&amp;CHAR(34)&amp;[.$M91]&amp;CHAR(34)&amp;IF([.$S91]=&quot;&quot;;&quot;&quot;;&quot; --caption &quot;&amp;CHAR(34)&amp;[.$S91]&amp;CHAR(34))&amp;CHAR(10)));&quot;&quot;)">
            <text:p/>
          </table:table-cell>
          <table:table-cell table:style-name="ce60" table:formula="of:=IFERROR(IF([.$E91]=&quot;&quot;;&quot;&quot;;IF([.$M91]=&quot;&quot;;[.$AB91]&amp;CHAR(10);[.$AC91]&amp;CHAR(10)));&quot;&quot;)">
            <text:p/>
          </table:table-cell>
          <table:table-cell table:style-name="ce60"/>
          <table:table-cell table:style-name="ce60" table:formula="of:=IFERROR(IF(NOT(ISERROR(SEARCH(&quot;@g.us&quot;;[.$F91])));[.$F91];IF([.$F91]=&quot;&quot;;&quot;&quot;;IFERROR(IF([.$B91]=&quot;&quot;;[.$E$1];[.$B91]);&quot;&quot;)&amp;RIGHT(SUBSTITUTE(SUBSTITUTE(SUBSTITUTE([.$F91];&quot;-&quot;;&quot;&quot;);&quot; &quot;;&quot;&quot;);&quot;+&quot;;&quot;&quot;);10)));&quot;&quot;)">
            <text:p/>
          </table:table-cell>
          <table:table-cell table:style-name="ce99" table:formula="of:=IFERROR(IF([.$F91]=&quot;&quot;;&quot;&quot;;[$Mudslide_Commands.$E$32]&amp;&quot;send &quot;&amp;TRIM(SUBSTITUTE([.$AF91];&quot;+&quot;;&quot;&quot;)&amp;&quot; &quot;&amp;CHAR(34)&amp;[.$H91]&amp;CHAR(10)&amp;[.$I91]&amp;CHAR(10)&amp;[.$J91]&amp;CHAR(10)&amp;[.$K91]&amp;CHAR(10)&amp;[.$L91]&amp;CHAR(10)&amp;&quot;- Sent By Bot&quot;&amp;CHAR(34)&amp;CHAR(10)));&quot;&quot;)">
            <text:p/>
          </table:table-cell>
          <table:table-cell table:style-name="ce99" table:formula="of:=IFERROR(IF([.$F91]=&quot;&quot;;&quot;&quot;;[$Mudslide_Commands.$E$32]&amp;IF(SUMPRODUCT(--ISNUMBER(SEARCH([$Mudslide_Commands.$D$10:.$D$16];RIGHT(LOWER([.$M91]);4))))&gt;0;&quot;send-image &quot;; &quot;send-file &quot;)&amp;TRIM(SUBSTITUTE([.$AF91];&quot;+&quot;;&quot;&quot;)&amp;&quot; &quot;&amp;CHAR(34)&amp;[.$M91]&amp;CHAR(34)&amp;IF([.$S91]=&quot;&quot;;&quot;&quot;;&quot; --caption &quot;&amp;CHAR(34)&amp;[.$S91]&amp;CHAR(34))&amp;CHAR(10)));&quot;&quot;)">
            <text:p/>
          </table:table-cell>
          <table:table-cell table:style-name="ce60" table:formula="of:=IFERROR(IF([.$F91]=&quot;&quot;;&quot;&quot;;IF([.$M91]=&quot;&quot;;[.$AG91]&amp;CHAR(10);[.$AH91]&amp;CHAR(10)));&quot;&quot;)">
            <text:p/>
          </table:table-cell>
          <table:table-cell table:style-name="ce60"/>
          <table:table-cell table:style-name="ce60" table:formula="of:=IFERROR(IF(NOT(ISERROR(SEARCH(&quot;@g.us&quot;;[.$E91])));[.$G91];IF([.$G91]=&quot;&quot;;&quot;&quot;;IFERROR(IF([.$B91]=&quot;&quot;;[.$E$1];[.$B91]);&quot;&quot;)&amp;RIGHT(SUBSTITUTE(SUBSTITUTE(SUBSTITUTE([.$G91];&quot;-&quot;;&quot;&quot;);&quot; &quot;;&quot;&quot;);&quot;+&quot;;&quot;&quot;);10)));&quot;&quot;)">
            <text:p/>
          </table:table-cell>
          <table:table-cell table:style-name="ce99" table:formula="of:=IFERROR(IF([.$G91]=&quot;&quot;;&quot;&quot;;[$Mudslide_Commands.$E$32]&amp;&quot;send &quot;&amp;TRIM(SUBSTITUTE([.$AK91];&quot;+&quot;;&quot;&quot;)&amp;&quot; &quot;&amp;CHAR(34)&amp;[.$H91]&amp;CHAR(10)&amp;[.$I91]&amp;CHAR(10)&amp;[.$J91]&amp;CHAR(10)&amp;[.$K91]&amp;CHAR(10)&amp;[.$L91]&amp;CHAR(10)&amp;&quot;- Sent By Bot&quot;&amp;CHAR(34)&amp;CHAR(10)));&quot;&quot;)">
            <text:p/>
          </table:table-cell>
          <table:table-cell table:style-name="ce99" table:formula="of:=IFERROR(IF([.$G91]=&quot;&quot;;&quot;&quot;;[$Mudslide_Commands.$E$32]&amp;IF(SUMPRODUCT(--ISNUMBER(SEARCH([$Mudslide_Commands.$D$10:.$D$16];RIGHT(LOWER([.$M91]);4))))&gt;0;&quot;send-image &quot;; &quot;send-file &quot;)&amp;TRIM(SUBSTITUTE([.$AK91];&quot;+&quot;;&quot;&quot;)&amp;&quot; &quot;&amp;CHAR(34)&amp;[.$M91]&amp;CHAR(34)&amp;IF([.$S91]=&quot;&quot;;&quot;&quot;;&quot; --caption &quot;&amp;CHAR(34)&amp;[.$S91]&amp;CHAR(34))&amp;CHAR(10)));&quot;&quot;)">
            <text:p/>
          </table:table-cell>
          <table:table-cell table:style-name="ce60" table:formula="of:=IFERROR(IF([.$G91]=&quot;&quot;;&quot;&quot;;IF([.$M91]=&quot;&quot;;[.$AL91]&amp;CHAR(10);[.$AM91]&amp;CHAR(10)));&quot;&quot;)">
            <text:p/>
          </table:table-cell>
          <table:table-cell table:style-name="ce60"/>
          <table:table-cell table:style-name="ce116" table:formula="of:=[.AD91]&amp;[.AI91]&amp;[.AN9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2]&amp;[.F92]&amp;[.G92]=&quot;&quot;;&quot;&quot;;MAX([.$A$3:.$A91])+1);&quot;&quot;)">
            <text:p/>
          </table:table-cell>
          <table:table-cell table:style-name="ce9" table:formula="of:=IFERROR(TRIM(SUBSTITUTE(SUBSTITUTE(VLOOKUP([.C9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2]=&quot;&quot;;&quot;&quot;;TRIM(&quot;Dear *&quot;&amp;[.$D92]&amp;&quot;*&quot;))">
            <text:p/>
          </table:table-cell>
          <table:table-cell table:style-name="ce83" table:formula="of:=IF([.$E92]=&quot;&quot;;&quot;&quot;;&quot;~How Do You Do ?~&quot;)">
            <text:p/>
          </table:table-cell>
          <table:table-cell table:style-name="ce83" table:formula="of:=IF([.$E92]=&quot;&quot;;&quot;&quot;;&quot;_Have a great Day_&quot;)">
            <text:p/>
          </table:table-cell>
          <table:table-cell table:style-name="ce83" table:number-columns-repeated="2"/>
          <table:table-cell table:style-name="ce44" table:number-columns-spanned="6" table:number-rows-spanned="1">
            <draw:control draw:z-index="104" draw:name="BT_File_Selection_12_" draw:style-name="gr6" draw:text-style-name="P5" svg:width="1cm" svg:height="0.5cm" svg:x="0cm" svg:y="0cm" draw:control="control90"/>
          </table:table-cell>
          <table:covered-table-cell table:number-columns-repeated="5" table:style-name="ce48"/>
          <table:table-cell table:style-name="ce107" table:formula="of:=IF([.$M92]=&quot;&quot;;&quot;&quot;;IF([.$A9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2])));[.$E92];IF([.$E92]=&quot;&quot;;&quot;&quot;;IFERROR(IF([.$B92]=&quot;&quot;;[.$E$1];[.$B92]);&quot;&quot;)&amp;RIGHT(SUBSTITUTE(SUBSTITUTE(SUBSTITUTE([.$E92];&quot;-&quot;;&quot;&quot;);&quot; &quot;;&quot;&quot;);&quot;+&quot;;&quot;&quot;);10)));&quot;&quot;)">
            <text:p/>
          </table:table-cell>
          <table:table-cell table:style-name="ce99" table:formula="of:=IFERROR(IF([.$E92]=&quot;&quot;;&quot;&quot;;[$Mudslide_Commands.$E$32]&amp;&quot;send &quot;&amp;TRIM(SUBSTITUTE([.$AA92];&quot;+&quot;;&quot;&quot;)&amp;&quot; &quot;&amp;CHAR(34)&amp;[.$H92]&amp;CHAR(10)&amp;[.$I92]&amp;CHAR(10)&amp;[.$J92]&amp;CHAR(10)&amp;[.$K92]&amp;CHAR(10)&amp;[.$L92]&amp;CHAR(10)&amp;&quot;- Sent By Bot&quot;&amp;CHAR(34)&amp;CHAR(10)));&quot;&quot;)">
            <text:p/>
          </table:table-cell>
          <table:table-cell table:style-name="ce99" table:formula="of:=IFERROR(IF([.$E92]=&quot;&quot;;&quot;&quot;;[$Mudslide_Commands.$E$32]&amp;IF(SUMPRODUCT(--ISNUMBER(SEARCH([$Mudslide_Commands.$D$10:.$D$16];RIGHT(LOWER([.$M92]);4))))&gt;0;&quot;send-image &quot;; &quot;send-file &quot;)&amp;TRIM(SUBSTITUTE([.$AA92];&quot;+&quot;;&quot;&quot;)&amp;&quot; &quot;&amp;CHAR(34)&amp;[.$M92]&amp;CHAR(34)&amp;IF([.$S92]=&quot;&quot;;&quot;&quot;;&quot; --caption &quot;&amp;CHAR(34)&amp;[.$S92]&amp;CHAR(34))&amp;CHAR(10)));&quot;&quot;)">
            <text:p/>
          </table:table-cell>
          <table:table-cell table:style-name="ce60" table:formula="of:=IFERROR(IF([.$E92]=&quot;&quot;;&quot;&quot;;IF([.$M92]=&quot;&quot;;[.$AB92]&amp;CHAR(10);[.$AC92]&amp;CHAR(10)));&quot;&quot;)">
            <text:p/>
          </table:table-cell>
          <table:table-cell table:style-name="ce60"/>
          <table:table-cell table:style-name="ce60" table:formula="of:=IFERROR(IF(NOT(ISERROR(SEARCH(&quot;@g.us&quot;;[.$F92])));[.$F92];IF([.$F92]=&quot;&quot;;&quot;&quot;;IFERROR(IF([.$B92]=&quot;&quot;;[.$E$1];[.$B92]);&quot;&quot;)&amp;RIGHT(SUBSTITUTE(SUBSTITUTE(SUBSTITUTE([.$F92];&quot;-&quot;;&quot;&quot;);&quot; &quot;;&quot;&quot;);&quot;+&quot;;&quot;&quot;);10)));&quot;&quot;)">
            <text:p/>
          </table:table-cell>
          <table:table-cell table:style-name="ce99" table:formula="of:=IFERROR(IF([.$F92]=&quot;&quot;;&quot;&quot;;[$Mudslide_Commands.$E$32]&amp;&quot;send &quot;&amp;TRIM(SUBSTITUTE([.$AF92];&quot;+&quot;;&quot;&quot;)&amp;&quot; &quot;&amp;CHAR(34)&amp;[.$H92]&amp;CHAR(10)&amp;[.$I92]&amp;CHAR(10)&amp;[.$J92]&amp;CHAR(10)&amp;[.$K92]&amp;CHAR(10)&amp;[.$L92]&amp;CHAR(10)&amp;&quot;- Sent By Bot&quot;&amp;CHAR(34)&amp;CHAR(10)));&quot;&quot;)">
            <text:p/>
          </table:table-cell>
          <table:table-cell table:style-name="ce99" table:formula="of:=IFERROR(IF([.$F92]=&quot;&quot;;&quot;&quot;;[$Mudslide_Commands.$E$32]&amp;IF(SUMPRODUCT(--ISNUMBER(SEARCH([$Mudslide_Commands.$D$10:.$D$16];RIGHT(LOWER([.$M92]);4))))&gt;0;&quot;send-image &quot;; &quot;send-file &quot;)&amp;TRIM(SUBSTITUTE([.$AF92];&quot;+&quot;;&quot;&quot;)&amp;&quot; &quot;&amp;CHAR(34)&amp;[.$M92]&amp;CHAR(34)&amp;IF([.$S92]=&quot;&quot;;&quot;&quot;;&quot; --caption &quot;&amp;CHAR(34)&amp;[.$S92]&amp;CHAR(34))&amp;CHAR(10)));&quot;&quot;)">
            <text:p/>
          </table:table-cell>
          <table:table-cell table:style-name="ce60" table:formula="of:=IFERROR(IF([.$F92]=&quot;&quot;;&quot;&quot;;IF([.$M92]=&quot;&quot;;[.$AG92]&amp;CHAR(10);[.$AH92]&amp;CHAR(10)));&quot;&quot;)">
            <text:p/>
          </table:table-cell>
          <table:table-cell table:style-name="ce60"/>
          <table:table-cell table:style-name="ce60" table:formula="of:=IFERROR(IF(NOT(ISERROR(SEARCH(&quot;@g.us&quot;;[.$E92])));[.$G92];IF([.$G92]=&quot;&quot;;&quot;&quot;;IFERROR(IF([.$B92]=&quot;&quot;;[.$E$1];[.$B92]);&quot;&quot;)&amp;RIGHT(SUBSTITUTE(SUBSTITUTE(SUBSTITUTE([.$G92];&quot;-&quot;;&quot;&quot;);&quot; &quot;;&quot;&quot;);&quot;+&quot;;&quot;&quot;);10)));&quot;&quot;)">
            <text:p/>
          </table:table-cell>
          <table:table-cell table:style-name="ce99" table:formula="of:=IFERROR(IF([.$G92]=&quot;&quot;;&quot;&quot;;[$Mudslide_Commands.$E$32]&amp;&quot;send &quot;&amp;TRIM(SUBSTITUTE([.$AK92];&quot;+&quot;;&quot;&quot;)&amp;&quot; &quot;&amp;CHAR(34)&amp;[.$H92]&amp;CHAR(10)&amp;[.$I92]&amp;CHAR(10)&amp;[.$J92]&amp;CHAR(10)&amp;[.$K92]&amp;CHAR(10)&amp;[.$L92]&amp;CHAR(10)&amp;&quot;- Sent By Bot&quot;&amp;CHAR(34)&amp;CHAR(10)));&quot;&quot;)">
            <text:p/>
          </table:table-cell>
          <table:table-cell table:style-name="ce99" table:formula="of:=IFERROR(IF([.$G92]=&quot;&quot;;&quot;&quot;;[$Mudslide_Commands.$E$32]&amp;IF(SUMPRODUCT(--ISNUMBER(SEARCH([$Mudslide_Commands.$D$10:.$D$16];RIGHT(LOWER([.$M92]);4))))&gt;0;&quot;send-image &quot;; &quot;send-file &quot;)&amp;TRIM(SUBSTITUTE([.$AK92];&quot;+&quot;;&quot;&quot;)&amp;&quot; &quot;&amp;CHAR(34)&amp;[.$M92]&amp;CHAR(34)&amp;IF([.$S92]=&quot;&quot;;&quot;&quot;;&quot; --caption &quot;&amp;CHAR(34)&amp;[.$S92]&amp;CHAR(34))&amp;CHAR(10)));&quot;&quot;)">
            <text:p/>
          </table:table-cell>
          <table:table-cell table:style-name="ce60" table:formula="of:=IFERROR(IF([.$G92]=&quot;&quot;;&quot;&quot;;IF([.$M92]=&quot;&quot;;[.$AL92]&amp;CHAR(10);[.$AM92]&amp;CHAR(10)));&quot;&quot;)">
            <text:p/>
          </table:table-cell>
          <table:table-cell table:style-name="ce60"/>
          <table:table-cell table:style-name="ce116" table:formula="of:=[.AD92]&amp;[.AI92]&amp;[.AN9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3]&amp;[.F93]&amp;[.G93]=&quot;&quot;;&quot;&quot;;MAX([.$A$3:.$A92])+1);&quot;&quot;)">
            <text:p/>
          </table:table-cell>
          <table:table-cell table:style-name="ce9" table:formula="of:=IFERROR(TRIM(SUBSTITUTE(SUBSTITUTE(VLOOKUP([.C9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3]=&quot;&quot;;&quot;&quot;;TRIM(&quot;Dear *&quot;&amp;[.$D93]&amp;&quot;*&quot;))">
            <text:p/>
          </table:table-cell>
          <table:table-cell table:style-name="ce83" table:formula="of:=IF([.$E93]=&quot;&quot;;&quot;&quot;;&quot;~How Do You Do ?~&quot;)">
            <text:p/>
          </table:table-cell>
          <table:table-cell table:style-name="ce83" table:formula="of:=IF([.$E93]=&quot;&quot;;&quot;&quot;;&quot;_Have a great Day_&quot;)">
            <text:p/>
          </table:table-cell>
          <table:table-cell table:style-name="ce83" table:number-columns-repeated="2"/>
          <table:table-cell table:style-name="ce44" table:number-columns-spanned="6" table:number-rows-spanned="1">
            <draw:control draw:z-index="105" draw:name="BT_File_Selection_12_" draw:style-name="gr6" draw:text-style-name="P5" svg:width="1cm" svg:height="0.5cm" svg:x="0cm" svg:y="0cm" draw:control="control91"/>
          </table:table-cell>
          <table:covered-table-cell table:number-columns-repeated="5" table:style-name="ce48"/>
          <table:table-cell table:style-name="ce107" table:formula="of:=IF([.$M93]=&quot;&quot;;&quot;&quot;;IF([.$A9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3])));[.$E93];IF([.$E93]=&quot;&quot;;&quot;&quot;;IFERROR(IF([.$B93]=&quot;&quot;;[.$E$1];[.$B93]);&quot;&quot;)&amp;RIGHT(SUBSTITUTE(SUBSTITUTE(SUBSTITUTE([.$E93];&quot;-&quot;;&quot;&quot;);&quot; &quot;;&quot;&quot;);&quot;+&quot;;&quot;&quot;);10)));&quot;&quot;)">
            <text:p/>
          </table:table-cell>
          <table:table-cell table:style-name="ce99" table:formula="of:=IFERROR(IF([.$E93]=&quot;&quot;;&quot;&quot;;[$Mudslide_Commands.$E$32]&amp;&quot;send &quot;&amp;TRIM(SUBSTITUTE([.$AA93];&quot;+&quot;;&quot;&quot;)&amp;&quot; &quot;&amp;CHAR(34)&amp;[.$H93]&amp;CHAR(10)&amp;[.$I93]&amp;CHAR(10)&amp;[.$J93]&amp;CHAR(10)&amp;[.$K93]&amp;CHAR(10)&amp;[.$L93]&amp;CHAR(10)&amp;&quot;- Sent By Bot&quot;&amp;CHAR(34)&amp;CHAR(10)));&quot;&quot;)">
            <text:p/>
          </table:table-cell>
          <table:table-cell table:style-name="ce99" table:formula="of:=IFERROR(IF([.$E93]=&quot;&quot;;&quot;&quot;;[$Mudslide_Commands.$E$32]&amp;IF(SUMPRODUCT(--ISNUMBER(SEARCH([$Mudslide_Commands.$D$10:.$D$16];RIGHT(LOWER([.$M93]);4))))&gt;0;&quot;send-image &quot;; &quot;send-file &quot;)&amp;TRIM(SUBSTITUTE([.$AA93];&quot;+&quot;;&quot;&quot;)&amp;&quot; &quot;&amp;CHAR(34)&amp;[.$M93]&amp;CHAR(34)&amp;IF([.$S93]=&quot;&quot;;&quot;&quot;;&quot; --caption &quot;&amp;CHAR(34)&amp;[.$S93]&amp;CHAR(34))&amp;CHAR(10)));&quot;&quot;)">
            <text:p/>
          </table:table-cell>
          <table:table-cell table:style-name="ce60" table:formula="of:=IFERROR(IF([.$E93]=&quot;&quot;;&quot;&quot;;IF([.$M93]=&quot;&quot;;[.$AB93]&amp;CHAR(10);[.$AC93]&amp;CHAR(10)));&quot;&quot;)">
            <text:p/>
          </table:table-cell>
          <table:table-cell table:style-name="ce60"/>
          <table:table-cell table:style-name="ce60" table:formula="of:=IFERROR(IF(NOT(ISERROR(SEARCH(&quot;@g.us&quot;;[.$F93])));[.$F93];IF([.$F93]=&quot;&quot;;&quot;&quot;;IFERROR(IF([.$B93]=&quot;&quot;;[.$E$1];[.$B93]);&quot;&quot;)&amp;RIGHT(SUBSTITUTE(SUBSTITUTE(SUBSTITUTE([.$F93];&quot;-&quot;;&quot;&quot;);&quot; &quot;;&quot;&quot;);&quot;+&quot;;&quot;&quot;);10)));&quot;&quot;)">
            <text:p/>
          </table:table-cell>
          <table:table-cell table:style-name="ce99" table:formula="of:=IFERROR(IF([.$F93]=&quot;&quot;;&quot;&quot;;[$Mudslide_Commands.$E$32]&amp;&quot;send &quot;&amp;TRIM(SUBSTITUTE([.$AF93];&quot;+&quot;;&quot;&quot;)&amp;&quot; &quot;&amp;CHAR(34)&amp;[.$H93]&amp;CHAR(10)&amp;[.$I93]&amp;CHAR(10)&amp;[.$J93]&amp;CHAR(10)&amp;[.$K93]&amp;CHAR(10)&amp;[.$L93]&amp;CHAR(10)&amp;&quot;- Sent By Bot&quot;&amp;CHAR(34)&amp;CHAR(10)));&quot;&quot;)">
            <text:p/>
          </table:table-cell>
          <table:table-cell table:style-name="ce99" table:formula="of:=IFERROR(IF([.$F93]=&quot;&quot;;&quot;&quot;;[$Mudslide_Commands.$E$32]&amp;IF(SUMPRODUCT(--ISNUMBER(SEARCH([$Mudslide_Commands.$D$10:.$D$16];RIGHT(LOWER([.$M93]);4))))&gt;0;&quot;send-image &quot;; &quot;send-file &quot;)&amp;TRIM(SUBSTITUTE([.$AF93];&quot;+&quot;;&quot;&quot;)&amp;&quot; &quot;&amp;CHAR(34)&amp;[.$M93]&amp;CHAR(34)&amp;IF([.$S93]=&quot;&quot;;&quot;&quot;;&quot; --caption &quot;&amp;CHAR(34)&amp;[.$S93]&amp;CHAR(34))&amp;CHAR(10)));&quot;&quot;)">
            <text:p/>
          </table:table-cell>
          <table:table-cell table:style-name="ce60" table:formula="of:=IFERROR(IF([.$F93]=&quot;&quot;;&quot;&quot;;IF([.$M93]=&quot;&quot;;[.$AG93]&amp;CHAR(10);[.$AH93]&amp;CHAR(10)));&quot;&quot;)">
            <text:p/>
          </table:table-cell>
          <table:table-cell table:style-name="ce60"/>
          <table:table-cell table:style-name="ce60" table:formula="of:=IFERROR(IF(NOT(ISERROR(SEARCH(&quot;@g.us&quot;;[.$E93])));[.$G93];IF([.$G93]=&quot;&quot;;&quot;&quot;;IFERROR(IF([.$B93]=&quot;&quot;;[.$E$1];[.$B93]);&quot;&quot;)&amp;RIGHT(SUBSTITUTE(SUBSTITUTE(SUBSTITUTE([.$G93];&quot;-&quot;;&quot;&quot;);&quot; &quot;;&quot;&quot;);&quot;+&quot;;&quot;&quot;);10)));&quot;&quot;)">
            <text:p/>
          </table:table-cell>
          <table:table-cell table:style-name="ce99" table:formula="of:=IFERROR(IF([.$G93]=&quot;&quot;;&quot;&quot;;[$Mudslide_Commands.$E$32]&amp;&quot;send &quot;&amp;TRIM(SUBSTITUTE([.$AK93];&quot;+&quot;;&quot;&quot;)&amp;&quot; &quot;&amp;CHAR(34)&amp;[.$H93]&amp;CHAR(10)&amp;[.$I93]&amp;CHAR(10)&amp;[.$J93]&amp;CHAR(10)&amp;[.$K93]&amp;CHAR(10)&amp;[.$L93]&amp;CHAR(10)&amp;&quot;- Sent By Bot&quot;&amp;CHAR(34)&amp;CHAR(10)));&quot;&quot;)">
            <text:p/>
          </table:table-cell>
          <table:table-cell table:style-name="ce99" table:formula="of:=IFERROR(IF([.$G93]=&quot;&quot;;&quot;&quot;;[$Mudslide_Commands.$E$32]&amp;IF(SUMPRODUCT(--ISNUMBER(SEARCH([$Mudslide_Commands.$D$10:.$D$16];RIGHT(LOWER([.$M93]);4))))&gt;0;&quot;send-image &quot;; &quot;send-file &quot;)&amp;TRIM(SUBSTITUTE([.$AK93];&quot;+&quot;;&quot;&quot;)&amp;&quot; &quot;&amp;CHAR(34)&amp;[.$M93]&amp;CHAR(34)&amp;IF([.$S93]=&quot;&quot;;&quot;&quot;;&quot; --caption &quot;&amp;CHAR(34)&amp;[.$S93]&amp;CHAR(34))&amp;CHAR(10)));&quot;&quot;)">
            <text:p/>
          </table:table-cell>
          <table:table-cell table:style-name="ce60" table:formula="of:=IFERROR(IF([.$G93]=&quot;&quot;;&quot;&quot;;IF([.$M93]=&quot;&quot;;[.$AL93]&amp;CHAR(10);[.$AM93]&amp;CHAR(10)));&quot;&quot;)">
            <text:p/>
          </table:table-cell>
          <table:table-cell table:style-name="ce60"/>
          <table:table-cell table:style-name="ce116" table:formula="of:=[.AD93]&amp;[.AI93]&amp;[.AN9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4]&amp;[.F94]&amp;[.G94]=&quot;&quot;;&quot;&quot;;MAX([.$A$3:.$A93])+1);&quot;&quot;)">
            <text:p/>
          </table:table-cell>
          <table:table-cell table:style-name="ce9" table:formula="of:=IFERROR(TRIM(SUBSTITUTE(SUBSTITUTE(VLOOKUP([.C9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4]=&quot;&quot;;&quot;&quot;;TRIM(&quot;Dear *&quot;&amp;[.$D94]&amp;&quot;*&quot;))">
            <text:p/>
          </table:table-cell>
          <table:table-cell table:style-name="ce83" table:formula="of:=IF([.$E94]=&quot;&quot;;&quot;&quot;;&quot;~How Do You Do ?~&quot;)">
            <text:p/>
          </table:table-cell>
          <table:table-cell table:style-name="ce83" table:formula="of:=IF([.$E94]=&quot;&quot;;&quot;&quot;;&quot;_Have a great Day_&quot;)">
            <text:p/>
          </table:table-cell>
          <table:table-cell table:style-name="ce83" table:number-columns-repeated="2"/>
          <table:table-cell table:style-name="ce44" table:number-columns-spanned="6" table:number-rows-spanned="1">
            <draw:control draw:z-index="106" draw:name="BT_File_Selection_12_" draw:style-name="gr6" draw:text-style-name="P5" svg:width="1cm" svg:height="0.5cm" svg:x="0cm" svg:y="0cm" draw:control="control92"/>
          </table:table-cell>
          <table:covered-table-cell table:number-columns-repeated="5" table:style-name="ce48"/>
          <table:table-cell table:style-name="ce107" table:formula="of:=IF([.$M94]=&quot;&quot;;&quot;&quot;;IF([.$A9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4])));[.$E94];IF([.$E94]=&quot;&quot;;&quot;&quot;;IFERROR(IF([.$B94]=&quot;&quot;;[.$E$1];[.$B94]);&quot;&quot;)&amp;RIGHT(SUBSTITUTE(SUBSTITUTE(SUBSTITUTE([.$E94];&quot;-&quot;;&quot;&quot;);&quot; &quot;;&quot;&quot;);&quot;+&quot;;&quot;&quot;);10)));&quot;&quot;)">
            <text:p/>
          </table:table-cell>
          <table:table-cell table:style-name="ce99" table:formula="of:=IFERROR(IF([.$E94]=&quot;&quot;;&quot;&quot;;[$Mudslide_Commands.$E$32]&amp;&quot;send &quot;&amp;TRIM(SUBSTITUTE([.$AA94];&quot;+&quot;;&quot;&quot;)&amp;&quot; &quot;&amp;CHAR(34)&amp;[.$H94]&amp;CHAR(10)&amp;[.$I94]&amp;CHAR(10)&amp;[.$J94]&amp;CHAR(10)&amp;[.$K94]&amp;CHAR(10)&amp;[.$L94]&amp;CHAR(10)&amp;&quot;- Sent By Bot&quot;&amp;CHAR(34)&amp;CHAR(10)));&quot;&quot;)">
            <text:p/>
          </table:table-cell>
          <table:table-cell table:style-name="ce99" table:formula="of:=IFERROR(IF([.$E94]=&quot;&quot;;&quot;&quot;;[$Mudslide_Commands.$E$32]&amp;IF(SUMPRODUCT(--ISNUMBER(SEARCH([$Mudslide_Commands.$D$10:.$D$16];RIGHT(LOWER([.$M94]);4))))&gt;0;&quot;send-image &quot;; &quot;send-file &quot;)&amp;TRIM(SUBSTITUTE([.$AA94];&quot;+&quot;;&quot;&quot;)&amp;&quot; &quot;&amp;CHAR(34)&amp;[.$M94]&amp;CHAR(34)&amp;IF([.$S94]=&quot;&quot;;&quot;&quot;;&quot; --caption &quot;&amp;CHAR(34)&amp;[.$S94]&amp;CHAR(34))&amp;CHAR(10)));&quot;&quot;)">
            <text:p/>
          </table:table-cell>
          <table:table-cell table:style-name="ce60" table:formula="of:=IFERROR(IF([.$E94]=&quot;&quot;;&quot;&quot;;IF([.$M94]=&quot;&quot;;[.$AB94]&amp;CHAR(10);[.$AC94]&amp;CHAR(10)));&quot;&quot;)">
            <text:p/>
          </table:table-cell>
          <table:table-cell table:style-name="ce60"/>
          <table:table-cell table:style-name="ce60" table:formula="of:=IFERROR(IF(NOT(ISERROR(SEARCH(&quot;@g.us&quot;;[.$F94])));[.$F94];IF([.$F94]=&quot;&quot;;&quot;&quot;;IFERROR(IF([.$B94]=&quot;&quot;;[.$E$1];[.$B94]);&quot;&quot;)&amp;RIGHT(SUBSTITUTE(SUBSTITUTE(SUBSTITUTE([.$F94];&quot;-&quot;;&quot;&quot;);&quot; &quot;;&quot;&quot;);&quot;+&quot;;&quot;&quot;);10)));&quot;&quot;)">
            <text:p/>
          </table:table-cell>
          <table:table-cell table:style-name="ce99" table:formula="of:=IFERROR(IF([.$F94]=&quot;&quot;;&quot;&quot;;[$Mudslide_Commands.$E$32]&amp;&quot;send &quot;&amp;TRIM(SUBSTITUTE([.$AF94];&quot;+&quot;;&quot;&quot;)&amp;&quot; &quot;&amp;CHAR(34)&amp;[.$H94]&amp;CHAR(10)&amp;[.$I94]&amp;CHAR(10)&amp;[.$J94]&amp;CHAR(10)&amp;[.$K94]&amp;CHAR(10)&amp;[.$L94]&amp;CHAR(10)&amp;&quot;- Sent By Bot&quot;&amp;CHAR(34)&amp;CHAR(10)));&quot;&quot;)">
            <text:p/>
          </table:table-cell>
          <table:table-cell table:style-name="ce99" table:formula="of:=IFERROR(IF([.$F94]=&quot;&quot;;&quot;&quot;;[$Mudslide_Commands.$E$32]&amp;IF(SUMPRODUCT(--ISNUMBER(SEARCH([$Mudslide_Commands.$D$10:.$D$16];RIGHT(LOWER([.$M94]);4))))&gt;0;&quot;send-image &quot;; &quot;send-file &quot;)&amp;TRIM(SUBSTITUTE([.$AF94];&quot;+&quot;;&quot;&quot;)&amp;&quot; &quot;&amp;CHAR(34)&amp;[.$M94]&amp;CHAR(34)&amp;IF([.$S94]=&quot;&quot;;&quot;&quot;;&quot; --caption &quot;&amp;CHAR(34)&amp;[.$S94]&amp;CHAR(34))&amp;CHAR(10)));&quot;&quot;)">
            <text:p/>
          </table:table-cell>
          <table:table-cell table:style-name="ce60" table:formula="of:=IFERROR(IF([.$F94]=&quot;&quot;;&quot;&quot;;IF([.$M94]=&quot;&quot;;[.$AG94]&amp;CHAR(10);[.$AH94]&amp;CHAR(10)));&quot;&quot;)">
            <text:p/>
          </table:table-cell>
          <table:table-cell table:style-name="ce60"/>
          <table:table-cell table:style-name="ce60" table:formula="of:=IFERROR(IF(NOT(ISERROR(SEARCH(&quot;@g.us&quot;;[.$E94])));[.$G94];IF([.$G94]=&quot;&quot;;&quot;&quot;;IFERROR(IF([.$B94]=&quot;&quot;;[.$E$1];[.$B94]);&quot;&quot;)&amp;RIGHT(SUBSTITUTE(SUBSTITUTE(SUBSTITUTE([.$G94];&quot;-&quot;;&quot;&quot;);&quot; &quot;;&quot;&quot;);&quot;+&quot;;&quot;&quot;);10)));&quot;&quot;)">
            <text:p/>
          </table:table-cell>
          <table:table-cell table:style-name="ce99" table:formula="of:=IFERROR(IF([.$G94]=&quot;&quot;;&quot;&quot;;[$Mudslide_Commands.$E$32]&amp;&quot;send &quot;&amp;TRIM(SUBSTITUTE([.$AK94];&quot;+&quot;;&quot;&quot;)&amp;&quot; &quot;&amp;CHAR(34)&amp;[.$H94]&amp;CHAR(10)&amp;[.$I94]&amp;CHAR(10)&amp;[.$J94]&amp;CHAR(10)&amp;[.$K94]&amp;CHAR(10)&amp;[.$L94]&amp;CHAR(10)&amp;&quot;- Sent By Bot&quot;&amp;CHAR(34)&amp;CHAR(10)));&quot;&quot;)">
            <text:p/>
          </table:table-cell>
          <table:table-cell table:style-name="ce99" table:formula="of:=IFERROR(IF([.$G94]=&quot;&quot;;&quot;&quot;;[$Mudslide_Commands.$E$32]&amp;IF(SUMPRODUCT(--ISNUMBER(SEARCH([$Mudslide_Commands.$D$10:.$D$16];RIGHT(LOWER([.$M94]);4))))&gt;0;&quot;send-image &quot;; &quot;send-file &quot;)&amp;TRIM(SUBSTITUTE([.$AK94];&quot;+&quot;;&quot;&quot;)&amp;&quot; &quot;&amp;CHAR(34)&amp;[.$M94]&amp;CHAR(34)&amp;IF([.$S94]=&quot;&quot;;&quot;&quot;;&quot; --caption &quot;&amp;CHAR(34)&amp;[.$S94]&amp;CHAR(34))&amp;CHAR(10)));&quot;&quot;)">
            <text:p/>
          </table:table-cell>
          <table:table-cell table:style-name="ce60" table:formula="of:=IFERROR(IF([.$G94]=&quot;&quot;;&quot;&quot;;IF([.$M94]=&quot;&quot;;[.$AL94]&amp;CHAR(10);[.$AM94]&amp;CHAR(10)));&quot;&quot;)">
            <text:p/>
          </table:table-cell>
          <table:table-cell table:style-name="ce60"/>
          <table:table-cell table:style-name="ce116" table:formula="of:=[.AD94]&amp;[.AI94]&amp;[.AN9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5]&amp;[.F95]&amp;[.G95]=&quot;&quot;;&quot;&quot;;MAX([.$A$3:.$A94])+1);&quot;&quot;)">
            <text:p/>
          </table:table-cell>
          <table:table-cell table:style-name="ce9" table:formula="of:=IFERROR(TRIM(SUBSTITUTE(SUBSTITUTE(VLOOKUP([.C9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5]=&quot;&quot;;&quot;&quot;;TRIM(&quot;Dear *&quot;&amp;[.$D95]&amp;&quot;*&quot;))">
            <text:p/>
          </table:table-cell>
          <table:table-cell table:style-name="ce83" table:formula="of:=IF([.$E95]=&quot;&quot;;&quot;&quot;;&quot;~How Do You Do ?~&quot;)">
            <text:p/>
          </table:table-cell>
          <table:table-cell table:style-name="ce83" table:formula="of:=IF([.$E95]=&quot;&quot;;&quot;&quot;;&quot;_Have a great Day_&quot;)">
            <text:p/>
          </table:table-cell>
          <table:table-cell table:style-name="ce83" table:number-columns-repeated="2"/>
          <table:table-cell table:style-name="ce44" table:number-columns-spanned="6" table:number-rows-spanned="1">
            <draw:control draw:z-index="107" draw:name="BT_File_Selection_12_" draw:style-name="gr6" draw:text-style-name="P5" svg:width="1cm" svg:height="0.5cm" svg:x="0cm" svg:y="0cm" draw:control="control93"/>
          </table:table-cell>
          <table:covered-table-cell table:number-columns-repeated="5" table:style-name="ce48"/>
          <table:table-cell table:style-name="ce107" table:formula="of:=IF([.$M95]=&quot;&quot;;&quot;&quot;;IF([.$A9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5])));[.$E95];IF([.$E95]=&quot;&quot;;&quot;&quot;;IFERROR(IF([.$B95]=&quot;&quot;;[.$E$1];[.$B95]);&quot;&quot;)&amp;RIGHT(SUBSTITUTE(SUBSTITUTE(SUBSTITUTE([.$E95];&quot;-&quot;;&quot;&quot;);&quot; &quot;;&quot;&quot;);&quot;+&quot;;&quot;&quot;);10)));&quot;&quot;)">
            <text:p/>
          </table:table-cell>
          <table:table-cell table:style-name="ce99" table:formula="of:=IFERROR(IF([.$E95]=&quot;&quot;;&quot;&quot;;[$Mudslide_Commands.$E$32]&amp;&quot;send &quot;&amp;TRIM(SUBSTITUTE([.$AA95];&quot;+&quot;;&quot;&quot;)&amp;&quot; &quot;&amp;CHAR(34)&amp;[.$H95]&amp;CHAR(10)&amp;[.$I95]&amp;CHAR(10)&amp;[.$J95]&amp;CHAR(10)&amp;[.$K95]&amp;CHAR(10)&amp;[.$L95]&amp;CHAR(10)&amp;&quot;- Sent By Bot&quot;&amp;CHAR(34)&amp;CHAR(10)));&quot;&quot;)">
            <text:p/>
          </table:table-cell>
          <table:table-cell table:style-name="ce99" table:formula="of:=IFERROR(IF([.$E95]=&quot;&quot;;&quot;&quot;;[$Mudslide_Commands.$E$32]&amp;IF(SUMPRODUCT(--ISNUMBER(SEARCH([$Mudslide_Commands.$D$10:.$D$16];RIGHT(LOWER([.$M95]);4))))&gt;0;&quot;send-image &quot;; &quot;send-file &quot;)&amp;TRIM(SUBSTITUTE([.$AA95];&quot;+&quot;;&quot;&quot;)&amp;&quot; &quot;&amp;CHAR(34)&amp;[.$M95]&amp;CHAR(34)&amp;IF([.$S95]=&quot;&quot;;&quot;&quot;;&quot; --caption &quot;&amp;CHAR(34)&amp;[.$S95]&amp;CHAR(34))&amp;CHAR(10)));&quot;&quot;)">
            <text:p/>
          </table:table-cell>
          <table:table-cell table:style-name="ce60" table:formula="of:=IFERROR(IF([.$E95]=&quot;&quot;;&quot;&quot;;IF([.$M95]=&quot;&quot;;[.$AB95]&amp;CHAR(10);[.$AC95]&amp;CHAR(10)));&quot;&quot;)">
            <text:p/>
          </table:table-cell>
          <table:table-cell table:style-name="ce60"/>
          <table:table-cell table:style-name="ce60" table:formula="of:=IFERROR(IF(NOT(ISERROR(SEARCH(&quot;@g.us&quot;;[.$F95])));[.$F95];IF([.$F95]=&quot;&quot;;&quot;&quot;;IFERROR(IF([.$B95]=&quot;&quot;;[.$E$1];[.$B95]);&quot;&quot;)&amp;RIGHT(SUBSTITUTE(SUBSTITUTE(SUBSTITUTE([.$F95];&quot;-&quot;;&quot;&quot;);&quot; &quot;;&quot;&quot;);&quot;+&quot;;&quot;&quot;);10)));&quot;&quot;)">
            <text:p/>
          </table:table-cell>
          <table:table-cell table:style-name="ce99" table:formula="of:=IFERROR(IF([.$F95]=&quot;&quot;;&quot;&quot;;[$Mudslide_Commands.$E$32]&amp;&quot;send &quot;&amp;TRIM(SUBSTITUTE([.$AF95];&quot;+&quot;;&quot;&quot;)&amp;&quot; &quot;&amp;CHAR(34)&amp;[.$H95]&amp;CHAR(10)&amp;[.$I95]&amp;CHAR(10)&amp;[.$J95]&amp;CHAR(10)&amp;[.$K95]&amp;CHAR(10)&amp;[.$L95]&amp;CHAR(10)&amp;&quot;- Sent By Bot&quot;&amp;CHAR(34)&amp;CHAR(10)));&quot;&quot;)">
            <text:p/>
          </table:table-cell>
          <table:table-cell table:style-name="ce99" table:formula="of:=IFERROR(IF([.$F95]=&quot;&quot;;&quot;&quot;;[$Mudslide_Commands.$E$32]&amp;IF(SUMPRODUCT(--ISNUMBER(SEARCH([$Mudslide_Commands.$D$10:.$D$16];RIGHT(LOWER([.$M95]);4))))&gt;0;&quot;send-image &quot;; &quot;send-file &quot;)&amp;TRIM(SUBSTITUTE([.$AF95];&quot;+&quot;;&quot;&quot;)&amp;&quot; &quot;&amp;CHAR(34)&amp;[.$M95]&amp;CHAR(34)&amp;IF([.$S95]=&quot;&quot;;&quot;&quot;;&quot; --caption &quot;&amp;CHAR(34)&amp;[.$S95]&amp;CHAR(34))&amp;CHAR(10)));&quot;&quot;)">
            <text:p/>
          </table:table-cell>
          <table:table-cell table:style-name="ce60" table:formula="of:=IFERROR(IF([.$F95]=&quot;&quot;;&quot;&quot;;IF([.$M95]=&quot;&quot;;[.$AG95]&amp;CHAR(10);[.$AH95]&amp;CHAR(10)));&quot;&quot;)">
            <text:p/>
          </table:table-cell>
          <table:table-cell table:style-name="ce60"/>
          <table:table-cell table:style-name="ce60" table:formula="of:=IFERROR(IF(NOT(ISERROR(SEARCH(&quot;@g.us&quot;;[.$E95])));[.$G95];IF([.$G95]=&quot;&quot;;&quot;&quot;;IFERROR(IF([.$B95]=&quot;&quot;;[.$E$1];[.$B95]);&quot;&quot;)&amp;RIGHT(SUBSTITUTE(SUBSTITUTE(SUBSTITUTE([.$G95];&quot;-&quot;;&quot;&quot;);&quot; &quot;;&quot;&quot;);&quot;+&quot;;&quot;&quot;);10)));&quot;&quot;)">
            <text:p/>
          </table:table-cell>
          <table:table-cell table:style-name="ce99" table:formula="of:=IFERROR(IF([.$G95]=&quot;&quot;;&quot;&quot;;[$Mudslide_Commands.$E$32]&amp;&quot;send &quot;&amp;TRIM(SUBSTITUTE([.$AK95];&quot;+&quot;;&quot;&quot;)&amp;&quot; &quot;&amp;CHAR(34)&amp;[.$H95]&amp;CHAR(10)&amp;[.$I95]&amp;CHAR(10)&amp;[.$J95]&amp;CHAR(10)&amp;[.$K95]&amp;CHAR(10)&amp;[.$L95]&amp;CHAR(10)&amp;&quot;- Sent By Bot&quot;&amp;CHAR(34)&amp;CHAR(10)));&quot;&quot;)">
            <text:p/>
          </table:table-cell>
          <table:table-cell table:style-name="ce99" table:formula="of:=IFERROR(IF([.$G95]=&quot;&quot;;&quot;&quot;;[$Mudslide_Commands.$E$32]&amp;IF(SUMPRODUCT(--ISNUMBER(SEARCH([$Mudslide_Commands.$D$10:.$D$16];RIGHT(LOWER([.$M95]);4))))&gt;0;&quot;send-image &quot;; &quot;send-file &quot;)&amp;TRIM(SUBSTITUTE([.$AK95];&quot;+&quot;;&quot;&quot;)&amp;&quot; &quot;&amp;CHAR(34)&amp;[.$M95]&amp;CHAR(34)&amp;IF([.$S95]=&quot;&quot;;&quot;&quot;;&quot; --caption &quot;&amp;CHAR(34)&amp;[.$S95]&amp;CHAR(34))&amp;CHAR(10)));&quot;&quot;)">
            <text:p/>
          </table:table-cell>
          <table:table-cell table:style-name="ce60" table:formula="of:=IFERROR(IF([.$G95]=&quot;&quot;;&quot;&quot;;IF([.$M95]=&quot;&quot;;[.$AL95]&amp;CHAR(10);[.$AM95]&amp;CHAR(10)));&quot;&quot;)">
            <text:p/>
          </table:table-cell>
          <table:table-cell table:style-name="ce60"/>
          <table:table-cell table:style-name="ce116" table:formula="of:=[.AD95]&amp;[.AI95]&amp;[.AN9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6]&amp;[.F96]&amp;[.G96]=&quot;&quot;;&quot;&quot;;MAX([.$A$3:.$A95])+1);&quot;&quot;)">
            <text:p/>
          </table:table-cell>
          <table:table-cell table:style-name="ce9" table:formula="of:=IFERROR(TRIM(SUBSTITUTE(SUBSTITUTE(VLOOKUP([.C9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6]=&quot;&quot;;&quot;&quot;;TRIM(&quot;Dear *&quot;&amp;[.$D96]&amp;&quot;*&quot;))">
            <text:p/>
          </table:table-cell>
          <table:table-cell table:style-name="ce83" table:formula="of:=IF([.$E96]=&quot;&quot;;&quot;&quot;;&quot;~How Do You Do ?~&quot;)">
            <text:p/>
          </table:table-cell>
          <table:table-cell table:style-name="ce83" table:formula="of:=IF([.$E96]=&quot;&quot;;&quot;&quot;;&quot;_Have a great Day_&quot;)">
            <text:p/>
          </table:table-cell>
          <table:table-cell table:style-name="ce83" table:number-columns-repeated="2"/>
          <table:table-cell table:style-name="ce44" table:number-columns-spanned="6" table:number-rows-spanned="1">
            <draw:control draw:z-index="108" draw:name="BT_File_Selection_12_" draw:style-name="gr6" draw:text-style-name="P5" svg:width="1cm" svg:height="0.5cm" svg:x="0cm" svg:y="0cm" draw:control="control94"/>
          </table:table-cell>
          <table:covered-table-cell table:number-columns-repeated="5" table:style-name="ce48"/>
          <table:table-cell table:style-name="ce107" table:formula="of:=IF([.$M96]=&quot;&quot;;&quot;&quot;;IF([.$A9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6])));[.$E96];IF([.$E96]=&quot;&quot;;&quot;&quot;;IFERROR(IF([.$B96]=&quot;&quot;;[.$E$1];[.$B96]);&quot;&quot;)&amp;RIGHT(SUBSTITUTE(SUBSTITUTE(SUBSTITUTE([.$E96];&quot;-&quot;;&quot;&quot;);&quot; &quot;;&quot;&quot;);&quot;+&quot;;&quot;&quot;);10)));&quot;&quot;)">
            <text:p/>
          </table:table-cell>
          <table:table-cell table:style-name="ce99" table:formula="of:=IFERROR(IF([.$E96]=&quot;&quot;;&quot;&quot;;[$Mudslide_Commands.$E$32]&amp;&quot;send &quot;&amp;TRIM(SUBSTITUTE([.$AA96];&quot;+&quot;;&quot;&quot;)&amp;&quot; &quot;&amp;CHAR(34)&amp;[.$H96]&amp;CHAR(10)&amp;[.$I96]&amp;CHAR(10)&amp;[.$J96]&amp;CHAR(10)&amp;[.$K96]&amp;CHAR(10)&amp;[.$L96]&amp;CHAR(10)&amp;&quot;- Sent By Bot&quot;&amp;CHAR(34)&amp;CHAR(10)));&quot;&quot;)">
            <text:p/>
          </table:table-cell>
          <table:table-cell table:style-name="ce99" table:formula="of:=IFERROR(IF([.$E96]=&quot;&quot;;&quot;&quot;;[$Mudslide_Commands.$E$32]&amp;IF(SUMPRODUCT(--ISNUMBER(SEARCH([$Mudslide_Commands.$D$10:.$D$16];RIGHT(LOWER([.$M96]);4))))&gt;0;&quot;send-image &quot;; &quot;send-file &quot;)&amp;TRIM(SUBSTITUTE([.$AA96];&quot;+&quot;;&quot;&quot;)&amp;&quot; &quot;&amp;CHAR(34)&amp;[.$M96]&amp;CHAR(34)&amp;IF([.$S96]=&quot;&quot;;&quot;&quot;;&quot; --caption &quot;&amp;CHAR(34)&amp;[.$S96]&amp;CHAR(34))&amp;CHAR(10)));&quot;&quot;)">
            <text:p/>
          </table:table-cell>
          <table:table-cell table:style-name="ce60" table:formula="of:=IFERROR(IF([.$E96]=&quot;&quot;;&quot;&quot;;IF([.$M96]=&quot;&quot;;[.$AB96]&amp;CHAR(10);[.$AC96]&amp;CHAR(10)));&quot;&quot;)">
            <text:p/>
          </table:table-cell>
          <table:table-cell table:style-name="ce60"/>
          <table:table-cell table:style-name="ce60" table:formula="of:=IFERROR(IF(NOT(ISERROR(SEARCH(&quot;@g.us&quot;;[.$F96])));[.$F96];IF([.$F96]=&quot;&quot;;&quot;&quot;;IFERROR(IF([.$B96]=&quot;&quot;;[.$E$1];[.$B96]);&quot;&quot;)&amp;RIGHT(SUBSTITUTE(SUBSTITUTE(SUBSTITUTE([.$F96];&quot;-&quot;;&quot;&quot;);&quot; &quot;;&quot;&quot;);&quot;+&quot;;&quot;&quot;);10)));&quot;&quot;)">
            <text:p/>
          </table:table-cell>
          <table:table-cell table:style-name="ce99" table:formula="of:=IFERROR(IF([.$F96]=&quot;&quot;;&quot;&quot;;[$Mudslide_Commands.$E$32]&amp;&quot;send &quot;&amp;TRIM(SUBSTITUTE([.$AF96];&quot;+&quot;;&quot;&quot;)&amp;&quot; &quot;&amp;CHAR(34)&amp;[.$H96]&amp;CHAR(10)&amp;[.$I96]&amp;CHAR(10)&amp;[.$J96]&amp;CHAR(10)&amp;[.$K96]&amp;CHAR(10)&amp;[.$L96]&amp;CHAR(10)&amp;&quot;- Sent By Bot&quot;&amp;CHAR(34)&amp;CHAR(10)));&quot;&quot;)">
            <text:p/>
          </table:table-cell>
          <table:table-cell table:style-name="ce99" table:formula="of:=IFERROR(IF([.$F96]=&quot;&quot;;&quot;&quot;;[$Mudslide_Commands.$E$32]&amp;IF(SUMPRODUCT(--ISNUMBER(SEARCH([$Mudslide_Commands.$D$10:.$D$16];RIGHT(LOWER([.$M96]);4))))&gt;0;&quot;send-image &quot;; &quot;send-file &quot;)&amp;TRIM(SUBSTITUTE([.$AF96];&quot;+&quot;;&quot;&quot;)&amp;&quot; &quot;&amp;CHAR(34)&amp;[.$M96]&amp;CHAR(34)&amp;IF([.$S96]=&quot;&quot;;&quot;&quot;;&quot; --caption &quot;&amp;CHAR(34)&amp;[.$S96]&amp;CHAR(34))&amp;CHAR(10)));&quot;&quot;)">
            <text:p/>
          </table:table-cell>
          <table:table-cell table:style-name="ce60" table:formula="of:=IFERROR(IF([.$F96]=&quot;&quot;;&quot;&quot;;IF([.$M96]=&quot;&quot;;[.$AG96]&amp;CHAR(10);[.$AH96]&amp;CHAR(10)));&quot;&quot;)">
            <text:p/>
          </table:table-cell>
          <table:table-cell table:style-name="ce60"/>
          <table:table-cell table:style-name="ce60" table:formula="of:=IFERROR(IF(NOT(ISERROR(SEARCH(&quot;@g.us&quot;;[.$E96])));[.$G96];IF([.$G96]=&quot;&quot;;&quot;&quot;;IFERROR(IF([.$B96]=&quot;&quot;;[.$E$1];[.$B96]);&quot;&quot;)&amp;RIGHT(SUBSTITUTE(SUBSTITUTE(SUBSTITUTE([.$G96];&quot;-&quot;;&quot;&quot;);&quot; &quot;;&quot;&quot;);&quot;+&quot;;&quot;&quot;);10)));&quot;&quot;)">
            <text:p/>
          </table:table-cell>
          <table:table-cell table:style-name="ce99" table:formula="of:=IFERROR(IF([.$G96]=&quot;&quot;;&quot;&quot;;[$Mudslide_Commands.$E$32]&amp;&quot;send &quot;&amp;TRIM(SUBSTITUTE([.$AK96];&quot;+&quot;;&quot;&quot;)&amp;&quot; &quot;&amp;CHAR(34)&amp;[.$H96]&amp;CHAR(10)&amp;[.$I96]&amp;CHAR(10)&amp;[.$J96]&amp;CHAR(10)&amp;[.$K96]&amp;CHAR(10)&amp;[.$L96]&amp;CHAR(10)&amp;&quot;- Sent By Bot&quot;&amp;CHAR(34)&amp;CHAR(10)));&quot;&quot;)">
            <text:p/>
          </table:table-cell>
          <table:table-cell table:style-name="ce99" table:formula="of:=IFERROR(IF([.$G96]=&quot;&quot;;&quot;&quot;;[$Mudslide_Commands.$E$32]&amp;IF(SUMPRODUCT(--ISNUMBER(SEARCH([$Mudslide_Commands.$D$10:.$D$16];RIGHT(LOWER([.$M96]);4))))&gt;0;&quot;send-image &quot;; &quot;send-file &quot;)&amp;TRIM(SUBSTITUTE([.$AK96];&quot;+&quot;;&quot;&quot;)&amp;&quot; &quot;&amp;CHAR(34)&amp;[.$M96]&amp;CHAR(34)&amp;IF([.$S96]=&quot;&quot;;&quot;&quot;;&quot; --caption &quot;&amp;CHAR(34)&amp;[.$S96]&amp;CHAR(34))&amp;CHAR(10)));&quot;&quot;)">
            <text:p/>
          </table:table-cell>
          <table:table-cell table:style-name="ce60" table:formula="of:=IFERROR(IF([.$G96]=&quot;&quot;;&quot;&quot;;IF([.$M96]=&quot;&quot;;[.$AL96]&amp;CHAR(10);[.$AM96]&amp;CHAR(10)));&quot;&quot;)">
            <text:p/>
          </table:table-cell>
          <table:table-cell table:style-name="ce60"/>
          <table:table-cell table:style-name="ce116" table:formula="of:=[.AD96]&amp;[.AI96]&amp;[.AN9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7]&amp;[.F97]&amp;[.G97]=&quot;&quot;;&quot;&quot;;MAX([.$A$3:.$A96])+1);&quot;&quot;)">
            <text:p/>
          </table:table-cell>
          <table:table-cell table:style-name="ce9" table:formula="of:=IFERROR(TRIM(SUBSTITUTE(SUBSTITUTE(VLOOKUP([.C9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7]=&quot;&quot;;&quot;&quot;;TRIM(&quot;Dear *&quot;&amp;[.$D97]&amp;&quot;*&quot;))">
            <text:p/>
          </table:table-cell>
          <table:table-cell table:style-name="ce83" table:formula="of:=IF([.$E97]=&quot;&quot;;&quot;&quot;;&quot;~How Do You Do ?~&quot;)">
            <text:p/>
          </table:table-cell>
          <table:table-cell table:style-name="ce83" table:formula="of:=IF([.$E97]=&quot;&quot;;&quot;&quot;;&quot;_Have a great Day_&quot;)">
            <text:p/>
          </table:table-cell>
          <table:table-cell table:style-name="ce83" table:number-columns-repeated="2"/>
          <table:table-cell table:style-name="ce44" table:number-columns-spanned="6" table:number-rows-spanned="1">
            <draw:control draw:z-index="109" draw:name="BT_File_Selection_12_" draw:style-name="gr6" draw:text-style-name="P5" svg:width="1cm" svg:height="0.5cm" svg:x="0cm" svg:y="0cm" draw:control="control95"/>
          </table:table-cell>
          <table:covered-table-cell table:number-columns-repeated="5" table:style-name="ce48"/>
          <table:table-cell table:style-name="ce107" table:formula="of:=IF([.$M97]=&quot;&quot;;&quot;&quot;;IF([.$A9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7])));[.$E97];IF([.$E97]=&quot;&quot;;&quot;&quot;;IFERROR(IF([.$B97]=&quot;&quot;;[.$E$1];[.$B97]);&quot;&quot;)&amp;RIGHT(SUBSTITUTE(SUBSTITUTE(SUBSTITUTE([.$E97];&quot;-&quot;;&quot;&quot;);&quot; &quot;;&quot;&quot;);&quot;+&quot;;&quot;&quot;);10)));&quot;&quot;)">
            <text:p/>
          </table:table-cell>
          <table:table-cell table:style-name="ce99" table:formula="of:=IFERROR(IF([.$E97]=&quot;&quot;;&quot;&quot;;[$Mudslide_Commands.$E$32]&amp;&quot;send &quot;&amp;TRIM(SUBSTITUTE([.$AA97];&quot;+&quot;;&quot;&quot;)&amp;&quot; &quot;&amp;CHAR(34)&amp;[.$H97]&amp;CHAR(10)&amp;[.$I97]&amp;CHAR(10)&amp;[.$J97]&amp;CHAR(10)&amp;[.$K97]&amp;CHAR(10)&amp;[.$L97]&amp;CHAR(10)&amp;&quot;- Sent By Bot&quot;&amp;CHAR(34)&amp;CHAR(10)));&quot;&quot;)">
            <text:p/>
          </table:table-cell>
          <table:table-cell table:style-name="ce99" table:formula="of:=IFERROR(IF([.$E97]=&quot;&quot;;&quot;&quot;;[$Mudslide_Commands.$E$32]&amp;IF(SUMPRODUCT(--ISNUMBER(SEARCH([$Mudslide_Commands.$D$10:.$D$16];RIGHT(LOWER([.$M97]);4))))&gt;0;&quot;send-image &quot;; &quot;send-file &quot;)&amp;TRIM(SUBSTITUTE([.$AA97];&quot;+&quot;;&quot;&quot;)&amp;&quot; &quot;&amp;CHAR(34)&amp;[.$M97]&amp;CHAR(34)&amp;IF([.$S97]=&quot;&quot;;&quot;&quot;;&quot; --caption &quot;&amp;CHAR(34)&amp;[.$S97]&amp;CHAR(34))&amp;CHAR(10)));&quot;&quot;)">
            <text:p/>
          </table:table-cell>
          <table:table-cell table:style-name="ce60" table:formula="of:=IFERROR(IF([.$E97]=&quot;&quot;;&quot;&quot;;IF([.$M97]=&quot;&quot;;[.$AB97]&amp;CHAR(10);[.$AC97]&amp;CHAR(10)));&quot;&quot;)">
            <text:p/>
          </table:table-cell>
          <table:table-cell table:style-name="ce60"/>
          <table:table-cell table:style-name="ce60" table:formula="of:=IFERROR(IF(NOT(ISERROR(SEARCH(&quot;@g.us&quot;;[.$F97])));[.$F97];IF([.$F97]=&quot;&quot;;&quot;&quot;;IFERROR(IF([.$B97]=&quot;&quot;;[.$E$1];[.$B97]);&quot;&quot;)&amp;RIGHT(SUBSTITUTE(SUBSTITUTE(SUBSTITUTE([.$F97];&quot;-&quot;;&quot;&quot;);&quot; &quot;;&quot;&quot;);&quot;+&quot;;&quot;&quot;);10)));&quot;&quot;)">
            <text:p/>
          </table:table-cell>
          <table:table-cell table:style-name="ce99" table:formula="of:=IFERROR(IF([.$F97]=&quot;&quot;;&quot;&quot;;[$Mudslide_Commands.$E$32]&amp;&quot;send &quot;&amp;TRIM(SUBSTITUTE([.$AF97];&quot;+&quot;;&quot;&quot;)&amp;&quot; &quot;&amp;CHAR(34)&amp;[.$H97]&amp;CHAR(10)&amp;[.$I97]&amp;CHAR(10)&amp;[.$J97]&amp;CHAR(10)&amp;[.$K97]&amp;CHAR(10)&amp;[.$L97]&amp;CHAR(10)&amp;&quot;- Sent By Bot&quot;&amp;CHAR(34)&amp;CHAR(10)));&quot;&quot;)">
            <text:p/>
          </table:table-cell>
          <table:table-cell table:style-name="ce99" table:formula="of:=IFERROR(IF([.$F97]=&quot;&quot;;&quot;&quot;;[$Mudslide_Commands.$E$32]&amp;IF(SUMPRODUCT(--ISNUMBER(SEARCH([$Mudslide_Commands.$D$10:.$D$16];RIGHT(LOWER([.$M97]);4))))&gt;0;&quot;send-image &quot;; &quot;send-file &quot;)&amp;TRIM(SUBSTITUTE([.$AF97];&quot;+&quot;;&quot;&quot;)&amp;&quot; &quot;&amp;CHAR(34)&amp;[.$M97]&amp;CHAR(34)&amp;IF([.$S97]=&quot;&quot;;&quot;&quot;;&quot; --caption &quot;&amp;CHAR(34)&amp;[.$S97]&amp;CHAR(34))&amp;CHAR(10)));&quot;&quot;)">
            <text:p/>
          </table:table-cell>
          <table:table-cell table:style-name="ce60" table:formula="of:=IFERROR(IF([.$F97]=&quot;&quot;;&quot;&quot;;IF([.$M97]=&quot;&quot;;[.$AG97]&amp;CHAR(10);[.$AH97]&amp;CHAR(10)));&quot;&quot;)">
            <text:p/>
          </table:table-cell>
          <table:table-cell table:style-name="ce60"/>
          <table:table-cell table:style-name="ce60" table:formula="of:=IFERROR(IF(NOT(ISERROR(SEARCH(&quot;@g.us&quot;;[.$E97])));[.$G97];IF([.$G97]=&quot;&quot;;&quot;&quot;;IFERROR(IF([.$B97]=&quot;&quot;;[.$E$1];[.$B97]);&quot;&quot;)&amp;RIGHT(SUBSTITUTE(SUBSTITUTE(SUBSTITUTE([.$G97];&quot;-&quot;;&quot;&quot;);&quot; &quot;;&quot;&quot;);&quot;+&quot;;&quot;&quot;);10)));&quot;&quot;)">
            <text:p/>
          </table:table-cell>
          <table:table-cell table:style-name="ce99" table:formula="of:=IFERROR(IF([.$G97]=&quot;&quot;;&quot;&quot;;[$Mudslide_Commands.$E$32]&amp;&quot;send &quot;&amp;TRIM(SUBSTITUTE([.$AK97];&quot;+&quot;;&quot;&quot;)&amp;&quot; &quot;&amp;CHAR(34)&amp;[.$H97]&amp;CHAR(10)&amp;[.$I97]&amp;CHAR(10)&amp;[.$J97]&amp;CHAR(10)&amp;[.$K97]&amp;CHAR(10)&amp;[.$L97]&amp;CHAR(10)&amp;&quot;- Sent By Bot&quot;&amp;CHAR(34)&amp;CHAR(10)));&quot;&quot;)">
            <text:p/>
          </table:table-cell>
          <table:table-cell table:style-name="ce99" table:formula="of:=IFERROR(IF([.$G97]=&quot;&quot;;&quot;&quot;;[$Mudslide_Commands.$E$32]&amp;IF(SUMPRODUCT(--ISNUMBER(SEARCH([$Mudslide_Commands.$D$10:.$D$16];RIGHT(LOWER([.$M97]);4))))&gt;0;&quot;send-image &quot;; &quot;send-file &quot;)&amp;TRIM(SUBSTITUTE([.$AK97];&quot;+&quot;;&quot;&quot;)&amp;&quot; &quot;&amp;CHAR(34)&amp;[.$M97]&amp;CHAR(34)&amp;IF([.$S97]=&quot;&quot;;&quot;&quot;;&quot; --caption &quot;&amp;CHAR(34)&amp;[.$S97]&amp;CHAR(34))&amp;CHAR(10)));&quot;&quot;)">
            <text:p/>
          </table:table-cell>
          <table:table-cell table:style-name="ce60" table:formula="of:=IFERROR(IF([.$G97]=&quot;&quot;;&quot;&quot;;IF([.$M97]=&quot;&quot;;[.$AL97]&amp;CHAR(10);[.$AM97]&amp;CHAR(10)));&quot;&quot;)">
            <text:p/>
          </table:table-cell>
          <table:table-cell table:style-name="ce60"/>
          <table:table-cell table:style-name="ce116" table:formula="of:=[.AD97]&amp;[.AI97]&amp;[.AN9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8]&amp;[.F98]&amp;[.G98]=&quot;&quot;;&quot;&quot;;MAX([.$A$3:.$A97])+1);&quot;&quot;)">
            <text:p/>
          </table:table-cell>
          <table:table-cell table:style-name="ce9" table:formula="of:=IFERROR(TRIM(SUBSTITUTE(SUBSTITUTE(VLOOKUP([.C9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8]=&quot;&quot;;&quot;&quot;;TRIM(&quot;Dear *&quot;&amp;[.$D98]&amp;&quot;*&quot;))">
            <text:p/>
          </table:table-cell>
          <table:table-cell table:style-name="ce83" table:formula="of:=IF([.$E98]=&quot;&quot;;&quot;&quot;;&quot;~How Do You Do ?~&quot;)">
            <text:p/>
          </table:table-cell>
          <table:table-cell table:style-name="ce83" table:formula="of:=IF([.$E98]=&quot;&quot;;&quot;&quot;;&quot;_Have a great Day_&quot;)">
            <text:p/>
          </table:table-cell>
          <table:table-cell table:style-name="ce83" table:number-columns-repeated="2"/>
          <table:table-cell table:style-name="ce44" table:number-columns-spanned="6" table:number-rows-spanned="1">
            <draw:control draw:z-index="110" draw:name="BT_File_Selection_12_" draw:style-name="gr6" draw:text-style-name="P5" svg:width="1cm" svg:height="0.5cm" svg:x="0cm" svg:y="0cm" draw:control="control96"/>
          </table:table-cell>
          <table:covered-table-cell table:number-columns-repeated="5" table:style-name="ce48"/>
          <table:table-cell table:style-name="ce107" table:formula="of:=IF([.$M98]=&quot;&quot;;&quot;&quot;;IF([.$A9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8])));[.$E98];IF([.$E98]=&quot;&quot;;&quot;&quot;;IFERROR(IF([.$B98]=&quot;&quot;;[.$E$1];[.$B98]);&quot;&quot;)&amp;RIGHT(SUBSTITUTE(SUBSTITUTE(SUBSTITUTE([.$E98];&quot;-&quot;;&quot;&quot;);&quot; &quot;;&quot;&quot;);&quot;+&quot;;&quot;&quot;);10)));&quot;&quot;)">
            <text:p/>
          </table:table-cell>
          <table:table-cell table:style-name="ce99" table:formula="of:=IFERROR(IF([.$E98]=&quot;&quot;;&quot;&quot;;[$Mudslide_Commands.$E$32]&amp;&quot;send &quot;&amp;TRIM(SUBSTITUTE([.$AA98];&quot;+&quot;;&quot;&quot;)&amp;&quot; &quot;&amp;CHAR(34)&amp;[.$H98]&amp;CHAR(10)&amp;[.$I98]&amp;CHAR(10)&amp;[.$J98]&amp;CHAR(10)&amp;[.$K98]&amp;CHAR(10)&amp;[.$L98]&amp;CHAR(10)&amp;&quot;- Sent By Bot&quot;&amp;CHAR(34)&amp;CHAR(10)));&quot;&quot;)">
            <text:p/>
          </table:table-cell>
          <table:table-cell table:style-name="ce99" table:formula="of:=IFERROR(IF([.$E98]=&quot;&quot;;&quot;&quot;;[$Mudslide_Commands.$E$32]&amp;IF(SUMPRODUCT(--ISNUMBER(SEARCH([$Mudslide_Commands.$D$10:.$D$16];RIGHT(LOWER([.$M98]);4))))&gt;0;&quot;send-image &quot;; &quot;send-file &quot;)&amp;TRIM(SUBSTITUTE([.$AA98];&quot;+&quot;;&quot;&quot;)&amp;&quot; &quot;&amp;CHAR(34)&amp;[.$M98]&amp;CHAR(34)&amp;IF([.$S98]=&quot;&quot;;&quot;&quot;;&quot; --caption &quot;&amp;CHAR(34)&amp;[.$S98]&amp;CHAR(34))&amp;CHAR(10)));&quot;&quot;)">
            <text:p/>
          </table:table-cell>
          <table:table-cell table:style-name="ce60" table:formula="of:=IFERROR(IF([.$E98]=&quot;&quot;;&quot;&quot;;IF([.$M98]=&quot;&quot;;[.$AB98]&amp;CHAR(10);[.$AC98]&amp;CHAR(10)));&quot;&quot;)">
            <text:p/>
          </table:table-cell>
          <table:table-cell table:style-name="ce60"/>
          <table:table-cell table:style-name="ce60" table:formula="of:=IFERROR(IF(NOT(ISERROR(SEARCH(&quot;@g.us&quot;;[.$F98])));[.$F98];IF([.$F98]=&quot;&quot;;&quot;&quot;;IFERROR(IF([.$B98]=&quot;&quot;;[.$E$1];[.$B98]);&quot;&quot;)&amp;RIGHT(SUBSTITUTE(SUBSTITUTE(SUBSTITUTE([.$F98];&quot;-&quot;;&quot;&quot;);&quot; &quot;;&quot;&quot;);&quot;+&quot;;&quot;&quot;);10)));&quot;&quot;)">
            <text:p/>
          </table:table-cell>
          <table:table-cell table:style-name="ce99" table:formula="of:=IFERROR(IF([.$F98]=&quot;&quot;;&quot;&quot;;[$Mudslide_Commands.$E$32]&amp;&quot;send &quot;&amp;TRIM(SUBSTITUTE([.$AF98];&quot;+&quot;;&quot;&quot;)&amp;&quot; &quot;&amp;CHAR(34)&amp;[.$H98]&amp;CHAR(10)&amp;[.$I98]&amp;CHAR(10)&amp;[.$J98]&amp;CHAR(10)&amp;[.$K98]&amp;CHAR(10)&amp;[.$L98]&amp;CHAR(10)&amp;&quot;- Sent By Bot&quot;&amp;CHAR(34)&amp;CHAR(10)));&quot;&quot;)">
            <text:p/>
          </table:table-cell>
          <table:table-cell table:style-name="ce99" table:formula="of:=IFERROR(IF([.$F98]=&quot;&quot;;&quot;&quot;;[$Mudslide_Commands.$E$32]&amp;IF(SUMPRODUCT(--ISNUMBER(SEARCH([$Mudslide_Commands.$D$10:.$D$16];RIGHT(LOWER([.$M98]);4))))&gt;0;&quot;send-image &quot;; &quot;send-file &quot;)&amp;TRIM(SUBSTITUTE([.$AF98];&quot;+&quot;;&quot;&quot;)&amp;&quot; &quot;&amp;CHAR(34)&amp;[.$M98]&amp;CHAR(34)&amp;IF([.$S98]=&quot;&quot;;&quot;&quot;;&quot; --caption &quot;&amp;CHAR(34)&amp;[.$S98]&amp;CHAR(34))&amp;CHAR(10)));&quot;&quot;)">
            <text:p/>
          </table:table-cell>
          <table:table-cell table:style-name="ce60" table:formula="of:=IFERROR(IF([.$F98]=&quot;&quot;;&quot;&quot;;IF([.$M98]=&quot;&quot;;[.$AG98]&amp;CHAR(10);[.$AH98]&amp;CHAR(10)));&quot;&quot;)">
            <text:p/>
          </table:table-cell>
          <table:table-cell table:style-name="ce60"/>
          <table:table-cell table:style-name="ce60" table:formula="of:=IFERROR(IF(NOT(ISERROR(SEARCH(&quot;@g.us&quot;;[.$E98])));[.$G98];IF([.$G98]=&quot;&quot;;&quot;&quot;;IFERROR(IF([.$B98]=&quot;&quot;;[.$E$1];[.$B98]);&quot;&quot;)&amp;RIGHT(SUBSTITUTE(SUBSTITUTE(SUBSTITUTE([.$G98];&quot;-&quot;;&quot;&quot;);&quot; &quot;;&quot;&quot;);&quot;+&quot;;&quot;&quot;);10)));&quot;&quot;)">
            <text:p/>
          </table:table-cell>
          <table:table-cell table:style-name="ce99" table:formula="of:=IFERROR(IF([.$G98]=&quot;&quot;;&quot;&quot;;[$Mudslide_Commands.$E$32]&amp;&quot;send &quot;&amp;TRIM(SUBSTITUTE([.$AK98];&quot;+&quot;;&quot;&quot;)&amp;&quot; &quot;&amp;CHAR(34)&amp;[.$H98]&amp;CHAR(10)&amp;[.$I98]&amp;CHAR(10)&amp;[.$J98]&amp;CHAR(10)&amp;[.$K98]&amp;CHAR(10)&amp;[.$L98]&amp;CHAR(10)&amp;&quot;- Sent By Bot&quot;&amp;CHAR(34)&amp;CHAR(10)));&quot;&quot;)">
            <text:p/>
          </table:table-cell>
          <table:table-cell table:style-name="ce99" table:formula="of:=IFERROR(IF([.$G98]=&quot;&quot;;&quot;&quot;;[$Mudslide_Commands.$E$32]&amp;IF(SUMPRODUCT(--ISNUMBER(SEARCH([$Mudslide_Commands.$D$10:.$D$16];RIGHT(LOWER([.$M98]);4))))&gt;0;&quot;send-image &quot;; &quot;send-file &quot;)&amp;TRIM(SUBSTITUTE([.$AK98];&quot;+&quot;;&quot;&quot;)&amp;&quot; &quot;&amp;CHAR(34)&amp;[.$M98]&amp;CHAR(34)&amp;IF([.$S98]=&quot;&quot;;&quot;&quot;;&quot; --caption &quot;&amp;CHAR(34)&amp;[.$S98]&amp;CHAR(34))&amp;CHAR(10)));&quot;&quot;)">
            <text:p/>
          </table:table-cell>
          <table:table-cell table:style-name="ce60" table:formula="of:=IFERROR(IF([.$G98]=&quot;&quot;;&quot;&quot;;IF([.$M98]=&quot;&quot;;[.$AL98]&amp;CHAR(10);[.$AM98]&amp;CHAR(10)));&quot;&quot;)">
            <text:p/>
          </table:table-cell>
          <table:table-cell table:style-name="ce60"/>
          <table:table-cell table:style-name="ce116" table:formula="of:=[.AD98]&amp;[.AI98]&amp;[.AN9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99]&amp;[.F99]&amp;[.G99]=&quot;&quot;;&quot;&quot;;MAX([.$A$3:.$A98])+1);&quot;&quot;)">
            <text:p/>
          </table:table-cell>
          <table:table-cell table:style-name="ce9" table:formula="of:=IFERROR(TRIM(SUBSTITUTE(SUBSTITUTE(VLOOKUP([.C9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99]=&quot;&quot;;&quot;&quot;;TRIM(&quot;Dear *&quot;&amp;[.$D99]&amp;&quot;*&quot;))">
            <text:p/>
          </table:table-cell>
          <table:table-cell table:style-name="ce83" table:formula="of:=IF([.$E99]=&quot;&quot;;&quot;&quot;;&quot;~How Do You Do ?~&quot;)">
            <text:p/>
          </table:table-cell>
          <table:table-cell table:style-name="ce83" table:formula="of:=IF([.$E99]=&quot;&quot;;&quot;&quot;;&quot;_Have a great Day_&quot;)">
            <text:p/>
          </table:table-cell>
          <table:table-cell table:style-name="ce83" table:number-columns-repeated="2"/>
          <table:table-cell table:style-name="ce44" table:number-columns-spanned="6" table:number-rows-spanned="1">
            <draw:control draw:z-index="111" draw:name="BT_File_Selection_12_" draw:style-name="gr6" draw:text-style-name="P5" svg:width="1cm" svg:height="0.5cm" svg:x="0cm" svg:y="0cm" draw:control="control97"/>
          </table:table-cell>
          <table:covered-table-cell table:number-columns-repeated="5" table:style-name="ce48"/>
          <table:table-cell table:style-name="ce107" table:formula="of:=IF([.$M99]=&quot;&quot;;&quot;&quot;;IF([.$A9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99])));[.$E99];IF([.$E99]=&quot;&quot;;&quot;&quot;;IFERROR(IF([.$B99]=&quot;&quot;;[.$E$1];[.$B99]);&quot;&quot;)&amp;RIGHT(SUBSTITUTE(SUBSTITUTE(SUBSTITUTE([.$E99];&quot;-&quot;;&quot;&quot;);&quot; &quot;;&quot;&quot;);&quot;+&quot;;&quot;&quot;);10)));&quot;&quot;)">
            <text:p/>
          </table:table-cell>
          <table:table-cell table:style-name="ce99" table:formula="of:=IFERROR(IF([.$E99]=&quot;&quot;;&quot;&quot;;[$Mudslide_Commands.$E$32]&amp;&quot;send &quot;&amp;TRIM(SUBSTITUTE([.$AA99];&quot;+&quot;;&quot;&quot;)&amp;&quot; &quot;&amp;CHAR(34)&amp;[.$H99]&amp;CHAR(10)&amp;[.$I99]&amp;CHAR(10)&amp;[.$J99]&amp;CHAR(10)&amp;[.$K99]&amp;CHAR(10)&amp;[.$L99]&amp;CHAR(10)&amp;&quot;- Sent By Bot&quot;&amp;CHAR(34)&amp;CHAR(10)));&quot;&quot;)">
            <text:p/>
          </table:table-cell>
          <table:table-cell table:style-name="ce99" table:formula="of:=IFERROR(IF([.$E99]=&quot;&quot;;&quot;&quot;;[$Mudslide_Commands.$E$32]&amp;IF(SUMPRODUCT(--ISNUMBER(SEARCH([$Mudslide_Commands.$D$10:.$D$16];RIGHT(LOWER([.$M99]);4))))&gt;0;&quot;send-image &quot;; &quot;send-file &quot;)&amp;TRIM(SUBSTITUTE([.$AA99];&quot;+&quot;;&quot;&quot;)&amp;&quot; &quot;&amp;CHAR(34)&amp;[.$M99]&amp;CHAR(34)&amp;IF([.$S99]=&quot;&quot;;&quot;&quot;;&quot; --caption &quot;&amp;CHAR(34)&amp;[.$S99]&amp;CHAR(34))&amp;CHAR(10)));&quot;&quot;)">
            <text:p/>
          </table:table-cell>
          <table:table-cell table:style-name="ce60" table:formula="of:=IFERROR(IF([.$E99]=&quot;&quot;;&quot;&quot;;IF([.$M99]=&quot;&quot;;[.$AB99]&amp;CHAR(10);[.$AC99]&amp;CHAR(10)));&quot;&quot;)">
            <text:p/>
          </table:table-cell>
          <table:table-cell table:style-name="ce60"/>
          <table:table-cell table:style-name="ce60" table:formula="of:=IFERROR(IF(NOT(ISERROR(SEARCH(&quot;@g.us&quot;;[.$F99])));[.$F99];IF([.$F99]=&quot;&quot;;&quot;&quot;;IFERROR(IF([.$B99]=&quot;&quot;;[.$E$1];[.$B99]);&quot;&quot;)&amp;RIGHT(SUBSTITUTE(SUBSTITUTE(SUBSTITUTE([.$F99];&quot;-&quot;;&quot;&quot;);&quot; &quot;;&quot;&quot;);&quot;+&quot;;&quot;&quot;);10)));&quot;&quot;)">
            <text:p/>
          </table:table-cell>
          <table:table-cell table:style-name="ce99" table:formula="of:=IFERROR(IF([.$F99]=&quot;&quot;;&quot;&quot;;[$Mudslide_Commands.$E$32]&amp;&quot;send &quot;&amp;TRIM(SUBSTITUTE([.$AF99];&quot;+&quot;;&quot;&quot;)&amp;&quot; &quot;&amp;CHAR(34)&amp;[.$H99]&amp;CHAR(10)&amp;[.$I99]&amp;CHAR(10)&amp;[.$J99]&amp;CHAR(10)&amp;[.$K99]&amp;CHAR(10)&amp;[.$L99]&amp;CHAR(10)&amp;&quot;- Sent By Bot&quot;&amp;CHAR(34)&amp;CHAR(10)));&quot;&quot;)">
            <text:p/>
          </table:table-cell>
          <table:table-cell table:style-name="ce99" table:formula="of:=IFERROR(IF([.$F99]=&quot;&quot;;&quot;&quot;;[$Mudslide_Commands.$E$32]&amp;IF(SUMPRODUCT(--ISNUMBER(SEARCH([$Mudslide_Commands.$D$10:.$D$16];RIGHT(LOWER([.$M99]);4))))&gt;0;&quot;send-image &quot;; &quot;send-file &quot;)&amp;TRIM(SUBSTITUTE([.$AF99];&quot;+&quot;;&quot;&quot;)&amp;&quot; &quot;&amp;CHAR(34)&amp;[.$M99]&amp;CHAR(34)&amp;IF([.$S99]=&quot;&quot;;&quot;&quot;;&quot; --caption &quot;&amp;CHAR(34)&amp;[.$S99]&amp;CHAR(34))&amp;CHAR(10)));&quot;&quot;)">
            <text:p/>
          </table:table-cell>
          <table:table-cell table:style-name="ce60" table:formula="of:=IFERROR(IF([.$F99]=&quot;&quot;;&quot;&quot;;IF([.$M99]=&quot;&quot;;[.$AG99]&amp;CHAR(10);[.$AH99]&amp;CHAR(10)));&quot;&quot;)">
            <text:p/>
          </table:table-cell>
          <table:table-cell table:style-name="ce60"/>
          <table:table-cell table:style-name="ce60" table:formula="of:=IFERROR(IF(NOT(ISERROR(SEARCH(&quot;@g.us&quot;;[.$E99])));[.$G99];IF([.$G99]=&quot;&quot;;&quot;&quot;;IFERROR(IF([.$B99]=&quot;&quot;;[.$E$1];[.$B99]);&quot;&quot;)&amp;RIGHT(SUBSTITUTE(SUBSTITUTE(SUBSTITUTE([.$G99];&quot;-&quot;;&quot;&quot;);&quot; &quot;;&quot;&quot;);&quot;+&quot;;&quot;&quot;);10)));&quot;&quot;)">
            <text:p/>
          </table:table-cell>
          <table:table-cell table:style-name="ce99" table:formula="of:=IFERROR(IF([.$G99]=&quot;&quot;;&quot;&quot;;[$Mudslide_Commands.$E$32]&amp;&quot;send &quot;&amp;TRIM(SUBSTITUTE([.$AK99];&quot;+&quot;;&quot;&quot;)&amp;&quot; &quot;&amp;CHAR(34)&amp;[.$H99]&amp;CHAR(10)&amp;[.$I99]&amp;CHAR(10)&amp;[.$J99]&amp;CHAR(10)&amp;[.$K99]&amp;CHAR(10)&amp;[.$L99]&amp;CHAR(10)&amp;&quot;- Sent By Bot&quot;&amp;CHAR(34)&amp;CHAR(10)));&quot;&quot;)">
            <text:p/>
          </table:table-cell>
          <table:table-cell table:style-name="ce99" table:formula="of:=IFERROR(IF([.$G99]=&quot;&quot;;&quot;&quot;;[$Mudslide_Commands.$E$32]&amp;IF(SUMPRODUCT(--ISNUMBER(SEARCH([$Mudslide_Commands.$D$10:.$D$16];RIGHT(LOWER([.$M99]);4))))&gt;0;&quot;send-image &quot;; &quot;send-file &quot;)&amp;TRIM(SUBSTITUTE([.$AK99];&quot;+&quot;;&quot;&quot;)&amp;&quot; &quot;&amp;CHAR(34)&amp;[.$M99]&amp;CHAR(34)&amp;IF([.$S99]=&quot;&quot;;&quot;&quot;;&quot; --caption &quot;&amp;CHAR(34)&amp;[.$S99]&amp;CHAR(34))&amp;CHAR(10)));&quot;&quot;)">
            <text:p/>
          </table:table-cell>
          <table:table-cell table:style-name="ce60" table:formula="of:=IFERROR(IF([.$G99]=&quot;&quot;;&quot;&quot;;IF([.$M99]=&quot;&quot;;[.$AL99]&amp;CHAR(10);[.$AM99]&amp;CHAR(10)));&quot;&quot;)">
            <text:p/>
          </table:table-cell>
          <table:table-cell table:style-name="ce60"/>
          <table:table-cell table:style-name="ce116" table:formula="of:=[.AD99]&amp;[.AI99]&amp;[.AN9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0]&amp;[.F100]&amp;[.G100]=&quot;&quot;;&quot;&quot;;MAX([.$A$3:.$A99])+1);&quot;&quot;)">
            <text:p/>
          </table:table-cell>
          <table:table-cell table:style-name="ce9" table:formula="of:=IFERROR(TRIM(SUBSTITUTE(SUBSTITUTE(VLOOKUP([.C10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0]=&quot;&quot;;&quot;&quot;;TRIM(&quot;Dear *&quot;&amp;[.$D100]&amp;&quot;*&quot;))">
            <text:p/>
          </table:table-cell>
          <table:table-cell table:style-name="ce83" table:formula="of:=IF([.$E100]=&quot;&quot;;&quot;&quot;;&quot;~How Do You Do ?~&quot;)">
            <text:p/>
          </table:table-cell>
          <table:table-cell table:style-name="ce83" table:formula="of:=IF([.$E100]=&quot;&quot;;&quot;&quot;;&quot;_Have a great Day_&quot;)">
            <text:p/>
          </table:table-cell>
          <table:table-cell table:style-name="ce83" table:number-columns-repeated="2"/>
          <table:table-cell table:style-name="ce44" table:number-columns-spanned="6" table:number-rows-spanned="1">
            <draw:control draw:z-index="112" draw:name="BT_File_Selection_12_" draw:style-name="gr6" draw:text-style-name="P5" svg:width="1cm" svg:height="0.5cm" svg:x="0cm" svg:y="0cm" draw:control="control98"/>
          </table:table-cell>
          <table:covered-table-cell table:number-columns-repeated="5" table:style-name="ce48"/>
          <table:table-cell table:style-name="ce107" table:formula="of:=IF([.$M100]=&quot;&quot;;&quot;&quot;;IF([.$A10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0])));[.$E100];IF([.$E100]=&quot;&quot;;&quot;&quot;;IFERROR(IF([.$B100]=&quot;&quot;;[.$E$1];[.$B100]);&quot;&quot;)&amp;RIGHT(SUBSTITUTE(SUBSTITUTE(SUBSTITUTE([.$E100];&quot;-&quot;;&quot;&quot;);&quot; &quot;;&quot;&quot;);&quot;+&quot;;&quot;&quot;);10)));&quot;&quot;)">
            <text:p/>
          </table:table-cell>
          <table:table-cell table:style-name="ce99" table:formula="of:=IFERROR(IF([.$E100]=&quot;&quot;;&quot;&quot;;[$Mudslide_Commands.$E$32]&amp;&quot;send &quot;&amp;TRIM(SUBSTITUTE([.$AA100];&quot;+&quot;;&quot;&quot;)&amp;&quot; &quot;&amp;CHAR(34)&amp;[.$H100]&amp;CHAR(10)&amp;[.$I100]&amp;CHAR(10)&amp;[.$J100]&amp;CHAR(10)&amp;[.$K100]&amp;CHAR(10)&amp;[.$L100]&amp;CHAR(10)&amp;&quot;- Sent By Bot&quot;&amp;CHAR(34)&amp;CHAR(10)));&quot;&quot;)">
            <text:p/>
          </table:table-cell>
          <table:table-cell table:style-name="ce99" table:formula="of:=IFERROR(IF([.$E100]=&quot;&quot;;&quot;&quot;;[$Mudslide_Commands.$E$32]&amp;IF(SUMPRODUCT(--ISNUMBER(SEARCH([$Mudslide_Commands.$D$10:.$D$16];RIGHT(LOWER([.$M100]);4))))&gt;0;&quot;send-image &quot;; &quot;send-file &quot;)&amp;TRIM(SUBSTITUTE([.$AA100];&quot;+&quot;;&quot;&quot;)&amp;&quot; &quot;&amp;CHAR(34)&amp;[.$M100]&amp;CHAR(34)&amp;IF([.$S100]=&quot;&quot;;&quot;&quot;;&quot; --caption &quot;&amp;CHAR(34)&amp;[.$S100]&amp;CHAR(34))&amp;CHAR(10)));&quot;&quot;)">
            <text:p/>
          </table:table-cell>
          <table:table-cell table:style-name="ce60" table:formula="of:=IFERROR(IF([.$E100]=&quot;&quot;;&quot;&quot;;IF([.$M100]=&quot;&quot;;[.$AB100]&amp;CHAR(10);[.$AC100]&amp;CHAR(10)));&quot;&quot;)">
            <text:p/>
          </table:table-cell>
          <table:table-cell table:style-name="ce60"/>
          <table:table-cell table:style-name="ce60" table:formula="of:=IFERROR(IF(NOT(ISERROR(SEARCH(&quot;@g.us&quot;;[.$F100])));[.$F100];IF([.$F100]=&quot;&quot;;&quot;&quot;;IFERROR(IF([.$B100]=&quot;&quot;;[.$E$1];[.$B100]);&quot;&quot;)&amp;RIGHT(SUBSTITUTE(SUBSTITUTE(SUBSTITUTE([.$F100];&quot;-&quot;;&quot;&quot;);&quot; &quot;;&quot;&quot;);&quot;+&quot;;&quot;&quot;);10)));&quot;&quot;)">
            <text:p/>
          </table:table-cell>
          <table:table-cell table:style-name="ce99" table:formula="of:=IFERROR(IF([.$F100]=&quot;&quot;;&quot;&quot;;[$Mudslide_Commands.$E$32]&amp;&quot;send &quot;&amp;TRIM(SUBSTITUTE([.$AF100];&quot;+&quot;;&quot;&quot;)&amp;&quot; &quot;&amp;CHAR(34)&amp;[.$H100]&amp;CHAR(10)&amp;[.$I100]&amp;CHAR(10)&amp;[.$J100]&amp;CHAR(10)&amp;[.$K100]&amp;CHAR(10)&amp;[.$L100]&amp;CHAR(10)&amp;&quot;- Sent By Bot&quot;&amp;CHAR(34)&amp;CHAR(10)));&quot;&quot;)">
            <text:p/>
          </table:table-cell>
          <table:table-cell table:style-name="ce99" table:formula="of:=IFERROR(IF([.$F100]=&quot;&quot;;&quot;&quot;;[$Mudslide_Commands.$E$32]&amp;IF(SUMPRODUCT(--ISNUMBER(SEARCH([$Mudslide_Commands.$D$10:.$D$16];RIGHT(LOWER([.$M100]);4))))&gt;0;&quot;send-image &quot;; &quot;send-file &quot;)&amp;TRIM(SUBSTITUTE([.$AF100];&quot;+&quot;;&quot;&quot;)&amp;&quot; &quot;&amp;CHAR(34)&amp;[.$M100]&amp;CHAR(34)&amp;IF([.$S100]=&quot;&quot;;&quot;&quot;;&quot; --caption &quot;&amp;CHAR(34)&amp;[.$S100]&amp;CHAR(34))&amp;CHAR(10)));&quot;&quot;)">
            <text:p/>
          </table:table-cell>
          <table:table-cell table:style-name="ce60" table:formula="of:=IFERROR(IF([.$F100]=&quot;&quot;;&quot;&quot;;IF([.$M100]=&quot;&quot;;[.$AG100]&amp;CHAR(10);[.$AH100]&amp;CHAR(10)));&quot;&quot;)">
            <text:p/>
          </table:table-cell>
          <table:table-cell table:style-name="ce60"/>
          <table:table-cell table:style-name="ce60" table:formula="of:=IFERROR(IF(NOT(ISERROR(SEARCH(&quot;@g.us&quot;;[.$E100])));[.$G100];IF([.$G100]=&quot;&quot;;&quot;&quot;;IFERROR(IF([.$B100]=&quot;&quot;;[.$E$1];[.$B100]);&quot;&quot;)&amp;RIGHT(SUBSTITUTE(SUBSTITUTE(SUBSTITUTE([.$G100];&quot;-&quot;;&quot;&quot;);&quot; &quot;;&quot;&quot;);&quot;+&quot;;&quot;&quot;);10)));&quot;&quot;)">
            <text:p/>
          </table:table-cell>
          <table:table-cell table:style-name="ce99" table:formula="of:=IFERROR(IF([.$G100]=&quot;&quot;;&quot;&quot;;[$Mudslide_Commands.$E$32]&amp;&quot;send &quot;&amp;TRIM(SUBSTITUTE([.$AK100];&quot;+&quot;;&quot;&quot;)&amp;&quot; &quot;&amp;CHAR(34)&amp;[.$H100]&amp;CHAR(10)&amp;[.$I100]&amp;CHAR(10)&amp;[.$J100]&amp;CHAR(10)&amp;[.$K100]&amp;CHAR(10)&amp;[.$L100]&amp;CHAR(10)&amp;&quot;- Sent By Bot&quot;&amp;CHAR(34)&amp;CHAR(10)));&quot;&quot;)">
            <text:p/>
          </table:table-cell>
          <table:table-cell table:style-name="ce99" table:formula="of:=IFERROR(IF([.$G100]=&quot;&quot;;&quot;&quot;;[$Mudslide_Commands.$E$32]&amp;IF(SUMPRODUCT(--ISNUMBER(SEARCH([$Mudslide_Commands.$D$10:.$D$16];RIGHT(LOWER([.$M100]);4))))&gt;0;&quot;send-image &quot;; &quot;send-file &quot;)&amp;TRIM(SUBSTITUTE([.$AK100];&quot;+&quot;;&quot;&quot;)&amp;&quot; &quot;&amp;CHAR(34)&amp;[.$M100]&amp;CHAR(34)&amp;IF([.$S100]=&quot;&quot;;&quot;&quot;;&quot; --caption &quot;&amp;CHAR(34)&amp;[.$S100]&amp;CHAR(34))&amp;CHAR(10)));&quot;&quot;)">
            <text:p/>
          </table:table-cell>
          <table:table-cell table:style-name="ce60" table:formula="of:=IFERROR(IF([.$G100]=&quot;&quot;;&quot;&quot;;IF([.$M100]=&quot;&quot;;[.$AL100]&amp;CHAR(10);[.$AM100]&amp;CHAR(10)));&quot;&quot;)">
            <text:p/>
          </table:table-cell>
          <table:table-cell table:style-name="ce60"/>
          <table:table-cell table:style-name="ce116" table:formula="of:=[.AD100]&amp;[.AI100]&amp;[.AN10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1]&amp;[.F101]&amp;[.G101]=&quot;&quot;;&quot;&quot;;MAX([.$A$3:.$A100])+1);&quot;&quot;)">
            <text:p/>
          </table:table-cell>
          <table:table-cell table:style-name="ce9" table:formula="of:=IFERROR(TRIM(SUBSTITUTE(SUBSTITUTE(VLOOKUP([.C10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1]=&quot;&quot;;&quot;&quot;;TRIM(&quot;Dear *&quot;&amp;[.$D101]&amp;&quot;*&quot;))">
            <text:p/>
          </table:table-cell>
          <table:table-cell table:style-name="ce83" table:formula="of:=IF([.$E101]=&quot;&quot;;&quot;&quot;;&quot;~How Do You Do ?~&quot;)">
            <text:p/>
          </table:table-cell>
          <table:table-cell table:style-name="ce83" table:formula="of:=IF([.$E101]=&quot;&quot;;&quot;&quot;;&quot;_Have a great Day_&quot;)">
            <text:p/>
          </table:table-cell>
          <table:table-cell table:style-name="ce83" table:number-columns-repeated="2"/>
          <table:table-cell table:style-name="ce44" table:number-columns-spanned="6" table:number-rows-spanned="1">
            <draw:control draw:z-index="113" draw:name="BT_File_Selection_12_" draw:style-name="gr6" draw:text-style-name="P5" svg:width="1cm" svg:height="0.5cm" svg:x="0cm" svg:y="0cm" draw:control="control99"/>
          </table:table-cell>
          <table:covered-table-cell table:number-columns-repeated="5" table:style-name="ce48"/>
          <table:table-cell table:style-name="ce107" table:formula="of:=IF([.$M101]=&quot;&quot;;&quot;&quot;;IF([.$A10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1])));[.$E101];IF([.$E101]=&quot;&quot;;&quot;&quot;;IFERROR(IF([.$B101]=&quot;&quot;;[.$E$1];[.$B101]);&quot;&quot;)&amp;RIGHT(SUBSTITUTE(SUBSTITUTE(SUBSTITUTE([.$E101];&quot;-&quot;;&quot;&quot;);&quot; &quot;;&quot;&quot;);&quot;+&quot;;&quot;&quot;);10)));&quot;&quot;)">
            <text:p/>
          </table:table-cell>
          <table:table-cell table:style-name="ce99" table:formula="of:=IFERROR(IF([.$E101]=&quot;&quot;;&quot;&quot;;[$Mudslide_Commands.$E$32]&amp;&quot;send &quot;&amp;TRIM(SUBSTITUTE([.$AA101];&quot;+&quot;;&quot;&quot;)&amp;&quot; &quot;&amp;CHAR(34)&amp;[.$H101]&amp;CHAR(10)&amp;[.$I101]&amp;CHAR(10)&amp;[.$J101]&amp;CHAR(10)&amp;[.$K101]&amp;CHAR(10)&amp;[.$L101]&amp;CHAR(10)&amp;&quot;- Sent By Bot&quot;&amp;CHAR(34)&amp;CHAR(10)));&quot;&quot;)">
            <text:p/>
          </table:table-cell>
          <table:table-cell table:style-name="ce99" table:formula="of:=IFERROR(IF([.$E101]=&quot;&quot;;&quot;&quot;;[$Mudslide_Commands.$E$32]&amp;IF(SUMPRODUCT(--ISNUMBER(SEARCH([$Mudslide_Commands.$D$10:.$D$16];RIGHT(LOWER([.$M101]);4))))&gt;0;&quot;send-image &quot;; &quot;send-file &quot;)&amp;TRIM(SUBSTITUTE([.$AA101];&quot;+&quot;;&quot;&quot;)&amp;&quot; &quot;&amp;CHAR(34)&amp;[.$M101]&amp;CHAR(34)&amp;IF([.$S101]=&quot;&quot;;&quot;&quot;;&quot; --caption &quot;&amp;CHAR(34)&amp;[.$S101]&amp;CHAR(34))&amp;CHAR(10)));&quot;&quot;)">
            <text:p/>
          </table:table-cell>
          <table:table-cell table:style-name="ce60" table:formula="of:=IFERROR(IF([.$E101]=&quot;&quot;;&quot;&quot;;IF([.$M101]=&quot;&quot;;[.$AB101]&amp;CHAR(10);[.$AC101]&amp;CHAR(10)));&quot;&quot;)">
            <text:p/>
          </table:table-cell>
          <table:table-cell table:style-name="ce60"/>
          <table:table-cell table:style-name="ce60" table:formula="of:=IFERROR(IF(NOT(ISERROR(SEARCH(&quot;@g.us&quot;;[.$F101])));[.$F101];IF([.$F101]=&quot;&quot;;&quot;&quot;;IFERROR(IF([.$B101]=&quot;&quot;;[.$E$1];[.$B101]);&quot;&quot;)&amp;RIGHT(SUBSTITUTE(SUBSTITUTE(SUBSTITUTE([.$F101];&quot;-&quot;;&quot;&quot;);&quot; &quot;;&quot;&quot;);&quot;+&quot;;&quot;&quot;);10)));&quot;&quot;)">
            <text:p/>
          </table:table-cell>
          <table:table-cell table:style-name="ce99" table:formula="of:=IFERROR(IF([.$F101]=&quot;&quot;;&quot;&quot;;[$Mudslide_Commands.$E$32]&amp;&quot;send &quot;&amp;TRIM(SUBSTITUTE([.$AF101];&quot;+&quot;;&quot;&quot;)&amp;&quot; &quot;&amp;CHAR(34)&amp;[.$H101]&amp;CHAR(10)&amp;[.$I101]&amp;CHAR(10)&amp;[.$J101]&amp;CHAR(10)&amp;[.$K101]&amp;CHAR(10)&amp;[.$L101]&amp;CHAR(10)&amp;&quot;- Sent By Bot&quot;&amp;CHAR(34)&amp;CHAR(10)));&quot;&quot;)">
            <text:p/>
          </table:table-cell>
          <table:table-cell table:style-name="ce99" table:formula="of:=IFERROR(IF([.$F101]=&quot;&quot;;&quot;&quot;;[$Mudslide_Commands.$E$32]&amp;IF(SUMPRODUCT(--ISNUMBER(SEARCH([$Mudslide_Commands.$D$10:.$D$16];RIGHT(LOWER([.$M101]);4))))&gt;0;&quot;send-image &quot;; &quot;send-file &quot;)&amp;TRIM(SUBSTITUTE([.$AF101];&quot;+&quot;;&quot;&quot;)&amp;&quot; &quot;&amp;CHAR(34)&amp;[.$M101]&amp;CHAR(34)&amp;IF([.$S101]=&quot;&quot;;&quot;&quot;;&quot; --caption &quot;&amp;CHAR(34)&amp;[.$S101]&amp;CHAR(34))&amp;CHAR(10)));&quot;&quot;)">
            <text:p/>
          </table:table-cell>
          <table:table-cell table:style-name="ce60" table:formula="of:=IFERROR(IF([.$F101]=&quot;&quot;;&quot;&quot;;IF([.$M101]=&quot;&quot;;[.$AG101]&amp;CHAR(10);[.$AH101]&amp;CHAR(10)));&quot;&quot;)">
            <text:p/>
          </table:table-cell>
          <table:table-cell table:style-name="ce60"/>
          <table:table-cell table:style-name="ce60" table:formula="of:=IFERROR(IF(NOT(ISERROR(SEARCH(&quot;@g.us&quot;;[.$E101])));[.$G101];IF([.$G101]=&quot;&quot;;&quot;&quot;;IFERROR(IF([.$B101]=&quot;&quot;;[.$E$1];[.$B101]);&quot;&quot;)&amp;RIGHT(SUBSTITUTE(SUBSTITUTE(SUBSTITUTE([.$G101];&quot;-&quot;;&quot;&quot;);&quot; &quot;;&quot;&quot;);&quot;+&quot;;&quot;&quot;);10)));&quot;&quot;)">
            <text:p/>
          </table:table-cell>
          <table:table-cell table:style-name="ce99" table:formula="of:=IFERROR(IF([.$G101]=&quot;&quot;;&quot;&quot;;[$Mudslide_Commands.$E$32]&amp;&quot;send &quot;&amp;TRIM(SUBSTITUTE([.$AK101];&quot;+&quot;;&quot;&quot;)&amp;&quot; &quot;&amp;CHAR(34)&amp;[.$H101]&amp;CHAR(10)&amp;[.$I101]&amp;CHAR(10)&amp;[.$J101]&amp;CHAR(10)&amp;[.$K101]&amp;CHAR(10)&amp;[.$L101]&amp;CHAR(10)&amp;&quot;- Sent By Bot&quot;&amp;CHAR(34)&amp;CHAR(10)));&quot;&quot;)">
            <text:p/>
          </table:table-cell>
          <table:table-cell table:style-name="ce99" table:formula="of:=IFERROR(IF([.$G101]=&quot;&quot;;&quot;&quot;;[$Mudslide_Commands.$E$32]&amp;IF(SUMPRODUCT(--ISNUMBER(SEARCH([$Mudslide_Commands.$D$10:.$D$16];RIGHT(LOWER([.$M101]);4))))&gt;0;&quot;send-image &quot;; &quot;send-file &quot;)&amp;TRIM(SUBSTITUTE([.$AK101];&quot;+&quot;;&quot;&quot;)&amp;&quot; &quot;&amp;CHAR(34)&amp;[.$M101]&amp;CHAR(34)&amp;IF([.$S101]=&quot;&quot;;&quot;&quot;;&quot; --caption &quot;&amp;CHAR(34)&amp;[.$S101]&amp;CHAR(34))&amp;CHAR(10)));&quot;&quot;)">
            <text:p/>
          </table:table-cell>
          <table:table-cell table:style-name="ce60" table:formula="of:=IFERROR(IF([.$G101]=&quot;&quot;;&quot;&quot;;IF([.$M101]=&quot;&quot;;[.$AL101]&amp;CHAR(10);[.$AM101]&amp;CHAR(10)));&quot;&quot;)">
            <text:p/>
          </table:table-cell>
          <table:table-cell table:style-name="ce60"/>
          <table:table-cell table:style-name="ce116" table:formula="of:=[.AD101]&amp;[.AI101]&amp;[.AN10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2]&amp;[.F102]&amp;[.G102]=&quot;&quot;;&quot;&quot;;MAX([.$A$3:.$A101])+1);&quot;&quot;)">
            <text:p/>
          </table:table-cell>
          <table:table-cell table:style-name="ce9" table:formula="of:=IFERROR(TRIM(SUBSTITUTE(SUBSTITUTE(VLOOKUP([.C10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2]=&quot;&quot;;&quot;&quot;;TRIM(&quot;Dear *&quot;&amp;[.$D102]&amp;&quot;*&quot;))">
            <text:p/>
          </table:table-cell>
          <table:table-cell table:style-name="ce83" table:formula="of:=IF([.$E102]=&quot;&quot;;&quot;&quot;;&quot;~How Do You Do ?~&quot;)">
            <text:p/>
          </table:table-cell>
          <table:table-cell table:style-name="ce83" table:formula="of:=IF([.$E102]=&quot;&quot;;&quot;&quot;;&quot;_Have a great Day_&quot;)">
            <text:p/>
          </table:table-cell>
          <table:table-cell table:style-name="ce83" table:number-columns-repeated="2"/>
          <table:table-cell table:style-name="ce44" table:number-columns-spanned="6" table:number-rows-spanned="1">
            <draw:control draw:z-index="114" draw:name="BT_File_Selection_12_" draw:style-name="gr6" draw:text-style-name="P5" svg:width="1cm" svg:height="0.5cm" svg:x="0cm" svg:y="0cm" draw:control="control100"/>
          </table:table-cell>
          <table:covered-table-cell table:number-columns-repeated="5" table:style-name="ce48"/>
          <table:table-cell table:style-name="ce107" table:formula="of:=IF([.$M102]=&quot;&quot;;&quot;&quot;;IF([.$A10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2])));[.$E102];IF([.$E102]=&quot;&quot;;&quot;&quot;;IFERROR(IF([.$B102]=&quot;&quot;;[.$E$1];[.$B102]);&quot;&quot;)&amp;RIGHT(SUBSTITUTE(SUBSTITUTE(SUBSTITUTE([.$E102];&quot;-&quot;;&quot;&quot;);&quot; &quot;;&quot;&quot;);&quot;+&quot;;&quot;&quot;);10)));&quot;&quot;)">
            <text:p/>
          </table:table-cell>
          <table:table-cell table:style-name="ce99" table:formula="of:=IFERROR(IF([.$E102]=&quot;&quot;;&quot;&quot;;[$Mudslide_Commands.$E$32]&amp;&quot;send &quot;&amp;TRIM(SUBSTITUTE([.$AA102];&quot;+&quot;;&quot;&quot;)&amp;&quot; &quot;&amp;CHAR(34)&amp;[.$H102]&amp;CHAR(10)&amp;[.$I102]&amp;CHAR(10)&amp;[.$J102]&amp;CHAR(10)&amp;[.$K102]&amp;CHAR(10)&amp;[.$L102]&amp;CHAR(10)&amp;&quot;- Sent By Bot&quot;&amp;CHAR(34)&amp;CHAR(10)));&quot;&quot;)">
            <text:p/>
          </table:table-cell>
          <table:table-cell table:style-name="ce99" table:formula="of:=IFERROR(IF([.$E102]=&quot;&quot;;&quot;&quot;;[$Mudslide_Commands.$E$32]&amp;IF(SUMPRODUCT(--ISNUMBER(SEARCH([$Mudslide_Commands.$D$10:.$D$16];RIGHT(LOWER([.$M102]);4))))&gt;0;&quot;send-image &quot;; &quot;send-file &quot;)&amp;TRIM(SUBSTITUTE([.$AA102];&quot;+&quot;;&quot;&quot;)&amp;&quot; &quot;&amp;CHAR(34)&amp;[.$M102]&amp;CHAR(34)&amp;IF([.$S102]=&quot;&quot;;&quot;&quot;;&quot; --caption &quot;&amp;CHAR(34)&amp;[.$S102]&amp;CHAR(34))&amp;CHAR(10)));&quot;&quot;)">
            <text:p/>
          </table:table-cell>
          <table:table-cell table:style-name="ce60" table:formula="of:=IFERROR(IF([.$E102]=&quot;&quot;;&quot;&quot;;IF([.$M102]=&quot;&quot;;[.$AB102]&amp;CHAR(10);[.$AC102]&amp;CHAR(10)));&quot;&quot;)">
            <text:p/>
          </table:table-cell>
          <table:table-cell table:style-name="ce60"/>
          <table:table-cell table:style-name="ce60" table:formula="of:=IFERROR(IF(NOT(ISERROR(SEARCH(&quot;@g.us&quot;;[.$F102])));[.$F102];IF([.$F102]=&quot;&quot;;&quot;&quot;;IFERROR(IF([.$B102]=&quot;&quot;;[.$E$1];[.$B102]);&quot;&quot;)&amp;RIGHT(SUBSTITUTE(SUBSTITUTE(SUBSTITUTE([.$F102];&quot;-&quot;;&quot;&quot;);&quot; &quot;;&quot;&quot;);&quot;+&quot;;&quot;&quot;);10)));&quot;&quot;)">
            <text:p/>
          </table:table-cell>
          <table:table-cell table:style-name="ce99" table:formula="of:=IFERROR(IF([.$F102]=&quot;&quot;;&quot;&quot;;[$Mudslide_Commands.$E$32]&amp;&quot;send &quot;&amp;TRIM(SUBSTITUTE([.$AF102];&quot;+&quot;;&quot;&quot;)&amp;&quot; &quot;&amp;CHAR(34)&amp;[.$H102]&amp;CHAR(10)&amp;[.$I102]&amp;CHAR(10)&amp;[.$J102]&amp;CHAR(10)&amp;[.$K102]&amp;CHAR(10)&amp;[.$L102]&amp;CHAR(10)&amp;&quot;- Sent By Bot&quot;&amp;CHAR(34)&amp;CHAR(10)));&quot;&quot;)">
            <text:p/>
          </table:table-cell>
          <table:table-cell table:style-name="ce99" table:formula="of:=IFERROR(IF([.$F102]=&quot;&quot;;&quot;&quot;;[$Mudslide_Commands.$E$32]&amp;IF(SUMPRODUCT(--ISNUMBER(SEARCH([$Mudslide_Commands.$D$10:.$D$16];RIGHT(LOWER([.$M102]);4))))&gt;0;&quot;send-image &quot;; &quot;send-file &quot;)&amp;TRIM(SUBSTITUTE([.$AF102];&quot;+&quot;;&quot;&quot;)&amp;&quot; &quot;&amp;CHAR(34)&amp;[.$M102]&amp;CHAR(34)&amp;IF([.$S102]=&quot;&quot;;&quot;&quot;;&quot; --caption &quot;&amp;CHAR(34)&amp;[.$S102]&amp;CHAR(34))&amp;CHAR(10)));&quot;&quot;)">
            <text:p/>
          </table:table-cell>
          <table:table-cell table:style-name="ce60" table:formula="of:=IFERROR(IF([.$F102]=&quot;&quot;;&quot;&quot;;IF([.$M102]=&quot;&quot;;[.$AG102]&amp;CHAR(10);[.$AH102]&amp;CHAR(10)));&quot;&quot;)">
            <text:p/>
          </table:table-cell>
          <table:table-cell table:style-name="ce60"/>
          <table:table-cell table:style-name="ce60" table:formula="of:=IFERROR(IF(NOT(ISERROR(SEARCH(&quot;@g.us&quot;;[.$E102])));[.$G102];IF([.$G102]=&quot;&quot;;&quot;&quot;;IFERROR(IF([.$B102]=&quot;&quot;;[.$E$1];[.$B102]);&quot;&quot;)&amp;RIGHT(SUBSTITUTE(SUBSTITUTE(SUBSTITUTE([.$G102];&quot;-&quot;;&quot;&quot;);&quot; &quot;;&quot;&quot;);&quot;+&quot;;&quot;&quot;);10)));&quot;&quot;)">
            <text:p/>
          </table:table-cell>
          <table:table-cell table:style-name="ce99" table:formula="of:=IFERROR(IF([.$G102]=&quot;&quot;;&quot;&quot;;[$Mudslide_Commands.$E$32]&amp;&quot;send &quot;&amp;TRIM(SUBSTITUTE([.$AK102];&quot;+&quot;;&quot;&quot;)&amp;&quot; &quot;&amp;CHAR(34)&amp;[.$H102]&amp;CHAR(10)&amp;[.$I102]&amp;CHAR(10)&amp;[.$J102]&amp;CHAR(10)&amp;[.$K102]&amp;CHAR(10)&amp;[.$L102]&amp;CHAR(10)&amp;&quot;- Sent By Bot&quot;&amp;CHAR(34)&amp;CHAR(10)));&quot;&quot;)">
            <text:p/>
          </table:table-cell>
          <table:table-cell table:style-name="ce99" table:formula="of:=IFERROR(IF([.$G102]=&quot;&quot;;&quot;&quot;;[$Mudslide_Commands.$E$32]&amp;IF(SUMPRODUCT(--ISNUMBER(SEARCH([$Mudslide_Commands.$D$10:.$D$16];RIGHT(LOWER([.$M102]);4))))&gt;0;&quot;send-image &quot;; &quot;send-file &quot;)&amp;TRIM(SUBSTITUTE([.$AK102];&quot;+&quot;;&quot;&quot;)&amp;&quot; &quot;&amp;CHAR(34)&amp;[.$M102]&amp;CHAR(34)&amp;IF([.$S102]=&quot;&quot;;&quot;&quot;;&quot; --caption &quot;&amp;CHAR(34)&amp;[.$S102]&amp;CHAR(34))&amp;CHAR(10)));&quot;&quot;)">
            <text:p/>
          </table:table-cell>
          <table:table-cell table:style-name="ce60" table:formula="of:=IFERROR(IF([.$G102]=&quot;&quot;;&quot;&quot;;IF([.$M102]=&quot;&quot;;[.$AL102]&amp;CHAR(10);[.$AM102]&amp;CHAR(10)));&quot;&quot;)">
            <text:p/>
          </table:table-cell>
          <table:table-cell table:style-name="ce60"/>
          <table:table-cell table:style-name="ce116" table:formula="of:=[.AD102]&amp;[.AI102]&amp;[.AN10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3]&amp;[.F103]&amp;[.G103]=&quot;&quot;;&quot;&quot;;MAX([.$A$3:.$A102])+1);&quot;&quot;)">
            <text:p/>
          </table:table-cell>
          <table:table-cell table:style-name="ce9" table:formula="of:=IFERROR(TRIM(SUBSTITUTE(SUBSTITUTE(VLOOKUP([.C10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3]=&quot;&quot;;&quot;&quot;;TRIM(&quot;Dear *&quot;&amp;[.$D103]&amp;&quot;*&quot;))">
            <text:p/>
          </table:table-cell>
          <table:table-cell table:style-name="ce83" table:formula="of:=IF([.$E103]=&quot;&quot;;&quot;&quot;;&quot;~How Do You Do ?~&quot;)">
            <text:p/>
          </table:table-cell>
          <table:table-cell table:style-name="ce83" table:formula="of:=IF([.$E103]=&quot;&quot;;&quot;&quot;;&quot;_Have a great Day_&quot;)">
            <text:p/>
          </table:table-cell>
          <table:table-cell table:style-name="ce83" table:number-columns-repeated="2"/>
          <table:table-cell table:style-name="ce44" table:number-columns-spanned="6" table:number-rows-spanned="1">
            <draw:control draw:z-index="115" draw:name="BT_File_Selection_12_" draw:style-name="gr6" draw:text-style-name="P5" svg:width="1cm" svg:height="0.5cm" svg:x="0cm" svg:y="0cm" draw:control="control101"/>
          </table:table-cell>
          <table:covered-table-cell table:number-columns-repeated="5" table:style-name="ce48"/>
          <table:table-cell table:style-name="ce107" table:formula="of:=IF([.$M103]=&quot;&quot;;&quot;&quot;;IF([.$A10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3])));[.$E103];IF([.$E103]=&quot;&quot;;&quot;&quot;;IFERROR(IF([.$B103]=&quot;&quot;;[.$E$1];[.$B103]);&quot;&quot;)&amp;RIGHT(SUBSTITUTE(SUBSTITUTE(SUBSTITUTE([.$E103];&quot;-&quot;;&quot;&quot;);&quot; &quot;;&quot;&quot;);&quot;+&quot;;&quot;&quot;);10)));&quot;&quot;)">
            <text:p/>
          </table:table-cell>
          <table:table-cell table:style-name="ce99" table:formula="of:=IFERROR(IF([.$E103]=&quot;&quot;;&quot;&quot;;[$Mudslide_Commands.$E$32]&amp;&quot;send &quot;&amp;TRIM(SUBSTITUTE([.$AA103];&quot;+&quot;;&quot;&quot;)&amp;&quot; &quot;&amp;CHAR(34)&amp;[.$H103]&amp;CHAR(10)&amp;[.$I103]&amp;CHAR(10)&amp;[.$J103]&amp;CHAR(10)&amp;[.$K103]&amp;CHAR(10)&amp;[.$L103]&amp;CHAR(10)&amp;&quot;- Sent By Bot&quot;&amp;CHAR(34)&amp;CHAR(10)));&quot;&quot;)">
            <text:p/>
          </table:table-cell>
          <table:table-cell table:style-name="ce99" table:formula="of:=IFERROR(IF([.$E103]=&quot;&quot;;&quot;&quot;;[$Mudslide_Commands.$E$32]&amp;IF(SUMPRODUCT(--ISNUMBER(SEARCH([$Mudslide_Commands.$D$10:.$D$16];RIGHT(LOWER([.$M103]);4))))&gt;0;&quot;send-image &quot;; &quot;send-file &quot;)&amp;TRIM(SUBSTITUTE([.$AA103];&quot;+&quot;;&quot;&quot;)&amp;&quot; &quot;&amp;CHAR(34)&amp;[.$M103]&amp;CHAR(34)&amp;IF([.$S103]=&quot;&quot;;&quot;&quot;;&quot; --caption &quot;&amp;CHAR(34)&amp;[.$S103]&amp;CHAR(34))&amp;CHAR(10)));&quot;&quot;)">
            <text:p/>
          </table:table-cell>
          <table:table-cell table:style-name="ce60" table:formula="of:=IFERROR(IF([.$E103]=&quot;&quot;;&quot;&quot;;IF([.$M103]=&quot;&quot;;[.$AB103]&amp;CHAR(10);[.$AC103]&amp;CHAR(10)));&quot;&quot;)">
            <text:p/>
          </table:table-cell>
          <table:table-cell table:style-name="ce60"/>
          <table:table-cell table:style-name="ce60" table:formula="of:=IFERROR(IF(NOT(ISERROR(SEARCH(&quot;@g.us&quot;;[.$F103])));[.$F103];IF([.$F103]=&quot;&quot;;&quot;&quot;;IFERROR(IF([.$B103]=&quot;&quot;;[.$E$1];[.$B103]);&quot;&quot;)&amp;RIGHT(SUBSTITUTE(SUBSTITUTE(SUBSTITUTE([.$F103];&quot;-&quot;;&quot;&quot;);&quot; &quot;;&quot;&quot;);&quot;+&quot;;&quot;&quot;);10)));&quot;&quot;)">
            <text:p/>
          </table:table-cell>
          <table:table-cell table:style-name="ce99" table:formula="of:=IFERROR(IF([.$F103]=&quot;&quot;;&quot;&quot;;[$Mudslide_Commands.$E$32]&amp;&quot;send &quot;&amp;TRIM(SUBSTITUTE([.$AF103];&quot;+&quot;;&quot;&quot;)&amp;&quot; &quot;&amp;CHAR(34)&amp;[.$H103]&amp;CHAR(10)&amp;[.$I103]&amp;CHAR(10)&amp;[.$J103]&amp;CHAR(10)&amp;[.$K103]&amp;CHAR(10)&amp;[.$L103]&amp;CHAR(10)&amp;&quot;- Sent By Bot&quot;&amp;CHAR(34)&amp;CHAR(10)));&quot;&quot;)">
            <text:p/>
          </table:table-cell>
          <table:table-cell table:style-name="ce99" table:formula="of:=IFERROR(IF([.$F103]=&quot;&quot;;&quot;&quot;;[$Mudslide_Commands.$E$32]&amp;IF(SUMPRODUCT(--ISNUMBER(SEARCH([$Mudslide_Commands.$D$10:.$D$16];RIGHT(LOWER([.$M103]);4))))&gt;0;&quot;send-image &quot;; &quot;send-file &quot;)&amp;TRIM(SUBSTITUTE([.$AF103];&quot;+&quot;;&quot;&quot;)&amp;&quot; &quot;&amp;CHAR(34)&amp;[.$M103]&amp;CHAR(34)&amp;IF([.$S103]=&quot;&quot;;&quot;&quot;;&quot; --caption &quot;&amp;CHAR(34)&amp;[.$S103]&amp;CHAR(34))&amp;CHAR(10)));&quot;&quot;)">
            <text:p/>
          </table:table-cell>
          <table:table-cell table:style-name="ce60" table:formula="of:=IFERROR(IF([.$F103]=&quot;&quot;;&quot;&quot;;IF([.$M103]=&quot;&quot;;[.$AG103]&amp;CHAR(10);[.$AH103]&amp;CHAR(10)));&quot;&quot;)">
            <text:p/>
          </table:table-cell>
          <table:table-cell table:style-name="ce60"/>
          <table:table-cell table:style-name="ce60" table:formula="of:=IFERROR(IF(NOT(ISERROR(SEARCH(&quot;@g.us&quot;;[.$E103])));[.$G103];IF([.$G103]=&quot;&quot;;&quot;&quot;;IFERROR(IF([.$B103]=&quot;&quot;;[.$E$1];[.$B103]);&quot;&quot;)&amp;RIGHT(SUBSTITUTE(SUBSTITUTE(SUBSTITUTE([.$G103];&quot;-&quot;;&quot;&quot;);&quot; &quot;;&quot;&quot;);&quot;+&quot;;&quot;&quot;);10)));&quot;&quot;)">
            <text:p/>
          </table:table-cell>
          <table:table-cell table:style-name="ce99" table:formula="of:=IFERROR(IF([.$G103]=&quot;&quot;;&quot;&quot;;[$Mudslide_Commands.$E$32]&amp;&quot;send &quot;&amp;TRIM(SUBSTITUTE([.$AK103];&quot;+&quot;;&quot;&quot;)&amp;&quot; &quot;&amp;CHAR(34)&amp;[.$H103]&amp;CHAR(10)&amp;[.$I103]&amp;CHAR(10)&amp;[.$J103]&amp;CHAR(10)&amp;[.$K103]&amp;CHAR(10)&amp;[.$L103]&amp;CHAR(10)&amp;&quot;- Sent By Bot&quot;&amp;CHAR(34)&amp;CHAR(10)));&quot;&quot;)">
            <text:p/>
          </table:table-cell>
          <table:table-cell table:style-name="ce99" table:formula="of:=IFERROR(IF([.$G103]=&quot;&quot;;&quot;&quot;;[$Mudslide_Commands.$E$32]&amp;IF(SUMPRODUCT(--ISNUMBER(SEARCH([$Mudslide_Commands.$D$10:.$D$16];RIGHT(LOWER([.$M103]);4))))&gt;0;&quot;send-image &quot;; &quot;send-file &quot;)&amp;TRIM(SUBSTITUTE([.$AK103];&quot;+&quot;;&quot;&quot;)&amp;&quot; &quot;&amp;CHAR(34)&amp;[.$M103]&amp;CHAR(34)&amp;IF([.$S103]=&quot;&quot;;&quot;&quot;;&quot; --caption &quot;&amp;CHAR(34)&amp;[.$S103]&amp;CHAR(34))&amp;CHAR(10)));&quot;&quot;)">
            <text:p/>
          </table:table-cell>
          <table:table-cell table:style-name="ce60" table:formula="of:=IFERROR(IF([.$G103]=&quot;&quot;;&quot;&quot;;IF([.$M103]=&quot;&quot;;[.$AL103]&amp;CHAR(10);[.$AM103]&amp;CHAR(10)));&quot;&quot;)">
            <text:p/>
          </table:table-cell>
          <table:table-cell table:style-name="ce60"/>
          <table:table-cell table:style-name="ce116" table:formula="of:=[.AD103]&amp;[.AI103]&amp;[.AN10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4]&amp;[.F104]&amp;[.G104]=&quot;&quot;;&quot;&quot;;MAX([.$A$3:.$A103])+1);&quot;&quot;)">
            <text:p/>
          </table:table-cell>
          <table:table-cell table:style-name="ce9" table:formula="of:=IFERROR(TRIM(SUBSTITUTE(SUBSTITUTE(VLOOKUP([.C10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4]=&quot;&quot;;&quot;&quot;;TRIM(&quot;Dear *&quot;&amp;[.$D104]&amp;&quot;*&quot;))">
            <text:p/>
          </table:table-cell>
          <table:table-cell table:style-name="ce83" table:formula="of:=IF([.$E104]=&quot;&quot;;&quot;&quot;;&quot;~How Do You Do ?~&quot;)">
            <text:p/>
          </table:table-cell>
          <table:table-cell table:style-name="ce83" table:formula="of:=IF([.$E104]=&quot;&quot;;&quot;&quot;;&quot;_Have a great Day_&quot;)">
            <text:p/>
          </table:table-cell>
          <table:table-cell table:style-name="ce83" table:number-columns-repeated="2"/>
          <table:table-cell table:style-name="ce44" table:number-columns-spanned="6" table:number-rows-spanned="1">
            <draw:control draw:z-index="116" draw:name="BT_File_Selection_12_" draw:style-name="gr6" draw:text-style-name="P5" svg:width="1cm" svg:height="0.5cm" svg:x="0cm" svg:y="0cm" draw:control="control102"/>
          </table:table-cell>
          <table:covered-table-cell table:number-columns-repeated="5" table:style-name="ce48"/>
          <table:table-cell table:style-name="ce107" table:formula="of:=IF([.$M104]=&quot;&quot;;&quot;&quot;;IF([.$A10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4])));[.$E104];IF([.$E104]=&quot;&quot;;&quot;&quot;;IFERROR(IF([.$B104]=&quot;&quot;;[.$E$1];[.$B104]);&quot;&quot;)&amp;RIGHT(SUBSTITUTE(SUBSTITUTE(SUBSTITUTE([.$E104];&quot;-&quot;;&quot;&quot;);&quot; &quot;;&quot;&quot;);&quot;+&quot;;&quot;&quot;);10)));&quot;&quot;)">
            <text:p/>
          </table:table-cell>
          <table:table-cell table:style-name="ce99" table:formula="of:=IFERROR(IF([.$E104]=&quot;&quot;;&quot;&quot;;[$Mudslide_Commands.$E$32]&amp;&quot;send &quot;&amp;TRIM(SUBSTITUTE([.$AA104];&quot;+&quot;;&quot;&quot;)&amp;&quot; &quot;&amp;CHAR(34)&amp;[.$H104]&amp;CHAR(10)&amp;[.$I104]&amp;CHAR(10)&amp;[.$J104]&amp;CHAR(10)&amp;[.$K104]&amp;CHAR(10)&amp;[.$L104]&amp;CHAR(10)&amp;&quot;- Sent By Bot&quot;&amp;CHAR(34)&amp;CHAR(10)));&quot;&quot;)">
            <text:p/>
          </table:table-cell>
          <table:table-cell table:style-name="ce99" table:formula="of:=IFERROR(IF([.$E104]=&quot;&quot;;&quot;&quot;;[$Mudslide_Commands.$E$32]&amp;IF(SUMPRODUCT(--ISNUMBER(SEARCH([$Mudslide_Commands.$D$10:.$D$16];RIGHT(LOWER([.$M104]);4))))&gt;0;&quot;send-image &quot;; &quot;send-file &quot;)&amp;TRIM(SUBSTITUTE([.$AA104];&quot;+&quot;;&quot;&quot;)&amp;&quot; &quot;&amp;CHAR(34)&amp;[.$M104]&amp;CHAR(34)&amp;IF([.$S104]=&quot;&quot;;&quot;&quot;;&quot; --caption &quot;&amp;CHAR(34)&amp;[.$S104]&amp;CHAR(34))&amp;CHAR(10)));&quot;&quot;)">
            <text:p/>
          </table:table-cell>
          <table:table-cell table:style-name="ce60" table:formula="of:=IFERROR(IF([.$E104]=&quot;&quot;;&quot;&quot;;IF([.$M104]=&quot;&quot;;[.$AB104]&amp;CHAR(10);[.$AC104]&amp;CHAR(10)));&quot;&quot;)">
            <text:p/>
          </table:table-cell>
          <table:table-cell table:style-name="ce60"/>
          <table:table-cell table:style-name="ce60" table:formula="of:=IFERROR(IF(NOT(ISERROR(SEARCH(&quot;@g.us&quot;;[.$F104])));[.$F104];IF([.$F104]=&quot;&quot;;&quot;&quot;;IFERROR(IF([.$B104]=&quot;&quot;;[.$E$1];[.$B104]);&quot;&quot;)&amp;RIGHT(SUBSTITUTE(SUBSTITUTE(SUBSTITUTE([.$F104];&quot;-&quot;;&quot;&quot;);&quot; &quot;;&quot;&quot;);&quot;+&quot;;&quot;&quot;);10)));&quot;&quot;)">
            <text:p/>
          </table:table-cell>
          <table:table-cell table:style-name="ce99" table:formula="of:=IFERROR(IF([.$F104]=&quot;&quot;;&quot;&quot;;[$Mudslide_Commands.$E$32]&amp;&quot;send &quot;&amp;TRIM(SUBSTITUTE([.$AF104];&quot;+&quot;;&quot;&quot;)&amp;&quot; &quot;&amp;CHAR(34)&amp;[.$H104]&amp;CHAR(10)&amp;[.$I104]&amp;CHAR(10)&amp;[.$J104]&amp;CHAR(10)&amp;[.$K104]&amp;CHAR(10)&amp;[.$L104]&amp;CHAR(10)&amp;&quot;- Sent By Bot&quot;&amp;CHAR(34)&amp;CHAR(10)));&quot;&quot;)">
            <text:p/>
          </table:table-cell>
          <table:table-cell table:style-name="ce99" table:formula="of:=IFERROR(IF([.$F104]=&quot;&quot;;&quot;&quot;;[$Mudslide_Commands.$E$32]&amp;IF(SUMPRODUCT(--ISNUMBER(SEARCH([$Mudslide_Commands.$D$10:.$D$16];RIGHT(LOWER([.$M104]);4))))&gt;0;&quot;send-image &quot;; &quot;send-file &quot;)&amp;TRIM(SUBSTITUTE([.$AF104];&quot;+&quot;;&quot;&quot;)&amp;&quot; &quot;&amp;CHAR(34)&amp;[.$M104]&amp;CHAR(34)&amp;IF([.$S104]=&quot;&quot;;&quot;&quot;;&quot; --caption &quot;&amp;CHAR(34)&amp;[.$S104]&amp;CHAR(34))&amp;CHAR(10)));&quot;&quot;)">
            <text:p/>
          </table:table-cell>
          <table:table-cell table:style-name="ce60" table:formula="of:=IFERROR(IF([.$F104]=&quot;&quot;;&quot;&quot;;IF([.$M104]=&quot;&quot;;[.$AG104]&amp;CHAR(10);[.$AH104]&amp;CHAR(10)));&quot;&quot;)">
            <text:p/>
          </table:table-cell>
          <table:table-cell table:style-name="ce60"/>
          <table:table-cell table:style-name="ce60" table:formula="of:=IFERROR(IF(NOT(ISERROR(SEARCH(&quot;@g.us&quot;;[.$E104])));[.$G104];IF([.$G104]=&quot;&quot;;&quot;&quot;;IFERROR(IF([.$B104]=&quot;&quot;;[.$E$1];[.$B104]);&quot;&quot;)&amp;RIGHT(SUBSTITUTE(SUBSTITUTE(SUBSTITUTE([.$G104];&quot;-&quot;;&quot;&quot;);&quot; &quot;;&quot;&quot;);&quot;+&quot;;&quot;&quot;);10)));&quot;&quot;)">
            <text:p/>
          </table:table-cell>
          <table:table-cell table:style-name="ce99" table:formula="of:=IFERROR(IF([.$G104]=&quot;&quot;;&quot;&quot;;[$Mudslide_Commands.$E$32]&amp;&quot;send &quot;&amp;TRIM(SUBSTITUTE([.$AK104];&quot;+&quot;;&quot;&quot;)&amp;&quot; &quot;&amp;CHAR(34)&amp;[.$H104]&amp;CHAR(10)&amp;[.$I104]&amp;CHAR(10)&amp;[.$J104]&amp;CHAR(10)&amp;[.$K104]&amp;CHAR(10)&amp;[.$L104]&amp;CHAR(10)&amp;&quot;- Sent By Bot&quot;&amp;CHAR(34)&amp;CHAR(10)));&quot;&quot;)">
            <text:p/>
          </table:table-cell>
          <table:table-cell table:style-name="ce99" table:formula="of:=IFERROR(IF([.$G104]=&quot;&quot;;&quot;&quot;;[$Mudslide_Commands.$E$32]&amp;IF(SUMPRODUCT(--ISNUMBER(SEARCH([$Mudslide_Commands.$D$10:.$D$16];RIGHT(LOWER([.$M104]);4))))&gt;0;&quot;send-image &quot;; &quot;send-file &quot;)&amp;TRIM(SUBSTITUTE([.$AK104];&quot;+&quot;;&quot;&quot;)&amp;&quot; &quot;&amp;CHAR(34)&amp;[.$M104]&amp;CHAR(34)&amp;IF([.$S104]=&quot;&quot;;&quot;&quot;;&quot; --caption &quot;&amp;CHAR(34)&amp;[.$S104]&amp;CHAR(34))&amp;CHAR(10)));&quot;&quot;)">
            <text:p/>
          </table:table-cell>
          <table:table-cell table:style-name="ce60" table:formula="of:=IFERROR(IF([.$G104]=&quot;&quot;;&quot;&quot;;IF([.$M104]=&quot;&quot;;[.$AL104]&amp;CHAR(10);[.$AM104]&amp;CHAR(10)));&quot;&quot;)">
            <text:p/>
          </table:table-cell>
          <table:table-cell table:style-name="ce60"/>
          <table:table-cell table:style-name="ce116" table:formula="of:=[.AD104]&amp;[.AI104]&amp;[.AN10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5]&amp;[.F105]&amp;[.G105]=&quot;&quot;;&quot;&quot;;MAX([.$A$3:.$A104])+1);&quot;&quot;)">
            <text:p/>
          </table:table-cell>
          <table:table-cell table:style-name="ce9" table:formula="of:=IFERROR(TRIM(SUBSTITUTE(SUBSTITUTE(VLOOKUP([.C10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5]=&quot;&quot;;&quot;&quot;;TRIM(&quot;Dear *&quot;&amp;[.$D105]&amp;&quot;*&quot;))">
            <text:p/>
          </table:table-cell>
          <table:table-cell table:style-name="ce83" table:formula="of:=IF([.$E105]=&quot;&quot;;&quot;&quot;;&quot;~How Do You Do ?~&quot;)">
            <text:p/>
          </table:table-cell>
          <table:table-cell table:style-name="ce83" table:formula="of:=IF([.$E105]=&quot;&quot;;&quot;&quot;;&quot;_Have a great Day_&quot;)">
            <text:p/>
          </table:table-cell>
          <table:table-cell table:style-name="ce83" table:number-columns-repeated="2"/>
          <table:table-cell table:style-name="ce44" table:number-columns-spanned="6" table:number-rows-spanned="1">
            <draw:control draw:z-index="117" draw:name="BT_File_Selection_12_" draw:style-name="gr6" draw:text-style-name="P5" svg:width="1cm" svg:height="0.5cm" svg:x="0cm" svg:y="0cm" draw:control="control103"/>
          </table:table-cell>
          <table:covered-table-cell table:number-columns-repeated="5" table:style-name="ce48"/>
          <table:table-cell table:style-name="ce107" table:formula="of:=IF([.$M105]=&quot;&quot;;&quot;&quot;;IF([.$A10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5])));[.$E105];IF([.$E105]=&quot;&quot;;&quot;&quot;;IFERROR(IF([.$B105]=&quot;&quot;;[.$E$1];[.$B105]);&quot;&quot;)&amp;RIGHT(SUBSTITUTE(SUBSTITUTE(SUBSTITUTE([.$E105];&quot;-&quot;;&quot;&quot;);&quot; &quot;;&quot;&quot;);&quot;+&quot;;&quot;&quot;);10)));&quot;&quot;)">
            <text:p/>
          </table:table-cell>
          <table:table-cell table:style-name="ce99" table:formula="of:=IFERROR(IF([.$E105]=&quot;&quot;;&quot;&quot;;[$Mudslide_Commands.$E$32]&amp;&quot;send &quot;&amp;TRIM(SUBSTITUTE([.$AA105];&quot;+&quot;;&quot;&quot;)&amp;&quot; &quot;&amp;CHAR(34)&amp;[.$H105]&amp;CHAR(10)&amp;[.$I105]&amp;CHAR(10)&amp;[.$J105]&amp;CHAR(10)&amp;[.$K105]&amp;CHAR(10)&amp;[.$L105]&amp;CHAR(10)&amp;&quot;- Sent By Bot&quot;&amp;CHAR(34)&amp;CHAR(10)));&quot;&quot;)">
            <text:p/>
          </table:table-cell>
          <table:table-cell table:style-name="ce99" table:formula="of:=IFERROR(IF([.$E105]=&quot;&quot;;&quot;&quot;;[$Mudslide_Commands.$E$32]&amp;IF(SUMPRODUCT(--ISNUMBER(SEARCH([$Mudslide_Commands.$D$10:.$D$16];RIGHT(LOWER([.$M105]);4))))&gt;0;&quot;send-image &quot;; &quot;send-file &quot;)&amp;TRIM(SUBSTITUTE([.$AA105];&quot;+&quot;;&quot;&quot;)&amp;&quot; &quot;&amp;CHAR(34)&amp;[.$M105]&amp;CHAR(34)&amp;IF([.$S105]=&quot;&quot;;&quot;&quot;;&quot; --caption &quot;&amp;CHAR(34)&amp;[.$S105]&amp;CHAR(34))&amp;CHAR(10)));&quot;&quot;)">
            <text:p/>
          </table:table-cell>
          <table:table-cell table:style-name="ce60" table:formula="of:=IFERROR(IF([.$E105]=&quot;&quot;;&quot;&quot;;IF([.$M105]=&quot;&quot;;[.$AB105]&amp;CHAR(10);[.$AC105]&amp;CHAR(10)));&quot;&quot;)">
            <text:p/>
          </table:table-cell>
          <table:table-cell table:style-name="ce60"/>
          <table:table-cell table:style-name="ce60" table:formula="of:=IFERROR(IF(NOT(ISERROR(SEARCH(&quot;@g.us&quot;;[.$F105])));[.$F105];IF([.$F105]=&quot;&quot;;&quot;&quot;;IFERROR(IF([.$B105]=&quot;&quot;;[.$E$1];[.$B105]);&quot;&quot;)&amp;RIGHT(SUBSTITUTE(SUBSTITUTE(SUBSTITUTE([.$F105];&quot;-&quot;;&quot;&quot;);&quot; &quot;;&quot;&quot;);&quot;+&quot;;&quot;&quot;);10)));&quot;&quot;)">
            <text:p/>
          </table:table-cell>
          <table:table-cell table:style-name="ce99" table:formula="of:=IFERROR(IF([.$F105]=&quot;&quot;;&quot;&quot;;[$Mudslide_Commands.$E$32]&amp;&quot;send &quot;&amp;TRIM(SUBSTITUTE([.$AF105];&quot;+&quot;;&quot;&quot;)&amp;&quot; &quot;&amp;CHAR(34)&amp;[.$H105]&amp;CHAR(10)&amp;[.$I105]&amp;CHAR(10)&amp;[.$J105]&amp;CHAR(10)&amp;[.$K105]&amp;CHAR(10)&amp;[.$L105]&amp;CHAR(10)&amp;&quot;- Sent By Bot&quot;&amp;CHAR(34)&amp;CHAR(10)));&quot;&quot;)">
            <text:p/>
          </table:table-cell>
          <table:table-cell table:style-name="ce99" table:formula="of:=IFERROR(IF([.$F105]=&quot;&quot;;&quot;&quot;;[$Mudslide_Commands.$E$32]&amp;IF(SUMPRODUCT(--ISNUMBER(SEARCH([$Mudslide_Commands.$D$10:.$D$16];RIGHT(LOWER([.$M105]);4))))&gt;0;&quot;send-image &quot;; &quot;send-file &quot;)&amp;TRIM(SUBSTITUTE([.$AF105];&quot;+&quot;;&quot;&quot;)&amp;&quot; &quot;&amp;CHAR(34)&amp;[.$M105]&amp;CHAR(34)&amp;IF([.$S105]=&quot;&quot;;&quot;&quot;;&quot; --caption &quot;&amp;CHAR(34)&amp;[.$S105]&amp;CHAR(34))&amp;CHAR(10)));&quot;&quot;)">
            <text:p/>
          </table:table-cell>
          <table:table-cell table:style-name="ce60" table:formula="of:=IFERROR(IF([.$F105]=&quot;&quot;;&quot;&quot;;IF([.$M105]=&quot;&quot;;[.$AG105]&amp;CHAR(10);[.$AH105]&amp;CHAR(10)));&quot;&quot;)">
            <text:p/>
          </table:table-cell>
          <table:table-cell table:style-name="ce60"/>
          <table:table-cell table:style-name="ce60" table:formula="of:=IFERROR(IF(NOT(ISERROR(SEARCH(&quot;@g.us&quot;;[.$E105])));[.$G105];IF([.$G105]=&quot;&quot;;&quot;&quot;;IFERROR(IF([.$B105]=&quot;&quot;;[.$E$1];[.$B105]);&quot;&quot;)&amp;RIGHT(SUBSTITUTE(SUBSTITUTE(SUBSTITUTE([.$G105];&quot;-&quot;;&quot;&quot;);&quot; &quot;;&quot;&quot;);&quot;+&quot;;&quot;&quot;);10)));&quot;&quot;)">
            <text:p/>
          </table:table-cell>
          <table:table-cell table:style-name="ce99" table:formula="of:=IFERROR(IF([.$G105]=&quot;&quot;;&quot;&quot;;[$Mudslide_Commands.$E$32]&amp;&quot;send &quot;&amp;TRIM(SUBSTITUTE([.$AK105];&quot;+&quot;;&quot;&quot;)&amp;&quot; &quot;&amp;CHAR(34)&amp;[.$H105]&amp;CHAR(10)&amp;[.$I105]&amp;CHAR(10)&amp;[.$J105]&amp;CHAR(10)&amp;[.$K105]&amp;CHAR(10)&amp;[.$L105]&amp;CHAR(10)&amp;&quot;- Sent By Bot&quot;&amp;CHAR(34)&amp;CHAR(10)));&quot;&quot;)">
            <text:p/>
          </table:table-cell>
          <table:table-cell table:style-name="ce99" table:formula="of:=IFERROR(IF([.$G105]=&quot;&quot;;&quot;&quot;;[$Mudslide_Commands.$E$32]&amp;IF(SUMPRODUCT(--ISNUMBER(SEARCH([$Mudslide_Commands.$D$10:.$D$16];RIGHT(LOWER([.$M105]);4))))&gt;0;&quot;send-image &quot;; &quot;send-file &quot;)&amp;TRIM(SUBSTITUTE([.$AK105];&quot;+&quot;;&quot;&quot;)&amp;&quot; &quot;&amp;CHAR(34)&amp;[.$M105]&amp;CHAR(34)&amp;IF([.$S105]=&quot;&quot;;&quot;&quot;;&quot; --caption &quot;&amp;CHAR(34)&amp;[.$S105]&amp;CHAR(34))&amp;CHAR(10)));&quot;&quot;)">
            <text:p/>
          </table:table-cell>
          <table:table-cell table:style-name="ce60" table:formula="of:=IFERROR(IF([.$G105]=&quot;&quot;;&quot;&quot;;IF([.$M105]=&quot;&quot;;[.$AL105]&amp;CHAR(10);[.$AM105]&amp;CHAR(10)));&quot;&quot;)">
            <text:p/>
          </table:table-cell>
          <table:table-cell table:style-name="ce60"/>
          <table:table-cell table:style-name="ce116" table:formula="of:=[.AD105]&amp;[.AI105]&amp;[.AN10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6]&amp;[.F106]&amp;[.G106]=&quot;&quot;;&quot;&quot;;MAX([.$A$3:.$A105])+1);&quot;&quot;)">
            <text:p/>
          </table:table-cell>
          <table:table-cell table:style-name="ce9" table:formula="of:=IFERROR(TRIM(SUBSTITUTE(SUBSTITUTE(VLOOKUP([.C10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6]=&quot;&quot;;&quot;&quot;;TRIM(&quot;Dear *&quot;&amp;[.$D106]&amp;&quot;*&quot;))">
            <text:p/>
          </table:table-cell>
          <table:table-cell table:style-name="ce83" table:formula="of:=IF([.$E106]=&quot;&quot;;&quot;&quot;;&quot;~How Do You Do ?~&quot;)">
            <text:p/>
          </table:table-cell>
          <table:table-cell table:style-name="ce83" table:formula="of:=IF([.$E106]=&quot;&quot;;&quot;&quot;;&quot;_Have a great Day_&quot;)">
            <text:p/>
          </table:table-cell>
          <table:table-cell table:style-name="ce83" table:number-columns-repeated="2"/>
          <table:table-cell table:style-name="ce44" table:number-columns-spanned="6" table:number-rows-spanned="1">
            <draw:control draw:z-index="118" draw:name="BT_File_Selection_12_" draw:style-name="gr6" draw:text-style-name="P5" svg:width="1cm" svg:height="0.5cm" svg:x="0cm" svg:y="0cm" draw:control="control104"/>
          </table:table-cell>
          <table:covered-table-cell table:number-columns-repeated="5" table:style-name="ce48"/>
          <table:table-cell table:style-name="ce107" table:formula="of:=IF([.$M106]=&quot;&quot;;&quot;&quot;;IF([.$A10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6])));[.$E106];IF([.$E106]=&quot;&quot;;&quot;&quot;;IFERROR(IF([.$B106]=&quot;&quot;;[.$E$1];[.$B106]);&quot;&quot;)&amp;RIGHT(SUBSTITUTE(SUBSTITUTE(SUBSTITUTE([.$E106];&quot;-&quot;;&quot;&quot;);&quot; &quot;;&quot;&quot;);&quot;+&quot;;&quot;&quot;);10)));&quot;&quot;)">
            <text:p/>
          </table:table-cell>
          <table:table-cell table:style-name="ce99" table:formula="of:=IFERROR(IF([.$E106]=&quot;&quot;;&quot;&quot;;[$Mudslide_Commands.$E$32]&amp;&quot;send &quot;&amp;TRIM(SUBSTITUTE([.$AA106];&quot;+&quot;;&quot;&quot;)&amp;&quot; &quot;&amp;CHAR(34)&amp;[.$H106]&amp;CHAR(10)&amp;[.$I106]&amp;CHAR(10)&amp;[.$J106]&amp;CHAR(10)&amp;[.$K106]&amp;CHAR(10)&amp;[.$L106]&amp;CHAR(10)&amp;&quot;- Sent By Bot&quot;&amp;CHAR(34)&amp;CHAR(10)));&quot;&quot;)">
            <text:p/>
          </table:table-cell>
          <table:table-cell table:style-name="ce99" table:formula="of:=IFERROR(IF([.$E106]=&quot;&quot;;&quot;&quot;;[$Mudslide_Commands.$E$32]&amp;IF(SUMPRODUCT(--ISNUMBER(SEARCH([$Mudslide_Commands.$D$10:.$D$16];RIGHT(LOWER([.$M106]);4))))&gt;0;&quot;send-image &quot;; &quot;send-file &quot;)&amp;TRIM(SUBSTITUTE([.$AA106];&quot;+&quot;;&quot;&quot;)&amp;&quot; &quot;&amp;CHAR(34)&amp;[.$M106]&amp;CHAR(34)&amp;IF([.$S106]=&quot;&quot;;&quot;&quot;;&quot; --caption &quot;&amp;CHAR(34)&amp;[.$S106]&amp;CHAR(34))&amp;CHAR(10)));&quot;&quot;)">
            <text:p/>
          </table:table-cell>
          <table:table-cell table:style-name="ce60" table:formula="of:=IFERROR(IF([.$E106]=&quot;&quot;;&quot;&quot;;IF([.$M106]=&quot;&quot;;[.$AB106]&amp;CHAR(10);[.$AC106]&amp;CHAR(10)));&quot;&quot;)">
            <text:p/>
          </table:table-cell>
          <table:table-cell table:style-name="ce60"/>
          <table:table-cell table:style-name="ce60" table:formula="of:=IFERROR(IF(NOT(ISERROR(SEARCH(&quot;@g.us&quot;;[.$F106])));[.$F106];IF([.$F106]=&quot;&quot;;&quot;&quot;;IFERROR(IF([.$B106]=&quot;&quot;;[.$E$1];[.$B106]);&quot;&quot;)&amp;RIGHT(SUBSTITUTE(SUBSTITUTE(SUBSTITUTE([.$F106];&quot;-&quot;;&quot;&quot;);&quot; &quot;;&quot;&quot;);&quot;+&quot;;&quot;&quot;);10)));&quot;&quot;)">
            <text:p/>
          </table:table-cell>
          <table:table-cell table:style-name="ce99" table:formula="of:=IFERROR(IF([.$F106]=&quot;&quot;;&quot;&quot;;[$Mudslide_Commands.$E$32]&amp;&quot;send &quot;&amp;TRIM(SUBSTITUTE([.$AF106];&quot;+&quot;;&quot;&quot;)&amp;&quot; &quot;&amp;CHAR(34)&amp;[.$H106]&amp;CHAR(10)&amp;[.$I106]&amp;CHAR(10)&amp;[.$J106]&amp;CHAR(10)&amp;[.$K106]&amp;CHAR(10)&amp;[.$L106]&amp;CHAR(10)&amp;&quot;- Sent By Bot&quot;&amp;CHAR(34)&amp;CHAR(10)));&quot;&quot;)">
            <text:p/>
          </table:table-cell>
          <table:table-cell table:style-name="ce99" table:formula="of:=IFERROR(IF([.$F106]=&quot;&quot;;&quot;&quot;;[$Mudslide_Commands.$E$32]&amp;IF(SUMPRODUCT(--ISNUMBER(SEARCH([$Mudslide_Commands.$D$10:.$D$16];RIGHT(LOWER([.$M106]);4))))&gt;0;&quot;send-image &quot;; &quot;send-file &quot;)&amp;TRIM(SUBSTITUTE([.$AF106];&quot;+&quot;;&quot;&quot;)&amp;&quot; &quot;&amp;CHAR(34)&amp;[.$M106]&amp;CHAR(34)&amp;IF([.$S106]=&quot;&quot;;&quot;&quot;;&quot; --caption &quot;&amp;CHAR(34)&amp;[.$S106]&amp;CHAR(34))&amp;CHAR(10)));&quot;&quot;)">
            <text:p/>
          </table:table-cell>
          <table:table-cell table:style-name="ce60" table:formula="of:=IFERROR(IF([.$F106]=&quot;&quot;;&quot;&quot;;IF([.$M106]=&quot;&quot;;[.$AG106]&amp;CHAR(10);[.$AH106]&amp;CHAR(10)));&quot;&quot;)">
            <text:p/>
          </table:table-cell>
          <table:table-cell table:style-name="ce60"/>
          <table:table-cell table:style-name="ce60" table:formula="of:=IFERROR(IF(NOT(ISERROR(SEARCH(&quot;@g.us&quot;;[.$E106])));[.$G106];IF([.$G106]=&quot;&quot;;&quot;&quot;;IFERROR(IF([.$B106]=&quot;&quot;;[.$E$1];[.$B106]);&quot;&quot;)&amp;RIGHT(SUBSTITUTE(SUBSTITUTE(SUBSTITUTE([.$G106];&quot;-&quot;;&quot;&quot;);&quot; &quot;;&quot;&quot;);&quot;+&quot;;&quot;&quot;);10)));&quot;&quot;)">
            <text:p/>
          </table:table-cell>
          <table:table-cell table:style-name="ce99" table:formula="of:=IFERROR(IF([.$G106]=&quot;&quot;;&quot;&quot;;[$Mudslide_Commands.$E$32]&amp;&quot;send &quot;&amp;TRIM(SUBSTITUTE([.$AK106];&quot;+&quot;;&quot;&quot;)&amp;&quot; &quot;&amp;CHAR(34)&amp;[.$H106]&amp;CHAR(10)&amp;[.$I106]&amp;CHAR(10)&amp;[.$J106]&amp;CHAR(10)&amp;[.$K106]&amp;CHAR(10)&amp;[.$L106]&amp;CHAR(10)&amp;&quot;- Sent By Bot&quot;&amp;CHAR(34)&amp;CHAR(10)));&quot;&quot;)">
            <text:p/>
          </table:table-cell>
          <table:table-cell table:style-name="ce99" table:formula="of:=IFERROR(IF([.$G106]=&quot;&quot;;&quot;&quot;;[$Mudslide_Commands.$E$32]&amp;IF(SUMPRODUCT(--ISNUMBER(SEARCH([$Mudslide_Commands.$D$10:.$D$16];RIGHT(LOWER([.$M106]);4))))&gt;0;&quot;send-image &quot;; &quot;send-file &quot;)&amp;TRIM(SUBSTITUTE([.$AK106];&quot;+&quot;;&quot;&quot;)&amp;&quot; &quot;&amp;CHAR(34)&amp;[.$M106]&amp;CHAR(34)&amp;IF([.$S106]=&quot;&quot;;&quot;&quot;;&quot; --caption &quot;&amp;CHAR(34)&amp;[.$S106]&amp;CHAR(34))&amp;CHAR(10)));&quot;&quot;)">
            <text:p/>
          </table:table-cell>
          <table:table-cell table:style-name="ce60" table:formula="of:=IFERROR(IF([.$G106]=&quot;&quot;;&quot;&quot;;IF([.$M106]=&quot;&quot;;[.$AL106]&amp;CHAR(10);[.$AM106]&amp;CHAR(10)));&quot;&quot;)">
            <text:p/>
          </table:table-cell>
          <table:table-cell table:style-name="ce60"/>
          <table:table-cell table:style-name="ce116" table:formula="of:=[.AD106]&amp;[.AI106]&amp;[.AN10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7]&amp;[.F107]&amp;[.G107]=&quot;&quot;;&quot;&quot;;MAX([.$A$3:.$A106])+1);&quot;&quot;)">
            <text:p/>
          </table:table-cell>
          <table:table-cell table:style-name="ce9" table:formula="of:=IFERROR(TRIM(SUBSTITUTE(SUBSTITUTE(VLOOKUP([.C10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7]=&quot;&quot;;&quot;&quot;;TRIM(&quot;Dear *&quot;&amp;[.$D107]&amp;&quot;*&quot;))">
            <text:p/>
          </table:table-cell>
          <table:table-cell table:style-name="ce83" table:formula="of:=IF([.$E107]=&quot;&quot;;&quot;&quot;;&quot;~How Do You Do ?~&quot;)">
            <text:p/>
          </table:table-cell>
          <table:table-cell table:style-name="ce83" table:formula="of:=IF([.$E107]=&quot;&quot;;&quot;&quot;;&quot;_Have a great Day_&quot;)">
            <text:p/>
          </table:table-cell>
          <table:table-cell table:style-name="ce83" table:number-columns-repeated="2"/>
          <table:table-cell table:style-name="ce44" table:number-columns-spanned="6" table:number-rows-spanned="1">
            <draw:control draw:z-index="119" draw:name="BT_File_Selection_12_" draw:style-name="gr6" draw:text-style-name="P5" svg:width="1cm" svg:height="0.5cm" svg:x="0cm" svg:y="0cm" draw:control="control105"/>
          </table:table-cell>
          <table:covered-table-cell table:number-columns-repeated="5" table:style-name="ce48"/>
          <table:table-cell table:style-name="ce107" table:formula="of:=IF([.$M107]=&quot;&quot;;&quot;&quot;;IF([.$A10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7])));[.$E107];IF([.$E107]=&quot;&quot;;&quot;&quot;;IFERROR(IF([.$B107]=&quot;&quot;;[.$E$1];[.$B107]);&quot;&quot;)&amp;RIGHT(SUBSTITUTE(SUBSTITUTE(SUBSTITUTE([.$E107];&quot;-&quot;;&quot;&quot;);&quot; &quot;;&quot;&quot;);&quot;+&quot;;&quot;&quot;);10)));&quot;&quot;)">
            <text:p/>
          </table:table-cell>
          <table:table-cell table:style-name="ce99" table:formula="of:=IFERROR(IF([.$E107]=&quot;&quot;;&quot;&quot;;[$Mudslide_Commands.$E$32]&amp;&quot;send &quot;&amp;TRIM(SUBSTITUTE([.$AA107];&quot;+&quot;;&quot;&quot;)&amp;&quot; &quot;&amp;CHAR(34)&amp;[.$H107]&amp;CHAR(10)&amp;[.$I107]&amp;CHAR(10)&amp;[.$J107]&amp;CHAR(10)&amp;[.$K107]&amp;CHAR(10)&amp;[.$L107]&amp;CHAR(10)&amp;&quot;- Sent By Bot&quot;&amp;CHAR(34)&amp;CHAR(10)));&quot;&quot;)">
            <text:p/>
          </table:table-cell>
          <table:table-cell table:style-name="ce99" table:formula="of:=IFERROR(IF([.$E107]=&quot;&quot;;&quot;&quot;;[$Mudslide_Commands.$E$32]&amp;IF(SUMPRODUCT(--ISNUMBER(SEARCH([$Mudslide_Commands.$D$10:.$D$16];RIGHT(LOWER([.$M107]);4))))&gt;0;&quot;send-image &quot;; &quot;send-file &quot;)&amp;TRIM(SUBSTITUTE([.$AA107];&quot;+&quot;;&quot;&quot;)&amp;&quot; &quot;&amp;CHAR(34)&amp;[.$M107]&amp;CHAR(34)&amp;IF([.$S107]=&quot;&quot;;&quot;&quot;;&quot; --caption &quot;&amp;CHAR(34)&amp;[.$S107]&amp;CHAR(34))&amp;CHAR(10)));&quot;&quot;)">
            <text:p/>
          </table:table-cell>
          <table:table-cell table:style-name="ce60" table:formula="of:=IFERROR(IF([.$E107]=&quot;&quot;;&quot;&quot;;IF([.$M107]=&quot;&quot;;[.$AB107]&amp;CHAR(10);[.$AC107]&amp;CHAR(10)));&quot;&quot;)">
            <text:p/>
          </table:table-cell>
          <table:table-cell table:style-name="ce60"/>
          <table:table-cell table:style-name="ce60" table:formula="of:=IFERROR(IF(NOT(ISERROR(SEARCH(&quot;@g.us&quot;;[.$F107])));[.$F107];IF([.$F107]=&quot;&quot;;&quot;&quot;;IFERROR(IF([.$B107]=&quot;&quot;;[.$E$1];[.$B107]);&quot;&quot;)&amp;RIGHT(SUBSTITUTE(SUBSTITUTE(SUBSTITUTE([.$F107];&quot;-&quot;;&quot;&quot;);&quot; &quot;;&quot;&quot;);&quot;+&quot;;&quot;&quot;);10)));&quot;&quot;)">
            <text:p/>
          </table:table-cell>
          <table:table-cell table:style-name="ce99" table:formula="of:=IFERROR(IF([.$F107]=&quot;&quot;;&quot;&quot;;[$Mudslide_Commands.$E$32]&amp;&quot;send &quot;&amp;TRIM(SUBSTITUTE([.$AF107];&quot;+&quot;;&quot;&quot;)&amp;&quot; &quot;&amp;CHAR(34)&amp;[.$H107]&amp;CHAR(10)&amp;[.$I107]&amp;CHAR(10)&amp;[.$J107]&amp;CHAR(10)&amp;[.$K107]&amp;CHAR(10)&amp;[.$L107]&amp;CHAR(10)&amp;&quot;- Sent By Bot&quot;&amp;CHAR(34)&amp;CHAR(10)));&quot;&quot;)">
            <text:p/>
          </table:table-cell>
          <table:table-cell table:style-name="ce99" table:formula="of:=IFERROR(IF([.$F107]=&quot;&quot;;&quot;&quot;;[$Mudslide_Commands.$E$32]&amp;IF(SUMPRODUCT(--ISNUMBER(SEARCH([$Mudslide_Commands.$D$10:.$D$16];RIGHT(LOWER([.$M107]);4))))&gt;0;&quot;send-image &quot;; &quot;send-file &quot;)&amp;TRIM(SUBSTITUTE([.$AF107];&quot;+&quot;;&quot;&quot;)&amp;&quot; &quot;&amp;CHAR(34)&amp;[.$M107]&amp;CHAR(34)&amp;IF([.$S107]=&quot;&quot;;&quot;&quot;;&quot; --caption &quot;&amp;CHAR(34)&amp;[.$S107]&amp;CHAR(34))&amp;CHAR(10)));&quot;&quot;)">
            <text:p/>
          </table:table-cell>
          <table:table-cell table:style-name="ce60" table:formula="of:=IFERROR(IF([.$F107]=&quot;&quot;;&quot;&quot;;IF([.$M107]=&quot;&quot;;[.$AG107]&amp;CHAR(10);[.$AH107]&amp;CHAR(10)));&quot;&quot;)">
            <text:p/>
          </table:table-cell>
          <table:table-cell table:style-name="ce60"/>
          <table:table-cell table:style-name="ce60" table:formula="of:=IFERROR(IF(NOT(ISERROR(SEARCH(&quot;@g.us&quot;;[.$E107])));[.$G107];IF([.$G107]=&quot;&quot;;&quot;&quot;;IFERROR(IF([.$B107]=&quot;&quot;;[.$E$1];[.$B107]);&quot;&quot;)&amp;RIGHT(SUBSTITUTE(SUBSTITUTE(SUBSTITUTE([.$G107];&quot;-&quot;;&quot;&quot;);&quot; &quot;;&quot;&quot;);&quot;+&quot;;&quot;&quot;);10)));&quot;&quot;)">
            <text:p/>
          </table:table-cell>
          <table:table-cell table:style-name="ce99" table:formula="of:=IFERROR(IF([.$G107]=&quot;&quot;;&quot;&quot;;[$Mudslide_Commands.$E$32]&amp;&quot;send &quot;&amp;TRIM(SUBSTITUTE([.$AK107];&quot;+&quot;;&quot;&quot;)&amp;&quot; &quot;&amp;CHAR(34)&amp;[.$H107]&amp;CHAR(10)&amp;[.$I107]&amp;CHAR(10)&amp;[.$J107]&amp;CHAR(10)&amp;[.$K107]&amp;CHAR(10)&amp;[.$L107]&amp;CHAR(10)&amp;&quot;- Sent By Bot&quot;&amp;CHAR(34)&amp;CHAR(10)));&quot;&quot;)">
            <text:p/>
          </table:table-cell>
          <table:table-cell table:style-name="ce99" table:formula="of:=IFERROR(IF([.$G107]=&quot;&quot;;&quot;&quot;;[$Mudslide_Commands.$E$32]&amp;IF(SUMPRODUCT(--ISNUMBER(SEARCH([$Mudslide_Commands.$D$10:.$D$16];RIGHT(LOWER([.$M107]);4))))&gt;0;&quot;send-image &quot;; &quot;send-file &quot;)&amp;TRIM(SUBSTITUTE([.$AK107];&quot;+&quot;;&quot;&quot;)&amp;&quot; &quot;&amp;CHAR(34)&amp;[.$M107]&amp;CHAR(34)&amp;IF([.$S107]=&quot;&quot;;&quot;&quot;;&quot; --caption &quot;&amp;CHAR(34)&amp;[.$S107]&amp;CHAR(34))&amp;CHAR(10)));&quot;&quot;)">
            <text:p/>
          </table:table-cell>
          <table:table-cell table:style-name="ce60" table:formula="of:=IFERROR(IF([.$G107]=&quot;&quot;;&quot;&quot;;IF([.$M107]=&quot;&quot;;[.$AL107]&amp;CHAR(10);[.$AM107]&amp;CHAR(10)));&quot;&quot;)">
            <text:p/>
          </table:table-cell>
          <table:table-cell table:style-name="ce60"/>
          <table:table-cell table:style-name="ce116" table:formula="of:=[.AD107]&amp;[.AI107]&amp;[.AN10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8]&amp;[.F108]&amp;[.G108]=&quot;&quot;;&quot;&quot;;MAX([.$A$3:.$A107])+1);&quot;&quot;)">
            <text:p/>
          </table:table-cell>
          <table:table-cell table:style-name="ce9" table:formula="of:=IFERROR(TRIM(SUBSTITUTE(SUBSTITUTE(VLOOKUP([.C10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8]=&quot;&quot;;&quot;&quot;;TRIM(&quot;Dear *&quot;&amp;[.$D108]&amp;&quot;*&quot;))">
            <text:p/>
          </table:table-cell>
          <table:table-cell table:style-name="ce83" table:formula="of:=IF([.$E108]=&quot;&quot;;&quot;&quot;;&quot;~How Do You Do ?~&quot;)">
            <text:p/>
          </table:table-cell>
          <table:table-cell table:style-name="ce83" table:formula="of:=IF([.$E108]=&quot;&quot;;&quot;&quot;;&quot;_Have a great Day_&quot;)">
            <text:p/>
          </table:table-cell>
          <table:table-cell table:style-name="ce83" table:number-columns-repeated="2"/>
          <table:table-cell table:style-name="ce44" table:number-columns-spanned="6" table:number-rows-spanned="1">
            <draw:control draw:z-index="120" draw:name="BT_File_Selection_12_" draw:style-name="gr6" draw:text-style-name="P5" svg:width="1cm" svg:height="0.5cm" svg:x="0cm" svg:y="0cm" draw:control="control106"/>
          </table:table-cell>
          <table:covered-table-cell table:number-columns-repeated="5" table:style-name="ce48"/>
          <table:table-cell table:style-name="ce107" table:formula="of:=IF([.$M108]=&quot;&quot;;&quot;&quot;;IF([.$A10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8])));[.$E108];IF([.$E108]=&quot;&quot;;&quot;&quot;;IFERROR(IF([.$B108]=&quot;&quot;;[.$E$1];[.$B108]);&quot;&quot;)&amp;RIGHT(SUBSTITUTE(SUBSTITUTE(SUBSTITUTE([.$E108];&quot;-&quot;;&quot;&quot;);&quot; &quot;;&quot;&quot;);&quot;+&quot;;&quot;&quot;);10)));&quot;&quot;)">
            <text:p/>
          </table:table-cell>
          <table:table-cell table:style-name="ce99" table:formula="of:=IFERROR(IF([.$E108]=&quot;&quot;;&quot;&quot;;[$Mudslide_Commands.$E$32]&amp;&quot;send &quot;&amp;TRIM(SUBSTITUTE([.$AA108];&quot;+&quot;;&quot;&quot;)&amp;&quot; &quot;&amp;CHAR(34)&amp;[.$H108]&amp;CHAR(10)&amp;[.$I108]&amp;CHAR(10)&amp;[.$J108]&amp;CHAR(10)&amp;[.$K108]&amp;CHAR(10)&amp;[.$L108]&amp;CHAR(10)&amp;&quot;- Sent By Bot&quot;&amp;CHAR(34)&amp;CHAR(10)));&quot;&quot;)">
            <text:p/>
          </table:table-cell>
          <table:table-cell table:style-name="ce99" table:formula="of:=IFERROR(IF([.$E108]=&quot;&quot;;&quot;&quot;;[$Mudslide_Commands.$E$32]&amp;IF(SUMPRODUCT(--ISNUMBER(SEARCH([$Mudslide_Commands.$D$10:.$D$16];RIGHT(LOWER([.$M108]);4))))&gt;0;&quot;send-image &quot;; &quot;send-file &quot;)&amp;TRIM(SUBSTITUTE([.$AA108];&quot;+&quot;;&quot;&quot;)&amp;&quot; &quot;&amp;CHAR(34)&amp;[.$M108]&amp;CHAR(34)&amp;IF([.$S108]=&quot;&quot;;&quot;&quot;;&quot; --caption &quot;&amp;CHAR(34)&amp;[.$S108]&amp;CHAR(34))&amp;CHAR(10)));&quot;&quot;)">
            <text:p/>
          </table:table-cell>
          <table:table-cell table:style-name="ce60" table:formula="of:=IFERROR(IF([.$E108]=&quot;&quot;;&quot;&quot;;IF([.$M108]=&quot;&quot;;[.$AB108]&amp;CHAR(10);[.$AC108]&amp;CHAR(10)));&quot;&quot;)">
            <text:p/>
          </table:table-cell>
          <table:table-cell table:style-name="ce60"/>
          <table:table-cell table:style-name="ce60" table:formula="of:=IFERROR(IF(NOT(ISERROR(SEARCH(&quot;@g.us&quot;;[.$F108])));[.$F108];IF([.$F108]=&quot;&quot;;&quot;&quot;;IFERROR(IF([.$B108]=&quot;&quot;;[.$E$1];[.$B108]);&quot;&quot;)&amp;RIGHT(SUBSTITUTE(SUBSTITUTE(SUBSTITUTE([.$F108];&quot;-&quot;;&quot;&quot;);&quot; &quot;;&quot;&quot;);&quot;+&quot;;&quot;&quot;);10)));&quot;&quot;)">
            <text:p/>
          </table:table-cell>
          <table:table-cell table:style-name="ce99" table:formula="of:=IFERROR(IF([.$F108]=&quot;&quot;;&quot;&quot;;[$Mudslide_Commands.$E$32]&amp;&quot;send &quot;&amp;TRIM(SUBSTITUTE([.$AF108];&quot;+&quot;;&quot;&quot;)&amp;&quot; &quot;&amp;CHAR(34)&amp;[.$H108]&amp;CHAR(10)&amp;[.$I108]&amp;CHAR(10)&amp;[.$J108]&amp;CHAR(10)&amp;[.$K108]&amp;CHAR(10)&amp;[.$L108]&amp;CHAR(10)&amp;&quot;- Sent By Bot&quot;&amp;CHAR(34)&amp;CHAR(10)));&quot;&quot;)">
            <text:p/>
          </table:table-cell>
          <table:table-cell table:style-name="ce99" table:formula="of:=IFERROR(IF([.$F108]=&quot;&quot;;&quot;&quot;;[$Mudslide_Commands.$E$32]&amp;IF(SUMPRODUCT(--ISNUMBER(SEARCH([$Mudslide_Commands.$D$10:.$D$16];RIGHT(LOWER([.$M108]);4))))&gt;0;&quot;send-image &quot;; &quot;send-file &quot;)&amp;TRIM(SUBSTITUTE([.$AF108];&quot;+&quot;;&quot;&quot;)&amp;&quot; &quot;&amp;CHAR(34)&amp;[.$M108]&amp;CHAR(34)&amp;IF([.$S108]=&quot;&quot;;&quot;&quot;;&quot; --caption &quot;&amp;CHAR(34)&amp;[.$S108]&amp;CHAR(34))&amp;CHAR(10)));&quot;&quot;)">
            <text:p/>
          </table:table-cell>
          <table:table-cell table:style-name="ce60" table:formula="of:=IFERROR(IF([.$F108]=&quot;&quot;;&quot;&quot;;IF([.$M108]=&quot;&quot;;[.$AG108]&amp;CHAR(10);[.$AH108]&amp;CHAR(10)));&quot;&quot;)">
            <text:p/>
          </table:table-cell>
          <table:table-cell table:style-name="ce60"/>
          <table:table-cell table:style-name="ce60" table:formula="of:=IFERROR(IF(NOT(ISERROR(SEARCH(&quot;@g.us&quot;;[.$E108])));[.$G108];IF([.$G108]=&quot;&quot;;&quot;&quot;;IFERROR(IF([.$B108]=&quot;&quot;;[.$E$1];[.$B108]);&quot;&quot;)&amp;RIGHT(SUBSTITUTE(SUBSTITUTE(SUBSTITUTE([.$G108];&quot;-&quot;;&quot;&quot;);&quot; &quot;;&quot;&quot;);&quot;+&quot;;&quot;&quot;);10)));&quot;&quot;)">
            <text:p/>
          </table:table-cell>
          <table:table-cell table:style-name="ce99" table:formula="of:=IFERROR(IF([.$G108]=&quot;&quot;;&quot;&quot;;[$Mudslide_Commands.$E$32]&amp;&quot;send &quot;&amp;TRIM(SUBSTITUTE([.$AK108];&quot;+&quot;;&quot;&quot;)&amp;&quot; &quot;&amp;CHAR(34)&amp;[.$H108]&amp;CHAR(10)&amp;[.$I108]&amp;CHAR(10)&amp;[.$J108]&amp;CHAR(10)&amp;[.$K108]&amp;CHAR(10)&amp;[.$L108]&amp;CHAR(10)&amp;&quot;- Sent By Bot&quot;&amp;CHAR(34)&amp;CHAR(10)));&quot;&quot;)">
            <text:p/>
          </table:table-cell>
          <table:table-cell table:style-name="ce99" table:formula="of:=IFERROR(IF([.$G108]=&quot;&quot;;&quot;&quot;;[$Mudslide_Commands.$E$32]&amp;IF(SUMPRODUCT(--ISNUMBER(SEARCH([$Mudslide_Commands.$D$10:.$D$16];RIGHT(LOWER([.$M108]);4))))&gt;0;&quot;send-image &quot;; &quot;send-file &quot;)&amp;TRIM(SUBSTITUTE([.$AK108];&quot;+&quot;;&quot;&quot;)&amp;&quot; &quot;&amp;CHAR(34)&amp;[.$M108]&amp;CHAR(34)&amp;IF([.$S108]=&quot;&quot;;&quot;&quot;;&quot; --caption &quot;&amp;CHAR(34)&amp;[.$S108]&amp;CHAR(34))&amp;CHAR(10)));&quot;&quot;)">
            <text:p/>
          </table:table-cell>
          <table:table-cell table:style-name="ce60" table:formula="of:=IFERROR(IF([.$G108]=&quot;&quot;;&quot;&quot;;IF([.$M108]=&quot;&quot;;[.$AL108]&amp;CHAR(10);[.$AM108]&amp;CHAR(10)));&quot;&quot;)">
            <text:p/>
          </table:table-cell>
          <table:table-cell table:style-name="ce60"/>
          <table:table-cell table:style-name="ce116" table:formula="of:=[.AD108]&amp;[.AI108]&amp;[.AN10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09]&amp;[.F109]&amp;[.G109]=&quot;&quot;;&quot;&quot;;MAX([.$A$3:.$A108])+1);&quot;&quot;)">
            <text:p/>
          </table:table-cell>
          <table:table-cell table:style-name="ce9" table:formula="of:=IFERROR(TRIM(SUBSTITUTE(SUBSTITUTE(VLOOKUP([.C10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09]=&quot;&quot;;&quot;&quot;;TRIM(&quot;Dear *&quot;&amp;[.$D109]&amp;&quot;*&quot;))">
            <text:p/>
          </table:table-cell>
          <table:table-cell table:style-name="ce83" table:formula="of:=IF([.$E109]=&quot;&quot;;&quot;&quot;;&quot;~How Do You Do ?~&quot;)">
            <text:p/>
          </table:table-cell>
          <table:table-cell table:style-name="ce83" table:formula="of:=IF([.$E109]=&quot;&quot;;&quot;&quot;;&quot;_Have a great Day_&quot;)">
            <text:p/>
          </table:table-cell>
          <table:table-cell table:style-name="ce83" table:number-columns-repeated="2"/>
          <table:table-cell table:style-name="ce44" table:number-columns-spanned="6" table:number-rows-spanned="1">
            <draw:control draw:z-index="121" draw:name="BT_File_Selection_12_" draw:style-name="gr6" draw:text-style-name="P5" svg:width="1cm" svg:height="0.5cm" svg:x="0cm" svg:y="0cm" draw:control="control107"/>
          </table:table-cell>
          <table:covered-table-cell table:number-columns-repeated="5" table:style-name="ce48"/>
          <table:table-cell table:style-name="ce107" table:formula="of:=IF([.$M109]=&quot;&quot;;&quot;&quot;;IF([.$A10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09])));[.$E109];IF([.$E109]=&quot;&quot;;&quot;&quot;;IFERROR(IF([.$B109]=&quot;&quot;;[.$E$1];[.$B109]);&quot;&quot;)&amp;RIGHT(SUBSTITUTE(SUBSTITUTE(SUBSTITUTE([.$E109];&quot;-&quot;;&quot;&quot;);&quot; &quot;;&quot;&quot;);&quot;+&quot;;&quot;&quot;);10)));&quot;&quot;)">
            <text:p/>
          </table:table-cell>
          <table:table-cell table:style-name="ce99" table:formula="of:=IFERROR(IF([.$E109]=&quot;&quot;;&quot;&quot;;[$Mudslide_Commands.$E$32]&amp;&quot;send &quot;&amp;TRIM(SUBSTITUTE([.$AA109];&quot;+&quot;;&quot;&quot;)&amp;&quot; &quot;&amp;CHAR(34)&amp;[.$H109]&amp;CHAR(10)&amp;[.$I109]&amp;CHAR(10)&amp;[.$J109]&amp;CHAR(10)&amp;[.$K109]&amp;CHAR(10)&amp;[.$L109]&amp;CHAR(10)&amp;&quot;- Sent By Bot&quot;&amp;CHAR(34)&amp;CHAR(10)));&quot;&quot;)">
            <text:p/>
          </table:table-cell>
          <table:table-cell table:style-name="ce99" table:formula="of:=IFERROR(IF([.$E109]=&quot;&quot;;&quot;&quot;;[$Mudslide_Commands.$E$32]&amp;IF(SUMPRODUCT(--ISNUMBER(SEARCH([$Mudslide_Commands.$D$10:.$D$16];RIGHT(LOWER([.$M109]);4))))&gt;0;&quot;send-image &quot;; &quot;send-file &quot;)&amp;TRIM(SUBSTITUTE([.$AA109];&quot;+&quot;;&quot;&quot;)&amp;&quot; &quot;&amp;CHAR(34)&amp;[.$M109]&amp;CHAR(34)&amp;IF([.$S109]=&quot;&quot;;&quot;&quot;;&quot; --caption &quot;&amp;CHAR(34)&amp;[.$S109]&amp;CHAR(34))&amp;CHAR(10)));&quot;&quot;)">
            <text:p/>
          </table:table-cell>
          <table:table-cell table:style-name="ce60" table:formula="of:=IFERROR(IF([.$E109]=&quot;&quot;;&quot;&quot;;IF([.$M109]=&quot;&quot;;[.$AB109]&amp;CHAR(10);[.$AC109]&amp;CHAR(10)));&quot;&quot;)">
            <text:p/>
          </table:table-cell>
          <table:table-cell table:style-name="ce60"/>
          <table:table-cell table:style-name="ce60" table:formula="of:=IFERROR(IF(NOT(ISERROR(SEARCH(&quot;@g.us&quot;;[.$F109])));[.$F109];IF([.$F109]=&quot;&quot;;&quot;&quot;;IFERROR(IF([.$B109]=&quot;&quot;;[.$E$1];[.$B109]);&quot;&quot;)&amp;RIGHT(SUBSTITUTE(SUBSTITUTE(SUBSTITUTE([.$F109];&quot;-&quot;;&quot;&quot;);&quot; &quot;;&quot;&quot;);&quot;+&quot;;&quot;&quot;);10)));&quot;&quot;)">
            <text:p/>
          </table:table-cell>
          <table:table-cell table:style-name="ce99" table:formula="of:=IFERROR(IF([.$F109]=&quot;&quot;;&quot;&quot;;[$Mudslide_Commands.$E$32]&amp;&quot;send &quot;&amp;TRIM(SUBSTITUTE([.$AF109];&quot;+&quot;;&quot;&quot;)&amp;&quot; &quot;&amp;CHAR(34)&amp;[.$H109]&amp;CHAR(10)&amp;[.$I109]&amp;CHAR(10)&amp;[.$J109]&amp;CHAR(10)&amp;[.$K109]&amp;CHAR(10)&amp;[.$L109]&amp;CHAR(10)&amp;&quot;- Sent By Bot&quot;&amp;CHAR(34)&amp;CHAR(10)));&quot;&quot;)">
            <text:p/>
          </table:table-cell>
          <table:table-cell table:style-name="ce99" table:formula="of:=IFERROR(IF([.$F109]=&quot;&quot;;&quot;&quot;;[$Mudslide_Commands.$E$32]&amp;IF(SUMPRODUCT(--ISNUMBER(SEARCH([$Mudslide_Commands.$D$10:.$D$16];RIGHT(LOWER([.$M109]);4))))&gt;0;&quot;send-image &quot;; &quot;send-file &quot;)&amp;TRIM(SUBSTITUTE([.$AF109];&quot;+&quot;;&quot;&quot;)&amp;&quot; &quot;&amp;CHAR(34)&amp;[.$M109]&amp;CHAR(34)&amp;IF([.$S109]=&quot;&quot;;&quot;&quot;;&quot; --caption &quot;&amp;CHAR(34)&amp;[.$S109]&amp;CHAR(34))&amp;CHAR(10)));&quot;&quot;)">
            <text:p/>
          </table:table-cell>
          <table:table-cell table:style-name="ce60" table:formula="of:=IFERROR(IF([.$F109]=&quot;&quot;;&quot;&quot;;IF([.$M109]=&quot;&quot;;[.$AG109]&amp;CHAR(10);[.$AH109]&amp;CHAR(10)));&quot;&quot;)">
            <text:p/>
          </table:table-cell>
          <table:table-cell table:style-name="ce60"/>
          <table:table-cell table:style-name="ce60" table:formula="of:=IFERROR(IF(NOT(ISERROR(SEARCH(&quot;@g.us&quot;;[.$E109])));[.$G109];IF([.$G109]=&quot;&quot;;&quot;&quot;;IFERROR(IF([.$B109]=&quot;&quot;;[.$E$1];[.$B109]);&quot;&quot;)&amp;RIGHT(SUBSTITUTE(SUBSTITUTE(SUBSTITUTE([.$G109];&quot;-&quot;;&quot;&quot;);&quot; &quot;;&quot;&quot;);&quot;+&quot;;&quot;&quot;);10)));&quot;&quot;)">
            <text:p/>
          </table:table-cell>
          <table:table-cell table:style-name="ce99" table:formula="of:=IFERROR(IF([.$G109]=&quot;&quot;;&quot;&quot;;[$Mudslide_Commands.$E$32]&amp;&quot;send &quot;&amp;TRIM(SUBSTITUTE([.$AK109];&quot;+&quot;;&quot;&quot;)&amp;&quot; &quot;&amp;CHAR(34)&amp;[.$H109]&amp;CHAR(10)&amp;[.$I109]&amp;CHAR(10)&amp;[.$J109]&amp;CHAR(10)&amp;[.$K109]&amp;CHAR(10)&amp;[.$L109]&amp;CHAR(10)&amp;&quot;- Sent By Bot&quot;&amp;CHAR(34)&amp;CHAR(10)));&quot;&quot;)">
            <text:p/>
          </table:table-cell>
          <table:table-cell table:style-name="ce99" table:formula="of:=IFERROR(IF([.$G109]=&quot;&quot;;&quot;&quot;;[$Mudslide_Commands.$E$32]&amp;IF(SUMPRODUCT(--ISNUMBER(SEARCH([$Mudslide_Commands.$D$10:.$D$16];RIGHT(LOWER([.$M109]);4))))&gt;0;&quot;send-image &quot;; &quot;send-file &quot;)&amp;TRIM(SUBSTITUTE([.$AK109];&quot;+&quot;;&quot;&quot;)&amp;&quot; &quot;&amp;CHAR(34)&amp;[.$M109]&amp;CHAR(34)&amp;IF([.$S109]=&quot;&quot;;&quot;&quot;;&quot; --caption &quot;&amp;CHAR(34)&amp;[.$S109]&amp;CHAR(34))&amp;CHAR(10)));&quot;&quot;)">
            <text:p/>
          </table:table-cell>
          <table:table-cell table:style-name="ce60" table:formula="of:=IFERROR(IF([.$G109]=&quot;&quot;;&quot;&quot;;IF([.$M109]=&quot;&quot;;[.$AL109]&amp;CHAR(10);[.$AM109]&amp;CHAR(10)));&quot;&quot;)">
            <text:p/>
          </table:table-cell>
          <table:table-cell table:style-name="ce60"/>
          <table:table-cell table:style-name="ce116" table:formula="of:=[.AD109]&amp;[.AI109]&amp;[.AN10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0]&amp;[.F110]&amp;[.G110]=&quot;&quot;;&quot;&quot;;MAX([.$A$3:.$A109])+1);&quot;&quot;)">
            <text:p/>
          </table:table-cell>
          <table:table-cell table:style-name="ce9" table:formula="of:=IFERROR(TRIM(SUBSTITUTE(SUBSTITUTE(VLOOKUP([.C11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0]=&quot;&quot;;&quot;&quot;;TRIM(&quot;Dear *&quot;&amp;[.$D110]&amp;&quot;*&quot;))">
            <text:p/>
          </table:table-cell>
          <table:table-cell table:style-name="ce83" table:formula="of:=IF([.$E110]=&quot;&quot;;&quot;&quot;;&quot;~How Do You Do ?~&quot;)">
            <text:p/>
          </table:table-cell>
          <table:table-cell table:style-name="ce83" table:formula="of:=IF([.$E110]=&quot;&quot;;&quot;&quot;;&quot;_Have a great Day_&quot;)">
            <text:p/>
          </table:table-cell>
          <table:table-cell table:style-name="ce83" table:number-columns-repeated="2"/>
          <table:table-cell table:style-name="ce44" table:number-columns-spanned="6" table:number-rows-spanned="1">
            <draw:control draw:z-index="122" draw:name="BT_File_Selection_12_" draw:style-name="gr6" draw:text-style-name="P5" svg:width="1cm" svg:height="0.5cm" svg:x="0cm" svg:y="0cm" draw:control="control108"/>
          </table:table-cell>
          <table:covered-table-cell table:number-columns-repeated="5" table:style-name="ce48"/>
          <table:table-cell table:style-name="ce107" table:formula="of:=IF([.$M110]=&quot;&quot;;&quot;&quot;;IF([.$A11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0])));[.$E110];IF([.$E110]=&quot;&quot;;&quot;&quot;;IFERROR(IF([.$B110]=&quot;&quot;;[.$E$1];[.$B110]);&quot;&quot;)&amp;RIGHT(SUBSTITUTE(SUBSTITUTE(SUBSTITUTE([.$E110];&quot;-&quot;;&quot;&quot;);&quot; &quot;;&quot;&quot;);&quot;+&quot;;&quot;&quot;);10)));&quot;&quot;)">
            <text:p/>
          </table:table-cell>
          <table:table-cell table:style-name="ce99" table:formula="of:=IFERROR(IF([.$E110]=&quot;&quot;;&quot;&quot;;[$Mudslide_Commands.$E$32]&amp;&quot;send &quot;&amp;TRIM(SUBSTITUTE([.$AA110];&quot;+&quot;;&quot;&quot;)&amp;&quot; &quot;&amp;CHAR(34)&amp;[.$H110]&amp;CHAR(10)&amp;[.$I110]&amp;CHAR(10)&amp;[.$J110]&amp;CHAR(10)&amp;[.$K110]&amp;CHAR(10)&amp;[.$L110]&amp;CHAR(10)&amp;&quot;- Sent By Bot&quot;&amp;CHAR(34)&amp;CHAR(10)));&quot;&quot;)">
            <text:p/>
          </table:table-cell>
          <table:table-cell table:style-name="ce99" table:formula="of:=IFERROR(IF([.$E110]=&quot;&quot;;&quot;&quot;;[$Mudslide_Commands.$E$32]&amp;IF(SUMPRODUCT(--ISNUMBER(SEARCH([$Mudslide_Commands.$D$10:.$D$16];RIGHT(LOWER([.$M110]);4))))&gt;0;&quot;send-image &quot;; &quot;send-file &quot;)&amp;TRIM(SUBSTITUTE([.$AA110];&quot;+&quot;;&quot;&quot;)&amp;&quot; &quot;&amp;CHAR(34)&amp;[.$M110]&amp;CHAR(34)&amp;IF([.$S110]=&quot;&quot;;&quot;&quot;;&quot; --caption &quot;&amp;CHAR(34)&amp;[.$S110]&amp;CHAR(34))&amp;CHAR(10)));&quot;&quot;)">
            <text:p/>
          </table:table-cell>
          <table:table-cell table:style-name="ce60" table:formula="of:=IFERROR(IF([.$E110]=&quot;&quot;;&quot;&quot;;IF([.$M110]=&quot;&quot;;[.$AB110]&amp;CHAR(10);[.$AC110]&amp;CHAR(10)));&quot;&quot;)">
            <text:p/>
          </table:table-cell>
          <table:table-cell table:style-name="ce60"/>
          <table:table-cell table:style-name="ce60" table:formula="of:=IFERROR(IF(NOT(ISERROR(SEARCH(&quot;@g.us&quot;;[.$F110])));[.$F110];IF([.$F110]=&quot;&quot;;&quot;&quot;;IFERROR(IF([.$B110]=&quot;&quot;;[.$E$1];[.$B110]);&quot;&quot;)&amp;RIGHT(SUBSTITUTE(SUBSTITUTE(SUBSTITUTE([.$F110];&quot;-&quot;;&quot;&quot;);&quot; &quot;;&quot;&quot;);&quot;+&quot;;&quot;&quot;);10)));&quot;&quot;)">
            <text:p/>
          </table:table-cell>
          <table:table-cell table:style-name="ce99" table:formula="of:=IFERROR(IF([.$F110]=&quot;&quot;;&quot;&quot;;[$Mudslide_Commands.$E$32]&amp;&quot;send &quot;&amp;TRIM(SUBSTITUTE([.$AF110];&quot;+&quot;;&quot;&quot;)&amp;&quot; &quot;&amp;CHAR(34)&amp;[.$H110]&amp;CHAR(10)&amp;[.$I110]&amp;CHAR(10)&amp;[.$J110]&amp;CHAR(10)&amp;[.$K110]&amp;CHAR(10)&amp;[.$L110]&amp;CHAR(10)&amp;&quot;- Sent By Bot&quot;&amp;CHAR(34)&amp;CHAR(10)));&quot;&quot;)">
            <text:p/>
          </table:table-cell>
          <table:table-cell table:style-name="ce99" table:formula="of:=IFERROR(IF([.$F110]=&quot;&quot;;&quot;&quot;;[$Mudslide_Commands.$E$32]&amp;IF(SUMPRODUCT(--ISNUMBER(SEARCH([$Mudslide_Commands.$D$10:.$D$16];RIGHT(LOWER([.$M110]);4))))&gt;0;&quot;send-image &quot;; &quot;send-file &quot;)&amp;TRIM(SUBSTITUTE([.$AF110];&quot;+&quot;;&quot;&quot;)&amp;&quot; &quot;&amp;CHAR(34)&amp;[.$M110]&amp;CHAR(34)&amp;IF([.$S110]=&quot;&quot;;&quot;&quot;;&quot; --caption &quot;&amp;CHAR(34)&amp;[.$S110]&amp;CHAR(34))&amp;CHAR(10)));&quot;&quot;)">
            <text:p/>
          </table:table-cell>
          <table:table-cell table:style-name="ce60" table:formula="of:=IFERROR(IF([.$F110]=&quot;&quot;;&quot;&quot;;IF([.$M110]=&quot;&quot;;[.$AG110]&amp;CHAR(10);[.$AH110]&amp;CHAR(10)));&quot;&quot;)">
            <text:p/>
          </table:table-cell>
          <table:table-cell table:style-name="ce60"/>
          <table:table-cell table:style-name="ce60" table:formula="of:=IFERROR(IF(NOT(ISERROR(SEARCH(&quot;@g.us&quot;;[.$E110])));[.$G110];IF([.$G110]=&quot;&quot;;&quot;&quot;;IFERROR(IF([.$B110]=&quot;&quot;;[.$E$1];[.$B110]);&quot;&quot;)&amp;RIGHT(SUBSTITUTE(SUBSTITUTE(SUBSTITUTE([.$G110];&quot;-&quot;;&quot;&quot;);&quot; &quot;;&quot;&quot;);&quot;+&quot;;&quot;&quot;);10)));&quot;&quot;)">
            <text:p/>
          </table:table-cell>
          <table:table-cell table:style-name="ce99" table:formula="of:=IFERROR(IF([.$G110]=&quot;&quot;;&quot;&quot;;[$Mudslide_Commands.$E$32]&amp;&quot;send &quot;&amp;TRIM(SUBSTITUTE([.$AK110];&quot;+&quot;;&quot;&quot;)&amp;&quot; &quot;&amp;CHAR(34)&amp;[.$H110]&amp;CHAR(10)&amp;[.$I110]&amp;CHAR(10)&amp;[.$J110]&amp;CHAR(10)&amp;[.$K110]&amp;CHAR(10)&amp;[.$L110]&amp;CHAR(10)&amp;&quot;- Sent By Bot&quot;&amp;CHAR(34)&amp;CHAR(10)));&quot;&quot;)">
            <text:p/>
          </table:table-cell>
          <table:table-cell table:style-name="ce99" table:formula="of:=IFERROR(IF([.$G110]=&quot;&quot;;&quot;&quot;;[$Mudslide_Commands.$E$32]&amp;IF(SUMPRODUCT(--ISNUMBER(SEARCH([$Mudslide_Commands.$D$10:.$D$16];RIGHT(LOWER([.$M110]);4))))&gt;0;&quot;send-image &quot;; &quot;send-file &quot;)&amp;TRIM(SUBSTITUTE([.$AK110];&quot;+&quot;;&quot;&quot;)&amp;&quot; &quot;&amp;CHAR(34)&amp;[.$M110]&amp;CHAR(34)&amp;IF([.$S110]=&quot;&quot;;&quot;&quot;;&quot; --caption &quot;&amp;CHAR(34)&amp;[.$S110]&amp;CHAR(34))&amp;CHAR(10)));&quot;&quot;)">
            <text:p/>
          </table:table-cell>
          <table:table-cell table:style-name="ce60" table:formula="of:=IFERROR(IF([.$G110]=&quot;&quot;;&quot;&quot;;IF([.$M110]=&quot;&quot;;[.$AL110]&amp;CHAR(10);[.$AM110]&amp;CHAR(10)));&quot;&quot;)">
            <text:p/>
          </table:table-cell>
          <table:table-cell table:style-name="ce60"/>
          <table:table-cell table:style-name="ce116" table:formula="of:=[.AD110]&amp;[.AI110]&amp;[.AN11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1]&amp;[.F111]&amp;[.G111]=&quot;&quot;;&quot;&quot;;MAX([.$A$3:.$A110])+1);&quot;&quot;)">
            <text:p/>
          </table:table-cell>
          <table:table-cell table:style-name="ce9" table:formula="of:=IFERROR(TRIM(SUBSTITUTE(SUBSTITUTE(VLOOKUP([.C11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1]=&quot;&quot;;&quot;&quot;;TRIM(&quot;Dear *&quot;&amp;[.$D111]&amp;&quot;*&quot;))">
            <text:p/>
          </table:table-cell>
          <table:table-cell table:style-name="ce83" table:formula="of:=IF([.$E111]=&quot;&quot;;&quot;&quot;;&quot;~How Do You Do ?~&quot;)">
            <text:p/>
          </table:table-cell>
          <table:table-cell table:style-name="ce83" table:formula="of:=IF([.$E111]=&quot;&quot;;&quot;&quot;;&quot;_Have a great Day_&quot;)">
            <text:p/>
          </table:table-cell>
          <table:table-cell table:style-name="ce83" table:number-columns-repeated="2"/>
          <table:table-cell table:style-name="ce44" table:number-columns-spanned="6" table:number-rows-spanned="1">
            <draw:control draw:z-index="123" draw:name="BT_File_Selection_12_" draw:style-name="gr6" draw:text-style-name="P5" svg:width="1cm" svg:height="0.5cm" svg:x="0cm" svg:y="0cm" draw:control="control109"/>
          </table:table-cell>
          <table:covered-table-cell table:number-columns-repeated="5" table:style-name="ce48"/>
          <table:table-cell table:style-name="ce107" table:formula="of:=IF([.$M111]=&quot;&quot;;&quot;&quot;;IF([.$A11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1])));[.$E111];IF([.$E111]=&quot;&quot;;&quot;&quot;;IFERROR(IF([.$B111]=&quot;&quot;;[.$E$1];[.$B111]);&quot;&quot;)&amp;RIGHT(SUBSTITUTE(SUBSTITUTE(SUBSTITUTE([.$E111];&quot;-&quot;;&quot;&quot;);&quot; &quot;;&quot;&quot;);&quot;+&quot;;&quot;&quot;);10)));&quot;&quot;)">
            <text:p/>
          </table:table-cell>
          <table:table-cell table:style-name="ce99" table:formula="of:=IFERROR(IF([.$E111]=&quot;&quot;;&quot;&quot;;[$Mudslide_Commands.$E$32]&amp;&quot;send &quot;&amp;TRIM(SUBSTITUTE([.$AA111];&quot;+&quot;;&quot;&quot;)&amp;&quot; &quot;&amp;CHAR(34)&amp;[.$H111]&amp;CHAR(10)&amp;[.$I111]&amp;CHAR(10)&amp;[.$J111]&amp;CHAR(10)&amp;[.$K111]&amp;CHAR(10)&amp;[.$L111]&amp;CHAR(10)&amp;&quot;- Sent By Bot&quot;&amp;CHAR(34)&amp;CHAR(10)));&quot;&quot;)">
            <text:p/>
          </table:table-cell>
          <table:table-cell table:style-name="ce99" table:formula="of:=IFERROR(IF([.$E111]=&quot;&quot;;&quot;&quot;;[$Mudslide_Commands.$E$32]&amp;IF(SUMPRODUCT(--ISNUMBER(SEARCH([$Mudslide_Commands.$D$10:.$D$16];RIGHT(LOWER([.$M111]);4))))&gt;0;&quot;send-image &quot;; &quot;send-file &quot;)&amp;TRIM(SUBSTITUTE([.$AA111];&quot;+&quot;;&quot;&quot;)&amp;&quot; &quot;&amp;CHAR(34)&amp;[.$M111]&amp;CHAR(34)&amp;IF([.$S111]=&quot;&quot;;&quot;&quot;;&quot; --caption &quot;&amp;CHAR(34)&amp;[.$S111]&amp;CHAR(34))&amp;CHAR(10)));&quot;&quot;)">
            <text:p/>
          </table:table-cell>
          <table:table-cell table:style-name="ce60" table:formula="of:=IFERROR(IF([.$E111]=&quot;&quot;;&quot;&quot;;IF([.$M111]=&quot;&quot;;[.$AB111]&amp;CHAR(10);[.$AC111]&amp;CHAR(10)));&quot;&quot;)">
            <text:p/>
          </table:table-cell>
          <table:table-cell table:style-name="ce60"/>
          <table:table-cell table:style-name="ce60" table:formula="of:=IFERROR(IF(NOT(ISERROR(SEARCH(&quot;@g.us&quot;;[.$F111])));[.$F111];IF([.$F111]=&quot;&quot;;&quot;&quot;;IFERROR(IF([.$B111]=&quot;&quot;;[.$E$1];[.$B111]);&quot;&quot;)&amp;RIGHT(SUBSTITUTE(SUBSTITUTE(SUBSTITUTE([.$F111];&quot;-&quot;;&quot;&quot;);&quot; &quot;;&quot;&quot;);&quot;+&quot;;&quot;&quot;);10)));&quot;&quot;)">
            <text:p/>
          </table:table-cell>
          <table:table-cell table:style-name="ce99" table:formula="of:=IFERROR(IF([.$F111]=&quot;&quot;;&quot;&quot;;[$Mudslide_Commands.$E$32]&amp;&quot;send &quot;&amp;TRIM(SUBSTITUTE([.$AF111];&quot;+&quot;;&quot;&quot;)&amp;&quot; &quot;&amp;CHAR(34)&amp;[.$H111]&amp;CHAR(10)&amp;[.$I111]&amp;CHAR(10)&amp;[.$J111]&amp;CHAR(10)&amp;[.$K111]&amp;CHAR(10)&amp;[.$L111]&amp;CHAR(10)&amp;&quot;- Sent By Bot&quot;&amp;CHAR(34)&amp;CHAR(10)));&quot;&quot;)">
            <text:p/>
          </table:table-cell>
          <table:table-cell table:style-name="ce99" table:formula="of:=IFERROR(IF([.$F111]=&quot;&quot;;&quot;&quot;;[$Mudslide_Commands.$E$32]&amp;IF(SUMPRODUCT(--ISNUMBER(SEARCH([$Mudslide_Commands.$D$10:.$D$16];RIGHT(LOWER([.$M111]);4))))&gt;0;&quot;send-image &quot;; &quot;send-file &quot;)&amp;TRIM(SUBSTITUTE([.$AF111];&quot;+&quot;;&quot;&quot;)&amp;&quot; &quot;&amp;CHAR(34)&amp;[.$M111]&amp;CHAR(34)&amp;IF([.$S111]=&quot;&quot;;&quot;&quot;;&quot; --caption &quot;&amp;CHAR(34)&amp;[.$S111]&amp;CHAR(34))&amp;CHAR(10)));&quot;&quot;)">
            <text:p/>
          </table:table-cell>
          <table:table-cell table:style-name="ce60" table:formula="of:=IFERROR(IF([.$F111]=&quot;&quot;;&quot;&quot;;IF([.$M111]=&quot;&quot;;[.$AG111]&amp;CHAR(10);[.$AH111]&amp;CHAR(10)));&quot;&quot;)">
            <text:p/>
          </table:table-cell>
          <table:table-cell table:style-name="ce60"/>
          <table:table-cell table:style-name="ce60" table:formula="of:=IFERROR(IF(NOT(ISERROR(SEARCH(&quot;@g.us&quot;;[.$E111])));[.$G111];IF([.$G111]=&quot;&quot;;&quot;&quot;;IFERROR(IF([.$B111]=&quot;&quot;;[.$E$1];[.$B111]);&quot;&quot;)&amp;RIGHT(SUBSTITUTE(SUBSTITUTE(SUBSTITUTE([.$G111];&quot;-&quot;;&quot;&quot;);&quot; &quot;;&quot;&quot;);&quot;+&quot;;&quot;&quot;);10)));&quot;&quot;)">
            <text:p/>
          </table:table-cell>
          <table:table-cell table:style-name="ce99" table:formula="of:=IFERROR(IF([.$G111]=&quot;&quot;;&quot;&quot;;[$Mudslide_Commands.$E$32]&amp;&quot;send &quot;&amp;TRIM(SUBSTITUTE([.$AK111];&quot;+&quot;;&quot;&quot;)&amp;&quot; &quot;&amp;CHAR(34)&amp;[.$H111]&amp;CHAR(10)&amp;[.$I111]&amp;CHAR(10)&amp;[.$J111]&amp;CHAR(10)&amp;[.$K111]&amp;CHAR(10)&amp;[.$L111]&amp;CHAR(10)&amp;&quot;- Sent By Bot&quot;&amp;CHAR(34)&amp;CHAR(10)));&quot;&quot;)">
            <text:p/>
          </table:table-cell>
          <table:table-cell table:style-name="ce99" table:formula="of:=IFERROR(IF([.$G111]=&quot;&quot;;&quot;&quot;;[$Mudslide_Commands.$E$32]&amp;IF(SUMPRODUCT(--ISNUMBER(SEARCH([$Mudslide_Commands.$D$10:.$D$16];RIGHT(LOWER([.$M111]);4))))&gt;0;&quot;send-image &quot;; &quot;send-file &quot;)&amp;TRIM(SUBSTITUTE([.$AK111];&quot;+&quot;;&quot;&quot;)&amp;&quot; &quot;&amp;CHAR(34)&amp;[.$M111]&amp;CHAR(34)&amp;IF([.$S111]=&quot;&quot;;&quot;&quot;;&quot; --caption &quot;&amp;CHAR(34)&amp;[.$S111]&amp;CHAR(34))&amp;CHAR(10)));&quot;&quot;)">
            <text:p/>
          </table:table-cell>
          <table:table-cell table:style-name="ce60" table:formula="of:=IFERROR(IF([.$G111]=&quot;&quot;;&quot;&quot;;IF([.$M111]=&quot;&quot;;[.$AL111]&amp;CHAR(10);[.$AM111]&amp;CHAR(10)));&quot;&quot;)">
            <text:p/>
          </table:table-cell>
          <table:table-cell table:style-name="ce60"/>
          <table:table-cell table:style-name="ce116" table:formula="of:=[.AD111]&amp;[.AI111]&amp;[.AN11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2]&amp;[.F112]&amp;[.G112]=&quot;&quot;;&quot;&quot;;MAX([.$A$3:.$A111])+1);&quot;&quot;)">
            <text:p/>
          </table:table-cell>
          <table:table-cell table:style-name="ce9" table:formula="of:=IFERROR(TRIM(SUBSTITUTE(SUBSTITUTE(VLOOKUP([.C11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2]=&quot;&quot;;&quot;&quot;;TRIM(&quot;Dear *&quot;&amp;[.$D112]&amp;&quot;*&quot;))">
            <text:p/>
          </table:table-cell>
          <table:table-cell table:style-name="ce83" table:formula="of:=IF([.$E112]=&quot;&quot;;&quot;&quot;;&quot;~How Do You Do ?~&quot;)">
            <text:p/>
          </table:table-cell>
          <table:table-cell table:style-name="ce83" table:formula="of:=IF([.$E112]=&quot;&quot;;&quot;&quot;;&quot;_Have a great Day_&quot;)">
            <text:p/>
          </table:table-cell>
          <table:table-cell table:style-name="ce83" table:number-columns-repeated="2"/>
          <table:table-cell table:style-name="ce44" table:number-columns-spanned="6" table:number-rows-spanned="1">
            <draw:control draw:z-index="124" draw:name="BT_File_Selection_12_" draw:style-name="gr6" draw:text-style-name="P5" svg:width="1cm" svg:height="0.5cm" svg:x="0cm" svg:y="0cm" draw:control="control110"/>
          </table:table-cell>
          <table:covered-table-cell table:number-columns-repeated="5" table:style-name="ce48"/>
          <table:table-cell table:style-name="ce107" table:formula="of:=IF([.$M112]=&quot;&quot;;&quot;&quot;;IF([.$A11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2])));[.$E112];IF([.$E112]=&quot;&quot;;&quot;&quot;;IFERROR(IF([.$B112]=&quot;&quot;;[.$E$1];[.$B112]);&quot;&quot;)&amp;RIGHT(SUBSTITUTE(SUBSTITUTE(SUBSTITUTE([.$E112];&quot;-&quot;;&quot;&quot;);&quot; &quot;;&quot;&quot;);&quot;+&quot;;&quot;&quot;);10)));&quot;&quot;)">
            <text:p/>
          </table:table-cell>
          <table:table-cell table:style-name="ce99" table:formula="of:=IFERROR(IF([.$E112]=&quot;&quot;;&quot;&quot;;[$Mudslide_Commands.$E$32]&amp;&quot;send &quot;&amp;TRIM(SUBSTITUTE([.$AA112];&quot;+&quot;;&quot;&quot;)&amp;&quot; &quot;&amp;CHAR(34)&amp;[.$H112]&amp;CHAR(10)&amp;[.$I112]&amp;CHAR(10)&amp;[.$J112]&amp;CHAR(10)&amp;[.$K112]&amp;CHAR(10)&amp;[.$L112]&amp;CHAR(10)&amp;&quot;- Sent By Bot&quot;&amp;CHAR(34)&amp;CHAR(10)));&quot;&quot;)">
            <text:p/>
          </table:table-cell>
          <table:table-cell table:style-name="ce99" table:formula="of:=IFERROR(IF([.$E112]=&quot;&quot;;&quot;&quot;;[$Mudslide_Commands.$E$32]&amp;IF(SUMPRODUCT(--ISNUMBER(SEARCH([$Mudslide_Commands.$D$10:.$D$16];RIGHT(LOWER([.$M112]);4))))&gt;0;&quot;send-image &quot;; &quot;send-file &quot;)&amp;TRIM(SUBSTITUTE([.$AA112];&quot;+&quot;;&quot;&quot;)&amp;&quot; &quot;&amp;CHAR(34)&amp;[.$M112]&amp;CHAR(34)&amp;IF([.$S112]=&quot;&quot;;&quot;&quot;;&quot; --caption &quot;&amp;CHAR(34)&amp;[.$S112]&amp;CHAR(34))&amp;CHAR(10)));&quot;&quot;)">
            <text:p/>
          </table:table-cell>
          <table:table-cell table:style-name="ce60" table:formula="of:=IFERROR(IF([.$E112]=&quot;&quot;;&quot;&quot;;IF([.$M112]=&quot;&quot;;[.$AB112]&amp;CHAR(10);[.$AC112]&amp;CHAR(10)));&quot;&quot;)">
            <text:p/>
          </table:table-cell>
          <table:table-cell table:style-name="ce60"/>
          <table:table-cell table:style-name="ce60" table:formula="of:=IFERROR(IF(NOT(ISERROR(SEARCH(&quot;@g.us&quot;;[.$F112])));[.$F112];IF([.$F112]=&quot;&quot;;&quot;&quot;;IFERROR(IF([.$B112]=&quot;&quot;;[.$E$1];[.$B112]);&quot;&quot;)&amp;RIGHT(SUBSTITUTE(SUBSTITUTE(SUBSTITUTE([.$F112];&quot;-&quot;;&quot;&quot;);&quot; &quot;;&quot;&quot;);&quot;+&quot;;&quot;&quot;);10)));&quot;&quot;)">
            <text:p/>
          </table:table-cell>
          <table:table-cell table:style-name="ce99" table:formula="of:=IFERROR(IF([.$F112]=&quot;&quot;;&quot;&quot;;[$Mudslide_Commands.$E$32]&amp;&quot;send &quot;&amp;TRIM(SUBSTITUTE([.$AF112];&quot;+&quot;;&quot;&quot;)&amp;&quot; &quot;&amp;CHAR(34)&amp;[.$H112]&amp;CHAR(10)&amp;[.$I112]&amp;CHAR(10)&amp;[.$J112]&amp;CHAR(10)&amp;[.$K112]&amp;CHAR(10)&amp;[.$L112]&amp;CHAR(10)&amp;&quot;- Sent By Bot&quot;&amp;CHAR(34)&amp;CHAR(10)));&quot;&quot;)">
            <text:p/>
          </table:table-cell>
          <table:table-cell table:style-name="ce99" table:formula="of:=IFERROR(IF([.$F112]=&quot;&quot;;&quot;&quot;;[$Mudslide_Commands.$E$32]&amp;IF(SUMPRODUCT(--ISNUMBER(SEARCH([$Mudslide_Commands.$D$10:.$D$16];RIGHT(LOWER([.$M112]);4))))&gt;0;&quot;send-image &quot;; &quot;send-file &quot;)&amp;TRIM(SUBSTITUTE([.$AF112];&quot;+&quot;;&quot;&quot;)&amp;&quot; &quot;&amp;CHAR(34)&amp;[.$M112]&amp;CHAR(34)&amp;IF([.$S112]=&quot;&quot;;&quot;&quot;;&quot; --caption &quot;&amp;CHAR(34)&amp;[.$S112]&amp;CHAR(34))&amp;CHAR(10)));&quot;&quot;)">
            <text:p/>
          </table:table-cell>
          <table:table-cell table:style-name="ce60" table:formula="of:=IFERROR(IF([.$F112]=&quot;&quot;;&quot;&quot;;IF([.$M112]=&quot;&quot;;[.$AG112]&amp;CHAR(10);[.$AH112]&amp;CHAR(10)));&quot;&quot;)">
            <text:p/>
          </table:table-cell>
          <table:table-cell table:style-name="ce60"/>
          <table:table-cell table:style-name="ce60" table:formula="of:=IFERROR(IF(NOT(ISERROR(SEARCH(&quot;@g.us&quot;;[.$E112])));[.$G112];IF([.$G112]=&quot;&quot;;&quot;&quot;;IFERROR(IF([.$B112]=&quot;&quot;;[.$E$1];[.$B112]);&quot;&quot;)&amp;RIGHT(SUBSTITUTE(SUBSTITUTE(SUBSTITUTE([.$G112];&quot;-&quot;;&quot;&quot;);&quot; &quot;;&quot;&quot;);&quot;+&quot;;&quot;&quot;);10)));&quot;&quot;)">
            <text:p/>
          </table:table-cell>
          <table:table-cell table:style-name="ce99" table:formula="of:=IFERROR(IF([.$G112]=&quot;&quot;;&quot;&quot;;[$Mudslide_Commands.$E$32]&amp;&quot;send &quot;&amp;TRIM(SUBSTITUTE([.$AK112];&quot;+&quot;;&quot;&quot;)&amp;&quot; &quot;&amp;CHAR(34)&amp;[.$H112]&amp;CHAR(10)&amp;[.$I112]&amp;CHAR(10)&amp;[.$J112]&amp;CHAR(10)&amp;[.$K112]&amp;CHAR(10)&amp;[.$L112]&amp;CHAR(10)&amp;&quot;- Sent By Bot&quot;&amp;CHAR(34)&amp;CHAR(10)));&quot;&quot;)">
            <text:p/>
          </table:table-cell>
          <table:table-cell table:style-name="ce99" table:formula="of:=IFERROR(IF([.$G112]=&quot;&quot;;&quot;&quot;;[$Mudslide_Commands.$E$32]&amp;IF(SUMPRODUCT(--ISNUMBER(SEARCH([$Mudslide_Commands.$D$10:.$D$16];RIGHT(LOWER([.$M112]);4))))&gt;0;&quot;send-image &quot;; &quot;send-file &quot;)&amp;TRIM(SUBSTITUTE([.$AK112];&quot;+&quot;;&quot;&quot;)&amp;&quot; &quot;&amp;CHAR(34)&amp;[.$M112]&amp;CHAR(34)&amp;IF([.$S112]=&quot;&quot;;&quot;&quot;;&quot; --caption &quot;&amp;CHAR(34)&amp;[.$S112]&amp;CHAR(34))&amp;CHAR(10)));&quot;&quot;)">
            <text:p/>
          </table:table-cell>
          <table:table-cell table:style-name="ce60" table:formula="of:=IFERROR(IF([.$G112]=&quot;&quot;;&quot;&quot;;IF([.$M112]=&quot;&quot;;[.$AL112]&amp;CHAR(10);[.$AM112]&amp;CHAR(10)));&quot;&quot;)">
            <text:p/>
          </table:table-cell>
          <table:table-cell table:style-name="ce60"/>
          <table:table-cell table:style-name="ce116" table:formula="of:=[.AD112]&amp;[.AI112]&amp;[.AN11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3]&amp;[.F113]&amp;[.G113]=&quot;&quot;;&quot;&quot;;MAX([.$A$3:.$A112])+1);&quot;&quot;)">
            <text:p/>
          </table:table-cell>
          <table:table-cell table:style-name="ce9" table:formula="of:=IFERROR(TRIM(SUBSTITUTE(SUBSTITUTE(VLOOKUP([.C11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3]=&quot;&quot;;&quot;&quot;;TRIM(&quot;Dear *&quot;&amp;[.$D113]&amp;&quot;*&quot;))">
            <text:p/>
          </table:table-cell>
          <table:table-cell table:style-name="ce83" table:formula="of:=IF([.$E113]=&quot;&quot;;&quot;&quot;;&quot;~How Do You Do ?~&quot;)">
            <text:p/>
          </table:table-cell>
          <table:table-cell table:style-name="ce83" table:formula="of:=IF([.$E113]=&quot;&quot;;&quot;&quot;;&quot;_Have a great Day_&quot;)">
            <text:p/>
          </table:table-cell>
          <table:table-cell table:style-name="ce83" table:number-columns-repeated="2"/>
          <table:table-cell table:style-name="ce44" table:number-columns-spanned="6" table:number-rows-spanned="1">
            <draw:control draw:z-index="125" draw:name="BT_File_Selection_12_" draw:style-name="gr6" draw:text-style-name="P5" svg:width="1cm" svg:height="0.5cm" svg:x="0cm" svg:y="0cm" draw:control="control111"/>
          </table:table-cell>
          <table:covered-table-cell table:number-columns-repeated="5" table:style-name="ce48"/>
          <table:table-cell table:style-name="ce107" table:formula="of:=IF([.$M113]=&quot;&quot;;&quot;&quot;;IF([.$A11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3])));[.$E113];IF([.$E113]=&quot;&quot;;&quot;&quot;;IFERROR(IF([.$B113]=&quot;&quot;;[.$E$1];[.$B113]);&quot;&quot;)&amp;RIGHT(SUBSTITUTE(SUBSTITUTE(SUBSTITUTE([.$E113];&quot;-&quot;;&quot;&quot;);&quot; &quot;;&quot;&quot;);&quot;+&quot;;&quot;&quot;);10)));&quot;&quot;)">
            <text:p/>
          </table:table-cell>
          <table:table-cell table:style-name="ce99" table:formula="of:=IFERROR(IF([.$E113]=&quot;&quot;;&quot;&quot;;[$Mudslide_Commands.$E$32]&amp;&quot;send &quot;&amp;TRIM(SUBSTITUTE([.$AA113];&quot;+&quot;;&quot;&quot;)&amp;&quot; &quot;&amp;CHAR(34)&amp;[.$H113]&amp;CHAR(10)&amp;[.$I113]&amp;CHAR(10)&amp;[.$J113]&amp;CHAR(10)&amp;[.$K113]&amp;CHAR(10)&amp;[.$L113]&amp;CHAR(10)&amp;&quot;- Sent By Bot&quot;&amp;CHAR(34)&amp;CHAR(10)));&quot;&quot;)">
            <text:p/>
          </table:table-cell>
          <table:table-cell table:style-name="ce99" table:formula="of:=IFERROR(IF([.$E113]=&quot;&quot;;&quot;&quot;;[$Mudslide_Commands.$E$32]&amp;IF(SUMPRODUCT(--ISNUMBER(SEARCH([$Mudslide_Commands.$D$10:.$D$16];RIGHT(LOWER([.$M113]);4))))&gt;0;&quot;send-image &quot;; &quot;send-file &quot;)&amp;TRIM(SUBSTITUTE([.$AA113];&quot;+&quot;;&quot;&quot;)&amp;&quot; &quot;&amp;CHAR(34)&amp;[.$M113]&amp;CHAR(34)&amp;IF([.$S113]=&quot;&quot;;&quot;&quot;;&quot; --caption &quot;&amp;CHAR(34)&amp;[.$S113]&amp;CHAR(34))&amp;CHAR(10)));&quot;&quot;)">
            <text:p/>
          </table:table-cell>
          <table:table-cell table:style-name="ce60" table:formula="of:=IFERROR(IF([.$E113]=&quot;&quot;;&quot;&quot;;IF([.$M113]=&quot;&quot;;[.$AB113]&amp;CHAR(10);[.$AC113]&amp;CHAR(10)));&quot;&quot;)">
            <text:p/>
          </table:table-cell>
          <table:table-cell table:style-name="ce60"/>
          <table:table-cell table:style-name="ce60" table:formula="of:=IFERROR(IF(NOT(ISERROR(SEARCH(&quot;@g.us&quot;;[.$F113])));[.$F113];IF([.$F113]=&quot;&quot;;&quot;&quot;;IFERROR(IF([.$B113]=&quot;&quot;;[.$E$1];[.$B113]);&quot;&quot;)&amp;RIGHT(SUBSTITUTE(SUBSTITUTE(SUBSTITUTE([.$F113];&quot;-&quot;;&quot;&quot;);&quot; &quot;;&quot;&quot;);&quot;+&quot;;&quot;&quot;);10)));&quot;&quot;)">
            <text:p/>
          </table:table-cell>
          <table:table-cell table:style-name="ce99" table:formula="of:=IFERROR(IF([.$F113]=&quot;&quot;;&quot;&quot;;[$Mudslide_Commands.$E$32]&amp;&quot;send &quot;&amp;TRIM(SUBSTITUTE([.$AF113];&quot;+&quot;;&quot;&quot;)&amp;&quot; &quot;&amp;CHAR(34)&amp;[.$H113]&amp;CHAR(10)&amp;[.$I113]&amp;CHAR(10)&amp;[.$J113]&amp;CHAR(10)&amp;[.$K113]&amp;CHAR(10)&amp;[.$L113]&amp;CHAR(10)&amp;&quot;- Sent By Bot&quot;&amp;CHAR(34)&amp;CHAR(10)));&quot;&quot;)">
            <text:p/>
          </table:table-cell>
          <table:table-cell table:style-name="ce99" table:formula="of:=IFERROR(IF([.$F113]=&quot;&quot;;&quot;&quot;;[$Mudslide_Commands.$E$32]&amp;IF(SUMPRODUCT(--ISNUMBER(SEARCH([$Mudslide_Commands.$D$10:.$D$16];RIGHT(LOWER([.$M113]);4))))&gt;0;&quot;send-image &quot;; &quot;send-file &quot;)&amp;TRIM(SUBSTITUTE([.$AF113];&quot;+&quot;;&quot;&quot;)&amp;&quot; &quot;&amp;CHAR(34)&amp;[.$M113]&amp;CHAR(34)&amp;IF([.$S113]=&quot;&quot;;&quot;&quot;;&quot; --caption &quot;&amp;CHAR(34)&amp;[.$S113]&amp;CHAR(34))&amp;CHAR(10)));&quot;&quot;)">
            <text:p/>
          </table:table-cell>
          <table:table-cell table:style-name="ce60" table:formula="of:=IFERROR(IF([.$F113]=&quot;&quot;;&quot;&quot;;IF([.$M113]=&quot;&quot;;[.$AG113]&amp;CHAR(10);[.$AH113]&amp;CHAR(10)));&quot;&quot;)">
            <text:p/>
          </table:table-cell>
          <table:table-cell table:style-name="ce60"/>
          <table:table-cell table:style-name="ce60" table:formula="of:=IFERROR(IF(NOT(ISERROR(SEARCH(&quot;@g.us&quot;;[.$E113])));[.$G113];IF([.$G113]=&quot;&quot;;&quot;&quot;;IFERROR(IF([.$B113]=&quot;&quot;;[.$E$1];[.$B113]);&quot;&quot;)&amp;RIGHT(SUBSTITUTE(SUBSTITUTE(SUBSTITUTE([.$G113];&quot;-&quot;;&quot;&quot;);&quot; &quot;;&quot;&quot;);&quot;+&quot;;&quot;&quot;);10)));&quot;&quot;)">
            <text:p/>
          </table:table-cell>
          <table:table-cell table:style-name="ce99" table:formula="of:=IFERROR(IF([.$G113]=&quot;&quot;;&quot;&quot;;[$Mudslide_Commands.$E$32]&amp;&quot;send &quot;&amp;TRIM(SUBSTITUTE([.$AK113];&quot;+&quot;;&quot;&quot;)&amp;&quot; &quot;&amp;CHAR(34)&amp;[.$H113]&amp;CHAR(10)&amp;[.$I113]&amp;CHAR(10)&amp;[.$J113]&amp;CHAR(10)&amp;[.$K113]&amp;CHAR(10)&amp;[.$L113]&amp;CHAR(10)&amp;&quot;- Sent By Bot&quot;&amp;CHAR(34)&amp;CHAR(10)));&quot;&quot;)">
            <text:p/>
          </table:table-cell>
          <table:table-cell table:style-name="ce99" table:formula="of:=IFERROR(IF([.$G113]=&quot;&quot;;&quot;&quot;;[$Mudslide_Commands.$E$32]&amp;IF(SUMPRODUCT(--ISNUMBER(SEARCH([$Mudslide_Commands.$D$10:.$D$16];RIGHT(LOWER([.$M113]);4))))&gt;0;&quot;send-image &quot;; &quot;send-file &quot;)&amp;TRIM(SUBSTITUTE([.$AK113];&quot;+&quot;;&quot;&quot;)&amp;&quot; &quot;&amp;CHAR(34)&amp;[.$M113]&amp;CHAR(34)&amp;IF([.$S113]=&quot;&quot;;&quot;&quot;;&quot; --caption &quot;&amp;CHAR(34)&amp;[.$S113]&amp;CHAR(34))&amp;CHAR(10)));&quot;&quot;)">
            <text:p/>
          </table:table-cell>
          <table:table-cell table:style-name="ce60" table:formula="of:=IFERROR(IF([.$G113]=&quot;&quot;;&quot;&quot;;IF([.$M113]=&quot;&quot;;[.$AL113]&amp;CHAR(10);[.$AM113]&amp;CHAR(10)));&quot;&quot;)">
            <text:p/>
          </table:table-cell>
          <table:table-cell table:style-name="ce60"/>
          <table:table-cell table:style-name="ce116" table:formula="of:=[.AD113]&amp;[.AI113]&amp;[.AN11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4]&amp;[.F114]&amp;[.G114]=&quot;&quot;;&quot;&quot;;MAX([.$A$3:.$A113])+1);&quot;&quot;)">
            <text:p/>
          </table:table-cell>
          <table:table-cell table:style-name="ce9" table:formula="of:=IFERROR(TRIM(SUBSTITUTE(SUBSTITUTE(VLOOKUP([.C11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4]=&quot;&quot;;&quot;&quot;;TRIM(&quot;Dear *&quot;&amp;[.$D114]&amp;&quot;*&quot;))">
            <text:p/>
          </table:table-cell>
          <table:table-cell table:style-name="ce83" table:formula="of:=IF([.$E114]=&quot;&quot;;&quot;&quot;;&quot;~How Do You Do ?~&quot;)">
            <text:p/>
          </table:table-cell>
          <table:table-cell table:style-name="ce83" table:formula="of:=IF([.$E114]=&quot;&quot;;&quot;&quot;;&quot;_Have a great Day_&quot;)">
            <text:p/>
          </table:table-cell>
          <table:table-cell table:style-name="ce83" table:number-columns-repeated="2"/>
          <table:table-cell table:style-name="ce44" table:number-columns-spanned="6" table:number-rows-spanned="1">
            <draw:control draw:z-index="126" draw:name="BT_File_Selection_12_" draw:style-name="gr6" draw:text-style-name="P5" svg:width="1cm" svg:height="0.5cm" svg:x="0cm" svg:y="0cm" draw:control="control112"/>
          </table:table-cell>
          <table:covered-table-cell table:number-columns-repeated="5" table:style-name="ce48"/>
          <table:table-cell table:style-name="ce107" table:formula="of:=IF([.$M114]=&quot;&quot;;&quot;&quot;;IF([.$A11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4])));[.$E114];IF([.$E114]=&quot;&quot;;&quot;&quot;;IFERROR(IF([.$B114]=&quot;&quot;;[.$E$1];[.$B114]);&quot;&quot;)&amp;RIGHT(SUBSTITUTE(SUBSTITUTE(SUBSTITUTE([.$E114];&quot;-&quot;;&quot;&quot;);&quot; &quot;;&quot;&quot;);&quot;+&quot;;&quot;&quot;);10)));&quot;&quot;)">
            <text:p/>
          </table:table-cell>
          <table:table-cell table:style-name="ce99" table:formula="of:=IFERROR(IF([.$E114]=&quot;&quot;;&quot;&quot;;[$Mudslide_Commands.$E$32]&amp;&quot;send &quot;&amp;TRIM(SUBSTITUTE([.$AA114];&quot;+&quot;;&quot;&quot;)&amp;&quot; &quot;&amp;CHAR(34)&amp;[.$H114]&amp;CHAR(10)&amp;[.$I114]&amp;CHAR(10)&amp;[.$J114]&amp;CHAR(10)&amp;[.$K114]&amp;CHAR(10)&amp;[.$L114]&amp;CHAR(10)&amp;&quot;- Sent By Bot&quot;&amp;CHAR(34)&amp;CHAR(10)));&quot;&quot;)">
            <text:p/>
          </table:table-cell>
          <table:table-cell table:style-name="ce99" table:formula="of:=IFERROR(IF([.$E114]=&quot;&quot;;&quot;&quot;;[$Mudslide_Commands.$E$32]&amp;IF(SUMPRODUCT(--ISNUMBER(SEARCH([$Mudslide_Commands.$D$10:.$D$16];RIGHT(LOWER([.$M114]);4))))&gt;0;&quot;send-image &quot;; &quot;send-file &quot;)&amp;TRIM(SUBSTITUTE([.$AA114];&quot;+&quot;;&quot;&quot;)&amp;&quot; &quot;&amp;CHAR(34)&amp;[.$M114]&amp;CHAR(34)&amp;IF([.$S114]=&quot;&quot;;&quot;&quot;;&quot; --caption &quot;&amp;CHAR(34)&amp;[.$S114]&amp;CHAR(34))&amp;CHAR(10)));&quot;&quot;)">
            <text:p/>
          </table:table-cell>
          <table:table-cell table:style-name="ce60" table:formula="of:=IFERROR(IF([.$E114]=&quot;&quot;;&quot;&quot;;IF([.$M114]=&quot;&quot;;[.$AB114]&amp;CHAR(10);[.$AC114]&amp;CHAR(10)));&quot;&quot;)">
            <text:p/>
          </table:table-cell>
          <table:table-cell table:style-name="ce60"/>
          <table:table-cell table:style-name="ce60" table:formula="of:=IFERROR(IF(NOT(ISERROR(SEARCH(&quot;@g.us&quot;;[.$F114])));[.$F114];IF([.$F114]=&quot;&quot;;&quot;&quot;;IFERROR(IF([.$B114]=&quot;&quot;;[.$E$1];[.$B114]);&quot;&quot;)&amp;RIGHT(SUBSTITUTE(SUBSTITUTE(SUBSTITUTE([.$F114];&quot;-&quot;;&quot;&quot;);&quot; &quot;;&quot;&quot;);&quot;+&quot;;&quot;&quot;);10)));&quot;&quot;)">
            <text:p/>
          </table:table-cell>
          <table:table-cell table:style-name="ce99" table:formula="of:=IFERROR(IF([.$F114]=&quot;&quot;;&quot;&quot;;[$Mudslide_Commands.$E$32]&amp;&quot;send &quot;&amp;TRIM(SUBSTITUTE([.$AF114];&quot;+&quot;;&quot;&quot;)&amp;&quot; &quot;&amp;CHAR(34)&amp;[.$H114]&amp;CHAR(10)&amp;[.$I114]&amp;CHAR(10)&amp;[.$J114]&amp;CHAR(10)&amp;[.$K114]&amp;CHAR(10)&amp;[.$L114]&amp;CHAR(10)&amp;&quot;- Sent By Bot&quot;&amp;CHAR(34)&amp;CHAR(10)));&quot;&quot;)">
            <text:p/>
          </table:table-cell>
          <table:table-cell table:style-name="ce99" table:formula="of:=IFERROR(IF([.$F114]=&quot;&quot;;&quot;&quot;;[$Mudslide_Commands.$E$32]&amp;IF(SUMPRODUCT(--ISNUMBER(SEARCH([$Mudslide_Commands.$D$10:.$D$16];RIGHT(LOWER([.$M114]);4))))&gt;0;&quot;send-image &quot;; &quot;send-file &quot;)&amp;TRIM(SUBSTITUTE([.$AF114];&quot;+&quot;;&quot;&quot;)&amp;&quot; &quot;&amp;CHAR(34)&amp;[.$M114]&amp;CHAR(34)&amp;IF([.$S114]=&quot;&quot;;&quot;&quot;;&quot; --caption &quot;&amp;CHAR(34)&amp;[.$S114]&amp;CHAR(34))&amp;CHAR(10)));&quot;&quot;)">
            <text:p/>
          </table:table-cell>
          <table:table-cell table:style-name="ce60" table:formula="of:=IFERROR(IF([.$F114]=&quot;&quot;;&quot;&quot;;IF([.$M114]=&quot;&quot;;[.$AG114]&amp;CHAR(10);[.$AH114]&amp;CHAR(10)));&quot;&quot;)">
            <text:p/>
          </table:table-cell>
          <table:table-cell table:style-name="ce60"/>
          <table:table-cell table:style-name="ce60" table:formula="of:=IFERROR(IF(NOT(ISERROR(SEARCH(&quot;@g.us&quot;;[.$E114])));[.$G114];IF([.$G114]=&quot;&quot;;&quot;&quot;;IFERROR(IF([.$B114]=&quot;&quot;;[.$E$1];[.$B114]);&quot;&quot;)&amp;RIGHT(SUBSTITUTE(SUBSTITUTE(SUBSTITUTE([.$G114];&quot;-&quot;;&quot;&quot;);&quot; &quot;;&quot;&quot;);&quot;+&quot;;&quot;&quot;);10)));&quot;&quot;)">
            <text:p/>
          </table:table-cell>
          <table:table-cell table:style-name="ce99" table:formula="of:=IFERROR(IF([.$G114]=&quot;&quot;;&quot;&quot;;[$Mudslide_Commands.$E$32]&amp;&quot;send &quot;&amp;TRIM(SUBSTITUTE([.$AK114];&quot;+&quot;;&quot;&quot;)&amp;&quot; &quot;&amp;CHAR(34)&amp;[.$H114]&amp;CHAR(10)&amp;[.$I114]&amp;CHAR(10)&amp;[.$J114]&amp;CHAR(10)&amp;[.$K114]&amp;CHAR(10)&amp;[.$L114]&amp;CHAR(10)&amp;&quot;- Sent By Bot&quot;&amp;CHAR(34)&amp;CHAR(10)));&quot;&quot;)">
            <text:p/>
          </table:table-cell>
          <table:table-cell table:style-name="ce99" table:formula="of:=IFERROR(IF([.$G114]=&quot;&quot;;&quot;&quot;;[$Mudslide_Commands.$E$32]&amp;IF(SUMPRODUCT(--ISNUMBER(SEARCH([$Mudslide_Commands.$D$10:.$D$16];RIGHT(LOWER([.$M114]);4))))&gt;0;&quot;send-image &quot;; &quot;send-file &quot;)&amp;TRIM(SUBSTITUTE([.$AK114];&quot;+&quot;;&quot;&quot;)&amp;&quot; &quot;&amp;CHAR(34)&amp;[.$M114]&amp;CHAR(34)&amp;IF([.$S114]=&quot;&quot;;&quot;&quot;;&quot; --caption &quot;&amp;CHAR(34)&amp;[.$S114]&amp;CHAR(34))&amp;CHAR(10)));&quot;&quot;)">
            <text:p/>
          </table:table-cell>
          <table:table-cell table:style-name="ce60" table:formula="of:=IFERROR(IF([.$G114]=&quot;&quot;;&quot;&quot;;IF([.$M114]=&quot;&quot;;[.$AL114]&amp;CHAR(10);[.$AM114]&amp;CHAR(10)));&quot;&quot;)">
            <text:p/>
          </table:table-cell>
          <table:table-cell table:style-name="ce60"/>
          <table:table-cell table:style-name="ce116" table:formula="of:=[.AD114]&amp;[.AI114]&amp;[.AN11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5]&amp;[.F115]&amp;[.G115]=&quot;&quot;;&quot;&quot;;MAX([.$A$3:.$A114])+1);&quot;&quot;)">
            <text:p/>
          </table:table-cell>
          <table:table-cell table:style-name="ce9" table:formula="of:=IFERROR(TRIM(SUBSTITUTE(SUBSTITUTE(VLOOKUP([.C11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5]=&quot;&quot;;&quot;&quot;;TRIM(&quot;Dear *&quot;&amp;[.$D115]&amp;&quot;*&quot;))">
            <text:p/>
          </table:table-cell>
          <table:table-cell table:style-name="ce83" table:formula="of:=IF([.$E115]=&quot;&quot;;&quot;&quot;;&quot;~How Do You Do ?~&quot;)">
            <text:p/>
          </table:table-cell>
          <table:table-cell table:style-name="ce83" table:formula="of:=IF([.$E115]=&quot;&quot;;&quot;&quot;;&quot;_Have a great Day_&quot;)">
            <text:p/>
          </table:table-cell>
          <table:table-cell table:style-name="ce83" table:number-columns-repeated="2"/>
          <table:table-cell table:style-name="ce44" table:number-columns-spanned="6" table:number-rows-spanned="1">
            <draw:control draw:z-index="127" draw:name="BT_File_Selection_12_" draw:style-name="gr6" draw:text-style-name="P5" svg:width="1cm" svg:height="0.5cm" svg:x="0cm" svg:y="0cm" draw:control="control113"/>
          </table:table-cell>
          <table:covered-table-cell table:number-columns-repeated="5" table:style-name="ce48"/>
          <table:table-cell table:style-name="ce107" table:formula="of:=IF([.$M115]=&quot;&quot;;&quot;&quot;;IF([.$A11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5])));[.$E115];IF([.$E115]=&quot;&quot;;&quot;&quot;;IFERROR(IF([.$B115]=&quot;&quot;;[.$E$1];[.$B115]);&quot;&quot;)&amp;RIGHT(SUBSTITUTE(SUBSTITUTE(SUBSTITUTE([.$E115];&quot;-&quot;;&quot;&quot;);&quot; &quot;;&quot;&quot;);&quot;+&quot;;&quot;&quot;);10)));&quot;&quot;)">
            <text:p/>
          </table:table-cell>
          <table:table-cell table:style-name="ce99" table:formula="of:=IFERROR(IF([.$E115]=&quot;&quot;;&quot;&quot;;[$Mudslide_Commands.$E$32]&amp;&quot;send &quot;&amp;TRIM(SUBSTITUTE([.$AA115];&quot;+&quot;;&quot;&quot;)&amp;&quot; &quot;&amp;CHAR(34)&amp;[.$H115]&amp;CHAR(10)&amp;[.$I115]&amp;CHAR(10)&amp;[.$J115]&amp;CHAR(10)&amp;[.$K115]&amp;CHAR(10)&amp;[.$L115]&amp;CHAR(10)&amp;&quot;- Sent By Bot&quot;&amp;CHAR(34)&amp;CHAR(10)));&quot;&quot;)">
            <text:p/>
          </table:table-cell>
          <table:table-cell table:style-name="ce99" table:formula="of:=IFERROR(IF([.$E115]=&quot;&quot;;&quot;&quot;;[$Mudslide_Commands.$E$32]&amp;IF(SUMPRODUCT(--ISNUMBER(SEARCH([$Mudslide_Commands.$D$10:.$D$16];RIGHT(LOWER([.$M115]);4))))&gt;0;&quot;send-image &quot;; &quot;send-file &quot;)&amp;TRIM(SUBSTITUTE([.$AA115];&quot;+&quot;;&quot;&quot;)&amp;&quot; &quot;&amp;CHAR(34)&amp;[.$M115]&amp;CHAR(34)&amp;IF([.$S115]=&quot;&quot;;&quot;&quot;;&quot; --caption &quot;&amp;CHAR(34)&amp;[.$S115]&amp;CHAR(34))&amp;CHAR(10)));&quot;&quot;)">
            <text:p/>
          </table:table-cell>
          <table:table-cell table:style-name="ce60" table:formula="of:=IFERROR(IF([.$E115]=&quot;&quot;;&quot;&quot;;IF([.$M115]=&quot;&quot;;[.$AB115]&amp;CHAR(10);[.$AC115]&amp;CHAR(10)));&quot;&quot;)">
            <text:p/>
          </table:table-cell>
          <table:table-cell table:style-name="ce60"/>
          <table:table-cell table:style-name="ce60" table:formula="of:=IFERROR(IF(NOT(ISERROR(SEARCH(&quot;@g.us&quot;;[.$F115])));[.$F115];IF([.$F115]=&quot;&quot;;&quot;&quot;;IFERROR(IF([.$B115]=&quot;&quot;;[.$E$1];[.$B115]);&quot;&quot;)&amp;RIGHT(SUBSTITUTE(SUBSTITUTE(SUBSTITUTE([.$F115];&quot;-&quot;;&quot;&quot;);&quot; &quot;;&quot;&quot;);&quot;+&quot;;&quot;&quot;);10)));&quot;&quot;)">
            <text:p/>
          </table:table-cell>
          <table:table-cell table:style-name="ce99" table:formula="of:=IFERROR(IF([.$F115]=&quot;&quot;;&quot;&quot;;[$Mudslide_Commands.$E$32]&amp;&quot;send &quot;&amp;TRIM(SUBSTITUTE([.$AF115];&quot;+&quot;;&quot;&quot;)&amp;&quot; &quot;&amp;CHAR(34)&amp;[.$H115]&amp;CHAR(10)&amp;[.$I115]&amp;CHAR(10)&amp;[.$J115]&amp;CHAR(10)&amp;[.$K115]&amp;CHAR(10)&amp;[.$L115]&amp;CHAR(10)&amp;&quot;- Sent By Bot&quot;&amp;CHAR(34)&amp;CHAR(10)));&quot;&quot;)">
            <text:p/>
          </table:table-cell>
          <table:table-cell table:style-name="ce99" table:formula="of:=IFERROR(IF([.$F115]=&quot;&quot;;&quot;&quot;;[$Mudslide_Commands.$E$32]&amp;IF(SUMPRODUCT(--ISNUMBER(SEARCH([$Mudslide_Commands.$D$10:.$D$16];RIGHT(LOWER([.$M115]);4))))&gt;0;&quot;send-image &quot;; &quot;send-file &quot;)&amp;TRIM(SUBSTITUTE([.$AF115];&quot;+&quot;;&quot;&quot;)&amp;&quot; &quot;&amp;CHAR(34)&amp;[.$M115]&amp;CHAR(34)&amp;IF([.$S115]=&quot;&quot;;&quot;&quot;;&quot; --caption &quot;&amp;CHAR(34)&amp;[.$S115]&amp;CHAR(34))&amp;CHAR(10)));&quot;&quot;)">
            <text:p/>
          </table:table-cell>
          <table:table-cell table:style-name="ce60" table:formula="of:=IFERROR(IF([.$F115]=&quot;&quot;;&quot;&quot;;IF([.$M115]=&quot;&quot;;[.$AG115]&amp;CHAR(10);[.$AH115]&amp;CHAR(10)));&quot;&quot;)">
            <text:p/>
          </table:table-cell>
          <table:table-cell table:style-name="ce60"/>
          <table:table-cell table:style-name="ce60" table:formula="of:=IFERROR(IF(NOT(ISERROR(SEARCH(&quot;@g.us&quot;;[.$E115])));[.$G115];IF([.$G115]=&quot;&quot;;&quot;&quot;;IFERROR(IF([.$B115]=&quot;&quot;;[.$E$1];[.$B115]);&quot;&quot;)&amp;RIGHT(SUBSTITUTE(SUBSTITUTE(SUBSTITUTE([.$G115];&quot;-&quot;;&quot;&quot;);&quot; &quot;;&quot;&quot;);&quot;+&quot;;&quot;&quot;);10)));&quot;&quot;)">
            <text:p/>
          </table:table-cell>
          <table:table-cell table:style-name="ce99" table:formula="of:=IFERROR(IF([.$G115]=&quot;&quot;;&quot;&quot;;[$Mudslide_Commands.$E$32]&amp;&quot;send &quot;&amp;TRIM(SUBSTITUTE([.$AK115];&quot;+&quot;;&quot;&quot;)&amp;&quot; &quot;&amp;CHAR(34)&amp;[.$H115]&amp;CHAR(10)&amp;[.$I115]&amp;CHAR(10)&amp;[.$J115]&amp;CHAR(10)&amp;[.$K115]&amp;CHAR(10)&amp;[.$L115]&amp;CHAR(10)&amp;&quot;- Sent By Bot&quot;&amp;CHAR(34)&amp;CHAR(10)));&quot;&quot;)">
            <text:p/>
          </table:table-cell>
          <table:table-cell table:style-name="ce99" table:formula="of:=IFERROR(IF([.$G115]=&quot;&quot;;&quot;&quot;;[$Mudslide_Commands.$E$32]&amp;IF(SUMPRODUCT(--ISNUMBER(SEARCH([$Mudslide_Commands.$D$10:.$D$16];RIGHT(LOWER([.$M115]);4))))&gt;0;&quot;send-image &quot;; &quot;send-file &quot;)&amp;TRIM(SUBSTITUTE([.$AK115];&quot;+&quot;;&quot;&quot;)&amp;&quot; &quot;&amp;CHAR(34)&amp;[.$M115]&amp;CHAR(34)&amp;IF([.$S115]=&quot;&quot;;&quot;&quot;;&quot; --caption &quot;&amp;CHAR(34)&amp;[.$S115]&amp;CHAR(34))&amp;CHAR(10)));&quot;&quot;)">
            <text:p/>
          </table:table-cell>
          <table:table-cell table:style-name="ce60" table:formula="of:=IFERROR(IF([.$G115]=&quot;&quot;;&quot;&quot;;IF([.$M115]=&quot;&quot;;[.$AL115]&amp;CHAR(10);[.$AM115]&amp;CHAR(10)));&quot;&quot;)">
            <text:p/>
          </table:table-cell>
          <table:table-cell table:style-name="ce60"/>
          <table:table-cell table:style-name="ce116" table:formula="of:=[.AD115]&amp;[.AI115]&amp;[.AN11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6]&amp;[.F116]&amp;[.G116]=&quot;&quot;;&quot;&quot;;MAX([.$A$3:.$A115])+1);&quot;&quot;)">
            <text:p/>
          </table:table-cell>
          <table:table-cell table:style-name="ce9" table:formula="of:=IFERROR(TRIM(SUBSTITUTE(SUBSTITUTE(VLOOKUP([.C11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6]=&quot;&quot;;&quot;&quot;;TRIM(&quot;Dear *&quot;&amp;[.$D116]&amp;&quot;*&quot;))">
            <text:p/>
          </table:table-cell>
          <table:table-cell table:style-name="ce83" table:formula="of:=IF([.$E116]=&quot;&quot;;&quot;&quot;;&quot;~How Do You Do ?~&quot;)">
            <text:p/>
          </table:table-cell>
          <table:table-cell table:style-name="ce83" table:formula="of:=IF([.$E116]=&quot;&quot;;&quot;&quot;;&quot;_Have a great Day_&quot;)">
            <text:p/>
          </table:table-cell>
          <table:table-cell table:style-name="ce83" table:number-columns-repeated="2"/>
          <table:table-cell table:style-name="ce44" table:number-columns-spanned="6" table:number-rows-spanned="1">
            <draw:control draw:z-index="128" draw:name="BT_File_Selection_12_" draw:style-name="gr6" draw:text-style-name="P5" svg:width="1cm" svg:height="0.5cm" svg:x="0cm" svg:y="0cm" draw:control="control114"/>
          </table:table-cell>
          <table:covered-table-cell table:number-columns-repeated="5" table:style-name="ce48"/>
          <table:table-cell table:style-name="ce107" table:formula="of:=IF([.$M116]=&quot;&quot;;&quot;&quot;;IF([.$A11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6])));[.$E116];IF([.$E116]=&quot;&quot;;&quot;&quot;;IFERROR(IF([.$B116]=&quot;&quot;;[.$E$1];[.$B116]);&quot;&quot;)&amp;RIGHT(SUBSTITUTE(SUBSTITUTE(SUBSTITUTE([.$E116];&quot;-&quot;;&quot;&quot;);&quot; &quot;;&quot;&quot;);&quot;+&quot;;&quot;&quot;);10)));&quot;&quot;)">
            <text:p/>
          </table:table-cell>
          <table:table-cell table:style-name="ce99" table:formula="of:=IFERROR(IF([.$E116]=&quot;&quot;;&quot;&quot;;[$Mudslide_Commands.$E$32]&amp;&quot;send &quot;&amp;TRIM(SUBSTITUTE([.$AA116];&quot;+&quot;;&quot;&quot;)&amp;&quot; &quot;&amp;CHAR(34)&amp;[.$H116]&amp;CHAR(10)&amp;[.$I116]&amp;CHAR(10)&amp;[.$J116]&amp;CHAR(10)&amp;[.$K116]&amp;CHAR(10)&amp;[.$L116]&amp;CHAR(10)&amp;&quot;- Sent By Bot&quot;&amp;CHAR(34)&amp;CHAR(10)));&quot;&quot;)">
            <text:p/>
          </table:table-cell>
          <table:table-cell table:style-name="ce99" table:formula="of:=IFERROR(IF([.$E116]=&quot;&quot;;&quot;&quot;;[$Mudslide_Commands.$E$32]&amp;IF(SUMPRODUCT(--ISNUMBER(SEARCH([$Mudslide_Commands.$D$10:.$D$16];RIGHT(LOWER([.$M116]);4))))&gt;0;&quot;send-image &quot;; &quot;send-file &quot;)&amp;TRIM(SUBSTITUTE([.$AA116];&quot;+&quot;;&quot;&quot;)&amp;&quot; &quot;&amp;CHAR(34)&amp;[.$M116]&amp;CHAR(34)&amp;IF([.$S116]=&quot;&quot;;&quot;&quot;;&quot; --caption &quot;&amp;CHAR(34)&amp;[.$S116]&amp;CHAR(34))&amp;CHAR(10)));&quot;&quot;)">
            <text:p/>
          </table:table-cell>
          <table:table-cell table:style-name="ce60" table:formula="of:=IFERROR(IF([.$E116]=&quot;&quot;;&quot;&quot;;IF([.$M116]=&quot;&quot;;[.$AB116]&amp;CHAR(10);[.$AC116]&amp;CHAR(10)));&quot;&quot;)">
            <text:p/>
          </table:table-cell>
          <table:table-cell table:style-name="ce60"/>
          <table:table-cell table:style-name="ce60" table:formula="of:=IFERROR(IF(NOT(ISERROR(SEARCH(&quot;@g.us&quot;;[.$F116])));[.$F116];IF([.$F116]=&quot;&quot;;&quot;&quot;;IFERROR(IF([.$B116]=&quot;&quot;;[.$E$1];[.$B116]);&quot;&quot;)&amp;RIGHT(SUBSTITUTE(SUBSTITUTE(SUBSTITUTE([.$F116];&quot;-&quot;;&quot;&quot;);&quot; &quot;;&quot;&quot;);&quot;+&quot;;&quot;&quot;);10)));&quot;&quot;)">
            <text:p/>
          </table:table-cell>
          <table:table-cell table:style-name="ce99" table:formula="of:=IFERROR(IF([.$F116]=&quot;&quot;;&quot;&quot;;[$Mudslide_Commands.$E$32]&amp;&quot;send &quot;&amp;TRIM(SUBSTITUTE([.$AF116];&quot;+&quot;;&quot;&quot;)&amp;&quot; &quot;&amp;CHAR(34)&amp;[.$H116]&amp;CHAR(10)&amp;[.$I116]&amp;CHAR(10)&amp;[.$J116]&amp;CHAR(10)&amp;[.$K116]&amp;CHAR(10)&amp;[.$L116]&amp;CHAR(10)&amp;&quot;- Sent By Bot&quot;&amp;CHAR(34)&amp;CHAR(10)));&quot;&quot;)">
            <text:p/>
          </table:table-cell>
          <table:table-cell table:style-name="ce99" table:formula="of:=IFERROR(IF([.$F116]=&quot;&quot;;&quot;&quot;;[$Mudslide_Commands.$E$32]&amp;IF(SUMPRODUCT(--ISNUMBER(SEARCH([$Mudslide_Commands.$D$10:.$D$16];RIGHT(LOWER([.$M116]);4))))&gt;0;&quot;send-image &quot;; &quot;send-file &quot;)&amp;TRIM(SUBSTITUTE([.$AF116];&quot;+&quot;;&quot;&quot;)&amp;&quot; &quot;&amp;CHAR(34)&amp;[.$M116]&amp;CHAR(34)&amp;IF([.$S116]=&quot;&quot;;&quot;&quot;;&quot; --caption &quot;&amp;CHAR(34)&amp;[.$S116]&amp;CHAR(34))&amp;CHAR(10)));&quot;&quot;)">
            <text:p/>
          </table:table-cell>
          <table:table-cell table:style-name="ce60" table:formula="of:=IFERROR(IF([.$F116]=&quot;&quot;;&quot;&quot;;IF([.$M116]=&quot;&quot;;[.$AG116]&amp;CHAR(10);[.$AH116]&amp;CHAR(10)));&quot;&quot;)">
            <text:p/>
          </table:table-cell>
          <table:table-cell table:style-name="ce60"/>
          <table:table-cell table:style-name="ce60" table:formula="of:=IFERROR(IF(NOT(ISERROR(SEARCH(&quot;@g.us&quot;;[.$E116])));[.$G116];IF([.$G116]=&quot;&quot;;&quot;&quot;;IFERROR(IF([.$B116]=&quot;&quot;;[.$E$1];[.$B116]);&quot;&quot;)&amp;RIGHT(SUBSTITUTE(SUBSTITUTE(SUBSTITUTE([.$G116];&quot;-&quot;;&quot;&quot;);&quot; &quot;;&quot;&quot;);&quot;+&quot;;&quot;&quot;);10)));&quot;&quot;)">
            <text:p/>
          </table:table-cell>
          <table:table-cell table:style-name="ce99" table:formula="of:=IFERROR(IF([.$G116]=&quot;&quot;;&quot;&quot;;[$Mudslide_Commands.$E$32]&amp;&quot;send &quot;&amp;TRIM(SUBSTITUTE([.$AK116];&quot;+&quot;;&quot;&quot;)&amp;&quot; &quot;&amp;CHAR(34)&amp;[.$H116]&amp;CHAR(10)&amp;[.$I116]&amp;CHAR(10)&amp;[.$J116]&amp;CHAR(10)&amp;[.$K116]&amp;CHAR(10)&amp;[.$L116]&amp;CHAR(10)&amp;&quot;- Sent By Bot&quot;&amp;CHAR(34)&amp;CHAR(10)));&quot;&quot;)">
            <text:p/>
          </table:table-cell>
          <table:table-cell table:style-name="ce99" table:formula="of:=IFERROR(IF([.$G116]=&quot;&quot;;&quot;&quot;;[$Mudslide_Commands.$E$32]&amp;IF(SUMPRODUCT(--ISNUMBER(SEARCH([$Mudslide_Commands.$D$10:.$D$16];RIGHT(LOWER([.$M116]);4))))&gt;0;&quot;send-image &quot;; &quot;send-file &quot;)&amp;TRIM(SUBSTITUTE([.$AK116];&quot;+&quot;;&quot;&quot;)&amp;&quot; &quot;&amp;CHAR(34)&amp;[.$M116]&amp;CHAR(34)&amp;IF([.$S116]=&quot;&quot;;&quot;&quot;;&quot; --caption &quot;&amp;CHAR(34)&amp;[.$S116]&amp;CHAR(34))&amp;CHAR(10)));&quot;&quot;)">
            <text:p/>
          </table:table-cell>
          <table:table-cell table:style-name="ce60" table:formula="of:=IFERROR(IF([.$G116]=&quot;&quot;;&quot;&quot;;IF([.$M116]=&quot;&quot;;[.$AL116]&amp;CHAR(10);[.$AM116]&amp;CHAR(10)));&quot;&quot;)">
            <text:p/>
          </table:table-cell>
          <table:table-cell table:style-name="ce60"/>
          <table:table-cell table:style-name="ce116" table:formula="of:=[.AD116]&amp;[.AI116]&amp;[.AN11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7]&amp;[.F117]&amp;[.G117]=&quot;&quot;;&quot;&quot;;MAX([.$A$3:.$A116])+1);&quot;&quot;)">
            <text:p/>
          </table:table-cell>
          <table:table-cell table:style-name="ce9" table:formula="of:=IFERROR(TRIM(SUBSTITUTE(SUBSTITUTE(VLOOKUP([.C11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7]=&quot;&quot;;&quot;&quot;;TRIM(&quot;Dear *&quot;&amp;[.$D117]&amp;&quot;*&quot;))">
            <text:p/>
          </table:table-cell>
          <table:table-cell table:style-name="ce83" table:formula="of:=IF([.$E117]=&quot;&quot;;&quot;&quot;;&quot;~How Do You Do ?~&quot;)">
            <text:p/>
          </table:table-cell>
          <table:table-cell table:style-name="ce83" table:formula="of:=IF([.$E117]=&quot;&quot;;&quot;&quot;;&quot;_Have a great Day_&quot;)">
            <text:p/>
          </table:table-cell>
          <table:table-cell table:style-name="ce83" table:number-columns-repeated="2"/>
          <table:table-cell table:style-name="ce44" table:number-columns-spanned="6" table:number-rows-spanned="1">
            <draw:control draw:z-index="129" draw:name="BT_File_Selection_12_" draw:style-name="gr6" draw:text-style-name="P5" svg:width="1cm" svg:height="0.5cm" svg:x="0cm" svg:y="0cm" draw:control="control115"/>
          </table:table-cell>
          <table:covered-table-cell table:number-columns-repeated="5" table:style-name="ce48"/>
          <table:table-cell table:style-name="ce107" table:formula="of:=IF([.$M117]=&quot;&quot;;&quot;&quot;;IF([.$A11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7])));[.$E117];IF([.$E117]=&quot;&quot;;&quot;&quot;;IFERROR(IF([.$B117]=&quot;&quot;;[.$E$1];[.$B117]);&quot;&quot;)&amp;RIGHT(SUBSTITUTE(SUBSTITUTE(SUBSTITUTE([.$E117];&quot;-&quot;;&quot;&quot;);&quot; &quot;;&quot;&quot;);&quot;+&quot;;&quot;&quot;);10)));&quot;&quot;)">
            <text:p/>
          </table:table-cell>
          <table:table-cell table:style-name="ce99" table:formula="of:=IFERROR(IF([.$E117]=&quot;&quot;;&quot;&quot;;[$Mudslide_Commands.$E$32]&amp;&quot;send &quot;&amp;TRIM(SUBSTITUTE([.$AA117];&quot;+&quot;;&quot;&quot;)&amp;&quot; &quot;&amp;CHAR(34)&amp;[.$H117]&amp;CHAR(10)&amp;[.$I117]&amp;CHAR(10)&amp;[.$J117]&amp;CHAR(10)&amp;[.$K117]&amp;CHAR(10)&amp;[.$L117]&amp;CHAR(10)&amp;&quot;- Sent By Bot&quot;&amp;CHAR(34)&amp;CHAR(10)));&quot;&quot;)">
            <text:p/>
          </table:table-cell>
          <table:table-cell table:style-name="ce99" table:formula="of:=IFERROR(IF([.$E117]=&quot;&quot;;&quot;&quot;;[$Mudslide_Commands.$E$32]&amp;IF(SUMPRODUCT(--ISNUMBER(SEARCH([$Mudslide_Commands.$D$10:.$D$16];RIGHT(LOWER([.$M117]);4))))&gt;0;&quot;send-image &quot;; &quot;send-file &quot;)&amp;TRIM(SUBSTITUTE([.$AA117];&quot;+&quot;;&quot;&quot;)&amp;&quot; &quot;&amp;CHAR(34)&amp;[.$M117]&amp;CHAR(34)&amp;IF([.$S117]=&quot;&quot;;&quot;&quot;;&quot; --caption &quot;&amp;CHAR(34)&amp;[.$S117]&amp;CHAR(34))&amp;CHAR(10)));&quot;&quot;)">
            <text:p/>
          </table:table-cell>
          <table:table-cell table:style-name="ce60" table:formula="of:=IFERROR(IF([.$E117]=&quot;&quot;;&quot;&quot;;IF([.$M117]=&quot;&quot;;[.$AB117]&amp;CHAR(10);[.$AC117]&amp;CHAR(10)));&quot;&quot;)">
            <text:p/>
          </table:table-cell>
          <table:table-cell table:style-name="ce60"/>
          <table:table-cell table:style-name="ce60" table:formula="of:=IFERROR(IF(NOT(ISERROR(SEARCH(&quot;@g.us&quot;;[.$F117])));[.$F117];IF([.$F117]=&quot;&quot;;&quot;&quot;;IFERROR(IF([.$B117]=&quot;&quot;;[.$E$1];[.$B117]);&quot;&quot;)&amp;RIGHT(SUBSTITUTE(SUBSTITUTE(SUBSTITUTE([.$F117];&quot;-&quot;;&quot;&quot;);&quot; &quot;;&quot;&quot;);&quot;+&quot;;&quot;&quot;);10)));&quot;&quot;)">
            <text:p/>
          </table:table-cell>
          <table:table-cell table:style-name="ce99" table:formula="of:=IFERROR(IF([.$F117]=&quot;&quot;;&quot;&quot;;[$Mudslide_Commands.$E$32]&amp;&quot;send &quot;&amp;TRIM(SUBSTITUTE([.$AF117];&quot;+&quot;;&quot;&quot;)&amp;&quot; &quot;&amp;CHAR(34)&amp;[.$H117]&amp;CHAR(10)&amp;[.$I117]&amp;CHAR(10)&amp;[.$J117]&amp;CHAR(10)&amp;[.$K117]&amp;CHAR(10)&amp;[.$L117]&amp;CHAR(10)&amp;&quot;- Sent By Bot&quot;&amp;CHAR(34)&amp;CHAR(10)));&quot;&quot;)">
            <text:p/>
          </table:table-cell>
          <table:table-cell table:style-name="ce99" table:formula="of:=IFERROR(IF([.$F117]=&quot;&quot;;&quot;&quot;;[$Mudslide_Commands.$E$32]&amp;IF(SUMPRODUCT(--ISNUMBER(SEARCH([$Mudslide_Commands.$D$10:.$D$16];RIGHT(LOWER([.$M117]);4))))&gt;0;&quot;send-image &quot;; &quot;send-file &quot;)&amp;TRIM(SUBSTITUTE([.$AF117];&quot;+&quot;;&quot;&quot;)&amp;&quot; &quot;&amp;CHAR(34)&amp;[.$M117]&amp;CHAR(34)&amp;IF([.$S117]=&quot;&quot;;&quot;&quot;;&quot; --caption &quot;&amp;CHAR(34)&amp;[.$S117]&amp;CHAR(34))&amp;CHAR(10)));&quot;&quot;)">
            <text:p/>
          </table:table-cell>
          <table:table-cell table:style-name="ce60" table:formula="of:=IFERROR(IF([.$F117]=&quot;&quot;;&quot;&quot;;IF([.$M117]=&quot;&quot;;[.$AG117]&amp;CHAR(10);[.$AH117]&amp;CHAR(10)));&quot;&quot;)">
            <text:p/>
          </table:table-cell>
          <table:table-cell table:style-name="ce60"/>
          <table:table-cell table:style-name="ce60" table:formula="of:=IFERROR(IF(NOT(ISERROR(SEARCH(&quot;@g.us&quot;;[.$E117])));[.$G117];IF([.$G117]=&quot;&quot;;&quot;&quot;;IFERROR(IF([.$B117]=&quot;&quot;;[.$E$1];[.$B117]);&quot;&quot;)&amp;RIGHT(SUBSTITUTE(SUBSTITUTE(SUBSTITUTE([.$G117];&quot;-&quot;;&quot;&quot;);&quot; &quot;;&quot;&quot;);&quot;+&quot;;&quot;&quot;);10)));&quot;&quot;)">
            <text:p/>
          </table:table-cell>
          <table:table-cell table:style-name="ce99" table:formula="of:=IFERROR(IF([.$G117]=&quot;&quot;;&quot;&quot;;[$Mudslide_Commands.$E$32]&amp;&quot;send &quot;&amp;TRIM(SUBSTITUTE([.$AK117];&quot;+&quot;;&quot;&quot;)&amp;&quot; &quot;&amp;CHAR(34)&amp;[.$H117]&amp;CHAR(10)&amp;[.$I117]&amp;CHAR(10)&amp;[.$J117]&amp;CHAR(10)&amp;[.$K117]&amp;CHAR(10)&amp;[.$L117]&amp;CHAR(10)&amp;&quot;- Sent By Bot&quot;&amp;CHAR(34)&amp;CHAR(10)));&quot;&quot;)">
            <text:p/>
          </table:table-cell>
          <table:table-cell table:style-name="ce99" table:formula="of:=IFERROR(IF([.$G117]=&quot;&quot;;&quot;&quot;;[$Mudslide_Commands.$E$32]&amp;IF(SUMPRODUCT(--ISNUMBER(SEARCH([$Mudslide_Commands.$D$10:.$D$16];RIGHT(LOWER([.$M117]);4))))&gt;0;&quot;send-image &quot;; &quot;send-file &quot;)&amp;TRIM(SUBSTITUTE([.$AK117];&quot;+&quot;;&quot;&quot;)&amp;&quot; &quot;&amp;CHAR(34)&amp;[.$M117]&amp;CHAR(34)&amp;IF([.$S117]=&quot;&quot;;&quot;&quot;;&quot; --caption &quot;&amp;CHAR(34)&amp;[.$S117]&amp;CHAR(34))&amp;CHAR(10)));&quot;&quot;)">
            <text:p/>
          </table:table-cell>
          <table:table-cell table:style-name="ce60" table:formula="of:=IFERROR(IF([.$G117]=&quot;&quot;;&quot;&quot;;IF([.$M117]=&quot;&quot;;[.$AL117]&amp;CHAR(10);[.$AM117]&amp;CHAR(10)));&quot;&quot;)">
            <text:p/>
          </table:table-cell>
          <table:table-cell table:style-name="ce60"/>
          <table:table-cell table:style-name="ce116" table:formula="of:=[.AD117]&amp;[.AI117]&amp;[.AN11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8]&amp;[.F118]&amp;[.G118]=&quot;&quot;;&quot;&quot;;MAX([.$A$3:.$A117])+1);&quot;&quot;)">
            <text:p/>
          </table:table-cell>
          <table:table-cell table:style-name="ce9" table:formula="of:=IFERROR(TRIM(SUBSTITUTE(SUBSTITUTE(VLOOKUP([.C11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8]=&quot;&quot;;&quot;&quot;;TRIM(&quot;Dear *&quot;&amp;[.$D118]&amp;&quot;*&quot;))">
            <text:p/>
          </table:table-cell>
          <table:table-cell table:style-name="ce83" table:formula="of:=IF([.$E118]=&quot;&quot;;&quot;&quot;;&quot;~How Do You Do ?~&quot;)">
            <text:p/>
          </table:table-cell>
          <table:table-cell table:style-name="ce83" table:formula="of:=IF([.$E118]=&quot;&quot;;&quot;&quot;;&quot;_Have a great Day_&quot;)">
            <text:p/>
          </table:table-cell>
          <table:table-cell table:style-name="ce83" table:number-columns-repeated="2"/>
          <table:table-cell table:style-name="ce44" table:number-columns-spanned="6" table:number-rows-spanned="1">
            <draw:control draw:z-index="130" draw:name="BT_File_Selection_12_" draw:style-name="gr6" draw:text-style-name="P5" svg:width="1cm" svg:height="0.5cm" svg:x="0cm" svg:y="0cm" draw:control="control116"/>
          </table:table-cell>
          <table:covered-table-cell table:number-columns-repeated="5" table:style-name="ce48"/>
          <table:table-cell table:style-name="ce107" table:formula="of:=IF([.$M118]=&quot;&quot;;&quot;&quot;;IF([.$A11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8])));[.$E118];IF([.$E118]=&quot;&quot;;&quot;&quot;;IFERROR(IF([.$B118]=&quot;&quot;;[.$E$1];[.$B118]);&quot;&quot;)&amp;RIGHT(SUBSTITUTE(SUBSTITUTE(SUBSTITUTE([.$E118];&quot;-&quot;;&quot;&quot;);&quot; &quot;;&quot;&quot;);&quot;+&quot;;&quot;&quot;);10)));&quot;&quot;)">
            <text:p/>
          </table:table-cell>
          <table:table-cell table:style-name="ce99" table:formula="of:=IFERROR(IF([.$E118]=&quot;&quot;;&quot;&quot;;[$Mudslide_Commands.$E$32]&amp;&quot;send &quot;&amp;TRIM(SUBSTITUTE([.$AA118];&quot;+&quot;;&quot;&quot;)&amp;&quot; &quot;&amp;CHAR(34)&amp;[.$H118]&amp;CHAR(10)&amp;[.$I118]&amp;CHAR(10)&amp;[.$J118]&amp;CHAR(10)&amp;[.$K118]&amp;CHAR(10)&amp;[.$L118]&amp;CHAR(10)&amp;&quot;- Sent By Bot&quot;&amp;CHAR(34)&amp;CHAR(10)));&quot;&quot;)">
            <text:p/>
          </table:table-cell>
          <table:table-cell table:style-name="ce99" table:formula="of:=IFERROR(IF([.$E118]=&quot;&quot;;&quot;&quot;;[$Mudslide_Commands.$E$32]&amp;IF(SUMPRODUCT(--ISNUMBER(SEARCH([$Mudslide_Commands.$D$10:.$D$16];RIGHT(LOWER([.$M118]);4))))&gt;0;&quot;send-image &quot;; &quot;send-file &quot;)&amp;TRIM(SUBSTITUTE([.$AA118];&quot;+&quot;;&quot;&quot;)&amp;&quot; &quot;&amp;CHAR(34)&amp;[.$M118]&amp;CHAR(34)&amp;IF([.$S118]=&quot;&quot;;&quot;&quot;;&quot; --caption &quot;&amp;CHAR(34)&amp;[.$S118]&amp;CHAR(34))&amp;CHAR(10)));&quot;&quot;)">
            <text:p/>
          </table:table-cell>
          <table:table-cell table:style-name="ce60" table:formula="of:=IFERROR(IF([.$E118]=&quot;&quot;;&quot;&quot;;IF([.$M118]=&quot;&quot;;[.$AB118]&amp;CHAR(10);[.$AC118]&amp;CHAR(10)));&quot;&quot;)">
            <text:p/>
          </table:table-cell>
          <table:table-cell table:style-name="ce60"/>
          <table:table-cell table:style-name="ce60" table:formula="of:=IFERROR(IF(NOT(ISERROR(SEARCH(&quot;@g.us&quot;;[.$F118])));[.$F118];IF([.$F118]=&quot;&quot;;&quot;&quot;;IFERROR(IF([.$B118]=&quot;&quot;;[.$E$1];[.$B118]);&quot;&quot;)&amp;RIGHT(SUBSTITUTE(SUBSTITUTE(SUBSTITUTE([.$F118];&quot;-&quot;;&quot;&quot;);&quot; &quot;;&quot;&quot;);&quot;+&quot;;&quot;&quot;);10)));&quot;&quot;)">
            <text:p/>
          </table:table-cell>
          <table:table-cell table:style-name="ce99" table:formula="of:=IFERROR(IF([.$F118]=&quot;&quot;;&quot;&quot;;[$Mudslide_Commands.$E$32]&amp;&quot;send &quot;&amp;TRIM(SUBSTITUTE([.$AF118];&quot;+&quot;;&quot;&quot;)&amp;&quot; &quot;&amp;CHAR(34)&amp;[.$H118]&amp;CHAR(10)&amp;[.$I118]&amp;CHAR(10)&amp;[.$J118]&amp;CHAR(10)&amp;[.$K118]&amp;CHAR(10)&amp;[.$L118]&amp;CHAR(10)&amp;&quot;- Sent By Bot&quot;&amp;CHAR(34)&amp;CHAR(10)));&quot;&quot;)">
            <text:p/>
          </table:table-cell>
          <table:table-cell table:style-name="ce99" table:formula="of:=IFERROR(IF([.$F118]=&quot;&quot;;&quot;&quot;;[$Mudslide_Commands.$E$32]&amp;IF(SUMPRODUCT(--ISNUMBER(SEARCH([$Mudslide_Commands.$D$10:.$D$16];RIGHT(LOWER([.$M118]);4))))&gt;0;&quot;send-image &quot;; &quot;send-file &quot;)&amp;TRIM(SUBSTITUTE([.$AF118];&quot;+&quot;;&quot;&quot;)&amp;&quot; &quot;&amp;CHAR(34)&amp;[.$M118]&amp;CHAR(34)&amp;IF([.$S118]=&quot;&quot;;&quot;&quot;;&quot; --caption &quot;&amp;CHAR(34)&amp;[.$S118]&amp;CHAR(34))&amp;CHAR(10)));&quot;&quot;)">
            <text:p/>
          </table:table-cell>
          <table:table-cell table:style-name="ce60" table:formula="of:=IFERROR(IF([.$F118]=&quot;&quot;;&quot;&quot;;IF([.$M118]=&quot;&quot;;[.$AG118]&amp;CHAR(10);[.$AH118]&amp;CHAR(10)));&quot;&quot;)">
            <text:p/>
          </table:table-cell>
          <table:table-cell table:style-name="ce60"/>
          <table:table-cell table:style-name="ce60" table:formula="of:=IFERROR(IF(NOT(ISERROR(SEARCH(&quot;@g.us&quot;;[.$E118])));[.$G118];IF([.$G118]=&quot;&quot;;&quot;&quot;;IFERROR(IF([.$B118]=&quot;&quot;;[.$E$1];[.$B118]);&quot;&quot;)&amp;RIGHT(SUBSTITUTE(SUBSTITUTE(SUBSTITUTE([.$G118];&quot;-&quot;;&quot;&quot;);&quot; &quot;;&quot;&quot;);&quot;+&quot;;&quot;&quot;);10)));&quot;&quot;)">
            <text:p/>
          </table:table-cell>
          <table:table-cell table:style-name="ce99" table:formula="of:=IFERROR(IF([.$G118]=&quot;&quot;;&quot;&quot;;[$Mudslide_Commands.$E$32]&amp;&quot;send &quot;&amp;TRIM(SUBSTITUTE([.$AK118];&quot;+&quot;;&quot;&quot;)&amp;&quot; &quot;&amp;CHAR(34)&amp;[.$H118]&amp;CHAR(10)&amp;[.$I118]&amp;CHAR(10)&amp;[.$J118]&amp;CHAR(10)&amp;[.$K118]&amp;CHAR(10)&amp;[.$L118]&amp;CHAR(10)&amp;&quot;- Sent By Bot&quot;&amp;CHAR(34)&amp;CHAR(10)));&quot;&quot;)">
            <text:p/>
          </table:table-cell>
          <table:table-cell table:style-name="ce99" table:formula="of:=IFERROR(IF([.$G118]=&quot;&quot;;&quot;&quot;;[$Mudslide_Commands.$E$32]&amp;IF(SUMPRODUCT(--ISNUMBER(SEARCH([$Mudslide_Commands.$D$10:.$D$16];RIGHT(LOWER([.$M118]);4))))&gt;0;&quot;send-image &quot;; &quot;send-file &quot;)&amp;TRIM(SUBSTITUTE([.$AK118];&quot;+&quot;;&quot;&quot;)&amp;&quot; &quot;&amp;CHAR(34)&amp;[.$M118]&amp;CHAR(34)&amp;IF([.$S118]=&quot;&quot;;&quot;&quot;;&quot; --caption &quot;&amp;CHAR(34)&amp;[.$S118]&amp;CHAR(34))&amp;CHAR(10)));&quot;&quot;)">
            <text:p/>
          </table:table-cell>
          <table:table-cell table:style-name="ce60" table:formula="of:=IFERROR(IF([.$G118]=&quot;&quot;;&quot;&quot;;IF([.$M118]=&quot;&quot;;[.$AL118]&amp;CHAR(10);[.$AM118]&amp;CHAR(10)));&quot;&quot;)">
            <text:p/>
          </table:table-cell>
          <table:table-cell table:style-name="ce60"/>
          <table:table-cell table:style-name="ce116" table:formula="of:=[.AD118]&amp;[.AI118]&amp;[.AN11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19]&amp;[.F119]&amp;[.G119]=&quot;&quot;;&quot;&quot;;MAX([.$A$3:.$A118])+1);&quot;&quot;)">
            <text:p/>
          </table:table-cell>
          <table:table-cell table:style-name="ce9" table:formula="of:=IFERROR(TRIM(SUBSTITUTE(SUBSTITUTE(VLOOKUP([.C11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19]=&quot;&quot;;&quot;&quot;;TRIM(&quot;Dear *&quot;&amp;[.$D119]&amp;&quot;*&quot;))">
            <text:p/>
          </table:table-cell>
          <table:table-cell table:style-name="ce83" table:formula="of:=IF([.$E119]=&quot;&quot;;&quot;&quot;;&quot;~How Do You Do ?~&quot;)">
            <text:p/>
          </table:table-cell>
          <table:table-cell table:style-name="ce83" table:formula="of:=IF([.$E119]=&quot;&quot;;&quot;&quot;;&quot;_Have a great Day_&quot;)">
            <text:p/>
          </table:table-cell>
          <table:table-cell table:style-name="ce83" table:number-columns-repeated="2"/>
          <table:table-cell table:style-name="ce44" table:number-columns-spanned="6" table:number-rows-spanned="1">
            <draw:control draw:z-index="131" draw:name="BT_File_Selection_12_" draw:style-name="gr6" draw:text-style-name="P5" svg:width="1cm" svg:height="0.5cm" svg:x="0cm" svg:y="0cm" draw:control="control117"/>
          </table:table-cell>
          <table:covered-table-cell table:number-columns-repeated="5" table:style-name="ce48"/>
          <table:table-cell table:style-name="ce107" table:formula="of:=IF([.$M119]=&quot;&quot;;&quot;&quot;;IF([.$A11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19])));[.$E119];IF([.$E119]=&quot;&quot;;&quot;&quot;;IFERROR(IF([.$B119]=&quot;&quot;;[.$E$1];[.$B119]);&quot;&quot;)&amp;RIGHT(SUBSTITUTE(SUBSTITUTE(SUBSTITUTE([.$E119];&quot;-&quot;;&quot;&quot;);&quot; &quot;;&quot;&quot;);&quot;+&quot;;&quot;&quot;);10)));&quot;&quot;)">
            <text:p/>
          </table:table-cell>
          <table:table-cell table:style-name="ce99" table:formula="of:=IFERROR(IF([.$E119]=&quot;&quot;;&quot;&quot;;[$Mudslide_Commands.$E$32]&amp;&quot;send &quot;&amp;TRIM(SUBSTITUTE([.$AA119];&quot;+&quot;;&quot;&quot;)&amp;&quot; &quot;&amp;CHAR(34)&amp;[.$H119]&amp;CHAR(10)&amp;[.$I119]&amp;CHAR(10)&amp;[.$J119]&amp;CHAR(10)&amp;[.$K119]&amp;CHAR(10)&amp;[.$L119]&amp;CHAR(10)&amp;&quot;- Sent By Bot&quot;&amp;CHAR(34)&amp;CHAR(10)));&quot;&quot;)">
            <text:p/>
          </table:table-cell>
          <table:table-cell table:style-name="ce99" table:formula="of:=IFERROR(IF([.$E119]=&quot;&quot;;&quot;&quot;;[$Mudslide_Commands.$E$32]&amp;IF(SUMPRODUCT(--ISNUMBER(SEARCH([$Mudslide_Commands.$D$10:.$D$16];RIGHT(LOWER([.$M119]);4))))&gt;0;&quot;send-image &quot;; &quot;send-file &quot;)&amp;TRIM(SUBSTITUTE([.$AA119];&quot;+&quot;;&quot;&quot;)&amp;&quot; &quot;&amp;CHAR(34)&amp;[.$M119]&amp;CHAR(34)&amp;IF([.$S119]=&quot;&quot;;&quot;&quot;;&quot; --caption &quot;&amp;CHAR(34)&amp;[.$S119]&amp;CHAR(34))&amp;CHAR(10)));&quot;&quot;)">
            <text:p/>
          </table:table-cell>
          <table:table-cell table:style-name="ce60" table:formula="of:=IFERROR(IF([.$E119]=&quot;&quot;;&quot;&quot;;IF([.$M119]=&quot;&quot;;[.$AB119]&amp;CHAR(10);[.$AC119]&amp;CHAR(10)));&quot;&quot;)">
            <text:p/>
          </table:table-cell>
          <table:table-cell table:style-name="ce60"/>
          <table:table-cell table:style-name="ce60" table:formula="of:=IFERROR(IF(NOT(ISERROR(SEARCH(&quot;@g.us&quot;;[.$F119])));[.$F119];IF([.$F119]=&quot;&quot;;&quot;&quot;;IFERROR(IF([.$B119]=&quot;&quot;;[.$E$1];[.$B119]);&quot;&quot;)&amp;RIGHT(SUBSTITUTE(SUBSTITUTE(SUBSTITUTE([.$F119];&quot;-&quot;;&quot;&quot;);&quot; &quot;;&quot;&quot;);&quot;+&quot;;&quot;&quot;);10)));&quot;&quot;)">
            <text:p/>
          </table:table-cell>
          <table:table-cell table:style-name="ce99" table:formula="of:=IFERROR(IF([.$F119]=&quot;&quot;;&quot;&quot;;[$Mudslide_Commands.$E$32]&amp;&quot;send &quot;&amp;TRIM(SUBSTITUTE([.$AF119];&quot;+&quot;;&quot;&quot;)&amp;&quot; &quot;&amp;CHAR(34)&amp;[.$H119]&amp;CHAR(10)&amp;[.$I119]&amp;CHAR(10)&amp;[.$J119]&amp;CHAR(10)&amp;[.$K119]&amp;CHAR(10)&amp;[.$L119]&amp;CHAR(10)&amp;&quot;- Sent By Bot&quot;&amp;CHAR(34)&amp;CHAR(10)));&quot;&quot;)">
            <text:p/>
          </table:table-cell>
          <table:table-cell table:style-name="ce99" table:formula="of:=IFERROR(IF([.$F119]=&quot;&quot;;&quot;&quot;;[$Mudslide_Commands.$E$32]&amp;IF(SUMPRODUCT(--ISNUMBER(SEARCH([$Mudslide_Commands.$D$10:.$D$16];RIGHT(LOWER([.$M119]);4))))&gt;0;&quot;send-image &quot;; &quot;send-file &quot;)&amp;TRIM(SUBSTITUTE([.$AF119];&quot;+&quot;;&quot;&quot;)&amp;&quot; &quot;&amp;CHAR(34)&amp;[.$M119]&amp;CHAR(34)&amp;IF([.$S119]=&quot;&quot;;&quot;&quot;;&quot; --caption &quot;&amp;CHAR(34)&amp;[.$S119]&amp;CHAR(34))&amp;CHAR(10)));&quot;&quot;)">
            <text:p/>
          </table:table-cell>
          <table:table-cell table:style-name="ce60" table:formula="of:=IFERROR(IF([.$F119]=&quot;&quot;;&quot;&quot;;IF([.$M119]=&quot;&quot;;[.$AG119]&amp;CHAR(10);[.$AH119]&amp;CHAR(10)));&quot;&quot;)">
            <text:p/>
          </table:table-cell>
          <table:table-cell table:style-name="ce60"/>
          <table:table-cell table:style-name="ce60" table:formula="of:=IFERROR(IF(NOT(ISERROR(SEARCH(&quot;@g.us&quot;;[.$E119])));[.$G119];IF([.$G119]=&quot;&quot;;&quot;&quot;;IFERROR(IF([.$B119]=&quot;&quot;;[.$E$1];[.$B119]);&quot;&quot;)&amp;RIGHT(SUBSTITUTE(SUBSTITUTE(SUBSTITUTE([.$G119];&quot;-&quot;;&quot;&quot;);&quot; &quot;;&quot;&quot;);&quot;+&quot;;&quot;&quot;);10)));&quot;&quot;)">
            <text:p/>
          </table:table-cell>
          <table:table-cell table:style-name="ce99" table:formula="of:=IFERROR(IF([.$G119]=&quot;&quot;;&quot;&quot;;[$Mudslide_Commands.$E$32]&amp;&quot;send &quot;&amp;TRIM(SUBSTITUTE([.$AK119];&quot;+&quot;;&quot;&quot;)&amp;&quot; &quot;&amp;CHAR(34)&amp;[.$H119]&amp;CHAR(10)&amp;[.$I119]&amp;CHAR(10)&amp;[.$J119]&amp;CHAR(10)&amp;[.$K119]&amp;CHAR(10)&amp;[.$L119]&amp;CHAR(10)&amp;&quot;- Sent By Bot&quot;&amp;CHAR(34)&amp;CHAR(10)));&quot;&quot;)">
            <text:p/>
          </table:table-cell>
          <table:table-cell table:style-name="ce99" table:formula="of:=IFERROR(IF([.$G119]=&quot;&quot;;&quot;&quot;;[$Mudslide_Commands.$E$32]&amp;IF(SUMPRODUCT(--ISNUMBER(SEARCH([$Mudslide_Commands.$D$10:.$D$16];RIGHT(LOWER([.$M119]);4))))&gt;0;&quot;send-image &quot;; &quot;send-file &quot;)&amp;TRIM(SUBSTITUTE([.$AK119];&quot;+&quot;;&quot;&quot;)&amp;&quot; &quot;&amp;CHAR(34)&amp;[.$M119]&amp;CHAR(34)&amp;IF([.$S119]=&quot;&quot;;&quot;&quot;;&quot; --caption &quot;&amp;CHAR(34)&amp;[.$S119]&amp;CHAR(34))&amp;CHAR(10)));&quot;&quot;)">
            <text:p/>
          </table:table-cell>
          <table:table-cell table:style-name="ce60" table:formula="of:=IFERROR(IF([.$G119]=&quot;&quot;;&quot;&quot;;IF([.$M119]=&quot;&quot;;[.$AL119]&amp;CHAR(10);[.$AM119]&amp;CHAR(10)));&quot;&quot;)">
            <text:p/>
          </table:table-cell>
          <table:table-cell table:style-name="ce60"/>
          <table:table-cell table:style-name="ce116" table:formula="of:=[.AD119]&amp;[.AI119]&amp;[.AN11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0]&amp;[.F120]&amp;[.G120]=&quot;&quot;;&quot;&quot;;MAX([.$A$3:.$A119])+1);&quot;&quot;)">
            <text:p/>
          </table:table-cell>
          <table:table-cell table:style-name="ce9" table:formula="of:=IFERROR(TRIM(SUBSTITUTE(SUBSTITUTE(VLOOKUP([.C12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0]=&quot;&quot;;&quot;&quot;;TRIM(&quot;Dear *&quot;&amp;[.$D120]&amp;&quot;*&quot;))">
            <text:p/>
          </table:table-cell>
          <table:table-cell table:style-name="ce83" table:formula="of:=IF([.$E120]=&quot;&quot;;&quot;&quot;;&quot;~How Do You Do ?~&quot;)">
            <text:p/>
          </table:table-cell>
          <table:table-cell table:style-name="ce83" table:formula="of:=IF([.$E120]=&quot;&quot;;&quot;&quot;;&quot;_Have a great Day_&quot;)">
            <text:p/>
          </table:table-cell>
          <table:table-cell table:style-name="ce83" table:number-columns-repeated="2"/>
          <table:table-cell table:style-name="ce44" table:number-columns-spanned="6" table:number-rows-spanned="1">
            <draw:control draw:z-index="132" draw:name="BT_File_Selection_12_" draw:style-name="gr6" draw:text-style-name="P5" svg:width="1cm" svg:height="0.5cm" svg:x="0cm" svg:y="0cm" draw:control="control118"/>
          </table:table-cell>
          <table:covered-table-cell table:number-columns-repeated="5" table:style-name="ce48"/>
          <table:table-cell table:style-name="ce107" table:formula="of:=IF([.$M120]=&quot;&quot;;&quot;&quot;;IF([.$A12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0])));[.$E120];IF([.$E120]=&quot;&quot;;&quot;&quot;;IFERROR(IF([.$B120]=&quot;&quot;;[.$E$1];[.$B120]);&quot;&quot;)&amp;RIGHT(SUBSTITUTE(SUBSTITUTE(SUBSTITUTE([.$E120];&quot;-&quot;;&quot;&quot;);&quot; &quot;;&quot;&quot;);&quot;+&quot;;&quot;&quot;);10)));&quot;&quot;)">
            <text:p/>
          </table:table-cell>
          <table:table-cell table:style-name="ce99" table:formula="of:=IFERROR(IF([.$E120]=&quot;&quot;;&quot;&quot;;[$Mudslide_Commands.$E$32]&amp;&quot;send &quot;&amp;TRIM(SUBSTITUTE([.$AA120];&quot;+&quot;;&quot;&quot;)&amp;&quot; &quot;&amp;CHAR(34)&amp;[.$H120]&amp;CHAR(10)&amp;[.$I120]&amp;CHAR(10)&amp;[.$J120]&amp;CHAR(10)&amp;[.$K120]&amp;CHAR(10)&amp;[.$L120]&amp;CHAR(10)&amp;&quot;- Sent By Bot&quot;&amp;CHAR(34)&amp;CHAR(10)));&quot;&quot;)">
            <text:p/>
          </table:table-cell>
          <table:table-cell table:style-name="ce99" table:formula="of:=IFERROR(IF([.$E120]=&quot;&quot;;&quot;&quot;;[$Mudslide_Commands.$E$32]&amp;IF(SUMPRODUCT(--ISNUMBER(SEARCH([$Mudslide_Commands.$D$10:.$D$16];RIGHT(LOWER([.$M120]);4))))&gt;0;&quot;send-image &quot;; &quot;send-file &quot;)&amp;TRIM(SUBSTITUTE([.$AA120];&quot;+&quot;;&quot;&quot;)&amp;&quot; &quot;&amp;CHAR(34)&amp;[.$M120]&amp;CHAR(34)&amp;IF([.$S120]=&quot;&quot;;&quot;&quot;;&quot; --caption &quot;&amp;CHAR(34)&amp;[.$S120]&amp;CHAR(34))&amp;CHAR(10)));&quot;&quot;)">
            <text:p/>
          </table:table-cell>
          <table:table-cell table:style-name="ce60" table:formula="of:=IFERROR(IF([.$E120]=&quot;&quot;;&quot;&quot;;IF([.$M120]=&quot;&quot;;[.$AB120]&amp;CHAR(10);[.$AC120]&amp;CHAR(10)));&quot;&quot;)">
            <text:p/>
          </table:table-cell>
          <table:table-cell table:style-name="ce60"/>
          <table:table-cell table:style-name="ce60" table:formula="of:=IFERROR(IF(NOT(ISERROR(SEARCH(&quot;@g.us&quot;;[.$F120])));[.$F120];IF([.$F120]=&quot;&quot;;&quot;&quot;;IFERROR(IF([.$B120]=&quot;&quot;;[.$E$1];[.$B120]);&quot;&quot;)&amp;RIGHT(SUBSTITUTE(SUBSTITUTE(SUBSTITUTE([.$F120];&quot;-&quot;;&quot;&quot;);&quot; &quot;;&quot;&quot;);&quot;+&quot;;&quot;&quot;);10)));&quot;&quot;)">
            <text:p/>
          </table:table-cell>
          <table:table-cell table:style-name="ce99" table:formula="of:=IFERROR(IF([.$F120]=&quot;&quot;;&quot;&quot;;[$Mudslide_Commands.$E$32]&amp;&quot;send &quot;&amp;TRIM(SUBSTITUTE([.$AF120];&quot;+&quot;;&quot;&quot;)&amp;&quot; &quot;&amp;CHAR(34)&amp;[.$H120]&amp;CHAR(10)&amp;[.$I120]&amp;CHAR(10)&amp;[.$J120]&amp;CHAR(10)&amp;[.$K120]&amp;CHAR(10)&amp;[.$L120]&amp;CHAR(10)&amp;&quot;- Sent By Bot&quot;&amp;CHAR(34)&amp;CHAR(10)));&quot;&quot;)">
            <text:p/>
          </table:table-cell>
          <table:table-cell table:style-name="ce99" table:formula="of:=IFERROR(IF([.$F120]=&quot;&quot;;&quot;&quot;;[$Mudslide_Commands.$E$32]&amp;IF(SUMPRODUCT(--ISNUMBER(SEARCH([$Mudslide_Commands.$D$10:.$D$16];RIGHT(LOWER([.$M120]);4))))&gt;0;&quot;send-image &quot;; &quot;send-file &quot;)&amp;TRIM(SUBSTITUTE([.$AF120];&quot;+&quot;;&quot;&quot;)&amp;&quot; &quot;&amp;CHAR(34)&amp;[.$M120]&amp;CHAR(34)&amp;IF([.$S120]=&quot;&quot;;&quot;&quot;;&quot; --caption &quot;&amp;CHAR(34)&amp;[.$S120]&amp;CHAR(34))&amp;CHAR(10)));&quot;&quot;)">
            <text:p/>
          </table:table-cell>
          <table:table-cell table:style-name="ce60" table:formula="of:=IFERROR(IF([.$F120]=&quot;&quot;;&quot;&quot;;IF([.$M120]=&quot;&quot;;[.$AG120]&amp;CHAR(10);[.$AH120]&amp;CHAR(10)));&quot;&quot;)">
            <text:p/>
          </table:table-cell>
          <table:table-cell table:style-name="ce60"/>
          <table:table-cell table:style-name="ce60" table:formula="of:=IFERROR(IF(NOT(ISERROR(SEARCH(&quot;@g.us&quot;;[.$E120])));[.$G120];IF([.$G120]=&quot;&quot;;&quot;&quot;;IFERROR(IF([.$B120]=&quot;&quot;;[.$E$1];[.$B120]);&quot;&quot;)&amp;RIGHT(SUBSTITUTE(SUBSTITUTE(SUBSTITUTE([.$G120];&quot;-&quot;;&quot;&quot;);&quot; &quot;;&quot;&quot;);&quot;+&quot;;&quot;&quot;);10)));&quot;&quot;)">
            <text:p/>
          </table:table-cell>
          <table:table-cell table:style-name="ce99" table:formula="of:=IFERROR(IF([.$G120]=&quot;&quot;;&quot;&quot;;[$Mudslide_Commands.$E$32]&amp;&quot;send &quot;&amp;TRIM(SUBSTITUTE([.$AK120];&quot;+&quot;;&quot;&quot;)&amp;&quot; &quot;&amp;CHAR(34)&amp;[.$H120]&amp;CHAR(10)&amp;[.$I120]&amp;CHAR(10)&amp;[.$J120]&amp;CHAR(10)&amp;[.$K120]&amp;CHAR(10)&amp;[.$L120]&amp;CHAR(10)&amp;&quot;- Sent By Bot&quot;&amp;CHAR(34)&amp;CHAR(10)));&quot;&quot;)">
            <text:p/>
          </table:table-cell>
          <table:table-cell table:style-name="ce99" table:formula="of:=IFERROR(IF([.$G120]=&quot;&quot;;&quot;&quot;;[$Mudslide_Commands.$E$32]&amp;IF(SUMPRODUCT(--ISNUMBER(SEARCH([$Mudslide_Commands.$D$10:.$D$16];RIGHT(LOWER([.$M120]);4))))&gt;0;&quot;send-image &quot;; &quot;send-file &quot;)&amp;TRIM(SUBSTITUTE([.$AK120];&quot;+&quot;;&quot;&quot;)&amp;&quot; &quot;&amp;CHAR(34)&amp;[.$M120]&amp;CHAR(34)&amp;IF([.$S120]=&quot;&quot;;&quot;&quot;;&quot; --caption &quot;&amp;CHAR(34)&amp;[.$S120]&amp;CHAR(34))&amp;CHAR(10)));&quot;&quot;)">
            <text:p/>
          </table:table-cell>
          <table:table-cell table:style-name="ce60" table:formula="of:=IFERROR(IF([.$G120]=&quot;&quot;;&quot;&quot;;IF([.$M120]=&quot;&quot;;[.$AL120]&amp;CHAR(10);[.$AM120]&amp;CHAR(10)));&quot;&quot;)">
            <text:p/>
          </table:table-cell>
          <table:table-cell table:style-name="ce60"/>
          <table:table-cell table:style-name="ce116" table:formula="of:=[.AD120]&amp;[.AI120]&amp;[.AN12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1]&amp;[.F121]&amp;[.G121]=&quot;&quot;;&quot;&quot;;MAX([.$A$3:.$A120])+1);&quot;&quot;)">
            <text:p/>
          </table:table-cell>
          <table:table-cell table:style-name="ce9" table:formula="of:=IFERROR(TRIM(SUBSTITUTE(SUBSTITUTE(VLOOKUP([.C12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1]=&quot;&quot;;&quot;&quot;;TRIM(&quot;Dear *&quot;&amp;[.$D121]&amp;&quot;*&quot;))">
            <text:p/>
          </table:table-cell>
          <table:table-cell table:style-name="ce83" table:formula="of:=IF([.$E121]=&quot;&quot;;&quot;&quot;;&quot;~How Do You Do ?~&quot;)">
            <text:p/>
          </table:table-cell>
          <table:table-cell table:style-name="ce83" table:formula="of:=IF([.$E121]=&quot;&quot;;&quot;&quot;;&quot;_Have a great Day_&quot;)">
            <text:p/>
          </table:table-cell>
          <table:table-cell table:style-name="ce83" table:number-columns-repeated="2"/>
          <table:table-cell table:style-name="ce44" table:number-columns-spanned="6" table:number-rows-spanned="1">
            <draw:control draw:z-index="133" draw:name="BT_File_Selection_12_" draw:style-name="gr6" draw:text-style-name="P5" svg:width="1cm" svg:height="0.5cm" svg:x="0cm" svg:y="0cm" draw:control="control119"/>
          </table:table-cell>
          <table:covered-table-cell table:number-columns-repeated="5" table:style-name="ce48"/>
          <table:table-cell table:style-name="ce107" table:formula="of:=IF([.$M121]=&quot;&quot;;&quot;&quot;;IF([.$A12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1])));[.$E121];IF([.$E121]=&quot;&quot;;&quot;&quot;;IFERROR(IF([.$B121]=&quot;&quot;;[.$E$1];[.$B121]);&quot;&quot;)&amp;RIGHT(SUBSTITUTE(SUBSTITUTE(SUBSTITUTE([.$E121];&quot;-&quot;;&quot;&quot;);&quot; &quot;;&quot;&quot;);&quot;+&quot;;&quot;&quot;);10)));&quot;&quot;)">
            <text:p/>
          </table:table-cell>
          <table:table-cell table:style-name="ce99" table:formula="of:=IFERROR(IF([.$E121]=&quot;&quot;;&quot;&quot;;[$Mudslide_Commands.$E$32]&amp;&quot;send &quot;&amp;TRIM(SUBSTITUTE([.$AA121];&quot;+&quot;;&quot;&quot;)&amp;&quot; &quot;&amp;CHAR(34)&amp;[.$H121]&amp;CHAR(10)&amp;[.$I121]&amp;CHAR(10)&amp;[.$J121]&amp;CHAR(10)&amp;[.$K121]&amp;CHAR(10)&amp;[.$L121]&amp;CHAR(10)&amp;&quot;- Sent By Bot&quot;&amp;CHAR(34)&amp;CHAR(10)));&quot;&quot;)">
            <text:p/>
          </table:table-cell>
          <table:table-cell table:style-name="ce99" table:formula="of:=IFERROR(IF([.$E121]=&quot;&quot;;&quot;&quot;;[$Mudslide_Commands.$E$32]&amp;IF(SUMPRODUCT(--ISNUMBER(SEARCH([$Mudslide_Commands.$D$10:.$D$16];RIGHT(LOWER([.$M121]);4))))&gt;0;&quot;send-image &quot;; &quot;send-file &quot;)&amp;TRIM(SUBSTITUTE([.$AA121];&quot;+&quot;;&quot;&quot;)&amp;&quot; &quot;&amp;CHAR(34)&amp;[.$M121]&amp;CHAR(34)&amp;IF([.$S121]=&quot;&quot;;&quot;&quot;;&quot; --caption &quot;&amp;CHAR(34)&amp;[.$S121]&amp;CHAR(34))&amp;CHAR(10)));&quot;&quot;)">
            <text:p/>
          </table:table-cell>
          <table:table-cell table:style-name="ce60" table:formula="of:=IFERROR(IF([.$E121]=&quot;&quot;;&quot;&quot;;IF([.$M121]=&quot;&quot;;[.$AB121]&amp;CHAR(10);[.$AC121]&amp;CHAR(10)));&quot;&quot;)">
            <text:p/>
          </table:table-cell>
          <table:table-cell table:style-name="ce60"/>
          <table:table-cell table:style-name="ce60" table:formula="of:=IFERROR(IF(NOT(ISERROR(SEARCH(&quot;@g.us&quot;;[.$F121])));[.$F121];IF([.$F121]=&quot;&quot;;&quot;&quot;;IFERROR(IF([.$B121]=&quot;&quot;;[.$E$1];[.$B121]);&quot;&quot;)&amp;RIGHT(SUBSTITUTE(SUBSTITUTE(SUBSTITUTE([.$F121];&quot;-&quot;;&quot;&quot;);&quot; &quot;;&quot;&quot;);&quot;+&quot;;&quot;&quot;);10)));&quot;&quot;)">
            <text:p/>
          </table:table-cell>
          <table:table-cell table:style-name="ce99" table:formula="of:=IFERROR(IF([.$F121]=&quot;&quot;;&quot;&quot;;[$Mudslide_Commands.$E$32]&amp;&quot;send &quot;&amp;TRIM(SUBSTITUTE([.$AF121];&quot;+&quot;;&quot;&quot;)&amp;&quot; &quot;&amp;CHAR(34)&amp;[.$H121]&amp;CHAR(10)&amp;[.$I121]&amp;CHAR(10)&amp;[.$J121]&amp;CHAR(10)&amp;[.$K121]&amp;CHAR(10)&amp;[.$L121]&amp;CHAR(10)&amp;&quot;- Sent By Bot&quot;&amp;CHAR(34)&amp;CHAR(10)));&quot;&quot;)">
            <text:p/>
          </table:table-cell>
          <table:table-cell table:style-name="ce99" table:formula="of:=IFERROR(IF([.$F121]=&quot;&quot;;&quot;&quot;;[$Mudslide_Commands.$E$32]&amp;IF(SUMPRODUCT(--ISNUMBER(SEARCH([$Mudslide_Commands.$D$10:.$D$16];RIGHT(LOWER([.$M121]);4))))&gt;0;&quot;send-image &quot;; &quot;send-file &quot;)&amp;TRIM(SUBSTITUTE([.$AF121];&quot;+&quot;;&quot;&quot;)&amp;&quot; &quot;&amp;CHAR(34)&amp;[.$M121]&amp;CHAR(34)&amp;IF([.$S121]=&quot;&quot;;&quot;&quot;;&quot; --caption &quot;&amp;CHAR(34)&amp;[.$S121]&amp;CHAR(34))&amp;CHAR(10)));&quot;&quot;)">
            <text:p/>
          </table:table-cell>
          <table:table-cell table:style-name="ce60" table:formula="of:=IFERROR(IF([.$F121]=&quot;&quot;;&quot;&quot;;IF([.$M121]=&quot;&quot;;[.$AG121]&amp;CHAR(10);[.$AH121]&amp;CHAR(10)));&quot;&quot;)">
            <text:p/>
          </table:table-cell>
          <table:table-cell table:style-name="ce60"/>
          <table:table-cell table:style-name="ce60" table:formula="of:=IFERROR(IF(NOT(ISERROR(SEARCH(&quot;@g.us&quot;;[.$E121])));[.$G121];IF([.$G121]=&quot;&quot;;&quot;&quot;;IFERROR(IF([.$B121]=&quot;&quot;;[.$E$1];[.$B121]);&quot;&quot;)&amp;RIGHT(SUBSTITUTE(SUBSTITUTE(SUBSTITUTE([.$G121];&quot;-&quot;;&quot;&quot;);&quot; &quot;;&quot;&quot;);&quot;+&quot;;&quot;&quot;);10)));&quot;&quot;)">
            <text:p/>
          </table:table-cell>
          <table:table-cell table:style-name="ce99" table:formula="of:=IFERROR(IF([.$G121]=&quot;&quot;;&quot;&quot;;[$Mudslide_Commands.$E$32]&amp;&quot;send &quot;&amp;TRIM(SUBSTITUTE([.$AK121];&quot;+&quot;;&quot;&quot;)&amp;&quot; &quot;&amp;CHAR(34)&amp;[.$H121]&amp;CHAR(10)&amp;[.$I121]&amp;CHAR(10)&amp;[.$J121]&amp;CHAR(10)&amp;[.$K121]&amp;CHAR(10)&amp;[.$L121]&amp;CHAR(10)&amp;&quot;- Sent By Bot&quot;&amp;CHAR(34)&amp;CHAR(10)));&quot;&quot;)">
            <text:p/>
          </table:table-cell>
          <table:table-cell table:style-name="ce99" table:formula="of:=IFERROR(IF([.$G121]=&quot;&quot;;&quot;&quot;;[$Mudslide_Commands.$E$32]&amp;IF(SUMPRODUCT(--ISNUMBER(SEARCH([$Mudslide_Commands.$D$10:.$D$16];RIGHT(LOWER([.$M121]);4))))&gt;0;&quot;send-image &quot;; &quot;send-file &quot;)&amp;TRIM(SUBSTITUTE([.$AK121];&quot;+&quot;;&quot;&quot;)&amp;&quot; &quot;&amp;CHAR(34)&amp;[.$M121]&amp;CHAR(34)&amp;IF([.$S121]=&quot;&quot;;&quot;&quot;;&quot; --caption &quot;&amp;CHAR(34)&amp;[.$S121]&amp;CHAR(34))&amp;CHAR(10)));&quot;&quot;)">
            <text:p/>
          </table:table-cell>
          <table:table-cell table:style-name="ce60" table:formula="of:=IFERROR(IF([.$G121]=&quot;&quot;;&quot;&quot;;IF([.$M121]=&quot;&quot;;[.$AL121]&amp;CHAR(10);[.$AM121]&amp;CHAR(10)));&quot;&quot;)">
            <text:p/>
          </table:table-cell>
          <table:table-cell table:style-name="ce60"/>
          <table:table-cell table:style-name="ce116" table:formula="of:=[.AD121]&amp;[.AI121]&amp;[.AN12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2]&amp;[.F122]&amp;[.G122]=&quot;&quot;;&quot;&quot;;MAX([.$A$3:.$A121])+1);&quot;&quot;)">
            <text:p/>
          </table:table-cell>
          <table:table-cell table:style-name="ce9" table:formula="of:=IFERROR(TRIM(SUBSTITUTE(SUBSTITUTE(VLOOKUP([.C12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2]=&quot;&quot;;&quot;&quot;;TRIM(&quot;Dear *&quot;&amp;[.$D122]&amp;&quot;*&quot;))">
            <text:p/>
          </table:table-cell>
          <table:table-cell table:style-name="ce83" table:formula="of:=IF([.$E122]=&quot;&quot;;&quot;&quot;;&quot;~How Do You Do ?~&quot;)">
            <text:p/>
          </table:table-cell>
          <table:table-cell table:style-name="ce83" table:formula="of:=IF([.$E122]=&quot;&quot;;&quot;&quot;;&quot;_Have a great Day_&quot;)">
            <text:p/>
          </table:table-cell>
          <table:table-cell table:style-name="ce83" table:number-columns-repeated="2"/>
          <table:table-cell table:style-name="ce44" table:number-columns-spanned="6" table:number-rows-spanned="1">
            <draw:control draw:z-index="134" draw:name="BT_File_Selection_12_" draw:style-name="gr6" draw:text-style-name="P5" svg:width="1cm" svg:height="0.5cm" svg:x="0cm" svg:y="0cm" draw:control="control120"/>
          </table:table-cell>
          <table:covered-table-cell table:number-columns-repeated="5" table:style-name="ce48"/>
          <table:table-cell table:style-name="ce107" table:formula="of:=IF([.$M122]=&quot;&quot;;&quot;&quot;;IF([.$A12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2])));[.$E122];IF([.$E122]=&quot;&quot;;&quot;&quot;;IFERROR(IF([.$B122]=&quot;&quot;;[.$E$1];[.$B122]);&quot;&quot;)&amp;RIGHT(SUBSTITUTE(SUBSTITUTE(SUBSTITUTE([.$E122];&quot;-&quot;;&quot;&quot;);&quot; &quot;;&quot;&quot;);&quot;+&quot;;&quot;&quot;);10)));&quot;&quot;)">
            <text:p/>
          </table:table-cell>
          <table:table-cell table:style-name="ce99" table:formula="of:=IFERROR(IF([.$E122]=&quot;&quot;;&quot;&quot;;[$Mudslide_Commands.$E$32]&amp;&quot;send &quot;&amp;TRIM(SUBSTITUTE([.$AA122];&quot;+&quot;;&quot;&quot;)&amp;&quot; &quot;&amp;CHAR(34)&amp;[.$H122]&amp;CHAR(10)&amp;[.$I122]&amp;CHAR(10)&amp;[.$J122]&amp;CHAR(10)&amp;[.$K122]&amp;CHAR(10)&amp;[.$L122]&amp;CHAR(10)&amp;&quot;- Sent By Bot&quot;&amp;CHAR(34)&amp;CHAR(10)));&quot;&quot;)">
            <text:p/>
          </table:table-cell>
          <table:table-cell table:style-name="ce99" table:formula="of:=IFERROR(IF([.$E122]=&quot;&quot;;&quot;&quot;;[$Mudslide_Commands.$E$32]&amp;IF(SUMPRODUCT(--ISNUMBER(SEARCH([$Mudslide_Commands.$D$10:.$D$16];RIGHT(LOWER([.$M122]);4))))&gt;0;&quot;send-image &quot;; &quot;send-file &quot;)&amp;TRIM(SUBSTITUTE([.$AA122];&quot;+&quot;;&quot;&quot;)&amp;&quot; &quot;&amp;CHAR(34)&amp;[.$M122]&amp;CHAR(34)&amp;IF([.$S122]=&quot;&quot;;&quot;&quot;;&quot; --caption &quot;&amp;CHAR(34)&amp;[.$S122]&amp;CHAR(34))&amp;CHAR(10)));&quot;&quot;)">
            <text:p/>
          </table:table-cell>
          <table:table-cell table:style-name="ce60" table:formula="of:=IFERROR(IF([.$E122]=&quot;&quot;;&quot;&quot;;IF([.$M122]=&quot;&quot;;[.$AB122]&amp;CHAR(10);[.$AC122]&amp;CHAR(10)));&quot;&quot;)">
            <text:p/>
          </table:table-cell>
          <table:table-cell table:style-name="ce60"/>
          <table:table-cell table:style-name="ce60" table:formula="of:=IFERROR(IF(NOT(ISERROR(SEARCH(&quot;@g.us&quot;;[.$F122])));[.$F122];IF([.$F122]=&quot;&quot;;&quot;&quot;;IFERROR(IF([.$B122]=&quot;&quot;;[.$E$1];[.$B122]);&quot;&quot;)&amp;RIGHT(SUBSTITUTE(SUBSTITUTE(SUBSTITUTE([.$F122];&quot;-&quot;;&quot;&quot;);&quot; &quot;;&quot;&quot;);&quot;+&quot;;&quot;&quot;);10)));&quot;&quot;)">
            <text:p/>
          </table:table-cell>
          <table:table-cell table:style-name="ce99" table:formula="of:=IFERROR(IF([.$F122]=&quot;&quot;;&quot;&quot;;[$Mudslide_Commands.$E$32]&amp;&quot;send &quot;&amp;TRIM(SUBSTITUTE([.$AF122];&quot;+&quot;;&quot;&quot;)&amp;&quot; &quot;&amp;CHAR(34)&amp;[.$H122]&amp;CHAR(10)&amp;[.$I122]&amp;CHAR(10)&amp;[.$J122]&amp;CHAR(10)&amp;[.$K122]&amp;CHAR(10)&amp;[.$L122]&amp;CHAR(10)&amp;&quot;- Sent By Bot&quot;&amp;CHAR(34)&amp;CHAR(10)));&quot;&quot;)">
            <text:p/>
          </table:table-cell>
          <table:table-cell table:style-name="ce99" table:formula="of:=IFERROR(IF([.$F122]=&quot;&quot;;&quot;&quot;;[$Mudslide_Commands.$E$32]&amp;IF(SUMPRODUCT(--ISNUMBER(SEARCH([$Mudslide_Commands.$D$10:.$D$16];RIGHT(LOWER([.$M122]);4))))&gt;0;&quot;send-image &quot;; &quot;send-file &quot;)&amp;TRIM(SUBSTITUTE([.$AF122];&quot;+&quot;;&quot;&quot;)&amp;&quot; &quot;&amp;CHAR(34)&amp;[.$M122]&amp;CHAR(34)&amp;IF([.$S122]=&quot;&quot;;&quot;&quot;;&quot; --caption &quot;&amp;CHAR(34)&amp;[.$S122]&amp;CHAR(34))&amp;CHAR(10)));&quot;&quot;)">
            <text:p/>
          </table:table-cell>
          <table:table-cell table:style-name="ce60" table:formula="of:=IFERROR(IF([.$F122]=&quot;&quot;;&quot;&quot;;IF([.$M122]=&quot;&quot;;[.$AG122]&amp;CHAR(10);[.$AH122]&amp;CHAR(10)));&quot;&quot;)">
            <text:p/>
          </table:table-cell>
          <table:table-cell table:style-name="ce60"/>
          <table:table-cell table:style-name="ce60" table:formula="of:=IFERROR(IF(NOT(ISERROR(SEARCH(&quot;@g.us&quot;;[.$E122])));[.$G122];IF([.$G122]=&quot;&quot;;&quot;&quot;;IFERROR(IF([.$B122]=&quot;&quot;;[.$E$1];[.$B122]);&quot;&quot;)&amp;RIGHT(SUBSTITUTE(SUBSTITUTE(SUBSTITUTE([.$G122];&quot;-&quot;;&quot;&quot;);&quot; &quot;;&quot;&quot;);&quot;+&quot;;&quot;&quot;);10)));&quot;&quot;)">
            <text:p/>
          </table:table-cell>
          <table:table-cell table:style-name="ce99" table:formula="of:=IFERROR(IF([.$G122]=&quot;&quot;;&quot;&quot;;[$Mudslide_Commands.$E$32]&amp;&quot;send &quot;&amp;TRIM(SUBSTITUTE([.$AK122];&quot;+&quot;;&quot;&quot;)&amp;&quot; &quot;&amp;CHAR(34)&amp;[.$H122]&amp;CHAR(10)&amp;[.$I122]&amp;CHAR(10)&amp;[.$J122]&amp;CHAR(10)&amp;[.$K122]&amp;CHAR(10)&amp;[.$L122]&amp;CHAR(10)&amp;&quot;- Sent By Bot&quot;&amp;CHAR(34)&amp;CHAR(10)));&quot;&quot;)">
            <text:p/>
          </table:table-cell>
          <table:table-cell table:style-name="ce99" table:formula="of:=IFERROR(IF([.$G122]=&quot;&quot;;&quot;&quot;;[$Mudslide_Commands.$E$32]&amp;IF(SUMPRODUCT(--ISNUMBER(SEARCH([$Mudslide_Commands.$D$10:.$D$16];RIGHT(LOWER([.$M122]);4))))&gt;0;&quot;send-image &quot;; &quot;send-file &quot;)&amp;TRIM(SUBSTITUTE([.$AK122];&quot;+&quot;;&quot;&quot;)&amp;&quot; &quot;&amp;CHAR(34)&amp;[.$M122]&amp;CHAR(34)&amp;IF([.$S122]=&quot;&quot;;&quot;&quot;;&quot; --caption &quot;&amp;CHAR(34)&amp;[.$S122]&amp;CHAR(34))&amp;CHAR(10)));&quot;&quot;)">
            <text:p/>
          </table:table-cell>
          <table:table-cell table:style-name="ce60" table:formula="of:=IFERROR(IF([.$G122]=&quot;&quot;;&quot;&quot;;IF([.$M122]=&quot;&quot;;[.$AL122]&amp;CHAR(10);[.$AM122]&amp;CHAR(10)));&quot;&quot;)">
            <text:p/>
          </table:table-cell>
          <table:table-cell table:style-name="ce60"/>
          <table:table-cell table:style-name="ce116" table:formula="of:=[.AD122]&amp;[.AI122]&amp;[.AN12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3]&amp;[.F123]&amp;[.G123]=&quot;&quot;;&quot;&quot;;MAX([.$A$3:.$A122])+1);&quot;&quot;)">
            <text:p/>
          </table:table-cell>
          <table:table-cell table:style-name="ce9" table:formula="of:=IFERROR(TRIM(SUBSTITUTE(SUBSTITUTE(VLOOKUP([.C12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3]=&quot;&quot;;&quot;&quot;;TRIM(&quot;Dear *&quot;&amp;[.$D123]&amp;&quot;*&quot;))">
            <text:p/>
          </table:table-cell>
          <table:table-cell table:style-name="ce83" table:formula="of:=IF([.$E123]=&quot;&quot;;&quot;&quot;;&quot;~How Do You Do ?~&quot;)">
            <text:p/>
          </table:table-cell>
          <table:table-cell table:style-name="ce83" table:formula="of:=IF([.$E123]=&quot;&quot;;&quot;&quot;;&quot;_Have a great Day_&quot;)">
            <text:p/>
          </table:table-cell>
          <table:table-cell table:style-name="ce83" table:number-columns-repeated="2"/>
          <table:table-cell table:style-name="ce44" table:number-columns-spanned="6" table:number-rows-spanned="1">
            <draw:control draw:z-index="135" draw:name="BT_File_Selection_12_" draw:style-name="gr6" draw:text-style-name="P5" svg:width="1cm" svg:height="0.5cm" svg:x="0cm" svg:y="0cm" draw:control="control121"/>
          </table:table-cell>
          <table:covered-table-cell table:number-columns-repeated="5" table:style-name="ce48"/>
          <table:table-cell table:style-name="ce107" table:formula="of:=IF([.$M123]=&quot;&quot;;&quot;&quot;;IF([.$A12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3])));[.$E123];IF([.$E123]=&quot;&quot;;&quot;&quot;;IFERROR(IF([.$B123]=&quot;&quot;;[.$E$1];[.$B123]);&quot;&quot;)&amp;RIGHT(SUBSTITUTE(SUBSTITUTE(SUBSTITUTE([.$E123];&quot;-&quot;;&quot;&quot;);&quot; &quot;;&quot;&quot;);&quot;+&quot;;&quot;&quot;);10)));&quot;&quot;)">
            <text:p/>
          </table:table-cell>
          <table:table-cell table:style-name="ce99" table:formula="of:=IFERROR(IF([.$E123]=&quot;&quot;;&quot;&quot;;[$Mudslide_Commands.$E$32]&amp;&quot;send &quot;&amp;TRIM(SUBSTITUTE([.$AA123];&quot;+&quot;;&quot;&quot;)&amp;&quot; &quot;&amp;CHAR(34)&amp;[.$H123]&amp;CHAR(10)&amp;[.$I123]&amp;CHAR(10)&amp;[.$J123]&amp;CHAR(10)&amp;[.$K123]&amp;CHAR(10)&amp;[.$L123]&amp;CHAR(10)&amp;&quot;- Sent By Bot&quot;&amp;CHAR(34)&amp;CHAR(10)));&quot;&quot;)">
            <text:p/>
          </table:table-cell>
          <table:table-cell table:style-name="ce99" table:formula="of:=IFERROR(IF([.$E123]=&quot;&quot;;&quot;&quot;;[$Mudslide_Commands.$E$32]&amp;IF(SUMPRODUCT(--ISNUMBER(SEARCH([$Mudslide_Commands.$D$10:.$D$16];RIGHT(LOWER([.$M123]);4))))&gt;0;&quot;send-image &quot;; &quot;send-file &quot;)&amp;TRIM(SUBSTITUTE([.$AA123];&quot;+&quot;;&quot;&quot;)&amp;&quot; &quot;&amp;CHAR(34)&amp;[.$M123]&amp;CHAR(34)&amp;IF([.$S123]=&quot;&quot;;&quot;&quot;;&quot; --caption &quot;&amp;CHAR(34)&amp;[.$S123]&amp;CHAR(34))&amp;CHAR(10)));&quot;&quot;)">
            <text:p/>
          </table:table-cell>
          <table:table-cell table:style-name="ce60" table:formula="of:=IFERROR(IF([.$E123]=&quot;&quot;;&quot;&quot;;IF([.$M123]=&quot;&quot;;[.$AB123]&amp;CHAR(10);[.$AC123]&amp;CHAR(10)));&quot;&quot;)">
            <text:p/>
          </table:table-cell>
          <table:table-cell table:style-name="ce60"/>
          <table:table-cell table:style-name="ce60" table:formula="of:=IFERROR(IF(NOT(ISERROR(SEARCH(&quot;@g.us&quot;;[.$F123])));[.$F123];IF([.$F123]=&quot;&quot;;&quot;&quot;;IFERROR(IF([.$B123]=&quot;&quot;;[.$E$1];[.$B123]);&quot;&quot;)&amp;RIGHT(SUBSTITUTE(SUBSTITUTE(SUBSTITUTE([.$F123];&quot;-&quot;;&quot;&quot;);&quot; &quot;;&quot;&quot;);&quot;+&quot;;&quot;&quot;);10)));&quot;&quot;)">
            <text:p/>
          </table:table-cell>
          <table:table-cell table:style-name="ce99" table:formula="of:=IFERROR(IF([.$F123]=&quot;&quot;;&quot;&quot;;[$Mudslide_Commands.$E$32]&amp;&quot;send &quot;&amp;TRIM(SUBSTITUTE([.$AF123];&quot;+&quot;;&quot;&quot;)&amp;&quot; &quot;&amp;CHAR(34)&amp;[.$H123]&amp;CHAR(10)&amp;[.$I123]&amp;CHAR(10)&amp;[.$J123]&amp;CHAR(10)&amp;[.$K123]&amp;CHAR(10)&amp;[.$L123]&amp;CHAR(10)&amp;&quot;- Sent By Bot&quot;&amp;CHAR(34)&amp;CHAR(10)));&quot;&quot;)">
            <text:p/>
          </table:table-cell>
          <table:table-cell table:style-name="ce99" table:formula="of:=IFERROR(IF([.$F123]=&quot;&quot;;&quot;&quot;;[$Mudslide_Commands.$E$32]&amp;IF(SUMPRODUCT(--ISNUMBER(SEARCH([$Mudslide_Commands.$D$10:.$D$16];RIGHT(LOWER([.$M123]);4))))&gt;0;&quot;send-image &quot;; &quot;send-file &quot;)&amp;TRIM(SUBSTITUTE([.$AF123];&quot;+&quot;;&quot;&quot;)&amp;&quot; &quot;&amp;CHAR(34)&amp;[.$M123]&amp;CHAR(34)&amp;IF([.$S123]=&quot;&quot;;&quot;&quot;;&quot; --caption &quot;&amp;CHAR(34)&amp;[.$S123]&amp;CHAR(34))&amp;CHAR(10)));&quot;&quot;)">
            <text:p/>
          </table:table-cell>
          <table:table-cell table:style-name="ce60" table:formula="of:=IFERROR(IF([.$F123]=&quot;&quot;;&quot;&quot;;IF([.$M123]=&quot;&quot;;[.$AG123]&amp;CHAR(10);[.$AH123]&amp;CHAR(10)));&quot;&quot;)">
            <text:p/>
          </table:table-cell>
          <table:table-cell table:style-name="ce60"/>
          <table:table-cell table:style-name="ce60" table:formula="of:=IFERROR(IF(NOT(ISERROR(SEARCH(&quot;@g.us&quot;;[.$E123])));[.$G123];IF([.$G123]=&quot;&quot;;&quot;&quot;;IFERROR(IF([.$B123]=&quot;&quot;;[.$E$1];[.$B123]);&quot;&quot;)&amp;RIGHT(SUBSTITUTE(SUBSTITUTE(SUBSTITUTE([.$G123];&quot;-&quot;;&quot;&quot;);&quot; &quot;;&quot;&quot;);&quot;+&quot;;&quot;&quot;);10)));&quot;&quot;)">
            <text:p/>
          </table:table-cell>
          <table:table-cell table:style-name="ce99" table:formula="of:=IFERROR(IF([.$G123]=&quot;&quot;;&quot;&quot;;[$Mudslide_Commands.$E$32]&amp;&quot;send &quot;&amp;TRIM(SUBSTITUTE([.$AK123];&quot;+&quot;;&quot;&quot;)&amp;&quot; &quot;&amp;CHAR(34)&amp;[.$H123]&amp;CHAR(10)&amp;[.$I123]&amp;CHAR(10)&amp;[.$J123]&amp;CHAR(10)&amp;[.$K123]&amp;CHAR(10)&amp;[.$L123]&amp;CHAR(10)&amp;&quot;- Sent By Bot&quot;&amp;CHAR(34)&amp;CHAR(10)));&quot;&quot;)">
            <text:p/>
          </table:table-cell>
          <table:table-cell table:style-name="ce99" table:formula="of:=IFERROR(IF([.$G123]=&quot;&quot;;&quot;&quot;;[$Mudslide_Commands.$E$32]&amp;IF(SUMPRODUCT(--ISNUMBER(SEARCH([$Mudslide_Commands.$D$10:.$D$16];RIGHT(LOWER([.$M123]);4))))&gt;0;&quot;send-image &quot;; &quot;send-file &quot;)&amp;TRIM(SUBSTITUTE([.$AK123];&quot;+&quot;;&quot;&quot;)&amp;&quot; &quot;&amp;CHAR(34)&amp;[.$M123]&amp;CHAR(34)&amp;IF([.$S123]=&quot;&quot;;&quot;&quot;;&quot; --caption &quot;&amp;CHAR(34)&amp;[.$S123]&amp;CHAR(34))&amp;CHAR(10)));&quot;&quot;)">
            <text:p/>
          </table:table-cell>
          <table:table-cell table:style-name="ce60" table:formula="of:=IFERROR(IF([.$G123]=&quot;&quot;;&quot;&quot;;IF([.$M123]=&quot;&quot;;[.$AL123]&amp;CHAR(10);[.$AM123]&amp;CHAR(10)));&quot;&quot;)">
            <text:p/>
          </table:table-cell>
          <table:table-cell table:style-name="ce60"/>
          <table:table-cell table:style-name="ce116" table:formula="of:=[.AD123]&amp;[.AI123]&amp;[.AN12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4]&amp;[.F124]&amp;[.G124]=&quot;&quot;;&quot;&quot;;MAX([.$A$3:.$A123])+1);&quot;&quot;)">
            <text:p/>
          </table:table-cell>
          <table:table-cell table:style-name="ce9" table:formula="of:=IFERROR(TRIM(SUBSTITUTE(SUBSTITUTE(VLOOKUP([.C12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4]=&quot;&quot;;&quot;&quot;;TRIM(&quot;Dear *&quot;&amp;[.$D124]&amp;&quot;*&quot;))">
            <text:p/>
          </table:table-cell>
          <table:table-cell table:style-name="ce83" table:formula="of:=IF([.$E124]=&quot;&quot;;&quot;&quot;;&quot;~How Do You Do ?~&quot;)">
            <text:p/>
          </table:table-cell>
          <table:table-cell table:style-name="ce83" table:formula="of:=IF([.$E124]=&quot;&quot;;&quot;&quot;;&quot;_Have a great Day_&quot;)">
            <text:p/>
          </table:table-cell>
          <table:table-cell table:style-name="ce83" table:number-columns-repeated="2"/>
          <table:table-cell table:style-name="ce44" table:number-columns-spanned="6" table:number-rows-spanned="1">
            <draw:control draw:z-index="136" draw:name="BT_File_Selection_12_" draw:style-name="gr6" draw:text-style-name="P5" svg:width="1cm" svg:height="0.5cm" svg:x="0cm" svg:y="0cm" draw:control="control122"/>
          </table:table-cell>
          <table:covered-table-cell table:number-columns-repeated="5" table:style-name="ce48"/>
          <table:table-cell table:style-name="ce107" table:formula="of:=IF([.$M124]=&quot;&quot;;&quot;&quot;;IF([.$A12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4])));[.$E124];IF([.$E124]=&quot;&quot;;&quot;&quot;;IFERROR(IF([.$B124]=&quot;&quot;;[.$E$1];[.$B124]);&quot;&quot;)&amp;RIGHT(SUBSTITUTE(SUBSTITUTE(SUBSTITUTE([.$E124];&quot;-&quot;;&quot;&quot;);&quot; &quot;;&quot;&quot;);&quot;+&quot;;&quot;&quot;);10)));&quot;&quot;)">
            <text:p/>
          </table:table-cell>
          <table:table-cell table:style-name="ce99" table:formula="of:=IFERROR(IF([.$E124]=&quot;&quot;;&quot;&quot;;[$Mudslide_Commands.$E$32]&amp;&quot;send &quot;&amp;TRIM(SUBSTITUTE([.$AA124];&quot;+&quot;;&quot;&quot;)&amp;&quot; &quot;&amp;CHAR(34)&amp;[.$H124]&amp;CHAR(10)&amp;[.$I124]&amp;CHAR(10)&amp;[.$J124]&amp;CHAR(10)&amp;[.$K124]&amp;CHAR(10)&amp;[.$L124]&amp;CHAR(10)&amp;&quot;- Sent By Bot&quot;&amp;CHAR(34)&amp;CHAR(10)));&quot;&quot;)">
            <text:p/>
          </table:table-cell>
          <table:table-cell table:style-name="ce99" table:formula="of:=IFERROR(IF([.$E124]=&quot;&quot;;&quot;&quot;;[$Mudslide_Commands.$E$32]&amp;IF(SUMPRODUCT(--ISNUMBER(SEARCH([$Mudslide_Commands.$D$10:.$D$16];RIGHT(LOWER([.$M124]);4))))&gt;0;&quot;send-image &quot;; &quot;send-file &quot;)&amp;TRIM(SUBSTITUTE([.$AA124];&quot;+&quot;;&quot;&quot;)&amp;&quot; &quot;&amp;CHAR(34)&amp;[.$M124]&amp;CHAR(34)&amp;IF([.$S124]=&quot;&quot;;&quot;&quot;;&quot; --caption &quot;&amp;CHAR(34)&amp;[.$S124]&amp;CHAR(34))&amp;CHAR(10)));&quot;&quot;)">
            <text:p/>
          </table:table-cell>
          <table:table-cell table:style-name="ce60" table:formula="of:=IFERROR(IF([.$E124]=&quot;&quot;;&quot;&quot;;IF([.$M124]=&quot;&quot;;[.$AB124]&amp;CHAR(10);[.$AC124]&amp;CHAR(10)));&quot;&quot;)">
            <text:p/>
          </table:table-cell>
          <table:table-cell table:style-name="ce60"/>
          <table:table-cell table:style-name="ce60" table:formula="of:=IFERROR(IF(NOT(ISERROR(SEARCH(&quot;@g.us&quot;;[.$F124])));[.$F124];IF([.$F124]=&quot;&quot;;&quot;&quot;;IFERROR(IF([.$B124]=&quot;&quot;;[.$E$1];[.$B124]);&quot;&quot;)&amp;RIGHT(SUBSTITUTE(SUBSTITUTE(SUBSTITUTE([.$F124];&quot;-&quot;;&quot;&quot;);&quot; &quot;;&quot;&quot;);&quot;+&quot;;&quot;&quot;);10)));&quot;&quot;)">
            <text:p/>
          </table:table-cell>
          <table:table-cell table:style-name="ce99" table:formula="of:=IFERROR(IF([.$F124]=&quot;&quot;;&quot;&quot;;[$Mudslide_Commands.$E$32]&amp;&quot;send &quot;&amp;TRIM(SUBSTITUTE([.$AF124];&quot;+&quot;;&quot;&quot;)&amp;&quot; &quot;&amp;CHAR(34)&amp;[.$H124]&amp;CHAR(10)&amp;[.$I124]&amp;CHAR(10)&amp;[.$J124]&amp;CHAR(10)&amp;[.$K124]&amp;CHAR(10)&amp;[.$L124]&amp;CHAR(10)&amp;&quot;- Sent By Bot&quot;&amp;CHAR(34)&amp;CHAR(10)));&quot;&quot;)">
            <text:p/>
          </table:table-cell>
          <table:table-cell table:style-name="ce99" table:formula="of:=IFERROR(IF([.$F124]=&quot;&quot;;&quot;&quot;;[$Mudslide_Commands.$E$32]&amp;IF(SUMPRODUCT(--ISNUMBER(SEARCH([$Mudslide_Commands.$D$10:.$D$16];RIGHT(LOWER([.$M124]);4))))&gt;0;&quot;send-image &quot;; &quot;send-file &quot;)&amp;TRIM(SUBSTITUTE([.$AF124];&quot;+&quot;;&quot;&quot;)&amp;&quot; &quot;&amp;CHAR(34)&amp;[.$M124]&amp;CHAR(34)&amp;IF([.$S124]=&quot;&quot;;&quot;&quot;;&quot; --caption &quot;&amp;CHAR(34)&amp;[.$S124]&amp;CHAR(34))&amp;CHAR(10)));&quot;&quot;)">
            <text:p/>
          </table:table-cell>
          <table:table-cell table:style-name="ce60" table:formula="of:=IFERROR(IF([.$F124]=&quot;&quot;;&quot;&quot;;IF([.$M124]=&quot;&quot;;[.$AG124]&amp;CHAR(10);[.$AH124]&amp;CHAR(10)));&quot;&quot;)">
            <text:p/>
          </table:table-cell>
          <table:table-cell table:style-name="ce60"/>
          <table:table-cell table:style-name="ce60" table:formula="of:=IFERROR(IF(NOT(ISERROR(SEARCH(&quot;@g.us&quot;;[.$E124])));[.$G124];IF([.$G124]=&quot;&quot;;&quot;&quot;;IFERROR(IF([.$B124]=&quot;&quot;;[.$E$1];[.$B124]);&quot;&quot;)&amp;RIGHT(SUBSTITUTE(SUBSTITUTE(SUBSTITUTE([.$G124];&quot;-&quot;;&quot;&quot;);&quot; &quot;;&quot;&quot;);&quot;+&quot;;&quot;&quot;);10)));&quot;&quot;)">
            <text:p/>
          </table:table-cell>
          <table:table-cell table:style-name="ce99" table:formula="of:=IFERROR(IF([.$G124]=&quot;&quot;;&quot;&quot;;[$Mudslide_Commands.$E$32]&amp;&quot;send &quot;&amp;TRIM(SUBSTITUTE([.$AK124];&quot;+&quot;;&quot;&quot;)&amp;&quot; &quot;&amp;CHAR(34)&amp;[.$H124]&amp;CHAR(10)&amp;[.$I124]&amp;CHAR(10)&amp;[.$J124]&amp;CHAR(10)&amp;[.$K124]&amp;CHAR(10)&amp;[.$L124]&amp;CHAR(10)&amp;&quot;- Sent By Bot&quot;&amp;CHAR(34)&amp;CHAR(10)));&quot;&quot;)">
            <text:p/>
          </table:table-cell>
          <table:table-cell table:style-name="ce99" table:formula="of:=IFERROR(IF([.$G124]=&quot;&quot;;&quot;&quot;;[$Mudslide_Commands.$E$32]&amp;IF(SUMPRODUCT(--ISNUMBER(SEARCH([$Mudslide_Commands.$D$10:.$D$16];RIGHT(LOWER([.$M124]);4))))&gt;0;&quot;send-image &quot;; &quot;send-file &quot;)&amp;TRIM(SUBSTITUTE([.$AK124];&quot;+&quot;;&quot;&quot;)&amp;&quot; &quot;&amp;CHAR(34)&amp;[.$M124]&amp;CHAR(34)&amp;IF([.$S124]=&quot;&quot;;&quot;&quot;;&quot; --caption &quot;&amp;CHAR(34)&amp;[.$S124]&amp;CHAR(34))&amp;CHAR(10)));&quot;&quot;)">
            <text:p/>
          </table:table-cell>
          <table:table-cell table:style-name="ce60" table:formula="of:=IFERROR(IF([.$G124]=&quot;&quot;;&quot;&quot;;IF([.$M124]=&quot;&quot;;[.$AL124]&amp;CHAR(10);[.$AM124]&amp;CHAR(10)));&quot;&quot;)">
            <text:p/>
          </table:table-cell>
          <table:table-cell table:style-name="ce60"/>
          <table:table-cell table:style-name="ce116" table:formula="of:=[.AD124]&amp;[.AI124]&amp;[.AN12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5]&amp;[.F125]&amp;[.G125]=&quot;&quot;;&quot;&quot;;MAX([.$A$3:.$A124])+1);&quot;&quot;)">
            <text:p/>
          </table:table-cell>
          <table:table-cell table:style-name="ce9" table:formula="of:=IFERROR(TRIM(SUBSTITUTE(SUBSTITUTE(VLOOKUP([.C12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5]=&quot;&quot;;&quot;&quot;;TRIM(&quot;Dear *&quot;&amp;[.$D125]&amp;&quot;*&quot;))">
            <text:p/>
          </table:table-cell>
          <table:table-cell table:style-name="ce83" table:formula="of:=IF([.$E125]=&quot;&quot;;&quot;&quot;;&quot;~How Do You Do ?~&quot;)">
            <text:p/>
          </table:table-cell>
          <table:table-cell table:style-name="ce83" table:formula="of:=IF([.$E125]=&quot;&quot;;&quot;&quot;;&quot;_Have a great Day_&quot;)">
            <text:p/>
          </table:table-cell>
          <table:table-cell table:style-name="ce83" table:number-columns-repeated="2"/>
          <table:table-cell table:style-name="ce44" table:number-columns-spanned="6" table:number-rows-spanned="1">
            <draw:control draw:z-index="137" draw:name="BT_File_Selection_12_" draw:style-name="gr6" draw:text-style-name="P5" svg:width="1cm" svg:height="0.5cm" svg:x="0cm" svg:y="0cm" draw:control="control123"/>
          </table:table-cell>
          <table:covered-table-cell table:number-columns-repeated="5" table:style-name="ce48"/>
          <table:table-cell table:style-name="ce107" table:formula="of:=IF([.$M125]=&quot;&quot;;&quot;&quot;;IF([.$A12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5])));[.$E125];IF([.$E125]=&quot;&quot;;&quot;&quot;;IFERROR(IF([.$B125]=&quot;&quot;;[.$E$1];[.$B125]);&quot;&quot;)&amp;RIGHT(SUBSTITUTE(SUBSTITUTE(SUBSTITUTE([.$E125];&quot;-&quot;;&quot;&quot;);&quot; &quot;;&quot;&quot;);&quot;+&quot;;&quot;&quot;);10)));&quot;&quot;)">
            <text:p/>
          </table:table-cell>
          <table:table-cell table:style-name="ce99" table:formula="of:=IFERROR(IF([.$E125]=&quot;&quot;;&quot;&quot;;[$Mudslide_Commands.$E$32]&amp;&quot;send &quot;&amp;TRIM(SUBSTITUTE([.$AA125];&quot;+&quot;;&quot;&quot;)&amp;&quot; &quot;&amp;CHAR(34)&amp;[.$H125]&amp;CHAR(10)&amp;[.$I125]&amp;CHAR(10)&amp;[.$J125]&amp;CHAR(10)&amp;[.$K125]&amp;CHAR(10)&amp;[.$L125]&amp;CHAR(10)&amp;&quot;- Sent By Bot&quot;&amp;CHAR(34)&amp;CHAR(10)));&quot;&quot;)">
            <text:p/>
          </table:table-cell>
          <table:table-cell table:style-name="ce99" table:formula="of:=IFERROR(IF([.$E125]=&quot;&quot;;&quot;&quot;;[$Mudslide_Commands.$E$32]&amp;IF(SUMPRODUCT(--ISNUMBER(SEARCH([$Mudslide_Commands.$D$10:.$D$16];RIGHT(LOWER([.$M125]);4))))&gt;0;&quot;send-image &quot;; &quot;send-file &quot;)&amp;TRIM(SUBSTITUTE([.$AA125];&quot;+&quot;;&quot;&quot;)&amp;&quot; &quot;&amp;CHAR(34)&amp;[.$M125]&amp;CHAR(34)&amp;IF([.$S125]=&quot;&quot;;&quot;&quot;;&quot; --caption &quot;&amp;CHAR(34)&amp;[.$S125]&amp;CHAR(34))&amp;CHAR(10)));&quot;&quot;)">
            <text:p/>
          </table:table-cell>
          <table:table-cell table:style-name="ce60" table:formula="of:=IFERROR(IF([.$E125]=&quot;&quot;;&quot;&quot;;IF([.$M125]=&quot;&quot;;[.$AB125]&amp;CHAR(10);[.$AC125]&amp;CHAR(10)));&quot;&quot;)">
            <text:p/>
          </table:table-cell>
          <table:table-cell table:style-name="ce60"/>
          <table:table-cell table:style-name="ce60" table:formula="of:=IFERROR(IF(NOT(ISERROR(SEARCH(&quot;@g.us&quot;;[.$F125])));[.$F125];IF([.$F125]=&quot;&quot;;&quot;&quot;;IFERROR(IF([.$B125]=&quot;&quot;;[.$E$1];[.$B125]);&quot;&quot;)&amp;RIGHT(SUBSTITUTE(SUBSTITUTE(SUBSTITUTE([.$F125];&quot;-&quot;;&quot;&quot;);&quot; &quot;;&quot;&quot;);&quot;+&quot;;&quot;&quot;);10)));&quot;&quot;)">
            <text:p/>
          </table:table-cell>
          <table:table-cell table:style-name="ce99" table:formula="of:=IFERROR(IF([.$F125]=&quot;&quot;;&quot;&quot;;[$Mudslide_Commands.$E$32]&amp;&quot;send &quot;&amp;TRIM(SUBSTITUTE([.$AF125];&quot;+&quot;;&quot;&quot;)&amp;&quot; &quot;&amp;CHAR(34)&amp;[.$H125]&amp;CHAR(10)&amp;[.$I125]&amp;CHAR(10)&amp;[.$J125]&amp;CHAR(10)&amp;[.$K125]&amp;CHAR(10)&amp;[.$L125]&amp;CHAR(10)&amp;&quot;- Sent By Bot&quot;&amp;CHAR(34)&amp;CHAR(10)));&quot;&quot;)">
            <text:p/>
          </table:table-cell>
          <table:table-cell table:style-name="ce99" table:formula="of:=IFERROR(IF([.$F125]=&quot;&quot;;&quot;&quot;;[$Mudslide_Commands.$E$32]&amp;IF(SUMPRODUCT(--ISNUMBER(SEARCH([$Mudslide_Commands.$D$10:.$D$16];RIGHT(LOWER([.$M125]);4))))&gt;0;&quot;send-image &quot;; &quot;send-file &quot;)&amp;TRIM(SUBSTITUTE([.$AF125];&quot;+&quot;;&quot;&quot;)&amp;&quot; &quot;&amp;CHAR(34)&amp;[.$M125]&amp;CHAR(34)&amp;IF([.$S125]=&quot;&quot;;&quot;&quot;;&quot; --caption &quot;&amp;CHAR(34)&amp;[.$S125]&amp;CHAR(34))&amp;CHAR(10)));&quot;&quot;)">
            <text:p/>
          </table:table-cell>
          <table:table-cell table:style-name="ce60" table:formula="of:=IFERROR(IF([.$F125]=&quot;&quot;;&quot;&quot;;IF([.$M125]=&quot;&quot;;[.$AG125]&amp;CHAR(10);[.$AH125]&amp;CHAR(10)));&quot;&quot;)">
            <text:p/>
          </table:table-cell>
          <table:table-cell table:style-name="ce60"/>
          <table:table-cell table:style-name="ce60" table:formula="of:=IFERROR(IF(NOT(ISERROR(SEARCH(&quot;@g.us&quot;;[.$E125])));[.$G125];IF([.$G125]=&quot;&quot;;&quot;&quot;;IFERROR(IF([.$B125]=&quot;&quot;;[.$E$1];[.$B125]);&quot;&quot;)&amp;RIGHT(SUBSTITUTE(SUBSTITUTE(SUBSTITUTE([.$G125];&quot;-&quot;;&quot;&quot;);&quot; &quot;;&quot;&quot;);&quot;+&quot;;&quot;&quot;);10)));&quot;&quot;)">
            <text:p/>
          </table:table-cell>
          <table:table-cell table:style-name="ce99" table:formula="of:=IFERROR(IF([.$G125]=&quot;&quot;;&quot;&quot;;[$Mudslide_Commands.$E$32]&amp;&quot;send &quot;&amp;TRIM(SUBSTITUTE([.$AK125];&quot;+&quot;;&quot;&quot;)&amp;&quot; &quot;&amp;CHAR(34)&amp;[.$H125]&amp;CHAR(10)&amp;[.$I125]&amp;CHAR(10)&amp;[.$J125]&amp;CHAR(10)&amp;[.$K125]&amp;CHAR(10)&amp;[.$L125]&amp;CHAR(10)&amp;&quot;- Sent By Bot&quot;&amp;CHAR(34)&amp;CHAR(10)));&quot;&quot;)">
            <text:p/>
          </table:table-cell>
          <table:table-cell table:style-name="ce99" table:formula="of:=IFERROR(IF([.$G125]=&quot;&quot;;&quot;&quot;;[$Mudslide_Commands.$E$32]&amp;IF(SUMPRODUCT(--ISNUMBER(SEARCH([$Mudslide_Commands.$D$10:.$D$16];RIGHT(LOWER([.$M125]);4))))&gt;0;&quot;send-image &quot;; &quot;send-file &quot;)&amp;TRIM(SUBSTITUTE([.$AK125];&quot;+&quot;;&quot;&quot;)&amp;&quot; &quot;&amp;CHAR(34)&amp;[.$M125]&amp;CHAR(34)&amp;IF([.$S125]=&quot;&quot;;&quot;&quot;;&quot; --caption &quot;&amp;CHAR(34)&amp;[.$S125]&amp;CHAR(34))&amp;CHAR(10)));&quot;&quot;)">
            <text:p/>
          </table:table-cell>
          <table:table-cell table:style-name="ce60" table:formula="of:=IFERROR(IF([.$G125]=&quot;&quot;;&quot;&quot;;IF([.$M125]=&quot;&quot;;[.$AL125]&amp;CHAR(10);[.$AM125]&amp;CHAR(10)));&quot;&quot;)">
            <text:p/>
          </table:table-cell>
          <table:table-cell table:style-name="ce60"/>
          <table:table-cell table:style-name="ce116" table:formula="of:=[.AD125]&amp;[.AI125]&amp;[.AN12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6]&amp;[.F126]&amp;[.G126]=&quot;&quot;;&quot;&quot;;MAX([.$A$3:.$A125])+1);&quot;&quot;)">
            <text:p/>
          </table:table-cell>
          <table:table-cell table:style-name="ce9" table:formula="of:=IFERROR(TRIM(SUBSTITUTE(SUBSTITUTE(VLOOKUP([.C12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6]=&quot;&quot;;&quot;&quot;;TRIM(&quot;Dear *&quot;&amp;[.$D126]&amp;&quot;*&quot;))">
            <text:p/>
          </table:table-cell>
          <table:table-cell table:style-name="ce83" table:formula="of:=IF([.$E126]=&quot;&quot;;&quot;&quot;;&quot;~How Do You Do ?~&quot;)">
            <text:p/>
          </table:table-cell>
          <table:table-cell table:style-name="ce83" table:formula="of:=IF([.$E126]=&quot;&quot;;&quot;&quot;;&quot;_Have a great Day_&quot;)">
            <text:p/>
          </table:table-cell>
          <table:table-cell table:style-name="ce83" table:number-columns-repeated="2"/>
          <table:table-cell table:style-name="ce44" table:number-columns-spanned="6" table:number-rows-spanned="1">
            <draw:control draw:z-index="138" draw:name="BT_File_Selection_12_" draw:style-name="gr6" draw:text-style-name="P5" svg:width="1cm" svg:height="0.5cm" svg:x="0cm" svg:y="0cm" draw:control="control124"/>
          </table:table-cell>
          <table:covered-table-cell table:number-columns-repeated="5" table:style-name="ce48"/>
          <table:table-cell table:style-name="ce107" table:formula="of:=IF([.$M126]=&quot;&quot;;&quot;&quot;;IF([.$A12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6])));[.$E126];IF([.$E126]=&quot;&quot;;&quot;&quot;;IFERROR(IF([.$B126]=&quot;&quot;;[.$E$1];[.$B126]);&quot;&quot;)&amp;RIGHT(SUBSTITUTE(SUBSTITUTE(SUBSTITUTE([.$E126];&quot;-&quot;;&quot;&quot;);&quot; &quot;;&quot;&quot;);&quot;+&quot;;&quot;&quot;);10)));&quot;&quot;)">
            <text:p/>
          </table:table-cell>
          <table:table-cell table:style-name="ce99" table:formula="of:=IFERROR(IF([.$E126]=&quot;&quot;;&quot;&quot;;[$Mudslide_Commands.$E$32]&amp;&quot;send &quot;&amp;TRIM(SUBSTITUTE([.$AA126];&quot;+&quot;;&quot;&quot;)&amp;&quot; &quot;&amp;CHAR(34)&amp;[.$H126]&amp;CHAR(10)&amp;[.$I126]&amp;CHAR(10)&amp;[.$J126]&amp;CHAR(10)&amp;[.$K126]&amp;CHAR(10)&amp;[.$L126]&amp;CHAR(10)&amp;&quot;- Sent By Bot&quot;&amp;CHAR(34)&amp;CHAR(10)));&quot;&quot;)">
            <text:p/>
          </table:table-cell>
          <table:table-cell table:style-name="ce99" table:formula="of:=IFERROR(IF([.$E126]=&quot;&quot;;&quot;&quot;;[$Mudslide_Commands.$E$32]&amp;IF(SUMPRODUCT(--ISNUMBER(SEARCH([$Mudslide_Commands.$D$10:.$D$16];RIGHT(LOWER([.$M126]);4))))&gt;0;&quot;send-image &quot;; &quot;send-file &quot;)&amp;TRIM(SUBSTITUTE([.$AA126];&quot;+&quot;;&quot;&quot;)&amp;&quot; &quot;&amp;CHAR(34)&amp;[.$M126]&amp;CHAR(34)&amp;IF([.$S126]=&quot;&quot;;&quot;&quot;;&quot; --caption &quot;&amp;CHAR(34)&amp;[.$S126]&amp;CHAR(34))&amp;CHAR(10)));&quot;&quot;)">
            <text:p/>
          </table:table-cell>
          <table:table-cell table:style-name="ce60" table:formula="of:=IFERROR(IF([.$E126]=&quot;&quot;;&quot;&quot;;IF([.$M126]=&quot;&quot;;[.$AB126]&amp;CHAR(10);[.$AC126]&amp;CHAR(10)));&quot;&quot;)">
            <text:p/>
          </table:table-cell>
          <table:table-cell table:style-name="ce60"/>
          <table:table-cell table:style-name="ce60" table:formula="of:=IFERROR(IF(NOT(ISERROR(SEARCH(&quot;@g.us&quot;;[.$F126])));[.$F126];IF([.$F126]=&quot;&quot;;&quot;&quot;;IFERROR(IF([.$B126]=&quot;&quot;;[.$E$1];[.$B126]);&quot;&quot;)&amp;RIGHT(SUBSTITUTE(SUBSTITUTE(SUBSTITUTE([.$F126];&quot;-&quot;;&quot;&quot;);&quot; &quot;;&quot;&quot;);&quot;+&quot;;&quot;&quot;);10)));&quot;&quot;)">
            <text:p/>
          </table:table-cell>
          <table:table-cell table:style-name="ce99" table:formula="of:=IFERROR(IF([.$F126]=&quot;&quot;;&quot;&quot;;[$Mudslide_Commands.$E$32]&amp;&quot;send &quot;&amp;TRIM(SUBSTITUTE([.$AF126];&quot;+&quot;;&quot;&quot;)&amp;&quot; &quot;&amp;CHAR(34)&amp;[.$H126]&amp;CHAR(10)&amp;[.$I126]&amp;CHAR(10)&amp;[.$J126]&amp;CHAR(10)&amp;[.$K126]&amp;CHAR(10)&amp;[.$L126]&amp;CHAR(10)&amp;&quot;- Sent By Bot&quot;&amp;CHAR(34)&amp;CHAR(10)));&quot;&quot;)">
            <text:p/>
          </table:table-cell>
          <table:table-cell table:style-name="ce99" table:formula="of:=IFERROR(IF([.$F126]=&quot;&quot;;&quot;&quot;;[$Mudslide_Commands.$E$32]&amp;IF(SUMPRODUCT(--ISNUMBER(SEARCH([$Mudslide_Commands.$D$10:.$D$16];RIGHT(LOWER([.$M126]);4))))&gt;0;&quot;send-image &quot;; &quot;send-file &quot;)&amp;TRIM(SUBSTITUTE([.$AF126];&quot;+&quot;;&quot;&quot;)&amp;&quot; &quot;&amp;CHAR(34)&amp;[.$M126]&amp;CHAR(34)&amp;IF([.$S126]=&quot;&quot;;&quot;&quot;;&quot; --caption &quot;&amp;CHAR(34)&amp;[.$S126]&amp;CHAR(34))&amp;CHAR(10)));&quot;&quot;)">
            <text:p/>
          </table:table-cell>
          <table:table-cell table:style-name="ce60" table:formula="of:=IFERROR(IF([.$F126]=&quot;&quot;;&quot;&quot;;IF([.$M126]=&quot;&quot;;[.$AG126]&amp;CHAR(10);[.$AH126]&amp;CHAR(10)));&quot;&quot;)">
            <text:p/>
          </table:table-cell>
          <table:table-cell table:style-name="ce60"/>
          <table:table-cell table:style-name="ce60" table:formula="of:=IFERROR(IF(NOT(ISERROR(SEARCH(&quot;@g.us&quot;;[.$E126])));[.$G126];IF([.$G126]=&quot;&quot;;&quot;&quot;;IFERROR(IF([.$B126]=&quot;&quot;;[.$E$1];[.$B126]);&quot;&quot;)&amp;RIGHT(SUBSTITUTE(SUBSTITUTE(SUBSTITUTE([.$G126];&quot;-&quot;;&quot;&quot;);&quot; &quot;;&quot;&quot;);&quot;+&quot;;&quot;&quot;);10)));&quot;&quot;)">
            <text:p/>
          </table:table-cell>
          <table:table-cell table:style-name="ce99" table:formula="of:=IFERROR(IF([.$G126]=&quot;&quot;;&quot;&quot;;[$Mudslide_Commands.$E$32]&amp;&quot;send &quot;&amp;TRIM(SUBSTITUTE([.$AK126];&quot;+&quot;;&quot;&quot;)&amp;&quot; &quot;&amp;CHAR(34)&amp;[.$H126]&amp;CHAR(10)&amp;[.$I126]&amp;CHAR(10)&amp;[.$J126]&amp;CHAR(10)&amp;[.$K126]&amp;CHAR(10)&amp;[.$L126]&amp;CHAR(10)&amp;&quot;- Sent By Bot&quot;&amp;CHAR(34)&amp;CHAR(10)));&quot;&quot;)">
            <text:p/>
          </table:table-cell>
          <table:table-cell table:style-name="ce99" table:formula="of:=IFERROR(IF([.$G126]=&quot;&quot;;&quot;&quot;;[$Mudslide_Commands.$E$32]&amp;IF(SUMPRODUCT(--ISNUMBER(SEARCH([$Mudslide_Commands.$D$10:.$D$16];RIGHT(LOWER([.$M126]);4))))&gt;0;&quot;send-image &quot;; &quot;send-file &quot;)&amp;TRIM(SUBSTITUTE([.$AK126];&quot;+&quot;;&quot;&quot;)&amp;&quot; &quot;&amp;CHAR(34)&amp;[.$M126]&amp;CHAR(34)&amp;IF([.$S126]=&quot;&quot;;&quot;&quot;;&quot; --caption &quot;&amp;CHAR(34)&amp;[.$S126]&amp;CHAR(34))&amp;CHAR(10)));&quot;&quot;)">
            <text:p/>
          </table:table-cell>
          <table:table-cell table:style-name="ce60" table:formula="of:=IFERROR(IF([.$G126]=&quot;&quot;;&quot;&quot;;IF([.$M126]=&quot;&quot;;[.$AL126]&amp;CHAR(10);[.$AM126]&amp;CHAR(10)));&quot;&quot;)">
            <text:p/>
          </table:table-cell>
          <table:table-cell table:style-name="ce60"/>
          <table:table-cell table:style-name="ce116" table:formula="of:=[.AD126]&amp;[.AI126]&amp;[.AN12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7]&amp;[.F127]&amp;[.G127]=&quot;&quot;;&quot;&quot;;MAX([.$A$3:.$A126])+1);&quot;&quot;)">
            <text:p/>
          </table:table-cell>
          <table:table-cell table:style-name="ce9" table:formula="of:=IFERROR(TRIM(SUBSTITUTE(SUBSTITUTE(VLOOKUP([.C12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7]=&quot;&quot;;&quot;&quot;;TRIM(&quot;Dear *&quot;&amp;[.$D127]&amp;&quot;*&quot;))">
            <text:p/>
          </table:table-cell>
          <table:table-cell table:style-name="ce83" table:formula="of:=IF([.$E127]=&quot;&quot;;&quot;&quot;;&quot;~How Do You Do ?~&quot;)">
            <text:p/>
          </table:table-cell>
          <table:table-cell table:style-name="ce83" table:formula="of:=IF([.$E127]=&quot;&quot;;&quot;&quot;;&quot;_Have a great Day_&quot;)">
            <text:p/>
          </table:table-cell>
          <table:table-cell table:style-name="ce83" table:number-columns-repeated="2"/>
          <table:table-cell table:style-name="ce44" table:number-columns-spanned="6" table:number-rows-spanned="1">
            <draw:control draw:z-index="139" draw:name="BT_File_Selection_12_" draw:style-name="gr6" draw:text-style-name="P5" svg:width="1cm" svg:height="0.5cm" svg:x="0cm" svg:y="0cm" draw:control="control125"/>
          </table:table-cell>
          <table:covered-table-cell table:number-columns-repeated="5" table:style-name="ce48"/>
          <table:table-cell table:style-name="ce107" table:formula="of:=IF([.$M127]=&quot;&quot;;&quot;&quot;;IF([.$A12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7])));[.$E127];IF([.$E127]=&quot;&quot;;&quot;&quot;;IFERROR(IF([.$B127]=&quot;&quot;;[.$E$1];[.$B127]);&quot;&quot;)&amp;RIGHT(SUBSTITUTE(SUBSTITUTE(SUBSTITUTE([.$E127];&quot;-&quot;;&quot;&quot;);&quot; &quot;;&quot;&quot;);&quot;+&quot;;&quot;&quot;);10)));&quot;&quot;)">
            <text:p/>
          </table:table-cell>
          <table:table-cell table:style-name="ce99" table:formula="of:=IFERROR(IF([.$E127]=&quot;&quot;;&quot;&quot;;[$Mudslide_Commands.$E$32]&amp;&quot;send &quot;&amp;TRIM(SUBSTITUTE([.$AA127];&quot;+&quot;;&quot;&quot;)&amp;&quot; &quot;&amp;CHAR(34)&amp;[.$H127]&amp;CHAR(10)&amp;[.$I127]&amp;CHAR(10)&amp;[.$J127]&amp;CHAR(10)&amp;[.$K127]&amp;CHAR(10)&amp;[.$L127]&amp;CHAR(10)&amp;&quot;- Sent By Bot&quot;&amp;CHAR(34)&amp;CHAR(10)));&quot;&quot;)">
            <text:p/>
          </table:table-cell>
          <table:table-cell table:style-name="ce99" table:formula="of:=IFERROR(IF([.$E127]=&quot;&quot;;&quot;&quot;;[$Mudslide_Commands.$E$32]&amp;IF(SUMPRODUCT(--ISNUMBER(SEARCH([$Mudslide_Commands.$D$10:.$D$16];RIGHT(LOWER([.$M127]);4))))&gt;0;&quot;send-image &quot;; &quot;send-file &quot;)&amp;TRIM(SUBSTITUTE([.$AA127];&quot;+&quot;;&quot;&quot;)&amp;&quot; &quot;&amp;CHAR(34)&amp;[.$M127]&amp;CHAR(34)&amp;IF([.$S127]=&quot;&quot;;&quot;&quot;;&quot; --caption &quot;&amp;CHAR(34)&amp;[.$S127]&amp;CHAR(34))&amp;CHAR(10)));&quot;&quot;)">
            <text:p/>
          </table:table-cell>
          <table:table-cell table:style-name="ce60" table:formula="of:=IFERROR(IF([.$E127]=&quot;&quot;;&quot;&quot;;IF([.$M127]=&quot;&quot;;[.$AB127]&amp;CHAR(10);[.$AC127]&amp;CHAR(10)));&quot;&quot;)">
            <text:p/>
          </table:table-cell>
          <table:table-cell table:style-name="ce60"/>
          <table:table-cell table:style-name="ce60" table:formula="of:=IFERROR(IF(NOT(ISERROR(SEARCH(&quot;@g.us&quot;;[.$F127])));[.$F127];IF([.$F127]=&quot;&quot;;&quot;&quot;;IFERROR(IF([.$B127]=&quot;&quot;;[.$E$1];[.$B127]);&quot;&quot;)&amp;RIGHT(SUBSTITUTE(SUBSTITUTE(SUBSTITUTE([.$F127];&quot;-&quot;;&quot;&quot;);&quot; &quot;;&quot;&quot;);&quot;+&quot;;&quot;&quot;);10)));&quot;&quot;)">
            <text:p/>
          </table:table-cell>
          <table:table-cell table:style-name="ce99" table:formula="of:=IFERROR(IF([.$F127]=&quot;&quot;;&quot;&quot;;[$Mudslide_Commands.$E$32]&amp;&quot;send &quot;&amp;TRIM(SUBSTITUTE([.$AF127];&quot;+&quot;;&quot;&quot;)&amp;&quot; &quot;&amp;CHAR(34)&amp;[.$H127]&amp;CHAR(10)&amp;[.$I127]&amp;CHAR(10)&amp;[.$J127]&amp;CHAR(10)&amp;[.$K127]&amp;CHAR(10)&amp;[.$L127]&amp;CHAR(10)&amp;&quot;- Sent By Bot&quot;&amp;CHAR(34)&amp;CHAR(10)));&quot;&quot;)">
            <text:p/>
          </table:table-cell>
          <table:table-cell table:style-name="ce99" table:formula="of:=IFERROR(IF([.$F127]=&quot;&quot;;&quot;&quot;;[$Mudslide_Commands.$E$32]&amp;IF(SUMPRODUCT(--ISNUMBER(SEARCH([$Mudslide_Commands.$D$10:.$D$16];RIGHT(LOWER([.$M127]);4))))&gt;0;&quot;send-image &quot;; &quot;send-file &quot;)&amp;TRIM(SUBSTITUTE([.$AF127];&quot;+&quot;;&quot;&quot;)&amp;&quot; &quot;&amp;CHAR(34)&amp;[.$M127]&amp;CHAR(34)&amp;IF([.$S127]=&quot;&quot;;&quot;&quot;;&quot; --caption &quot;&amp;CHAR(34)&amp;[.$S127]&amp;CHAR(34))&amp;CHAR(10)));&quot;&quot;)">
            <text:p/>
          </table:table-cell>
          <table:table-cell table:style-name="ce60" table:formula="of:=IFERROR(IF([.$F127]=&quot;&quot;;&quot;&quot;;IF([.$M127]=&quot;&quot;;[.$AG127]&amp;CHAR(10);[.$AH127]&amp;CHAR(10)));&quot;&quot;)">
            <text:p/>
          </table:table-cell>
          <table:table-cell table:style-name="ce60"/>
          <table:table-cell table:style-name="ce60" table:formula="of:=IFERROR(IF(NOT(ISERROR(SEARCH(&quot;@g.us&quot;;[.$E127])));[.$G127];IF([.$G127]=&quot;&quot;;&quot;&quot;;IFERROR(IF([.$B127]=&quot;&quot;;[.$E$1];[.$B127]);&quot;&quot;)&amp;RIGHT(SUBSTITUTE(SUBSTITUTE(SUBSTITUTE([.$G127];&quot;-&quot;;&quot;&quot;);&quot; &quot;;&quot;&quot;);&quot;+&quot;;&quot;&quot;);10)));&quot;&quot;)">
            <text:p/>
          </table:table-cell>
          <table:table-cell table:style-name="ce99" table:formula="of:=IFERROR(IF([.$G127]=&quot;&quot;;&quot;&quot;;[$Mudslide_Commands.$E$32]&amp;&quot;send &quot;&amp;TRIM(SUBSTITUTE([.$AK127];&quot;+&quot;;&quot;&quot;)&amp;&quot; &quot;&amp;CHAR(34)&amp;[.$H127]&amp;CHAR(10)&amp;[.$I127]&amp;CHAR(10)&amp;[.$J127]&amp;CHAR(10)&amp;[.$K127]&amp;CHAR(10)&amp;[.$L127]&amp;CHAR(10)&amp;&quot;- Sent By Bot&quot;&amp;CHAR(34)&amp;CHAR(10)));&quot;&quot;)">
            <text:p/>
          </table:table-cell>
          <table:table-cell table:style-name="ce99" table:formula="of:=IFERROR(IF([.$G127]=&quot;&quot;;&quot;&quot;;[$Mudslide_Commands.$E$32]&amp;IF(SUMPRODUCT(--ISNUMBER(SEARCH([$Mudslide_Commands.$D$10:.$D$16];RIGHT(LOWER([.$M127]);4))))&gt;0;&quot;send-image &quot;; &quot;send-file &quot;)&amp;TRIM(SUBSTITUTE([.$AK127];&quot;+&quot;;&quot;&quot;)&amp;&quot; &quot;&amp;CHAR(34)&amp;[.$M127]&amp;CHAR(34)&amp;IF([.$S127]=&quot;&quot;;&quot;&quot;;&quot; --caption &quot;&amp;CHAR(34)&amp;[.$S127]&amp;CHAR(34))&amp;CHAR(10)));&quot;&quot;)">
            <text:p/>
          </table:table-cell>
          <table:table-cell table:style-name="ce60" table:formula="of:=IFERROR(IF([.$G127]=&quot;&quot;;&quot;&quot;;IF([.$M127]=&quot;&quot;;[.$AL127]&amp;CHAR(10);[.$AM127]&amp;CHAR(10)));&quot;&quot;)">
            <text:p/>
          </table:table-cell>
          <table:table-cell table:style-name="ce60"/>
          <table:table-cell table:style-name="ce116" table:formula="of:=[.AD127]&amp;[.AI127]&amp;[.AN12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8]&amp;[.F128]&amp;[.G128]=&quot;&quot;;&quot;&quot;;MAX([.$A$3:.$A127])+1);&quot;&quot;)">
            <text:p/>
          </table:table-cell>
          <table:table-cell table:style-name="ce9" table:formula="of:=IFERROR(TRIM(SUBSTITUTE(SUBSTITUTE(VLOOKUP([.C12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8]=&quot;&quot;;&quot;&quot;;TRIM(&quot;Dear *&quot;&amp;[.$D128]&amp;&quot;*&quot;))">
            <text:p/>
          </table:table-cell>
          <table:table-cell table:style-name="ce83" table:formula="of:=IF([.$E128]=&quot;&quot;;&quot;&quot;;&quot;~How Do You Do ?~&quot;)">
            <text:p/>
          </table:table-cell>
          <table:table-cell table:style-name="ce83" table:formula="of:=IF([.$E128]=&quot;&quot;;&quot;&quot;;&quot;_Have a great Day_&quot;)">
            <text:p/>
          </table:table-cell>
          <table:table-cell table:style-name="ce83" table:number-columns-repeated="2"/>
          <table:table-cell table:style-name="ce44" table:number-columns-spanned="6" table:number-rows-spanned="1">
            <draw:control draw:z-index="140" draw:name="BT_File_Selection_12_" draw:style-name="gr6" draw:text-style-name="P5" svg:width="1cm" svg:height="0.5cm" svg:x="0cm" svg:y="0cm" draw:control="control126"/>
          </table:table-cell>
          <table:covered-table-cell table:number-columns-repeated="5" table:style-name="ce48"/>
          <table:table-cell table:style-name="ce107" table:formula="of:=IF([.$M128]=&quot;&quot;;&quot;&quot;;IF([.$A12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8])));[.$E128];IF([.$E128]=&quot;&quot;;&quot;&quot;;IFERROR(IF([.$B128]=&quot;&quot;;[.$E$1];[.$B128]);&quot;&quot;)&amp;RIGHT(SUBSTITUTE(SUBSTITUTE(SUBSTITUTE([.$E128];&quot;-&quot;;&quot;&quot;);&quot; &quot;;&quot;&quot;);&quot;+&quot;;&quot;&quot;);10)));&quot;&quot;)">
            <text:p/>
          </table:table-cell>
          <table:table-cell table:style-name="ce99" table:formula="of:=IFERROR(IF([.$E128]=&quot;&quot;;&quot;&quot;;[$Mudslide_Commands.$E$32]&amp;&quot;send &quot;&amp;TRIM(SUBSTITUTE([.$AA128];&quot;+&quot;;&quot;&quot;)&amp;&quot; &quot;&amp;CHAR(34)&amp;[.$H128]&amp;CHAR(10)&amp;[.$I128]&amp;CHAR(10)&amp;[.$J128]&amp;CHAR(10)&amp;[.$K128]&amp;CHAR(10)&amp;[.$L128]&amp;CHAR(10)&amp;&quot;- Sent By Bot&quot;&amp;CHAR(34)&amp;CHAR(10)));&quot;&quot;)">
            <text:p/>
          </table:table-cell>
          <table:table-cell table:style-name="ce99" table:formula="of:=IFERROR(IF([.$E128]=&quot;&quot;;&quot;&quot;;[$Mudslide_Commands.$E$32]&amp;IF(SUMPRODUCT(--ISNUMBER(SEARCH([$Mudslide_Commands.$D$10:.$D$16];RIGHT(LOWER([.$M128]);4))))&gt;0;&quot;send-image &quot;; &quot;send-file &quot;)&amp;TRIM(SUBSTITUTE([.$AA128];&quot;+&quot;;&quot;&quot;)&amp;&quot; &quot;&amp;CHAR(34)&amp;[.$M128]&amp;CHAR(34)&amp;IF([.$S128]=&quot;&quot;;&quot;&quot;;&quot; --caption &quot;&amp;CHAR(34)&amp;[.$S128]&amp;CHAR(34))&amp;CHAR(10)));&quot;&quot;)">
            <text:p/>
          </table:table-cell>
          <table:table-cell table:style-name="ce60" table:formula="of:=IFERROR(IF([.$E128]=&quot;&quot;;&quot;&quot;;IF([.$M128]=&quot;&quot;;[.$AB128]&amp;CHAR(10);[.$AC128]&amp;CHAR(10)));&quot;&quot;)">
            <text:p/>
          </table:table-cell>
          <table:table-cell table:style-name="ce60"/>
          <table:table-cell table:style-name="ce60" table:formula="of:=IFERROR(IF(NOT(ISERROR(SEARCH(&quot;@g.us&quot;;[.$F128])));[.$F128];IF([.$F128]=&quot;&quot;;&quot;&quot;;IFERROR(IF([.$B128]=&quot;&quot;;[.$E$1];[.$B128]);&quot;&quot;)&amp;RIGHT(SUBSTITUTE(SUBSTITUTE(SUBSTITUTE([.$F128];&quot;-&quot;;&quot;&quot;);&quot; &quot;;&quot;&quot;);&quot;+&quot;;&quot;&quot;);10)));&quot;&quot;)">
            <text:p/>
          </table:table-cell>
          <table:table-cell table:style-name="ce99" table:formula="of:=IFERROR(IF([.$F128]=&quot;&quot;;&quot;&quot;;[$Mudslide_Commands.$E$32]&amp;&quot;send &quot;&amp;TRIM(SUBSTITUTE([.$AF128];&quot;+&quot;;&quot;&quot;)&amp;&quot; &quot;&amp;CHAR(34)&amp;[.$H128]&amp;CHAR(10)&amp;[.$I128]&amp;CHAR(10)&amp;[.$J128]&amp;CHAR(10)&amp;[.$K128]&amp;CHAR(10)&amp;[.$L128]&amp;CHAR(10)&amp;&quot;- Sent By Bot&quot;&amp;CHAR(34)&amp;CHAR(10)));&quot;&quot;)">
            <text:p/>
          </table:table-cell>
          <table:table-cell table:style-name="ce99" table:formula="of:=IFERROR(IF([.$F128]=&quot;&quot;;&quot;&quot;;[$Mudslide_Commands.$E$32]&amp;IF(SUMPRODUCT(--ISNUMBER(SEARCH([$Mudslide_Commands.$D$10:.$D$16];RIGHT(LOWER([.$M128]);4))))&gt;0;&quot;send-image &quot;; &quot;send-file &quot;)&amp;TRIM(SUBSTITUTE([.$AF128];&quot;+&quot;;&quot;&quot;)&amp;&quot; &quot;&amp;CHAR(34)&amp;[.$M128]&amp;CHAR(34)&amp;IF([.$S128]=&quot;&quot;;&quot;&quot;;&quot; --caption &quot;&amp;CHAR(34)&amp;[.$S128]&amp;CHAR(34))&amp;CHAR(10)));&quot;&quot;)">
            <text:p/>
          </table:table-cell>
          <table:table-cell table:style-name="ce60" table:formula="of:=IFERROR(IF([.$F128]=&quot;&quot;;&quot;&quot;;IF([.$M128]=&quot;&quot;;[.$AG128]&amp;CHAR(10);[.$AH128]&amp;CHAR(10)));&quot;&quot;)">
            <text:p/>
          </table:table-cell>
          <table:table-cell table:style-name="ce60"/>
          <table:table-cell table:style-name="ce60" table:formula="of:=IFERROR(IF(NOT(ISERROR(SEARCH(&quot;@g.us&quot;;[.$E128])));[.$G128];IF([.$G128]=&quot;&quot;;&quot;&quot;;IFERROR(IF([.$B128]=&quot;&quot;;[.$E$1];[.$B128]);&quot;&quot;)&amp;RIGHT(SUBSTITUTE(SUBSTITUTE(SUBSTITUTE([.$G128];&quot;-&quot;;&quot;&quot;);&quot; &quot;;&quot;&quot;);&quot;+&quot;;&quot;&quot;);10)));&quot;&quot;)">
            <text:p/>
          </table:table-cell>
          <table:table-cell table:style-name="ce99" table:formula="of:=IFERROR(IF([.$G128]=&quot;&quot;;&quot;&quot;;[$Mudslide_Commands.$E$32]&amp;&quot;send &quot;&amp;TRIM(SUBSTITUTE([.$AK128];&quot;+&quot;;&quot;&quot;)&amp;&quot; &quot;&amp;CHAR(34)&amp;[.$H128]&amp;CHAR(10)&amp;[.$I128]&amp;CHAR(10)&amp;[.$J128]&amp;CHAR(10)&amp;[.$K128]&amp;CHAR(10)&amp;[.$L128]&amp;CHAR(10)&amp;&quot;- Sent By Bot&quot;&amp;CHAR(34)&amp;CHAR(10)));&quot;&quot;)">
            <text:p/>
          </table:table-cell>
          <table:table-cell table:style-name="ce99" table:formula="of:=IFERROR(IF([.$G128]=&quot;&quot;;&quot;&quot;;[$Mudslide_Commands.$E$32]&amp;IF(SUMPRODUCT(--ISNUMBER(SEARCH([$Mudslide_Commands.$D$10:.$D$16];RIGHT(LOWER([.$M128]);4))))&gt;0;&quot;send-image &quot;; &quot;send-file &quot;)&amp;TRIM(SUBSTITUTE([.$AK128];&quot;+&quot;;&quot;&quot;)&amp;&quot; &quot;&amp;CHAR(34)&amp;[.$M128]&amp;CHAR(34)&amp;IF([.$S128]=&quot;&quot;;&quot;&quot;;&quot; --caption &quot;&amp;CHAR(34)&amp;[.$S128]&amp;CHAR(34))&amp;CHAR(10)));&quot;&quot;)">
            <text:p/>
          </table:table-cell>
          <table:table-cell table:style-name="ce60" table:formula="of:=IFERROR(IF([.$G128]=&quot;&quot;;&quot;&quot;;IF([.$M128]=&quot;&quot;;[.$AL128]&amp;CHAR(10);[.$AM128]&amp;CHAR(10)));&quot;&quot;)">
            <text:p/>
          </table:table-cell>
          <table:table-cell table:style-name="ce60"/>
          <table:table-cell table:style-name="ce116" table:formula="of:=[.AD128]&amp;[.AI128]&amp;[.AN12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29]&amp;[.F129]&amp;[.G129]=&quot;&quot;;&quot;&quot;;MAX([.$A$3:.$A128])+1);&quot;&quot;)">
            <text:p/>
          </table:table-cell>
          <table:table-cell table:style-name="ce9" table:formula="of:=IFERROR(TRIM(SUBSTITUTE(SUBSTITUTE(VLOOKUP([.C12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29]=&quot;&quot;;&quot;&quot;;TRIM(&quot;Dear *&quot;&amp;[.$D129]&amp;&quot;*&quot;))">
            <text:p/>
          </table:table-cell>
          <table:table-cell table:style-name="ce83" table:formula="of:=IF([.$E129]=&quot;&quot;;&quot;&quot;;&quot;~How Do You Do ?~&quot;)">
            <text:p/>
          </table:table-cell>
          <table:table-cell table:style-name="ce83" table:formula="of:=IF([.$E129]=&quot;&quot;;&quot;&quot;;&quot;_Have a great Day_&quot;)">
            <text:p/>
          </table:table-cell>
          <table:table-cell table:style-name="ce83" table:number-columns-repeated="2"/>
          <table:table-cell table:style-name="ce44" table:number-columns-spanned="6" table:number-rows-spanned="1">
            <draw:control draw:z-index="141" draw:name="BT_File_Selection_12_" draw:style-name="gr6" draw:text-style-name="P5" svg:width="1cm" svg:height="0.5cm" svg:x="0cm" svg:y="0cm" draw:control="control127"/>
          </table:table-cell>
          <table:covered-table-cell table:number-columns-repeated="5" table:style-name="ce48"/>
          <table:table-cell table:style-name="ce107" table:formula="of:=IF([.$M129]=&quot;&quot;;&quot;&quot;;IF([.$A12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29])));[.$E129];IF([.$E129]=&quot;&quot;;&quot;&quot;;IFERROR(IF([.$B129]=&quot;&quot;;[.$E$1];[.$B129]);&quot;&quot;)&amp;RIGHT(SUBSTITUTE(SUBSTITUTE(SUBSTITUTE([.$E129];&quot;-&quot;;&quot;&quot;);&quot; &quot;;&quot;&quot;);&quot;+&quot;;&quot;&quot;);10)));&quot;&quot;)">
            <text:p/>
          </table:table-cell>
          <table:table-cell table:style-name="ce99" table:formula="of:=IFERROR(IF([.$E129]=&quot;&quot;;&quot;&quot;;[$Mudslide_Commands.$E$32]&amp;&quot;send &quot;&amp;TRIM(SUBSTITUTE([.$AA129];&quot;+&quot;;&quot;&quot;)&amp;&quot; &quot;&amp;CHAR(34)&amp;[.$H129]&amp;CHAR(10)&amp;[.$I129]&amp;CHAR(10)&amp;[.$J129]&amp;CHAR(10)&amp;[.$K129]&amp;CHAR(10)&amp;[.$L129]&amp;CHAR(10)&amp;&quot;- Sent By Bot&quot;&amp;CHAR(34)&amp;CHAR(10)));&quot;&quot;)">
            <text:p/>
          </table:table-cell>
          <table:table-cell table:style-name="ce99" table:formula="of:=IFERROR(IF([.$E129]=&quot;&quot;;&quot;&quot;;[$Mudslide_Commands.$E$32]&amp;IF(SUMPRODUCT(--ISNUMBER(SEARCH([$Mudslide_Commands.$D$10:.$D$16];RIGHT(LOWER([.$M129]);4))))&gt;0;&quot;send-image &quot;; &quot;send-file &quot;)&amp;TRIM(SUBSTITUTE([.$AA129];&quot;+&quot;;&quot;&quot;)&amp;&quot; &quot;&amp;CHAR(34)&amp;[.$M129]&amp;CHAR(34)&amp;IF([.$S129]=&quot;&quot;;&quot;&quot;;&quot; --caption &quot;&amp;CHAR(34)&amp;[.$S129]&amp;CHAR(34))&amp;CHAR(10)));&quot;&quot;)">
            <text:p/>
          </table:table-cell>
          <table:table-cell table:style-name="ce60" table:formula="of:=IFERROR(IF([.$E129]=&quot;&quot;;&quot;&quot;;IF([.$M129]=&quot;&quot;;[.$AB129]&amp;CHAR(10);[.$AC129]&amp;CHAR(10)));&quot;&quot;)">
            <text:p/>
          </table:table-cell>
          <table:table-cell table:style-name="ce60"/>
          <table:table-cell table:style-name="ce60" table:formula="of:=IFERROR(IF(NOT(ISERROR(SEARCH(&quot;@g.us&quot;;[.$F129])));[.$F129];IF([.$F129]=&quot;&quot;;&quot;&quot;;IFERROR(IF([.$B129]=&quot;&quot;;[.$E$1];[.$B129]);&quot;&quot;)&amp;RIGHT(SUBSTITUTE(SUBSTITUTE(SUBSTITUTE([.$F129];&quot;-&quot;;&quot;&quot;);&quot; &quot;;&quot;&quot;);&quot;+&quot;;&quot;&quot;);10)));&quot;&quot;)">
            <text:p/>
          </table:table-cell>
          <table:table-cell table:style-name="ce99" table:formula="of:=IFERROR(IF([.$F129]=&quot;&quot;;&quot;&quot;;[$Mudslide_Commands.$E$32]&amp;&quot;send &quot;&amp;TRIM(SUBSTITUTE([.$AF129];&quot;+&quot;;&quot;&quot;)&amp;&quot; &quot;&amp;CHAR(34)&amp;[.$H129]&amp;CHAR(10)&amp;[.$I129]&amp;CHAR(10)&amp;[.$J129]&amp;CHAR(10)&amp;[.$K129]&amp;CHAR(10)&amp;[.$L129]&amp;CHAR(10)&amp;&quot;- Sent By Bot&quot;&amp;CHAR(34)&amp;CHAR(10)));&quot;&quot;)">
            <text:p/>
          </table:table-cell>
          <table:table-cell table:style-name="ce99" table:formula="of:=IFERROR(IF([.$F129]=&quot;&quot;;&quot;&quot;;[$Mudslide_Commands.$E$32]&amp;IF(SUMPRODUCT(--ISNUMBER(SEARCH([$Mudslide_Commands.$D$10:.$D$16];RIGHT(LOWER([.$M129]);4))))&gt;0;&quot;send-image &quot;; &quot;send-file &quot;)&amp;TRIM(SUBSTITUTE([.$AF129];&quot;+&quot;;&quot;&quot;)&amp;&quot; &quot;&amp;CHAR(34)&amp;[.$M129]&amp;CHAR(34)&amp;IF([.$S129]=&quot;&quot;;&quot;&quot;;&quot; --caption &quot;&amp;CHAR(34)&amp;[.$S129]&amp;CHAR(34))&amp;CHAR(10)));&quot;&quot;)">
            <text:p/>
          </table:table-cell>
          <table:table-cell table:style-name="ce60" table:formula="of:=IFERROR(IF([.$F129]=&quot;&quot;;&quot;&quot;;IF([.$M129]=&quot;&quot;;[.$AG129]&amp;CHAR(10);[.$AH129]&amp;CHAR(10)));&quot;&quot;)">
            <text:p/>
          </table:table-cell>
          <table:table-cell table:style-name="ce60"/>
          <table:table-cell table:style-name="ce60" table:formula="of:=IFERROR(IF(NOT(ISERROR(SEARCH(&quot;@g.us&quot;;[.$E129])));[.$G129];IF([.$G129]=&quot;&quot;;&quot;&quot;;IFERROR(IF([.$B129]=&quot;&quot;;[.$E$1];[.$B129]);&quot;&quot;)&amp;RIGHT(SUBSTITUTE(SUBSTITUTE(SUBSTITUTE([.$G129];&quot;-&quot;;&quot;&quot;);&quot; &quot;;&quot;&quot;);&quot;+&quot;;&quot;&quot;);10)));&quot;&quot;)">
            <text:p/>
          </table:table-cell>
          <table:table-cell table:style-name="ce99" table:formula="of:=IFERROR(IF([.$G129]=&quot;&quot;;&quot;&quot;;[$Mudslide_Commands.$E$32]&amp;&quot;send &quot;&amp;TRIM(SUBSTITUTE([.$AK129];&quot;+&quot;;&quot;&quot;)&amp;&quot; &quot;&amp;CHAR(34)&amp;[.$H129]&amp;CHAR(10)&amp;[.$I129]&amp;CHAR(10)&amp;[.$J129]&amp;CHAR(10)&amp;[.$K129]&amp;CHAR(10)&amp;[.$L129]&amp;CHAR(10)&amp;&quot;- Sent By Bot&quot;&amp;CHAR(34)&amp;CHAR(10)));&quot;&quot;)">
            <text:p/>
          </table:table-cell>
          <table:table-cell table:style-name="ce99" table:formula="of:=IFERROR(IF([.$G129]=&quot;&quot;;&quot;&quot;;[$Mudslide_Commands.$E$32]&amp;IF(SUMPRODUCT(--ISNUMBER(SEARCH([$Mudslide_Commands.$D$10:.$D$16];RIGHT(LOWER([.$M129]);4))))&gt;0;&quot;send-image &quot;; &quot;send-file &quot;)&amp;TRIM(SUBSTITUTE([.$AK129];&quot;+&quot;;&quot;&quot;)&amp;&quot; &quot;&amp;CHAR(34)&amp;[.$M129]&amp;CHAR(34)&amp;IF([.$S129]=&quot;&quot;;&quot;&quot;;&quot; --caption &quot;&amp;CHAR(34)&amp;[.$S129]&amp;CHAR(34))&amp;CHAR(10)));&quot;&quot;)">
            <text:p/>
          </table:table-cell>
          <table:table-cell table:style-name="ce60" table:formula="of:=IFERROR(IF([.$G129]=&quot;&quot;;&quot;&quot;;IF([.$M129]=&quot;&quot;;[.$AL129]&amp;CHAR(10);[.$AM129]&amp;CHAR(10)));&quot;&quot;)">
            <text:p/>
          </table:table-cell>
          <table:table-cell table:style-name="ce60"/>
          <table:table-cell table:style-name="ce116" table:formula="of:=[.AD129]&amp;[.AI129]&amp;[.AN12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0]&amp;[.F130]&amp;[.G130]=&quot;&quot;;&quot;&quot;;MAX([.$A$3:.$A129])+1);&quot;&quot;)">
            <text:p/>
          </table:table-cell>
          <table:table-cell table:style-name="ce9" table:formula="of:=IFERROR(TRIM(SUBSTITUTE(SUBSTITUTE(VLOOKUP([.C13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0]=&quot;&quot;;&quot;&quot;;TRIM(&quot;Dear *&quot;&amp;[.$D130]&amp;&quot;*&quot;))">
            <text:p/>
          </table:table-cell>
          <table:table-cell table:style-name="ce83" table:formula="of:=IF([.$E130]=&quot;&quot;;&quot;&quot;;&quot;~How Do You Do ?~&quot;)">
            <text:p/>
          </table:table-cell>
          <table:table-cell table:style-name="ce83" table:formula="of:=IF([.$E130]=&quot;&quot;;&quot;&quot;;&quot;_Have a great Day_&quot;)">
            <text:p/>
          </table:table-cell>
          <table:table-cell table:style-name="ce83" table:number-columns-repeated="2"/>
          <table:table-cell table:style-name="ce44" table:number-columns-spanned="6" table:number-rows-spanned="1">
            <draw:control draw:z-index="142" draw:name="BT_File_Selection_12_" draw:style-name="gr6" draw:text-style-name="P5" svg:width="1cm" svg:height="0.5cm" svg:x="0cm" svg:y="0cm" draw:control="control128"/>
          </table:table-cell>
          <table:covered-table-cell table:number-columns-repeated="5" table:style-name="ce48"/>
          <table:table-cell table:style-name="ce107" table:formula="of:=IF([.$M130]=&quot;&quot;;&quot;&quot;;IF([.$A13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0])));[.$E130];IF([.$E130]=&quot;&quot;;&quot;&quot;;IFERROR(IF([.$B130]=&quot;&quot;;[.$E$1];[.$B130]);&quot;&quot;)&amp;RIGHT(SUBSTITUTE(SUBSTITUTE(SUBSTITUTE([.$E130];&quot;-&quot;;&quot;&quot;);&quot; &quot;;&quot;&quot;);&quot;+&quot;;&quot;&quot;);10)));&quot;&quot;)">
            <text:p/>
          </table:table-cell>
          <table:table-cell table:style-name="ce99" table:formula="of:=IFERROR(IF([.$E130]=&quot;&quot;;&quot;&quot;;[$Mudslide_Commands.$E$32]&amp;&quot;send &quot;&amp;TRIM(SUBSTITUTE([.$AA130];&quot;+&quot;;&quot;&quot;)&amp;&quot; &quot;&amp;CHAR(34)&amp;[.$H130]&amp;CHAR(10)&amp;[.$I130]&amp;CHAR(10)&amp;[.$J130]&amp;CHAR(10)&amp;[.$K130]&amp;CHAR(10)&amp;[.$L130]&amp;CHAR(10)&amp;&quot;- Sent By Bot&quot;&amp;CHAR(34)&amp;CHAR(10)));&quot;&quot;)">
            <text:p/>
          </table:table-cell>
          <table:table-cell table:style-name="ce99" table:formula="of:=IFERROR(IF([.$E130]=&quot;&quot;;&quot;&quot;;[$Mudslide_Commands.$E$32]&amp;IF(SUMPRODUCT(--ISNUMBER(SEARCH([$Mudslide_Commands.$D$10:.$D$16];RIGHT(LOWER([.$M130]);4))))&gt;0;&quot;send-image &quot;; &quot;send-file &quot;)&amp;TRIM(SUBSTITUTE([.$AA130];&quot;+&quot;;&quot;&quot;)&amp;&quot; &quot;&amp;CHAR(34)&amp;[.$M130]&amp;CHAR(34)&amp;IF([.$S130]=&quot;&quot;;&quot;&quot;;&quot; --caption &quot;&amp;CHAR(34)&amp;[.$S130]&amp;CHAR(34))&amp;CHAR(10)));&quot;&quot;)">
            <text:p/>
          </table:table-cell>
          <table:table-cell table:style-name="ce60" table:formula="of:=IFERROR(IF([.$E130]=&quot;&quot;;&quot;&quot;;IF([.$M130]=&quot;&quot;;[.$AB130]&amp;CHAR(10);[.$AC130]&amp;CHAR(10)));&quot;&quot;)">
            <text:p/>
          </table:table-cell>
          <table:table-cell table:style-name="ce60"/>
          <table:table-cell table:style-name="ce60" table:formula="of:=IFERROR(IF(NOT(ISERROR(SEARCH(&quot;@g.us&quot;;[.$F130])));[.$F130];IF([.$F130]=&quot;&quot;;&quot;&quot;;IFERROR(IF([.$B130]=&quot;&quot;;[.$E$1];[.$B130]);&quot;&quot;)&amp;RIGHT(SUBSTITUTE(SUBSTITUTE(SUBSTITUTE([.$F130];&quot;-&quot;;&quot;&quot;);&quot; &quot;;&quot;&quot;);&quot;+&quot;;&quot;&quot;);10)));&quot;&quot;)">
            <text:p/>
          </table:table-cell>
          <table:table-cell table:style-name="ce99" table:formula="of:=IFERROR(IF([.$F130]=&quot;&quot;;&quot;&quot;;[$Mudslide_Commands.$E$32]&amp;&quot;send &quot;&amp;TRIM(SUBSTITUTE([.$AF130];&quot;+&quot;;&quot;&quot;)&amp;&quot; &quot;&amp;CHAR(34)&amp;[.$H130]&amp;CHAR(10)&amp;[.$I130]&amp;CHAR(10)&amp;[.$J130]&amp;CHAR(10)&amp;[.$K130]&amp;CHAR(10)&amp;[.$L130]&amp;CHAR(10)&amp;&quot;- Sent By Bot&quot;&amp;CHAR(34)&amp;CHAR(10)));&quot;&quot;)">
            <text:p/>
          </table:table-cell>
          <table:table-cell table:style-name="ce99" table:formula="of:=IFERROR(IF([.$F130]=&quot;&quot;;&quot;&quot;;[$Mudslide_Commands.$E$32]&amp;IF(SUMPRODUCT(--ISNUMBER(SEARCH([$Mudslide_Commands.$D$10:.$D$16];RIGHT(LOWER([.$M130]);4))))&gt;0;&quot;send-image &quot;; &quot;send-file &quot;)&amp;TRIM(SUBSTITUTE([.$AF130];&quot;+&quot;;&quot;&quot;)&amp;&quot; &quot;&amp;CHAR(34)&amp;[.$M130]&amp;CHAR(34)&amp;IF([.$S130]=&quot;&quot;;&quot;&quot;;&quot; --caption &quot;&amp;CHAR(34)&amp;[.$S130]&amp;CHAR(34))&amp;CHAR(10)));&quot;&quot;)">
            <text:p/>
          </table:table-cell>
          <table:table-cell table:style-name="ce60" table:formula="of:=IFERROR(IF([.$F130]=&quot;&quot;;&quot;&quot;;IF([.$M130]=&quot;&quot;;[.$AG130]&amp;CHAR(10);[.$AH130]&amp;CHAR(10)));&quot;&quot;)">
            <text:p/>
          </table:table-cell>
          <table:table-cell table:style-name="ce60"/>
          <table:table-cell table:style-name="ce60" table:formula="of:=IFERROR(IF(NOT(ISERROR(SEARCH(&quot;@g.us&quot;;[.$E130])));[.$G130];IF([.$G130]=&quot;&quot;;&quot;&quot;;IFERROR(IF([.$B130]=&quot;&quot;;[.$E$1];[.$B130]);&quot;&quot;)&amp;RIGHT(SUBSTITUTE(SUBSTITUTE(SUBSTITUTE([.$G130];&quot;-&quot;;&quot;&quot;);&quot; &quot;;&quot;&quot;);&quot;+&quot;;&quot;&quot;);10)));&quot;&quot;)">
            <text:p/>
          </table:table-cell>
          <table:table-cell table:style-name="ce99" table:formula="of:=IFERROR(IF([.$G130]=&quot;&quot;;&quot;&quot;;[$Mudslide_Commands.$E$32]&amp;&quot;send &quot;&amp;TRIM(SUBSTITUTE([.$AK130];&quot;+&quot;;&quot;&quot;)&amp;&quot; &quot;&amp;CHAR(34)&amp;[.$H130]&amp;CHAR(10)&amp;[.$I130]&amp;CHAR(10)&amp;[.$J130]&amp;CHAR(10)&amp;[.$K130]&amp;CHAR(10)&amp;[.$L130]&amp;CHAR(10)&amp;&quot;- Sent By Bot&quot;&amp;CHAR(34)&amp;CHAR(10)));&quot;&quot;)">
            <text:p/>
          </table:table-cell>
          <table:table-cell table:style-name="ce99" table:formula="of:=IFERROR(IF([.$G130]=&quot;&quot;;&quot;&quot;;[$Mudslide_Commands.$E$32]&amp;IF(SUMPRODUCT(--ISNUMBER(SEARCH([$Mudslide_Commands.$D$10:.$D$16];RIGHT(LOWER([.$M130]);4))))&gt;0;&quot;send-image &quot;; &quot;send-file &quot;)&amp;TRIM(SUBSTITUTE([.$AK130];&quot;+&quot;;&quot;&quot;)&amp;&quot; &quot;&amp;CHAR(34)&amp;[.$M130]&amp;CHAR(34)&amp;IF([.$S130]=&quot;&quot;;&quot;&quot;;&quot; --caption &quot;&amp;CHAR(34)&amp;[.$S130]&amp;CHAR(34))&amp;CHAR(10)));&quot;&quot;)">
            <text:p/>
          </table:table-cell>
          <table:table-cell table:style-name="ce60" table:formula="of:=IFERROR(IF([.$G130]=&quot;&quot;;&quot;&quot;;IF([.$M130]=&quot;&quot;;[.$AL130]&amp;CHAR(10);[.$AM130]&amp;CHAR(10)));&quot;&quot;)">
            <text:p/>
          </table:table-cell>
          <table:table-cell table:style-name="ce60"/>
          <table:table-cell table:style-name="ce116" table:formula="of:=[.AD130]&amp;[.AI130]&amp;[.AN13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1]&amp;[.F131]&amp;[.G131]=&quot;&quot;;&quot;&quot;;MAX([.$A$3:.$A130])+1);&quot;&quot;)">
            <text:p/>
          </table:table-cell>
          <table:table-cell table:style-name="ce9" table:formula="of:=IFERROR(TRIM(SUBSTITUTE(SUBSTITUTE(VLOOKUP([.C13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1]=&quot;&quot;;&quot;&quot;;TRIM(&quot;Dear *&quot;&amp;[.$D131]&amp;&quot;*&quot;))">
            <text:p/>
          </table:table-cell>
          <table:table-cell table:style-name="ce83" table:formula="of:=IF([.$E131]=&quot;&quot;;&quot;&quot;;&quot;~How Do You Do ?~&quot;)">
            <text:p/>
          </table:table-cell>
          <table:table-cell table:style-name="ce83" table:formula="of:=IF([.$E131]=&quot;&quot;;&quot;&quot;;&quot;_Have a great Day_&quot;)">
            <text:p/>
          </table:table-cell>
          <table:table-cell table:style-name="ce83" table:number-columns-repeated="2"/>
          <table:table-cell table:style-name="ce44" table:number-columns-spanned="6" table:number-rows-spanned="1">
            <draw:control draw:z-index="143" draw:name="BT_File_Selection_12_" draw:style-name="gr6" draw:text-style-name="P5" svg:width="1cm" svg:height="0.5cm" svg:x="0cm" svg:y="0cm" draw:control="control129"/>
          </table:table-cell>
          <table:covered-table-cell table:number-columns-repeated="5" table:style-name="ce48"/>
          <table:table-cell table:style-name="ce107" table:formula="of:=IF([.$M131]=&quot;&quot;;&quot;&quot;;IF([.$A13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1])));[.$E131];IF([.$E131]=&quot;&quot;;&quot;&quot;;IFERROR(IF([.$B131]=&quot;&quot;;[.$E$1];[.$B131]);&quot;&quot;)&amp;RIGHT(SUBSTITUTE(SUBSTITUTE(SUBSTITUTE([.$E131];&quot;-&quot;;&quot;&quot;);&quot; &quot;;&quot;&quot;);&quot;+&quot;;&quot;&quot;);10)));&quot;&quot;)">
            <text:p/>
          </table:table-cell>
          <table:table-cell table:style-name="ce99" table:formula="of:=IFERROR(IF([.$E131]=&quot;&quot;;&quot;&quot;;[$Mudslide_Commands.$E$32]&amp;&quot;send &quot;&amp;TRIM(SUBSTITUTE([.$AA131];&quot;+&quot;;&quot;&quot;)&amp;&quot; &quot;&amp;CHAR(34)&amp;[.$H131]&amp;CHAR(10)&amp;[.$I131]&amp;CHAR(10)&amp;[.$J131]&amp;CHAR(10)&amp;[.$K131]&amp;CHAR(10)&amp;[.$L131]&amp;CHAR(10)&amp;&quot;- Sent By Bot&quot;&amp;CHAR(34)&amp;CHAR(10)));&quot;&quot;)">
            <text:p/>
          </table:table-cell>
          <table:table-cell table:style-name="ce99" table:formula="of:=IFERROR(IF([.$E131]=&quot;&quot;;&quot;&quot;;[$Mudslide_Commands.$E$32]&amp;IF(SUMPRODUCT(--ISNUMBER(SEARCH([$Mudslide_Commands.$D$10:.$D$16];RIGHT(LOWER([.$M131]);4))))&gt;0;&quot;send-image &quot;; &quot;send-file &quot;)&amp;TRIM(SUBSTITUTE([.$AA131];&quot;+&quot;;&quot;&quot;)&amp;&quot; &quot;&amp;CHAR(34)&amp;[.$M131]&amp;CHAR(34)&amp;IF([.$S131]=&quot;&quot;;&quot;&quot;;&quot; --caption &quot;&amp;CHAR(34)&amp;[.$S131]&amp;CHAR(34))&amp;CHAR(10)));&quot;&quot;)">
            <text:p/>
          </table:table-cell>
          <table:table-cell table:style-name="ce60" table:formula="of:=IFERROR(IF([.$E131]=&quot;&quot;;&quot;&quot;;IF([.$M131]=&quot;&quot;;[.$AB131]&amp;CHAR(10);[.$AC131]&amp;CHAR(10)));&quot;&quot;)">
            <text:p/>
          </table:table-cell>
          <table:table-cell table:style-name="ce60"/>
          <table:table-cell table:style-name="ce60" table:formula="of:=IFERROR(IF(NOT(ISERROR(SEARCH(&quot;@g.us&quot;;[.$F131])));[.$F131];IF([.$F131]=&quot;&quot;;&quot;&quot;;IFERROR(IF([.$B131]=&quot;&quot;;[.$E$1];[.$B131]);&quot;&quot;)&amp;RIGHT(SUBSTITUTE(SUBSTITUTE(SUBSTITUTE([.$F131];&quot;-&quot;;&quot;&quot;);&quot; &quot;;&quot;&quot;);&quot;+&quot;;&quot;&quot;);10)));&quot;&quot;)">
            <text:p/>
          </table:table-cell>
          <table:table-cell table:style-name="ce99" table:formula="of:=IFERROR(IF([.$F131]=&quot;&quot;;&quot;&quot;;[$Mudslide_Commands.$E$32]&amp;&quot;send &quot;&amp;TRIM(SUBSTITUTE([.$AF131];&quot;+&quot;;&quot;&quot;)&amp;&quot; &quot;&amp;CHAR(34)&amp;[.$H131]&amp;CHAR(10)&amp;[.$I131]&amp;CHAR(10)&amp;[.$J131]&amp;CHAR(10)&amp;[.$K131]&amp;CHAR(10)&amp;[.$L131]&amp;CHAR(10)&amp;&quot;- Sent By Bot&quot;&amp;CHAR(34)&amp;CHAR(10)));&quot;&quot;)">
            <text:p/>
          </table:table-cell>
          <table:table-cell table:style-name="ce99" table:formula="of:=IFERROR(IF([.$F131]=&quot;&quot;;&quot;&quot;;[$Mudslide_Commands.$E$32]&amp;IF(SUMPRODUCT(--ISNUMBER(SEARCH([$Mudslide_Commands.$D$10:.$D$16];RIGHT(LOWER([.$M131]);4))))&gt;0;&quot;send-image &quot;; &quot;send-file &quot;)&amp;TRIM(SUBSTITUTE([.$AF131];&quot;+&quot;;&quot;&quot;)&amp;&quot; &quot;&amp;CHAR(34)&amp;[.$M131]&amp;CHAR(34)&amp;IF([.$S131]=&quot;&quot;;&quot;&quot;;&quot; --caption &quot;&amp;CHAR(34)&amp;[.$S131]&amp;CHAR(34))&amp;CHAR(10)));&quot;&quot;)">
            <text:p/>
          </table:table-cell>
          <table:table-cell table:style-name="ce60" table:formula="of:=IFERROR(IF([.$F131]=&quot;&quot;;&quot;&quot;;IF([.$M131]=&quot;&quot;;[.$AG131]&amp;CHAR(10);[.$AH131]&amp;CHAR(10)));&quot;&quot;)">
            <text:p/>
          </table:table-cell>
          <table:table-cell table:style-name="ce60"/>
          <table:table-cell table:style-name="ce60" table:formula="of:=IFERROR(IF(NOT(ISERROR(SEARCH(&quot;@g.us&quot;;[.$E131])));[.$G131];IF([.$G131]=&quot;&quot;;&quot;&quot;;IFERROR(IF([.$B131]=&quot;&quot;;[.$E$1];[.$B131]);&quot;&quot;)&amp;RIGHT(SUBSTITUTE(SUBSTITUTE(SUBSTITUTE([.$G131];&quot;-&quot;;&quot;&quot;);&quot; &quot;;&quot;&quot;);&quot;+&quot;;&quot;&quot;);10)));&quot;&quot;)">
            <text:p/>
          </table:table-cell>
          <table:table-cell table:style-name="ce99" table:formula="of:=IFERROR(IF([.$G131]=&quot;&quot;;&quot;&quot;;[$Mudslide_Commands.$E$32]&amp;&quot;send &quot;&amp;TRIM(SUBSTITUTE([.$AK131];&quot;+&quot;;&quot;&quot;)&amp;&quot; &quot;&amp;CHAR(34)&amp;[.$H131]&amp;CHAR(10)&amp;[.$I131]&amp;CHAR(10)&amp;[.$J131]&amp;CHAR(10)&amp;[.$K131]&amp;CHAR(10)&amp;[.$L131]&amp;CHAR(10)&amp;&quot;- Sent By Bot&quot;&amp;CHAR(34)&amp;CHAR(10)));&quot;&quot;)">
            <text:p/>
          </table:table-cell>
          <table:table-cell table:style-name="ce99" table:formula="of:=IFERROR(IF([.$G131]=&quot;&quot;;&quot;&quot;;[$Mudslide_Commands.$E$32]&amp;IF(SUMPRODUCT(--ISNUMBER(SEARCH([$Mudslide_Commands.$D$10:.$D$16];RIGHT(LOWER([.$M131]);4))))&gt;0;&quot;send-image &quot;; &quot;send-file &quot;)&amp;TRIM(SUBSTITUTE([.$AK131];&quot;+&quot;;&quot;&quot;)&amp;&quot; &quot;&amp;CHAR(34)&amp;[.$M131]&amp;CHAR(34)&amp;IF([.$S131]=&quot;&quot;;&quot;&quot;;&quot; --caption &quot;&amp;CHAR(34)&amp;[.$S131]&amp;CHAR(34))&amp;CHAR(10)));&quot;&quot;)">
            <text:p/>
          </table:table-cell>
          <table:table-cell table:style-name="ce60" table:formula="of:=IFERROR(IF([.$G131]=&quot;&quot;;&quot;&quot;;IF([.$M131]=&quot;&quot;;[.$AL131]&amp;CHAR(10);[.$AM131]&amp;CHAR(10)));&quot;&quot;)">
            <text:p/>
          </table:table-cell>
          <table:table-cell table:style-name="ce60"/>
          <table:table-cell table:style-name="ce116" table:formula="of:=[.AD131]&amp;[.AI131]&amp;[.AN13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2]&amp;[.F132]&amp;[.G132]=&quot;&quot;;&quot;&quot;;MAX([.$A$3:.$A131])+1);&quot;&quot;)">
            <text:p/>
          </table:table-cell>
          <table:table-cell table:style-name="ce9" table:formula="of:=IFERROR(TRIM(SUBSTITUTE(SUBSTITUTE(VLOOKUP([.C13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2]=&quot;&quot;;&quot;&quot;;TRIM(&quot;Dear *&quot;&amp;[.$D132]&amp;&quot;*&quot;))">
            <text:p/>
          </table:table-cell>
          <table:table-cell table:style-name="ce83" table:formula="of:=IF([.$E132]=&quot;&quot;;&quot;&quot;;&quot;~How Do You Do ?~&quot;)">
            <text:p/>
          </table:table-cell>
          <table:table-cell table:style-name="ce83" table:formula="of:=IF([.$E132]=&quot;&quot;;&quot;&quot;;&quot;_Have a great Day_&quot;)">
            <text:p/>
          </table:table-cell>
          <table:table-cell table:style-name="ce83" table:number-columns-repeated="2"/>
          <table:table-cell table:style-name="ce44" table:number-columns-spanned="6" table:number-rows-spanned="1">
            <draw:control draw:z-index="144" draw:name="BT_File_Selection_12_" draw:style-name="gr6" draw:text-style-name="P5" svg:width="1cm" svg:height="0.5cm" svg:x="0cm" svg:y="0cm" draw:control="control130"/>
          </table:table-cell>
          <table:covered-table-cell table:number-columns-repeated="5" table:style-name="ce48"/>
          <table:table-cell table:style-name="ce107" table:formula="of:=IF([.$M132]=&quot;&quot;;&quot;&quot;;IF([.$A13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2])));[.$E132];IF([.$E132]=&quot;&quot;;&quot;&quot;;IFERROR(IF([.$B132]=&quot;&quot;;[.$E$1];[.$B132]);&quot;&quot;)&amp;RIGHT(SUBSTITUTE(SUBSTITUTE(SUBSTITUTE([.$E132];&quot;-&quot;;&quot;&quot;);&quot; &quot;;&quot;&quot;);&quot;+&quot;;&quot;&quot;);10)));&quot;&quot;)">
            <text:p/>
          </table:table-cell>
          <table:table-cell table:style-name="ce99" table:formula="of:=IFERROR(IF([.$E132]=&quot;&quot;;&quot;&quot;;[$Mudslide_Commands.$E$32]&amp;&quot;send &quot;&amp;TRIM(SUBSTITUTE([.$AA132];&quot;+&quot;;&quot;&quot;)&amp;&quot; &quot;&amp;CHAR(34)&amp;[.$H132]&amp;CHAR(10)&amp;[.$I132]&amp;CHAR(10)&amp;[.$J132]&amp;CHAR(10)&amp;[.$K132]&amp;CHAR(10)&amp;[.$L132]&amp;CHAR(10)&amp;&quot;- Sent By Bot&quot;&amp;CHAR(34)&amp;CHAR(10)));&quot;&quot;)">
            <text:p/>
          </table:table-cell>
          <table:table-cell table:style-name="ce99" table:formula="of:=IFERROR(IF([.$E132]=&quot;&quot;;&quot;&quot;;[$Mudslide_Commands.$E$32]&amp;IF(SUMPRODUCT(--ISNUMBER(SEARCH([$Mudslide_Commands.$D$10:.$D$16];RIGHT(LOWER([.$M132]);4))))&gt;0;&quot;send-image &quot;; &quot;send-file &quot;)&amp;TRIM(SUBSTITUTE([.$AA132];&quot;+&quot;;&quot;&quot;)&amp;&quot; &quot;&amp;CHAR(34)&amp;[.$M132]&amp;CHAR(34)&amp;IF([.$S132]=&quot;&quot;;&quot;&quot;;&quot; --caption &quot;&amp;CHAR(34)&amp;[.$S132]&amp;CHAR(34))&amp;CHAR(10)));&quot;&quot;)">
            <text:p/>
          </table:table-cell>
          <table:table-cell table:style-name="ce60" table:formula="of:=IFERROR(IF([.$E132]=&quot;&quot;;&quot;&quot;;IF([.$M132]=&quot;&quot;;[.$AB132]&amp;CHAR(10);[.$AC132]&amp;CHAR(10)));&quot;&quot;)">
            <text:p/>
          </table:table-cell>
          <table:table-cell table:style-name="ce60"/>
          <table:table-cell table:style-name="ce60" table:formula="of:=IFERROR(IF(NOT(ISERROR(SEARCH(&quot;@g.us&quot;;[.$F132])));[.$F132];IF([.$F132]=&quot;&quot;;&quot;&quot;;IFERROR(IF([.$B132]=&quot;&quot;;[.$E$1];[.$B132]);&quot;&quot;)&amp;RIGHT(SUBSTITUTE(SUBSTITUTE(SUBSTITUTE([.$F132];&quot;-&quot;;&quot;&quot;);&quot; &quot;;&quot;&quot;);&quot;+&quot;;&quot;&quot;);10)));&quot;&quot;)">
            <text:p/>
          </table:table-cell>
          <table:table-cell table:style-name="ce99" table:formula="of:=IFERROR(IF([.$F132]=&quot;&quot;;&quot;&quot;;[$Mudslide_Commands.$E$32]&amp;&quot;send &quot;&amp;TRIM(SUBSTITUTE([.$AF132];&quot;+&quot;;&quot;&quot;)&amp;&quot; &quot;&amp;CHAR(34)&amp;[.$H132]&amp;CHAR(10)&amp;[.$I132]&amp;CHAR(10)&amp;[.$J132]&amp;CHAR(10)&amp;[.$K132]&amp;CHAR(10)&amp;[.$L132]&amp;CHAR(10)&amp;&quot;- Sent By Bot&quot;&amp;CHAR(34)&amp;CHAR(10)));&quot;&quot;)">
            <text:p/>
          </table:table-cell>
          <table:table-cell table:style-name="ce99" table:formula="of:=IFERROR(IF([.$F132]=&quot;&quot;;&quot;&quot;;[$Mudslide_Commands.$E$32]&amp;IF(SUMPRODUCT(--ISNUMBER(SEARCH([$Mudslide_Commands.$D$10:.$D$16];RIGHT(LOWER([.$M132]);4))))&gt;0;&quot;send-image &quot;; &quot;send-file &quot;)&amp;TRIM(SUBSTITUTE([.$AF132];&quot;+&quot;;&quot;&quot;)&amp;&quot; &quot;&amp;CHAR(34)&amp;[.$M132]&amp;CHAR(34)&amp;IF([.$S132]=&quot;&quot;;&quot;&quot;;&quot; --caption &quot;&amp;CHAR(34)&amp;[.$S132]&amp;CHAR(34))&amp;CHAR(10)));&quot;&quot;)">
            <text:p/>
          </table:table-cell>
          <table:table-cell table:style-name="ce60" table:formula="of:=IFERROR(IF([.$F132]=&quot;&quot;;&quot;&quot;;IF([.$M132]=&quot;&quot;;[.$AG132]&amp;CHAR(10);[.$AH132]&amp;CHAR(10)));&quot;&quot;)">
            <text:p/>
          </table:table-cell>
          <table:table-cell table:style-name="ce60"/>
          <table:table-cell table:style-name="ce60" table:formula="of:=IFERROR(IF(NOT(ISERROR(SEARCH(&quot;@g.us&quot;;[.$E132])));[.$G132];IF([.$G132]=&quot;&quot;;&quot;&quot;;IFERROR(IF([.$B132]=&quot;&quot;;[.$E$1];[.$B132]);&quot;&quot;)&amp;RIGHT(SUBSTITUTE(SUBSTITUTE(SUBSTITUTE([.$G132];&quot;-&quot;;&quot;&quot;);&quot; &quot;;&quot;&quot;);&quot;+&quot;;&quot;&quot;);10)));&quot;&quot;)">
            <text:p/>
          </table:table-cell>
          <table:table-cell table:style-name="ce99" table:formula="of:=IFERROR(IF([.$G132]=&quot;&quot;;&quot;&quot;;[$Mudslide_Commands.$E$32]&amp;&quot;send &quot;&amp;TRIM(SUBSTITUTE([.$AK132];&quot;+&quot;;&quot;&quot;)&amp;&quot; &quot;&amp;CHAR(34)&amp;[.$H132]&amp;CHAR(10)&amp;[.$I132]&amp;CHAR(10)&amp;[.$J132]&amp;CHAR(10)&amp;[.$K132]&amp;CHAR(10)&amp;[.$L132]&amp;CHAR(10)&amp;&quot;- Sent By Bot&quot;&amp;CHAR(34)&amp;CHAR(10)));&quot;&quot;)">
            <text:p/>
          </table:table-cell>
          <table:table-cell table:style-name="ce99" table:formula="of:=IFERROR(IF([.$G132]=&quot;&quot;;&quot;&quot;;[$Mudslide_Commands.$E$32]&amp;IF(SUMPRODUCT(--ISNUMBER(SEARCH([$Mudslide_Commands.$D$10:.$D$16];RIGHT(LOWER([.$M132]);4))))&gt;0;&quot;send-image &quot;; &quot;send-file &quot;)&amp;TRIM(SUBSTITUTE([.$AK132];&quot;+&quot;;&quot;&quot;)&amp;&quot; &quot;&amp;CHAR(34)&amp;[.$M132]&amp;CHAR(34)&amp;IF([.$S132]=&quot;&quot;;&quot;&quot;;&quot; --caption &quot;&amp;CHAR(34)&amp;[.$S132]&amp;CHAR(34))&amp;CHAR(10)));&quot;&quot;)">
            <text:p/>
          </table:table-cell>
          <table:table-cell table:style-name="ce60" table:formula="of:=IFERROR(IF([.$G132]=&quot;&quot;;&quot;&quot;;IF([.$M132]=&quot;&quot;;[.$AL132]&amp;CHAR(10);[.$AM132]&amp;CHAR(10)));&quot;&quot;)">
            <text:p/>
          </table:table-cell>
          <table:table-cell table:style-name="ce60"/>
          <table:table-cell table:style-name="ce116" table:formula="of:=[.AD132]&amp;[.AI132]&amp;[.AN13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3]&amp;[.F133]&amp;[.G133]=&quot;&quot;;&quot;&quot;;MAX([.$A$3:.$A132])+1);&quot;&quot;)">
            <text:p/>
          </table:table-cell>
          <table:table-cell table:style-name="ce9" table:formula="of:=IFERROR(TRIM(SUBSTITUTE(SUBSTITUTE(VLOOKUP([.C13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3]=&quot;&quot;;&quot;&quot;;TRIM(&quot;Dear *&quot;&amp;[.$D133]&amp;&quot;*&quot;))">
            <text:p/>
          </table:table-cell>
          <table:table-cell table:style-name="ce83" table:formula="of:=IF([.$E133]=&quot;&quot;;&quot;&quot;;&quot;~How Do You Do ?~&quot;)">
            <text:p/>
          </table:table-cell>
          <table:table-cell table:style-name="ce83" table:formula="of:=IF([.$E133]=&quot;&quot;;&quot;&quot;;&quot;_Have a great Day_&quot;)">
            <text:p/>
          </table:table-cell>
          <table:table-cell table:style-name="ce83" table:number-columns-repeated="2"/>
          <table:table-cell table:style-name="ce44" table:number-columns-spanned="6" table:number-rows-spanned="1">
            <draw:control draw:z-index="145" draw:name="BT_File_Selection_12_" draw:style-name="gr6" draw:text-style-name="P5" svg:width="1cm" svg:height="0.5cm" svg:x="0cm" svg:y="0cm" draw:control="control131"/>
          </table:table-cell>
          <table:covered-table-cell table:number-columns-repeated="5" table:style-name="ce48"/>
          <table:table-cell table:style-name="ce107" table:formula="of:=IF([.$M133]=&quot;&quot;;&quot;&quot;;IF([.$A13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3])));[.$E133];IF([.$E133]=&quot;&quot;;&quot;&quot;;IFERROR(IF([.$B133]=&quot;&quot;;[.$E$1];[.$B133]);&quot;&quot;)&amp;RIGHT(SUBSTITUTE(SUBSTITUTE(SUBSTITUTE([.$E133];&quot;-&quot;;&quot;&quot;);&quot; &quot;;&quot;&quot;);&quot;+&quot;;&quot;&quot;);10)));&quot;&quot;)">
            <text:p/>
          </table:table-cell>
          <table:table-cell table:style-name="ce99" table:formula="of:=IFERROR(IF([.$E133]=&quot;&quot;;&quot;&quot;;[$Mudslide_Commands.$E$32]&amp;&quot;send &quot;&amp;TRIM(SUBSTITUTE([.$AA133];&quot;+&quot;;&quot;&quot;)&amp;&quot; &quot;&amp;CHAR(34)&amp;[.$H133]&amp;CHAR(10)&amp;[.$I133]&amp;CHAR(10)&amp;[.$J133]&amp;CHAR(10)&amp;[.$K133]&amp;CHAR(10)&amp;[.$L133]&amp;CHAR(10)&amp;&quot;- Sent By Bot&quot;&amp;CHAR(34)&amp;CHAR(10)));&quot;&quot;)">
            <text:p/>
          </table:table-cell>
          <table:table-cell table:style-name="ce99" table:formula="of:=IFERROR(IF([.$E133]=&quot;&quot;;&quot;&quot;;[$Mudslide_Commands.$E$32]&amp;IF(SUMPRODUCT(--ISNUMBER(SEARCH([$Mudslide_Commands.$D$10:.$D$16];RIGHT(LOWER([.$M133]);4))))&gt;0;&quot;send-image &quot;; &quot;send-file &quot;)&amp;TRIM(SUBSTITUTE([.$AA133];&quot;+&quot;;&quot;&quot;)&amp;&quot; &quot;&amp;CHAR(34)&amp;[.$M133]&amp;CHAR(34)&amp;IF([.$S133]=&quot;&quot;;&quot;&quot;;&quot; --caption &quot;&amp;CHAR(34)&amp;[.$S133]&amp;CHAR(34))&amp;CHAR(10)));&quot;&quot;)">
            <text:p/>
          </table:table-cell>
          <table:table-cell table:style-name="ce60" table:formula="of:=IFERROR(IF([.$E133]=&quot;&quot;;&quot;&quot;;IF([.$M133]=&quot;&quot;;[.$AB133]&amp;CHAR(10);[.$AC133]&amp;CHAR(10)));&quot;&quot;)">
            <text:p/>
          </table:table-cell>
          <table:table-cell table:style-name="ce60"/>
          <table:table-cell table:style-name="ce60" table:formula="of:=IFERROR(IF(NOT(ISERROR(SEARCH(&quot;@g.us&quot;;[.$F133])));[.$F133];IF([.$F133]=&quot;&quot;;&quot;&quot;;IFERROR(IF([.$B133]=&quot;&quot;;[.$E$1];[.$B133]);&quot;&quot;)&amp;RIGHT(SUBSTITUTE(SUBSTITUTE(SUBSTITUTE([.$F133];&quot;-&quot;;&quot;&quot;);&quot; &quot;;&quot;&quot;);&quot;+&quot;;&quot;&quot;);10)));&quot;&quot;)">
            <text:p/>
          </table:table-cell>
          <table:table-cell table:style-name="ce99" table:formula="of:=IFERROR(IF([.$F133]=&quot;&quot;;&quot;&quot;;[$Mudslide_Commands.$E$32]&amp;&quot;send &quot;&amp;TRIM(SUBSTITUTE([.$AF133];&quot;+&quot;;&quot;&quot;)&amp;&quot; &quot;&amp;CHAR(34)&amp;[.$H133]&amp;CHAR(10)&amp;[.$I133]&amp;CHAR(10)&amp;[.$J133]&amp;CHAR(10)&amp;[.$K133]&amp;CHAR(10)&amp;[.$L133]&amp;CHAR(10)&amp;&quot;- Sent By Bot&quot;&amp;CHAR(34)&amp;CHAR(10)));&quot;&quot;)">
            <text:p/>
          </table:table-cell>
          <table:table-cell table:style-name="ce99" table:formula="of:=IFERROR(IF([.$F133]=&quot;&quot;;&quot;&quot;;[$Mudslide_Commands.$E$32]&amp;IF(SUMPRODUCT(--ISNUMBER(SEARCH([$Mudslide_Commands.$D$10:.$D$16];RIGHT(LOWER([.$M133]);4))))&gt;0;&quot;send-image &quot;; &quot;send-file &quot;)&amp;TRIM(SUBSTITUTE([.$AF133];&quot;+&quot;;&quot;&quot;)&amp;&quot; &quot;&amp;CHAR(34)&amp;[.$M133]&amp;CHAR(34)&amp;IF([.$S133]=&quot;&quot;;&quot;&quot;;&quot; --caption &quot;&amp;CHAR(34)&amp;[.$S133]&amp;CHAR(34))&amp;CHAR(10)));&quot;&quot;)">
            <text:p/>
          </table:table-cell>
          <table:table-cell table:style-name="ce60" table:formula="of:=IFERROR(IF([.$F133]=&quot;&quot;;&quot;&quot;;IF([.$M133]=&quot;&quot;;[.$AG133]&amp;CHAR(10);[.$AH133]&amp;CHAR(10)));&quot;&quot;)">
            <text:p/>
          </table:table-cell>
          <table:table-cell table:style-name="ce60"/>
          <table:table-cell table:style-name="ce60" table:formula="of:=IFERROR(IF(NOT(ISERROR(SEARCH(&quot;@g.us&quot;;[.$E133])));[.$G133];IF([.$G133]=&quot;&quot;;&quot;&quot;;IFERROR(IF([.$B133]=&quot;&quot;;[.$E$1];[.$B133]);&quot;&quot;)&amp;RIGHT(SUBSTITUTE(SUBSTITUTE(SUBSTITUTE([.$G133];&quot;-&quot;;&quot;&quot;);&quot; &quot;;&quot;&quot;);&quot;+&quot;;&quot;&quot;);10)));&quot;&quot;)">
            <text:p/>
          </table:table-cell>
          <table:table-cell table:style-name="ce99" table:formula="of:=IFERROR(IF([.$G133]=&quot;&quot;;&quot;&quot;;[$Mudslide_Commands.$E$32]&amp;&quot;send &quot;&amp;TRIM(SUBSTITUTE([.$AK133];&quot;+&quot;;&quot;&quot;)&amp;&quot; &quot;&amp;CHAR(34)&amp;[.$H133]&amp;CHAR(10)&amp;[.$I133]&amp;CHAR(10)&amp;[.$J133]&amp;CHAR(10)&amp;[.$K133]&amp;CHAR(10)&amp;[.$L133]&amp;CHAR(10)&amp;&quot;- Sent By Bot&quot;&amp;CHAR(34)&amp;CHAR(10)));&quot;&quot;)">
            <text:p/>
          </table:table-cell>
          <table:table-cell table:style-name="ce99" table:formula="of:=IFERROR(IF([.$G133]=&quot;&quot;;&quot;&quot;;[$Mudslide_Commands.$E$32]&amp;IF(SUMPRODUCT(--ISNUMBER(SEARCH([$Mudslide_Commands.$D$10:.$D$16];RIGHT(LOWER([.$M133]);4))))&gt;0;&quot;send-image &quot;; &quot;send-file &quot;)&amp;TRIM(SUBSTITUTE([.$AK133];&quot;+&quot;;&quot;&quot;)&amp;&quot; &quot;&amp;CHAR(34)&amp;[.$M133]&amp;CHAR(34)&amp;IF([.$S133]=&quot;&quot;;&quot;&quot;;&quot; --caption &quot;&amp;CHAR(34)&amp;[.$S133]&amp;CHAR(34))&amp;CHAR(10)));&quot;&quot;)">
            <text:p/>
          </table:table-cell>
          <table:table-cell table:style-name="ce60" table:formula="of:=IFERROR(IF([.$G133]=&quot;&quot;;&quot;&quot;;IF([.$M133]=&quot;&quot;;[.$AL133]&amp;CHAR(10);[.$AM133]&amp;CHAR(10)));&quot;&quot;)">
            <text:p/>
          </table:table-cell>
          <table:table-cell table:style-name="ce60"/>
          <table:table-cell table:style-name="ce116" table:formula="of:=[.AD133]&amp;[.AI133]&amp;[.AN13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4]&amp;[.F134]&amp;[.G134]=&quot;&quot;;&quot;&quot;;MAX([.$A$3:.$A133])+1);&quot;&quot;)">
            <text:p/>
          </table:table-cell>
          <table:table-cell table:style-name="ce9" table:formula="of:=IFERROR(TRIM(SUBSTITUTE(SUBSTITUTE(VLOOKUP([.C13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4]=&quot;&quot;;&quot;&quot;;TRIM(&quot;Dear *&quot;&amp;[.$D134]&amp;&quot;*&quot;))">
            <text:p/>
          </table:table-cell>
          <table:table-cell table:style-name="ce83" table:formula="of:=IF([.$E134]=&quot;&quot;;&quot;&quot;;&quot;~How Do You Do ?~&quot;)">
            <text:p/>
          </table:table-cell>
          <table:table-cell table:style-name="ce83" table:formula="of:=IF([.$E134]=&quot;&quot;;&quot;&quot;;&quot;_Have a great Day_&quot;)">
            <text:p/>
          </table:table-cell>
          <table:table-cell table:style-name="ce83" table:number-columns-repeated="2"/>
          <table:table-cell table:style-name="ce44" table:number-columns-spanned="6" table:number-rows-spanned="1">
            <draw:control draw:z-index="146" draw:name="BT_File_Selection_12_" draw:style-name="gr6" draw:text-style-name="P5" svg:width="1cm" svg:height="0.5cm" svg:x="0cm" svg:y="0cm" draw:control="control132"/>
          </table:table-cell>
          <table:covered-table-cell table:number-columns-repeated="5" table:style-name="ce48"/>
          <table:table-cell table:style-name="ce107" table:formula="of:=IF([.$M134]=&quot;&quot;;&quot;&quot;;IF([.$A13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4])));[.$E134];IF([.$E134]=&quot;&quot;;&quot;&quot;;IFERROR(IF([.$B134]=&quot;&quot;;[.$E$1];[.$B134]);&quot;&quot;)&amp;RIGHT(SUBSTITUTE(SUBSTITUTE(SUBSTITUTE([.$E134];&quot;-&quot;;&quot;&quot;);&quot; &quot;;&quot;&quot;);&quot;+&quot;;&quot;&quot;);10)));&quot;&quot;)">
            <text:p/>
          </table:table-cell>
          <table:table-cell table:style-name="ce99" table:formula="of:=IFERROR(IF([.$E134]=&quot;&quot;;&quot;&quot;;[$Mudslide_Commands.$E$32]&amp;&quot;send &quot;&amp;TRIM(SUBSTITUTE([.$AA134];&quot;+&quot;;&quot;&quot;)&amp;&quot; &quot;&amp;CHAR(34)&amp;[.$H134]&amp;CHAR(10)&amp;[.$I134]&amp;CHAR(10)&amp;[.$J134]&amp;CHAR(10)&amp;[.$K134]&amp;CHAR(10)&amp;[.$L134]&amp;CHAR(10)&amp;&quot;- Sent By Bot&quot;&amp;CHAR(34)&amp;CHAR(10)));&quot;&quot;)">
            <text:p/>
          </table:table-cell>
          <table:table-cell table:style-name="ce99" table:formula="of:=IFERROR(IF([.$E134]=&quot;&quot;;&quot;&quot;;[$Mudslide_Commands.$E$32]&amp;IF(SUMPRODUCT(--ISNUMBER(SEARCH([$Mudslide_Commands.$D$10:.$D$16];RIGHT(LOWER([.$M134]);4))))&gt;0;&quot;send-image &quot;; &quot;send-file &quot;)&amp;TRIM(SUBSTITUTE([.$AA134];&quot;+&quot;;&quot;&quot;)&amp;&quot; &quot;&amp;CHAR(34)&amp;[.$M134]&amp;CHAR(34)&amp;IF([.$S134]=&quot;&quot;;&quot;&quot;;&quot; --caption &quot;&amp;CHAR(34)&amp;[.$S134]&amp;CHAR(34))&amp;CHAR(10)));&quot;&quot;)">
            <text:p/>
          </table:table-cell>
          <table:table-cell table:style-name="ce60" table:formula="of:=IFERROR(IF([.$E134]=&quot;&quot;;&quot;&quot;;IF([.$M134]=&quot;&quot;;[.$AB134]&amp;CHAR(10);[.$AC134]&amp;CHAR(10)));&quot;&quot;)">
            <text:p/>
          </table:table-cell>
          <table:table-cell table:style-name="ce60"/>
          <table:table-cell table:style-name="ce60" table:formula="of:=IFERROR(IF(NOT(ISERROR(SEARCH(&quot;@g.us&quot;;[.$F134])));[.$F134];IF([.$F134]=&quot;&quot;;&quot;&quot;;IFERROR(IF([.$B134]=&quot;&quot;;[.$E$1];[.$B134]);&quot;&quot;)&amp;RIGHT(SUBSTITUTE(SUBSTITUTE(SUBSTITUTE([.$F134];&quot;-&quot;;&quot;&quot;);&quot; &quot;;&quot;&quot;);&quot;+&quot;;&quot;&quot;);10)));&quot;&quot;)">
            <text:p/>
          </table:table-cell>
          <table:table-cell table:style-name="ce99" table:formula="of:=IFERROR(IF([.$F134]=&quot;&quot;;&quot;&quot;;[$Mudslide_Commands.$E$32]&amp;&quot;send &quot;&amp;TRIM(SUBSTITUTE([.$AF134];&quot;+&quot;;&quot;&quot;)&amp;&quot; &quot;&amp;CHAR(34)&amp;[.$H134]&amp;CHAR(10)&amp;[.$I134]&amp;CHAR(10)&amp;[.$J134]&amp;CHAR(10)&amp;[.$K134]&amp;CHAR(10)&amp;[.$L134]&amp;CHAR(10)&amp;&quot;- Sent By Bot&quot;&amp;CHAR(34)&amp;CHAR(10)));&quot;&quot;)">
            <text:p/>
          </table:table-cell>
          <table:table-cell table:style-name="ce99" table:formula="of:=IFERROR(IF([.$F134]=&quot;&quot;;&quot;&quot;;[$Mudslide_Commands.$E$32]&amp;IF(SUMPRODUCT(--ISNUMBER(SEARCH([$Mudslide_Commands.$D$10:.$D$16];RIGHT(LOWER([.$M134]);4))))&gt;0;&quot;send-image &quot;; &quot;send-file &quot;)&amp;TRIM(SUBSTITUTE([.$AF134];&quot;+&quot;;&quot;&quot;)&amp;&quot; &quot;&amp;CHAR(34)&amp;[.$M134]&amp;CHAR(34)&amp;IF([.$S134]=&quot;&quot;;&quot;&quot;;&quot; --caption &quot;&amp;CHAR(34)&amp;[.$S134]&amp;CHAR(34))&amp;CHAR(10)));&quot;&quot;)">
            <text:p/>
          </table:table-cell>
          <table:table-cell table:style-name="ce60" table:formula="of:=IFERROR(IF([.$F134]=&quot;&quot;;&quot;&quot;;IF([.$M134]=&quot;&quot;;[.$AG134]&amp;CHAR(10);[.$AH134]&amp;CHAR(10)));&quot;&quot;)">
            <text:p/>
          </table:table-cell>
          <table:table-cell table:style-name="ce60"/>
          <table:table-cell table:style-name="ce60" table:formula="of:=IFERROR(IF(NOT(ISERROR(SEARCH(&quot;@g.us&quot;;[.$E134])));[.$G134];IF([.$G134]=&quot;&quot;;&quot;&quot;;IFERROR(IF([.$B134]=&quot;&quot;;[.$E$1];[.$B134]);&quot;&quot;)&amp;RIGHT(SUBSTITUTE(SUBSTITUTE(SUBSTITUTE([.$G134];&quot;-&quot;;&quot;&quot;);&quot; &quot;;&quot;&quot;);&quot;+&quot;;&quot;&quot;);10)));&quot;&quot;)">
            <text:p/>
          </table:table-cell>
          <table:table-cell table:style-name="ce99" table:formula="of:=IFERROR(IF([.$G134]=&quot;&quot;;&quot;&quot;;[$Mudslide_Commands.$E$32]&amp;&quot;send &quot;&amp;TRIM(SUBSTITUTE([.$AK134];&quot;+&quot;;&quot;&quot;)&amp;&quot; &quot;&amp;CHAR(34)&amp;[.$H134]&amp;CHAR(10)&amp;[.$I134]&amp;CHAR(10)&amp;[.$J134]&amp;CHAR(10)&amp;[.$K134]&amp;CHAR(10)&amp;[.$L134]&amp;CHAR(10)&amp;&quot;- Sent By Bot&quot;&amp;CHAR(34)&amp;CHAR(10)));&quot;&quot;)">
            <text:p/>
          </table:table-cell>
          <table:table-cell table:style-name="ce99" table:formula="of:=IFERROR(IF([.$G134]=&quot;&quot;;&quot;&quot;;[$Mudslide_Commands.$E$32]&amp;IF(SUMPRODUCT(--ISNUMBER(SEARCH([$Mudslide_Commands.$D$10:.$D$16];RIGHT(LOWER([.$M134]);4))))&gt;0;&quot;send-image &quot;; &quot;send-file &quot;)&amp;TRIM(SUBSTITUTE([.$AK134];&quot;+&quot;;&quot;&quot;)&amp;&quot; &quot;&amp;CHAR(34)&amp;[.$M134]&amp;CHAR(34)&amp;IF([.$S134]=&quot;&quot;;&quot;&quot;;&quot; --caption &quot;&amp;CHAR(34)&amp;[.$S134]&amp;CHAR(34))&amp;CHAR(10)));&quot;&quot;)">
            <text:p/>
          </table:table-cell>
          <table:table-cell table:style-name="ce60" table:formula="of:=IFERROR(IF([.$G134]=&quot;&quot;;&quot;&quot;;IF([.$M134]=&quot;&quot;;[.$AL134]&amp;CHAR(10);[.$AM134]&amp;CHAR(10)));&quot;&quot;)">
            <text:p/>
          </table:table-cell>
          <table:table-cell table:style-name="ce60"/>
          <table:table-cell table:style-name="ce116" table:formula="of:=[.AD134]&amp;[.AI134]&amp;[.AN13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5]&amp;[.F135]&amp;[.G135]=&quot;&quot;;&quot;&quot;;MAX([.$A$3:.$A134])+1);&quot;&quot;)">
            <text:p/>
          </table:table-cell>
          <table:table-cell table:style-name="ce9" table:formula="of:=IFERROR(TRIM(SUBSTITUTE(SUBSTITUTE(VLOOKUP([.C13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5]=&quot;&quot;;&quot;&quot;;TRIM(&quot;Dear *&quot;&amp;[.$D135]&amp;&quot;*&quot;))">
            <text:p/>
          </table:table-cell>
          <table:table-cell table:style-name="ce83" table:formula="of:=IF([.$E135]=&quot;&quot;;&quot;&quot;;&quot;~How Do You Do ?~&quot;)">
            <text:p/>
          </table:table-cell>
          <table:table-cell table:style-name="ce83" table:formula="of:=IF([.$E135]=&quot;&quot;;&quot;&quot;;&quot;_Have a great Day_&quot;)">
            <text:p/>
          </table:table-cell>
          <table:table-cell table:style-name="ce83" table:number-columns-repeated="2"/>
          <table:table-cell table:style-name="ce44" table:number-columns-spanned="6" table:number-rows-spanned="1">
            <draw:control draw:z-index="147" draw:name="BT_File_Selection_12_" draw:style-name="gr6" draw:text-style-name="P5" svg:width="1cm" svg:height="0.5cm" svg:x="0cm" svg:y="0cm" draw:control="control133"/>
          </table:table-cell>
          <table:covered-table-cell table:number-columns-repeated="5" table:style-name="ce48"/>
          <table:table-cell table:style-name="ce107" table:formula="of:=IF([.$M135]=&quot;&quot;;&quot;&quot;;IF([.$A13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5])));[.$E135];IF([.$E135]=&quot;&quot;;&quot;&quot;;IFERROR(IF([.$B135]=&quot;&quot;;[.$E$1];[.$B135]);&quot;&quot;)&amp;RIGHT(SUBSTITUTE(SUBSTITUTE(SUBSTITUTE([.$E135];&quot;-&quot;;&quot;&quot;);&quot; &quot;;&quot;&quot;);&quot;+&quot;;&quot;&quot;);10)));&quot;&quot;)">
            <text:p/>
          </table:table-cell>
          <table:table-cell table:style-name="ce99" table:formula="of:=IFERROR(IF([.$E135]=&quot;&quot;;&quot;&quot;;[$Mudslide_Commands.$E$32]&amp;&quot;send &quot;&amp;TRIM(SUBSTITUTE([.$AA135];&quot;+&quot;;&quot;&quot;)&amp;&quot; &quot;&amp;CHAR(34)&amp;[.$H135]&amp;CHAR(10)&amp;[.$I135]&amp;CHAR(10)&amp;[.$J135]&amp;CHAR(10)&amp;[.$K135]&amp;CHAR(10)&amp;[.$L135]&amp;CHAR(10)&amp;&quot;- Sent By Bot&quot;&amp;CHAR(34)&amp;CHAR(10)));&quot;&quot;)">
            <text:p/>
          </table:table-cell>
          <table:table-cell table:style-name="ce99" table:formula="of:=IFERROR(IF([.$E135]=&quot;&quot;;&quot;&quot;;[$Mudslide_Commands.$E$32]&amp;IF(SUMPRODUCT(--ISNUMBER(SEARCH([$Mudslide_Commands.$D$10:.$D$16];RIGHT(LOWER([.$M135]);4))))&gt;0;&quot;send-image &quot;; &quot;send-file &quot;)&amp;TRIM(SUBSTITUTE([.$AA135];&quot;+&quot;;&quot;&quot;)&amp;&quot; &quot;&amp;CHAR(34)&amp;[.$M135]&amp;CHAR(34)&amp;IF([.$S135]=&quot;&quot;;&quot;&quot;;&quot; --caption &quot;&amp;CHAR(34)&amp;[.$S135]&amp;CHAR(34))&amp;CHAR(10)));&quot;&quot;)">
            <text:p/>
          </table:table-cell>
          <table:table-cell table:style-name="ce60" table:formula="of:=IFERROR(IF([.$E135]=&quot;&quot;;&quot;&quot;;IF([.$M135]=&quot;&quot;;[.$AB135]&amp;CHAR(10);[.$AC135]&amp;CHAR(10)));&quot;&quot;)">
            <text:p/>
          </table:table-cell>
          <table:table-cell table:style-name="ce60"/>
          <table:table-cell table:style-name="ce60" table:formula="of:=IFERROR(IF(NOT(ISERROR(SEARCH(&quot;@g.us&quot;;[.$F135])));[.$F135];IF([.$F135]=&quot;&quot;;&quot;&quot;;IFERROR(IF([.$B135]=&quot;&quot;;[.$E$1];[.$B135]);&quot;&quot;)&amp;RIGHT(SUBSTITUTE(SUBSTITUTE(SUBSTITUTE([.$F135];&quot;-&quot;;&quot;&quot;);&quot; &quot;;&quot;&quot;);&quot;+&quot;;&quot;&quot;);10)));&quot;&quot;)">
            <text:p/>
          </table:table-cell>
          <table:table-cell table:style-name="ce99" table:formula="of:=IFERROR(IF([.$F135]=&quot;&quot;;&quot;&quot;;[$Mudslide_Commands.$E$32]&amp;&quot;send &quot;&amp;TRIM(SUBSTITUTE([.$AF135];&quot;+&quot;;&quot;&quot;)&amp;&quot; &quot;&amp;CHAR(34)&amp;[.$H135]&amp;CHAR(10)&amp;[.$I135]&amp;CHAR(10)&amp;[.$J135]&amp;CHAR(10)&amp;[.$K135]&amp;CHAR(10)&amp;[.$L135]&amp;CHAR(10)&amp;&quot;- Sent By Bot&quot;&amp;CHAR(34)&amp;CHAR(10)));&quot;&quot;)">
            <text:p/>
          </table:table-cell>
          <table:table-cell table:style-name="ce99" table:formula="of:=IFERROR(IF([.$F135]=&quot;&quot;;&quot;&quot;;[$Mudslide_Commands.$E$32]&amp;IF(SUMPRODUCT(--ISNUMBER(SEARCH([$Mudslide_Commands.$D$10:.$D$16];RIGHT(LOWER([.$M135]);4))))&gt;0;&quot;send-image &quot;; &quot;send-file &quot;)&amp;TRIM(SUBSTITUTE([.$AF135];&quot;+&quot;;&quot;&quot;)&amp;&quot; &quot;&amp;CHAR(34)&amp;[.$M135]&amp;CHAR(34)&amp;IF([.$S135]=&quot;&quot;;&quot;&quot;;&quot; --caption &quot;&amp;CHAR(34)&amp;[.$S135]&amp;CHAR(34))&amp;CHAR(10)));&quot;&quot;)">
            <text:p/>
          </table:table-cell>
          <table:table-cell table:style-name="ce60" table:formula="of:=IFERROR(IF([.$F135]=&quot;&quot;;&quot;&quot;;IF([.$M135]=&quot;&quot;;[.$AG135]&amp;CHAR(10);[.$AH135]&amp;CHAR(10)));&quot;&quot;)">
            <text:p/>
          </table:table-cell>
          <table:table-cell table:style-name="ce60"/>
          <table:table-cell table:style-name="ce60" table:formula="of:=IFERROR(IF(NOT(ISERROR(SEARCH(&quot;@g.us&quot;;[.$E135])));[.$G135];IF([.$G135]=&quot;&quot;;&quot;&quot;;IFERROR(IF([.$B135]=&quot;&quot;;[.$E$1];[.$B135]);&quot;&quot;)&amp;RIGHT(SUBSTITUTE(SUBSTITUTE(SUBSTITUTE([.$G135];&quot;-&quot;;&quot;&quot;);&quot; &quot;;&quot;&quot;);&quot;+&quot;;&quot;&quot;);10)));&quot;&quot;)">
            <text:p/>
          </table:table-cell>
          <table:table-cell table:style-name="ce99" table:formula="of:=IFERROR(IF([.$G135]=&quot;&quot;;&quot;&quot;;[$Mudslide_Commands.$E$32]&amp;&quot;send &quot;&amp;TRIM(SUBSTITUTE([.$AK135];&quot;+&quot;;&quot;&quot;)&amp;&quot; &quot;&amp;CHAR(34)&amp;[.$H135]&amp;CHAR(10)&amp;[.$I135]&amp;CHAR(10)&amp;[.$J135]&amp;CHAR(10)&amp;[.$K135]&amp;CHAR(10)&amp;[.$L135]&amp;CHAR(10)&amp;&quot;- Sent By Bot&quot;&amp;CHAR(34)&amp;CHAR(10)));&quot;&quot;)">
            <text:p/>
          </table:table-cell>
          <table:table-cell table:style-name="ce99" table:formula="of:=IFERROR(IF([.$G135]=&quot;&quot;;&quot;&quot;;[$Mudslide_Commands.$E$32]&amp;IF(SUMPRODUCT(--ISNUMBER(SEARCH([$Mudslide_Commands.$D$10:.$D$16];RIGHT(LOWER([.$M135]);4))))&gt;0;&quot;send-image &quot;; &quot;send-file &quot;)&amp;TRIM(SUBSTITUTE([.$AK135];&quot;+&quot;;&quot;&quot;)&amp;&quot; &quot;&amp;CHAR(34)&amp;[.$M135]&amp;CHAR(34)&amp;IF([.$S135]=&quot;&quot;;&quot;&quot;;&quot; --caption &quot;&amp;CHAR(34)&amp;[.$S135]&amp;CHAR(34))&amp;CHAR(10)));&quot;&quot;)">
            <text:p/>
          </table:table-cell>
          <table:table-cell table:style-name="ce60" table:formula="of:=IFERROR(IF([.$G135]=&quot;&quot;;&quot;&quot;;IF([.$M135]=&quot;&quot;;[.$AL135]&amp;CHAR(10);[.$AM135]&amp;CHAR(10)));&quot;&quot;)">
            <text:p/>
          </table:table-cell>
          <table:table-cell table:style-name="ce60"/>
          <table:table-cell table:style-name="ce116" table:formula="of:=[.AD135]&amp;[.AI135]&amp;[.AN13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6]&amp;[.F136]&amp;[.G136]=&quot;&quot;;&quot;&quot;;MAX([.$A$3:.$A135])+1);&quot;&quot;)">
            <text:p/>
          </table:table-cell>
          <table:table-cell table:style-name="ce9" table:formula="of:=IFERROR(TRIM(SUBSTITUTE(SUBSTITUTE(VLOOKUP([.C13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6]=&quot;&quot;;&quot;&quot;;TRIM(&quot;Dear *&quot;&amp;[.$D136]&amp;&quot;*&quot;))">
            <text:p/>
          </table:table-cell>
          <table:table-cell table:style-name="ce83" table:formula="of:=IF([.$E136]=&quot;&quot;;&quot;&quot;;&quot;~How Do You Do ?~&quot;)">
            <text:p/>
          </table:table-cell>
          <table:table-cell table:style-name="ce83" table:formula="of:=IF([.$E136]=&quot;&quot;;&quot;&quot;;&quot;_Have a great Day_&quot;)">
            <text:p/>
          </table:table-cell>
          <table:table-cell table:style-name="ce83" table:number-columns-repeated="2"/>
          <table:table-cell table:style-name="ce44" table:number-columns-spanned="6" table:number-rows-spanned="1">
            <draw:control draw:z-index="148" draw:name="BT_File_Selection_12_" draw:style-name="gr6" draw:text-style-name="P5" svg:width="1cm" svg:height="0.5cm" svg:x="0cm" svg:y="0cm" draw:control="control134"/>
          </table:table-cell>
          <table:covered-table-cell table:number-columns-repeated="5" table:style-name="ce48"/>
          <table:table-cell table:style-name="ce107" table:formula="of:=IF([.$M136]=&quot;&quot;;&quot;&quot;;IF([.$A13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6])));[.$E136];IF([.$E136]=&quot;&quot;;&quot;&quot;;IFERROR(IF([.$B136]=&quot;&quot;;[.$E$1];[.$B136]);&quot;&quot;)&amp;RIGHT(SUBSTITUTE(SUBSTITUTE(SUBSTITUTE([.$E136];&quot;-&quot;;&quot;&quot;);&quot; &quot;;&quot;&quot;);&quot;+&quot;;&quot;&quot;);10)));&quot;&quot;)">
            <text:p/>
          </table:table-cell>
          <table:table-cell table:style-name="ce99" table:formula="of:=IFERROR(IF([.$E136]=&quot;&quot;;&quot;&quot;;[$Mudslide_Commands.$E$32]&amp;&quot;send &quot;&amp;TRIM(SUBSTITUTE([.$AA136];&quot;+&quot;;&quot;&quot;)&amp;&quot; &quot;&amp;CHAR(34)&amp;[.$H136]&amp;CHAR(10)&amp;[.$I136]&amp;CHAR(10)&amp;[.$J136]&amp;CHAR(10)&amp;[.$K136]&amp;CHAR(10)&amp;[.$L136]&amp;CHAR(10)&amp;&quot;- Sent By Bot&quot;&amp;CHAR(34)&amp;CHAR(10)));&quot;&quot;)">
            <text:p/>
          </table:table-cell>
          <table:table-cell table:style-name="ce99" table:formula="of:=IFERROR(IF([.$E136]=&quot;&quot;;&quot;&quot;;[$Mudslide_Commands.$E$32]&amp;IF(SUMPRODUCT(--ISNUMBER(SEARCH([$Mudslide_Commands.$D$10:.$D$16];RIGHT(LOWER([.$M136]);4))))&gt;0;&quot;send-image &quot;; &quot;send-file &quot;)&amp;TRIM(SUBSTITUTE([.$AA136];&quot;+&quot;;&quot;&quot;)&amp;&quot; &quot;&amp;CHAR(34)&amp;[.$M136]&amp;CHAR(34)&amp;IF([.$S136]=&quot;&quot;;&quot;&quot;;&quot; --caption &quot;&amp;CHAR(34)&amp;[.$S136]&amp;CHAR(34))&amp;CHAR(10)));&quot;&quot;)">
            <text:p/>
          </table:table-cell>
          <table:table-cell table:style-name="ce60" table:formula="of:=IFERROR(IF([.$E136]=&quot;&quot;;&quot;&quot;;IF([.$M136]=&quot;&quot;;[.$AB136]&amp;CHAR(10);[.$AC136]&amp;CHAR(10)));&quot;&quot;)">
            <text:p/>
          </table:table-cell>
          <table:table-cell table:style-name="ce60"/>
          <table:table-cell table:style-name="ce60" table:formula="of:=IFERROR(IF(NOT(ISERROR(SEARCH(&quot;@g.us&quot;;[.$F136])));[.$F136];IF([.$F136]=&quot;&quot;;&quot;&quot;;IFERROR(IF([.$B136]=&quot;&quot;;[.$E$1];[.$B136]);&quot;&quot;)&amp;RIGHT(SUBSTITUTE(SUBSTITUTE(SUBSTITUTE([.$F136];&quot;-&quot;;&quot;&quot;);&quot; &quot;;&quot;&quot;);&quot;+&quot;;&quot;&quot;);10)));&quot;&quot;)">
            <text:p/>
          </table:table-cell>
          <table:table-cell table:style-name="ce99" table:formula="of:=IFERROR(IF([.$F136]=&quot;&quot;;&quot;&quot;;[$Mudslide_Commands.$E$32]&amp;&quot;send &quot;&amp;TRIM(SUBSTITUTE([.$AF136];&quot;+&quot;;&quot;&quot;)&amp;&quot; &quot;&amp;CHAR(34)&amp;[.$H136]&amp;CHAR(10)&amp;[.$I136]&amp;CHAR(10)&amp;[.$J136]&amp;CHAR(10)&amp;[.$K136]&amp;CHAR(10)&amp;[.$L136]&amp;CHAR(10)&amp;&quot;- Sent By Bot&quot;&amp;CHAR(34)&amp;CHAR(10)));&quot;&quot;)">
            <text:p/>
          </table:table-cell>
          <table:table-cell table:style-name="ce99" table:formula="of:=IFERROR(IF([.$F136]=&quot;&quot;;&quot;&quot;;[$Mudslide_Commands.$E$32]&amp;IF(SUMPRODUCT(--ISNUMBER(SEARCH([$Mudslide_Commands.$D$10:.$D$16];RIGHT(LOWER([.$M136]);4))))&gt;0;&quot;send-image &quot;; &quot;send-file &quot;)&amp;TRIM(SUBSTITUTE([.$AF136];&quot;+&quot;;&quot;&quot;)&amp;&quot; &quot;&amp;CHAR(34)&amp;[.$M136]&amp;CHAR(34)&amp;IF([.$S136]=&quot;&quot;;&quot;&quot;;&quot; --caption &quot;&amp;CHAR(34)&amp;[.$S136]&amp;CHAR(34))&amp;CHAR(10)));&quot;&quot;)">
            <text:p/>
          </table:table-cell>
          <table:table-cell table:style-name="ce60" table:formula="of:=IFERROR(IF([.$F136]=&quot;&quot;;&quot;&quot;;IF([.$M136]=&quot;&quot;;[.$AG136]&amp;CHAR(10);[.$AH136]&amp;CHAR(10)));&quot;&quot;)">
            <text:p/>
          </table:table-cell>
          <table:table-cell table:style-name="ce60"/>
          <table:table-cell table:style-name="ce60" table:formula="of:=IFERROR(IF(NOT(ISERROR(SEARCH(&quot;@g.us&quot;;[.$E136])));[.$G136];IF([.$G136]=&quot;&quot;;&quot;&quot;;IFERROR(IF([.$B136]=&quot;&quot;;[.$E$1];[.$B136]);&quot;&quot;)&amp;RIGHT(SUBSTITUTE(SUBSTITUTE(SUBSTITUTE([.$G136];&quot;-&quot;;&quot;&quot;);&quot; &quot;;&quot;&quot;);&quot;+&quot;;&quot;&quot;);10)));&quot;&quot;)">
            <text:p/>
          </table:table-cell>
          <table:table-cell table:style-name="ce99" table:formula="of:=IFERROR(IF([.$G136]=&quot;&quot;;&quot;&quot;;[$Mudslide_Commands.$E$32]&amp;&quot;send &quot;&amp;TRIM(SUBSTITUTE([.$AK136];&quot;+&quot;;&quot;&quot;)&amp;&quot; &quot;&amp;CHAR(34)&amp;[.$H136]&amp;CHAR(10)&amp;[.$I136]&amp;CHAR(10)&amp;[.$J136]&amp;CHAR(10)&amp;[.$K136]&amp;CHAR(10)&amp;[.$L136]&amp;CHAR(10)&amp;&quot;- Sent By Bot&quot;&amp;CHAR(34)&amp;CHAR(10)));&quot;&quot;)">
            <text:p/>
          </table:table-cell>
          <table:table-cell table:style-name="ce99" table:formula="of:=IFERROR(IF([.$G136]=&quot;&quot;;&quot;&quot;;[$Mudslide_Commands.$E$32]&amp;IF(SUMPRODUCT(--ISNUMBER(SEARCH([$Mudslide_Commands.$D$10:.$D$16];RIGHT(LOWER([.$M136]);4))))&gt;0;&quot;send-image &quot;; &quot;send-file &quot;)&amp;TRIM(SUBSTITUTE([.$AK136];&quot;+&quot;;&quot;&quot;)&amp;&quot; &quot;&amp;CHAR(34)&amp;[.$M136]&amp;CHAR(34)&amp;IF([.$S136]=&quot;&quot;;&quot;&quot;;&quot; --caption &quot;&amp;CHAR(34)&amp;[.$S136]&amp;CHAR(34))&amp;CHAR(10)));&quot;&quot;)">
            <text:p/>
          </table:table-cell>
          <table:table-cell table:style-name="ce60" table:formula="of:=IFERROR(IF([.$G136]=&quot;&quot;;&quot;&quot;;IF([.$M136]=&quot;&quot;;[.$AL136]&amp;CHAR(10);[.$AM136]&amp;CHAR(10)));&quot;&quot;)">
            <text:p/>
          </table:table-cell>
          <table:table-cell table:style-name="ce60"/>
          <table:table-cell table:style-name="ce116" table:formula="of:=[.AD136]&amp;[.AI136]&amp;[.AN13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7]&amp;[.F137]&amp;[.G137]=&quot;&quot;;&quot;&quot;;MAX([.$A$3:.$A136])+1);&quot;&quot;)">
            <text:p/>
          </table:table-cell>
          <table:table-cell table:style-name="ce9" table:formula="of:=IFERROR(TRIM(SUBSTITUTE(SUBSTITUTE(VLOOKUP([.C13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7]=&quot;&quot;;&quot;&quot;;TRIM(&quot;Dear *&quot;&amp;[.$D137]&amp;&quot;*&quot;))">
            <text:p/>
          </table:table-cell>
          <table:table-cell table:style-name="ce83" table:formula="of:=IF([.$E137]=&quot;&quot;;&quot;&quot;;&quot;~How Do You Do ?~&quot;)">
            <text:p/>
          </table:table-cell>
          <table:table-cell table:style-name="ce83" table:formula="of:=IF([.$E137]=&quot;&quot;;&quot;&quot;;&quot;_Have a great Day_&quot;)">
            <text:p/>
          </table:table-cell>
          <table:table-cell table:style-name="ce83" table:number-columns-repeated="2"/>
          <table:table-cell table:style-name="ce44" table:number-columns-spanned="6" table:number-rows-spanned="1">
            <draw:control draw:z-index="149" draw:name="BT_File_Selection_12_" draw:style-name="gr6" draw:text-style-name="P5" svg:width="1cm" svg:height="0.5cm" svg:x="0cm" svg:y="0cm" draw:control="control135"/>
          </table:table-cell>
          <table:covered-table-cell table:number-columns-repeated="5" table:style-name="ce48"/>
          <table:table-cell table:style-name="ce107" table:formula="of:=IF([.$M137]=&quot;&quot;;&quot;&quot;;IF([.$A13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7])));[.$E137];IF([.$E137]=&quot;&quot;;&quot;&quot;;IFERROR(IF([.$B137]=&quot;&quot;;[.$E$1];[.$B137]);&quot;&quot;)&amp;RIGHT(SUBSTITUTE(SUBSTITUTE(SUBSTITUTE([.$E137];&quot;-&quot;;&quot;&quot;);&quot; &quot;;&quot;&quot;);&quot;+&quot;;&quot;&quot;);10)));&quot;&quot;)">
            <text:p/>
          </table:table-cell>
          <table:table-cell table:style-name="ce99" table:formula="of:=IFERROR(IF([.$E137]=&quot;&quot;;&quot;&quot;;[$Mudslide_Commands.$E$32]&amp;&quot;send &quot;&amp;TRIM(SUBSTITUTE([.$AA137];&quot;+&quot;;&quot;&quot;)&amp;&quot; &quot;&amp;CHAR(34)&amp;[.$H137]&amp;CHAR(10)&amp;[.$I137]&amp;CHAR(10)&amp;[.$J137]&amp;CHAR(10)&amp;[.$K137]&amp;CHAR(10)&amp;[.$L137]&amp;CHAR(10)&amp;&quot;- Sent By Bot&quot;&amp;CHAR(34)&amp;CHAR(10)));&quot;&quot;)">
            <text:p/>
          </table:table-cell>
          <table:table-cell table:style-name="ce99" table:formula="of:=IFERROR(IF([.$E137]=&quot;&quot;;&quot;&quot;;[$Mudslide_Commands.$E$32]&amp;IF(SUMPRODUCT(--ISNUMBER(SEARCH([$Mudslide_Commands.$D$10:.$D$16];RIGHT(LOWER([.$M137]);4))))&gt;0;&quot;send-image &quot;; &quot;send-file &quot;)&amp;TRIM(SUBSTITUTE([.$AA137];&quot;+&quot;;&quot;&quot;)&amp;&quot; &quot;&amp;CHAR(34)&amp;[.$M137]&amp;CHAR(34)&amp;IF([.$S137]=&quot;&quot;;&quot;&quot;;&quot; --caption &quot;&amp;CHAR(34)&amp;[.$S137]&amp;CHAR(34))&amp;CHAR(10)));&quot;&quot;)">
            <text:p/>
          </table:table-cell>
          <table:table-cell table:style-name="ce60" table:formula="of:=IFERROR(IF([.$E137]=&quot;&quot;;&quot;&quot;;IF([.$M137]=&quot;&quot;;[.$AB137]&amp;CHAR(10);[.$AC137]&amp;CHAR(10)));&quot;&quot;)">
            <text:p/>
          </table:table-cell>
          <table:table-cell table:style-name="ce60"/>
          <table:table-cell table:style-name="ce60" table:formula="of:=IFERROR(IF(NOT(ISERROR(SEARCH(&quot;@g.us&quot;;[.$F137])));[.$F137];IF([.$F137]=&quot;&quot;;&quot;&quot;;IFERROR(IF([.$B137]=&quot;&quot;;[.$E$1];[.$B137]);&quot;&quot;)&amp;RIGHT(SUBSTITUTE(SUBSTITUTE(SUBSTITUTE([.$F137];&quot;-&quot;;&quot;&quot;);&quot; &quot;;&quot;&quot;);&quot;+&quot;;&quot;&quot;);10)));&quot;&quot;)">
            <text:p/>
          </table:table-cell>
          <table:table-cell table:style-name="ce99" table:formula="of:=IFERROR(IF([.$F137]=&quot;&quot;;&quot;&quot;;[$Mudslide_Commands.$E$32]&amp;&quot;send &quot;&amp;TRIM(SUBSTITUTE([.$AF137];&quot;+&quot;;&quot;&quot;)&amp;&quot; &quot;&amp;CHAR(34)&amp;[.$H137]&amp;CHAR(10)&amp;[.$I137]&amp;CHAR(10)&amp;[.$J137]&amp;CHAR(10)&amp;[.$K137]&amp;CHAR(10)&amp;[.$L137]&amp;CHAR(10)&amp;&quot;- Sent By Bot&quot;&amp;CHAR(34)&amp;CHAR(10)));&quot;&quot;)">
            <text:p/>
          </table:table-cell>
          <table:table-cell table:style-name="ce99" table:formula="of:=IFERROR(IF([.$F137]=&quot;&quot;;&quot;&quot;;[$Mudslide_Commands.$E$32]&amp;IF(SUMPRODUCT(--ISNUMBER(SEARCH([$Mudslide_Commands.$D$10:.$D$16];RIGHT(LOWER([.$M137]);4))))&gt;0;&quot;send-image &quot;; &quot;send-file &quot;)&amp;TRIM(SUBSTITUTE([.$AF137];&quot;+&quot;;&quot;&quot;)&amp;&quot; &quot;&amp;CHAR(34)&amp;[.$M137]&amp;CHAR(34)&amp;IF([.$S137]=&quot;&quot;;&quot;&quot;;&quot; --caption &quot;&amp;CHAR(34)&amp;[.$S137]&amp;CHAR(34))&amp;CHAR(10)));&quot;&quot;)">
            <text:p/>
          </table:table-cell>
          <table:table-cell table:style-name="ce60" table:formula="of:=IFERROR(IF([.$F137]=&quot;&quot;;&quot;&quot;;IF([.$M137]=&quot;&quot;;[.$AG137]&amp;CHAR(10);[.$AH137]&amp;CHAR(10)));&quot;&quot;)">
            <text:p/>
          </table:table-cell>
          <table:table-cell table:style-name="ce60"/>
          <table:table-cell table:style-name="ce60" table:formula="of:=IFERROR(IF(NOT(ISERROR(SEARCH(&quot;@g.us&quot;;[.$E137])));[.$G137];IF([.$G137]=&quot;&quot;;&quot;&quot;;IFERROR(IF([.$B137]=&quot;&quot;;[.$E$1];[.$B137]);&quot;&quot;)&amp;RIGHT(SUBSTITUTE(SUBSTITUTE(SUBSTITUTE([.$G137];&quot;-&quot;;&quot;&quot;);&quot; &quot;;&quot;&quot;);&quot;+&quot;;&quot;&quot;);10)));&quot;&quot;)">
            <text:p/>
          </table:table-cell>
          <table:table-cell table:style-name="ce99" table:formula="of:=IFERROR(IF([.$G137]=&quot;&quot;;&quot;&quot;;[$Mudslide_Commands.$E$32]&amp;&quot;send &quot;&amp;TRIM(SUBSTITUTE([.$AK137];&quot;+&quot;;&quot;&quot;)&amp;&quot; &quot;&amp;CHAR(34)&amp;[.$H137]&amp;CHAR(10)&amp;[.$I137]&amp;CHAR(10)&amp;[.$J137]&amp;CHAR(10)&amp;[.$K137]&amp;CHAR(10)&amp;[.$L137]&amp;CHAR(10)&amp;&quot;- Sent By Bot&quot;&amp;CHAR(34)&amp;CHAR(10)));&quot;&quot;)">
            <text:p/>
          </table:table-cell>
          <table:table-cell table:style-name="ce99" table:formula="of:=IFERROR(IF([.$G137]=&quot;&quot;;&quot;&quot;;[$Mudslide_Commands.$E$32]&amp;IF(SUMPRODUCT(--ISNUMBER(SEARCH([$Mudslide_Commands.$D$10:.$D$16];RIGHT(LOWER([.$M137]);4))))&gt;0;&quot;send-image &quot;; &quot;send-file &quot;)&amp;TRIM(SUBSTITUTE([.$AK137];&quot;+&quot;;&quot;&quot;)&amp;&quot; &quot;&amp;CHAR(34)&amp;[.$M137]&amp;CHAR(34)&amp;IF([.$S137]=&quot;&quot;;&quot;&quot;;&quot; --caption &quot;&amp;CHAR(34)&amp;[.$S137]&amp;CHAR(34))&amp;CHAR(10)));&quot;&quot;)">
            <text:p/>
          </table:table-cell>
          <table:table-cell table:style-name="ce60" table:formula="of:=IFERROR(IF([.$G137]=&quot;&quot;;&quot;&quot;;IF([.$M137]=&quot;&quot;;[.$AL137]&amp;CHAR(10);[.$AM137]&amp;CHAR(10)));&quot;&quot;)">
            <text:p/>
          </table:table-cell>
          <table:table-cell table:style-name="ce60"/>
          <table:table-cell table:style-name="ce116" table:formula="of:=[.AD137]&amp;[.AI137]&amp;[.AN13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8]&amp;[.F138]&amp;[.G138]=&quot;&quot;;&quot;&quot;;MAX([.$A$3:.$A137])+1);&quot;&quot;)">
            <text:p/>
          </table:table-cell>
          <table:table-cell table:style-name="ce9" table:formula="of:=IFERROR(TRIM(SUBSTITUTE(SUBSTITUTE(VLOOKUP([.C13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8]=&quot;&quot;;&quot;&quot;;TRIM(&quot;Dear *&quot;&amp;[.$D138]&amp;&quot;*&quot;))">
            <text:p/>
          </table:table-cell>
          <table:table-cell table:style-name="ce83" table:formula="of:=IF([.$E138]=&quot;&quot;;&quot;&quot;;&quot;~How Do You Do ?~&quot;)">
            <text:p/>
          </table:table-cell>
          <table:table-cell table:style-name="ce83" table:formula="of:=IF([.$E138]=&quot;&quot;;&quot;&quot;;&quot;_Have a great Day_&quot;)">
            <text:p/>
          </table:table-cell>
          <table:table-cell table:style-name="ce83" table:number-columns-repeated="2"/>
          <table:table-cell table:style-name="ce44" table:number-columns-spanned="6" table:number-rows-spanned="1">
            <draw:control draw:z-index="150" draw:name="BT_File_Selection_12_" draw:style-name="gr6" draw:text-style-name="P5" svg:width="1cm" svg:height="0.5cm" svg:x="0cm" svg:y="0cm" draw:control="control136"/>
          </table:table-cell>
          <table:covered-table-cell table:number-columns-repeated="5" table:style-name="ce48"/>
          <table:table-cell table:style-name="ce107" table:formula="of:=IF([.$M138]=&quot;&quot;;&quot;&quot;;IF([.$A13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8])));[.$E138];IF([.$E138]=&quot;&quot;;&quot;&quot;;IFERROR(IF([.$B138]=&quot;&quot;;[.$E$1];[.$B138]);&quot;&quot;)&amp;RIGHT(SUBSTITUTE(SUBSTITUTE(SUBSTITUTE([.$E138];&quot;-&quot;;&quot;&quot;);&quot; &quot;;&quot;&quot;);&quot;+&quot;;&quot;&quot;);10)));&quot;&quot;)">
            <text:p/>
          </table:table-cell>
          <table:table-cell table:style-name="ce99" table:formula="of:=IFERROR(IF([.$E138]=&quot;&quot;;&quot;&quot;;[$Mudslide_Commands.$E$32]&amp;&quot;send &quot;&amp;TRIM(SUBSTITUTE([.$AA138];&quot;+&quot;;&quot;&quot;)&amp;&quot; &quot;&amp;CHAR(34)&amp;[.$H138]&amp;CHAR(10)&amp;[.$I138]&amp;CHAR(10)&amp;[.$J138]&amp;CHAR(10)&amp;[.$K138]&amp;CHAR(10)&amp;[.$L138]&amp;CHAR(10)&amp;&quot;- Sent By Bot&quot;&amp;CHAR(34)&amp;CHAR(10)));&quot;&quot;)">
            <text:p/>
          </table:table-cell>
          <table:table-cell table:style-name="ce99" table:formula="of:=IFERROR(IF([.$E138]=&quot;&quot;;&quot;&quot;;[$Mudslide_Commands.$E$32]&amp;IF(SUMPRODUCT(--ISNUMBER(SEARCH([$Mudslide_Commands.$D$10:.$D$16];RIGHT(LOWER([.$M138]);4))))&gt;0;&quot;send-image &quot;; &quot;send-file &quot;)&amp;TRIM(SUBSTITUTE([.$AA138];&quot;+&quot;;&quot;&quot;)&amp;&quot; &quot;&amp;CHAR(34)&amp;[.$M138]&amp;CHAR(34)&amp;IF([.$S138]=&quot;&quot;;&quot;&quot;;&quot; --caption &quot;&amp;CHAR(34)&amp;[.$S138]&amp;CHAR(34))&amp;CHAR(10)));&quot;&quot;)">
            <text:p/>
          </table:table-cell>
          <table:table-cell table:style-name="ce60" table:formula="of:=IFERROR(IF([.$E138]=&quot;&quot;;&quot;&quot;;IF([.$M138]=&quot;&quot;;[.$AB138]&amp;CHAR(10);[.$AC138]&amp;CHAR(10)));&quot;&quot;)">
            <text:p/>
          </table:table-cell>
          <table:table-cell table:style-name="ce60"/>
          <table:table-cell table:style-name="ce60" table:formula="of:=IFERROR(IF(NOT(ISERROR(SEARCH(&quot;@g.us&quot;;[.$F138])));[.$F138];IF([.$F138]=&quot;&quot;;&quot;&quot;;IFERROR(IF([.$B138]=&quot;&quot;;[.$E$1];[.$B138]);&quot;&quot;)&amp;RIGHT(SUBSTITUTE(SUBSTITUTE(SUBSTITUTE([.$F138];&quot;-&quot;;&quot;&quot;);&quot; &quot;;&quot;&quot;);&quot;+&quot;;&quot;&quot;);10)));&quot;&quot;)">
            <text:p/>
          </table:table-cell>
          <table:table-cell table:style-name="ce99" table:formula="of:=IFERROR(IF([.$F138]=&quot;&quot;;&quot;&quot;;[$Mudslide_Commands.$E$32]&amp;&quot;send &quot;&amp;TRIM(SUBSTITUTE([.$AF138];&quot;+&quot;;&quot;&quot;)&amp;&quot; &quot;&amp;CHAR(34)&amp;[.$H138]&amp;CHAR(10)&amp;[.$I138]&amp;CHAR(10)&amp;[.$J138]&amp;CHAR(10)&amp;[.$K138]&amp;CHAR(10)&amp;[.$L138]&amp;CHAR(10)&amp;&quot;- Sent By Bot&quot;&amp;CHAR(34)&amp;CHAR(10)));&quot;&quot;)">
            <text:p/>
          </table:table-cell>
          <table:table-cell table:style-name="ce99" table:formula="of:=IFERROR(IF([.$F138]=&quot;&quot;;&quot;&quot;;[$Mudslide_Commands.$E$32]&amp;IF(SUMPRODUCT(--ISNUMBER(SEARCH([$Mudslide_Commands.$D$10:.$D$16];RIGHT(LOWER([.$M138]);4))))&gt;0;&quot;send-image &quot;; &quot;send-file &quot;)&amp;TRIM(SUBSTITUTE([.$AF138];&quot;+&quot;;&quot;&quot;)&amp;&quot; &quot;&amp;CHAR(34)&amp;[.$M138]&amp;CHAR(34)&amp;IF([.$S138]=&quot;&quot;;&quot;&quot;;&quot; --caption &quot;&amp;CHAR(34)&amp;[.$S138]&amp;CHAR(34))&amp;CHAR(10)));&quot;&quot;)">
            <text:p/>
          </table:table-cell>
          <table:table-cell table:style-name="ce60" table:formula="of:=IFERROR(IF([.$F138]=&quot;&quot;;&quot;&quot;;IF([.$M138]=&quot;&quot;;[.$AG138]&amp;CHAR(10);[.$AH138]&amp;CHAR(10)));&quot;&quot;)">
            <text:p/>
          </table:table-cell>
          <table:table-cell table:style-name="ce60"/>
          <table:table-cell table:style-name="ce60" table:formula="of:=IFERROR(IF(NOT(ISERROR(SEARCH(&quot;@g.us&quot;;[.$E138])));[.$G138];IF([.$G138]=&quot;&quot;;&quot;&quot;;IFERROR(IF([.$B138]=&quot;&quot;;[.$E$1];[.$B138]);&quot;&quot;)&amp;RIGHT(SUBSTITUTE(SUBSTITUTE(SUBSTITUTE([.$G138];&quot;-&quot;;&quot;&quot;);&quot; &quot;;&quot;&quot;);&quot;+&quot;;&quot;&quot;);10)));&quot;&quot;)">
            <text:p/>
          </table:table-cell>
          <table:table-cell table:style-name="ce99" table:formula="of:=IFERROR(IF([.$G138]=&quot;&quot;;&quot;&quot;;[$Mudslide_Commands.$E$32]&amp;&quot;send &quot;&amp;TRIM(SUBSTITUTE([.$AK138];&quot;+&quot;;&quot;&quot;)&amp;&quot; &quot;&amp;CHAR(34)&amp;[.$H138]&amp;CHAR(10)&amp;[.$I138]&amp;CHAR(10)&amp;[.$J138]&amp;CHAR(10)&amp;[.$K138]&amp;CHAR(10)&amp;[.$L138]&amp;CHAR(10)&amp;&quot;- Sent By Bot&quot;&amp;CHAR(34)&amp;CHAR(10)));&quot;&quot;)">
            <text:p/>
          </table:table-cell>
          <table:table-cell table:style-name="ce99" table:formula="of:=IFERROR(IF([.$G138]=&quot;&quot;;&quot;&quot;;[$Mudslide_Commands.$E$32]&amp;IF(SUMPRODUCT(--ISNUMBER(SEARCH([$Mudslide_Commands.$D$10:.$D$16];RIGHT(LOWER([.$M138]);4))))&gt;0;&quot;send-image &quot;; &quot;send-file &quot;)&amp;TRIM(SUBSTITUTE([.$AK138];&quot;+&quot;;&quot;&quot;)&amp;&quot; &quot;&amp;CHAR(34)&amp;[.$M138]&amp;CHAR(34)&amp;IF([.$S138]=&quot;&quot;;&quot;&quot;;&quot; --caption &quot;&amp;CHAR(34)&amp;[.$S138]&amp;CHAR(34))&amp;CHAR(10)));&quot;&quot;)">
            <text:p/>
          </table:table-cell>
          <table:table-cell table:style-name="ce60" table:formula="of:=IFERROR(IF([.$G138]=&quot;&quot;;&quot;&quot;;IF([.$M138]=&quot;&quot;;[.$AL138]&amp;CHAR(10);[.$AM138]&amp;CHAR(10)));&quot;&quot;)">
            <text:p/>
          </table:table-cell>
          <table:table-cell table:style-name="ce60"/>
          <table:table-cell table:style-name="ce116" table:formula="of:=[.AD138]&amp;[.AI138]&amp;[.AN13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39]&amp;[.F139]&amp;[.G139]=&quot;&quot;;&quot;&quot;;MAX([.$A$3:.$A138])+1);&quot;&quot;)">
            <text:p/>
          </table:table-cell>
          <table:table-cell table:style-name="ce9" table:formula="of:=IFERROR(TRIM(SUBSTITUTE(SUBSTITUTE(VLOOKUP([.C13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39]=&quot;&quot;;&quot;&quot;;TRIM(&quot;Dear *&quot;&amp;[.$D139]&amp;&quot;*&quot;))">
            <text:p/>
          </table:table-cell>
          <table:table-cell table:style-name="ce83" table:formula="of:=IF([.$E139]=&quot;&quot;;&quot;&quot;;&quot;~How Do You Do ?~&quot;)">
            <text:p/>
          </table:table-cell>
          <table:table-cell table:style-name="ce83" table:formula="of:=IF([.$E139]=&quot;&quot;;&quot;&quot;;&quot;_Have a great Day_&quot;)">
            <text:p/>
          </table:table-cell>
          <table:table-cell table:style-name="ce83" table:number-columns-repeated="2"/>
          <table:table-cell table:style-name="ce44" table:number-columns-spanned="6" table:number-rows-spanned="1">
            <draw:control draw:z-index="151" draw:name="BT_File_Selection_12_" draw:style-name="gr6" draw:text-style-name="P5" svg:width="1cm" svg:height="0.5cm" svg:x="0cm" svg:y="0cm" draw:control="control137"/>
          </table:table-cell>
          <table:covered-table-cell table:number-columns-repeated="5" table:style-name="ce48"/>
          <table:table-cell table:style-name="ce107" table:formula="of:=IF([.$M139]=&quot;&quot;;&quot;&quot;;IF([.$A13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39])));[.$E139];IF([.$E139]=&quot;&quot;;&quot;&quot;;IFERROR(IF([.$B139]=&quot;&quot;;[.$E$1];[.$B139]);&quot;&quot;)&amp;RIGHT(SUBSTITUTE(SUBSTITUTE(SUBSTITUTE([.$E139];&quot;-&quot;;&quot;&quot;);&quot; &quot;;&quot;&quot;);&quot;+&quot;;&quot;&quot;);10)));&quot;&quot;)">
            <text:p/>
          </table:table-cell>
          <table:table-cell table:style-name="ce99" table:formula="of:=IFERROR(IF([.$E139]=&quot;&quot;;&quot;&quot;;[$Mudslide_Commands.$E$32]&amp;&quot;send &quot;&amp;TRIM(SUBSTITUTE([.$AA139];&quot;+&quot;;&quot;&quot;)&amp;&quot; &quot;&amp;CHAR(34)&amp;[.$H139]&amp;CHAR(10)&amp;[.$I139]&amp;CHAR(10)&amp;[.$J139]&amp;CHAR(10)&amp;[.$K139]&amp;CHAR(10)&amp;[.$L139]&amp;CHAR(10)&amp;&quot;- Sent By Bot&quot;&amp;CHAR(34)&amp;CHAR(10)));&quot;&quot;)">
            <text:p/>
          </table:table-cell>
          <table:table-cell table:style-name="ce99" table:formula="of:=IFERROR(IF([.$E139]=&quot;&quot;;&quot;&quot;;[$Mudslide_Commands.$E$32]&amp;IF(SUMPRODUCT(--ISNUMBER(SEARCH([$Mudslide_Commands.$D$10:.$D$16];RIGHT(LOWER([.$M139]);4))))&gt;0;&quot;send-image &quot;; &quot;send-file &quot;)&amp;TRIM(SUBSTITUTE([.$AA139];&quot;+&quot;;&quot;&quot;)&amp;&quot; &quot;&amp;CHAR(34)&amp;[.$M139]&amp;CHAR(34)&amp;IF([.$S139]=&quot;&quot;;&quot;&quot;;&quot; --caption &quot;&amp;CHAR(34)&amp;[.$S139]&amp;CHAR(34))&amp;CHAR(10)));&quot;&quot;)">
            <text:p/>
          </table:table-cell>
          <table:table-cell table:style-name="ce60" table:formula="of:=IFERROR(IF([.$E139]=&quot;&quot;;&quot;&quot;;IF([.$M139]=&quot;&quot;;[.$AB139]&amp;CHAR(10);[.$AC139]&amp;CHAR(10)));&quot;&quot;)">
            <text:p/>
          </table:table-cell>
          <table:table-cell table:style-name="ce60"/>
          <table:table-cell table:style-name="ce60" table:formula="of:=IFERROR(IF(NOT(ISERROR(SEARCH(&quot;@g.us&quot;;[.$F139])));[.$F139];IF([.$F139]=&quot;&quot;;&quot;&quot;;IFERROR(IF([.$B139]=&quot;&quot;;[.$E$1];[.$B139]);&quot;&quot;)&amp;RIGHT(SUBSTITUTE(SUBSTITUTE(SUBSTITUTE([.$F139];&quot;-&quot;;&quot;&quot;);&quot; &quot;;&quot;&quot;);&quot;+&quot;;&quot;&quot;);10)));&quot;&quot;)">
            <text:p/>
          </table:table-cell>
          <table:table-cell table:style-name="ce99" table:formula="of:=IFERROR(IF([.$F139]=&quot;&quot;;&quot;&quot;;[$Mudslide_Commands.$E$32]&amp;&quot;send &quot;&amp;TRIM(SUBSTITUTE([.$AF139];&quot;+&quot;;&quot;&quot;)&amp;&quot; &quot;&amp;CHAR(34)&amp;[.$H139]&amp;CHAR(10)&amp;[.$I139]&amp;CHAR(10)&amp;[.$J139]&amp;CHAR(10)&amp;[.$K139]&amp;CHAR(10)&amp;[.$L139]&amp;CHAR(10)&amp;&quot;- Sent By Bot&quot;&amp;CHAR(34)&amp;CHAR(10)));&quot;&quot;)">
            <text:p/>
          </table:table-cell>
          <table:table-cell table:style-name="ce99" table:formula="of:=IFERROR(IF([.$F139]=&quot;&quot;;&quot;&quot;;[$Mudslide_Commands.$E$32]&amp;IF(SUMPRODUCT(--ISNUMBER(SEARCH([$Mudslide_Commands.$D$10:.$D$16];RIGHT(LOWER([.$M139]);4))))&gt;0;&quot;send-image &quot;; &quot;send-file &quot;)&amp;TRIM(SUBSTITUTE([.$AF139];&quot;+&quot;;&quot;&quot;)&amp;&quot; &quot;&amp;CHAR(34)&amp;[.$M139]&amp;CHAR(34)&amp;IF([.$S139]=&quot;&quot;;&quot;&quot;;&quot; --caption &quot;&amp;CHAR(34)&amp;[.$S139]&amp;CHAR(34))&amp;CHAR(10)));&quot;&quot;)">
            <text:p/>
          </table:table-cell>
          <table:table-cell table:style-name="ce60" table:formula="of:=IFERROR(IF([.$F139]=&quot;&quot;;&quot;&quot;;IF([.$M139]=&quot;&quot;;[.$AG139]&amp;CHAR(10);[.$AH139]&amp;CHAR(10)));&quot;&quot;)">
            <text:p/>
          </table:table-cell>
          <table:table-cell table:style-name="ce60"/>
          <table:table-cell table:style-name="ce60" table:formula="of:=IFERROR(IF(NOT(ISERROR(SEARCH(&quot;@g.us&quot;;[.$E139])));[.$G139];IF([.$G139]=&quot;&quot;;&quot;&quot;;IFERROR(IF([.$B139]=&quot;&quot;;[.$E$1];[.$B139]);&quot;&quot;)&amp;RIGHT(SUBSTITUTE(SUBSTITUTE(SUBSTITUTE([.$G139];&quot;-&quot;;&quot;&quot;);&quot; &quot;;&quot;&quot;);&quot;+&quot;;&quot;&quot;);10)));&quot;&quot;)">
            <text:p/>
          </table:table-cell>
          <table:table-cell table:style-name="ce99" table:formula="of:=IFERROR(IF([.$G139]=&quot;&quot;;&quot;&quot;;[$Mudslide_Commands.$E$32]&amp;&quot;send &quot;&amp;TRIM(SUBSTITUTE([.$AK139];&quot;+&quot;;&quot;&quot;)&amp;&quot; &quot;&amp;CHAR(34)&amp;[.$H139]&amp;CHAR(10)&amp;[.$I139]&amp;CHAR(10)&amp;[.$J139]&amp;CHAR(10)&amp;[.$K139]&amp;CHAR(10)&amp;[.$L139]&amp;CHAR(10)&amp;&quot;- Sent By Bot&quot;&amp;CHAR(34)&amp;CHAR(10)));&quot;&quot;)">
            <text:p/>
          </table:table-cell>
          <table:table-cell table:style-name="ce99" table:formula="of:=IFERROR(IF([.$G139]=&quot;&quot;;&quot;&quot;;[$Mudslide_Commands.$E$32]&amp;IF(SUMPRODUCT(--ISNUMBER(SEARCH([$Mudslide_Commands.$D$10:.$D$16];RIGHT(LOWER([.$M139]);4))))&gt;0;&quot;send-image &quot;; &quot;send-file &quot;)&amp;TRIM(SUBSTITUTE([.$AK139];&quot;+&quot;;&quot;&quot;)&amp;&quot; &quot;&amp;CHAR(34)&amp;[.$M139]&amp;CHAR(34)&amp;IF([.$S139]=&quot;&quot;;&quot;&quot;;&quot; --caption &quot;&amp;CHAR(34)&amp;[.$S139]&amp;CHAR(34))&amp;CHAR(10)));&quot;&quot;)">
            <text:p/>
          </table:table-cell>
          <table:table-cell table:style-name="ce60" table:formula="of:=IFERROR(IF([.$G139]=&quot;&quot;;&quot;&quot;;IF([.$M139]=&quot;&quot;;[.$AL139]&amp;CHAR(10);[.$AM139]&amp;CHAR(10)));&quot;&quot;)">
            <text:p/>
          </table:table-cell>
          <table:table-cell table:style-name="ce60"/>
          <table:table-cell table:style-name="ce116" table:formula="of:=[.AD139]&amp;[.AI139]&amp;[.AN13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0]&amp;[.F140]&amp;[.G140]=&quot;&quot;;&quot;&quot;;MAX([.$A$3:.$A139])+1);&quot;&quot;)">
            <text:p/>
          </table:table-cell>
          <table:table-cell table:style-name="ce9" table:formula="of:=IFERROR(TRIM(SUBSTITUTE(SUBSTITUTE(VLOOKUP([.C14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0]=&quot;&quot;;&quot;&quot;;TRIM(&quot;Dear *&quot;&amp;[.$D140]&amp;&quot;*&quot;))">
            <text:p/>
          </table:table-cell>
          <table:table-cell table:style-name="ce83" table:formula="of:=IF([.$E140]=&quot;&quot;;&quot;&quot;;&quot;~How Do You Do ?~&quot;)">
            <text:p/>
          </table:table-cell>
          <table:table-cell table:style-name="ce83" table:formula="of:=IF([.$E140]=&quot;&quot;;&quot;&quot;;&quot;_Have a great Day_&quot;)">
            <text:p/>
          </table:table-cell>
          <table:table-cell table:style-name="ce83" table:number-columns-repeated="2"/>
          <table:table-cell table:style-name="ce44" table:number-columns-spanned="6" table:number-rows-spanned="1">
            <draw:control draw:z-index="152" draw:name="BT_File_Selection_12_" draw:style-name="gr6" draw:text-style-name="P5" svg:width="1cm" svg:height="0.5cm" svg:x="0cm" svg:y="0cm" draw:control="control138"/>
          </table:table-cell>
          <table:covered-table-cell table:number-columns-repeated="5" table:style-name="ce48"/>
          <table:table-cell table:style-name="ce107" table:formula="of:=IF([.$M140]=&quot;&quot;;&quot;&quot;;IF([.$A14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0])));[.$E140];IF([.$E140]=&quot;&quot;;&quot;&quot;;IFERROR(IF([.$B140]=&quot;&quot;;[.$E$1];[.$B140]);&quot;&quot;)&amp;RIGHT(SUBSTITUTE(SUBSTITUTE(SUBSTITUTE([.$E140];&quot;-&quot;;&quot;&quot;);&quot; &quot;;&quot;&quot;);&quot;+&quot;;&quot;&quot;);10)));&quot;&quot;)">
            <text:p/>
          </table:table-cell>
          <table:table-cell table:style-name="ce99" table:formula="of:=IFERROR(IF([.$E140]=&quot;&quot;;&quot;&quot;;[$Mudslide_Commands.$E$32]&amp;&quot;send &quot;&amp;TRIM(SUBSTITUTE([.$AA140];&quot;+&quot;;&quot;&quot;)&amp;&quot; &quot;&amp;CHAR(34)&amp;[.$H140]&amp;CHAR(10)&amp;[.$I140]&amp;CHAR(10)&amp;[.$J140]&amp;CHAR(10)&amp;[.$K140]&amp;CHAR(10)&amp;[.$L140]&amp;CHAR(10)&amp;&quot;- Sent By Bot&quot;&amp;CHAR(34)&amp;CHAR(10)));&quot;&quot;)">
            <text:p/>
          </table:table-cell>
          <table:table-cell table:style-name="ce99" table:formula="of:=IFERROR(IF([.$E140]=&quot;&quot;;&quot;&quot;;[$Mudslide_Commands.$E$32]&amp;IF(SUMPRODUCT(--ISNUMBER(SEARCH([$Mudslide_Commands.$D$10:.$D$16];RIGHT(LOWER([.$M140]);4))))&gt;0;&quot;send-image &quot;; &quot;send-file &quot;)&amp;TRIM(SUBSTITUTE([.$AA140];&quot;+&quot;;&quot;&quot;)&amp;&quot; &quot;&amp;CHAR(34)&amp;[.$M140]&amp;CHAR(34)&amp;IF([.$S140]=&quot;&quot;;&quot;&quot;;&quot; --caption &quot;&amp;CHAR(34)&amp;[.$S140]&amp;CHAR(34))&amp;CHAR(10)));&quot;&quot;)">
            <text:p/>
          </table:table-cell>
          <table:table-cell table:style-name="ce60" table:formula="of:=IFERROR(IF([.$E140]=&quot;&quot;;&quot;&quot;;IF([.$M140]=&quot;&quot;;[.$AB140]&amp;CHAR(10);[.$AC140]&amp;CHAR(10)));&quot;&quot;)">
            <text:p/>
          </table:table-cell>
          <table:table-cell table:style-name="ce60"/>
          <table:table-cell table:style-name="ce60" table:formula="of:=IFERROR(IF(NOT(ISERROR(SEARCH(&quot;@g.us&quot;;[.$F140])));[.$F140];IF([.$F140]=&quot;&quot;;&quot;&quot;;IFERROR(IF([.$B140]=&quot;&quot;;[.$E$1];[.$B140]);&quot;&quot;)&amp;RIGHT(SUBSTITUTE(SUBSTITUTE(SUBSTITUTE([.$F140];&quot;-&quot;;&quot;&quot;);&quot; &quot;;&quot;&quot;);&quot;+&quot;;&quot;&quot;);10)));&quot;&quot;)">
            <text:p/>
          </table:table-cell>
          <table:table-cell table:style-name="ce99" table:formula="of:=IFERROR(IF([.$F140]=&quot;&quot;;&quot;&quot;;[$Mudslide_Commands.$E$32]&amp;&quot;send &quot;&amp;TRIM(SUBSTITUTE([.$AF140];&quot;+&quot;;&quot;&quot;)&amp;&quot; &quot;&amp;CHAR(34)&amp;[.$H140]&amp;CHAR(10)&amp;[.$I140]&amp;CHAR(10)&amp;[.$J140]&amp;CHAR(10)&amp;[.$K140]&amp;CHAR(10)&amp;[.$L140]&amp;CHAR(10)&amp;&quot;- Sent By Bot&quot;&amp;CHAR(34)&amp;CHAR(10)));&quot;&quot;)">
            <text:p/>
          </table:table-cell>
          <table:table-cell table:style-name="ce99" table:formula="of:=IFERROR(IF([.$F140]=&quot;&quot;;&quot;&quot;;[$Mudslide_Commands.$E$32]&amp;IF(SUMPRODUCT(--ISNUMBER(SEARCH([$Mudslide_Commands.$D$10:.$D$16];RIGHT(LOWER([.$M140]);4))))&gt;0;&quot;send-image &quot;; &quot;send-file &quot;)&amp;TRIM(SUBSTITUTE([.$AF140];&quot;+&quot;;&quot;&quot;)&amp;&quot; &quot;&amp;CHAR(34)&amp;[.$M140]&amp;CHAR(34)&amp;IF([.$S140]=&quot;&quot;;&quot;&quot;;&quot; --caption &quot;&amp;CHAR(34)&amp;[.$S140]&amp;CHAR(34))&amp;CHAR(10)));&quot;&quot;)">
            <text:p/>
          </table:table-cell>
          <table:table-cell table:style-name="ce60" table:formula="of:=IFERROR(IF([.$F140]=&quot;&quot;;&quot;&quot;;IF([.$M140]=&quot;&quot;;[.$AG140]&amp;CHAR(10);[.$AH140]&amp;CHAR(10)));&quot;&quot;)">
            <text:p/>
          </table:table-cell>
          <table:table-cell table:style-name="ce60"/>
          <table:table-cell table:style-name="ce60" table:formula="of:=IFERROR(IF(NOT(ISERROR(SEARCH(&quot;@g.us&quot;;[.$E140])));[.$G140];IF([.$G140]=&quot;&quot;;&quot;&quot;;IFERROR(IF([.$B140]=&quot;&quot;;[.$E$1];[.$B140]);&quot;&quot;)&amp;RIGHT(SUBSTITUTE(SUBSTITUTE(SUBSTITUTE([.$G140];&quot;-&quot;;&quot;&quot;);&quot; &quot;;&quot;&quot;);&quot;+&quot;;&quot;&quot;);10)));&quot;&quot;)">
            <text:p/>
          </table:table-cell>
          <table:table-cell table:style-name="ce99" table:formula="of:=IFERROR(IF([.$G140]=&quot;&quot;;&quot;&quot;;[$Mudslide_Commands.$E$32]&amp;&quot;send &quot;&amp;TRIM(SUBSTITUTE([.$AK140];&quot;+&quot;;&quot;&quot;)&amp;&quot; &quot;&amp;CHAR(34)&amp;[.$H140]&amp;CHAR(10)&amp;[.$I140]&amp;CHAR(10)&amp;[.$J140]&amp;CHAR(10)&amp;[.$K140]&amp;CHAR(10)&amp;[.$L140]&amp;CHAR(10)&amp;&quot;- Sent By Bot&quot;&amp;CHAR(34)&amp;CHAR(10)));&quot;&quot;)">
            <text:p/>
          </table:table-cell>
          <table:table-cell table:style-name="ce99" table:formula="of:=IFERROR(IF([.$G140]=&quot;&quot;;&quot;&quot;;[$Mudslide_Commands.$E$32]&amp;IF(SUMPRODUCT(--ISNUMBER(SEARCH([$Mudslide_Commands.$D$10:.$D$16];RIGHT(LOWER([.$M140]);4))))&gt;0;&quot;send-image &quot;; &quot;send-file &quot;)&amp;TRIM(SUBSTITUTE([.$AK140];&quot;+&quot;;&quot;&quot;)&amp;&quot; &quot;&amp;CHAR(34)&amp;[.$M140]&amp;CHAR(34)&amp;IF([.$S140]=&quot;&quot;;&quot;&quot;;&quot; --caption &quot;&amp;CHAR(34)&amp;[.$S140]&amp;CHAR(34))&amp;CHAR(10)));&quot;&quot;)">
            <text:p/>
          </table:table-cell>
          <table:table-cell table:style-name="ce60" table:formula="of:=IFERROR(IF([.$G140]=&quot;&quot;;&quot;&quot;;IF([.$M140]=&quot;&quot;;[.$AL140]&amp;CHAR(10);[.$AM140]&amp;CHAR(10)));&quot;&quot;)">
            <text:p/>
          </table:table-cell>
          <table:table-cell table:style-name="ce60"/>
          <table:table-cell table:style-name="ce116" table:formula="of:=[.AD140]&amp;[.AI140]&amp;[.AN14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1]&amp;[.F141]&amp;[.G141]=&quot;&quot;;&quot;&quot;;MAX([.$A$3:.$A140])+1);&quot;&quot;)">
            <text:p/>
          </table:table-cell>
          <table:table-cell table:style-name="ce9" table:formula="of:=IFERROR(TRIM(SUBSTITUTE(SUBSTITUTE(VLOOKUP([.C14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1]=&quot;&quot;;&quot;&quot;;TRIM(&quot;Dear *&quot;&amp;[.$D141]&amp;&quot;*&quot;))">
            <text:p/>
          </table:table-cell>
          <table:table-cell table:style-name="ce83" table:formula="of:=IF([.$E141]=&quot;&quot;;&quot;&quot;;&quot;~How Do You Do ?~&quot;)">
            <text:p/>
          </table:table-cell>
          <table:table-cell table:style-name="ce83" table:formula="of:=IF([.$E141]=&quot;&quot;;&quot;&quot;;&quot;_Have a great Day_&quot;)">
            <text:p/>
          </table:table-cell>
          <table:table-cell table:style-name="ce83" table:number-columns-repeated="2"/>
          <table:table-cell table:style-name="ce44" table:number-columns-spanned="6" table:number-rows-spanned="1">
            <draw:control draw:z-index="153" draw:name="BT_File_Selection_12_" draw:style-name="gr6" draw:text-style-name="P5" svg:width="1cm" svg:height="0.5cm" svg:x="0cm" svg:y="0cm" draw:control="control139"/>
          </table:table-cell>
          <table:covered-table-cell table:number-columns-repeated="5" table:style-name="ce48"/>
          <table:table-cell table:style-name="ce107" table:formula="of:=IF([.$M141]=&quot;&quot;;&quot;&quot;;IF([.$A14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1])));[.$E141];IF([.$E141]=&quot;&quot;;&quot;&quot;;IFERROR(IF([.$B141]=&quot;&quot;;[.$E$1];[.$B141]);&quot;&quot;)&amp;RIGHT(SUBSTITUTE(SUBSTITUTE(SUBSTITUTE([.$E141];&quot;-&quot;;&quot;&quot;);&quot; &quot;;&quot;&quot;);&quot;+&quot;;&quot;&quot;);10)));&quot;&quot;)">
            <text:p/>
          </table:table-cell>
          <table:table-cell table:style-name="ce99" table:formula="of:=IFERROR(IF([.$E141]=&quot;&quot;;&quot;&quot;;[$Mudslide_Commands.$E$32]&amp;&quot;send &quot;&amp;TRIM(SUBSTITUTE([.$AA141];&quot;+&quot;;&quot;&quot;)&amp;&quot; &quot;&amp;CHAR(34)&amp;[.$H141]&amp;CHAR(10)&amp;[.$I141]&amp;CHAR(10)&amp;[.$J141]&amp;CHAR(10)&amp;[.$K141]&amp;CHAR(10)&amp;[.$L141]&amp;CHAR(10)&amp;&quot;- Sent By Bot&quot;&amp;CHAR(34)&amp;CHAR(10)));&quot;&quot;)">
            <text:p/>
          </table:table-cell>
          <table:table-cell table:style-name="ce99" table:formula="of:=IFERROR(IF([.$E141]=&quot;&quot;;&quot;&quot;;[$Mudslide_Commands.$E$32]&amp;IF(SUMPRODUCT(--ISNUMBER(SEARCH([$Mudslide_Commands.$D$10:.$D$16];RIGHT(LOWER([.$M141]);4))))&gt;0;&quot;send-image &quot;; &quot;send-file &quot;)&amp;TRIM(SUBSTITUTE([.$AA141];&quot;+&quot;;&quot;&quot;)&amp;&quot; &quot;&amp;CHAR(34)&amp;[.$M141]&amp;CHAR(34)&amp;IF([.$S141]=&quot;&quot;;&quot;&quot;;&quot; --caption &quot;&amp;CHAR(34)&amp;[.$S141]&amp;CHAR(34))&amp;CHAR(10)));&quot;&quot;)">
            <text:p/>
          </table:table-cell>
          <table:table-cell table:style-name="ce60" table:formula="of:=IFERROR(IF([.$E141]=&quot;&quot;;&quot;&quot;;IF([.$M141]=&quot;&quot;;[.$AB141]&amp;CHAR(10);[.$AC141]&amp;CHAR(10)));&quot;&quot;)">
            <text:p/>
          </table:table-cell>
          <table:table-cell table:style-name="ce60"/>
          <table:table-cell table:style-name="ce60" table:formula="of:=IFERROR(IF(NOT(ISERROR(SEARCH(&quot;@g.us&quot;;[.$F141])));[.$F141];IF([.$F141]=&quot;&quot;;&quot;&quot;;IFERROR(IF([.$B141]=&quot;&quot;;[.$E$1];[.$B141]);&quot;&quot;)&amp;RIGHT(SUBSTITUTE(SUBSTITUTE(SUBSTITUTE([.$F141];&quot;-&quot;;&quot;&quot;);&quot; &quot;;&quot;&quot;);&quot;+&quot;;&quot;&quot;);10)));&quot;&quot;)">
            <text:p/>
          </table:table-cell>
          <table:table-cell table:style-name="ce99" table:formula="of:=IFERROR(IF([.$F141]=&quot;&quot;;&quot;&quot;;[$Mudslide_Commands.$E$32]&amp;&quot;send &quot;&amp;TRIM(SUBSTITUTE([.$AF141];&quot;+&quot;;&quot;&quot;)&amp;&quot; &quot;&amp;CHAR(34)&amp;[.$H141]&amp;CHAR(10)&amp;[.$I141]&amp;CHAR(10)&amp;[.$J141]&amp;CHAR(10)&amp;[.$K141]&amp;CHAR(10)&amp;[.$L141]&amp;CHAR(10)&amp;&quot;- Sent By Bot&quot;&amp;CHAR(34)&amp;CHAR(10)));&quot;&quot;)">
            <text:p/>
          </table:table-cell>
          <table:table-cell table:style-name="ce99" table:formula="of:=IFERROR(IF([.$F141]=&quot;&quot;;&quot;&quot;;[$Mudslide_Commands.$E$32]&amp;IF(SUMPRODUCT(--ISNUMBER(SEARCH([$Mudslide_Commands.$D$10:.$D$16];RIGHT(LOWER([.$M141]);4))))&gt;0;&quot;send-image &quot;; &quot;send-file &quot;)&amp;TRIM(SUBSTITUTE([.$AF141];&quot;+&quot;;&quot;&quot;)&amp;&quot; &quot;&amp;CHAR(34)&amp;[.$M141]&amp;CHAR(34)&amp;IF([.$S141]=&quot;&quot;;&quot;&quot;;&quot; --caption &quot;&amp;CHAR(34)&amp;[.$S141]&amp;CHAR(34))&amp;CHAR(10)));&quot;&quot;)">
            <text:p/>
          </table:table-cell>
          <table:table-cell table:style-name="ce60" table:formula="of:=IFERROR(IF([.$F141]=&quot;&quot;;&quot;&quot;;IF([.$M141]=&quot;&quot;;[.$AG141]&amp;CHAR(10);[.$AH141]&amp;CHAR(10)));&quot;&quot;)">
            <text:p/>
          </table:table-cell>
          <table:table-cell table:style-name="ce60"/>
          <table:table-cell table:style-name="ce60" table:formula="of:=IFERROR(IF(NOT(ISERROR(SEARCH(&quot;@g.us&quot;;[.$E141])));[.$G141];IF([.$G141]=&quot;&quot;;&quot;&quot;;IFERROR(IF([.$B141]=&quot;&quot;;[.$E$1];[.$B141]);&quot;&quot;)&amp;RIGHT(SUBSTITUTE(SUBSTITUTE(SUBSTITUTE([.$G141];&quot;-&quot;;&quot;&quot;);&quot; &quot;;&quot;&quot;);&quot;+&quot;;&quot;&quot;);10)));&quot;&quot;)">
            <text:p/>
          </table:table-cell>
          <table:table-cell table:style-name="ce99" table:formula="of:=IFERROR(IF([.$G141]=&quot;&quot;;&quot;&quot;;[$Mudslide_Commands.$E$32]&amp;&quot;send &quot;&amp;TRIM(SUBSTITUTE([.$AK141];&quot;+&quot;;&quot;&quot;)&amp;&quot; &quot;&amp;CHAR(34)&amp;[.$H141]&amp;CHAR(10)&amp;[.$I141]&amp;CHAR(10)&amp;[.$J141]&amp;CHAR(10)&amp;[.$K141]&amp;CHAR(10)&amp;[.$L141]&amp;CHAR(10)&amp;&quot;- Sent By Bot&quot;&amp;CHAR(34)&amp;CHAR(10)));&quot;&quot;)">
            <text:p/>
          </table:table-cell>
          <table:table-cell table:style-name="ce99" table:formula="of:=IFERROR(IF([.$G141]=&quot;&quot;;&quot;&quot;;[$Mudslide_Commands.$E$32]&amp;IF(SUMPRODUCT(--ISNUMBER(SEARCH([$Mudslide_Commands.$D$10:.$D$16];RIGHT(LOWER([.$M141]);4))))&gt;0;&quot;send-image &quot;; &quot;send-file &quot;)&amp;TRIM(SUBSTITUTE([.$AK141];&quot;+&quot;;&quot;&quot;)&amp;&quot; &quot;&amp;CHAR(34)&amp;[.$M141]&amp;CHAR(34)&amp;IF([.$S141]=&quot;&quot;;&quot;&quot;;&quot; --caption &quot;&amp;CHAR(34)&amp;[.$S141]&amp;CHAR(34))&amp;CHAR(10)));&quot;&quot;)">
            <text:p/>
          </table:table-cell>
          <table:table-cell table:style-name="ce60" table:formula="of:=IFERROR(IF([.$G141]=&quot;&quot;;&quot;&quot;;IF([.$M141]=&quot;&quot;;[.$AL141]&amp;CHAR(10);[.$AM141]&amp;CHAR(10)));&quot;&quot;)">
            <text:p/>
          </table:table-cell>
          <table:table-cell table:style-name="ce60"/>
          <table:table-cell table:style-name="ce116" table:formula="of:=[.AD141]&amp;[.AI141]&amp;[.AN14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2]&amp;[.F142]&amp;[.G142]=&quot;&quot;;&quot;&quot;;MAX([.$A$3:.$A141])+1);&quot;&quot;)">
            <text:p/>
          </table:table-cell>
          <table:table-cell table:style-name="ce9" table:formula="of:=IFERROR(TRIM(SUBSTITUTE(SUBSTITUTE(VLOOKUP([.C14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2]=&quot;&quot;;&quot;&quot;;TRIM(&quot;Dear *&quot;&amp;[.$D142]&amp;&quot;*&quot;))">
            <text:p/>
          </table:table-cell>
          <table:table-cell table:style-name="ce83" table:formula="of:=IF([.$E142]=&quot;&quot;;&quot;&quot;;&quot;~How Do You Do ?~&quot;)">
            <text:p/>
          </table:table-cell>
          <table:table-cell table:style-name="ce83" table:formula="of:=IF([.$E142]=&quot;&quot;;&quot;&quot;;&quot;_Have a great Day_&quot;)">
            <text:p/>
          </table:table-cell>
          <table:table-cell table:style-name="ce83" table:number-columns-repeated="2"/>
          <table:table-cell table:style-name="ce44" table:number-columns-spanned="6" table:number-rows-spanned="1">
            <draw:control draw:z-index="154" draw:name="BT_File_Selection_12_" draw:style-name="gr6" draw:text-style-name="P5" svg:width="1cm" svg:height="0.5cm" svg:x="0cm" svg:y="0cm" draw:control="control140"/>
          </table:table-cell>
          <table:covered-table-cell table:number-columns-repeated="5" table:style-name="ce48"/>
          <table:table-cell table:style-name="ce107" table:formula="of:=IF([.$M142]=&quot;&quot;;&quot;&quot;;IF([.$A14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2])));[.$E142];IF([.$E142]=&quot;&quot;;&quot;&quot;;IFERROR(IF([.$B142]=&quot;&quot;;[.$E$1];[.$B142]);&quot;&quot;)&amp;RIGHT(SUBSTITUTE(SUBSTITUTE(SUBSTITUTE([.$E142];&quot;-&quot;;&quot;&quot;);&quot; &quot;;&quot;&quot;);&quot;+&quot;;&quot;&quot;);10)));&quot;&quot;)">
            <text:p/>
          </table:table-cell>
          <table:table-cell table:style-name="ce99" table:formula="of:=IFERROR(IF([.$E142]=&quot;&quot;;&quot;&quot;;[$Mudslide_Commands.$E$32]&amp;&quot;send &quot;&amp;TRIM(SUBSTITUTE([.$AA142];&quot;+&quot;;&quot;&quot;)&amp;&quot; &quot;&amp;CHAR(34)&amp;[.$H142]&amp;CHAR(10)&amp;[.$I142]&amp;CHAR(10)&amp;[.$J142]&amp;CHAR(10)&amp;[.$K142]&amp;CHAR(10)&amp;[.$L142]&amp;CHAR(10)&amp;&quot;- Sent By Bot&quot;&amp;CHAR(34)&amp;CHAR(10)));&quot;&quot;)">
            <text:p/>
          </table:table-cell>
          <table:table-cell table:style-name="ce99" table:formula="of:=IFERROR(IF([.$E142]=&quot;&quot;;&quot;&quot;;[$Mudslide_Commands.$E$32]&amp;IF(SUMPRODUCT(--ISNUMBER(SEARCH([$Mudslide_Commands.$D$10:.$D$16];RIGHT(LOWER([.$M142]);4))))&gt;0;&quot;send-image &quot;; &quot;send-file &quot;)&amp;TRIM(SUBSTITUTE([.$AA142];&quot;+&quot;;&quot;&quot;)&amp;&quot; &quot;&amp;CHAR(34)&amp;[.$M142]&amp;CHAR(34)&amp;IF([.$S142]=&quot;&quot;;&quot;&quot;;&quot; --caption &quot;&amp;CHAR(34)&amp;[.$S142]&amp;CHAR(34))&amp;CHAR(10)));&quot;&quot;)">
            <text:p/>
          </table:table-cell>
          <table:table-cell table:style-name="ce60" table:formula="of:=IFERROR(IF([.$E142]=&quot;&quot;;&quot;&quot;;IF([.$M142]=&quot;&quot;;[.$AB142]&amp;CHAR(10);[.$AC142]&amp;CHAR(10)));&quot;&quot;)">
            <text:p/>
          </table:table-cell>
          <table:table-cell table:style-name="ce60"/>
          <table:table-cell table:style-name="ce60" table:formula="of:=IFERROR(IF(NOT(ISERROR(SEARCH(&quot;@g.us&quot;;[.$F142])));[.$F142];IF([.$F142]=&quot;&quot;;&quot;&quot;;IFERROR(IF([.$B142]=&quot;&quot;;[.$E$1];[.$B142]);&quot;&quot;)&amp;RIGHT(SUBSTITUTE(SUBSTITUTE(SUBSTITUTE([.$F142];&quot;-&quot;;&quot;&quot;);&quot; &quot;;&quot;&quot;);&quot;+&quot;;&quot;&quot;);10)));&quot;&quot;)">
            <text:p/>
          </table:table-cell>
          <table:table-cell table:style-name="ce99" table:formula="of:=IFERROR(IF([.$F142]=&quot;&quot;;&quot;&quot;;[$Mudslide_Commands.$E$32]&amp;&quot;send &quot;&amp;TRIM(SUBSTITUTE([.$AF142];&quot;+&quot;;&quot;&quot;)&amp;&quot; &quot;&amp;CHAR(34)&amp;[.$H142]&amp;CHAR(10)&amp;[.$I142]&amp;CHAR(10)&amp;[.$J142]&amp;CHAR(10)&amp;[.$K142]&amp;CHAR(10)&amp;[.$L142]&amp;CHAR(10)&amp;&quot;- Sent By Bot&quot;&amp;CHAR(34)&amp;CHAR(10)));&quot;&quot;)">
            <text:p/>
          </table:table-cell>
          <table:table-cell table:style-name="ce99" table:formula="of:=IFERROR(IF([.$F142]=&quot;&quot;;&quot;&quot;;[$Mudslide_Commands.$E$32]&amp;IF(SUMPRODUCT(--ISNUMBER(SEARCH([$Mudslide_Commands.$D$10:.$D$16];RIGHT(LOWER([.$M142]);4))))&gt;0;&quot;send-image &quot;; &quot;send-file &quot;)&amp;TRIM(SUBSTITUTE([.$AF142];&quot;+&quot;;&quot;&quot;)&amp;&quot; &quot;&amp;CHAR(34)&amp;[.$M142]&amp;CHAR(34)&amp;IF([.$S142]=&quot;&quot;;&quot;&quot;;&quot; --caption &quot;&amp;CHAR(34)&amp;[.$S142]&amp;CHAR(34))&amp;CHAR(10)));&quot;&quot;)">
            <text:p/>
          </table:table-cell>
          <table:table-cell table:style-name="ce60" table:formula="of:=IFERROR(IF([.$F142]=&quot;&quot;;&quot;&quot;;IF([.$M142]=&quot;&quot;;[.$AG142]&amp;CHAR(10);[.$AH142]&amp;CHAR(10)));&quot;&quot;)">
            <text:p/>
          </table:table-cell>
          <table:table-cell table:style-name="ce60"/>
          <table:table-cell table:style-name="ce60" table:formula="of:=IFERROR(IF(NOT(ISERROR(SEARCH(&quot;@g.us&quot;;[.$E142])));[.$G142];IF([.$G142]=&quot;&quot;;&quot;&quot;;IFERROR(IF([.$B142]=&quot;&quot;;[.$E$1];[.$B142]);&quot;&quot;)&amp;RIGHT(SUBSTITUTE(SUBSTITUTE(SUBSTITUTE([.$G142];&quot;-&quot;;&quot;&quot;);&quot; &quot;;&quot;&quot;);&quot;+&quot;;&quot;&quot;);10)));&quot;&quot;)">
            <text:p/>
          </table:table-cell>
          <table:table-cell table:style-name="ce99" table:formula="of:=IFERROR(IF([.$G142]=&quot;&quot;;&quot;&quot;;[$Mudslide_Commands.$E$32]&amp;&quot;send &quot;&amp;TRIM(SUBSTITUTE([.$AK142];&quot;+&quot;;&quot;&quot;)&amp;&quot; &quot;&amp;CHAR(34)&amp;[.$H142]&amp;CHAR(10)&amp;[.$I142]&amp;CHAR(10)&amp;[.$J142]&amp;CHAR(10)&amp;[.$K142]&amp;CHAR(10)&amp;[.$L142]&amp;CHAR(10)&amp;&quot;- Sent By Bot&quot;&amp;CHAR(34)&amp;CHAR(10)));&quot;&quot;)">
            <text:p/>
          </table:table-cell>
          <table:table-cell table:style-name="ce99" table:formula="of:=IFERROR(IF([.$G142]=&quot;&quot;;&quot;&quot;;[$Mudslide_Commands.$E$32]&amp;IF(SUMPRODUCT(--ISNUMBER(SEARCH([$Mudslide_Commands.$D$10:.$D$16];RIGHT(LOWER([.$M142]);4))))&gt;0;&quot;send-image &quot;; &quot;send-file &quot;)&amp;TRIM(SUBSTITUTE([.$AK142];&quot;+&quot;;&quot;&quot;)&amp;&quot; &quot;&amp;CHAR(34)&amp;[.$M142]&amp;CHAR(34)&amp;IF([.$S142]=&quot;&quot;;&quot;&quot;;&quot; --caption &quot;&amp;CHAR(34)&amp;[.$S142]&amp;CHAR(34))&amp;CHAR(10)));&quot;&quot;)">
            <text:p/>
          </table:table-cell>
          <table:table-cell table:style-name="ce60" table:formula="of:=IFERROR(IF([.$G142]=&quot;&quot;;&quot;&quot;;IF([.$M142]=&quot;&quot;;[.$AL142]&amp;CHAR(10);[.$AM142]&amp;CHAR(10)));&quot;&quot;)">
            <text:p/>
          </table:table-cell>
          <table:table-cell table:style-name="ce60"/>
          <table:table-cell table:style-name="ce116" table:formula="of:=[.AD142]&amp;[.AI142]&amp;[.AN14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3]&amp;[.F143]&amp;[.G143]=&quot;&quot;;&quot;&quot;;MAX([.$A$3:.$A142])+1);&quot;&quot;)">
            <text:p/>
          </table:table-cell>
          <table:table-cell table:style-name="ce9" table:formula="of:=IFERROR(TRIM(SUBSTITUTE(SUBSTITUTE(VLOOKUP([.C14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3]=&quot;&quot;;&quot;&quot;;TRIM(&quot;Dear *&quot;&amp;[.$D143]&amp;&quot;*&quot;))">
            <text:p/>
          </table:table-cell>
          <table:table-cell table:style-name="ce83" table:formula="of:=IF([.$E143]=&quot;&quot;;&quot;&quot;;&quot;~How Do You Do ?~&quot;)">
            <text:p/>
          </table:table-cell>
          <table:table-cell table:style-name="ce83" table:formula="of:=IF([.$E143]=&quot;&quot;;&quot;&quot;;&quot;_Have a great Day_&quot;)">
            <text:p/>
          </table:table-cell>
          <table:table-cell table:style-name="ce83" table:number-columns-repeated="2"/>
          <table:table-cell table:style-name="ce44" table:number-columns-spanned="6" table:number-rows-spanned="1">
            <draw:control draw:z-index="155" draw:name="BT_File_Selection_12_" draw:style-name="gr6" draw:text-style-name="P5" svg:width="1cm" svg:height="0.5cm" svg:x="0cm" svg:y="0cm" draw:control="control141"/>
          </table:table-cell>
          <table:covered-table-cell table:number-columns-repeated="5" table:style-name="ce48"/>
          <table:table-cell table:style-name="ce107" table:formula="of:=IF([.$M143]=&quot;&quot;;&quot;&quot;;IF([.$A14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3])));[.$E143];IF([.$E143]=&quot;&quot;;&quot;&quot;;IFERROR(IF([.$B143]=&quot;&quot;;[.$E$1];[.$B143]);&quot;&quot;)&amp;RIGHT(SUBSTITUTE(SUBSTITUTE(SUBSTITUTE([.$E143];&quot;-&quot;;&quot;&quot;);&quot; &quot;;&quot;&quot;);&quot;+&quot;;&quot;&quot;);10)));&quot;&quot;)">
            <text:p/>
          </table:table-cell>
          <table:table-cell table:style-name="ce99" table:formula="of:=IFERROR(IF([.$E143]=&quot;&quot;;&quot;&quot;;[$Mudslide_Commands.$E$32]&amp;&quot;send &quot;&amp;TRIM(SUBSTITUTE([.$AA143];&quot;+&quot;;&quot;&quot;)&amp;&quot; &quot;&amp;CHAR(34)&amp;[.$H143]&amp;CHAR(10)&amp;[.$I143]&amp;CHAR(10)&amp;[.$J143]&amp;CHAR(10)&amp;[.$K143]&amp;CHAR(10)&amp;[.$L143]&amp;CHAR(10)&amp;&quot;- Sent By Bot&quot;&amp;CHAR(34)&amp;CHAR(10)));&quot;&quot;)">
            <text:p/>
          </table:table-cell>
          <table:table-cell table:style-name="ce99" table:formula="of:=IFERROR(IF([.$E143]=&quot;&quot;;&quot;&quot;;[$Mudslide_Commands.$E$32]&amp;IF(SUMPRODUCT(--ISNUMBER(SEARCH([$Mudslide_Commands.$D$10:.$D$16];RIGHT(LOWER([.$M143]);4))))&gt;0;&quot;send-image &quot;; &quot;send-file &quot;)&amp;TRIM(SUBSTITUTE([.$AA143];&quot;+&quot;;&quot;&quot;)&amp;&quot; &quot;&amp;CHAR(34)&amp;[.$M143]&amp;CHAR(34)&amp;IF([.$S143]=&quot;&quot;;&quot;&quot;;&quot; --caption &quot;&amp;CHAR(34)&amp;[.$S143]&amp;CHAR(34))&amp;CHAR(10)));&quot;&quot;)">
            <text:p/>
          </table:table-cell>
          <table:table-cell table:style-name="ce60" table:formula="of:=IFERROR(IF([.$E143]=&quot;&quot;;&quot;&quot;;IF([.$M143]=&quot;&quot;;[.$AB143]&amp;CHAR(10);[.$AC143]&amp;CHAR(10)));&quot;&quot;)">
            <text:p/>
          </table:table-cell>
          <table:table-cell table:style-name="ce60"/>
          <table:table-cell table:style-name="ce60" table:formula="of:=IFERROR(IF(NOT(ISERROR(SEARCH(&quot;@g.us&quot;;[.$F143])));[.$F143];IF([.$F143]=&quot;&quot;;&quot;&quot;;IFERROR(IF([.$B143]=&quot;&quot;;[.$E$1];[.$B143]);&quot;&quot;)&amp;RIGHT(SUBSTITUTE(SUBSTITUTE(SUBSTITUTE([.$F143];&quot;-&quot;;&quot;&quot;);&quot; &quot;;&quot;&quot;);&quot;+&quot;;&quot;&quot;);10)));&quot;&quot;)">
            <text:p/>
          </table:table-cell>
          <table:table-cell table:style-name="ce99" table:formula="of:=IFERROR(IF([.$F143]=&quot;&quot;;&quot;&quot;;[$Mudslide_Commands.$E$32]&amp;&quot;send &quot;&amp;TRIM(SUBSTITUTE([.$AF143];&quot;+&quot;;&quot;&quot;)&amp;&quot; &quot;&amp;CHAR(34)&amp;[.$H143]&amp;CHAR(10)&amp;[.$I143]&amp;CHAR(10)&amp;[.$J143]&amp;CHAR(10)&amp;[.$K143]&amp;CHAR(10)&amp;[.$L143]&amp;CHAR(10)&amp;&quot;- Sent By Bot&quot;&amp;CHAR(34)&amp;CHAR(10)));&quot;&quot;)">
            <text:p/>
          </table:table-cell>
          <table:table-cell table:style-name="ce99" table:formula="of:=IFERROR(IF([.$F143]=&quot;&quot;;&quot;&quot;;[$Mudslide_Commands.$E$32]&amp;IF(SUMPRODUCT(--ISNUMBER(SEARCH([$Mudslide_Commands.$D$10:.$D$16];RIGHT(LOWER([.$M143]);4))))&gt;0;&quot;send-image &quot;; &quot;send-file &quot;)&amp;TRIM(SUBSTITUTE([.$AF143];&quot;+&quot;;&quot;&quot;)&amp;&quot; &quot;&amp;CHAR(34)&amp;[.$M143]&amp;CHAR(34)&amp;IF([.$S143]=&quot;&quot;;&quot;&quot;;&quot; --caption &quot;&amp;CHAR(34)&amp;[.$S143]&amp;CHAR(34))&amp;CHAR(10)));&quot;&quot;)">
            <text:p/>
          </table:table-cell>
          <table:table-cell table:style-name="ce60" table:formula="of:=IFERROR(IF([.$F143]=&quot;&quot;;&quot;&quot;;IF([.$M143]=&quot;&quot;;[.$AG143]&amp;CHAR(10);[.$AH143]&amp;CHAR(10)));&quot;&quot;)">
            <text:p/>
          </table:table-cell>
          <table:table-cell table:style-name="ce60"/>
          <table:table-cell table:style-name="ce60" table:formula="of:=IFERROR(IF(NOT(ISERROR(SEARCH(&quot;@g.us&quot;;[.$E143])));[.$G143];IF([.$G143]=&quot;&quot;;&quot;&quot;;IFERROR(IF([.$B143]=&quot;&quot;;[.$E$1];[.$B143]);&quot;&quot;)&amp;RIGHT(SUBSTITUTE(SUBSTITUTE(SUBSTITUTE([.$G143];&quot;-&quot;;&quot;&quot;);&quot; &quot;;&quot;&quot;);&quot;+&quot;;&quot;&quot;);10)));&quot;&quot;)">
            <text:p/>
          </table:table-cell>
          <table:table-cell table:style-name="ce99" table:formula="of:=IFERROR(IF([.$G143]=&quot;&quot;;&quot;&quot;;[$Mudslide_Commands.$E$32]&amp;&quot;send &quot;&amp;TRIM(SUBSTITUTE([.$AK143];&quot;+&quot;;&quot;&quot;)&amp;&quot; &quot;&amp;CHAR(34)&amp;[.$H143]&amp;CHAR(10)&amp;[.$I143]&amp;CHAR(10)&amp;[.$J143]&amp;CHAR(10)&amp;[.$K143]&amp;CHAR(10)&amp;[.$L143]&amp;CHAR(10)&amp;&quot;- Sent By Bot&quot;&amp;CHAR(34)&amp;CHAR(10)));&quot;&quot;)">
            <text:p/>
          </table:table-cell>
          <table:table-cell table:style-name="ce99" table:formula="of:=IFERROR(IF([.$G143]=&quot;&quot;;&quot;&quot;;[$Mudslide_Commands.$E$32]&amp;IF(SUMPRODUCT(--ISNUMBER(SEARCH([$Mudslide_Commands.$D$10:.$D$16];RIGHT(LOWER([.$M143]);4))))&gt;0;&quot;send-image &quot;; &quot;send-file &quot;)&amp;TRIM(SUBSTITUTE([.$AK143];&quot;+&quot;;&quot;&quot;)&amp;&quot; &quot;&amp;CHAR(34)&amp;[.$M143]&amp;CHAR(34)&amp;IF([.$S143]=&quot;&quot;;&quot;&quot;;&quot; --caption &quot;&amp;CHAR(34)&amp;[.$S143]&amp;CHAR(34))&amp;CHAR(10)));&quot;&quot;)">
            <text:p/>
          </table:table-cell>
          <table:table-cell table:style-name="ce60" table:formula="of:=IFERROR(IF([.$G143]=&quot;&quot;;&quot;&quot;;IF([.$M143]=&quot;&quot;;[.$AL143]&amp;CHAR(10);[.$AM143]&amp;CHAR(10)));&quot;&quot;)">
            <text:p/>
          </table:table-cell>
          <table:table-cell table:style-name="ce60"/>
          <table:table-cell table:style-name="ce116" table:formula="of:=[.AD143]&amp;[.AI143]&amp;[.AN14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4]&amp;[.F144]&amp;[.G144]=&quot;&quot;;&quot;&quot;;MAX([.$A$3:.$A143])+1);&quot;&quot;)">
            <text:p/>
          </table:table-cell>
          <table:table-cell table:style-name="ce9" table:formula="of:=IFERROR(TRIM(SUBSTITUTE(SUBSTITUTE(VLOOKUP([.C14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4]=&quot;&quot;;&quot;&quot;;TRIM(&quot;Dear *&quot;&amp;[.$D144]&amp;&quot;*&quot;))">
            <text:p/>
          </table:table-cell>
          <table:table-cell table:style-name="ce83" table:formula="of:=IF([.$E144]=&quot;&quot;;&quot;&quot;;&quot;~How Do You Do ?~&quot;)">
            <text:p/>
          </table:table-cell>
          <table:table-cell table:style-name="ce83" table:formula="of:=IF([.$E144]=&quot;&quot;;&quot;&quot;;&quot;_Have a great Day_&quot;)">
            <text:p/>
          </table:table-cell>
          <table:table-cell table:style-name="ce83" table:number-columns-repeated="2"/>
          <table:table-cell table:style-name="ce44" table:number-columns-spanned="6" table:number-rows-spanned="1">
            <draw:control draw:z-index="156" draw:name="BT_File_Selection_12_" draw:style-name="gr6" draw:text-style-name="P5" svg:width="1cm" svg:height="0.5cm" svg:x="0cm" svg:y="0cm" draw:control="control142"/>
          </table:table-cell>
          <table:covered-table-cell table:number-columns-repeated="5" table:style-name="ce48"/>
          <table:table-cell table:style-name="ce107" table:formula="of:=IF([.$M144]=&quot;&quot;;&quot;&quot;;IF([.$A14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4])));[.$E144];IF([.$E144]=&quot;&quot;;&quot;&quot;;IFERROR(IF([.$B144]=&quot;&quot;;[.$E$1];[.$B144]);&quot;&quot;)&amp;RIGHT(SUBSTITUTE(SUBSTITUTE(SUBSTITUTE([.$E144];&quot;-&quot;;&quot;&quot;);&quot; &quot;;&quot;&quot;);&quot;+&quot;;&quot;&quot;);10)));&quot;&quot;)">
            <text:p/>
          </table:table-cell>
          <table:table-cell table:style-name="ce99" table:formula="of:=IFERROR(IF([.$E144]=&quot;&quot;;&quot;&quot;;[$Mudslide_Commands.$E$32]&amp;&quot;send &quot;&amp;TRIM(SUBSTITUTE([.$AA144];&quot;+&quot;;&quot;&quot;)&amp;&quot; &quot;&amp;CHAR(34)&amp;[.$H144]&amp;CHAR(10)&amp;[.$I144]&amp;CHAR(10)&amp;[.$J144]&amp;CHAR(10)&amp;[.$K144]&amp;CHAR(10)&amp;[.$L144]&amp;CHAR(10)&amp;&quot;- Sent By Bot&quot;&amp;CHAR(34)&amp;CHAR(10)));&quot;&quot;)">
            <text:p/>
          </table:table-cell>
          <table:table-cell table:style-name="ce99" table:formula="of:=IFERROR(IF([.$E144]=&quot;&quot;;&quot;&quot;;[$Mudslide_Commands.$E$32]&amp;IF(SUMPRODUCT(--ISNUMBER(SEARCH([$Mudslide_Commands.$D$10:.$D$16];RIGHT(LOWER([.$M144]);4))))&gt;0;&quot;send-image &quot;; &quot;send-file &quot;)&amp;TRIM(SUBSTITUTE([.$AA144];&quot;+&quot;;&quot;&quot;)&amp;&quot; &quot;&amp;CHAR(34)&amp;[.$M144]&amp;CHAR(34)&amp;IF([.$S144]=&quot;&quot;;&quot;&quot;;&quot; --caption &quot;&amp;CHAR(34)&amp;[.$S144]&amp;CHAR(34))&amp;CHAR(10)));&quot;&quot;)">
            <text:p/>
          </table:table-cell>
          <table:table-cell table:style-name="ce60" table:formula="of:=IFERROR(IF([.$E144]=&quot;&quot;;&quot;&quot;;IF([.$M144]=&quot;&quot;;[.$AB144]&amp;CHAR(10);[.$AC144]&amp;CHAR(10)));&quot;&quot;)">
            <text:p/>
          </table:table-cell>
          <table:table-cell table:style-name="ce60"/>
          <table:table-cell table:style-name="ce60" table:formula="of:=IFERROR(IF(NOT(ISERROR(SEARCH(&quot;@g.us&quot;;[.$F144])));[.$F144];IF([.$F144]=&quot;&quot;;&quot;&quot;;IFERROR(IF([.$B144]=&quot;&quot;;[.$E$1];[.$B144]);&quot;&quot;)&amp;RIGHT(SUBSTITUTE(SUBSTITUTE(SUBSTITUTE([.$F144];&quot;-&quot;;&quot;&quot;);&quot; &quot;;&quot;&quot;);&quot;+&quot;;&quot;&quot;);10)));&quot;&quot;)">
            <text:p/>
          </table:table-cell>
          <table:table-cell table:style-name="ce99" table:formula="of:=IFERROR(IF([.$F144]=&quot;&quot;;&quot;&quot;;[$Mudslide_Commands.$E$32]&amp;&quot;send &quot;&amp;TRIM(SUBSTITUTE([.$AF144];&quot;+&quot;;&quot;&quot;)&amp;&quot; &quot;&amp;CHAR(34)&amp;[.$H144]&amp;CHAR(10)&amp;[.$I144]&amp;CHAR(10)&amp;[.$J144]&amp;CHAR(10)&amp;[.$K144]&amp;CHAR(10)&amp;[.$L144]&amp;CHAR(10)&amp;&quot;- Sent By Bot&quot;&amp;CHAR(34)&amp;CHAR(10)));&quot;&quot;)">
            <text:p/>
          </table:table-cell>
          <table:table-cell table:style-name="ce99" table:formula="of:=IFERROR(IF([.$F144]=&quot;&quot;;&quot;&quot;;[$Mudslide_Commands.$E$32]&amp;IF(SUMPRODUCT(--ISNUMBER(SEARCH([$Mudslide_Commands.$D$10:.$D$16];RIGHT(LOWER([.$M144]);4))))&gt;0;&quot;send-image &quot;; &quot;send-file &quot;)&amp;TRIM(SUBSTITUTE([.$AF144];&quot;+&quot;;&quot;&quot;)&amp;&quot; &quot;&amp;CHAR(34)&amp;[.$M144]&amp;CHAR(34)&amp;IF([.$S144]=&quot;&quot;;&quot;&quot;;&quot; --caption &quot;&amp;CHAR(34)&amp;[.$S144]&amp;CHAR(34))&amp;CHAR(10)));&quot;&quot;)">
            <text:p/>
          </table:table-cell>
          <table:table-cell table:style-name="ce60" table:formula="of:=IFERROR(IF([.$F144]=&quot;&quot;;&quot;&quot;;IF([.$M144]=&quot;&quot;;[.$AG144]&amp;CHAR(10);[.$AH144]&amp;CHAR(10)));&quot;&quot;)">
            <text:p/>
          </table:table-cell>
          <table:table-cell table:style-name="ce60"/>
          <table:table-cell table:style-name="ce60" table:formula="of:=IFERROR(IF(NOT(ISERROR(SEARCH(&quot;@g.us&quot;;[.$E144])));[.$G144];IF([.$G144]=&quot;&quot;;&quot;&quot;;IFERROR(IF([.$B144]=&quot;&quot;;[.$E$1];[.$B144]);&quot;&quot;)&amp;RIGHT(SUBSTITUTE(SUBSTITUTE(SUBSTITUTE([.$G144];&quot;-&quot;;&quot;&quot;);&quot; &quot;;&quot;&quot;);&quot;+&quot;;&quot;&quot;);10)));&quot;&quot;)">
            <text:p/>
          </table:table-cell>
          <table:table-cell table:style-name="ce99" table:formula="of:=IFERROR(IF([.$G144]=&quot;&quot;;&quot;&quot;;[$Mudslide_Commands.$E$32]&amp;&quot;send &quot;&amp;TRIM(SUBSTITUTE([.$AK144];&quot;+&quot;;&quot;&quot;)&amp;&quot; &quot;&amp;CHAR(34)&amp;[.$H144]&amp;CHAR(10)&amp;[.$I144]&amp;CHAR(10)&amp;[.$J144]&amp;CHAR(10)&amp;[.$K144]&amp;CHAR(10)&amp;[.$L144]&amp;CHAR(10)&amp;&quot;- Sent By Bot&quot;&amp;CHAR(34)&amp;CHAR(10)));&quot;&quot;)">
            <text:p/>
          </table:table-cell>
          <table:table-cell table:style-name="ce99" table:formula="of:=IFERROR(IF([.$G144]=&quot;&quot;;&quot;&quot;;[$Mudslide_Commands.$E$32]&amp;IF(SUMPRODUCT(--ISNUMBER(SEARCH([$Mudslide_Commands.$D$10:.$D$16];RIGHT(LOWER([.$M144]);4))))&gt;0;&quot;send-image &quot;; &quot;send-file &quot;)&amp;TRIM(SUBSTITUTE([.$AK144];&quot;+&quot;;&quot;&quot;)&amp;&quot; &quot;&amp;CHAR(34)&amp;[.$M144]&amp;CHAR(34)&amp;IF([.$S144]=&quot;&quot;;&quot;&quot;;&quot; --caption &quot;&amp;CHAR(34)&amp;[.$S144]&amp;CHAR(34))&amp;CHAR(10)));&quot;&quot;)">
            <text:p/>
          </table:table-cell>
          <table:table-cell table:style-name="ce60" table:formula="of:=IFERROR(IF([.$G144]=&quot;&quot;;&quot;&quot;;IF([.$M144]=&quot;&quot;;[.$AL144]&amp;CHAR(10);[.$AM144]&amp;CHAR(10)));&quot;&quot;)">
            <text:p/>
          </table:table-cell>
          <table:table-cell table:style-name="ce60"/>
          <table:table-cell table:style-name="ce116" table:formula="of:=[.AD144]&amp;[.AI144]&amp;[.AN14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5]&amp;[.F145]&amp;[.G145]=&quot;&quot;;&quot;&quot;;MAX([.$A$3:.$A144])+1);&quot;&quot;)">
            <text:p/>
          </table:table-cell>
          <table:table-cell table:style-name="ce9" table:formula="of:=IFERROR(TRIM(SUBSTITUTE(SUBSTITUTE(VLOOKUP([.C14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5]=&quot;&quot;;&quot;&quot;;TRIM(&quot;Dear *&quot;&amp;[.$D145]&amp;&quot;*&quot;))">
            <text:p/>
          </table:table-cell>
          <table:table-cell table:style-name="ce83" table:formula="of:=IF([.$E145]=&quot;&quot;;&quot;&quot;;&quot;~How Do You Do ?~&quot;)">
            <text:p/>
          </table:table-cell>
          <table:table-cell table:style-name="ce83" table:formula="of:=IF([.$E145]=&quot;&quot;;&quot;&quot;;&quot;_Have a great Day_&quot;)">
            <text:p/>
          </table:table-cell>
          <table:table-cell table:style-name="ce83" table:number-columns-repeated="2"/>
          <table:table-cell table:style-name="ce44" table:number-columns-spanned="6" table:number-rows-spanned="1">
            <draw:control draw:z-index="157" draw:name="BT_File_Selection_12_" draw:style-name="gr6" draw:text-style-name="P5" svg:width="1cm" svg:height="0.5cm" svg:x="0cm" svg:y="0cm" draw:control="control143"/>
          </table:table-cell>
          <table:covered-table-cell table:number-columns-repeated="5" table:style-name="ce48"/>
          <table:table-cell table:style-name="ce107" table:formula="of:=IF([.$M145]=&quot;&quot;;&quot;&quot;;IF([.$A14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5])));[.$E145];IF([.$E145]=&quot;&quot;;&quot;&quot;;IFERROR(IF([.$B145]=&quot;&quot;;[.$E$1];[.$B145]);&quot;&quot;)&amp;RIGHT(SUBSTITUTE(SUBSTITUTE(SUBSTITUTE([.$E145];&quot;-&quot;;&quot;&quot;);&quot; &quot;;&quot;&quot;);&quot;+&quot;;&quot;&quot;);10)));&quot;&quot;)">
            <text:p/>
          </table:table-cell>
          <table:table-cell table:style-name="ce99" table:formula="of:=IFERROR(IF([.$E145]=&quot;&quot;;&quot;&quot;;[$Mudslide_Commands.$E$32]&amp;&quot;send &quot;&amp;TRIM(SUBSTITUTE([.$AA145];&quot;+&quot;;&quot;&quot;)&amp;&quot; &quot;&amp;CHAR(34)&amp;[.$H145]&amp;CHAR(10)&amp;[.$I145]&amp;CHAR(10)&amp;[.$J145]&amp;CHAR(10)&amp;[.$K145]&amp;CHAR(10)&amp;[.$L145]&amp;CHAR(10)&amp;&quot;- Sent By Bot&quot;&amp;CHAR(34)&amp;CHAR(10)));&quot;&quot;)">
            <text:p/>
          </table:table-cell>
          <table:table-cell table:style-name="ce99" table:formula="of:=IFERROR(IF([.$E145]=&quot;&quot;;&quot;&quot;;[$Mudslide_Commands.$E$32]&amp;IF(SUMPRODUCT(--ISNUMBER(SEARCH([$Mudslide_Commands.$D$10:.$D$16];RIGHT(LOWER([.$M145]);4))))&gt;0;&quot;send-image &quot;; &quot;send-file &quot;)&amp;TRIM(SUBSTITUTE([.$AA145];&quot;+&quot;;&quot;&quot;)&amp;&quot; &quot;&amp;CHAR(34)&amp;[.$M145]&amp;CHAR(34)&amp;IF([.$S145]=&quot;&quot;;&quot;&quot;;&quot; --caption &quot;&amp;CHAR(34)&amp;[.$S145]&amp;CHAR(34))&amp;CHAR(10)));&quot;&quot;)">
            <text:p/>
          </table:table-cell>
          <table:table-cell table:style-name="ce60" table:formula="of:=IFERROR(IF([.$E145]=&quot;&quot;;&quot;&quot;;IF([.$M145]=&quot;&quot;;[.$AB145]&amp;CHAR(10);[.$AC145]&amp;CHAR(10)));&quot;&quot;)">
            <text:p/>
          </table:table-cell>
          <table:table-cell table:style-name="ce60"/>
          <table:table-cell table:style-name="ce60" table:formula="of:=IFERROR(IF(NOT(ISERROR(SEARCH(&quot;@g.us&quot;;[.$F145])));[.$F145];IF([.$F145]=&quot;&quot;;&quot;&quot;;IFERROR(IF([.$B145]=&quot;&quot;;[.$E$1];[.$B145]);&quot;&quot;)&amp;RIGHT(SUBSTITUTE(SUBSTITUTE(SUBSTITUTE([.$F145];&quot;-&quot;;&quot;&quot;);&quot; &quot;;&quot;&quot;);&quot;+&quot;;&quot;&quot;);10)));&quot;&quot;)">
            <text:p/>
          </table:table-cell>
          <table:table-cell table:style-name="ce99" table:formula="of:=IFERROR(IF([.$F145]=&quot;&quot;;&quot;&quot;;[$Mudslide_Commands.$E$32]&amp;&quot;send &quot;&amp;TRIM(SUBSTITUTE([.$AF145];&quot;+&quot;;&quot;&quot;)&amp;&quot; &quot;&amp;CHAR(34)&amp;[.$H145]&amp;CHAR(10)&amp;[.$I145]&amp;CHAR(10)&amp;[.$J145]&amp;CHAR(10)&amp;[.$K145]&amp;CHAR(10)&amp;[.$L145]&amp;CHAR(10)&amp;&quot;- Sent By Bot&quot;&amp;CHAR(34)&amp;CHAR(10)));&quot;&quot;)">
            <text:p/>
          </table:table-cell>
          <table:table-cell table:style-name="ce99" table:formula="of:=IFERROR(IF([.$F145]=&quot;&quot;;&quot;&quot;;[$Mudslide_Commands.$E$32]&amp;IF(SUMPRODUCT(--ISNUMBER(SEARCH([$Mudslide_Commands.$D$10:.$D$16];RIGHT(LOWER([.$M145]);4))))&gt;0;&quot;send-image &quot;; &quot;send-file &quot;)&amp;TRIM(SUBSTITUTE([.$AF145];&quot;+&quot;;&quot;&quot;)&amp;&quot; &quot;&amp;CHAR(34)&amp;[.$M145]&amp;CHAR(34)&amp;IF([.$S145]=&quot;&quot;;&quot;&quot;;&quot; --caption &quot;&amp;CHAR(34)&amp;[.$S145]&amp;CHAR(34))&amp;CHAR(10)));&quot;&quot;)">
            <text:p/>
          </table:table-cell>
          <table:table-cell table:style-name="ce60" table:formula="of:=IFERROR(IF([.$F145]=&quot;&quot;;&quot;&quot;;IF([.$M145]=&quot;&quot;;[.$AG145]&amp;CHAR(10);[.$AH145]&amp;CHAR(10)));&quot;&quot;)">
            <text:p/>
          </table:table-cell>
          <table:table-cell table:style-name="ce60"/>
          <table:table-cell table:style-name="ce60" table:formula="of:=IFERROR(IF(NOT(ISERROR(SEARCH(&quot;@g.us&quot;;[.$E145])));[.$G145];IF([.$G145]=&quot;&quot;;&quot;&quot;;IFERROR(IF([.$B145]=&quot;&quot;;[.$E$1];[.$B145]);&quot;&quot;)&amp;RIGHT(SUBSTITUTE(SUBSTITUTE(SUBSTITUTE([.$G145];&quot;-&quot;;&quot;&quot;);&quot; &quot;;&quot;&quot;);&quot;+&quot;;&quot;&quot;);10)));&quot;&quot;)">
            <text:p/>
          </table:table-cell>
          <table:table-cell table:style-name="ce99" table:formula="of:=IFERROR(IF([.$G145]=&quot;&quot;;&quot;&quot;;[$Mudslide_Commands.$E$32]&amp;&quot;send &quot;&amp;TRIM(SUBSTITUTE([.$AK145];&quot;+&quot;;&quot;&quot;)&amp;&quot; &quot;&amp;CHAR(34)&amp;[.$H145]&amp;CHAR(10)&amp;[.$I145]&amp;CHAR(10)&amp;[.$J145]&amp;CHAR(10)&amp;[.$K145]&amp;CHAR(10)&amp;[.$L145]&amp;CHAR(10)&amp;&quot;- Sent By Bot&quot;&amp;CHAR(34)&amp;CHAR(10)));&quot;&quot;)">
            <text:p/>
          </table:table-cell>
          <table:table-cell table:style-name="ce99" table:formula="of:=IFERROR(IF([.$G145]=&quot;&quot;;&quot;&quot;;[$Mudslide_Commands.$E$32]&amp;IF(SUMPRODUCT(--ISNUMBER(SEARCH([$Mudslide_Commands.$D$10:.$D$16];RIGHT(LOWER([.$M145]);4))))&gt;0;&quot;send-image &quot;; &quot;send-file &quot;)&amp;TRIM(SUBSTITUTE([.$AK145];&quot;+&quot;;&quot;&quot;)&amp;&quot; &quot;&amp;CHAR(34)&amp;[.$M145]&amp;CHAR(34)&amp;IF([.$S145]=&quot;&quot;;&quot;&quot;;&quot; --caption &quot;&amp;CHAR(34)&amp;[.$S145]&amp;CHAR(34))&amp;CHAR(10)));&quot;&quot;)">
            <text:p/>
          </table:table-cell>
          <table:table-cell table:style-name="ce60" table:formula="of:=IFERROR(IF([.$G145]=&quot;&quot;;&quot;&quot;;IF([.$M145]=&quot;&quot;;[.$AL145]&amp;CHAR(10);[.$AM145]&amp;CHAR(10)));&quot;&quot;)">
            <text:p/>
          </table:table-cell>
          <table:table-cell table:style-name="ce60"/>
          <table:table-cell table:style-name="ce116" table:formula="of:=[.AD145]&amp;[.AI145]&amp;[.AN14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6]&amp;[.F146]&amp;[.G146]=&quot;&quot;;&quot;&quot;;MAX([.$A$3:.$A145])+1);&quot;&quot;)">
            <text:p/>
          </table:table-cell>
          <table:table-cell table:style-name="ce9" table:formula="of:=IFERROR(TRIM(SUBSTITUTE(SUBSTITUTE(VLOOKUP([.C14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6]=&quot;&quot;;&quot;&quot;;TRIM(&quot;Dear *&quot;&amp;[.$D146]&amp;&quot;*&quot;))">
            <text:p/>
          </table:table-cell>
          <table:table-cell table:style-name="ce83" table:formula="of:=IF([.$E146]=&quot;&quot;;&quot;&quot;;&quot;~How Do You Do ?~&quot;)">
            <text:p/>
          </table:table-cell>
          <table:table-cell table:style-name="ce83" table:formula="of:=IF([.$E146]=&quot;&quot;;&quot;&quot;;&quot;_Have a great Day_&quot;)">
            <text:p/>
          </table:table-cell>
          <table:table-cell table:style-name="ce83" table:number-columns-repeated="2"/>
          <table:table-cell table:style-name="ce44" table:number-columns-spanned="6" table:number-rows-spanned="1">
            <draw:control draw:z-index="158" draw:name="BT_File_Selection_12_" draw:style-name="gr6" draw:text-style-name="P5" svg:width="1cm" svg:height="0.5cm" svg:x="0cm" svg:y="0cm" draw:control="control144"/>
          </table:table-cell>
          <table:covered-table-cell table:number-columns-repeated="5" table:style-name="ce48"/>
          <table:table-cell table:style-name="ce107" table:formula="of:=IF([.$M146]=&quot;&quot;;&quot;&quot;;IF([.$A14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6])));[.$E146];IF([.$E146]=&quot;&quot;;&quot;&quot;;IFERROR(IF([.$B146]=&quot;&quot;;[.$E$1];[.$B146]);&quot;&quot;)&amp;RIGHT(SUBSTITUTE(SUBSTITUTE(SUBSTITUTE([.$E146];&quot;-&quot;;&quot;&quot;);&quot; &quot;;&quot;&quot;);&quot;+&quot;;&quot;&quot;);10)));&quot;&quot;)">
            <text:p/>
          </table:table-cell>
          <table:table-cell table:style-name="ce99" table:formula="of:=IFERROR(IF([.$E146]=&quot;&quot;;&quot;&quot;;[$Mudslide_Commands.$E$32]&amp;&quot;send &quot;&amp;TRIM(SUBSTITUTE([.$AA146];&quot;+&quot;;&quot;&quot;)&amp;&quot; &quot;&amp;CHAR(34)&amp;[.$H146]&amp;CHAR(10)&amp;[.$I146]&amp;CHAR(10)&amp;[.$J146]&amp;CHAR(10)&amp;[.$K146]&amp;CHAR(10)&amp;[.$L146]&amp;CHAR(10)&amp;&quot;- Sent By Bot&quot;&amp;CHAR(34)&amp;CHAR(10)));&quot;&quot;)">
            <text:p/>
          </table:table-cell>
          <table:table-cell table:style-name="ce99" table:formula="of:=IFERROR(IF([.$E146]=&quot;&quot;;&quot;&quot;;[$Mudslide_Commands.$E$32]&amp;IF(SUMPRODUCT(--ISNUMBER(SEARCH([$Mudslide_Commands.$D$10:.$D$16];RIGHT(LOWER([.$M146]);4))))&gt;0;&quot;send-image &quot;; &quot;send-file &quot;)&amp;TRIM(SUBSTITUTE([.$AA146];&quot;+&quot;;&quot;&quot;)&amp;&quot; &quot;&amp;CHAR(34)&amp;[.$M146]&amp;CHAR(34)&amp;IF([.$S146]=&quot;&quot;;&quot;&quot;;&quot; --caption &quot;&amp;CHAR(34)&amp;[.$S146]&amp;CHAR(34))&amp;CHAR(10)));&quot;&quot;)">
            <text:p/>
          </table:table-cell>
          <table:table-cell table:style-name="ce60" table:formula="of:=IFERROR(IF([.$E146]=&quot;&quot;;&quot;&quot;;IF([.$M146]=&quot;&quot;;[.$AB146]&amp;CHAR(10);[.$AC146]&amp;CHAR(10)));&quot;&quot;)">
            <text:p/>
          </table:table-cell>
          <table:table-cell table:style-name="ce60"/>
          <table:table-cell table:style-name="ce60" table:formula="of:=IFERROR(IF(NOT(ISERROR(SEARCH(&quot;@g.us&quot;;[.$F146])));[.$F146];IF([.$F146]=&quot;&quot;;&quot;&quot;;IFERROR(IF([.$B146]=&quot;&quot;;[.$E$1];[.$B146]);&quot;&quot;)&amp;RIGHT(SUBSTITUTE(SUBSTITUTE(SUBSTITUTE([.$F146];&quot;-&quot;;&quot;&quot;);&quot; &quot;;&quot;&quot;);&quot;+&quot;;&quot;&quot;);10)));&quot;&quot;)">
            <text:p/>
          </table:table-cell>
          <table:table-cell table:style-name="ce99" table:formula="of:=IFERROR(IF([.$F146]=&quot;&quot;;&quot;&quot;;[$Mudslide_Commands.$E$32]&amp;&quot;send &quot;&amp;TRIM(SUBSTITUTE([.$AF146];&quot;+&quot;;&quot;&quot;)&amp;&quot; &quot;&amp;CHAR(34)&amp;[.$H146]&amp;CHAR(10)&amp;[.$I146]&amp;CHAR(10)&amp;[.$J146]&amp;CHAR(10)&amp;[.$K146]&amp;CHAR(10)&amp;[.$L146]&amp;CHAR(10)&amp;&quot;- Sent By Bot&quot;&amp;CHAR(34)&amp;CHAR(10)));&quot;&quot;)">
            <text:p/>
          </table:table-cell>
          <table:table-cell table:style-name="ce99" table:formula="of:=IFERROR(IF([.$F146]=&quot;&quot;;&quot;&quot;;[$Mudslide_Commands.$E$32]&amp;IF(SUMPRODUCT(--ISNUMBER(SEARCH([$Mudslide_Commands.$D$10:.$D$16];RIGHT(LOWER([.$M146]);4))))&gt;0;&quot;send-image &quot;; &quot;send-file &quot;)&amp;TRIM(SUBSTITUTE([.$AF146];&quot;+&quot;;&quot;&quot;)&amp;&quot; &quot;&amp;CHAR(34)&amp;[.$M146]&amp;CHAR(34)&amp;IF([.$S146]=&quot;&quot;;&quot;&quot;;&quot; --caption &quot;&amp;CHAR(34)&amp;[.$S146]&amp;CHAR(34))&amp;CHAR(10)));&quot;&quot;)">
            <text:p/>
          </table:table-cell>
          <table:table-cell table:style-name="ce60" table:formula="of:=IFERROR(IF([.$F146]=&quot;&quot;;&quot;&quot;;IF([.$M146]=&quot;&quot;;[.$AG146]&amp;CHAR(10);[.$AH146]&amp;CHAR(10)));&quot;&quot;)">
            <text:p/>
          </table:table-cell>
          <table:table-cell table:style-name="ce60"/>
          <table:table-cell table:style-name="ce60" table:formula="of:=IFERROR(IF(NOT(ISERROR(SEARCH(&quot;@g.us&quot;;[.$E146])));[.$G146];IF([.$G146]=&quot;&quot;;&quot;&quot;;IFERROR(IF([.$B146]=&quot;&quot;;[.$E$1];[.$B146]);&quot;&quot;)&amp;RIGHT(SUBSTITUTE(SUBSTITUTE(SUBSTITUTE([.$G146];&quot;-&quot;;&quot;&quot;);&quot; &quot;;&quot;&quot;);&quot;+&quot;;&quot;&quot;);10)));&quot;&quot;)">
            <text:p/>
          </table:table-cell>
          <table:table-cell table:style-name="ce99" table:formula="of:=IFERROR(IF([.$G146]=&quot;&quot;;&quot;&quot;;[$Mudslide_Commands.$E$32]&amp;&quot;send &quot;&amp;TRIM(SUBSTITUTE([.$AK146];&quot;+&quot;;&quot;&quot;)&amp;&quot; &quot;&amp;CHAR(34)&amp;[.$H146]&amp;CHAR(10)&amp;[.$I146]&amp;CHAR(10)&amp;[.$J146]&amp;CHAR(10)&amp;[.$K146]&amp;CHAR(10)&amp;[.$L146]&amp;CHAR(10)&amp;&quot;- Sent By Bot&quot;&amp;CHAR(34)&amp;CHAR(10)));&quot;&quot;)">
            <text:p/>
          </table:table-cell>
          <table:table-cell table:style-name="ce99" table:formula="of:=IFERROR(IF([.$G146]=&quot;&quot;;&quot;&quot;;[$Mudslide_Commands.$E$32]&amp;IF(SUMPRODUCT(--ISNUMBER(SEARCH([$Mudslide_Commands.$D$10:.$D$16];RIGHT(LOWER([.$M146]);4))))&gt;0;&quot;send-image &quot;; &quot;send-file &quot;)&amp;TRIM(SUBSTITUTE([.$AK146];&quot;+&quot;;&quot;&quot;)&amp;&quot; &quot;&amp;CHAR(34)&amp;[.$M146]&amp;CHAR(34)&amp;IF([.$S146]=&quot;&quot;;&quot;&quot;;&quot; --caption &quot;&amp;CHAR(34)&amp;[.$S146]&amp;CHAR(34))&amp;CHAR(10)));&quot;&quot;)">
            <text:p/>
          </table:table-cell>
          <table:table-cell table:style-name="ce60" table:formula="of:=IFERROR(IF([.$G146]=&quot;&quot;;&quot;&quot;;IF([.$M146]=&quot;&quot;;[.$AL146]&amp;CHAR(10);[.$AM146]&amp;CHAR(10)));&quot;&quot;)">
            <text:p/>
          </table:table-cell>
          <table:table-cell table:style-name="ce60"/>
          <table:table-cell table:style-name="ce116" table:formula="of:=[.AD146]&amp;[.AI146]&amp;[.AN14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7]&amp;[.F147]&amp;[.G147]=&quot;&quot;;&quot;&quot;;MAX([.$A$3:.$A146])+1);&quot;&quot;)">
            <text:p/>
          </table:table-cell>
          <table:table-cell table:style-name="ce9" table:formula="of:=IFERROR(TRIM(SUBSTITUTE(SUBSTITUTE(VLOOKUP([.C14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7]=&quot;&quot;;&quot;&quot;;TRIM(&quot;Dear *&quot;&amp;[.$D147]&amp;&quot;*&quot;))">
            <text:p/>
          </table:table-cell>
          <table:table-cell table:style-name="ce83" table:formula="of:=IF([.$E147]=&quot;&quot;;&quot;&quot;;&quot;~How Do You Do ?~&quot;)">
            <text:p/>
          </table:table-cell>
          <table:table-cell table:style-name="ce83" table:formula="of:=IF([.$E147]=&quot;&quot;;&quot;&quot;;&quot;_Have a great Day_&quot;)">
            <text:p/>
          </table:table-cell>
          <table:table-cell table:style-name="ce83" table:number-columns-repeated="2"/>
          <table:table-cell table:style-name="ce44" table:number-columns-spanned="6" table:number-rows-spanned="1">
            <draw:control draw:z-index="159" draw:name="BT_File_Selection_12_" draw:style-name="gr6" draw:text-style-name="P5" svg:width="1cm" svg:height="0.5cm" svg:x="0cm" svg:y="0cm" draw:control="control145"/>
          </table:table-cell>
          <table:covered-table-cell table:number-columns-repeated="5" table:style-name="ce48"/>
          <table:table-cell table:style-name="ce107" table:formula="of:=IF([.$M147]=&quot;&quot;;&quot;&quot;;IF([.$A14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7])));[.$E147];IF([.$E147]=&quot;&quot;;&quot;&quot;;IFERROR(IF([.$B147]=&quot;&quot;;[.$E$1];[.$B147]);&quot;&quot;)&amp;RIGHT(SUBSTITUTE(SUBSTITUTE(SUBSTITUTE([.$E147];&quot;-&quot;;&quot;&quot;);&quot; &quot;;&quot;&quot;);&quot;+&quot;;&quot;&quot;);10)));&quot;&quot;)">
            <text:p/>
          </table:table-cell>
          <table:table-cell table:style-name="ce99" table:formula="of:=IFERROR(IF([.$E147]=&quot;&quot;;&quot;&quot;;[$Mudslide_Commands.$E$32]&amp;&quot;send &quot;&amp;TRIM(SUBSTITUTE([.$AA147];&quot;+&quot;;&quot;&quot;)&amp;&quot; &quot;&amp;CHAR(34)&amp;[.$H147]&amp;CHAR(10)&amp;[.$I147]&amp;CHAR(10)&amp;[.$J147]&amp;CHAR(10)&amp;[.$K147]&amp;CHAR(10)&amp;[.$L147]&amp;CHAR(10)&amp;&quot;- Sent By Bot&quot;&amp;CHAR(34)&amp;CHAR(10)));&quot;&quot;)">
            <text:p/>
          </table:table-cell>
          <table:table-cell table:style-name="ce99" table:formula="of:=IFERROR(IF([.$E147]=&quot;&quot;;&quot;&quot;;[$Mudslide_Commands.$E$32]&amp;IF(SUMPRODUCT(--ISNUMBER(SEARCH([$Mudslide_Commands.$D$10:.$D$16];RIGHT(LOWER([.$M147]);4))))&gt;0;&quot;send-image &quot;; &quot;send-file &quot;)&amp;TRIM(SUBSTITUTE([.$AA147];&quot;+&quot;;&quot;&quot;)&amp;&quot; &quot;&amp;CHAR(34)&amp;[.$M147]&amp;CHAR(34)&amp;IF([.$S147]=&quot;&quot;;&quot;&quot;;&quot; --caption &quot;&amp;CHAR(34)&amp;[.$S147]&amp;CHAR(34))&amp;CHAR(10)));&quot;&quot;)">
            <text:p/>
          </table:table-cell>
          <table:table-cell table:style-name="ce60" table:formula="of:=IFERROR(IF([.$E147]=&quot;&quot;;&quot;&quot;;IF([.$M147]=&quot;&quot;;[.$AB147]&amp;CHAR(10);[.$AC147]&amp;CHAR(10)));&quot;&quot;)">
            <text:p/>
          </table:table-cell>
          <table:table-cell table:style-name="ce60"/>
          <table:table-cell table:style-name="ce60" table:formula="of:=IFERROR(IF(NOT(ISERROR(SEARCH(&quot;@g.us&quot;;[.$F147])));[.$F147];IF([.$F147]=&quot;&quot;;&quot;&quot;;IFERROR(IF([.$B147]=&quot;&quot;;[.$E$1];[.$B147]);&quot;&quot;)&amp;RIGHT(SUBSTITUTE(SUBSTITUTE(SUBSTITUTE([.$F147];&quot;-&quot;;&quot;&quot;);&quot; &quot;;&quot;&quot;);&quot;+&quot;;&quot;&quot;);10)));&quot;&quot;)">
            <text:p/>
          </table:table-cell>
          <table:table-cell table:style-name="ce99" table:formula="of:=IFERROR(IF([.$F147]=&quot;&quot;;&quot;&quot;;[$Mudslide_Commands.$E$32]&amp;&quot;send &quot;&amp;TRIM(SUBSTITUTE([.$AF147];&quot;+&quot;;&quot;&quot;)&amp;&quot; &quot;&amp;CHAR(34)&amp;[.$H147]&amp;CHAR(10)&amp;[.$I147]&amp;CHAR(10)&amp;[.$J147]&amp;CHAR(10)&amp;[.$K147]&amp;CHAR(10)&amp;[.$L147]&amp;CHAR(10)&amp;&quot;- Sent By Bot&quot;&amp;CHAR(34)&amp;CHAR(10)));&quot;&quot;)">
            <text:p/>
          </table:table-cell>
          <table:table-cell table:style-name="ce99" table:formula="of:=IFERROR(IF([.$F147]=&quot;&quot;;&quot;&quot;;[$Mudslide_Commands.$E$32]&amp;IF(SUMPRODUCT(--ISNUMBER(SEARCH([$Mudslide_Commands.$D$10:.$D$16];RIGHT(LOWER([.$M147]);4))))&gt;0;&quot;send-image &quot;; &quot;send-file &quot;)&amp;TRIM(SUBSTITUTE([.$AF147];&quot;+&quot;;&quot;&quot;)&amp;&quot; &quot;&amp;CHAR(34)&amp;[.$M147]&amp;CHAR(34)&amp;IF([.$S147]=&quot;&quot;;&quot;&quot;;&quot; --caption &quot;&amp;CHAR(34)&amp;[.$S147]&amp;CHAR(34))&amp;CHAR(10)));&quot;&quot;)">
            <text:p/>
          </table:table-cell>
          <table:table-cell table:style-name="ce60" table:formula="of:=IFERROR(IF([.$F147]=&quot;&quot;;&quot;&quot;;IF([.$M147]=&quot;&quot;;[.$AG147]&amp;CHAR(10);[.$AH147]&amp;CHAR(10)));&quot;&quot;)">
            <text:p/>
          </table:table-cell>
          <table:table-cell table:style-name="ce60"/>
          <table:table-cell table:style-name="ce60" table:formula="of:=IFERROR(IF(NOT(ISERROR(SEARCH(&quot;@g.us&quot;;[.$E147])));[.$G147];IF([.$G147]=&quot;&quot;;&quot;&quot;;IFERROR(IF([.$B147]=&quot;&quot;;[.$E$1];[.$B147]);&quot;&quot;)&amp;RIGHT(SUBSTITUTE(SUBSTITUTE(SUBSTITUTE([.$G147];&quot;-&quot;;&quot;&quot;);&quot; &quot;;&quot;&quot;);&quot;+&quot;;&quot;&quot;);10)));&quot;&quot;)">
            <text:p/>
          </table:table-cell>
          <table:table-cell table:style-name="ce99" table:formula="of:=IFERROR(IF([.$G147]=&quot;&quot;;&quot;&quot;;[$Mudslide_Commands.$E$32]&amp;&quot;send &quot;&amp;TRIM(SUBSTITUTE([.$AK147];&quot;+&quot;;&quot;&quot;)&amp;&quot; &quot;&amp;CHAR(34)&amp;[.$H147]&amp;CHAR(10)&amp;[.$I147]&amp;CHAR(10)&amp;[.$J147]&amp;CHAR(10)&amp;[.$K147]&amp;CHAR(10)&amp;[.$L147]&amp;CHAR(10)&amp;&quot;- Sent By Bot&quot;&amp;CHAR(34)&amp;CHAR(10)));&quot;&quot;)">
            <text:p/>
          </table:table-cell>
          <table:table-cell table:style-name="ce99" table:formula="of:=IFERROR(IF([.$G147]=&quot;&quot;;&quot;&quot;;[$Mudslide_Commands.$E$32]&amp;IF(SUMPRODUCT(--ISNUMBER(SEARCH([$Mudslide_Commands.$D$10:.$D$16];RIGHT(LOWER([.$M147]);4))))&gt;0;&quot;send-image &quot;; &quot;send-file &quot;)&amp;TRIM(SUBSTITUTE([.$AK147];&quot;+&quot;;&quot;&quot;)&amp;&quot; &quot;&amp;CHAR(34)&amp;[.$M147]&amp;CHAR(34)&amp;IF([.$S147]=&quot;&quot;;&quot;&quot;;&quot; --caption &quot;&amp;CHAR(34)&amp;[.$S147]&amp;CHAR(34))&amp;CHAR(10)));&quot;&quot;)">
            <text:p/>
          </table:table-cell>
          <table:table-cell table:style-name="ce60" table:formula="of:=IFERROR(IF([.$G147]=&quot;&quot;;&quot;&quot;;IF([.$M147]=&quot;&quot;;[.$AL147]&amp;CHAR(10);[.$AM147]&amp;CHAR(10)));&quot;&quot;)">
            <text:p/>
          </table:table-cell>
          <table:table-cell table:style-name="ce60"/>
          <table:table-cell table:style-name="ce116" table:formula="of:=[.AD147]&amp;[.AI147]&amp;[.AN14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8]&amp;[.F148]&amp;[.G148]=&quot;&quot;;&quot;&quot;;MAX([.$A$3:.$A147])+1);&quot;&quot;)">
            <text:p/>
          </table:table-cell>
          <table:table-cell table:style-name="ce9" table:formula="of:=IFERROR(TRIM(SUBSTITUTE(SUBSTITUTE(VLOOKUP([.C14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8]=&quot;&quot;;&quot;&quot;;TRIM(&quot;Dear *&quot;&amp;[.$D148]&amp;&quot;*&quot;))">
            <text:p/>
          </table:table-cell>
          <table:table-cell table:style-name="ce83" table:formula="of:=IF([.$E148]=&quot;&quot;;&quot;&quot;;&quot;~How Do You Do ?~&quot;)">
            <text:p/>
          </table:table-cell>
          <table:table-cell table:style-name="ce83" table:formula="of:=IF([.$E148]=&quot;&quot;;&quot;&quot;;&quot;_Have a great Day_&quot;)">
            <text:p/>
          </table:table-cell>
          <table:table-cell table:style-name="ce83" table:number-columns-repeated="2"/>
          <table:table-cell table:style-name="ce44" table:number-columns-spanned="6" table:number-rows-spanned="1">
            <draw:control draw:z-index="160" draw:name="BT_File_Selection_12_" draw:style-name="gr6" draw:text-style-name="P5" svg:width="1cm" svg:height="0.5cm" svg:x="0cm" svg:y="0cm" draw:control="control146"/>
          </table:table-cell>
          <table:covered-table-cell table:number-columns-repeated="5" table:style-name="ce48"/>
          <table:table-cell table:style-name="ce107" table:formula="of:=IF([.$M148]=&quot;&quot;;&quot;&quot;;IF([.$A14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8])));[.$E148];IF([.$E148]=&quot;&quot;;&quot;&quot;;IFERROR(IF([.$B148]=&quot;&quot;;[.$E$1];[.$B148]);&quot;&quot;)&amp;RIGHT(SUBSTITUTE(SUBSTITUTE(SUBSTITUTE([.$E148];&quot;-&quot;;&quot;&quot;);&quot; &quot;;&quot;&quot;);&quot;+&quot;;&quot;&quot;);10)));&quot;&quot;)">
            <text:p/>
          </table:table-cell>
          <table:table-cell table:style-name="ce99" table:formula="of:=IFERROR(IF([.$E148]=&quot;&quot;;&quot;&quot;;[$Mudslide_Commands.$E$32]&amp;&quot;send &quot;&amp;TRIM(SUBSTITUTE([.$AA148];&quot;+&quot;;&quot;&quot;)&amp;&quot; &quot;&amp;CHAR(34)&amp;[.$H148]&amp;CHAR(10)&amp;[.$I148]&amp;CHAR(10)&amp;[.$J148]&amp;CHAR(10)&amp;[.$K148]&amp;CHAR(10)&amp;[.$L148]&amp;CHAR(10)&amp;&quot;- Sent By Bot&quot;&amp;CHAR(34)&amp;CHAR(10)));&quot;&quot;)">
            <text:p/>
          </table:table-cell>
          <table:table-cell table:style-name="ce99" table:formula="of:=IFERROR(IF([.$E148]=&quot;&quot;;&quot;&quot;;[$Mudslide_Commands.$E$32]&amp;IF(SUMPRODUCT(--ISNUMBER(SEARCH([$Mudslide_Commands.$D$10:.$D$16];RIGHT(LOWER([.$M148]);4))))&gt;0;&quot;send-image &quot;; &quot;send-file &quot;)&amp;TRIM(SUBSTITUTE([.$AA148];&quot;+&quot;;&quot;&quot;)&amp;&quot; &quot;&amp;CHAR(34)&amp;[.$M148]&amp;CHAR(34)&amp;IF([.$S148]=&quot;&quot;;&quot;&quot;;&quot; --caption &quot;&amp;CHAR(34)&amp;[.$S148]&amp;CHAR(34))&amp;CHAR(10)));&quot;&quot;)">
            <text:p/>
          </table:table-cell>
          <table:table-cell table:style-name="ce60" table:formula="of:=IFERROR(IF([.$E148]=&quot;&quot;;&quot;&quot;;IF([.$M148]=&quot;&quot;;[.$AB148]&amp;CHAR(10);[.$AC148]&amp;CHAR(10)));&quot;&quot;)">
            <text:p/>
          </table:table-cell>
          <table:table-cell table:style-name="ce60"/>
          <table:table-cell table:style-name="ce60" table:formula="of:=IFERROR(IF(NOT(ISERROR(SEARCH(&quot;@g.us&quot;;[.$F148])));[.$F148];IF([.$F148]=&quot;&quot;;&quot;&quot;;IFERROR(IF([.$B148]=&quot;&quot;;[.$E$1];[.$B148]);&quot;&quot;)&amp;RIGHT(SUBSTITUTE(SUBSTITUTE(SUBSTITUTE([.$F148];&quot;-&quot;;&quot;&quot;);&quot; &quot;;&quot;&quot;);&quot;+&quot;;&quot;&quot;);10)));&quot;&quot;)">
            <text:p/>
          </table:table-cell>
          <table:table-cell table:style-name="ce99" table:formula="of:=IFERROR(IF([.$F148]=&quot;&quot;;&quot;&quot;;[$Mudslide_Commands.$E$32]&amp;&quot;send &quot;&amp;TRIM(SUBSTITUTE([.$AF148];&quot;+&quot;;&quot;&quot;)&amp;&quot; &quot;&amp;CHAR(34)&amp;[.$H148]&amp;CHAR(10)&amp;[.$I148]&amp;CHAR(10)&amp;[.$J148]&amp;CHAR(10)&amp;[.$K148]&amp;CHAR(10)&amp;[.$L148]&amp;CHAR(10)&amp;&quot;- Sent By Bot&quot;&amp;CHAR(34)&amp;CHAR(10)));&quot;&quot;)">
            <text:p/>
          </table:table-cell>
          <table:table-cell table:style-name="ce99" table:formula="of:=IFERROR(IF([.$F148]=&quot;&quot;;&quot;&quot;;[$Mudslide_Commands.$E$32]&amp;IF(SUMPRODUCT(--ISNUMBER(SEARCH([$Mudslide_Commands.$D$10:.$D$16];RIGHT(LOWER([.$M148]);4))))&gt;0;&quot;send-image &quot;; &quot;send-file &quot;)&amp;TRIM(SUBSTITUTE([.$AF148];&quot;+&quot;;&quot;&quot;)&amp;&quot; &quot;&amp;CHAR(34)&amp;[.$M148]&amp;CHAR(34)&amp;IF([.$S148]=&quot;&quot;;&quot;&quot;;&quot; --caption &quot;&amp;CHAR(34)&amp;[.$S148]&amp;CHAR(34))&amp;CHAR(10)));&quot;&quot;)">
            <text:p/>
          </table:table-cell>
          <table:table-cell table:style-name="ce60" table:formula="of:=IFERROR(IF([.$F148]=&quot;&quot;;&quot;&quot;;IF([.$M148]=&quot;&quot;;[.$AG148]&amp;CHAR(10);[.$AH148]&amp;CHAR(10)));&quot;&quot;)">
            <text:p/>
          </table:table-cell>
          <table:table-cell table:style-name="ce60"/>
          <table:table-cell table:style-name="ce60" table:formula="of:=IFERROR(IF(NOT(ISERROR(SEARCH(&quot;@g.us&quot;;[.$E148])));[.$G148];IF([.$G148]=&quot;&quot;;&quot;&quot;;IFERROR(IF([.$B148]=&quot;&quot;;[.$E$1];[.$B148]);&quot;&quot;)&amp;RIGHT(SUBSTITUTE(SUBSTITUTE(SUBSTITUTE([.$G148];&quot;-&quot;;&quot;&quot;);&quot; &quot;;&quot;&quot;);&quot;+&quot;;&quot;&quot;);10)));&quot;&quot;)">
            <text:p/>
          </table:table-cell>
          <table:table-cell table:style-name="ce99" table:formula="of:=IFERROR(IF([.$G148]=&quot;&quot;;&quot;&quot;;[$Mudslide_Commands.$E$32]&amp;&quot;send &quot;&amp;TRIM(SUBSTITUTE([.$AK148];&quot;+&quot;;&quot;&quot;)&amp;&quot; &quot;&amp;CHAR(34)&amp;[.$H148]&amp;CHAR(10)&amp;[.$I148]&amp;CHAR(10)&amp;[.$J148]&amp;CHAR(10)&amp;[.$K148]&amp;CHAR(10)&amp;[.$L148]&amp;CHAR(10)&amp;&quot;- Sent By Bot&quot;&amp;CHAR(34)&amp;CHAR(10)));&quot;&quot;)">
            <text:p/>
          </table:table-cell>
          <table:table-cell table:style-name="ce99" table:formula="of:=IFERROR(IF([.$G148]=&quot;&quot;;&quot;&quot;;[$Mudslide_Commands.$E$32]&amp;IF(SUMPRODUCT(--ISNUMBER(SEARCH([$Mudslide_Commands.$D$10:.$D$16];RIGHT(LOWER([.$M148]);4))))&gt;0;&quot;send-image &quot;; &quot;send-file &quot;)&amp;TRIM(SUBSTITUTE([.$AK148];&quot;+&quot;;&quot;&quot;)&amp;&quot; &quot;&amp;CHAR(34)&amp;[.$M148]&amp;CHAR(34)&amp;IF([.$S148]=&quot;&quot;;&quot;&quot;;&quot; --caption &quot;&amp;CHAR(34)&amp;[.$S148]&amp;CHAR(34))&amp;CHAR(10)));&quot;&quot;)">
            <text:p/>
          </table:table-cell>
          <table:table-cell table:style-name="ce60" table:formula="of:=IFERROR(IF([.$G148]=&quot;&quot;;&quot;&quot;;IF([.$M148]=&quot;&quot;;[.$AL148]&amp;CHAR(10);[.$AM148]&amp;CHAR(10)));&quot;&quot;)">
            <text:p/>
          </table:table-cell>
          <table:table-cell table:style-name="ce60"/>
          <table:table-cell table:style-name="ce116" table:formula="of:=[.AD148]&amp;[.AI148]&amp;[.AN14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49]&amp;[.F149]&amp;[.G149]=&quot;&quot;;&quot;&quot;;MAX([.$A$3:.$A148])+1);&quot;&quot;)">
            <text:p/>
          </table:table-cell>
          <table:table-cell table:style-name="ce9" table:formula="of:=IFERROR(TRIM(SUBSTITUTE(SUBSTITUTE(VLOOKUP([.C14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49]=&quot;&quot;;&quot;&quot;;TRIM(&quot;Dear *&quot;&amp;[.$D149]&amp;&quot;*&quot;))">
            <text:p/>
          </table:table-cell>
          <table:table-cell table:style-name="ce83" table:formula="of:=IF([.$E149]=&quot;&quot;;&quot;&quot;;&quot;~How Do You Do ?~&quot;)">
            <text:p/>
          </table:table-cell>
          <table:table-cell table:style-name="ce83" table:formula="of:=IF([.$E149]=&quot;&quot;;&quot;&quot;;&quot;_Have a great Day_&quot;)">
            <text:p/>
          </table:table-cell>
          <table:table-cell table:style-name="ce83" table:number-columns-repeated="2"/>
          <table:table-cell table:style-name="ce44" table:number-columns-spanned="6" table:number-rows-spanned="1">
            <draw:control draw:z-index="161" draw:name="BT_File_Selection_12_" draw:style-name="gr6" draw:text-style-name="P5" svg:width="1cm" svg:height="0.5cm" svg:x="0cm" svg:y="0cm" draw:control="control147"/>
          </table:table-cell>
          <table:covered-table-cell table:number-columns-repeated="5" table:style-name="ce48"/>
          <table:table-cell table:style-name="ce107" table:formula="of:=IF([.$M149]=&quot;&quot;;&quot;&quot;;IF([.$A14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49])));[.$E149];IF([.$E149]=&quot;&quot;;&quot;&quot;;IFERROR(IF([.$B149]=&quot;&quot;;[.$E$1];[.$B149]);&quot;&quot;)&amp;RIGHT(SUBSTITUTE(SUBSTITUTE(SUBSTITUTE([.$E149];&quot;-&quot;;&quot;&quot;);&quot; &quot;;&quot;&quot;);&quot;+&quot;;&quot;&quot;);10)));&quot;&quot;)">
            <text:p/>
          </table:table-cell>
          <table:table-cell table:style-name="ce99" table:formula="of:=IFERROR(IF([.$E149]=&quot;&quot;;&quot;&quot;;[$Mudslide_Commands.$E$32]&amp;&quot;send &quot;&amp;TRIM(SUBSTITUTE([.$AA149];&quot;+&quot;;&quot;&quot;)&amp;&quot; &quot;&amp;CHAR(34)&amp;[.$H149]&amp;CHAR(10)&amp;[.$I149]&amp;CHAR(10)&amp;[.$J149]&amp;CHAR(10)&amp;[.$K149]&amp;CHAR(10)&amp;[.$L149]&amp;CHAR(10)&amp;&quot;- Sent By Bot&quot;&amp;CHAR(34)&amp;CHAR(10)));&quot;&quot;)">
            <text:p/>
          </table:table-cell>
          <table:table-cell table:style-name="ce99" table:formula="of:=IFERROR(IF([.$E149]=&quot;&quot;;&quot;&quot;;[$Mudslide_Commands.$E$32]&amp;IF(SUMPRODUCT(--ISNUMBER(SEARCH([$Mudslide_Commands.$D$10:.$D$16];RIGHT(LOWER([.$M149]);4))))&gt;0;&quot;send-image &quot;; &quot;send-file &quot;)&amp;TRIM(SUBSTITUTE([.$AA149];&quot;+&quot;;&quot;&quot;)&amp;&quot; &quot;&amp;CHAR(34)&amp;[.$M149]&amp;CHAR(34)&amp;IF([.$S149]=&quot;&quot;;&quot;&quot;;&quot; --caption &quot;&amp;CHAR(34)&amp;[.$S149]&amp;CHAR(34))&amp;CHAR(10)));&quot;&quot;)">
            <text:p/>
          </table:table-cell>
          <table:table-cell table:style-name="ce60" table:formula="of:=IFERROR(IF([.$E149]=&quot;&quot;;&quot;&quot;;IF([.$M149]=&quot;&quot;;[.$AB149]&amp;CHAR(10);[.$AC149]&amp;CHAR(10)));&quot;&quot;)">
            <text:p/>
          </table:table-cell>
          <table:table-cell table:style-name="ce60"/>
          <table:table-cell table:style-name="ce60" table:formula="of:=IFERROR(IF(NOT(ISERROR(SEARCH(&quot;@g.us&quot;;[.$F149])));[.$F149];IF([.$F149]=&quot;&quot;;&quot;&quot;;IFERROR(IF([.$B149]=&quot;&quot;;[.$E$1];[.$B149]);&quot;&quot;)&amp;RIGHT(SUBSTITUTE(SUBSTITUTE(SUBSTITUTE([.$F149];&quot;-&quot;;&quot;&quot;);&quot; &quot;;&quot;&quot;);&quot;+&quot;;&quot;&quot;);10)));&quot;&quot;)">
            <text:p/>
          </table:table-cell>
          <table:table-cell table:style-name="ce99" table:formula="of:=IFERROR(IF([.$F149]=&quot;&quot;;&quot;&quot;;[$Mudslide_Commands.$E$32]&amp;&quot;send &quot;&amp;TRIM(SUBSTITUTE([.$AF149];&quot;+&quot;;&quot;&quot;)&amp;&quot; &quot;&amp;CHAR(34)&amp;[.$H149]&amp;CHAR(10)&amp;[.$I149]&amp;CHAR(10)&amp;[.$J149]&amp;CHAR(10)&amp;[.$K149]&amp;CHAR(10)&amp;[.$L149]&amp;CHAR(10)&amp;&quot;- Sent By Bot&quot;&amp;CHAR(34)&amp;CHAR(10)));&quot;&quot;)">
            <text:p/>
          </table:table-cell>
          <table:table-cell table:style-name="ce99" table:formula="of:=IFERROR(IF([.$F149]=&quot;&quot;;&quot;&quot;;[$Mudslide_Commands.$E$32]&amp;IF(SUMPRODUCT(--ISNUMBER(SEARCH([$Mudslide_Commands.$D$10:.$D$16];RIGHT(LOWER([.$M149]);4))))&gt;0;&quot;send-image &quot;; &quot;send-file &quot;)&amp;TRIM(SUBSTITUTE([.$AF149];&quot;+&quot;;&quot;&quot;)&amp;&quot; &quot;&amp;CHAR(34)&amp;[.$M149]&amp;CHAR(34)&amp;IF([.$S149]=&quot;&quot;;&quot;&quot;;&quot; --caption &quot;&amp;CHAR(34)&amp;[.$S149]&amp;CHAR(34))&amp;CHAR(10)));&quot;&quot;)">
            <text:p/>
          </table:table-cell>
          <table:table-cell table:style-name="ce60" table:formula="of:=IFERROR(IF([.$F149]=&quot;&quot;;&quot;&quot;;IF([.$M149]=&quot;&quot;;[.$AG149]&amp;CHAR(10);[.$AH149]&amp;CHAR(10)));&quot;&quot;)">
            <text:p/>
          </table:table-cell>
          <table:table-cell table:style-name="ce60"/>
          <table:table-cell table:style-name="ce60" table:formula="of:=IFERROR(IF(NOT(ISERROR(SEARCH(&quot;@g.us&quot;;[.$E149])));[.$G149];IF([.$G149]=&quot;&quot;;&quot;&quot;;IFERROR(IF([.$B149]=&quot;&quot;;[.$E$1];[.$B149]);&quot;&quot;)&amp;RIGHT(SUBSTITUTE(SUBSTITUTE(SUBSTITUTE([.$G149];&quot;-&quot;;&quot;&quot;);&quot; &quot;;&quot;&quot;);&quot;+&quot;;&quot;&quot;);10)));&quot;&quot;)">
            <text:p/>
          </table:table-cell>
          <table:table-cell table:style-name="ce99" table:formula="of:=IFERROR(IF([.$G149]=&quot;&quot;;&quot;&quot;;[$Mudslide_Commands.$E$32]&amp;&quot;send &quot;&amp;TRIM(SUBSTITUTE([.$AK149];&quot;+&quot;;&quot;&quot;)&amp;&quot; &quot;&amp;CHAR(34)&amp;[.$H149]&amp;CHAR(10)&amp;[.$I149]&amp;CHAR(10)&amp;[.$J149]&amp;CHAR(10)&amp;[.$K149]&amp;CHAR(10)&amp;[.$L149]&amp;CHAR(10)&amp;&quot;- Sent By Bot&quot;&amp;CHAR(34)&amp;CHAR(10)));&quot;&quot;)">
            <text:p/>
          </table:table-cell>
          <table:table-cell table:style-name="ce99" table:formula="of:=IFERROR(IF([.$G149]=&quot;&quot;;&quot;&quot;;[$Mudslide_Commands.$E$32]&amp;IF(SUMPRODUCT(--ISNUMBER(SEARCH([$Mudslide_Commands.$D$10:.$D$16];RIGHT(LOWER([.$M149]);4))))&gt;0;&quot;send-image &quot;; &quot;send-file &quot;)&amp;TRIM(SUBSTITUTE([.$AK149];&quot;+&quot;;&quot;&quot;)&amp;&quot; &quot;&amp;CHAR(34)&amp;[.$M149]&amp;CHAR(34)&amp;IF([.$S149]=&quot;&quot;;&quot;&quot;;&quot; --caption &quot;&amp;CHAR(34)&amp;[.$S149]&amp;CHAR(34))&amp;CHAR(10)));&quot;&quot;)">
            <text:p/>
          </table:table-cell>
          <table:table-cell table:style-name="ce60" table:formula="of:=IFERROR(IF([.$G149]=&quot;&quot;;&quot;&quot;;IF([.$M149]=&quot;&quot;;[.$AL149]&amp;CHAR(10);[.$AM149]&amp;CHAR(10)));&quot;&quot;)">
            <text:p/>
          </table:table-cell>
          <table:table-cell table:style-name="ce60"/>
          <table:table-cell table:style-name="ce116" table:formula="of:=[.AD149]&amp;[.AI149]&amp;[.AN14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0]&amp;[.F150]&amp;[.G150]=&quot;&quot;;&quot;&quot;;MAX([.$A$3:.$A149])+1);&quot;&quot;)">
            <text:p/>
          </table:table-cell>
          <table:table-cell table:style-name="ce9" table:formula="of:=IFERROR(TRIM(SUBSTITUTE(SUBSTITUTE(VLOOKUP([.C15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0]=&quot;&quot;;&quot;&quot;;TRIM(&quot;Dear *&quot;&amp;[.$D150]&amp;&quot;*&quot;))">
            <text:p/>
          </table:table-cell>
          <table:table-cell table:style-name="ce83" table:formula="of:=IF([.$E150]=&quot;&quot;;&quot;&quot;;&quot;~How Do You Do ?~&quot;)">
            <text:p/>
          </table:table-cell>
          <table:table-cell table:style-name="ce83" table:formula="of:=IF([.$E150]=&quot;&quot;;&quot;&quot;;&quot;_Have a great Day_&quot;)">
            <text:p/>
          </table:table-cell>
          <table:table-cell table:style-name="ce83" table:number-columns-repeated="2"/>
          <table:table-cell table:style-name="ce44" table:number-columns-spanned="6" table:number-rows-spanned="1">
            <draw:control draw:z-index="162" draw:name="BT_File_Selection_12_" draw:style-name="gr6" draw:text-style-name="P5" svg:width="1cm" svg:height="0.5cm" svg:x="0cm" svg:y="0cm" draw:control="control148"/>
          </table:table-cell>
          <table:covered-table-cell table:number-columns-repeated="5" table:style-name="ce48"/>
          <table:table-cell table:style-name="ce107" table:formula="of:=IF([.$M150]=&quot;&quot;;&quot;&quot;;IF([.$A15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0])));[.$E150];IF([.$E150]=&quot;&quot;;&quot;&quot;;IFERROR(IF([.$B150]=&quot;&quot;;[.$E$1];[.$B150]);&quot;&quot;)&amp;RIGHT(SUBSTITUTE(SUBSTITUTE(SUBSTITUTE([.$E150];&quot;-&quot;;&quot;&quot;);&quot; &quot;;&quot;&quot;);&quot;+&quot;;&quot;&quot;);10)));&quot;&quot;)">
            <text:p/>
          </table:table-cell>
          <table:table-cell table:style-name="ce99" table:formula="of:=IFERROR(IF([.$E150]=&quot;&quot;;&quot;&quot;;[$Mudslide_Commands.$E$32]&amp;&quot;send &quot;&amp;TRIM(SUBSTITUTE([.$AA150];&quot;+&quot;;&quot;&quot;)&amp;&quot; &quot;&amp;CHAR(34)&amp;[.$H150]&amp;CHAR(10)&amp;[.$I150]&amp;CHAR(10)&amp;[.$J150]&amp;CHAR(10)&amp;[.$K150]&amp;CHAR(10)&amp;[.$L150]&amp;CHAR(10)&amp;&quot;- Sent By Bot&quot;&amp;CHAR(34)&amp;CHAR(10)));&quot;&quot;)">
            <text:p/>
          </table:table-cell>
          <table:table-cell table:style-name="ce99" table:formula="of:=IFERROR(IF([.$E150]=&quot;&quot;;&quot;&quot;;[$Mudslide_Commands.$E$32]&amp;IF(SUMPRODUCT(--ISNUMBER(SEARCH([$Mudslide_Commands.$D$10:.$D$16];RIGHT(LOWER([.$M150]);4))))&gt;0;&quot;send-image &quot;; &quot;send-file &quot;)&amp;TRIM(SUBSTITUTE([.$AA150];&quot;+&quot;;&quot;&quot;)&amp;&quot; &quot;&amp;CHAR(34)&amp;[.$M150]&amp;CHAR(34)&amp;IF([.$S150]=&quot;&quot;;&quot;&quot;;&quot; --caption &quot;&amp;CHAR(34)&amp;[.$S150]&amp;CHAR(34))&amp;CHAR(10)));&quot;&quot;)">
            <text:p/>
          </table:table-cell>
          <table:table-cell table:style-name="ce60" table:formula="of:=IFERROR(IF([.$E150]=&quot;&quot;;&quot;&quot;;IF([.$M150]=&quot;&quot;;[.$AB150]&amp;CHAR(10);[.$AC150]&amp;CHAR(10)));&quot;&quot;)">
            <text:p/>
          </table:table-cell>
          <table:table-cell table:style-name="ce60"/>
          <table:table-cell table:style-name="ce60" table:formula="of:=IFERROR(IF(NOT(ISERROR(SEARCH(&quot;@g.us&quot;;[.$F150])));[.$F150];IF([.$F150]=&quot;&quot;;&quot;&quot;;IFERROR(IF([.$B150]=&quot;&quot;;[.$E$1];[.$B150]);&quot;&quot;)&amp;RIGHT(SUBSTITUTE(SUBSTITUTE(SUBSTITUTE([.$F150];&quot;-&quot;;&quot;&quot;);&quot; &quot;;&quot;&quot;);&quot;+&quot;;&quot;&quot;);10)));&quot;&quot;)">
            <text:p/>
          </table:table-cell>
          <table:table-cell table:style-name="ce99" table:formula="of:=IFERROR(IF([.$F150]=&quot;&quot;;&quot;&quot;;[$Mudslide_Commands.$E$32]&amp;&quot;send &quot;&amp;TRIM(SUBSTITUTE([.$AF150];&quot;+&quot;;&quot;&quot;)&amp;&quot; &quot;&amp;CHAR(34)&amp;[.$H150]&amp;CHAR(10)&amp;[.$I150]&amp;CHAR(10)&amp;[.$J150]&amp;CHAR(10)&amp;[.$K150]&amp;CHAR(10)&amp;[.$L150]&amp;CHAR(10)&amp;&quot;- Sent By Bot&quot;&amp;CHAR(34)&amp;CHAR(10)));&quot;&quot;)">
            <text:p/>
          </table:table-cell>
          <table:table-cell table:style-name="ce99" table:formula="of:=IFERROR(IF([.$F150]=&quot;&quot;;&quot;&quot;;[$Mudslide_Commands.$E$32]&amp;IF(SUMPRODUCT(--ISNUMBER(SEARCH([$Mudslide_Commands.$D$10:.$D$16];RIGHT(LOWER([.$M150]);4))))&gt;0;&quot;send-image &quot;; &quot;send-file &quot;)&amp;TRIM(SUBSTITUTE([.$AF150];&quot;+&quot;;&quot;&quot;)&amp;&quot; &quot;&amp;CHAR(34)&amp;[.$M150]&amp;CHAR(34)&amp;IF([.$S150]=&quot;&quot;;&quot;&quot;;&quot; --caption &quot;&amp;CHAR(34)&amp;[.$S150]&amp;CHAR(34))&amp;CHAR(10)));&quot;&quot;)">
            <text:p/>
          </table:table-cell>
          <table:table-cell table:style-name="ce60" table:formula="of:=IFERROR(IF([.$F150]=&quot;&quot;;&quot;&quot;;IF([.$M150]=&quot;&quot;;[.$AG150]&amp;CHAR(10);[.$AH150]&amp;CHAR(10)));&quot;&quot;)">
            <text:p/>
          </table:table-cell>
          <table:table-cell table:style-name="ce60"/>
          <table:table-cell table:style-name="ce60" table:formula="of:=IFERROR(IF(NOT(ISERROR(SEARCH(&quot;@g.us&quot;;[.$E150])));[.$G150];IF([.$G150]=&quot;&quot;;&quot;&quot;;IFERROR(IF([.$B150]=&quot;&quot;;[.$E$1];[.$B150]);&quot;&quot;)&amp;RIGHT(SUBSTITUTE(SUBSTITUTE(SUBSTITUTE([.$G150];&quot;-&quot;;&quot;&quot;);&quot; &quot;;&quot;&quot;);&quot;+&quot;;&quot;&quot;);10)));&quot;&quot;)">
            <text:p/>
          </table:table-cell>
          <table:table-cell table:style-name="ce99" table:formula="of:=IFERROR(IF([.$G150]=&quot;&quot;;&quot;&quot;;[$Mudslide_Commands.$E$32]&amp;&quot;send &quot;&amp;TRIM(SUBSTITUTE([.$AK150];&quot;+&quot;;&quot;&quot;)&amp;&quot; &quot;&amp;CHAR(34)&amp;[.$H150]&amp;CHAR(10)&amp;[.$I150]&amp;CHAR(10)&amp;[.$J150]&amp;CHAR(10)&amp;[.$K150]&amp;CHAR(10)&amp;[.$L150]&amp;CHAR(10)&amp;&quot;- Sent By Bot&quot;&amp;CHAR(34)&amp;CHAR(10)));&quot;&quot;)">
            <text:p/>
          </table:table-cell>
          <table:table-cell table:style-name="ce99" table:formula="of:=IFERROR(IF([.$G150]=&quot;&quot;;&quot;&quot;;[$Mudslide_Commands.$E$32]&amp;IF(SUMPRODUCT(--ISNUMBER(SEARCH([$Mudslide_Commands.$D$10:.$D$16];RIGHT(LOWER([.$M150]);4))))&gt;0;&quot;send-image &quot;; &quot;send-file &quot;)&amp;TRIM(SUBSTITUTE([.$AK150];&quot;+&quot;;&quot;&quot;)&amp;&quot; &quot;&amp;CHAR(34)&amp;[.$M150]&amp;CHAR(34)&amp;IF([.$S150]=&quot;&quot;;&quot;&quot;;&quot; --caption &quot;&amp;CHAR(34)&amp;[.$S150]&amp;CHAR(34))&amp;CHAR(10)));&quot;&quot;)">
            <text:p/>
          </table:table-cell>
          <table:table-cell table:style-name="ce60" table:formula="of:=IFERROR(IF([.$G150]=&quot;&quot;;&quot;&quot;;IF([.$M150]=&quot;&quot;;[.$AL150]&amp;CHAR(10);[.$AM150]&amp;CHAR(10)));&quot;&quot;)">
            <text:p/>
          </table:table-cell>
          <table:table-cell table:style-name="ce60"/>
          <table:table-cell table:style-name="ce116" table:formula="of:=[.AD150]&amp;[.AI150]&amp;[.AN15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1]&amp;[.F151]&amp;[.G151]=&quot;&quot;;&quot;&quot;;MAX([.$A$3:.$A150])+1);&quot;&quot;)">
            <text:p/>
          </table:table-cell>
          <table:table-cell table:style-name="ce9" table:formula="of:=IFERROR(TRIM(SUBSTITUTE(SUBSTITUTE(VLOOKUP([.C15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1]=&quot;&quot;;&quot;&quot;;TRIM(&quot;Dear *&quot;&amp;[.$D151]&amp;&quot;*&quot;))">
            <text:p/>
          </table:table-cell>
          <table:table-cell table:style-name="ce83" table:formula="of:=IF([.$E151]=&quot;&quot;;&quot;&quot;;&quot;~How Do You Do ?~&quot;)">
            <text:p/>
          </table:table-cell>
          <table:table-cell table:style-name="ce83" table:formula="of:=IF([.$E151]=&quot;&quot;;&quot;&quot;;&quot;_Have a great Day_&quot;)">
            <text:p/>
          </table:table-cell>
          <table:table-cell table:style-name="ce83" table:number-columns-repeated="2"/>
          <table:table-cell table:style-name="ce44" table:number-columns-spanned="6" table:number-rows-spanned="1">
            <draw:control draw:z-index="163" draw:name="BT_File_Selection_12_" draw:style-name="gr6" draw:text-style-name="P5" svg:width="1cm" svg:height="0.5cm" svg:x="0cm" svg:y="0cm" draw:control="control149"/>
          </table:table-cell>
          <table:covered-table-cell table:number-columns-repeated="5" table:style-name="ce48"/>
          <table:table-cell table:style-name="ce107" table:formula="of:=IF([.$M151]=&quot;&quot;;&quot;&quot;;IF([.$A15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1])));[.$E151];IF([.$E151]=&quot;&quot;;&quot;&quot;;IFERROR(IF([.$B151]=&quot;&quot;;[.$E$1];[.$B151]);&quot;&quot;)&amp;RIGHT(SUBSTITUTE(SUBSTITUTE(SUBSTITUTE([.$E151];&quot;-&quot;;&quot;&quot;);&quot; &quot;;&quot;&quot;);&quot;+&quot;;&quot;&quot;);10)));&quot;&quot;)">
            <text:p/>
          </table:table-cell>
          <table:table-cell table:style-name="ce99" table:formula="of:=IFERROR(IF([.$E151]=&quot;&quot;;&quot;&quot;;[$Mudslide_Commands.$E$32]&amp;&quot;send &quot;&amp;TRIM(SUBSTITUTE([.$AA151];&quot;+&quot;;&quot;&quot;)&amp;&quot; &quot;&amp;CHAR(34)&amp;[.$H151]&amp;CHAR(10)&amp;[.$I151]&amp;CHAR(10)&amp;[.$J151]&amp;CHAR(10)&amp;[.$K151]&amp;CHAR(10)&amp;[.$L151]&amp;CHAR(10)&amp;&quot;- Sent By Bot&quot;&amp;CHAR(34)&amp;CHAR(10)));&quot;&quot;)">
            <text:p/>
          </table:table-cell>
          <table:table-cell table:style-name="ce99" table:formula="of:=IFERROR(IF([.$E151]=&quot;&quot;;&quot;&quot;;[$Mudslide_Commands.$E$32]&amp;IF(SUMPRODUCT(--ISNUMBER(SEARCH([$Mudslide_Commands.$D$10:.$D$16];RIGHT(LOWER([.$M151]);4))))&gt;0;&quot;send-image &quot;; &quot;send-file &quot;)&amp;TRIM(SUBSTITUTE([.$AA151];&quot;+&quot;;&quot;&quot;)&amp;&quot; &quot;&amp;CHAR(34)&amp;[.$M151]&amp;CHAR(34)&amp;IF([.$S151]=&quot;&quot;;&quot;&quot;;&quot; --caption &quot;&amp;CHAR(34)&amp;[.$S151]&amp;CHAR(34))&amp;CHAR(10)));&quot;&quot;)">
            <text:p/>
          </table:table-cell>
          <table:table-cell table:style-name="ce60" table:formula="of:=IFERROR(IF([.$E151]=&quot;&quot;;&quot;&quot;;IF([.$M151]=&quot;&quot;;[.$AB151]&amp;CHAR(10);[.$AC151]&amp;CHAR(10)));&quot;&quot;)">
            <text:p/>
          </table:table-cell>
          <table:table-cell table:style-name="ce60"/>
          <table:table-cell table:style-name="ce60" table:formula="of:=IFERROR(IF(NOT(ISERROR(SEARCH(&quot;@g.us&quot;;[.$F151])));[.$F151];IF([.$F151]=&quot;&quot;;&quot;&quot;;IFERROR(IF([.$B151]=&quot;&quot;;[.$E$1];[.$B151]);&quot;&quot;)&amp;RIGHT(SUBSTITUTE(SUBSTITUTE(SUBSTITUTE([.$F151];&quot;-&quot;;&quot;&quot;);&quot; &quot;;&quot;&quot;);&quot;+&quot;;&quot;&quot;);10)));&quot;&quot;)">
            <text:p/>
          </table:table-cell>
          <table:table-cell table:style-name="ce99" table:formula="of:=IFERROR(IF([.$F151]=&quot;&quot;;&quot;&quot;;[$Mudslide_Commands.$E$32]&amp;&quot;send &quot;&amp;TRIM(SUBSTITUTE([.$AF151];&quot;+&quot;;&quot;&quot;)&amp;&quot; &quot;&amp;CHAR(34)&amp;[.$H151]&amp;CHAR(10)&amp;[.$I151]&amp;CHAR(10)&amp;[.$J151]&amp;CHAR(10)&amp;[.$K151]&amp;CHAR(10)&amp;[.$L151]&amp;CHAR(10)&amp;&quot;- Sent By Bot&quot;&amp;CHAR(34)&amp;CHAR(10)));&quot;&quot;)">
            <text:p/>
          </table:table-cell>
          <table:table-cell table:style-name="ce99" table:formula="of:=IFERROR(IF([.$F151]=&quot;&quot;;&quot;&quot;;[$Mudslide_Commands.$E$32]&amp;IF(SUMPRODUCT(--ISNUMBER(SEARCH([$Mudslide_Commands.$D$10:.$D$16];RIGHT(LOWER([.$M151]);4))))&gt;0;&quot;send-image &quot;; &quot;send-file &quot;)&amp;TRIM(SUBSTITUTE([.$AF151];&quot;+&quot;;&quot;&quot;)&amp;&quot; &quot;&amp;CHAR(34)&amp;[.$M151]&amp;CHAR(34)&amp;IF([.$S151]=&quot;&quot;;&quot;&quot;;&quot; --caption &quot;&amp;CHAR(34)&amp;[.$S151]&amp;CHAR(34))&amp;CHAR(10)));&quot;&quot;)">
            <text:p/>
          </table:table-cell>
          <table:table-cell table:style-name="ce60" table:formula="of:=IFERROR(IF([.$F151]=&quot;&quot;;&quot;&quot;;IF([.$M151]=&quot;&quot;;[.$AG151]&amp;CHAR(10);[.$AH151]&amp;CHAR(10)));&quot;&quot;)">
            <text:p/>
          </table:table-cell>
          <table:table-cell table:style-name="ce60"/>
          <table:table-cell table:style-name="ce60" table:formula="of:=IFERROR(IF(NOT(ISERROR(SEARCH(&quot;@g.us&quot;;[.$E151])));[.$G151];IF([.$G151]=&quot;&quot;;&quot;&quot;;IFERROR(IF([.$B151]=&quot;&quot;;[.$E$1];[.$B151]);&quot;&quot;)&amp;RIGHT(SUBSTITUTE(SUBSTITUTE(SUBSTITUTE([.$G151];&quot;-&quot;;&quot;&quot;);&quot; &quot;;&quot;&quot;);&quot;+&quot;;&quot;&quot;);10)));&quot;&quot;)">
            <text:p/>
          </table:table-cell>
          <table:table-cell table:style-name="ce99" table:formula="of:=IFERROR(IF([.$G151]=&quot;&quot;;&quot;&quot;;[$Mudslide_Commands.$E$32]&amp;&quot;send &quot;&amp;TRIM(SUBSTITUTE([.$AK151];&quot;+&quot;;&quot;&quot;)&amp;&quot; &quot;&amp;CHAR(34)&amp;[.$H151]&amp;CHAR(10)&amp;[.$I151]&amp;CHAR(10)&amp;[.$J151]&amp;CHAR(10)&amp;[.$K151]&amp;CHAR(10)&amp;[.$L151]&amp;CHAR(10)&amp;&quot;- Sent By Bot&quot;&amp;CHAR(34)&amp;CHAR(10)));&quot;&quot;)">
            <text:p/>
          </table:table-cell>
          <table:table-cell table:style-name="ce99" table:formula="of:=IFERROR(IF([.$G151]=&quot;&quot;;&quot;&quot;;[$Mudslide_Commands.$E$32]&amp;IF(SUMPRODUCT(--ISNUMBER(SEARCH([$Mudslide_Commands.$D$10:.$D$16];RIGHT(LOWER([.$M151]);4))))&gt;0;&quot;send-image &quot;; &quot;send-file &quot;)&amp;TRIM(SUBSTITUTE([.$AK151];&quot;+&quot;;&quot;&quot;)&amp;&quot; &quot;&amp;CHAR(34)&amp;[.$M151]&amp;CHAR(34)&amp;IF([.$S151]=&quot;&quot;;&quot;&quot;;&quot; --caption &quot;&amp;CHAR(34)&amp;[.$S151]&amp;CHAR(34))&amp;CHAR(10)));&quot;&quot;)">
            <text:p/>
          </table:table-cell>
          <table:table-cell table:style-name="ce60" table:formula="of:=IFERROR(IF([.$G151]=&quot;&quot;;&quot;&quot;;IF([.$M151]=&quot;&quot;;[.$AL151]&amp;CHAR(10);[.$AM151]&amp;CHAR(10)));&quot;&quot;)">
            <text:p/>
          </table:table-cell>
          <table:table-cell table:style-name="ce60"/>
          <table:table-cell table:style-name="ce116" table:formula="of:=[.AD151]&amp;[.AI151]&amp;[.AN15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2]&amp;[.F152]&amp;[.G152]=&quot;&quot;;&quot;&quot;;MAX([.$A$3:.$A151])+1);&quot;&quot;)">
            <text:p/>
          </table:table-cell>
          <table:table-cell table:style-name="ce9" table:formula="of:=IFERROR(TRIM(SUBSTITUTE(SUBSTITUTE(VLOOKUP([.C15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2]=&quot;&quot;;&quot;&quot;;TRIM(&quot;Dear *&quot;&amp;[.$D152]&amp;&quot;*&quot;))">
            <text:p/>
          </table:table-cell>
          <table:table-cell table:style-name="ce83" table:formula="of:=IF([.$E152]=&quot;&quot;;&quot;&quot;;&quot;~How Do You Do ?~&quot;)">
            <text:p/>
          </table:table-cell>
          <table:table-cell table:style-name="ce83" table:formula="of:=IF([.$E152]=&quot;&quot;;&quot;&quot;;&quot;_Have a great Day_&quot;)">
            <text:p/>
          </table:table-cell>
          <table:table-cell table:style-name="ce83" table:number-columns-repeated="2"/>
          <table:table-cell table:style-name="ce44" table:number-columns-spanned="6" table:number-rows-spanned="1">
            <draw:control draw:z-index="164" draw:name="BT_File_Selection_12_" draw:style-name="gr6" draw:text-style-name="P5" svg:width="1cm" svg:height="0.5cm" svg:x="0cm" svg:y="0cm" draw:control="control150"/>
          </table:table-cell>
          <table:covered-table-cell table:number-columns-repeated="5" table:style-name="ce48"/>
          <table:table-cell table:style-name="ce107" table:formula="of:=IF([.$M152]=&quot;&quot;;&quot;&quot;;IF([.$A15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2])));[.$E152];IF([.$E152]=&quot;&quot;;&quot;&quot;;IFERROR(IF([.$B152]=&quot;&quot;;[.$E$1];[.$B152]);&quot;&quot;)&amp;RIGHT(SUBSTITUTE(SUBSTITUTE(SUBSTITUTE([.$E152];&quot;-&quot;;&quot;&quot;);&quot; &quot;;&quot;&quot;);&quot;+&quot;;&quot;&quot;);10)));&quot;&quot;)">
            <text:p/>
          </table:table-cell>
          <table:table-cell table:style-name="ce99" table:formula="of:=IFERROR(IF([.$E152]=&quot;&quot;;&quot;&quot;;[$Mudslide_Commands.$E$32]&amp;&quot;send &quot;&amp;TRIM(SUBSTITUTE([.$AA152];&quot;+&quot;;&quot;&quot;)&amp;&quot; &quot;&amp;CHAR(34)&amp;[.$H152]&amp;CHAR(10)&amp;[.$I152]&amp;CHAR(10)&amp;[.$J152]&amp;CHAR(10)&amp;[.$K152]&amp;CHAR(10)&amp;[.$L152]&amp;CHAR(10)&amp;&quot;- Sent By Bot&quot;&amp;CHAR(34)&amp;CHAR(10)));&quot;&quot;)">
            <text:p/>
          </table:table-cell>
          <table:table-cell table:style-name="ce99" table:formula="of:=IFERROR(IF([.$E152]=&quot;&quot;;&quot;&quot;;[$Mudslide_Commands.$E$32]&amp;IF(SUMPRODUCT(--ISNUMBER(SEARCH([$Mudslide_Commands.$D$10:.$D$16];RIGHT(LOWER([.$M152]);4))))&gt;0;&quot;send-image &quot;; &quot;send-file &quot;)&amp;TRIM(SUBSTITUTE([.$AA152];&quot;+&quot;;&quot;&quot;)&amp;&quot; &quot;&amp;CHAR(34)&amp;[.$M152]&amp;CHAR(34)&amp;IF([.$S152]=&quot;&quot;;&quot;&quot;;&quot; --caption &quot;&amp;CHAR(34)&amp;[.$S152]&amp;CHAR(34))&amp;CHAR(10)));&quot;&quot;)">
            <text:p/>
          </table:table-cell>
          <table:table-cell table:style-name="ce60" table:formula="of:=IFERROR(IF([.$E152]=&quot;&quot;;&quot;&quot;;IF([.$M152]=&quot;&quot;;[.$AB152]&amp;CHAR(10);[.$AC152]&amp;CHAR(10)));&quot;&quot;)">
            <text:p/>
          </table:table-cell>
          <table:table-cell table:style-name="ce60"/>
          <table:table-cell table:style-name="ce60" table:formula="of:=IFERROR(IF(NOT(ISERROR(SEARCH(&quot;@g.us&quot;;[.$F152])));[.$F152];IF([.$F152]=&quot;&quot;;&quot;&quot;;IFERROR(IF([.$B152]=&quot;&quot;;[.$E$1];[.$B152]);&quot;&quot;)&amp;RIGHT(SUBSTITUTE(SUBSTITUTE(SUBSTITUTE([.$F152];&quot;-&quot;;&quot;&quot;);&quot; &quot;;&quot;&quot;);&quot;+&quot;;&quot;&quot;);10)));&quot;&quot;)">
            <text:p/>
          </table:table-cell>
          <table:table-cell table:style-name="ce99" table:formula="of:=IFERROR(IF([.$F152]=&quot;&quot;;&quot;&quot;;[$Mudslide_Commands.$E$32]&amp;&quot;send &quot;&amp;TRIM(SUBSTITUTE([.$AF152];&quot;+&quot;;&quot;&quot;)&amp;&quot; &quot;&amp;CHAR(34)&amp;[.$H152]&amp;CHAR(10)&amp;[.$I152]&amp;CHAR(10)&amp;[.$J152]&amp;CHAR(10)&amp;[.$K152]&amp;CHAR(10)&amp;[.$L152]&amp;CHAR(10)&amp;&quot;- Sent By Bot&quot;&amp;CHAR(34)&amp;CHAR(10)));&quot;&quot;)">
            <text:p/>
          </table:table-cell>
          <table:table-cell table:style-name="ce99" table:formula="of:=IFERROR(IF([.$F152]=&quot;&quot;;&quot;&quot;;[$Mudslide_Commands.$E$32]&amp;IF(SUMPRODUCT(--ISNUMBER(SEARCH([$Mudslide_Commands.$D$10:.$D$16];RIGHT(LOWER([.$M152]);4))))&gt;0;&quot;send-image &quot;; &quot;send-file &quot;)&amp;TRIM(SUBSTITUTE([.$AF152];&quot;+&quot;;&quot;&quot;)&amp;&quot; &quot;&amp;CHAR(34)&amp;[.$M152]&amp;CHAR(34)&amp;IF([.$S152]=&quot;&quot;;&quot;&quot;;&quot; --caption &quot;&amp;CHAR(34)&amp;[.$S152]&amp;CHAR(34))&amp;CHAR(10)));&quot;&quot;)">
            <text:p/>
          </table:table-cell>
          <table:table-cell table:style-name="ce60" table:formula="of:=IFERROR(IF([.$F152]=&quot;&quot;;&quot;&quot;;IF([.$M152]=&quot;&quot;;[.$AG152]&amp;CHAR(10);[.$AH152]&amp;CHAR(10)));&quot;&quot;)">
            <text:p/>
          </table:table-cell>
          <table:table-cell table:style-name="ce60"/>
          <table:table-cell table:style-name="ce60" table:formula="of:=IFERROR(IF(NOT(ISERROR(SEARCH(&quot;@g.us&quot;;[.$E152])));[.$G152];IF([.$G152]=&quot;&quot;;&quot;&quot;;IFERROR(IF([.$B152]=&quot;&quot;;[.$E$1];[.$B152]);&quot;&quot;)&amp;RIGHT(SUBSTITUTE(SUBSTITUTE(SUBSTITUTE([.$G152];&quot;-&quot;;&quot;&quot;);&quot; &quot;;&quot;&quot;);&quot;+&quot;;&quot;&quot;);10)));&quot;&quot;)">
            <text:p/>
          </table:table-cell>
          <table:table-cell table:style-name="ce99" table:formula="of:=IFERROR(IF([.$G152]=&quot;&quot;;&quot;&quot;;[$Mudslide_Commands.$E$32]&amp;&quot;send &quot;&amp;TRIM(SUBSTITUTE([.$AK152];&quot;+&quot;;&quot;&quot;)&amp;&quot; &quot;&amp;CHAR(34)&amp;[.$H152]&amp;CHAR(10)&amp;[.$I152]&amp;CHAR(10)&amp;[.$J152]&amp;CHAR(10)&amp;[.$K152]&amp;CHAR(10)&amp;[.$L152]&amp;CHAR(10)&amp;&quot;- Sent By Bot&quot;&amp;CHAR(34)&amp;CHAR(10)));&quot;&quot;)">
            <text:p/>
          </table:table-cell>
          <table:table-cell table:style-name="ce99" table:formula="of:=IFERROR(IF([.$G152]=&quot;&quot;;&quot;&quot;;[$Mudslide_Commands.$E$32]&amp;IF(SUMPRODUCT(--ISNUMBER(SEARCH([$Mudslide_Commands.$D$10:.$D$16];RIGHT(LOWER([.$M152]);4))))&gt;0;&quot;send-image &quot;; &quot;send-file &quot;)&amp;TRIM(SUBSTITUTE([.$AK152];&quot;+&quot;;&quot;&quot;)&amp;&quot; &quot;&amp;CHAR(34)&amp;[.$M152]&amp;CHAR(34)&amp;IF([.$S152]=&quot;&quot;;&quot;&quot;;&quot; --caption &quot;&amp;CHAR(34)&amp;[.$S152]&amp;CHAR(34))&amp;CHAR(10)));&quot;&quot;)">
            <text:p/>
          </table:table-cell>
          <table:table-cell table:style-name="ce60" table:formula="of:=IFERROR(IF([.$G152]=&quot;&quot;;&quot;&quot;;IF([.$M152]=&quot;&quot;;[.$AL152]&amp;CHAR(10);[.$AM152]&amp;CHAR(10)));&quot;&quot;)">
            <text:p/>
          </table:table-cell>
          <table:table-cell table:style-name="ce60"/>
          <table:table-cell table:style-name="ce116" table:formula="of:=[.AD152]&amp;[.AI152]&amp;[.AN15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3]&amp;[.F153]&amp;[.G153]=&quot;&quot;;&quot;&quot;;MAX([.$A$3:.$A152])+1);&quot;&quot;)">
            <text:p/>
          </table:table-cell>
          <table:table-cell table:style-name="ce9" table:formula="of:=IFERROR(TRIM(SUBSTITUTE(SUBSTITUTE(VLOOKUP([.C15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3]=&quot;&quot;;&quot;&quot;;TRIM(&quot;Dear *&quot;&amp;[.$D153]&amp;&quot;*&quot;))">
            <text:p/>
          </table:table-cell>
          <table:table-cell table:style-name="ce83" table:formula="of:=IF([.$E153]=&quot;&quot;;&quot;&quot;;&quot;~How Do You Do ?~&quot;)">
            <text:p/>
          </table:table-cell>
          <table:table-cell table:style-name="ce83" table:formula="of:=IF([.$E153]=&quot;&quot;;&quot;&quot;;&quot;_Have a great Day_&quot;)">
            <text:p/>
          </table:table-cell>
          <table:table-cell table:style-name="ce83" table:number-columns-repeated="2"/>
          <table:table-cell table:style-name="ce44" table:number-columns-spanned="6" table:number-rows-spanned="1">
            <draw:control draw:z-index="165" draw:name="BT_File_Selection_12_" draw:style-name="gr6" draw:text-style-name="P5" svg:width="1cm" svg:height="0.5cm" svg:x="0cm" svg:y="0cm" draw:control="control151"/>
          </table:table-cell>
          <table:covered-table-cell table:number-columns-repeated="5" table:style-name="ce48"/>
          <table:table-cell table:style-name="ce107" table:formula="of:=IF([.$M153]=&quot;&quot;;&quot;&quot;;IF([.$A15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3])));[.$E153];IF([.$E153]=&quot;&quot;;&quot;&quot;;IFERROR(IF([.$B153]=&quot;&quot;;[.$E$1];[.$B153]);&quot;&quot;)&amp;RIGHT(SUBSTITUTE(SUBSTITUTE(SUBSTITUTE([.$E153];&quot;-&quot;;&quot;&quot;);&quot; &quot;;&quot;&quot;);&quot;+&quot;;&quot;&quot;);10)));&quot;&quot;)">
            <text:p/>
          </table:table-cell>
          <table:table-cell table:style-name="ce99" table:formula="of:=IFERROR(IF([.$E153]=&quot;&quot;;&quot;&quot;;[$Mudslide_Commands.$E$32]&amp;&quot;send &quot;&amp;TRIM(SUBSTITUTE([.$AA153];&quot;+&quot;;&quot;&quot;)&amp;&quot; &quot;&amp;CHAR(34)&amp;[.$H153]&amp;CHAR(10)&amp;[.$I153]&amp;CHAR(10)&amp;[.$J153]&amp;CHAR(10)&amp;[.$K153]&amp;CHAR(10)&amp;[.$L153]&amp;CHAR(10)&amp;&quot;- Sent By Bot&quot;&amp;CHAR(34)&amp;CHAR(10)));&quot;&quot;)">
            <text:p/>
          </table:table-cell>
          <table:table-cell table:style-name="ce99" table:formula="of:=IFERROR(IF([.$E153]=&quot;&quot;;&quot;&quot;;[$Mudslide_Commands.$E$32]&amp;IF(SUMPRODUCT(--ISNUMBER(SEARCH([$Mudslide_Commands.$D$10:.$D$16];RIGHT(LOWER([.$M153]);4))))&gt;0;&quot;send-image &quot;; &quot;send-file &quot;)&amp;TRIM(SUBSTITUTE([.$AA153];&quot;+&quot;;&quot;&quot;)&amp;&quot; &quot;&amp;CHAR(34)&amp;[.$M153]&amp;CHAR(34)&amp;IF([.$S153]=&quot;&quot;;&quot;&quot;;&quot; --caption &quot;&amp;CHAR(34)&amp;[.$S153]&amp;CHAR(34))&amp;CHAR(10)));&quot;&quot;)">
            <text:p/>
          </table:table-cell>
          <table:table-cell table:style-name="ce60" table:formula="of:=IFERROR(IF([.$E153]=&quot;&quot;;&quot;&quot;;IF([.$M153]=&quot;&quot;;[.$AB153]&amp;CHAR(10);[.$AC153]&amp;CHAR(10)));&quot;&quot;)">
            <text:p/>
          </table:table-cell>
          <table:table-cell table:style-name="ce60"/>
          <table:table-cell table:style-name="ce60" table:formula="of:=IFERROR(IF(NOT(ISERROR(SEARCH(&quot;@g.us&quot;;[.$F153])));[.$F153];IF([.$F153]=&quot;&quot;;&quot;&quot;;IFERROR(IF([.$B153]=&quot;&quot;;[.$E$1];[.$B153]);&quot;&quot;)&amp;RIGHT(SUBSTITUTE(SUBSTITUTE(SUBSTITUTE([.$F153];&quot;-&quot;;&quot;&quot;);&quot; &quot;;&quot;&quot;);&quot;+&quot;;&quot;&quot;);10)));&quot;&quot;)">
            <text:p/>
          </table:table-cell>
          <table:table-cell table:style-name="ce99" table:formula="of:=IFERROR(IF([.$F153]=&quot;&quot;;&quot;&quot;;[$Mudslide_Commands.$E$32]&amp;&quot;send &quot;&amp;TRIM(SUBSTITUTE([.$AF153];&quot;+&quot;;&quot;&quot;)&amp;&quot; &quot;&amp;CHAR(34)&amp;[.$H153]&amp;CHAR(10)&amp;[.$I153]&amp;CHAR(10)&amp;[.$J153]&amp;CHAR(10)&amp;[.$K153]&amp;CHAR(10)&amp;[.$L153]&amp;CHAR(10)&amp;&quot;- Sent By Bot&quot;&amp;CHAR(34)&amp;CHAR(10)));&quot;&quot;)">
            <text:p/>
          </table:table-cell>
          <table:table-cell table:style-name="ce99" table:formula="of:=IFERROR(IF([.$F153]=&quot;&quot;;&quot;&quot;;[$Mudslide_Commands.$E$32]&amp;IF(SUMPRODUCT(--ISNUMBER(SEARCH([$Mudslide_Commands.$D$10:.$D$16];RIGHT(LOWER([.$M153]);4))))&gt;0;&quot;send-image &quot;; &quot;send-file &quot;)&amp;TRIM(SUBSTITUTE([.$AF153];&quot;+&quot;;&quot;&quot;)&amp;&quot; &quot;&amp;CHAR(34)&amp;[.$M153]&amp;CHAR(34)&amp;IF([.$S153]=&quot;&quot;;&quot;&quot;;&quot; --caption &quot;&amp;CHAR(34)&amp;[.$S153]&amp;CHAR(34))&amp;CHAR(10)));&quot;&quot;)">
            <text:p/>
          </table:table-cell>
          <table:table-cell table:style-name="ce60" table:formula="of:=IFERROR(IF([.$F153]=&quot;&quot;;&quot;&quot;;IF([.$M153]=&quot;&quot;;[.$AG153]&amp;CHAR(10);[.$AH153]&amp;CHAR(10)));&quot;&quot;)">
            <text:p/>
          </table:table-cell>
          <table:table-cell table:style-name="ce60"/>
          <table:table-cell table:style-name="ce60" table:formula="of:=IFERROR(IF(NOT(ISERROR(SEARCH(&quot;@g.us&quot;;[.$E153])));[.$G153];IF([.$G153]=&quot;&quot;;&quot;&quot;;IFERROR(IF([.$B153]=&quot;&quot;;[.$E$1];[.$B153]);&quot;&quot;)&amp;RIGHT(SUBSTITUTE(SUBSTITUTE(SUBSTITUTE([.$G153];&quot;-&quot;;&quot;&quot;);&quot; &quot;;&quot;&quot;);&quot;+&quot;;&quot;&quot;);10)));&quot;&quot;)">
            <text:p/>
          </table:table-cell>
          <table:table-cell table:style-name="ce99" table:formula="of:=IFERROR(IF([.$G153]=&quot;&quot;;&quot;&quot;;[$Mudslide_Commands.$E$32]&amp;&quot;send &quot;&amp;TRIM(SUBSTITUTE([.$AK153];&quot;+&quot;;&quot;&quot;)&amp;&quot; &quot;&amp;CHAR(34)&amp;[.$H153]&amp;CHAR(10)&amp;[.$I153]&amp;CHAR(10)&amp;[.$J153]&amp;CHAR(10)&amp;[.$K153]&amp;CHAR(10)&amp;[.$L153]&amp;CHAR(10)&amp;&quot;- Sent By Bot&quot;&amp;CHAR(34)&amp;CHAR(10)));&quot;&quot;)">
            <text:p/>
          </table:table-cell>
          <table:table-cell table:style-name="ce99" table:formula="of:=IFERROR(IF([.$G153]=&quot;&quot;;&quot;&quot;;[$Mudslide_Commands.$E$32]&amp;IF(SUMPRODUCT(--ISNUMBER(SEARCH([$Mudslide_Commands.$D$10:.$D$16];RIGHT(LOWER([.$M153]);4))))&gt;0;&quot;send-image &quot;; &quot;send-file &quot;)&amp;TRIM(SUBSTITUTE([.$AK153];&quot;+&quot;;&quot;&quot;)&amp;&quot; &quot;&amp;CHAR(34)&amp;[.$M153]&amp;CHAR(34)&amp;IF([.$S153]=&quot;&quot;;&quot;&quot;;&quot; --caption &quot;&amp;CHAR(34)&amp;[.$S153]&amp;CHAR(34))&amp;CHAR(10)));&quot;&quot;)">
            <text:p/>
          </table:table-cell>
          <table:table-cell table:style-name="ce60" table:formula="of:=IFERROR(IF([.$G153]=&quot;&quot;;&quot;&quot;;IF([.$M153]=&quot;&quot;;[.$AL153]&amp;CHAR(10);[.$AM153]&amp;CHAR(10)));&quot;&quot;)">
            <text:p/>
          </table:table-cell>
          <table:table-cell table:style-name="ce60"/>
          <table:table-cell table:style-name="ce116" table:formula="of:=[.AD153]&amp;[.AI153]&amp;[.AN15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4]&amp;[.F154]&amp;[.G154]=&quot;&quot;;&quot;&quot;;MAX([.$A$3:.$A153])+1);&quot;&quot;)">
            <text:p/>
          </table:table-cell>
          <table:table-cell table:style-name="ce9" table:formula="of:=IFERROR(TRIM(SUBSTITUTE(SUBSTITUTE(VLOOKUP([.C15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4]=&quot;&quot;;&quot;&quot;;TRIM(&quot;Dear *&quot;&amp;[.$D154]&amp;&quot;*&quot;))">
            <text:p/>
          </table:table-cell>
          <table:table-cell table:style-name="ce83" table:formula="of:=IF([.$E154]=&quot;&quot;;&quot;&quot;;&quot;~How Do You Do ?~&quot;)">
            <text:p/>
          </table:table-cell>
          <table:table-cell table:style-name="ce83" table:formula="of:=IF([.$E154]=&quot;&quot;;&quot;&quot;;&quot;_Have a great Day_&quot;)">
            <text:p/>
          </table:table-cell>
          <table:table-cell table:style-name="ce83" table:number-columns-repeated="2"/>
          <table:table-cell table:style-name="ce44" table:number-columns-spanned="6" table:number-rows-spanned="1">
            <draw:control draw:z-index="166" draw:name="BT_File_Selection_12_" draw:style-name="gr6" draw:text-style-name="P5" svg:width="1cm" svg:height="0.5cm" svg:x="0cm" svg:y="0cm" draw:control="control152"/>
          </table:table-cell>
          <table:covered-table-cell table:number-columns-repeated="5" table:style-name="ce48"/>
          <table:table-cell table:style-name="ce107" table:formula="of:=IF([.$M154]=&quot;&quot;;&quot;&quot;;IF([.$A15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4])));[.$E154];IF([.$E154]=&quot;&quot;;&quot;&quot;;IFERROR(IF([.$B154]=&quot;&quot;;[.$E$1];[.$B154]);&quot;&quot;)&amp;RIGHT(SUBSTITUTE(SUBSTITUTE(SUBSTITUTE([.$E154];&quot;-&quot;;&quot;&quot;);&quot; &quot;;&quot;&quot;);&quot;+&quot;;&quot;&quot;);10)));&quot;&quot;)">
            <text:p/>
          </table:table-cell>
          <table:table-cell table:style-name="ce99" table:formula="of:=IFERROR(IF([.$E154]=&quot;&quot;;&quot;&quot;;[$Mudslide_Commands.$E$32]&amp;&quot;send &quot;&amp;TRIM(SUBSTITUTE([.$AA154];&quot;+&quot;;&quot;&quot;)&amp;&quot; &quot;&amp;CHAR(34)&amp;[.$H154]&amp;CHAR(10)&amp;[.$I154]&amp;CHAR(10)&amp;[.$J154]&amp;CHAR(10)&amp;[.$K154]&amp;CHAR(10)&amp;[.$L154]&amp;CHAR(10)&amp;&quot;- Sent By Bot&quot;&amp;CHAR(34)&amp;CHAR(10)));&quot;&quot;)">
            <text:p/>
          </table:table-cell>
          <table:table-cell table:style-name="ce99" table:formula="of:=IFERROR(IF([.$E154]=&quot;&quot;;&quot;&quot;;[$Mudslide_Commands.$E$32]&amp;IF(SUMPRODUCT(--ISNUMBER(SEARCH([$Mudslide_Commands.$D$10:.$D$16];RIGHT(LOWER([.$M154]);4))))&gt;0;&quot;send-image &quot;; &quot;send-file &quot;)&amp;TRIM(SUBSTITUTE([.$AA154];&quot;+&quot;;&quot;&quot;)&amp;&quot; &quot;&amp;CHAR(34)&amp;[.$M154]&amp;CHAR(34)&amp;IF([.$S154]=&quot;&quot;;&quot;&quot;;&quot; --caption &quot;&amp;CHAR(34)&amp;[.$S154]&amp;CHAR(34))&amp;CHAR(10)));&quot;&quot;)">
            <text:p/>
          </table:table-cell>
          <table:table-cell table:style-name="ce60" table:formula="of:=IFERROR(IF([.$E154]=&quot;&quot;;&quot;&quot;;IF([.$M154]=&quot;&quot;;[.$AB154]&amp;CHAR(10);[.$AC154]&amp;CHAR(10)));&quot;&quot;)">
            <text:p/>
          </table:table-cell>
          <table:table-cell table:style-name="ce60"/>
          <table:table-cell table:style-name="ce60" table:formula="of:=IFERROR(IF(NOT(ISERROR(SEARCH(&quot;@g.us&quot;;[.$F154])));[.$F154];IF([.$F154]=&quot;&quot;;&quot;&quot;;IFERROR(IF([.$B154]=&quot;&quot;;[.$E$1];[.$B154]);&quot;&quot;)&amp;RIGHT(SUBSTITUTE(SUBSTITUTE(SUBSTITUTE([.$F154];&quot;-&quot;;&quot;&quot;);&quot; &quot;;&quot;&quot;);&quot;+&quot;;&quot;&quot;);10)));&quot;&quot;)">
            <text:p/>
          </table:table-cell>
          <table:table-cell table:style-name="ce99" table:formula="of:=IFERROR(IF([.$F154]=&quot;&quot;;&quot;&quot;;[$Mudslide_Commands.$E$32]&amp;&quot;send &quot;&amp;TRIM(SUBSTITUTE([.$AF154];&quot;+&quot;;&quot;&quot;)&amp;&quot; &quot;&amp;CHAR(34)&amp;[.$H154]&amp;CHAR(10)&amp;[.$I154]&amp;CHAR(10)&amp;[.$J154]&amp;CHAR(10)&amp;[.$K154]&amp;CHAR(10)&amp;[.$L154]&amp;CHAR(10)&amp;&quot;- Sent By Bot&quot;&amp;CHAR(34)&amp;CHAR(10)));&quot;&quot;)">
            <text:p/>
          </table:table-cell>
          <table:table-cell table:style-name="ce99" table:formula="of:=IFERROR(IF([.$F154]=&quot;&quot;;&quot;&quot;;[$Mudslide_Commands.$E$32]&amp;IF(SUMPRODUCT(--ISNUMBER(SEARCH([$Mudslide_Commands.$D$10:.$D$16];RIGHT(LOWER([.$M154]);4))))&gt;0;&quot;send-image &quot;; &quot;send-file &quot;)&amp;TRIM(SUBSTITUTE([.$AF154];&quot;+&quot;;&quot;&quot;)&amp;&quot; &quot;&amp;CHAR(34)&amp;[.$M154]&amp;CHAR(34)&amp;IF([.$S154]=&quot;&quot;;&quot;&quot;;&quot; --caption &quot;&amp;CHAR(34)&amp;[.$S154]&amp;CHAR(34))&amp;CHAR(10)));&quot;&quot;)">
            <text:p/>
          </table:table-cell>
          <table:table-cell table:style-name="ce60" table:formula="of:=IFERROR(IF([.$F154]=&quot;&quot;;&quot;&quot;;IF([.$M154]=&quot;&quot;;[.$AG154]&amp;CHAR(10);[.$AH154]&amp;CHAR(10)));&quot;&quot;)">
            <text:p/>
          </table:table-cell>
          <table:table-cell table:style-name="ce60"/>
          <table:table-cell table:style-name="ce60" table:formula="of:=IFERROR(IF(NOT(ISERROR(SEARCH(&quot;@g.us&quot;;[.$E154])));[.$G154];IF([.$G154]=&quot;&quot;;&quot;&quot;;IFERROR(IF([.$B154]=&quot;&quot;;[.$E$1];[.$B154]);&quot;&quot;)&amp;RIGHT(SUBSTITUTE(SUBSTITUTE(SUBSTITUTE([.$G154];&quot;-&quot;;&quot;&quot;);&quot; &quot;;&quot;&quot;);&quot;+&quot;;&quot;&quot;);10)));&quot;&quot;)">
            <text:p/>
          </table:table-cell>
          <table:table-cell table:style-name="ce99" table:formula="of:=IFERROR(IF([.$G154]=&quot;&quot;;&quot;&quot;;[$Mudslide_Commands.$E$32]&amp;&quot;send &quot;&amp;TRIM(SUBSTITUTE([.$AK154];&quot;+&quot;;&quot;&quot;)&amp;&quot; &quot;&amp;CHAR(34)&amp;[.$H154]&amp;CHAR(10)&amp;[.$I154]&amp;CHAR(10)&amp;[.$J154]&amp;CHAR(10)&amp;[.$K154]&amp;CHAR(10)&amp;[.$L154]&amp;CHAR(10)&amp;&quot;- Sent By Bot&quot;&amp;CHAR(34)&amp;CHAR(10)));&quot;&quot;)">
            <text:p/>
          </table:table-cell>
          <table:table-cell table:style-name="ce99" table:formula="of:=IFERROR(IF([.$G154]=&quot;&quot;;&quot;&quot;;[$Mudslide_Commands.$E$32]&amp;IF(SUMPRODUCT(--ISNUMBER(SEARCH([$Mudslide_Commands.$D$10:.$D$16];RIGHT(LOWER([.$M154]);4))))&gt;0;&quot;send-image &quot;; &quot;send-file &quot;)&amp;TRIM(SUBSTITUTE([.$AK154];&quot;+&quot;;&quot;&quot;)&amp;&quot; &quot;&amp;CHAR(34)&amp;[.$M154]&amp;CHAR(34)&amp;IF([.$S154]=&quot;&quot;;&quot;&quot;;&quot; --caption &quot;&amp;CHAR(34)&amp;[.$S154]&amp;CHAR(34))&amp;CHAR(10)));&quot;&quot;)">
            <text:p/>
          </table:table-cell>
          <table:table-cell table:style-name="ce60" table:formula="of:=IFERROR(IF([.$G154]=&quot;&quot;;&quot;&quot;;IF([.$M154]=&quot;&quot;;[.$AL154]&amp;CHAR(10);[.$AM154]&amp;CHAR(10)));&quot;&quot;)">
            <text:p/>
          </table:table-cell>
          <table:table-cell table:style-name="ce60"/>
          <table:table-cell table:style-name="ce116" table:formula="of:=[.AD154]&amp;[.AI154]&amp;[.AN15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5]&amp;[.F155]&amp;[.G155]=&quot;&quot;;&quot;&quot;;MAX([.$A$3:.$A154])+1);&quot;&quot;)">
            <text:p/>
          </table:table-cell>
          <table:table-cell table:style-name="ce9" table:formula="of:=IFERROR(TRIM(SUBSTITUTE(SUBSTITUTE(VLOOKUP([.C15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5]=&quot;&quot;;&quot;&quot;;TRIM(&quot;Dear *&quot;&amp;[.$D155]&amp;&quot;*&quot;))">
            <text:p/>
          </table:table-cell>
          <table:table-cell table:style-name="ce83" table:formula="of:=IF([.$E155]=&quot;&quot;;&quot;&quot;;&quot;~How Do You Do ?~&quot;)">
            <text:p/>
          </table:table-cell>
          <table:table-cell table:style-name="ce83" table:formula="of:=IF([.$E155]=&quot;&quot;;&quot;&quot;;&quot;_Have a great Day_&quot;)">
            <text:p/>
          </table:table-cell>
          <table:table-cell table:style-name="ce83" table:number-columns-repeated="2"/>
          <table:table-cell table:style-name="ce44" table:number-columns-spanned="6" table:number-rows-spanned="1">
            <draw:control draw:z-index="167" draw:name="BT_File_Selection_12_" draw:style-name="gr6" draw:text-style-name="P5" svg:width="1cm" svg:height="0.5cm" svg:x="0cm" svg:y="0cm" draw:control="control153"/>
          </table:table-cell>
          <table:covered-table-cell table:number-columns-repeated="5" table:style-name="ce48"/>
          <table:table-cell table:style-name="ce107" table:formula="of:=IF([.$M155]=&quot;&quot;;&quot;&quot;;IF([.$A15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5])));[.$E155];IF([.$E155]=&quot;&quot;;&quot;&quot;;IFERROR(IF([.$B155]=&quot;&quot;;[.$E$1];[.$B155]);&quot;&quot;)&amp;RIGHT(SUBSTITUTE(SUBSTITUTE(SUBSTITUTE([.$E155];&quot;-&quot;;&quot;&quot;);&quot; &quot;;&quot;&quot;);&quot;+&quot;;&quot;&quot;);10)));&quot;&quot;)">
            <text:p/>
          </table:table-cell>
          <table:table-cell table:style-name="ce99" table:formula="of:=IFERROR(IF([.$E155]=&quot;&quot;;&quot;&quot;;[$Mudslide_Commands.$E$32]&amp;&quot;send &quot;&amp;TRIM(SUBSTITUTE([.$AA155];&quot;+&quot;;&quot;&quot;)&amp;&quot; &quot;&amp;CHAR(34)&amp;[.$H155]&amp;CHAR(10)&amp;[.$I155]&amp;CHAR(10)&amp;[.$J155]&amp;CHAR(10)&amp;[.$K155]&amp;CHAR(10)&amp;[.$L155]&amp;CHAR(10)&amp;&quot;- Sent By Bot&quot;&amp;CHAR(34)&amp;CHAR(10)));&quot;&quot;)">
            <text:p/>
          </table:table-cell>
          <table:table-cell table:style-name="ce99" table:formula="of:=IFERROR(IF([.$E155]=&quot;&quot;;&quot;&quot;;[$Mudslide_Commands.$E$32]&amp;IF(SUMPRODUCT(--ISNUMBER(SEARCH([$Mudslide_Commands.$D$10:.$D$16];RIGHT(LOWER([.$M155]);4))))&gt;0;&quot;send-image &quot;; &quot;send-file &quot;)&amp;TRIM(SUBSTITUTE([.$AA155];&quot;+&quot;;&quot;&quot;)&amp;&quot; &quot;&amp;CHAR(34)&amp;[.$M155]&amp;CHAR(34)&amp;IF([.$S155]=&quot;&quot;;&quot;&quot;;&quot; --caption &quot;&amp;CHAR(34)&amp;[.$S155]&amp;CHAR(34))&amp;CHAR(10)));&quot;&quot;)">
            <text:p/>
          </table:table-cell>
          <table:table-cell table:style-name="ce60" table:formula="of:=IFERROR(IF([.$E155]=&quot;&quot;;&quot;&quot;;IF([.$M155]=&quot;&quot;;[.$AB155]&amp;CHAR(10);[.$AC155]&amp;CHAR(10)));&quot;&quot;)">
            <text:p/>
          </table:table-cell>
          <table:table-cell table:style-name="ce60"/>
          <table:table-cell table:style-name="ce60" table:formula="of:=IFERROR(IF(NOT(ISERROR(SEARCH(&quot;@g.us&quot;;[.$F155])));[.$F155];IF([.$F155]=&quot;&quot;;&quot;&quot;;IFERROR(IF([.$B155]=&quot;&quot;;[.$E$1];[.$B155]);&quot;&quot;)&amp;RIGHT(SUBSTITUTE(SUBSTITUTE(SUBSTITUTE([.$F155];&quot;-&quot;;&quot;&quot;);&quot; &quot;;&quot;&quot;);&quot;+&quot;;&quot;&quot;);10)));&quot;&quot;)">
            <text:p/>
          </table:table-cell>
          <table:table-cell table:style-name="ce99" table:formula="of:=IFERROR(IF([.$F155]=&quot;&quot;;&quot;&quot;;[$Mudslide_Commands.$E$32]&amp;&quot;send &quot;&amp;TRIM(SUBSTITUTE([.$AF155];&quot;+&quot;;&quot;&quot;)&amp;&quot; &quot;&amp;CHAR(34)&amp;[.$H155]&amp;CHAR(10)&amp;[.$I155]&amp;CHAR(10)&amp;[.$J155]&amp;CHAR(10)&amp;[.$K155]&amp;CHAR(10)&amp;[.$L155]&amp;CHAR(10)&amp;&quot;- Sent By Bot&quot;&amp;CHAR(34)&amp;CHAR(10)));&quot;&quot;)">
            <text:p/>
          </table:table-cell>
          <table:table-cell table:style-name="ce99" table:formula="of:=IFERROR(IF([.$F155]=&quot;&quot;;&quot;&quot;;[$Mudslide_Commands.$E$32]&amp;IF(SUMPRODUCT(--ISNUMBER(SEARCH([$Mudslide_Commands.$D$10:.$D$16];RIGHT(LOWER([.$M155]);4))))&gt;0;&quot;send-image &quot;; &quot;send-file &quot;)&amp;TRIM(SUBSTITUTE([.$AF155];&quot;+&quot;;&quot;&quot;)&amp;&quot; &quot;&amp;CHAR(34)&amp;[.$M155]&amp;CHAR(34)&amp;IF([.$S155]=&quot;&quot;;&quot;&quot;;&quot; --caption &quot;&amp;CHAR(34)&amp;[.$S155]&amp;CHAR(34))&amp;CHAR(10)));&quot;&quot;)">
            <text:p/>
          </table:table-cell>
          <table:table-cell table:style-name="ce60" table:formula="of:=IFERROR(IF([.$F155]=&quot;&quot;;&quot;&quot;;IF([.$M155]=&quot;&quot;;[.$AG155]&amp;CHAR(10);[.$AH155]&amp;CHAR(10)));&quot;&quot;)">
            <text:p/>
          </table:table-cell>
          <table:table-cell table:style-name="ce60"/>
          <table:table-cell table:style-name="ce60" table:formula="of:=IFERROR(IF(NOT(ISERROR(SEARCH(&quot;@g.us&quot;;[.$E155])));[.$G155];IF([.$G155]=&quot;&quot;;&quot;&quot;;IFERROR(IF([.$B155]=&quot;&quot;;[.$E$1];[.$B155]);&quot;&quot;)&amp;RIGHT(SUBSTITUTE(SUBSTITUTE(SUBSTITUTE([.$G155];&quot;-&quot;;&quot;&quot;);&quot; &quot;;&quot;&quot;);&quot;+&quot;;&quot;&quot;);10)));&quot;&quot;)">
            <text:p/>
          </table:table-cell>
          <table:table-cell table:style-name="ce99" table:formula="of:=IFERROR(IF([.$G155]=&quot;&quot;;&quot;&quot;;[$Mudslide_Commands.$E$32]&amp;&quot;send &quot;&amp;TRIM(SUBSTITUTE([.$AK155];&quot;+&quot;;&quot;&quot;)&amp;&quot; &quot;&amp;CHAR(34)&amp;[.$H155]&amp;CHAR(10)&amp;[.$I155]&amp;CHAR(10)&amp;[.$J155]&amp;CHAR(10)&amp;[.$K155]&amp;CHAR(10)&amp;[.$L155]&amp;CHAR(10)&amp;&quot;- Sent By Bot&quot;&amp;CHAR(34)&amp;CHAR(10)));&quot;&quot;)">
            <text:p/>
          </table:table-cell>
          <table:table-cell table:style-name="ce99" table:formula="of:=IFERROR(IF([.$G155]=&quot;&quot;;&quot;&quot;;[$Mudslide_Commands.$E$32]&amp;IF(SUMPRODUCT(--ISNUMBER(SEARCH([$Mudslide_Commands.$D$10:.$D$16];RIGHT(LOWER([.$M155]);4))))&gt;0;&quot;send-image &quot;; &quot;send-file &quot;)&amp;TRIM(SUBSTITUTE([.$AK155];&quot;+&quot;;&quot;&quot;)&amp;&quot; &quot;&amp;CHAR(34)&amp;[.$M155]&amp;CHAR(34)&amp;IF([.$S155]=&quot;&quot;;&quot;&quot;;&quot; --caption &quot;&amp;CHAR(34)&amp;[.$S155]&amp;CHAR(34))&amp;CHAR(10)));&quot;&quot;)">
            <text:p/>
          </table:table-cell>
          <table:table-cell table:style-name="ce60" table:formula="of:=IFERROR(IF([.$G155]=&quot;&quot;;&quot;&quot;;IF([.$M155]=&quot;&quot;;[.$AL155]&amp;CHAR(10);[.$AM155]&amp;CHAR(10)));&quot;&quot;)">
            <text:p/>
          </table:table-cell>
          <table:table-cell table:style-name="ce60"/>
          <table:table-cell table:style-name="ce116" table:formula="of:=[.AD155]&amp;[.AI155]&amp;[.AN15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6]&amp;[.F156]&amp;[.G156]=&quot;&quot;;&quot;&quot;;MAX([.$A$3:.$A155])+1);&quot;&quot;)">
            <text:p/>
          </table:table-cell>
          <table:table-cell table:style-name="ce9" table:formula="of:=IFERROR(TRIM(SUBSTITUTE(SUBSTITUTE(VLOOKUP([.C15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6]=&quot;&quot;;&quot;&quot;;TRIM(&quot;Dear *&quot;&amp;[.$D156]&amp;&quot;*&quot;))">
            <text:p/>
          </table:table-cell>
          <table:table-cell table:style-name="ce83" table:formula="of:=IF([.$E156]=&quot;&quot;;&quot;&quot;;&quot;~How Do You Do ?~&quot;)">
            <text:p/>
          </table:table-cell>
          <table:table-cell table:style-name="ce83" table:formula="of:=IF([.$E156]=&quot;&quot;;&quot;&quot;;&quot;_Have a great Day_&quot;)">
            <text:p/>
          </table:table-cell>
          <table:table-cell table:style-name="ce83" table:number-columns-repeated="2"/>
          <table:table-cell table:style-name="ce44" table:number-columns-spanned="6" table:number-rows-spanned="1">
            <draw:control draw:z-index="168" draw:name="BT_File_Selection_12_" draw:style-name="gr6" draw:text-style-name="P5" svg:width="1cm" svg:height="0.5cm" svg:x="0cm" svg:y="0cm" draw:control="control154"/>
          </table:table-cell>
          <table:covered-table-cell table:number-columns-repeated="5" table:style-name="ce48"/>
          <table:table-cell table:style-name="ce107" table:formula="of:=IF([.$M156]=&quot;&quot;;&quot;&quot;;IF([.$A15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6])));[.$E156];IF([.$E156]=&quot;&quot;;&quot;&quot;;IFERROR(IF([.$B156]=&quot;&quot;;[.$E$1];[.$B156]);&quot;&quot;)&amp;RIGHT(SUBSTITUTE(SUBSTITUTE(SUBSTITUTE([.$E156];&quot;-&quot;;&quot;&quot;);&quot; &quot;;&quot;&quot;);&quot;+&quot;;&quot;&quot;);10)));&quot;&quot;)">
            <text:p/>
          </table:table-cell>
          <table:table-cell table:style-name="ce99" table:formula="of:=IFERROR(IF([.$E156]=&quot;&quot;;&quot;&quot;;[$Mudslide_Commands.$E$32]&amp;&quot;send &quot;&amp;TRIM(SUBSTITUTE([.$AA156];&quot;+&quot;;&quot;&quot;)&amp;&quot; &quot;&amp;CHAR(34)&amp;[.$H156]&amp;CHAR(10)&amp;[.$I156]&amp;CHAR(10)&amp;[.$J156]&amp;CHAR(10)&amp;[.$K156]&amp;CHAR(10)&amp;[.$L156]&amp;CHAR(10)&amp;&quot;- Sent By Bot&quot;&amp;CHAR(34)&amp;CHAR(10)));&quot;&quot;)">
            <text:p/>
          </table:table-cell>
          <table:table-cell table:style-name="ce99" table:formula="of:=IFERROR(IF([.$E156]=&quot;&quot;;&quot;&quot;;[$Mudslide_Commands.$E$32]&amp;IF(SUMPRODUCT(--ISNUMBER(SEARCH([$Mudslide_Commands.$D$10:.$D$16];RIGHT(LOWER([.$M156]);4))))&gt;0;&quot;send-image &quot;; &quot;send-file &quot;)&amp;TRIM(SUBSTITUTE([.$AA156];&quot;+&quot;;&quot;&quot;)&amp;&quot; &quot;&amp;CHAR(34)&amp;[.$M156]&amp;CHAR(34)&amp;IF([.$S156]=&quot;&quot;;&quot;&quot;;&quot; --caption &quot;&amp;CHAR(34)&amp;[.$S156]&amp;CHAR(34))&amp;CHAR(10)));&quot;&quot;)">
            <text:p/>
          </table:table-cell>
          <table:table-cell table:style-name="ce60" table:formula="of:=IFERROR(IF([.$E156]=&quot;&quot;;&quot;&quot;;IF([.$M156]=&quot;&quot;;[.$AB156]&amp;CHAR(10);[.$AC156]&amp;CHAR(10)));&quot;&quot;)">
            <text:p/>
          </table:table-cell>
          <table:table-cell table:style-name="ce60"/>
          <table:table-cell table:style-name="ce60" table:formula="of:=IFERROR(IF(NOT(ISERROR(SEARCH(&quot;@g.us&quot;;[.$F156])));[.$F156];IF([.$F156]=&quot;&quot;;&quot;&quot;;IFERROR(IF([.$B156]=&quot;&quot;;[.$E$1];[.$B156]);&quot;&quot;)&amp;RIGHT(SUBSTITUTE(SUBSTITUTE(SUBSTITUTE([.$F156];&quot;-&quot;;&quot;&quot;);&quot; &quot;;&quot;&quot;);&quot;+&quot;;&quot;&quot;);10)));&quot;&quot;)">
            <text:p/>
          </table:table-cell>
          <table:table-cell table:style-name="ce99" table:formula="of:=IFERROR(IF([.$F156]=&quot;&quot;;&quot;&quot;;[$Mudslide_Commands.$E$32]&amp;&quot;send &quot;&amp;TRIM(SUBSTITUTE([.$AF156];&quot;+&quot;;&quot;&quot;)&amp;&quot; &quot;&amp;CHAR(34)&amp;[.$H156]&amp;CHAR(10)&amp;[.$I156]&amp;CHAR(10)&amp;[.$J156]&amp;CHAR(10)&amp;[.$K156]&amp;CHAR(10)&amp;[.$L156]&amp;CHAR(10)&amp;&quot;- Sent By Bot&quot;&amp;CHAR(34)&amp;CHAR(10)));&quot;&quot;)">
            <text:p/>
          </table:table-cell>
          <table:table-cell table:style-name="ce99" table:formula="of:=IFERROR(IF([.$F156]=&quot;&quot;;&quot;&quot;;[$Mudslide_Commands.$E$32]&amp;IF(SUMPRODUCT(--ISNUMBER(SEARCH([$Mudslide_Commands.$D$10:.$D$16];RIGHT(LOWER([.$M156]);4))))&gt;0;&quot;send-image &quot;; &quot;send-file &quot;)&amp;TRIM(SUBSTITUTE([.$AF156];&quot;+&quot;;&quot;&quot;)&amp;&quot; &quot;&amp;CHAR(34)&amp;[.$M156]&amp;CHAR(34)&amp;IF([.$S156]=&quot;&quot;;&quot;&quot;;&quot; --caption &quot;&amp;CHAR(34)&amp;[.$S156]&amp;CHAR(34))&amp;CHAR(10)));&quot;&quot;)">
            <text:p/>
          </table:table-cell>
          <table:table-cell table:style-name="ce60" table:formula="of:=IFERROR(IF([.$F156]=&quot;&quot;;&quot;&quot;;IF([.$M156]=&quot;&quot;;[.$AG156]&amp;CHAR(10);[.$AH156]&amp;CHAR(10)));&quot;&quot;)">
            <text:p/>
          </table:table-cell>
          <table:table-cell table:style-name="ce60"/>
          <table:table-cell table:style-name="ce60" table:formula="of:=IFERROR(IF(NOT(ISERROR(SEARCH(&quot;@g.us&quot;;[.$E156])));[.$G156];IF([.$G156]=&quot;&quot;;&quot;&quot;;IFERROR(IF([.$B156]=&quot;&quot;;[.$E$1];[.$B156]);&quot;&quot;)&amp;RIGHT(SUBSTITUTE(SUBSTITUTE(SUBSTITUTE([.$G156];&quot;-&quot;;&quot;&quot;);&quot; &quot;;&quot;&quot;);&quot;+&quot;;&quot;&quot;);10)));&quot;&quot;)">
            <text:p/>
          </table:table-cell>
          <table:table-cell table:style-name="ce99" table:formula="of:=IFERROR(IF([.$G156]=&quot;&quot;;&quot;&quot;;[$Mudslide_Commands.$E$32]&amp;&quot;send &quot;&amp;TRIM(SUBSTITUTE([.$AK156];&quot;+&quot;;&quot;&quot;)&amp;&quot; &quot;&amp;CHAR(34)&amp;[.$H156]&amp;CHAR(10)&amp;[.$I156]&amp;CHAR(10)&amp;[.$J156]&amp;CHAR(10)&amp;[.$K156]&amp;CHAR(10)&amp;[.$L156]&amp;CHAR(10)&amp;&quot;- Sent By Bot&quot;&amp;CHAR(34)&amp;CHAR(10)));&quot;&quot;)">
            <text:p/>
          </table:table-cell>
          <table:table-cell table:style-name="ce99" table:formula="of:=IFERROR(IF([.$G156]=&quot;&quot;;&quot;&quot;;[$Mudslide_Commands.$E$32]&amp;IF(SUMPRODUCT(--ISNUMBER(SEARCH([$Mudslide_Commands.$D$10:.$D$16];RIGHT(LOWER([.$M156]);4))))&gt;0;&quot;send-image &quot;; &quot;send-file &quot;)&amp;TRIM(SUBSTITUTE([.$AK156];&quot;+&quot;;&quot;&quot;)&amp;&quot; &quot;&amp;CHAR(34)&amp;[.$M156]&amp;CHAR(34)&amp;IF([.$S156]=&quot;&quot;;&quot;&quot;;&quot; --caption &quot;&amp;CHAR(34)&amp;[.$S156]&amp;CHAR(34))&amp;CHAR(10)));&quot;&quot;)">
            <text:p/>
          </table:table-cell>
          <table:table-cell table:style-name="ce60" table:formula="of:=IFERROR(IF([.$G156]=&quot;&quot;;&quot;&quot;;IF([.$M156]=&quot;&quot;;[.$AL156]&amp;CHAR(10);[.$AM156]&amp;CHAR(10)));&quot;&quot;)">
            <text:p/>
          </table:table-cell>
          <table:table-cell table:style-name="ce60"/>
          <table:table-cell table:style-name="ce116" table:formula="of:=[.AD156]&amp;[.AI156]&amp;[.AN15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7]&amp;[.F157]&amp;[.G157]=&quot;&quot;;&quot;&quot;;MAX([.$A$3:.$A156])+1);&quot;&quot;)">
            <text:p/>
          </table:table-cell>
          <table:table-cell table:style-name="ce9" table:formula="of:=IFERROR(TRIM(SUBSTITUTE(SUBSTITUTE(VLOOKUP([.C15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7]=&quot;&quot;;&quot;&quot;;TRIM(&quot;Dear *&quot;&amp;[.$D157]&amp;&quot;*&quot;))">
            <text:p/>
          </table:table-cell>
          <table:table-cell table:style-name="ce83" table:formula="of:=IF([.$E157]=&quot;&quot;;&quot;&quot;;&quot;~How Do You Do ?~&quot;)">
            <text:p/>
          </table:table-cell>
          <table:table-cell table:style-name="ce83" table:formula="of:=IF([.$E157]=&quot;&quot;;&quot;&quot;;&quot;_Have a great Day_&quot;)">
            <text:p/>
          </table:table-cell>
          <table:table-cell table:style-name="ce83" table:number-columns-repeated="2"/>
          <table:table-cell table:style-name="ce44" table:number-columns-spanned="6" table:number-rows-spanned="1">
            <draw:control draw:z-index="169" draw:name="BT_File_Selection_12_" draw:style-name="gr6" draw:text-style-name="P5" svg:width="1cm" svg:height="0.5cm" svg:x="0cm" svg:y="0cm" draw:control="control155"/>
          </table:table-cell>
          <table:covered-table-cell table:number-columns-repeated="5" table:style-name="ce48"/>
          <table:table-cell table:style-name="ce107" table:formula="of:=IF([.$M157]=&quot;&quot;;&quot;&quot;;IF([.$A15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7])));[.$E157];IF([.$E157]=&quot;&quot;;&quot;&quot;;IFERROR(IF([.$B157]=&quot;&quot;;[.$E$1];[.$B157]);&quot;&quot;)&amp;RIGHT(SUBSTITUTE(SUBSTITUTE(SUBSTITUTE([.$E157];&quot;-&quot;;&quot;&quot;);&quot; &quot;;&quot;&quot;);&quot;+&quot;;&quot;&quot;);10)));&quot;&quot;)">
            <text:p/>
          </table:table-cell>
          <table:table-cell table:style-name="ce99" table:formula="of:=IFERROR(IF([.$E157]=&quot;&quot;;&quot;&quot;;[$Mudslide_Commands.$E$32]&amp;&quot;send &quot;&amp;TRIM(SUBSTITUTE([.$AA157];&quot;+&quot;;&quot;&quot;)&amp;&quot; &quot;&amp;CHAR(34)&amp;[.$H157]&amp;CHAR(10)&amp;[.$I157]&amp;CHAR(10)&amp;[.$J157]&amp;CHAR(10)&amp;[.$K157]&amp;CHAR(10)&amp;[.$L157]&amp;CHAR(10)&amp;&quot;- Sent By Bot&quot;&amp;CHAR(34)&amp;CHAR(10)));&quot;&quot;)">
            <text:p/>
          </table:table-cell>
          <table:table-cell table:style-name="ce99" table:formula="of:=IFERROR(IF([.$E157]=&quot;&quot;;&quot;&quot;;[$Mudslide_Commands.$E$32]&amp;IF(SUMPRODUCT(--ISNUMBER(SEARCH([$Mudslide_Commands.$D$10:.$D$16];RIGHT(LOWER([.$M157]);4))))&gt;0;&quot;send-image &quot;; &quot;send-file &quot;)&amp;TRIM(SUBSTITUTE([.$AA157];&quot;+&quot;;&quot;&quot;)&amp;&quot; &quot;&amp;CHAR(34)&amp;[.$M157]&amp;CHAR(34)&amp;IF([.$S157]=&quot;&quot;;&quot;&quot;;&quot; --caption &quot;&amp;CHAR(34)&amp;[.$S157]&amp;CHAR(34))&amp;CHAR(10)));&quot;&quot;)">
            <text:p/>
          </table:table-cell>
          <table:table-cell table:style-name="ce60" table:formula="of:=IFERROR(IF([.$E157]=&quot;&quot;;&quot;&quot;;IF([.$M157]=&quot;&quot;;[.$AB157]&amp;CHAR(10);[.$AC157]&amp;CHAR(10)));&quot;&quot;)">
            <text:p/>
          </table:table-cell>
          <table:table-cell table:style-name="ce60"/>
          <table:table-cell table:style-name="ce60" table:formula="of:=IFERROR(IF(NOT(ISERROR(SEARCH(&quot;@g.us&quot;;[.$F157])));[.$F157];IF([.$F157]=&quot;&quot;;&quot;&quot;;IFERROR(IF([.$B157]=&quot;&quot;;[.$E$1];[.$B157]);&quot;&quot;)&amp;RIGHT(SUBSTITUTE(SUBSTITUTE(SUBSTITUTE([.$F157];&quot;-&quot;;&quot;&quot;);&quot; &quot;;&quot;&quot;);&quot;+&quot;;&quot;&quot;);10)));&quot;&quot;)">
            <text:p/>
          </table:table-cell>
          <table:table-cell table:style-name="ce99" table:formula="of:=IFERROR(IF([.$F157]=&quot;&quot;;&quot;&quot;;[$Mudslide_Commands.$E$32]&amp;&quot;send &quot;&amp;TRIM(SUBSTITUTE([.$AF157];&quot;+&quot;;&quot;&quot;)&amp;&quot; &quot;&amp;CHAR(34)&amp;[.$H157]&amp;CHAR(10)&amp;[.$I157]&amp;CHAR(10)&amp;[.$J157]&amp;CHAR(10)&amp;[.$K157]&amp;CHAR(10)&amp;[.$L157]&amp;CHAR(10)&amp;&quot;- Sent By Bot&quot;&amp;CHAR(34)&amp;CHAR(10)));&quot;&quot;)">
            <text:p/>
          </table:table-cell>
          <table:table-cell table:style-name="ce99" table:formula="of:=IFERROR(IF([.$F157]=&quot;&quot;;&quot;&quot;;[$Mudslide_Commands.$E$32]&amp;IF(SUMPRODUCT(--ISNUMBER(SEARCH([$Mudslide_Commands.$D$10:.$D$16];RIGHT(LOWER([.$M157]);4))))&gt;0;&quot;send-image &quot;; &quot;send-file &quot;)&amp;TRIM(SUBSTITUTE([.$AF157];&quot;+&quot;;&quot;&quot;)&amp;&quot; &quot;&amp;CHAR(34)&amp;[.$M157]&amp;CHAR(34)&amp;IF([.$S157]=&quot;&quot;;&quot;&quot;;&quot; --caption &quot;&amp;CHAR(34)&amp;[.$S157]&amp;CHAR(34))&amp;CHAR(10)));&quot;&quot;)">
            <text:p/>
          </table:table-cell>
          <table:table-cell table:style-name="ce60" table:formula="of:=IFERROR(IF([.$F157]=&quot;&quot;;&quot;&quot;;IF([.$M157]=&quot;&quot;;[.$AG157]&amp;CHAR(10);[.$AH157]&amp;CHAR(10)));&quot;&quot;)">
            <text:p/>
          </table:table-cell>
          <table:table-cell table:style-name="ce60"/>
          <table:table-cell table:style-name="ce60" table:formula="of:=IFERROR(IF(NOT(ISERROR(SEARCH(&quot;@g.us&quot;;[.$E157])));[.$G157];IF([.$G157]=&quot;&quot;;&quot;&quot;;IFERROR(IF([.$B157]=&quot;&quot;;[.$E$1];[.$B157]);&quot;&quot;)&amp;RIGHT(SUBSTITUTE(SUBSTITUTE(SUBSTITUTE([.$G157];&quot;-&quot;;&quot;&quot;);&quot; &quot;;&quot;&quot;);&quot;+&quot;;&quot;&quot;);10)));&quot;&quot;)">
            <text:p/>
          </table:table-cell>
          <table:table-cell table:style-name="ce99" table:formula="of:=IFERROR(IF([.$G157]=&quot;&quot;;&quot;&quot;;[$Mudslide_Commands.$E$32]&amp;&quot;send &quot;&amp;TRIM(SUBSTITUTE([.$AK157];&quot;+&quot;;&quot;&quot;)&amp;&quot; &quot;&amp;CHAR(34)&amp;[.$H157]&amp;CHAR(10)&amp;[.$I157]&amp;CHAR(10)&amp;[.$J157]&amp;CHAR(10)&amp;[.$K157]&amp;CHAR(10)&amp;[.$L157]&amp;CHAR(10)&amp;&quot;- Sent By Bot&quot;&amp;CHAR(34)&amp;CHAR(10)));&quot;&quot;)">
            <text:p/>
          </table:table-cell>
          <table:table-cell table:style-name="ce99" table:formula="of:=IFERROR(IF([.$G157]=&quot;&quot;;&quot;&quot;;[$Mudslide_Commands.$E$32]&amp;IF(SUMPRODUCT(--ISNUMBER(SEARCH([$Mudslide_Commands.$D$10:.$D$16];RIGHT(LOWER([.$M157]);4))))&gt;0;&quot;send-image &quot;; &quot;send-file &quot;)&amp;TRIM(SUBSTITUTE([.$AK157];&quot;+&quot;;&quot;&quot;)&amp;&quot; &quot;&amp;CHAR(34)&amp;[.$M157]&amp;CHAR(34)&amp;IF([.$S157]=&quot;&quot;;&quot;&quot;;&quot; --caption &quot;&amp;CHAR(34)&amp;[.$S157]&amp;CHAR(34))&amp;CHAR(10)));&quot;&quot;)">
            <text:p/>
          </table:table-cell>
          <table:table-cell table:style-name="ce60" table:formula="of:=IFERROR(IF([.$G157]=&quot;&quot;;&quot;&quot;;IF([.$M157]=&quot;&quot;;[.$AL157]&amp;CHAR(10);[.$AM157]&amp;CHAR(10)));&quot;&quot;)">
            <text:p/>
          </table:table-cell>
          <table:table-cell table:style-name="ce60"/>
          <table:table-cell table:style-name="ce116" table:formula="of:=[.AD157]&amp;[.AI157]&amp;[.AN15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8]&amp;[.F158]&amp;[.G158]=&quot;&quot;;&quot;&quot;;MAX([.$A$3:.$A157])+1);&quot;&quot;)">
            <text:p/>
          </table:table-cell>
          <table:table-cell table:style-name="ce9" table:formula="of:=IFERROR(TRIM(SUBSTITUTE(SUBSTITUTE(VLOOKUP([.C15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8]=&quot;&quot;;&quot;&quot;;TRIM(&quot;Dear *&quot;&amp;[.$D158]&amp;&quot;*&quot;))">
            <text:p/>
          </table:table-cell>
          <table:table-cell table:style-name="ce83" table:formula="of:=IF([.$E158]=&quot;&quot;;&quot;&quot;;&quot;~How Do You Do ?~&quot;)">
            <text:p/>
          </table:table-cell>
          <table:table-cell table:style-name="ce83" table:formula="of:=IF([.$E158]=&quot;&quot;;&quot;&quot;;&quot;_Have a great Day_&quot;)">
            <text:p/>
          </table:table-cell>
          <table:table-cell table:style-name="ce83" table:number-columns-repeated="2"/>
          <table:table-cell table:style-name="ce44" table:number-columns-spanned="6" table:number-rows-spanned="1">
            <draw:control draw:z-index="170" draw:name="BT_File_Selection_12_" draw:style-name="gr6" draw:text-style-name="P5" svg:width="1cm" svg:height="0.5cm" svg:x="0cm" svg:y="0cm" draw:control="control156"/>
          </table:table-cell>
          <table:covered-table-cell table:number-columns-repeated="5" table:style-name="ce48"/>
          <table:table-cell table:style-name="ce107" table:formula="of:=IF([.$M158]=&quot;&quot;;&quot;&quot;;IF([.$A15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8])));[.$E158];IF([.$E158]=&quot;&quot;;&quot;&quot;;IFERROR(IF([.$B158]=&quot;&quot;;[.$E$1];[.$B158]);&quot;&quot;)&amp;RIGHT(SUBSTITUTE(SUBSTITUTE(SUBSTITUTE([.$E158];&quot;-&quot;;&quot;&quot;);&quot; &quot;;&quot;&quot;);&quot;+&quot;;&quot;&quot;);10)));&quot;&quot;)">
            <text:p/>
          </table:table-cell>
          <table:table-cell table:style-name="ce99" table:formula="of:=IFERROR(IF([.$E158]=&quot;&quot;;&quot;&quot;;[$Mudslide_Commands.$E$32]&amp;&quot;send &quot;&amp;TRIM(SUBSTITUTE([.$AA158];&quot;+&quot;;&quot;&quot;)&amp;&quot; &quot;&amp;CHAR(34)&amp;[.$H158]&amp;CHAR(10)&amp;[.$I158]&amp;CHAR(10)&amp;[.$J158]&amp;CHAR(10)&amp;[.$K158]&amp;CHAR(10)&amp;[.$L158]&amp;CHAR(10)&amp;&quot;- Sent By Bot&quot;&amp;CHAR(34)&amp;CHAR(10)));&quot;&quot;)">
            <text:p/>
          </table:table-cell>
          <table:table-cell table:style-name="ce99" table:formula="of:=IFERROR(IF([.$E158]=&quot;&quot;;&quot;&quot;;[$Mudslide_Commands.$E$32]&amp;IF(SUMPRODUCT(--ISNUMBER(SEARCH([$Mudslide_Commands.$D$10:.$D$16];RIGHT(LOWER([.$M158]);4))))&gt;0;&quot;send-image &quot;; &quot;send-file &quot;)&amp;TRIM(SUBSTITUTE([.$AA158];&quot;+&quot;;&quot;&quot;)&amp;&quot; &quot;&amp;CHAR(34)&amp;[.$M158]&amp;CHAR(34)&amp;IF([.$S158]=&quot;&quot;;&quot;&quot;;&quot; --caption &quot;&amp;CHAR(34)&amp;[.$S158]&amp;CHAR(34))&amp;CHAR(10)));&quot;&quot;)">
            <text:p/>
          </table:table-cell>
          <table:table-cell table:style-name="ce60" table:formula="of:=IFERROR(IF([.$E158]=&quot;&quot;;&quot;&quot;;IF([.$M158]=&quot;&quot;;[.$AB158]&amp;CHAR(10);[.$AC158]&amp;CHAR(10)));&quot;&quot;)">
            <text:p/>
          </table:table-cell>
          <table:table-cell table:style-name="ce60"/>
          <table:table-cell table:style-name="ce60" table:formula="of:=IFERROR(IF(NOT(ISERROR(SEARCH(&quot;@g.us&quot;;[.$F158])));[.$F158];IF([.$F158]=&quot;&quot;;&quot;&quot;;IFERROR(IF([.$B158]=&quot;&quot;;[.$E$1];[.$B158]);&quot;&quot;)&amp;RIGHT(SUBSTITUTE(SUBSTITUTE(SUBSTITUTE([.$F158];&quot;-&quot;;&quot;&quot;);&quot; &quot;;&quot;&quot;);&quot;+&quot;;&quot;&quot;);10)));&quot;&quot;)">
            <text:p/>
          </table:table-cell>
          <table:table-cell table:style-name="ce99" table:formula="of:=IFERROR(IF([.$F158]=&quot;&quot;;&quot;&quot;;[$Mudslide_Commands.$E$32]&amp;&quot;send &quot;&amp;TRIM(SUBSTITUTE([.$AF158];&quot;+&quot;;&quot;&quot;)&amp;&quot; &quot;&amp;CHAR(34)&amp;[.$H158]&amp;CHAR(10)&amp;[.$I158]&amp;CHAR(10)&amp;[.$J158]&amp;CHAR(10)&amp;[.$K158]&amp;CHAR(10)&amp;[.$L158]&amp;CHAR(10)&amp;&quot;- Sent By Bot&quot;&amp;CHAR(34)&amp;CHAR(10)));&quot;&quot;)">
            <text:p/>
          </table:table-cell>
          <table:table-cell table:style-name="ce99" table:formula="of:=IFERROR(IF([.$F158]=&quot;&quot;;&quot;&quot;;[$Mudslide_Commands.$E$32]&amp;IF(SUMPRODUCT(--ISNUMBER(SEARCH([$Mudslide_Commands.$D$10:.$D$16];RIGHT(LOWER([.$M158]);4))))&gt;0;&quot;send-image &quot;; &quot;send-file &quot;)&amp;TRIM(SUBSTITUTE([.$AF158];&quot;+&quot;;&quot;&quot;)&amp;&quot; &quot;&amp;CHAR(34)&amp;[.$M158]&amp;CHAR(34)&amp;IF([.$S158]=&quot;&quot;;&quot;&quot;;&quot; --caption &quot;&amp;CHAR(34)&amp;[.$S158]&amp;CHAR(34))&amp;CHAR(10)));&quot;&quot;)">
            <text:p/>
          </table:table-cell>
          <table:table-cell table:style-name="ce60" table:formula="of:=IFERROR(IF([.$F158]=&quot;&quot;;&quot;&quot;;IF([.$M158]=&quot;&quot;;[.$AG158]&amp;CHAR(10);[.$AH158]&amp;CHAR(10)));&quot;&quot;)">
            <text:p/>
          </table:table-cell>
          <table:table-cell table:style-name="ce60"/>
          <table:table-cell table:style-name="ce60" table:formula="of:=IFERROR(IF(NOT(ISERROR(SEARCH(&quot;@g.us&quot;;[.$E158])));[.$G158];IF([.$G158]=&quot;&quot;;&quot;&quot;;IFERROR(IF([.$B158]=&quot;&quot;;[.$E$1];[.$B158]);&quot;&quot;)&amp;RIGHT(SUBSTITUTE(SUBSTITUTE(SUBSTITUTE([.$G158];&quot;-&quot;;&quot;&quot;);&quot; &quot;;&quot;&quot;);&quot;+&quot;;&quot;&quot;);10)));&quot;&quot;)">
            <text:p/>
          </table:table-cell>
          <table:table-cell table:style-name="ce99" table:formula="of:=IFERROR(IF([.$G158]=&quot;&quot;;&quot;&quot;;[$Mudslide_Commands.$E$32]&amp;&quot;send &quot;&amp;TRIM(SUBSTITUTE([.$AK158];&quot;+&quot;;&quot;&quot;)&amp;&quot; &quot;&amp;CHAR(34)&amp;[.$H158]&amp;CHAR(10)&amp;[.$I158]&amp;CHAR(10)&amp;[.$J158]&amp;CHAR(10)&amp;[.$K158]&amp;CHAR(10)&amp;[.$L158]&amp;CHAR(10)&amp;&quot;- Sent By Bot&quot;&amp;CHAR(34)&amp;CHAR(10)));&quot;&quot;)">
            <text:p/>
          </table:table-cell>
          <table:table-cell table:style-name="ce99" table:formula="of:=IFERROR(IF([.$G158]=&quot;&quot;;&quot;&quot;;[$Mudslide_Commands.$E$32]&amp;IF(SUMPRODUCT(--ISNUMBER(SEARCH([$Mudslide_Commands.$D$10:.$D$16];RIGHT(LOWER([.$M158]);4))))&gt;0;&quot;send-image &quot;; &quot;send-file &quot;)&amp;TRIM(SUBSTITUTE([.$AK158];&quot;+&quot;;&quot;&quot;)&amp;&quot; &quot;&amp;CHAR(34)&amp;[.$M158]&amp;CHAR(34)&amp;IF([.$S158]=&quot;&quot;;&quot;&quot;;&quot; --caption &quot;&amp;CHAR(34)&amp;[.$S158]&amp;CHAR(34))&amp;CHAR(10)));&quot;&quot;)">
            <text:p/>
          </table:table-cell>
          <table:table-cell table:style-name="ce60" table:formula="of:=IFERROR(IF([.$G158]=&quot;&quot;;&quot;&quot;;IF([.$M158]=&quot;&quot;;[.$AL158]&amp;CHAR(10);[.$AM158]&amp;CHAR(10)));&quot;&quot;)">
            <text:p/>
          </table:table-cell>
          <table:table-cell table:style-name="ce60"/>
          <table:table-cell table:style-name="ce116" table:formula="of:=[.AD158]&amp;[.AI158]&amp;[.AN15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59]&amp;[.F159]&amp;[.G159]=&quot;&quot;;&quot;&quot;;MAX([.$A$3:.$A158])+1);&quot;&quot;)">
            <text:p/>
          </table:table-cell>
          <table:table-cell table:style-name="ce9" table:formula="of:=IFERROR(TRIM(SUBSTITUTE(SUBSTITUTE(VLOOKUP([.C15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59]=&quot;&quot;;&quot;&quot;;TRIM(&quot;Dear *&quot;&amp;[.$D159]&amp;&quot;*&quot;))">
            <text:p/>
          </table:table-cell>
          <table:table-cell table:style-name="ce83" table:formula="of:=IF([.$E159]=&quot;&quot;;&quot;&quot;;&quot;~How Do You Do ?~&quot;)">
            <text:p/>
          </table:table-cell>
          <table:table-cell table:style-name="ce83" table:formula="of:=IF([.$E159]=&quot;&quot;;&quot;&quot;;&quot;_Have a great Day_&quot;)">
            <text:p/>
          </table:table-cell>
          <table:table-cell table:style-name="ce83" table:number-columns-repeated="2"/>
          <table:table-cell table:style-name="ce44" table:number-columns-spanned="6" table:number-rows-spanned="1">
            <draw:control draw:z-index="171" draw:name="BT_File_Selection_12_" draw:style-name="gr6" draw:text-style-name="P5" svg:width="1cm" svg:height="0.5cm" svg:x="0cm" svg:y="0cm" draw:control="control157"/>
          </table:table-cell>
          <table:covered-table-cell table:number-columns-repeated="5" table:style-name="ce48"/>
          <table:table-cell table:style-name="ce107" table:formula="of:=IF([.$M159]=&quot;&quot;;&quot;&quot;;IF([.$A15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59])));[.$E159];IF([.$E159]=&quot;&quot;;&quot;&quot;;IFERROR(IF([.$B159]=&quot;&quot;;[.$E$1];[.$B159]);&quot;&quot;)&amp;RIGHT(SUBSTITUTE(SUBSTITUTE(SUBSTITUTE([.$E159];&quot;-&quot;;&quot;&quot;);&quot; &quot;;&quot;&quot;);&quot;+&quot;;&quot;&quot;);10)));&quot;&quot;)">
            <text:p/>
          </table:table-cell>
          <table:table-cell table:style-name="ce99" table:formula="of:=IFERROR(IF([.$E159]=&quot;&quot;;&quot;&quot;;[$Mudslide_Commands.$E$32]&amp;&quot;send &quot;&amp;TRIM(SUBSTITUTE([.$AA159];&quot;+&quot;;&quot;&quot;)&amp;&quot; &quot;&amp;CHAR(34)&amp;[.$H159]&amp;CHAR(10)&amp;[.$I159]&amp;CHAR(10)&amp;[.$J159]&amp;CHAR(10)&amp;[.$K159]&amp;CHAR(10)&amp;[.$L159]&amp;CHAR(10)&amp;&quot;- Sent By Bot&quot;&amp;CHAR(34)&amp;CHAR(10)));&quot;&quot;)">
            <text:p/>
          </table:table-cell>
          <table:table-cell table:style-name="ce99" table:formula="of:=IFERROR(IF([.$E159]=&quot;&quot;;&quot;&quot;;[$Mudslide_Commands.$E$32]&amp;IF(SUMPRODUCT(--ISNUMBER(SEARCH([$Mudslide_Commands.$D$10:.$D$16];RIGHT(LOWER([.$M159]);4))))&gt;0;&quot;send-image &quot;; &quot;send-file &quot;)&amp;TRIM(SUBSTITUTE([.$AA159];&quot;+&quot;;&quot;&quot;)&amp;&quot; &quot;&amp;CHAR(34)&amp;[.$M159]&amp;CHAR(34)&amp;IF([.$S159]=&quot;&quot;;&quot;&quot;;&quot; --caption &quot;&amp;CHAR(34)&amp;[.$S159]&amp;CHAR(34))&amp;CHAR(10)));&quot;&quot;)">
            <text:p/>
          </table:table-cell>
          <table:table-cell table:style-name="ce60" table:formula="of:=IFERROR(IF([.$E159]=&quot;&quot;;&quot;&quot;;IF([.$M159]=&quot;&quot;;[.$AB159]&amp;CHAR(10);[.$AC159]&amp;CHAR(10)));&quot;&quot;)">
            <text:p/>
          </table:table-cell>
          <table:table-cell table:style-name="ce60"/>
          <table:table-cell table:style-name="ce60" table:formula="of:=IFERROR(IF(NOT(ISERROR(SEARCH(&quot;@g.us&quot;;[.$F159])));[.$F159];IF([.$F159]=&quot;&quot;;&quot;&quot;;IFERROR(IF([.$B159]=&quot;&quot;;[.$E$1];[.$B159]);&quot;&quot;)&amp;RIGHT(SUBSTITUTE(SUBSTITUTE(SUBSTITUTE([.$F159];&quot;-&quot;;&quot;&quot;);&quot; &quot;;&quot;&quot;);&quot;+&quot;;&quot;&quot;);10)));&quot;&quot;)">
            <text:p/>
          </table:table-cell>
          <table:table-cell table:style-name="ce99" table:formula="of:=IFERROR(IF([.$F159]=&quot;&quot;;&quot;&quot;;[$Mudslide_Commands.$E$32]&amp;&quot;send &quot;&amp;TRIM(SUBSTITUTE([.$AF159];&quot;+&quot;;&quot;&quot;)&amp;&quot; &quot;&amp;CHAR(34)&amp;[.$H159]&amp;CHAR(10)&amp;[.$I159]&amp;CHAR(10)&amp;[.$J159]&amp;CHAR(10)&amp;[.$K159]&amp;CHAR(10)&amp;[.$L159]&amp;CHAR(10)&amp;&quot;- Sent By Bot&quot;&amp;CHAR(34)&amp;CHAR(10)));&quot;&quot;)">
            <text:p/>
          </table:table-cell>
          <table:table-cell table:style-name="ce99" table:formula="of:=IFERROR(IF([.$F159]=&quot;&quot;;&quot;&quot;;[$Mudslide_Commands.$E$32]&amp;IF(SUMPRODUCT(--ISNUMBER(SEARCH([$Mudslide_Commands.$D$10:.$D$16];RIGHT(LOWER([.$M159]);4))))&gt;0;&quot;send-image &quot;; &quot;send-file &quot;)&amp;TRIM(SUBSTITUTE([.$AF159];&quot;+&quot;;&quot;&quot;)&amp;&quot; &quot;&amp;CHAR(34)&amp;[.$M159]&amp;CHAR(34)&amp;IF([.$S159]=&quot;&quot;;&quot;&quot;;&quot; --caption &quot;&amp;CHAR(34)&amp;[.$S159]&amp;CHAR(34))&amp;CHAR(10)));&quot;&quot;)">
            <text:p/>
          </table:table-cell>
          <table:table-cell table:style-name="ce60" table:formula="of:=IFERROR(IF([.$F159]=&quot;&quot;;&quot;&quot;;IF([.$M159]=&quot;&quot;;[.$AG159]&amp;CHAR(10);[.$AH159]&amp;CHAR(10)));&quot;&quot;)">
            <text:p/>
          </table:table-cell>
          <table:table-cell table:style-name="ce60"/>
          <table:table-cell table:style-name="ce60" table:formula="of:=IFERROR(IF(NOT(ISERROR(SEARCH(&quot;@g.us&quot;;[.$E159])));[.$G159];IF([.$G159]=&quot;&quot;;&quot;&quot;;IFERROR(IF([.$B159]=&quot;&quot;;[.$E$1];[.$B159]);&quot;&quot;)&amp;RIGHT(SUBSTITUTE(SUBSTITUTE(SUBSTITUTE([.$G159];&quot;-&quot;;&quot;&quot;);&quot; &quot;;&quot;&quot;);&quot;+&quot;;&quot;&quot;);10)));&quot;&quot;)">
            <text:p/>
          </table:table-cell>
          <table:table-cell table:style-name="ce99" table:formula="of:=IFERROR(IF([.$G159]=&quot;&quot;;&quot;&quot;;[$Mudslide_Commands.$E$32]&amp;&quot;send &quot;&amp;TRIM(SUBSTITUTE([.$AK159];&quot;+&quot;;&quot;&quot;)&amp;&quot; &quot;&amp;CHAR(34)&amp;[.$H159]&amp;CHAR(10)&amp;[.$I159]&amp;CHAR(10)&amp;[.$J159]&amp;CHAR(10)&amp;[.$K159]&amp;CHAR(10)&amp;[.$L159]&amp;CHAR(10)&amp;&quot;- Sent By Bot&quot;&amp;CHAR(34)&amp;CHAR(10)));&quot;&quot;)">
            <text:p/>
          </table:table-cell>
          <table:table-cell table:style-name="ce99" table:formula="of:=IFERROR(IF([.$G159]=&quot;&quot;;&quot;&quot;;[$Mudslide_Commands.$E$32]&amp;IF(SUMPRODUCT(--ISNUMBER(SEARCH([$Mudslide_Commands.$D$10:.$D$16];RIGHT(LOWER([.$M159]);4))))&gt;0;&quot;send-image &quot;; &quot;send-file &quot;)&amp;TRIM(SUBSTITUTE([.$AK159];&quot;+&quot;;&quot;&quot;)&amp;&quot; &quot;&amp;CHAR(34)&amp;[.$M159]&amp;CHAR(34)&amp;IF([.$S159]=&quot;&quot;;&quot;&quot;;&quot; --caption &quot;&amp;CHAR(34)&amp;[.$S159]&amp;CHAR(34))&amp;CHAR(10)));&quot;&quot;)">
            <text:p/>
          </table:table-cell>
          <table:table-cell table:style-name="ce60" table:formula="of:=IFERROR(IF([.$G159]=&quot;&quot;;&quot;&quot;;IF([.$M159]=&quot;&quot;;[.$AL159]&amp;CHAR(10);[.$AM159]&amp;CHAR(10)));&quot;&quot;)">
            <text:p/>
          </table:table-cell>
          <table:table-cell table:style-name="ce60"/>
          <table:table-cell table:style-name="ce116" table:formula="of:=[.AD159]&amp;[.AI159]&amp;[.AN15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0]&amp;[.F160]&amp;[.G160]=&quot;&quot;;&quot;&quot;;MAX([.$A$3:.$A159])+1);&quot;&quot;)">
            <text:p/>
          </table:table-cell>
          <table:table-cell table:style-name="ce9" table:formula="of:=IFERROR(TRIM(SUBSTITUTE(SUBSTITUTE(VLOOKUP([.C16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0]=&quot;&quot;;&quot;&quot;;TRIM(&quot;Dear *&quot;&amp;[.$D160]&amp;&quot;*&quot;))">
            <text:p/>
          </table:table-cell>
          <table:table-cell table:style-name="ce83" table:formula="of:=IF([.$E160]=&quot;&quot;;&quot;&quot;;&quot;~How Do You Do ?~&quot;)">
            <text:p/>
          </table:table-cell>
          <table:table-cell table:style-name="ce83" table:formula="of:=IF([.$E160]=&quot;&quot;;&quot;&quot;;&quot;_Have a great Day_&quot;)">
            <text:p/>
          </table:table-cell>
          <table:table-cell table:style-name="ce83" table:number-columns-repeated="2"/>
          <table:table-cell table:style-name="ce44" table:number-columns-spanned="6" table:number-rows-spanned="1">
            <draw:control draw:z-index="172" draw:name="BT_File_Selection_12_" draw:style-name="gr6" draw:text-style-name="P5" svg:width="1cm" svg:height="0.5cm" svg:x="0cm" svg:y="0cm" draw:control="control158"/>
          </table:table-cell>
          <table:covered-table-cell table:number-columns-repeated="5" table:style-name="ce48"/>
          <table:table-cell table:style-name="ce107" table:formula="of:=IF([.$M160]=&quot;&quot;;&quot;&quot;;IF([.$A16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0])));[.$E160];IF([.$E160]=&quot;&quot;;&quot;&quot;;IFERROR(IF([.$B160]=&quot;&quot;;[.$E$1];[.$B160]);&quot;&quot;)&amp;RIGHT(SUBSTITUTE(SUBSTITUTE(SUBSTITUTE([.$E160];&quot;-&quot;;&quot;&quot;);&quot; &quot;;&quot;&quot;);&quot;+&quot;;&quot;&quot;);10)));&quot;&quot;)">
            <text:p/>
          </table:table-cell>
          <table:table-cell table:style-name="ce99" table:formula="of:=IFERROR(IF([.$E160]=&quot;&quot;;&quot;&quot;;[$Mudslide_Commands.$E$32]&amp;&quot;send &quot;&amp;TRIM(SUBSTITUTE([.$AA160];&quot;+&quot;;&quot;&quot;)&amp;&quot; &quot;&amp;CHAR(34)&amp;[.$H160]&amp;CHAR(10)&amp;[.$I160]&amp;CHAR(10)&amp;[.$J160]&amp;CHAR(10)&amp;[.$K160]&amp;CHAR(10)&amp;[.$L160]&amp;CHAR(10)&amp;&quot;- Sent By Bot&quot;&amp;CHAR(34)&amp;CHAR(10)));&quot;&quot;)">
            <text:p/>
          </table:table-cell>
          <table:table-cell table:style-name="ce99" table:formula="of:=IFERROR(IF([.$E160]=&quot;&quot;;&quot;&quot;;[$Mudslide_Commands.$E$32]&amp;IF(SUMPRODUCT(--ISNUMBER(SEARCH([$Mudslide_Commands.$D$10:.$D$16];RIGHT(LOWER([.$M160]);4))))&gt;0;&quot;send-image &quot;; &quot;send-file &quot;)&amp;TRIM(SUBSTITUTE([.$AA160];&quot;+&quot;;&quot;&quot;)&amp;&quot; &quot;&amp;CHAR(34)&amp;[.$M160]&amp;CHAR(34)&amp;IF([.$S160]=&quot;&quot;;&quot;&quot;;&quot; --caption &quot;&amp;CHAR(34)&amp;[.$S160]&amp;CHAR(34))&amp;CHAR(10)));&quot;&quot;)">
            <text:p/>
          </table:table-cell>
          <table:table-cell table:style-name="ce60" table:formula="of:=IFERROR(IF([.$E160]=&quot;&quot;;&quot;&quot;;IF([.$M160]=&quot;&quot;;[.$AB160]&amp;CHAR(10);[.$AC160]&amp;CHAR(10)));&quot;&quot;)">
            <text:p/>
          </table:table-cell>
          <table:table-cell table:style-name="ce60"/>
          <table:table-cell table:style-name="ce60" table:formula="of:=IFERROR(IF(NOT(ISERROR(SEARCH(&quot;@g.us&quot;;[.$F160])));[.$F160];IF([.$F160]=&quot;&quot;;&quot;&quot;;IFERROR(IF([.$B160]=&quot;&quot;;[.$E$1];[.$B160]);&quot;&quot;)&amp;RIGHT(SUBSTITUTE(SUBSTITUTE(SUBSTITUTE([.$F160];&quot;-&quot;;&quot;&quot;);&quot; &quot;;&quot;&quot;);&quot;+&quot;;&quot;&quot;);10)));&quot;&quot;)">
            <text:p/>
          </table:table-cell>
          <table:table-cell table:style-name="ce99" table:formula="of:=IFERROR(IF([.$F160]=&quot;&quot;;&quot;&quot;;[$Mudslide_Commands.$E$32]&amp;&quot;send &quot;&amp;TRIM(SUBSTITUTE([.$AF160];&quot;+&quot;;&quot;&quot;)&amp;&quot; &quot;&amp;CHAR(34)&amp;[.$H160]&amp;CHAR(10)&amp;[.$I160]&amp;CHAR(10)&amp;[.$J160]&amp;CHAR(10)&amp;[.$K160]&amp;CHAR(10)&amp;[.$L160]&amp;CHAR(10)&amp;&quot;- Sent By Bot&quot;&amp;CHAR(34)&amp;CHAR(10)));&quot;&quot;)">
            <text:p/>
          </table:table-cell>
          <table:table-cell table:style-name="ce99" table:formula="of:=IFERROR(IF([.$F160]=&quot;&quot;;&quot;&quot;;[$Mudslide_Commands.$E$32]&amp;IF(SUMPRODUCT(--ISNUMBER(SEARCH([$Mudslide_Commands.$D$10:.$D$16];RIGHT(LOWER([.$M160]);4))))&gt;0;&quot;send-image &quot;; &quot;send-file &quot;)&amp;TRIM(SUBSTITUTE([.$AF160];&quot;+&quot;;&quot;&quot;)&amp;&quot; &quot;&amp;CHAR(34)&amp;[.$M160]&amp;CHAR(34)&amp;IF([.$S160]=&quot;&quot;;&quot;&quot;;&quot; --caption &quot;&amp;CHAR(34)&amp;[.$S160]&amp;CHAR(34))&amp;CHAR(10)));&quot;&quot;)">
            <text:p/>
          </table:table-cell>
          <table:table-cell table:style-name="ce60" table:formula="of:=IFERROR(IF([.$F160]=&quot;&quot;;&quot;&quot;;IF([.$M160]=&quot;&quot;;[.$AG160]&amp;CHAR(10);[.$AH160]&amp;CHAR(10)));&quot;&quot;)">
            <text:p/>
          </table:table-cell>
          <table:table-cell table:style-name="ce60"/>
          <table:table-cell table:style-name="ce60" table:formula="of:=IFERROR(IF(NOT(ISERROR(SEARCH(&quot;@g.us&quot;;[.$E160])));[.$G160];IF([.$G160]=&quot;&quot;;&quot;&quot;;IFERROR(IF([.$B160]=&quot;&quot;;[.$E$1];[.$B160]);&quot;&quot;)&amp;RIGHT(SUBSTITUTE(SUBSTITUTE(SUBSTITUTE([.$G160];&quot;-&quot;;&quot;&quot;);&quot; &quot;;&quot;&quot;);&quot;+&quot;;&quot;&quot;);10)));&quot;&quot;)">
            <text:p/>
          </table:table-cell>
          <table:table-cell table:style-name="ce99" table:formula="of:=IFERROR(IF([.$G160]=&quot;&quot;;&quot;&quot;;[$Mudslide_Commands.$E$32]&amp;&quot;send &quot;&amp;TRIM(SUBSTITUTE([.$AK160];&quot;+&quot;;&quot;&quot;)&amp;&quot; &quot;&amp;CHAR(34)&amp;[.$H160]&amp;CHAR(10)&amp;[.$I160]&amp;CHAR(10)&amp;[.$J160]&amp;CHAR(10)&amp;[.$K160]&amp;CHAR(10)&amp;[.$L160]&amp;CHAR(10)&amp;&quot;- Sent By Bot&quot;&amp;CHAR(34)&amp;CHAR(10)));&quot;&quot;)">
            <text:p/>
          </table:table-cell>
          <table:table-cell table:style-name="ce99" table:formula="of:=IFERROR(IF([.$G160]=&quot;&quot;;&quot;&quot;;[$Mudslide_Commands.$E$32]&amp;IF(SUMPRODUCT(--ISNUMBER(SEARCH([$Mudslide_Commands.$D$10:.$D$16];RIGHT(LOWER([.$M160]);4))))&gt;0;&quot;send-image &quot;; &quot;send-file &quot;)&amp;TRIM(SUBSTITUTE([.$AK160];&quot;+&quot;;&quot;&quot;)&amp;&quot; &quot;&amp;CHAR(34)&amp;[.$M160]&amp;CHAR(34)&amp;IF([.$S160]=&quot;&quot;;&quot;&quot;;&quot; --caption &quot;&amp;CHAR(34)&amp;[.$S160]&amp;CHAR(34))&amp;CHAR(10)));&quot;&quot;)">
            <text:p/>
          </table:table-cell>
          <table:table-cell table:style-name="ce60" table:formula="of:=IFERROR(IF([.$G160]=&quot;&quot;;&quot;&quot;;IF([.$M160]=&quot;&quot;;[.$AL160]&amp;CHAR(10);[.$AM160]&amp;CHAR(10)));&quot;&quot;)">
            <text:p/>
          </table:table-cell>
          <table:table-cell table:style-name="ce60"/>
          <table:table-cell table:style-name="ce116" table:formula="of:=[.AD160]&amp;[.AI160]&amp;[.AN16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1]&amp;[.F161]&amp;[.G161]=&quot;&quot;;&quot;&quot;;MAX([.$A$3:.$A160])+1);&quot;&quot;)">
            <text:p/>
          </table:table-cell>
          <table:table-cell table:style-name="ce9" table:formula="of:=IFERROR(TRIM(SUBSTITUTE(SUBSTITUTE(VLOOKUP([.C16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1]=&quot;&quot;;&quot;&quot;;TRIM(&quot;Dear *&quot;&amp;[.$D161]&amp;&quot;*&quot;))">
            <text:p/>
          </table:table-cell>
          <table:table-cell table:style-name="ce83" table:formula="of:=IF([.$E161]=&quot;&quot;;&quot;&quot;;&quot;~How Do You Do ?~&quot;)">
            <text:p/>
          </table:table-cell>
          <table:table-cell table:style-name="ce83" table:formula="of:=IF([.$E161]=&quot;&quot;;&quot;&quot;;&quot;_Have a great Day_&quot;)">
            <text:p/>
          </table:table-cell>
          <table:table-cell table:style-name="ce83" table:number-columns-repeated="2"/>
          <table:table-cell table:style-name="ce44" table:number-columns-spanned="6" table:number-rows-spanned="1">
            <draw:control draw:z-index="173" draw:name="BT_File_Selection_12_" draw:style-name="gr6" draw:text-style-name="P5" svg:width="1cm" svg:height="0.5cm" svg:x="0cm" svg:y="0cm" draw:control="control159"/>
          </table:table-cell>
          <table:covered-table-cell table:number-columns-repeated="5" table:style-name="ce48"/>
          <table:table-cell table:style-name="ce107" table:formula="of:=IF([.$M161]=&quot;&quot;;&quot;&quot;;IF([.$A16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1])));[.$E161];IF([.$E161]=&quot;&quot;;&quot;&quot;;IFERROR(IF([.$B161]=&quot;&quot;;[.$E$1];[.$B161]);&quot;&quot;)&amp;RIGHT(SUBSTITUTE(SUBSTITUTE(SUBSTITUTE([.$E161];&quot;-&quot;;&quot;&quot;);&quot; &quot;;&quot;&quot;);&quot;+&quot;;&quot;&quot;);10)));&quot;&quot;)">
            <text:p/>
          </table:table-cell>
          <table:table-cell table:style-name="ce99" table:formula="of:=IFERROR(IF([.$E161]=&quot;&quot;;&quot;&quot;;[$Mudslide_Commands.$E$32]&amp;&quot;send &quot;&amp;TRIM(SUBSTITUTE([.$AA161];&quot;+&quot;;&quot;&quot;)&amp;&quot; &quot;&amp;CHAR(34)&amp;[.$H161]&amp;CHAR(10)&amp;[.$I161]&amp;CHAR(10)&amp;[.$J161]&amp;CHAR(10)&amp;[.$K161]&amp;CHAR(10)&amp;[.$L161]&amp;CHAR(10)&amp;&quot;- Sent By Bot&quot;&amp;CHAR(34)&amp;CHAR(10)));&quot;&quot;)">
            <text:p/>
          </table:table-cell>
          <table:table-cell table:style-name="ce99" table:formula="of:=IFERROR(IF([.$E161]=&quot;&quot;;&quot;&quot;;[$Mudslide_Commands.$E$32]&amp;IF(SUMPRODUCT(--ISNUMBER(SEARCH([$Mudslide_Commands.$D$10:.$D$16];RIGHT(LOWER([.$M161]);4))))&gt;0;&quot;send-image &quot;; &quot;send-file &quot;)&amp;TRIM(SUBSTITUTE([.$AA161];&quot;+&quot;;&quot;&quot;)&amp;&quot; &quot;&amp;CHAR(34)&amp;[.$M161]&amp;CHAR(34)&amp;IF([.$S161]=&quot;&quot;;&quot;&quot;;&quot; --caption &quot;&amp;CHAR(34)&amp;[.$S161]&amp;CHAR(34))&amp;CHAR(10)));&quot;&quot;)">
            <text:p/>
          </table:table-cell>
          <table:table-cell table:style-name="ce60" table:formula="of:=IFERROR(IF([.$E161]=&quot;&quot;;&quot;&quot;;IF([.$M161]=&quot;&quot;;[.$AB161]&amp;CHAR(10);[.$AC161]&amp;CHAR(10)));&quot;&quot;)">
            <text:p/>
          </table:table-cell>
          <table:table-cell table:style-name="ce60"/>
          <table:table-cell table:style-name="ce60" table:formula="of:=IFERROR(IF(NOT(ISERROR(SEARCH(&quot;@g.us&quot;;[.$F161])));[.$F161];IF([.$F161]=&quot;&quot;;&quot;&quot;;IFERROR(IF([.$B161]=&quot;&quot;;[.$E$1];[.$B161]);&quot;&quot;)&amp;RIGHT(SUBSTITUTE(SUBSTITUTE(SUBSTITUTE([.$F161];&quot;-&quot;;&quot;&quot;);&quot; &quot;;&quot;&quot;);&quot;+&quot;;&quot;&quot;);10)));&quot;&quot;)">
            <text:p/>
          </table:table-cell>
          <table:table-cell table:style-name="ce99" table:formula="of:=IFERROR(IF([.$F161]=&quot;&quot;;&quot;&quot;;[$Mudslide_Commands.$E$32]&amp;&quot;send &quot;&amp;TRIM(SUBSTITUTE([.$AF161];&quot;+&quot;;&quot;&quot;)&amp;&quot; &quot;&amp;CHAR(34)&amp;[.$H161]&amp;CHAR(10)&amp;[.$I161]&amp;CHAR(10)&amp;[.$J161]&amp;CHAR(10)&amp;[.$K161]&amp;CHAR(10)&amp;[.$L161]&amp;CHAR(10)&amp;&quot;- Sent By Bot&quot;&amp;CHAR(34)&amp;CHAR(10)));&quot;&quot;)">
            <text:p/>
          </table:table-cell>
          <table:table-cell table:style-name="ce99" table:formula="of:=IFERROR(IF([.$F161]=&quot;&quot;;&quot;&quot;;[$Mudslide_Commands.$E$32]&amp;IF(SUMPRODUCT(--ISNUMBER(SEARCH([$Mudslide_Commands.$D$10:.$D$16];RIGHT(LOWER([.$M161]);4))))&gt;0;&quot;send-image &quot;; &quot;send-file &quot;)&amp;TRIM(SUBSTITUTE([.$AF161];&quot;+&quot;;&quot;&quot;)&amp;&quot; &quot;&amp;CHAR(34)&amp;[.$M161]&amp;CHAR(34)&amp;IF([.$S161]=&quot;&quot;;&quot;&quot;;&quot; --caption &quot;&amp;CHAR(34)&amp;[.$S161]&amp;CHAR(34))&amp;CHAR(10)));&quot;&quot;)">
            <text:p/>
          </table:table-cell>
          <table:table-cell table:style-name="ce60" table:formula="of:=IFERROR(IF([.$F161]=&quot;&quot;;&quot;&quot;;IF([.$M161]=&quot;&quot;;[.$AG161]&amp;CHAR(10);[.$AH161]&amp;CHAR(10)));&quot;&quot;)">
            <text:p/>
          </table:table-cell>
          <table:table-cell table:style-name="ce60"/>
          <table:table-cell table:style-name="ce60" table:formula="of:=IFERROR(IF(NOT(ISERROR(SEARCH(&quot;@g.us&quot;;[.$E161])));[.$G161];IF([.$G161]=&quot;&quot;;&quot;&quot;;IFERROR(IF([.$B161]=&quot;&quot;;[.$E$1];[.$B161]);&quot;&quot;)&amp;RIGHT(SUBSTITUTE(SUBSTITUTE(SUBSTITUTE([.$G161];&quot;-&quot;;&quot;&quot;);&quot; &quot;;&quot;&quot;);&quot;+&quot;;&quot;&quot;);10)));&quot;&quot;)">
            <text:p/>
          </table:table-cell>
          <table:table-cell table:style-name="ce99" table:formula="of:=IFERROR(IF([.$G161]=&quot;&quot;;&quot;&quot;;[$Mudslide_Commands.$E$32]&amp;&quot;send &quot;&amp;TRIM(SUBSTITUTE([.$AK161];&quot;+&quot;;&quot;&quot;)&amp;&quot; &quot;&amp;CHAR(34)&amp;[.$H161]&amp;CHAR(10)&amp;[.$I161]&amp;CHAR(10)&amp;[.$J161]&amp;CHAR(10)&amp;[.$K161]&amp;CHAR(10)&amp;[.$L161]&amp;CHAR(10)&amp;&quot;- Sent By Bot&quot;&amp;CHAR(34)&amp;CHAR(10)));&quot;&quot;)">
            <text:p/>
          </table:table-cell>
          <table:table-cell table:style-name="ce99" table:formula="of:=IFERROR(IF([.$G161]=&quot;&quot;;&quot;&quot;;[$Mudslide_Commands.$E$32]&amp;IF(SUMPRODUCT(--ISNUMBER(SEARCH([$Mudslide_Commands.$D$10:.$D$16];RIGHT(LOWER([.$M161]);4))))&gt;0;&quot;send-image &quot;; &quot;send-file &quot;)&amp;TRIM(SUBSTITUTE([.$AK161];&quot;+&quot;;&quot;&quot;)&amp;&quot; &quot;&amp;CHAR(34)&amp;[.$M161]&amp;CHAR(34)&amp;IF([.$S161]=&quot;&quot;;&quot;&quot;;&quot; --caption &quot;&amp;CHAR(34)&amp;[.$S161]&amp;CHAR(34))&amp;CHAR(10)));&quot;&quot;)">
            <text:p/>
          </table:table-cell>
          <table:table-cell table:style-name="ce60" table:formula="of:=IFERROR(IF([.$G161]=&quot;&quot;;&quot;&quot;;IF([.$M161]=&quot;&quot;;[.$AL161]&amp;CHAR(10);[.$AM161]&amp;CHAR(10)));&quot;&quot;)">
            <text:p/>
          </table:table-cell>
          <table:table-cell table:style-name="ce60"/>
          <table:table-cell table:style-name="ce116" table:formula="of:=[.AD161]&amp;[.AI161]&amp;[.AN16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2]&amp;[.F162]&amp;[.G162]=&quot;&quot;;&quot;&quot;;MAX([.$A$3:.$A161])+1);&quot;&quot;)">
            <text:p/>
          </table:table-cell>
          <table:table-cell table:style-name="ce9" table:formula="of:=IFERROR(TRIM(SUBSTITUTE(SUBSTITUTE(VLOOKUP([.C16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2]=&quot;&quot;;&quot;&quot;;TRIM(&quot;Dear *&quot;&amp;[.$D162]&amp;&quot;*&quot;))">
            <text:p/>
          </table:table-cell>
          <table:table-cell table:style-name="ce83" table:formula="of:=IF([.$E162]=&quot;&quot;;&quot;&quot;;&quot;~How Do You Do ?~&quot;)">
            <text:p/>
          </table:table-cell>
          <table:table-cell table:style-name="ce83" table:formula="of:=IF([.$E162]=&quot;&quot;;&quot;&quot;;&quot;_Have a great Day_&quot;)">
            <text:p/>
          </table:table-cell>
          <table:table-cell table:style-name="ce83" table:number-columns-repeated="2"/>
          <table:table-cell table:style-name="ce44" table:number-columns-spanned="6" table:number-rows-spanned="1">
            <draw:control draw:z-index="174" draw:name="BT_File_Selection_12_" draw:style-name="gr6" draw:text-style-name="P5" svg:width="1cm" svg:height="0.5cm" svg:x="0cm" svg:y="0cm" draw:control="control160"/>
          </table:table-cell>
          <table:covered-table-cell table:number-columns-repeated="5" table:style-name="ce48"/>
          <table:table-cell table:style-name="ce107" table:formula="of:=IF([.$M162]=&quot;&quot;;&quot;&quot;;IF([.$A16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2])));[.$E162];IF([.$E162]=&quot;&quot;;&quot;&quot;;IFERROR(IF([.$B162]=&quot;&quot;;[.$E$1];[.$B162]);&quot;&quot;)&amp;RIGHT(SUBSTITUTE(SUBSTITUTE(SUBSTITUTE([.$E162];&quot;-&quot;;&quot;&quot;);&quot; &quot;;&quot;&quot;);&quot;+&quot;;&quot;&quot;);10)));&quot;&quot;)">
            <text:p/>
          </table:table-cell>
          <table:table-cell table:style-name="ce99" table:formula="of:=IFERROR(IF([.$E162]=&quot;&quot;;&quot;&quot;;[$Mudslide_Commands.$E$32]&amp;&quot;send &quot;&amp;TRIM(SUBSTITUTE([.$AA162];&quot;+&quot;;&quot;&quot;)&amp;&quot; &quot;&amp;CHAR(34)&amp;[.$H162]&amp;CHAR(10)&amp;[.$I162]&amp;CHAR(10)&amp;[.$J162]&amp;CHAR(10)&amp;[.$K162]&amp;CHAR(10)&amp;[.$L162]&amp;CHAR(10)&amp;&quot;- Sent By Bot&quot;&amp;CHAR(34)&amp;CHAR(10)));&quot;&quot;)">
            <text:p/>
          </table:table-cell>
          <table:table-cell table:style-name="ce99" table:formula="of:=IFERROR(IF([.$E162]=&quot;&quot;;&quot;&quot;;[$Mudslide_Commands.$E$32]&amp;IF(SUMPRODUCT(--ISNUMBER(SEARCH([$Mudslide_Commands.$D$10:.$D$16];RIGHT(LOWER([.$M162]);4))))&gt;0;&quot;send-image &quot;; &quot;send-file &quot;)&amp;TRIM(SUBSTITUTE([.$AA162];&quot;+&quot;;&quot;&quot;)&amp;&quot; &quot;&amp;CHAR(34)&amp;[.$M162]&amp;CHAR(34)&amp;IF([.$S162]=&quot;&quot;;&quot;&quot;;&quot; --caption &quot;&amp;CHAR(34)&amp;[.$S162]&amp;CHAR(34))&amp;CHAR(10)));&quot;&quot;)">
            <text:p/>
          </table:table-cell>
          <table:table-cell table:style-name="ce60" table:formula="of:=IFERROR(IF([.$E162]=&quot;&quot;;&quot;&quot;;IF([.$M162]=&quot;&quot;;[.$AB162]&amp;CHAR(10);[.$AC162]&amp;CHAR(10)));&quot;&quot;)">
            <text:p/>
          </table:table-cell>
          <table:table-cell table:style-name="ce60"/>
          <table:table-cell table:style-name="ce60" table:formula="of:=IFERROR(IF(NOT(ISERROR(SEARCH(&quot;@g.us&quot;;[.$F162])));[.$F162];IF([.$F162]=&quot;&quot;;&quot;&quot;;IFERROR(IF([.$B162]=&quot;&quot;;[.$E$1];[.$B162]);&quot;&quot;)&amp;RIGHT(SUBSTITUTE(SUBSTITUTE(SUBSTITUTE([.$F162];&quot;-&quot;;&quot;&quot;);&quot; &quot;;&quot;&quot;);&quot;+&quot;;&quot;&quot;);10)));&quot;&quot;)">
            <text:p/>
          </table:table-cell>
          <table:table-cell table:style-name="ce99" table:formula="of:=IFERROR(IF([.$F162]=&quot;&quot;;&quot;&quot;;[$Mudslide_Commands.$E$32]&amp;&quot;send &quot;&amp;TRIM(SUBSTITUTE([.$AF162];&quot;+&quot;;&quot;&quot;)&amp;&quot; &quot;&amp;CHAR(34)&amp;[.$H162]&amp;CHAR(10)&amp;[.$I162]&amp;CHAR(10)&amp;[.$J162]&amp;CHAR(10)&amp;[.$K162]&amp;CHAR(10)&amp;[.$L162]&amp;CHAR(10)&amp;&quot;- Sent By Bot&quot;&amp;CHAR(34)&amp;CHAR(10)));&quot;&quot;)">
            <text:p/>
          </table:table-cell>
          <table:table-cell table:style-name="ce99" table:formula="of:=IFERROR(IF([.$F162]=&quot;&quot;;&quot;&quot;;[$Mudslide_Commands.$E$32]&amp;IF(SUMPRODUCT(--ISNUMBER(SEARCH([$Mudslide_Commands.$D$10:.$D$16];RIGHT(LOWER([.$M162]);4))))&gt;0;&quot;send-image &quot;; &quot;send-file &quot;)&amp;TRIM(SUBSTITUTE([.$AF162];&quot;+&quot;;&quot;&quot;)&amp;&quot; &quot;&amp;CHAR(34)&amp;[.$M162]&amp;CHAR(34)&amp;IF([.$S162]=&quot;&quot;;&quot;&quot;;&quot; --caption &quot;&amp;CHAR(34)&amp;[.$S162]&amp;CHAR(34))&amp;CHAR(10)));&quot;&quot;)">
            <text:p/>
          </table:table-cell>
          <table:table-cell table:style-name="ce60" table:formula="of:=IFERROR(IF([.$F162]=&quot;&quot;;&quot;&quot;;IF([.$M162]=&quot;&quot;;[.$AG162]&amp;CHAR(10);[.$AH162]&amp;CHAR(10)));&quot;&quot;)">
            <text:p/>
          </table:table-cell>
          <table:table-cell table:style-name="ce60"/>
          <table:table-cell table:style-name="ce60" table:formula="of:=IFERROR(IF(NOT(ISERROR(SEARCH(&quot;@g.us&quot;;[.$E162])));[.$G162];IF([.$G162]=&quot;&quot;;&quot;&quot;;IFERROR(IF([.$B162]=&quot;&quot;;[.$E$1];[.$B162]);&quot;&quot;)&amp;RIGHT(SUBSTITUTE(SUBSTITUTE(SUBSTITUTE([.$G162];&quot;-&quot;;&quot;&quot;);&quot; &quot;;&quot;&quot;);&quot;+&quot;;&quot;&quot;);10)));&quot;&quot;)">
            <text:p/>
          </table:table-cell>
          <table:table-cell table:style-name="ce99" table:formula="of:=IFERROR(IF([.$G162]=&quot;&quot;;&quot;&quot;;[$Mudslide_Commands.$E$32]&amp;&quot;send &quot;&amp;TRIM(SUBSTITUTE([.$AK162];&quot;+&quot;;&quot;&quot;)&amp;&quot; &quot;&amp;CHAR(34)&amp;[.$H162]&amp;CHAR(10)&amp;[.$I162]&amp;CHAR(10)&amp;[.$J162]&amp;CHAR(10)&amp;[.$K162]&amp;CHAR(10)&amp;[.$L162]&amp;CHAR(10)&amp;&quot;- Sent By Bot&quot;&amp;CHAR(34)&amp;CHAR(10)));&quot;&quot;)">
            <text:p/>
          </table:table-cell>
          <table:table-cell table:style-name="ce99" table:formula="of:=IFERROR(IF([.$G162]=&quot;&quot;;&quot;&quot;;[$Mudslide_Commands.$E$32]&amp;IF(SUMPRODUCT(--ISNUMBER(SEARCH([$Mudslide_Commands.$D$10:.$D$16];RIGHT(LOWER([.$M162]);4))))&gt;0;&quot;send-image &quot;; &quot;send-file &quot;)&amp;TRIM(SUBSTITUTE([.$AK162];&quot;+&quot;;&quot;&quot;)&amp;&quot; &quot;&amp;CHAR(34)&amp;[.$M162]&amp;CHAR(34)&amp;IF([.$S162]=&quot;&quot;;&quot;&quot;;&quot; --caption &quot;&amp;CHAR(34)&amp;[.$S162]&amp;CHAR(34))&amp;CHAR(10)));&quot;&quot;)">
            <text:p/>
          </table:table-cell>
          <table:table-cell table:style-name="ce60" table:formula="of:=IFERROR(IF([.$G162]=&quot;&quot;;&quot;&quot;;IF([.$M162]=&quot;&quot;;[.$AL162]&amp;CHAR(10);[.$AM162]&amp;CHAR(10)));&quot;&quot;)">
            <text:p/>
          </table:table-cell>
          <table:table-cell table:style-name="ce60"/>
          <table:table-cell table:style-name="ce116" table:formula="of:=[.AD162]&amp;[.AI162]&amp;[.AN16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3]&amp;[.F163]&amp;[.G163]=&quot;&quot;;&quot;&quot;;MAX([.$A$3:.$A162])+1);&quot;&quot;)">
            <text:p/>
          </table:table-cell>
          <table:table-cell table:style-name="ce9" table:formula="of:=IFERROR(TRIM(SUBSTITUTE(SUBSTITUTE(VLOOKUP([.C16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3]=&quot;&quot;;&quot;&quot;;TRIM(&quot;Dear *&quot;&amp;[.$D163]&amp;&quot;*&quot;))">
            <text:p/>
          </table:table-cell>
          <table:table-cell table:style-name="ce83" table:formula="of:=IF([.$E163]=&quot;&quot;;&quot;&quot;;&quot;~How Do You Do ?~&quot;)">
            <text:p/>
          </table:table-cell>
          <table:table-cell table:style-name="ce83" table:formula="of:=IF([.$E163]=&quot;&quot;;&quot;&quot;;&quot;_Have a great Day_&quot;)">
            <text:p/>
          </table:table-cell>
          <table:table-cell table:style-name="ce83" table:number-columns-repeated="2"/>
          <table:table-cell table:style-name="ce44" table:number-columns-spanned="6" table:number-rows-spanned="1">
            <draw:control draw:z-index="175" draw:name="BT_File_Selection_12_" draw:style-name="gr6" draw:text-style-name="P5" svg:width="1cm" svg:height="0.5cm" svg:x="0cm" svg:y="0cm" draw:control="control161"/>
          </table:table-cell>
          <table:covered-table-cell table:number-columns-repeated="5" table:style-name="ce48"/>
          <table:table-cell table:style-name="ce107" table:formula="of:=IF([.$M163]=&quot;&quot;;&quot;&quot;;IF([.$A16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3])));[.$E163];IF([.$E163]=&quot;&quot;;&quot;&quot;;IFERROR(IF([.$B163]=&quot;&quot;;[.$E$1];[.$B163]);&quot;&quot;)&amp;RIGHT(SUBSTITUTE(SUBSTITUTE(SUBSTITUTE([.$E163];&quot;-&quot;;&quot;&quot;);&quot; &quot;;&quot;&quot;);&quot;+&quot;;&quot;&quot;);10)));&quot;&quot;)">
            <text:p/>
          </table:table-cell>
          <table:table-cell table:style-name="ce99" table:formula="of:=IFERROR(IF([.$E163]=&quot;&quot;;&quot;&quot;;[$Mudslide_Commands.$E$32]&amp;&quot;send &quot;&amp;TRIM(SUBSTITUTE([.$AA163];&quot;+&quot;;&quot;&quot;)&amp;&quot; &quot;&amp;CHAR(34)&amp;[.$H163]&amp;CHAR(10)&amp;[.$I163]&amp;CHAR(10)&amp;[.$J163]&amp;CHAR(10)&amp;[.$K163]&amp;CHAR(10)&amp;[.$L163]&amp;CHAR(10)&amp;&quot;- Sent By Bot&quot;&amp;CHAR(34)&amp;CHAR(10)));&quot;&quot;)">
            <text:p/>
          </table:table-cell>
          <table:table-cell table:style-name="ce99" table:formula="of:=IFERROR(IF([.$E163]=&quot;&quot;;&quot;&quot;;[$Mudslide_Commands.$E$32]&amp;IF(SUMPRODUCT(--ISNUMBER(SEARCH([$Mudslide_Commands.$D$10:.$D$16];RIGHT(LOWER([.$M163]);4))))&gt;0;&quot;send-image &quot;; &quot;send-file &quot;)&amp;TRIM(SUBSTITUTE([.$AA163];&quot;+&quot;;&quot;&quot;)&amp;&quot; &quot;&amp;CHAR(34)&amp;[.$M163]&amp;CHAR(34)&amp;IF([.$S163]=&quot;&quot;;&quot;&quot;;&quot; --caption &quot;&amp;CHAR(34)&amp;[.$S163]&amp;CHAR(34))&amp;CHAR(10)));&quot;&quot;)">
            <text:p/>
          </table:table-cell>
          <table:table-cell table:style-name="ce60" table:formula="of:=IFERROR(IF([.$E163]=&quot;&quot;;&quot;&quot;;IF([.$M163]=&quot;&quot;;[.$AB163]&amp;CHAR(10);[.$AC163]&amp;CHAR(10)));&quot;&quot;)">
            <text:p/>
          </table:table-cell>
          <table:table-cell table:style-name="ce60"/>
          <table:table-cell table:style-name="ce60" table:formula="of:=IFERROR(IF(NOT(ISERROR(SEARCH(&quot;@g.us&quot;;[.$F163])));[.$F163];IF([.$F163]=&quot;&quot;;&quot;&quot;;IFERROR(IF([.$B163]=&quot;&quot;;[.$E$1];[.$B163]);&quot;&quot;)&amp;RIGHT(SUBSTITUTE(SUBSTITUTE(SUBSTITUTE([.$F163];&quot;-&quot;;&quot;&quot;);&quot; &quot;;&quot;&quot;);&quot;+&quot;;&quot;&quot;);10)));&quot;&quot;)">
            <text:p/>
          </table:table-cell>
          <table:table-cell table:style-name="ce99" table:formula="of:=IFERROR(IF([.$F163]=&quot;&quot;;&quot;&quot;;[$Mudslide_Commands.$E$32]&amp;&quot;send &quot;&amp;TRIM(SUBSTITUTE([.$AF163];&quot;+&quot;;&quot;&quot;)&amp;&quot; &quot;&amp;CHAR(34)&amp;[.$H163]&amp;CHAR(10)&amp;[.$I163]&amp;CHAR(10)&amp;[.$J163]&amp;CHAR(10)&amp;[.$K163]&amp;CHAR(10)&amp;[.$L163]&amp;CHAR(10)&amp;&quot;- Sent By Bot&quot;&amp;CHAR(34)&amp;CHAR(10)));&quot;&quot;)">
            <text:p/>
          </table:table-cell>
          <table:table-cell table:style-name="ce99" table:formula="of:=IFERROR(IF([.$F163]=&quot;&quot;;&quot;&quot;;[$Mudslide_Commands.$E$32]&amp;IF(SUMPRODUCT(--ISNUMBER(SEARCH([$Mudslide_Commands.$D$10:.$D$16];RIGHT(LOWER([.$M163]);4))))&gt;0;&quot;send-image &quot;; &quot;send-file &quot;)&amp;TRIM(SUBSTITUTE([.$AF163];&quot;+&quot;;&quot;&quot;)&amp;&quot; &quot;&amp;CHAR(34)&amp;[.$M163]&amp;CHAR(34)&amp;IF([.$S163]=&quot;&quot;;&quot;&quot;;&quot; --caption &quot;&amp;CHAR(34)&amp;[.$S163]&amp;CHAR(34))&amp;CHAR(10)));&quot;&quot;)">
            <text:p/>
          </table:table-cell>
          <table:table-cell table:style-name="ce60" table:formula="of:=IFERROR(IF([.$F163]=&quot;&quot;;&quot;&quot;;IF([.$M163]=&quot;&quot;;[.$AG163]&amp;CHAR(10);[.$AH163]&amp;CHAR(10)));&quot;&quot;)">
            <text:p/>
          </table:table-cell>
          <table:table-cell table:style-name="ce60"/>
          <table:table-cell table:style-name="ce60" table:formula="of:=IFERROR(IF(NOT(ISERROR(SEARCH(&quot;@g.us&quot;;[.$E163])));[.$G163];IF([.$G163]=&quot;&quot;;&quot;&quot;;IFERROR(IF([.$B163]=&quot;&quot;;[.$E$1];[.$B163]);&quot;&quot;)&amp;RIGHT(SUBSTITUTE(SUBSTITUTE(SUBSTITUTE([.$G163];&quot;-&quot;;&quot;&quot;);&quot; &quot;;&quot;&quot;);&quot;+&quot;;&quot;&quot;);10)));&quot;&quot;)">
            <text:p/>
          </table:table-cell>
          <table:table-cell table:style-name="ce99" table:formula="of:=IFERROR(IF([.$G163]=&quot;&quot;;&quot;&quot;;[$Mudslide_Commands.$E$32]&amp;&quot;send &quot;&amp;TRIM(SUBSTITUTE([.$AK163];&quot;+&quot;;&quot;&quot;)&amp;&quot; &quot;&amp;CHAR(34)&amp;[.$H163]&amp;CHAR(10)&amp;[.$I163]&amp;CHAR(10)&amp;[.$J163]&amp;CHAR(10)&amp;[.$K163]&amp;CHAR(10)&amp;[.$L163]&amp;CHAR(10)&amp;&quot;- Sent By Bot&quot;&amp;CHAR(34)&amp;CHAR(10)));&quot;&quot;)">
            <text:p/>
          </table:table-cell>
          <table:table-cell table:style-name="ce99" table:formula="of:=IFERROR(IF([.$G163]=&quot;&quot;;&quot;&quot;;[$Mudslide_Commands.$E$32]&amp;IF(SUMPRODUCT(--ISNUMBER(SEARCH([$Mudslide_Commands.$D$10:.$D$16];RIGHT(LOWER([.$M163]);4))))&gt;0;&quot;send-image &quot;; &quot;send-file &quot;)&amp;TRIM(SUBSTITUTE([.$AK163];&quot;+&quot;;&quot;&quot;)&amp;&quot; &quot;&amp;CHAR(34)&amp;[.$M163]&amp;CHAR(34)&amp;IF([.$S163]=&quot;&quot;;&quot;&quot;;&quot; --caption &quot;&amp;CHAR(34)&amp;[.$S163]&amp;CHAR(34))&amp;CHAR(10)));&quot;&quot;)">
            <text:p/>
          </table:table-cell>
          <table:table-cell table:style-name="ce60" table:formula="of:=IFERROR(IF([.$G163]=&quot;&quot;;&quot;&quot;;IF([.$M163]=&quot;&quot;;[.$AL163]&amp;CHAR(10);[.$AM163]&amp;CHAR(10)));&quot;&quot;)">
            <text:p/>
          </table:table-cell>
          <table:table-cell table:style-name="ce60"/>
          <table:table-cell table:style-name="ce116" table:formula="of:=[.AD163]&amp;[.AI163]&amp;[.AN16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4]&amp;[.F164]&amp;[.G164]=&quot;&quot;;&quot;&quot;;MAX([.$A$3:.$A163])+1);&quot;&quot;)">
            <text:p/>
          </table:table-cell>
          <table:table-cell table:style-name="ce9" table:formula="of:=IFERROR(TRIM(SUBSTITUTE(SUBSTITUTE(VLOOKUP([.C16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4]=&quot;&quot;;&quot;&quot;;TRIM(&quot;Dear *&quot;&amp;[.$D164]&amp;&quot;*&quot;))">
            <text:p/>
          </table:table-cell>
          <table:table-cell table:style-name="ce83" table:formula="of:=IF([.$E164]=&quot;&quot;;&quot;&quot;;&quot;~How Do You Do ?~&quot;)">
            <text:p/>
          </table:table-cell>
          <table:table-cell table:style-name="ce83" table:formula="of:=IF([.$E164]=&quot;&quot;;&quot;&quot;;&quot;_Have a great Day_&quot;)">
            <text:p/>
          </table:table-cell>
          <table:table-cell table:style-name="ce83" table:number-columns-repeated="2"/>
          <table:table-cell table:style-name="ce44" table:number-columns-spanned="6" table:number-rows-spanned="1">
            <draw:control draw:z-index="176" draw:name="BT_File_Selection_12_" draw:style-name="gr6" draw:text-style-name="P5" svg:width="1cm" svg:height="0.5cm" svg:x="0cm" svg:y="0cm" draw:control="control162"/>
          </table:table-cell>
          <table:covered-table-cell table:number-columns-repeated="5" table:style-name="ce48"/>
          <table:table-cell table:style-name="ce107" table:formula="of:=IF([.$M164]=&quot;&quot;;&quot;&quot;;IF([.$A16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4])));[.$E164];IF([.$E164]=&quot;&quot;;&quot;&quot;;IFERROR(IF([.$B164]=&quot;&quot;;[.$E$1];[.$B164]);&quot;&quot;)&amp;RIGHT(SUBSTITUTE(SUBSTITUTE(SUBSTITUTE([.$E164];&quot;-&quot;;&quot;&quot;);&quot; &quot;;&quot;&quot;);&quot;+&quot;;&quot;&quot;);10)));&quot;&quot;)">
            <text:p/>
          </table:table-cell>
          <table:table-cell table:style-name="ce99" table:formula="of:=IFERROR(IF([.$E164]=&quot;&quot;;&quot;&quot;;[$Mudslide_Commands.$E$32]&amp;&quot;send &quot;&amp;TRIM(SUBSTITUTE([.$AA164];&quot;+&quot;;&quot;&quot;)&amp;&quot; &quot;&amp;CHAR(34)&amp;[.$H164]&amp;CHAR(10)&amp;[.$I164]&amp;CHAR(10)&amp;[.$J164]&amp;CHAR(10)&amp;[.$K164]&amp;CHAR(10)&amp;[.$L164]&amp;CHAR(10)&amp;&quot;- Sent By Bot&quot;&amp;CHAR(34)&amp;CHAR(10)));&quot;&quot;)">
            <text:p/>
          </table:table-cell>
          <table:table-cell table:style-name="ce99" table:formula="of:=IFERROR(IF([.$E164]=&quot;&quot;;&quot;&quot;;[$Mudslide_Commands.$E$32]&amp;IF(SUMPRODUCT(--ISNUMBER(SEARCH([$Mudslide_Commands.$D$10:.$D$16];RIGHT(LOWER([.$M164]);4))))&gt;0;&quot;send-image &quot;; &quot;send-file &quot;)&amp;TRIM(SUBSTITUTE([.$AA164];&quot;+&quot;;&quot;&quot;)&amp;&quot; &quot;&amp;CHAR(34)&amp;[.$M164]&amp;CHAR(34)&amp;IF([.$S164]=&quot;&quot;;&quot;&quot;;&quot; --caption &quot;&amp;CHAR(34)&amp;[.$S164]&amp;CHAR(34))&amp;CHAR(10)));&quot;&quot;)">
            <text:p/>
          </table:table-cell>
          <table:table-cell table:style-name="ce60" table:formula="of:=IFERROR(IF([.$E164]=&quot;&quot;;&quot;&quot;;IF([.$M164]=&quot;&quot;;[.$AB164]&amp;CHAR(10);[.$AC164]&amp;CHAR(10)));&quot;&quot;)">
            <text:p/>
          </table:table-cell>
          <table:table-cell table:style-name="ce60"/>
          <table:table-cell table:style-name="ce60" table:formula="of:=IFERROR(IF(NOT(ISERROR(SEARCH(&quot;@g.us&quot;;[.$F164])));[.$F164];IF([.$F164]=&quot;&quot;;&quot;&quot;;IFERROR(IF([.$B164]=&quot;&quot;;[.$E$1];[.$B164]);&quot;&quot;)&amp;RIGHT(SUBSTITUTE(SUBSTITUTE(SUBSTITUTE([.$F164];&quot;-&quot;;&quot;&quot;);&quot; &quot;;&quot;&quot;);&quot;+&quot;;&quot;&quot;);10)));&quot;&quot;)">
            <text:p/>
          </table:table-cell>
          <table:table-cell table:style-name="ce99" table:formula="of:=IFERROR(IF([.$F164]=&quot;&quot;;&quot;&quot;;[$Mudslide_Commands.$E$32]&amp;&quot;send &quot;&amp;TRIM(SUBSTITUTE([.$AF164];&quot;+&quot;;&quot;&quot;)&amp;&quot; &quot;&amp;CHAR(34)&amp;[.$H164]&amp;CHAR(10)&amp;[.$I164]&amp;CHAR(10)&amp;[.$J164]&amp;CHAR(10)&amp;[.$K164]&amp;CHAR(10)&amp;[.$L164]&amp;CHAR(10)&amp;&quot;- Sent By Bot&quot;&amp;CHAR(34)&amp;CHAR(10)));&quot;&quot;)">
            <text:p/>
          </table:table-cell>
          <table:table-cell table:style-name="ce99" table:formula="of:=IFERROR(IF([.$F164]=&quot;&quot;;&quot;&quot;;[$Mudslide_Commands.$E$32]&amp;IF(SUMPRODUCT(--ISNUMBER(SEARCH([$Mudslide_Commands.$D$10:.$D$16];RIGHT(LOWER([.$M164]);4))))&gt;0;&quot;send-image &quot;; &quot;send-file &quot;)&amp;TRIM(SUBSTITUTE([.$AF164];&quot;+&quot;;&quot;&quot;)&amp;&quot; &quot;&amp;CHAR(34)&amp;[.$M164]&amp;CHAR(34)&amp;IF([.$S164]=&quot;&quot;;&quot;&quot;;&quot; --caption &quot;&amp;CHAR(34)&amp;[.$S164]&amp;CHAR(34))&amp;CHAR(10)));&quot;&quot;)">
            <text:p/>
          </table:table-cell>
          <table:table-cell table:style-name="ce60" table:formula="of:=IFERROR(IF([.$F164]=&quot;&quot;;&quot;&quot;;IF([.$M164]=&quot;&quot;;[.$AG164]&amp;CHAR(10);[.$AH164]&amp;CHAR(10)));&quot;&quot;)">
            <text:p/>
          </table:table-cell>
          <table:table-cell table:style-name="ce60"/>
          <table:table-cell table:style-name="ce60" table:formula="of:=IFERROR(IF(NOT(ISERROR(SEARCH(&quot;@g.us&quot;;[.$E164])));[.$G164];IF([.$G164]=&quot;&quot;;&quot;&quot;;IFERROR(IF([.$B164]=&quot;&quot;;[.$E$1];[.$B164]);&quot;&quot;)&amp;RIGHT(SUBSTITUTE(SUBSTITUTE(SUBSTITUTE([.$G164];&quot;-&quot;;&quot;&quot;);&quot; &quot;;&quot;&quot;);&quot;+&quot;;&quot;&quot;);10)));&quot;&quot;)">
            <text:p/>
          </table:table-cell>
          <table:table-cell table:style-name="ce99" table:formula="of:=IFERROR(IF([.$G164]=&quot;&quot;;&quot;&quot;;[$Mudslide_Commands.$E$32]&amp;&quot;send &quot;&amp;TRIM(SUBSTITUTE([.$AK164];&quot;+&quot;;&quot;&quot;)&amp;&quot; &quot;&amp;CHAR(34)&amp;[.$H164]&amp;CHAR(10)&amp;[.$I164]&amp;CHAR(10)&amp;[.$J164]&amp;CHAR(10)&amp;[.$K164]&amp;CHAR(10)&amp;[.$L164]&amp;CHAR(10)&amp;&quot;- Sent By Bot&quot;&amp;CHAR(34)&amp;CHAR(10)));&quot;&quot;)">
            <text:p/>
          </table:table-cell>
          <table:table-cell table:style-name="ce99" table:formula="of:=IFERROR(IF([.$G164]=&quot;&quot;;&quot;&quot;;[$Mudslide_Commands.$E$32]&amp;IF(SUMPRODUCT(--ISNUMBER(SEARCH([$Mudslide_Commands.$D$10:.$D$16];RIGHT(LOWER([.$M164]);4))))&gt;0;&quot;send-image &quot;; &quot;send-file &quot;)&amp;TRIM(SUBSTITUTE([.$AK164];&quot;+&quot;;&quot;&quot;)&amp;&quot; &quot;&amp;CHAR(34)&amp;[.$M164]&amp;CHAR(34)&amp;IF([.$S164]=&quot;&quot;;&quot;&quot;;&quot; --caption &quot;&amp;CHAR(34)&amp;[.$S164]&amp;CHAR(34))&amp;CHAR(10)));&quot;&quot;)">
            <text:p/>
          </table:table-cell>
          <table:table-cell table:style-name="ce60" table:formula="of:=IFERROR(IF([.$G164]=&quot;&quot;;&quot;&quot;;IF([.$M164]=&quot;&quot;;[.$AL164]&amp;CHAR(10);[.$AM164]&amp;CHAR(10)));&quot;&quot;)">
            <text:p/>
          </table:table-cell>
          <table:table-cell table:style-name="ce60"/>
          <table:table-cell table:style-name="ce116" table:formula="of:=[.AD164]&amp;[.AI164]&amp;[.AN16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5]&amp;[.F165]&amp;[.G165]=&quot;&quot;;&quot;&quot;;MAX([.$A$3:.$A164])+1);&quot;&quot;)">
            <text:p/>
          </table:table-cell>
          <table:table-cell table:style-name="ce9" table:formula="of:=IFERROR(TRIM(SUBSTITUTE(SUBSTITUTE(VLOOKUP([.C16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5]=&quot;&quot;;&quot;&quot;;TRIM(&quot;Dear *&quot;&amp;[.$D165]&amp;&quot;*&quot;))">
            <text:p/>
          </table:table-cell>
          <table:table-cell table:style-name="ce83" table:formula="of:=IF([.$E165]=&quot;&quot;;&quot;&quot;;&quot;~How Do You Do ?~&quot;)">
            <text:p/>
          </table:table-cell>
          <table:table-cell table:style-name="ce83" table:formula="of:=IF([.$E165]=&quot;&quot;;&quot;&quot;;&quot;_Have a great Day_&quot;)">
            <text:p/>
          </table:table-cell>
          <table:table-cell table:style-name="ce83" table:number-columns-repeated="2"/>
          <table:table-cell table:style-name="ce44" table:number-columns-spanned="6" table:number-rows-spanned="1">
            <draw:control draw:z-index="177" draw:name="BT_File_Selection_12_" draw:style-name="gr6" draw:text-style-name="P5" svg:width="1cm" svg:height="0.5cm" svg:x="0cm" svg:y="0cm" draw:control="control163"/>
          </table:table-cell>
          <table:covered-table-cell table:number-columns-repeated="5" table:style-name="ce48"/>
          <table:table-cell table:style-name="ce107" table:formula="of:=IF([.$M165]=&quot;&quot;;&quot;&quot;;IF([.$A16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5])));[.$E165];IF([.$E165]=&quot;&quot;;&quot;&quot;;IFERROR(IF([.$B165]=&quot;&quot;;[.$E$1];[.$B165]);&quot;&quot;)&amp;RIGHT(SUBSTITUTE(SUBSTITUTE(SUBSTITUTE([.$E165];&quot;-&quot;;&quot;&quot;);&quot; &quot;;&quot;&quot;);&quot;+&quot;;&quot;&quot;);10)));&quot;&quot;)">
            <text:p/>
          </table:table-cell>
          <table:table-cell table:style-name="ce99" table:formula="of:=IFERROR(IF([.$E165]=&quot;&quot;;&quot;&quot;;[$Mudslide_Commands.$E$32]&amp;&quot;send &quot;&amp;TRIM(SUBSTITUTE([.$AA165];&quot;+&quot;;&quot;&quot;)&amp;&quot; &quot;&amp;CHAR(34)&amp;[.$H165]&amp;CHAR(10)&amp;[.$I165]&amp;CHAR(10)&amp;[.$J165]&amp;CHAR(10)&amp;[.$K165]&amp;CHAR(10)&amp;[.$L165]&amp;CHAR(10)&amp;&quot;- Sent By Bot&quot;&amp;CHAR(34)&amp;CHAR(10)));&quot;&quot;)">
            <text:p/>
          </table:table-cell>
          <table:table-cell table:style-name="ce99" table:formula="of:=IFERROR(IF([.$E165]=&quot;&quot;;&quot;&quot;;[$Mudslide_Commands.$E$32]&amp;IF(SUMPRODUCT(--ISNUMBER(SEARCH([$Mudslide_Commands.$D$10:.$D$16];RIGHT(LOWER([.$M165]);4))))&gt;0;&quot;send-image &quot;; &quot;send-file &quot;)&amp;TRIM(SUBSTITUTE([.$AA165];&quot;+&quot;;&quot;&quot;)&amp;&quot; &quot;&amp;CHAR(34)&amp;[.$M165]&amp;CHAR(34)&amp;IF([.$S165]=&quot;&quot;;&quot;&quot;;&quot; --caption &quot;&amp;CHAR(34)&amp;[.$S165]&amp;CHAR(34))&amp;CHAR(10)));&quot;&quot;)">
            <text:p/>
          </table:table-cell>
          <table:table-cell table:style-name="ce60" table:formula="of:=IFERROR(IF([.$E165]=&quot;&quot;;&quot;&quot;;IF([.$M165]=&quot;&quot;;[.$AB165]&amp;CHAR(10);[.$AC165]&amp;CHAR(10)));&quot;&quot;)">
            <text:p/>
          </table:table-cell>
          <table:table-cell table:style-name="ce60"/>
          <table:table-cell table:style-name="ce60" table:formula="of:=IFERROR(IF(NOT(ISERROR(SEARCH(&quot;@g.us&quot;;[.$F165])));[.$F165];IF([.$F165]=&quot;&quot;;&quot;&quot;;IFERROR(IF([.$B165]=&quot;&quot;;[.$E$1];[.$B165]);&quot;&quot;)&amp;RIGHT(SUBSTITUTE(SUBSTITUTE(SUBSTITUTE([.$F165];&quot;-&quot;;&quot;&quot;);&quot; &quot;;&quot;&quot;);&quot;+&quot;;&quot;&quot;);10)));&quot;&quot;)">
            <text:p/>
          </table:table-cell>
          <table:table-cell table:style-name="ce99" table:formula="of:=IFERROR(IF([.$F165]=&quot;&quot;;&quot;&quot;;[$Mudslide_Commands.$E$32]&amp;&quot;send &quot;&amp;TRIM(SUBSTITUTE([.$AF165];&quot;+&quot;;&quot;&quot;)&amp;&quot; &quot;&amp;CHAR(34)&amp;[.$H165]&amp;CHAR(10)&amp;[.$I165]&amp;CHAR(10)&amp;[.$J165]&amp;CHAR(10)&amp;[.$K165]&amp;CHAR(10)&amp;[.$L165]&amp;CHAR(10)&amp;&quot;- Sent By Bot&quot;&amp;CHAR(34)&amp;CHAR(10)));&quot;&quot;)">
            <text:p/>
          </table:table-cell>
          <table:table-cell table:style-name="ce99" table:formula="of:=IFERROR(IF([.$F165]=&quot;&quot;;&quot;&quot;;[$Mudslide_Commands.$E$32]&amp;IF(SUMPRODUCT(--ISNUMBER(SEARCH([$Mudslide_Commands.$D$10:.$D$16];RIGHT(LOWER([.$M165]);4))))&gt;0;&quot;send-image &quot;; &quot;send-file &quot;)&amp;TRIM(SUBSTITUTE([.$AF165];&quot;+&quot;;&quot;&quot;)&amp;&quot; &quot;&amp;CHAR(34)&amp;[.$M165]&amp;CHAR(34)&amp;IF([.$S165]=&quot;&quot;;&quot;&quot;;&quot; --caption &quot;&amp;CHAR(34)&amp;[.$S165]&amp;CHAR(34))&amp;CHAR(10)));&quot;&quot;)">
            <text:p/>
          </table:table-cell>
          <table:table-cell table:style-name="ce60" table:formula="of:=IFERROR(IF([.$F165]=&quot;&quot;;&quot;&quot;;IF([.$M165]=&quot;&quot;;[.$AG165]&amp;CHAR(10);[.$AH165]&amp;CHAR(10)));&quot;&quot;)">
            <text:p/>
          </table:table-cell>
          <table:table-cell table:style-name="ce60"/>
          <table:table-cell table:style-name="ce60" table:formula="of:=IFERROR(IF(NOT(ISERROR(SEARCH(&quot;@g.us&quot;;[.$E165])));[.$G165];IF([.$G165]=&quot;&quot;;&quot;&quot;;IFERROR(IF([.$B165]=&quot;&quot;;[.$E$1];[.$B165]);&quot;&quot;)&amp;RIGHT(SUBSTITUTE(SUBSTITUTE(SUBSTITUTE([.$G165];&quot;-&quot;;&quot;&quot;);&quot; &quot;;&quot;&quot;);&quot;+&quot;;&quot;&quot;);10)));&quot;&quot;)">
            <text:p/>
          </table:table-cell>
          <table:table-cell table:style-name="ce99" table:formula="of:=IFERROR(IF([.$G165]=&quot;&quot;;&quot;&quot;;[$Mudslide_Commands.$E$32]&amp;&quot;send &quot;&amp;TRIM(SUBSTITUTE([.$AK165];&quot;+&quot;;&quot;&quot;)&amp;&quot; &quot;&amp;CHAR(34)&amp;[.$H165]&amp;CHAR(10)&amp;[.$I165]&amp;CHAR(10)&amp;[.$J165]&amp;CHAR(10)&amp;[.$K165]&amp;CHAR(10)&amp;[.$L165]&amp;CHAR(10)&amp;&quot;- Sent By Bot&quot;&amp;CHAR(34)&amp;CHAR(10)));&quot;&quot;)">
            <text:p/>
          </table:table-cell>
          <table:table-cell table:style-name="ce99" table:formula="of:=IFERROR(IF([.$G165]=&quot;&quot;;&quot;&quot;;[$Mudslide_Commands.$E$32]&amp;IF(SUMPRODUCT(--ISNUMBER(SEARCH([$Mudslide_Commands.$D$10:.$D$16];RIGHT(LOWER([.$M165]);4))))&gt;0;&quot;send-image &quot;; &quot;send-file &quot;)&amp;TRIM(SUBSTITUTE([.$AK165];&quot;+&quot;;&quot;&quot;)&amp;&quot; &quot;&amp;CHAR(34)&amp;[.$M165]&amp;CHAR(34)&amp;IF([.$S165]=&quot;&quot;;&quot;&quot;;&quot; --caption &quot;&amp;CHAR(34)&amp;[.$S165]&amp;CHAR(34))&amp;CHAR(10)));&quot;&quot;)">
            <text:p/>
          </table:table-cell>
          <table:table-cell table:style-name="ce60" table:formula="of:=IFERROR(IF([.$G165]=&quot;&quot;;&quot;&quot;;IF([.$M165]=&quot;&quot;;[.$AL165]&amp;CHAR(10);[.$AM165]&amp;CHAR(10)));&quot;&quot;)">
            <text:p/>
          </table:table-cell>
          <table:table-cell table:style-name="ce60"/>
          <table:table-cell table:style-name="ce116" table:formula="of:=[.AD165]&amp;[.AI165]&amp;[.AN16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6]&amp;[.F166]&amp;[.G166]=&quot;&quot;;&quot;&quot;;MAX([.$A$3:.$A165])+1);&quot;&quot;)">
            <text:p/>
          </table:table-cell>
          <table:table-cell table:style-name="ce9" table:formula="of:=IFERROR(TRIM(SUBSTITUTE(SUBSTITUTE(VLOOKUP([.C16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6]=&quot;&quot;;&quot;&quot;;TRIM(&quot;Dear *&quot;&amp;[.$D166]&amp;&quot;*&quot;))">
            <text:p/>
          </table:table-cell>
          <table:table-cell table:style-name="ce83" table:formula="of:=IF([.$E166]=&quot;&quot;;&quot;&quot;;&quot;~How Do You Do ?~&quot;)">
            <text:p/>
          </table:table-cell>
          <table:table-cell table:style-name="ce83" table:formula="of:=IF([.$E166]=&quot;&quot;;&quot;&quot;;&quot;_Have a great Day_&quot;)">
            <text:p/>
          </table:table-cell>
          <table:table-cell table:style-name="ce83" table:number-columns-repeated="2"/>
          <table:table-cell table:style-name="ce44" table:number-columns-spanned="6" table:number-rows-spanned="1">
            <draw:control draw:z-index="178" draw:name="BT_File_Selection_12_" draw:style-name="gr6" draw:text-style-name="P5" svg:width="1cm" svg:height="0.5cm" svg:x="0cm" svg:y="0cm" draw:control="control164"/>
          </table:table-cell>
          <table:covered-table-cell table:number-columns-repeated="5" table:style-name="ce48"/>
          <table:table-cell table:style-name="ce107" table:formula="of:=IF([.$M166]=&quot;&quot;;&quot;&quot;;IF([.$A16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6])));[.$E166];IF([.$E166]=&quot;&quot;;&quot;&quot;;IFERROR(IF([.$B166]=&quot;&quot;;[.$E$1];[.$B166]);&quot;&quot;)&amp;RIGHT(SUBSTITUTE(SUBSTITUTE(SUBSTITUTE([.$E166];&quot;-&quot;;&quot;&quot;);&quot; &quot;;&quot;&quot;);&quot;+&quot;;&quot;&quot;);10)));&quot;&quot;)">
            <text:p/>
          </table:table-cell>
          <table:table-cell table:style-name="ce99" table:formula="of:=IFERROR(IF([.$E166]=&quot;&quot;;&quot;&quot;;[$Mudslide_Commands.$E$32]&amp;&quot;send &quot;&amp;TRIM(SUBSTITUTE([.$AA166];&quot;+&quot;;&quot;&quot;)&amp;&quot; &quot;&amp;CHAR(34)&amp;[.$H166]&amp;CHAR(10)&amp;[.$I166]&amp;CHAR(10)&amp;[.$J166]&amp;CHAR(10)&amp;[.$K166]&amp;CHAR(10)&amp;[.$L166]&amp;CHAR(10)&amp;&quot;- Sent By Bot&quot;&amp;CHAR(34)&amp;CHAR(10)));&quot;&quot;)">
            <text:p/>
          </table:table-cell>
          <table:table-cell table:style-name="ce99" table:formula="of:=IFERROR(IF([.$E166]=&quot;&quot;;&quot;&quot;;[$Mudslide_Commands.$E$32]&amp;IF(SUMPRODUCT(--ISNUMBER(SEARCH([$Mudslide_Commands.$D$10:.$D$16];RIGHT(LOWER([.$M166]);4))))&gt;0;&quot;send-image &quot;; &quot;send-file &quot;)&amp;TRIM(SUBSTITUTE([.$AA166];&quot;+&quot;;&quot;&quot;)&amp;&quot; &quot;&amp;CHAR(34)&amp;[.$M166]&amp;CHAR(34)&amp;IF([.$S166]=&quot;&quot;;&quot;&quot;;&quot; --caption &quot;&amp;CHAR(34)&amp;[.$S166]&amp;CHAR(34))&amp;CHAR(10)));&quot;&quot;)">
            <text:p/>
          </table:table-cell>
          <table:table-cell table:style-name="ce60" table:formula="of:=IFERROR(IF([.$E166]=&quot;&quot;;&quot;&quot;;IF([.$M166]=&quot;&quot;;[.$AB166]&amp;CHAR(10);[.$AC166]&amp;CHAR(10)));&quot;&quot;)">
            <text:p/>
          </table:table-cell>
          <table:table-cell table:style-name="ce60"/>
          <table:table-cell table:style-name="ce60" table:formula="of:=IFERROR(IF(NOT(ISERROR(SEARCH(&quot;@g.us&quot;;[.$F166])));[.$F166];IF([.$F166]=&quot;&quot;;&quot;&quot;;IFERROR(IF([.$B166]=&quot;&quot;;[.$E$1];[.$B166]);&quot;&quot;)&amp;RIGHT(SUBSTITUTE(SUBSTITUTE(SUBSTITUTE([.$F166];&quot;-&quot;;&quot;&quot;);&quot; &quot;;&quot;&quot;);&quot;+&quot;;&quot;&quot;);10)));&quot;&quot;)">
            <text:p/>
          </table:table-cell>
          <table:table-cell table:style-name="ce99" table:formula="of:=IFERROR(IF([.$F166]=&quot;&quot;;&quot;&quot;;[$Mudslide_Commands.$E$32]&amp;&quot;send &quot;&amp;TRIM(SUBSTITUTE([.$AF166];&quot;+&quot;;&quot;&quot;)&amp;&quot; &quot;&amp;CHAR(34)&amp;[.$H166]&amp;CHAR(10)&amp;[.$I166]&amp;CHAR(10)&amp;[.$J166]&amp;CHAR(10)&amp;[.$K166]&amp;CHAR(10)&amp;[.$L166]&amp;CHAR(10)&amp;&quot;- Sent By Bot&quot;&amp;CHAR(34)&amp;CHAR(10)));&quot;&quot;)">
            <text:p/>
          </table:table-cell>
          <table:table-cell table:style-name="ce99" table:formula="of:=IFERROR(IF([.$F166]=&quot;&quot;;&quot;&quot;;[$Mudslide_Commands.$E$32]&amp;IF(SUMPRODUCT(--ISNUMBER(SEARCH([$Mudslide_Commands.$D$10:.$D$16];RIGHT(LOWER([.$M166]);4))))&gt;0;&quot;send-image &quot;; &quot;send-file &quot;)&amp;TRIM(SUBSTITUTE([.$AF166];&quot;+&quot;;&quot;&quot;)&amp;&quot; &quot;&amp;CHAR(34)&amp;[.$M166]&amp;CHAR(34)&amp;IF([.$S166]=&quot;&quot;;&quot;&quot;;&quot; --caption &quot;&amp;CHAR(34)&amp;[.$S166]&amp;CHAR(34))&amp;CHAR(10)));&quot;&quot;)">
            <text:p/>
          </table:table-cell>
          <table:table-cell table:style-name="ce60" table:formula="of:=IFERROR(IF([.$F166]=&quot;&quot;;&quot;&quot;;IF([.$M166]=&quot;&quot;;[.$AG166]&amp;CHAR(10);[.$AH166]&amp;CHAR(10)));&quot;&quot;)">
            <text:p/>
          </table:table-cell>
          <table:table-cell table:style-name="ce60"/>
          <table:table-cell table:style-name="ce60" table:formula="of:=IFERROR(IF(NOT(ISERROR(SEARCH(&quot;@g.us&quot;;[.$E166])));[.$G166];IF([.$G166]=&quot;&quot;;&quot;&quot;;IFERROR(IF([.$B166]=&quot;&quot;;[.$E$1];[.$B166]);&quot;&quot;)&amp;RIGHT(SUBSTITUTE(SUBSTITUTE(SUBSTITUTE([.$G166];&quot;-&quot;;&quot;&quot;);&quot; &quot;;&quot;&quot;);&quot;+&quot;;&quot;&quot;);10)));&quot;&quot;)">
            <text:p/>
          </table:table-cell>
          <table:table-cell table:style-name="ce99" table:formula="of:=IFERROR(IF([.$G166]=&quot;&quot;;&quot;&quot;;[$Mudslide_Commands.$E$32]&amp;&quot;send &quot;&amp;TRIM(SUBSTITUTE([.$AK166];&quot;+&quot;;&quot;&quot;)&amp;&quot; &quot;&amp;CHAR(34)&amp;[.$H166]&amp;CHAR(10)&amp;[.$I166]&amp;CHAR(10)&amp;[.$J166]&amp;CHAR(10)&amp;[.$K166]&amp;CHAR(10)&amp;[.$L166]&amp;CHAR(10)&amp;&quot;- Sent By Bot&quot;&amp;CHAR(34)&amp;CHAR(10)));&quot;&quot;)">
            <text:p/>
          </table:table-cell>
          <table:table-cell table:style-name="ce99" table:formula="of:=IFERROR(IF([.$G166]=&quot;&quot;;&quot;&quot;;[$Mudslide_Commands.$E$32]&amp;IF(SUMPRODUCT(--ISNUMBER(SEARCH([$Mudslide_Commands.$D$10:.$D$16];RIGHT(LOWER([.$M166]);4))))&gt;0;&quot;send-image &quot;; &quot;send-file &quot;)&amp;TRIM(SUBSTITUTE([.$AK166];&quot;+&quot;;&quot;&quot;)&amp;&quot; &quot;&amp;CHAR(34)&amp;[.$M166]&amp;CHAR(34)&amp;IF([.$S166]=&quot;&quot;;&quot;&quot;;&quot; --caption &quot;&amp;CHAR(34)&amp;[.$S166]&amp;CHAR(34))&amp;CHAR(10)));&quot;&quot;)">
            <text:p/>
          </table:table-cell>
          <table:table-cell table:style-name="ce60" table:formula="of:=IFERROR(IF([.$G166]=&quot;&quot;;&quot;&quot;;IF([.$M166]=&quot;&quot;;[.$AL166]&amp;CHAR(10);[.$AM166]&amp;CHAR(10)));&quot;&quot;)">
            <text:p/>
          </table:table-cell>
          <table:table-cell table:style-name="ce60"/>
          <table:table-cell table:style-name="ce116" table:formula="of:=[.AD166]&amp;[.AI166]&amp;[.AN16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7]&amp;[.F167]&amp;[.G167]=&quot;&quot;;&quot;&quot;;MAX([.$A$3:.$A166])+1);&quot;&quot;)">
            <text:p/>
          </table:table-cell>
          <table:table-cell table:style-name="ce9" table:formula="of:=IFERROR(TRIM(SUBSTITUTE(SUBSTITUTE(VLOOKUP([.C16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7]=&quot;&quot;;&quot;&quot;;TRIM(&quot;Dear *&quot;&amp;[.$D167]&amp;&quot;*&quot;))">
            <text:p/>
          </table:table-cell>
          <table:table-cell table:style-name="ce83" table:formula="of:=IF([.$E167]=&quot;&quot;;&quot;&quot;;&quot;~How Do You Do ?~&quot;)">
            <text:p/>
          </table:table-cell>
          <table:table-cell table:style-name="ce83" table:formula="of:=IF([.$E167]=&quot;&quot;;&quot;&quot;;&quot;_Have a great Day_&quot;)">
            <text:p/>
          </table:table-cell>
          <table:table-cell table:style-name="ce83" table:number-columns-repeated="2"/>
          <table:table-cell table:style-name="ce44" table:number-columns-spanned="6" table:number-rows-spanned="1">
            <draw:control draw:z-index="179" draw:name="BT_File_Selection_12_" draw:style-name="gr6" draw:text-style-name="P5" svg:width="1cm" svg:height="0.5cm" svg:x="0cm" svg:y="0cm" draw:control="control165"/>
          </table:table-cell>
          <table:covered-table-cell table:number-columns-repeated="5" table:style-name="ce48"/>
          <table:table-cell table:style-name="ce107" table:formula="of:=IF([.$M167]=&quot;&quot;;&quot;&quot;;IF([.$A16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7])));[.$E167];IF([.$E167]=&quot;&quot;;&quot;&quot;;IFERROR(IF([.$B167]=&quot;&quot;;[.$E$1];[.$B167]);&quot;&quot;)&amp;RIGHT(SUBSTITUTE(SUBSTITUTE(SUBSTITUTE([.$E167];&quot;-&quot;;&quot;&quot;);&quot; &quot;;&quot;&quot;);&quot;+&quot;;&quot;&quot;);10)));&quot;&quot;)">
            <text:p/>
          </table:table-cell>
          <table:table-cell table:style-name="ce99" table:formula="of:=IFERROR(IF([.$E167]=&quot;&quot;;&quot;&quot;;[$Mudslide_Commands.$E$32]&amp;&quot;send &quot;&amp;TRIM(SUBSTITUTE([.$AA167];&quot;+&quot;;&quot;&quot;)&amp;&quot; &quot;&amp;CHAR(34)&amp;[.$H167]&amp;CHAR(10)&amp;[.$I167]&amp;CHAR(10)&amp;[.$J167]&amp;CHAR(10)&amp;[.$K167]&amp;CHAR(10)&amp;[.$L167]&amp;CHAR(10)&amp;&quot;- Sent By Bot&quot;&amp;CHAR(34)&amp;CHAR(10)));&quot;&quot;)">
            <text:p/>
          </table:table-cell>
          <table:table-cell table:style-name="ce99" table:formula="of:=IFERROR(IF([.$E167]=&quot;&quot;;&quot;&quot;;[$Mudslide_Commands.$E$32]&amp;IF(SUMPRODUCT(--ISNUMBER(SEARCH([$Mudslide_Commands.$D$10:.$D$16];RIGHT(LOWER([.$M167]);4))))&gt;0;&quot;send-image &quot;; &quot;send-file &quot;)&amp;TRIM(SUBSTITUTE([.$AA167];&quot;+&quot;;&quot;&quot;)&amp;&quot; &quot;&amp;CHAR(34)&amp;[.$M167]&amp;CHAR(34)&amp;IF([.$S167]=&quot;&quot;;&quot;&quot;;&quot; --caption &quot;&amp;CHAR(34)&amp;[.$S167]&amp;CHAR(34))&amp;CHAR(10)));&quot;&quot;)">
            <text:p/>
          </table:table-cell>
          <table:table-cell table:style-name="ce60" table:formula="of:=IFERROR(IF([.$E167]=&quot;&quot;;&quot;&quot;;IF([.$M167]=&quot;&quot;;[.$AB167]&amp;CHAR(10);[.$AC167]&amp;CHAR(10)));&quot;&quot;)">
            <text:p/>
          </table:table-cell>
          <table:table-cell table:style-name="ce60"/>
          <table:table-cell table:style-name="ce60" table:formula="of:=IFERROR(IF(NOT(ISERROR(SEARCH(&quot;@g.us&quot;;[.$F167])));[.$F167];IF([.$F167]=&quot;&quot;;&quot;&quot;;IFERROR(IF([.$B167]=&quot;&quot;;[.$E$1];[.$B167]);&quot;&quot;)&amp;RIGHT(SUBSTITUTE(SUBSTITUTE(SUBSTITUTE([.$F167];&quot;-&quot;;&quot;&quot;);&quot; &quot;;&quot;&quot;);&quot;+&quot;;&quot;&quot;);10)));&quot;&quot;)">
            <text:p/>
          </table:table-cell>
          <table:table-cell table:style-name="ce99" table:formula="of:=IFERROR(IF([.$F167]=&quot;&quot;;&quot;&quot;;[$Mudslide_Commands.$E$32]&amp;&quot;send &quot;&amp;TRIM(SUBSTITUTE([.$AF167];&quot;+&quot;;&quot;&quot;)&amp;&quot; &quot;&amp;CHAR(34)&amp;[.$H167]&amp;CHAR(10)&amp;[.$I167]&amp;CHAR(10)&amp;[.$J167]&amp;CHAR(10)&amp;[.$K167]&amp;CHAR(10)&amp;[.$L167]&amp;CHAR(10)&amp;&quot;- Sent By Bot&quot;&amp;CHAR(34)&amp;CHAR(10)));&quot;&quot;)">
            <text:p/>
          </table:table-cell>
          <table:table-cell table:style-name="ce99" table:formula="of:=IFERROR(IF([.$F167]=&quot;&quot;;&quot;&quot;;[$Mudslide_Commands.$E$32]&amp;IF(SUMPRODUCT(--ISNUMBER(SEARCH([$Mudslide_Commands.$D$10:.$D$16];RIGHT(LOWER([.$M167]);4))))&gt;0;&quot;send-image &quot;; &quot;send-file &quot;)&amp;TRIM(SUBSTITUTE([.$AF167];&quot;+&quot;;&quot;&quot;)&amp;&quot; &quot;&amp;CHAR(34)&amp;[.$M167]&amp;CHAR(34)&amp;IF([.$S167]=&quot;&quot;;&quot;&quot;;&quot; --caption &quot;&amp;CHAR(34)&amp;[.$S167]&amp;CHAR(34))&amp;CHAR(10)));&quot;&quot;)">
            <text:p/>
          </table:table-cell>
          <table:table-cell table:style-name="ce60" table:formula="of:=IFERROR(IF([.$F167]=&quot;&quot;;&quot;&quot;;IF([.$M167]=&quot;&quot;;[.$AG167]&amp;CHAR(10);[.$AH167]&amp;CHAR(10)));&quot;&quot;)">
            <text:p/>
          </table:table-cell>
          <table:table-cell table:style-name="ce60"/>
          <table:table-cell table:style-name="ce60" table:formula="of:=IFERROR(IF(NOT(ISERROR(SEARCH(&quot;@g.us&quot;;[.$E167])));[.$G167];IF([.$G167]=&quot;&quot;;&quot;&quot;;IFERROR(IF([.$B167]=&quot;&quot;;[.$E$1];[.$B167]);&quot;&quot;)&amp;RIGHT(SUBSTITUTE(SUBSTITUTE(SUBSTITUTE([.$G167];&quot;-&quot;;&quot;&quot;);&quot; &quot;;&quot;&quot;);&quot;+&quot;;&quot;&quot;);10)));&quot;&quot;)">
            <text:p/>
          </table:table-cell>
          <table:table-cell table:style-name="ce99" table:formula="of:=IFERROR(IF([.$G167]=&quot;&quot;;&quot;&quot;;[$Mudslide_Commands.$E$32]&amp;&quot;send &quot;&amp;TRIM(SUBSTITUTE([.$AK167];&quot;+&quot;;&quot;&quot;)&amp;&quot; &quot;&amp;CHAR(34)&amp;[.$H167]&amp;CHAR(10)&amp;[.$I167]&amp;CHAR(10)&amp;[.$J167]&amp;CHAR(10)&amp;[.$K167]&amp;CHAR(10)&amp;[.$L167]&amp;CHAR(10)&amp;&quot;- Sent By Bot&quot;&amp;CHAR(34)&amp;CHAR(10)));&quot;&quot;)">
            <text:p/>
          </table:table-cell>
          <table:table-cell table:style-name="ce99" table:formula="of:=IFERROR(IF([.$G167]=&quot;&quot;;&quot;&quot;;[$Mudslide_Commands.$E$32]&amp;IF(SUMPRODUCT(--ISNUMBER(SEARCH([$Mudslide_Commands.$D$10:.$D$16];RIGHT(LOWER([.$M167]);4))))&gt;0;&quot;send-image &quot;; &quot;send-file &quot;)&amp;TRIM(SUBSTITUTE([.$AK167];&quot;+&quot;;&quot;&quot;)&amp;&quot; &quot;&amp;CHAR(34)&amp;[.$M167]&amp;CHAR(34)&amp;IF([.$S167]=&quot;&quot;;&quot;&quot;;&quot; --caption &quot;&amp;CHAR(34)&amp;[.$S167]&amp;CHAR(34))&amp;CHAR(10)));&quot;&quot;)">
            <text:p/>
          </table:table-cell>
          <table:table-cell table:style-name="ce60" table:formula="of:=IFERROR(IF([.$G167]=&quot;&quot;;&quot;&quot;;IF([.$M167]=&quot;&quot;;[.$AL167]&amp;CHAR(10);[.$AM167]&amp;CHAR(10)));&quot;&quot;)">
            <text:p/>
          </table:table-cell>
          <table:table-cell table:style-name="ce60"/>
          <table:table-cell table:style-name="ce116" table:formula="of:=[.AD167]&amp;[.AI167]&amp;[.AN16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8]&amp;[.F168]&amp;[.G168]=&quot;&quot;;&quot;&quot;;MAX([.$A$3:.$A167])+1);&quot;&quot;)">
            <text:p/>
          </table:table-cell>
          <table:table-cell table:style-name="ce9" table:formula="of:=IFERROR(TRIM(SUBSTITUTE(SUBSTITUTE(VLOOKUP([.C16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8]=&quot;&quot;;&quot;&quot;;TRIM(&quot;Dear *&quot;&amp;[.$D168]&amp;&quot;*&quot;))">
            <text:p/>
          </table:table-cell>
          <table:table-cell table:style-name="ce83" table:formula="of:=IF([.$E168]=&quot;&quot;;&quot;&quot;;&quot;~How Do You Do ?~&quot;)">
            <text:p/>
          </table:table-cell>
          <table:table-cell table:style-name="ce83" table:formula="of:=IF([.$E168]=&quot;&quot;;&quot;&quot;;&quot;_Have a great Day_&quot;)">
            <text:p/>
          </table:table-cell>
          <table:table-cell table:style-name="ce83" table:number-columns-repeated="2"/>
          <table:table-cell table:style-name="ce44" table:number-columns-spanned="6" table:number-rows-spanned="1">
            <draw:control draw:z-index="180" draw:name="BT_File_Selection_12_" draw:style-name="gr6" draw:text-style-name="P5" svg:width="1cm" svg:height="0.5cm" svg:x="0cm" svg:y="0cm" draw:control="control166"/>
          </table:table-cell>
          <table:covered-table-cell table:number-columns-repeated="5" table:style-name="ce48"/>
          <table:table-cell table:style-name="ce107" table:formula="of:=IF([.$M168]=&quot;&quot;;&quot;&quot;;IF([.$A16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8])));[.$E168];IF([.$E168]=&quot;&quot;;&quot;&quot;;IFERROR(IF([.$B168]=&quot;&quot;;[.$E$1];[.$B168]);&quot;&quot;)&amp;RIGHT(SUBSTITUTE(SUBSTITUTE(SUBSTITUTE([.$E168];&quot;-&quot;;&quot;&quot;);&quot; &quot;;&quot;&quot;);&quot;+&quot;;&quot;&quot;);10)));&quot;&quot;)">
            <text:p/>
          </table:table-cell>
          <table:table-cell table:style-name="ce99" table:formula="of:=IFERROR(IF([.$E168]=&quot;&quot;;&quot;&quot;;[$Mudslide_Commands.$E$32]&amp;&quot;send &quot;&amp;TRIM(SUBSTITUTE([.$AA168];&quot;+&quot;;&quot;&quot;)&amp;&quot; &quot;&amp;CHAR(34)&amp;[.$H168]&amp;CHAR(10)&amp;[.$I168]&amp;CHAR(10)&amp;[.$J168]&amp;CHAR(10)&amp;[.$K168]&amp;CHAR(10)&amp;[.$L168]&amp;CHAR(10)&amp;&quot;- Sent By Bot&quot;&amp;CHAR(34)&amp;CHAR(10)));&quot;&quot;)">
            <text:p/>
          </table:table-cell>
          <table:table-cell table:style-name="ce99" table:formula="of:=IFERROR(IF([.$E168]=&quot;&quot;;&quot;&quot;;[$Mudslide_Commands.$E$32]&amp;IF(SUMPRODUCT(--ISNUMBER(SEARCH([$Mudslide_Commands.$D$10:.$D$16];RIGHT(LOWER([.$M168]);4))))&gt;0;&quot;send-image &quot;; &quot;send-file &quot;)&amp;TRIM(SUBSTITUTE([.$AA168];&quot;+&quot;;&quot;&quot;)&amp;&quot; &quot;&amp;CHAR(34)&amp;[.$M168]&amp;CHAR(34)&amp;IF([.$S168]=&quot;&quot;;&quot;&quot;;&quot; --caption &quot;&amp;CHAR(34)&amp;[.$S168]&amp;CHAR(34))&amp;CHAR(10)));&quot;&quot;)">
            <text:p/>
          </table:table-cell>
          <table:table-cell table:style-name="ce60" table:formula="of:=IFERROR(IF([.$E168]=&quot;&quot;;&quot;&quot;;IF([.$M168]=&quot;&quot;;[.$AB168]&amp;CHAR(10);[.$AC168]&amp;CHAR(10)));&quot;&quot;)">
            <text:p/>
          </table:table-cell>
          <table:table-cell table:style-name="ce60"/>
          <table:table-cell table:style-name="ce60" table:formula="of:=IFERROR(IF(NOT(ISERROR(SEARCH(&quot;@g.us&quot;;[.$F168])));[.$F168];IF([.$F168]=&quot;&quot;;&quot;&quot;;IFERROR(IF([.$B168]=&quot;&quot;;[.$E$1];[.$B168]);&quot;&quot;)&amp;RIGHT(SUBSTITUTE(SUBSTITUTE(SUBSTITUTE([.$F168];&quot;-&quot;;&quot;&quot;);&quot; &quot;;&quot;&quot;);&quot;+&quot;;&quot;&quot;);10)));&quot;&quot;)">
            <text:p/>
          </table:table-cell>
          <table:table-cell table:style-name="ce99" table:formula="of:=IFERROR(IF([.$F168]=&quot;&quot;;&quot;&quot;;[$Mudslide_Commands.$E$32]&amp;&quot;send &quot;&amp;TRIM(SUBSTITUTE([.$AF168];&quot;+&quot;;&quot;&quot;)&amp;&quot; &quot;&amp;CHAR(34)&amp;[.$H168]&amp;CHAR(10)&amp;[.$I168]&amp;CHAR(10)&amp;[.$J168]&amp;CHAR(10)&amp;[.$K168]&amp;CHAR(10)&amp;[.$L168]&amp;CHAR(10)&amp;&quot;- Sent By Bot&quot;&amp;CHAR(34)&amp;CHAR(10)));&quot;&quot;)">
            <text:p/>
          </table:table-cell>
          <table:table-cell table:style-name="ce99" table:formula="of:=IFERROR(IF([.$F168]=&quot;&quot;;&quot;&quot;;[$Mudslide_Commands.$E$32]&amp;IF(SUMPRODUCT(--ISNUMBER(SEARCH([$Mudslide_Commands.$D$10:.$D$16];RIGHT(LOWER([.$M168]);4))))&gt;0;&quot;send-image &quot;; &quot;send-file &quot;)&amp;TRIM(SUBSTITUTE([.$AF168];&quot;+&quot;;&quot;&quot;)&amp;&quot; &quot;&amp;CHAR(34)&amp;[.$M168]&amp;CHAR(34)&amp;IF([.$S168]=&quot;&quot;;&quot;&quot;;&quot; --caption &quot;&amp;CHAR(34)&amp;[.$S168]&amp;CHAR(34))&amp;CHAR(10)));&quot;&quot;)">
            <text:p/>
          </table:table-cell>
          <table:table-cell table:style-name="ce60" table:formula="of:=IFERROR(IF([.$F168]=&quot;&quot;;&quot;&quot;;IF([.$M168]=&quot;&quot;;[.$AG168]&amp;CHAR(10);[.$AH168]&amp;CHAR(10)));&quot;&quot;)">
            <text:p/>
          </table:table-cell>
          <table:table-cell table:style-name="ce60"/>
          <table:table-cell table:style-name="ce60" table:formula="of:=IFERROR(IF(NOT(ISERROR(SEARCH(&quot;@g.us&quot;;[.$E168])));[.$G168];IF([.$G168]=&quot;&quot;;&quot;&quot;;IFERROR(IF([.$B168]=&quot;&quot;;[.$E$1];[.$B168]);&quot;&quot;)&amp;RIGHT(SUBSTITUTE(SUBSTITUTE(SUBSTITUTE([.$G168];&quot;-&quot;;&quot;&quot;);&quot; &quot;;&quot;&quot;);&quot;+&quot;;&quot;&quot;);10)));&quot;&quot;)">
            <text:p/>
          </table:table-cell>
          <table:table-cell table:style-name="ce99" table:formula="of:=IFERROR(IF([.$G168]=&quot;&quot;;&quot;&quot;;[$Mudslide_Commands.$E$32]&amp;&quot;send &quot;&amp;TRIM(SUBSTITUTE([.$AK168];&quot;+&quot;;&quot;&quot;)&amp;&quot; &quot;&amp;CHAR(34)&amp;[.$H168]&amp;CHAR(10)&amp;[.$I168]&amp;CHAR(10)&amp;[.$J168]&amp;CHAR(10)&amp;[.$K168]&amp;CHAR(10)&amp;[.$L168]&amp;CHAR(10)&amp;&quot;- Sent By Bot&quot;&amp;CHAR(34)&amp;CHAR(10)));&quot;&quot;)">
            <text:p/>
          </table:table-cell>
          <table:table-cell table:style-name="ce99" table:formula="of:=IFERROR(IF([.$G168]=&quot;&quot;;&quot;&quot;;[$Mudslide_Commands.$E$32]&amp;IF(SUMPRODUCT(--ISNUMBER(SEARCH([$Mudslide_Commands.$D$10:.$D$16];RIGHT(LOWER([.$M168]);4))))&gt;0;&quot;send-image &quot;; &quot;send-file &quot;)&amp;TRIM(SUBSTITUTE([.$AK168];&quot;+&quot;;&quot;&quot;)&amp;&quot; &quot;&amp;CHAR(34)&amp;[.$M168]&amp;CHAR(34)&amp;IF([.$S168]=&quot;&quot;;&quot;&quot;;&quot; --caption &quot;&amp;CHAR(34)&amp;[.$S168]&amp;CHAR(34))&amp;CHAR(10)));&quot;&quot;)">
            <text:p/>
          </table:table-cell>
          <table:table-cell table:style-name="ce60" table:formula="of:=IFERROR(IF([.$G168]=&quot;&quot;;&quot;&quot;;IF([.$M168]=&quot;&quot;;[.$AL168]&amp;CHAR(10);[.$AM168]&amp;CHAR(10)));&quot;&quot;)">
            <text:p/>
          </table:table-cell>
          <table:table-cell table:style-name="ce60"/>
          <table:table-cell table:style-name="ce116" table:formula="of:=[.AD168]&amp;[.AI168]&amp;[.AN16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69]&amp;[.F169]&amp;[.G169]=&quot;&quot;;&quot;&quot;;MAX([.$A$3:.$A168])+1);&quot;&quot;)">
            <text:p/>
          </table:table-cell>
          <table:table-cell table:style-name="ce9" table:formula="of:=IFERROR(TRIM(SUBSTITUTE(SUBSTITUTE(VLOOKUP([.C16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69]=&quot;&quot;;&quot;&quot;;TRIM(&quot;Dear *&quot;&amp;[.$D169]&amp;&quot;*&quot;))">
            <text:p/>
          </table:table-cell>
          <table:table-cell table:style-name="ce83" table:formula="of:=IF([.$E169]=&quot;&quot;;&quot;&quot;;&quot;~How Do You Do ?~&quot;)">
            <text:p/>
          </table:table-cell>
          <table:table-cell table:style-name="ce83" table:formula="of:=IF([.$E169]=&quot;&quot;;&quot;&quot;;&quot;_Have a great Day_&quot;)">
            <text:p/>
          </table:table-cell>
          <table:table-cell table:style-name="ce83" table:number-columns-repeated="2"/>
          <table:table-cell table:style-name="ce44" table:number-columns-spanned="6" table:number-rows-spanned="1">
            <draw:control draw:z-index="181" draw:name="BT_File_Selection_12_" draw:style-name="gr6" draw:text-style-name="P5" svg:width="1cm" svg:height="0.5cm" svg:x="0cm" svg:y="0cm" draw:control="control167"/>
          </table:table-cell>
          <table:covered-table-cell table:number-columns-repeated="5" table:style-name="ce48"/>
          <table:table-cell table:style-name="ce107" table:formula="of:=IF([.$M169]=&quot;&quot;;&quot;&quot;;IF([.$A16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69])));[.$E169];IF([.$E169]=&quot;&quot;;&quot;&quot;;IFERROR(IF([.$B169]=&quot;&quot;;[.$E$1];[.$B169]);&quot;&quot;)&amp;RIGHT(SUBSTITUTE(SUBSTITUTE(SUBSTITUTE([.$E169];&quot;-&quot;;&quot;&quot;);&quot; &quot;;&quot;&quot;);&quot;+&quot;;&quot;&quot;);10)));&quot;&quot;)">
            <text:p/>
          </table:table-cell>
          <table:table-cell table:style-name="ce99" table:formula="of:=IFERROR(IF([.$E169]=&quot;&quot;;&quot;&quot;;[$Mudslide_Commands.$E$32]&amp;&quot;send &quot;&amp;TRIM(SUBSTITUTE([.$AA169];&quot;+&quot;;&quot;&quot;)&amp;&quot; &quot;&amp;CHAR(34)&amp;[.$H169]&amp;CHAR(10)&amp;[.$I169]&amp;CHAR(10)&amp;[.$J169]&amp;CHAR(10)&amp;[.$K169]&amp;CHAR(10)&amp;[.$L169]&amp;CHAR(10)&amp;&quot;- Sent By Bot&quot;&amp;CHAR(34)&amp;CHAR(10)));&quot;&quot;)">
            <text:p/>
          </table:table-cell>
          <table:table-cell table:style-name="ce99" table:formula="of:=IFERROR(IF([.$E169]=&quot;&quot;;&quot;&quot;;[$Mudslide_Commands.$E$32]&amp;IF(SUMPRODUCT(--ISNUMBER(SEARCH([$Mudslide_Commands.$D$10:.$D$16];RIGHT(LOWER([.$M169]);4))))&gt;0;&quot;send-image &quot;; &quot;send-file &quot;)&amp;TRIM(SUBSTITUTE([.$AA169];&quot;+&quot;;&quot;&quot;)&amp;&quot; &quot;&amp;CHAR(34)&amp;[.$M169]&amp;CHAR(34)&amp;IF([.$S169]=&quot;&quot;;&quot;&quot;;&quot; --caption &quot;&amp;CHAR(34)&amp;[.$S169]&amp;CHAR(34))&amp;CHAR(10)));&quot;&quot;)">
            <text:p/>
          </table:table-cell>
          <table:table-cell table:style-name="ce60" table:formula="of:=IFERROR(IF([.$E169]=&quot;&quot;;&quot;&quot;;IF([.$M169]=&quot;&quot;;[.$AB169]&amp;CHAR(10);[.$AC169]&amp;CHAR(10)));&quot;&quot;)">
            <text:p/>
          </table:table-cell>
          <table:table-cell table:style-name="ce60"/>
          <table:table-cell table:style-name="ce60" table:formula="of:=IFERROR(IF(NOT(ISERROR(SEARCH(&quot;@g.us&quot;;[.$F169])));[.$F169];IF([.$F169]=&quot;&quot;;&quot;&quot;;IFERROR(IF([.$B169]=&quot;&quot;;[.$E$1];[.$B169]);&quot;&quot;)&amp;RIGHT(SUBSTITUTE(SUBSTITUTE(SUBSTITUTE([.$F169];&quot;-&quot;;&quot;&quot;);&quot; &quot;;&quot;&quot;);&quot;+&quot;;&quot;&quot;);10)));&quot;&quot;)">
            <text:p/>
          </table:table-cell>
          <table:table-cell table:style-name="ce99" table:formula="of:=IFERROR(IF([.$F169]=&quot;&quot;;&quot;&quot;;[$Mudslide_Commands.$E$32]&amp;&quot;send &quot;&amp;TRIM(SUBSTITUTE([.$AF169];&quot;+&quot;;&quot;&quot;)&amp;&quot; &quot;&amp;CHAR(34)&amp;[.$H169]&amp;CHAR(10)&amp;[.$I169]&amp;CHAR(10)&amp;[.$J169]&amp;CHAR(10)&amp;[.$K169]&amp;CHAR(10)&amp;[.$L169]&amp;CHAR(10)&amp;&quot;- Sent By Bot&quot;&amp;CHAR(34)&amp;CHAR(10)));&quot;&quot;)">
            <text:p/>
          </table:table-cell>
          <table:table-cell table:style-name="ce99" table:formula="of:=IFERROR(IF([.$F169]=&quot;&quot;;&quot;&quot;;[$Mudslide_Commands.$E$32]&amp;IF(SUMPRODUCT(--ISNUMBER(SEARCH([$Mudslide_Commands.$D$10:.$D$16];RIGHT(LOWER([.$M169]);4))))&gt;0;&quot;send-image &quot;; &quot;send-file &quot;)&amp;TRIM(SUBSTITUTE([.$AF169];&quot;+&quot;;&quot;&quot;)&amp;&quot; &quot;&amp;CHAR(34)&amp;[.$M169]&amp;CHAR(34)&amp;IF([.$S169]=&quot;&quot;;&quot;&quot;;&quot; --caption &quot;&amp;CHAR(34)&amp;[.$S169]&amp;CHAR(34))&amp;CHAR(10)));&quot;&quot;)">
            <text:p/>
          </table:table-cell>
          <table:table-cell table:style-name="ce60" table:formula="of:=IFERROR(IF([.$F169]=&quot;&quot;;&quot;&quot;;IF([.$M169]=&quot;&quot;;[.$AG169]&amp;CHAR(10);[.$AH169]&amp;CHAR(10)));&quot;&quot;)">
            <text:p/>
          </table:table-cell>
          <table:table-cell table:style-name="ce60"/>
          <table:table-cell table:style-name="ce60" table:formula="of:=IFERROR(IF(NOT(ISERROR(SEARCH(&quot;@g.us&quot;;[.$E169])));[.$G169];IF([.$G169]=&quot;&quot;;&quot;&quot;;IFERROR(IF([.$B169]=&quot;&quot;;[.$E$1];[.$B169]);&quot;&quot;)&amp;RIGHT(SUBSTITUTE(SUBSTITUTE(SUBSTITUTE([.$G169];&quot;-&quot;;&quot;&quot;);&quot; &quot;;&quot;&quot;);&quot;+&quot;;&quot;&quot;);10)));&quot;&quot;)">
            <text:p/>
          </table:table-cell>
          <table:table-cell table:style-name="ce99" table:formula="of:=IFERROR(IF([.$G169]=&quot;&quot;;&quot;&quot;;[$Mudslide_Commands.$E$32]&amp;&quot;send &quot;&amp;TRIM(SUBSTITUTE([.$AK169];&quot;+&quot;;&quot;&quot;)&amp;&quot; &quot;&amp;CHAR(34)&amp;[.$H169]&amp;CHAR(10)&amp;[.$I169]&amp;CHAR(10)&amp;[.$J169]&amp;CHAR(10)&amp;[.$K169]&amp;CHAR(10)&amp;[.$L169]&amp;CHAR(10)&amp;&quot;- Sent By Bot&quot;&amp;CHAR(34)&amp;CHAR(10)));&quot;&quot;)">
            <text:p/>
          </table:table-cell>
          <table:table-cell table:style-name="ce99" table:formula="of:=IFERROR(IF([.$G169]=&quot;&quot;;&quot;&quot;;[$Mudslide_Commands.$E$32]&amp;IF(SUMPRODUCT(--ISNUMBER(SEARCH([$Mudslide_Commands.$D$10:.$D$16];RIGHT(LOWER([.$M169]);4))))&gt;0;&quot;send-image &quot;; &quot;send-file &quot;)&amp;TRIM(SUBSTITUTE([.$AK169];&quot;+&quot;;&quot;&quot;)&amp;&quot; &quot;&amp;CHAR(34)&amp;[.$M169]&amp;CHAR(34)&amp;IF([.$S169]=&quot;&quot;;&quot;&quot;;&quot; --caption &quot;&amp;CHAR(34)&amp;[.$S169]&amp;CHAR(34))&amp;CHAR(10)));&quot;&quot;)">
            <text:p/>
          </table:table-cell>
          <table:table-cell table:style-name="ce60" table:formula="of:=IFERROR(IF([.$G169]=&quot;&quot;;&quot;&quot;;IF([.$M169]=&quot;&quot;;[.$AL169]&amp;CHAR(10);[.$AM169]&amp;CHAR(10)));&quot;&quot;)">
            <text:p/>
          </table:table-cell>
          <table:table-cell table:style-name="ce60"/>
          <table:table-cell table:style-name="ce116" table:formula="of:=[.AD169]&amp;[.AI169]&amp;[.AN16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0]&amp;[.F170]&amp;[.G170]=&quot;&quot;;&quot;&quot;;MAX([.$A$3:.$A169])+1);&quot;&quot;)">
            <text:p/>
          </table:table-cell>
          <table:table-cell table:style-name="ce9" table:formula="of:=IFERROR(TRIM(SUBSTITUTE(SUBSTITUTE(VLOOKUP([.C17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0]=&quot;&quot;;&quot;&quot;;TRIM(&quot;Dear *&quot;&amp;[.$D170]&amp;&quot;*&quot;))">
            <text:p/>
          </table:table-cell>
          <table:table-cell table:style-name="ce83" table:formula="of:=IF([.$E170]=&quot;&quot;;&quot;&quot;;&quot;~How Do You Do ?~&quot;)">
            <text:p/>
          </table:table-cell>
          <table:table-cell table:style-name="ce83" table:formula="of:=IF([.$E170]=&quot;&quot;;&quot;&quot;;&quot;_Have a great Day_&quot;)">
            <text:p/>
          </table:table-cell>
          <table:table-cell table:style-name="ce83" table:number-columns-repeated="2"/>
          <table:table-cell table:style-name="ce44" table:number-columns-spanned="6" table:number-rows-spanned="1">
            <draw:control draw:z-index="182" draw:name="BT_File_Selection_12_" draw:style-name="gr6" draw:text-style-name="P5" svg:width="1cm" svg:height="0.5cm" svg:x="0cm" svg:y="0cm" draw:control="control168"/>
          </table:table-cell>
          <table:covered-table-cell table:number-columns-repeated="5" table:style-name="ce48"/>
          <table:table-cell table:style-name="ce107" table:formula="of:=IF([.$M170]=&quot;&quot;;&quot;&quot;;IF([.$A17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0])));[.$E170];IF([.$E170]=&quot;&quot;;&quot;&quot;;IFERROR(IF([.$B170]=&quot;&quot;;[.$E$1];[.$B170]);&quot;&quot;)&amp;RIGHT(SUBSTITUTE(SUBSTITUTE(SUBSTITUTE([.$E170];&quot;-&quot;;&quot;&quot;);&quot; &quot;;&quot;&quot;);&quot;+&quot;;&quot;&quot;);10)));&quot;&quot;)">
            <text:p/>
          </table:table-cell>
          <table:table-cell table:style-name="ce99" table:formula="of:=IFERROR(IF([.$E170]=&quot;&quot;;&quot;&quot;;[$Mudslide_Commands.$E$32]&amp;&quot;send &quot;&amp;TRIM(SUBSTITUTE([.$AA170];&quot;+&quot;;&quot;&quot;)&amp;&quot; &quot;&amp;CHAR(34)&amp;[.$H170]&amp;CHAR(10)&amp;[.$I170]&amp;CHAR(10)&amp;[.$J170]&amp;CHAR(10)&amp;[.$K170]&amp;CHAR(10)&amp;[.$L170]&amp;CHAR(10)&amp;&quot;- Sent By Bot&quot;&amp;CHAR(34)&amp;CHAR(10)));&quot;&quot;)">
            <text:p/>
          </table:table-cell>
          <table:table-cell table:style-name="ce99" table:formula="of:=IFERROR(IF([.$E170]=&quot;&quot;;&quot;&quot;;[$Mudslide_Commands.$E$32]&amp;IF(SUMPRODUCT(--ISNUMBER(SEARCH([$Mudslide_Commands.$D$10:.$D$16];RIGHT(LOWER([.$M170]);4))))&gt;0;&quot;send-image &quot;; &quot;send-file &quot;)&amp;TRIM(SUBSTITUTE([.$AA170];&quot;+&quot;;&quot;&quot;)&amp;&quot; &quot;&amp;CHAR(34)&amp;[.$M170]&amp;CHAR(34)&amp;IF([.$S170]=&quot;&quot;;&quot;&quot;;&quot; --caption &quot;&amp;CHAR(34)&amp;[.$S170]&amp;CHAR(34))&amp;CHAR(10)));&quot;&quot;)">
            <text:p/>
          </table:table-cell>
          <table:table-cell table:style-name="ce60" table:formula="of:=IFERROR(IF([.$E170]=&quot;&quot;;&quot;&quot;;IF([.$M170]=&quot;&quot;;[.$AB170]&amp;CHAR(10);[.$AC170]&amp;CHAR(10)));&quot;&quot;)">
            <text:p/>
          </table:table-cell>
          <table:table-cell table:style-name="ce60"/>
          <table:table-cell table:style-name="ce60" table:formula="of:=IFERROR(IF(NOT(ISERROR(SEARCH(&quot;@g.us&quot;;[.$F170])));[.$F170];IF([.$F170]=&quot;&quot;;&quot;&quot;;IFERROR(IF([.$B170]=&quot;&quot;;[.$E$1];[.$B170]);&quot;&quot;)&amp;RIGHT(SUBSTITUTE(SUBSTITUTE(SUBSTITUTE([.$F170];&quot;-&quot;;&quot;&quot;);&quot; &quot;;&quot;&quot;);&quot;+&quot;;&quot;&quot;);10)));&quot;&quot;)">
            <text:p/>
          </table:table-cell>
          <table:table-cell table:style-name="ce99" table:formula="of:=IFERROR(IF([.$F170]=&quot;&quot;;&quot;&quot;;[$Mudslide_Commands.$E$32]&amp;&quot;send &quot;&amp;TRIM(SUBSTITUTE([.$AF170];&quot;+&quot;;&quot;&quot;)&amp;&quot; &quot;&amp;CHAR(34)&amp;[.$H170]&amp;CHAR(10)&amp;[.$I170]&amp;CHAR(10)&amp;[.$J170]&amp;CHAR(10)&amp;[.$K170]&amp;CHAR(10)&amp;[.$L170]&amp;CHAR(10)&amp;&quot;- Sent By Bot&quot;&amp;CHAR(34)&amp;CHAR(10)));&quot;&quot;)">
            <text:p/>
          </table:table-cell>
          <table:table-cell table:style-name="ce99" table:formula="of:=IFERROR(IF([.$F170]=&quot;&quot;;&quot;&quot;;[$Mudslide_Commands.$E$32]&amp;IF(SUMPRODUCT(--ISNUMBER(SEARCH([$Mudslide_Commands.$D$10:.$D$16];RIGHT(LOWER([.$M170]);4))))&gt;0;&quot;send-image &quot;; &quot;send-file &quot;)&amp;TRIM(SUBSTITUTE([.$AF170];&quot;+&quot;;&quot;&quot;)&amp;&quot; &quot;&amp;CHAR(34)&amp;[.$M170]&amp;CHAR(34)&amp;IF([.$S170]=&quot;&quot;;&quot;&quot;;&quot; --caption &quot;&amp;CHAR(34)&amp;[.$S170]&amp;CHAR(34))&amp;CHAR(10)));&quot;&quot;)">
            <text:p/>
          </table:table-cell>
          <table:table-cell table:style-name="ce60" table:formula="of:=IFERROR(IF([.$F170]=&quot;&quot;;&quot;&quot;;IF([.$M170]=&quot;&quot;;[.$AG170]&amp;CHAR(10);[.$AH170]&amp;CHAR(10)));&quot;&quot;)">
            <text:p/>
          </table:table-cell>
          <table:table-cell table:style-name="ce60"/>
          <table:table-cell table:style-name="ce60" table:formula="of:=IFERROR(IF(NOT(ISERROR(SEARCH(&quot;@g.us&quot;;[.$E170])));[.$G170];IF([.$G170]=&quot;&quot;;&quot;&quot;;IFERROR(IF([.$B170]=&quot;&quot;;[.$E$1];[.$B170]);&quot;&quot;)&amp;RIGHT(SUBSTITUTE(SUBSTITUTE(SUBSTITUTE([.$G170];&quot;-&quot;;&quot;&quot;);&quot; &quot;;&quot;&quot;);&quot;+&quot;;&quot;&quot;);10)));&quot;&quot;)">
            <text:p/>
          </table:table-cell>
          <table:table-cell table:style-name="ce99" table:formula="of:=IFERROR(IF([.$G170]=&quot;&quot;;&quot;&quot;;[$Mudslide_Commands.$E$32]&amp;&quot;send &quot;&amp;TRIM(SUBSTITUTE([.$AK170];&quot;+&quot;;&quot;&quot;)&amp;&quot; &quot;&amp;CHAR(34)&amp;[.$H170]&amp;CHAR(10)&amp;[.$I170]&amp;CHAR(10)&amp;[.$J170]&amp;CHAR(10)&amp;[.$K170]&amp;CHAR(10)&amp;[.$L170]&amp;CHAR(10)&amp;&quot;- Sent By Bot&quot;&amp;CHAR(34)&amp;CHAR(10)));&quot;&quot;)">
            <text:p/>
          </table:table-cell>
          <table:table-cell table:style-name="ce99" table:formula="of:=IFERROR(IF([.$G170]=&quot;&quot;;&quot;&quot;;[$Mudslide_Commands.$E$32]&amp;IF(SUMPRODUCT(--ISNUMBER(SEARCH([$Mudslide_Commands.$D$10:.$D$16];RIGHT(LOWER([.$M170]);4))))&gt;0;&quot;send-image &quot;; &quot;send-file &quot;)&amp;TRIM(SUBSTITUTE([.$AK170];&quot;+&quot;;&quot;&quot;)&amp;&quot; &quot;&amp;CHAR(34)&amp;[.$M170]&amp;CHAR(34)&amp;IF([.$S170]=&quot;&quot;;&quot;&quot;;&quot; --caption &quot;&amp;CHAR(34)&amp;[.$S170]&amp;CHAR(34))&amp;CHAR(10)));&quot;&quot;)">
            <text:p/>
          </table:table-cell>
          <table:table-cell table:style-name="ce60" table:formula="of:=IFERROR(IF([.$G170]=&quot;&quot;;&quot;&quot;;IF([.$M170]=&quot;&quot;;[.$AL170]&amp;CHAR(10);[.$AM170]&amp;CHAR(10)));&quot;&quot;)">
            <text:p/>
          </table:table-cell>
          <table:table-cell table:style-name="ce60"/>
          <table:table-cell table:style-name="ce116" table:formula="of:=[.AD170]&amp;[.AI170]&amp;[.AN17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1]&amp;[.F171]&amp;[.G171]=&quot;&quot;;&quot;&quot;;MAX([.$A$3:.$A170])+1);&quot;&quot;)">
            <text:p/>
          </table:table-cell>
          <table:table-cell table:style-name="ce9" table:formula="of:=IFERROR(TRIM(SUBSTITUTE(SUBSTITUTE(VLOOKUP([.C17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1]=&quot;&quot;;&quot;&quot;;TRIM(&quot;Dear *&quot;&amp;[.$D171]&amp;&quot;*&quot;))">
            <text:p/>
          </table:table-cell>
          <table:table-cell table:style-name="ce83" table:formula="of:=IF([.$E171]=&quot;&quot;;&quot;&quot;;&quot;~How Do You Do ?~&quot;)">
            <text:p/>
          </table:table-cell>
          <table:table-cell table:style-name="ce83" table:formula="of:=IF([.$E171]=&quot;&quot;;&quot;&quot;;&quot;_Have a great Day_&quot;)">
            <text:p/>
          </table:table-cell>
          <table:table-cell table:style-name="ce83" table:number-columns-repeated="2"/>
          <table:table-cell table:style-name="ce44" table:number-columns-spanned="6" table:number-rows-spanned="1">
            <draw:control draw:z-index="183" draw:name="BT_File_Selection_12_" draw:style-name="gr6" draw:text-style-name="P5" svg:width="1cm" svg:height="0.5cm" svg:x="0cm" svg:y="0cm" draw:control="control169"/>
          </table:table-cell>
          <table:covered-table-cell table:number-columns-repeated="5" table:style-name="ce48"/>
          <table:table-cell table:style-name="ce107" table:formula="of:=IF([.$M171]=&quot;&quot;;&quot;&quot;;IF([.$A17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1])));[.$E171];IF([.$E171]=&quot;&quot;;&quot;&quot;;IFERROR(IF([.$B171]=&quot;&quot;;[.$E$1];[.$B171]);&quot;&quot;)&amp;RIGHT(SUBSTITUTE(SUBSTITUTE(SUBSTITUTE([.$E171];&quot;-&quot;;&quot;&quot;);&quot; &quot;;&quot;&quot;);&quot;+&quot;;&quot;&quot;);10)));&quot;&quot;)">
            <text:p/>
          </table:table-cell>
          <table:table-cell table:style-name="ce99" table:formula="of:=IFERROR(IF([.$E171]=&quot;&quot;;&quot;&quot;;[$Mudslide_Commands.$E$32]&amp;&quot;send &quot;&amp;TRIM(SUBSTITUTE([.$AA171];&quot;+&quot;;&quot;&quot;)&amp;&quot; &quot;&amp;CHAR(34)&amp;[.$H171]&amp;CHAR(10)&amp;[.$I171]&amp;CHAR(10)&amp;[.$J171]&amp;CHAR(10)&amp;[.$K171]&amp;CHAR(10)&amp;[.$L171]&amp;CHAR(10)&amp;&quot;- Sent By Bot&quot;&amp;CHAR(34)&amp;CHAR(10)));&quot;&quot;)">
            <text:p/>
          </table:table-cell>
          <table:table-cell table:style-name="ce99" table:formula="of:=IFERROR(IF([.$E171]=&quot;&quot;;&quot;&quot;;[$Mudslide_Commands.$E$32]&amp;IF(SUMPRODUCT(--ISNUMBER(SEARCH([$Mudslide_Commands.$D$10:.$D$16];RIGHT(LOWER([.$M171]);4))))&gt;0;&quot;send-image &quot;; &quot;send-file &quot;)&amp;TRIM(SUBSTITUTE([.$AA171];&quot;+&quot;;&quot;&quot;)&amp;&quot; &quot;&amp;CHAR(34)&amp;[.$M171]&amp;CHAR(34)&amp;IF([.$S171]=&quot;&quot;;&quot;&quot;;&quot; --caption &quot;&amp;CHAR(34)&amp;[.$S171]&amp;CHAR(34))&amp;CHAR(10)));&quot;&quot;)">
            <text:p/>
          </table:table-cell>
          <table:table-cell table:style-name="ce60" table:formula="of:=IFERROR(IF([.$E171]=&quot;&quot;;&quot;&quot;;IF([.$M171]=&quot;&quot;;[.$AB171]&amp;CHAR(10);[.$AC171]&amp;CHAR(10)));&quot;&quot;)">
            <text:p/>
          </table:table-cell>
          <table:table-cell table:style-name="ce60"/>
          <table:table-cell table:style-name="ce60" table:formula="of:=IFERROR(IF(NOT(ISERROR(SEARCH(&quot;@g.us&quot;;[.$F171])));[.$F171];IF([.$F171]=&quot;&quot;;&quot;&quot;;IFERROR(IF([.$B171]=&quot;&quot;;[.$E$1];[.$B171]);&quot;&quot;)&amp;RIGHT(SUBSTITUTE(SUBSTITUTE(SUBSTITUTE([.$F171];&quot;-&quot;;&quot;&quot;);&quot; &quot;;&quot;&quot;);&quot;+&quot;;&quot;&quot;);10)));&quot;&quot;)">
            <text:p/>
          </table:table-cell>
          <table:table-cell table:style-name="ce99" table:formula="of:=IFERROR(IF([.$F171]=&quot;&quot;;&quot;&quot;;[$Mudslide_Commands.$E$32]&amp;&quot;send &quot;&amp;TRIM(SUBSTITUTE([.$AF171];&quot;+&quot;;&quot;&quot;)&amp;&quot; &quot;&amp;CHAR(34)&amp;[.$H171]&amp;CHAR(10)&amp;[.$I171]&amp;CHAR(10)&amp;[.$J171]&amp;CHAR(10)&amp;[.$K171]&amp;CHAR(10)&amp;[.$L171]&amp;CHAR(10)&amp;&quot;- Sent By Bot&quot;&amp;CHAR(34)&amp;CHAR(10)));&quot;&quot;)">
            <text:p/>
          </table:table-cell>
          <table:table-cell table:style-name="ce99" table:formula="of:=IFERROR(IF([.$F171]=&quot;&quot;;&quot;&quot;;[$Mudslide_Commands.$E$32]&amp;IF(SUMPRODUCT(--ISNUMBER(SEARCH([$Mudslide_Commands.$D$10:.$D$16];RIGHT(LOWER([.$M171]);4))))&gt;0;&quot;send-image &quot;; &quot;send-file &quot;)&amp;TRIM(SUBSTITUTE([.$AF171];&quot;+&quot;;&quot;&quot;)&amp;&quot; &quot;&amp;CHAR(34)&amp;[.$M171]&amp;CHAR(34)&amp;IF([.$S171]=&quot;&quot;;&quot;&quot;;&quot; --caption &quot;&amp;CHAR(34)&amp;[.$S171]&amp;CHAR(34))&amp;CHAR(10)));&quot;&quot;)">
            <text:p/>
          </table:table-cell>
          <table:table-cell table:style-name="ce60" table:formula="of:=IFERROR(IF([.$F171]=&quot;&quot;;&quot;&quot;;IF([.$M171]=&quot;&quot;;[.$AG171]&amp;CHAR(10);[.$AH171]&amp;CHAR(10)));&quot;&quot;)">
            <text:p/>
          </table:table-cell>
          <table:table-cell table:style-name="ce60"/>
          <table:table-cell table:style-name="ce60" table:formula="of:=IFERROR(IF(NOT(ISERROR(SEARCH(&quot;@g.us&quot;;[.$E171])));[.$G171];IF([.$G171]=&quot;&quot;;&quot;&quot;;IFERROR(IF([.$B171]=&quot;&quot;;[.$E$1];[.$B171]);&quot;&quot;)&amp;RIGHT(SUBSTITUTE(SUBSTITUTE(SUBSTITUTE([.$G171];&quot;-&quot;;&quot;&quot;);&quot; &quot;;&quot;&quot;);&quot;+&quot;;&quot;&quot;);10)));&quot;&quot;)">
            <text:p/>
          </table:table-cell>
          <table:table-cell table:style-name="ce99" table:formula="of:=IFERROR(IF([.$G171]=&quot;&quot;;&quot;&quot;;[$Mudslide_Commands.$E$32]&amp;&quot;send &quot;&amp;TRIM(SUBSTITUTE([.$AK171];&quot;+&quot;;&quot;&quot;)&amp;&quot; &quot;&amp;CHAR(34)&amp;[.$H171]&amp;CHAR(10)&amp;[.$I171]&amp;CHAR(10)&amp;[.$J171]&amp;CHAR(10)&amp;[.$K171]&amp;CHAR(10)&amp;[.$L171]&amp;CHAR(10)&amp;&quot;- Sent By Bot&quot;&amp;CHAR(34)&amp;CHAR(10)));&quot;&quot;)">
            <text:p/>
          </table:table-cell>
          <table:table-cell table:style-name="ce99" table:formula="of:=IFERROR(IF([.$G171]=&quot;&quot;;&quot;&quot;;[$Mudslide_Commands.$E$32]&amp;IF(SUMPRODUCT(--ISNUMBER(SEARCH([$Mudslide_Commands.$D$10:.$D$16];RIGHT(LOWER([.$M171]);4))))&gt;0;&quot;send-image &quot;; &quot;send-file &quot;)&amp;TRIM(SUBSTITUTE([.$AK171];&quot;+&quot;;&quot;&quot;)&amp;&quot; &quot;&amp;CHAR(34)&amp;[.$M171]&amp;CHAR(34)&amp;IF([.$S171]=&quot;&quot;;&quot;&quot;;&quot; --caption &quot;&amp;CHAR(34)&amp;[.$S171]&amp;CHAR(34))&amp;CHAR(10)));&quot;&quot;)">
            <text:p/>
          </table:table-cell>
          <table:table-cell table:style-name="ce60" table:formula="of:=IFERROR(IF([.$G171]=&quot;&quot;;&quot;&quot;;IF([.$M171]=&quot;&quot;;[.$AL171]&amp;CHAR(10);[.$AM171]&amp;CHAR(10)));&quot;&quot;)">
            <text:p/>
          </table:table-cell>
          <table:table-cell table:style-name="ce60"/>
          <table:table-cell table:style-name="ce116" table:formula="of:=[.AD171]&amp;[.AI171]&amp;[.AN17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2]&amp;[.F172]&amp;[.G172]=&quot;&quot;;&quot;&quot;;MAX([.$A$3:.$A171])+1);&quot;&quot;)">
            <text:p/>
          </table:table-cell>
          <table:table-cell table:style-name="ce9" table:formula="of:=IFERROR(TRIM(SUBSTITUTE(SUBSTITUTE(VLOOKUP([.C17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2]=&quot;&quot;;&quot;&quot;;TRIM(&quot;Dear *&quot;&amp;[.$D172]&amp;&quot;*&quot;))">
            <text:p/>
          </table:table-cell>
          <table:table-cell table:style-name="ce83" table:formula="of:=IF([.$E172]=&quot;&quot;;&quot;&quot;;&quot;~How Do You Do ?~&quot;)">
            <text:p/>
          </table:table-cell>
          <table:table-cell table:style-name="ce83" table:formula="of:=IF([.$E172]=&quot;&quot;;&quot;&quot;;&quot;_Have a great Day_&quot;)">
            <text:p/>
          </table:table-cell>
          <table:table-cell table:style-name="ce83" table:number-columns-repeated="2"/>
          <table:table-cell table:style-name="ce44" table:number-columns-spanned="6" table:number-rows-spanned="1">
            <draw:control draw:z-index="184" draw:name="BT_File_Selection_12_" draw:style-name="gr6" draw:text-style-name="P5" svg:width="1cm" svg:height="0.5cm" svg:x="0cm" svg:y="0cm" draw:control="control170"/>
          </table:table-cell>
          <table:covered-table-cell table:number-columns-repeated="5" table:style-name="ce48"/>
          <table:table-cell table:style-name="ce107" table:formula="of:=IF([.$M172]=&quot;&quot;;&quot;&quot;;IF([.$A17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2])));[.$E172];IF([.$E172]=&quot;&quot;;&quot;&quot;;IFERROR(IF([.$B172]=&quot;&quot;;[.$E$1];[.$B172]);&quot;&quot;)&amp;RIGHT(SUBSTITUTE(SUBSTITUTE(SUBSTITUTE([.$E172];&quot;-&quot;;&quot;&quot;);&quot; &quot;;&quot;&quot;);&quot;+&quot;;&quot;&quot;);10)));&quot;&quot;)">
            <text:p/>
          </table:table-cell>
          <table:table-cell table:style-name="ce99" table:formula="of:=IFERROR(IF([.$E172]=&quot;&quot;;&quot;&quot;;[$Mudslide_Commands.$E$32]&amp;&quot;send &quot;&amp;TRIM(SUBSTITUTE([.$AA172];&quot;+&quot;;&quot;&quot;)&amp;&quot; &quot;&amp;CHAR(34)&amp;[.$H172]&amp;CHAR(10)&amp;[.$I172]&amp;CHAR(10)&amp;[.$J172]&amp;CHAR(10)&amp;[.$K172]&amp;CHAR(10)&amp;[.$L172]&amp;CHAR(10)&amp;&quot;- Sent By Bot&quot;&amp;CHAR(34)&amp;CHAR(10)));&quot;&quot;)">
            <text:p/>
          </table:table-cell>
          <table:table-cell table:style-name="ce99" table:formula="of:=IFERROR(IF([.$E172]=&quot;&quot;;&quot;&quot;;[$Mudslide_Commands.$E$32]&amp;IF(SUMPRODUCT(--ISNUMBER(SEARCH([$Mudslide_Commands.$D$10:.$D$16];RIGHT(LOWER([.$M172]);4))))&gt;0;&quot;send-image &quot;; &quot;send-file &quot;)&amp;TRIM(SUBSTITUTE([.$AA172];&quot;+&quot;;&quot;&quot;)&amp;&quot; &quot;&amp;CHAR(34)&amp;[.$M172]&amp;CHAR(34)&amp;IF([.$S172]=&quot;&quot;;&quot;&quot;;&quot; --caption &quot;&amp;CHAR(34)&amp;[.$S172]&amp;CHAR(34))&amp;CHAR(10)));&quot;&quot;)">
            <text:p/>
          </table:table-cell>
          <table:table-cell table:style-name="ce60" table:formula="of:=IFERROR(IF([.$E172]=&quot;&quot;;&quot;&quot;;IF([.$M172]=&quot;&quot;;[.$AB172]&amp;CHAR(10);[.$AC172]&amp;CHAR(10)));&quot;&quot;)">
            <text:p/>
          </table:table-cell>
          <table:table-cell table:style-name="ce60"/>
          <table:table-cell table:style-name="ce60" table:formula="of:=IFERROR(IF(NOT(ISERROR(SEARCH(&quot;@g.us&quot;;[.$F172])));[.$F172];IF([.$F172]=&quot;&quot;;&quot;&quot;;IFERROR(IF([.$B172]=&quot;&quot;;[.$E$1];[.$B172]);&quot;&quot;)&amp;RIGHT(SUBSTITUTE(SUBSTITUTE(SUBSTITUTE([.$F172];&quot;-&quot;;&quot;&quot;);&quot; &quot;;&quot;&quot;);&quot;+&quot;;&quot;&quot;);10)));&quot;&quot;)">
            <text:p/>
          </table:table-cell>
          <table:table-cell table:style-name="ce99" table:formula="of:=IFERROR(IF([.$F172]=&quot;&quot;;&quot;&quot;;[$Mudslide_Commands.$E$32]&amp;&quot;send &quot;&amp;TRIM(SUBSTITUTE([.$AF172];&quot;+&quot;;&quot;&quot;)&amp;&quot; &quot;&amp;CHAR(34)&amp;[.$H172]&amp;CHAR(10)&amp;[.$I172]&amp;CHAR(10)&amp;[.$J172]&amp;CHAR(10)&amp;[.$K172]&amp;CHAR(10)&amp;[.$L172]&amp;CHAR(10)&amp;&quot;- Sent By Bot&quot;&amp;CHAR(34)&amp;CHAR(10)));&quot;&quot;)">
            <text:p/>
          </table:table-cell>
          <table:table-cell table:style-name="ce99" table:formula="of:=IFERROR(IF([.$F172]=&quot;&quot;;&quot;&quot;;[$Mudslide_Commands.$E$32]&amp;IF(SUMPRODUCT(--ISNUMBER(SEARCH([$Mudslide_Commands.$D$10:.$D$16];RIGHT(LOWER([.$M172]);4))))&gt;0;&quot;send-image &quot;; &quot;send-file &quot;)&amp;TRIM(SUBSTITUTE([.$AF172];&quot;+&quot;;&quot;&quot;)&amp;&quot; &quot;&amp;CHAR(34)&amp;[.$M172]&amp;CHAR(34)&amp;IF([.$S172]=&quot;&quot;;&quot;&quot;;&quot; --caption &quot;&amp;CHAR(34)&amp;[.$S172]&amp;CHAR(34))&amp;CHAR(10)));&quot;&quot;)">
            <text:p/>
          </table:table-cell>
          <table:table-cell table:style-name="ce60" table:formula="of:=IFERROR(IF([.$F172]=&quot;&quot;;&quot;&quot;;IF([.$M172]=&quot;&quot;;[.$AG172]&amp;CHAR(10);[.$AH172]&amp;CHAR(10)));&quot;&quot;)">
            <text:p/>
          </table:table-cell>
          <table:table-cell table:style-name="ce60"/>
          <table:table-cell table:style-name="ce60" table:formula="of:=IFERROR(IF(NOT(ISERROR(SEARCH(&quot;@g.us&quot;;[.$E172])));[.$G172];IF([.$G172]=&quot;&quot;;&quot;&quot;;IFERROR(IF([.$B172]=&quot;&quot;;[.$E$1];[.$B172]);&quot;&quot;)&amp;RIGHT(SUBSTITUTE(SUBSTITUTE(SUBSTITUTE([.$G172];&quot;-&quot;;&quot;&quot;);&quot; &quot;;&quot;&quot;);&quot;+&quot;;&quot;&quot;);10)));&quot;&quot;)">
            <text:p/>
          </table:table-cell>
          <table:table-cell table:style-name="ce99" table:formula="of:=IFERROR(IF([.$G172]=&quot;&quot;;&quot;&quot;;[$Mudslide_Commands.$E$32]&amp;&quot;send &quot;&amp;TRIM(SUBSTITUTE([.$AK172];&quot;+&quot;;&quot;&quot;)&amp;&quot; &quot;&amp;CHAR(34)&amp;[.$H172]&amp;CHAR(10)&amp;[.$I172]&amp;CHAR(10)&amp;[.$J172]&amp;CHAR(10)&amp;[.$K172]&amp;CHAR(10)&amp;[.$L172]&amp;CHAR(10)&amp;&quot;- Sent By Bot&quot;&amp;CHAR(34)&amp;CHAR(10)));&quot;&quot;)">
            <text:p/>
          </table:table-cell>
          <table:table-cell table:style-name="ce99" table:formula="of:=IFERROR(IF([.$G172]=&quot;&quot;;&quot;&quot;;[$Mudslide_Commands.$E$32]&amp;IF(SUMPRODUCT(--ISNUMBER(SEARCH([$Mudslide_Commands.$D$10:.$D$16];RIGHT(LOWER([.$M172]);4))))&gt;0;&quot;send-image &quot;; &quot;send-file &quot;)&amp;TRIM(SUBSTITUTE([.$AK172];&quot;+&quot;;&quot;&quot;)&amp;&quot; &quot;&amp;CHAR(34)&amp;[.$M172]&amp;CHAR(34)&amp;IF([.$S172]=&quot;&quot;;&quot;&quot;;&quot; --caption &quot;&amp;CHAR(34)&amp;[.$S172]&amp;CHAR(34))&amp;CHAR(10)));&quot;&quot;)">
            <text:p/>
          </table:table-cell>
          <table:table-cell table:style-name="ce60" table:formula="of:=IFERROR(IF([.$G172]=&quot;&quot;;&quot;&quot;;IF([.$M172]=&quot;&quot;;[.$AL172]&amp;CHAR(10);[.$AM172]&amp;CHAR(10)));&quot;&quot;)">
            <text:p/>
          </table:table-cell>
          <table:table-cell table:style-name="ce60"/>
          <table:table-cell table:style-name="ce116" table:formula="of:=[.AD172]&amp;[.AI172]&amp;[.AN17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3]&amp;[.F173]&amp;[.G173]=&quot;&quot;;&quot;&quot;;MAX([.$A$3:.$A172])+1);&quot;&quot;)">
            <text:p/>
          </table:table-cell>
          <table:table-cell table:style-name="ce9" table:formula="of:=IFERROR(TRIM(SUBSTITUTE(SUBSTITUTE(VLOOKUP([.C17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3]=&quot;&quot;;&quot;&quot;;TRIM(&quot;Dear *&quot;&amp;[.$D173]&amp;&quot;*&quot;))">
            <text:p/>
          </table:table-cell>
          <table:table-cell table:style-name="ce83" table:formula="of:=IF([.$E173]=&quot;&quot;;&quot;&quot;;&quot;~How Do You Do ?~&quot;)">
            <text:p/>
          </table:table-cell>
          <table:table-cell table:style-name="ce83" table:formula="of:=IF([.$E173]=&quot;&quot;;&quot;&quot;;&quot;_Have a great Day_&quot;)">
            <text:p/>
          </table:table-cell>
          <table:table-cell table:style-name="ce83" table:number-columns-repeated="2"/>
          <table:table-cell table:style-name="ce44" table:number-columns-spanned="6" table:number-rows-spanned="1">
            <draw:control draw:z-index="185" draw:name="BT_File_Selection_12_" draw:style-name="gr6" draw:text-style-name="P5" svg:width="1cm" svg:height="0.5cm" svg:x="0cm" svg:y="0cm" draw:control="control171"/>
          </table:table-cell>
          <table:covered-table-cell table:number-columns-repeated="5" table:style-name="ce48"/>
          <table:table-cell table:style-name="ce107" table:formula="of:=IF([.$M173]=&quot;&quot;;&quot;&quot;;IF([.$A17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3])));[.$E173];IF([.$E173]=&quot;&quot;;&quot;&quot;;IFERROR(IF([.$B173]=&quot;&quot;;[.$E$1];[.$B173]);&quot;&quot;)&amp;RIGHT(SUBSTITUTE(SUBSTITUTE(SUBSTITUTE([.$E173];&quot;-&quot;;&quot;&quot;);&quot; &quot;;&quot;&quot;);&quot;+&quot;;&quot;&quot;);10)));&quot;&quot;)">
            <text:p/>
          </table:table-cell>
          <table:table-cell table:style-name="ce99" table:formula="of:=IFERROR(IF([.$E173]=&quot;&quot;;&quot;&quot;;[$Mudslide_Commands.$E$32]&amp;&quot;send &quot;&amp;TRIM(SUBSTITUTE([.$AA173];&quot;+&quot;;&quot;&quot;)&amp;&quot; &quot;&amp;CHAR(34)&amp;[.$H173]&amp;CHAR(10)&amp;[.$I173]&amp;CHAR(10)&amp;[.$J173]&amp;CHAR(10)&amp;[.$K173]&amp;CHAR(10)&amp;[.$L173]&amp;CHAR(10)&amp;&quot;- Sent By Bot&quot;&amp;CHAR(34)&amp;CHAR(10)));&quot;&quot;)">
            <text:p/>
          </table:table-cell>
          <table:table-cell table:style-name="ce99" table:formula="of:=IFERROR(IF([.$E173]=&quot;&quot;;&quot;&quot;;[$Mudslide_Commands.$E$32]&amp;IF(SUMPRODUCT(--ISNUMBER(SEARCH([$Mudslide_Commands.$D$10:.$D$16];RIGHT(LOWER([.$M173]);4))))&gt;0;&quot;send-image &quot;; &quot;send-file &quot;)&amp;TRIM(SUBSTITUTE([.$AA173];&quot;+&quot;;&quot;&quot;)&amp;&quot; &quot;&amp;CHAR(34)&amp;[.$M173]&amp;CHAR(34)&amp;IF([.$S173]=&quot;&quot;;&quot;&quot;;&quot; --caption &quot;&amp;CHAR(34)&amp;[.$S173]&amp;CHAR(34))&amp;CHAR(10)));&quot;&quot;)">
            <text:p/>
          </table:table-cell>
          <table:table-cell table:style-name="ce60" table:formula="of:=IFERROR(IF([.$E173]=&quot;&quot;;&quot;&quot;;IF([.$M173]=&quot;&quot;;[.$AB173]&amp;CHAR(10);[.$AC173]&amp;CHAR(10)));&quot;&quot;)">
            <text:p/>
          </table:table-cell>
          <table:table-cell table:style-name="ce60"/>
          <table:table-cell table:style-name="ce60" table:formula="of:=IFERROR(IF(NOT(ISERROR(SEARCH(&quot;@g.us&quot;;[.$F173])));[.$F173];IF([.$F173]=&quot;&quot;;&quot;&quot;;IFERROR(IF([.$B173]=&quot;&quot;;[.$E$1];[.$B173]);&quot;&quot;)&amp;RIGHT(SUBSTITUTE(SUBSTITUTE(SUBSTITUTE([.$F173];&quot;-&quot;;&quot;&quot;);&quot; &quot;;&quot;&quot;);&quot;+&quot;;&quot;&quot;);10)));&quot;&quot;)">
            <text:p/>
          </table:table-cell>
          <table:table-cell table:style-name="ce99" table:formula="of:=IFERROR(IF([.$F173]=&quot;&quot;;&quot;&quot;;[$Mudslide_Commands.$E$32]&amp;&quot;send &quot;&amp;TRIM(SUBSTITUTE([.$AF173];&quot;+&quot;;&quot;&quot;)&amp;&quot; &quot;&amp;CHAR(34)&amp;[.$H173]&amp;CHAR(10)&amp;[.$I173]&amp;CHAR(10)&amp;[.$J173]&amp;CHAR(10)&amp;[.$K173]&amp;CHAR(10)&amp;[.$L173]&amp;CHAR(10)&amp;&quot;- Sent By Bot&quot;&amp;CHAR(34)&amp;CHAR(10)));&quot;&quot;)">
            <text:p/>
          </table:table-cell>
          <table:table-cell table:style-name="ce99" table:formula="of:=IFERROR(IF([.$F173]=&quot;&quot;;&quot;&quot;;[$Mudslide_Commands.$E$32]&amp;IF(SUMPRODUCT(--ISNUMBER(SEARCH([$Mudslide_Commands.$D$10:.$D$16];RIGHT(LOWER([.$M173]);4))))&gt;0;&quot;send-image &quot;; &quot;send-file &quot;)&amp;TRIM(SUBSTITUTE([.$AF173];&quot;+&quot;;&quot;&quot;)&amp;&quot; &quot;&amp;CHAR(34)&amp;[.$M173]&amp;CHAR(34)&amp;IF([.$S173]=&quot;&quot;;&quot;&quot;;&quot; --caption &quot;&amp;CHAR(34)&amp;[.$S173]&amp;CHAR(34))&amp;CHAR(10)));&quot;&quot;)">
            <text:p/>
          </table:table-cell>
          <table:table-cell table:style-name="ce60" table:formula="of:=IFERROR(IF([.$F173]=&quot;&quot;;&quot;&quot;;IF([.$M173]=&quot;&quot;;[.$AG173]&amp;CHAR(10);[.$AH173]&amp;CHAR(10)));&quot;&quot;)">
            <text:p/>
          </table:table-cell>
          <table:table-cell table:style-name="ce60"/>
          <table:table-cell table:style-name="ce60" table:formula="of:=IFERROR(IF(NOT(ISERROR(SEARCH(&quot;@g.us&quot;;[.$E173])));[.$G173];IF([.$G173]=&quot;&quot;;&quot;&quot;;IFERROR(IF([.$B173]=&quot;&quot;;[.$E$1];[.$B173]);&quot;&quot;)&amp;RIGHT(SUBSTITUTE(SUBSTITUTE(SUBSTITUTE([.$G173];&quot;-&quot;;&quot;&quot;);&quot; &quot;;&quot;&quot;);&quot;+&quot;;&quot;&quot;);10)));&quot;&quot;)">
            <text:p/>
          </table:table-cell>
          <table:table-cell table:style-name="ce99" table:formula="of:=IFERROR(IF([.$G173]=&quot;&quot;;&quot;&quot;;[$Mudslide_Commands.$E$32]&amp;&quot;send &quot;&amp;TRIM(SUBSTITUTE([.$AK173];&quot;+&quot;;&quot;&quot;)&amp;&quot; &quot;&amp;CHAR(34)&amp;[.$H173]&amp;CHAR(10)&amp;[.$I173]&amp;CHAR(10)&amp;[.$J173]&amp;CHAR(10)&amp;[.$K173]&amp;CHAR(10)&amp;[.$L173]&amp;CHAR(10)&amp;&quot;- Sent By Bot&quot;&amp;CHAR(34)&amp;CHAR(10)));&quot;&quot;)">
            <text:p/>
          </table:table-cell>
          <table:table-cell table:style-name="ce99" table:formula="of:=IFERROR(IF([.$G173]=&quot;&quot;;&quot;&quot;;[$Mudslide_Commands.$E$32]&amp;IF(SUMPRODUCT(--ISNUMBER(SEARCH([$Mudslide_Commands.$D$10:.$D$16];RIGHT(LOWER([.$M173]);4))))&gt;0;&quot;send-image &quot;; &quot;send-file &quot;)&amp;TRIM(SUBSTITUTE([.$AK173];&quot;+&quot;;&quot;&quot;)&amp;&quot; &quot;&amp;CHAR(34)&amp;[.$M173]&amp;CHAR(34)&amp;IF([.$S173]=&quot;&quot;;&quot;&quot;;&quot; --caption &quot;&amp;CHAR(34)&amp;[.$S173]&amp;CHAR(34))&amp;CHAR(10)));&quot;&quot;)">
            <text:p/>
          </table:table-cell>
          <table:table-cell table:style-name="ce60" table:formula="of:=IFERROR(IF([.$G173]=&quot;&quot;;&quot;&quot;;IF([.$M173]=&quot;&quot;;[.$AL173]&amp;CHAR(10);[.$AM173]&amp;CHAR(10)));&quot;&quot;)">
            <text:p/>
          </table:table-cell>
          <table:table-cell table:style-name="ce60"/>
          <table:table-cell table:style-name="ce116" table:formula="of:=[.AD173]&amp;[.AI173]&amp;[.AN17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4]&amp;[.F174]&amp;[.G174]=&quot;&quot;;&quot;&quot;;MAX([.$A$3:.$A173])+1);&quot;&quot;)">
            <text:p/>
          </table:table-cell>
          <table:table-cell table:style-name="ce9" table:formula="of:=IFERROR(TRIM(SUBSTITUTE(SUBSTITUTE(VLOOKUP([.C17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4]=&quot;&quot;;&quot;&quot;;TRIM(&quot;Dear *&quot;&amp;[.$D174]&amp;&quot;*&quot;))">
            <text:p/>
          </table:table-cell>
          <table:table-cell table:style-name="ce83" table:formula="of:=IF([.$E174]=&quot;&quot;;&quot;&quot;;&quot;~How Do You Do ?~&quot;)">
            <text:p/>
          </table:table-cell>
          <table:table-cell table:style-name="ce83" table:formula="of:=IF([.$E174]=&quot;&quot;;&quot;&quot;;&quot;_Have a great Day_&quot;)">
            <text:p/>
          </table:table-cell>
          <table:table-cell table:style-name="ce83" table:number-columns-repeated="2"/>
          <table:table-cell table:style-name="ce44" table:number-columns-spanned="6" table:number-rows-spanned="1">
            <draw:control draw:z-index="186" draw:name="BT_File_Selection_12_" draw:style-name="gr6" draw:text-style-name="P5" svg:width="1cm" svg:height="0.5cm" svg:x="0cm" svg:y="0cm" draw:control="control172"/>
          </table:table-cell>
          <table:covered-table-cell table:number-columns-repeated="5" table:style-name="ce48"/>
          <table:table-cell table:style-name="ce107" table:formula="of:=IF([.$M174]=&quot;&quot;;&quot;&quot;;IF([.$A17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4])));[.$E174];IF([.$E174]=&quot;&quot;;&quot;&quot;;IFERROR(IF([.$B174]=&quot;&quot;;[.$E$1];[.$B174]);&quot;&quot;)&amp;RIGHT(SUBSTITUTE(SUBSTITUTE(SUBSTITUTE([.$E174];&quot;-&quot;;&quot;&quot;);&quot; &quot;;&quot;&quot;);&quot;+&quot;;&quot;&quot;);10)));&quot;&quot;)">
            <text:p/>
          </table:table-cell>
          <table:table-cell table:style-name="ce99" table:formula="of:=IFERROR(IF([.$E174]=&quot;&quot;;&quot;&quot;;[$Mudslide_Commands.$E$32]&amp;&quot;send &quot;&amp;TRIM(SUBSTITUTE([.$AA174];&quot;+&quot;;&quot;&quot;)&amp;&quot; &quot;&amp;CHAR(34)&amp;[.$H174]&amp;CHAR(10)&amp;[.$I174]&amp;CHAR(10)&amp;[.$J174]&amp;CHAR(10)&amp;[.$K174]&amp;CHAR(10)&amp;[.$L174]&amp;CHAR(10)&amp;&quot;- Sent By Bot&quot;&amp;CHAR(34)&amp;CHAR(10)));&quot;&quot;)">
            <text:p/>
          </table:table-cell>
          <table:table-cell table:style-name="ce99" table:formula="of:=IFERROR(IF([.$E174]=&quot;&quot;;&quot;&quot;;[$Mudslide_Commands.$E$32]&amp;IF(SUMPRODUCT(--ISNUMBER(SEARCH([$Mudslide_Commands.$D$10:.$D$16];RIGHT(LOWER([.$M174]);4))))&gt;0;&quot;send-image &quot;; &quot;send-file &quot;)&amp;TRIM(SUBSTITUTE([.$AA174];&quot;+&quot;;&quot;&quot;)&amp;&quot; &quot;&amp;CHAR(34)&amp;[.$M174]&amp;CHAR(34)&amp;IF([.$S174]=&quot;&quot;;&quot;&quot;;&quot; --caption &quot;&amp;CHAR(34)&amp;[.$S174]&amp;CHAR(34))&amp;CHAR(10)));&quot;&quot;)">
            <text:p/>
          </table:table-cell>
          <table:table-cell table:style-name="ce60" table:formula="of:=IFERROR(IF([.$E174]=&quot;&quot;;&quot;&quot;;IF([.$M174]=&quot;&quot;;[.$AB174]&amp;CHAR(10);[.$AC174]&amp;CHAR(10)));&quot;&quot;)">
            <text:p/>
          </table:table-cell>
          <table:table-cell table:style-name="ce60"/>
          <table:table-cell table:style-name="ce60" table:formula="of:=IFERROR(IF(NOT(ISERROR(SEARCH(&quot;@g.us&quot;;[.$F174])));[.$F174];IF([.$F174]=&quot;&quot;;&quot;&quot;;IFERROR(IF([.$B174]=&quot;&quot;;[.$E$1];[.$B174]);&quot;&quot;)&amp;RIGHT(SUBSTITUTE(SUBSTITUTE(SUBSTITUTE([.$F174];&quot;-&quot;;&quot;&quot;);&quot; &quot;;&quot;&quot;);&quot;+&quot;;&quot;&quot;);10)));&quot;&quot;)">
            <text:p/>
          </table:table-cell>
          <table:table-cell table:style-name="ce99" table:formula="of:=IFERROR(IF([.$F174]=&quot;&quot;;&quot;&quot;;[$Mudslide_Commands.$E$32]&amp;&quot;send &quot;&amp;TRIM(SUBSTITUTE([.$AF174];&quot;+&quot;;&quot;&quot;)&amp;&quot; &quot;&amp;CHAR(34)&amp;[.$H174]&amp;CHAR(10)&amp;[.$I174]&amp;CHAR(10)&amp;[.$J174]&amp;CHAR(10)&amp;[.$K174]&amp;CHAR(10)&amp;[.$L174]&amp;CHAR(10)&amp;&quot;- Sent By Bot&quot;&amp;CHAR(34)&amp;CHAR(10)));&quot;&quot;)">
            <text:p/>
          </table:table-cell>
          <table:table-cell table:style-name="ce99" table:formula="of:=IFERROR(IF([.$F174]=&quot;&quot;;&quot;&quot;;[$Mudslide_Commands.$E$32]&amp;IF(SUMPRODUCT(--ISNUMBER(SEARCH([$Mudslide_Commands.$D$10:.$D$16];RIGHT(LOWER([.$M174]);4))))&gt;0;&quot;send-image &quot;; &quot;send-file &quot;)&amp;TRIM(SUBSTITUTE([.$AF174];&quot;+&quot;;&quot;&quot;)&amp;&quot; &quot;&amp;CHAR(34)&amp;[.$M174]&amp;CHAR(34)&amp;IF([.$S174]=&quot;&quot;;&quot;&quot;;&quot; --caption &quot;&amp;CHAR(34)&amp;[.$S174]&amp;CHAR(34))&amp;CHAR(10)));&quot;&quot;)">
            <text:p/>
          </table:table-cell>
          <table:table-cell table:style-name="ce60" table:formula="of:=IFERROR(IF([.$F174]=&quot;&quot;;&quot;&quot;;IF([.$M174]=&quot;&quot;;[.$AG174]&amp;CHAR(10);[.$AH174]&amp;CHAR(10)));&quot;&quot;)">
            <text:p/>
          </table:table-cell>
          <table:table-cell table:style-name="ce60"/>
          <table:table-cell table:style-name="ce60" table:formula="of:=IFERROR(IF(NOT(ISERROR(SEARCH(&quot;@g.us&quot;;[.$E174])));[.$G174];IF([.$G174]=&quot;&quot;;&quot;&quot;;IFERROR(IF([.$B174]=&quot;&quot;;[.$E$1];[.$B174]);&quot;&quot;)&amp;RIGHT(SUBSTITUTE(SUBSTITUTE(SUBSTITUTE([.$G174];&quot;-&quot;;&quot;&quot;);&quot; &quot;;&quot;&quot;);&quot;+&quot;;&quot;&quot;);10)));&quot;&quot;)">
            <text:p/>
          </table:table-cell>
          <table:table-cell table:style-name="ce99" table:formula="of:=IFERROR(IF([.$G174]=&quot;&quot;;&quot;&quot;;[$Mudslide_Commands.$E$32]&amp;&quot;send &quot;&amp;TRIM(SUBSTITUTE([.$AK174];&quot;+&quot;;&quot;&quot;)&amp;&quot; &quot;&amp;CHAR(34)&amp;[.$H174]&amp;CHAR(10)&amp;[.$I174]&amp;CHAR(10)&amp;[.$J174]&amp;CHAR(10)&amp;[.$K174]&amp;CHAR(10)&amp;[.$L174]&amp;CHAR(10)&amp;&quot;- Sent By Bot&quot;&amp;CHAR(34)&amp;CHAR(10)));&quot;&quot;)">
            <text:p/>
          </table:table-cell>
          <table:table-cell table:style-name="ce99" table:formula="of:=IFERROR(IF([.$G174]=&quot;&quot;;&quot;&quot;;[$Mudslide_Commands.$E$32]&amp;IF(SUMPRODUCT(--ISNUMBER(SEARCH([$Mudslide_Commands.$D$10:.$D$16];RIGHT(LOWER([.$M174]);4))))&gt;0;&quot;send-image &quot;; &quot;send-file &quot;)&amp;TRIM(SUBSTITUTE([.$AK174];&quot;+&quot;;&quot;&quot;)&amp;&quot; &quot;&amp;CHAR(34)&amp;[.$M174]&amp;CHAR(34)&amp;IF([.$S174]=&quot;&quot;;&quot;&quot;;&quot; --caption &quot;&amp;CHAR(34)&amp;[.$S174]&amp;CHAR(34))&amp;CHAR(10)));&quot;&quot;)">
            <text:p/>
          </table:table-cell>
          <table:table-cell table:style-name="ce60" table:formula="of:=IFERROR(IF([.$G174]=&quot;&quot;;&quot;&quot;;IF([.$M174]=&quot;&quot;;[.$AL174]&amp;CHAR(10);[.$AM174]&amp;CHAR(10)));&quot;&quot;)">
            <text:p/>
          </table:table-cell>
          <table:table-cell table:style-name="ce60"/>
          <table:table-cell table:style-name="ce116" table:formula="of:=[.AD174]&amp;[.AI174]&amp;[.AN17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5]&amp;[.F175]&amp;[.G175]=&quot;&quot;;&quot;&quot;;MAX([.$A$3:.$A174])+1);&quot;&quot;)">
            <text:p/>
          </table:table-cell>
          <table:table-cell table:style-name="ce9" table:formula="of:=IFERROR(TRIM(SUBSTITUTE(SUBSTITUTE(VLOOKUP([.C17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5]=&quot;&quot;;&quot;&quot;;TRIM(&quot;Dear *&quot;&amp;[.$D175]&amp;&quot;*&quot;))">
            <text:p/>
          </table:table-cell>
          <table:table-cell table:style-name="ce83" table:formula="of:=IF([.$E175]=&quot;&quot;;&quot;&quot;;&quot;~How Do You Do ?~&quot;)">
            <text:p/>
          </table:table-cell>
          <table:table-cell table:style-name="ce83" table:formula="of:=IF([.$E175]=&quot;&quot;;&quot;&quot;;&quot;_Have a great Day_&quot;)">
            <text:p/>
          </table:table-cell>
          <table:table-cell table:style-name="ce83" table:number-columns-repeated="2"/>
          <table:table-cell table:style-name="ce44" table:number-columns-spanned="6" table:number-rows-spanned="1">
            <draw:control draw:z-index="187" draw:name="BT_File_Selection_12_" draw:style-name="gr6" draw:text-style-name="P5" svg:width="1cm" svg:height="0.5cm" svg:x="0cm" svg:y="0cm" draw:control="control173"/>
          </table:table-cell>
          <table:covered-table-cell table:number-columns-repeated="5" table:style-name="ce48"/>
          <table:table-cell table:style-name="ce107" table:formula="of:=IF([.$M175]=&quot;&quot;;&quot;&quot;;IF([.$A17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5])));[.$E175];IF([.$E175]=&quot;&quot;;&quot;&quot;;IFERROR(IF([.$B175]=&quot;&quot;;[.$E$1];[.$B175]);&quot;&quot;)&amp;RIGHT(SUBSTITUTE(SUBSTITUTE(SUBSTITUTE([.$E175];&quot;-&quot;;&quot;&quot;);&quot; &quot;;&quot;&quot;);&quot;+&quot;;&quot;&quot;);10)));&quot;&quot;)">
            <text:p/>
          </table:table-cell>
          <table:table-cell table:style-name="ce99" table:formula="of:=IFERROR(IF([.$E175]=&quot;&quot;;&quot;&quot;;[$Mudslide_Commands.$E$32]&amp;&quot;send &quot;&amp;TRIM(SUBSTITUTE([.$AA175];&quot;+&quot;;&quot;&quot;)&amp;&quot; &quot;&amp;CHAR(34)&amp;[.$H175]&amp;CHAR(10)&amp;[.$I175]&amp;CHAR(10)&amp;[.$J175]&amp;CHAR(10)&amp;[.$K175]&amp;CHAR(10)&amp;[.$L175]&amp;CHAR(10)&amp;&quot;- Sent By Bot&quot;&amp;CHAR(34)&amp;CHAR(10)));&quot;&quot;)">
            <text:p/>
          </table:table-cell>
          <table:table-cell table:style-name="ce99" table:formula="of:=IFERROR(IF([.$E175]=&quot;&quot;;&quot;&quot;;[$Mudslide_Commands.$E$32]&amp;IF(SUMPRODUCT(--ISNUMBER(SEARCH([$Mudslide_Commands.$D$10:.$D$16];RIGHT(LOWER([.$M175]);4))))&gt;0;&quot;send-image &quot;; &quot;send-file &quot;)&amp;TRIM(SUBSTITUTE([.$AA175];&quot;+&quot;;&quot;&quot;)&amp;&quot; &quot;&amp;CHAR(34)&amp;[.$M175]&amp;CHAR(34)&amp;IF([.$S175]=&quot;&quot;;&quot;&quot;;&quot; --caption &quot;&amp;CHAR(34)&amp;[.$S175]&amp;CHAR(34))&amp;CHAR(10)));&quot;&quot;)">
            <text:p/>
          </table:table-cell>
          <table:table-cell table:style-name="ce60" table:formula="of:=IFERROR(IF([.$E175]=&quot;&quot;;&quot;&quot;;IF([.$M175]=&quot;&quot;;[.$AB175]&amp;CHAR(10);[.$AC175]&amp;CHAR(10)));&quot;&quot;)">
            <text:p/>
          </table:table-cell>
          <table:table-cell table:style-name="ce60"/>
          <table:table-cell table:style-name="ce60" table:formula="of:=IFERROR(IF(NOT(ISERROR(SEARCH(&quot;@g.us&quot;;[.$F175])));[.$F175];IF([.$F175]=&quot;&quot;;&quot;&quot;;IFERROR(IF([.$B175]=&quot;&quot;;[.$E$1];[.$B175]);&quot;&quot;)&amp;RIGHT(SUBSTITUTE(SUBSTITUTE(SUBSTITUTE([.$F175];&quot;-&quot;;&quot;&quot;);&quot; &quot;;&quot;&quot;);&quot;+&quot;;&quot;&quot;);10)));&quot;&quot;)">
            <text:p/>
          </table:table-cell>
          <table:table-cell table:style-name="ce99" table:formula="of:=IFERROR(IF([.$F175]=&quot;&quot;;&quot;&quot;;[$Mudslide_Commands.$E$32]&amp;&quot;send &quot;&amp;TRIM(SUBSTITUTE([.$AF175];&quot;+&quot;;&quot;&quot;)&amp;&quot; &quot;&amp;CHAR(34)&amp;[.$H175]&amp;CHAR(10)&amp;[.$I175]&amp;CHAR(10)&amp;[.$J175]&amp;CHAR(10)&amp;[.$K175]&amp;CHAR(10)&amp;[.$L175]&amp;CHAR(10)&amp;&quot;- Sent By Bot&quot;&amp;CHAR(34)&amp;CHAR(10)));&quot;&quot;)">
            <text:p/>
          </table:table-cell>
          <table:table-cell table:style-name="ce99" table:formula="of:=IFERROR(IF([.$F175]=&quot;&quot;;&quot;&quot;;[$Mudslide_Commands.$E$32]&amp;IF(SUMPRODUCT(--ISNUMBER(SEARCH([$Mudslide_Commands.$D$10:.$D$16];RIGHT(LOWER([.$M175]);4))))&gt;0;&quot;send-image &quot;; &quot;send-file &quot;)&amp;TRIM(SUBSTITUTE([.$AF175];&quot;+&quot;;&quot;&quot;)&amp;&quot; &quot;&amp;CHAR(34)&amp;[.$M175]&amp;CHAR(34)&amp;IF([.$S175]=&quot;&quot;;&quot;&quot;;&quot; --caption &quot;&amp;CHAR(34)&amp;[.$S175]&amp;CHAR(34))&amp;CHAR(10)));&quot;&quot;)">
            <text:p/>
          </table:table-cell>
          <table:table-cell table:style-name="ce60" table:formula="of:=IFERROR(IF([.$F175]=&quot;&quot;;&quot;&quot;;IF([.$M175]=&quot;&quot;;[.$AG175]&amp;CHAR(10);[.$AH175]&amp;CHAR(10)));&quot;&quot;)">
            <text:p/>
          </table:table-cell>
          <table:table-cell table:style-name="ce60"/>
          <table:table-cell table:style-name="ce60" table:formula="of:=IFERROR(IF(NOT(ISERROR(SEARCH(&quot;@g.us&quot;;[.$E175])));[.$G175];IF([.$G175]=&quot;&quot;;&quot;&quot;;IFERROR(IF([.$B175]=&quot;&quot;;[.$E$1];[.$B175]);&quot;&quot;)&amp;RIGHT(SUBSTITUTE(SUBSTITUTE(SUBSTITUTE([.$G175];&quot;-&quot;;&quot;&quot;);&quot; &quot;;&quot;&quot;);&quot;+&quot;;&quot;&quot;);10)));&quot;&quot;)">
            <text:p/>
          </table:table-cell>
          <table:table-cell table:style-name="ce99" table:formula="of:=IFERROR(IF([.$G175]=&quot;&quot;;&quot;&quot;;[$Mudslide_Commands.$E$32]&amp;&quot;send &quot;&amp;TRIM(SUBSTITUTE([.$AK175];&quot;+&quot;;&quot;&quot;)&amp;&quot; &quot;&amp;CHAR(34)&amp;[.$H175]&amp;CHAR(10)&amp;[.$I175]&amp;CHAR(10)&amp;[.$J175]&amp;CHAR(10)&amp;[.$K175]&amp;CHAR(10)&amp;[.$L175]&amp;CHAR(10)&amp;&quot;- Sent By Bot&quot;&amp;CHAR(34)&amp;CHAR(10)));&quot;&quot;)">
            <text:p/>
          </table:table-cell>
          <table:table-cell table:style-name="ce99" table:formula="of:=IFERROR(IF([.$G175]=&quot;&quot;;&quot;&quot;;[$Mudslide_Commands.$E$32]&amp;IF(SUMPRODUCT(--ISNUMBER(SEARCH([$Mudslide_Commands.$D$10:.$D$16];RIGHT(LOWER([.$M175]);4))))&gt;0;&quot;send-image &quot;; &quot;send-file &quot;)&amp;TRIM(SUBSTITUTE([.$AK175];&quot;+&quot;;&quot;&quot;)&amp;&quot; &quot;&amp;CHAR(34)&amp;[.$M175]&amp;CHAR(34)&amp;IF([.$S175]=&quot;&quot;;&quot;&quot;;&quot; --caption &quot;&amp;CHAR(34)&amp;[.$S175]&amp;CHAR(34))&amp;CHAR(10)));&quot;&quot;)">
            <text:p/>
          </table:table-cell>
          <table:table-cell table:style-name="ce60" table:formula="of:=IFERROR(IF([.$G175]=&quot;&quot;;&quot;&quot;;IF([.$M175]=&quot;&quot;;[.$AL175]&amp;CHAR(10);[.$AM175]&amp;CHAR(10)));&quot;&quot;)">
            <text:p/>
          </table:table-cell>
          <table:table-cell table:style-name="ce60"/>
          <table:table-cell table:style-name="ce116" table:formula="of:=[.AD175]&amp;[.AI175]&amp;[.AN17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6]&amp;[.F176]&amp;[.G176]=&quot;&quot;;&quot;&quot;;MAX([.$A$3:.$A175])+1);&quot;&quot;)">
            <text:p/>
          </table:table-cell>
          <table:table-cell table:style-name="ce9" table:formula="of:=IFERROR(TRIM(SUBSTITUTE(SUBSTITUTE(VLOOKUP([.C17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6]=&quot;&quot;;&quot;&quot;;TRIM(&quot;Dear *&quot;&amp;[.$D176]&amp;&quot;*&quot;))">
            <text:p/>
          </table:table-cell>
          <table:table-cell table:style-name="ce83" table:formula="of:=IF([.$E176]=&quot;&quot;;&quot;&quot;;&quot;~How Do You Do ?~&quot;)">
            <text:p/>
          </table:table-cell>
          <table:table-cell table:style-name="ce83" table:formula="of:=IF([.$E176]=&quot;&quot;;&quot;&quot;;&quot;_Have a great Day_&quot;)">
            <text:p/>
          </table:table-cell>
          <table:table-cell table:style-name="ce83" table:number-columns-repeated="2"/>
          <table:table-cell table:style-name="ce44" table:number-columns-spanned="6" table:number-rows-spanned="1">
            <draw:control draw:z-index="188" draw:name="BT_File_Selection_12_" draw:style-name="gr6" draw:text-style-name="P5" svg:width="1cm" svg:height="0.5cm" svg:x="0cm" svg:y="0cm" draw:control="control174"/>
          </table:table-cell>
          <table:covered-table-cell table:number-columns-repeated="5" table:style-name="ce48"/>
          <table:table-cell table:style-name="ce107" table:formula="of:=IF([.$M176]=&quot;&quot;;&quot;&quot;;IF([.$A17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6])));[.$E176];IF([.$E176]=&quot;&quot;;&quot;&quot;;IFERROR(IF([.$B176]=&quot;&quot;;[.$E$1];[.$B176]);&quot;&quot;)&amp;RIGHT(SUBSTITUTE(SUBSTITUTE(SUBSTITUTE([.$E176];&quot;-&quot;;&quot;&quot;);&quot; &quot;;&quot;&quot;);&quot;+&quot;;&quot;&quot;);10)));&quot;&quot;)">
            <text:p/>
          </table:table-cell>
          <table:table-cell table:style-name="ce99" table:formula="of:=IFERROR(IF([.$E176]=&quot;&quot;;&quot;&quot;;[$Mudslide_Commands.$E$32]&amp;&quot;send &quot;&amp;TRIM(SUBSTITUTE([.$AA176];&quot;+&quot;;&quot;&quot;)&amp;&quot; &quot;&amp;CHAR(34)&amp;[.$H176]&amp;CHAR(10)&amp;[.$I176]&amp;CHAR(10)&amp;[.$J176]&amp;CHAR(10)&amp;[.$K176]&amp;CHAR(10)&amp;[.$L176]&amp;CHAR(10)&amp;&quot;- Sent By Bot&quot;&amp;CHAR(34)&amp;CHAR(10)));&quot;&quot;)">
            <text:p/>
          </table:table-cell>
          <table:table-cell table:style-name="ce99" table:formula="of:=IFERROR(IF([.$E176]=&quot;&quot;;&quot;&quot;;[$Mudslide_Commands.$E$32]&amp;IF(SUMPRODUCT(--ISNUMBER(SEARCH([$Mudslide_Commands.$D$10:.$D$16];RIGHT(LOWER([.$M176]);4))))&gt;0;&quot;send-image &quot;; &quot;send-file &quot;)&amp;TRIM(SUBSTITUTE([.$AA176];&quot;+&quot;;&quot;&quot;)&amp;&quot; &quot;&amp;CHAR(34)&amp;[.$M176]&amp;CHAR(34)&amp;IF([.$S176]=&quot;&quot;;&quot;&quot;;&quot; --caption &quot;&amp;CHAR(34)&amp;[.$S176]&amp;CHAR(34))&amp;CHAR(10)));&quot;&quot;)">
            <text:p/>
          </table:table-cell>
          <table:table-cell table:style-name="ce60" table:formula="of:=IFERROR(IF([.$E176]=&quot;&quot;;&quot;&quot;;IF([.$M176]=&quot;&quot;;[.$AB176]&amp;CHAR(10);[.$AC176]&amp;CHAR(10)));&quot;&quot;)">
            <text:p/>
          </table:table-cell>
          <table:table-cell table:style-name="ce60"/>
          <table:table-cell table:style-name="ce60" table:formula="of:=IFERROR(IF(NOT(ISERROR(SEARCH(&quot;@g.us&quot;;[.$F176])));[.$F176];IF([.$F176]=&quot;&quot;;&quot;&quot;;IFERROR(IF([.$B176]=&quot;&quot;;[.$E$1];[.$B176]);&quot;&quot;)&amp;RIGHT(SUBSTITUTE(SUBSTITUTE(SUBSTITUTE([.$F176];&quot;-&quot;;&quot;&quot;);&quot; &quot;;&quot;&quot;);&quot;+&quot;;&quot;&quot;);10)));&quot;&quot;)">
            <text:p/>
          </table:table-cell>
          <table:table-cell table:style-name="ce99" table:formula="of:=IFERROR(IF([.$F176]=&quot;&quot;;&quot;&quot;;[$Mudslide_Commands.$E$32]&amp;&quot;send &quot;&amp;TRIM(SUBSTITUTE([.$AF176];&quot;+&quot;;&quot;&quot;)&amp;&quot; &quot;&amp;CHAR(34)&amp;[.$H176]&amp;CHAR(10)&amp;[.$I176]&amp;CHAR(10)&amp;[.$J176]&amp;CHAR(10)&amp;[.$K176]&amp;CHAR(10)&amp;[.$L176]&amp;CHAR(10)&amp;&quot;- Sent By Bot&quot;&amp;CHAR(34)&amp;CHAR(10)));&quot;&quot;)">
            <text:p/>
          </table:table-cell>
          <table:table-cell table:style-name="ce99" table:formula="of:=IFERROR(IF([.$F176]=&quot;&quot;;&quot;&quot;;[$Mudslide_Commands.$E$32]&amp;IF(SUMPRODUCT(--ISNUMBER(SEARCH([$Mudslide_Commands.$D$10:.$D$16];RIGHT(LOWER([.$M176]);4))))&gt;0;&quot;send-image &quot;; &quot;send-file &quot;)&amp;TRIM(SUBSTITUTE([.$AF176];&quot;+&quot;;&quot;&quot;)&amp;&quot; &quot;&amp;CHAR(34)&amp;[.$M176]&amp;CHAR(34)&amp;IF([.$S176]=&quot;&quot;;&quot;&quot;;&quot; --caption &quot;&amp;CHAR(34)&amp;[.$S176]&amp;CHAR(34))&amp;CHAR(10)));&quot;&quot;)">
            <text:p/>
          </table:table-cell>
          <table:table-cell table:style-name="ce60" table:formula="of:=IFERROR(IF([.$F176]=&quot;&quot;;&quot;&quot;;IF([.$M176]=&quot;&quot;;[.$AG176]&amp;CHAR(10);[.$AH176]&amp;CHAR(10)));&quot;&quot;)">
            <text:p/>
          </table:table-cell>
          <table:table-cell table:style-name="ce60"/>
          <table:table-cell table:style-name="ce60" table:formula="of:=IFERROR(IF(NOT(ISERROR(SEARCH(&quot;@g.us&quot;;[.$E176])));[.$G176];IF([.$G176]=&quot;&quot;;&quot;&quot;;IFERROR(IF([.$B176]=&quot;&quot;;[.$E$1];[.$B176]);&quot;&quot;)&amp;RIGHT(SUBSTITUTE(SUBSTITUTE(SUBSTITUTE([.$G176];&quot;-&quot;;&quot;&quot;);&quot; &quot;;&quot;&quot;);&quot;+&quot;;&quot;&quot;);10)));&quot;&quot;)">
            <text:p/>
          </table:table-cell>
          <table:table-cell table:style-name="ce99" table:formula="of:=IFERROR(IF([.$G176]=&quot;&quot;;&quot;&quot;;[$Mudslide_Commands.$E$32]&amp;&quot;send &quot;&amp;TRIM(SUBSTITUTE([.$AK176];&quot;+&quot;;&quot;&quot;)&amp;&quot; &quot;&amp;CHAR(34)&amp;[.$H176]&amp;CHAR(10)&amp;[.$I176]&amp;CHAR(10)&amp;[.$J176]&amp;CHAR(10)&amp;[.$K176]&amp;CHAR(10)&amp;[.$L176]&amp;CHAR(10)&amp;&quot;- Sent By Bot&quot;&amp;CHAR(34)&amp;CHAR(10)));&quot;&quot;)">
            <text:p/>
          </table:table-cell>
          <table:table-cell table:style-name="ce99" table:formula="of:=IFERROR(IF([.$G176]=&quot;&quot;;&quot;&quot;;[$Mudslide_Commands.$E$32]&amp;IF(SUMPRODUCT(--ISNUMBER(SEARCH([$Mudslide_Commands.$D$10:.$D$16];RIGHT(LOWER([.$M176]);4))))&gt;0;&quot;send-image &quot;; &quot;send-file &quot;)&amp;TRIM(SUBSTITUTE([.$AK176];&quot;+&quot;;&quot;&quot;)&amp;&quot; &quot;&amp;CHAR(34)&amp;[.$M176]&amp;CHAR(34)&amp;IF([.$S176]=&quot;&quot;;&quot;&quot;;&quot; --caption &quot;&amp;CHAR(34)&amp;[.$S176]&amp;CHAR(34))&amp;CHAR(10)));&quot;&quot;)">
            <text:p/>
          </table:table-cell>
          <table:table-cell table:style-name="ce60" table:formula="of:=IFERROR(IF([.$G176]=&quot;&quot;;&quot;&quot;;IF([.$M176]=&quot;&quot;;[.$AL176]&amp;CHAR(10);[.$AM176]&amp;CHAR(10)));&quot;&quot;)">
            <text:p/>
          </table:table-cell>
          <table:table-cell table:style-name="ce60"/>
          <table:table-cell table:style-name="ce116" table:formula="of:=[.AD176]&amp;[.AI176]&amp;[.AN17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7]&amp;[.F177]&amp;[.G177]=&quot;&quot;;&quot;&quot;;MAX([.$A$3:.$A176])+1);&quot;&quot;)">
            <text:p/>
          </table:table-cell>
          <table:table-cell table:style-name="ce9" table:formula="of:=IFERROR(TRIM(SUBSTITUTE(SUBSTITUTE(VLOOKUP([.C17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7]=&quot;&quot;;&quot;&quot;;TRIM(&quot;Dear *&quot;&amp;[.$D177]&amp;&quot;*&quot;))">
            <text:p/>
          </table:table-cell>
          <table:table-cell table:style-name="ce83" table:formula="of:=IF([.$E177]=&quot;&quot;;&quot;&quot;;&quot;~How Do You Do ?~&quot;)">
            <text:p/>
          </table:table-cell>
          <table:table-cell table:style-name="ce83" table:formula="of:=IF([.$E177]=&quot;&quot;;&quot;&quot;;&quot;_Have a great Day_&quot;)">
            <text:p/>
          </table:table-cell>
          <table:table-cell table:style-name="ce83" table:number-columns-repeated="2"/>
          <table:table-cell table:style-name="ce44" table:number-columns-spanned="6" table:number-rows-spanned="1">
            <draw:control draw:z-index="189" draw:name="BT_File_Selection_12_" draw:style-name="gr6" draw:text-style-name="P5" svg:width="1cm" svg:height="0.5cm" svg:x="0cm" svg:y="0cm" draw:control="control175"/>
          </table:table-cell>
          <table:covered-table-cell table:number-columns-repeated="5" table:style-name="ce48"/>
          <table:table-cell table:style-name="ce107" table:formula="of:=IF([.$M177]=&quot;&quot;;&quot;&quot;;IF([.$A17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7])));[.$E177];IF([.$E177]=&quot;&quot;;&quot;&quot;;IFERROR(IF([.$B177]=&quot;&quot;;[.$E$1];[.$B177]);&quot;&quot;)&amp;RIGHT(SUBSTITUTE(SUBSTITUTE(SUBSTITUTE([.$E177];&quot;-&quot;;&quot;&quot;);&quot; &quot;;&quot;&quot;);&quot;+&quot;;&quot;&quot;);10)));&quot;&quot;)">
            <text:p/>
          </table:table-cell>
          <table:table-cell table:style-name="ce99" table:formula="of:=IFERROR(IF([.$E177]=&quot;&quot;;&quot;&quot;;[$Mudslide_Commands.$E$32]&amp;&quot;send &quot;&amp;TRIM(SUBSTITUTE([.$AA177];&quot;+&quot;;&quot;&quot;)&amp;&quot; &quot;&amp;CHAR(34)&amp;[.$H177]&amp;CHAR(10)&amp;[.$I177]&amp;CHAR(10)&amp;[.$J177]&amp;CHAR(10)&amp;[.$K177]&amp;CHAR(10)&amp;[.$L177]&amp;CHAR(10)&amp;&quot;- Sent By Bot&quot;&amp;CHAR(34)&amp;CHAR(10)));&quot;&quot;)">
            <text:p/>
          </table:table-cell>
          <table:table-cell table:style-name="ce99" table:formula="of:=IFERROR(IF([.$E177]=&quot;&quot;;&quot;&quot;;[$Mudslide_Commands.$E$32]&amp;IF(SUMPRODUCT(--ISNUMBER(SEARCH([$Mudslide_Commands.$D$10:.$D$16];RIGHT(LOWER([.$M177]);4))))&gt;0;&quot;send-image &quot;; &quot;send-file &quot;)&amp;TRIM(SUBSTITUTE([.$AA177];&quot;+&quot;;&quot;&quot;)&amp;&quot; &quot;&amp;CHAR(34)&amp;[.$M177]&amp;CHAR(34)&amp;IF([.$S177]=&quot;&quot;;&quot;&quot;;&quot; --caption &quot;&amp;CHAR(34)&amp;[.$S177]&amp;CHAR(34))&amp;CHAR(10)));&quot;&quot;)">
            <text:p/>
          </table:table-cell>
          <table:table-cell table:style-name="ce60" table:formula="of:=IFERROR(IF([.$E177]=&quot;&quot;;&quot;&quot;;IF([.$M177]=&quot;&quot;;[.$AB177]&amp;CHAR(10);[.$AC177]&amp;CHAR(10)));&quot;&quot;)">
            <text:p/>
          </table:table-cell>
          <table:table-cell table:style-name="ce60"/>
          <table:table-cell table:style-name="ce60" table:formula="of:=IFERROR(IF(NOT(ISERROR(SEARCH(&quot;@g.us&quot;;[.$F177])));[.$F177];IF([.$F177]=&quot;&quot;;&quot;&quot;;IFERROR(IF([.$B177]=&quot;&quot;;[.$E$1];[.$B177]);&quot;&quot;)&amp;RIGHT(SUBSTITUTE(SUBSTITUTE(SUBSTITUTE([.$F177];&quot;-&quot;;&quot;&quot;);&quot; &quot;;&quot;&quot;);&quot;+&quot;;&quot;&quot;);10)));&quot;&quot;)">
            <text:p/>
          </table:table-cell>
          <table:table-cell table:style-name="ce99" table:formula="of:=IFERROR(IF([.$F177]=&quot;&quot;;&quot;&quot;;[$Mudslide_Commands.$E$32]&amp;&quot;send &quot;&amp;TRIM(SUBSTITUTE([.$AF177];&quot;+&quot;;&quot;&quot;)&amp;&quot; &quot;&amp;CHAR(34)&amp;[.$H177]&amp;CHAR(10)&amp;[.$I177]&amp;CHAR(10)&amp;[.$J177]&amp;CHAR(10)&amp;[.$K177]&amp;CHAR(10)&amp;[.$L177]&amp;CHAR(10)&amp;&quot;- Sent By Bot&quot;&amp;CHAR(34)&amp;CHAR(10)));&quot;&quot;)">
            <text:p/>
          </table:table-cell>
          <table:table-cell table:style-name="ce99" table:formula="of:=IFERROR(IF([.$F177]=&quot;&quot;;&quot;&quot;;[$Mudslide_Commands.$E$32]&amp;IF(SUMPRODUCT(--ISNUMBER(SEARCH([$Mudslide_Commands.$D$10:.$D$16];RIGHT(LOWER([.$M177]);4))))&gt;0;&quot;send-image &quot;; &quot;send-file &quot;)&amp;TRIM(SUBSTITUTE([.$AF177];&quot;+&quot;;&quot;&quot;)&amp;&quot; &quot;&amp;CHAR(34)&amp;[.$M177]&amp;CHAR(34)&amp;IF([.$S177]=&quot;&quot;;&quot;&quot;;&quot; --caption &quot;&amp;CHAR(34)&amp;[.$S177]&amp;CHAR(34))&amp;CHAR(10)));&quot;&quot;)">
            <text:p/>
          </table:table-cell>
          <table:table-cell table:style-name="ce60" table:formula="of:=IFERROR(IF([.$F177]=&quot;&quot;;&quot;&quot;;IF([.$M177]=&quot;&quot;;[.$AG177]&amp;CHAR(10);[.$AH177]&amp;CHAR(10)));&quot;&quot;)">
            <text:p/>
          </table:table-cell>
          <table:table-cell table:style-name="ce60"/>
          <table:table-cell table:style-name="ce60" table:formula="of:=IFERROR(IF(NOT(ISERROR(SEARCH(&quot;@g.us&quot;;[.$E177])));[.$G177];IF([.$G177]=&quot;&quot;;&quot;&quot;;IFERROR(IF([.$B177]=&quot;&quot;;[.$E$1];[.$B177]);&quot;&quot;)&amp;RIGHT(SUBSTITUTE(SUBSTITUTE(SUBSTITUTE([.$G177];&quot;-&quot;;&quot;&quot;);&quot; &quot;;&quot;&quot;);&quot;+&quot;;&quot;&quot;);10)));&quot;&quot;)">
            <text:p/>
          </table:table-cell>
          <table:table-cell table:style-name="ce99" table:formula="of:=IFERROR(IF([.$G177]=&quot;&quot;;&quot;&quot;;[$Mudslide_Commands.$E$32]&amp;&quot;send &quot;&amp;TRIM(SUBSTITUTE([.$AK177];&quot;+&quot;;&quot;&quot;)&amp;&quot; &quot;&amp;CHAR(34)&amp;[.$H177]&amp;CHAR(10)&amp;[.$I177]&amp;CHAR(10)&amp;[.$J177]&amp;CHAR(10)&amp;[.$K177]&amp;CHAR(10)&amp;[.$L177]&amp;CHAR(10)&amp;&quot;- Sent By Bot&quot;&amp;CHAR(34)&amp;CHAR(10)));&quot;&quot;)">
            <text:p/>
          </table:table-cell>
          <table:table-cell table:style-name="ce99" table:formula="of:=IFERROR(IF([.$G177]=&quot;&quot;;&quot;&quot;;[$Mudslide_Commands.$E$32]&amp;IF(SUMPRODUCT(--ISNUMBER(SEARCH([$Mudslide_Commands.$D$10:.$D$16];RIGHT(LOWER([.$M177]);4))))&gt;0;&quot;send-image &quot;; &quot;send-file &quot;)&amp;TRIM(SUBSTITUTE([.$AK177];&quot;+&quot;;&quot;&quot;)&amp;&quot; &quot;&amp;CHAR(34)&amp;[.$M177]&amp;CHAR(34)&amp;IF([.$S177]=&quot;&quot;;&quot;&quot;;&quot; --caption &quot;&amp;CHAR(34)&amp;[.$S177]&amp;CHAR(34))&amp;CHAR(10)));&quot;&quot;)">
            <text:p/>
          </table:table-cell>
          <table:table-cell table:style-name="ce60" table:formula="of:=IFERROR(IF([.$G177]=&quot;&quot;;&quot;&quot;;IF([.$M177]=&quot;&quot;;[.$AL177]&amp;CHAR(10);[.$AM177]&amp;CHAR(10)));&quot;&quot;)">
            <text:p/>
          </table:table-cell>
          <table:table-cell table:style-name="ce60"/>
          <table:table-cell table:style-name="ce116" table:formula="of:=[.AD177]&amp;[.AI177]&amp;[.AN17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8]&amp;[.F178]&amp;[.G178]=&quot;&quot;;&quot;&quot;;MAX([.$A$3:.$A177])+1);&quot;&quot;)">
            <text:p/>
          </table:table-cell>
          <table:table-cell table:style-name="ce9" table:formula="of:=IFERROR(TRIM(SUBSTITUTE(SUBSTITUTE(VLOOKUP([.C17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8]=&quot;&quot;;&quot;&quot;;TRIM(&quot;Dear *&quot;&amp;[.$D178]&amp;&quot;*&quot;))">
            <text:p/>
          </table:table-cell>
          <table:table-cell table:style-name="ce83" table:formula="of:=IF([.$E178]=&quot;&quot;;&quot;&quot;;&quot;~How Do You Do ?~&quot;)">
            <text:p/>
          </table:table-cell>
          <table:table-cell table:style-name="ce83" table:formula="of:=IF([.$E178]=&quot;&quot;;&quot;&quot;;&quot;_Have a great Day_&quot;)">
            <text:p/>
          </table:table-cell>
          <table:table-cell table:style-name="ce83" table:number-columns-repeated="2"/>
          <table:table-cell table:style-name="ce44" table:number-columns-spanned="6" table:number-rows-spanned="1">
            <draw:control draw:z-index="190" draw:name="BT_File_Selection_12_" draw:style-name="gr6" draw:text-style-name="P5" svg:width="1cm" svg:height="0.5cm" svg:x="0cm" svg:y="0cm" draw:control="control176"/>
          </table:table-cell>
          <table:covered-table-cell table:number-columns-repeated="5" table:style-name="ce48"/>
          <table:table-cell table:style-name="ce107" table:formula="of:=IF([.$M178]=&quot;&quot;;&quot;&quot;;IF([.$A17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8])));[.$E178];IF([.$E178]=&quot;&quot;;&quot;&quot;;IFERROR(IF([.$B178]=&quot;&quot;;[.$E$1];[.$B178]);&quot;&quot;)&amp;RIGHT(SUBSTITUTE(SUBSTITUTE(SUBSTITUTE([.$E178];&quot;-&quot;;&quot;&quot;);&quot; &quot;;&quot;&quot;);&quot;+&quot;;&quot;&quot;);10)));&quot;&quot;)">
            <text:p/>
          </table:table-cell>
          <table:table-cell table:style-name="ce99" table:formula="of:=IFERROR(IF([.$E178]=&quot;&quot;;&quot;&quot;;[$Mudslide_Commands.$E$32]&amp;&quot;send &quot;&amp;TRIM(SUBSTITUTE([.$AA178];&quot;+&quot;;&quot;&quot;)&amp;&quot; &quot;&amp;CHAR(34)&amp;[.$H178]&amp;CHAR(10)&amp;[.$I178]&amp;CHAR(10)&amp;[.$J178]&amp;CHAR(10)&amp;[.$K178]&amp;CHAR(10)&amp;[.$L178]&amp;CHAR(10)&amp;&quot;- Sent By Bot&quot;&amp;CHAR(34)&amp;CHAR(10)));&quot;&quot;)">
            <text:p/>
          </table:table-cell>
          <table:table-cell table:style-name="ce99" table:formula="of:=IFERROR(IF([.$E178]=&quot;&quot;;&quot;&quot;;[$Mudslide_Commands.$E$32]&amp;IF(SUMPRODUCT(--ISNUMBER(SEARCH([$Mudslide_Commands.$D$10:.$D$16];RIGHT(LOWER([.$M178]);4))))&gt;0;&quot;send-image &quot;; &quot;send-file &quot;)&amp;TRIM(SUBSTITUTE([.$AA178];&quot;+&quot;;&quot;&quot;)&amp;&quot; &quot;&amp;CHAR(34)&amp;[.$M178]&amp;CHAR(34)&amp;IF([.$S178]=&quot;&quot;;&quot;&quot;;&quot; --caption &quot;&amp;CHAR(34)&amp;[.$S178]&amp;CHAR(34))&amp;CHAR(10)));&quot;&quot;)">
            <text:p/>
          </table:table-cell>
          <table:table-cell table:style-name="ce60" table:formula="of:=IFERROR(IF([.$E178]=&quot;&quot;;&quot;&quot;;IF([.$M178]=&quot;&quot;;[.$AB178]&amp;CHAR(10);[.$AC178]&amp;CHAR(10)));&quot;&quot;)">
            <text:p/>
          </table:table-cell>
          <table:table-cell table:style-name="ce60"/>
          <table:table-cell table:style-name="ce60" table:formula="of:=IFERROR(IF(NOT(ISERROR(SEARCH(&quot;@g.us&quot;;[.$F178])));[.$F178];IF([.$F178]=&quot;&quot;;&quot;&quot;;IFERROR(IF([.$B178]=&quot;&quot;;[.$E$1];[.$B178]);&quot;&quot;)&amp;RIGHT(SUBSTITUTE(SUBSTITUTE(SUBSTITUTE([.$F178];&quot;-&quot;;&quot;&quot;);&quot; &quot;;&quot;&quot;);&quot;+&quot;;&quot;&quot;);10)));&quot;&quot;)">
            <text:p/>
          </table:table-cell>
          <table:table-cell table:style-name="ce99" table:formula="of:=IFERROR(IF([.$F178]=&quot;&quot;;&quot;&quot;;[$Mudslide_Commands.$E$32]&amp;&quot;send &quot;&amp;TRIM(SUBSTITUTE([.$AF178];&quot;+&quot;;&quot;&quot;)&amp;&quot; &quot;&amp;CHAR(34)&amp;[.$H178]&amp;CHAR(10)&amp;[.$I178]&amp;CHAR(10)&amp;[.$J178]&amp;CHAR(10)&amp;[.$K178]&amp;CHAR(10)&amp;[.$L178]&amp;CHAR(10)&amp;&quot;- Sent By Bot&quot;&amp;CHAR(34)&amp;CHAR(10)));&quot;&quot;)">
            <text:p/>
          </table:table-cell>
          <table:table-cell table:style-name="ce99" table:formula="of:=IFERROR(IF([.$F178]=&quot;&quot;;&quot;&quot;;[$Mudslide_Commands.$E$32]&amp;IF(SUMPRODUCT(--ISNUMBER(SEARCH([$Mudslide_Commands.$D$10:.$D$16];RIGHT(LOWER([.$M178]);4))))&gt;0;&quot;send-image &quot;; &quot;send-file &quot;)&amp;TRIM(SUBSTITUTE([.$AF178];&quot;+&quot;;&quot;&quot;)&amp;&quot; &quot;&amp;CHAR(34)&amp;[.$M178]&amp;CHAR(34)&amp;IF([.$S178]=&quot;&quot;;&quot;&quot;;&quot; --caption &quot;&amp;CHAR(34)&amp;[.$S178]&amp;CHAR(34))&amp;CHAR(10)));&quot;&quot;)">
            <text:p/>
          </table:table-cell>
          <table:table-cell table:style-name="ce60" table:formula="of:=IFERROR(IF([.$F178]=&quot;&quot;;&quot;&quot;;IF([.$M178]=&quot;&quot;;[.$AG178]&amp;CHAR(10);[.$AH178]&amp;CHAR(10)));&quot;&quot;)">
            <text:p/>
          </table:table-cell>
          <table:table-cell table:style-name="ce60"/>
          <table:table-cell table:style-name="ce60" table:formula="of:=IFERROR(IF(NOT(ISERROR(SEARCH(&quot;@g.us&quot;;[.$E178])));[.$G178];IF([.$G178]=&quot;&quot;;&quot;&quot;;IFERROR(IF([.$B178]=&quot;&quot;;[.$E$1];[.$B178]);&quot;&quot;)&amp;RIGHT(SUBSTITUTE(SUBSTITUTE(SUBSTITUTE([.$G178];&quot;-&quot;;&quot;&quot;);&quot; &quot;;&quot;&quot;);&quot;+&quot;;&quot;&quot;);10)));&quot;&quot;)">
            <text:p/>
          </table:table-cell>
          <table:table-cell table:style-name="ce99" table:formula="of:=IFERROR(IF([.$G178]=&quot;&quot;;&quot;&quot;;[$Mudslide_Commands.$E$32]&amp;&quot;send &quot;&amp;TRIM(SUBSTITUTE([.$AK178];&quot;+&quot;;&quot;&quot;)&amp;&quot; &quot;&amp;CHAR(34)&amp;[.$H178]&amp;CHAR(10)&amp;[.$I178]&amp;CHAR(10)&amp;[.$J178]&amp;CHAR(10)&amp;[.$K178]&amp;CHAR(10)&amp;[.$L178]&amp;CHAR(10)&amp;&quot;- Sent By Bot&quot;&amp;CHAR(34)&amp;CHAR(10)));&quot;&quot;)">
            <text:p/>
          </table:table-cell>
          <table:table-cell table:style-name="ce99" table:formula="of:=IFERROR(IF([.$G178]=&quot;&quot;;&quot;&quot;;[$Mudslide_Commands.$E$32]&amp;IF(SUMPRODUCT(--ISNUMBER(SEARCH([$Mudslide_Commands.$D$10:.$D$16];RIGHT(LOWER([.$M178]);4))))&gt;0;&quot;send-image &quot;; &quot;send-file &quot;)&amp;TRIM(SUBSTITUTE([.$AK178];&quot;+&quot;;&quot;&quot;)&amp;&quot; &quot;&amp;CHAR(34)&amp;[.$M178]&amp;CHAR(34)&amp;IF([.$S178]=&quot;&quot;;&quot;&quot;;&quot; --caption &quot;&amp;CHAR(34)&amp;[.$S178]&amp;CHAR(34))&amp;CHAR(10)));&quot;&quot;)">
            <text:p/>
          </table:table-cell>
          <table:table-cell table:style-name="ce60" table:formula="of:=IFERROR(IF([.$G178]=&quot;&quot;;&quot;&quot;;IF([.$M178]=&quot;&quot;;[.$AL178]&amp;CHAR(10);[.$AM178]&amp;CHAR(10)));&quot;&quot;)">
            <text:p/>
          </table:table-cell>
          <table:table-cell table:style-name="ce60"/>
          <table:table-cell table:style-name="ce116" table:formula="of:=[.AD178]&amp;[.AI178]&amp;[.AN17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79]&amp;[.F179]&amp;[.G179]=&quot;&quot;;&quot;&quot;;MAX([.$A$3:.$A178])+1);&quot;&quot;)">
            <text:p/>
          </table:table-cell>
          <table:table-cell table:style-name="ce9" table:formula="of:=IFERROR(TRIM(SUBSTITUTE(SUBSTITUTE(VLOOKUP([.C17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79]=&quot;&quot;;&quot;&quot;;TRIM(&quot;Dear *&quot;&amp;[.$D179]&amp;&quot;*&quot;))">
            <text:p/>
          </table:table-cell>
          <table:table-cell table:style-name="ce83" table:formula="of:=IF([.$E179]=&quot;&quot;;&quot;&quot;;&quot;~How Do You Do ?~&quot;)">
            <text:p/>
          </table:table-cell>
          <table:table-cell table:style-name="ce83" table:formula="of:=IF([.$E179]=&quot;&quot;;&quot;&quot;;&quot;_Have a great Day_&quot;)">
            <text:p/>
          </table:table-cell>
          <table:table-cell table:style-name="ce83" table:number-columns-repeated="2"/>
          <table:table-cell table:style-name="ce44" table:number-columns-spanned="6" table:number-rows-spanned="1">
            <draw:control draw:z-index="191" draw:name="BT_File_Selection_12_" draw:style-name="gr6" draw:text-style-name="P5" svg:width="1cm" svg:height="0.5cm" svg:x="0cm" svg:y="0cm" draw:control="control177"/>
          </table:table-cell>
          <table:covered-table-cell table:number-columns-repeated="5" table:style-name="ce48"/>
          <table:table-cell table:style-name="ce107" table:formula="of:=IF([.$M179]=&quot;&quot;;&quot;&quot;;IF([.$A17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79])));[.$E179];IF([.$E179]=&quot;&quot;;&quot;&quot;;IFERROR(IF([.$B179]=&quot;&quot;;[.$E$1];[.$B179]);&quot;&quot;)&amp;RIGHT(SUBSTITUTE(SUBSTITUTE(SUBSTITUTE([.$E179];&quot;-&quot;;&quot;&quot;);&quot; &quot;;&quot;&quot;);&quot;+&quot;;&quot;&quot;);10)));&quot;&quot;)">
            <text:p/>
          </table:table-cell>
          <table:table-cell table:style-name="ce99" table:formula="of:=IFERROR(IF([.$E179]=&quot;&quot;;&quot;&quot;;[$Mudslide_Commands.$E$32]&amp;&quot;send &quot;&amp;TRIM(SUBSTITUTE([.$AA179];&quot;+&quot;;&quot;&quot;)&amp;&quot; &quot;&amp;CHAR(34)&amp;[.$H179]&amp;CHAR(10)&amp;[.$I179]&amp;CHAR(10)&amp;[.$J179]&amp;CHAR(10)&amp;[.$K179]&amp;CHAR(10)&amp;[.$L179]&amp;CHAR(10)&amp;&quot;- Sent By Bot&quot;&amp;CHAR(34)&amp;CHAR(10)));&quot;&quot;)">
            <text:p/>
          </table:table-cell>
          <table:table-cell table:style-name="ce99" table:formula="of:=IFERROR(IF([.$E179]=&quot;&quot;;&quot;&quot;;[$Mudslide_Commands.$E$32]&amp;IF(SUMPRODUCT(--ISNUMBER(SEARCH([$Mudslide_Commands.$D$10:.$D$16];RIGHT(LOWER([.$M179]);4))))&gt;0;&quot;send-image &quot;; &quot;send-file &quot;)&amp;TRIM(SUBSTITUTE([.$AA179];&quot;+&quot;;&quot;&quot;)&amp;&quot; &quot;&amp;CHAR(34)&amp;[.$M179]&amp;CHAR(34)&amp;IF([.$S179]=&quot;&quot;;&quot;&quot;;&quot; --caption &quot;&amp;CHAR(34)&amp;[.$S179]&amp;CHAR(34))&amp;CHAR(10)));&quot;&quot;)">
            <text:p/>
          </table:table-cell>
          <table:table-cell table:style-name="ce60" table:formula="of:=IFERROR(IF([.$E179]=&quot;&quot;;&quot;&quot;;IF([.$M179]=&quot;&quot;;[.$AB179]&amp;CHAR(10);[.$AC179]&amp;CHAR(10)));&quot;&quot;)">
            <text:p/>
          </table:table-cell>
          <table:table-cell table:style-name="ce60"/>
          <table:table-cell table:style-name="ce60" table:formula="of:=IFERROR(IF(NOT(ISERROR(SEARCH(&quot;@g.us&quot;;[.$F179])));[.$F179];IF([.$F179]=&quot;&quot;;&quot;&quot;;IFERROR(IF([.$B179]=&quot;&quot;;[.$E$1];[.$B179]);&quot;&quot;)&amp;RIGHT(SUBSTITUTE(SUBSTITUTE(SUBSTITUTE([.$F179];&quot;-&quot;;&quot;&quot;);&quot; &quot;;&quot;&quot;);&quot;+&quot;;&quot;&quot;);10)));&quot;&quot;)">
            <text:p/>
          </table:table-cell>
          <table:table-cell table:style-name="ce99" table:formula="of:=IFERROR(IF([.$F179]=&quot;&quot;;&quot;&quot;;[$Mudslide_Commands.$E$32]&amp;&quot;send &quot;&amp;TRIM(SUBSTITUTE([.$AF179];&quot;+&quot;;&quot;&quot;)&amp;&quot; &quot;&amp;CHAR(34)&amp;[.$H179]&amp;CHAR(10)&amp;[.$I179]&amp;CHAR(10)&amp;[.$J179]&amp;CHAR(10)&amp;[.$K179]&amp;CHAR(10)&amp;[.$L179]&amp;CHAR(10)&amp;&quot;- Sent By Bot&quot;&amp;CHAR(34)&amp;CHAR(10)));&quot;&quot;)">
            <text:p/>
          </table:table-cell>
          <table:table-cell table:style-name="ce99" table:formula="of:=IFERROR(IF([.$F179]=&quot;&quot;;&quot;&quot;;[$Mudslide_Commands.$E$32]&amp;IF(SUMPRODUCT(--ISNUMBER(SEARCH([$Mudslide_Commands.$D$10:.$D$16];RIGHT(LOWER([.$M179]);4))))&gt;0;&quot;send-image &quot;; &quot;send-file &quot;)&amp;TRIM(SUBSTITUTE([.$AF179];&quot;+&quot;;&quot;&quot;)&amp;&quot; &quot;&amp;CHAR(34)&amp;[.$M179]&amp;CHAR(34)&amp;IF([.$S179]=&quot;&quot;;&quot;&quot;;&quot; --caption &quot;&amp;CHAR(34)&amp;[.$S179]&amp;CHAR(34))&amp;CHAR(10)));&quot;&quot;)">
            <text:p/>
          </table:table-cell>
          <table:table-cell table:style-name="ce60" table:formula="of:=IFERROR(IF([.$F179]=&quot;&quot;;&quot;&quot;;IF([.$M179]=&quot;&quot;;[.$AG179]&amp;CHAR(10);[.$AH179]&amp;CHAR(10)));&quot;&quot;)">
            <text:p/>
          </table:table-cell>
          <table:table-cell table:style-name="ce60"/>
          <table:table-cell table:style-name="ce60" table:formula="of:=IFERROR(IF(NOT(ISERROR(SEARCH(&quot;@g.us&quot;;[.$E179])));[.$G179];IF([.$G179]=&quot;&quot;;&quot;&quot;;IFERROR(IF([.$B179]=&quot;&quot;;[.$E$1];[.$B179]);&quot;&quot;)&amp;RIGHT(SUBSTITUTE(SUBSTITUTE(SUBSTITUTE([.$G179];&quot;-&quot;;&quot;&quot;);&quot; &quot;;&quot;&quot;);&quot;+&quot;;&quot;&quot;);10)));&quot;&quot;)">
            <text:p/>
          </table:table-cell>
          <table:table-cell table:style-name="ce99" table:formula="of:=IFERROR(IF([.$G179]=&quot;&quot;;&quot;&quot;;[$Mudslide_Commands.$E$32]&amp;&quot;send &quot;&amp;TRIM(SUBSTITUTE([.$AK179];&quot;+&quot;;&quot;&quot;)&amp;&quot; &quot;&amp;CHAR(34)&amp;[.$H179]&amp;CHAR(10)&amp;[.$I179]&amp;CHAR(10)&amp;[.$J179]&amp;CHAR(10)&amp;[.$K179]&amp;CHAR(10)&amp;[.$L179]&amp;CHAR(10)&amp;&quot;- Sent By Bot&quot;&amp;CHAR(34)&amp;CHAR(10)));&quot;&quot;)">
            <text:p/>
          </table:table-cell>
          <table:table-cell table:style-name="ce99" table:formula="of:=IFERROR(IF([.$G179]=&quot;&quot;;&quot;&quot;;[$Mudslide_Commands.$E$32]&amp;IF(SUMPRODUCT(--ISNUMBER(SEARCH([$Mudslide_Commands.$D$10:.$D$16];RIGHT(LOWER([.$M179]);4))))&gt;0;&quot;send-image &quot;; &quot;send-file &quot;)&amp;TRIM(SUBSTITUTE([.$AK179];&quot;+&quot;;&quot;&quot;)&amp;&quot; &quot;&amp;CHAR(34)&amp;[.$M179]&amp;CHAR(34)&amp;IF([.$S179]=&quot;&quot;;&quot;&quot;;&quot; --caption &quot;&amp;CHAR(34)&amp;[.$S179]&amp;CHAR(34))&amp;CHAR(10)));&quot;&quot;)">
            <text:p/>
          </table:table-cell>
          <table:table-cell table:style-name="ce60" table:formula="of:=IFERROR(IF([.$G179]=&quot;&quot;;&quot;&quot;;IF([.$M179]=&quot;&quot;;[.$AL179]&amp;CHAR(10);[.$AM179]&amp;CHAR(10)));&quot;&quot;)">
            <text:p/>
          </table:table-cell>
          <table:table-cell table:style-name="ce60"/>
          <table:table-cell table:style-name="ce116" table:formula="of:=[.AD179]&amp;[.AI179]&amp;[.AN17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0]&amp;[.F180]&amp;[.G180]=&quot;&quot;;&quot;&quot;;MAX([.$A$3:.$A179])+1);&quot;&quot;)">
            <text:p/>
          </table:table-cell>
          <table:table-cell table:style-name="ce9" table:formula="of:=IFERROR(TRIM(SUBSTITUTE(SUBSTITUTE(VLOOKUP([.C18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0]=&quot;&quot;;&quot;&quot;;TRIM(&quot;Dear *&quot;&amp;[.$D180]&amp;&quot;*&quot;))">
            <text:p/>
          </table:table-cell>
          <table:table-cell table:style-name="ce83" table:formula="of:=IF([.$E180]=&quot;&quot;;&quot;&quot;;&quot;~How Do You Do ?~&quot;)">
            <text:p/>
          </table:table-cell>
          <table:table-cell table:style-name="ce83" table:formula="of:=IF([.$E180]=&quot;&quot;;&quot;&quot;;&quot;_Have a great Day_&quot;)">
            <text:p/>
          </table:table-cell>
          <table:table-cell table:style-name="ce83" table:number-columns-repeated="2"/>
          <table:table-cell table:style-name="ce44" table:number-columns-spanned="6" table:number-rows-spanned="1">
            <draw:control draw:z-index="192" draw:name="BT_File_Selection_12_" draw:style-name="gr6" draw:text-style-name="P5" svg:width="1cm" svg:height="0.5cm" svg:x="0cm" svg:y="0cm" draw:control="control178"/>
          </table:table-cell>
          <table:covered-table-cell table:number-columns-repeated="5" table:style-name="ce48"/>
          <table:table-cell table:style-name="ce107" table:formula="of:=IF([.$M180]=&quot;&quot;;&quot;&quot;;IF([.$A18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0])));[.$E180];IF([.$E180]=&quot;&quot;;&quot;&quot;;IFERROR(IF([.$B180]=&quot;&quot;;[.$E$1];[.$B180]);&quot;&quot;)&amp;RIGHT(SUBSTITUTE(SUBSTITUTE(SUBSTITUTE([.$E180];&quot;-&quot;;&quot;&quot;);&quot; &quot;;&quot;&quot;);&quot;+&quot;;&quot;&quot;);10)));&quot;&quot;)">
            <text:p/>
          </table:table-cell>
          <table:table-cell table:style-name="ce99" table:formula="of:=IFERROR(IF([.$E180]=&quot;&quot;;&quot;&quot;;[$Mudslide_Commands.$E$32]&amp;&quot;send &quot;&amp;TRIM(SUBSTITUTE([.$AA180];&quot;+&quot;;&quot;&quot;)&amp;&quot; &quot;&amp;CHAR(34)&amp;[.$H180]&amp;CHAR(10)&amp;[.$I180]&amp;CHAR(10)&amp;[.$J180]&amp;CHAR(10)&amp;[.$K180]&amp;CHAR(10)&amp;[.$L180]&amp;CHAR(10)&amp;&quot;- Sent By Bot&quot;&amp;CHAR(34)&amp;CHAR(10)));&quot;&quot;)">
            <text:p/>
          </table:table-cell>
          <table:table-cell table:style-name="ce99" table:formula="of:=IFERROR(IF([.$E180]=&quot;&quot;;&quot;&quot;;[$Mudslide_Commands.$E$32]&amp;IF(SUMPRODUCT(--ISNUMBER(SEARCH([$Mudslide_Commands.$D$10:.$D$16];RIGHT(LOWER([.$M180]);4))))&gt;0;&quot;send-image &quot;; &quot;send-file &quot;)&amp;TRIM(SUBSTITUTE([.$AA180];&quot;+&quot;;&quot;&quot;)&amp;&quot; &quot;&amp;CHAR(34)&amp;[.$M180]&amp;CHAR(34)&amp;IF([.$S180]=&quot;&quot;;&quot;&quot;;&quot; --caption &quot;&amp;CHAR(34)&amp;[.$S180]&amp;CHAR(34))&amp;CHAR(10)));&quot;&quot;)">
            <text:p/>
          </table:table-cell>
          <table:table-cell table:style-name="ce60" table:formula="of:=IFERROR(IF([.$E180]=&quot;&quot;;&quot;&quot;;IF([.$M180]=&quot;&quot;;[.$AB180]&amp;CHAR(10);[.$AC180]&amp;CHAR(10)));&quot;&quot;)">
            <text:p/>
          </table:table-cell>
          <table:table-cell table:style-name="ce60"/>
          <table:table-cell table:style-name="ce60" table:formula="of:=IFERROR(IF(NOT(ISERROR(SEARCH(&quot;@g.us&quot;;[.$F180])));[.$F180];IF([.$F180]=&quot;&quot;;&quot;&quot;;IFERROR(IF([.$B180]=&quot;&quot;;[.$E$1];[.$B180]);&quot;&quot;)&amp;RIGHT(SUBSTITUTE(SUBSTITUTE(SUBSTITUTE([.$F180];&quot;-&quot;;&quot;&quot;);&quot; &quot;;&quot;&quot;);&quot;+&quot;;&quot;&quot;);10)));&quot;&quot;)">
            <text:p/>
          </table:table-cell>
          <table:table-cell table:style-name="ce99" table:formula="of:=IFERROR(IF([.$F180]=&quot;&quot;;&quot;&quot;;[$Mudslide_Commands.$E$32]&amp;&quot;send &quot;&amp;TRIM(SUBSTITUTE([.$AF180];&quot;+&quot;;&quot;&quot;)&amp;&quot; &quot;&amp;CHAR(34)&amp;[.$H180]&amp;CHAR(10)&amp;[.$I180]&amp;CHAR(10)&amp;[.$J180]&amp;CHAR(10)&amp;[.$K180]&amp;CHAR(10)&amp;[.$L180]&amp;CHAR(10)&amp;&quot;- Sent By Bot&quot;&amp;CHAR(34)&amp;CHAR(10)));&quot;&quot;)">
            <text:p/>
          </table:table-cell>
          <table:table-cell table:style-name="ce99" table:formula="of:=IFERROR(IF([.$F180]=&quot;&quot;;&quot;&quot;;[$Mudslide_Commands.$E$32]&amp;IF(SUMPRODUCT(--ISNUMBER(SEARCH([$Mudslide_Commands.$D$10:.$D$16];RIGHT(LOWER([.$M180]);4))))&gt;0;&quot;send-image &quot;; &quot;send-file &quot;)&amp;TRIM(SUBSTITUTE([.$AF180];&quot;+&quot;;&quot;&quot;)&amp;&quot; &quot;&amp;CHAR(34)&amp;[.$M180]&amp;CHAR(34)&amp;IF([.$S180]=&quot;&quot;;&quot;&quot;;&quot; --caption &quot;&amp;CHAR(34)&amp;[.$S180]&amp;CHAR(34))&amp;CHAR(10)));&quot;&quot;)">
            <text:p/>
          </table:table-cell>
          <table:table-cell table:style-name="ce60" table:formula="of:=IFERROR(IF([.$F180]=&quot;&quot;;&quot;&quot;;IF([.$M180]=&quot;&quot;;[.$AG180]&amp;CHAR(10);[.$AH180]&amp;CHAR(10)));&quot;&quot;)">
            <text:p/>
          </table:table-cell>
          <table:table-cell table:style-name="ce60"/>
          <table:table-cell table:style-name="ce60" table:formula="of:=IFERROR(IF(NOT(ISERROR(SEARCH(&quot;@g.us&quot;;[.$E180])));[.$G180];IF([.$G180]=&quot;&quot;;&quot;&quot;;IFERROR(IF([.$B180]=&quot;&quot;;[.$E$1];[.$B180]);&quot;&quot;)&amp;RIGHT(SUBSTITUTE(SUBSTITUTE(SUBSTITUTE([.$G180];&quot;-&quot;;&quot;&quot;);&quot; &quot;;&quot;&quot;);&quot;+&quot;;&quot;&quot;);10)));&quot;&quot;)">
            <text:p/>
          </table:table-cell>
          <table:table-cell table:style-name="ce99" table:formula="of:=IFERROR(IF([.$G180]=&quot;&quot;;&quot;&quot;;[$Mudslide_Commands.$E$32]&amp;&quot;send &quot;&amp;TRIM(SUBSTITUTE([.$AK180];&quot;+&quot;;&quot;&quot;)&amp;&quot; &quot;&amp;CHAR(34)&amp;[.$H180]&amp;CHAR(10)&amp;[.$I180]&amp;CHAR(10)&amp;[.$J180]&amp;CHAR(10)&amp;[.$K180]&amp;CHAR(10)&amp;[.$L180]&amp;CHAR(10)&amp;&quot;- Sent By Bot&quot;&amp;CHAR(34)&amp;CHAR(10)));&quot;&quot;)">
            <text:p/>
          </table:table-cell>
          <table:table-cell table:style-name="ce99" table:formula="of:=IFERROR(IF([.$G180]=&quot;&quot;;&quot;&quot;;[$Mudslide_Commands.$E$32]&amp;IF(SUMPRODUCT(--ISNUMBER(SEARCH([$Mudslide_Commands.$D$10:.$D$16];RIGHT(LOWER([.$M180]);4))))&gt;0;&quot;send-image &quot;; &quot;send-file &quot;)&amp;TRIM(SUBSTITUTE([.$AK180];&quot;+&quot;;&quot;&quot;)&amp;&quot; &quot;&amp;CHAR(34)&amp;[.$M180]&amp;CHAR(34)&amp;IF([.$S180]=&quot;&quot;;&quot;&quot;;&quot; --caption &quot;&amp;CHAR(34)&amp;[.$S180]&amp;CHAR(34))&amp;CHAR(10)));&quot;&quot;)">
            <text:p/>
          </table:table-cell>
          <table:table-cell table:style-name="ce60" table:formula="of:=IFERROR(IF([.$G180]=&quot;&quot;;&quot;&quot;;IF([.$M180]=&quot;&quot;;[.$AL180]&amp;CHAR(10);[.$AM180]&amp;CHAR(10)));&quot;&quot;)">
            <text:p/>
          </table:table-cell>
          <table:table-cell table:style-name="ce60"/>
          <table:table-cell table:style-name="ce116" table:formula="of:=[.AD180]&amp;[.AI180]&amp;[.AN18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1]&amp;[.F181]&amp;[.G181]=&quot;&quot;;&quot;&quot;;MAX([.$A$3:.$A180])+1);&quot;&quot;)">
            <text:p/>
          </table:table-cell>
          <table:table-cell table:style-name="ce9" table:formula="of:=IFERROR(TRIM(SUBSTITUTE(SUBSTITUTE(VLOOKUP([.C18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1]=&quot;&quot;;&quot;&quot;;TRIM(&quot;Dear *&quot;&amp;[.$D181]&amp;&quot;*&quot;))">
            <text:p/>
          </table:table-cell>
          <table:table-cell table:style-name="ce83" table:formula="of:=IF([.$E181]=&quot;&quot;;&quot;&quot;;&quot;~How Do You Do ?~&quot;)">
            <text:p/>
          </table:table-cell>
          <table:table-cell table:style-name="ce83" table:formula="of:=IF([.$E181]=&quot;&quot;;&quot;&quot;;&quot;_Have a great Day_&quot;)">
            <text:p/>
          </table:table-cell>
          <table:table-cell table:style-name="ce83" table:number-columns-repeated="2"/>
          <table:table-cell table:style-name="ce44" table:number-columns-spanned="6" table:number-rows-spanned="1">
            <draw:control draw:z-index="193" draw:name="BT_File_Selection_12_" draw:style-name="gr6" draw:text-style-name="P5" svg:width="1cm" svg:height="0.5cm" svg:x="0cm" svg:y="0cm" draw:control="control179"/>
          </table:table-cell>
          <table:covered-table-cell table:number-columns-repeated="5" table:style-name="ce48"/>
          <table:table-cell table:style-name="ce107" table:formula="of:=IF([.$M181]=&quot;&quot;;&quot;&quot;;IF([.$A18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1])));[.$E181];IF([.$E181]=&quot;&quot;;&quot;&quot;;IFERROR(IF([.$B181]=&quot;&quot;;[.$E$1];[.$B181]);&quot;&quot;)&amp;RIGHT(SUBSTITUTE(SUBSTITUTE(SUBSTITUTE([.$E181];&quot;-&quot;;&quot;&quot;);&quot; &quot;;&quot;&quot;);&quot;+&quot;;&quot;&quot;);10)));&quot;&quot;)">
            <text:p/>
          </table:table-cell>
          <table:table-cell table:style-name="ce99" table:formula="of:=IFERROR(IF([.$E181]=&quot;&quot;;&quot;&quot;;[$Mudslide_Commands.$E$32]&amp;&quot;send &quot;&amp;TRIM(SUBSTITUTE([.$AA181];&quot;+&quot;;&quot;&quot;)&amp;&quot; &quot;&amp;CHAR(34)&amp;[.$H181]&amp;CHAR(10)&amp;[.$I181]&amp;CHAR(10)&amp;[.$J181]&amp;CHAR(10)&amp;[.$K181]&amp;CHAR(10)&amp;[.$L181]&amp;CHAR(10)&amp;&quot;- Sent By Bot&quot;&amp;CHAR(34)&amp;CHAR(10)));&quot;&quot;)">
            <text:p/>
          </table:table-cell>
          <table:table-cell table:style-name="ce99" table:formula="of:=IFERROR(IF([.$E181]=&quot;&quot;;&quot;&quot;;[$Mudslide_Commands.$E$32]&amp;IF(SUMPRODUCT(--ISNUMBER(SEARCH([$Mudslide_Commands.$D$10:.$D$16];RIGHT(LOWER([.$M181]);4))))&gt;0;&quot;send-image &quot;; &quot;send-file &quot;)&amp;TRIM(SUBSTITUTE([.$AA181];&quot;+&quot;;&quot;&quot;)&amp;&quot; &quot;&amp;CHAR(34)&amp;[.$M181]&amp;CHAR(34)&amp;IF([.$S181]=&quot;&quot;;&quot;&quot;;&quot; --caption &quot;&amp;CHAR(34)&amp;[.$S181]&amp;CHAR(34))&amp;CHAR(10)));&quot;&quot;)">
            <text:p/>
          </table:table-cell>
          <table:table-cell table:style-name="ce60" table:formula="of:=IFERROR(IF([.$E181]=&quot;&quot;;&quot;&quot;;IF([.$M181]=&quot;&quot;;[.$AB181]&amp;CHAR(10);[.$AC181]&amp;CHAR(10)));&quot;&quot;)">
            <text:p/>
          </table:table-cell>
          <table:table-cell table:style-name="ce60"/>
          <table:table-cell table:style-name="ce60" table:formula="of:=IFERROR(IF(NOT(ISERROR(SEARCH(&quot;@g.us&quot;;[.$F181])));[.$F181];IF([.$F181]=&quot;&quot;;&quot;&quot;;IFERROR(IF([.$B181]=&quot;&quot;;[.$E$1];[.$B181]);&quot;&quot;)&amp;RIGHT(SUBSTITUTE(SUBSTITUTE(SUBSTITUTE([.$F181];&quot;-&quot;;&quot;&quot;);&quot; &quot;;&quot;&quot;);&quot;+&quot;;&quot;&quot;);10)));&quot;&quot;)">
            <text:p/>
          </table:table-cell>
          <table:table-cell table:style-name="ce99" table:formula="of:=IFERROR(IF([.$F181]=&quot;&quot;;&quot;&quot;;[$Mudslide_Commands.$E$32]&amp;&quot;send &quot;&amp;TRIM(SUBSTITUTE([.$AF181];&quot;+&quot;;&quot;&quot;)&amp;&quot; &quot;&amp;CHAR(34)&amp;[.$H181]&amp;CHAR(10)&amp;[.$I181]&amp;CHAR(10)&amp;[.$J181]&amp;CHAR(10)&amp;[.$K181]&amp;CHAR(10)&amp;[.$L181]&amp;CHAR(10)&amp;&quot;- Sent By Bot&quot;&amp;CHAR(34)&amp;CHAR(10)));&quot;&quot;)">
            <text:p/>
          </table:table-cell>
          <table:table-cell table:style-name="ce99" table:formula="of:=IFERROR(IF([.$F181]=&quot;&quot;;&quot;&quot;;[$Mudslide_Commands.$E$32]&amp;IF(SUMPRODUCT(--ISNUMBER(SEARCH([$Mudslide_Commands.$D$10:.$D$16];RIGHT(LOWER([.$M181]);4))))&gt;0;&quot;send-image &quot;; &quot;send-file &quot;)&amp;TRIM(SUBSTITUTE([.$AF181];&quot;+&quot;;&quot;&quot;)&amp;&quot; &quot;&amp;CHAR(34)&amp;[.$M181]&amp;CHAR(34)&amp;IF([.$S181]=&quot;&quot;;&quot;&quot;;&quot; --caption &quot;&amp;CHAR(34)&amp;[.$S181]&amp;CHAR(34))&amp;CHAR(10)));&quot;&quot;)">
            <text:p/>
          </table:table-cell>
          <table:table-cell table:style-name="ce60" table:formula="of:=IFERROR(IF([.$F181]=&quot;&quot;;&quot;&quot;;IF([.$M181]=&quot;&quot;;[.$AG181]&amp;CHAR(10);[.$AH181]&amp;CHAR(10)));&quot;&quot;)">
            <text:p/>
          </table:table-cell>
          <table:table-cell table:style-name="ce60"/>
          <table:table-cell table:style-name="ce60" table:formula="of:=IFERROR(IF(NOT(ISERROR(SEARCH(&quot;@g.us&quot;;[.$E181])));[.$G181];IF([.$G181]=&quot;&quot;;&quot;&quot;;IFERROR(IF([.$B181]=&quot;&quot;;[.$E$1];[.$B181]);&quot;&quot;)&amp;RIGHT(SUBSTITUTE(SUBSTITUTE(SUBSTITUTE([.$G181];&quot;-&quot;;&quot;&quot;);&quot; &quot;;&quot;&quot;);&quot;+&quot;;&quot;&quot;);10)));&quot;&quot;)">
            <text:p/>
          </table:table-cell>
          <table:table-cell table:style-name="ce99" table:formula="of:=IFERROR(IF([.$G181]=&quot;&quot;;&quot;&quot;;[$Mudslide_Commands.$E$32]&amp;&quot;send &quot;&amp;TRIM(SUBSTITUTE([.$AK181];&quot;+&quot;;&quot;&quot;)&amp;&quot; &quot;&amp;CHAR(34)&amp;[.$H181]&amp;CHAR(10)&amp;[.$I181]&amp;CHAR(10)&amp;[.$J181]&amp;CHAR(10)&amp;[.$K181]&amp;CHAR(10)&amp;[.$L181]&amp;CHAR(10)&amp;&quot;- Sent By Bot&quot;&amp;CHAR(34)&amp;CHAR(10)));&quot;&quot;)">
            <text:p/>
          </table:table-cell>
          <table:table-cell table:style-name="ce99" table:formula="of:=IFERROR(IF([.$G181]=&quot;&quot;;&quot;&quot;;[$Mudslide_Commands.$E$32]&amp;IF(SUMPRODUCT(--ISNUMBER(SEARCH([$Mudslide_Commands.$D$10:.$D$16];RIGHT(LOWER([.$M181]);4))))&gt;0;&quot;send-image &quot;; &quot;send-file &quot;)&amp;TRIM(SUBSTITUTE([.$AK181];&quot;+&quot;;&quot;&quot;)&amp;&quot; &quot;&amp;CHAR(34)&amp;[.$M181]&amp;CHAR(34)&amp;IF([.$S181]=&quot;&quot;;&quot;&quot;;&quot; --caption &quot;&amp;CHAR(34)&amp;[.$S181]&amp;CHAR(34))&amp;CHAR(10)));&quot;&quot;)">
            <text:p/>
          </table:table-cell>
          <table:table-cell table:style-name="ce60" table:formula="of:=IFERROR(IF([.$G181]=&quot;&quot;;&quot;&quot;;IF([.$M181]=&quot;&quot;;[.$AL181]&amp;CHAR(10);[.$AM181]&amp;CHAR(10)));&quot;&quot;)">
            <text:p/>
          </table:table-cell>
          <table:table-cell table:style-name="ce60"/>
          <table:table-cell table:style-name="ce116" table:formula="of:=[.AD181]&amp;[.AI181]&amp;[.AN18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2]&amp;[.F182]&amp;[.G182]=&quot;&quot;;&quot;&quot;;MAX([.$A$3:.$A181])+1);&quot;&quot;)">
            <text:p/>
          </table:table-cell>
          <table:table-cell table:style-name="ce9" table:formula="of:=IFERROR(TRIM(SUBSTITUTE(SUBSTITUTE(VLOOKUP([.C18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2]=&quot;&quot;;&quot;&quot;;TRIM(&quot;Dear *&quot;&amp;[.$D182]&amp;&quot;*&quot;))">
            <text:p/>
          </table:table-cell>
          <table:table-cell table:style-name="ce83" table:formula="of:=IF([.$E182]=&quot;&quot;;&quot;&quot;;&quot;~How Do You Do ?~&quot;)">
            <text:p/>
          </table:table-cell>
          <table:table-cell table:style-name="ce83" table:formula="of:=IF([.$E182]=&quot;&quot;;&quot;&quot;;&quot;_Have a great Day_&quot;)">
            <text:p/>
          </table:table-cell>
          <table:table-cell table:style-name="ce83" table:number-columns-repeated="2"/>
          <table:table-cell table:style-name="ce44" table:number-columns-spanned="6" table:number-rows-spanned="1">
            <draw:control draw:z-index="194" draw:name="BT_File_Selection_12_" draw:style-name="gr6" draw:text-style-name="P5" svg:width="1cm" svg:height="0.5cm" svg:x="0cm" svg:y="0cm" draw:control="control180"/>
          </table:table-cell>
          <table:covered-table-cell table:number-columns-repeated="5" table:style-name="ce48"/>
          <table:table-cell table:style-name="ce107" table:formula="of:=IF([.$M182]=&quot;&quot;;&quot;&quot;;IF([.$A18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2])));[.$E182];IF([.$E182]=&quot;&quot;;&quot;&quot;;IFERROR(IF([.$B182]=&quot;&quot;;[.$E$1];[.$B182]);&quot;&quot;)&amp;RIGHT(SUBSTITUTE(SUBSTITUTE(SUBSTITUTE([.$E182];&quot;-&quot;;&quot;&quot;);&quot; &quot;;&quot;&quot;);&quot;+&quot;;&quot;&quot;);10)));&quot;&quot;)">
            <text:p/>
          </table:table-cell>
          <table:table-cell table:style-name="ce99" table:formula="of:=IFERROR(IF([.$E182]=&quot;&quot;;&quot;&quot;;[$Mudslide_Commands.$E$32]&amp;&quot;send &quot;&amp;TRIM(SUBSTITUTE([.$AA182];&quot;+&quot;;&quot;&quot;)&amp;&quot; &quot;&amp;CHAR(34)&amp;[.$H182]&amp;CHAR(10)&amp;[.$I182]&amp;CHAR(10)&amp;[.$J182]&amp;CHAR(10)&amp;[.$K182]&amp;CHAR(10)&amp;[.$L182]&amp;CHAR(10)&amp;&quot;- Sent By Bot&quot;&amp;CHAR(34)&amp;CHAR(10)));&quot;&quot;)">
            <text:p/>
          </table:table-cell>
          <table:table-cell table:style-name="ce99" table:formula="of:=IFERROR(IF([.$E182]=&quot;&quot;;&quot;&quot;;[$Mudslide_Commands.$E$32]&amp;IF(SUMPRODUCT(--ISNUMBER(SEARCH([$Mudslide_Commands.$D$10:.$D$16];RIGHT(LOWER([.$M182]);4))))&gt;0;&quot;send-image &quot;; &quot;send-file &quot;)&amp;TRIM(SUBSTITUTE([.$AA182];&quot;+&quot;;&quot;&quot;)&amp;&quot; &quot;&amp;CHAR(34)&amp;[.$M182]&amp;CHAR(34)&amp;IF([.$S182]=&quot;&quot;;&quot;&quot;;&quot; --caption &quot;&amp;CHAR(34)&amp;[.$S182]&amp;CHAR(34))&amp;CHAR(10)));&quot;&quot;)">
            <text:p/>
          </table:table-cell>
          <table:table-cell table:style-name="ce60" table:formula="of:=IFERROR(IF([.$E182]=&quot;&quot;;&quot;&quot;;IF([.$M182]=&quot;&quot;;[.$AB182]&amp;CHAR(10);[.$AC182]&amp;CHAR(10)));&quot;&quot;)">
            <text:p/>
          </table:table-cell>
          <table:table-cell table:style-name="ce60"/>
          <table:table-cell table:style-name="ce60" table:formula="of:=IFERROR(IF(NOT(ISERROR(SEARCH(&quot;@g.us&quot;;[.$F182])));[.$F182];IF([.$F182]=&quot;&quot;;&quot;&quot;;IFERROR(IF([.$B182]=&quot;&quot;;[.$E$1];[.$B182]);&quot;&quot;)&amp;RIGHT(SUBSTITUTE(SUBSTITUTE(SUBSTITUTE([.$F182];&quot;-&quot;;&quot;&quot;);&quot; &quot;;&quot;&quot;);&quot;+&quot;;&quot;&quot;);10)));&quot;&quot;)">
            <text:p/>
          </table:table-cell>
          <table:table-cell table:style-name="ce99" table:formula="of:=IFERROR(IF([.$F182]=&quot;&quot;;&quot;&quot;;[$Mudslide_Commands.$E$32]&amp;&quot;send &quot;&amp;TRIM(SUBSTITUTE([.$AF182];&quot;+&quot;;&quot;&quot;)&amp;&quot; &quot;&amp;CHAR(34)&amp;[.$H182]&amp;CHAR(10)&amp;[.$I182]&amp;CHAR(10)&amp;[.$J182]&amp;CHAR(10)&amp;[.$K182]&amp;CHAR(10)&amp;[.$L182]&amp;CHAR(10)&amp;&quot;- Sent By Bot&quot;&amp;CHAR(34)&amp;CHAR(10)));&quot;&quot;)">
            <text:p/>
          </table:table-cell>
          <table:table-cell table:style-name="ce99" table:formula="of:=IFERROR(IF([.$F182]=&quot;&quot;;&quot;&quot;;[$Mudslide_Commands.$E$32]&amp;IF(SUMPRODUCT(--ISNUMBER(SEARCH([$Mudslide_Commands.$D$10:.$D$16];RIGHT(LOWER([.$M182]);4))))&gt;0;&quot;send-image &quot;; &quot;send-file &quot;)&amp;TRIM(SUBSTITUTE([.$AF182];&quot;+&quot;;&quot;&quot;)&amp;&quot; &quot;&amp;CHAR(34)&amp;[.$M182]&amp;CHAR(34)&amp;IF([.$S182]=&quot;&quot;;&quot;&quot;;&quot; --caption &quot;&amp;CHAR(34)&amp;[.$S182]&amp;CHAR(34))&amp;CHAR(10)));&quot;&quot;)">
            <text:p/>
          </table:table-cell>
          <table:table-cell table:style-name="ce60" table:formula="of:=IFERROR(IF([.$F182]=&quot;&quot;;&quot;&quot;;IF([.$M182]=&quot;&quot;;[.$AG182]&amp;CHAR(10);[.$AH182]&amp;CHAR(10)));&quot;&quot;)">
            <text:p/>
          </table:table-cell>
          <table:table-cell table:style-name="ce60"/>
          <table:table-cell table:style-name="ce60" table:formula="of:=IFERROR(IF(NOT(ISERROR(SEARCH(&quot;@g.us&quot;;[.$E182])));[.$G182];IF([.$G182]=&quot;&quot;;&quot;&quot;;IFERROR(IF([.$B182]=&quot;&quot;;[.$E$1];[.$B182]);&quot;&quot;)&amp;RIGHT(SUBSTITUTE(SUBSTITUTE(SUBSTITUTE([.$G182];&quot;-&quot;;&quot;&quot;);&quot; &quot;;&quot;&quot;);&quot;+&quot;;&quot;&quot;);10)));&quot;&quot;)">
            <text:p/>
          </table:table-cell>
          <table:table-cell table:style-name="ce99" table:formula="of:=IFERROR(IF([.$G182]=&quot;&quot;;&quot;&quot;;[$Mudslide_Commands.$E$32]&amp;&quot;send &quot;&amp;TRIM(SUBSTITUTE([.$AK182];&quot;+&quot;;&quot;&quot;)&amp;&quot; &quot;&amp;CHAR(34)&amp;[.$H182]&amp;CHAR(10)&amp;[.$I182]&amp;CHAR(10)&amp;[.$J182]&amp;CHAR(10)&amp;[.$K182]&amp;CHAR(10)&amp;[.$L182]&amp;CHAR(10)&amp;&quot;- Sent By Bot&quot;&amp;CHAR(34)&amp;CHAR(10)));&quot;&quot;)">
            <text:p/>
          </table:table-cell>
          <table:table-cell table:style-name="ce99" table:formula="of:=IFERROR(IF([.$G182]=&quot;&quot;;&quot;&quot;;[$Mudslide_Commands.$E$32]&amp;IF(SUMPRODUCT(--ISNUMBER(SEARCH([$Mudslide_Commands.$D$10:.$D$16];RIGHT(LOWER([.$M182]);4))))&gt;0;&quot;send-image &quot;; &quot;send-file &quot;)&amp;TRIM(SUBSTITUTE([.$AK182];&quot;+&quot;;&quot;&quot;)&amp;&quot; &quot;&amp;CHAR(34)&amp;[.$M182]&amp;CHAR(34)&amp;IF([.$S182]=&quot;&quot;;&quot;&quot;;&quot; --caption &quot;&amp;CHAR(34)&amp;[.$S182]&amp;CHAR(34))&amp;CHAR(10)));&quot;&quot;)">
            <text:p/>
          </table:table-cell>
          <table:table-cell table:style-name="ce60" table:formula="of:=IFERROR(IF([.$G182]=&quot;&quot;;&quot;&quot;;IF([.$M182]=&quot;&quot;;[.$AL182]&amp;CHAR(10);[.$AM182]&amp;CHAR(10)));&quot;&quot;)">
            <text:p/>
          </table:table-cell>
          <table:table-cell table:style-name="ce60"/>
          <table:table-cell table:style-name="ce116" table:formula="of:=[.AD182]&amp;[.AI182]&amp;[.AN18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3]&amp;[.F183]&amp;[.G183]=&quot;&quot;;&quot;&quot;;MAX([.$A$3:.$A182])+1);&quot;&quot;)">
            <text:p/>
          </table:table-cell>
          <table:table-cell table:style-name="ce9" table:formula="of:=IFERROR(TRIM(SUBSTITUTE(SUBSTITUTE(VLOOKUP([.C18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3]=&quot;&quot;;&quot;&quot;;TRIM(&quot;Dear *&quot;&amp;[.$D183]&amp;&quot;*&quot;))">
            <text:p/>
          </table:table-cell>
          <table:table-cell table:style-name="ce83" table:formula="of:=IF([.$E183]=&quot;&quot;;&quot;&quot;;&quot;~How Do You Do ?~&quot;)">
            <text:p/>
          </table:table-cell>
          <table:table-cell table:style-name="ce83" table:formula="of:=IF([.$E183]=&quot;&quot;;&quot;&quot;;&quot;_Have a great Day_&quot;)">
            <text:p/>
          </table:table-cell>
          <table:table-cell table:style-name="ce83" table:number-columns-repeated="2"/>
          <table:table-cell table:style-name="ce44" table:number-columns-spanned="6" table:number-rows-spanned="1">
            <draw:control draw:z-index="195" draw:name="BT_File_Selection_12_" draw:style-name="gr6" draw:text-style-name="P5" svg:width="1cm" svg:height="0.5cm" svg:x="0cm" svg:y="0cm" draw:control="control181"/>
          </table:table-cell>
          <table:covered-table-cell table:number-columns-repeated="5" table:style-name="ce48"/>
          <table:table-cell table:style-name="ce107" table:formula="of:=IF([.$M183]=&quot;&quot;;&quot;&quot;;IF([.$A18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3])));[.$E183];IF([.$E183]=&quot;&quot;;&quot;&quot;;IFERROR(IF([.$B183]=&quot;&quot;;[.$E$1];[.$B183]);&quot;&quot;)&amp;RIGHT(SUBSTITUTE(SUBSTITUTE(SUBSTITUTE([.$E183];&quot;-&quot;;&quot;&quot;);&quot; &quot;;&quot;&quot;);&quot;+&quot;;&quot;&quot;);10)));&quot;&quot;)">
            <text:p/>
          </table:table-cell>
          <table:table-cell table:style-name="ce99" table:formula="of:=IFERROR(IF([.$E183]=&quot;&quot;;&quot;&quot;;[$Mudslide_Commands.$E$32]&amp;&quot;send &quot;&amp;TRIM(SUBSTITUTE([.$AA183];&quot;+&quot;;&quot;&quot;)&amp;&quot; &quot;&amp;CHAR(34)&amp;[.$H183]&amp;CHAR(10)&amp;[.$I183]&amp;CHAR(10)&amp;[.$J183]&amp;CHAR(10)&amp;[.$K183]&amp;CHAR(10)&amp;[.$L183]&amp;CHAR(10)&amp;&quot;- Sent By Bot&quot;&amp;CHAR(34)&amp;CHAR(10)));&quot;&quot;)">
            <text:p/>
          </table:table-cell>
          <table:table-cell table:style-name="ce99" table:formula="of:=IFERROR(IF([.$E183]=&quot;&quot;;&quot;&quot;;[$Mudslide_Commands.$E$32]&amp;IF(SUMPRODUCT(--ISNUMBER(SEARCH([$Mudslide_Commands.$D$10:.$D$16];RIGHT(LOWER([.$M183]);4))))&gt;0;&quot;send-image &quot;; &quot;send-file &quot;)&amp;TRIM(SUBSTITUTE([.$AA183];&quot;+&quot;;&quot;&quot;)&amp;&quot; &quot;&amp;CHAR(34)&amp;[.$M183]&amp;CHAR(34)&amp;IF([.$S183]=&quot;&quot;;&quot;&quot;;&quot; --caption &quot;&amp;CHAR(34)&amp;[.$S183]&amp;CHAR(34))&amp;CHAR(10)));&quot;&quot;)">
            <text:p/>
          </table:table-cell>
          <table:table-cell table:style-name="ce60" table:formula="of:=IFERROR(IF([.$E183]=&quot;&quot;;&quot;&quot;;IF([.$M183]=&quot;&quot;;[.$AB183]&amp;CHAR(10);[.$AC183]&amp;CHAR(10)));&quot;&quot;)">
            <text:p/>
          </table:table-cell>
          <table:table-cell table:style-name="ce60"/>
          <table:table-cell table:style-name="ce60" table:formula="of:=IFERROR(IF(NOT(ISERROR(SEARCH(&quot;@g.us&quot;;[.$F183])));[.$F183];IF([.$F183]=&quot;&quot;;&quot;&quot;;IFERROR(IF([.$B183]=&quot;&quot;;[.$E$1];[.$B183]);&quot;&quot;)&amp;RIGHT(SUBSTITUTE(SUBSTITUTE(SUBSTITUTE([.$F183];&quot;-&quot;;&quot;&quot;);&quot; &quot;;&quot;&quot;);&quot;+&quot;;&quot;&quot;);10)));&quot;&quot;)">
            <text:p/>
          </table:table-cell>
          <table:table-cell table:style-name="ce99" table:formula="of:=IFERROR(IF([.$F183]=&quot;&quot;;&quot;&quot;;[$Mudslide_Commands.$E$32]&amp;&quot;send &quot;&amp;TRIM(SUBSTITUTE([.$AF183];&quot;+&quot;;&quot;&quot;)&amp;&quot; &quot;&amp;CHAR(34)&amp;[.$H183]&amp;CHAR(10)&amp;[.$I183]&amp;CHAR(10)&amp;[.$J183]&amp;CHAR(10)&amp;[.$K183]&amp;CHAR(10)&amp;[.$L183]&amp;CHAR(10)&amp;&quot;- Sent By Bot&quot;&amp;CHAR(34)&amp;CHAR(10)));&quot;&quot;)">
            <text:p/>
          </table:table-cell>
          <table:table-cell table:style-name="ce99" table:formula="of:=IFERROR(IF([.$F183]=&quot;&quot;;&quot;&quot;;[$Mudslide_Commands.$E$32]&amp;IF(SUMPRODUCT(--ISNUMBER(SEARCH([$Mudslide_Commands.$D$10:.$D$16];RIGHT(LOWER([.$M183]);4))))&gt;0;&quot;send-image &quot;; &quot;send-file &quot;)&amp;TRIM(SUBSTITUTE([.$AF183];&quot;+&quot;;&quot;&quot;)&amp;&quot; &quot;&amp;CHAR(34)&amp;[.$M183]&amp;CHAR(34)&amp;IF([.$S183]=&quot;&quot;;&quot;&quot;;&quot; --caption &quot;&amp;CHAR(34)&amp;[.$S183]&amp;CHAR(34))&amp;CHAR(10)));&quot;&quot;)">
            <text:p/>
          </table:table-cell>
          <table:table-cell table:style-name="ce60" table:formula="of:=IFERROR(IF([.$F183]=&quot;&quot;;&quot;&quot;;IF([.$M183]=&quot;&quot;;[.$AG183]&amp;CHAR(10);[.$AH183]&amp;CHAR(10)));&quot;&quot;)">
            <text:p/>
          </table:table-cell>
          <table:table-cell table:style-name="ce60"/>
          <table:table-cell table:style-name="ce60" table:formula="of:=IFERROR(IF(NOT(ISERROR(SEARCH(&quot;@g.us&quot;;[.$E183])));[.$G183];IF([.$G183]=&quot;&quot;;&quot;&quot;;IFERROR(IF([.$B183]=&quot;&quot;;[.$E$1];[.$B183]);&quot;&quot;)&amp;RIGHT(SUBSTITUTE(SUBSTITUTE(SUBSTITUTE([.$G183];&quot;-&quot;;&quot;&quot;);&quot; &quot;;&quot;&quot;);&quot;+&quot;;&quot;&quot;);10)));&quot;&quot;)">
            <text:p/>
          </table:table-cell>
          <table:table-cell table:style-name="ce99" table:formula="of:=IFERROR(IF([.$G183]=&quot;&quot;;&quot;&quot;;[$Mudslide_Commands.$E$32]&amp;&quot;send &quot;&amp;TRIM(SUBSTITUTE([.$AK183];&quot;+&quot;;&quot;&quot;)&amp;&quot; &quot;&amp;CHAR(34)&amp;[.$H183]&amp;CHAR(10)&amp;[.$I183]&amp;CHAR(10)&amp;[.$J183]&amp;CHAR(10)&amp;[.$K183]&amp;CHAR(10)&amp;[.$L183]&amp;CHAR(10)&amp;&quot;- Sent By Bot&quot;&amp;CHAR(34)&amp;CHAR(10)));&quot;&quot;)">
            <text:p/>
          </table:table-cell>
          <table:table-cell table:style-name="ce99" table:formula="of:=IFERROR(IF([.$G183]=&quot;&quot;;&quot;&quot;;[$Mudslide_Commands.$E$32]&amp;IF(SUMPRODUCT(--ISNUMBER(SEARCH([$Mudslide_Commands.$D$10:.$D$16];RIGHT(LOWER([.$M183]);4))))&gt;0;&quot;send-image &quot;; &quot;send-file &quot;)&amp;TRIM(SUBSTITUTE([.$AK183];&quot;+&quot;;&quot;&quot;)&amp;&quot; &quot;&amp;CHAR(34)&amp;[.$M183]&amp;CHAR(34)&amp;IF([.$S183]=&quot;&quot;;&quot;&quot;;&quot; --caption &quot;&amp;CHAR(34)&amp;[.$S183]&amp;CHAR(34))&amp;CHAR(10)));&quot;&quot;)">
            <text:p/>
          </table:table-cell>
          <table:table-cell table:style-name="ce60" table:formula="of:=IFERROR(IF([.$G183]=&quot;&quot;;&quot;&quot;;IF([.$M183]=&quot;&quot;;[.$AL183]&amp;CHAR(10);[.$AM183]&amp;CHAR(10)));&quot;&quot;)">
            <text:p/>
          </table:table-cell>
          <table:table-cell table:style-name="ce60"/>
          <table:table-cell table:style-name="ce116" table:formula="of:=[.AD183]&amp;[.AI183]&amp;[.AN18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4]&amp;[.F184]&amp;[.G184]=&quot;&quot;;&quot;&quot;;MAX([.$A$3:.$A183])+1);&quot;&quot;)">
            <text:p/>
          </table:table-cell>
          <table:table-cell table:style-name="ce9" table:formula="of:=IFERROR(TRIM(SUBSTITUTE(SUBSTITUTE(VLOOKUP([.C18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4]=&quot;&quot;;&quot;&quot;;TRIM(&quot;Dear *&quot;&amp;[.$D184]&amp;&quot;*&quot;))">
            <text:p/>
          </table:table-cell>
          <table:table-cell table:style-name="ce83" table:formula="of:=IF([.$E184]=&quot;&quot;;&quot;&quot;;&quot;~How Do You Do ?~&quot;)">
            <text:p/>
          </table:table-cell>
          <table:table-cell table:style-name="ce83" table:formula="of:=IF([.$E184]=&quot;&quot;;&quot;&quot;;&quot;_Have a great Day_&quot;)">
            <text:p/>
          </table:table-cell>
          <table:table-cell table:style-name="ce83" table:number-columns-repeated="2"/>
          <table:table-cell table:style-name="ce44" table:number-columns-spanned="6" table:number-rows-spanned="1">
            <draw:control draw:z-index="196" draw:name="BT_File_Selection_12_" draw:style-name="gr6" draw:text-style-name="P5" svg:width="1cm" svg:height="0.5cm" svg:x="0cm" svg:y="0cm" draw:control="control182"/>
          </table:table-cell>
          <table:covered-table-cell table:number-columns-repeated="5" table:style-name="ce48"/>
          <table:table-cell table:style-name="ce107" table:formula="of:=IF([.$M184]=&quot;&quot;;&quot;&quot;;IF([.$A18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4])));[.$E184];IF([.$E184]=&quot;&quot;;&quot;&quot;;IFERROR(IF([.$B184]=&quot;&quot;;[.$E$1];[.$B184]);&quot;&quot;)&amp;RIGHT(SUBSTITUTE(SUBSTITUTE(SUBSTITUTE([.$E184];&quot;-&quot;;&quot;&quot;);&quot; &quot;;&quot;&quot;);&quot;+&quot;;&quot;&quot;);10)));&quot;&quot;)">
            <text:p/>
          </table:table-cell>
          <table:table-cell table:style-name="ce99" table:formula="of:=IFERROR(IF([.$E184]=&quot;&quot;;&quot;&quot;;[$Mudslide_Commands.$E$32]&amp;&quot;send &quot;&amp;TRIM(SUBSTITUTE([.$AA184];&quot;+&quot;;&quot;&quot;)&amp;&quot; &quot;&amp;CHAR(34)&amp;[.$H184]&amp;CHAR(10)&amp;[.$I184]&amp;CHAR(10)&amp;[.$J184]&amp;CHAR(10)&amp;[.$K184]&amp;CHAR(10)&amp;[.$L184]&amp;CHAR(10)&amp;&quot;- Sent By Bot&quot;&amp;CHAR(34)&amp;CHAR(10)));&quot;&quot;)">
            <text:p/>
          </table:table-cell>
          <table:table-cell table:style-name="ce99" table:formula="of:=IFERROR(IF([.$E184]=&quot;&quot;;&quot;&quot;;[$Mudslide_Commands.$E$32]&amp;IF(SUMPRODUCT(--ISNUMBER(SEARCH([$Mudslide_Commands.$D$10:.$D$16];RIGHT(LOWER([.$M184]);4))))&gt;0;&quot;send-image &quot;; &quot;send-file &quot;)&amp;TRIM(SUBSTITUTE([.$AA184];&quot;+&quot;;&quot;&quot;)&amp;&quot; &quot;&amp;CHAR(34)&amp;[.$M184]&amp;CHAR(34)&amp;IF([.$S184]=&quot;&quot;;&quot;&quot;;&quot; --caption &quot;&amp;CHAR(34)&amp;[.$S184]&amp;CHAR(34))&amp;CHAR(10)));&quot;&quot;)">
            <text:p/>
          </table:table-cell>
          <table:table-cell table:style-name="ce60" table:formula="of:=IFERROR(IF([.$E184]=&quot;&quot;;&quot;&quot;;IF([.$M184]=&quot;&quot;;[.$AB184]&amp;CHAR(10);[.$AC184]&amp;CHAR(10)));&quot;&quot;)">
            <text:p/>
          </table:table-cell>
          <table:table-cell table:style-name="ce60"/>
          <table:table-cell table:style-name="ce60" table:formula="of:=IFERROR(IF(NOT(ISERROR(SEARCH(&quot;@g.us&quot;;[.$F184])));[.$F184];IF([.$F184]=&quot;&quot;;&quot;&quot;;IFERROR(IF([.$B184]=&quot;&quot;;[.$E$1];[.$B184]);&quot;&quot;)&amp;RIGHT(SUBSTITUTE(SUBSTITUTE(SUBSTITUTE([.$F184];&quot;-&quot;;&quot;&quot;);&quot; &quot;;&quot;&quot;);&quot;+&quot;;&quot;&quot;);10)));&quot;&quot;)">
            <text:p/>
          </table:table-cell>
          <table:table-cell table:style-name="ce99" table:formula="of:=IFERROR(IF([.$F184]=&quot;&quot;;&quot;&quot;;[$Mudslide_Commands.$E$32]&amp;&quot;send &quot;&amp;TRIM(SUBSTITUTE([.$AF184];&quot;+&quot;;&quot;&quot;)&amp;&quot; &quot;&amp;CHAR(34)&amp;[.$H184]&amp;CHAR(10)&amp;[.$I184]&amp;CHAR(10)&amp;[.$J184]&amp;CHAR(10)&amp;[.$K184]&amp;CHAR(10)&amp;[.$L184]&amp;CHAR(10)&amp;&quot;- Sent By Bot&quot;&amp;CHAR(34)&amp;CHAR(10)));&quot;&quot;)">
            <text:p/>
          </table:table-cell>
          <table:table-cell table:style-name="ce99" table:formula="of:=IFERROR(IF([.$F184]=&quot;&quot;;&quot;&quot;;[$Mudslide_Commands.$E$32]&amp;IF(SUMPRODUCT(--ISNUMBER(SEARCH([$Mudslide_Commands.$D$10:.$D$16];RIGHT(LOWER([.$M184]);4))))&gt;0;&quot;send-image &quot;; &quot;send-file &quot;)&amp;TRIM(SUBSTITUTE([.$AF184];&quot;+&quot;;&quot;&quot;)&amp;&quot; &quot;&amp;CHAR(34)&amp;[.$M184]&amp;CHAR(34)&amp;IF([.$S184]=&quot;&quot;;&quot;&quot;;&quot; --caption &quot;&amp;CHAR(34)&amp;[.$S184]&amp;CHAR(34))&amp;CHAR(10)));&quot;&quot;)">
            <text:p/>
          </table:table-cell>
          <table:table-cell table:style-name="ce60" table:formula="of:=IFERROR(IF([.$F184]=&quot;&quot;;&quot;&quot;;IF([.$M184]=&quot;&quot;;[.$AG184]&amp;CHAR(10);[.$AH184]&amp;CHAR(10)));&quot;&quot;)">
            <text:p/>
          </table:table-cell>
          <table:table-cell table:style-name="ce60"/>
          <table:table-cell table:style-name="ce60" table:formula="of:=IFERROR(IF(NOT(ISERROR(SEARCH(&quot;@g.us&quot;;[.$E184])));[.$G184];IF([.$G184]=&quot;&quot;;&quot;&quot;;IFERROR(IF([.$B184]=&quot;&quot;;[.$E$1];[.$B184]);&quot;&quot;)&amp;RIGHT(SUBSTITUTE(SUBSTITUTE(SUBSTITUTE([.$G184];&quot;-&quot;;&quot;&quot;);&quot; &quot;;&quot;&quot;);&quot;+&quot;;&quot;&quot;);10)));&quot;&quot;)">
            <text:p/>
          </table:table-cell>
          <table:table-cell table:style-name="ce99" table:formula="of:=IFERROR(IF([.$G184]=&quot;&quot;;&quot;&quot;;[$Mudslide_Commands.$E$32]&amp;&quot;send &quot;&amp;TRIM(SUBSTITUTE([.$AK184];&quot;+&quot;;&quot;&quot;)&amp;&quot; &quot;&amp;CHAR(34)&amp;[.$H184]&amp;CHAR(10)&amp;[.$I184]&amp;CHAR(10)&amp;[.$J184]&amp;CHAR(10)&amp;[.$K184]&amp;CHAR(10)&amp;[.$L184]&amp;CHAR(10)&amp;&quot;- Sent By Bot&quot;&amp;CHAR(34)&amp;CHAR(10)));&quot;&quot;)">
            <text:p/>
          </table:table-cell>
          <table:table-cell table:style-name="ce99" table:formula="of:=IFERROR(IF([.$G184]=&quot;&quot;;&quot;&quot;;[$Mudslide_Commands.$E$32]&amp;IF(SUMPRODUCT(--ISNUMBER(SEARCH([$Mudslide_Commands.$D$10:.$D$16];RIGHT(LOWER([.$M184]);4))))&gt;0;&quot;send-image &quot;; &quot;send-file &quot;)&amp;TRIM(SUBSTITUTE([.$AK184];&quot;+&quot;;&quot;&quot;)&amp;&quot; &quot;&amp;CHAR(34)&amp;[.$M184]&amp;CHAR(34)&amp;IF([.$S184]=&quot;&quot;;&quot;&quot;;&quot; --caption &quot;&amp;CHAR(34)&amp;[.$S184]&amp;CHAR(34))&amp;CHAR(10)));&quot;&quot;)">
            <text:p/>
          </table:table-cell>
          <table:table-cell table:style-name="ce60" table:formula="of:=IFERROR(IF([.$G184]=&quot;&quot;;&quot;&quot;;IF([.$M184]=&quot;&quot;;[.$AL184]&amp;CHAR(10);[.$AM184]&amp;CHAR(10)));&quot;&quot;)">
            <text:p/>
          </table:table-cell>
          <table:table-cell table:style-name="ce60"/>
          <table:table-cell table:style-name="ce116" table:formula="of:=[.AD184]&amp;[.AI184]&amp;[.AN18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5]&amp;[.F185]&amp;[.G185]=&quot;&quot;;&quot;&quot;;MAX([.$A$3:.$A184])+1);&quot;&quot;)">
            <text:p/>
          </table:table-cell>
          <table:table-cell table:style-name="ce9" table:formula="of:=IFERROR(TRIM(SUBSTITUTE(SUBSTITUTE(VLOOKUP([.C18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5]=&quot;&quot;;&quot;&quot;;TRIM(&quot;Dear *&quot;&amp;[.$D185]&amp;&quot;*&quot;))">
            <text:p/>
          </table:table-cell>
          <table:table-cell table:style-name="ce83" table:formula="of:=IF([.$E185]=&quot;&quot;;&quot;&quot;;&quot;~How Do You Do ?~&quot;)">
            <text:p/>
          </table:table-cell>
          <table:table-cell table:style-name="ce83" table:formula="of:=IF([.$E185]=&quot;&quot;;&quot;&quot;;&quot;_Have a great Day_&quot;)">
            <text:p/>
          </table:table-cell>
          <table:table-cell table:style-name="ce83" table:number-columns-repeated="2"/>
          <table:table-cell table:style-name="ce44" table:number-columns-spanned="6" table:number-rows-spanned="1">
            <draw:control draw:z-index="197" draw:name="BT_File_Selection_12_" draw:style-name="gr6" draw:text-style-name="P5" svg:width="1cm" svg:height="0.5cm" svg:x="0cm" svg:y="0cm" draw:control="control183"/>
          </table:table-cell>
          <table:covered-table-cell table:number-columns-repeated="5" table:style-name="ce48"/>
          <table:table-cell table:style-name="ce107" table:formula="of:=IF([.$M185]=&quot;&quot;;&quot;&quot;;IF([.$A18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5])));[.$E185];IF([.$E185]=&quot;&quot;;&quot;&quot;;IFERROR(IF([.$B185]=&quot;&quot;;[.$E$1];[.$B185]);&quot;&quot;)&amp;RIGHT(SUBSTITUTE(SUBSTITUTE(SUBSTITUTE([.$E185];&quot;-&quot;;&quot;&quot;);&quot; &quot;;&quot;&quot;);&quot;+&quot;;&quot;&quot;);10)));&quot;&quot;)">
            <text:p/>
          </table:table-cell>
          <table:table-cell table:style-name="ce99" table:formula="of:=IFERROR(IF([.$E185]=&quot;&quot;;&quot;&quot;;[$Mudslide_Commands.$E$32]&amp;&quot;send &quot;&amp;TRIM(SUBSTITUTE([.$AA185];&quot;+&quot;;&quot;&quot;)&amp;&quot; &quot;&amp;CHAR(34)&amp;[.$H185]&amp;CHAR(10)&amp;[.$I185]&amp;CHAR(10)&amp;[.$J185]&amp;CHAR(10)&amp;[.$K185]&amp;CHAR(10)&amp;[.$L185]&amp;CHAR(10)&amp;&quot;- Sent By Bot&quot;&amp;CHAR(34)&amp;CHAR(10)));&quot;&quot;)">
            <text:p/>
          </table:table-cell>
          <table:table-cell table:style-name="ce99" table:formula="of:=IFERROR(IF([.$E185]=&quot;&quot;;&quot;&quot;;[$Mudslide_Commands.$E$32]&amp;IF(SUMPRODUCT(--ISNUMBER(SEARCH([$Mudslide_Commands.$D$10:.$D$16];RIGHT(LOWER([.$M185]);4))))&gt;0;&quot;send-image &quot;; &quot;send-file &quot;)&amp;TRIM(SUBSTITUTE([.$AA185];&quot;+&quot;;&quot;&quot;)&amp;&quot; &quot;&amp;CHAR(34)&amp;[.$M185]&amp;CHAR(34)&amp;IF([.$S185]=&quot;&quot;;&quot;&quot;;&quot; --caption &quot;&amp;CHAR(34)&amp;[.$S185]&amp;CHAR(34))&amp;CHAR(10)));&quot;&quot;)">
            <text:p/>
          </table:table-cell>
          <table:table-cell table:style-name="ce60" table:formula="of:=IFERROR(IF([.$E185]=&quot;&quot;;&quot;&quot;;IF([.$M185]=&quot;&quot;;[.$AB185]&amp;CHAR(10);[.$AC185]&amp;CHAR(10)));&quot;&quot;)">
            <text:p/>
          </table:table-cell>
          <table:table-cell table:style-name="ce60"/>
          <table:table-cell table:style-name="ce60" table:formula="of:=IFERROR(IF(NOT(ISERROR(SEARCH(&quot;@g.us&quot;;[.$F185])));[.$F185];IF([.$F185]=&quot;&quot;;&quot;&quot;;IFERROR(IF([.$B185]=&quot;&quot;;[.$E$1];[.$B185]);&quot;&quot;)&amp;RIGHT(SUBSTITUTE(SUBSTITUTE(SUBSTITUTE([.$F185];&quot;-&quot;;&quot;&quot;);&quot; &quot;;&quot;&quot;);&quot;+&quot;;&quot;&quot;);10)));&quot;&quot;)">
            <text:p/>
          </table:table-cell>
          <table:table-cell table:style-name="ce99" table:formula="of:=IFERROR(IF([.$F185]=&quot;&quot;;&quot;&quot;;[$Mudslide_Commands.$E$32]&amp;&quot;send &quot;&amp;TRIM(SUBSTITUTE([.$AF185];&quot;+&quot;;&quot;&quot;)&amp;&quot; &quot;&amp;CHAR(34)&amp;[.$H185]&amp;CHAR(10)&amp;[.$I185]&amp;CHAR(10)&amp;[.$J185]&amp;CHAR(10)&amp;[.$K185]&amp;CHAR(10)&amp;[.$L185]&amp;CHAR(10)&amp;&quot;- Sent By Bot&quot;&amp;CHAR(34)&amp;CHAR(10)));&quot;&quot;)">
            <text:p/>
          </table:table-cell>
          <table:table-cell table:style-name="ce99" table:formula="of:=IFERROR(IF([.$F185]=&quot;&quot;;&quot;&quot;;[$Mudslide_Commands.$E$32]&amp;IF(SUMPRODUCT(--ISNUMBER(SEARCH([$Mudslide_Commands.$D$10:.$D$16];RIGHT(LOWER([.$M185]);4))))&gt;0;&quot;send-image &quot;; &quot;send-file &quot;)&amp;TRIM(SUBSTITUTE([.$AF185];&quot;+&quot;;&quot;&quot;)&amp;&quot; &quot;&amp;CHAR(34)&amp;[.$M185]&amp;CHAR(34)&amp;IF([.$S185]=&quot;&quot;;&quot;&quot;;&quot; --caption &quot;&amp;CHAR(34)&amp;[.$S185]&amp;CHAR(34))&amp;CHAR(10)));&quot;&quot;)">
            <text:p/>
          </table:table-cell>
          <table:table-cell table:style-name="ce60" table:formula="of:=IFERROR(IF([.$F185]=&quot;&quot;;&quot;&quot;;IF([.$M185]=&quot;&quot;;[.$AG185]&amp;CHAR(10);[.$AH185]&amp;CHAR(10)));&quot;&quot;)">
            <text:p/>
          </table:table-cell>
          <table:table-cell table:style-name="ce60"/>
          <table:table-cell table:style-name="ce60" table:formula="of:=IFERROR(IF(NOT(ISERROR(SEARCH(&quot;@g.us&quot;;[.$E185])));[.$G185];IF([.$G185]=&quot;&quot;;&quot;&quot;;IFERROR(IF([.$B185]=&quot;&quot;;[.$E$1];[.$B185]);&quot;&quot;)&amp;RIGHT(SUBSTITUTE(SUBSTITUTE(SUBSTITUTE([.$G185];&quot;-&quot;;&quot;&quot;);&quot; &quot;;&quot;&quot;);&quot;+&quot;;&quot;&quot;);10)));&quot;&quot;)">
            <text:p/>
          </table:table-cell>
          <table:table-cell table:style-name="ce99" table:formula="of:=IFERROR(IF([.$G185]=&quot;&quot;;&quot;&quot;;[$Mudslide_Commands.$E$32]&amp;&quot;send &quot;&amp;TRIM(SUBSTITUTE([.$AK185];&quot;+&quot;;&quot;&quot;)&amp;&quot; &quot;&amp;CHAR(34)&amp;[.$H185]&amp;CHAR(10)&amp;[.$I185]&amp;CHAR(10)&amp;[.$J185]&amp;CHAR(10)&amp;[.$K185]&amp;CHAR(10)&amp;[.$L185]&amp;CHAR(10)&amp;&quot;- Sent By Bot&quot;&amp;CHAR(34)&amp;CHAR(10)));&quot;&quot;)">
            <text:p/>
          </table:table-cell>
          <table:table-cell table:style-name="ce99" table:formula="of:=IFERROR(IF([.$G185]=&quot;&quot;;&quot;&quot;;[$Mudslide_Commands.$E$32]&amp;IF(SUMPRODUCT(--ISNUMBER(SEARCH([$Mudslide_Commands.$D$10:.$D$16];RIGHT(LOWER([.$M185]);4))))&gt;0;&quot;send-image &quot;; &quot;send-file &quot;)&amp;TRIM(SUBSTITUTE([.$AK185];&quot;+&quot;;&quot;&quot;)&amp;&quot; &quot;&amp;CHAR(34)&amp;[.$M185]&amp;CHAR(34)&amp;IF([.$S185]=&quot;&quot;;&quot;&quot;;&quot; --caption &quot;&amp;CHAR(34)&amp;[.$S185]&amp;CHAR(34))&amp;CHAR(10)));&quot;&quot;)">
            <text:p/>
          </table:table-cell>
          <table:table-cell table:style-name="ce60" table:formula="of:=IFERROR(IF([.$G185]=&quot;&quot;;&quot;&quot;;IF([.$M185]=&quot;&quot;;[.$AL185]&amp;CHAR(10);[.$AM185]&amp;CHAR(10)));&quot;&quot;)">
            <text:p/>
          </table:table-cell>
          <table:table-cell table:style-name="ce60"/>
          <table:table-cell table:style-name="ce116" table:formula="of:=[.AD185]&amp;[.AI185]&amp;[.AN18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6]&amp;[.F186]&amp;[.G186]=&quot;&quot;;&quot;&quot;;MAX([.$A$3:.$A185])+1);&quot;&quot;)">
            <text:p/>
          </table:table-cell>
          <table:table-cell table:style-name="ce9" table:formula="of:=IFERROR(TRIM(SUBSTITUTE(SUBSTITUTE(VLOOKUP([.C18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6]=&quot;&quot;;&quot;&quot;;TRIM(&quot;Dear *&quot;&amp;[.$D186]&amp;&quot;*&quot;))">
            <text:p/>
          </table:table-cell>
          <table:table-cell table:style-name="ce83" table:formula="of:=IF([.$E186]=&quot;&quot;;&quot;&quot;;&quot;~How Do You Do ?~&quot;)">
            <text:p/>
          </table:table-cell>
          <table:table-cell table:style-name="ce83" table:formula="of:=IF([.$E186]=&quot;&quot;;&quot;&quot;;&quot;_Have a great Day_&quot;)">
            <text:p/>
          </table:table-cell>
          <table:table-cell table:style-name="ce83" table:number-columns-repeated="2"/>
          <table:table-cell table:style-name="ce44" table:number-columns-spanned="6" table:number-rows-spanned="1">
            <draw:control draw:z-index="198" draw:name="BT_File_Selection_12_" draw:style-name="gr6" draw:text-style-name="P5" svg:width="1cm" svg:height="0.5cm" svg:x="0cm" svg:y="0cm" draw:control="control184"/>
          </table:table-cell>
          <table:covered-table-cell table:number-columns-repeated="5" table:style-name="ce48"/>
          <table:table-cell table:style-name="ce107" table:formula="of:=IF([.$M186]=&quot;&quot;;&quot;&quot;;IF([.$A18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6])));[.$E186];IF([.$E186]=&quot;&quot;;&quot;&quot;;IFERROR(IF([.$B186]=&quot;&quot;;[.$E$1];[.$B186]);&quot;&quot;)&amp;RIGHT(SUBSTITUTE(SUBSTITUTE(SUBSTITUTE([.$E186];&quot;-&quot;;&quot;&quot;);&quot; &quot;;&quot;&quot;);&quot;+&quot;;&quot;&quot;);10)));&quot;&quot;)">
            <text:p/>
          </table:table-cell>
          <table:table-cell table:style-name="ce99" table:formula="of:=IFERROR(IF([.$E186]=&quot;&quot;;&quot;&quot;;[$Mudslide_Commands.$E$32]&amp;&quot;send &quot;&amp;TRIM(SUBSTITUTE([.$AA186];&quot;+&quot;;&quot;&quot;)&amp;&quot; &quot;&amp;CHAR(34)&amp;[.$H186]&amp;CHAR(10)&amp;[.$I186]&amp;CHAR(10)&amp;[.$J186]&amp;CHAR(10)&amp;[.$K186]&amp;CHAR(10)&amp;[.$L186]&amp;CHAR(10)&amp;&quot;- Sent By Bot&quot;&amp;CHAR(34)&amp;CHAR(10)));&quot;&quot;)">
            <text:p/>
          </table:table-cell>
          <table:table-cell table:style-name="ce99" table:formula="of:=IFERROR(IF([.$E186]=&quot;&quot;;&quot;&quot;;[$Mudslide_Commands.$E$32]&amp;IF(SUMPRODUCT(--ISNUMBER(SEARCH([$Mudslide_Commands.$D$10:.$D$16];RIGHT(LOWER([.$M186]);4))))&gt;0;&quot;send-image &quot;; &quot;send-file &quot;)&amp;TRIM(SUBSTITUTE([.$AA186];&quot;+&quot;;&quot;&quot;)&amp;&quot; &quot;&amp;CHAR(34)&amp;[.$M186]&amp;CHAR(34)&amp;IF([.$S186]=&quot;&quot;;&quot;&quot;;&quot; --caption &quot;&amp;CHAR(34)&amp;[.$S186]&amp;CHAR(34))&amp;CHAR(10)));&quot;&quot;)">
            <text:p/>
          </table:table-cell>
          <table:table-cell table:style-name="ce60" table:formula="of:=IFERROR(IF([.$E186]=&quot;&quot;;&quot;&quot;;IF([.$M186]=&quot;&quot;;[.$AB186]&amp;CHAR(10);[.$AC186]&amp;CHAR(10)));&quot;&quot;)">
            <text:p/>
          </table:table-cell>
          <table:table-cell table:style-name="ce60"/>
          <table:table-cell table:style-name="ce60" table:formula="of:=IFERROR(IF(NOT(ISERROR(SEARCH(&quot;@g.us&quot;;[.$F186])));[.$F186];IF([.$F186]=&quot;&quot;;&quot;&quot;;IFERROR(IF([.$B186]=&quot;&quot;;[.$E$1];[.$B186]);&quot;&quot;)&amp;RIGHT(SUBSTITUTE(SUBSTITUTE(SUBSTITUTE([.$F186];&quot;-&quot;;&quot;&quot;);&quot; &quot;;&quot;&quot;);&quot;+&quot;;&quot;&quot;);10)));&quot;&quot;)">
            <text:p/>
          </table:table-cell>
          <table:table-cell table:style-name="ce99" table:formula="of:=IFERROR(IF([.$F186]=&quot;&quot;;&quot;&quot;;[$Mudslide_Commands.$E$32]&amp;&quot;send &quot;&amp;TRIM(SUBSTITUTE([.$AF186];&quot;+&quot;;&quot;&quot;)&amp;&quot; &quot;&amp;CHAR(34)&amp;[.$H186]&amp;CHAR(10)&amp;[.$I186]&amp;CHAR(10)&amp;[.$J186]&amp;CHAR(10)&amp;[.$K186]&amp;CHAR(10)&amp;[.$L186]&amp;CHAR(10)&amp;&quot;- Sent By Bot&quot;&amp;CHAR(34)&amp;CHAR(10)));&quot;&quot;)">
            <text:p/>
          </table:table-cell>
          <table:table-cell table:style-name="ce99" table:formula="of:=IFERROR(IF([.$F186]=&quot;&quot;;&quot;&quot;;[$Mudslide_Commands.$E$32]&amp;IF(SUMPRODUCT(--ISNUMBER(SEARCH([$Mudslide_Commands.$D$10:.$D$16];RIGHT(LOWER([.$M186]);4))))&gt;0;&quot;send-image &quot;; &quot;send-file &quot;)&amp;TRIM(SUBSTITUTE([.$AF186];&quot;+&quot;;&quot;&quot;)&amp;&quot; &quot;&amp;CHAR(34)&amp;[.$M186]&amp;CHAR(34)&amp;IF([.$S186]=&quot;&quot;;&quot;&quot;;&quot; --caption &quot;&amp;CHAR(34)&amp;[.$S186]&amp;CHAR(34))&amp;CHAR(10)));&quot;&quot;)">
            <text:p/>
          </table:table-cell>
          <table:table-cell table:style-name="ce60" table:formula="of:=IFERROR(IF([.$F186]=&quot;&quot;;&quot;&quot;;IF([.$M186]=&quot;&quot;;[.$AG186]&amp;CHAR(10);[.$AH186]&amp;CHAR(10)));&quot;&quot;)">
            <text:p/>
          </table:table-cell>
          <table:table-cell table:style-name="ce60"/>
          <table:table-cell table:style-name="ce60" table:formula="of:=IFERROR(IF(NOT(ISERROR(SEARCH(&quot;@g.us&quot;;[.$E186])));[.$G186];IF([.$G186]=&quot;&quot;;&quot;&quot;;IFERROR(IF([.$B186]=&quot;&quot;;[.$E$1];[.$B186]);&quot;&quot;)&amp;RIGHT(SUBSTITUTE(SUBSTITUTE(SUBSTITUTE([.$G186];&quot;-&quot;;&quot;&quot;);&quot; &quot;;&quot;&quot;);&quot;+&quot;;&quot;&quot;);10)));&quot;&quot;)">
            <text:p/>
          </table:table-cell>
          <table:table-cell table:style-name="ce99" table:formula="of:=IFERROR(IF([.$G186]=&quot;&quot;;&quot;&quot;;[$Mudslide_Commands.$E$32]&amp;&quot;send &quot;&amp;TRIM(SUBSTITUTE([.$AK186];&quot;+&quot;;&quot;&quot;)&amp;&quot; &quot;&amp;CHAR(34)&amp;[.$H186]&amp;CHAR(10)&amp;[.$I186]&amp;CHAR(10)&amp;[.$J186]&amp;CHAR(10)&amp;[.$K186]&amp;CHAR(10)&amp;[.$L186]&amp;CHAR(10)&amp;&quot;- Sent By Bot&quot;&amp;CHAR(34)&amp;CHAR(10)));&quot;&quot;)">
            <text:p/>
          </table:table-cell>
          <table:table-cell table:style-name="ce99" table:formula="of:=IFERROR(IF([.$G186]=&quot;&quot;;&quot;&quot;;[$Mudslide_Commands.$E$32]&amp;IF(SUMPRODUCT(--ISNUMBER(SEARCH([$Mudslide_Commands.$D$10:.$D$16];RIGHT(LOWER([.$M186]);4))))&gt;0;&quot;send-image &quot;; &quot;send-file &quot;)&amp;TRIM(SUBSTITUTE([.$AK186];&quot;+&quot;;&quot;&quot;)&amp;&quot; &quot;&amp;CHAR(34)&amp;[.$M186]&amp;CHAR(34)&amp;IF([.$S186]=&quot;&quot;;&quot;&quot;;&quot; --caption &quot;&amp;CHAR(34)&amp;[.$S186]&amp;CHAR(34))&amp;CHAR(10)));&quot;&quot;)">
            <text:p/>
          </table:table-cell>
          <table:table-cell table:style-name="ce60" table:formula="of:=IFERROR(IF([.$G186]=&quot;&quot;;&quot;&quot;;IF([.$M186]=&quot;&quot;;[.$AL186]&amp;CHAR(10);[.$AM186]&amp;CHAR(10)));&quot;&quot;)">
            <text:p/>
          </table:table-cell>
          <table:table-cell table:style-name="ce60"/>
          <table:table-cell table:style-name="ce116" table:formula="of:=[.AD186]&amp;[.AI186]&amp;[.AN18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7]&amp;[.F187]&amp;[.G187]=&quot;&quot;;&quot;&quot;;MAX([.$A$3:.$A186])+1);&quot;&quot;)">
            <text:p/>
          </table:table-cell>
          <table:table-cell table:style-name="ce9" table:formula="of:=IFERROR(TRIM(SUBSTITUTE(SUBSTITUTE(VLOOKUP([.C18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7]=&quot;&quot;;&quot;&quot;;TRIM(&quot;Dear *&quot;&amp;[.$D187]&amp;&quot;*&quot;))">
            <text:p/>
          </table:table-cell>
          <table:table-cell table:style-name="ce83" table:formula="of:=IF([.$E187]=&quot;&quot;;&quot;&quot;;&quot;~How Do You Do ?~&quot;)">
            <text:p/>
          </table:table-cell>
          <table:table-cell table:style-name="ce83" table:formula="of:=IF([.$E187]=&quot;&quot;;&quot;&quot;;&quot;_Have a great Day_&quot;)">
            <text:p/>
          </table:table-cell>
          <table:table-cell table:style-name="ce83" table:number-columns-repeated="2"/>
          <table:table-cell table:style-name="ce44" table:number-columns-spanned="6" table:number-rows-spanned="1">
            <draw:control draw:z-index="199" draw:name="BT_File_Selection_12_" draw:style-name="gr6" draw:text-style-name="P5" svg:width="1cm" svg:height="0.5cm" svg:x="0cm" svg:y="0cm" draw:control="control185"/>
          </table:table-cell>
          <table:covered-table-cell table:number-columns-repeated="5" table:style-name="ce48"/>
          <table:table-cell table:style-name="ce107" table:formula="of:=IF([.$M187]=&quot;&quot;;&quot;&quot;;IF([.$A18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7])));[.$E187];IF([.$E187]=&quot;&quot;;&quot;&quot;;IFERROR(IF([.$B187]=&quot;&quot;;[.$E$1];[.$B187]);&quot;&quot;)&amp;RIGHT(SUBSTITUTE(SUBSTITUTE(SUBSTITUTE([.$E187];&quot;-&quot;;&quot;&quot;);&quot; &quot;;&quot;&quot;);&quot;+&quot;;&quot;&quot;);10)));&quot;&quot;)">
            <text:p/>
          </table:table-cell>
          <table:table-cell table:style-name="ce99" table:formula="of:=IFERROR(IF([.$E187]=&quot;&quot;;&quot;&quot;;[$Mudslide_Commands.$E$32]&amp;&quot;send &quot;&amp;TRIM(SUBSTITUTE([.$AA187];&quot;+&quot;;&quot;&quot;)&amp;&quot; &quot;&amp;CHAR(34)&amp;[.$H187]&amp;CHAR(10)&amp;[.$I187]&amp;CHAR(10)&amp;[.$J187]&amp;CHAR(10)&amp;[.$K187]&amp;CHAR(10)&amp;[.$L187]&amp;CHAR(10)&amp;&quot;- Sent By Bot&quot;&amp;CHAR(34)&amp;CHAR(10)));&quot;&quot;)">
            <text:p/>
          </table:table-cell>
          <table:table-cell table:style-name="ce99" table:formula="of:=IFERROR(IF([.$E187]=&quot;&quot;;&quot;&quot;;[$Mudslide_Commands.$E$32]&amp;IF(SUMPRODUCT(--ISNUMBER(SEARCH([$Mudslide_Commands.$D$10:.$D$16];RIGHT(LOWER([.$M187]);4))))&gt;0;&quot;send-image &quot;; &quot;send-file &quot;)&amp;TRIM(SUBSTITUTE([.$AA187];&quot;+&quot;;&quot;&quot;)&amp;&quot; &quot;&amp;CHAR(34)&amp;[.$M187]&amp;CHAR(34)&amp;IF([.$S187]=&quot;&quot;;&quot;&quot;;&quot; --caption &quot;&amp;CHAR(34)&amp;[.$S187]&amp;CHAR(34))&amp;CHAR(10)));&quot;&quot;)">
            <text:p/>
          </table:table-cell>
          <table:table-cell table:style-name="ce60" table:formula="of:=IFERROR(IF([.$E187]=&quot;&quot;;&quot;&quot;;IF([.$M187]=&quot;&quot;;[.$AB187]&amp;CHAR(10);[.$AC187]&amp;CHAR(10)));&quot;&quot;)">
            <text:p/>
          </table:table-cell>
          <table:table-cell table:style-name="ce60"/>
          <table:table-cell table:style-name="ce60" table:formula="of:=IFERROR(IF(NOT(ISERROR(SEARCH(&quot;@g.us&quot;;[.$F187])));[.$F187];IF([.$F187]=&quot;&quot;;&quot;&quot;;IFERROR(IF([.$B187]=&quot;&quot;;[.$E$1];[.$B187]);&quot;&quot;)&amp;RIGHT(SUBSTITUTE(SUBSTITUTE(SUBSTITUTE([.$F187];&quot;-&quot;;&quot;&quot;);&quot; &quot;;&quot;&quot;);&quot;+&quot;;&quot;&quot;);10)));&quot;&quot;)">
            <text:p/>
          </table:table-cell>
          <table:table-cell table:style-name="ce99" table:formula="of:=IFERROR(IF([.$F187]=&quot;&quot;;&quot;&quot;;[$Mudslide_Commands.$E$32]&amp;&quot;send &quot;&amp;TRIM(SUBSTITUTE([.$AF187];&quot;+&quot;;&quot;&quot;)&amp;&quot; &quot;&amp;CHAR(34)&amp;[.$H187]&amp;CHAR(10)&amp;[.$I187]&amp;CHAR(10)&amp;[.$J187]&amp;CHAR(10)&amp;[.$K187]&amp;CHAR(10)&amp;[.$L187]&amp;CHAR(10)&amp;&quot;- Sent By Bot&quot;&amp;CHAR(34)&amp;CHAR(10)));&quot;&quot;)">
            <text:p/>
          </table:table-cell>
          <table:table-cell table:style-name="ce99" table:formula="of:=IFERROR(IF([.$F187]=&quot;&quot;;&quot;&quot;;[$Mudslide_Commands.$E$32]&amp;IF(SUMPRODUCT(--ISNUMBER(SEARCH([$Mudslide_Commands.$D$10:.$D$16];RIGHT(LOWER([.$M187]);4))))&gt;0;&quot;send-image &quot;; &quot;send-file &quot;)&amp;TRIM(SUBSTITUTE([.$AF187];&quot;+&quot;;&quot;&quot;)&amp;&quot; &quot;&amp;CHAR(34)&amp;[.$M187]&amp;CHAR(34)&amp;IF([.$S187]=&quot;&quot;;&quot;&quot;;&quot; --caption &quot;&amp;CHAR(34)&amp;[.$S187]&amp;CHAR(34))&amp;CHAR(10)));&quot;&quot;)">
            <text:p/>
          </table:table-cell>
          <table:table-cell table:style-name="ce60" table:formula="of:=IFERROR(IF([.$F187]=&quot;&quot;;&quot;&quot;;IF([.$M187]=&quot;&quot;;[.$AG187]&amp;CHAR(10);[.$AH187]&amp;CHAR(10)));&quot;&quot;)">
            <text:p/>
          </table:table-cell>
          <table:table-cell table:style-name="ce60"/>
          <table:table-cell table:style-name="ce60" table:formula="of:=IFERROR(IF(NOT(ISERROR(SEARCH(&quot;@g.us&quot;;[.$E187])));[.$G187];IF([.$G187]=&quot;&quot;;&quot;&quot;;IFERROR(IF([.$B187]=&quot;&quot;;[.$E$1];[.$B187]);&quot;&quot;)&amp;RIGHT(SUBSTITUTE(SUBSTITUTE(SUBSTITUTE([.$G187];&quot;-&quot;;&quot;&quot;);&quot; &quot;;&quot;&quot;);&quot;+&quot;;&quot;&quot;);10)));&quot;&quot;)">
            <text:p/>
          </table:table-cell>
          <table:table-cell table:style-name="ce99" table:formula="of:=IFERROR(IF([.$G187]=&quot;&quot;;&quot;&quot;;[$Mudslide_Commands.$E$32]&amp;&quot;send &quot;&amp;TRIM(SUBSTITUTE([.$AK187];&quot;+&quot;;&quot;&quot;)&amp;&quot; &quot;&amp;CHAR(34)&amp;[.$H187]&amp;CHAR(10)&amp;[.$I187]&amp;CHAR(10)&amp;[.$J187]&amp;CHAR(10)&amp;[.$K187]&amp;CHAR(10)&amp;[.$L187]&amp;CHAR(10)&amp;&quot;- Sent By Bot&quot;&amp;CHAR(34)&amp;CHAR(10)));&quot;&quot;)">
            <text:p/>
          </table:table-cell>
          <table:table-cell table:style-name="ce99" table:formula="of:=IFERROR(IF([.$G187]=&quot;&quot;;&quot;&quot;;[$Mudslide_Commands.$E$32]&amp;IF(SUMPRODUCT(--ISNUMBER(SEARCH([$Mudslide_Commands.$D$10:.$D$16];RIGHT(LOWER([.$M187]);4))))&gt;0;&quot;send-image &quot;; &quot;send-file &quot;)&amp;TRIM(SUBSTITUTE([.$AK187];&quot;+&quot;;&quot;&quot;)&amp;&quot; &quot;&amp;CHAR(34)&amp;[.$M187]&amp;CHAR(34)&amp;IF([.$S187]=&quot;&quot;;&quot;&quot;;&quot; --caption &quot;&amp;CHAR(34)&amp;[.$S187]&amp;CHAR(34))&amp;CHAR(10)));&quot;&quot;)">
            <text:p/>
          </table:table-cell>
          <table:table-cell table:style-name="ce60" table:formula="of:=IFERROR(IF([.$G187]=&quot;&quot;;&quot;&quot;;IF([.$M187]=&quot;&quot;;[.$AL187]&amp;CHAR(10);[.$AM187]&amp;CHAR(10)));&quot;&quot;)">
            <text:p/>
          </table:table-cell>
          <table:table-cell table:style-name="ce60"/>
          <table:table-cell table:style-name="ce116" table:formula="of:=[.AD187]&amp;[.AI187]&amp;[.AN18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8]&amp;[.F188]&amp;[.G188]=&quot;&quot;;&quot;&quot;;MAX([.$A$3:.$A187])+1);&quot;&quot;)">
            <text:p/>
          </table:table-cell>
          <table:table-cell table:style-name="ce9" table:formula="of:=IFERROR(TRIM(SUBSTITUTE(SUBSTITUTE(VLOOKUP([.C18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8]=&quot;&quot;;&quot;&quot;;TRIM(&quot;Dear *&quot;&amp;[.$D188]&amp;&quot;*&quot;))">
            <text:p/>
          </table:table-cell>
          <table:table-cell table:style-name="ce83" table:formula="of:=IF([.$E188]=&quot;&quot;;&quot;&quot;;&quot;~How Do You Do ?~&quot;)">
            <text:p/>
          </table:table-cell>
          <table:table-cell table:style-name="ce83" table:formula="of:=IF([.$E188]=&quot;&quot;;&quot;&quot;;&quot;_Have a great Day_&quot;)">
            <text:p/>
          </table:table-cell>
          <table:table-cell table:style-name="ce83" table:number-columns-repeated="2"/>
          <table:table-cell table:style-name="ce44" table:number-columns-spanned="6" table:number-rows-spanned="1">
            <draw:control draw:z-index="200" draw:name="BT_File_Selection_12_" draw:style-name="gr6" draw:text-style-name="P5" svg:width="1cm" svg:height="0.5cm" svg:x="0cm" svg:y="0cm" draw:control="control186"/>
          </table:table-cell>
          <table:covered-table-cell table:number-columns-repeated="5" table:style-name="ce48"/>
          <table:table-cell table:style-name="ce107" table:formula="of:=IF([.$M188]=&quot;&quot;;&quot;&quot;;IF([.$A18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8])));[.$E188];IF([.$E188]=&quot;&quot;;&quot;&quot;;IFERROR(IF([.$B188]=&quot;&quot;;[.$E$1];[.$B188]);&quot;&quot;)&amp;RIGHT(SUBSTITUTE(SUBSTITUTE(SUBSTITUTE([.$E188];&quot;-&quot;;&quot;&quot;);&quot; &quot;;&quot;&quot;);&quot;+&quot;;&quot;&quot;);10)));&quot;&quot;)">
            <text:p/>
          </table:table-cell>
          <table:table-cell table:style-name="ce99" table:formula="of:=IFERROR(IF([.$E188]=&quot;&quot;;&quot;&quot;;[$Mudslide_Commands.$E$32]&amp;&quot;send &quot;&amp;TRIM(SUBSTITUTE([.$AA188];&quot;+&quot;;&quot;&quot;)&amp;&quot; &quot;&amp;CHAR(34)&amp;[.$H188]&amp;CHAR(10)&amp;[.$I188]&amp;CHAR(10)&amp;[.$J188]&amp;CHAR(10)&amp;[.$K188]&amp;CHAR(10)&amp;[.$L188]&amp;CHAR(10)&amp;&quot;- Sent By Bot&quot;&amp;CHAR(34)&amp;CHAR(10)));&quot;&quot;)">
            <text:p/>
          </table:table-cell>
          <table:table-cell table:style-name="ce99" table:formula="of:=IFERROR(IF([.$E188]=&quot;&quot;;&quot;&quot;;[$Mudslide_Commands.$E$32]&amp;IF(SUMPRODUCT(--ISNUMBER(SEARCH([$Mudslide_Commands.$D$10:.$D$16];RIGHT(LOWER([.$M188]);4))))&gt;0;&quot;send-image &quot;; &quot;send-file &quot;)&amp;TRIM(SUBSTITUTE([.$AA188];&quot;+&quot;;&quot;&quot;)&amp;&quot; &quot;&amp;CHAR(34)&amp;[.$M188]&amp;CHAR(34)&amp;IF([.$S188]=&quot;&quot;;&quot;&quot;;&quot; --caption &quot;&amp;CHAR(34)&amp;[.$S188]&amp;CHAR(34))&amp;CHAR(10)));&quot;&quot;)">
            <text:p/>
          </table:table-cell>
          <table:table-cell table:style-name="ce60" table:formula="of:=IFERROR(IF([.$E188]=&quot;&quot;;&quot;&quot;;IF([.$M188]=&quot;&quot;;[.$AB188]&amp;CHAR(10);[.$AC188]&amp;CHAR(10)));&quot;&quot;)">
            <text:p/>
          </table:table-cell>
          <table:table-cell table:style-name="ce60"/>
          <table:table-cell table:style-name="ce60" table:formula="of:=IFERROR(IF(NOT(ISERROR(SEARCH(&quot;@g.us&quot;;[.$F188])));[.$F188];IF([.$F188]=&quot;&quot;;&quot;&quot;;IFERROR(IF([.$B188]=&quot;&quot;;[.$E$1];[.$B188]);&quot;&quot;)&amp;RIGHT(SUBSTITUTE(SUBSTITUTE(SUBSTITUTE([.$F188];&quot;-&quot;;&quot;&quot;);&quot; &quot;;&quot;&quot;);&quot;+&quot;;&quot;&quot;);10)));&quot;&quot;)">
            <text:p/>
          </table:table-cell>
          <table:table-cell table:style-name="ce99" table:formula="of:=IFERROR(IF([.$F188]=&quot;&quot;;&quot;&quot;;[$Mudslide_Commands.$E$32]&amp;&quot;send &quot;&amp;TRIM(SUBSTITUTE([.$AF188];&quot;+&quot;;&quot;&quot;)&amp;&quot; &quot;&amp;CHAR(34)&amp;[.$H188]&amp;CHAR(10)&amp;[.$I188]&amp;CHAR(10)&amp;[.$J188]&amp;CHAR(10)&amp;[.$K188]&amp;CHAR(10)&amp;[.$L188]&amp;CHAR(10)&amp;&quot;- Sent By Bot&quot;&amp;CHAR(34)&amp;CHAR(10)));&quot;&quot;)">
            <text:p/>
          </table:table-cell>
          <table:table-cell table:style-name="ce99" table:formula="of:=IFERROR(IF([.$F188]=&quot;&quot;;&quot;&quot;;[$Mudslide_Commands.$E$32]&amp;IF(SUMPRODUCT(--ISNUMBER(SEARCH([$Mudslide_Commands.$D$10:.$D$16];RIGHT(LOWER([.$M188]);4))))&gt;0;&quot;send-image &quot;; &quot;send-file &quot;)&amp;TRIM(SUBSTITUTE([.$AF188];&quot;+&quot;;&quot;&quot;)&amp;&quot; &quot;&amp;CHAR(34)&amp;[.$M188]&amp;CHAR(34)&amp;IF([.$S188]=&quot;&quot;;&quot;&quot;;&quot; --caption &quot;&amp;CHAR(34)&amp;[.$S188]&amp;CHAR(34))&amp;CHAR(10)));&quot;&quot;)">
            <text:p/>
          </table:table-cell>
          <table:table-cell table:style-name="ce60" table:formula="of:=IFERROR(IF([.$F188]=&quot;&quot;;&quot;&quot;;IF([.$M188]=&quot;&quot;;[.$AG188]&amp;CHAR(10);[.$AH188]&amp;CHAR(10)));&quot;&quot;)">
            <text:p/>
          </table:table-cell>
          <table:table-cell table:style-name="ce60"/>
          <table:table-cell table:style-name="ce60" table:formula="of:=IFERROR(IF(NOT(ISERROR(SEARCH(&quot;@g.us&quot;;[.$E188])));[.$G188];IF([.$G188]=&quot;&quot;;&quot;&quot;;IFERROR(IF([.$B188]=&quot;&quot;;[.$E$1];[.$B188]);&quot;&quot;)&amp;RIGHT(SUBSTITUTE(SUBSTITUTE(SUBSTITUTE([.$G188];&quot;-&quot;;&quot;&quot;);&quot; &quot;;&quot;&quot;);&quot;+&quot;;&quot;&quot;);10)));&quot;&quot;)">
            <text:p/>
          </table:table-cell>
          <table:table-cell table:style-name="ce99" table:formula="of:=IFERROR(IF([.$G188]=&quot;&quot;;&quot;&quot;;[$Mudslide_Commands.$E$32]&amp;&quot;send &quot;&amp;TRIM(SUBSTITUTE([.$AK188];&quot;+&quot;;&quot;&quot;)&amp;&quot; &quot;&amp;CHAR(34)&amp;[.$H188]&amp;CHAR(10)&amp;[.$I188]&amp;CHAR(10)&amp;[.$J188]&amp;CHAR(10)&amp;[.$K188]&amp;CHAR(10)&amp;[.$L188]&amp;CHAR(10)&amp;&quot;- Sent By Bot&quot;&amp;CHAR(34)&amp;CHAR(10)));&quot;&quot;)">
            <text:p/>
          </table:table-cell>
          <table:table-cell table:style-name="ce99" table:formula="of:=IFERROR(IF([.$G188]=&quot;&quot;;&quot;&quot;;[$Mudslide_Commands.$E$32]&amp;IF(SUMPRODUCT(--ISNUMBER(SEARCH([$Mudslide_Commands.$D$10:.$D$16];RIGHT(LOWER([.$M188]);4))))&gt;0;&quot;send-image &quot;; &quot;send-file &quot;)&amp;TRIM(SUBSTITUTE([.$AK188];&quot;+&quot;;&quot;&quot;)&amp;&quot; &quot;&amp;CHAR(34)&amp;[.$M188]&amp;CHAR(34)&amp;IF([.$S188]=&quot;&quot;;&quot;&quot;;&quot; --caption &quot;&amp;CHAR(34)&amp;[.$S188]&amp;CHAR(34))&amp;CHAR(10)));&quot;&quot;)">
            <text:p/>
          </table:table-cell>
          <table:table-cell table:style-name="ce60" table:formula="of:=IFERROR(IF([.$G188]=&quot;&quot;;&quot;&quot;;IF([.$M188]=&quot;&quot;;[.$AL188]&amp;CHAR(10);[.$AM188]&amp;CHAR(10)));&quot;&quot;)">
            <text:p/>
          </table:table-cell>
          <table:table-cell table:style-name="ce60"/>
          <table:table-cell table:style-name="ce116" table:formula="of:=[.AD188]&amp;[.AI188]&amp;[.AN18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89]&amp;[.F189]&amp;[.G189]=&quot;&quot;;&quot;&quot;;MAX([.$A$3:.$A188])+1);&quot;&quot;)">
            <text:p/>
          </table:table-cell>
          <table:table-cell table:style-name="ce9" table:formula="of:=IFERROR(TRIM(SUBSTITUTE(SUBSTITUTE(VLOOKUP([.C18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89]=&quot;&quot;;&quot;&quot;;TRIM(&quot;Dear *&quot;&amp;[.$D189]&amp;&quot;*&quot;))">
            <text:p/>
          </table:table-cell>
          <table:table-cell table:style-name="ce83" table:formula="of:=IF([.$E189]=&quot;&quot;;&quot;&quot;;&quot;~How Do You Do ?~&quot;)">
            <text:p/>
          </table:table-cell>
          <table:table-cell table:style-name="ce83" table:formula="of:=IF([.$E189]=&quot;&quot;;&quot;&quot;;&quot;_Have a great Day_&quot;)">
            <text:p/>
          </table:table-cell>
          <table:table-cell table:style-name="ce83" table:number-columns-repeated="2"/>
          <table:table-cell table:style-name="ce44" table:number-columns-spanned="6" table:number-rows-spanned="1">
            <draw:control draw:z-index="201" draw:name="BT_File_Selection_12_" draw:style-name="gr6" draw:text-style-name="P5" svg:width="1cm" svg:height="0.5cm" svg:x="0cm" svg:y="0cm" draw:control="control187"/>
          </table:table-cell>
          <table:covered-table-cell table:number-columns-repeated="5" table:style-name="ce48"/>
          <table:table-cell table:style-name="ce107" table:formula="of:=IF([.$M189]=&quot;&quot;;&quot;&quot;;IF([.$A18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89])));[.$E189];IF([.$E189]=&quot;&quot;;&quot;&quot;;IFERROR(IF([.$B189]=&quot;&quot;;[.$E$1];[.$B189]);&quot;&quot;)&amp;RIGHT(SUBSTITUTE(SUBSTITUTE(SUBSTITUTE([.$E189];&quot;-&quot;;&quot;&quot;);&quot; &quot;;&quot;&quot;);&quot;+&quot;;&quot;&quot;);10)));&quot;&quot;)">
            <text:p/>
          </table:table-cell>
          <table:table-cell table:style-name="ce99" table:formula="of:=IFERROR(IF([.$E189]=&quot;&quot;;&quot;&quot;;[$Mudslide_Commands.$E$32]&amp;&quot;send &quot;&amp;TRIM(SUBSTITUTE([.$AA189];&quot;+&quot;;&quot;&quot;)&amp;&quot; &quot;&amp;CHAR(34)&amp;[.$H189]&amp;CHAR(10)&amp;[.$I189]&amp;CHAR(10)&amp;[.$J189]&amp;CHAR(10)&amp;[.$K189]&amp;CHAR(10)&amp;[.$L189]&amp;CHAR(10)&amp;&quot;- Sent By Bot&quot;&amp;CHAR(34)&amp;CHAR(10)));&quot;&quot;)">
            <text:p/>
          </table:table-cell>
          <table:table-cell table:style-name="ce99" table:formula="of:=IFERROR(IF([.$E189]=&quot;&quot;;&quot;&quot;;[$Mudslide_Commands.$E$32]&amp;IF(SUMPRODUCT(--ISNUMBER(SEARCH([$Mudslide_Commands.$D$10:.$D$16];RIGHT(LOWER([.$M189]);4))))&gt;0;&quot;send-image &quot;; &quot;send-file &quot;)&amp;TRIM(SUBSTITUTE([.$AA189];&quot;+&quot;;&quot;&quot;)&amp;&quot; &quot;&amp;CHAR(34)&amp;[.$M189]&amp;CHAR(34)&amp;IF([.$S189]=&quot;&quot;;&quot;&quot;;&quot; --caption &quot;&amp;CHAR(34)&amp;[.$S189]&amp;CHAR(34))&amp;CHAR(10)));&quot;&quot;)">
            <text:p/>
          </table:table-cell>
          <table:table-cell table:style-name="ce60" table:formula="of:=IFERROR(IF([.$E189]=&quot;&quot;;&quot;&quot;;IF([.$M189]=&quot;&quot;;[.$AB189]&amp;CHAR(10);[.$AC189]&amp;CHAR(10)));&quot;&quot;)">
            <text:p/>
          </table:table-cell>
          <table:table-cell table:style-name="ce60"/>
          <table:table-cell table:style-name="ce60" table:formula="of:=IFERROR(IF(NOT(ISERROR(SEARCH(&quot;@g.us&quot;;[.$F189])));[.$F189];IF([.$F189]=&quot;&quot;;&quot;&quot;;IFERROR(IF([.$B189]=&quot;&quot;;[.$E$1];[.$B189]);&quot;&quot;)&amp;RIGHT(SUBSTITUTE(SUBSTITUTE(SUBSTITUTE([.$F189];&quot;-&quot;;&quot;&quot;);&quot; &quot;;&quot;&quot;);&quot;+&quot;;&quot;&quot;);10)));&quot;&quot;)">
            <text:p/>
          </table:table-cell>
          <table:table-cell table:style-name="ce99" table:formula="of:=IFERROR(IF([.$F189]=&quot;&quot;;&quot;&quot;;[$Mudslide_Commands.$E$32]&amp;&quot;send &quot;&amp;TRIM(SUBSTITUTE([.$AF189];&quot;+&quot;;&quot;&quot;)&amp;&quot; &quot;&amp;CHAR(34)&amp;[.$H189]&amp;CHAR(10)&amp;[.$I189]&amp;CHAR(10)&amp;[.$J189]&amp;CHAR(10)&amp;[.$K189]&amp;CHAR(10)&amp;[.$L189]&amp;CHAR(10)&amp;&quot;- Sent By Bot&quot;&amp;CHAR(34)&amp;CHAR(10)));&quot;&quot;)">
            <text:p/>
          </table:table-cell>
          <table:table-cell table:style-name="ce99" table:formula="of:=IFERROR(IF([.$F189]=&quot;&quot;;&quot;&quot;;[$Mudslide_Commands.$E$32]&amp;IF(SUMPRODUCT(--ISNUMBER(SEARCH([$Mudslide_Commands.$D$10:.$D$16];RIGHT(LOWER([.$M189]);4))))&gt;0;&quot;send-image &quot;; &quot;send-file &quot;)&amp;TRIM(SUBSTITUTE([.$AF189];&quot;+&quot;;&quot;&quot;)&amp;&quot; &quot;&amp;CHAR(34)&amp;[.$M189]&amp;CHAR(34)&amp;IF([.$S189]=&quot;&quot;;&quot;&quot;;&quot; --caption &quot;&amp;CHAR(34)&amp;[.$S189]&amp;CHAR(34))&amp;CHAR(10)));&quot;&quot;)">
            <text:p/>
          </table:table-cell>
          <table:table-cell table:style-name="ce60" table:formula="of:=IFERROR(IF([.$F189]=&quot;&quot;;&quot;&quot;;IF([.$M189]=&quot;&quot;;[.$AG189]&amp;CHAR(10);[.$AH189]&amp;CHAR(10)));&quot;&quot;)">
            <text:p/>
          </table:table-cell>
          <table:table-cell table:style-name="ce60"/>
          <table:table-cell table:style-name="ce60" table:formula="of:=IFERROR(IF(NOT(ISERROR(SEARCH(&quot;@g.us&quot;;[.$E189])));[.$G189];IF([.$G189]=&quot;&quot;;&quot;&quot;;IFERROR(IF([.$B189]=&quot;&quot;;[.$E$1];[.$B189]);&quot;&quot;)&amp;RIGHT(SUBSTITUTE(SUBSTITUTE(SUBSTITUTE([.$G189];&quot;-&quot;;&quot;&quot;);&quot; &quot;;&quot;&quot;);&quot;+&quot;;&quot;&quot;);10)));&quot;&quot;)">
            <text:p/>
          </table:table-cell>
          <table:table-cell table:style-name="ce99" table:formula="of:=IFERROR(IF([.$G189]=&quot;&quot;;&quot;&quot;;[$Mudslide_Commands.$E$32]&amp;&quot;send &quot;&amp;TRIM(SUBSTITUTE([.$AK189];&quot;+&quot;;&quot;&quot;)&amp;&quot; &quot;&amp;CHAR(34)&amp;[.$H189]&amp;CHAR(10)&amp;[.$I189]&amp;CHAR(10)&amp;[.$J189]&amp;CHAR(10)&amp;[.$K189]&amp;CHAR(10)&amp;[.$L189]&amp;CHAR(10)&amp;&quot;- Sent By Bot&quot;&amp;CHAR(34)&amp;CHAR(10)));&quot;&quot;)">
            <text:p/>
          </table:table-cell>
          <table:table-cell table:style-name="ce99" table:formula="of:=IFERROR(IF([.$G189]=&quot;&quot;;&quot;&quot;;[$Mudslide_Commands.$E$32]&amp;IF(SUMPRODUCT(--ISNUMBER(SEARCH([$Mudslide_Commands.$D$10:.$D$16];RIGHT(LOWER([.$M189]);4))))&gt;0;&quot;send-image &quot;; &quot;send-file &quot;)&amp;TRIM(SUBSTITUTE([.$AK189];&quot;+&quot;;&quot;&quot;)&amp;&quot; &quot;&amp;CHAR(34)&amp;[.$M189]&amp;CHAR(34)&amp;IF([.$S189]=&quot;&quot;;&quot;&quot;;&quot; --caption &quot;&amp;CHAR(34)&amp;[.$S189]&amp;CHAR(34))&amp;CHAR(10)));&quot;&quot;)">
            <text:p/>
          </table:table-cell>
          <table:table-cell table:style-name="ce60" table:formula="of:=IFERROR(IF([.$G189]=&quot;&quot;;&quot;&quot;;IF([.$M189]=&quot;&quot;;[.$AL189]&amp;CHAR(10);[.$AM189]&amp;CHAR(10)));&quot;&quot;)">
            <text:p/>
          </table:table-cell>
          <table:table-cell table:style-name="ce60"/>
          <table:table-cell table:style-name="ce116" table:formula="of:=[.AD189]&amp;[.AI189]&amp;[.AN18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0]&amp;[.F190]&amp;[.G190]=&quot;&quot;;&quot;&quot;;MAX([.$A$3:.$A189])+1);&quot;&quot;)">
            <text:p/>
          </table:table-cell>
          <table:table-cell table:style-name="ce9" table:formula="of:=IFERROR(TRIM(SUBSTITUTE(SUBSTITUTE(VLOOKUP([.C19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0]=&quot;&quot;;&quot;&quot;;TRIM(&quot;Dear *&quot;&amp;[.$D190]&amp;&quot;*&quot;))">
            <text:p/>
          </table:table-cell>
          <table:table-cell table:style-name="ce83" table:formula="of:=IF([.$E190]=&quot;&quot;;&quot;&quot;;&quot;~How Do You Do ?~&quot;)">
            <text:p/>
          </table:table-cell>
          <table:table-cell table:style-name="ce83" table:formula="of:=IF([.$E190]=&quot;&quot;;&quot;&quot;;&quot;_Have a great Day_&quot;)">
            <text:p/>
          </table:table-cell>
          <table:table-cell table:style-name="ce83" table:number-columns-repeated="2"/>
          <table:table-cell table:style-name="ce44" table:number-columns-spanned="6" table:number-rows-spanned="1">
            <draw:control draw:z-index="202" draw:name="BT_File_Selection_12_" draw:style-name="gr6" draw:text-style-name="P5" svg:width="1cm" svg:height="0.5cm" svg:x="0cm" svg:y="0cm" draw:control="control188"/>
          </table:table-cell>
          <table:covered-table-cell table:number-columns-repeated="5" table:style-name="ce48"/>
          <table:table-cell table:style-name="ce107" table:formula="of:=IF([.$M190]=&quot;&quot;;&quot;&quot;;IF([.$A19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0])));[.$E190];IF([.$E190]=&quot;&quot;;&quot;&quot;;IFERROR(IF([.$B190]=&quot;&quot;;[.$E$1];[.$B190]);&quot;&quot;)&amp;RIGHT(SUBSTITUTE(SUBSTITUTE(SUBSTITUTE([.$E190];&quot;-&quot;;&quot;&quot;);&quot; &quot;;&quot;&quot;);&quot;+&quot;;&quot;&quot;);10)));&quot;&quot;)">
            <text:p/>
          </table:table-cell>
          <table:table-cell table:style-name="ce99" table:formula="of:=IFERROR(IF([.$E190]=&quot;&quot;;&quot;&quot;;[$Mudslide_Commands.$E$32]&amp;&quot;send &quot;&amp;TRIM(SUBSTITUTE([.$AA190];&quot;+&quot;;&quot;&quot;)&amp;&quot; &quot;&amp;CHAR(34)&amp;[.$H190]&amp;CHAR(10)&amp;[.$I190]&amp;CHAR(10)&amp;[.$J190]&amp;CHAR(10)&amp;[.$K190]&amp;CHAR(10)&amp;[.$L190]&amp;CHAR(10)&amp;&quot;- Sent By Bot&quot;&amp;CHAR(34)&amp;CHAR(10)));&quot;&quot;)">
            <text:p/>
          </table:table-cell>
          <table:table-cell table:style-name="ce99" table:formula="of:=IFERROR(IF([.$E190]=&quot;&quot;;&quot;&quot;;[$Mudslide_Commands.$E$32]&amp;IF(SUMPRODUCT(--ISNUMBER(SEARCH([$Mudslide_Commands.$D$10:.$D$16];RIGHT(LOWER([.$M190]);4))))&gt;0;&quot;send-image &quot;; &quot;send-file &quot;)&amp;TRIM(SUBSTITUTE([.$AA190];&quot;+&quot;;&quot;&quot;)&amp;&quot; &quot;&amp;CHAR(34)&amp;[.$M190]&amp;CHAR(34)&amp;IF([.$S190]=&quot;&quot;;&quot;&quot;;&quot; --caption &quot;&amp;CHAR(34)&amp;[.$S190]&amp;CHAR(34))&amp;CHAR(10)));&quot;&quot;)">
            <text:p/>
          </table:table-cell>
          <table:table-cell table:style-name="ce60" table:formula="of:=IFERROR(IF([.$E190]=&quot;&quot;;&quot;&quot;;IF([.$M190]=&quot;&quot;;[.$AB190]&amp;CHAR(10);[.$AC190]&amp;CHAR(10)));&quot;&quot;)">
            <text:p/>
          </table:table-cell>
          <table:table-cell table:style-name="ce60"/>
          <table:table-cell table:style-name="ce60" table:formula="of:=IFERROR(IF(NOT(ISERROR(SEARCH(&quot;@g.us&quot;;[.$F190])));[.$F190];IF([.$F190]=&quot;&quot;;&quot;&quot;;IFERROR(IF([.$B190]=&quot;&quot;;[.$E$1];[.$B190]);&quot;&quot;)&amp;RIGHT(SUBSTITUTE(SUBSTITUTE(SUBSTITUTE([.$F190];&quot;-&quot;;&quot;&quot;);&quot; &quot;;&quot;&quot;);&quot;+&quot;;&quot;&quot;);10)));&quot;&quot;)">
            <text:p/>
          </table:table-cell>
          <table:table-cell table:style-name="ce99" table:formula="of:=IFERROR(IF([.$F190]=&quot;&quot;;&quot;&quot;;[$Mudslide_Commands.$E$32]&amp;&quot;send &quot;&amp;TRIM(SUBSTITUTE([.$AF190];&quot;+&quot;;&quot;&quot;)&amp;&quot; &quot;&amp;CHAR(34)&amp;[.$H190]&amp;CHAR(10)&amp;[.$I190]&amp;CHAR(10)&amp;[.$J190]&amp;CHAR(10)&amp;[.$K190]&amp;CHAR(10)&amp;[.$L190]&amp;CHAR(10)&amp;&quot;- Sent By Bot&quot;&amp;CHAR(34)&amp;CHAR(10)));&quot;&quot;)">
            <text:p/>
          </table:table-cell>
          <table:table-cell table:style-name="ce99" table:formula="of:=IFERROR(IF([.$F190]=&quot;&quot;;&quot;&quot;;[$Mudslide_Commands.$E$32]&amp;IF(SUMPRODUCT(--ISNUMBER(SEARCH([$Mudslide_Commands.$D$10:.$D$16];RIGHT(LOWER([.$M190]);4))))&gt;0;&quot;send-image &quot;; &quot;send-file &quot;)&amp;TRIM(SUBSTITUTE([.$AF190];&quot;+&quot;;&quot;&quot;)&amp;&quot; &quot;&amp;CHAR(34)&amp;[.$M190]&amp;CHAR(34)&amp;IF([.$S190]=&quot;&quot;;&quot;&quot;;&quot; --caption &quot;&amp;CHAR(34)&amp;[.$S190]&amp;CHAR(34))&amp;CHAR(10)));&quot;&quot;)">
            <text:p/>
          </table:table-cell>
          <table:table-cell table:style-name="ce60" table:formula="of:=IFERROR(IF([.$F190]=&quot;&quot;;&quot;&quot;;IF([.$M190]=&quot;&quot;;[.$AG190]&amp;CHAR(10);[.$AH190]&amp;CHAR(10)));&quot;&quot;)">
            <text:p/>
          </table:table-cell>
          <table:table-cell table:style-name="ce60"/>
          <table:table-cell table:style-name="ce60" table:formula="of:=IFERROR(IF(NOT(ISERROR(SEARCH(&quot;@g.us&quot;;[.$E190])));[.$G190];IF([.$G190]=&quot;&quot;;&quot;&quot;;IFERROR(IF([.$B190]=&quot;&quot;;[.$E$1];[.$B190]);&quot;&quot;)&amp;RIGHT(SUBSTITUTE(SUBSTITUTE(SUBSTITUTE([.$G190];&quot;-&quot;;&quot;&quot;);&quot; &quot;;&quot;&quot;);&quot;+&quot;;&quot;&quot;);10)));&quot;&quot;)">
            <text:p/>
          </table:table-cell>
          <table:table-cell table:style-name="ce99" table:formula="of:=IFERROR(IF([.$G190]=&quot;&quot;;&quot;&quot;;[$Mudslide_Commands.$E$32]&amp;&quot;send &quot;&amp;TRIM(SUBSTITUTE([.$AK190];&quot;+&quot;;&quot;&quot;)&amp;&quot; &quot;&amp;CHAR(34)&amp;[.$H190]&amp;CHAR(10)&amp;[.$I190]&amp;CHAR(10)&amp;[.$J190]&amp;CHAR(10)&amp;[.$K190]&amp;CHAR(10)&amp;[.$L190]&amp;CHAR(10)&amp;&quot;- Sent By Bot&quot;&amp;CHAR(34)&amp;CHAR(10)));&quot;&quot;)">
            <text:p/>
          </table:table-cell>
          <table:table-cell table:style-name="ce99" table:formula="of:=IFERROR(IF([.$G190]=&quot;&quot;;&quot;&quot;;[$Mudslide_Commands.$E$32]&amp;IF(SUMPRODUCT(--ISNUMBER(SEARCH([$Mudslide_Commands.$D$10:.$D$16];RIGHT(LOWER([.$M190]);4))))&gt;0;&quot;send-image &quot;; &quot;send-file &quot;)&amp;TRIM(SUBSTITUTE([.$AK190];&quot;+&quot;;&quot;&quot;)&amp;&quot; &quot;&amp;CHAR(34)&amp;[.$M190]&amp;CHAR(34)&amp;IF([.$S190]=&quot;&quot;;&quot;&quot;;&quot; --caption &quot;&amp;CHAR(34)&amp;[.$S190]&amp;CHAR(34))&amp;CHAR(10)));&quot;&quot;)">
            <text:p/>
          </table:table-cell>
          <table:table-cell table:style-name="ce60" table:formula="of:=IFERROR(IF([.$G190]=&quot;&quot;;&quot;&quot;;IF([.$M190]=&quot;&quot;;[.$AL190]&amp;CHAR(10);[.$AM190]&amp;CHAR(10)));&quot;&quot;)">
            <text:p/>
          </table:table-cell>
          <table:table-cell table:style-name="ce60"/>
          <table:table-cell table:style-name="ce116" table:formula="of:=[.AD190]&amp;[.AI190]&amp;[.AN19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1]&amp;[.F191]&amp;[.G191]=&quot;&quot;;&quot;&quot;;MAX([.$A$3:.$A190])+1);&quot;&quot;)">
            <text:p/>
          </table:table-cell>
          <table:table-cell table:style-name="ce9" table:formula="of:=IFERROR(TRIM(SUBSTITUTE(SUBSTITUTE(VLOOKUP([.C19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1]=&quot;&quot;;&quot;&quot;;TRIM(&quot;Dear *&quot;&amp;[.$D191]&amp;&quot;*&quot;))">
            <text:p/>
          </table:table-cell>
          <table:table-cell table:style-name="ce83" table:formula="of:=IF([.$E191]=&quot;&quot;;&quot;&quot;;&quot;~How Do You Do ?~&quot;)">
            <text:p/>
          </table:table-cell>
          <table:table-cell table:style-name="ce83" table:formula="of:=IF([.$E191]=&quot;&quot;;&quot;&quot;;&quot;_Have a great Day_&quot;)">
            <text:p/>
          </table:table-cell>
          <table:table-cell table:style-name="ce83" table:number-columns-repeated="2"/>
          <table:table-cell table:style-name="ce44" table:number-columns-spanned="6" table:number-rows-spanned="1">
            <draw:control draw:z-index="203" draw:name="BT_File_Selection_12_" draw:style-name="gr6" draw:text-style-name="P5" svg:width="1cm" svg:height="0.5cm" svg:x="0cm" svg:y="0cm" draw:control="control189"/>
          </table:table-cell>
          <table:covered-table-cell table:number-columns-repeated="5" table:style-name="ce48"/>
          <table:table-cell table:style-name="ce107" table:formula="of:=IF([.$M191]=&quot;&quot;;&quot;&quot;;IF([.$A19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1])));[.$E191];IF([.$E191]=&quot;&quot;;&quot;&quot;;IFERROR(IF([.$B191]=&quot;&quot;;[.$E$1];[.$B191]);&quot;&quot;)&amp;RIGHT(SUBSTITUTE(SUBSTITUTE(SUBSTITUTE([.$E191];&quot;-&quot;;&quot;&quot;);&quot; &quot;;&quot;&quot;);&quot;+&quot;;&quot;&quot;);10)));&quot;&quot;)">
            <text:p/>
          </table:table-cell>
          <table:table-cell table:style-name="ce99" table:formula="of:=IFERROR(IF([.$E191]=&quot;&quot;;&quot;&quot;;[$Mudslide_Commands.$E$32]&amp;&quot;send &quot;&amp;TRIM(SUBSTITUTE([.$AA191];&quot;+&quot;;&quot;&quot;)&amp;&quot; &quot;&amp;CHAR(34)&amp;[.$H191]&amp;CHAR(10)&amp;[.$I191]&amp;CHAR(10)&amp;[.$J191]&amp;CHAR(10)&amp;[.$K191]&amp;CHAR(10)&amp;[.$L191]&amp;CHAR(10)&amp;&quot;- Sent By Bot&quot;&amp;CHAR(34)&amp;CHAR(10)));&quot;&quot;)">
            <text:p/>
          </table:table-cell>
          <table:table-cell table:style-name="ce99" table:formula="of:=IFERROR(IF([.$E191]=&quot;&quot;;&quot;&quot;;[$Mudslide_Commands.$E$32]&amp;IF(SUMPRODUCT(--ISNUMBER(SEARCH([$Mudslide_Commands.$D$10:.$D$16];RIGHT(LOWER([.$M191]);4))))&gt;0;&quot;send-image &quot;; &quot;send-file &quot;)&amp;TRIM(SUBSTITUTE([.$AA191];&quot;+&quot;;&quot;&quot;)&amp;&quot; &quot;&amp;CHAR(34)&amp;[.$M191]&amp;CHAR(34)&amp;IF([.$S191]=&quot;&quot;;&quot;&quot;;&quot; --caption &quot;&amp;CHAR(34)&amp;[.$S191]&amp;CHAR(34))&amp;CHAR(10)));&quot;&quot;)">
            <text:p/>
          </table:table-cell>
          <table:table-cell table:style-name="ce60" table:formula="of:=IFERROR(IF([.$E191]=&quot;&quot;;&quot;&quot;;IF([.$M191]=&quot;&quot;;[.$AB191]&amp;CHAR(10);[.$AC191]&amp;CHAR(10)));&quot;&quot;)">
            <text:p/>
          </table:table-cell>
          <table:table-cell table:style-name="ce60"/>
          <table:table-cell table:style-name="ce60" table:formula="of:=IFERROR(IF(NOT(ISERROR(SEARCH(&quot;@g.us&quot;;[.$F191])));[.$F191];IF([.$F191]=&quot;&quot;;&quot;&quot;;IFERROR(IF([.$B191]=&quot;&quot;;[.$E$1];[.$B191]);&quot;&quot;)&amp;RIGHT(SUBSTITUTE(SUBSTITUTE(SUBSTITUTE([.$F191];&quot;-&quot;;&quot;&quot;);&quot; &quot;;&quot;&quot;);&quot;+&quot;;&quot;&quot;);10)));&quot;&quot;)">
            <text:p/>
          </table:table-cell>
          <table:table-cell table:style-name="ce99" table:formula="of:=IFERROR(IF([.$F191]=&quot;&quot;;&quot;&quot;;[$Mudslide_Commands.$E$32]&amp;&quot;send &quot;&amp;TRIM(SUBSTITUTE([.$AF191];&quot;+&quot;;&quot;&quot;)&amp;&quot; &quot;&amp;CHAR(34)&amp;[.$H191]&amp;CHAR(10)&amp;[.$I191]&amp;CHAR(10)&amp;[.$J191]&amp;CHAR(10)&amp;[.$K191]&amp;CHAR(10)&amp;[.$L191]&amp;CHAR(10)&amp;&quot;- Sent By Bot&quot;&amp;CHAR(34)&amp;CHAR(10)));&quot;&quot;)">
            <text:p/>
          </table:table-cell>
          <table:table-cell table:style-name="ce99" table:formula="of:=IFERROR(IF([.$F191]=&quot;&quot;;&quot;&quot;;[$Mudslide_Commands.$E$32]&amp;IF(SUMPRODUCT(--ISNUMBER(SEARCH([$Mudslide_Commands.$D$10:.$D$16];RIGHT(LOWER([.$M191]);4))))&gt;0;&quot;send-image &quot;; &quot;send-file &quot;)&amp;TRIM(SUBSTITUTE([.$AF191];&quot;+&quot;;&quot;&quot;)&amp;&quot; &quot;&amp;CHAR(34)&amp;[.$M191]&amp;CHAR(34)&amp;IF([.$S191]=&quot;&quot;;&quot;&quot;;&quot; --caption &quot;&amp;CHAR(34)&amp;[.$S191]&amp;CHAR(34))&amp;CHAR(10)));&quot;&quot;)">
            <text:p/>
          </table:table-cell>
          <table:table-cell table:style-name="ce60" table:formula="of:=IFERROR(IF([.$F191]=&quot;&quot;;&quot;&quot;;IF([.$M191]=&quot;&quot;;[.$AG191]&amp;CHAR(10);[.$AH191]&amp;CHAR(10)));&quot;&quot;)">
            <text:p/>
          </table:table-cell>
          <table:table-cell table:style-name="ce60"/>
          <table:table-cell table:style-name="ce60" table:formula="of:=IFERROR(IF(NOT(ISERROR(SEARCH(&quot;@g.us&quot;;[.$E191])));[.$G191];IF([.$G191]=&quot;&quot;;&quot;&quot;;IFERROR(IF([.$B191]=&quot;&quot;;[.$E$1];[.$B191]);&quot;&quot;)&amp;RIGHT(SUBSTITUTE(SUBSTITUTE(SUBSTITUTE([.$G191];&quot;-&quot;;&quot;&quot;);&quot; &quot;;&quot;&quot;);&quot;+&quot;;&quot;&quot;);10)));&quot;&quot;)">
            <text:p/>
          </table:table-cell>
          <table:table-cell table:style-name="ce99" table:formula="of:=IFERROR(IF([.$G191]=&quot;&quot;;&quot;&quot;;[$Mudslide_Commands.$E$32]&amp;&quot;send &quot;&amp;TRIM(SUBSTITUTE([.$AK191];&quot;+&quot;;&quot;&quot;)&amp;&quot; &quot;&amp;CHAR(34)&amp;[.$H191]&amp;CHAR(10)&amp;[.$I191]&amp;CHAR(10)&amp;[.$J191]&amp;CHAR(10)&amp;[.$K191]&amp;CHAR(10)&amp;[.$L191]&amp;CHAR(10)&amp;&quot;- Sent By Bot&quot;&amp;CHAR(34)&amp;CHAR(10)));&quot;&quot;)">
            <text:p/>
          </table:table-cell>
          <table:table-cell table:style-name="ce99" table:formula="of:=IFERROR(IF([.$G191]=&quot;&quot;;&quot;&quot;;[$Mudslide_Commands.$E$32]&amp;IF(SUMPRODUCT(--ISNUMBER(SEARCH([$Mudslide_Commands.$D$10:.$D$16];RIGHT(LOWER([.$M191]);4))))&gt;0;&quot;send-image &quot;; &quot;send-file &quot;)&amp;TRIM(SUBSTITUTE([.$AK191];&quot;+&quot;;&quot;&quot;)&amp;&quot; &quot;&amp;CHAR(34)&amp;[.$M191]&amp;CHAR(34)&amp;IF([.$S191]=&quot;&quot;;&quot;&quot;;&quot; --caption &quot;&amp;CHAR(34)&amp;[.$S191]&amp;CHAR(34))&amp;CHAR(10)));&quot;&quot;)">
            <text:p/>
          </table:table-cell>
          <table:table-cell table:style-name="ce60" table:formula="of:=IFERROR(IF([.$G191]=&quot;&quot;;&quot;&quot;;IF([.$M191]=&quot;&quot;;[.$AL191]&amp;CHAR(10);[.$AM191]&amp;CHAR(10)));&quot;&quot;)">
            <text:p/>
          </table:table-cell>
          <table:table-cell table:style-name="ce60"/>
          <table:table-cell table:style-name="ce116" table:formula="of:=[.AD191]&amp;[.AI191]&amp;[.AN19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2]&amp;[.F192]&amp;[.G192]=&quot;&quot;;&quot;&quot;;MAX([.$A$3:.$A191])+1);&quot;&quot;)">
            <text:p/>
          </table:table-cell>
          <table:table-cell table:style-name="ce9" table:formula="of:=IFERROR(TRIM(SUBSTITUTE(SUBSTITUTE(VLOOKUP([.C19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2]=&quot;&quot;;&quot;&quot;;TRIM(&quot;Dear *&quot;&amp;[.$D192]&amp;&quot;*&quot;))">
            <text:p/>
          </table:table-cell>
          <table:table-cell table:style-name="ce83" table:formula="of:=IF([.$E192]=&quot;&quot;;&quot;&quot;;&quot;~How Do You Do ?~&quot;)">
            <text:p/>
          </table:table-cell>
          <table:table-cell table:style-name="ce83" table:formula="of:=IF([.$E192]=&quot;&quot;;&quot;&quot;;&quot;_Have a great Day_&quot;)">
            <text:p/>
          </table:table-cell>
          <table:table-cell table:style-name="ce83" table:number-columns-repeated="2"/>
          <table:table-cell table:style-name="ce44" table:number-columns-spanned="6" table:number-rows-spanned="1">
            <draw:control draw:z-index="204" draw:name="BT_File_Selection_12_" draw:style-name="gr6" draw:text-style-name="P5" svg:width="1cm" svg:height="0.5cm" svg:x="0cm" svg:y="0cm" draw:control="control190"/>
          </table:table-cell>
          <table:covered-table-cell table:number-columns-repeated="5" table:style-name="ce48"/>
          <table:table-cell table:style-name="ce107" table:formula="of:=IF([.$M192]=&quot;&quot;;&quot;&quot;;IF([.$A19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2])));[.$E192];IF([.$E192]=&quot;&quot;;&quot;&quot;;IFERROR(IF([.$B192]=&quot;&quot;;[.$E$1];[.$B192]);&quot;&quot;)&amp;RIGHT(SUBSTITUTE(SUBSTITUTE(SUBSTITUTE([.$E192];&quot;-&quot;;&quot;&quot;);&quot; &quot;;&quot;&quot;);&quot;+&quot;;&quot;&quot;);10)));&quot;&quot;)">
            <text:p/>
          </table:table-cell>
          <table:table-cell table:style-name="ce99" table:formula="of:=IFERROR(IF([.$E192]=&quot;&quot;;&quot;&quot;;[$Mudslide_Commands.$E$32]&amp;&quot;send &quot;&amp;TRIM(SUBSTITUTE([.$AA192];&quot;+&quot;;&quot;&quot;)&amp;&quot; &quot;&amp;CHAR(34)&amp;[.$H192]&amp;CHAR(10)&amp;[.$I192]&amp;CHAR(10)&amp;[.$J192]&amp;CHAR(10)&amp;[.$K192]&amp;CHAR(10)&amp;[.$L192]&amp;CHAR(10)&amp;&quot;- Sent By Bot&quot;&amp;CHAR(34)&amp;CHAR(10)));&quot;&quot;)">
            <text:p/>
          </table:table-cell>
          <table:table-cell table:style-name="ce99" table:formula="of:=IFERROR(IF([.$E192]=&quot;&quot;;&quot;&quot;;[$Mudslide_Commands.$E$32]&amp;IF(SUMPRODUCT(--ISNUMBER(SEARCH([$Mudslide_Commands.$D$10:.$D$16];RIGHT(LOWER([.$M192]);4))))&gt;0;&quot;send-image &quot;; &quot;send-file &quot;)&amp;TRIM(SUBSTITUTE([.$AA192];&quot;+&quot;;&quot;&quot;)&amp;&quot; &quot;&amp;CHAR(34)&amp;[.$M192]&amp;CHAR(34)&amp;IF([.$S192]=&quot;&quot;;&quot;&quot;;&quot; --caption &quot;&amp;CHAR(34)&amp;[.$S192]&amp;CHAR(34))&amp;CHAR(10)));&quot;&quot;)">
            <text:p/>
          </table:table-cell>
          <table:table-cell table:style-name="ce60" table:formula="of:=IFERROR(IF([.$E192]=&quot;&quot;;&quot;&quot;;IF([.$M192]=&quot;&quot;;[.$AB192]&amp;CHAR(10);[.$AC192]&amp;CHAR(10)));&quot;&quot;)">
            <text:p/>
          </table:table-cell>
          <table:table-cell table:style-name="ce60"/>
          <table:table-cell table:style-name="ce60" table:formula="of:=IFERROR(IF(NOT(ISERROR(SEARCH(&quot;@g.us&quot;;[.$F192])));[.$F192];IF([.$F192]=&quot;&quot;;&quot;&quot;;IFERROR(IF([.$B192]=&quot;&quot;;[.$E$1];[.$B192]);&quot;&quot;)&amp;RIGHT(SUBSTITUTE(SUBSTITUTE(SUBSTITUTE([.$F192];&quot;-&quot;;&quot;&quot;);&quot; &quot;;&quot;&quot;);&quot;+&quot;;&quot;&quot;);10)));&quot;&quot;)">
            <text:p/>
          </table:table-cell>
          <table:table-cell table:style-name="ce99" table:formula="of:=IFERROR(IF([.$F192]=&quot;&quot;;&quot;&quot;;[$Mudslide_Commands.$E$32]&amp;&quot;send &quot;&amp;TRIM(SUBSTITUTE([.$AF192];&quot;+&quot;;&quot;&quot;)&amp;&quot; &quot;&amp;CHAR(34)&amp;[.$H192]&amp;CHAR(10)&amp;[.$I192]&amp;CHAR(10)&amp;[.$J192]&amp;CHAR(10)&amp;[.$K192]&amp;CHAR(10)&amp;[.$L192]&amp;CHAR(10)&amp;&quot;- Sent By Bot&quot;&amp;CHAR(34)&amp;CHAR(10)));&quot;&quot;)">
            <text:p/>
          </table:table-cell>
          <table:table-cell table:style-name="ce99" table:formula="of:=IFERROR(IF([.$F192]=&quot;&quot;;&quot;&quot;;[$Mudslide_Commands.$E$32]&amp;IF(SUMPRODUCT(--ISNUMBER(SEARCH([$Mudslide_Commands.$D$10:.$D$16];RIGHT(LOWER([.$M192]);4))))&gt;0;&quot;send-image &quot;; &quot;send-file &quot;)&amp;TRIM(SUBSTITUTE([.$AF192];&quot;+&quot;;&quot;&quot;)&amp;&quot; &quot;&amp;CHAR(34)&amp;[.$M192]&amp;CHAR(34)&amp;IF([.$S192]=&quot;&quot;;&quot;&quot;;&quot; --caption &quot;&amp;CHAR(34)&amp;[.$S192]&amp;CHAR(34))&amp;CHAR(10)));&quot;&quot;)">
            <text:p/>
          </table:table-cell>
          <table:table-cell table:style-name="ce60" table:formula="of:=IFERROR(IF([.$F192]=&quot;&quot;;&quot;&quot;;IF([.$M192]=&quot;&quot;;[.$AG192]&amp;CHAR(10);[.$AH192]&amp;CHAR(10)));&quot;&quot;)">
            <text:p/>
          </table:table-cell>
          <table:table-cell table:style-name="ce60"/>
          <table:table-cell table:style-name="ce60" table:formula="of:=IFERROR(IF(NOT(ISERROR(SEARCH(&quot;@g.us&quot;;[.$E192])));[.$G192];IF([.$G192]=&quot;&quot;;&quot;&quot;;IFERROR(IF([.$B192]=&quot;&quot;;[.$E$1];[.$B192]);&quot;&quot;)&amp;RIGHT(SUBSTITUTE(SUBSTITUTE(SUBSTITUTE([.$G192];&quot;-&quot;;&quot;&quot;);&quot; &quot;;&quot;&quot;);&quot;+&quot;;&quot;&quot;);10)));&quot;&quot;)">
            <text:p/>
          </table:table-cell>
          <table:table-cell table:style-name="ce99" table:formula="of:=IFERROR(IF([.$G192]=&quot;&quot;;&quot;&quot;;[$Mudslide_Commands.$E$32]&amp;&quot;send &quot;&amp;TRIM(SUBSTITUTE([.$AK192];&quot;+&quot;;&quot;&quot;)&amp;&quot; &quot;&amp;CHAR(34)&amp;[.$H192]&amp;CHAR(10)&amp;[.$I192]&amp;CHAR(10)&amp;[.$J192]&amp;CHAR(10)&amp;[.$K192]&amp;CHAR(10)&amp;[.$L192]&amp;CHAR(10)&amp;&quot;- Sent By Bot&quot;&amp;CHAR(34)&amp;CHAR(10)));&quot;&quot;)">
            <text:p/>
          </table:table-cell>
          <table:table-cell table:style-name="ce99" table:formula="of:=IFERROR(IF([.$G192]=&quot;&quot;;&quot;&quot;;[$Mudslide_Commands.$E$32]&amp;IF(SUMPRODUCT(--ISNUMBER(SEARCH([$Mudslide_Commands.$D$10:.$D$16];RIGHT(LOWER([.$M192]);4))))&gt;0;&quot;send-image &quot;; &quot;send-file &quot;)&amp;TRIM(SUBSTITUTE([.$AK192];&quot;+&quot;;&quot;&quot;)&amp;&quot; &quot;&amp;CHAR(34)&amp;[.$M192]&amp;CHAR(34)&amp;IF([.$S192]=&quot;&quot;;&quot;&quot;;&quot; --caption &quot;&amp;CHAR(34)&amp;[.$S192]&amp;CHAR(34))&amp;CHAR(10)));&quot;&quot;)">
            <text:p/>
          </table:table-cell>
          <table:table-cell table:style-name="ce60" table:formula="of:=IFERROR(IF([.$G192]=&quot;&quot;;&quot;&quot;;IF([.$M192]=&quot;&quot;;[.$AL192]&amp;CHAR(10);[.$AM192]&amp;CHAR(10)));&quot;&quot;)">
            <text:p/>
          </table:table-cell>
          <table:table-cell table:style-name="ce60"/>
          <table:table-cell table:style-name="ce116" table:formula="of:=[.AD192]&amp;[.AI192]&amp;[.AN19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3]&amp;[.F193]&amp;[.G193]=&quot;&quot;;&quot;&quot;;MAX([.$A$3:.$A192])+1);&quot;&quot;)">
            <text:p/>
          </table:table-cell>
          <table:table-cell table:style-name="ce9" table:formula="of:=IFERROR(TRIM(SUBSTITUTE(SUBSTITUTE(VLOOKUP([.C19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3]=&quot;&quot;;&quot;&quot;;TRIM(&quot;Dear *&quot;&amp;[.$D193]&amp;&quot;*&quot;))">
            <text:p/>
          </table:table-cell>
          <table:table-cell table:style-name="ce83" table:formula="of:=IF([.$E193]=&quot;&quot;;&quot;&quot;;&quot;~How Do You Do ?~&quot;)">
            <text:p/>
          </table:table-cell>
          <table:table-cell table:style-name="ce83" table:formula="of:=IF([.$E193]=&quot;&quot;;&quot;&quot;;&quot;_Have a great Day_&quot;)">
            <text:p/>
          </table:table-cell>
          <table:table-cell table:style-name="ce83" table:number-columns-repeated="2"/>
          <table:table-cell table:style-name="ce44" table:number-columns-spanned="6" table:number-rows-spanned="1">
            <draw:control draw:z-index="205" draw:name="BT_File_Selection_12_" draw:style-name="gr6" draw:text-style-name="P5" svg:width="1cm" svg:height="0.5cm" svg:x="0cm" svg:y="0cm" draw:control="control191"/>
          </table:table-cell>
          <table:covered-table-cell table:number-columns-repeated="5" table:style-name="ce48"/>
          <table:table-cell table:style-name="ce107" table:formula="of:=IF([.$M193]=&quot;&quot;;&quot;&quot;;IF([.$A19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3])));[.$E193];IF([.$E193]=&quot;&quot;;&quot;&quot;;IFERROR(IF([.$B193]=&quot;&quot;;[.$E$1];[.$B193]);&quot;&quot;)&amp;RIGHT(SUBSTITUTE(SUBSTITUTE(SUBSTITUTE([.$E193];&quot;-&quot;;&quot;&quot;);&quot; &quot;;&quot;&quot;);&quot;+&quot;;&quot;&quot;);10)));&quot;&quot;)">
            <text:p/>
          </table:table-cell>
          <table:table-cell table:style-name="ce99" table:formula="of:=IFERROR(IF([.$E193]=&quot;&quot;;&quot;&quot;;[$Mudslide_Commands.$E$32]&amp;&quot;send &quot;&amp;TRIM(SUBSTITUTE([.$AA193];&quot;+&quot;;&quot;&quot;)&amp;&quot; &quot;&amp;CHAR(34)&amp;[.$H193]&amp;CHAR(10)&amp;[.$I193]&amp;CHAR(10)&amp;[.$J193]&amp;CHAR(10)&amp;[.$K193]&amp;CHAR(10)&amp;[.$L193]&amp;CHAR(10)&amp;&quot;- Sent By Bot&quot;&amp;CHAR(34)&amp;CHAR(10)));&quot;&quot;)">
            <text:p/>
          </table:table-cell>
          <table:table-cell table:style-name="ce99" table:formula="of:=IFERROR(IF([.$E193]=&quot;&quot;;&quot;&quot;;[$Mudslide_Commands.$E$32]&amp;IF(SUMPRODUCT(--ISNUMBER(SEARCH([$Mudslide_Commands.$D$10:.$D$16];RIGHT(LOWER([.$M193]);4))))&gt;0;&quot;send-image &quot;; &quot;send-file &quot;)&amp;TRIM(SUBSTITUTE([.$AA193];&quot;+&quot;;&quot;&quot;)&amp;&quot; &quot;&amp;CHAR(34)&amp;[.$M193]&amp;CHAR(34)&amp;IF([.$S193]=&quot;&quot;;&quot;&quot;;&quot; --caption &quot;&amp;CHAR(34)&amp;[.$S193]&amp;CHAR(34))&amp;CHAR(10)));&quot;&quot;)">
            <text:p/>
          </table:table-cell>
          <table:table-cell table:style-name="ce60" table:formula="of:=IFERROR(IF([.$E193]=&quot;&quot;;&quot;&quot;;IF([.$M193]=&quot;&quot;;[.$AB193]&amp;CHAR(10);[.$AC193]&amp;CHAR(10)));&quot;&quot;)">
            <text:p/>
          </table:table-cell>
          <table:table-cell table:style-name="ce60"/>
          <table:table-cell table:style-name="ce60" table:formula="of:=IFERROR(IF(NOT(ISERROR(SEARCH(&quot;@g.us&quot;;[.$F193])));[.$F193];IF([.$F193]=&quot;&quot;;&quot;&quot;;IFERROR(IF([.$B193]=&quot;&quot;;[.$E$1];[.$B193]);&quot;&quot;)&amp;RIGHT(SUBSTITUTE(SUBSTITUTE(SUBSTITUTE([.$F193];&quot;-&quot;;&quot;&quot;);&quot; &quot;;&quot;&quot;);&quot;+&quot;;&quot;&quot;);10)));&quot;&quot;)">
            <text:p/>
          </table:table-cell>
          <table:table-cell table:style-name="ce99" table:formula="of:=IFERROR(IF([.$F193]=&quot;&quot;;&quot;&quot;;[$Mudslide_Commands.$E$32]&amp;&quot;send &quot;&amp;TRIM(SUBSTITUTE([.$AF193];&quot;+&quot;;&quot;&quot;)&amp;&quot; &quot;&amp;CHAR(34)&amp;[.$H193]&amp;CHAR(10)&amp;[.$I193]&amp;CHAR(10)&amp;[.$J193]&amp;CHAR(10)&amp;[.$K193]&amp;CHAR(10)&amp;[.$L193]&amp;CHAR(10)&amp;&quot;- Sent By Bot&quot;&amp;CHAR(34)&amp;CHAR(10)));&quot;&quot;)">
            <text:p/>
          </table:table-cell>
          <table:table-cell table:style-name="ce99" table:formula="of:=IFERROR(IF([.$F193]=&quot;&quot;;&quot;&quot;;[$Mudslide_Commands.$E$32]&amp;IF(SUMPRODUCT(--ISNUMBER(SEARCH([$Mudslide_Commands.$D$10:.$D$16];RIGHT(LOWER([.$M193]);4))))&gt;0;&quot;send-image &quot;; &quot;send-file &quot;)&amp;TRIM(SUBSTITUTE([.$AF193];&quot;+&quot;;&quot;&quot;)&amp;&quot; &quot;&amp;CHAR(34)&amp;[.$M193]&amp;CHAR(34)&amp;IF([.$S193]=&quot;&quot;;&quot;&quot;;&quot; --caption &quot;&amp;CHAR(34)&amp;[.$S193]&amp;CHAR(34))&amp;CHAR(10)));&quot;&quot;)">
            <text:p/>
          </table:table-cell>
          <table:table-cell table:style-name="ce60" table:formula="of:=IFERROR(IF([.$F193]=&quot;&quot;;&quot;&quot;;IF([.$M193]=&quot;&quot;;[.$AG193]&amp;CHAR(10);[.$AH193]&amp;CHAR(10)));&quot;&quot;)">
            <text:p/>
          </table:table-cell>
          <table:table-cell table:style-name="ce60"/>
          <table:table-cell table:style-name="ce60" table:formula="of:=IFERROR(IF(NOT(ISERROR(SEARCH(&quot;@g.us&quot;;[.$E193])));[.$G193];IF([.$G193]=&quot;&quot;;&quot;&quot;;IFERROR(IF([.$B193]=&quot;&quot;;[.$E$1];[.$B193]);&quot;&quot;)&amp;RIGHT(SUBSTITUTE(SUBSTITUTE(SUBSTITUTE([.$G193];&quot;-&quot;;&quot;&quot;);&quot; &quot;;&quot;&quot;);&quot;+&quot;;&quot;&quot;);10)));&quot;&quot;)">
            <text:p/>
          </table:table-cell>
          <table:table-cell table:style-name="ce99" table:formula="of:=IFERROR(IF([.$G193]=&quot;&quot;;&quot;&quot;;[$Mudslide_Commands.$E$32]&amp;&quot;send &quot;&amp;TRIM(SUBSTITUTE([.$AK193];&quot;+&quot;;&quot;&quot;)&amp;&quot; &quot;&amp;CHAR(34)&amp;[.$H193]&amp;CHAR(10)&amp;[.$I193]&amp;CHAR(10)&amp;[.$J193]&amp;CHAR(10)&amp;[.$K193]&amp;CHAR(10)&amp;[.$L193]&amp;CHAR(10)&amp;&quot;- Sent By Bot&quot;&amp;CHAR(34)&amp;CHAR(10)));&quot;&quot;)">
            <text:p/>
          </table:table-cell>
          <table:table-cell table:style-name="ce99" table:formula="of:=IFERROR(IF([.$G193]=&quot;&quot;;&quot;&quot;;[$Mudslide_Commands.$E$32]&amp;IF(SUMPRODUCT(--ISNUMBER(SEARCH([$Mudslide_Commands.$D$10:.$D$16];RIGHT(LOWER([.$M193]);4))))&gt;0;&quot;send-image &quot;; &quot;send-file &quot;)&amp;TRIM(SUBSTITUTE([.$AK193];&quot;+&quot;;&quot;&quot;)&amp;&quot; &quot;&amp;CHAR(34)&amp;[.$M193]&amp;CHAR(34)&amp;IF([.$S193]=&quot;&quot;;&quot;&quot;;&quot; --caption &quot;&amp;CHAR(34)&amp;[.$S193]&amp;CHAR(34))&amp;CHAR(10)));&quot;&quot;)">
            <text:p/>
          </table:table-cell>
          <table:table-cell table:style-name="ce60" table:formula="of:=IFERROR(IF([.$G193]=&quot;&quot;;&quot;&quot;;IF([.$M193]=&quot;&quot;;[.$AL193]&amp;CHAR(10);[.$AM193]&amp;CHAR(10)));&quot;&quot;)">
            <text:p/>
          </table:table-cell>
          <table:table-cell table:style-name="ce60"/>
          <table:table-cell table:style-name="ce116" table:formula="of:=[.AD193]&amp;[.AI193]&amp;[.AN19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4]&amp;[.F194]&amp;[.G194]=&quot;&quot;;&quot;&quot;;MAX([.$A$3:.$A193])+1);&quot;&quot;)">
            <text:p/>
          </table:table-cell>
          <table:table-cell table:style-name="ce9" table:formula="of:=IFERROR(TRIM(SUBSTITUTE(SUBSTITUTE(VLOOKUP([.C19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4]=&quot;&quot;;&quot;&quot;;TRIM(&quot;Dear *&quot;&amp;[.$D194]&amp;&quot;*&quot;))">
            <text:p/>
          </table:table-cell>
          <table:table-cell table:style-name="ce83" table:formula="of:=IF([.$E194]=&quot;&quot;;&quot;&quot;;&quot;~How Do You Do ?~&quot;)">
            <text:p/>
          </table:table-cell>
          <table:table-cell table:style-name="ce83" table:formula="of:=IF([.$E194]=&quot;&quot;;&quot;&quot;;&quot;_Have a great Day_&quot;)">
            <text:p/>
          </table:table-cell>
          <table:table-cell table:style-name="ce83" table:number-columns-repeated="2"/>
          <table:table-cell table:style-name="ce44" table:number-columns-spanned="6" table:number-rows-spanned="1">
            <draw:control draw:z-index="206" draw:name="BT_File_Selection_12_" draw:style-name="gr6" draw:text-style-name="P5" svg:width="1cm" svg:height="0.5cm" svg:x="0cm" svg:y="0cm" draw:control="control192"/>
          </table:table-cell>
          <table:covered-table-cell table:number-columns-repeated="5" table:style-name="ce48"/>
          <table:table-cell table:style-name="ce107" table:formula="of:=IF([.$M194]=&quot;&quot;;&quot;&quot;;IF([.$A19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4])));[.$E194];IF([.$E194]=&quot;&quot;;&quot;&quot;;IFERROR(IF([.$B194]=&quot;&quot;;[.$E$1];[.$B194]);&quot;&quot;)&amp;RIGHT(SUBSTITUTE(SUBSTITUTE(SUBSTITUTE([.$E194];&quot;-&quot;;&quot;&quot;);&quot; &quot;;&quot;&quot;);&quot;+&quot;;&quot;&quot;);10)));&quot;&quot;)">
            <text:p/>
          </table:table-cell>
          <table:table-cell table:style-name="ce99" table:formula="of:=IFERROR(IF([.$E194]=&quot;&quot;;&quot;&quot;;[$Mudslide_Commands.$E$32]&amp;&quot;send &quot;&amp;TRIM(SUBSTITUTE([.$AA194];&quot;+&quot;;&quot;&quot;)&amp;&quot; &quot;&amp;CHAR(34)&amp;[.$H194]&amp;CHAR(10)&amp;[.$I194]&amp;CHAR(10)&amp;[.$J194]&amp;CHAR(10)&amp;[.$K194]&amp;CHAR(10)&amp;[.$L194]&amp;CHAR(10)&amp;&quot;- Sent By Bot&quot;&amp;CHAR(34)&amp;CHAR(10)));&quot;&quot;)">
            <text:p/>
          </table:table-cell>
          <table:table-cell table:style-name="ce99" table:formula="of:=IFERROR(IF([.$E194]=&quot;&quot;;&quot;&quot;;[$Mudslide_Commands.$E$32]&amp;IF(SUMPRODUCT(--ISNUMBER(SEARCH([$Mudslide_Commands.$D$10:.$D$16];RIGHT(LOWER([.$M194]);4))))&gt;0;&quot;send-image &quot;; &quot;send-file &quot;)&amp;TRIM(SUBSTITUTE([.$AA194];&quot;+&quot;;&quot;&quot;)&amp;&quot; &quot;&amp;CHAR(34)&amp;[.$M194]&amp;CHAR(34)&amp;IF([.$S194]=&quot;&quot;;&quot;&quot;;&quot; --caption &quot;&amp;CHAR(34)&amp;[.$S194]&amp;CHAR(34))&amp;CHAR(10)));&quot;&quot;)">
            <text:p/>
          </table:table-cell>
          <table:table-cell table:style-name="ce60" table:formula="of:=IFERROR(IF([.$E194]=&quot;&quot;;&quot;&quot;;IF([.$M194]=&quot;&quot;;[.$AB194]&amp;CHAR(10);[.$AC194]&amp;CHAR(10)));&quot;&quot;)">
            <text:p/>
          </table:table-cell>
          <table:table-cell table:style-name="ce60"/>
          <table:table-cell table:style-name="ce60" table:formula="of:=IFERROR(IF(NOT(ISERROR(SEARCH(&quot;@g.us&quot;;[.$F194])));[.$F194];IF([.$F194]=&quot;&quot;;&quot;&quot;;IFERROR(IF([.$B194]=&quot;&quot;;[.$E$1];[.$B194]);&quot;&quot;)&amp;RIGHT(SUBSTITUTE(SUBSTITUTE(SUBSTITUTE([.$F194];&quot;-&quot;;&quot;&quot;);&quot; &quot;;&quot;&quot;);&quot;+&quot;;&quot;&quot;);10)));&quot;&quot;)">
            <text:p/>
          </table:table-cell>
          <table:table-cell table:style-name="ce99" table:formula="of:=IFERROR(IF([.$F194]=&quot;&quot;;&quot;&quot;;[$Mudslide_Commands.$E$32]&amp;&quot;send &quot;&amp;TRIM(SUBSTITUTE([.$AF194];&quot;+&quot;;&quot;&quot;)&amp;&quot; &quot;&amp;CHAR(34)&amp;[.$H194]&amp;CHAR(10)&amp;[.$I194]&amp;CHAR(10)&amp;[.$J194]&amp;CHAR(10)&amp;[.$K194]&amp;CHAR(10)&amp;[.$L194]&amp;CHAR(10)&amp;&quot;- Sent By Bot&quot;&amp;CHAR(34)&amp;CHAR(10)));&quot;&quot;)">
            <text:p/>
          </table:table-cell>
          <table:table-cell table:style-name="ce99" table:formula="of:=IFERROR(IF([.$F194]=&quot;&quot;;&quot;&quot;;[$Mudslide_Commands.$E$32]&amp;IF(SUMPRODUCT(--ISNUMBER(SEARCH([$Mudslide_Commands.$D$10:.$D$16];RIGHT(LOWER([.$M194]);4))))&gt;0;&quot;send-image &quot;; &quot;send-file &quot;)&amp;TRIM(SUBSTITUTE([.$AF194];&quot;+&quot;;&quot;&quot;)&amp;&quot; &quot;&amp;CHAR(34)&amp;[.$M194]&amp;CHAR(34)&amp;IF([.$S194]=&quot;&quot;;&quot;&quot;;&quot; --caption &quot;&amp;CHAR(34)&amp;[.$S194]&amp;CHAR(34))&amp;CHAR(10)));&quot;&quot;)">
            <text:p/>
          </table:table-cell>
          <table:table-cell table:style-name="ce60" table:formula="of:=IFERROR(IF([.$F194]=&quot;&quot;;&quot;&quot;;IF([.$M194]=&quot;&quot;;[.$AG194]&amp;CHAR(10);[.$AH194]&amp;CHAR(10)));&quot;&quot;)">
            <text:p/>
          </table:table-cell>
          <table:table-cell table:style-name="ce60"/>
          <table:table-cell table:style-name="ce60" table:formula="of:=IFERROR(IF(NOT(ISERROR(SEARCH(&quot;@g.us&quot;;[.$E194])));[.$G194];IF([.$G194]=&quot;&quot;;&quot;&quot;;IFERROR(IF([.$B194]=&quot;&quot;;[.$E$1];[.$B194]);&quot;&quot;)&amp;RIGHT(SUBSTITUTE(SUBSTITUTE(SUBSTITUTE([.$G194];&quot;-&quot;;&quot;&quot;);&quot; &quot;;&quot;&quot;);&quot;+&quot;;&quot;&quot;);10)));&quot;&quot;)">
            <text:p/>
          </table:table-cell>
          <table:table-cell table:style-name="ce99" table:formula="of:=IFERROR(IF([.$G194]=&quot;&quot;;&quot;&quot;;[$Mudslide_Commands.$E$32]&amp;&quot;send &quot;&amp;TRIM(SUBSTITUTE([.$AK194];&quot;+&quot;;&quot;&quot;)&amp;&quot; &quot;&amp;CHAR(34)&amp;[.$H194]&amp;CHAR(10)&amp;[.$I194]&amp;CHAR(10)&amp;[.$J194]&amp;CHAR(10)&amp;[.$K194]&amp;CHAR(10)&amp;[.$L194]&amp;CHAR(10)&amp;&quot;- Sent By Bot&quot;&amp;CHAR(34)&amp;CHAR(10)));&quot;&quot;)">
            <text:p/>
          </table:table-cell>
          <table:table-cell table:style-name="ce99" table:formula="of:=IFERROR(IF([.$G194]=&quot;&quot;;&quot;&quot;;[$Mudslide_Commands.$E$32]&amp;IF(SUMPRODUCT(--ISNUMBER(SEARCH([$Mudslide_Commands.$D$10:.$D$16];RIGHT(LOWER([.$M194]);4))))&gt;0;&quot;send-image &quot;; &quot;send-file &quot;)&amp;TRIM(SUBSTITUTE([.$AK194];&quot;+&quot;;&quot;&quot;)&amp;&quot; &quot;&amp;CHAR(34)&amp;[.$M194]&amp;CHAR(34)&amp;IF([.$S194]=&quot;&quot;;&quot;&quot;;&quot; --caption &quot;&amp;CHAR(34)&amp;[.$S194]&amp;CHAR(34))&amp;CHAR(10)));&quot;&quot;)">
            <text:p/>
          </table:table-cell>
          <table:table-cell table:style-name="ce60" table:formula="of:=IFERROR(IF([.$G194]=&quot;&quot;;&quot;&quot;;IF([.$M194]=&quot;&quot;;[.$AL194]&amp;CHAR(10);[.$AM194]&amp;CHAR(10)));&quot;&quot;)">
            <text:p/>
          </table:table-cell>
          <table:table-cell table:style-name="ce60"/>
          <table:table-cell table:style-name="ce116" table:formula="of:=[.AD194]&amp;[.AI194]&amp;[.AN19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5]&amp;[.F195]&amp;[.G195]=&quot;&quot;;&quot;&quot;;MAX([.$A$3:.$A194])+1);&quot;&quot;)">
            <text:p/>
          </table:table-cell>
          <table:table-cell table:style-name="ce9" table:formula="of:=IFERROR(TRIM(SUBSTITUTE(SUBSTITUTE(VLOOKUP([.C19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5]=&quot;&quot;;&quot;&quot;;TRIM(&quot;Dear *&quot;&amp;[.$D195]&amp;&quot;*&quot;))">
            <text:p/>
          </table:table-cell>
          <table:table-cell table:style-name="ce83" table:formula="of:=IF([.$E195]=&quot;&quot;;&quot;&quot;;&quot;~How Do You Do ?~&quot;)">
            <text:p/>
          </table:table-cell>
          <table:table-cell table:style-name="ce83" table:formula="of:=IF([.$E195]=&quot;&quot;;&quot;&quot;;&quot;_Have a great Day_&quot;)">
            <text:p/>
          </table:table-cell>
          <table:table-cell table:style-name="ce83" table:number-columns-repeated="2"/>
          <table:table-cell table:style-name="ce44" table:number-columns-spanned="6" table:number-rows-spanned="1">
            <draw:control draw:z-index="207" draw:name="BT_File_Selection_12_" draw:style-name="gr6" draw:text-style-name="P5" svg:width="1cm" svg:height="0.5cm" svg:x="0cm" svg:y="0cm" draw:control="control193"/>
          </table:table-cell>
          <table:covered-table-cell table:number-columns-repeated="5" table:style-name="ce48"/>
          <table:table-cell table:style-name="ce107" table:formula="of:=IF([.$M195]=&quot;&quot;;&quot;&quot;;IF([.$A19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5])));[.$E195];IF([.$E195]=&quot;&quot;;&quot;&quot;;IFERROR(IF([.$B195]=&quot;&quot;;[.$E$1];[.$B195]);&quot;&quot;)&amp;RIGHT(SUBSTITUTE(SUBSTITUTE(SUBSTITUTE([.$E195];&quot;-&quot;;&quot;&quot;);&quot; &quot;;&quot;&quot;);&quot;+&quot;;&quot;&quot;);10)));&quot;&quot;)">
            <text:p/>
          </table:table-cell>
          <table:table-cell table:style-name="ce99" table:formula="of:=IFERROR(IF([.$E195]=&quot;&quot;;&quot;&quot;;[$Mudslide_Commands.$E$32]&amp;&quot;send &quot;&amp;TRIM(SUBSTITUTE([.$AA195];&quot;+&quot;;&quot;&quot;)&amp;&quot; &quot;&amp;CHAR(34)&amp;[.$H195]&amp;CHAR(10)&amp;[.$I195]&amp;CHAR(10)&amp;[.$J195]&amp;CHAR(10)&amp;[.$K195]&amp;CHAR(10)&amp;[.$L195]&amp;CHAR(10)&amp;&quot;- Sent By Bot&quot;&amp;CHAR(34)&amp;CHAR(10)));&quot;&quot;)">
            <text:p/>
          </table:table-cell>
          <table:table-cell table:style-name="ce99" table:formula="of:=IFERROR(IF([.$E195]=&quot;&quot;;&quot;&quot;;[$Mudslide_Commands.$E$32]&amp;IF(SUMPRODUCT(--ISNUMBER(SEARCH([$Mudslide_Commands.$D$10:.$D$16];RIGHT(LOWER([.$M195]);4))))&gt;0;&quot;send-image &quot;; &quot;send-file &quot;)&amp;TRIM(SUBSTITUTE([.$AA195];&quot;+&quot;;&quot;&quot;)&amp;&quot; &quot;&amp;CHAR(34)&amp;[.$M195]&amp;CHAR(34)&amp;IF([.$S195]=&quot;&quot;;&quot;&quot;;&quot; --caption &quot;&amp;CHAR(34)&amp;[.$S195]&amp;CHAR(34))&amp;CHAR(10)));&quot;&quot;)">
            <text:p/>
          </table:table-cell>
          <table:table-cell table:style-name="ce60" table:formula="of:=IFERROR(IF([.$E195]=&quot;&quot;;&quot;&quot;;IF([.$M195]=&quot;&quot;;[.$AB195]&amp;CHAR(10);[.$AC195]&amp;CHAR(10)));&quot;&quot;)">
            <text:p/>
          </table:table-cell>
          <table:table-cell table:style-name="ce60"/>
          <table:table-cell table:style-name="ce60" table:formula="of:=IFERROR(IF(NOT(ISERROR(SEARCH(&quot;@g.us&quot;;[.$F195])));[.$F195];IF([.$F195]=&quot;&quot;;&quot;&quot;;IFERROR(IF([.$B195]=&quot;&quot;;[.$E$1];[.$B195]);&quot;&quot;)&amp;RIGHT(SUBSTITUTE(SUBSTITUTE(SUBSTITUTE([.$F195];&quot;-&quot;;&quot;&quot;);&quot; &quot;;&quot;&quot;);&quot;+&quot;;&quot;&quot;);10)));&quot;&quot;)">
            <text:p/>
          </table:table-cell>
          <table:table-cell table:style-name="ce99" table:formula="of:=IFERROR(IF([.$F195]=&quot;&quot;;&quot;&quot;;[$Mudslide_Commands.$E$32]&amp;&quot;send &quot;&amp;TRIM(SUBSTITUTE([.$AF195];&quot;+&quot;;&quot;&quot;)&amp;&quot; &quot;&amp;CHAR(34)&amp;[.$H195]&amp;CHAR(10)&amp;[.$I195]&amp;CHAR(10)&amp;[.$J195]&amp;CHAR(10)&amp;[.$K195]&amp;CHAR(10)&amp;[.$L195]&amp;CHAR(10)&amp;&quot;- Sent By Bot&quot;&amp;CHAR(34)&amp;CHAR(10)));&quot;&quot;)">
            <text:p/>
          </table:table-cell>
          <table:table-cell table:style-name="ce99" table:formula="of:=IFERROR(IF([.$F195]=&quot;&quot;;&quot;&quot;;[$Mudslide_Commands.$E$32]&amp;IF(SUMPRODUCT(--ISNUMBER(SEARCH([$Mudslide_Commands.$D$10:.$D$16];RIGHT(LOWER([.$M195]);4))))&gt;0;&quot;send-image &quot;; &quot;send-file &quot;)&amp;TRIM(SUBSTITUTE([.$AF195];&quot;+&quot;;&quot;&quot;)&amp;&quot; &quot;&amp;CHAR(34)&amp;[.$M195]&amp;CHAR(34)&amp;IF([.$S195]=&quot;&quot;;&quot;&quot;;&quot; --caption &quot;&amp;CHAR(34)&amp;[.$S195]&amp;CHAR(34))&amp;CHAR(10)));&quot;&quot;)">
            <text:p/>
          </table:table-cell>
          <table:table-cell table:style-name="ce60" table:formula="of:=IFERROR(IF([.$F195]=&quot;&quot;;&quot;&quot;;IF([.$M195]=&quot;&quot;;[.$AG195]&amp;CHAR(10);[.$AH195]&amp;CHAR(10)));&quot;&quot;)">
            <text:p/>
          </table:table-cell>
          <table:table-cell table:style-name="ce60"/>
          <table:table-cell table:style-name="ce60" table:formula="of:=IFERROR(IF(NOT(ISERROR(SEARCH(&quot;@g.us&quot;;[.$E195])));[.$G195];IF([.$G195]=&quot;&quot;;&quot;&quot;;IFERROR(IF([.$B195]=&quot;&quot;;[.$E$1];[.$B195]);&quot;&quot;)&amp;RIGHT(SUBSTITUTE(SUBSTITUTE(SUBSTITUTE([.$G195];&quot;-&quot;;&quot;&quot;);&quot; &quot;;&quot;&quot;);&quot;+&quot;;&quot;&quot;);10)));&quot;&quot;)">
            <text:p/>
          </table:table-cell>
          <table:table-cell table:style-name="ce99" table:formula="of:=IFERROR(IF([.$G195]=&quot;&quot;;&quot;&quot;;[$Mudslide_Commands.$E$32]&amp;&quot;send &quot;&amp;TRIM(SUBSTITUTE([.$AK195];&quot;+&quot;;&quot;&quot;)&amp;&quot; &quot;&amp;CHAR(34)&amp;[.$H195]&amp;CHAR(10)&amp;[.$I195]&amp;CHAR(10)&amp;[.$J195]&amp;CHAR(10)&amp;[.$K195]&amp;CHAR(10)&amp;[.$L195]&amp;CHAR(10)&amp;&quot;- Sent By Bot&quot;&amp;CHAR(34)&amp;CHAR(10)));&quot;&quot;)">
            <text:p/>
          </table:table-cell>
          <table:table-cell table:style-name="ce99" table:formula="of:=IFERROR(IF([.$G195]=&quot;&quot;;&quot;&quot;;[$Mudslide_Commands.$E$32]&amp;IF(SUMPRODUCT(--ISNUMBER(SEARCH([$Mudslide_Commands.$D$10:.$D$16];RIGHT(LOWER([.$M195]);4))))&gt;0;&quot;send-image &quot;; &quot;send-file &quot;)&amp;TRIM(SUBSTITUTE([.$AK195];&quot;+&quot;;&quot;&quot;)&amp;&quot; &quot;&amp;CHAR(34)&amp;[.$M195]&amp;CHAR(34)&amp;IF([.$S195]=&quot;&quot;;&quot;&quot;;&quot; --caption &quot;&amp;CHAR(34)&amp;[.$S195]&amp;CHAR(34))&amp;CHAR(10)));&quot;&quot;)">
            <text:p/>
          </table:table-cell>
          <table:table-cell table:style-name="ce60" table:formula="of:=IFERROR(IF([.$G195]=&quot;&quot;;&quot;&quot;;IF([.$M195]=&quot;&quot;;[.$AL195]&amp;CHAR(10);[.$AM195]&amp;CHAR(10)));&quot;&quot;)">
            <text:p/>
          </table:table-cell>
          <table:table-cell table:style-name="ce60"/>
          <table:table-cell table:style-name="ce116" table:formula="of:=[.AD195]&amp;[.AI195]&amp;[.AN19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6]&amp;[.F196]&amp;[.G196]=&quot;&quot;;&quot;&quot;;MAX([.$A$3:.$A195])+1);&quot;&quot;)">
            <text:p/>
          </table:table-cell>
          <table:table-cell table:style-name="ce9" table:formula="of:=IFERROR(TRIM(SUBSTITUTE(SUBSTITUTE(VLOOKUP([.C19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6]=&quot;&quot;;&quot;&quot;;TRIM(&quot;Dear *&quot;&amp;[.$D196]&amp;&quot;*&quot;))">
            <text:p/>
          </table:table-cell>
          <table:table-cell table:style-name="ce83" table:formula="of:=IF([.$E196]=&quot;&quot;;&quot;&quot;;&quot;~How Do You Do ?~&quot;)">
            <text:p/>
          </table:table-cell>
          <table:table-cell table:style-name="ce83" table:formula="of:=IF([.$E196]=&quot;&quot;;&quot;&quot;;&quot;_Have a great Day_&quot;)">
            <text:p/>
          </table:table-cell>
          <table:table-cell table:style-name="ce83" table:number-columns-repeated="2"/>
          <table:table-cell table:style-name="ce44" table:number-columns-spanned="6" table:number-rows-spanned="1">
            <draw:control draw:z-index="208" draw:name="BT_File_Selection_12_" draw:style-name="gr6" draw:text-style-name="P5" svg:width="1cm" svg:height="0.5cm" svg:x="0cm" svg:y="0cm" draw:control="control194"/>
          </table:table-cell>
          <table:covered-table-cell table:number-columns-repeated="5" table:style-name="ce48"/>
          <table:table-cell table:style-name="ce107" table:formula="of:=IF([.$M196]=&quot;&quot;;&quot;&quot;;IF([.$A19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6])));[.$E196];IF([.$E196]=&quot;&quot;;&quot;&quot;;IFERROR(IF([.$B196]=&quot;&quot;;[.$E$1];[.$B196]);&quot;&quot;)&amp;RIGHT(SUBSTITUTE(SUBSTITUTE(SUBSTITUTE([.$E196];&quot;-&quot;;&quot;&quot;);&quot; &quot;;&quot;&quot;);&quot;+&quot;;&quot;&quot;);10)));&quot;&quot;)">
            <text:p/>
          </table:table-cell>
          <table:table-cell table:style-name="ce99" table:formula="of:=IFERROR(IF([.$E196]=&quot;&quot;;&quot;&quot;;[$Mudslide_Commands.$E$32]&amp;&quot;send &quot;&amp;TRIM(SUBSTITUTE([.$AA196];&quot;+&quot;;&quot;&quot;)&amp;&quot; &quot;&amp;CHAR(34)&amp;[.$H196]&amp;CHAR(10)&amp;[.$I196]&amp;CHAR(10)&amp;[.$J196]&amp;CHAR(10)&amp;[.$K196]&amp;CHAR(10)&amp;[.$L196]&amp;CHAR(10)&amp;&quot;- Sent By Bot&quot;&amp;CHAR(34)&amp;CHAR(10)));&quot;&quot;)">
            <text:p/>
          </table:table-cell>
          <table:table-cell table:style-name="ce99" table:formula="of:=IFERROR(IF([.$E196]=&quot;&quot;;&quot;&quot;;[$Mudslide_Commands.$E$32]&amp;IF(SUMPRODUCT(--ISNUMBER(SEARCH([$Mudslide_Commands.$D$10:.$D$16];RIGHT(LOWER([.$M196]);4))))&gt;0;&quot;send-image &quot;; &quot;send-file &quot;)&amp;TRIM(SUBSTITUTE([.$AA196];&quot;+&quot;;&quot;&quot;)&amp;&quot; &quot;&amp;CHAR(34)&amp;[.$M196]&amp;CHAR(34)&amp;IF([.$S196]=&quot;&quot;;&quot;&quot;;&quot; --caption &quot;&amp;CHAR(34)&amp;[.$S196]&amp;CHAR(34))&amp;CHAR(10)));&quot;&quot;)">
            <text:p/>
          </table:table-cell>
          <table:table-cell table:style-name="ce60" table:formula="of:=IFERROR(IF([.$E196]=&quot;&quot;;&quot;&quot;;IF([.$M196]=&quot;&quot;;[.$AB196]&amp;CHAR(10);[.$AC196]&amp;CHAR(10)));&quot;&quot;)">
            <text:p/>
          </table:table-cell>
          <table:table-cell table:style-name="ce60"/>
          <table:table-cell table:style-name="ce60" table:formula="of:=IFERROR(IF(NOT(ISERROR(SEARCH(&quot;@g.us&quot;;[.$F196])));[.$F196];IF([.$F196]=&quot;&quot;;&quot;&quot;;IFERROR(IF([.$B196]=&quot;&quot;;[.$E$1];[.$B196]);&quot;&quot;)&amp;RIGHT(SUBSTITUTE(SUBSTITUTE(SUBSTITUTE([.$F196];&quot;-&quot;;&quot;&quot;);&quot; &quot;;&quot;&quot;);&quot;+&quot;;&quot;&quot;);10)));&quot;&quot;)">
            <text:p/>
          </table:table-cell>
          <table:table-cell table:style-name="ce99" table:formula="of:=IFERROR(IF([.$F196]=&quot;&quot;;&quot;&quot;;[$Mudslide_Commands.$E$32]&amp;&quot;send &quot;&amp;TRIM(SUBSTITUTE([.$AF196];&quot;+&quot;;&quot;&quot;)&amp;&quot; &quot;&amp;CHAR(34)&amp;[.$H196]&amp;CHAR(10)&amp;[.$I196]&amp;CHAR(10)&amp;[.$J196]&amp;CHAR(10)&amp;[.$K196]&amp;CHAR(10)&amp;[.$L196]&amp;CHAR(10)&amp;&quot;- Sent By Bot&quot;&amp;CHAR(34)&amp;CHAR(10)));&quot;&quot;)">
            <text:p/>
          </table:table-cell>
          <table:table-cell table:style-name="ce99" table:formula="of:=IFERROR(IF([.$F196]=&quot;&quot;;&quot;&quot;;[$Mudslide_Commands.$E$32]&amp;IF(SUMPRODUCT(--ISNUMBER(SEARCH([$Mudslide_Commands.$D$10:.$D$16];RIGHT(LOWER([.$M196]);4))))&gt;0;&quot;send-image &quot;; &quot;send-file &quot;)&amp;TRIM(SUBSTITUTE([.$AF196];&quot;+&quot;;&quot;&quot;)&amp;&quot; &quot;&amp;CHAR(34)&amp;[.$M196]&amp;CHAR(34)&amp;IF([.$S196]=&quot;&quot;;&quot;&quot;;&quot; --caption &quot;&amp;CHAR(34)&amp;[.$S196]&amp;CHAR(34))&amp;CHAR(10)));&quot;&quot;)">
            <text:p/>
          </table:table-cell>
          <table:table-cell table:style-name="ce60" table:formula="of:=IFERROR(IF([.$F196]=&quot;&quot;;&quot;&quot;;IF([.$M196]=&quot;&quot;;[.$AG196]&amp;CHAR(10);[.$AH196]&amp;CHAR(10)));&quot;&quot;)">
            <text:p/>
          </table:table-cell>
          <table:table-cell table:style-name="ce60"/>
          <table:table-cell table:style-name="ce60" table:formula="of:=IFERROR(IF(NOT(ISERROR(SEARCH(&quot;@g.us&quot;;[.$E196])));[.$G196];IF([.$G196]=&quot;&quot;;&quot;&quot;;IFERROR(IF([.$B196]=&quot;&quot;;[.$E$1];[.$B196]);&quot;&quot;)&amp;RIGHT(SUBSTITUTE(SUBSTITUTE(SUBSTITUTE([.$G196];&quot;-&quot;;&quot;&quot;);&quot; &quot;;&quot;&quot;);&quot;+&quot;;&quot;&quot;);10)));&quot;&quot;)">
            <text:p/>
          </table:table-cell>
          <table:table-cell table:style-name="ce99" table:formula="of:=IFERROR(IF([.$G196]=&quot;&quot;;&quot;&quot;;[$Mudslide_Commands.$E$32]&amp;&quot;send &quot;&amp;TRIM(SUBSTITUTE([.$AK196];&quot;+&quot;;&quot;&quot;)&amp;&quot; &quot;&amp;CHAR(34)&amp;[.$H196]&amp;CHAR(10)&amp;[.$I196]&amp;CHAR(10)&amp;[.$J196]&amp;CHAR(10)&amp;[.$K196]&amp;CHAR(10)&amp;[.$L196]&amp;CHAR(10)&amp;&quot;- Sent By Bot&quot;&amp;CHAR(34)&amp;CHAR(10)));&quot;&quot;)">
            <text:p/>
          </table:table-cell>
          <table:table-cell table:style-name="ce99" table:formula="of:=IFERROR(IF([.$G196]=&quot;&quot;;&quot;&quot;;[$Mudslide_Commands.$E$32]&amp;IF(SUMPRODUCT(--ISNUMBER(SEARCH([$Mudslide_Commands.$D$10:.$D$16];RIGHT(LOWER([.$M196]);4))))&gt;0;&quot;send-image &quot;; &quot;send-file &quot;)&amp;TRIM(SUBSTITUTE([.$AK196];&quot;+&quot;;&quot;&quot;)&amp;&quot; &quot;&amp;CHAR(34)&amp;[.$M196]&amp;CHAR(34)&amp;IF([.$S196]=&quot;&quot;;&quot;&quot;;&quot; --caption &quot;&amp;CHAR(34)&amp;[.$S196]&amp;CHAR(34))&amp;CHAR(10)));&quot;&quot;)">
            <text:p/>
          </table:table-cell>
          <table:table-cell table:style-name="ce60" table:formula="of:=IFERROR(IF([.$G196]=&quot;&quot;;&quot;&quot;;IF([.$M196]=&quot;&quot;;[.$AL196]&amp;CHAR(10);[.$AM196]&amp;CHAR(10)));&quot;&quot;)">
            <text:p/>
          </table:table-cell>
          <table:table-cell table:style-name="ce60"/>
          <table:table-cell table:style-name="ce116" table:formula="of:=[.AD196]&amp;[.AI196]&amp;[.AN19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7]&amp;[.F197]&amp;[.G197]=&quot;&quot;;&quot;&quot;;MAX([.$A$3:.$A196])+1);&quot;&quot;)">
            <text:p/>
          </table:table-cell>
          <table:table-cell table:style-name="ce9" table:formula="of:=IFERROR(TRIM(SUBSTITUTE(SUBSTITUTE(VLOOKUP([.C19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7]=&quot;&quot;;&quot;&quot;;TRIM(&quot;Dear *&quot;&amp;[.$D197]&amp;&quot;*&quot;))">
            <text:p/>
          </table:table-cell>
          <table:table-cell table:style-name="ce83" table:formula="of:=IF([.$E197]=&quot;&quot;;&quot;&quot;;&quot;~How Do You Do ?~&quot;)">
            <text:p/>
          </table:table-cell>
          <table:table-cell table:style-name="ce83" table:formula="of:=IF([.$E197]=&quot;&quot;;&quot;&quot;;&quot;_Have a great Day_&quot;)">
            <text:p/>
          </table:table-cell>
          <table:table-cell table:style-name="ce83" table:number-columns-repeated="2"/>
          <table:table-cell table:style-name="ce44" table:number-columns-spanned="6" table:number-rows-spanned="1">
            <draw:control draw:z-index="209" draw:name="BT_File_Selection_12_" draw:style-name="gr6" draw:text-style-name="P5" svg:width="1cm" svg:height="0.5cm" svg:x="0cm" svg:y="0cm" draw:control="control195"/>
          </table:table-cell>
          <table:covered-table-cell table:number-columns-repeated="5" table:style-name="ce48"/>
          <table:table-cell table:style-name="ce107" table:formula="of:=IF([.$M197]=&quot;&quot;;&quot;&quot;;IF([.$A19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7])));[.$E197];IF([.$E197]=&quot;&quot;;&quot;&quot;;IFERROR(IF([.$B197]=&quot;&quot;;[.$E$1];[.$B197]);&quot;&quot;)&amp;RIGHT(SUBSTITUTE(SUBSTITUTE(SUBSTITUTE([.$E197];&quot;-&quot;;&quot;&quot;);&quot; &quot;;&quot;&quot;);&quot;+&quot;;&quot;&quot;);10)));&quot;&quot;)">
            <text:p/>
          </table:table-cell>
          <table:table-cell table:style-name="ce99" table:formula="of:=IFERROR(IF([.$E197]=&quot;&quot;;&quot;&quot;;[$Mudslide_Commands.$E$32]&amp;&quot;send &quot;&amp;TRIM(SUBSTITUTE([.$AA197];&quot;+&quot;;&quot;&quot;)&amp;&quot; &quot;&amp;CHAR(34)&amp;[.$H197]&amp;CHAR(10)&amp;[.$I197]&amp;CHAR(10)&amp;[.$J197]&amp;CHAR(10)&amp;[.$K197]&amp;CHAR(10)&amp;[.$L197]&amp;CHAR(10)&amp;&quot;- Sent By Bot&quot;&amp;CHAR(34)&amp;CHAR(10)));&quot;&quot;)">
            <text:p/>
          </table:table-cell>
          <table:table-cell table:style-name="ce99" table:formula="of:=IFERROR(IF([.$E197]=&quot;&quot;;&quot;&quot;;[$Mudslide_Commands.$E$32]&amp;IF(SUMPRODUCT(--ISNUMBER(SEARCH([$Mudslide_Commands.$D$10:.$D$16];RIGHT(LOWER([.$M197]);4))))&gt;0;&quot;send-image &quot;; &quot;send-file &quot;)&amp;TRIM(SUBSTITUTE([.$AA197];&quot;+&quot;;&quot;&quot;)&amp;&quot; &quot;&amp;CHAR(34)&amp;[.$M197]&amp;CHAR(34)&amp;IF([.$S197]=&quot;&quot;;&quot;&quot;;&quot; --caption &quot;&amp;CHAR(34)&amp;[.$S197]&amp;CHAR(34))&amp;CHAR(10)));&quot;&quot;)">
            <text:p/>
          </table:table-cell>
          <table:table-cell table:style-name="ce60" table:formula="of:=IFERROR(IF([.$E197]=&quot;&quot;;&quot;&quot;;IF([.$M197]=&quot;&quot;;[.$AB197]&amp;CHAR(10);[.$AC197]&amp;CHAR(10)));&quot;&quot;)">
            <text:p/>
          </table:table-cell>
          <table:table-cell table:style-name="ce60"/>
          <table:table-cell table:style-name="ce60" table:formula="of:=IFERROR(IF(NOT(ISERROR(SEARCH(&quot;@g.us&quot;;[.$F197])));[.$F197];IF([.$F197]=&quot;&quot;;&quot;&quot;;IFERROR(IF([.$B197]=&quot;&quot;;[.$E$1];[.$B197]);&quot;&quot;)&amp;RIGHT(SUBSTITUTE(SUBSTITUTE(SUBSTITUTE([.$F197];&quot;-&quot;;&quot;&quot;);&quot; &quot;;&quot;&quot;);&quot;+&quot;;&quot;&quot;);10)));&quot;&quot;)">
            <text:p/>
          </table:table-cell>
          <table:table-cell table:style-name="ce99" table:formula="of:=IFERROR(IF([.$F197]=&quot;&quot;;&quot;&quot;;[$Mudslide_Commands.$E$32]&amp;&quot;send &quot;&amp;TRIM(SUBSTITUTE([.$AF197];&quot;+&quot;;&quot;&quot;)&amp;&quot; &quot;&amp;CHAR(34)&amp;[.$H197]&amp;CHAR(10)&amp;[.$I197]&amp;CHAR(10)&amp;[.$J197]&amp;CHAR(10)&amp;[.$K197]&amp;CHAR(10)&amp;[.$L197]&amp;CHAR(10)&amp;&quot;- Sent By Bot&quot;&amp;CHAR(34)&amp;CHAR(10)));&quot;&quot;)">
            <text:p/>
          </table:table-cell>
          <table:table-cell table:style-name="ce99" table:formula="of:=IFERROR(IF([.$F197]=&quot;&quot;;&quot;&quot;;[$Mudslide_Commands.$E$32]&amp;IF(SUMPRODUCT(--ISNUMBER(SEARCH([$Mudslide_Commands.$D$10:.$D$16];RIGHT(LOWER([.$M197]);4))))&gt;0;&quot;send-image &quot;; &quot;send-file &quot;)&amp;TRIM(SUBSTITUTE([.$AF197];&quot;+&quot;;&quot;&quot;)&amp;&quot; &quot;&amp;CHAR(34)&amp;[.$M197]&amp;CHAR(34)&amp;IF([.$S197]=&quot;&quot;;&quot;&quot;;&quot; --caption &quot;&amp;CHAR(34)&amp;[.$S197]&amp;CHAR(34))&amp;CHAR(10)));&quot;&quot;)">
            <text:p/>
          </table:table-cell>
          <table:table-cell table:style-name="ce60" table:formula="of:=IFERROR(IF([.$F197]=&quot;&quot;;&quot;&quot;;IF([.$M197]=&quot;&quot;;[.$AG197]&amp;CHAR(10);[.$AH197]&amp;CHAR(10)));&quot;&quot;)">
            <text:p/>
          </table:table-cell>
          <table:table-cell table:style-name="ce60"/>
          <table:table-cell table:style-name="ce60" table:formula="of:=IFERROR(IF(NOT(ISERROR(SEARCH(&quot;@g.us&quot;;[.$E197])));[.$G197];IF([.$G197]=&quot;&quot;;&quot;&quot;;IFERROR(IF([.$B197]=&quot;&quot;;[.$E$1];[.$B197]);&quot;&quot;)&amp;RIGHT(SUBSTITUTE(SUBSTITUTE(SUBSTITUTE([.$G197];&quot;-&quot;;&quot;&quot;);&quot; &quot;;&quot;&quot;);&quot;+&quot;;&quot;&quot;);10)));&quot;&quot;)">
            <text:p/>
          </table:table-cell>
          <table:table-cell table:style-name="ce99" table:formula="of:=IFERROR(IF([.$G197]=&quot;&quot;;&quot;&quot;;[$Mudslide_Commands.$E$32]&amp;&quot;send &quot;&amp;TRIM(SUBSTITUTE([.$AK197];&quot;+&quot;;&quot;&quot;)&amp;&quot; &quot;&amp;CHAR(34)&amp;[.$H197]&amp;CHAR(10)&amp;[.$I197]&amp;CHAR(10)&amp;[.$J197]&amp;CHAR(10)&amp;[.$K197]&amp;CHAR(10)&amp;[.$L197]&amp;CHAR(10)&amp;&quot;- Sent By Bot&quot;&amp;CHAR(34)&amp;CHAR(10)));&quot;&quot;)">
            <text:p/>
          </table:table-cell>
          <table:table-cell table:style-name="ce99" table:formula="of:=IFERROR(IF([.$G197]=&quot;&quot;;&quot;&quot;;[$Mudslide_Commands.$E$32]&amp;IF(SUMPRODUCT(--ISNUMBER(SEARCH([$Mudslide_Commands.$D$10:.$D$16];RIGHT(LOWER([.$M197]);4))))&gt;0;&quot;send-image &quot;; &quot;send-file &quot;)&amp;TRIM(SUBSTITUTE([.$AK197];&quot;+&quot;;&quot;&quot;)&amp;&quot; &quot;&amp;CHAR(34)&amp;[.$M197]&amp;CHAR(34)&amp;IF([.$S197]=&quot;&quot;;&quot;&quot;;&quot; --caption &quot;&amp;CHAR(34)&amp;[.$S197]&amp;CHAR(34))&amp;CHAR(10)));&quot;&quot;)">
            <text:p/>
          </table:table-cell>
          <table:table-cell table:style-name="ce60" table:formula="of:=IFERROR(IF([.$G197]=&quot;&quot;;&quot;&quot;;IF([.$M197]=&quot;&quot;;[.$AL197]&amp;CHAR(10);[.$AM197]&amp;CHAR(10)));&quot;&quot;)">
            <text:p/>
          </table:table-cell>
          <table:table-cell table:style-name="ce60"/>
          <table:table-cell table:style-name="ce116" table:formula="of:=[.AD197]&amp;[.AI197]&amp;[.AN19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8]&amp;[.F198]&amp;[.G198]=&quot;&quot;;&quot;&quot;;MAX([.$A$3:.$A197])+1);&quot;&quot;)">
            <text:p/>
          </table:table-cell>
          <table:table-cell table:style-name="ce9" table:formula="of:=IFERROR(TRIM(SUBSTITUTE(SUBSTITUTE(VLOOKUP([.C19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8]=&quot;&quot;;&quot;&quot;;TRIM(&quot;Dear *&quot;&amp;[.$D198]&amp;&quot;*&quot;))">
            <text:p/>
          </table:table-cell>
          <table:table-cell table:style-name="ce83" table:formula="of:=IF([.$E198]=&quot;&quot;;&quot;&quot;;&quot;~How Do You Do ?~&quot;)">
            <text:p/>
          </table:table-cell>
          <table:table-cell table:style-name="ce83" table:formula="of:=IF([.$E198]=&quot;&quot;;&quot;&quot;;&quot;_Have a great Day_&quot;)">
            <text:p/>
          </table:table-cell>
          <table:table-cell table:style-name="ce83" table:number-columns-repeated="2"/>
          <table:table-cell table:style-name="ce44" table:number-columns-spanned="6" table:number-rows-spanned="1">
            <draw:control draw:z-index="210" draw:name="BT_File_Selection_12_" draw:style-name="gr6" draw:text-style-name="P5" svg:width="1cm" svg:height="0.5cm" svg:x="0cm" svg:y="0cm" draw:control="control196"/>
          </table:table-cell>
          <table:covered-table-cell table:number-columns-repeated="5" table:style-name="ce48"/>
          <table:table-cell table:style-name="ce107" table:formula="of:=IF([.$M198]=&quot;&quot;;&quot;&quot;;IF([.$A19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8])));[.$E198];IF([.$E198]=&quot;&quot;;&quot;&quot;;IFERROR(IF([.$B198]=&quot;&quot;;[.$E$1];[.$B198]);&quot;&quot;)&amp;RIGHT(SUBSTITUTE(SUBSTITUTE(SUBSTITUTE([.$E198];&quot;-&quot;;&quot;&quot;);&quot; &quot;;&quot;&quot;);&quot;+&quot;;&quot;&quot;);10)));&quot;&quot;)">
            <text:p/>
          </table:table-cell>
          <table:table-cell table:style-name="ce99" table:formula="of:=IFERROR(IF([.$E198]=&quot;&quot;;&quot;&quot;;[$Mudslide_Commands.$E$32]&amp;&quot;send &quot;&amp;TRIM(SUBSTITUTE([.$AA198];&quot;+&quot;;&quot;&quot;)&amp;&quot; &quot;&amp;CHAR(34)&amp;[.$H198]&amp;CHAR(10)&amp;[.$I198]&amp;CHAR(10)&amp;[.$J198]&amp;CHAR(10)&amp;[.$K198]&amp;CHAR(10)&amp;[.$L198]&amp;CHAR(10)&amp;&quot;- Sent By Bot&quot;&amp;CHAR(34)&amp;CHAR(10)));&quot;&quot;)">
            <text:p/>
          </table:table-cell>
          <table:table-cell table:style-name="ce99" table:formula="of:=IFERROR(IF([.$E198]=&quot;&quot;;&quot;&quot;;[$Mudslide_Commands.$E$32]&amp;IF(SUMPRODUCT(--ISNUMBER(SEARCH([$Mudslide_Commands.$D$10:.$D$16];RIGHT(LOWER([.$M198]);4))))&gt;0;&quot;send-image &quot;; &quot;send-file &quot;)&amp;TRIM(SUBSTITUTE([.$AA198];&quot;+&quot;;&quot;&quot;)&amp;&quot; &quot;&amp;CHAR(34)&amp;[.$M198]&amp;CHAR(34)&amp;IF([.$S198]=&quot;&quot;;&quot;&quot;;&quot; --caption &quot;&amp;CHAR(34)&amp;[.$S198]&amp;CHAR(34))&amp;CHAR(10)));&quot;&quot;)">
            <text:p/>
          </table:table-cell>
          <table:table-cell table:style-name="ce60" table:formula="of:=IFERROR(IF([.$E198]=&quot;&quot;;&quot;&quot;;IF([.$M198]=&quot;&quot;;[.$AB198]&amp;CHAR(10);[.$AC198]&amp;CHAR(10)));&quot;&quot;)">
            <text:p/>
          </table:table-cell>
          <table:table-cell table:style-name="ce60"/>
          <table:table-cell table:style-name="ce60" table:formula="of:=IFERROR(IF(NOT(ISERROR(SEARCH(&quot;@g.us&quot;;[.$F198])));[.$F198];IF([.$F198]=&quot;&quot;;&quot;&quot;;IFERROR(IF([.$B198]=&quot;&quot;;[.$E$1];[.$B198]);&quot;&quot;)&amp;RIGHT(SUBSTITUTE(SUBSTITUTE(SUBSTITUTE([.$F198];&quot;-&quot;;&quot;&quot;);&quot; &quot;;&quot;&quot;);&quot;+&quot;;&quot;&quot;);10)));&quot;&quot;)">
            <text:p/>
          </table:table-cell>
          <table:table-cell table:style-name="ce99" table:formula="of:=IFERROR(IF([.$F198]=&quot;&quot;;&quot;&quot;;[$Mudslide_Commands.$E$32]&amp;&quot;send &quot;&amp;TRIM(SUBSTITUTE([.$AF198];&quot;+&quot;;&quot;&quot;)&amp;&quot; &quot;&amp;CHAR(34)&amp;[.$H198]&amp;CHAR(10)&amp;[.$I198]&amp;CHAR(10)&amp;[.$J198]&amp;CHAR(10)&amp;[.$K198]&amp;CHAR(10)&amp;[.$L198]&amp;CHAR(10)&amp;&quot;- Sent By Bot&quot;&amp;CHAR(34)&amp;CHAR(10)));&quot;&quot;)">
            <text:p/>
          </table:table-cell>
          <table:table-cell table:style-name="ce99" table:formula="of:=IFERROR(IF([.$F198]=&quot;&quot;;&quot;&quot;;[$Mudslide_Commands.$E$32]&amp;IF(SUMPRODUCT(--ISNUMBER(SEARCH([$Mudslide_Commands.$D$10:.$D$16];RIGHT(LOWER([.$M198]);4))))&gt;0;&quot;send-image &quot;; &quot;send-file &quot;)&amp;TRIM(SUBSTITUTE([.$AF198];&quot;+&quot;;&quot;&quot;)&amp;&quot; &quot;&amp;CHAR(34)&amp;[.$M198]&amp;CHAR(34)&amp;IF([.$S198]=&quot;&quot;;&quot;&quot;;&quot; --caption &quot;&amp;CHAR(34)&amp;[.$S198]&amp;CHAR(34))&amp;CHAR(10)));&quot;&quot;)">
            <text:p/>
          </table:table-cell>
          <table:table-cell table:style-name="ce60" table:formula="of:=IFERROR(IF([.$F198]=&quot;&quot;;&quot;&quot;;IF([.$M198]=&quot;&quot;;[.$AG198]&amp;CHAR(10);[.$AH198]&amp;CHAR(10)));&quot;&quot;)">
            <text:p/>
          </table:table-cell>
          <table:table-cell table:style-name="ce60"/>
          <table:table-cell table:style-name="ce60" table:formula="of:=IFERROR(IF(NOT(ISERROR(SEARCH(&quot;@g.us&quot;;[.$E198])));[.$G198];IF([.$G198]=&quot;&quot;;&quot;&quot;;IFERROR(IF([.$B198]=&quot;&quot;;[.$E$1];[.$B198]);&quot;&quot;)&amp;RIGHT(SUBSTITUTE(SUBSTITUTE(SUBSTITUTE([.$G198];&quot;-&quot;;&quot;&quot;);&quot; &quot;;&quot;&quot;);&quot;+&quot;;&quot;&quot;);10)));&quot;&quot;)">
            <text:p/>
          </table:table-cell>
          <table:table-cell table:style-name="ce99" table:formula="of:=IFERROR(IF([.$G198]=&quot;&quot;;&quot;&quot;;[$Mudslide_Commands.$E$32]&amp;&quot;send &quot;&amp;TRIM(SUBSTITUTE([.$AK198];&quot;+&quot;;&quot;&quot;)&amp;&quot; &quot;&amp;CHAR(34)&amp;[.$H198]&amp;CHAR(10)&amp;[.$I198]&amp;CHAR(10)&amp;[.$J198]&amp;CHAR(10)&amp;[.$K198]&amp;CHAR(10)&amp;[.$L198]&amp;CHAR(10)&amp;&quot;- Sent By Bot&quot;&amp;CHAR(34)&amp;CHAR(10)));&quot;&quot;)">
            <text:p/>
          </table:table-cell>
          <table:table-cell table:style-name="ce99" table:formula="of:=IFERROR(IF([.$G198]=&quot;&quot;;&quot;&quot;;[$Mudslide_Commands.$E$32]&amp;IF(SUMPRODUCT(--ISNUMBER(SEARCH([$Mudslide_Commands.$D$10:.$D$16];RIGHT(LOWER([.$M198]);4))))&gt;0;&quot;send-image &quot;; &quot;send-file &quot;)&amp;TRIM(SUBSTITUTE([.$AK198];&quot;+&quot;;&quot;&quot;)&amp;&quot; &quot;&amp;CHAR(34)&amp;[.$M198]&amp;CHAR(34)&amp;IF([.$S198]=&quot;&quot;;&quot;&quot;;&quot; --caption &quot;&amp;CHAR(34)&amp;[.$S198]&amp;CHAR(34))&amp;CHAR(10)));&quot;&quot;)">
            <text:p/>
          </table:table-cell>
          <table:table-cell table:style-name="ce60" table:formula="of:=IFERROR(IF([.$G198]=&quot;&quot;;&quot;&quot;;IF([.$M198]=&quot;&quot;;[.$AL198]&amp;CHAR(10);[.$AM198]&amp;CHAR(10)));&quot;&quot;)">
            <text:p/>
          </table:table-cell>
          <table:table-cell table:style-name="ce60"/>
          <table:table-cell table:style-name="ce116" table:formula="of:=[.AD198]&amp;[.AI198]&amp;[.AN19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199]&amp;[.F199]&amp;[.G199]=&quot;&quot;;&quot;&quot;;MAX([.$A$3:.$A198])+1);&quot;&quot;)">
            <text:p/>
          </table:table-cell>
          <table:table-cell table:style-name="ce9" table:formula="of:=IFERROR(TRIM(SUBSTITUTE(SUBSTITUTE(VLOOKUP([.C19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199]=&quot;&quot;;&quot;&quot;;TRIM(&quot;Dear *&quot;&amp;[.$D199]&amp;&quot;*&quot;))">
            <text:p/>
          </table:table-cell>
          <table:table-cell table:style-name="ce83" table:formula="of:=IF([.$E199]=&quot;&quot;;&quot;&quot;;&quot;~How Do You Do ?~&quot;)">
            <text:p/>
          </table:table-cell>
          <table:table-cell table:style-name="ce83" table:formula="of:=IF([.$E199]=&quot;&quot;;&quot;&quot;;&quot;_Have a great Day_&quot;)">
            <text:p/>
          </table:table-cell>
          <table:table-cell table:style-name="ce83" table:number-columns-repeated="2"/>
          <table:table-cell table:style-name="ce44" table:number-columns-spanned="6" table:number-rows-spanned="1">
            <draw:control draw:z-index="211" draw:name="BT_File_Selection_12_" draw:style-name="gr6" draw:text-style-name="P5" svg:width="1cm" svg:height="0.5cm" svg:x="0cm" svg:y="0cm" draw:control="control197"/>
          </table:table-cell>
          <table:covered-table-cell table:number-columns-repeated="5" table:style-name="ce48"/>
          <table:table-cell table:style-name="ce107" table:formula="of:=IF([.$M199]=&quot;&quot;;&quot;&quot;;IF([.$A19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199])));[.$E199];IF([.$E199]=&quot;&quot;;&quot;&quot;;IFERROR(IF([.$B199]=&quot;&quot;;[.$E$1];[.$B199]);&quot;&quot;)&amp;RIGHT(SUBSTITUTE(SUBSTITUTE(SUBSTITUTE([.$E199];&quot;-&quot;;&quot;&quot;);&quot; &quot;;&quot;&quot;);&quot;+&quot;;&quot;&quot;);10)));&quot;&quot;)">
            <text:p/>
          </table:table-cell>
          <table:table-cell table:style-name="ce99" table:formula="of:=IFERROR(IF([.$E199]=&quot;&quot;;&quot;&quot;;[$Mudslide_Commands.$E$32]&amp;&quot;send &quot;&amp;TRIM(SUBSTITUTE([.$AA199];&quot;+&quot;;&quot;&quot;)&amp;&quot; &quot;&amp;CHAR(34)&amp;[.$H199]&amp;CHAR(10)&amp;[.$I199]&amp;CHAR(10)&amp;[.$J199]&amp;CHAR(10)&amp;[.$K199]&amp;CHAR(10)&amp;[.$L199]&amp;CHAR(10)&amp;&quot;- Sent By Bot&quot;&amp;CHAR(34)&amp;CHAR(10)));&quot;&quot;)">
            <text:p/>
          </table:table-cell>
          <table:table-cell table:style-name="ce99" table:formula="of:=IFERROR(IF([.$E199]=&quot;&quot;;&quot;&quot;;[$Mudslide_Commands.$E$32]&amp;IF(SUMPRODUCT(--ISNUMBER(SEARCH([$Mudslide_Commands.$D$10:.$D$16];RIGHT(LOWER([.$M199]);4))))&gt;0;&quot;send-image &quot;; &quot;send-file &quot;)&amp;TRIM(SUBSTITUTE([.$AA199];&quot;+&quot;;&quot;&quot;)&amp;&quot; &quot;&amp;CHAR(34)&amp;[.$M199]&amp;CHAR(34)&amp;IF([.$S199]=&quot;&quot;;&quot;&quot;;&quot; --caption &quot;&amp;CHAR(34)&amp;[.$S199]&amp;CHAR(34))&amp;CHAR(10)));&quot;&quot;)">
            <text:p/>
          </table:table-cell>
          <table:table-cell table:style-name="ce60" table:formula="of:=IFERROR(IF([.$E199]=&quot;&quot;;&quot;&quot;;IF([.$M199]=&quot;&quot;;[.$AB199]&amp;CHAR(10);[.$AC199]&amp;CHAR(10)));&quot;&quot;)">
            <text:p/>
          </table:table-cell>
          <table:table-cell table:style-name="ce60"/>
          <table:table-cell table:style-name="ce60" table:formula="of:=IFERROR(IF(NOT(ISERROR(SEARCH(&quot;@g.us&quot;;[.$F199])));[.$F199];IF([.$F199]=&quot;&quot;;&quot;&quot;;IFERROR(IF([.$B199]=&quot;&quot;;[.$E$1];[.$B199]);&quot;&quot;)&amp;RIGHT(SUBSTITUTE(SUBSTITUTE(SUBSTITUTE([.$F199];&quot;-&quot;;&quot;&quot;);&quot; &quot;;&quot;&quot;);&quot;+&quot;;&quot;&quot;);10)));&quot;&quot;)">
            <text:p/>
          </table:table-cell>
          <table:table-cell table:style-name="ce99" table:formula="of:=IFERROR(IF([.$F199]=&quot;&quot;;&quot;&quot;;[$Mudslide_Commands.$E$32]&amp;&quot;send &quot;&amp;TRIM(SUBSTITUTE([.$AF199];&quot;+&quot;;&quot;&quot;)&amp;&quot; &quot;&amp;CHAR(34)&amp;[.$H199]&amp;CHAR(10)&amp;[.$I199]&amp;CHAR(10)&amp;[.$J199]&amp;CHAR(10)&amp;[.$K199]&amp;CHAR(10)&amp;[.$L199]&amp;CHAR(10)&amp;&quot;- Sent By Bot&quot;&amp;CHAR(34)&amp;CHAR(10)));&quot;&quot;)">
            <text:p/>
          </table:table-cell>
          <table:table-cell table:style-name="ce99" table:formula="of:=IFERROR(IF([.$F199]=&quot;&quot;;&quot;&quot;;[$Mudslide_Commands.$E$32]&amp;IF(SUMPRODUCT(--ISNUMBER(SEARCH([$Mudslide_Commands.$D$10:.$D$16];RIGHT(LOWER([.$M199]);4))))&gt;0;&quot;send-image &quot;; &quot;send-file &quot;)&amp;TRIM(SUBSTITUTE([.$AF199];&quot;+&quot;;&quot;&quot;)&amp;&quot; &quot;&amp;CHAR(34)&amp;[.$M199]&amp;CHAR(34)&amp;IF([.$S199]=&quot;&quot;;&quot;&quot;;&quot; --caption &quot;&amp;CHAR(34)&amp;[.$S199]&amp;CHAR(34))&amp;CHAR(10)));&quot;&quot;)">
            <text:p/>
          </table:table-cell>
          <table:table-cell table:style-name="ce60" table:formula="of:=IFERROR(IF([.$F199]=&quot;&quot;;&quot;&quot;;IF([.$M199]=&quot;&quot;;[.$AG199]&amp;CHAR(10);[.$AH199]&amp;CHAR(10)));&quot;&quot;)">
            <text:p/>
          </table:table-cell>
          <table:table-cell table:style-name="ce60"/>
          <table:table-cell table:style-name="ce60" table:formula="of:=IFERROR(IF(NOT(ISERROR(SEARCH(&quot;@g.us&quot;;[.$E199])));[.$G199];IF([.$G199]=&quot;&quot;;&quot;&quot;;IFERROR(IF([.$B199]=&quot;&quot;;[.$E$1];[.$B199]);&quot;&quot;)&amp;RIGHT(SUBSTITUTE(SUBSTITUTE(SUBSTITUTE([.$G199];&quot;-&quot;;&quot;&quot;);&quot; &quot;;&quot;&quot;);&quot;+&quot;;&quot;&quot;);10)));&quot;&quot;)">
            <text:p/>
          </table:table-cell>
          <table:table-cell table:style-name="ce99" table:formula="of:=IFERROR(IF([.$G199]=&quot;&quot;;&quot;&quot;;[$Mudslide_Commands.$E$32]&amp;&quot;send &quot;&amp;TRIM(SUBSTITUTE([.$AK199];&quot;+&quot;;&quot;&quot;)&amp;&quot; &quot;&amp;CHAR(34)&amp;[.$H199]&amp;CHAR(10)&amp;[.$I199]&amp;CHAR(10)&amp;[.$J199]&amp;CHAR(10)&amp;[.$K199]&amp;CHAR(10)&amp;[.$L199]&amp;CHAR(10)&amp;&quot;- Sent By Bot&quot;&amp;CHAR(34)&amp;CHAR(10)));&quot;&quot;)">
            <text:p/>
          </table:table-cell>
          <table:table-cell table:style-name="ce99" table:formula="of:=IFERROR(IF([.$G199]=&quot;&quot;;&quot;&quot;;[$Mudslide_Commands.$E$32]&amp;IF(SUMPRODUCT(--ISNUMBER(SEARCH([$Mudslide_Commands.$D$10:.$D$16];RIGHT(LOWER([.$M199]);4))))&gt;0;&quot;send-image &quot;; &quot;send-file &quot;)&amp;TRIM(SUBSTITUTE([.$AK199];&quot;+&quot;;&quot;&quot;)&amp;&quot; &quot;&amp;CHAR(34)&amp;[.$M199]&amp;CHAR(34)&amp;IF([.$S199]=&quot;&quot;;&quot;&quot;;&quot; --caption &quot;&amp;CHAR(34)&amp;[.$S199]&amp;CHAR(34))&amp;CHAR(10)));&quot;&quot;)">
            <text:p/>
          </table:table-cell>
          <table:table-cell table:style-name="ce60" table:formula="of:=IFERROR(IF([.$G199]=&quot;&quot;;&quot;&quot;;IF([.$M199]=&quot;&quot;;[.$AL199]&amp;CHAR(10);[.$AM199]&amp;CHAR(10)));&quot;&quot;)">
            <text:p/>
          </table:table-cell>
          <table:table-cell table:style-name="ce60"/>
          <table:table-cell table:style-name="ce116" table:formula="of:=[.AD199]&amp;[.AI199]&amp;[.AN19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0]&amp;[.F200]&amp;[.G200]=&quot;&quot;;&quot;&quot;;MAX([.$A$3:.$A199])+1);&quot;&quot;)">
            <text:p/>
          </table:table-cell>
          <table:table-cell table:style-name="ce9" table:formula="of:=IFERROR(TRIM(SUBSTITUTE(SUBSTITUTE(VLOOKUP([.C20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0]=&quot;&quot;;&quot;&quot;;TRIM(&quot;Dear *&quot;&amp;[.$D200]&amp;&quot;*&quot;))">
            <text:p/>
          </table:table-cell>
          <table:table-cell table:style-name="ce83" table:formula="of:=IF([.$E200]=&quot;&quot;;&quot;&quot;;&quot;~How Do You Do ?~&quot;)">
            <text:p/>
          </table:table-cell>
          <table:table-cell table:style-name="ce83" table:formula="of:=IF([.$E200]=&quot;&quot;;&quot;&quot;;&quot;_Have a great Day_&quot;)">
            <text:p/>
          </table:table-cell>
          <table:table-cell table:style-name="ce83" table:number-columns-repeated="2"/>
          <table:table-cell table:style-name="ce44" table:number-columns-spanned="6" table:number-rows-spanned="1">
            <draw:control draw:z-index="212" draw:name="BT_File_Selection_12_" draw:style-name="gr6" draw:text-style-name="P5" svg:width="1cm" svg:height="0.5cm" svg:x="0cm" svg:y="0cm" draw:control="control198"/>
          </table:table-cell>
          <table:covered-table-cell table:number-columns-repeated="5" table:style-name="ce48"/>
          <table:table-cell table:style-name="ce107" table:formula="of:=IF([.$M200]=&quot;&quot;;&quot;&quot;;IF([.$A20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0])));[.$E200];IF([.$E200]=&quot;&quot;;&quot;&quot;;IFERROR(IF([.$B200]=&quot;&quot;;[.$E$1];[.$B200]);&quot;&quot;)&amp;RIGHT(SUBSTITUTE(SUBSTITUTE(SUBSTITUTE([.$E200];&quot;-&quot;;&quot;&quot;);&quot; &quot;;&quot;&quot;);&quot;+&quot;;&quot;&quot;);10)));&quot;&quot;)">
            <text:p/>
          </table:table-cell>
          <table:table-cell table:style-name="ce99" table:formula="of:=IFERROR(IF([.$E200]=&quot;&quot;;&quot;&quot;;[$Mudslide_Commands.$E$32]&amp;&quot;send &quot;&amp;TRIM(SUBSTITUTE([.$AA200];&quot;+&quot;;&quot;&quot;)&amp;&quot; &quot;&amp;CHAR(34)&amp;[.$H200]&amp;CHAR(10)&amp;[.$I200]&amp;CHAR(10)&amp;[.$J200]&amp;CHAR(10)&amp;[.$K200]&amp;CHAR(10)&amp;[.$L200]&amp;CHAR(10)&amp;&quot;- Sent By Bot&quot;&amp;CHAR(34)&amp;CHAR(10)));&quot;&quot;)">
            <text:p/>
          </table:table-cell>
          <table:table-cell table:style-name="ce99" table:formula="of:=IFERROR(IF([.$E200]=&quot;&quot;;&quot;&quot;;[$Mudslide_Commands.$E$32]&amp;IF(SUMPRODUCT(--ISNUMBER(SEARCH([$Mudslide_Commands.$D$10:.$D$16];RIGHT(LOWER([.$M200]);4))))&gt;0;&quot;send-image &quot;; &quot;send-file &quot;)&amp;TRIM(SUBSTITUTE([.$AA200];&quot;+&quot;;&quot;&quot;)&amp;&quot; &quot;&amp;CHAR(34)&amp;[.$M200]&amp;CHAR(34)&amp;IF([.$S200]=&quot;&quot;;&quot;&quot;;&quot; --caption &quot;&amp;CHAR(34)&amp;[.$S200]&amp;CHAR(34))&amp;CHAR(10)));&quot;&quot;)">
            <text:p/>
          </table:table-cell>
          <table:table-cell table:style-name="ce60" table:formula="of:=IFERROR(IF([.$E200]=&quot;&quot;;&quot;&quot;;IF([.$M200]=&quot;&quot;;[.$AB200]&amp;CHAR(10);[.$AC200]&amp;CHAR(10)));&quot;&quot;)">
            <text:p/>
          </table:table-cell>
          <table:table-cell table:style-name="ce60"/>
          <table:table-cell table:style-name="ce60" table:formula="of:=IFERROR(IF(NOT(ISERROR(SEARCH(&quot;@g.us&quot;;[.$F200])));[.$F200];IF([.$F200]=&quot;&quot;;&quot;&quot;;IFERROR(IF([.$B200]=&quot;&quot;;[.$E$1];[.$B200]);&quot;&quot;)&amp;RIGHT(SUBSTITUTE(SUBSTITUTE(SUBSTITUTE([.$F200];&quot;-&quot;;&quot;&quot;);&quot; &quot;;&quot;&quot;);&quot;+&quot;;&quot;&quot;);10)));&quot;&quot;)">
            <text:p/>
          </table:table-cell>
          <table:table-cell table:style-name="ce99" table:formula="of:=IFERROR(IF([.$F200]=&quot;&quot;;&quot;&quot;;[$Mudslide_Commands.$E$32]&amp;&quot;send &quot;&amp;TRIM(SUBSTITUTE([.$AF200];&quot;+&quot;;&quot;&quot;)&amp;&quot; &quot;&amp;CHAR(34)&amp;[.$H200]&amp;CHAR(10)&amp;[.$I200]&amp;CHAR(10)&amp;[.$J200]&amp;CHAR(10)&amp;[.$K200]&amp;CHAR(10)&amp;[.$L200]&amp;CHAR(10)&amp;&quot;- Sent By Bot&quot;&amp;CHAR(34)&amp;CHAR(10)));&quot;&quot;)">
            <text:p/>
          </table:table-cell>
          <table:table-cell table:style-name="ce99" table:formula="of:=IFERROR(IF([.$F200]=&quot;&quot;;&quot;&quot;;[$Mudslide_Commands.$E$32]&amp;IF(SUMPRODUCT(--ISNUMBER(SEARCH([$Mudslide_Commands.$D$10:.$D$16];RIGHT(LOWER([.$M200]);4))))&gt;0;&quot;send-image &quot;; &quot;send-file &quot;)&amp;TRIM(SUBSTITUTE([.$AF200];&quot;+&quot;;&quot;&quot;)&amp;&quot; &quot;&amp;CHAR(34)&amp;[.$M200]&amp;CHAR(34)&amp;IF([.$S200]=&quot;&quot;;&quot;&quot;;&quot; --caption &quot;&amp;CHAR(34)&amp;[.$S200]&amp;CHAR(34))&amp;CHAR(10)));&quot;&quot;)">
            <text:p/>
          </table:table-cell>
          <table:table-cell table:style-name="ce60" table:formula="of:=IFERROR(IF([.$F200]=&quot;&quot;;&quot;&quot;;IF([.$M200]=&quot;&quot;;[.$AG200]&amp;CHAR(10);[.$AH200]&amp;CHAR(10)));&quot;&quot;)">
            <text:p/>
          </table:table-cell>
          <table:table-cell table:style-name="ce60"/>
          <table:table-cell table:style-name="ce60" table:formula="of:=IFERROR(IF(NOT(ISERROR(SEARCH(&quot;@g.us&quot;;[.$E200])));[.$G200];IF([.$G200]=&quot;&quot;;&quot;&quot;;IFERROR(IF([.$B200]=&quot;&quot;;[.$E$1];[.$B200]);&quot;&quot;)&amp;RIGHT(SUBSTITUTE(SUBSTITUTE(SUBSTITUTE([.$G200];&quot;-&quot;;&quot;&quot;);&quot; &quot;;&quot;&quot;);&quot;+&quot;;&quot;&quot;);10)));&quot;&quot;)">
            <text:p/>
          </table:table-cell>
          <table:table-cell table:style-name="ce99" table:formula="of:=IFERROR(IF([.$G200]=&quot;&quot;;&quot;&quot;;[$Mudslide_Commands.$E$32]&amp;&quot;send &quot;&amp;TRIM(SUBSTITUTE([.$AK200];&quot;+&quot;;&quot;&quot;)&amp;&quot; &quot;&amp;CHAR(34)&amp;[.$H200]&amp;CHAR(10)&amp;[.$I200]&amp;CHAR(10)&amp;[.$J200]&amp;CHAR(10)&amp;[.$K200]&amp;CHAR(10)&amp;[.$L200]&amp;CHAR(10)&amp;&quot;- Sent By Bot&quot;&amp;CHAR(34)&amp;CHAR(10)));&quot;&quot;)">
            <text:p/>
          </table:table-cell>
          <table:table-cell table:style-name="ce99" table:formula="of:=IFERROR(IF([.$G200]=&quot;&quot;;&quot;&quot;;[$Mudslide_Commands.$E$32]&amp;IF(SUMPRODUCT(--ISNUMBER(SEARCH([$Mudslide_Commands.$D$10:.$D$16];RIGHT(LOWER([.$M200]);4))))&gt;0;&quot;send-image &quot;; &quot;send-file &quot;)&amp;TRIM(SUBSTITUTE([.$AK200];&quot;+&quot;;&quot;&quot;)&amp;&quot; &quot;&amp;CHAR(34)&amp;[.$M200]&amp;CHAR(34)&amp;IF([.$S200]=&quot;&quot;;&quot;&quot;;&quot; --caption &quot;&amp;CHAR(34)&amp;[.$S200]&amp;CHAR(34))&amp;CHAR(10)));&quot;&quot;)">
            <text:p/>
          </table:table-cell>
          <table:table-cell table:style-name="ce60" table:formula="of:=IFERROR(IF([.$G200]=&quot;&quot;;&quot;&quot;;IF([.$M200]=&quot;&quot;;[.$AL200]&amp;CHAR(10);[.$AM200]&amp;CHAR(10)));&quot;&quot;)">
            <text:p/>
          </table:table-cell>
          <table:table-cell table:style-name="ce60"/>
          <table:table-cell table:style-name="ce116" table:formula="of:=[.AD200]&amp;[.AI200]&amp;[.AN20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1]&amp;[.F201]&amp;[.G201]=&quot;&quot;;&quot;&quot;;MAX([.$A$3:.$A200])+1);&quot;&quot;)">
            <text:p/>
          </table:table-cell>
          <table:table-cell table:style-name="ce9" table:formula="of:=IFERROR(TRIM(SUBSTITUTE(SUBSTITUTE(VLOOKUP([.C20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1]=&quot;&quot;;&quot;&quot;;TRIM(&quot;Dear *&quot;&amp;[.$D201]&amp;&quot;*&quot;))">
            <text:p/>
          </table:table-cell>
          <table:table-cell table:style-name="ce83" table:formula="of:=IF([.$E201]=&quot;&quot;;&quot;&quot;;&quot;~How Do You Do ?~&quot;)">
            <text:p/>
          </table:table-cell>
          <table:table-cell table:style-name="ce83" table:formula="of:=IF([.$E201]=&quot;&quot;;&quot;&quot;;&quot;_Have a great Day_&quot;)">
            <text:p/>
          </table:table-cell>
          <table:table-cell table:style-name="ce83" table:number-columns-repeated="2"/>
          <table:table-cell table:style-name="ce44" table:number-columns-spanned="6" table:number-rows-spanned="1">
            <draw:control draw:z-index="213" draw:name="BT_File_Selection_12_" draw:style-name="gr6" draw:text-style-name="P5" svg:width="1cm" svg:height="0.5cm" svg:x="0cm" svg:y="0cm" draw:control="control199"/>
          </table:table-cell>
          <table:covered-table-cell table:number-columns-repeated="5" table:style-name="ce48"/>
          <table:table-cell table:style-name="ce107" table:formula="of:=IF([.$M201]=&quot;&quot;;&quot;&quot;;IF([.$A20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1])));[.$E201];IF([.$E201]=&quot;&quot;;&quot;&quot;;IFERROR(IF([.$B201]=&quot;&quot;;[.$E$1];[.$B201]);&quot;&quot;)&amp;RIGHT(SUBSTITUTE(SUBSTITUTE(SUBSTITUTE([.$E201];&quot;-&quot;;&quot;&quot;);&quot; &quot;;&quot;&quot;);&quot;+&quot;;&quot;&quot;);10)));&quot;&quot;)">
            <text:p/>
          </table:table-cell>
          <table:table-cell table:style-name="ce99" table:formula="of:=IFERROR(IF([.$E201]=&quot;&quot;;&quot;&quot;;[$Mudslide_Commands.$E$32]&amp;&quot;send &quot;&amp;TRIM(SUBSTITUTE([.$AA201];&quot;+&quot;;&quot;&quot;)&amp;&quot; &quot;&amp;CHAR(34)&amp;[.$H201]&amp;CHAR(10)&amp;[.$I201]&amp;CHAR(10)&amp;[.$J201]&amp;CHAR(10)&amp;[.$K201]&amp;CHAR(10)&amp;[.$L201]&amp;CHAR(10)&amp;&quot;- Sent By Bot&quot;&amp;CHAR(34)&amp;CHAR(10)));&quot;&quot;)">
            <text:p/>
          </table:table-cell>
          <table:table-cell table:style-name="ce99" table:formula="of:=IFERROR(IF([.$E201]=&quot;&quot;;&quot;&quot;;[$Mudslide_Commands.$E$32]&amp;IF(SUMPRODUCT(--ISNUMBER(SEARCH([$Mudslide_Commands.$D$10:.$D$16];RIGHT(LOWER([.$M201]);4))))&gt;0;&quot;send-image &quot;; &quot;send-file &quot;)&amp;TRIM(SUBSTITUTE([.$AA201];&quot;+&quot;;&quot;&quot;)&amp;&quot; &quot;&amp;CHAR(34)&amp;[.$M201]&amp;CHAR(34)&amp;IF([.$S201]=&quot;&quot;;&quot;&quot;;&quot; --caption &quot;&amp;CHAR(34)&amp;[.$S201]&amp;CHAR(34))&amp;CHAR(10)));&quot;&quot;)">
            <text:p/>
          </table:table-cell>
          <table:table-cell table:style-name="ce60" table:formula="of:=IFERROR(IF([.$E201]=&quot;&quot;;&quot;&quot;;IF([.$M201]=&quot;&quot;;[.$AB201]&amp;CHAR(10);[.$AC201]&amp;CHAR(10)));&quot;&quot;)">
            <text:p/>
          </table:table-cell>
          <table:table-cell table:style-name="ce60"/>
          <table:table-cell table:style-name="ce60" table:formula="of:=IFERROR(IF(NOT(ISERROR(SEARCH(&quot;@g.us&quot;;[.$F201])));[.$F201];IF([.$F201]=&quot;&quot;;&quot;&quot;;IFERROR(IF([.$B201]=&quot;&quot;;[.$E$1];[.$B201]);&quot;&quot;)&amp;RIGHT(SUBSTITUTE(SUBSTITUTE(SUBSTITUTE([.$F201];&quot;-&quot;;&quot;&quot;);&quot; &quot;;&quot;&quot;);&quot;+&quot;;&quot;&quot;);10)));&quot;&quot;)">
            <text:p/>
          </table:table-cell>
          <table:table-cell table:style-name="ce99" table:formula="of:=IFERROR(IF([.$F201]=&quot;&quot;;&quot;&quot;;[$Mudslide_Commands.$E$32]&amp;&quot;send &quot;&amp;TRIM(SUBSTITUTE([.$AF201];&quot;+&quot;;&quot;&quot;)&amp;&quot; &quot;&amp;CHAR(34)&amp;[.$H201]&amp;CHAR(10)&amp;[.$I201]&amp;CHAR(10)&amp;[.$J201]&amp;CHAR(10)&amp;[.$K201]&amp;CHAR(10)&amp;[.$L201]&amp;CHAR(10)&amp;&quot;- Sent By Bot&quot;&amp;CHAR(34)&amp;CHAR(10)));&quot;&quot;)">
            <text:p/>
          </table:table-cell>
          <table:table-cell table:style-name="ce99" table:formula="of:=IFERROR(IF([.$F201]=&quot;&quot;;&quot;&quot;;[$Mudslide_Commands.$E$32]&amp;IF(SUMPRODUCT(--ISNUMBER(SEARCH([$Mudslide_Commands.$D$10:.$D$16];RIGHT(LOWER([.$M201]);4))))&gt;0;&quot;send-image &quot;; &quot;send-file &quot;)&amp;TRIM(SUBSTITUTE([.$AF201];&quot;+&quot;;&quot;&quot;)&amp;&quot; &quot;&amp;CHAR(34)&amp;[.$M201]&amp;CHAR(34)&amp;IF([.$S201]=&quot;&quot;;&quot;&quot;;&quot; --caption &quot;&amp;CHAR(34)&amp;[.$S201]&amp;CHAR(34))&amp;CHAR(10)));&quot;&quot;)">
            <text:p/>
          </table:table-cell>
          <table:table-cell table:style-name="ce60" table:formula="of:=IFERROR(IF([.$F201]=&quot;&quot;;&quot;&quot;;IF([.$M201]=&quot;&quot;;[.$AG201]&amp;CHAR(10);[.$AH201]&amp;CHAR(10)));&quot;&quot;)">
            <text:p/>
          </table:table-cell>
          <table:table-cell table:style-name="ce60"/>
          <table:table-cell table:style-name="ce60" table:formula="of:=IFERROR(IF(NOT(ISERROR(SEARCH(&quot;@g.us&quot;;[.$E201])));[.$G201];IF([.$G201]=&quot;&quot;;&quot;&quot;;IFERROR(IF([.$B201]=&quot;&quot;;[.$E$1];[.$B201]);&quot;&quot;)&amp;RIGHT(SUBSTITUTE(SUBSTITUTE(SUBSTITUTE([.$G201];&quot;-&quot;;&quot;&quot;);&quot; &quot;;&quot;&quot;);&quot;+&quot;;&quot;&quot;);10)));&quot;&quot;)">
            <text:p/>
          </table:table-cell>
          <table:table-cell table:style-name="ce99" table:formula="of:=IFERROR(IF([.$G201]=&quot;&quot;;&quot;&quot;;[$Mudslide_Commands.$E$32]&amp;&quot;send &quot;&amp;TRIM(SUBSTITUTE([.$AK201];&quot;+&quot;;&quot;&quot;)&amp;&quot; &quot;&amp;CHAR(34)&amp;[.$H201]&amp;CHAR(10)&amp;[.$I201]&amp;CHAR(10)&amp;[.$J201]&amp;CHAR(10)&amp;[.$K201]&amp;CHAR(10)&amp;[.$L201]&amp;CHAR(10)&amp;&quot;- Sent By Bot&quot;&amp;CHAR(34)&amp;CHAR(10)));&quot;&quot;)">
            <text:p/>
          </table:table-cell>
          <table:table-cell table:style-name="ce99" table:formula="of:=IFERROR(IF([.$G201]=&quot;&quot;;&quot;&quot;;[$Mudslide_Commands.$E$32]&amp;IF(SUMPRODUCT(--ISNUMBER(SEARCH([$Mudslide_Commands.$D$10:.$D$16];RIGHT(LOWER([.$M201]);4))))&gt;0;&quot;send-image &quot;; &quot;send-file &quot;)&amp;TRIM(SUBSTITUTE([.$AK201];&quot;+&quot;;&quot;&quot;)&amp;&quot; &quot;&amp;CHAR(34)&amp;[.$M201]&amp;CHAR(34)&amp;IF([.$S201]=&quot;&quot;;&quot;&quot;;&quot; --caption &quot;&amp;CHAR(34)&amp;[.$S201]&amp;CHAR(34))&amp;CHAR(10)));&quot;&quot;)">
            <text:p/>
          </table:table-cell>
          <table:table-cell table:style-name="ce60" table:formula="of:=IFERROR(IF([.$G201]=&quot;&quot;;&quot;&quot;;IF([.$M201]=&quot;&quot;;[.$AL201]&amp;CHAR(10);[.$AM201]&amp;CHAR(10)));&quot;&quot;)">
            <text:p/>
          </table:table-cell>
          <table:table-cell table:style-name="ce60"/>
          <table:table-cell table:style-name="ce116" table:formula="of:=[.AD201]&amp;[.AI201]&amp;[.AN20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2]&amp;[.F202]&amp;[.G202]=&quot;&quot;;&quot;&quot;;MAX([.$A$3:.$A201])+1);&quot;&quot;)">
            <text:p/>
          </table:table-cell>
          <table:table-cell table:style-name="ce9" table:formula="of:=IFERROR(TRIM(SUBSTITUTE(SUBSTITUTE(VLOOKUP([.C20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2]=&quot;&quot;;&quot;&quot;;TRIM(&quot;Dear *&quot;&amp;[.$D202]&amp;&quot;*&quot;))">
            <text:p/>
          </table:table-cell>
          <table:table-cell table:style-name="ce83" table:formula="of:=IF([.$E202]=&quot;&quot;;&quot;&quot;;&quot;~How Do You Do ?~&quot;)">
            <text:p/>
          </table:table-cell>
          <table:table-cell table:style-name="ce83" table:formula="of:=IF([.$E202]=&quot;&quot;;&quot;&quot;;&quot;_Have a great Day_&quot;)">
            <text:p/>
          </table:table-cell>
          <table:table-cell table:style-name="ce83" table:number-columns-repeated="2"/>
          <table:table-cell table:style-name="ce44" table:number-columns-spanned="6" table:number-rows-spanned="1">
            <draw:control draw:z-index="214" draw:name="BT_File_Selection_12_" draw:style-name="gr6" draw:text-style-name="P5" svg:width="1cm" svg:height="0.5cm" svg:x="0cm" svg:y="0cm" draw:control="control200"/>
          </table:table-cell>
          <table:covered-table-cell table:number-columns-repeated="5" table:style-name="ce48"/>
          <table:table-cell table:style-name="ce107" table:formula="of:=IF([.$M202]=&quot;&quot;;&quot;&quot;;IF([.$A20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2])));[.$E202];IF([.$E202]=&quot;&quot;;&quot;&quot;;IFERROR(IF([.$B202]=&quot;&quot;;[.$E$1];[.$B202]);&quot;&quot;)&amp;RIGHT(SUBSTITUTE(SUBSTITUTE(SUBSTITUTE([.$E202];&quot;-&quot;;&quot;&quot;);&quot; &quot;;&quot;&quot;);&quot;+&quot;;&quot;&quot;);10)));&quot;&quot;)">
            <text:p/>
          </table:table-cell>
          <table:table-cell table:style-name="ce99" table:formula="of:=IFERROR(IF([.$E202]=&quot;&quot;;&quot;&quot;;[$Mudslide_Commands.$E$32]&amp;&quot;send &quot;&amp;TRIM(SUBSTITUTE([.$AA202];&quot;+&quot;;&quot;&quot;)&amp;&quot; &quot;&amp;CHAR(34)&amp;[.$H202]&amp;CHAR(10)&amp;[.$I202]&amp;CHAR(10)&amp;[.$J202]&amp;CHAR(10)&amp;[.$K202]&amp;CHAR(10)&amp;[.$L202]&amp;CHAR(10)&amp;&quot;- Sent By Bot&quot;&amp;CHAR(34)&amp;CHAR(10)));&quot;&quot;)">
            <text:p/>
          </table:table-cell>
          <table:table-cell table:style-name="ce99" table:formula="of:=IFERROR(IF([.$E202]=&quot;&quot;;&quot;&quot;;[$Mudslide_Commands.$E$32]&amp;IF(SUMPRODUCT(--ISNUMBER(SEARCH([$Mudslide_Commands.$D$10:.$D$16];RIGHT(LOWER([.$M202]);4))))&gt;0;&quot;send-image &quot;; &quot;send-file &quot;)&amp;TRIM(SUBSTITUTE([.$AA202];&quot;+&quot;;&quot;&quot;)&amp;&quot; &quot;&amp;CHAR(34)&amp;[.$M202]&amp;CHAR(34)&amp;IF([.$S202]=&quot;&quot;;&quot;&quot;;&quot; --caption &quot;&amp;CHAR(34)&amp;[.$S202]&amp;CHAR(34))&amp;CHAR(10)));&quot;&quot;)">
            <text:p/>
          </table:table-cell>
          <table:table-cell table:style-name="ce60" table:formula="of:=IFERROR(IF([.$E202]=&quot;&quot;;&quot;&quot;;IF([.$M202]=&quot;&quot;;[.$AB202]&amp;CHAR(10);[.$AC202]&amp;CHAR(10)));&quot;&quot;)">
            <text:p/>
          </table:table-cell>
          <table:table-cell table:style-name="ce60"/>
          <table:table-cell table:style-name="ce60" table:formula="of:=IFERROR(IF(NOT(ISERROR(SEARCH(&quot;@g.us&quot;;[.$F202])));[.$F202];IF([.$F202]=&quot;&quot;;&quot;&quot;;IFERROR(IF([.$B202]=&quot;&quot;;[.$E$1];[.$B202]);&quot;&quot;)&amp;RIGHT(SUBSTITUTE(SUBSTITUTE(SUBSTITUTE([.$F202];&quot;-&quot;;&quot;&quot;);&quot; &quot;;&quot;&quot;);&quot;+&quot;;&quot;&quot;);10)));&quot;&quot;)">
            <text:p/>
          </table:table-cell>
          <table:table-cell table:style-name="ce99" table:formula="of:=IFERROR(IF([.$F202]=&quot;&quot;;&quot;&quot;;[$Mudslide_Commands.$E$32]&amp;&quot;send &quot;&amp;TRIM(SUBSTITUTE([.$AF202];&quot;+&quot;;&quot;&quot;)&amp;&quot; &quot;&amp;CHAR(34)&amp;[.$H202]&amp;CHAR(10)&amp;[.$I202]&amp;CHAR(10)&amp;[.$J202]&amp;CHAR(10)&amp;[.$K202]&amp;CHAR(10)&amp;[.$L202]&amp;CHAR(10)&amp;&quot;- Sent By Bot&quot;&amp;CHAR(34)&amp;CHAR(10)));&quot;&quot;)">
            <text:p/>
          </table:table-cell>
          <table:table-cell table:style-name="ce99" table:formula="of:=IFERROR(IF([.$F202]=&quot;&quot;;&quot;&quot;;[$Mudslide_Commands.$E$32]&amp;IF(SUMPRODUCT(--ISNUMBER(SEARCH([$Mudslide_Commands.$D$10:.$D$16];RIGHT(LOWER([.$M202]);4))))&gt;0;&quot;send-image &quot;; &quot;send-file &quot;)&amp;TRIM(SUBSTITUTE([.$AF202];&quot;+&quot;;&quot;&quot;)&amp;&quot; &quot;&amp;CHAR(34)&amp;[.$M202]&amp;CHAR(34)&amp;IF([.$S202]=&quot;&quot;;&quot;&quot;;&quot; --caption &quot;&amp;CHAR(34)&amp;[.$S202]&amp;CHAR(34))&amp;CHAR(10)));&quot;&quot;)">
            <text:p/>
          </table:table-cell>
          <table:table-cell table:style-name="ce60" table:formula="of:=IFERROR(IF([.$F202]=&quot;&quot;;&quot;&quot;;IF([.$M202]=&quot;&quot;;[.$AG202]&amp;CHAR(10);[.$AH202]&amp;CHAR(10)));&quot;&quot;)">
            <text:p/>
          </table:table-cell>
          <table:table-cell table:style-name="ce60"/>
          <table:table-cell table:style-name="ce60" table:formula="of:=IFERROR(IF(NOT(ISERROR(SEARCH(&quot;@g.us&quot;;[.$E202])));[.$G202];IF([.$G202]=&quot;&quot;;&quot;&quot;;IFERROR(IF([.$B202]=&quot;&quot;;[.$E$1];[.$B202]);&quot;&quot;)&amp;RIGHT(SUBSTITUTE(SUBSTITUTE(SUBSTITUTE([.$G202];&quot;-&quot;;&quot;&quot;);&quot; &quot;;&quot;&quot;);&quot;+&quot;;&quot;&quot;);10)));&quot;&quot;)">
            <text:p/>
          </table:table-cell>
          <table:table-cell table:style-name="ce99" table:formula="of:=IFERROR(IF([.$G202]=&quot;&quot;;&quot;&quot;;[$Mudslide_Commands.$E$32]&amp;&quot;send &quot;&amp;TRIM(SUBSTITUTE([.$AK202];&quot;+&quot;;&quot;&quot;)&amp;&quot; &quot;&amp;CHAR(34)&amp;[.$H202]&amp;CHAR(10)&amp;[.$I202]&amp;CHAR(10)&amp;[.$J202]&amp;CHAR(10)&amp;[.$K202]&amp;CHAR(10)&amp;[.$L202]&amp;CHAR(10)&amp;&quot;- Sent By Bot&quot;&amp;CHAR(34)&amp;CHAR(10)));&quot;&quot;)">
            <text:p/>
          </table:table-cell>
          <table:table-cell table:style-name="ce99" table:formula="of:=IFERROR(IF([.$G202]=&quot;&quot;;&quot;&quot;;[$Mudslide_Commands.$E$32]&amp;IF(SUMPRODUCT(--ISNUMBER(SEARCH([$Mudslide_Commands.$D$10:.$D$16];RIGHT(LOWER([.$M202]);4))))&gt;0;&quot;send-image &quot;; &quot;send-file &quot;)&amp;TRIM(SUBSTITUTE([.$AK202];&quot;+&quot;;&quot;&quot;)&amp;&quot; &quot;&amp;CHAR(34)&amp;[.$M202]&amp;CHAR(34)&amp;IF([.$S202]=&quot;&quot;;&quot;&quot;;&quot; --caption &quot;&amp;CHAR(34)&amp;[.$S202]&amp;CHAR(34))&amp;CHAR(10)));&quot;&quot;)">
            <text:p/>
          </table:table-cell>
          <table:table-cell table:style-name="ce60" table:formula="of:=IFERROR(IF([.$G202]=&quot;&quot;;&quot;&quot;;IF([.$M202]=&quot;&quot;;[.$AL202]&amp;CHAR(10);[.$AM202]&amp;CHAR(10)));&quot;&quot;)">
            <text:p/>
          </table:table-cell>
          <table:table-cell table:style-name="ce60"/>
          <table:table-cell table:style-name="ce116" table:formula="of:=[.AD202]&amp;[.AI202]&amp;[.AN20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3]&amp;[.F203]&amp;[.G203]=&quot;&quot;;&quot;&quot;;MAX([.$A$3:.$A202])+1);&quot;&quot;)">
            <text:p/>
          </table:table-cell>
          <table:table-cell table:style-name="ce9" table:formula="of:=IFERROR(TRIM(SUBSTITUTE(SUBSTITUTE(VLOOKUP([.C20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3]=&quot;&quot;;&quot;&quot;;TRIM(&quot;Dear *&quot;&amp;[.$D203]&amp;&quot;*&quot;))">
            <text:p/>
          </table:table-cell>
          <table:table-cell table:style-name="ce83" table:formula="of:=IF([.$E203]=&quot;&quot;;&quot;&quot;;&quot;~How Do You Do ?~&quot;)">
            <text:p/>
          </table:table-cell>
          <table:table-cell table:style-name="ce83" table:formula="of:=IF([.$E203]=&quot;&quot;;&quot;&quot;;&quot;_Have a great Day_&quot;)">
            <text:p/>
          </table:table-cell>
          <table:table-cell table:style-name="ce83" table:number-columns-repeated="2"/>
          <table:table-cell table:style-name="ce44" table:number-columns-spanned="6" table:number-rows-spanned="1">
            <draw:control draw:z-index="215" draw:name="BT_File_Selection_12_" draw:style-name="gr6" draw:text-style-name="P5" svg:width="1cm" svg:height="0.5cm" svg:x="0cm" svg:y="0cm" draw:control="control201"/>
          </table:table-cell>
          <table:covered-table-cell table:number-columns-repeated="5" table:style-name="ce48"/>
          <table:table-cell table:style-name="ce107" table:formula="of:=IF([.$M203]=&quot;&quot;;&quot;&quot;;IF([.$A20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3])));[.$E203];IF([.$E203]=&quot;&quot;;&quot;&quot;;IFERROR(IF([.$B203]=&quot;&quot;;[.$E$1];[.$B203]);&quot;&quot;)&amp;RIGHT(SUBSTITUTE(SUBSTITUTE(SUBSTITUTE([.$E203];&quot;-&quot;;&quot;&quot;);&quot; &quot;;&quot;&quot;);&quot;+&quot;;&quot;&quot;);10)));&quot;&quot;)">
            <text:p/>
          </table:table-cell>
          <table:table-cell table:style-name="ce99" table:formula="of:=IFERROR(IF([.$E203]=&quot;&quot;;&quot;&quot;;[$Mudslide_Commands.$E$32]&amp;&quot;send &quot;&amp;TRIM(SUBSTITUTE([.$AA203];&quot;+&quot;;&quot;&quot;)&amp;&quot; &quot;&amp;CHAR(34)&amp;[.$H203]&amp;CHAR(10)&amp;[.$I203]&amp;CHAR(10)&amp;[.$J203]&amp;CHAR(10)&amp;[.$K203]&amp;CHAR(10)&amp;[.$L203]&amp;CHAR(10)&amp;&quot;- Sent By Bot&quot;&amp;CHAR(34)&amp;CHAR(10)));&quot;&quot;)">
            <text:p/>
          </table:table-cell>
          <table:table-cell table:style-name="ce99" table:formula="of:=IFERROR(IF([.$E203]=&quot;&quot;;&quot;&quot;;[$Mudslide_Commands.$E$32]&amp;IF(SUMPRODUCT(--ISNUMBER(SEARCH([$Mudslide_Commands.$D$10:.$D$16];RIGHT(LOWER([.$M203]);4))))&gt;0;&quot;send-image &quot;; &quot;send-file &quot;)&amp;TRIM(SUBSTITUTE([.$AA203];&quot;+&quot;;&quot;&quot;)&amp;&quot; &quot;&amp;CHAR(34)&amp;[.$M203]&amp;CHAR(34)&amp;IF([.$S203]=&quot;&quot;;&quot;&quot;;&quot; --caption &quot;&amp;CHAR(34)&amp;[.$S203]&amp;CHAR(34))&amp;CHAR(10)));&quot;&quot;)">
            <text:p/>
          </table:table-cell>
          <table:table-cell table:style-name="ce60" table:formula="of:=IFERROR(IF([.$E203]=&quot;&quot;;&quot;&quot;;IF([.$M203]=&quot;&quot;;[.$AB203]&amp;CHAR(10);[.$AC203]&amp;CHAR(10)));&quot;&quot;)">
            <text:p/>
          </table:table-cell>
          <table:table-cell table:style-name="ce60"/>
          <table:table-cell table:style-name="ce60" table:formula="of:=IFERROR(IF(NOT(ISERROR(SEARCH(&quot;@g.us&quot;;[.$F203])));[.$F203];IF([.$F203]=&quot;&quot;;&quot;&quot;;IFERROR(IF([.$B203]=&quot;&quot;;[.$E$1];[.$B203]);&quot;&quot;)&amp;RIGHT(SUBSTITUTE(SUBSTITUTE(SUBSTITUTE([.$F203];&quot;-&quot;;&quot;&quot;);&quot; &quot;;&quot;&quot;);&quot;+&quot;;&quot;&quot;);10)));&quot;&quot;)">
            <text:p/>
          </table:table-cell>
          <table:table-cell table:style-name="ce99" table:formula="of:=IFERROR(IF([.$F203]=&quot;&quot;;&quot;&quot;;[$Mudslide_Commands.$E$32]&amp;&quot;send &quot;&amp;TRIM(SUBSTITUTE([.$AF203];&quot;+&quot;;&quot;&quot;)&amp;&quot; &quot;&amp;CHAR(34)&amp;[.$H203]&amp;CHAR(10)&amp;[.$I203]&amp;CHAR(10)&amp;[.$J203]&amp;CHAR(10)&amp;[.$K203]&amp;CHAR(10)&amp;[.$L203]&amp;CHAR(10)&amp;&quot;- Sent By Bot&quot;&amp;CHAR(34)&amp;CHAR(10)));&quot;&quot;)">
            <text:p/>
          </table:table-cell>
          <table:table-cell table:style-name="ce99" table:formula="of:=IFERROR(IF([.$F203]=&quot;&quot;;&quot;&quot;;[$Mudslide_Commands.$E$32]&amp;IF(SUMPRODUCT(--ISNUMBER(SEARCH([$Mudslide_Commands.$D$10:.$D$16];RIGHT(LOWER([.$M203]);4))))&gt;0;&quot;send-image &quot;; &quot;send-file &quot;)&amp;TRIM(SUBSTITUTE([.$AF203];&quot;+&quot;;&quot;&quot;)&amp;&quot; &quot;&amp;CHAR(34)&amp;[.$M203]&amp;CHAR(34)&amp;IF([.$S203]=&quot;&quot;;&quot;&quot;;&quot; --caption &quot;&amp;CHAR(34)&amp;[.$S203]&amp;CHAR(34))&amp;CHAR(10)));&quot;&quot;)">
            <text:p/>
          </table:table-cell>
          <table:table-cell table:style-name="ce60" table:formula="of:=IFERROR(IF([.$F203]=&quot;&quot;;&quot;&quot;;IF([.$M203]=&quot;&quot;;[.$AG203]&amp;CHAR(10);[.$AH203]&amp;CHAR(10)));&quot;&quot;)">
            <text:p/>
          </table:table-cell>
          <table:table-cell table:style-name="ce60"/>
          <table:table-cell table:style-name="ce60" table:formula="of:=IFERROR(IF(NOT(ISERROR(SEARCH(&quot;@g.us&quot;;[.$E203])));[.$G203];IF([.$G203]=&quot;&quot;;&quot;&quot;;IFERROR(IF([.$B203]=&quot;&quot;;[.$E$1];[.$B203]);&quot;&quot;)&amp;RIGHT(SUBSTITUTE(SUBSTITUTE(SUBSTITUTE([.$G203];&quot;-&quot;;&quot;&quot;);&quot; &quot;;&quot;&quot;);&quot;+&quot;;&quot;&quot;);10)));&quot;&quot;)">
            <text:p/>
          </table:table-cell>
          <table:table-cell table:style-name="ce99" table:formula="of:=IFERROR(IF([.$G203]=&quot;&quot;;&quot;&quot;;[$Mudslide_Commands.$E$32]&amp;&quot;send &quot;&amp;TRIM(SUBSTITUTE([.$AK203];&quot;+&quot;;&quot;&quot;)&amp;&quot; &quot;&amp;CHAR(34)&amp;[.$H203]&amp;CHAR(10)&amp;[.$I203]&amp;CHAR(10)&amp;[.$J203]&amp;CHAR(10)&amp;[.$K203]&amp;CHAR(10)&amp;[.$L203]&amp;CHAR(10)&amp;&quot;- Sent By Bot&quot;&amp;CHAR(34)&amp;CHAR(10)));&quot;&quot;)">
            <text:p/>
          </table:table-cell>
          <table:table-cell table:style-name="ce99" table:formula="of:=IFERROR(IF([.$G203]=&quot;&quot;;&quot;&quot;;[$Mudslide_Commands.$E$32]&amp;IF(SUMPRODUCT(--ISNUMBER(SEARCH([$Mudslide_Commands.$D$10:.$D$16];RIGHT(LOWER([.$M203]);4))))&gt;0;&quot;send-image &quot;; &quot;send-file &quot;)&amp;TRIM(SUBSTITUTE([.$AK203];&quot;+&quot;;&quot;&quot;)&amp;&quot; &quot;&amp;CHAR(34)&amp;[.$M203]&amp;CHAR(34)&amp;IF([.$S203]=&quot;&quot;;&quot;&quot;;&quot; --caption &quot;&amp;CHAR(34)&amp;[.$S203]&amp;CHAR(34))&amp;CHAR(10)));&quot;&quot;)">
            <text:p/>
          </table:table-cell>
          <table:table-cell table:style-name="ce60" table:formula="of:=IFERROR(IF([.$G203]=&quot;&quot;;&quot;&quot;;IF([.$M203]=&quot;&quot;;[.$AL203]&amp;CHAR(10);[.$AM203]&amp;CHAR(10)));&quot;&quot;)">
            <text:p/>
          </table:table-cell>
          <table:table-cell table:style-name="ce60"/>
          <table:table-cell table:style-name="ce116" table:formula="of:=[.AD203]&amp;[.AI203]&amp;[.AN20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4]&amp;[.F204]&amp;[.G204]=&quot;&quot;;&quot;&quot;;MAX([.$A$3:.$A203])+1);&quot;&quot;)">
            <text:p/>
          </table:table-cell>
          <table:table-cell table:style-name="ce9" table:formula="of:=IFERROR(TRIM(SUBSTITUTE(SUBSTITUTE(VLOOKUP([.C20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4]=&quot;&quot;;&quot;&quot;;TRIM(&quot;Dear *&quot;&amp;[.$D204]&amp;&quot;*&quot;))">
            <text:p/>
          </table:table-cell>
          <table:table-cell table:style-name="ce83" table:formula="of:=IF([.$E204]=&quot;&quot;;&quot;&quot;;&quot;~How Do You Do ?~&quot;)">
            <text:p/>
          </table:table-cell>
          <table:table-cell table:style-name="ce83" table:formula="of:=IF([.$E204]=&quot;&quot;;&quot;&quot;;&quot;_Have a great Day_&quot;)">
            <text:p/>
          </table:table-cell>
          <table:table-cell table:style-name="ce83" table:number-columns-repeated="2"/>
          <table:table-cell table:style-name="ce44" table:number-columns-spanned="6" table:number-rows-spanned="1">
            <draw:control draw:z-index="216" draw:name="BT_File_Selection_12_" draw:style-name="gr6" draw:text-style-name="P5" svg:width="1cm" svg:height="0.5cm" svg:x="0cm" svg:y="0cm" draw:control="control202"/>
          </table:table-cell>
          <table:covered-table-cell table:number-columns-repeated="5" table:style-name="ce48"/>
          <table:table-cell table:style-name="ce107" table:formula="of:=IF([.$M204]=&quot;&quot;;&quot;&quot;;IF([.$A20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4])));[.$E204];IF([.$E204]=&quot;&quot;;&quot;&quot;;IFERROR(IF([.$B204]=&quot;&quot;;[.$E$1];[.$B204]);&quot;&quot;)&amp;RIGHT(SUBSTITUTE(SUBSTITUTE(SUBSTITUTE([.$E204];&quot;-&quot;;&quot;&quot;);&quot; &quot;;&quot;&quot;);&quot;+&quot;;&quot;&quot;);10)));&quot;&quot;)">
            <text:p/>
          </table:table-cell>
          <table:table-cell table:style-name="ce99" table:formula="of:=IFERROR(IF([.$E204]=&quot;&quot;;&quot;&quot;;[$Mudslide_Commands.$E$32]&amp;&quot;send &quot;&amp;TRIM(SUBSTITUTE([.$AA204];&quot;+&quot;;&quot;&quot;)&amp;&quot; &quot;&amp;CHAR(34)&amp;[.$H204]&amp;CHAR(10)&amp;[.$I204]&amp;CHAR(10)&amp;[.$J204]&amp;CHAR(10)&amp;[.$K204]&amp;CHAR(10)&amp;[.$L204]&amp;CHAR(10)&amp;&quot;- Sent By Bot&quot;&amp;CHAR(34)&amp;CHAR(10)));&quot;&quot;)">
            <text:p/>
          </table:table-cell>
          <table:table-cell table:style-name="ce99" table:formula="of:=IFERROR(IF([.$E204]=&quot;&quot;;&quot;&quot;;[$Mudslide_Commands.$E$32]&amp;IF(SUMPRODUCT(--ISNUMBER(SEARCH([$Mudslide_Commands.$D$10:.$D$16];RIGHT(LOWER([.$M204]);4))))&gt;0;&quot;send-image &quot;; &quot;send-file &quot;)&amp;TRIM(SUBSTITUTE([.$AA204];&quot;+&quot;;&quot;&quot;)&amp;&quot; &quot;&amp;CHAR(34)&amp;[.$M204]&amp;CHAR(34)&amp;IF([.$S204]=&quot;&quot;;&quot;&quot;;&quot; --caption &quot;&amp;CHAR(34)&amp;[.$S204]&amp;CHAR(34))&amp;CHAR(10)));&quot;&quot;)">
            <text:p/>
          </table:table-cell>
          <table:table-cell table:style-name="ce60" table:formula="of:=IFERROR(IF([.$E204]=&quot;&quot;;&quot;&quot;;IF([.$M204]=&quot;&quot;;[.$AB204]&amp;CHAR(10);[.$AC204]&amp;CHAR(10)));&quot;&quot;)">
            <text:p/>
          </table:table-cell>
          <table:table-cell table:style-name="ce60"/>
          <table:table-cell table:style-name="ce60" table:formula="of:=IFERROR(IF(NOT(ISERROR(SEARCH(&quot;@g.us&quot;;[.$F204])));[.$F204];IF([.$F204]=&quot;&quot;;&quot;&quot;;IFERROR(IF([.$B204]=&quot;&quot;;[.$E$1];[.$B204]);&quot;&quot;)&amp;RIGHT(SUBSTITUTE(SUBSTITUTE(SUBSTITUTE([.$F204];&quot;-&quot;;&quot;&quot;);&quot; &quot;;&quot;&quot;);&quot;+&quot;;&quot;&quot;);10)));&quot;&quot;)">
            <text:p/>
          </table:table-cell>
          <table:table-cell table:style-name="ce99" table:formula="of:=IFERROR(IF([.$F204]=&quot;&quot;;&quot;&quot;;[$Mudslide_Commands.$E$32]&amp;&quot;send &quot;&amp;TRIM(SUBSTITUTE([.$AF204];&quot;+&quot;;&quot;&quot;)&amp;&quot; &quot;&amp;CHAR(34)&amp;[.$H204]&amp;CHAR(10)&amp;[.$I204]&amp;CHAR(10)&amp;[.$J204]&amp;CHAR(10)&amp;[.$K204]&amp;CHAR(10)&amp;[.$L204]&amp;CHAR(10)&amp;&quot;- Sent By Bot&quot;&amp;CHAR(34)&amp;CHAR(10)));&quot;&quot;)">
            <text:p/>
          </table:table-cell>
          <table:table-cell table:style-name="ce99" table:formula="of:=IFERROR(IF([.$F204]=&quot;&quot;;&quot;&quot;;[$Mudslide_Commands.$E$32]&amp;IF(SUMPRODUCT(--ISNUMBER(SEARCH([$Mudslide_Commands.$D$10:.$D$16];RIGHT(LOWER([.$M204]);4))))&gt;0;&quot;send-image &quot;; &quot;send-file &quot;)&amp;TRIM(SUBSTITUTE([.$AF204];&quot;+&quot;;&quot;&quot;)&amp;&quot; &quot;&amp;CHAR(34)&amp;[.$M204]&amp;CHAR(34)&amp;IF([.$S204]=&quot;&quot;;&quot;&quot;;&quot; --caption &quot;&amp;CHAR(34)&amp;[.$S204]&amp;CHAR(34))&amp;CHAR(10)));&quot;&quot;)">
            <text:p/>
          </table:table-cell>
          <table:table-cell table:style-name="ce60" table:formula="of:=IFERROR(IF([.$F204]=&quot;&quot;;&quot;&quot;;IF([.$M204]=&quot;&quot;;[.$AG204]&amp;CHAR(10);[.$AH204]&amp;CHAR(10)));&quot;&quot;)">
            <text:p/>
          </table:table-cell>
          <table:table-cell table:style-name="ce60"/>
          <table:table-cell table:style-name="ce60" table:formula="of:=IFERROR(IF(NOT(ISERROR(SEARCH(&quot;@g.us&quot;;[.$E204])));[.$G204];IF([.$G204]=&quot;&quot;;&quot;&quot;;IFERROR(IF([.$B204]=&quot;&quot;;[.$E$1];[.$B204]);&quot;&quot;)&amp;RIGHT(SUBSTITUTE(SUBSTITUTE(SUBSTITUTE([.$G204];&quot;-&quot;;&quot;&quot;);&quot; &quot;;&quot;&quot;);&quot;+&quot;;&quot;&quot;);10)));&quot;&quot;)">
            <text:p/>
          </table:table-cell>
          <table:table-cell table:style-name="ce99" table:formula="of:=IFERROR(IF([.$G204]=&quot;&quot;;&quot;&quot;;[$Mudslide_Commands.$E$32]&amp;&quot;send &quot;&amp;TRIM(SUBSTITUTE([.$AK204];&quot;+&quot;;&quot;&quot;)&amp;&quot; &quot;&amp;CHAR(34)&amp;[.$H204]&amp;CHAR(10)&amp;[.$I204]&amp;CHAR(10)&amp;[.$J204]&amp;CHAR(10)&amp;[.$K204]&amp;CHAR(10)&amp;[.$L204]&amp;CHAR(10)&amp;&quot;- Sent By Bot&quot;&amp;CHAR(34)&amp;CHAR(10)));&quot;&quot;)">
            <text:p/>
          </table:table-cell>
          <table:table-cell table:style-name="ce99" table:formula="of:=IFERROR(IF([.$G204]=&quot;&quot;;&quot;&quot;;[$Mudslide_Commands.$E$32]&amp;IF(SUMPRODUCT(--ISNUMBER(SEARCH([$Mudslide_Commands.$D$10:.$D$16];RIGHT(LOWER([.$M204]);4))))&gt;0;&quot;send-image &quot;; &quot;send-file &quot;)&amp;TRIM(SUBSTITUTE([.$AK204];&quot;+&quot;;&quot;&quot;)&amp;&quot; &quot;&amp;CHAR(34)&amp;[.$M204]&amp;CHAR(34)&amp;IF([.$S204]=&quot;&quot;;&quot;&quot;;&quot; --caption &quot;&amp;CHAR(34)&amp;[.$S204]&amp;CHAR(34))&amp;CHAR(10)));&quot;&quot;)">
            <text:p/>
          </table:table-cell>
          <table:table-cell table:style-name="ce60" table:formula="of:=IFERROR(IF([.$G204]=&quot;&quot;;&quot;&quot;;IF([.$M204]=&quot;&quot;;[.$AL204]&amp;CHAR(10);[.$AM204]&amp;CHAR(10)));&quot;&quot;)">
            <text:p/>
          </table:table-cell>
          <table:table-cell table:style-name="ce60"/>
          <table:table-cell table:style-name="ce116" table:formula="of:=[.AD204]&amp;[.AI204]&amp;[.AN20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5]&amp;[.F205]&amp;[.G205]=&quot;&quot;;&quot;&quot;;MAX([.$A$3:.$A204])+1);&quot;&quot;)">
            <text:p/>
          </table:table-cell>
          <table:table-cell table:style-name="ce9" table:formula="of:=IFERROR(TRIM(SUBSTITUTE(SUBSTITUTE(VLOOKUP([.C20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5]=&quot;&quot;;&quot;&quot;;TRIM(&quot;Dear *&quot;&amp;[.$D205]&amp;&quot;*&quot;))">
            <text:p/>
          </table:table-cell>
          <table:table-cell table:style-name="ce83" table:formula="of:=IF([.$E205]=&quot;&quot;;&quot;&quot;;&quot;~How Do You Do ?~&quot;)">
            <text:p/>
          </table:table-cell>
          <table:table-cell table:style-name="ce83" table:formula="of:=IF([.$E205]=&quot;&quot;;&quot;&quot;;&quot;_Have a great Day_&quot;)">
            <text:p/>
          </table:table-cell>
          <table:table-cell table:style-name="ce83" table:number-columns-repeated="2"/>
          <table:table-cell table:style-name="ce44" table:number-columns-spanned="6" table:number-rows-spanned="1">
            <draw:control draw:z-index="217" draw:name="BT_File_Selection_12_" draw:style-name="gr6" draw:text-style-name="P5" svg:width="1cm" svg:height="0.5cm" svg:x="0cm" svg:y="0cm" draw:control="control203"/>
          </table:table-cell>
          <table:covered-table-cell table:number-columns-repeated="5" table:style-name="ce48"/>
          <table:table-cell table:style-name="ce107" table:formula="of:=IF([.$M205]=&quot;&quot;;&quot;&quot;;IF([.$A20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5])));[.$E205];IF([.$E205]=&quot;&quot;;&quot;&quot;;IFERROR(IF([.$B205]=&quot;&quot;;[.$E$1];[.$B205]);&quot;&quot;)&amp;RIGHT(SUBSTITUTE(SUBSTITUTE(SUBSTITUTE([.$E205];&quot;-&quot;;&quot;&quot;);&quot; &quot;;&quot;&quot;);&quot;+&quot;;&quot;&quot;);10)));&quot;&quot;)">
            <text:p/>
          </table:table-cell>
          <table:table-cell table:style-name="ce99" table:formula="of:=IFERROR(IF([.$E205]=&quot;&quot;;&quot;&quot;;[$Mudslide_Commands.$E$32]&amp;&quot;send &quot;&amp;TRIM(SUBSTITUTE([.$AA205];&quot;+&quot;;&quot;&quot;)&amp;&quot; &quot;&amp;CHAR(34)&amp;[.$H205]&amp;CHAR(10)&amp;[.$I205]&amp;CHAR(10)&amp;[.$J205]&amp;CHAR(10)&amp;[.$K205]&amp;CHAR(10)&amp;[.$L205]&amp;CHAR(10)&amp;&quot;- Sent By Bot&quot;&amp;CHAR(34)&amp;CHAR(10)));&quot;&quot;)">
            <text:p/>
          </table:table-cell>
          <table:table-cell table:style-name="ce99" table:formula="of:=IFERROR(IF([.$E205]=&quot;&quot;;&quot;&quot;;[$Mudslide_Commands.$E$32]&amp;IF(SUMPRODUCT(--ISNUMBER(SEARCH([$Mudslide_Commands.$D$10:.$D$16];RIGHT(LOWER([.$M205]);4))))&gt;0;&quot;send-image &quot;; &quot;send-file &quot;)&amp;TRIM(SUBSTITUTE([.$AA205];&quot;+&quot;;&quot;&quot;)&amp;&quot; &quot;&amp;CHAR(34)&amp;[.$M205]&amp;CHAR(34)&amp;IF([.$S205]=&quot;&quot;;&quot;&quot;;&quot; --caption &quot;&amp;CHAR(34)&amp;[.$S205]&amp;CHAR(34))&amp;CHAR(10)));&quot;&quot;)">
            <text:p/>
          </table:table-cell>
          <table:table-cell table:style-name="ce60" table:formula="of:=IFERROR(IF([.$E205]=&quot;&quot;;&quot;&quot;;IF([.$M205]=&quot;&quot;;[.$AB205]&amp;CHAR(10);[.$AC205]&amp;CHAR(10)));&quot;&quot;)">
            <text:p/>
          </table:table-cell>
          <table:table-cell table:style-name="ce60"/>
          <table:table-cell table:style-name="ce60" table:formula="of:=IFERROR(IF(NOT(ISERROR(SEARCH(&quot;@g.us&quot;;[.$F205])));[.$F205];IF([.$F205]=&quot;&quot;;&quot;&quot;;IFERROR(IF([.$B205]=&quot;&quot;;[.$E$1];[.$B205]);&quot;&quot;)&amp;RIGHT(SUBSTITUTE(SUBSTITUTE(SUBSTITUTE([.$F205];&quot;-&quot;;&quot;&quot;);&quot; &quot;;&quot;&quot;);&quot;+&quot;;&quot;&quot;);10)));&quot;&quot;)">
            <text:p/>
          </table:table-cell>
          <table:table-cell table:style-name="ce99" table:formula="of:=IFERROR(IF([.$F205]=&quot;&quot;;&quot;&quot;;[$Mudslide_Commands.$E$32]&amp;&quot;send &quot;&amp;TRIM(SUBSTITUTE([.$AF205];&quot;+&quot;;&quot;&quot;)&amp;&quot; &quot;&amp;CHAR(34)&amp;[.$H205]&amp;CHAR(10)&amp;[.$I205]&amp;CHAR(10)&amp;[.$J205]&amp;CHAR(10)&amp;[.$K205]&amp;CHAR(10)&amp;[.$L205]&amp;CHAR(10)&amp;&quot;- Sent By Bot&quot;&amp;CHAR(34)&amp;CHAR(10)));&quot;&quot;)">
            <text:p/>
          </table:table-cell>
          <table:table-cell table:style-name="ce99" table:formula="of:=IFERROR(IF([.$F205]=&quot;&quot;;&quot;&quot;;[$Mudslide_Commands.$E$32]&amp;IF(SUMPRODUCT(--ISNUMBER(SEARCH([$Mudslide_Commands.$D$10:.$D$16];RIGHT(LOWER([.$M205]);4))))&gt;0;&quot;send-image &quot;; &quot;send-file &quot;)&amp;TRIM(SUBSTITUTE([.$AF205];&quot;+&quot;;&quot;&quot;)&amp;&quot; &quot;&amp;CHAR(34)&amp;[.$M205]&amp;CHAR(34)&amp;IF([.$S205]=&quot;&quot;;&quot;&quot;;&quot; --caption &quot;&amp;CHAR(34)&amp;[.$S205]&amp;CHAR(34))&amp;CHAR(10)));&quot;&quot;)">
            <text:p/>
          </table:table-cell>
          <table:table-cell table:style-name="ce60" table:formula="of:=IFERROR(IF([.$F205]=&quot;&quot;;&quot;&quot;;IF([.$M205]=&quot;&quot;;[.$AG205]&amp;CHAR(10);[.$AH205]&amp;CHAR(10)));&quot;&quot;)">
            <text:p/>
          </table:table-cell>
          <table:table-cell table:style-name="ce60"/>
          <table:table-cell table:style-name="ce60" table:formula="of:=IFERROR(IF(NOT(ISERROR(SEARCH(&quot;@g.us&quot;;[.$E205])));[.$G205];IF([.$G205]=&quot;&quot;;&quot;&quot;;IFERROR(IF([.$B205]=&quot;&quot;;[.$E$1];[.$B205]);&quot;&quot;)&amp;RIGHT(SUBSTITUTE(SUBSTITUTE(SUBSTITUTE([.$G205];&quot;-&quot;;&quot;&quot;);&quot; &quot;;&quot;&quot;);&quot;+&quot;;&quot;&quot;);10)));&quot;&quot;)">
            <text:p/>
          </table:table-cell>
          <table:table-cell table:style-name="ce99" table:formula="of:=IFERROR(IF([.$G205]=&quot;&quot;;&quot;&quot;;[$Mudslide_Commands.$E$32]&amp;&quot;send &quot;&amp;TRIM(SUBSTITUTE([.$AK205];&quot;+&quot;;&quot;&quot;)&amp;&quot; &quot;&amp;CHAR(34)&amp;[.$H205]&amp;CHAR(10)&amp;[.$I205]&amp;CHAR(10)&amp;[.$J205]&amp;CHAR(10)&amp;[.$K205]&amp;CHAR(10)&amp;[.$L205]&amp;CHAR(10)&amp;&quot;- Sent By Bot&quot;&amp;CHAR(34)&amp;CHAR(10)));&quot;&quot;)">
            <text:p/>
          </table:table-cell>
          <table:table-cell table:style-name="ce99" table:formula="of:=IFERROR(IF([.$G205]=&quot;&quot;;&quot;&quot;;[$Mudslide_Commands.$E$32]&amp;IF(SUMPRODUCT(--ISNUMBER(SEARCH([$Mudslide_Commands.$D$10:.$D$16];RIGHT(LOWER([.$M205]);4))))&gt;0;&quot;send-image &quot;; &quot;send-file &quot;)&amp;TRIM(SUBSTITUTE([.$AK205];&quot;+&quot;;&quot;&quot;)&amp;&quot; &quot;&amp;CHAR(34)&amp;[.$M205]&amp;CHAR(34)&amp;IF([.$S205]=&quot;&quot;;&quot;&quot;;&quot; --caption &quot;&amp;CHAR(34)&amp;[.$S205]&amp;CHAR(34))&amp;CHAR(10)));&quot;&quot;)">
            <text:p/>
          </table:table-cell>
          <table:table-cell table:style-name="ce60" table:formula="of:=IFERROR(IF([.$G205]=&quot;&quot;;&quot;&quot;;IF([.$M205]=&quot;&quot;;[.$AL205]&amp;CHAR(10);[.$AM205]&amp;CHAR(10)));&quot;&quot;)">
            <text:p/>
          </table:table-cell>
          <table:table-cell table:style-name="ce60"/>
          <table:table-cell table:style-name="ce116" table:formula="of:=[.AD205]&amp;[.AI205]&amp;[.AN20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6]&amp;[.F206]&amp;[.G206]=&quot;&quot;;&quot;&quot;;MAX([.$A$3:.$A205])+1);&quot;&quot;)">
            <text:p/>
          </table:table-cell>
          <table:table-cell table:style-name="ce9" table:formula="of:=IFERROR(TRIM(SUBSTITUTE(SUBSTITUTE(VLOOKUP([.C20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6]=&quot;&quot;;&quot;&quot;;TRIM(&quot;Dear *&quot;&amp;[.$D206]&amp;&quot;*&quot;))">
            <text:p/>
          </table:table-cell>
          <table:table-cell table:style-name="ce83" table:formula="of:=IF([.$E206]=&quot;&quot;;&quot;&quot;;&quot;~How Do You Do ?~&quot;)">
            <text:p/>
          </table:table-cell>
          <table:table-cell table:style-name="ce83" table:formula="of:=IF([.$E206]=&quot;&quot;;&quot;&quot;;&quot;_Have a great Day_&quot;)">
            <text:p/>
          </table:table-cell>
          <table:table-cell table:style-name="ce83" table:number-columns-repeated="2"/>
          <table:table-cell table:style-name="ce44" table:number-columns-spanned="6" table:number-rows-spanned="1">
            <draw:control draw:z-index="218" draw:name="BT_File_Selection_12_" draw:style-name="gr6" draw:text-style-name="P5" svg:width="1cm" svg:height="0.5cm" svg:x="0cm" svg:y="0cm" draw:control="control204"/>
          </table:table-cell>
          <table:covered-table-cell table:number-columns-repeated="5" table:style-name="ce48"/>
          <table:table-cell table:style-name="ce107" table:formula="of:=IF([.$M206]=&quot;&quot;;&quot;&quot;;IF([.$A20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6])));[.$E206];IF([.$E206]=&quot;&quot;;&quot;&quot;;IFERROR(IF([.$B206]=&quot;&quot;;[.$E$1];[.$B206]);&quot;&quot;)&amp;RIGHT(SUBSTITUTE(SUBSTITUTE(SUBSTITUTE([.$E206];&quot;-&quot;;&quot;&quot;);&quot; &quot;;&quot;&quot;);&quot;+&quot;;&quot;&quot;);10)));&quot;&quot;)">
            <text:p/>
          </table:table-cell>
          <table:table-cell table:style-name="ce99" table:formula="of:=IFERROR(IF([.$E206]=&quot;&quot;;&quot;&quot;;[$Mudslide_Commands.$E$32]&amp;&quot;send &quot;&amp;TRIM(SUBSTITUTE([.$AA206];&quot;+&quot;;&quot;&quot;)&amp;&quot; &quot;&amp;CHAR(34)&amp;[.$H206]&amp;CHAR(10)&amp;[.$I206]&amp;CHAR(10)&amp;[.$J206]&amp;CHAR(10)&amp;[.$K206]&amp;CHAR(10)&amp;[.$L206]&amp;CHAR(10)&amp;&quot;- Sent By Bot&quot;&amp;CHAR(34)&amp;CHAR(10)));&quot;&quot;)">
            <text:p/>
          </table:table-cell>
          <table:table-cell table:style-name="ce99" table:formula="of:=IFERROR(IF([.$E206]=&quot;&quot;;&quot;&quot;;[$Mudslide_Commands.$E$32]&amp;IF(SUMPRODUCT(--ISNUMBER(SEARCH([$Mudslide_Commands.$D$10:.$D$16];RIGHT(LOWER([.$M206]);4))))&gt;0;&quot;send-image &quot;; &quot;send-file &quot;)&amp;TRIM(SUBSTITUTE([.$AA206];&quot;+&quot;;&quot;&quot;)&amp;&quot; &quot;&amp;CHAR(34)&amp;[.$M206]&amp;CHAR(34)&amp;IF([.$S206]=&quot;&quot;;&quot;&quot;;&quot; --caption &quot;&amp;CHAR(34)&amp;[.$S206]&amp;CHAR(34))&amp;CHAR(10)));&quot;&quot;)">
            <text:p/>
          </table:table-cell>
          <table:table-cell table:style-name="ce60" table:formula="of:=IFERROR(IF([.$E206]=&quot;&quot;;&quot;&quot;;IF([.$M206]=&quot;&quot;;[.$AB206]&amp;CHAR(10);[.$AC206]&amp;CHAR(10)));&quot;&quot;)">
            <text:p/>
          </table:table-cell>
          <table:table-cell table:style-name="ce60"/>
          <table:table-cell table:style-name="ce60" table:formula="of:=IFERROR(IF(NOT(ISERROR(SEARCH(&quot;@g.us&quot;;[.$F206])));[.$F206];IF([.$F206]=&quot;&quot;;&quot;&quot;;IFERROR(IF([.$B206]=&quot;&quot;;[.$E$1];[.$B206]);&quot;&quot;)&amp;RIGHT(SUBSTITUTE(SUBSTITUTE(SUBSTITUTE([.$F206];&quot;-&quot;;&quot;&quot;);&quot; &quot;;&quot;&quot;);&quot;+&quot;;&quot;&quot;);10)));&quot;&quot;)">
            <text:p/>
          </table:table-cell>
          <table:table-cell table:style-name="ce99" table:formula="of:=IFERROR(IF([.$F206]=&quot;&quot;;&quot;&quot;;[$Mudslide_Commands.$E$32]&amp;&quot;send &quot;&amp;TRIM(SUBSTITUTE([.$AF206];&quot;+&quot;;&quot;&quot;)&amp;&quot; &quot;&amp;CHAR(34)&amp;[.$H206]&amp;CHAR(10)&amp;[.$I206]&amp;CHAR(10)&amp;[.$J206]&amp;CHAR(10)&amp;[.$K206]&amp;CHAR(10)&amp;[.$L206]&amp;CHAR(10)&amp;&quot;- Sent By Bot&quot;&amp;CHAR(34)&amp;CHAR(10)));&quot;&quot;)">
            <text:p/>
          </table:table-cell>
          <table:table-cell table:style-name="ce99" table:formula="of:=IFERROR(IF([.$F206]=&quot;&quot;;&quot;&quot;;[$Mudslide_Commands.$E$32]&amp;IF(SUMPRODUCT(--ISNUMBER(SEARCH([$Mudslide_Commands.$D$10:.$D$16];RIGHT(LOWER([.$M206]);4))))&gt;0;&quot;send-image &quot;; &quot;send-file &quot;)&amp;TRIM(SUBSTITUTE([.$AF206];&quot;+&quot;;&quot;&quot;)&amp;&quot; &quot;&amp;CHAR(34)&amp;[.$M206]&amp;CHAR(34)&amp;IF([.$S206]=&quot;&quot;;&quot;&quot;;&quot; --caption &quot;&amp;CHAR(34)&amp;[.$S206]&amp;CHAR(34))&amp;CHAR(10)));&quot;&quot;)">
            <text:p/>
          </table:table-cell>
          <table:table-cell table:style-name="ce60" table:formula="of:=IFERROR(IF([.$F206]=&quot;&quot;;&quot;&quot;;IF([.$M206]=&quot;&quot;;[.$AG206]&amp;CHAR(10);[.$AH206]&amp;CHAR(10)));&quot;&quot;)">
            <text:p/>
          </table:table-cell>
          <table:table-cell table:style-name="ce60"/>
          <table:table-cell table:style-name="ce60" table:formula="of:=IFERROR(IF(NOT(ISERROR(SEARCH(&quot;@g.us&quot;;[.$E206])));[.$G206];IF([.$G206]=&quot;&quot;;&quot;&quot;;IFERROR(IF([.$B206]=&quot;&quot;;[.$E$1];[.$B206]);&quot;&quot;)&amp;RIGHT(SUBSTITUTE(SUBSTITUTE(SUBSTITUTE([.$G206];&quot;-&quot;;&quot;&quot;);&quot; &quot;;&quot;&quot;);&quot;+&quot;;&quot;&quot;);10)));&quot;&quot;)">
            <text:p/>
          </table:table-cell>
          <table:table-cell table:style-name="ce99" table:formula="of:=IFERROR(IF([.$G206]=&quot;&quot;;&quot;&quot;;[$Mudslide_Commands.$E$32]&amp;&quot;send &quot;&amp;TRIM(SUBSTITUTE([.$AK206];&quot;+&quot;;&quot;&quot;)&amp;&quot; &quot;&amp;CHAR(34)&amp;[.$H206]&amp;CHAR(10)&amp;[.$I206]&amp;CHAR(10)&amp;[.$J206]&amp;CHAR(10)&amp;[.$K206]&amp;CHAR(10)&amp;[.$L206]&amp;CHAR(10)&amp;&quot;- Sent By Bot&quot;&amp;CHAR(34)&amp;CHAR(10)));&quot;&quot;)">
            <text:p/>
          </table:table-cell>
          <table:table-cell table:style-name="ce99" table:formula="of:=IFERROR(IF([.$G206]=&quot;&quot;;&quot;&quot;;[$Mudslide_Commands.$E$32]&amp;IF(SUMPRODUCT(--ISNUMBER(SEARCH([$Mudslide_Commands.$D$10:.$D$16];RIGHT(LOWER([.$M206]);4))))&gt;0;&quot;send-image &quot;; &quot;send-file &quot;)&amp;TRIM(SUBSTITUTE([.$AK206];&quot;+&quot;;&quot;&quot;)&amp;&quot; &quot;&amp;CHAR(34)&amp;[.$M206]&amp;CHAR(34)&amp;IF([.$S206]=&quot;&quot;;&quot;&quot;;&quot; --caption &quot;&amp;CHAR(34)&amp;[.$S206]&amp;CHAR(34))&amp;CHAR(10)));&quot;&quot;)">
            <text:p/>
          </table:table-cell>
          <table:table-cell table:style-name="ce60" table:formula="of:=IFERROR(IF([.$G206]=&quot;&quot;;&quot;&quot;;IF([.$M206]=&quot;&quot;;[.$AL206]&amp;CHAR(10);[.$AM206]&amp;CHAR(10)));&quot;&quot;)">
            <text:p/>
          </table:table-cell>
          <table:table-cell table:style-name="ce60"/>
          <table:table-cell table:style-name="ce116" table:formula="of:=[.AD206]&amp;[.AI206]&amp;[.AN20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7]&amp;[.F207]&amp;[.G207]=&quot;&quot;;&quot;&quot;;MAX([.$A$3:.$A206])+1);&quot;&quot;)">
            <text:p/>
          </table:table-cell>
          <table:table-cell table:style-name="ce9" table:formula="of:=IFERROR(TRIM(SUBSTITUTE(SUBSTITUTE(VLOOKUP([.C20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7]=&quot;&quot;;&quot;&quot;;TRIM(&quot;Dear *&quot;&amp;[.$D207]&amp;&quot;*&quot;))">
            <text:p/>
          </table:table-cell>
          <table:table-cell table:style-name="ce83" table:formula="of:=IF([.$E207]=&quot;&quot;;&quot;&quot;;&quot;~How Do You Do ?~&quot;)">
            <text:p/>
          </table:table-cell>
          <table:table-cell table:style-name="ce83" table:formula="of:=IF([.$E207]=&quot;&quot;;&quot;&quot;;&quot;_Have a great Day_&quot;)">
            <text:p/>
          </table:table-cell>
          <table:table-cell table:style-name="ce83" table:number-columns-repeated="2"/>
          <table:table-cell table:style-name="ce44" table:number-columns-spanned="6" table:number-rows-spanned="1">
            <draw:control draw:z-index="219" draw:name="BT_File_Selection_12_" draw:style-name="gr6" draw:text-style-name="P5" svg:width="1cm" svg:height="0.5cm" svg:x="0cm" svg:y="0cm" draw:control="control205"/>
          </table:table-cell>
          <table:covered-table-cell table:number-columns-repeated="5" table:style-name="ce48"/>
          <table:table-cell table:style-name="ce107" table:formula="of:=IF([.$M207]=&quot;&quot;;&quot;&quot;;IF([.$A20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7])));[.$E207];IF([.$E207]=&quot;&quot;;&quot;&quot;;IFERROR(IF([.$B207]=&quot;&quot;;[.$E$1];[.$B207]);&quot;&quot;)&amp;RIGHT(SUBSTITUTE(SUBSTITUTE(SUBSTITUTE([.$E207];&quot;-&quot;;&quot;&quot;);&quot; &quot;;&quot;&quot;);&quot;+&quot;;&quot;&quot;);10)));&quot;&quot;)">
            <text:p/>
          </table:table-cell>
          <table:table-cell table:style-name="ce99" table:formula="of:=IFERROR(IF([.$E207]=&quot;&quot;;&quot;&quot;;[$Mudslide_Commands.$E$32]&amp;&quot;send &quot;&amp;TRIM(SUBSTITUTE([.$AA207];&quot;+&quot;;&quot;&quot;)&amp;&quot; &quot;&amp;CHAR(34)&amp;[.$H207]&amp;CHAR(10)&amp;[.$I207]&amp;CHAR(10)&amp;[.$J207]&amp;CHAR(10)&amp;[.$K207]&amp;CHAR(10)&amp;[.$L207]&amp;CHAR(10)&amp;&quot;- Sent By Bot&quot;&amp;CHAR(34)&amp;CHAR(10)));&quot;&quot;)">
            <text:p/>
          </table:table-cell>
          <table:table-cell table:style-name="ce99" table:formula="of:=IFERROR(IF([.$E207]=&quot;&quot;;&quot;&quot;;[$Mudslide_Commands.$E$32]&amp;IF(SUMPRODUCT(--ISNUMBER(SEARCH([$Mudslide_Commands.$D$10:.$D$16];RIGHT(LOWER([.$M207]);4))))&gt;0;&quot;send-image &quot;; &quot;send-file &quot;)&amp;TRIM(SUBSTITUTE([.$AA207];&quot;+&quot;;&quot;&quot;)&amp;&quot; &quot;&amp;CHAR(34)&amp;[.$M207]&amp;CHAR(34)&amp;IF([.$S207]=&quot;&quot;;&quot;&quot;;&quot; --caption &quot;&amp;CHAR(34)&amp;[.$S207]&amp;CHAR(34))&amp;CHAR(10)));&quot;&quot;)">
            <text:p/>
          </table:table-cell>
          <table:table-cell table:style-name="ce60" table:formula="of:=IFERROR(IF([.$E207]=&quot;&quot;;&quot;&quot;;IF([.$M207]=&quot;&quot;;[.$AB207]&amp;CHAR(10);[.$AC207]&amp;CHAR(10)));&quot;&quot;)">
            <text:p/>
          </table:table-cell>
          <table:table-cell table:style-name="ce60"/>
          <table:table-cell table:style-name="ce60" table:formula="of:=IFERROR(IF(NOT(ISERROR(SEARCH(&quot;@g.us&quot;;[.$F207])));[.$F207];IF([.$F207]=&quot;&quot;;&quot;&quot;;IFERROR(IF([.$B207]=&quot;&quot;;[.$E$1];[.$B207]);&quot;&quot;)&amp;RIGHT(SUBSTITUTE(SUBSTITUTE(SUBSTITUTE([.$F207];&quot;-&quot;;&quot;&quot;);&quot; &quot;;&quot;&quot;);&quot;+&quot;;&quot;&quot;);10)));&quot;&quot;)">
            <text:p/>
          </table:table-cell>
          <table:table-cell table:style-name="ce99" table:formula="of:=IFERROR(IF([.$F207]=&quot;&quot;;&quot;&quot;;[$Mudslide_Commands.$E$32]&amp;&quot;send &quot;&amp;TRIM(SUBSTITUTE([.$AF207];&quot;+&quot;;&quot;&quot;)&amp;&quot; &quot;&amp;CHAR(34)&amp;[.$H207]&amp;CHAR(10)&amp;[.$I207]&amp;CHAR(10)&amp;[.$J207]&amp;CHAR(10)&amp;[.$K207]&amp;CHAR(10)&amp;[.$L207]&amp;CHAR(10)&amp;&quot;- Sent By Bot&quot;&amp;CHAR(34)&amp;CHAR(10)));&quot;&quot;)">
            <text:p/>
          </table:table-cell>
          <table:table-cell table:style-name="ce99" table:formula="of:=IFERROR(IF([.$F207]=&quot;&quot;;&quot;&quot;;[$Mudslide_Commands.$E$32]&amp;IF(SUMPRODUCT(--ISNUMBER(SEARCH([$Mudslide_Commands.$D$10:.$D$16];RIGHT(LOWER([.$M207]);4))))&gt;0;&quot;send-image &quot;; &quot;send-file &quot;)&amp;TRIM(SUBSTITUTE([.$AF207];&quot;+&quot;;&quot;&quot;)&amp;&quot; &quot;&amp;CHAR(34)&amp;[.$M207]&amp;CHAR(34)&amp;IF([.$S207]=&quot;&quot;;&quot;&quot;;&quot; --caption &quot;&amp;CHAR(34)&amp;[.$S207]&amp;CHAR(34))&amp;CHAR(10)));&quot;&quot;)">
            <text:p/>
          </table:table-cell>
          <table:table-cell table:style-name="ce60" table:formula="of:=IFERROR(IF([.$F207]=&quot;&quot;;&quot;&quot;;IF([.$M207]=&quot;&quot;;[.$AG207]&amp;CHAR(10);[.$AH207]&amp;CHAR(10)));&quot;&quot;)">
            <text:p/>
          </table:table-cell>
          <table:table-cell table:style-name="ce60"/>
          <table:table-cell table:style-name="ce60" table:formula="of:=IFERROR(IF(NOT(ISERROR(SEARCH(&quot;@g.us&quot;;[.$E207])));[.$G207];IF([.$G207]=&quot;&quot;;&quot;&quot;;IFERROR(IF([.$B207]=&quot;&quot;;[.$E$1];[.$B207]);&quot;&quot;)&amp;RIGHT(SUBSTITUTE(SUBSTITUTE(SUBSTITUTE([.$G207];&quot;-&quot;;&quot;&quot;);&quot; &quot;;&quot;&quot;);&quot;+&quot;;&quot;&quot;);10)));&quot;&quot;)">
            <text:p/>
          </table:table-cell>
          <table:table-cell table:style-name="ce99" table:formula="of:=IFERROR(IF([.$G207]=&quot;&quot;;&quot;&quot;;[$Mudslide_Commands.$E$32]&amp;&quot;send &quot;&amp;TRIM(SUBSTITUTE([.$AK207];&quot;+&quot;;&quot;&quot;)&amp;&quot; &quot;&amp;CHAR(34)&amp;[.$H207]&amp;CHAR(10)&amp;[.$I207]&amp;CHAR(10)&amp;[.$J207]&amp;CHAR(10)&amp;[.$K207]&amp;CHAR(10)&amp;[.$L207]&amp;CHAR(10)&amp;&quot;- Sent By Bot&quot;&amp;CHAR(34)&amp;CHAR(10)));&quot;&quot;)">
            <text:p/>
          </table:table-cell>
          <table:table-cell table:style-name="ce99" table:formula="of:=IFERROR(IF([.$G207]=&quot;&quot;;&quot;&quot;;[$Mudslide_Commands.$E$32]&amp;IF(SUMPRODUCT(--ISNUMBER(SEARCH([$Mudslide_Commands.$D$10:.$D$16];RIGHT(LOWER([.$M207]);4))))&gt;0;&quot;send-image &quot;; &quot;send-file &quot;)&amp;TRIM(SUBSTITUTE([.$AK207];&quot;+&quot;;&quot;&quot;)&amp;&quot; &quot;&amp;CHAR(34)&amp;[.$M207]&amp;CHAR(34)&amp;IF([.$S207]=&quot;&quot;;&quot;&quot;;&quot; --caption &quot;&amp;CHAR(34)&amp;[.$S207]&amp;CHAR(34))&amp;CHAR(10)));&quot;&quot;)">
            <text:p/>
          </table:table-cell>
          <table:table-cell table:style-name="ce60" table:formula="of:=IFERROR(IF([.$G207]=&quot;&quot;;&quot;&quot;;IF([.$M207]=&quot;&quot;;[.$AL207]&amp;CHAR(10);[.$AM207]&amp;CHAR(10)));&quot;&quot;)">
            <text:p/>
          </table:table-cell>
          <table:table-cell table:style-name="ce60"/>
          <table:table-cell table:style-name="ce116" table:formula="of:=[.AD207]&amp;[.AI207]&amp;[.AN20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8]&amp;[.F208]&amp;[.G208]=&quot;&quot;;&quot;&quot;;MAX([.$A$3:.$A207])+1);&quot;&quot;)">
            <text:p/>
          </table:table-cell>
          <table:table-cell table:style-name="ce9" table:formula="of:=IFERROR(TRIM(SUBSTITUTE(SUBSTITUTE(VLOOKUP([.C20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8]=&quot;&quot;;&quot;&quot;;TRIM(&quot;Dear *&quot;&amp;[.$D208]&amp;&quot;*&quot;))">
            <text:p/>
          </table:table-cell>
          <table:table-cell table:style-name="ce83" table:formula="of:=IF([.$E208]=&quot;&quot;;&quot;&quot;;&quot;~How Do You Do ?~&quot;)">
            <text:p/>
          </table:table-cell>
          <table:table-cell table:style-name="ce83" table:formula="of:=IF([.$E208]=&quot;&quot;;&quot;&quot;;&quot;_Have a great Day_&quot;)">
            <text:p/>
          </table:table-cell>
          <table:table-cell table:style-name="ce83" table:number-columns-repeated="2"/>
          <table:table-cell table:style-name="ce44" table:number-columns-spanned="6" table:number-rows-spanned="1">
            <draw:control draw:z-index="220" draw:name="BT_File_Selection_12_" draw:style-name="gr6" draw:text-style-name="P5" svg:width="1cm" svg:height="0.5cm" svg:x="0cm" svg:y="0cm" draw:control="control206"/>
          </table:table-cell>
          <table:covered-table-cell table:number-columns-repeated="5" table:style-name="ce48"/>
          <table:table-cell table:style-name="ce107" table:formula="of:=IF([.$M208]=&quot;&quot;;&quot;&quot;;IF([.$A20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8])));[.$E208];IF([.$E208]=&quot;&quot;;&quot;&quot;;IFERROR(IF([.$B208]=&quot;&quot;;[.$E$1];[.$B208]);&quot;&quot;)&amp;RIGHT(SUBSTITUTE(SUBSTITUTE(SUBSTITUTE([.$E208];&quot;-&quot;;&quot;&quot;);&quot; &quot;;&quot;&quot;);&quot;+&quot;;&quot;&quot;);10)));&quot;&quot;)">
            <text:p/>
          </table:table-cell>
          <table:table-cell table:style-name="ce99" table:formula="of:=IFERROR(IF([.$E208]=&quot;&quot;;&quot;&quot;;[$Mudslide_Commands.$E$32]&amp;&quot;send &quot;&amp;TRIM(SUBSTITUTE([.$AA208];&quot;+&quot;;&quot;&quot;)&amp;&quot; &quot;&amp;CHAR(34)&amp;[.$H208]&amp;CHAR(10)&amp;[.$I208]&amp;CHAR(10)&amp;[.$J208]&amp;CHAR(10)&amp;[.$K208]&amp;CHAR(10)&amp;[.$L208]&amp;CHAR(10)&amp;&quot;- Sent By Bot&quot;&amp;CHAR(34)&amp;CHAR(10)));&quot;&quot;)">
            <text:p/>
          </table:table-cell>
          <table:table-cell table:style-name="ce99" table:formula="of:=IFERROR(IF([.$E208]=&quot;&quot;;&quot;&quot;;[$Mudslide_Commands.$E$32]&amp;IF(SUMPRODUCT(--ISNUMBER(SEARCH([$Mudslide_Commands.$D$10:.$D$16];RIGHT(LOWER([.$M208]);4))))&gt;0;&quot;send-image &quot;; &quot;send-file &quot;)&amp;TRIM(SUBSTITUTE([.$AA208];&quot;+&quot;;&quot;&quot;)&amp;&quot; &quot;&amp;CHAR(34)&amp;[.$M208]&amp;CHAR(34)&amp;IF([.$S208]=&quot;&quot;;&quot;&quot;;&quot; --caption &quot;&amp;CHAR(34)&amp;[.$S208]&amp;CHAR(34))&amp;CHAR(10)));&quot;&quot;)">
            <text:p/>
          </table:table-cell>
          <table:table-cell table:style-name="ce60" table:formula="of:=IFERROR(IF([.$E208]=&quot;&quot;;&quot;&quot;;IF([.$M208]=&quot;&quot;;[.$AB208]&amp;CHAR(10);[.$AC208]&amp;CHAR(10)));&quot;&quot;)">
            <text:p/>
          </table:table-cell>
          <table:table-cell table:style-name="ce60"/>
          <table:table-cell table:style-name="ce60" table:formula="of:=IFERROR(IF(NOT(ISERROR(SEARCH(&quot;@g.us&quot;;[.$F208])));[.$F208];IF([.$F208]=&quot;&quot;;&quot;&quot;;IFERROR(IF([.$B208]=&quot;&quot;;[.$E$1];[.$B208]);&quot;&quot;)&amp;RIGHT(SUBSTITUTE(SUBSTITUTE(SUBSTITUTE([.$F208];&quot;-&quot;;&quot;&quot;);&quot; &quot;;&quot;&quot;);&quot;+&quot;;&quot;&quot;);10)));&quot;&quot;)">
            <text:p/>
          </table:table-cell>
          <table:table-cell table:style-name="ce99" table:formula="of:=IFERROR(IF([.$F208]=&quot;&quot;;&quot;&quot;;[$Mudslide_Commands.$E$32]&amp;&quot;send &quot;&amp;TRIM(SUBSTITUTE([.$AF208];&quot;+&quot;;&quot;&quot;)&amp;&quot; &quot;&amp;CHAR(34)&amp;[.$H208]&amp;CHAR(10)&amp;[.$I208]&amp;CHAR(10)&amp;[.$J208]&amp;CHAR(10)&amp;[.$K208]&amp;CHAR(10)&amp;[.$L208]&amp;CHAR(10)&amp;&quot;- Sent By Bot&quot;&amp;CHAR(34)&amp;CHAR(10)));&quot;&quot;)">
            <text:p/>
          </table:table-cell>
          <table:table-cell table:style-name="ce99" table:formula="of:=IFERROR(IF([.$F208]=&quot;&quot;;&quot;&quot;;[$Mudslide_Commands.$E$32]&amp;IF(SUMPRODUCT(--ISNUMBER(SEARCH([$Mudslide_Commands.$D$10:.$D$16];RIGHT(LOWER([.$M208]);4))))&gt;0;&quot;send-image &quot;; &quot;send-file &quot;)&amp;TRIM(SUBSTITUTE([.$AF208];&quot;+&quot;;&quot;&quot;)&amp;&quot; &quot;&amp;CHAR(34)&amp;[.$M208]&amp;CHAR(34)&amp;IF([.$S208]=&quot;&quot;;&quot;&quot;;&quot; --caption &quot;&amp;CHAR(34)&amp;[.$S208]&amp;CHAR(34))&amp;CHAR(10)));&quot;&quot;)">
            <text:p/>
          </table:table-cell>
          <table:table-cell table:style-name="ce60" table:formula="of:=IFERROR(IF([.$F208]=&quot;&quot;;&quot;&quot;;IF([.$M208]=&quot;&quot;;[.$AG208]&amp;CHAR(10);[.$AH208]&amp;CHAR(10)));&quot;&quot;)">
            <text:p/>
          </table:table-cell>
          <table:table-cell table:style-name="ce60"/>
          <table:table-cell table:style-name="ce60" table:formula="of:=IFERROR(IF(NOT(ISERROR(SEARCH(&quot;@g.us&quot;;[.$E208])));[.$G208];IF([.$G208]=&quot;&quot;;&quot;&quot;;IFERROR(IF([.$B208]=&quot;&quot;;[.$E$1];[.$B208]);&quot;&quot;)&amp;RIGHT(SUBSTITUTE(SUBSTITUTE(SUBSTITUTE([.$G208];&quot;-&quot;;&quot;&quot;);&quot; &quot;;&quot;&quot;);&quot;+&quot;;&quot;&quot;);10)));&quot;&quot;)">
            <text:p/>
          </table:table-cell>
          <table:table-cell table:style-name="ce99" table:formula="of:=IFERROR(IF([.$G208]=&quot;&quot;;&quot;&quot;;[$Mudslide_Commands.$E$32]&amp;&quot;send &quot;&amp;TRIM(SUBSTITUTE([.$AK208];&quot;+&quot;;&quot;&quot;)&amp;&quot; &quot;&amp;CHAR(34)&amp;[.$H208]&amp;CHAR(10)&amp;[.$I208]&amp;CHAR(10)&amp;[.$J208]&amp;CHAR(10)&amp;[.$K208]&amp;CHAR(10)&amp;[.$L208]&amp;CHAR(10)&amp;&quot;- Sent By Bot&quot;&amp;CHAR(34)&amp;CHAR(10)));&quot;&quot;)">
            <text:p/>
          </table:table-cell>
          <table:table-cell table:style-name="ce99" table:formula="of:=IFERROR(IF([.$G208]=&quot;&quot;;&quot;&quot;;[$Mudslide_Commands.$E$32]&amp;IF(SUMPRODUCT(--ISNUMBER(SEARCH([$Mudslide_Commands.$D$10:.$D$16];RIGHT(LOWER([.$M208]);4))))&gt;0;&quot;send-image &quot;; &quot;send-file &quot;)&amp;TRIM(SUBSTITUTE([.$AK208];&quot;+&quot;;&quot;&quot;)&amp;&quot; &quot;&amp;CHAR(34)&amp;[.$M208]&amp;CHAR(34)&amp;IF([.$S208]=&quot;&quot;;&quot;&quot;;&quot; --caption &quot;&amp;CHAR(34)&amp;[.$S208]&amp;CHAR(34))&amp;CHAR(10)));&quot;&quot;)">
            <text:p/>
          </table:table-cell>
          <table:table-cell table:style-name="ce60" table:formula="of:=IFERROR(IF([.$G208]=&quot;&quot;;&quot;&quot;;IF([.$M208]=&quot;&quot;;[.$AL208]&amp;CHAR(10);[.$AM208]&amp;CHAR(10)));&quot;&quot;)">
            <text:p/>
          </table:table-cell>
          <table:table-cell table:style-name="ce60"/>
          <table:table-cell table:style-name="ce116" table:formula="of:=[.AD208]&amp;[.AI208]&amp;[.AN20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09]&amp;[.F209]&amp;[.G209]=&quot;&quot;;&quot;&quot;;MAX([.$A$3:.$A208])+1);&quot;&quot;)">
            <text:p/>
          </table:table-cell>
          <table:table-cell table:style-name="ce9" table:formula="of:=IFERROR(TRIM(SUBSTITUTE(SUBSTITUTE(VLOOKUP([.C20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09]=&quot;&quot;;&quot;&quot;;TRIM(&quot;Dear *&quot;&amp;[.$D209]&amp;&quot;*&quot;))">
            <text:p/>
          </table:table-cell>
          <table:table-cell table:style-name="ce83" table:formula="of:=IF([.$E209]=&quot;&quot;;&quot;&quot;;&quot;~How Do You Do ?~&quot;)">
            <text:p/>
          </table:table-cell>
          <table:table-cell table:style-name="ce83" table:formula="of:=IF([.$E209]=&quot;&quot;;&quot;&quot;;&quot;_Have a great Day_&quot;)">
            <text:p/>
          </table:table-cell>
          <table:table-cell table:style-name="ce83" table:number-columns-repeated="2"/>
          <table:table-cell table:style-name="ce44" table:number-columns-spanned="6" table:number-rows-spanned="1">
            <draw:control draw:z-index="0" draw:name="BT_File_Selection_12_" draw:style-name="gr6" draw:text-style-name="P5" svg:width="1cm" svg:height="0.5cm" svg:x="0cm" svg:y="0cm" draw:control="control213"/>
          </table:table-cell>
          <table:covered-table-cell table:number-columns-repeated="5" table:style-name="ce48"/>
          <table:table-cell table:style-name="ce107" table:formula="of:=IF([.$M209]=&quot;&quot;;&quot;&quot;;IF([.$A20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09])));[.$E209];IF([.$E209]=&quot;&quot;;&quot;&quot;;IFERROR(IF([.$B209]=&quot;&quot;;[.$E$1];[.$B209]);&quot;&quot;)&amp;RIGHT(SUBSTITUTE(SUBSTITUTE(SUBSTITUTE([.$E209];&quot;-&quot;;&quot;&quot;);&quot; &quot;;&quot;&quot;);&quot;+&quot;;&quot;&quot;);10)));&quot;&quot;)">
            <text:p/>
          </table:table-cell>
          <table:table-cell table:style-name="ce99" table:formula="of:=IFERROR(IF([.$E209]=&quot;&quot;;&quot;&quot;;[$Mudslide_Commands.$E$32]&amp;&quot;send &quot;&amp;TRIM(SUBSTITUTE([.$AA209];&quot;+&quot;;&quot;&quot;)&amp;&quot; &quot;&amp;CHAR(34)&amp;[.$H209]&amp;CHAR(10)&amp;[.$I209]&amp;CHAR(10)&amp;[.$J209]&amp;CHAR(10)&amp;[.$K209]&amp;CHAR(10)&amp;[.$L209]&amp;CHAR(10)&amp;&quot;- Sent By Bot&quot;&amp;CHAR(34)&amp;CHAR(10)));&quot;&quot;)">
            <text:p/>
          </table:table-cell>
          <table:table-cell table:style-name="ce99" table:formula="of:=IFERROR(IF([.$E209]=&quot;&quot;;&quot;&quot;;[$Mudslide_Commands.$E$32]&amp;IF(SUMPRODUCT(--ISNUMBER(SEARCH([$Mudslide_Commands.$D$10:.$D$16];RIGHT(LOWER([.$M209]);4))))&gt;0;&quot;send-image &quot;; &quot;send-file &quot;)&amp;TRIM(SUBSTITUTE([.$AA209];&quot;+&quot;;&quot;&quot;)&amp;&quot; &quot;&amp;CHAR(34)&amp;[.$M209]&amp;CHAR(34)&amp;IF([.$S209]=&quot;&quot;;&quot;&quot;;&quot; --caption &quot;&amp;CHAR(34)&amp;[.$S209]&amp;CHAR(34))&amp;CHAR(10)));&quot;&quot;)">
            <text:p/>
          </table:table-cell>
          <table:table-cell table:style-name="ce60" table:formula="of:=IFERROR(IF([.$E209]=&quot;&quot;;&quot;&quot;;IF([.$M209]=&quot;&quot;;[.$AB209]&amp;CHAR(10);[.$AC209]&amp;CHAR(10)));&quot;&quot;)">
            <text:p/>
          </table:table-cell>
          <table:table-cell table:style-name="ce60"/>
          <table:table-cell table:style-name="ce60" table:formula="of:=IFERROR(IF(NOT(ISERROR(SEARCH(&quot;@g.us&quot;;[.$F209])));[.$F209];IF([.$F209]=&quot;&quot;;&quot;&quot;;IFERROR(IF([.$B209]=&quot;&quot;;[.$E$1];[.$B209]);&quot;&quot;)&amp;RIGHT(SUBSTITUTE(SUBSTITUTE(SUBSTITUTE([.$F209];&quot;-&quot;;&quot;&quot;);&quot; &quot;;&quot;&quot;);&quot;+&quot;;&quot;&quot;);10)));&quot;&quot;)">
            <text:p/>
          </table:table-cell>
          <table:table-cell table:style-name="ce99" table:formula="of:=IFERROR(IF([.$F209]=&quot;&quot;;&quot;&quot;;[$Mudslide_Commands.$E$32]&amp;&quot;send &quot;&amp;TRIM(SUBSTITUTE([.$AF209];&quot;+&quot;;&quot;&quot;)&amp;&quot; &quot;&amp;CHAR(34)&amp;[.$H209]&amp;CHAR(10)&amp;[.$I209]&amp;CHAR(10)&amp;[.$J209]&amp;CHAR(10)&amp;[.$K209]&amp;CHAR(10)&amp;[.$L209]&amp;CHAR(10)&amp;&quot;- Sent By Bot&quot;&amp;CHAR(34)&amp;CHAR(10)));&quot;&quot;)">
            <text:p/>
          </table:table-cell>
          <table:table-cell table:style-name="ce99" table:formula="of:=IFERROR(IF([.$F209]=&quot;&quot;;&quot;&quot;;[$Mudslide_Commands.$E$32]&amp;IF(SUMPRODUCT(--ISNUMBER(SEARCH([$Mudslide_Commands.$D$10:.$D$16];RIGHT(LOWER([.$M209]);4))))&gt;0;&quot;send-image &quot;; &quot;send-file &quot;)&amp;TRIM(SUBSTITUTE([.$AF209];&quot;+&quot;;&quot;&quot;)&amp;&quot; &quot;&amp;CHAR(34)&amp;[.$M209]&amp;CHAR(34)&amp;IF([.$S209]=&quot;&quot;;&quot;&quot;;&quot; --caption &quot;&amp;CHAR(34)&amp;[.$S209]&amp;CHAR(34))&amp;CHAR(10)));&quot;&quot;)">
            <text:p/>
          </table:table-cell>
          <table:table-cell table:style-name="ce60" table:formula="of:=IFERROR(IF([.$F209]=&quot;&quot;;&quot;&quot;;IF([.$M209]=&quot;&quot;;[.$AG209]&amp;CHAR(10);[.$AH209]&amp;CHAR(10)));&quot;&quot;)">
            <text:p/>
          </table:table-cell>
          <table:table-cell table:style-name="ce60"/>
          <table:table-cell table:style-name="ce60" table:formula="of:=IFERROR(IF(NOT(ISERROR(SEARCH(&quot;@g.us&quot;;[.$E209])));[.$G209];IF([.$G209]=&quot;&quot;;&quot;&quot;;IFERROR(IF([.$B209]=&quot;&quot;;[.$E$1];[.$B209]);&quot;&quot;)&amp;RIGHT(SUBSTITUTE(SUBSTITUTE(SUBSTITUTE([.$G209];&quot;-&quot;;&quot;&quot;);&quot; &quot;;&quot;&quot;);&quot;+&quot;;&quot;&quot;);10)));&quot;&quot;)">
            <text:p/>
          </table:table-cell>
          <table:table-cell table:style-name="ce99" table:formula="of:=IFERROR(IF([.$G209]=&quot;&quot;;&quot;&quot;;[$Mudslide_Commands.$E$32]&amp;&quot;send &quot;&amp;TRIM(SUBSTITUTE([.$AK209];&quot;+&quot;;&quot;&quot;)&amp;&quot; &quot;&amp;CHAR(34)&amp;[.$H209]&amp;CHAR(10)&amp;[.$I209]&amp;CHAR(10)&amp;[.$J209]&amp;CHAR(10)&amp;[.$K209]&amp;CHAR(10)&amp;[.$L209]&amp;CHAR(10)&amp;&quot;- Sent By Bot&quot;&amp;CHAR(34)&amp;CHAR(10)));&quot;&quot;)">
            <text:p/>
          </table:table-cell>
          <table:table-cell table:style-name="ce99" table:formula="of:=IFERROR(IF([.$G209]=&quot;&quot;;&quot;&quot;;[$Mudslide_Commands.$E$32]&amp;IF(SUMPRODUCT(--ISNUMBER(SEARCH([$Mudslide_Commands.$D$10:.$D$16];RIGHT(LOWER([.$M209]);4))))&gt;0;&quot;send-image &quot;; &quot;send-file &quot;)&amp;TRIM(SUBSTITUTE([.$AK209];&quot;+&quot;;&quot;&quot;)&amp;&quot; &quot;&amp;CHAR(34)&amp;[.$M209]&amp;CHAR(34)&amp;IF([.$S209]=&quot;&quot;;&quot;&quot;;&quot; --caption &quot;&amp;CHAR(34)&amp;[.$S209]&amp;CHAR(34))&amp;CHAR(10)));&quot;&quot;)">
            <text:p/>
          </table:table-cell>
          <table:table-cell table:style-name="ce60" table:formula="of:=IFERROR(IF([.$G209]=&quot;&quot;;&quot;&quot;;IF([.$M209]=&quot;&quot;;[.$AL209]&amp;CHAR(10);[.$AM209]&amp;CHAR(10)));&quot;&quot;)">
            <text:p/>
          </table:table-cell>
          <table:table-cell table:style-name="ce60"/>
          <table:table-cell table:style-name="ce116" table:formula="of:=[.AD209]&amp;[.AI209]&amp;[.AN20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0]&amp;[.F210]&amp;[.G210]=&quot;&quot;;&quot;&quot;;MAX([.$A$3:.$A209])+1);&quot;&quot;)">
            <text:p/>
          </table:table-cell>
          <table:table-cell table:style-name="ce9" table:formula="of:=IFERROR(TRIM(SUBSTITUTE(SUBSTITUTE(VLOOKUP([.C21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0]=&quot;&quot;;&quot;&quot;;TRIM(&quot;Dear *&quot;&amp;[.$D210]&amp;&quot;*&quot;))">
            <text:p/>
          </table:table-cell>
          <table:table-cell table:style-name="ce83" table:formula="of:=IF([.$E210]=&quot;&quot;;&quot;&quot;;&quot;~How Do You Do ?~&quot;)">
            <text:p/>
          </table:table-cell>
          <table:table-cell table:style-name="ce83" table:formula="of:=IF([.$E210]=&quot;&quot;;&quot;&quot;;&quot;_Have a great Day_&quot;)">
            <text:p/>
          </table:table-cell>
          <table:table-cell table:style-name="ce83" table:number-columns-repeated="2"/>
          <table:table-cell table:style-name="ce44" table:number-columns-spanned="6" table:number-rows-spanned="1">
            <draw:control draw:z-index="1" draw:name="BT_File_Selection_12_" draw:style-name="gr6" draw:text-style-name="P5" svg:width="1cm" svg:height="0.5cm" svg:x="0cm" svg:y="0cm" draw:control="control214"/>
          </table:table-cell>
          <table:covered-table-cell table:number-columns-repeated="5" table:style-name="ce48"/>
          <table:table-cell table:style-name="ce107" table:formula="of:=IF([.$M210]=&quot;&quot;;&quot;&quot;;IF([.$A21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0])));[.$E210];IF([.$E210]=&quot;&quot;;&quot;&quot;;IFERROR(IF([.$B210]=&quot;&quot;;[.$E$1];[.$B210]);&quot;&quot;)&amp;RIGHT(SUBSTITUTE(SUBSTITUTE(SUBSTITUTE([.$E210];&quot;-&quot;;&quot;&quot;);&quot; &quot;;&quot;&quot;);&quot;+&quot;;&quot;&quot;);10)));&quot;&quot;)">
            <text:p/>
          </table:table-cell>
          <table:table-cell table:style-name="ce99" table:formula="of:=IFERROR(IF([.$E210]=&quot;&quot;;&quot;&quot;;[$Mudslide_Commands.$E$32]&amp;&quot;send &quot;&amp;TRIM(SUBSTITUTE([.$AA210];&quot;+&quot;;&quot;&quot;)&amp;&quot; &quot;&amp;CHAR(34)&amp;[.$H210]&amp;CHAR(10)&amp;[.$I210]&amp;CHAR(10)&amp;[.$J210]&amp;CHAR(10)&amp;[.$K210]&amp;CHAR(10)&amp;[.$L210]&amp;CHAR(10)&amp;&quot;- Sent By Bot&quot;&amp;CHAR(34)&amp;CHAR(10)));&quot;&quot;)">
            <text:p/>
          </table:table-cell>
          <table:table-cell table:style-name="ce99" table:formula="of:=IFERROR(IF([.$E210]=&quot;&quot;;&quot;&quot;;[$Mudslide_Commands.$E$32]&amp;IF(SUMPRODUCT(--ISNUMBER(SEARCH([$Mudslide_Commands.$D$10:.$D$16];RIGHT(LOWER([.$M210]);4))))&gt;0;&quot;send-image &quot;; &quot;send-file &quot;)&amp;TRIM(SUBSTITUTE([.$AA210];&quot;+&quot;;&quot;&quot;)&amp;&quot; &quot;&amp;CHAR(34)&amp;[.$M210]&amp;CHAR(34)&amp;IF([.$S210]=&quot;&quot;;&quot;&quot;;&quot; --caption &quot;&amp;CHAR(34)&amp;[.$S210]&amp;CHAR(34))&amp;CHAR(10)));&quot;&quot;)">
            <text:p/>
          </table:table-cell>
          <table:table-cell table:style-name="ce60" table:formula="of:=IFERROR(IF([.$E210]=&quot;&quot;;&quot;&quot;;IF([.$M210]=&quot;&quot;;[.$AB210]&amp;CHAR(10);[.$AC210]&amp;CHAR(10)));&quot;&quot;)">
            <text:p/>
          </table:table-cell>
          <table:table-cell table:style-name="ce60"/>
          <table:table-cell table:style-name="ce60" table:formula="of:=IFERROR(IF(NOT(ISERROR(SEARCH(&quot;@g.us&quot;;[.$F210])));[.$F210];IF([.$F210]=&quot;&quot;;&quot;&quot;;IFERROR(IF([.$B210]=&quot;&quot;;[.$E$1];[.$B210]);&quot;&quot;)&amp;RIGHT(SUBSTITUTE(SUBSTITUTE(SUBSTITUTE([.$F210];&quot;-&quot;;&quot;&quot;);&quot; &quot;;&quot;&quot;);&quot;+&quot;;&quot;&quot;);10)));&quot;&quot;)">
            <text:p/>
          </table:table-cell>
          <table:table-cell table:style-name="ce99" table:formula="of:=IFERROR(IF([.$F210]=&quot;&quot;;&quot;&quot;;[$Mudslide_Commands.$E$32]&amp;&quot;send &quot;&amp;TRIM(SUBSTITUTE([.$AF210];&quot;+&quot;;&quot;&quot;)&amp;&quot; &quot;&amp;CHAR(34)&amp;[.$H210]&amp;CHAR(10)&amp;[.$I210]&amp;CHAR(10)&amp;[.$J210]&amp;CHAR(10)&amp;[.$K210]&amp;CHAR(10)&amp;[.$L210]&amp;CHAR(10)&amp;&quot;- Sent By Bot&quot;&amp;CHAR(34)&amp;CHAR(10)));&quot;&quot;)">
            <text:p/>
          </table:table-cell>
          <table:table-cell table:style-name="ce99" table:formula="of:=IFERROR(IF([.$F210]=&quot;&quot;;&quot;&quot;;[$Mudslide_Commands.$E$32]&amp;IF(SUMPRODUCT(--ISNUMBER(SEARCH([$Mudslide_Commands.$D$10:.$D$16];RIGHT(LOWER([.$M210]);4))))&gt;0;&quot;send-image &quot;; &quot;send-file &quot;)&amp;TRIM(SUBSTITUTE([.$AF210];&quot;+&quot;;&quot;&quot;)&amp;&quot; &quot;&amp;CHAR(34)&amp;[.$M210]&amp;CHAR(34)&amp;IF([.$S210]=&quot;&quot;;&quot;&quot;;&quot; --caption &quot;&amp;CHAR(34)&amp;[.$S210]&amp;CHAR(34))&amp;CHAR(10)));&quot;&quot;)">
            <text:p/>
          </table:table-cell>
          <table:table-cell table:style-name="ce60" table:formula="of:=IFERROR(IF([.$F210]=&quot;&quot;;&quot;&quot;;IF([.$M210]=&quot;&quot;;[.$AG210]&amp;CHAR(10);[.$AH210]&amp;CHAR(10)));&quot;&quot;)">
            <text:p/>
          </table:table-cell>
          <table:table-cell table:style-name="ce60"/>
          <table:table-cell table:style-name="ce60" table:formula="of:=IFERROR(IF(NOT(ISERROR(SEARCH(&quot;@g.us&quot;;[.$E210])));[.$G210];IF([.$G210]=&quot;&quot;;&quot;&quot;;IFERROR(IF([.$B210]=&quot;&quot;;[.$E$1];[.$B210]);&quot;&quot;)&amp;RIGHT(SUBSTITUTE(SUBSTITUTE(SUBSTITUTE([.$G210];&quot;-&quot;;&quot;&quot;);&quot; &quot;;&quot;&quot;);&quot;+&quot;;&quot;&quot;);10)));&quot;&quot;)">
            <text:p/>
          </table:table-cell>
          <table:table-cell table:style-name="ce99" table:formula="of:=IFERROR(IF([.$G210]=&quot;&quot;;&quot;&quot;;[$Mudslide_Commands.$E$32]&amp;&quot;send &quot;&amp;TRIM(SUBSTITUTE([.$AK210];&quot;+&quot;;&quot;&quot;)&amp;&quot; &quot;&amp;CHAR(34)&amp;[.$H210]&amp;CHAR(10)&amp;[.$I210]&amp;CHAR(10)&amp;[.$J210]&amp;CHAR(10)&amp;[.$K210]&amp;CHAR(10)&amp;[.$L210]&amp;CHAR(10)&amp;&quot;- Sent By Bot&quot;&amp;CHAR(34)&amp;CHAR(10)));&quot;&quot;)">
            <text:p/>
          </table:table-cell>
          <table:table-cell table:style-name="ce99" table:formula="of:=IFERROR(IF([.$G210]=&quot;&quot;;&quot;&quot;;[$Mudslide_Commands.$E$32]&amp;IF(SUMPRODUCT(--ISNUMBER(SEARCH([$Mudslide_Commands.$D$10:.$D$16];RIGHT(LOWER([.$M210]);4))))&gt;0;&quot;send-image &quot;; &quot;send-file &quot;)&amp;TRIM(SUBSTITUTE([.$AK210];&quot;+&quot;;&quot;&quot;)&amp;&quot; &quot;&amp;CHAR(34)&amp;[.$M210]&amp;CHAR(34)&amp;IF([.$S210]=&quot;&quot;;&quot;&quot;;&quot; --caption &quot;&amp;CHAR(34)&amp;[.$S210]&amp;CHAR(34))&amp;CHAR(10)));&quot;&quot;)">
            <text:p/>
          </table:table-cell>
          <table:table-cell table:style-name="ce60" table:formula="of:=IFERROR(IF([.$G210]=&quot;&quot;;&quot;&quot;;IF([.$M210]=&quot;&quot;;[.$AL210]&amp;CHAR(10);[.$AM210]&amp;CHAR(10)));&quot;&quot;)">
            <text:p/>
          </table:table-cell>
          <table:table-cell table:style-name="ce60"/>
          <table:table-cell table:style-name="ce116" table:formula="of:=[.AD210]&amp;[.AI210]&amp;[.AN21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1]&amp;[.F211]&amp;[.G211]=&quot;&quot;;&quot;&quot;;MAX([.$A$3:.$A210])+1);&quot;&quot;)">
            <text:p/>
          </table:table-cell>
          <table:table-cell table:style-name="ce9" table:formula="of:=IFERROR(TRIM(SUBSTITUTE(SUBSTITUTE(VLOOKUP([.C21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1]=&quot;&quot;;&quot;&quot;;TRIM(&quot;Dear *&quot;&amp;[.$D211]&amp;&quot;*&quot;))">
            <text:p/>
          </table:table-cell>
          <table:table-cell table:style-name="ce83" table:formula="of:=IF([.$E211]=&quot;&quot;;&quot;&quot;;&quot;~How Do You Do ?~&quot;)">
            <text:p/>
          </table:table-cell>
          <table:table-cell table:style-name="ce83" table:formula="of:=IF([.$E211]=&quot;&quot;;&quot;&quot;;&quot;_Have a great Day_&quot;)">
            <text:p/>
          </table:table-cell>
          <table:table-cell table:style-name="ce83" table:number-columns-repeated="2"/>
          <table:table-cell table:style-name="ce44" table:number-columns-spanned="6" table:number-rows-spanned="1">
            <draw:control draw:z-index="2" draw:name="BT_File_Selection_12_" draw:style-name="gr6" draw:text-style-name="P5" svg:width="1cm" svg:height="0.5cm" svg:x="0cm" svg:y="0cm" draw:control="control215"/>
          </table:table-cell>
          <table:covered-table-cell table:number-columns-repeated="5" table:style-name="ce48"/>
          <table:table-cell table:style-name="ce107" table:formula="of:=IF([.$M211]=&quot;&quot;;&quot;&quot;;IF([.$A21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1])));[.$E211];IF([.$E211]=&quot;&quot;;&quot;&quot;;IFERROR(IF([.$B211]=&quot;&quot;;[.$E$1];[.$B211]);&quot;&quot;)&amp;RIGHT(SUBSTITUTE(SUBSTITUTE(SUBSTITUTE([.$E211];&quot;-&quot;;&quot;&quot;);&quot; &quot;;&quot;&quot;);&quot;+&quot;;&quot;&quot;);10)));&quot;&quot;)">
            <text:p/>
          </table:table-cell>
          <table:table-cell table:style-name="ce99" table:formula="of:=IFERROR(IF([.$E211]=&quot;&quot;;&quot;&quot;;[$Mudslide_Commands.$E$32]&amp;&quot;send &quot;&amp;TRIM(SUBSTITUTE([.$AA211];&quot;+&quot;;&quot;&quot;)&amp;&quot; &quot;&amp;CHAR(34)&amp;[.$H211]&amp;CHAR(10)&amp;[.$I211]&amp;CHAR(10)&amp;[.$J211]&amp;CHAR(10)&amp;[.$K211]&amp;CHAR(10)&amp;[.$L211]&amp;CHAR(10)&amp;&quot;- Sent By Bot&quot;&amp;CHAR(34)&amp;CHAR(10)));&quot;&quot;)">
            <text:p/>
          </table:table-cell>
          <table:table-cell table:style-name="ce99" table:formula="of:=IFERROR(IF([.$E211]=&quot;&quot;;&quot;&quot;;[$Mudslide_Commands.$E$32]&amp;IF(SUMPRODUCT(--ISNUMBER(SEARCH([$Mudslide_Commands.$D$10:.$D$16];RIGHT(LOWER([.$M211]);4))))&gt;0;&quot;send-image &quot;; &quot;send-file &quot;)&amp;TRIM(SUBSTITUTE([.$AA211];&quot;+&quot;;&quot;&quot;)&amp;&quot; &quot;&amp;CHAR(34)&amp;[.$M211]&amp;CHAR(34)&amp;IF([.$S211]=&quot;&quot;;&quot;&quot;;&quot; --caption &quot;&amp;CHAR(34)&amp;[.$S211]&amp;CHAR(34))&amp;CHAR(10)));&quot;&quot;)">
            <text:p/>
          </table:table-cell>
          <table:table-cell table:style-name="ce60" table:formula="of:=IFERROR(IF([.$E211]=&quot;&quot;;&quot;&quot;;IF([.$M211]=&quot;&quot;;[.$AB211]&amp;CHAR(10);[.$AC211]&amp;CHAR(10)));&quot;&quot;)">
            <text:p/>
          </table:table-cell>
          <table:table-cell table:style-name="ce60"/>
          <table:table-cell table:style-name="ce60" table:formula="of:=IFERROR(IF(NOT(ISERROR(SEARCH(&quot;@g.us&quot;;[.$F211])));[.$F211];IF([.$F211]=&quot;&quot;;&quot;&quot;;IFERROR(IF([.$B211]=&quot;&quot;;[.$E$1];[.$B211]);&quot;&quot;)&amp;RIGHT(SUBSTITUTE(SUBSTITUTE(SUBSTITUTE([.$F211];&quot;-&quot;;&quot;&quot;);&quot; &quot;;&quot;&quot;);&quot;+&quot;;&quot;&quot;);10)));&quot;&quot;)">
            <text:p/>
          </table:table-cell>
          <table:table-cell table:style-name="ce99" table:formula="of:=IFERROR(IF([.$F211]=&quot;&quot;;&quot;&quot;;[$Mudslide_Commands.$E$32]&amp;&quot;send &quot;&amp;TRIM(SUBSTITUTE([.$AF211];&quot;+&quot;;&quot;&quot;)&amp;&quot; &quot;&amp;CHAR(34)&amp;[.$H211]&amp;CHAR(10)&amp;[.$I211]&amp;CHAR(10)&amp;[.$J211]&amp;CHAR(10)&amp;[.$K211]&amp;CHAR(10)&amp;[.$L211]&amp;CHAR(10)&amp;&quot;- Sent By Bot&quot;&amp;CHAR(34)&amp;CHAR(10)));&quot;&quot;)">
            <text:p/>
          </table:table-cell>
          <table:table-cell table:style-name="ce99" table:formula="of:=IFERROR(IF([.$F211]=&quot;&quot;;&quot;&quot;;[$Mudslide_Commands.$E$32]&amp;IF(SUMPRODUCT(--ISNUMBER(SEARCH([$Mudslide_Commands.$D$10:.$D$16];RIGHT(LOWER([.$M211]);4))))&gt;0;&quot;send-image &quot;; &quot;send-file &quot;)&amp;TRIM(SUBSTITUTE([.$AF211];&quot;+&quot;;&quot;&quot;)&amp;&quot; &quot;&amp;CHAR(34)&amp;[.$M211]&amp;CHAR(34)&amp;IF([.$S211]=&quot;&quot;;&quot;&quot;;&quot; --caption &quot;&amp;CHAR(34)&amp;[.$S211]&amp;CHAR(34))&amp;CHAR(10)));&quot;&quot;)">
            <text:p/>
          </table:table-cell>
          <table:table-cell table:style-name="ce60" table:formula="of:=IFERROR(IF([.$F211]=&quot;&quot;;&quot;&quot;;IF([.$M211]=&quot;&quot;;[.$AG211]&amp;CHAR(10);[.$AH211]&amp;CHAR(10)));&quot;&quot;)">
            <text:p/>
          </table:table-cell>
          <table:table-cell table:style-name="ce60"/>
          <table:table-cell table:style-name="ce60" table:formula="of:=IFERROR(IF(NOT(ISERROR(SEARCH(&quot;@g.us&quot;;[.$E211])));[.$G211];IF([.$G211]=&quot;&quot;;&quot;&quot;;IFERROR(IF([.$B211]=&quot;&quot;;[.$E$1];[.$B211]);&quot;&quot;)&amp;RIGHT(SUBSTITUTE(SUBSTITUTE(SUBSTITUTE([.$G211];&quot;-&quot;;&quot;&quot;);&quot; &quot;;&quot;&quot;);&quot;+&quot;;&quot;&quot;);10)));&quot;&quot;)">
            <text:p/>
          </table:table-cell>
          <table:table-cell table:style-name="ce99" table:formula="of:=IFERROR(IF([.$G211]=&quot;&quot;;&quot;&quot;;[$Mudslide_Commands.$E$32]&amp;&quot;send &quot;&amp;TRIM(SUBSTITUTE([.$AK211];&quot;+&quot;;&quot;&quot;)&amp;&quot; &quot;&amp;CHAR(34)&amp;[.$H211]&amp;CHAR(10)&amp;[.$I211]&amp;CHAR(10)&amp;[.$J211]&amp;CHAR(10)&amp;[.$K211]&amp;CHAR(10)&amp;[.$L211]&amp;CHAR(10)&amp;&quot;- Sent By Bot&quot;&amp;CHAR(34)&amp;CHAR(10)));&quot;&quot;)">
            <text:p/>
          </table:table-cell>
          <table:table-cell table:style-name="ce99" table:formula="of:=IFERROR(IF([.$G211]=&quot;&quot;;&quot;&quot;;[$Mudslide_Commands.$E$32]&amp;IF(SUMPRODUCT(--ISNUMBER(SEARCH([$Mudslide_Commands.$D$10:.$D$16];RIGHT(LOWER([.$M211]);4))))&gt;0;&quot;send-image &quot;; &quot;send-file &quot;)&amp;TRIM(SUBSTITUTE([.$AK211];&quot;+&quot;;&quot;&quot;)&amp;&quot; &quot;&amp;CHAR(34)&amp;[.$M211]&amp;CHAR(34)&amp;IF([.$S211]=&quot;&quot;;&quot;&quot;;&quot; --caption &quot;&amp;CHAR(34)&amp;[.$S211]&amp;CHAR(34))&amp;CHAR(10)));&quot;&quot;)">
            <text:p/>
          </table:table-cell>
          <table:table-cell table:style-name="ce60" table:formula="of:=IFERROR(IF([.$G211]=&quot;&quot;;&quot;&quot;;IF([.$M211]=&quot;&quot;;[.$AL211]&amp;CHAR(10);[.$AM211]&amp;CHAR(10)));&quot;&quot;)">
            <text:p/>
          </table:table-cell>
          <table:table-cell table:style-name="ce60"/>
          <table:table-cell table:style-name="ce116" table:formula="of:=[.AD211]&amp;[.AI211]&amp;[.AN21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2]&amp;[.F212]&amp;[.G212]=&quot;&quot;;&quot;&quot;;MAX([.$A$3:.$A211])+1);&quot;&quot;)">
            <text:p/>
          </table:table-cell>
          <table:table-cell table:style-name="ce9" table:formula="of:=IFERROR(TRIM(SUBSTITUTE(SUBSTITUTE(VLOOKUP([.C21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2]=&quot;&quot;;&quot;&quot;;TRIM(&quot;Dear *&quot;&amp;[.$D212]&amp;&quot;*&quot;))">
            <text:p/>
          </table:table-cell>
          <table:table-cell table:style-name="ce83" table:formula="of:=IF([.$E212]=&quot;&quot;;&quot;&quot;;&quot;~How Do You Do ?~&quot;)">
            <text:p/>
          </table:table-cell>
          <table:table-cell table:style-name="ce83" table:formula="of:=IF([.$E212]=&quot;&quot;;&quot;&quot;;&quot;_Have a great Day_&quot;)">
            <text:p/>
          </table:table-cell>
          <table:table-cell table:style-name="ce83" table:number-columns-repeated="2"/>
          <table:table-cell table:style-name="ce44" table:number-columns-spanned="6" table:number-rows-spanned="1">
            <draw:control draw:z-index="3" draw:name="BT_File_Selection_12_" draw:style-name="gr6" draw:text-style-name="P5" svg:width="1cm" svg:height="0.5cm" svg:x="0cm" svg:y="0cm" draw:control="control216"/>
          </table:table-cell>
          <table:covered-table-cell table:number-columns-repeated="5" table:style-name="ce48"/>
          <table:table-cell table:style-name="ce107" table:formula="of:=IF([.$M212]=&quot;&quot;;&quot;&quot;;IF([.$A21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2])));[.$E212];IF([.$E212]=&quot;&quot;;&quot;&quot;;IFERROR(IF([.$B212]=&quot;&quot;;[.$E$1];[.$B212]);&quot;&quot;)&amp;RIGHT(SUBSTITUTE(SUBSTITUTE(SUBSTITUTE([.$E212];&quot;-&quot;;&quot;&quot;);&quot; &quot;;&quot;&quot;);&quot;+&quot;;&quot;&quot;);10)));&quot;&quot;)">
            <text:p/>
          </table:table-cell>
          <table:table-cell table:style-name="ce99" table:formula="of:=IFERROR(IF([.$E212]=&quot;&quot;;&quot;&quot;;[$Mudslide_Commands.$E$32]&amp;&quot;send &quot;&amp;TRIM(SUBSTITUTE([.$AA212];&quot;+&quot;;&quot;&quot;)&amp;&quot; &quot;&amp;CHAR(34)&amp;[.$H212]&amp;CHAR(10)&amp;[.$I212]&amp;CHAR(10)&amp;[.$J212]&amp;CHAR(10)&amp;[.$K212]&amp;CHAR(10)&amp;[.$L212]&amp;CHAR(10)&amp;&quot;- Sent By Bot&quot;&amp;CHAR(34)&amp;CHAR(10)));&quot;&quot;)">
            <text:p/>
          </table:table-cell>
          <table:table-cell table:style-name="ce99" table:formula="of:=IFERROR(IF([.$E212]=&quot;&quot;;&quot;&quot;;[$Mudslide_Commands.$E$32]&amp;IF(SUMPRODUCT(--ISNUMBER(SEARCH([$Mudslide_Commands.$D$10:.$D$16];RIGHT(LOWER([.$M212]);4))))&gt;0;&quot;send-image &quot;; &quot;send-file &quot;)&amp;TRIM(SUBSTITUTE([.$AA212];&quot;+&quot;;&quot;&quot;)&amp;&quot; &quot;&amp;CHAR(34)&amp;[.$M212]&amp;CHAR(34)&amp;IF([.$S212]=&quot;&quot;;&quot;&quot;;&quot; --caption &quot;&amp;CHAR(34)&amp;[.$S212]&amp;CHAR(34))&amp;CHAR(10)));&quot;&quot;)">
            <text:p/>
          </table:table-cell>
          <table:table-cell table:style-name="ce60" table:formula="of:=IFERROR(IF([.$E212]=&quot;&quot;;&quot;&quot;;IF([.$M212]=&quot;&quot;;[.$AB212]&amp;CHAR(10);[.$AC212]&amp;CHAR(10)));&quot;&quot;)">
            <text:p/>
          </table:table-cell>
          <table:table-cell table:style-name="ce60"/>
          <table:table-cell table:style-name="ce60" table:formula="of:=IFERROR(IF(NOT(ISERROR(SEARCH(&quot;@g.us&quot;;[.$F212])));[.$F212];IF([.$F212]=&quot;&quot;;&quot;&quot;;IFERROR(IF([.$B212]=&quot;&quot;;[.$E$1];[.$B212]);&quot;&quot;)&amp;RIGHT(SUBSTITUTE(SUBSTITUTE(SUBSTITUTE([.$F212];&quot;-&quot;;&quot;&quot;);&quot; &quot;;&quot;&quot;);&quot;+&quot;;&quot;&quot;);10)));&quot;&quot;)">
            <text:p/>
          </table:table-cell>
          <table:table-cell table:style-name="ce99" table:formula="of:=IFERROR(IF([.$F212]=&quot;&quot;;&quot;&quot;;[$Mudslide_Commands.$E$32]&amp;&quot;send &quot;&amp;TRIM(SUBSTITUTE([.$AF212];&quot;+&quot;;&quot;&quot;)&amp;&quot; &quot;&amp;CHAR(34)&amp;[.$H212]&amp;CHAR(10)&amp;[.$I212]&amp;CHAR(10)&amp;[.$J212]&amp;CHAR(10)&amp;[.$K212]&amp;CHAR(10)&amp;[.$L212]&amp;CHAR(10)&amp;&quot;- Sent By Bot&quot;&amp;CHAR(34)&amp;CHAR(10)));&quot;&quot;)">
            <text:p/>
          </table:table-cell>
          <table:table-cell table:style-name="ce99" table:formula="of:=IFERROR(IF([.$F212]=&quot;&quot;;&quot;&quot;;[$Mudslide_Commands.$E$32]&amp;IF(SUMPRODUCT(--ISNUMBER(SEARCH([$Mudslide_Commands.$D$10:.$D$16];RIGHT(LOWER([.$M212]);4))))&gt;0;&quot;send-image &quot;; &quot;send-file &quot;)&amp;TRIM(SUBSTITUTE([.$AF212];&quot;+&quot;;&quot;&quot;)&amp;&quot; &quot;&amp;CHAR(34)&amp;[.$M212]&amp;CHAR(34)&amp;IF([.$S212]=&quot;&quot;;&quot;&quot;;&quot; --caption &quot;&amp;CHAR(34)&amp;[.$S212]&amp;CHAR(34))&amp;CHAR(10)));&quot;&quot;)">
            <text:p/>
          </table:table-cell>
          <table:table-cell table:style-name="ce60" table:formula="of:=IFERROR(IF([.$F212]=&quot;&quot;;&quot;&quot;;IF([.$M212]=&quot;&quot;;[.$AG212]&amp;CHAR(10);[.$AH212]&amp;CHAR(10)));&quot;&quot;)">
            <text:p/>
          </table:table-cell>
          <table:table-cell table:style-name="ce60"/>
          <table:table-cell table:style-name="ce60" table:formula="of:=IFERROR(IF(NOT(ISERROR(SEARCH(&quot;@g.us&quot;;[.$E212])));[.$G212];IF([.$G212]=&quot;&quot;;&quot;&quot;;IFERROR(IF([.$B212]=&quot;&quot;;[.$E$1];[.$B212]);&quot;&quot;)&amp;RIGHT(SUBSTITUTE(SUBSTITUTE(SUBSTITUTE([.$G212];&quot;-&quot;;&quot;&quot;);&quot; &quot;;&quot;&quot;);&quot;+&quot;;&quot;&quot;);10)));&quot;&quot;)">
            <text:p/>
          </table:table-cell>
          <table:table-cell table:style-name="ce99" table:formula="of:=IFERROR(IF([.$G212]=&quot;&quot;;&quot;&quot;;[$Mudslide_Commands.$E$32]&amp;&quot;send &quot;&amp;TRIM(SUBSTITUTE([.$AK212];&quot;+&quot;;&quot;&quot;)&amp;&quot; &quot;&amp;CHAR(34)&amp;[.$H212]&amp;CHAR(10)&amp;[.$I212]&amp;CHAR(10)&amp;[.$J212]&amp;CHAR(10)&amp;[.$K212]&amp;CHAR(10)&amp;[.$L212]&amp;CHAR(10)&amp;&quot;- Sent By Bot&quot;&amp;CHAR(34)&amp;CHAR(10)));&quot;&quot;)">
            <text:p/>
          </table:table-cell>
          <table:table-cell table:style-name="ce99" table:formula="of:=IFERROR(IF([.$G212]=&quot;&quot;;&quot;&quot;;[$Mudslide_Commands.$E$32]&amp;IF(SUMPRODUCT(--ISNUMBER(SEARCH([$Mudslide_Commands.$D$10:.$D$16];RIGHT(LOWER([.$M212]);4))))&gt;0;&quot;send-image &quot;; &quot;send-file &quot;)&amp;TRIM(SUBSTITUTE([.$AK212];&quot;+&quot;;&quot;&quot;)&amp;&quot; &quot;&amp;CHAR(34)&amp;[.$M212]&amp;CHAR(34)&amp;IF([.$S212]=&quot;&quot;;&quot;&quot;;&quot; --caption &quot;&amp;CHAR(34)&amp;[.$S212]&amp;CHAR(34))&amp;CHAR(10)));&quot;&quot;)">
            <text:p/>
          </table:table-cell>
          <table:table-cell table:style-name="ce60" table:formula="of:=IFERROR(IF([.$G212]=&quot;&quot;;&quot;&quot;;IF([.$M212]=&quot;&quot;;[.$AL212]&amp;CHAR(10);[.$AM212]&amp;CHAR(10)));&quot;&quot;)">
            <text:p/>
          </table:table-cell>
          <table:table-cell table:style-name="ce60"/>
          <table:table-cell table:style-name="ce116" table:formula="of:=[.AD212]&amp;[.AI212]&amp;[.AN21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3]&amp;[.F213]&amp;[.G213]=&quot;&quot;;&quot;&quot;;MAX([.$A$3:.$A212])+1);&quot;&quot;)">
            <text:p/>
          </table:table-cell>
          <table:table-cell table:style-name="ce9" table:formula="of:=IFERROR(TRIM(SUBSTITUTE(SUBSTITUTE(VLOOKUP([.C21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3]=&quot;&quot;;&quot;&quot;;TRIM(&quot;Dear *&quot;&amp;[.$D213]&amp;&quot;*&quot;))">
            <text:p/>
          </table:table-cell>
          <table:table-cell table:style-name="ce83" table:formula="of:=IF([.$E213]=&quot;&quot;;&quot;&quot;;&quot;~How Do You Do ?~&quot;)">
            <text:p/>
          </table:table-cell>
          <table:table-cell table:style-name="ce83" table:formula="of:=IF([.$E213]=&quot;&quot;;&quot;&quot;;&quot;_Have a great Day_&quot;)">
            <text:p/>
          </table:table-cell>
          <table:table-cell table:style-name="ce83" table:number-columns-repeated="2"/>
          <table:table-cell table:style-name="ce44" table:number-columns-spanned="6" table:number-rows-spanned="1">
            <draw:control draw:z-index="4" draw:name="BT_File_Selection_12_" draw:style-name="gr6" draw:text-style-name="P5" svg:width="1cm" svg:height="0.5cm" svg:x="0cm" svg:y="0cm" draw:control="control217"/>
          </table:table-cell>
          <table:covered-table-cell table:number-columns-repeated="5" table:style-name="ce48"/>
          <table:table-cell table:style-name="ce107" table:formula="of:=IF([.$M213]=&quot;&quot;;&quot;&quot;;IF([.$A21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3])));[.$E213];IF([.$E213]=&quot;&quot;;&quot;&quot;;IFERROR(IF([.$B213]=&quot;&quot;;[.$E$1];[.$B213]);&quot;&quot;)&amp;RIGHT(SUBSTITUTE(SUBSTITUTE(SUBSTITUTE([.$E213];&quot;-&quot;;&quot;&quot;);&quot; &quot;;&quot;&quot;);&quot;+&quot;;&quot;&quot;);10)));&quot;&quot;)">
            <text:p/>
          </table:table-cell>
          <table:table-cell table:style-name="ce99" table:formula="of:=IFERROR(IF([.$E213]=&quot;&quot;;&quot;&quot;;[$Mudslide_Commands.$E$32]&amp;&quot;send &quot;&amp;TRIM(SUBSTITUTE([.$AA213];&quot;+&quot;;&quot;&quot;)&amp;&quot; &quot;&amp;CHAR(34)&amp;[.$H213]&amp;CHAR(10)&amp;[.$I213]&amp;CHAR(10)&amp;[.$J213]&amp;CHAR(10)&amp;[.$K213]&amp;CHAR(10)&amp;[.$L213]&amp;CHAR(10)&amp;&quot;- Sent By Bot&quot;&amp;CHAR(34)&amp;CHAR(10)));&quot;&quot;)">
            <text:p/>
          </table:table-cell>
          <table:table-cell table:style-name="ce99" table:formula="of:=IFERROR(IF([.$E213]=&quot;&quot;;&quot;&quot;;[$Mudslide_Commands.$E$32]&amp;IF(SUMPRODUCT(--ISNUMBER(SEARCH([$Mudslide_Commands.$D$10:.$D$16];RIGHT(LOWER([.$M213]);4))))&gt;0;&quot;send-image &quot;; &quot;send-file &quot;)&amp;TRIM(SUBSTITUTE([.$AA213];&quot;+&quot;;&quot;&quot;)&amp;&quot; &quot;&amp;CHAR(34)&amp;[.$M213]&amp;CHAR(34)&amp;IF([.$S213]=&quot;&quot;;&quot;&quot;;&quot; --caption &quot;&amp;CHAR(34)&amp;[.$S213]&amp;CHAR(34))&amp;CHAR(10)));&quot;&quot;)">
            <text:p/>
          </table:table-cell>
          <table:table-cell table:style-name="ce60" table:formula="of:=IFERROR(IF([.$E213]=&quot;&quot;;&quot;&quot;;IF([.$M213]=&quot;&quot;;[.$AB213]&amp;CHAR(10);[.$AC213]&amp;CHAR(10)));&quot;&quot;)">
            <text:p/>
          </table:table-cell>
          <table:table-cell table:style-name="ce60"/>
          <table:table-cell table:style-name="ce60" table:formula="of:=IFERROR(IF(NOT(ISERROR(SEARCH(&quot;@g.us&quot;;[.$F213])));[.$F213];IF([.$F213]=&quot;&quot;;&quot;&quot;;IFERROR(IF([.$B213]=&quot;&quot;;[.$E$1];[.$B213]);&quot;&quot;)&amp;RIGHT(SUBSTITUTE(SUBSTITUTE(SUBSTITUTE([.$F213];&quot;-&quot;;&quot;&quot;);&quot; &quot;;&quot;&quot;);&quot;+&quot;;&quot;&quot;);10)));&quot;&quot;)">
            <text:p/>
          </table:table-cell>
          <table:table-cell table:style-name="ce99" table:formula="of:=IFERROR(IF([.$F213]=&quot;&quot;;&quot;&quot;;[$Mudslide_Commands.$E$32]&amp;&quot;send &quot;&amp;TRIM(SUBSTITUTE([.$AF213];&quot;+&quot;;&quot;&quot;)&amp;&quot; &quot;&amp;CHAR(34)&amp;[.$H213]&amp;CHAR(10)&amp;[.$I213]&amp;CHAR(10)&amp;[.$J213]&amp;CHAR(10)&amp;[.$K213]&amp;CHAR(10)&amp;[.$L213]&amp;CHAR(10)&amp;&quot;- Sent By Bot&quot;&amp;CHAR(34)&amp;CHAR(10)));&quot;&quot;)">
            <text:p/>
          </table:table-cell>
          <table:table-cell table:style-name="ce99" table:formula="of:=IFERROR(IF([.$F213]=&quot;&quot;;&quot;&quot;;[$Mudslide_Commands.$E$32]&amp;IF(SUMPRODUCT(--ISNUMBER(SEARCH([$Mudslide_Commands.$D$10:.$D$16];RIGHT(LOWER([.$M213]);4))))&gt;0;&quot;send-image &quot;; &quot;send-file &quot;)&amp;TRIM(SUBSTITUTE([.$AF213];&quot;+&quot;;&quot;&quot;)&amp;&quot; &quot;&amp;CHAR(34)&amp;[.$M213]&amp;CHAR(34)&amp;IF([.$S213]=&quot;&quot;;&quot;&quot;;&quot; --caption &quot;&amp;CHAR(34)&amp;[.$S213]&amp;CHAR(34))&amp;CHAR(10)));&quot;&quot;)">
            <text:p/>
          </table:table-cell>
          <table:table-cell table:style-name="ce60" table:formula="of:=IFERROR(IF([.$F213]=&quot;&quot;;&quot;&quot;;IF([.$M213]=&quot;&quot;;[.$AG213]&amp;CHAR(10);[.$AH213]&amp;CHAR(10)));&quot;&quot;)">
            <text:p/>
          </table:table-cell>
          <table:table-cell table:style-name="ce60"/>
          <table:table-cell table:style-name="ce60" table:formula="of:=IFERROR(IF(NOT(ISERROR(SEARCH(&quot;@g.us&quot;;[.$E213])));[.$G213];IF([.$G213]=&quot;&quot;;&quot;&quot;;IFERROR(IF([.$B213]=&quot;&quot;;[.$E$1];[.$B213]);&quot;&quot;)&amp;RIGHT(SUBSTITUTE(SUBSTITUTE(SUBSTITUTE([.$G213];&quot;-&quot;;&quot;&quot;);&quot; &quot;;&quot;&quot;);&quot;+&quot;;&quot;&quot;);10)));&quot;&quot;)">
            <text:p/>
          </table:table-cell>
          <table:table-cell table:style-name="ce99" table:formula="of:=IFERROR(IF([.$G213]=&quot;&quot;;&quot;&quot;;[$Mudslide_Commands.$E$32]&amp;&quot;send &quot;&amp;TRIM(SUBSTITUTE([.$AK213];&quot;+&quot;;&quot;&quot;)&amp;&quot; &quot;&amp;CHAR(34)&amp;[.$H213]&amp;CHAR(10)&amp;[.$I213]&amp;CHAR(10)&amp;[.$J213]&amp;CHAR(10)&amp;[.$K213]&amp;CHAR(10)&amp;[.$L213]&amp;CHAR(10)&amp;&quot;- Sent By Bot&quot;&amp;CHAR(34)&amp;CHAR(10)));&quot;&quot;)">
            <text:p/>
          </table:table-cell>
          <table:table-cell table:style-name="ce99" table:formula="of:=IFERROR(IF([.$G213]=&quot;&quot;;&quot;&quot;;[$Mudslide_Commands.$E$32]&amp;IF(SUMPRODUCT(--ISNUMBER(SEARCH([$Mudslide_Commands.$D$10:.$D$16];RIGHT(LOWER([.$M213]);4))))&gt;0;&quot;send-image &quot;; &quot;send-file &quot;)&amp;TRIM(SUBSTITUTE([.$AK213];&quot;+&quot;;&quot;&quot;)&amp;&quot; &quot;&amp;CHAR(34)&amp;[.$M213]&amp;CHAR(34)&amp;IF([.$S213]=&quot;&quot;;&quot;&quot;;&quot; --caption &quot;&amp;CHAR(34)&amp;[.$S213]&amp;CHAR(34))&amp;CHAR(10)));&quot;&quot;)">
            <text:p/>
          </table:table-cell>
          <table:table-cell table:style-name="ce60" table:formula="of:=IFERROR(IF([.$G213]=&quot;&quot;;&quot;&quot;;IF([.$M213]=&quot;&quot;;[.$AL213]&amp;CHAR(10);[.$AM213]&amp;CHAR(10)));&quot;&quot;)">
            <text:p/>
          </table:table-cell>
          <table:table-cell table:style-name="ce60"/>
          <table:table-cell table:style-name="ce116" table:formula="of:=[.AD213]&amp;[.AI213]&amp;[.AN213]">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4]&amp;[.F214]&amp;[.G214]=&quot;&quot;;&quot;&quot;;MAX([.$A$3:.$A213])+1);&quot;&quot;)">
            <text:p/>
          </table:table-cell>
          <table:table-cell table:style-name="ce9" table:formula="of:=IFERROR(TRIM(SUBSTITUTE(SUBSTITUTE(VLOOKUP([.C214];[$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4]=&quot;&quot;;&quot;&quot;;TRIM(&quot;Dear *&quot;&amp;[.$D214]&amp;&quot;*&quot;))">
            <text:p/>
          </table:table-cell>
          <table:table-cell table:style-name="ce83" table:formula="of:=IF([.$E214]=&quot;&quot;;&quot;&quot;;&quot;~How Do You Do ?~&quot;)">
            <text:p/>
          </table:table-cell>
          <table:table-cell table:style-name="ce83" table:formula="of:=IF([.$E214]=&quot;&quot;;&quot;&quot;;&quot;_Have a great Day_&quot;)">
            <text:p/>
          </table:table-cell>
          <table:table-cell table:style-name="ce83" table:number-columns-repeated="2"/>
          <table:table-cell table:style-name="ce44" table:number-columns-spanned="6" table:number-rows-spanned="1">
            <draw:control draw:z-index="5" draw:name="BT_File_Selection_12_" draw:style-name="gr6" draw:text-style-name="P5" svg:width="1cm" svg:height="0.5cm" svg:x="0cm" svg:y="0cm" draw:control="control218"/>
          </table:table-cell>
          <table:covered-table-cell table:number-columns-repeated="5" table:style-name="ce48"/>
          <table:table-cell table:style-name="ce107" table:formula="of:=IF([.$M214]=&quot;&quot;;&quot;&quot;;IF([.$A214]=&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4])));[.$E214];IF([.$E214]=&quot;&quot;;&quot;&quot;;IFERROR(IF([.$B214]=&quot;&quot;;[.$E$1];[.$B214]);&quot;&quot;)&amp;RIGHT(SUBSTITUTE(SUBSTITUTE(SUBSTITUTE([.$E214];&quot;-&quot;;&quot;&quot;);&quot; &quot;;&quot;&quot;);&quot;+&quot;;&quot;&quot;);10)));&quot;&quot;)">
            <text:p/>
          </table:table-cell>
          <table:table-cell table:style-name="ce99" table:formula="of:=IFERROR(IF([.$E214]=&quot;&quot;;&quot;&quot;;[$Mudslide_Commands.$E$32]&amp;&quot;send &quot;&amp;TRIM(SUBSTITUTE([.$AA214];&quot;+&quot;;&quot;&quot;)&amp;&quot; &quot;&amp;CHAR(34)&amp;[.$H214]&amp;CHAR(10)&amp;[.$I214]&amp;CHAR(10)&amp;[.$J214]&amp;CHAR(10)&amp;[.$K214]&amp;CHAR(10)&amp;[.$L214]&amp;CHAR(10)&amp;&quot;- Sent By Bot&quot;&amp;CHAR(34)&amp;CHAR(10)));&quot;&quot;)">
            <text:p/>
          </table:table-cell>
          <table:table-cell table:style-name="ce99" table:formula="of:=IFERROR(IF([.$E214]=&quot;&quot;;&quot;&quot;;[$Mudslide_Commands.$E$32]&amp;IF(SUMPRODUCT(--ISNUMBER(SEARCH([$Mudslide_Commands.$D$10:.$D$16];RIGHT(LOWER([.$M214]);4))))&gt;0;&quot;send-image &quot;; &quot;send-file &quot;)&amp;TRIM(SUBSTITUTE([.$AA214];&quot;+&quot;;&quot;&quot;)&amp;&quot; &quot;&amp;CHAR(34)&amp;[.$M214]&amp;CHAR(34)&amp;IF([.$S214]=&quot;&quot;;&quot;&quot;;&quot; --caption &quot;&amp;CHAR(34)&amp;[.$S214]&amp;CHAR(34))&amp;CHAR(10)));&quot;&quot;)">
            <text:p/>
          </table:table-cell>
          <table:table-cell table:style-name="ce60" table:formula="of:=IFERROR(IF([.$E214]=&quot;&quot;;&quot;&quot;;IF([.$M214]=&quot;&quot;;[.$AB214]&amp;CHAR(10);[.$AC214]&amp;CHAR(10)));&quot;&quot;)">
            <text:p/>
          </table:table-cell>
          <table:table-cell table:style-name="ce60"/>
          <table:table-cell table:style-name="ce60" table:formula="of:=IFERROR(IF(NOT(ISERROR(SEARCH(&quot;@g.us&quot;;[.$F214])));[.$F214];IF([.$F214]=&quot;&quot;;&quot;&quot;;IFERROR(IF([.$B214]=&quot;&quot;;[.$E$1];[.$B214]);&quot;&quot;)&amp;RIGHT(SUBSTITUTE(SUBSTITUTE(SUBSTITUTE([.$F214];&quot;-&quot;;&quot;&quot;);&quot; &quot;;&quot;&quot;);&quot;+&quot;;&quot;&quot;);10)));&quot;&quot;)">
            <text:p/>
          </table:table-cell>
          <table:table-cell table:style-name="ce99" table:formula="of:=IFERROR(IF([.$F214]=&quot;&quot;;&quot;&quot;;[$Mudslide_Commands.$E$32]&amp;&quot;send &quot;&amp;TRIM(SUBSTITUTE([.$AF214];&quot;+&quot;;&quot;&quot;)&amp;&quot; &quot;&amp;CHAR(34)&amp;[.$H214]&amp;CHAR(10)&amp;[.$I214]&amp;CHAR(10)&amp;[.$J214]&amp;CHAR(10)&amp;[.$K214]&amp;CHAR(10)&amp;[.$L214]&amp;CHAR(10)&amp;&quot;- Sent By Bot&quot;&amp;CHAR(34)&amp;CHAR(10)));&quot;&quot;)">
            <text:p/>
          </table:table-cell>
          <table:table-cell table:style-name="ce99" table:formula="of:=IFERROR(IF([.$F214]=&quot;&quot;;&quot;&quot;;[$Mudslide_Commands.$E$32]&amp;IF(SUMPRODUCT(--ISNUMBER(SEARCH([$Mudslide_Commands.$D$10:.$D$16];RIGHT(LOWER([.$M214]);4))))&gt;0;&quot;send-image &quot;; &quot;send-file &quot;)&amp;TRIM(SUBSTITUTE([.$AF214];&quot;+&quot;;&quot;&quot;)&amp;&quot; &quot;&amp;CHAR(34)&amp;[.$M214]&amp;CHAR(34)&amp;IF([.$S214]=&quot;&quot;;&quot;&quot;;&quot; --caption &quot;&amp;CHAR(34)&amp;[.$S214]&amp;CHAR(34))&amp;CHAR(10)));&quot;&quot;)">
            <text:p/>
          </table:table-cell>
          <table:table-cell table:style-name="ce60" table:formula="of:=IFERROR(IF([.$F214]=&quot;&quot;;&quot;&quot;;IF([.$M214]=&quot;&quot;;[.$AG214]&amp;CHAR(10);[.$AH214]&amp;CHAR(10)));&quot;&quot;)">
            <text:p/>
          </table:table-cell>
          <table:table-cell table:style-name="ce60"/>
          <table:table-cell table:style-name="ce60" table:formula="of:=IFERROR(IF(NOT(ISERROR(SEARCH(&quot;@g.us&quot;;[.$E214])));[.$G214];IF([.$G214]=&quot;&quot;;&quot;&quot;;IFERROR(IF([.$B214]=&quot;&quot;;[.$E$1];[.$B214]);&quot;&quot;)&amp;RIGHT(SUBSTITUTE(SUBSTITUTE(SUBSTITUTE([.$G214];&quot;-&quot;;&quot;&quot;);&quot; &quot;;&quot;&quot;);&quot;+&quot;;&quot;&quot;);10)));&quot;&quot;)">
            <text:p/>
          </table:table-cell>
          <table:table-cell table:style-name="ce99" table:formula="of:=IFERROR(IF([.$G214]=&quot;&quot;;&quot;&quot;;[$Mudslide_Commands.$E$32]&amp;&quot;send &quot;&amp;TRIM(SUBSTITUTE([.$AK214];&quot;+&quot;;&quot;&quot;)&amp;&quot; &quot;&amp;CHAR(34)&amp;[.$H214]&amp;CHAR(10)&amp;[.$I214]&amp;CHAR(10)&amp;[.$J214]&amp;CHAR(10)&amp;[.$K214]&amp;CHAR(10)&amp;[.$L214]&amp;CHAR(10)&amp;&quot;- Sent By Bot&quot;&amp;CHAR(34)&amp;CHAR(10)));&quot;&quot;)">
            <text:p/>
          </table:table-cell>
          <table:table-cell table:style-name="ce99" table:formula="of:=IFERROR(IF([.$G214]=&quot;&quot;;&quot;&quot;;[$Mudslide_Commands.$E$32]&amp;IF(SUMPRODUCT(--ISNUMBER(SEARCH([$Mudslide_Commands.$D$10:.$D$16];RIGHT(LOWER([.$M214]);4))))&gt;0;&quot;send-image &quot;; &quot;send-file &quot;)&amp;TRIM(SUBSTITUTE([.$AK214];&quot;+&quot;;&quot;&quot;)&amp;&quot; &quot;&amp;CHAR(34)&amp;[.$M214]&amp;CHAR(34)&amp;IF([.$S214]=&quot;&quot;;&quot;&quot;;&quot; --caption &quot;&amp;CHAR(34)&amp;[.$S214]&amp;CHAR(34))&amp;CHAR(10)));&quot;&quot;)">
            <text:p/>
          </table:table-cell>
          <table:table-cell table:style-name="ce60" table:formula="of:=IFERROR(IF([.$G214]=&quot;&quot;;&quot;&quot;;IF([.$M214]=&quot;&quot;;[.$AL214]&amp;CHAR(10);[.$AM214]&amp;CHAR(10)));&quot;&quot;)">
            <text:p/>
          </table:table-cell>
          <table:table-cell table:style-name="ce60"/>
          <table:table-cell table:style-name="ce116" table:formula="of:=[.AD214]&amp;[.AI214]&amp;[.AN214]">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5]&amp;[.F215]&amp;[.G215]=&quot;&quot;;&quot;&quot;;MAX([.$A$3:.$A214])+1);&quot;&quot;)">
            <text:p/>
          </table:table-cell>
          <table:table-cell table:style-name="ce9" table:formula="of:=IFERROR(TRIM(SUBSTITUTE(SUBSTITUTE(VLOOKUP([.C215];[$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5]=&quot;&quot;;&quot;&quot;;TRIM(&quot;Dear *&quot;&amp;[.$D215]&amp;&quot;*&quot;))">
            <text:p/>
          </table:table-cell>
          <table:table-cell table:style-name="ce83" table:formula="of:=IF([.$E215]=&quot;&quot;;&quot;&quot;;&quot;~How Do You Do ?~&quot;)">
            <text:p/>
          </table:table-cell>
          <table:table-cell table:style-name="ce83" table:formula="of:=IF([.$E215]=&quot;&quot;;&quot;&quot;;&quot;_Have a great Day_&quot;)">
            <text:p/>
          </table:table-cell>
          <table:table-cell table:style-name="ce83" table:number-columns-repeated="2"/>
          <table:table-cell table:style-name="ce44" table:number-columns-spanned="6" table:number-rows-spanned="1">
            <draw:control draw:z-index="6" draw:name="BT_File_Selection_12_" draw:style-name="gr6" draw:text-style-name="P5" svg:width="1cm" svg:height="0.5cm" svg:x="0cm" svg:y="0cm" draw:control="control219"/>
          </table:table-cell>
          <table:covered-table-cell table:number-columns-repeated="5" table:style-name="ce48"/>
          <table:table-cell table:style-name="ce107" table:formula="of:=IF([.$M215]=&quot;&quot;;&quot;&quot;;IF([.$A215]=&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5])));[.$E215];IF([.$E215]=&quot;&quot;;&quot;&quot;;IFERROR(IF([.$B215]=&quot;&quot;;[.$E$1];[.$B215]);&quot;&quot;)&amp;RIGHT(SUBSTITUTE(SUBSTITUTE(SUBSTITUTE([.$E215];&quot;-&quot;;&quot;&quot;);&quot; &quot;;&quot;&quot;);&quot;+&quot;;&quot;&quot;);10)));&quot;&quot;)">
            <text:p/>
          </table:table-cell>
          <table:table-cell table:style-name="ce99" table:formula="of:=IFERROR(IF([.$E215]=&quot;&quot;;&quot;&quot;;[$Mudslide_Commands.$E$32]&amp;&quot;send &quot;&amp;TRIM(SUBSTITUTE([.$AA215];&quot;+&quot;;&quot;&quot;)&amp;&quot; &quot;&amp;CHAR(34)&amp;[.$H215]&amp;CHAR(10)&amp;[.$I215]&amp;CHAR(10)&amp;[.$J215]&amp;CHAR(10)&amp;[.$K215]&amp;CHAR(10)&amp;[.$L215]&amp;CHAR(10)&amp;&quot;- Sent By Bot&quot;&amp;CHAR(34)&amp;CHAR(10)));&quot;&quot;)">
            <text:p/>
          </table:table-cell>
          <table:table-cell table:style-name="ce99" table:formula="of:=IFERROR(IF([.$E215]=&quot;&quot;;&quot;&quot;;[$Mudslide_Commands.$E$32]&amp;IF(SUMPRODUCT(--ISNUMBER(SEARCH([$Mudslide_Commands.$D$10:.$D$16];RIGHT(LOWER([.$M215]);4))))&gt;0;&quot;send-image &quot;; &quot;send-file &quot;)&amp;TRIM(SUBSTITUTE([.$AA215];&quot;+&quot;;&quot;&quot;)&amp;&quot; &quot;&amp;CHAR(34)&amp;[.$M215]&amp;CHAR(34)&amp;IF([.$S215]=&quot;&quot;;&quot;&quot;;&quot; --caption &quot;&amp;CHAR(34)&amp;[.$S215]&amp;CHAR(34))&amp;CHAR(10)));&quot;&quot;)">
            <text:p/>
          </table:table-cell>
          <table:table-cell table:style-name="ce60" table:formula="of:=IFERROR(IF([.$E215]=&quot;&quot;;&quot;&quot;;IF([.$M215]=&quot;&quot;;[.$AB215]&amp;CHAR(10);[.$AC215]&amp;CHAR(10)));&quot;&quot;)">
            <text:p/>
          </table:table-cell>
          <table:table-cell table:style-name="ce60"/>
          <table:table-cell table:style-name="ce60" table:formula="of:=IFERROR(IF(NOT(ISERROR(SEARCH(&quot;@g.us&quot;;[.$F215])));[.$F215];IF([.$F215]=&quot;&quot;;&quot;&quot;;IFERROR(IF([.$B215]=&quot;&quot;;[.$E$1];[.$B215]);&quot;&quot;)&amp;RIGHT(SUBSTITUTE(SUBSTITUTE(SUBSTITUTE([.$F215];&quot;-&quot;;&quot;&quot;);&quot; &quot;;&quot;&quot;);&quot;+&quot;;&quot;&quot;);10)));&quot;&quot;)">
            <text:p/>
          </table:table-cell>
          <table:table-cell table:style-name="ce99" table:formula="of:=IFERROR(IF([.$F215]=&quot;&quot;;&quot;&quot;;[$Mudslide_Commands.$E$32]&amp;&quot;send &quot;&amp;TRIM(SUBSTITUTE([.$AF215];&quot;+&quot;;&quot;&quot;)&amp;&quot; &quot;&amp;CHAR(34)&amp;[.$H215]&amp;CHAR(10)&amp;[.$I215]&amp;CHAR(10)&amp;[.$J215]&amp;CHAR(10)&amp;[.$K215]&amp;CHAR(10)&amp;[.$L215]&amp;CHAR(10)&amp;&quot;- Sent By Bot&quot;&amp;CHAR(34)&amp;CHAR(10)));&quot;&quot;)">
            <text:p/>
          </table:table-cell>
          <table:table-cell table:style-name="ce99" table:formula="of:=IFERROR(IF([.$F215]=&quot;&quot;;&quot;&quot;;[$Mudslide_Commands.$E$32]&amp;IF(SUMPRODUCT(--ISNUMBER(SEARCH([$Mudslide_Commands.$D$10:.$D$16];RIGHT(LOWER([.$M215]);4))))&gt;0;&quot;send-image &quot;; &quot;send-file &quot;)&amp;TRIM(SUBSTITUTE([.$AF215];&quot;+&quot;;&quot;&quot;)&amp;&quot; &quot;&amp;CHAR(34)&amp;[.$M215]&amp;CHAR(34)&amp;IF([.$S215]=&quot;&quot;;&quot;&quot;;&quot; --caption &quot;&amp;CHAR(34)&amp;[.$S215]&amp;CHAR(34))&amp;CHAR(10)));&quot;&quot;)">
            <text:p/>
          </table:table-cell>
          <table:table-cell table:style-name="ce60" table:formula="of:=IFERROR(IF([.$F215]=&quot;&quot;;&quot;&quot;;IF([.$M215]=&quot;&quot;;[.$AG215]&amp;CHAR(10);[.$AH215]&amp;CHAR(10)));&quot;&quot;)">
            <text:p/>
          </table:table-cell>
          <table:table-cell table:style-name="ce60"/>
          <table:table-cell table:style-name="ce60" table:formula="of:=IFERROR(IF(NOT(ISERROR(SEARCH(&quot;@g.us&quot;;[.$E215])));[.$G215];IF([.$G215]=&quot;&quot;;&quot;&quot;;IFERROR(IF([.$B215]=&quot;&quot;;[.$E$1];[.$B215]);&quot;&quot;)&amp;RIGHT(SUBSTITUTE(SUBSTITUTE(SUBSTITUTE([.$G215];&quot;-&quot;;&quot;&quot;);&quot; &quot;;&quot;&quot;);&quot;+&quot;;&quot;&quot;);10)));&quot;&quot;)">
            <text:p/>
          </table:table-cell>
          <table:table-cell table:style-name="ce99" table:formula="of:=IFERROR(IF([.$G215]=&quot;&quot;;&quot;&quot;;[$Mudslide_Commands.$E$32]&amp;&quot;send &quot;&amp;TRIM(SUBSTITUTE([.$AK215];&quot;+&quot;;&quot;&quot;)&amp;&quot; &quot;&amp;CHAR(34)&amp;[.$H215]&amp;CHAR(10)&amp;[.$I215]&amp;CHAR(10)&amp;[.$J215]&amp;CHAR(10)&amp;[.$K215]&amp;CHAR(10)&amp;[.$L215]&amp;CHAR(10)&amp;&quot;- Sent By Bot&quot;&amp;CHAR(34)&amp;CHAR(10)));&quot;&quot;)">
            <text:p/>
          </table:table-cell>
          <table:table-cell table:style-name="ce99" table:formula="of:=IFERROR(IF([.$G215]=&quot;&quot;;&quot;&quot;;[$Mudslide_Commands.$E$32]&amp;IF(SUMPRODUCT(--ISNUMBER(SEARCH([$Mudslide_Commands.$D$10:.$D$16];RIGHT(LOWER([.$M215]);4))))&gt;0;&quot;send-image &quot;; &quot;send-file &quot;)&amp;TRIM(SUBSTITUTE([.$AK215];&quot;+&quot;;&quot;&quot;)&amp;&quot; &quot;&amp;CHAR(34)&amp;[.$M215]&amp;CHAR(34)&amp;IF([.$S215]=&quot;&quot;;&quot;&quot;;&quot; --caption &quot;&amp;CHAR(34)&amp;[.$S215]&amp;CHAR(34))&amp;CHAR(10)));&quot;&quot;)">
            <text:p/>
          </table:table-cell>
          <table:table-cell table:style-name="ce60" table:formula="of:=IFERROR(IF([.$G215]=&quot;&quot;;&quot;&quot;;IF([.$M215]=&quot;&quot;;[.$AL215]&amp;CHAR(10);[.$AM215]&amp;CHAR(10)));&quot;&quot;)">
            <text:p/>
          </table:table-cell>
          <table:table-cell table:style-name="ce60"/>
          <table:table-cell table:style-name="ce116" table:formula="of:=[.AD215]&amp;[.AI215]&amp;[.AN215]">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6]&amp;[.F216]&amp;[.G216]=&quot;&quot;;&quot;&quot;;MAX([.$A$3:.$A215])+1);&quot;&quot;)">
            <text:p/>
          </table:table-cell>
          <table:table-cell table:style-name="ce9" table:formula="of:=IFERROR(TRIM(SUBSTITUTE(SUBSTITUTE(VLOOKUP([.C216];[$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6]=&quot;&quot;;&quot;&quot;;TRIM(&quot;Dear *&quot;&amp;[.$D216]&amp;&quot;*&quot;))">
            <text:p/>
          </table:table-cell>
          <table:table-cell table:style-name="ce83" table:formula="of:=IF([.$E216]=&quot;&quot;;&quot;&quot;;&quot;~How Do You Do ?~&quot;)">
            <text:p/>
          </table:table-cell>
          <table:table-cell table:style-name="ce83" table:formula="of:=IF([.$E216]=&quot;&quot;;&quot;&quot;;&quot;_Have a great Day_&quot;)">
            <text:p/>
          </table:table-cell>
          <table:table-cell table:style-name="ce83" table:number-columns-repeated="2"/>
          <table:table-cell table:style-name="ce44" table:number-columns-spanned="6" table:number-rows-spanned="1">
            <draw:control draw:z-index="7" draw:name="BT_File_Selection_12_" draw:style-name="gr6" draw:text-style-name="P5" svg:width="1cm" svg:height="0.5cm" svg:x="0cm" svg:y="0cm" draw:control="control220"/>
          </table:table-cell>
          <table:covered-table-cell table:number-columns-repeated="5" table:style-name="ce48"/>
          <table:table-cell table:style-name="ce107" table:formula="of:=IF([.$M216]=&quot;&quot;;&quot;&quot;;IF([.$A216]=&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6])));[.$E216];IF([.$E216]=&quot;&quot;;&quot;&quot;;IFERROR(IF([.$B216]=&quot;&quot;;[.$E$1];[.$B216]);&quot;&quot;)&amp;RIGHT(SUBSTITUTE(SUBSTITUTE(SUBSTITUTE([.$E216];&quot;-&quot;;&quot;&quot;);&quot; &quot;;&quot;&quot;);&quot;+&quot;;&quot;&quot;);10)));&quot;&quot;)">
            <text:p/>
          </table:table-cell>
          <table:table-cell table:style-name="ce99" table:formula="of:=IFERROR(IF([.$E216]=&quot;&quot;;&quot;&quot;;[$Mudslide_Commands.$E$32]&amp;&quot;send &quot;&amp;TRIM(SUBSTITUTE([.$AA216];&quot;+&quot;;&quot;&quot;)&amp;&quot; &quot;&amp;CHAR(34)&amp;[.$H216]&amp;CHAR(10)&amp;[.$I216]&amp;CHAR(10)&amp;[.$J216]&amp;CHAR(10)&amp;[.$K216]&amp;CHAR(10)&amp;[.$L216]&amp;CHAR(10)&amp;&quot;- Sent By Bot&quot;&amp;CHAR(34)&amp;CHAR(10)));&quot;&quot;)">
            <text:p/>
          </table:table-cell>
          <table:table-cell table:style-name="ce99" table:formula="of:=IFERROR(IF([.$E216]=&quot;&quot;;&quot;&quot;;[$Mudslide_Commands.$E$32]&amp;IF(SUMPRODUCT(--ISNUMBER(SEARCH([$Mudslide_Commands.$D$10:.$D$16];RIGHT(LOWER([.$M216]);4))))&gt;0;&quot;send-image &quot;; &quot;send-file &quot;)&amp;TRIM(SUBSTITUTE([.$AA216];&quot;+&quot;;&quot;&quot;)&amp;&quot; &quot;&amp;CHAR(34)&amp;[.$M216]&amp;CHAR(34)&amp;IF([.$S216]=&quot;&quot;;&quot;&quot;;&quot; --caption &quot;&amp;CHAR(34)&amp;[.$S216]&amp;CHAR(34))&amp;CHAR(10)));&quot;&quot;)">
            <text:p/>
          </table:table-cell>
          <table:table-cell table:style-name="ce60" table:formula="of:=IFERROR(IF([.$E216]=&quot;&quot;;&quot;&quot;;IF([.$M216]=&quot;&quot;;[.$AB216]&amp;CHAR(10);[.$AC216]&amp;CHAR(10)));&quot;&quot;)">
            <text:p/>
          </table:table-cell>
          <table:table-cell table:style-name="ce60"/>
          <table:table-cell table:style-name="ce60" table:formula="of:=IFERROR(IF(NOT(ISERROR(SEARCH(&quot;@g.us&quot;;[.$F216])));[.$F216];IF([.$F216]=&quot;&quot;;&quot;&quot;;IFERROR(IF([.$B216]=&quot;&quot;;[.$E$1];[.$B216]);&quot;&quot;)&amp;RIGHT(SUBSTITUTE(SUBSTITUTE(SUBSTITUTE([.$F216];&quot;-&quot;;&quot;&quot;);&quot; &quot;;&quot;&quot;);&quot;+&quot;;&quot;&quot;);10)));&quot;&quot;)">
            <text:p/>
          </table:table-cell>
          <table:table-cell table:style-name="ce99" table:formula="of:=IFERROR(IF([.$F216]=&quot;&quot;;&quot;&quot;;[$Mudslide_Commands.$E$32]&amp;&quot;send &quot;&amp;TRIM(SUBSTITUTE([.$AF216];&quot;+&quot;;&quot;&quot;)&amp;&quot; &quot;&amp;CHAR(34)&amp;[.$H216]&amp;CHAR(10)&amp;[.$I216]&amp;CHAR(10)&amp;[.$J216]&amp;CHAR(10)&amp;[.$K216]&amp;CHAR(10)&amp;[.$L216]&amp;CHAR(10)&amp;&quot;- Sent By Bot&quot;&amp;CHAR(34)&amp;CHAR(10)));&quot;&quot;)">
            <text:p/>
          </table:table-cell>
          <table:table-cell table:style-name="ce99" table:formula="of:=IFERROR(IF([.$F216]=&quot;&quot;;&quot;&quot;;[$Mudslide_Commands.$E$32]&amp;IF(SUMPRODUCT(--ISNUMBER(SEARCH([$Mudslide_Commands.$D$10:.$D$16];RIGHT(LOWER([.$M216]);4))))&gt;0;&quot;send-image &quot;; &quot;send-file &quot;)&amp;TRIM(SUBSTITUTE([.$AF216];&quot;+&quot;;&quot;&quot;)&amp;&quot; &quot;&amp;CHAR(34)&amp;[.$M216]&amp;CHAR(34)&amp;IF([.$S216]=&quot;&quot;;&quot;&quot;;&quot; --caption &quot;&amp;CHAR(34)&amp;[.$S216]&amp;CHAR(34))&amp;CHAR(10)));&quot;&quot;)">
            <text:p/>
          </table:table-cell>
          <table:table-cell table:style-name="ce60" table:formula="of:=IFERROR(IF([.$F216]=&quot;&quot;;&quot;&quot;;IF([.$M216]=&quot;&quot;;[.$AG216]&amp;CHAR(10);[.$AH216]&amp;CHAR(10)));&quot;&quot;)">
            <text:p/>
          </table:table-cell>
          <table:table-cell table:style-name="ce60"/>
          <table:table-cell table:style-name="ce60" table:formula="of:=IFERROR(IF(NOT(ISERROR(SEARCH(&quot;@g.us&quot;;[.$E216])));[.$G216];IF([.$G216]=&quot;&quot;;&quot;&quot;;IFERROR(IF([.$B216]=&quot;&quot;;[.$E$1];[.$B216]);&quot;&quot;)&amp;RIGHT(SUBSTITUTE(SUBSTITUTE(SUBSTITUTE([.$G216];&quot;-&quot;;&quot;&quot;);&quot; &quot;;&quot;&quot;);&quot;+&quot;;&quot;&quot;);10)));&quot;&quot;)">
            <text:p/>
          </table:table-cell>
          <table:table-cell table:style-name="ce99" table:formula="of:=IFERROR(IF([.$G216]=&quot;&quot;;&quot;&quot;;[$Mudslide_Commands.$E$32]&amp;&quot;send &quot;&amp;TRIM(SUBSTITUTE([.$AK216];&quot;+&quot;;&quot;&quot;)&amp;&quot; &quot;&amp;CHAR(34)&amp;[.$H216]&amp;CHAR(10)&amp;[.$I216]&amp;CHAR(10)&amp;[.$J216]&amp;CHAR(10)&amp;[.$K216]&amp;CHAR(10)&amp;[.$L216]&amp;CHAR(10)&amp;&quot;- Sent By Bot&quot;&amp;CHAR(34)&amp;CHAR(10)));&quot;&quot;)">
            <text:p/>
          </table:table-cell>
          <table:table-cell table:style-name="ce99" table:formula="of:=IFERROR(IF([.$G216]=&quot;&quot;;&quot;&quot;;[$Mudslide_Commands.$E$32]&amp;IF(SUMPRODUCT(--ISNUMBER(SEARCH([$Mudslide_Commands.$D$10:.$D$16];RIGHT(LOWER([.$M216]);4))))&gt;0;&quot;send-image &quot;; &quot;send-file &quot;)&amp;TRIM(SUBSTITUTE([.$AK216];&quot;+&quot;;&quot;&quot;)&amp;&quot; &quot;&amp;CHAR(34)&amp;[.$M216]&amp;CHAR(34)&amp;IF([.$S216]=&quot;&quot;;&quot;&quot;;&quot; --caption &quot;&amp;CHAR(34)&amp;[.$S216]&amp;CHAR(34))&amp;CHAR(10)));&quot;&quot;)">
            <text:p/>
          </table:table-cell>
          <table:table-cell table:style-name="ce60" table:formula="of:=IFERROR(IF([.$G216]=&quot;&quot;;&quot;&quot;;IF([.$M216]=&quot;&quot;;[.$AL216]&amp;CHAR(10);[.$AM216]&amp;CHAR(10)));&quot;&quot;)">
            <text:p/>
          </table:table-cell>
          <table:table-cell table:style-name="ce60"/>
          <table:table-cell table:style-name="ce116" table:formula="of:=[.AD216]&amp;[.AI216]&amp;[.AN216]">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7]&amp;[.F217]&amp;[.G217]=&quot;&quot;;&quot;&quot;;MAX([.$A$3:.$A216])+1);&quot;&quot;)">
            <text:p/>
          </table:table-cell>
          <table:table-cell table:style-name="ce9" table:formula="of:=IFERROR(TRIM(SUBSTITUTE(SUBSTITUTE(VLOOKUP([.C217];[$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7]=&quot;&quot;;&quot;&quot;;TRIM(&quot;Dear *&quot;&amp;[.$D217]&amp;&quot;*&quot;))">
            <text:p/>
          </table:table-cell>
          <table:table-cell table:style-name="ce83" table:formula="of:=IF([.$E217]=&quot;&quot;;&quot;&quot;;&quot;~How Do You Do ?~&quot;)">
            <text:p/>
          </table:table-cell>
          <table:table-cell table:style-name="ce83" table:formula="of:=IF([.$E217]=&quot;&quot;;&quot;&quot;;&quot;_Have a great Day_&quot;)">
            <text:p/>
          </table:table-cell>
          <table:table-cell table:style-name="ce83" table:number-columns-repeated="2"/>
          <table:table-cell table:style-name="ce44" table:number-columns-spanned="6" table:number-rows-spanned="1">
            <draw:control draw:z-index="8" draw:name="BT_File_Selection_12_" draw:style-name="gr6" draw:text-style-name="P5" svg:width="1cm" svg:height="0.5cm" svg:x="0cm" svg:y="0cm" draw:control="control221"/>
          </table:table-cell>
          <table:covered-table-cell table:number-columns-repeated="5" table:style-name="ce48"/>
          <table:table-cell table:style-name="ce107" table:formula="of:=IF([.$M217]=&quot;&quot;;&quot;&quot;;IF([.$A217]=&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7])));[.$E217];IF([.$E217]=&quot;&quot;;&quot;&quot;;IFERROR(IF([.$B217]=&quot;&quot;;[.$E$1];[.$B217]);&quot;&quot;)&amp;RIGHT(SUBSTITUTE(SUBSTITUTE(SUBSTITUTE([.$E217];&quot;-&quot;;&quot;&quot;);&quot; &quot;;&quot;&quot;);&quot;+&quot;;&quot;&quot;);10)));&quot;&quot;)">
            <text:p/>
          </table:table-cell>
          <table:table-cell table:style-name="ce99" table:formula="of:=IFERROR(IF([.$E217]=&quot;&quot;;&quot;&quot;;[$Mudslide_Commands.$E$32]&amp;&quot;send &quot;&amp;TRIM(SUBSTITUTE([.$AA217];&quot;+&quot;;&quot;&quot;)&amp;&quot; &quot;&amp;CHAR(34)&amp;[.$H217]&amp;CHAR(10)&amp;[.$I217]&amp;CHAR(10)&amp;[.$J217]&amp;CHAR(10)&amp;[.$K217]&amp;CHAR(10)&amp;[.$L217]&amp;CHAR(10)&amp;&quot;- Sent By Bot&quot;&amp;CHAR(34)&amp;CHAR(10)));&quot;&quot;)">
            <text:p/>
          </table:table-cell>
          <table:table-cell table:style-name="ce99" table:formula="of:=IFERROR(IF([.$E217]=&quot;&quot;;&quot;&quot;;[$Mudslide_Commands.$E$32]&amp;IF(SUMPRODUCT(--ISNUMBER(SEARCH([$Mudslide_Commands.$D$10:.$D$16];RIGHT(LOWER([.$M217]);4))))&gt;0;&quot;send-image &quot;; &quot;send-file &quot;)&amp;TRIM(SUBSTITUTE([.$AA217];&quot;+&quot;;&quot;&quot;)&amp;&quot; &quot;&amp;CHAR(34)&amp;[.$M217]&amp;CHAR(34)&amp;IF([.$S217]=&quot;&quot;;&quot;&quot;;&quot; --caption &quot;&amp;CHAR(34)&amp;[.$S217]&amp;CHAR(34))&amp;CHAR(10)));&quot;&quot;)">
            <text:p/>
          </table:table-cell>
          <table:table-cell table:style-name="ce60" table:formula="of:=IFERROR(IF([.$E217]=&quot;&quot;;&quot;&quot;;IF([.$M217]=&quot;&quot;;[.$AB217]&amp;CHAR(10);[.$AC217]&amp;CHAR(10)));&quot;&quot;)">
            <text:p/>
          </table:table-cell>
          <table:table-cell table:style-name="ce60"/>
          <table:table-cell table:style-name="ce60" table:formula="of:=IFERROR(IF(NOT(ISERROR(SEARCH(&quot;@g.us&quot;;[.$F217])));[.$F217];IF([.$F217]=&quot;&quot;;&quot;&quot;;IFERROR(IF([.$B217]=&quot;&quot;;[.$E$1];[.$B217]);&quot;&quot;)&amp;RIGHT(SUBSTITUTE(SUBSTITUTE(SUBSTITUTE([.$F217];&quot;-&quot;;&quot;&quot;);&quot; &quot;;&quot;&quot;);&quot;+&quot;;&quot;&quot;);10)));&quot;&quot;)">
            <text:p/>
          </table:table-cell>
          <table:table-cell table:style-name="ce99" table:formula="of:=IFERROR(IF([.$F217]=&quot;&quot;;&quot;&quot;;[$Mudslide_Commands.$E$32]&amp;&quot;send &quot;&amp;TRIM(SUBSTITUTE([.$AF217];&quot;+&quot;;&quot;&quot;)&amp;&quot; &quot;&amp;CHAR(34)&amp;[.$H217]&amp;CHAR(10)&amp;[.$I217]&amp;CHAR(10)&amp;[.$J217]&amp;CHAR(10)&amp;[.$K217]&amp;CHAR(10)&amp;[.$L217]&amp;CHAR(10)&amp;&quot;- Sent By Bot&quot;&amp;CHAR(34)&amp;CHAR(10)));&quot;&quot;)">
            <text:p/>
          </table:table-cell>
          <table:table-cell table:style-name="ce99" table:formula="of:=IFERROR(IF([.$F217]=&quot;&quot;;&quot;&quot;;[$Mudslide_Commands.$E$32]&amp;IF(SUMPRODUCT(--ISNUMBER(SEARCH([$Mudslide_Commands.$D$10:.$D$16];RIGHT(LOWER([.$M217]);4))))&gt;0;&quot;send-image &quot;; &quot;send-file &quot;)&amp;TRIM(SUBSTITUTE([.$AF217];&quot;+&quot;;&quot;&quot;)&amp;&quot; &quot;&amp;CHAR(34)&amp;[.$M217]&amp;CHAR(34)&amp;IF([.$S217]=&quot;&quot;;&quot;&quot;;&quot; --caption &quot;&amp;CHAR(34)&amp;[.$S217]&amp;CHAR(34))&amp;CHAR(10)));&quot;&quot;)">
            <text:p/>
          </table:table-cell>
          <table:table-cell table:style-name="ce60" table:formula="of:=IFERROR(IF([.$F217]=&quot;&quot;;&quot;&quot;;IF([.$M217]=&quot;&quot;;[.$AG217]&amp;CHAR(10);[.$AH217]&amp;CHAR(10)));&quot;&quot;)">
            <text:p/>
          </table:table-cell>
          <table:table-cell table:style-name="ce60"/>
          <table:table-cell table:style-name="ce60" table:formula="of:=IFERROR(IF(NOT(ISERROR(SEARCH(&quot;@g.us&quot;;[.$E217])));[.$G217];IF([.$G217]=&quot;&quot;;&quot;&quot;;IFERROR(IF([.$B217]=&quot;&quot;;[.$E$1];[.$B217]);&quot;&quot;)&amp;RIGHT(SUBSTITUTE(SUBSTITUTE(SUBSTITUTE([.$G217];&quot;-&quot;;&quot;&quot;);&quot; &quot;;&quot;&quot;);&quot;+&quot;;&quot;&quot;);10)));&quot;&quot;)">
            <text:p/>
          </table:table-cell>
          <table:table-cell table:style-name="ce99" table:formula="of:=IFERROR(IF([.$G217]=&quot;&quot;;&quot;&quot;;[$Mudslide_Commands.$E$32]&amp;&quot;send &quot;&amp;TRIM(SUBSTITUTE([.$AK217];&quot;+&quot;;&quot;&quot;)&amp;&quot; &quot;&amp;CHAR(34)&amp;[.$H217]&amp;CHAR(10)&amp;[.$I217]&amp;CHAR(10)&amp;[.$J217]&amp;CHAR(10)&amp;[.$K217]&amp;CHAR(10)&amp;[.$L217]&amp;CHAR(10)&amp;&quot;- Sent By Bot&quot;&amp;CHAR(34)&amp;CHAR(10)));&quot;&quot;)">
            <text:p/>
          </table:table-cell>
          <table:table-cell table:style-name="ce99" table:formula="of:=IFERROR(IF([.$G217]=&quot;&quot;;&quot;&quot;;[$Mudslide_Commands.$E$32]&amp;IF(SUMPRODUCT(--ISNUMBER(SEARCH([$Mudslide_Commands.$D$10:.$D$16];RIGHT(LOWER([.$M217]);4))))&gt;0;&quot;send-image &quot;; &quot;send-file &quot;)&amp;TRIM(SUBSTITUTE([.$AK217];&quot;+&quot;;&quot;&quot;)&amp;&quot; &quot;&amp;CHAR(34)&amp;[.$M217]&amp;CHAR(34)&amp;IF([.$S217]=&quot;&quot;;&quot;&quot;;&quot; --caption &quot;&amp;CHAR(34)&amp;[.$S217]&amp;CHAR(34))&amp;CHAR(10)));&quot;&quot;)">
            <text:p/>
          </table:table-cell>
          <table:table-cell table:style-name="ce60" table:formula="of:=IFERROR(IF([.$G217]=&quot;&quot;;&quot;&quot;;IF([.$M217]=&quot;&quot;;[.$AL217]&amp;CHAR(10);[.$AM217]&amp;CHAR(10)));&quot;&quot;)">
            <text:p/>
          </table:table-cell>
          <table:table-cell table:style-name="ce60"/>
          <table:table-cell table:style-name="ce116" table:formula="of:=[.AD217]&amp;[.AI217]&amp;[.AN217]">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8]&amp;[.F218]&amp;[.G218]=&quot;&quot;;&quot;&quot;;MAX([.$A$3:.$A217])+1);&quot;&quot;)">
            <text:p/>
          </table:table-cell>
          <table:table-cell table:style-name="ce9" table:formula="of:=IFERROR(TRIM(SUBSTITUTE(SUBSTITUTE(VLOOKUP([.C218];[$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8]=&quot;&quot;;&quot;&quot;;TRIM(&quot;Dear *&quot;&amp;[.$D218]&amp;&quot;*&quot;))">
            <text:p/>
          </table:table-cell>
          <table:table-cell table:style-name="ce83" table:formula="of:=IF([.$E218]=&quot;&quot;;&quot;&quot;;&quot;~How Do You Do ?~&quot;)">
            <text:p/>
          </table:table-cell>
          <table:table-cell table:style-name="ce83" table:formula="of:=IF([.$E218]=&quot;&quot;;&quot;&quot;;&quot;_Have a great Day_&quot;)">
            <text:p/>
          </table:table-cell>
          <table:table-cell table:style-name="ce83" table:number-columns-repeated="2"/>
          <table:table-cell table:style-name="ce44" table:number-columns-spanned="6" table:number-rows-spanned="1">
            <draw:control draw:z-index="9" draw:name="BT_File_Selection_12_" draw:style-name="gr6" draw:text-style-name="P5" svg:width="1cm" svg:height="0.5cm" svg:x="0cm" svg:y="0cm" draw:control="control222"/>
          </table:table-cell>
          <table:covered-table-cell table:number-columns-repeated="5" table:style-name="ce48"/>
          <table:table-cell table:style-name="ce107" table:formula="of:=IF([.$M218]=&quot;&quot;;&quot;&quot;;IF([.$A218]=&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8])));[.$E218];IF([.$E218]=&quot;&quot;;&quot;&quot;;IFERROR(IF([.$B218]=&quot;&quot;;[.$E$1];[.$B218]);&quot;&quot;)&amp;RIGHT(SUBSTITUTE(SUBSTITUTE(SUBSTITUTE([.$E218];&quot;-&quot;;&quot;&quot;);&quot; &quot;;&quot;&quot;);&quot;+&quot;;&quot;&quot;);10)));&quot;&quot;)">
            <text:p/>
          </table:table-cell>
          <table:table-cell table:style-name="ce99" table:formula="of:=IFERROR(IF([.$E218]=&quot;&quot;;&quot;&quot;;[$Mudslide_Commands.$E$32]&amp;&quot;send &quot;&amp;TRIM(SUBSTITUTE([.$AA218];&quot;+&quot;;&quot;&quot;)&amp;&quot; &quot;&amp;CHAR(34)&amp;[.$H218]&amp;CHAR(10)&amp;[.$I218]&amp;CHAR(10)&amp;[.$J218]&amp;CHAR(10)&amp;[.$K218]&amp;CHAR(10)&amp;[.$L218]&amp;CHAR(10)&amp;&quot;- Sent By Bot&quot;&amp;CHAR(34)&amp;CHAR(10)));&quot;&quot;)">
            <text:p/>
          </table:table-cell>
          <table:table-cell table:style-name="ce99" table:formula="of:=IFERROR(IF([.$E218]=&quot;&quot;;&quot;&quot;;[$Mudslide_Commands.$E$32]&amp;IF(SUMPRODUCT(--ISNUMBER(SEARCH([$Mudslide_Commands.$D$10:.$D$16];RIGHT(LOWER([.$M218]);4))))&gt;0;&quot;send-image &quot;; &quot;send-file &quot;)&amp;TRIM(SUBSTITUTE([.$AA218];&quot;+&quot;;&quot;&quot;)&amp;&quot; &quot;&amp;CHAR(34)&amp;[.$M218]&amp;CHAR(34)&amp;IF([.$S218]=&quot;&quot;;&quot;&quot;;&quot; --caption &quot;&amp;CHAR(34)&amp;[.$S218]&amp;CHAR(34))&amp;CHAR(10)));&quot;&quot;)">
            <text:p/>
          </table:table-cell>
          <table:table-cell table:style-name="ce60" table:formula="of:=IFERROR(IF([.$E218]=&quot;&quot;;&quot;&quot;;IF([.$M218]=&quot;&quot;;[.$AB218]&amp;CHAR(10);[.$AC218]&amp;CHAR(10)));&quot;&quot;)">
            <text:p/>
          </table:table-cell>
          <table:table-cell table:style-name="ce60"/>
          <table:table-cell table:style-name="ce60" table:formula="of:=IFERROR(IF(NOT(ISERROR(SEARCH(&quot;@g.us&quot;;[.$F218])));[.$F218];IF([.$F218]=&quot;&quot;;&quot;&quot;;IFERROR(IF([.$B218]=&quot;&quot;;[.$E$1];[.$B218]);&quot;&quot;)&amp;RIGHT(SUBSTITUTE(SUBSTITUTE(SUBSTITUTE([.$F218];&quot;-&quot;;&quot;&quot;);&quot; &quot;;&quot;&quot;);&quot;+&quot;;&quot;&quot;);10)));&quot;&quot;)">
            <text:p/>
          </table:table-cell>
          <table:table-cell table:style-name="ce99" table:formula="of:=IFERROR(IF([.$F218]=&quot;&quot;;&quot;&quot;;[$Mudslide_Commands.$E$32]&amp;&quot;send &quot;&amp;TRIM(SUBSTITUTE([.$AF218];&quot;+&quot;;&quot;&quot;)&amp;&quot; &quot;&amp;CHAR(34)&amp;[.$H218]&amp;CHAR(10)&amp;[.$I218]&amp;CHAR(10)&amp;[.$J218]&amp;CHAR(10)&amp;[.$K218]&amp;CHAR(10)&amp;[.$L218]&amp;CHAR(10)&amp;&quot;- Sent By Bot&quot;&amp;CHAR(34)&amp;CHAR(10)));&quot;&quot;)">
            <text:p/>
          </table:table-cell>
          <table:table-cell table:style-name="ce99" table:formula="of:=IFERROR(IF([.$F218]=&quot;&quot;;&quot;&quot;;[$Mudslide_Commands.$E$32]&amp;IF(SUMPRODUCT(--ISNUMBER(SEARCH([$Mudslide_Commands.$D$10:.$D$16];RIGHT(LOWER([.$M218]);4))))&gt;0;&quot;send-image &quot;; &quot;send-file &quot;)&amp;TRIM(SUBSTITUTE([.$AF218];&quot;+&quot;;&quot;&quot;)&amp;&quot; &quot;&amp;CHAR(34)&amp;[.$M218]&amp;CHAR(34)&amp;IF([.$S218]=&quot;&quot;;&quot;&quot;;&quot; --caption &quot;&amp;CHAR(34)&amp;[.$S218]&amp;CHAR(34))&amp;CHAR(10)));&quot;&quot;)">
            <text:p/>
          </table:table-cell>
          <table:table-cell table:style-name="ce60" table:formula="of:=IFERROR(IF([.$F218]=&quot;&quot;;&quot;&quot;;IF([.$M218]=&quot;&quot;;[.$AG218]&amp;CHAR(10);[.$AH218]&amp;CHAR(10)));&quot;&quot;)">
            <text:p/>
          </table:table-cell>
          <table:table-cell table:style-name="ce60"/>
          <table:table-cell table:style-name="ce60" table:formula="of:=IFERROR(IF(NOT(ISERROR(SEARCH(&quot;@g.us&quot;;[.$E218])));[.$G218];IF([.$G218]=&quot;&quot;;&quot;&quot;;IFERROR(IF([.$B218]=&quot;&quot;;[.$E$1];[.$B218]);&quot;&quot;)&amp;RIGHT(SUBSTITUTE(SUBSTITUTE(SUBSTITUTE([.$G218];&quot;-&quot;;&quot;&quot;);&quot; &quot;;&quot;&quot;);&quot;+&quot;;&quot;&quot;);10)));&quot;&quot;)">
            <text:p/>
          </table:table-cell>
          <table:table-cell table:style-name="ce99" table:formula="of:=IFERROR(IF([.$G218]=&quot;&quot;;&quot;&quot;;[$Mudslide_Commands.$E$32]&amp;&quot;send &quot;&amp;TRIM(SUBSTITUTE([.$AK218];&quot;+&quot;;&quot;&quot;)&amp;&quot; &quot;&amp;CHAR(34)&amp;[.$H218]&amp;CHAR(10)&amp;[.$I218]&amp;CHAR(10)&amp;[.$J218]&amp;CHAR(10)&amp;[.$K218]&amp;CHAR(10)&amp;[.$L218]&amp;CHAR(10)&amp;&quot;- Sent By Bot&quot;&amp;CHAR(34)&amp;CHAR(10)));&quot;&quot;)">
            <text:p/>
          </table:table-cell>
          <table:table-cell table:style-name="ce99" table:formula="of:=IFERROR(IF([.$G218]=&quot;&quot;;&quot;&quot;;[$Mudslide_Commands.$E$32]&amp;IF(SUMPRODUCT(--ISNUMBER(SEARCH([$Mudslide_Commands.$D$10:.$D$16];RIGHT(LOWER([.$M218]);4))))&gt;0;&quot;send-image &quot;; &quot;send-file &quot;)&amp;TRIM(SUBSTITUTE([.$AK218];&quot;+&quot;;&quot;&quot;)&amp;&quot; &quot;&amp;CHAR(34)&amp;[.$M218]&amp;CHAR(34)&amp;IF([.$S218]=&quot;&quot;;&quot;&quot;;&quot; --caption &quot;&amp;CHAR(34)&amp;[.$S218]&amp;CHAR(34))&amp;CHAR(10)));&quot;&quot;)">
            <text:p/>
          </table:table-cell>
          <table:table-cell table:style-name="ce60" table:formula="of:=IFERROR(IF([.$G218]=&quot;&quot;;&quot;&quot;;IF([.$M218]=&quot;&quot;;[.$AL218]&amp;CHAR(10);[.$AM218]&amp;CHAR(10)));&quot;&quot;)">
            <text:p/>
          </table:table-cell>
          <table:table-cell table:style-name="ce60"/>
          <table:table-cell table:style-name="ce116" table:formula="of:=[.AD218]&amp;[.AI218]&amp;[.AN218]">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19]&amp;[.F219]&amp;[.G219]=&quot;&quot;;&quot;&quot;;MAX([.$A$3:.$A218])+1);&quot;&quot;)">
            <text:p/>
          </table:table-cell>
          <table:table-cell table:style-name="ce9" table:formula="of:=IFERROR(TRIM(SUBSTITUTE(SUBSTITUTE(VLOOKUP([.C219];[$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19]=&quot;&quot;;&quot;&quot;;TRIM(&quot;Dear *&quot;&amp;[.$D219]&amp;&quot;*&quot;))">
            <text:p/>
          </table:table-cell>
          <table:table-cell table:style-name="ce83" table:formula="of:=IF([.$E219]=&quot;&quot;;&quot;&quot;;&quot;~How Do You Do ?~&quot;)">
            <text:p/>
          </table:table-cell>
          <table:table-cell table:style-name="ce83" table:formula="of:=IF([.$E219]=&quot;&quot;;&quot;&quot;;&quot;_Have a great Day_&quot;)">
            <text:p/>
          </table:table-cell>
          <table:table-cell table:style-name="ce83" table:number-columns-repeated="2"/>
          <table:table-cell table:style-name="ce44" table:number-columns-spanned="6" table:number-rows-spanned="1">
            <draw:control draw:z-index="10" draw:name="BT_File_Selection_12_" draw:style-name="gr6" draw:text-style-name="P5" svg:width="1cm" svg:height="0.5cm" svg:x="0cm" svg:y="0cm" draw:control="control223"/>
          </table:table-cell>
          <table:covered-table-cell table:number-columns-repeated="5" table:style-name="ce48"/>
          <table:table-cell table:style-name="ce107" table:formula="of:=IF([.$M219]=&quot;&quot;;&quot;&quot;;IF([.$A219]=&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19])));[.$E219];IF([.$E219]=&quot;&quot;;&quot;&quot;;IFERROR(IF([.$B219]=&quot;&quot;;[.$E$1];[.$B219]);&quot;&quot;)&amp;RIGHT(SUBSTITUTE(SUBSTITUTE(SUBSTITUTE([.$E219];&quot;-&quot;;&quot;&quot;);&quot; &quot;;&quot;&quot;);&quot;+&quot;;&quot;&quot;);10)));&quot;&quot;)">
            <text:p/>
          </table:table-cell>
          <table:table-cell table:style-name="ce99" table:formula="of:=IFERROR(IF([.$E219]=&quot;&quot;;&quot;&quot;;[$Mudslide_Commands.$E$32]&amp;&quot;send &quot;&amp;TRIM(SUBSTITUTE([.$AA219];&quot;+&quot;;&quot;&quot;)&amp;&quot; &quot;&amp;CHAR(34)&amp;[.$H219]&amp;CHAR(10)&amp;[.$I219]&amp;CHAR(10)&amp;[.$J219]&amp;CHAR(10)&amp;[.$K219]&amp;CHAR(10)&amp;[.$L219]&amp;CHAR(10)&amp;&quot;- Sent By Bot&quot;&amp;CHAR(34)&amp;CHAR(10)));&quot;&quot;)">
            <text:p/>
          </table:table-cell>
          <table:table-cell table:style-name="ce99" table:formula="of:=IFERROR(IF([.$E219]=&quot;&quot;;&quot;&quot;;[$Mudslide_Commands.$E$32]&amp;IF(SUMPRODUCT(--ISNUMBER(SEARCH([$Mudslide_Commands.$D$10:.$D$16];RIGHT(LOWER([.$M219]);4))))&gt;0;&quot;send-image &quot;; &quot;send-file &quot;)&amp;TRIM(SUBSTITUTE([.$AA219];&quot;+&quot;;&quot;&quot;)&amp;&quot; &quot;&amp;CHAR(34)&amp;[.$M219]&amp;CHAR(34)&amp;IF([.$S219]=&quot;&quot;;&quot;&quot;;&quot; --caption &quot;&amp;CHAR(34)&amp;[.$S219]&amp;CHAR(34))&amp;CHAR(10)));&quot;&quot;)">
            <text:p/>
          </table:table-cell>
          <table:table-cell table:style-name="ce60" table:formula="of:=IFERROR(IF([.$E219]=&quot;&quot;;&quot;&quot;;IF([.$M219]=&quot;&quot;;[.$AB219]&amp;CHAR(10);[.$AC219]&amp;CHAR(10)));&quot;&quot;)">
            <text:p/>
          </table:table-cell>
          <table:table-cell table:style-name="ce60"/>
          <table:table-cell table:style-name="ce60" table:formula="of:=IFERROR(IF(NOT(ISERROR(SEARCH(&quot;@g.us&quot;;[.$F219])));[.$F219];IF([.$F219]=&quot;&quot;;&quot;&quot;;IFERROR(IF([.$B219]=&quot;&quot;;[.$E$1];[.$B219]);&quot;&quot;)&amp;RIGHT(SUBSTITUTE(SUBSTITUTE(SUBSTITUTE([.$F219];&quot;-&quot;;&quot;&quot;);&quot; &quot;;&quot;&quot;);&quot;+&quot;;&quot;&quot;);10)));&quot;&quot;)">
            <text:p/>
          </table:table-cell>
          <table:table-cell table:style-name="ce99" table:formula="of:=IFERROR(IF([.$F219]=&quot;&quot;;&quot;&quot;;[$Mudslide_Commands.$E$32]&amp;&quot;send &quot;&amp;TRIM(SUBSTITUTE([.$AF219];&quot;+&quot;;&quot;&quot;)&amp;&quot; &quot;&amp;CHAR(34)&amp;[.$H219]&amp;CHAR(10)&amp;[.$I219]&amp;CHAR(10)&amp;[.$J219]&amp;CHAR(10)&amp;[.$K219]&amp;CHAR(10)&amp;[.$L219]&amp;CHAR(10)&amp;&quot;- Sent By Bot&quot;&amp;CHAR(34)&amp;CHAR(10)));&quot;&quot;)">
            <text:p/>
          </table:table-cell>
          <table:table-cell table:style-name="ce99" table:formula="of:=IFERROR(IF([.$F219]=&quot;&quot;;&quot;&quot;;[$Mudslide_Commands.$E$32]&amp;IF(SUMPRODUCT(--ISNUMBER(SEARCH([$Mudslide_Commands.$D$10:.$D$16];RIGHT(LOWER([.$M219]);4))))&gt;0;&quot;send-image &quot;; &quot;send-file &quot;)&amp;TRIM(SUBSTITUTE([.$AF219];&quot;+&quot;;&quot;&quot;)&amp;&quot; &quot;&amp;CHAR(34)&amp;[.$M219]&amp;CHAR(34)&amp;IF([.$S219]=&quot;&quot;;&quot;&quot;;&quot; --caption &quot;&amp;CHAR(34)&amp;[.$S219]&amp;CHAR(34))&amp;CHAR(10)));&quot;&quot;)">
            <text:p/>
          </table:table-cell>
          <table:table-cell table:style-name="ce60" table:formula="of:=IFERROR(IF([.$F219]=&quot;&quot;;&quot;&quot;;IF([.$M219]=&quot;&quot;;[.$AG219]&amp;CHAR(10);[.$AH219]&amp;CHAR(10)));&quot;&quot;)">
            <text:p/>
          </table:table-cell>
          <table:table-cell table:style-name="ce60"/>
          <table:table-cell table:style-name="ce60" table:formula="of:=IFERROR(IF(NOT(ISERROR(SEARCH(&quot;@g.us&quot;;[.$E219])));[.$G219];IF([.$G219]=&quot;&quot;;&quot;&quot;;IFERROR(IF([.$B219]=&quot;&quot;;[.$E$1];[.$B219]);&quot;&quot;)&amp;RIGHT(SUBSTITUTE(SUBSTITUTE(SUBSTITUTE([.$G219];&quot;-&quot;;&quot;&quot;);&quot; &quot;;&quot;&quot;);&quot;+&quot;;&quot;&quot;);10)));&quot;&quot;)">
            <text:p/>
          </table:table-cell>
          <table:table-cell table:style-name="ce99" table:formula="of:=IFERROR(IF([.$G219]=&quot;&quot;;&quot;&quot;;[$Mudslide_Commands.$E$32]&amp;&quot;send &quot;&amp;TRIM(SUBSTITUTE([.$AK219];&quot;+&quot;;&quot;&quot;)&amp;&quot; &quot;&amp;CHAR(34)&amp;[.$H219]&amp;CHAR(10)&amp;[.$I219]&amp;CHAR(10)&amp;[.$J219]&amp;CHAR(10)&amp;[.$K219]&amp;CHAR(10)&amp;[.$L219]&amp;CHAR(10)&amp;&quot;- Sent By Bot&quot;&amp;CHAR(34)&amp;CHAR(10)));&quot;&quot;)">
            <text:p/>
          </table:table-cell>
          <table:table-cell table:style-name="ce99" table:formula="of:=IFERROR(IF([.$G219]=&quot;&quot;;&quot;&quot;;[$Mudslide_Commands.$E$32]&amp;IF(SUMPRODUCT(--ISNUMBER(SEARCH([$Mudslide_Commands.$D$10:.$D$16];RIGHT(LOWER([.$M219]);4))))&gt;0;&quot;send-image &quot;; &quot;send-file &quot;)&amp;TRIM(SUBSTITUTE([.$AK219];&quot;+&quot;;&quot;&quot;)&amp;&quot; &quot;&amp;CHAR(34)&amp;[.$M219]&amp;CHAR(34)&amp;IF([.$S219]=&quot;&quot;;&quot;&quot;;&quot; --caption &quot;&amp;CHAR(34)&amp;[.$S219]&amp;CHAR(34))&amp;CHAR(10)));&quot;&quot;)">
            <text:p/>
          </table:table-cell>
          <table:table-cell table:style-name="ce60" table:formula="of:=IFERROR(IF([.$G219]=&quot;&quot;;&quot;&quot;;IF([.$M219]=&quot;&quot;;[.$AL219]&amp;CHAR(10);[.$AM219]&amp;CHAR(10)));&quot;&quot;)">
            <text:p/>
          </table:table-cell>
          <table:table-cell table:style-name="ce60"/>
          <table:table-cell table:style-name="ce116" table:formula="of:=[.AD219]&amp;[.AI219]&amp;[.AN219]">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20]&amp;[.F220]&amp;[.G220]=&quot;&quot;;&quot;&quot;;MAX([.$A$3:.$A219])+1);&quot;&quot;)">
            <text:p/>
          </table:table-cell>
          <table:table-cell table:style-name="ce9" table:formula="of:=IFERROR(TRIM(SUBSTITUTE(SUBSTITUTE(VLOOKUP([.C220];[$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20]=&quot;&quot;;&quot;&quot;;TRIM(&quot;Dear *&quot;&amp;[.$D220]&amp;&quot;*&quot;))">
            <text:p/>
          </table:table-cell>
          <table:table-cell table:style-name="ce83" table:formula="of:=IF([.$E220]=&quot;&quot;;&quot;&quot;;&quot;~How Do You Do ?~&quot;)">
            <text:p/>
          </table:table-cell>
          <table:table-cell table:style-name="ce83" table:formula="of:=IF([.$E220]=&quot;&quot;;&quot;&quot;;&quot;_Have a great Day_&quot;)">
            <text:p/>
          </table:table-cell>
          <table:table-cell table:style-name="ce83" table:number-columns-repeated="2"/>
          <table:table-cell table:style-name="ce44" table:number-columns-spanned="6" table:number-rows-spanned="1">
            <draw:control draw:z-index="11" draw:name="BT_File_Selection_12_" draw:style-name="gr6" draw:text-style-name="P5" svg:width="1cm" svg:height="0.5cm" svg:x="0cm" svg:y="0cm" draw:control="control224"/>
          </table:table-cell>
          <table:covered-table-cell table:number-columns-repeated="5" table:style-name="ce48"/>
          <table:table-cell table:style-name="ce107" table:formula="of:=IF([.$M220]=&quot;&quot;;&quot;&quot;;IF([.$A220]=&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20])));[.$E220];IF([.$E220]=&quot;&quot;;&quot;&quot;;IFERROR(IF([.$B220]=&quot;&quot;;[.$E$1];[.$B220]);&quot;&quot;)&amp;RIGHT(SUBSTITUTE(SUBSTITUTE(SUBSTITUTE([.$E220];&quot;-&quot;;&quot;&quot;);&quot; &quot;;&quot;&quot;);&quot;+&quot;;&quot;&quot;);10)));&quot;&quot;)">
            <text:p/>
          </table:table-cell>
          <table:table-cell table:style-name="ce99" table:formula="of:=IFERROR(IF([.$E220]=&quot;&quot;;&quot;&quot;;[$Mudslide_Commands.$E$32]&amp;&quot;send &quot;&amp;TRIM(SUBSTITUTE([.$AA220];&quot;+&quot;;&quot;&quot;)&amp;&quot; &quot;&amp;CHAR(34)&amp;[.$H220]&amp;CHAR(10)&amp;[.$I220]&amp;CHAR(10)&amp;[.$J220]&amp;CHAR(10)&amp;[.$K220]&amp;CHAR(10)&amp;[.$L220]&amp;CHAR(10)&amp;&quot;- Sent By Bot&quot;&amp;CHAR(34)&amp;CHAR(10)));&quot;&quot;)">
            <text:p/>
          </table:table-cell>
          <table:table-cell table:style-name="ce99" table:formula="of:=IFERROR(IF([.$E220]=&quot;&quot;;&quot;&quot;;[$Mudslide_Commands.$E$32]&amp;IF(SUMPRODUCT(--ISNUMBER(SEARCH([$Mudslide_Commands.$D$10:.$D$16];RIGHT(LOWER([.$M220]);4))))&gt;0;&quot;send-image &quot;; &quot;send-file &quot;)&amp;TRIM(SUBSTITUTE([.$AA220];&quot;+&quot;;&quot;&quot;)&amp;&quot; &quot;&amp;CHAR(34)&amp;[.$M220]&amp;CHAR(34)&amp;IF([.$S220]=&quot;&quot;;&quot;&quot;;&quot; --caption &quot;&amp;CHAR(34)&amp;[.$S220]&amp;CHAR(34))&amp;CHAR(10)));&quot;&quot;)">
            <text:p/>
          </table:table-cell>
          <table:table-cell table:style-name="ce60" table:formula="of:=IFERROR(IF([.$E220]=&quot;&quot;;&quot;&quot;;IF([.$M220]=&quot;&quot;;[.$AB220]&amp;CHAR(10);[.$AC220]&amp;CHAR(10)));&quot;&quot;)">
            <text:p/>
          </table:table-cell>
          <table:table-cell table:style-name="ce60"/>
          <table:table-cell table:style-name="ce60" table:formula="of:=IFERROR(IF(NOT(ISERROR(SEARCH(&quot;@g.us&quot;;[.$F220])));[.$F220];IF([.$F220]=&quot;&quot;;&quot;&quot;;IFERROR(IF([.$B220]=&quot;&quot;;[.$E$1];[.$B220]);&quot;&quot;)&amp;RIGHT(SUBSTITUTE(SUBSTITUTE(SUBSTITUTE([.$F220];&quot;-&quot;;&quot;&quot;);&quot; &quot;;&quot;&quot;);&quot;+&quot;;&quot;&quot;);10)));&quot;&quot;)">
            <text:p/>
          </table:table-cell>
          <table:table-cell table:style-name="ce99" table:formula="of:=IFERROR(IF([.$F220]=&quot;&quot;;&quot;&quot;;[$Mudslide_Commands.$E$32]&amp;&quot;send &quot;&amp;TRIM(SUBSTITUTE([.$AF220];&quot;+&quot;;&quot;&quot;)&amp;&quot; &quot;&amp;CHAR(34)&amp;[.$H220]&amp;CHAR(10)&amp;[.$I220]&amp;CHAR(10)&amp;[.$J220]&amp;CHAR(10)&amp;[.$K220]&amp;CHAR(10)&amp;[.$L220]&amp;CHAR(10)&amp;&quot;- Sent By Bot&quot;&amp;CHAR(34)&amp;CHAR(10)));&quot;&quot;)">
            <text:p/>
          </table:table-cell>
          <table:table-cell table:style-name="ce99" table:formula="of:=IFERROR(IF([.$F220]=&quot;&quot;;&quot;&quot;;[$Mudslide_Commands.$E$32]&amp;IF(SUMPRODUCT(--ISNUMBER(SEARCH([$Mudslide_Commands.$D$10:.$D$16];RIGHT(LOWER([.$M220]);4))))&gt;0;&quot;send-image &quot;; &quot;send-file &quot;)&amp;TRIM(SUBSTITUTE([.$AF220];&quot;+&quot;;&quot;&quot;)&amp;&quot; &quot;&amp;CHAR(34)&amp;[.$M220]&amp;CHAR(34)&amp;IF([.$S220]=&quot;&quot;;&quot;&quot;;&quot; --caption &quot;&amp;CHAR(34)&amp;[.$S220]&amp;CHAR(34))&amp;CHAR(10)));&quot;&quot;)">
            <text:p/>
          </table:table-cell>
          <table:table-cell table:style-name="ce60" table:formula="of:=IFERROR(IF([.$F220]=&quot;&quot;;&quot;&quot;;IF([.$M220]=&quot;&quot;;[.$AG220]&amp;CHAR(10);[.$AH220]&amp;CHAR(10)));&quot;&quot;)">
            <text:p/>
          </table:table-cell>
          <table:table-cell table:style-name="ce60"/>
          <table:table-cell table:style-name="ce60" table:formula="of:=IFERROR(IF(NOT(ISERROR(SEARCH(&quot;@g.us&quot;;[.$E220])));[.$G220];IF([.$G220]=&quot;&quot;;&quot;&quot;;IFERROR(IF([.$B220]=&quot;&quot;;[.$E$1];[.$B220]);&quot;&quot;)&amp;RIGHT(SUBSTITUTE(SUBSTITUTE(SUBSTITUTE([.$G220];&quot;-&quot;;&quot;&quot;);&quot; &quot;;&quot;&quot;);&quot;+&quot;;&quot;&quot;);10)));&quot;&quot;)">
            <text:p/>
          </table:table-cell>
          <table:table-cell table:style-name="ce99" table:formula="of:=IFERROR(IF([.$G220]=&quot;&quot;;&quot;&quot;;[$Mudslide_Commands.$E$32]&amp;&quot;send &quot;&amp;TRIM(SUBSTITUTE([.$AK220];&quot;+&quot;;&quot;&quot;)&amp;&quot; &quot;&amp;CHAR(34)&amp;[.$H220]&amp;CHAR(10)&amp;[.$I220]&amp;CHAR(10)&amp;[.$J220]&amp;CHAR(10)&amp;[.$K220]&amp;CHAR(10)&amp;[.$L220]&amp;CHAR(10)&amp;&quot;- Sent By Bot&quot;&amp;CHAR(34)&amp;CHAR(10)));&quot;&quot;)">
            <text:p/>
          </table:table-cell>
          <table:table-cell table:style-name="ce99" table:formula="of:=IFERROR(IF([.$G220]=&quot;&quot;;&quot;&quot;;[$Mudslide_Commands.$E$32]&amp;IF(SUMPRODUCT(--ISNUMBER(SEARCH([$Mudslide_Commands.$D$10:.$D$16];RIGHT(LOWER([.$M220]);4))))&gt;0;&quot;send-image &quot;; &quot;send-file &quot;)&amp;TRIM(SUBSTITUTE([.$AK220];&quot;+&quot;;&quot;&quot;)&amp;&quot; &quot;&amp;CHAR(34)&amp;[.$M220]&amp;CHAR(34)&amp;IF([.$S220]=&quot;&quot;;&quot;&quot;;&quot; --caption &quot;&amp;CHAR(34)&amp;[.$S220]&amp;CHAR(34))&amp;CHAR(10)));&quot;&quot;)">
            <text:p/>
          </table:table-cell>
          <table:table-cell table:style-name="ce60" table:formula="of:=IFERROR(IF([.$G220]=&quot;&quot;;&quot;&quot;;IF([.$M220]=&quot;&quot;;[.$AL220]&amp;CHAR(10);[.$AM220]&amp;CHAR(10)));&quot;&quot;)">
            <text:p/>
          </table:table-cell>
          <table:table-cell table:style-name="ce60"/>
          <table:table-cell table:style-name="ce116" table:formula="of:=[.AD220]&amp;[.AI220]&amp;[.AN220]">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21]&amp;[.F221]&amp;[.G221]=&quot;&quot;;&quot;&quot;;MAX([.$A$3:.$A220])+1);&quot;&quot;)">
            <text:p/>
          </table:table-cell>
          <table:table-cell table:style-name="ce9" table:formula="of:=IFERROR(TRIM(SUBSTITUTE(SUBSTITUTE(VLOOKUP([.C221];[$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21]=&quot;&quot;;&quot;&quot;;TRIM(&quot;Dear *&quot;&amp;[.$D221]&amp;&quot;*&quot;))">
            <text:p/>
          </table:table-cell>
          <table:table-cell table:style-name="ce83" table:formula="of:=IF([.$E221]=&quot;&quot;;&quot;&quot;;&quot;~How Do You Do ?~&quot;)">
            <text:p/>
          </table:table-cell>
          <table:table-cell table:style-name="ce83" table:formula="of:=IF([.$E221]=&quot;&quot;;&quot;&quot;;&quot;_Have a great Day_&quot;)">
            <text:p/>
          </table:table-cell>
          <table:table-cell table:style-name="ce83" table:number-columns-repeated="2"/>
          <table:table-cell table:style-name="ce44" table:number-columns-spanned="6" table:number-rows-spanned="1">
            <draw:control draw:z-index="12" draw:name="BT_File_Selection_12_" draw:style-name="gr6" draw:text-style-name="P5" svg:width="1cm" svg:height="0.5cm" svg:x="0cm" svg:y="0cm" draw:control="control225"/>
          </table:table-cell>
          <table:covered-table-cell table:number-columns-repeated="5" table:style-name="ce48"/>
          <table:table-cell table:style-name="ce107" table:formula="of:=IF([.$M221]=&quot;&quot;;&quot;&quot;;IF([.$A221]=&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21])));[.$E221];IF([.$E221]=&quot;&quot;;&quot;&quot;;IFERROR(IF([.$B221]=&quot;&quot;;[.$E$1];[.$B221]);&quot;&quot;)&amp;RIGHT(SUBSTITUTE(SUBSTITUTE(SUBSTITUTE([.$E221];&quot;-&quot;;&quot;&quot;);&quot; &quot;;&quot;&quot;);&quot;+&quot;;&quot;&quot;);10)));&quot;&quot;)">
            <text:p/>
          </table:table-cell>
          <table:table-cell table:style-name="ce99" table:formula="of:=IFERROR(IF([.$E221]=&quot;&quot;;&quot;&quot;;[$Mudslide_Commands.$E$32]&amp;&quot;send &quot;&amp;TRIM(SUBSTITUTE([.$AA221];&quot;+&quot;;&quot;&quot;)&amp;&quot; &quot;&amp;CHAR(34)&amp;[.$H221]&amp;CHAR(10)&amp;[.$I221]&amp;CHAR(10)&amp;[.$J221]&amp;CHAR(10)&amp;[.$K221]&amp;CHAR(10)&amp;[.$L221]&amp;CHAR(10)&amp;&quot;- Sent By Bot&quot;&amp;CHAR(34)&amp;CHAR(10)));&quot;&quot;)">
            <text:p/>
          </table:table-cell>
          <table:table-cell table:style-name="ce99" table:formula="of:=IFERROR(IF([.$E221]=&quot;&quot;;&quot;&quot;;[$Mudslide_Commands.$E$32]&amp;IF(SUMPRODUCT(--ISNUMBER(SEARCH([$Mudslide_Commands.$D$10:.$D$16];RIGHT(LOWER([.$M221]);4))))&gt;0;&quot;send-image &quot;; &quot;send-file &quot;)&amp;TRIM(SUBSTITUTE([.$AA221];&quot;+&quot;;&quot;&quot;)&amp;&quot; &quot;&amp;CHAR(34)&amp;[.$M221]&amp;CHAR(34)&amp;IF([.$S221]=&quot;&quot;;&quot;&quot;;&quot; --caption &quot;&amp;CHAR(34)&amp;[.$S221]&amp;CHAR(34))&amp;CHAR(10)));&quot;&quot;)">
            <text:p/>
          </table:table-cell>
          <table:table-cell table:style-name="ce60" table:formula="of:=IFERROR(IF([.$E221]=&quot;&quot;;&quot;&quot;;IF([.$M221]=&quot;&quot;;[.$AB221]&amp;CHAR(10);[.$AC221]&amp;CHAR(10)));&quot;&quot;)">
            <text:p/>
          </table:table-cell>
          <table:table-cell table:style-name="ce60"/>
          <table:table-cell table:style-name="ce60" table:formula="of:=IFERROR(IF(NOT(ISERROR(SEARCH(&quot;@g.us&quot;;[.$F221])));[.$F221];IF([.$F221]=&quot;&quot;;&quot;&quot;;IFERROR(IF([.$B221]=&quot;&quot;;[.$E$1];[.$B221]);&quot;&quot;)&amp;RIGHT(SUBSTITUTE(SUBSTITUTE(SUBSTITUTE([.$F221];&quot;-&quot;;&quot;&quot;);&quot; &quot;;&quot;&quot;);&quot;+&quot;;&quot;&quot;);10)));&quot;&quot;)">
            <text:p/>
          </table:table-cell>
          <table:table-cell table:style-name="ce99" table:formula="of:=IFERROR(IF([.$F221]=&quot;&quot;;&quot;&quot;;[$Mudslide_Commands.$E$32]&amp;&quot;send &quot;&amp;TRIM(SUBSTITUTE([.$AF221];&quot;+&quot;;&quot;&quot;)&amp;&quot; &quot;&amp;CHAR(34)&amp;[.$H221]&amp;CHAR(10)&amp;[.$I221]&amp;CHAR(10)&amp;[.$J221]&amp;CHAR(10)&amp;[.$K221]&amp;CHAR(10)&amp;[.$L221]&amp;CHAR(10)&amp;&quot;- Sent By Bot&quot;&amp;CHAR(34)&amp;CHAR(10)));&quot;&quot;)">
            <text:p/>
          </table:table-cell>
          <table:table-cell table:style-name="ce99" table:formula="of:=IFERROR(IF([.$F221]=&quot;&quot;;&quot;&quot;;[$Mudslide_Commands.$E$32]&amp;IF(SUMPRODUCT(--ISNUMBER(SEARCH([$Mudslide_Commands.$D$10:.$D$16];RIGHT(LOWER([.$M221]);4))))&gt;0;&quot;send-image &quot;; &quot;send-file &quot;)&amp;TRIM(SUBSTITUTE([.$AF221];&quot;+&quot;;&quot;&quot;)&amp;&quot; &quot;&amp;CHAR(34)&amp;[.$M221]&amp;CHAR(34)&amp;IF([.$S221]=&quot;&quot;;&quot;&quot;;&quot; --caption &quot;&amp;CHAR(34)&amp;[.$S221]&amp;CHAR(34))&amp;CHAR(10)));&quot;&quot;)">
            <text:p/>
          </table:table-cell>
          <table:table-cell table:style-name="ce60" table:formula="of:=IFERROR(IF([.$F221]=&quot;&quot;;&quot;&quot;;IF([.$M221]=&quot;&quot;;[.$AG221]&amp;CHAR(10);[.$AH221]&amp;CHAR(10)));&quot;&quot;)">
            <text:p/>
          </table:table-cell>
          <table:table-cell table:style-name="ce60"/>
          <table:table-cell table:style-name="ce60" table:formula="of:=IFERROR(IF(NOT(ISERROR(SEARCH(&quot;@g.us&quot;;[.$E221])));[.$G221];IF([.$G221]=&quot;&quot;;&quot;&quot;;IFERROR(IF([.$B221]=&quot;&quot;;[.$E$1];[.$B221]);&quot;&quot;)&amp;RIGHT(SUBSTITUTE(SUBSTITUTE(SUBSTITUTE([.$G221];&quot;-&quot;;&quot;&quot;);&quot; &quot;;&quot;&quot;);&quot;+&quot;;&quot;&quot;);10)));&quot;&quot;)">
            <text:p/>
          </table:table-cell>
          <table:table-cell table:style-name="ce99" table:formula="of:=IFERROR(IF([.$G221]=&quot;&quot;;&quot;&quot;;[$Mudslide_Commands.$E$32]&amp;&quot;send &quot;&amp;TRIM(SUBSTITUTE([.$AK221];&quot;+&quot;;&quot;&quot;)&amp;&quot; &quot;&amp;CHAR(34)&amp;[.$H221]&amp;CHAR(10)&amp;[.$I221]&amp;CHAR(10)&amp;[.$J221]&amp;CHAR(10)&amp;[.$K221]&amp;CHAR(10)&amp;[.$L221]&amp;CHAR(10)&amp;&quot;- Sent By Bot&quot;&amp;CHAR(34)&amp;CHAR(10)));&quot;&quot;)">
            <text:p/>
          </table:table-cell>
          <table:table-cell table:style-name="ce99" table:formula="of:=IFERROR(IF([.$G221]=&quot;&quot;;&quot;&quot;;[$Mudslide_Commands.$E$32]&amp;IF(SUMPRODUCT(--ISNUMBER(SEARCH([$Mudslide_Commands.$D$10:.$D$16];RIGHT(LOWER([.$M221]);4))))&gt;0;&quot;send-image &quot;; &quot;send-file &quot;)&amp;TRIM(SUBSTITUTE([.$AK221];&quot;+&quot;;&quot;&quot;)&amp;&quot; &quot;&amp;CHAR(34)&amp;[.$M221]&amp;CHAR(34)&amp;IF([.$S221]=&quot;&quot;;&quot;&quot;;&quot; --caption &quot;&amp;CHAR(34)&amp;[.$S221]&amp;CHAR(34))&amp;CHAR(10)));&quot;&quot;)">
            <text:p/>
          </table:table-cell>
          <table:table-cell table:style-name="ce60" table:formula="of:=IFERROR(IF([.$G221]=&quot;&quot;;&quot;&quot;;IF([.$M221]=&quot;&quot;;[.$AL221]&amp;CHAR(10);[.$AM221]&amp;CHAR(10)));&quot;&quot;)">
            <text:p/>
          </table:table-cell>
          <table:table-cell table:style-name="ce60"/>
          <table:table-cell table:style-name="ce116" table:formula="of:=[.AD221]&amp;[.AI221]&amp;[.AN221]">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22]&amp;[.F222]&amp;[.G222]=&quot;&quot;;&quot;&quot;;MAX([.$A$3:.$A221])+1);&quot;&quot;)">
            <text:p/>
          </table:table-cell>
          <table:table-cell table:style-name="ce9" table:formula="of:=IFERROR(TRIM(SUBSTITUTE(SUBSTITUTE(VLOOKUP([.C222];[$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22]=&quot;&quot;;&quot;&quot;;TRIM(&quot;Dear *&quot;&amp;[.$D222]&amp;&quot;*&quot;))">
            <text:p/>
          </table:table-cell>
          <table:table-cell table:style-name="ce83" table:formula="of:=IF([.$E222]=&quot;&quot;;&quot;&quot;;&quot;~How Do You Do ?~&quot;)">
            <text:p/>
          </table:table-cell>
          <table:table-cell table:style-name="ce83" table:formula="of:=IF([.$E222]=&quot;&quot;;&quot;&quot;;&quot;_Have a great Day_&quot;)">
            <text:p/>
          </table:table-cell>
          <table:table-cell table:style-name="ce83" table:number-columns-repeated="2"/>
          <table:table-cell table:style-name="ce44" table:number-columns-spanned="6" table:number-rows-spanned="1">
            <draw:control draw:z-index="13" draw:name="BT_File_Selection_12_" draw:style-name="gr6" draw:text-style-name="P5" svg:width="1cm" svg:height="0.5cm" svg:x="0cm" svg:y="0cm" draw:control="control226"/>
          </table:table-cell>
          <table:covered-table-cell table:number-columns-repeated="5" table:style-name="ce48"/>
          <table:table-cell table:style-name="ce107" table:formula="of:=IF([.$M222]=&quot;&quot;;&quot;&quot;;IF([.$A222]=&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22])));[.$E222];IF([.$E222]=&quot;&quot;;&quot;&quot;;IFERROR(IF([.$B222]=&quot;&quot;;[.$E$1];[.$B222]);&quot;&quot;)&amp;RIGHT(SUBSTITUTE(SUBSTITUTE(SUBSTITUTE([.$E222];&quot;-&quot;;&quot;&quot;);&quot; &quot;;&quot;&quot;);&quot;+&quot;;&quot;&quot;);10)));&quot;&quot;)">
            <text:p/>
          </table:table-cell>
          <table:table-cell table:style-name="ce99" table:formula="of:=IFERROR(IF([.$E222]=&quot;&quot;;&quot;&quot;;[$Mudslide_Commands.$E$32]&amp;&quot;send &quot;&amp;TRIM(SUBSTITUTE([.$AA222];&quot;+&quot;;&quot;&quot;)&amp;&quot; &quot;&amp;CHAR(34)&amp;[.$H222]&amp;CHAR(10)&amp;[.$I222]&amp;CHAR(10)&amp;[.$J222]&amp;CHAR(10)&amp;[.$K222]&amp;CHAR(10)&amp;[.$L222]&amp;CHAR(10)&amp;&quot;- Sent By Bot&quot;&amp;CHAR(34)&amp;CHAR(10)));&quot;&quot;)">
            <text:p/>
          </table:table-cell>
          <table:table-cell table:style-name="ce99" table:formula="of:=IFERROR(IF([.$E222]=&quot;&quot;;&quot;&quot;;[$Mudslide_Commands.$E$32]&amp;IF(SUMPRODUCT(--ISNUMBER(SEARCH([$Mudslide_Commands.$D$10:.$D$16];RIGHT(LOWER([.$M222]);4))))&gt;0;&quot;send-image &quot;; &quot;send-file &quot;)&amp;TRIM(SUBSTITUTE([.$AA222];&quot;+&quot;;&quot;&quot;)&amp;&quot; &quot;&amp;CHAR(34)&amp;[.$M222]&amp;CHAR(34)&amp;IF([.$S222]=&quot;&quot;;&quot;&quot;;&quot; --caption &quot;&amp;CHAR(34)&amp;[.$S222]&amp;CHAR(34))&amp;CHAR(10)));&quot;&quot;)">
            <text:p/>
          </table:table-cell>
          <table:table-cell table:style-name="ce60" table:formula="of:=IFERROR(IF([.$E222]=&quot;&quot;;&quot;&quot;;IF([.$M222]=&quot;&quot;;[.$AB222]&amp;CHAR(10);[.$AC222]&amp;CHAR(10)));&quot;&quot;)">
            <text:p/>
          </table:table-cell>
          <table:table-cell table:style-name="ce60"/>
          <table:table-cell table:style-name="ce60" table:formula="of:=IFERROR(IF(NOT(ISERROR(SEARCH(&quot;@g.us&quot;;[.$F222])));[.$F222];IF([.$F222]=&quot;&quot;;&quot;&quot;;IFERROR(IF([.$B222]=&quot;&quot;;[.$E$1];[.$B222]);&quot;&quot;)&amp;RIGHT(SUBSTITUTE(SUBSTITUTE(SUBSTITUTE([.$F222];&quot;-&quot;;&quot;&quot;);&quot; &quot;;&quot;&quot;);&quot;+&quot;;&quot;&quot;);10)));&quot;&quot;)">
            <text:p/>
          </table:table-cell>
          <table:table-cell table:style-name="ce99" table:formula="of:=IFERROR(IF([.$F222]=&quot;&quot;;&quot;&quot;;[$Mudslide_Commands.$E$32]&amp;&quot;send &quot;&amp;TRIM(SUBSTITUTE([.$AF222];&quot;+&quot;;&quot;&quot;)&amp;&quot; &quot;&amp;CHAR(34)&amp;[.$H222]&amp;CHAR(10)&amp;[.$I222]&amp;CHAR(10)&amp;[.$J222]&amp;CHAR(10)&amp;[.$K222]&amp;CHAR(10)&amp;[.$L222]&amp;CHAR(10)&amp;&quot;- Sent By Bot&quot;&amp;CHAR(34)&amp;CHAR(10)));&quot;&quot;)">
            <text:p/>
          </table:table-cell>
          <table:table-cell table:style-name="ce99" table:formula="of:=IFERROR(IF([.$F222]=&quot;&quot;;&quot;&quot;;[$Mudslide_Commands.$E$32]&amp;IF(SUMPRODUCT(--ISNUMBER(SEARCH([$Mudslide_Commands.$D$10:.$D$16];RIGHT(LOWER([.$M222]);4))))&gt;0;&quot;send-image &quot;; &quot;send-file &quot;)&amp;TRIM(SUBSTITUTE([.$AF222];&quot;+&quot;;&quot;&quot;)&amp;&quot; &quot;&amp;CHAR(34)&amp;[.$M222]&amp;CHAR(34)&amp;IF([.$S222]=&quot;&quot;;&quot;&quot;;&quot; --caption &quot;&amp;CHAR(34)&amp;[.$S222]&amp;CHAR(34))&amp;CHAR(10)));&quot;&quot;)">
            <text:p/>
          </table:table-cell>
          <table:table-cell table:style-name="ce60" table:formula="of:=IFERROR(IF([.$F222]=&quot;&quot;;&quot;&quot;;IF([.$M222]=&quot;&quot;;[.$AG222]&amp;CHAR(10);[.$AH222]&amp;CHAR(10)));&quot;&quot;)">
            <text:p/>
          </table:table-cell>
          <table:table-cell table:style-name="ce60"/>
          <table:table-cell table:style-name="ce60" table:formula="of:=IFERROR(IF(NOT(ISERROR(SEARCH(&quot;@g.us&quot;;[.$E222])));[.$G222];IF([.$G222]=&quot;&quot;;&quot;&quot;;IFERROR(IF([.$B222]=&quot;&quot;;[.$E$1];[.$B222]);&quot;&quot;)&amp;RIGHT(SUBSTITUTE(SUBSTITUTE(SUBSTITUTE([.$G222];&quot;-&quot;;&quot;&quot;);&quot; &quot;;&quot;&quot;);&quot;+&quot;;&quot;&quot;);10)));&quot;&quot;)">
            <text:p/>
          </table:table-cell>
          <table:table-cell table:style-name="ce99" table:formula="of:=IFERROR(IF([.$G222]=&quot;&quot;;&quot;&quot;;[$Mudslide_Commands.$E$32]&amp;&quot;send &quot;&amp;TRIM(SUBSTITUTE([.$AK222];&quot;+&quot;;&quot;&quot;)&amp;&quot; &quot;&amp;CHAR(34)&amp;[.$H222]&amp;CHAR(10)&amp;[.$I222]&amp;CHAR(10)&amp;[.$J222]&amp;CHAR(10)&amp;[.$K222]&amp;CHAR(10)&amp;[.$L222]&amp;CHAR(10)&amp;&quot;- Sent By Bot&quot;&amp;CHAR(34)&amp;CHAR(10)));&quot;&quot;)">
            <text:p/>
          </table:table-cell>
          <table:table-cell table:style-name="ce99" table:formula="of:=IFERROR(IF([.$G222]=&quot;&quot;;&quot;&quot;;[$Mudslide_Commands.$E$32]&amp;IF(SUMPRODUCT(--ISNUMBER(SEARCH([$Mudslide_Commands.$D$10:.$D$16];RIGHT(LOWER([.$M222]);4))))&gt;0;&quot;send-image &quot;; &quot;send-file &quot;)&amp;TRIM(SUBSTITUTE([.$AK222];&quot;+&quot;;&quot;&quot;)&amp;&quot; &quot;&amp;CHAR(34)&amp;[.$M222]&amp;CHAR(34)&amp;IF([.$S222]=&quot;&quot;;&quot;&quot;;&quot; --caption &quot;&amp;CHAR(34)&amp;[.$S222]&amp;CHAR(34))&amp;CHAR(10)));&quot;&quot;)">
            <text:p/>
          </table:table-cell>
          <table:table-cell table:style-name="ce60" table:formula="of:=IFERROR(IF([.$G222]=&quot;&quot;;&quot;&quot;;IF([.$M222]=&quot;&quot;;[.$AL222]&amp;CHAR(10);[.$AM222]&amp;CHAR(10)));&quot;&quot;)">
            <text:p/>
          </table:table-cell>
          <table:table-cell table:style-name="ce60"/>
          <table:table-cell table:style-name="ce116" table:formula="of:=[.AD222]&amp;[.AI222]&amp;[.AN222]">
            <text:p/>
          </table:table-cell>
          <table:table-cell table:number-columns-repeated="16332"/>
          <table:table-cell table:style-name="Default" table:number-columns-repeated="6"/>
          <table:table-cell table:number-columns-repeated="4"/>
        </table:table-row>
        <table:table-row table:style-name="ro9">
          <table:table-cell table:style-name="ce5" table:formula="of:=IFERROR(IF([.E223]&amp;[.F223]&amp;[.G223]=&quot;&quot;;&quot;&quot;;MAX([.$A$3:.$A222])+1);&quot;&quot;)">
            <text:p/>
          </table:table-cell>
          <table:table-cell table:style-name="ce9" table:formula="of:=IFERROR(TRIM(SUBSTITUTE(SUBSTITUTE(VLOOKUP([.C223];[$International_Dialing_Codes.$A$1:.$C$1000];3;0);&quot;-&quot;;&quot;&quot;);&quot;+&quot;;&quot;&quot;));&quot;&quot;)">
            <text:p/>
          </table:table-cell>
          <table:table-cell table:style-name="ce13" table:content-validation-name="val1"/>
          <table:table-cell table:style-name="ce73"/>
          <table:table-cell table:style-name="ce20" table:content-validation-name="val3" table:number-columns-repeated="3"/>
          <table:table-cell table:style-name="ce83" table:formula="of:=IF([.$D223]=&quot;&quot;;&quot;&quot;;TRIM(&quot;Dear *&quot;&amp;[.$D223]&amp;&quot;*&quot;))">
            <text:p/>
          </table:table-cell>
          <table:table-cell table:style-name="ce83" table:formula="of:=IF([.$E223]=&quot;&quot;;&quot;&quot;;&quot;~How Do You Do ?~&quot;)">
            <text:p/>
          </table:table-cell>
          <table:table-cell table:style-name="ce83" table:formula="of:=IF([.$E223]=&quot;&quot;;&quot;&quot;;&quot;_Have a great Day_&quot;)">
            <text:p/>
          </table:table-cell>
          <table:table-cell table:style-name="ce83" table:number-columns-repeated="2"/>
          <table:table-cell table:style-name="ce44" table:number-columns-spanned="6" table:number-rows-spanned="1">
            <draw:control draw:z-index="14" draw:name="BT_File_Selection_12_" draw:style-name="gr6" draw:text-style-name="P5" svg:width="1cm" svg:height="0.5cm" svg:x="0cm" svg:y="0cm" draw:control="control227"/>
          </table:table-cell>
          <table:covered-table-cell table:number-columns-repeated="5" table:style-name="ce48"/>
          <table:table-cell table:style-name="ce107" table:formula="of:=IF([.$M223]=&quot;&quot;;&quot;&quot;;IF([.$A223]=&quot;&quot;;&quot;&quot;;&quot;See Attachment&quot;))">
            <text:p/>
          </table:table-cell>
          <table:table-cell table:style-name="ce108" table:number-columns-spanned="7" table:number-rows-spanned="1"/>
          <table:covered-table-cell table:number-columns-repeated="6" table:style-name="ce60"/>
          <table:table-cell table:style-name="ce60" table:formula="of:=IFERROR(IF(NOT(ISERROR(SEARCH(&quot;@g.us&quot;;[.$E223])));[.$E223];IF([.$E223]=&quot;&quot;;&quot;&quot;;IFERROR(IF([.$B223]=&quot;&quot;;[.$E$1];[.$B223]);&quot;&quot;)&amp;RIGHT(SUBSTITUTE(SUBSTITUTE(SUBSTITUTE([.$E223];&quot;-&quot;;&quot;&quot;);&quot; &quot;;&quot;&quot;);&quot;+&quot;;&quot;&quot;);10)));&quot;&quot;)">
            <text:p/>
          </table:table-cell>
          <table:table-cell table:style-name="ce99" table:formula="of:=IFERROR(IF([.$E223]=&quot;&quot;;&quot;&quot;;[$Mudslide_Commands.$E$32]&amp;&quot;send &quot;&amp;TRIM(SUBSTITUTE([.$AA223];&quot;+&quot;;&quot;&quot;)&amp;&quot; &quot;&amp;CHAR(34)&amp;[.$H223]&amp;CHAR(10)&amp;[.$I223]&amp;CHAR(10)&amp;[.$J223]&amp;CHAR(10)&amp;[.$K223]&amp;CHAR(10)&amp;[.$L223]&amp;CHAR(10)&amp;&quot;- Sent By Bot&quot;&amp;CHAR(34)&amp;CHAR(10)));&quot;&quot;)">
            <text:p/>
          </table:table-cell>
          <table:table-cell table:style-name="ce99" table:formula="of:=IFERROR(IF([.$E223]=&quot;&quot;;&quot;&quot;;[$Mudslide_Commands.$E$32]&amp;IF(SUMPRODUCT(--ISNUMBER(SEARCH([$Mudslide_Commands.$D$10:.$D$16];RIGHT(LOWER([.$M223]);4))))&gt;0;&quot;send-image &quot;; &quot;send-file &quot;)&amp;TRIM(SUBSTITUTE([.$AA223];&quot;+&quot;;&quot;&quot;)&amp;&quot; &quot;&amp;CHAR(34)&amp;[.$M223]&amp;CHAR(34)&amp;IF([.$S223]=&quot;&quot;;&quot;&quot;;&quot; --caption &quot;&amp;CHAR(34)&amp;[.$S223]&amp;CHAR(34))&amp;CHAR(10)));&quot;&quot;)">
            <text:p/>
          </table:table-cell>
          <table:table-cell table:style-name="ce60" table:formula="of:=IFERROR(IF([.$E223]=&quot;&quot;;&quot;&quot;;IF([.$M223]=&quot;&quot;;[.$AB223]&amp;CHAR(10);[.$AC223]&amp;CHAR(10)));&quot;&quot;)">
            <text:p/>
          </table:table-cell>
          <table:table-cell table:style-name="ce60"/>
          <table:table-cell table:style-name="ce60" table:formula="of:=IFERROR(IF(NOT(ISERROR(SEARCH(&quot;@g.us&quot;;[.$F223])));[.$F223];IF([.$F223]=&quot;&quot;;&quot;&quot;;IFERROR(IF([.$B223]=&quot;&quot;;[.$E$1];[.$B223]);&quot;&quot;)&amp;RIGHT(SUBSTITUTE(SUBSTITUTE(SUBSTITUTE([.$F223];&quot;-&quot;;&quot;&quot;);&quot; &quot;;&quot;&quot;);&quot;+&quot;;&quot;&quot;);10)));&quot;&quot;)">
            <text:p/>
          </table:table-cell>
          <table:table-cell table:style-name="ce99" table:formula="of:=IFERROR(IF([.$F223]=&quot;&quot;;&quot;&quot;;[$Mudslide_Commands.$E$32]&amp;&quot;send &quot;&amp;TRIM(SUBSTITUTE([.$AF223];&quot;+&quot;;&quot;&quot;)&amp;&quot; &quot;&amp;CHAR(34)&amp;[.$H223]&amp;CHAR(10)&amp;[.$I223]&amp;CHAR(10)&amp;[.$J223]&amp;CHAR(10)&amp;[.$K223]&amp;CHAR(10)&amp;[.$L223]&amp;CHAR(10)&amp;&quot;- Sent By Bot&quot;&amp;CHAR(34)&amp;CHAR(10)));&quot;&quot;)">
            <text:p/>
          </table:table-cell>
          <table:table-cell table:style-name="ce99" table:formula="of:=IFERROR(IF([.$F223]=&quot;&quot;;&quot;&quot;;[$Mudslide_Commands.$E$32]&amp;IF(SUMPRODUCT(--ISNUMBER(SEARCH([$Mudslide_Commands.$D$10:.$D$16];RIGHT(LOWER([.$M223]);4))))&gt;0;&quot;send-image &quot;; &quot;send-file &quot;)&amp;TRIM(SUBSTITUTE([.$AF223];&quot;+&quot;;&quot;&quot;)&amp;&quot; &quot;&amp;CHAR(34)&amp;[.$M223]&amp;CHAR(34)&amp;IF([.$S223]=&quot;&quot;;&quot;&quot;;&quot; --caption &quot;&amp;CHAR(34)&amp;[.$S223]&amp;CHAR(34))&amp;CHAR(10)));&quot;&quot;)">
            <text:p/>
          </table:table-cell>
          <table:table-cell table:style-name="ce60" table:formula="of:=IFERROR(IF([.$F223]=&quot;&quot;;&quot;&quot;;IF([.$M223]=&quot;&quot;;[.$AG223]&amp;CHAR(10);[.$AH223]&amp;CHAR(10)));&quot;&quot;)">
            <text:p/>
          </table:table-cell>
          <table:table-cell table:style-name="ce60"/>
          <table:table-cell table:style-name="ce60" table:formula="of:=IFERROR(IF(NOT(ISERROR(SEARCH(&quot;@g.us&quot;;[.$E223])));[.$G223];IF([.$G223]=&quot;&quot;;&quot;&quot;;IFERROR(IF([.$B223]=&quot;&quot;;[.$E$1];[.$B223]);&quot;&quot;)&amp;RIGHT(SUBSTITUTE(SUBSTITUTE(SUBSTITUTE([.$G223];&quot;-&quot;;&quot;&quot;);&quot; &quot;;&quot;&quot;);&quot;+&quot;;&quot;&quot;);10)));&quot;&quot;)">
            <text:p/>
          </table:table-cell>
          <table:table-cell table:style-name="ce99" table:formula="of:=IFERROR(IF([.$G223]=&quot;&quot;;&quot;&quot;;[$Mudslide_Commands.$E$32]&amp;&quot;send &quot;&amp;TRIM(SUBSTITUTE([.$AK223];&quot;+&quot;;&quot;&quot;)&amp;&quot; &quot;&amp;CHAR(34)&amp;[.$H223]&amp;CHAR(10)&amp;[.$I223]&amp;CHAR(10)&amp;[.$J223]&amp;CHAR(10)&amp;[.$K223]&amp;CHAR(10)&amp;[.$L223]&amp;CHAR(10)&amp;&quot;- Sent By Bot&quot;&amp;CHAR(34)&amp;CHAR(10)));&quot;&quot;)">
            <text:p/>
          </table:table-cell>
          <table:table-cell table:style-name="ce99" table:formula="of:=IFERROR(IF([.$G223]=&quot;&quot;;&quot;&quot;;[$Mudslide_Commands.$E$32]&amp;IF(SUMPRODUCT(--ISNUMBER(SEARCH([$Mudslide_Commands.$D$10:.$D$16];RIGHT(LOWER([.$M223]);4))))&gt;0;&quot;send-image &quot;; &quot;send-file &quot;)&amp;TRIM(SUBSTITUTE([.$AK223];&quot;+&quot;;&quot;&quot;)&amp;&quot; &quot;&amp;CHAR(34)&amp;[.$M223]&amp;CHAR(34)&amp;IF([.$S223]=&quot;&quot;;&quot;&quot;;&quot; --caption &quot;&amp;CHAR(34)&amp;[.$S223]&amp;CHAR(34))&amp;CHAR(10)));&quot;&quot;)">
            <text:p/>
          </table:table-cell>
          <table:table-cell table:style-name="ce60" table:formula="of:=IFERROR(IF([.$G223]=&quot;&quot;;&quot;&quot;;IF([.$M223]=&quot;&quot;;[.$AL223]&amp;CHAR(10);[.$AM223]&amp;CHAR(10)));&quot;&quot;)">
            <text:p/>
          </table:table-cell>
          <table:table-cell table:style-name="ce60"/>
          <table:table-cell table:style-name="ce116" table:formula="of:=[.AD223]&amp;[.AI223]&amp;[.AN223]">
            <text:p/>
          </table:table-cell>
          <table:table-cell table:number-columns-repeated="16332"/>
          <table:table-cell table:style-name="Default" table:number-columns-repeated="6"/>
          <table:table-cell table:number-columns-repeated="4"/>
        </table:table-row>
        <table:table-row table:style-name="ro1">
          <table:table-cell table:number-columns-repeated="51" table:style-name="ce7" office:value-type="string" calcext:value-type="string">
            <text:p>-</text:p>
          </table:table-cell>
          <table:table-cell table:number-columns-repeated="16333"/>
        </table:table-row>
        <table:table-row table:style-name="ro1" table:visibility="collapse" table:number-rows-repeated="1048350">
          <table:table-cell table:number-columns-repeated="16384"/>
        </table:table-row>
        <table:table-row table:style-name="ro1" table:visibility="collapse">
          <table:table-cell table:number-columns-repeated="12"/>
          <table:table-cell>
            <draw:control draw:z-index="15" draw:name="BT_File_Selection_12_" draw:style-name="gr6" draw:text-style-name="P5" drawooo:display="printer" svg:width="1cm" svg:height="0.5cm" svg:x="0cm" svg:y="0cm" draw:control="control228"/>
          </table:table-cell>
          <table:table-cell table:number-columns-repeated="16371"/>
        </table:table-row>
        <table:table-row table:style-name="ro1" table:visibility="collapse">
          <table:table-cell table:number-columns-repeated="16384"/>
        </table:table-row>
      </table:table>
      <table:table table:name="Mudslide_Commands" table:style-name="ta3" table:protected="true" table:print="false">
        <loext:table-protection loext:select-protected-cells="true" loext:select-unprotected-cells="true"/>
        <office:forms form:automatic-focus="false" form:apply-design-mode="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3" table:default-cell-style-name="Default"/>
        <table:table-column table:style-name="co25" table:default-cell-style-name="Default"/>
        <table:table-column table:style-name="co26" table:default-cell-style-name="Default"/>
        <table:table-column table:style-name="co27" table:default-cell-style-name="ce96"/>
        <table:table-column table:style-name="co1" table:default-cell-style-name="ce121"/>
        <table:table-column table:style-name="co22" table:default-cell-style-name="Default"/>
        <table:table-column table:style-name="co23"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Default"/>
        <table:table-column table:style-name="co25" table:default-cell-style-name="Default"/>
        <table:table-column table:style-name="co22" table:default-cell-style-name="Default"/>
        <table:table-column table:style-name="co23" table:default-cell-style-name="Default"/>
        <table:table-column table:style-name="co31" table:default-cell-style-name="Default"/>
        <table:table-column table:style-name="co23" table:default-cell-style-name="Default"/>
        <table:table-column table:style-name="co29" table:default-cell-style-name="Default"/>
        <table:table-column table:style-name="co20" table:default-cell-style-name="Default"/>
        <table:table-column table:style-name="co32" table:default-cell-style-name="Default"/>
        <table:table-column table:style-name="co22" table:default-cell-style-name="Default"/>
        <table:table-column table:style-name="co23" table:default-cell-style-name="Default"/>
        <table:table-column table:style-name="co29" table:default-cell-style-name="Default"/>
        <table:table-column table:style-name="co23" table:default-cell-style-name="Default"/>
        <table:table-column table:style-name="co29" table:default-cell-style-name="Default"/>
        <table:table-column table:style-name="co20" table:default-cell-style-name="Default"/>
        <table:table-column table:style-name="co32" table:default-cell-style-name="Default"/>
        <table:table-column table:style-name="co22" table:default-cell-style-name="Default"/>
        <table:table-column table:style-name="co23" table:default-cell-style-name="Default"/>
        <table:table-column table:style-name="co29" table:default-cell-style-name="Default"/>
        <table:table-column table:style-name="co23" table:default-cell-style-name="Default"/>
        <table:table-column table:style-name="co29" table:default-cell-style-name="Default"/>
        <table:table-column table:style-name="co1" table:visibility="collapse" table:number-columns-repeated="16347" table:default-cell-style-name="Default"/>
        <table:table-row table:style-name="ro10">
          <table:table-cell table:style-name="ce101"/>
          <table:table-cell table:style-name="ce70" table:formula="of:=&quot;Macro = &quot;&amp;[.B2]" office:value-type="string" office:string-value="Macro = Send_Calc_to_Whatsapp_Mudslide →" calcext:value-type="string" table:number-columns-spanned="3" table:number-rows-spanned="1">
            <text:p>Macro = Send_Calc_to_Whatsapp_Mudslide →</text:p>
          </table:table-cell>
          <table:covered-table-cell table:style-name="ce101"/>
          <table:covered-table-cell table:style-name="ce78"/>
          <table:table-cell table:style-name="ce84" office:value-type="string" calcext:value-type="string">
            <text:p>Expected Script To-Be executed</text:p>
            <text:p>↓↓↓ [ Concat ] ↓↓↓</text:p>
          </table:table-cell>
          <table:table-cell table:style-name="ce101"/>
          <table:table-cell table:style-name="ce91" table:formula="of:=&quot;FOR Debugging - LAST Executed Script Record of &quot;&amp;CHAR(10)&amp;[.B2]" office:value-type="string" office:string-value="FOR Debugging - LAST Executed Script Record of &#10;Send_Calc_to_Whatsapp_Mudslide →" calcext:value-type="string">
            <text:p>FOR Debugging - LAST Executed Script Record of </text:p>
            <text:p>Send_Calc_to_Whatsapp_Mudslide →</text:p>
          </table:table-cell>
          <table:table-cell table:style-name="ce101"/>
          <table:table-cell table:style-name="ce69" office:value-type="string" calcext:value-type="string">
            <text:p>-</text:p>
          </table:table-cell>
          <table:table-cell table:style-name="ce70" table:formula="of:=&quot;Macro = &quot;&amp;[.J2]" office:value-type="string" office:string-value="Macro = Install_Binary_Mudslide →" calcext:value-type="string" table:number-columns-spanned="3" table:number-rows-spanned="1">
            <text:p>Macro = Install_Binary_Mudslide →</text:p>
          </table:table-cell>
          <table:covered-table-cell table:style-name="ce101"/>
          <table:covered-table-cell table:style-name="ce78"/>
          <table:table-cell table:style-name="ce84" office:value-type="string" calcext:value-type="string">
            <text:p>Expected Script To-Be executed</text:p>
            <text:p>↓↓↓ [ Concat ] ↓↓↓</text:p>
          </table:table-cell>
          <table:table-cell table:style-name="ce101"/>
          <table:table-cell table:style-name="ce91" table:formula="of:=&quot;FOR Debugging - LAST Executed Script Record of &quot;&amp;CHAR(10)&amp;[.J2]" office:value-type="string" office:string-value="FOR Debugging - LAST Executed Script Record of &#10;Install_Binary_Mudslide →" calcext:value-type="string">
            <text:p>FOR Debugging - LAST Executed Script Record of </text:p>
            <text:p>Install_Binary_Mudslide →</text:p>
          </table:table-cell>
          <table:table-cell table:style-name="ce69" office:value-type="string" calcext:value-type="string">
            <text:p>-</text:p>
          </table:table-cell>
          <table:table-cell table:style-name="ce70" table:formula="of:=&quot;Macro = &quot;&amp;[.Q2]" office:value-type="string" office:string-value="Macro = Login_USE_Mudslide →" calcext:value-type="string" table:number-columns-spanned="3" table:number-rows-spanned="1">
            <text:p>Macro = Login_USE_Mudslide →</text:p>
          </table:table-cell>
          <table:covered-table-cell table:style-name="ce101"/>
          <table:covered-table-cell table:style-name="ce78"/>
          <table:table-cell table:style-name="ce84" office:value-type="string" calcext:value-type="string">
            <text:p>Expected Script To-Be executed</text:p>
            <text:p>↓↓↓ [ Concat ] ↓↓↓</text:p>
          </table:table-cell>
          <table:table-cell table:style-name="ce101"/>
          <table:table-cell table:style-name="ce91" table:formula="of:=&quot;FOR Debugging - LAST Executed Script Record of &quot;&amp;CHAR(10)&amp;[.Q2]" office:value-type="string" office:string-value="FOR Debugging - LAST Executed Script Record of &#10;Login_USE_Mudslide →" calcext:value-type="string">
            <text:p>FOR Debugging - LAST Executed Script Record of </text:p>
            <text:p>Login_USE_Mudslide →</text:p>
          </table:table-cell>
          <table:table-cell table:style-name="ce69" office:value-type="string" calcext:value-type="string">
            <text:p>-</text:p>
          </table:table-cell>
          <table:table-cell table:style-name="ce70" table:formula="of:=&quot;Macro = &quot;&amp;[.X2]" office:value-type="string" office:string-value="Macro = Logout_USE_Mudslide →" calcext:value-type="string" table:number-columns-spanned="3" table:number-rows-spanned="1">
            <text:p>Macro = Logout_USE_Mudslide →</text:p>
          </table:table-cell>
          <table:covered-table-cell table:style-name="ce101"/>
          <table:covered-table-cell table:style-name="ce78"/>
          <table:table-cell table:style-name="ce84" office:value-type="string" calcext:value-type="string">
            <text:p>Expected Script To-Be executed</text:p>
            <text:p>↓↓↓ [ Concat ] ↓↓↓</text:p>
          </table:table-cell>
          <table:table-cell table:style-name="ce101"/>
          <table:table-cell table:style-name="ce91" table:formula="of:=&quot;FOR Debugging - LAST Executed Script Record of &quot;&amp;CHAR(10)&amp;[.X2]" office:value-type="string" office:string-value="FOR Debugging - LAST Executed Script Record of &#10;Logout_USE_Mudslide →" calcext:value-type="string">
            <text:p>FOR Debugging - LAST Executed Script Record of </text:p>
            <text:p>Logout_USE_Mudslide →</text:p>
          </table:table-cell>
          <table:table-cell table:style-name="ce69" office:value-type="string" calcext:value-type="string">
            <text:p>-</text:p>
          </table:table-cell>
          <table:table-cell table:style-name="ce70" table:formula="of:=&quot;Macro = &quot;&amp;[.AE2]" office:value-type="string" office:string-value="Macro = Group_USE_Mudslide →" calcext:value-type="string" table:number-columns-spanned="3" table:number-rows-spanned="1">
            <text:p>Macro = Group_USE_Mudslide →</text:p>
          </table:table-cell>
          <table:covered-table-cell table:style-name="ce101"/>
          <table:covered-table-cell table:style-name="ce78"/>
          <table:table-cell table:style-name="ce84" office:value-type="string" calcext:value-type="string">
            <text:p>Expected Script To-Be executed</text:p>
            <text:p>↓↓↓ [ Concat ] ↓↓↓</text:p>
          </table:table-cell>
          <table:table-cell table:style-name="ce101"/>
          <table:table-cell table:style-name="ce91" table:formula="of:=&quot;FOR Debugging - LAST Executed Script Record of &quot;&amp;CHAR(10)&amp;[.AE2]" office:value-type="string" office:string-value="FOR Debugging - LAST Executed Script Record of &#10;Group_USE_Mudslide →" calcext:value-type="string">
            <text:p>FOR Debugging - LAST Executed Script Record of </text:p>
            <text:p>Group_USE_Mudslide →</text:p>
          </table:table-cell>
          <table:table-cell table:style-name="ce69" office:value-type="string" calcext:value-type="string">
            <text:p>-</text:p>
          </table:table-cell>
          <table:table-cell table:style-name="ce101" table:number-columns-repeated="16347"/>
        </table:table-row>
        <table:table-row table:style-name="ro11">
          <table:table-cell/>
          <table:table-cell table:style-name="ce71" office:value-type="string" calcext:value-type="string" table:number-columns-spanned="3" table:number-rows-spanned="1">
            <text:p>Send_Calc_to_Whatsapp_Mudslide →</text:p>
          </table:table-cell>
          <table:covered-table-cell table:style-name="ce76"/>
          <table:covered-table-cell table:style-name="ce79"/>
          <table:table-cell table:style-name="ce147" table:formula="of:=&quot;bash -c -i '&quot;&amp;[$Send_Whatsapp_Message.AR4]&amp;CHAR(10)&amp;&quot;exit 0 '&quot;" office:value-type="string" office:string-value="bash -c -i '&#10;exit 0 '" calcext:value-type="string">
            <text:p>bash -c -i '</text:p>
            <text:p>exit 0 '</text:p>
          </table:table-cell>
          <table:table-cell table:formula="of:=&quot;&quot;">
            <text:p/>
          </table:table-cell>
          <table:table-cell table:style-name="ce158"/>
          <table:table-cell table:formula="of:=&quot;&quot;">
            <text:p/>
          </table:table-cell>
          <table:table-cell table:style-name="ce69" office:value-type="string" calcext:value-type="string">
            <text:p>-</text:p>
          </table:table-cell>
          <table:table-cell table:style-name="ce136" office:value-type="string" calcext:value-type="string" table:number-columns-spanned="3" table:number-rows-spanned="1">
            <text:p>Install_Binary_Mudslide →</text:p>
          </table:table-cell>
          <table:covered-table-cell table:style-name="ce76"/>
          <table:covered-table-cell table:style-name="ce79"/>
          <table:table-cell table:style-name="ce134" table:formula="of:=&quot;bash -c -i '&quot;&amp;COM.MICROSOFT.CONCAT([.M4:.M200])&amp;CHAR(10)&amp;&quot;exit 0 '&quot;" office:value-type="string" office:string-value="bash -c -i 'echo &quot;Removing / Repairing previous Calc_To_Whatsapp , mudslide installation. Please enter your password --&quot; &amp;&amp; sleep 2 &amp;&amp; notify-send &quot;Removing / Repairing previous mudslide installation&quot; ;&#10;sudo rm -rf ~/.local/share/mudslide ; sudo apt-get update ;&#10;sudo apt-get install -y ca-certificates curl gnupg wget &amp;&amp;&#10;cd &quot;/home/ankur-joshi/scripts/Libreoffice Email Template/Calc_to_Whatsapp/&quot; ;&#10;rm &quot;mudslide-linuxstatic-x64&quot; ; rm &quot;mudslide-linuxstatic-arm64&quot; ; rm &quot;mudslide.exe&quot; ;&#10;notify-send &quot;Installing mudslide [utility to send Whatsapp Messages from Calc] &quot; ;&#10;wget https://github.com/robvanderleek/mudslide/releases/latest/download/mudslide-linuxstatic-x64 ;&#10;chmod +x mudslide-linuxstatic-x64 ;&#10;cd &quot;/home/ankur-joshi/scripts/Libreoffice Email Template/Calc_to_Whatsapp/&quot; &amp;&amp;&#10;sudo cp mudslide-linuxstatic-x64 /usr/bin/ &amp;&amp;&#10;sudo mv /usr/bin/mudslide-linuxstatic-x64 /usr/bin/mudslide&#10;echo &quot;Calc_To_Whatsapp is Installed &quot; &amp;&amp; sleep 2 ;&#10;echo &quot;You can use Calc_To_Whatsapp now. Scan following QRcode from Whatsapp Mobile APP&quot; &amp;&amp; sleep 2 ;&#10;notify-send &quot;You can use Calc_To_Whatsapp now. Scan following QRcode from Whatsapp Mobile APP from option Linked devices -- Link a Device&quot; &amp;&amp; sleep 4 &amp;&amp; notify-send &quot;You can use Calc_To_Whatsapp now. Scan following QRcode from Whatsapp Mobile APP&quot; &amp;&amp;&#10;mudslide login &amp;&amp;&#10;echo &quot;Sending Welcome messages to your phone as test . . . &quot; &amp;&amp; sleep 3 &amp;&amp;&#10;mudslide send me &quot;Hi, welcome to *Calc_to_Whatsapp* &quot; &amp;&amp;&#10;mudslide send me &quot;Now you can use the _utility_ to *automate your tasks*&quot; &amp;&amp;&#10;mudslide send me &quot;Be ~IR~ *RESPONSIBLE* while using it ! &quot; &amp;&amp;&#10;mudslide send me &quot;The utility is built on project *mudslide* by *Rob van der Leek* , _(The Netherlands)_ &#10;And fine-tuned for *Libreoffice Calc* (on Linux) by&#10;*Ankur Joshi* , _BHARAT (India)_&#10;-----------&#10;Enjoy using it&#10;*Contribute if you can* !&quot; ;&#10;&#10;exit 0 '" calcext:value-type="string">
            <text:p>bash -c -i 'echo "Removing / Repairing previous Calc_To_Whatsapp , mudslide installation. Please enter your password --" &amp;&amp; sleep 2 &amp;&amp; notify-send "Removing / Repairing previous mudslide installation" ;</text:p>
            <text:p>sudo rm -rf ~/.local/share/mudslide ; sudo apt-get update ;</text:p>
            <text:p>sudo apt-get install -y ca-certificates curl gnupg wget &amp;&amp;</text:p>
            <text:p>cd "/home/ankur-joshi/scripts/Libreoffice Email Template/Calc_to_Whatsapp/" ;</text:p>
            <text:p>rm "mudslide-linuxstatic-x64" ; rm "mudslide-linuxstatic-arm64" ; rm "mudslide.exe" ;</text:p>
            <text:p>notify-send "Installing mudslide [utility to send Whatsapp Messages from Calc] " ;</text:p>
            <text:p>wget https://github.com/robvanderleek/mudslide/releases/latest/download/mudslide-linuxstatic-x64 ;</text:p>
            <text:p>chmod +x mudslide-linuxstatic-x64 ;</text:p>
            <text:p>cd "/home/ankur-joshi/scripts/Libreoffice Email Template/Calc_to_Whatsapp/" &amp;&amp;</text:p>
            <text:p>sudo cp mudslide-linuxstatic-x64 /usr/bin/ &amp;&amp;</text:p>
            <text:p>sudo mv /usr/bin/mudslide-linuxstatic-x64 /usr/bin/mudslide</text:p>
            <text:p>echo "Calc_To_Whatsapp is Installed " &amp;&amp; sleep 2 ;</text:p>
            <text:p>echo "You can use Calc_To_Whatsapp now. Scan following QRcode from Whatsapp Mobile APP" &amp;&amp; sleep 2 ;</text:p>
            <text:p>notify-send "You can use Calc_To_Whatsapp now. Scan following QRcode from Whatsapp Mobile APP from option Linked devices -- Link a Device" &amp;&amp; sleep 4 &amp;&amp; notify-send "You can use Calc_To_Whatsapp now. Scan following QRcode from Whatsapp Mobile APP" &amp;&amp;</text:p>
            <text:p>mudslide login &amp;&amp;</text:p>
            <text:p>echo "Sending Welcome messages to your phone as test . . . " &amp;&amp; sleep 3 &amp;&amp;</text:p>
            <text:p>mudslide send me "Hi, welcome to *Calc_to_Whatsapp* " &amp;&amp;</text:p>
            <text:p>mudslide send me "Now you can use the _utility_ to *automate your tasks*" &amp;&amp;</text:p>
            <text:p>mudslide send me "Be ~IR~ *RESPONSIBLE* while using it ! " &amp;&amp;</text:p>
            <text:p>mudslide send me "The utility is built on project *mudslide* by *Rob van der Leek* , _(The Netherlands)_ </text:p>
            <text:p>And fine-tuned for *Libreoffice Calc* (on Linux) by</text:p>
            <text:p>*Ankur Joshi* , _BHARAT (India)_</text:p>
            <text:p>-----------</text:p>
            <text:p>Enjoy using it</text:p>
            <text:p>*Contribute if you can* !" ;</text:p>
            <text:p/>
            <text:p>exit 0 '</text:p>
          </table:table-cell>
          <table:table-cell table:formula="of:=&quot;&quot;">
            <text:p/>
          </table:table-cell>
          <table:table-cell table:style-name="ce158"/>
          <table:table-cell table:style-name="ce69" office:value-type="string" calcext:value-type="string">
            <text:p>-</text:p>
          </table:table-cell>
          <table:table-cell table:style-name="ce136" office:value-type="string" calcext:value-type="string" table:number-columns-spanned="3" table:number-rows-spanned="1">
            <text:p>Login_USE_Mudslide →</text:p>
          </table:table-cell>
          <table:covered-table-cell table:style-name="ce76"/>
          <table:covered-table-cell table:style-name="ce79"/>
          <table:table-cell table:style-name="ce134" table:formula="of:=&quot;bash -c -i '&quot;&amp;COM.MICROSOFT.CONCAT([.T4:.T200])&amp;CHAR(10)&amp;&quot;exit 0 '&quot;" office:value-type="string" office:string-value="bash -c -i 'echo &quot;In the WhatsApp mobile app go to [ Settings -- Connected Devices -- Connect Device ] and scan the QR code. Wait until the status is [active], then you can exit Mudslide.&quot; &amp;&amp; sleep 3 ;&#10;notify-send &quot;In Whatsapp [ Settings -- Connected Devices -- Connect Device ] and scan the QR code&quot; &amp;&amp; sleep 3 ;&#10;mudslide login &amp;&amp; sleep 1 &amp;&amp;&#10;mudslide me &amp;&amp; sleep 1 &amp;&amp;&#10;mudslide help &amp;&amp; sleep 1 &amp;&amp;&#10;mudslide send me &quot;Hi, welcome to *Calc_to_Whatsapp*&quot; &amp;&amp;&#10;mudslide send me &quot;Now you can use the _utility_ to *automate your tasks* &quot; &amp;&amp;&#10;mudslide send me &quot;Be ~IR~ *RESPONSIBLE* while using it ! &quot; &amp;&amp;&#10;mudslide send me &quot;The utility is built on project *mudslide* by *Rob van der Leek* , _(The Netherlands)_ https://github.com/robvanderleek/mudslide&#10;And fine-tuned for *Libreoffice Calc* (on Linux) by&#10;*Ankur Joshi* , _BHARAT (India)_ https://github.com/pharmankur&#10;-----------&#10;Enjoy using it&#10;*Contribute if you can* !&quot; ;&#10;&#10;exit 0 '" calcext:value-type="string">
            <text:p>bash -c -i 'echo "In the WhatsApp mobile app go to [ Settings -- Connected Devices -- Connect Device ] and scan the QR code. Wait until the status is [active], then you can exit Mudslide." &amp;&amp; sleep 3 ;</text:p>
            <text:p>notify-send "In Whatsapp [ Settings -- Connected Devices -- Connect Device ] and scan the QR code" &amp;&amp; sleep 3 ;</text:p>
            <text:p>mudslide login &amp;&amp; sleep 1 &amp;&amp;</text:p>
            <text:p>mudslide me &amp;&amp; sleep 1 &amp;&amp;</text:p>
            <text:p>mudslide help &amp;&amp; sleep 1 &amp;&amp;</text:p>
            <text:p>mudslide send me "Hi, welcome to *Calc_to_Whatsapp*" &amp;&amp;</text:p>
            <text:p>mudslide send me "Now you can use the _utility_ to *automate your tasks* " &amp;&amp;</text:p>
            <text:p>mudslide send me "Be ~IR~ *RESPONSIBLE* while using it ! " &amp;&amp;</text:p>
            <text:p>mudslide send me "The utility is built on project *mudslide* by *Rob van der Leek* , _(The Netherlands)_ https://github.com/robvanderleek/mudslide</text:p>
            <text:p>And fine-tuned for *Libreoffice Calc* (on Linux) by</text:p>
            <text:p>*Ankur Joshi* , _BHARAT (India)_ https://github.com/pharmankur</text:p>
            <text:p>-----------</text:p>
            <text:p>Enjoy using it</text:p>
            <text:p>*Contribute if you can* !" ;</text:p>
            <text:p/>
            <text:p>exit 0 '</text:p>
          </table:table-cell>
          <table:table-cell table:formula="of:=&quot;&quot;">
            <text:p/>
          </table:table-cell>
          <table:table-cell table:style-name="ce158"/>
          <table:table-cell table:style-name="ce69" office:value-type="string" calcext:value-type="string">
            <text:p>-</text:p>
          </table:table-cell>
          <table:table-cell table:style-name="ce136" office:value-type="string" calcext:value-type="string" table:number-columns-spanned="3" table:number-rows-spanned="1">
            <text:p>Logout_USE_Mudslide →</text:p>
          </table:table-cell>
          <table:covered-table-cell table:style-name="ce76"/>
          <table:covered-table-cell table:style-name="ce79"/>
          <table:table-cell table:style-name="ce134" table:formula="of:=&quot;bash -c -i '&quot;&amp;COM.MICROSOFT.CONCAT([.AA4:.AA200])&amp;CHAR(10)&amp;&quot;exit 0 '&quot;" office:value-type="string" office:string-value="bash -c -i 'echo &quot;Logging out your registered whatsapp number from the utility. You can login again by pressing [Login Whatsapp] button and scanning QRcode&quot; &amp;&amp; sleep 3 ;&#10;notify-send &quot;Logging out your registered whatsapp number from the utility. You can login again by pressing [Login Whatsapp] button and scanning Qrcode&quot; &amp;&amp; sleep 3 ;&#10;mudslide logout &amp;&amp; sleep 1 &amp;&amp;&#10;notify-send &quot;Logged out successfully&quot;&#10;&#10;exit 0 '" calcext:value-type="string">
            <text:p>bash -c -i 'echo "Logging out your registered whatsapp number from the utility. You can login again by pressing [Login Whatsapp] button and scanning QRcode" &amp;&amp; sleep 3 ;</text:p>
            <text:p>notify-send "Logging out your registered whatsapp number from the utility. You can login again by pressing [Login Whatsapp] button and scanning Qrcode" &amp;&amp; sleep 3 ;</text:p>
            <text:p>mudslide logout &amp;&amp; sleep 1 &amp;&amp;</text:p>
            <text:p>notify-send "Logged out successfully"</text:p>
            <text:p/>
            <text:p>exit 0 '</text:p>
          </table:table-cell>
          <table:table-cell table:formula="of:=&quot;&quot;">
            <text:p/>
          </table:table-cell>
          <table:table-cell table:style-name="ce158"/>
          <table:table-cell table:style-name="ce69" office:value-type="string" calcext:value-type="string">
            <text:p>-</text:p>
          </table:table-cell>
          <table:table-cell table:style-name="ce136" office:value-type="string" calcext:value-type="string" table:number-columns-spanned="3" table:number-rows-spanned="1">
            <text:p>Group_USE_Mudslide →</text:p>
          </table:table-cell>
          <table:covered-table-cell table:style-name="ce76" office:value-type="string" calcext:value-type="string">
            <text:p>Group_USE_Mudslide</text:p>
          </table:covered-table-cell>
          <table:covered-table-cell table:style-name="ce79" office:value-type="string" calcext:value-type="string">
            <text:p>Group_USE_Mudslide</text:p>
          </table:covered-table-cell>
          <table:table-cell table:style-name="ce134" table:formula="of:=&quot;bash -c -i '&quot;&amp;COM.MICROSOFT.CONCAT([.AH4:.AH200])&amp;CHAR(10)&amp;&quot;exit 0 '&quot;" office:value-type="string" office:string-value="bash -c -i 'echo &quot;Your Whatsapp Groups IDs will be displayed now. To send message to group, use relevant group id e.g. 1234567890-1234567890@g.us&quot; &amp;&amp;&#10;notify-send &quot;Your Whatsapp Groups IDs will be displayed now&quot; ;&#10;notify-send &quot;To send message to group, use relevant group id&quot; ;&#10;notify-send &quot;Whatsapp Groups IDs e.g. 1234567890-1234567890@g.us&quot; ;&#10;touch ~/My_Whatsapp_Grps.txt &amp;&amp; sleep 1 &amp;&amp;&#10;mudslide groups | tee ~/My_Whatsapp_Grps.txt &amp;&amp; xdg-open ~/My_Whatsapp_Grps.txt ; xed ~/My_Whatsapp_Grps.txt ; gedit ~/My_Whatsapp_Grps.txt &amp;&amp; sleep 3 ;&#10;&#10;exit 0 '" calcext:value-type="string">
            <text:p>bash -c -i 'echo "Your Whatsapp Groups IDs will be displayed now. To send message to group, use relevant group id e.g. 1234567890-1234567890@g.us" &amp;&amp;</text:p>
            <text:p>notify-send "Your Whatsapp Groups IDs will be displayed now" ;</text:p>
            <text:p>notify-send "To send message to group, use relevant group id" ;</text:p>
            <text:p>notify-send "Whatsapp Groups IDs e.g. 1234567890-1234567890@g.us" ;</text:p>
            <text:p>touch ~/My_Whatsapp_Grps.txt &amp;&amp; sleep 1 &amp;&amp;</text:p>
            <text:p>mudslide groups | tee ~/My_Whatsapp_Grps.txt &amp;&amp; xdg-open ~/My_Whatsapp_Grps.txt ; xed ~/My_Whatsapp_Grps.txt ; gedit ~/My_Whatsapp_Grps.txt &amp;&amp; sleep 3 ;</text:p>
            <text:p/>
            <text:p>exit 0 '</text:p>
          </table:table-cell>
          <table:table-cell table:formula="of:=&quot;&quot;">
            <text:p/>
          </table:table-cell>
          <table:table-cell table:style-name="ce158"/>
          <table:table-cell table:style-name="ce69" office:value-type="string" calcext:value-type="string">
            <text:p>-</text:p>
          </table:table-cell>
          <table:table-cell table:number-columns-repeated="16347"/>
        </table:table-row>
        <table:table-row table:style-name="ro10">
          <table:table-cell table:style-name="ce131"/>
          <table:table-cell table:style-name="ce72"/>
          <table:table-cell table:style-name="ce77" table:number-columns-repeated="2"/>
          <table:table-cell table:style-name="ce148" office:value-type="string" calcext:value-type="string">
            <text:p>↑ ↑ ↑ Refined Bash Commands to be executed <text:s/>↑ ↑ ↑ </text:p>
          </table:table-cell>
          <table:table-cell table:style-name="ce131"/>
          <table:table-cell table:style-name="ce148" office:value-type="string" calcext:value-type="string">
            <text:p>↑ ↑ ↑ Actual Executed Command ↑ ↑ ↑ </text:p>
          </table:table-cell>
          <table:table-cell table:style-name="ce131"/>
          <table:table-cell table:style-name="ce69" office:value-type="string" calcext:value-type="string">
            <text:p>-</text:p>
          </table:table-cell>
          <table:table-cell table:style-name="ce94" office:value-type="string" calcext:value-type="string">
            <text:p>Notes</text:p>
          </table:table-cell>
          <table:table-cell table:style-name="ce77" office:value-type="string" calcext:value-type="string">
            <text:p>No</text:p>
          </table:table-cell>
          <table:table-cell table:style-name="ce77" office:value-type="string" calcext:value-type="string">
            <text:p>bash commands</text:p>
          </table:table-cell>
          <table:table-cell table:style-name="ce77" office:value-type="string" calcext:value-type="string">
            <text:p><text:s/>↓↓↓ Refined Bash Commands to be executed <text:s/>↓↓↓</text:p>
          </table:table-cell>
          <table:table-cell table:style-name="ce131"/>
          <table:table-cell table:style-name="ce148" office:value-type="string" calcext:value-type="string">
            <text:p>↑ ↑ ↑ Actual Executed Command ↑ ↑ ↑ </text:p>
          </table:table-cell>
          <table:table-cell table:style-name="ce69" office:value-type="string" calcext:value-type="string">
            <text:p>-</text:p>
          </table:table-cell>
          <table:table-cell table:style-name="ce72" office:value-type="string" calcext:value-type="string">
            <text:p>Notes</text:p>
          </table:table-cell>
          <table:table-cell table:style-name="ce77" office:value-type="string" calcext:value-type="string">
            <text:p>No</text:p>
          </table:table-cell>
          <table:table-cell table:style-name="ce77" office:value-type="string" calcext:value-type="string">
            <text:p>bash commands</text:p>
          </table:table-cell>
          <table:table-cell table:style-name="ce77" office:value-type="string" calcext:value-type="string">
            <text:p><text:s/>↓↓↓ Refined Bash Commands to be executed <text:s/>↓↓↓</text:p>
          </table:table-cell>
          <table:table-cell table:style-name="ce131"/>
          <table:table-cell table:style-name="ce148" office:value-type="string" calcext:value-type="string">
            <text:p>↑ ↑ ↑ Actual Executed Command ↑ ↑ ↑ </text:p>
          </table:table-cell>
          <table:table-cell table:style-name="ce69" office:value-type="string" calcext:value-type="string">
            <text:p>-</text:p>
          </table:table-cell>
          <table:table-cell table:style-name="ce72" office:value-type="string" calcext:value-type="string">
            <text:p>Notes</text:p>
          </table:table-cell>
          <table:table-cell table:style-name="ce77" office:value-type="string" calcext:value-type="string">
            <text:p>No</text:p>
          </table:table-cell>
          <table:table-cell table:style-name="ce77" office:value-type="string" calcext:value-type="string">
            <text:p>bash commands</text:p>
          </table:table-cell>
          <table:table-cell table:style-name="ce77" office:value-type="string" calcext:value-type="string">
            <text:p><text:s/>↓↓↓ Refined Bash Commands to be executed <text:s/>↓↓↓</text:p>
          </table:table-cell>
          <table:table-cell table:style-name="ce131"/>
          <table:table-cell table:style-name="ce148" office:value-type="string" calcext:value-type="string">
            <text:p>↑ ↑ ↑ Actual Executed Command ↑ ↑ ↑ </text:p>
          </table:table-cell>
          <table:table-cell table:style-name="ce69" office:value-type="string" calcext:value-type="string">
            <text:p>-</text:p>
          </table:table-cell>
          <table:table-cell table:style-name="ce72" office:value-type="string" calcext:value-type="string">
            <text:p>Notes</text:p>
          </table:table-cell>
          <table:table-cell table:style-name="ce77" office:value-type="string" calcext:value-type="string">
            <text:p>No</text:p>
          </table:table-cell>
          <table:table-cell table:style-name="ce77" office:value-type="string" calcext:value-type="string">
            <text:p>bash commands</text:p>
          </table:table-cell>
          <table:table-cell table:style-name="ce77" office:value-type="string" calcext:value-type="string">
            <text:p><text:s/>↓↓↓ Refined Bash Commands to be executed <text:s/>↓↓↓</text:p>
          </table:table-cell>
          <table:table-cell table:style-name="ce131"/>
          <table:table-cell table:style-name="ce148" office:value-type="string" calcext:value-type="string">
            <text:p>↑ ↑ ↑ Actual Executed Command ↑ ↑ ↑ </text:p>
          </table:table-cell>
          <table:table-cell table:style-name="ce69" office:value-type="string" calcext:value-type="string">
            <text:p>-</text:p>
          </table:table-cell>
          <table:table-cell table:style-name="ce131" table:number-columns-repeated="16347"/>
        </table:table-row>
        <table:table-row table:style-name="ro10">
          <table:table-cell table:number-columns-repeated="4"/>
          <table:table-cell table:style-name="ce148"/>
          <table:table-cell table:number-columns-repeated="3"/>
          <table:table-cell table:style-name="ce69" office:value-type="string" calcext:value-type="string">
            <text:p>-</text:p>
          </table:table-cell>
          <table:table-cell table:style-name="ce94"/>
          <table:table-cell table:style-name="ce72" office:value-type="float" office:value="1" calcext:value-type="float">
            <text:p>1</text:p>
          </table:table-cell>
          <table:table-cell table:style-name="ce124" office:value-type="string" calcext:value-type="string">
            <text:p>echo "Removing / Repairing previous Calc_To_Whatsapp , mudslide installation. Please enter your password --" &amp;&amp; sleep 2 &amp;&amp; notify-send "Removing / Repairing previous mudslide installation" ;</text:p>
          </table:table-cell>
          <table:table-cell table:style-name="ce137" table:formula="of:=IF([.L4]=&quot;&quot;;&quot;&quot;;SUBSTITUTE(SUBSTITUTE(SUBSTITUTE(SUBSTITUTE(SUBSTITUTE(TRIM([.L4]);&quot;“&quot;;CHAR(34));&quot;”&quot;;CHAR(34));&quot;–&quot;;&quot;-&quot;);&quot;’&quot;;&quot;\'&quot;);&quot;'&quot;;&quot;\'&quot;)&amp;CHAR(10))" office:value-type="string" office:string-value="echo &quot;Removing / Repairing previous Calc_To_Whatsapp , mudslide installation. Please enter your password --&quot; &amp;&amp; sleep 2 &amp;&amp; notify-send &quot;Removing / Repairing previous mudslide installation&quot; ;&#10;" calcext:value-type="string">
            <text:p>echo "Removing / Repairing previous Calc_To_Whatsapp , mudslide installation. Please enter your password --" &amp;&amp; sleep 2 &amp;&amp; notify-send "Removing / Repairing previous mudslide installation"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 calcext:value-type="float">
            <text:p>1</text:p>
          </table:table-cell>
          <table:table-cell table:style-name="ce124" office:value-type="string" calcext:value-type="string">
            <text:p>echo "In the WhatsApp mobile app go to [ Settings -- Connected Devices -- Connect Device ] and scan the QR code. Wait until the status is [active], then you can exit Mudslide." &amp;&amp; sleep 3 ;</text:p>
          </table:table-cell>
          <table:table-cell table:style-name="ce137" table:formula="of:=IF([.S4]=&quot;&quot;;&quot;&quot;;SUBSTITUTE(SUBSTITUTE(SUBSTITUTE(SUBSTITUTE(SUBSTITUTE(TRIM([.S4]);&quot;“&quot;;CHAR(34));&quot;”&quot;;CHAR(34));&quot;–&quot;;&quot;-&quot;);&quot;’&quot;;&quot;\'&quot;);&quot;'&quot;;&quot;\'&quot;)&amp;CHAR(10))" office:value-type="string" office:string-value="echo &quot;In the WhatsApp mobile app go to [ Settings -- Connected Devices -- Connect Device ] and scan the QR code. Wait until the status is [active], then you can exit Mudslide.&quot; &amp;&amp; sleep 3 ;&#10;" calcext:value-type="string">
            <text:p>echo "In the WhatsApp mobile app go to [ Settings -- Connected Devices -- Connect Device ] and scan the QR code. Wait until the status is [active], then you can exit Mudslide." &amp;&amp; sleep 3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 calcext:value-type="float">
            <text:p>1</text:p>
          </table:table-cell>
          <table:table-cell table:style-name="ce124" office:value-type="string" calcext:value-type="string">
            <text:p>echo "Logging out your registered whatsapp number from the utility. You can login again by pressing [Login Whatsapp] button and scanning QRcode" &amp;&amp; sleep 3 ;</text:p>
          </table:table-cell>
          <table:table-cell table:style-name="ce137" table:formula="of:=IF([.Z4]=&quot;&quot;;&quot;&quot;;SUBSTITUTE(SUBSTITUTE(SUBSTITUTE(SUBSTITUTE(SUBSTITUTE(TRIM([.Z4]);&quot;“&quot;;CHAR(34));&quot;”&quot;;CHAR(34));&quot;–&quot;;&quot;-&quot;);&quot;’&quot;;&quot;\'&quot;);&quot;'&quot;;&quot;\'&quot;)&amp;CHAR(10))" office:value-type="string" office:string-value="echo &quot;Logging out your registered whatsapp number from the utility. You can login again by pressing [Login Whatsapp] button and scanning QRcode&quot; &amp;&amp; sleep 3 ;&#10;" calcext:value-type="string">
            <text:p>echo "Logging out your registered whatsapp number from the utility. You can login again by pressing [Login Whatsapp] button and scanning QRcode" &amp;&amp; sleep 3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 calcext:value-type="float">
            <text:p>1</text:p>
          </table:table-cell>
          <table:table-cell table:style-name="ce124" office:value-type="string" calcext:value-type="string">
            <text:p>echo "Your Whatsapp Groups IDs will be displayed now. To send message to group, use relevant group id e.g. 1234567890-1234567890@g.us" &amp;&amp;</text:p>
          </table:table-cell>
          <table:table-cell table:style-name="ce137" table:formula="of:=IF([.AG4]=&quot;&quot;;&quot;&quot;;SUBSTITUTE(SUBSTITUTE(SUBSTITUTE(SUBSTITUTE(SUBSTITUTE(TRIM([.AG4]);&quot;“&quot;;CHAR(34));&quot;”&quot;;CHAR(34));&quot;–&quot;;&quot;-&quot;);&quot;’&quot;;&quot;\'&quot;);&quot;'&quot;;&quot;\'&quot;)&amp;CHAR(10))" office:value-type="string" office:string-value="echo &quot;Your Whatsapp Groups IDs will be displayed now. To send message to group, use relevant group id e.g. 1234567890-1234567890@g.us&quot; &amp;&amp;&#10;" calcext:value-type="string">
            <text:p>echo "Your Whatsapp Groups IDs will be displayed now. To send message to group, use relevant group id e.g. 1234567890-1234567890@g.us" &amp;&amp;</text:p>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style-name="ce94" office:value-type="string" calcext:value-type="string">
            <text:p>Remove / Repair Nodejs installation →</text:p>
            <text:p>sudo rm /etc/apt/sources.list.d/nodesource.list ; sudo rm /etc/apt/keyrings/nodesource.gpg ; sudo rm -rf /usr/lib/node_modules ; rm -rf ~/.local/share/mudslide ; sudo apt --fix-broken install ; sudo apt-get update ; sudo apt remove nodejs -y ; sudo apt remove nodejs-doc ; sudo apt-get update ; sudo dpkg --remove --force-all nodejs ;</text:p>
          </table:table-cell>
          <table:table-cell table:style-name="ce72" office:value-type="float" office:value="2" calcext:value-type="float">
            <text:p>2</text:p>
          </table:table-cell>
          <table:table-cell table:style-name="ce125" office:value-type="string" calcext:value-type="string">
            <text:p>sudo rm -rf ~/.local/share/mudslide ; sudo apt-get update ;</text:p>
          </table:table-cell>
          <table:table-cell table:style-name="ce137" table:formula="of:=IF([.L5]=&quot;&quot;;&quot;&quot;;SUBSTITUTE(SUBSTITUTE(SUBSTITUTE(SUBSTITUTE(SUBSTITUTE(TRIM([.L5]);&quot;“&quot;;CHAR(34));&quot;”&quot;;CHAR(34));&quot;–&quot;;&quot;-&quot;);&quot;’&quot;;&quot;\'&quot;);&quot;'&quot;;&quot;\'&quot;)&amp;CHAR(10))" office:value-type="string" office:string-value="sudo rm -rf ~/.local/share/mudslide ; sudo apt-get update ;&#10;" calcext:value-type="string">
            <text:p>sudo rm -rf ~/.local/share/mudslide ; sudo apt-get update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 calcext:value-type="float">
            <text:p>2</text:p>
          </table:table-cell>
          <table:table-cell table:style-name="ce124" office:value-type="string" calcext:value-type="string">
            <text:p>notify-send "In Whatsapp [ Settings -- Connected Devices -- Connect Device ] and scan the QR code" &amp;&amp; sleep 3 ;</text:p>
          </table:table-cell>
          <table:table-cell table:style-name="ce137" table:formula="of:=IF([.S5]=&quot;&quot;;&quot;&quot;;SUBSTITUTE(SUBSTITUTE(SUBSTITUTE(SUBSTITUTE(SUBSTITUTE(TRIM([.S5]);&quot;“&quot;;CHAR(34));&quot;”&quot;;CHAR(34));&quot;–&quot;;&quot;-&quot;);&quot;’&quot;;&quot;\'&quot;);&quot;'&quot;;&quot;\'&quot;)&amp;CHAR(10))" office:value-type="string" office:string-value="notify-send &quot;In Whatsapp [ Settings -- Connected Devices -- Connect Device ] and scan the QR code&quot; &amp;&amp; sleep 3 ;&#10;" calcext:value-type="string">
            <text:p>notify-send "In Whatsapp [ Settings -- Connected Devices -- Connect Device ] and scan the QR code" &amp;&amp; sleep 3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 calcext:value-type="float">
            <text:p>2</text:p>
          </table:table-cell>
          <table:table-cell table:style-name="ce124" office:value-type="string" calcext:value-type="string">
            <text:p>notify-send "Logging out your registered whatsapp number from the utility. You can login again by pressing [Login Whatsapp] button and scanning Qrcode" &amp;&amp; sleep 3 ;</text:p>
          </table:table-cell>
          <table:table-cell table:style-name="ce137" table:formula="of:=IF([.Z5]=&quot;&quot;;&quot;&quot;;SUBSTITUTE(SUBSTITUTE(SUBSTITUTE(SUBSTITUTE(SUBSTITUTE(TRIM([.Z5]);&quot;“&quot;;CHAR(34));&quot;”&quot;;CHAR(34));&quot;–&quot;;&quot;-&quot;);&quot;’&quot;;&quot;\'&quot;);&quot;'&quot;;&quot;\'&quot;)&amp;CHAR(10))" office:value-type="string" office:string-value="notify-send &quot;Logging out your registered whatsapp number from the utility. You can login again by pressing [Login Whatsapp] button and scanning Qrcode&quot; &amp;&amp; sleep 3 ;&#10;" calcext:value-type="string">
            <text:p>notify-send "Logging out your registered whatsapp number from the utility. You can login again by pressing [Login Whatsapp] button and scanning Qrcode" &amp;&amp; sleep 3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 calcext:value-type="float">
            <text:p>2</text:p>
          </table:table-cell>
          <table:table-cell table:style-name="ce124" office:value-type="string" calcext:value-type="string">
            <text:p>notify-send "Your Whatsapp Groups IDs will be displayed now" ;</text:p>
          </table:table-cell>
          <table:table-cell table:style-name="ce137" table:formula="of:=IF([.AG5]=&quot;&quot;;&quot;&quot;;SUBSTITUTE(SUBSTITUTE(SUBSTITUTE(SUBSTITUTE(SUBSTITUTE(TRIM([.AG5]);&quot;“&quot;;CHAR(34));&quot;”&quot;;CHAR(34));&quot;–&quot;;&quot;-&quot;);&quot;’&quot;;&quot;\'&quot;);&quot;'&quot;;&quot;\'&quot;)&amp;CHAR(10))" office:value-type="string" office:string-value="notify-send &quot;Your Whatsapp Groups IDs will be displayed now&quot; ;&#10;" calcext:value-type="string">
            <text:p>notify-send "Your Whatsapp Groups IDs will be displayed now" ;</text:p>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table-cell table:style-name="ce74" table:formula="of:=&quot;For Record = &quot;&amp;[.B7]" office:value-type="string" office:string-value="For Record = LAST Executed BASH command →" calcext:value-type="string" table:number-columns-spanned="5" table:number-rows-spanned="1">
            <text:p>For Record = LAST Executed BASH command →</text:p>
          </table:table-cell>
          <table:covered-table-cell table:style-name="ce101"/>
          <table:covered-table-cell table:style-name="ce78"/>
          <table:covered-table-cell table:number-columns-repeated="2" table:style-name="ce101"/>
          <table:table-cell table:style-name="ce91" table:formula="of:=&quot;FOR Debugging - LAST Executed Script Record of &quot;&amp;CHAR(10)&amp;[.B7]" office:value-type="string" office:string-value="FOR Debugging - LAST Executed Script Record of &#10;LAST Executed BASH command →" calcext:value-type="string">
            <text:p>FOR Debugging - LAST Executed Script Record of </text:p>
            <text:p>LAST Executed BASH command →</text:p>
          </table:table-cell>
          <table:table-cell/>
          <table:table-cell table:style-name="ce69" office:value-type="string" calcext:value-type="string">
            <text:p>-</text:p>
          </table:table-cell>
          <table:table-cell table:style-name="ce124" office:value-type="string" calcext:value-type="string">
            <text:p>wget https://github.com/robvanderleek/mudslide/releases/latest/download/mudslide-linuxstatic-x64</text:p>
          </table:table-cell>
          <table:table-cell table:style-name="ce72" office:value-type="float" office:value="3" calcext:value-type="float">
            <text:p>3</text:p>
          </table:table-cell>
          <table:table-cell table:style-name="ce124" office:value-type="string" calcext:value-type="string">
            <text:p>sudo apt-get install -y ca-certificates curl gnupg wget &amp;&amp;</text:p>
          </table:table-cell>
          <table:table-cell table:style-name="ce137" table:formula="of:=IF([.L6]=&quot;&quot;;&quot;&quot;;SUBSTITUTE(SUBSTITUTE(SUBSTITUTE(SUBSTITUTE(SUBSTITUTE(TRIM([.L6]);&quot;“&quot;;CHAR(34));&quot;”&quot;;CHAR(34));&quot;–&quot;;&quot;-&quot;);&quot;’&quot;;&quot;\'&quot;);&quot;'&quot;;&quot;\'&quot;)&amp;CHAR(10))" office:value-type="string" office:string-value="sudo apt-get install -y ca-certificates curl gnupg wget &amp;&amp;&#10;" calcext:value-type="string">
            <text:p>sudo apt-get install -y ca-certificates curl gnupg wget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 calcext:value-type="float">
            <text:p>3</text:p>
          </table:table-cell>
          <table:table-cell table:style-name="ce152"/>
          <table:table-cell table:style-name="ce137" table:formula="of:=IF([.S6]=&quot;&quot;;&quot;&quot;;SUBSTITUTE(SUBSTITUTE(SUBSTITUTE(SUBSTITUTE(SUBSTITUTE(TRIM([.S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 calcext:value-type="float">
            <text:p>3</text:p>
          </table:table-cell>
          <table:table-cell table:style-name="ce152"/>
          <table:table-cell table:style-name="ce137" table:formula="of:=IF([.Z6]=&quot;&quot;;&quot;&quot;;SUBSTITUTE(SUBSTITUTE(SUBSTITUTE(SUBSTITUTE(SUBSTITUTE(TRIM([.Z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 calcext:value-type="float">
            <text:p>3</text:p>
          </table:table-cell>
          <table:table-cell table:style-name="ce124" office:value-type="string" calcext:value-type="string">
            <text:p>notify-send "To send message to group, use relevant group id" ;</text:p>
          </table:table-cell>
          <table:table-cell table:style-name="ce137" table:formula="of:=IF([.AG6]=&quot;&quot;;&quot;&quot;;SUBSTITUTE(SUBSTITUTE(SUBSTITUTE(SUBSTITUTE(SUBSTITUTE(TRIM([.AG6]);&quot;“&quot;;CHAR(34));&quot;”&quot;;CHAR(34));&quot;–&quot;;&quot;-&quot;);&quot;’&quot;;&quot;\'&quot;);&quot;'&quot;;&quot;\'&quot;)&amp;CHAR(10))" office:value-type="string" office:string-value="notify-send &quot;To send message to group, use relevant group id&quot; ;&#10;" calcext:value-type="string">
            <text:p>notify-send "To send message to group, use relevant group id" ;</text:p>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table-cell table:style-name="ce136" office:value-type="string" calcext:value-type="string" table:number-columns-spanned="5" table:number-rows-spanned="1">
            <text:p>LAST Executed BASH command →</text:p>
          </table:table-cell>
          <table:covered-table-cell table:style-name="ce76"/>
          <table:covered-table-cell table:style-name="ce79"/>
          <table:covered-table-cell table:number-columns-repeated="2"/>
          <table:table-cell table:style-name="ce159" table:number-columns-spanned="1" table:number-rows-spanned="3"/>
          <table:table-cell table:formula="of:=&quot;&quot;">
            <text:p/>
          </table:table-cell>
          <table:table-cell table:style-name="ce69" office:value-type="string" calcext:value-type="string">
            <text:p>-</text:p>
          </table:table-cell>
          <table:table-cell table:style-name="ce94"/>
          <table:table-cell table:style-name="ce72" office:value-type="float" office:value="4" calcext:value-type="float">
            <text:p>4</text:p>
          </table:table-cell>
          <table:table-cell table:style-name="ce152" table:formula="of:=&quot;cd &quot;&amp;[.$E$21]&amp;&quot; ;&quot;" office:value-type="string" office:string-value="cd &quot;/home/ankur-joshi/scripts/Libreoffice Email Template/Calc_to_Whatsapp/&quot; ;" calcext:value-type="string">
            <text:p>cd "/home/ankur-joshi/scripts/Libreoffice Email Template/Calc_to_Whatsapp/" ;</text:p>
          </table:table-cell>
          <table:table-cell table:style-name="ce137" table:formula="of:=IF([.L7]=&quot;&quot;;&quot;&quot;;SUBSTITUTE(SUBSTITUTE(SUBSTITUTE(SUBSTITUTE(SUBSTITUTE(TRIM([.L7]);&quot;“&quot;;CHAR(34));&quot;”&quot;;CHAR(34));&quot;–&quot;;&quot;-&quot;);&quot;’&quot;;&quot;\'&quot;);&quot;'&quot;;&quot;\'&quot;)&amp;CHAR(10))" office:value-type="string" office:string-value="cd &quot;/home/ankur-joshi/scripts/Libreoffice Email Template/Calc_to_Whatsapp/&quot; ;&#10;" calcext:value-type="string">
            <text:p>cd "/home/ankur-joshi/scripts/Libreoffice Email Template/Calc_to_Whatsapp/"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 calcext:value-type="float">
            <text:p>4</text:p>
          </table:table-cell>
          <table:table-cell table:style-name="ce124" table:formula="of:=[.$E$32]&amp;&quot;login &amp;&amp; sleep 1 &amp;&amp; &quot;" office:value-type="string" office:string-value="mudslide login &amp;&amp; sleep 1 &amp;&amp; " calcext:value-type="string">
            <text:p>mudslide login &amp;&amp; sleep 1 &amp;&amp; </text:p>
          </table:table-cell>
          <table:table-cell table:style-name="ce137" table:formula="of:=IF([.S7]=&quot;&quot;;&quot;&quot;;SUBSTITUTE(SUBSTITUTE(SUBSTITUTE(SUBSTITUTE(SUBSTITUTE(TRIM([.S7]);&quot;“&quot;;CHAR(34));&quot;”&quot;;CHAR(34));&quot;–&quot;;&quot;-&quot;);&quot;’&quot;;&quot;\'&quot;);&quot;'&quot;;&quot;\'&quot;)&amp;CHAR(10))" office:value-type="string" office:string-value="mudslide login &amp;&amp; sleep 1 &amp;&amp;&#10;" calcext:value-type="string">
            <text:p>mudslide login &amp;&amp; sleep 1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 calcext:value-type="float">
            <text:p>4</text:p>
          </table:table-cell>
          <table:table-cell table:style-name="ce124"/>
          <table:table-cell table:style-name="ce137" table:formula="of:=IF([.Z7]=&quot;&quot;;&quot;&quot;;SUBSTITUTE(SUBSTITUTE(SUBSTITUTE(SUBSTITUTE(SUBSTITUTE(TRIM([.Z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 calcext:value-type="float">
            <text:p>4</text:p>
          </table:table-cell>
          <table:table-cell table:style-name="ce124" office:value-type="string" calcext:value-type="string">
            <text:p>notify-send "Whatsapp Groups IDs e.g. 1234567890-1234567890@g.us" ;</text:p>
          </table:table-cell>
          <table:table-cell table:style-name="ce137" table:formula="of:=IF([.AG7]=&quot;&quot;;&quot;&quot;;SUBSTITUTE(SUBSTITUTE(SUBSTITUTE(SUBSTITUTE(SUBSTITUTE(TRIM([.AG7]);&quot;“&quot;;CHAR(34));&quot;”&quot;;CHAR(34));&quot;–&quot;;&quot;-&quot;);&quot;’&quot;;&quot;\'&quot;);&quot;'&quot;;&quot;\'&quot;)&amp;CHAR(10))" office:value-type="string" office:string-value="notify-send &quot;Whatsapp Groups IDs e.g. 1234567890-1234567890@g.us&quot; ;&#10;" calcext:value-type="string">
            <text:p>notify-send "Whatsapp Groups IDs e.g. 1234567890-1234567890@g.us" ;</text:p>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table-cell table:style-name="ce72"/>
          <table:table-cell table:style-name="ce77" table:number-columns-repeated="3"/>
          <table:table-cell table:style-name="ce131"/>
          <table:covered-table-cell table:style-name="ce148"/>
          <table:table-cell table:style-name="ce131"/>
          <table:table-cell table:style-name="ce69" office:value-type="string" calcext:value-type="string">
            <text:p>-</text:p>
          </table:table-cell>
          <table:table-cell table:style-name="ce97" office:value-type="string" calcext:value-type="string">
            <text:p>Removing old versions of executables</text:p>
          </table:table-cell>
          <table:table-cell table:style-name="ce72" office:value-type="float" office:value="5" calcext:value-type="float">
            <text:p>5</text:p>
          </table:table-cell>
          <table:table-cell table:style-name="ce124" office:value-type="string" calcext:value-type="string">
            <text:p>rm "mudslide-linuxstatic-x64" ; rm "mudslide-linuxstatic-arm64" ; rm "mudslide.exe" ; </text:p>
          </table:table-cell>
          <table:table-cell table:style-name="ce137" table:formula="of:=IF([.L8]=&quot;&quot;;&quot;&quot;;SUBSTITUTE(SUBSTITUTE(SUBSTITUTE(SUBSTITUTE(SUBSTITUTE(TRIM([.L8]);&quot;“&quot;;CHAR(34));&quot;”&quot;;CHAR(34));&quot;–&quot;;&quot;-&quot;);&quot;’&quot;;&quot;\'&quot;);&quot;'&quot;;&quot;\'&quot;)&amp;CHAR(10))" office:value-type="string" office:string-value="rm &quot;mudslide-linuxstatic-x64&quot; ; rm &quot;mudslide-linuxstatic-arm64&quot; ; rm &quot;mudslide.exe&quot; ;&#10;" calcext:value-type="string">
            <text:p>rm "mudslide-linuxstatic-x64" ; rm "mudslide-linuxstatic-arm64" ; rm "mudslide.exe"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 calcext:value-type="float">
            <text:p>5</text:p>
          </table:table-cell>
          <table:table-cell table:style-name="ce124" table:formula="of:=[.$E$32]&amp;&quot;me &amp;&amp; sleep 1 &amp;&amp; &quot;" office:value-type="string" office:string-value="mudslide me &amp;&amp; sleep 1 &amp;&amp; " calcext:value-type="string">
            <text:p>mudslide me &amp;&amp; sleep 1 &amp;&amp; </text:p>
          </table:table-cell>
          <table:table-cell table:style-name="ce137" table:formula="of:=IF([.S8]=&quot;&quot;;&quot;&quot;;SUBSTITUTE(SUBSTITUTE(SUBSTITUTE(SUBSTITUTE(SUBSTITUTE(TRIM([.S8]);&quot;“&quot;;CHAR(34));&quot;”&quot;;CHAR(34));&quot;–&quot;;&quot;-&quot;);&quot;’&quot;;&quot;\'&quot;);&quot;'&quot;;&quot;\'&quot;)&amp;CHAR(10))" office:value-type="string" office:string-value="mudslide me &amp;&amp; sleep 1 &amp;&amp;&#10;" calcext:value-type="string">
            <text:p>mudslide me &amp;&amp; sleep 1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 calcext:value-type="float">
            <text:p>5</text:p>
          </table:table-cell>
          <table:table-cell table:style-name="ce124" table:formula="of:=[.$E$32]&amp;&quot;logout &amp;&amp; sleep 1 &amp;&amp; &quot;" office:value-type="string" office:string-value="mudslide logout &amp;&amp; sleep 1 &amp;&amp; " calcext:value-type="string">
            <text:p>mudslide logout &amp;&amp; sleep 1 &amp;&amp; </text:p>
          </table:table-cell>
          <table:table-cell table:style-name="ce137" table:formula="of:=IF([.Z8]=&quot;&quot;;&quot;&quot;;SUBSTITUTE(SUBSTITUTE(SUBSTITUTE(SUBSTITUTE(SUBSTITUTE(TRIM([.Z8]);&quot;“&quot;;CHAR(34));&quot;”&quot;;CHAR(34));&quot;–&quot;;&quot;-&quot;);&quot;’&quot;;&quot;\'&quot;);&quot;'&quot;;&quot;\'&quot;)&amp;CHAR(10))" office:value-type="string" office:string-value="mudslide logout &amp;&amp; sleep 1 &amp;&amp;&#10;" calcext:value-type="string">
            <text:p>mudslide logout &amp;&amp; sleep 1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 calcext:value-type="float">
            <text:p>5</text:p>
          </table:table-cell>
          <table:table-cell table:style-name="ce152"/>
          <table:table-cell table:style-name="ce137" table:formula="of:=IF([.AG8]=&quot;&quot;;&quot;&quot;;SUBSTITUTE(SUBSTITUTE(SUBSTITUTE(SUBSTITUTE(SUBSTITUTE(TRIM([.AG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0" office:value-type="string" calcext:value-type="string">
            <text:p>↓↓↓ Image file extension check ↓↓↓</text:p>
            <text:p>(for “send-image" option)</text:p>
          </table:table-cell>
          <table:table-cell table:number-columns-repeated="2"/>
          <table:covered-table-cell/>
          <table:table-cell/>
          <table:table-cell table:style-name="ce69" office:value-type="string" calcext:value-type="string">
            <text:p>-</text:p>
          </table:table-cell>
          <table:table-cell table:style-name="ce124"/>
          <table:table-cell table:style-name="ce72" office:value-type="float" office:value="6" calcext:value-type="float">
            <text:p>6</text:p>
          </table:table-cell>
          <table:table-cell table:style-name="ce124" office:value-type="string" calcext:value-type="string">
            <text:p>notify-send "Installing mudslide [utility to send Whatsapp Messages from Calc] " ;</text:p>
          </table:table-cell>
          <table:table-cell table:style-name="ce137" table:formula="of:=IF([.L9]=&quot;&quot;;&quot;&quot;;SUBSTITUTE(SUBSTITUTE(SUBSTITUTE(SUBSTITUTE(SUBSTITUTE(TRIM([.L9]);&quot;“&quot;;CHAR(34));&quot;”&quot;;CHAR(34));&quot;–&quot;;&quot;-&quot;);&quot;’&quot;;&quot;\'&quot;);&quot;'&quot;;&quot;\'&quot;)&amp;CHAR(10))" office:value-type="string" office:string-value="notify-send &quot;Installing mudslide [utility to send Whatsapp Messages from Calc] &quot; ;&#10;" calcext:value-type="string">
            <text:p>notify-send "Installing mudslide [utility to send Whatsapp Messages from Calc] "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 calcext:value-type="float">
            <text:p>6</text:p>
          </table:table-cell>
          <table:table-cell table:style-name="ce124" table:formula="of:=[.$E$32]&amp;&quot;help &amp;&amp; sleep 1 &amp;&amp; &quot;" office:value-type="string" office:string-value="mudslide help &amp;&amp; sleep 1 &amp;&amp; " calcext:value-type="string">
            <text:p>mudslide help &amp;&amp; sleep 1 &amp;&amp; </text:p>
          </table:table-cell>
          <table:table-cell table:style-name="ce137" table:formula="of:=IF([.S9]=&quot;&quot;;&quot;&quot;;SUBSTITUTE(SUBSTITUTE(SUBSTITUTE(SUBSTITUTE(SUBSTITUTE(TRIM([.S9]);&quot;“&quot;;CHAR(34));&quot;”&quot;;CHAR(34));&quot;–&quot;;&quot;-&quot;);&quot;’&quot;;&quot;\'&quot;);&quot;'&quot;;&quot;\'&quot;)&amp;CHAR(10))" office:value-type="string" office:string-value="mudslide help &amp;&amp; sleep 1 &amp;&amp;&#10;" calcext:value-type="string">
            <text:p>mudslide help &amp;&amp; sleep 1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 calcext:value-type="float">
            <text:p>6</text:p>
          </table:table-cell>
          <table:table-cell table:style-name="ce124" office:value-type="string" calcext:value-type="string">
            <text:p>notify-send "Logged out successfully"</text:p>
          </table:table-cell>
          <table:table-cell table:style-name="ce137" table:formula="of:=IF([.Z9]=&quot;&quot;;&quot;&quot;;SUBSTITUTE(SUBSTITUTE(SUBSTITUTE(SUBSTITUTE(SUBSTITUTE(TRIM([.Z9]);&quot;“&quot;;CHAR(34));&quot;”&quot;;CHAR(34));&quot;–&quot;;&quot;-&quot;);&quot;’&quot;;&quot;\'&quot;);&quot;'&quot;;&quot;\'&quot;)&amp;CHAR(10))" office:value-type="string" office:string-value="notify-send &quot;Logged out successfully&quot;&#10;" calcext:value-type="string">
            <text:p>notify-send "Logged out successfully"</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 calcext:value-type="float">
            <text:p>6</text:p>
          </table:table-cell>
          <table:table-cell table:style-name="ce124" office:value-type="string" calcext:value-type="string">
            <text:p>touch ~/My_Whatsapp_Grps.txt &amp;&amp; sleep 1 &amp;&amp;</text:p>
          </table:table-cell>
          <table:table-cell table:style-name="ce137" table:formula="of:=IF([.AG9]=&quot;&quot;;&quot;&quot;;SUBSTITUTE(SUBSTITUTE(SUBSTITUTE(SUBSTITUTE(SUBSTITUTE(TRIM([.AG9]);&quot;“&quot;;CHAR(34));&quot;”&quot;;CHAR(34));&quot;–&quot;;&quot;-&quot;);&quot;’&quot;;&quot;\'&quot;);&quot;'&quot;;&quot;\'&quot;)&amp;CHAR(10))" office:value-type="string" office:string-value="touch ~/My_Whatsapp_Grps.txt &amp;&amp; sleep 1 &amp;&amp;&#10;" calcext:value-type="string">
            <text:p>touch ~/My_Whatsapp_Grps.txt &amp;&amp; sleep 1 &amp;&amp;</text:p>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6" office:value-type="string" calcext:value-type="string">
            <text:p>.jpg</text:p>
          </table:table-cell>
          <table:table-cell table:number-columns-repeated="2"/>
          <table:table-cell table:style-name="ce148" office:value-type="string" calcext:value-type="string">
            <text:p>↑ ↑ ↑ Actual Executed Command ↑ ↑ ↑ </text:p>
          </table:table-cell>
          <table:table-cell/>
          <table:table-cell table:style-name="ce69" office:value-type="string" calcext:value-type="string">
            <text:p>-</text:p>
          </table:table-cell>
          <table:table-cell table:style-name="ce112"/>
          <table:table-cell table:style-name="ce72" office:value-type="float" office:value="7" calcext:value-type="float">
            <text:p>7</text:p>
          </table:table-cell>
          <table:table-cell table:style-name="ce124" table:formula="of:=&quot;wget https://github.com/robvanderleek/mudslide/releases/latest/download/&quot;&amp;[.$E$26]&amp;&quot; ;&quot;" office:value-type="string" office:string-value="wget https://github.com/robvanderleek/mudslide/releases/latest/download/mudslide-linuxstatic-x64 ;" calcext:value-type="string">
            <text:p>wget https://github.com/robvanderleek/mudslide/releases/latest/download/mudslide-linuxstatic-x64 ;</text:p>
          </table:table-cell>
          <table:table-cell table:style-name="ce137" table:formula="of:=IF([.L10]=&quot;&quot;;&quot;&quot;;SUBSTITUTE(SUBSTITUTE(SUBSTITUTE(SUBSTITUTE(SUBSTITUTE(TRIM([.L10]);&quot;“&quot;;CHAR(34));&quot;”&quot;;CHAR(34));&quot;–&quot;;&quot;-&quot;);&quot;’&quot;;&quot;\'&quot;);&quot;'&quot;;&quot;\'&quot;)&amp;CHAR(10))" office:value-type="string" office:string-value="wget https://github.com/robvanderleek/mudslide/releases/latest/download/mudslide-linuxstatic-x64 ;&#10;" calcext:value-type="string">
            <text:p>wget https://github.com/robvanderleek/mudslide/releases/latest/download/mudslide-linuxstatic-x64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 calcext:value-type="float">
            <text:p>7</text:p>
          </table:table-cell>
          <table:table-cell table:style-name="ce127" table:formula="of:=[.$E$32]&amp;&quot;send me &quot;&amp;CHAR(34)&amp;&quot;Hi, welcome to *Calc_to_Whatsapp*&quot;&amp;CHAR(34)&amp;&quot; &amp;&amp;&quot;" office:value-type="string" office:string-value="mudslide send me &quot;Hi, welcome to *Calc_to_Whatsapp*&quot; &amp;&amp;" calcext:value-type="string">
            <text:p>mudslide send me "Hi, welcome to *Calc_to_Whatsapp*" &amp;&amp;</text:p>
          </table:table-cell>
          <table:table-cell table:style-name="ce137" table:formula="of:=IF([.S10]=&quot;&quot;;&quot;&quot;;SUBSTITUTE(SUBSTITUTE(SUBSTITUTE(SUBSTITUTE(SUBSTITUTE(TRIM([.S10]);&quot;“&quot;;CHAR(34));&quot;”&quot;;CHAR(34));&quot;–&quot;;&quot;-&quot;);&quot;’&quot;;&quot;\'&quot;);&quot;'&quot;;&quot;\'&quot;)&amp;CHAR(10))" office:value-type="string" office:string-value="mudslide send me &quot;Hi, welcome to *Calc_to_Whatsapp*&quot; &amp;&amp;&#10;" calcext:value-type="string">
            <text:p>mudslide send me "Hi, welcome to *Calc_to_Whatsapp*"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 calcext:value-type="float">
            <text:p>7</text:p>
          </table:table-cell>
          <table:table-cell table:style-name="ce124"/>
          <table:table-cell table:style-name="ce137" table:formula="of:=IF([.Z10]=&quot;&quot;;&quot;&quot;;SUBSTITUTE(SUBSTITUTE(SUBSTITUTE(SUBSTITUTE(SUBSTITUTE(TRIM([.Z1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 calcext:value-type="float">
            <text:p>7</text:p>
          </table:table-cell>
          <table:table-cell table:style-name="ce124" table:formula="of:=[.$E$32]&amp;&quot;groups | tee ~/My_Whatsapp_Grps.txt &amp;&amp; xdg-open ~/My_Whatsapp_Grps.txt ; xed ~/My_Whatsapp_Grps.txt ; gedit ~/My_Whatsapp_Grps.txt &amp;&amp; sleep 3 ;&quot;" office:value-type="string" office:string-value="mudslide groups | tee ~/My_Whatsapp_Grps.txt &amp;&amp; xdg-open ~/My_Whatsapp_Grps.txt ; xed ~/My_Whatsapp_Grps.txt ; gedit ~/My_Whatsapp_Grps.txt &amp;&amp; sleep 3 ;" calcext:value-type="string">
            <text:p>mudslide groups | tee ~/My_Whatsapp_Grps.txt &amp;&amp; xdg-open ~/My_Whatsapp_Grps.txt ; xed ~/My_Whatsapp_Grps.txt ; gedit ~/My_Whatsapp_Grps.txt &amp;&amp; sleep 3 ;</text:p>
          </table:table-cell>
          <table:table-cell table:style-name="ce137" table:formula="of:=IF([.AG10]=&quot;&quot;;&quot;&quot;;SUBSTITUTE(SUBSTITUTE(SUBSTITUTE(SUBSTITUTE(SUBSTITUTE(TRIM([.AG10]);&quot;“&quot;;CHAR(34));&quot;”&quot;;CHAR(34));&quot;–&quot;;&quot;-&quot;);&quot;’&quot;;&quot;\'&quot;);&quot;'&quot;;&quot;\'&quot;)&amp;CHAR(10))" office:value-type="string" office:string-value="mudslide groups | tee ~/My_Whatsapp_Grps.txt &amp;&amp; xdg-open ~/My_Whatsapp_Grps.txt ; xed ~/My_Whatsapp_Grps.txt ; gedit ~/My_Whatsapp_Grps.txt &amp;&amp; sleep 3 ;&#10;" calcext:value-type="string">
            <text:p>mudslide groups | tee ~/My_Whatsapp_Grps.txt &amp;&amp; xdg-open ~/My_Whatsapp_Grps.txt ; xed ~/My_Whatsapp_Grps.txt ; gedit ~/My_Whatsapp_Grps.txt &amp;&amp; sleep 3 ;</text:p>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6" office:value-type="string" calcext:value-type="string">
            <text:p>.png</text:p>
          </table:table-cell>
          <table:table-cell table:number-columns-repeated="4"/>
          <table:table-cell table:style-name="ce69" office:value-type="string" calcext:value-type="string">
            <text:p>-</text:p>
          </table:table-cell>
          <table:table-cell table:style-name="ce152" office:value-type="string" calcext:value-type="string">
            <text:p>Make executable</text:p>
          </table:table-cell>
          <table:table-cell table:style-name="ce72" office:value-type="float" office:value="8" calcext:value-type="float">
            <text:p>8</text:p>
          </table:table-cell>
          <table:table-cell table:style-name="ce152" table:formula="of:=IFERROR(IF(ISERROR(SEARCH(&quot;LINUX&quot;;UPPER(INFO(&quot;system&quot;))))&gt;0;&quot;&quot;;&quot;chmod +x &quot;&amp;[.$E$26]&amp;&quot; ;&quot;);&quot;&quot;)" office:value-type="string" office:string-value="chmod +x mudslide-linuxstatic-x64 ;" calcext:value-type="string">
            <text:p>chmod +x mudslide-linuxstatic-x64 ;</text:p>
          </table:table-cell>
          <table:table-cell table:style-name="ce137" table:formula="of:=IF([.L11]=&quot;&quot;;&quot;&quot;;SUBSTITUTE(SUBSTITUTE(SUBSTITUTE(SUBSTITUTE(SUBSTITUTE(TRIM([.L11]);&quot;“&quot;;CHAR(34));&quot;”&quot;;CHAR(34));&quot;–&quot;;&quot;-&quot;);&quot;’&quot;;&quot;\'&quot;);&quot;'&quot;;&quot;\'&quot;)&amp;CHAR(10))" office:value-type="string" office:string-value="chmod +x mudslide-linuxstatic-x64 ;&#10;" calcext:value-type="string">
            <text:p>chmod +x mudslide-linuxstatic-x64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 calcext:value-type="float">
            <text:p>8</text:p>
          </table:table-cell>
          <table:table-cell table:style-name="ce127" table:formula="of:=[.$E$32]&amp;&quot;send me &quot;&amp;CHAR(34)&amp;&quot;Now you can use the _utility_ to *automate your tasks* &quot;&amp;CHAR(34)&amp;&quot; &amp;&amp;&quot;" office:value-type="string" office:string-value="mudslide send me &quot;Now you can use the _utility_ to *automate your tasks* &quot; &amp;&amp;" calcext:value-type="string">
            <text:p>mudslide send me "Now you can use the _utility_ to *automate your tasks* " &amp;&amp;</text:p>
          </table:table-cell>
          <table:table-cell table:style-name="ce137" table:formula="of:=IF([.S11]=&quot;&quot;;&quot;&quot;;SUBSTITUTE(SUBSTITUTE(SUBSTITUTE(SUBSTITUTE(SUBSTITUTE(TRIM([.S11]);&quot;“&quot;;CHAR(34));&quot;”&quot;;CHAR(34));&quot;–&quot;;&quot;-&quot;);&quot;’&quot;;&quot;\'&quot;);&quot;'&quot;;&quot;\'&quot;)&amp;CHAR(10))" office:value-type="string" office:string-value="mudslide send me &quot;Now you can use the _utility_ to *automate your tasks* &quot; &amp;&amp;&#10;" calcext:value-type="string">
            <text:p>mudslide send me "Now you can use the _utility_ to *automate your tasks* "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 calcext:value-type="float">
            <text:p>8</text:p>
          </table:table-cell>
          <table:table-cell table:style-name="ce124"/>
          <table:table-cell table:style-name="ce137" table:formula="of:=IF([.Z11]=&quot;&quot;;&quot;&quot;;SUBSTITUTE(SUBSTITUTE(SUBSTITUTE(SUBSTITUTE(SUBSTITUTE(TRIM([.Z1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 calcext:value-type="float">
            <text:p>8</text:p>
          </table:table-cell>
          <table:table-cell table:style-name="ce124"/>
          <table:table-cell table:style-name="ce137" table:formula="of:=IF([.AG11]=&quot;&quot;;&quot;&quot;;SUBSTITUTE(SUBSTITUTE(SUBSTITUTE(SUBSTITUTE(SUBSTITUTE(TRIM([.AG1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6" office:value-type="string" calcext:value-type="string">
            <text:p>.gif</text:p>
          </table:table-cell>
          <table:table-cell table:number-columns-repeated="4"/>
          <table:table-cell table:style-name="ce69" office:value-type="string" calcext:value-type="string">
            <text:p>-</text:p>
          </table:table-cell>
          <table:table-cell/>
          <table:table-cell table:style-name="ce72" office:value-type="float" office:value="9" calcext:value-type="float">
            <text:p>9</text:p>
          </table:table-cell>
          <table:table-cell table:style-name="ce152" table:formula="of:=&quot;cd &quot;&amp;[.$E$21]&amp;&quot; &amp;&amp;&quot;" office:value-type="string" office:string-value="cd &quot;/home/ankur-joshi/scripts/Libreoffice Email Template/Calc_to_Whatsapp/&quot; &amp;&amp;" calcext:value-type="string">
            <text:p>cd "/home/ankur-joshi/scripts/Libreoffice Email Template/Calc_to_Whatsapp/" &amp;&amp;</text:p>
          </table:table-cell>
          <table:table-cell table:style-name="ce137" table:formula="of:=IF([.L12]=&quot;&quot;;&quot;&quot;;SUBSTITUTE(SUBSTITUTE(SUBSTITUTE(SUBSTITUTE(SUBSTITUTE(TRIM([.L12]);&quot;“&quot;;CHAR(34));&quot;”&quot;;CHAR(34));&quot;–&quot;;&quot;-&quot;);&quot;’&quot;;&quot;\'&quot;);&quot;'&quot;;&quot;\'&quot;)&amp;CHAR(10))" office:value-type="string" office:string-value="cd &quot;/home/ankur-joshi/scripts/Libreoffice Email Template/Calc_to_Whatsapp/&quot; &amp;&amp;&#10;" calcext:value-type="string">
            <text:p>cd "/home/ankur-joshi/scripts/Libreoffice Email Template/Calc_to_Whatsapp/" &amp;&amp;</text:p>
            <text:p/>
          </table:table-cell>
          <table:table-cell/>
          <table:table-cell table:formula="of:=&quot;&quot;">
            <text:p/>
          </table:table-cell>
          <table:table-cell table:style-name="ce69" office:value-type="string" calcext:value-type="string">
            <text:p>-</text:p>
          </table:table-cell>
          <table:table-cell table:style-name="ce153"/>
          <table:table-cell table:style-name="ce72" office:value-type="float" office:value="9" calcext:value-type="float">
            <text:p>9</text:p>
          </table:table-cell>
          <table:table-cell table:style-name="ce127" table:formula="of:=[.$E$32]&amp;&quot;send me &quot;&amp;CHAR(34)&amp;&quot;Be ~IR~ *RESPONSIBLE* while using it ! &quot;&amp;CHAR(34)&amp;&quot; &amp;&amp;&quot;" office:value-type="string" office:string-value="mudslide send me &quot;Be ~IR~ *RESPONSIBLE* while using it ! &quot; &amp;&amp;" calcext:value-type="string">
            <text:p>mudslide send me "Be ~IR~ *RESPONSIBLE* while using it ! " &amp;&amp;</text:p>
          </table:table-cell>
          <table:table-cell table:style-name="ce137" table:formula="of:=IF([.S12]=&quot;&quot;;&quot;&quot;;SUBSTITUTE(SUBSTITUTE(SUBSTITUTE(SUBSTITUTE(SUBSTITUTE(TRIM([.S12]);&quot;“&quot;;CHAR(34));&quot;”&quot;;CHAR(34));&quot;–&quot;;&quot;-&quot;);&quot;’&quot;;&quot;\'&quot;);&quot;'&quot;;&quot;\'&quot;)&amp;CHAR(10))" office:value-type="string" office:string-value="mudslide send me &quot;Be ~IR~ *RESPONSIBLE* while using it ! &quot; &amp;&amp;&#10;" calcext:value-type="string">
            <text:p>mudslide send me "Be ~IR~ *RESPONSIBLE* while using it ! "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 calcext:value-type="float">
            <text:p>9</text:p>
          </table:table-cell>
          <table:table-cell table:style-name="ce124"/>
          <table:table-cell table:style-name="ce137" table:formula="of:=IF([.Z12]=&quot;&quot;;&quot;&quot;;SUBSTITUTE(SUBSTITUTE(SUBSTITUTE(SUBSTITUTE(SUBSTITUTE(TRIM([.Z1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 calcext:value-type="float">
            <text:p>9</text:p>
          </table:table-cell>
          <table:table-cell table:style-name="ce124"/>
          <table:table-cell table:style-name="ce137" table:formula="of:=IF([.AG12]=&quot;&quot;;&quot;&quot;;SUBSTITUTE(SUBSTITUTE(SUBSTITUTE(SUBSTITUTE(SUBSTITUTE(TRIM([.AG1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6" office:value-type="string" calcext:value-type="string">
            <text:p>jpeg</text:p>
          </table:table-cell>
          <table:table-cell table:number-columns-repeated="4"/>
          <table:table-cell table:style-name="ce69" office:value-type="string" calcext:value-type="string">
            <text:p>-</text:p>
          </table:table-cell>
          <table:table-cell table:style-name="ce166" office:value-type="string" calcext:value-type="string">
            <text:p>Moves Mudslide to /usr/bin --</text:p>
          </table:table-cell>
          <table:table-cell table:style-name="ce72" office:value-type="float" office:value="10" calcext:value-type="float">
            <text:p>10</text:p>
          </table:table-cell>
          <table:table-cell table:style-name="ce124" table:formula="of:=&quot;sudo cp &quot;&amp;[.$E$26]&amp;&quot; /usr/bin/ &amp;&amp;&quot;" office:value-type="string" office:string-value="sudo cp mudslide-linuxstatic-x64 /usr/bin/ &amp;&amp;" calcext:value-type="string">
            <text:p>sudo cp mudslide-linuxstatic-x64 /usr/bin/ &amp;&amp;</text:p>
          </table:table-cell>
          <table:table-cell table:style-name="ce137" table:formula="of:=IF([.L13]=&quot;&quot;;&quot;&quot;;SUBSTITUTE(SUBSTITUTE(SUBSTITUTE(SUBSTITUTE(SUBSTITUTE(TRIM([.L13]);&quot;“&quot;;CHAR(34));&quot;”&quot;;CHAR(34));&quot;–&quot;;&quot;-&quot;);&quot;’&quot;;&quot;\'&quot;);&quot;'&quot;;&quot;\'&quot;)&amp;CHAR(10))" office:value-type="string" office:string-value="sudo cp mudslide-linuxstatic-x64 /usr/bin/ &amp;&amp;&#10;" calcext:value-type="string">
            <text:p>sudo cp mudslide-linuxstatic-x64 /usr/bin/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 calcext:value-type="float">
            <text:p>10</text:p>
          </table:table-cell>
          <table:table-cell table:style-name="ce124"/>
          <table:table-cell table:style-name="ce137" table:formula="of:=IF([.S13]=&quot;&quot;;&quot;&quot;;SUBSTITUTE(SUBSTITUTE(SUBSTITUTE(SUBSTITUTE(SUBSTITUTE(TRIM([.S1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 calcext:value-type="float">
            <text:p>10</text:p>
          </table:table-cell>
          <table:table-cell table:style-name="ce124"/>
          <table:table-cell table:style-name="ce137" table:formula="of:=IF([.Z13]=&quot;&quot;;&quot;&quot;;SUBSTITUTE(SUBSTITUTE(SUBSTITUTE(SUBSTITUTE(SUBSTITUTE(TRIM([.Z1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 calcext:value-type="float">
            <text:p>10</text:p>
          </table:table-cell>
          <table:table-cell table:style-name="ce124"/>
          <table:table-cell table:style-name="ce137" table:formula="of:=IF([.AG13]=&quot;&quot;;&quot;&quot;;SUBSTITUTE(SUBSTITUTE(SUBSTITUTE(SUBSTITUTE(SUBSTITUTE(TRIM([.AG1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6"/>
          <table:table-cell table:number-columns-repeated="4"/>
          <table:table-cell table:style-name="ce69" office:value-type="string" calcext:value-type="string">
            <text:p>-</text:p>
          </table:table-cell>
          <table:table-cell table:style-name="ce167" office:value-type="string" calcext:value-type="string">
            <text:p>Renames executable as “mudslide” [ for ease of further execution] <text:s/>--</text:p>
          </table:table-cell>
          <table:table-cell table:style-name="ce72" office:value-type="float" office:value="11" calcext:value-type="float">
            <text:p>11</text:p>
          </table:table-cell>
          <table:table-cell table:style-name="ce171" table:formula="of:=&quot;sudo mv /usr/bin/&quot;&amp;[.$E$26]&amp;&quot; /usr/bin/mudslide&quot;" office:value-type="string" office:string-value="sudo mv /usr/bin/mudslide-linuxstatic-x64 /usr/bin/mudslide" calcext:value-type="string">
            <text:p>sudo mv /usr/bin/mudslide-linuxstatic-x64 /usr/bin/mudslide</text:p>
          </table:table-cell>
          <table:table-cell table:style-name="ce137" table:formula="of:=IF([.L14]=&quot;&quot;;&quot;&quot;;SUBSTITUTE(SUBSTITUTE(SUBSTITUTE(SUBSTITUTE(SUBSTITUTE(TRIM([.L14]);&quot;“&quot;;CHAR(34));&quot;”&quot;;CHAR(34));&quot;–&quot;;&quot;-&quot;);&quot;’&quot;;&quot;\'&quot;);&quot;'&quot;;&quot;\'&quot;)&amp;CHAR(10))" office:value-type="string" office:string-value="sudo mv /usr/bin/mudslide-linuxstatic-x64 /usr/bin/mudslide&#10;" calcext:value-type="string">
            <text:p>sudo mv /usr/bin/mudslide-linuxstatic-x64 /usr/bin/mudslide</text:p>
            <text:p/>
          </table:table-cell>
          <table:table-cell/>
          <table:table-cell table:formula="of:=&quot;&quot;">
            <text:p/>
          </table:table-cell>
          <table:table-cell table:style-name="ce69" office:value-type="string" calcext:value-type="string">
            <text:p>-</text:p>
          </table:table-cell>
          <table:table-cell table:style-name="ce153" office:value-type="string" calcext:value-type="string">
            <text:p>send me "The utility is built on project *mudslide* by *Rob van der Leek* , _(The Netherlands)_ https://github.com/robvanderleek/mudslide</text:p>
            <text:p>And fine-tuned for *Libreoffice Calc* (on Linux) by</text:p>
            <text:p>*Ankur Joshi* , _BHARAT (India)_ <text:a xlink:href="https://github/" xlink:type="simple">https://github</text:a>.com/pharmankur</text:p>
            <text:p>-----------</text:p>
            <text:p>Enjoy using it</text:p>
            <text:p>*Contribute if you can* !"</text:p>
          </table:table-cell>
          <table:table-cell table:style-name="ce72" office:value-type="float" office:value="11" calcext:value-type="float">
            <text:p>11</text:p>
          </table:table-cell>
          <table:table-cell table:style-name="ce127" table:formula="of:=[.$E$32]&amp;[.Q14]&amp;&quot; ;&quot;" office:value-type="string" office:string-value="mudslide send me &quot;The utility is built on project *mudslide* by *Rob van der Leek* , _(The Netherlands)_ https://github.com/robvanderleek/mudslide&#10;And fine-tuned for *Libreoffice Calc* (on Linux) by&#10;*Ankur Joshi* , _BHARAT (India)_ https://github.com/pharmankur&#10;-----------&#10;Enjoy using it&#10;*Contribute if you can* !&quot; ;" calcext:value-type="string">
            <text:p>mudslide send me "The utility is built on project *mudslide* by *Rob van der Leek* , _(The Netherlands)_ https://github.com/robvanderleek/mudslide</text:p>
            <text:p>And fine-tuned for *Libreoffice Calc* (on Linux) by</text:p>
            <text:p>*Ankur Joshi* , _BHARAT (India)_ https://github.com/pharmankur</text:p>
            <text:p>-----------</text:p>
            <text:p>Enjoy using it</text:p>
            <text:p>*Contribute if you can* !" ;</text:p>
          </table:table-cell>
          <table:table-cell table:style-name="ce137" table:formula="of:=IF([.S14]=&quot;&quot;;&quot;&quot;;SUBSTITUTE(SUBSTITUTE(SUBSTITUTE(SUBSTITUTE(SUBSTITUTE(TRIM([.S14]);&quot;“&quot;;CHAR(34));&quot;”&quot;;CHAR(34));&quot;–&quot;;&quot;-&quot;);&quot;’&quot;;&quot;\'&quot;);&quot;'&quot;;&quot;\'&quot;)&amp;CHAR(10))" office:value-type="string" office:string-value="mudslide send me &quot;The utility is built on project *mudslide* by *Rob van der Leek* , _(The Netherlands)_ https://github.com/robvanderleek/mudslide&#10;And fine-tuned for *Libreoffice Calc* (on Linux) by&#10;*Ankur Joshi* , _BHARAT (India)_ https://github.com/pharmankur&#10;-----------&#10;Enjoy using it&#10;*Contribute if you can* !&quot; ;&#10;" calcext:value-type="string">
            <text:p>mudslide send me "The utility is built on project *mudslide* by *Rob van der Leek* , _(The Netherlands)_ https://github.com/robvanderleek/mudslide</text:p>
            <text:p>And fine-tuned for *Libreoffice Calc* (on Linux) by</text:p>
            <text:p>*Ankur Joshi* , _BHARAT (India)_ https://github.com/pharmankur</text:p>
            <text:p>-----------</text:p>
            <text:p>Enjoy using it</text:p>
            <text:p>*Contribute if you can* !"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 calcext:value-type="float">
            <text:p>11</text:p>
          </table:table-cell>
          <table:table-cell table:style-name="ce124"/>
          <table:table-cell table:style-name="ce137" table:formula="of:=IF([.Z14]=&quot;&quot;;&quot;&quot;;SUBSTITUTE(SUBSTITUTE(SUBSTITUTE(SUBSTITUTE(SUBSTITUTE(TRIM([.Z1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 calcext:value-type="float">
            <text:p>11</text:p>
          </table:table-cell>
          <table:table-cell table:style-name="ce124"/>
          <table:table-cell table:style-name="ce137" table:formula="of:=IF([.AG14]=&quot;&quot;;&quot;&quot;;SUBSTITUTE(SUBSTITUTE(SUBSTITUTE(SUBSTITUTE(SUBSTITUTE(TRIM([.AG1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6"/>
          <table:table-cell table:number-columns-repeated="4"/>
          <table:table-cell table:style-name="ce69" office:value-type="string" calcext:value-type="string">
            <text:p>-</text:p>
          </table:table-cell>
          <table:table-cell/>
          <table:table-cell table:style-name="ce72" office:value-type="float" office:value="12" calcext:value-type="float">
            <text:p>12</text:p>
          </table:table-cell>
          <table:table-cell table:style-name="ce127"/>
          <table:table-cell table:style-name="ce137" table:formula="of:=IF([.L15]=&quot;&quot;;&quot;&quot;;SUBSTITUTE(SUBSTITUTE(SUBSTITUTE(SUBSTITUTE(SUBSTITUTE(TRIM([.L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 calcext:value-type="float">
            <text:p>12</text:p>
          </table:table-cell>
          <table:table-cell table:style-name="ce124"/>
          <table:table-cell table:style-name="ce137" table:formula="of:=IF([.S15]=&quot;&quot;;&quot;&quot;;SUBSTITUTE(SUBSTITUTE(SUBSTITUTE(SUBSTITUTE(SUBSTITUTE(TRIM([.S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 calcext:value-type="float">
            <text:p>12</text:p>
          </table:table-cell>
          <table:table-cell table:style-name="ce124"/>
          <table:table-cell table:style-name="ce137" table:formula="of:=IF([.Z15]=&quot;&quot;;&quot;&quot;;SUBSTITUTE(SUBSTITUTE(SUBSTITUTE(SUBSTITUTE(SUBSTITUTE(TRIM([.Z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 calcext:value-type="float">
            <text:p>12</text:p>
          </table:table-cell>
          <table:table-cell table:style-name="ce124"/>
          <table:table-cell table:style-name="ce137" table:formula="of:=IF([.AG15]=&quot;&quot;;&quot;&quot;;SUBSTITUTE(SUBSTITUTE(SUBSTITUTE(SUBSTITUTE(SUBSTITUTE(TRIM([.AG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6"/>
          <table:table-cell table:number-columns-repeated="4"/>
          <table:table-cell table:style-name="ce69" office:value-type="string" calcext:value-type="string">
            <text:p>-</text:p>
          </table:table-cell>
          <table:table-cell/>
          <table:table-cell table:style-name="ce72" office:value-type="float" office:value="13" calcext:value-type="float">
            <text:p>13</text:p>
          </table:table-cell>
          <table:table-cell table:style-name="ce152"/>
          <table:table-cell table:style-name="ce137" table:formula="of:=IF([.L16]=&quot;&quot;;&quot;&quot;;SUBSTITUTE(SUBSTITUTE(SUBSTITUTE(SUBSTITUTE(SUBSTITUTE(TRIM([.L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 calcext:value-type="float">
            <text:p>13</text:p>
          </table:table-cell>
          <table:table-cell table:style-name="ce124"/>
          <table:table-cell table:style-name="ce137" table:formula="of:=IF([.S16]=&quot;&quot;;&quot;&quot;;SUBSTITUTE(SUBSTITUTE(SUBSTITUTE(SUBSTITUTE(SUBSTITUTE(TRIM([.S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 calcext:value-type="float">
            <text:p>13</text:p>
          </table:table-cell>
          <table:table-cell table:style-name="ce124"/>
          <table:table-cell table:style-name="ce137" table:formula="of:=IF([.Z16]=&quot;&quot;;&quot;&quot;;SUBSTITUTE(SUBSTITUTE(SUBSTITUTE(SUBSTITUTE(SUBSTITUTE(TRIM([.Z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 calcext:value-type="float">
            <text:p>13</text:p>
          </table:table-cell>
          <table:table-cell table:style-name="ce124"/>
          <table:table-cell table:style-name="ce137" table:formula="of:=IF([.AG16]=&quot;&quot;;&quot;&quot;;SUBSTITUTE(SUBSTITUTE(SUBSTITUTE(SUBSTITUTE(SUBSTITUTE(TRIM([.AG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style-name="ce112"/>
          <table:table-cell table:style-name="ce72" office:value-type="float" office:value="14" calcext:value-type="float">
            <text:p>14</text:p>
          </table:table-cell>
          <table:table-cell table:style-name="ce124" office:value-type="string" calcext:value-type="string">
            <text:p>echo "Calc_To_Whatsapp is Installed " &amp;&amp; sleep 2 ;</text:p>
          </table:table-cell>
          <table:table-cell table:style-name="ce137" table:formula="of:=IF([.L17]=&quot;&quot;;&quot;&quot;;SUBSTITUTE(SUBSTITUTE(SUBSTITUTE(SUBSTITUTE(SUBSTITUTE(TRIM([.L17]);&quot;“&quot;;CHAR(34));&quot;”&quot;;CHAR(34));&quot;–&quot;;&quot;-&quot;);&quot;’&quot;;&quot;\'&quot;);&quot;'&quot;;&quot;\'&quot;)&amp;CHAR(10))" office:value-type="string" office:string-value="echo &quot;Calc_To_Whatsapp is Installed &quot; &amp;&amp; sleep 2 ;&#10;" calcext:value-type="string">
            <text:p>echo "Calc_To_Whatsapp is Installed " &amp;&amp; sleep 2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 calcext:value-type="float">
            <text:p>14</text:p>
          </table:table-cell>
          <table:table-cell table:style-name="ce124"/>
          <table:table-cell table:style-name="ce137" table:formula="of:=IF([.S17]=&quot;&quot;;&quot;&quot;;SUBSTITUTE(SUBSTITUTE(SUBSTITUTE(SUBSTITUTE(SUBSTITUTE(TRIM([.S1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 calcext:value-type="float">
            <text:p>14</text:p>
          </table:table-cell>
          <table:table-cell table:style-name="ce124"/>
          <table:table-cell table:style-name="ce137" table:formula="of:=IF([.Z17]=&quot;&quot;;&quot;&quot;;SUBSTITUTE(SUBSTITUTE(SUBSTITUTE(SUBSTITUTE(SUBSTITUTE(TRIM([.Z1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 calcext:value-type="float">
            <text:p>14</text:p>
          </table:table-cell>
          <table:table-cell table:style-name="ce124"/>
          <table:table-cell table:style-name="ce137" table:formula="of:=IF([.AG17]=&quot;&quot;;&quot;&quot;;SUBSTITUTE(SUBSTITUTE(SUBSTITUTE(SUBSTITUTE(SUBSTITUTE(TRIM([.AG1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style-name="ce112"/>
          <table:table-cell table:style-name="ce72" office:value-type="float" office:value="15" calcext:value-type="float">
            <text:p>15</text:p>
          </table:table-cell>
          <table:table-cell table:style-name="ce124" office:value-type="string" calcext:value-type="string">
            <text:p>echo "You can use Calc_To_Whatsapp now. Scan following QRcode from Whatsapp Mobile APP" &amp;&amp; sleep 2 ;</text:p>
          </table:table-cell>
          <table:table-cell table:style-name="ce137" table:formula="of:=IF([.L18]=&quot;&quot;;&quot;&quot;;SUBSTITUTE(SUBSTITUTE(SUBSTITUTE(SUBSTITUTE(SUBSTITUTE(TRIM([.L18]);&quot;“&quot;;CHAR(34));&quot;”&quot;;CHAR(34));&quot;–&quot;;&quot;-&quot;);&quot;’&quot;;&quot;\'&quot;);&quot;'&quot;;&quot;\'&quot;)&amp;CHAR(10))" office:value-type="string" office:string-value="echo &quot;You can use Calc_To_Whatsapp now. Scan following QRcode from Whatsapp Mobile APP&quot; &amp;&amp; sleep 2 ;&#10;" calcext:value-type="string">
            <text:p>echo "You can use Calc_To_Whatsapp now. Scan following QRcode from Whatsapp Mobile APP" &amp;&amp; sleep 2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 calcext:value-type="float">
            <text:p>15</text:p>
          </table:table-cell>
          <table:table-cell table:style-name="ce124"/>
          <table:table-cell table:style-name="ce137" table:formula="of:=IF([.S18]=&quot;&quot;;&quot;&quot;;SUBSTITUTE(SUBSTITUTE(SUBSTITUTE(SUBSTITUTE(SUBSTITUTE(TRIM([.S1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 calcext:value-type="float">
            <text:p>15</text:p>
          </table:table-cell>
          <table:table-cell table:style-name="ce124"/>
          <table:table-cell table:style-name="ce137" table:formula="of:=IF([.Z18]=&quot;&quot;;&quot;&quot;;SUBSTITUTE(SUBSTITUTE(SUBSTITUTE(SUBSTITUTE(SUBSTITUTE(TRIM([.Z1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 calcext:value-type="float">
            <text:p>15</text:p>
          </table:table-cell>
          <table:table-cell table:style-name="ce124"/>
          <table:table-cell table:style-name="ce137" table:formula="of:=IF([.AG18]=&quot;&quot;;&quot;&quot;;SUBSTITUTE(SUBSTITUTE(SUBSTITUTE(SUBSTITUTE(SUBSTITUTE(TRIM([.AG1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 calcext:value-type="float">
            <text:p>16</text:p>
          </table:table-cell>
          <table:table-cell table:style-name="ce127" office:value-type="string" calcext:value-type="string">
            <text:p>notify-send "You can use Calc_To_Whatsapp now. Scan following QRcode from Whatsapp Mobile APP from option Linked devices -- Link a Device" &amp;&amp; sleep 4 &amp;&amp; notify-send "You can use Calc_To_Whatsapp now. Scan following QRcode from Whatsapp Mobile APP" &amp;&amp;</text:p>
          </table:table-cell>
          <table:table-cell table:style-name="ce137" table:formula="of:=IF([.L19]=&quot;&quot;;&quot;&quot;;SUBSTITUTE(SUBSTITUTE(SUBSTITUTE(SUBSTITUTE(SUBSTITUTE(TRIM([.L19]);&quot;“&quot;;CHAR(34));&quot;”&quot;;CHAR(34));&quot;–&quot;;&quot;-&quot;);&quot;’&quot;;&quot;\'&quot;);&quot;'&quot;;&quot;\'&quot;)&amp;CHAR(10))" office:value-type="string" office:string-value="notify-send &quot;You can use Calc_To_Whatsapp now. Scan following QRcode from Whatsapp Mobile APP from option Linked devices -- Link a Device&quot; &amp;&amp; sleep 4 &amp;&amp; notify-send &quot;You can use Calc_To_Whatsapp now. Scan following QRcode from Whatsapp Mobile APP&quot; &amp;&amp;&#10;" calcext:value-type="string">
            <text:p>notify-send "You can use Calc_To_Whatsapp now. Scan following QRcode from Whatsapp Mobile APP from option Linked devices -- Link a Device" &amp;&amp; sleep 4 &amp;&amp; notify-send "You can use Calc_To_Whatsapp now. Scan following QRcode from Whatsapp Mobile APP"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 calcext:value-type="float">
            <text:p>16</text:p>
          </table:table-cell>
          <table:table-cell table:style-name="ce124"/>
          <table:table-cell table:style-name="ce137" table:formula="of:=IF([.S19]=&quot;&quot;;&quot;&quot;;SUBSTITUTE(SUBSTITUTE(SUBSTITUTE(SUBSTITUTE(SUBSTITUTE(TRIM([.S1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 calcext:value-type="float">
            <text:p>16</text:p>
          </table:table-cell>
          <table:table-cell table:style-name="ce124"/>
          <table:table-cell table:style-name="ce137" table:formula="of:=IF([.Z19]=&quot;&quot;;&quot;&quot;;SUBSTITUTE(SUBSTITUTE(SUBSTITUTE(SUBSTITUTE(SUBSTITUTE(TRIM([.Z1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 calcext:value-type="float">
            <text:p>16</text:p>
          </table:table-cell>
          <table:table-cell table:style-name="ce124"/>
          <table:table-cell table:style-name="ce137" table:formula="of:=IF([.AG19]=&quot;&quot;;&quot;&quot;;SUBSTITUTE(SUBSTITUTE(SUBSTITUTE(SUBSTITUTE(SUBSTITUTE(TRIM([.AG1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 calcext:value-type="float">
            <text:p>17</text:p>
          </table:table-cell>
          <table:table-cell table:style-name="ce152"/>
          <table:table-cell table:style-name="ce137" table:formula="of:=IF([.L20]=&quot;&quot;;&quot;&quot;;SUBSTITUTE(SUBSTITUTE(SUBSTITUTE(SUBSTITUTE(SUBSTITUTE(TRIM([.L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 calcext:value-type="float">
            <text:p>17</text:p>
          </table:table-cell>
          <table:table-cell table:style-name="ce124"/>
          <table:table-cell table:style-name="ce137" table:formula="of:=IF([.S20]=&quot;&quot;;&quot;&quot;;SUBSTITUTE(SUBSTITUTE(SUBSTITUTE(SUBSTITUTE(SUBSTITUTE(TRIM([.S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 calcext:value-type="float">
            <text:p>17</text:p>
          </table:table-cell>
          <table:table-cell table:style-name="ce124"/>
          <table:table-cell table:style-name="ce137" table:formula="of:=IF([.Z20]=&quot;&quot;;&quot;&quot;;SUBSTITUTE(SUBSTITUTE(SUBSTITUTE(SUBSTITUTE(SUBSTITUTE(TRIM([.Z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 calcext:value-type="float">
            <text:p>17</text:p>
          </table:table-cell>
          <table:table-cell table:style-name="ce124"/>
          <table:table-cell table:style-name="ce137" table:formula="of:=IF([.AG20]=&quot;&quot;;&quot;&quot;;SUBSTITUTE(SUBSTITUTE(SUBSTITUTE(SUBSTITUTE(SUBSTITUTE(TRIM([.AG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9" office:value-type="string" calcext:value-type="string">
            <text:p>Final Folder Path based on OS (This is used as reference in Macros) with “"</text:p>
          </table:table-cell>
          <table:table-cell table:style-name="ce129" table:formula="of:=CHAR(34)&amp;[.E22]&amp;CHAR(34)" office:value-type="string" office:string-value="&quot;/home/ankur-joshi/scripts/Libreoffice Email Template/Calc_to_Whatsapp/&quot;" calcext:value-type="string">
            <text:p>"/home/ankur-joshi/scripts/Libreoffice Email Template/Calc_to_Whatsapp/"</text:p>
          </table:table-cell>
          <table:table-cell table:number-columns-repeated="3"/>
          <table:table-cell table:style-name="ce69" office:value-type="string" calcext:value-type="string">
            <text:p>-</text:p>
          </table:table-cell>
          <table:table-cell/>
          <table:table-cell table:style-name="ce72" office:value-type="float" office:value="18" calcext:value-type="float">
            <text:p>18</text:p>
          </table:table-cell>
          <table:table-cell table:style-name="ce153" table:formula="of:=[.$E$32]&amp;&quot;login &amp;&amp;&quot;" office:value-type="string" office:string-value="mudslide login &amp;&amp;" calcext:value-type="string">
            <text:p>mudslide login &amp;&amp;</text:p>
          </table:table-cell>
          <table:table-cell table:style-name="ce137" table:formula="of:=IF([.L21]=&quot;&quot;;&quot;&quot;;SUBSTITUTE(SUBSTITUTE(SUBSTITUTE(SUBSTITUTE(SUBSTITUTE(TRIM([.L21]);&quot;“&quot;;CHAR(34));&quot;”&quot;;CHAR(34));&quot;–&quot;;&quot;-&quot;);&quot;’&quot;;&quot;\'&quot;);&quot;'&quot;;&quot;\'&quot;)&amp;CHAR(10))" office:value-type="string" office:string-value="mudslide login &amp;&amp;&#10;" calcext:value-type="string">
            <text:p>mudslide login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 calcext:value-type="float">
            <text:p>18</text:p>
          </table:table-cell>
          <table:table-cell table:style-name="ce124"/>
          <table:table-cell table:style-name="ce137" table:formula="of:=IF([.S21]=&quot;&quot;;&quot;&quot;;SUBSTITUTE(SUBSTITUTE(SUBSTITUTE(SUBSTITUTE(SUBSTITUTE(TRIM([.S2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 calcext:value-type="float">
            <text:p>18</text:p>
          </table:table-cell>
          <table:table-cell table:style-name="ce124"/>
          <table:table-cell table:style-name="ce137" table:formula="of:=IF([.Z21]=&quot;&quot;;&quot;&quot;;SUBSTITUTE(SUBSTITUTE(SUBSTITUTE(SUBSTITUTE(SUBSTITUTE(TRIM([.Z2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 calcext:value-type="float">
            <text:p>18</text:p>
          </table:table-cell>
          <table:table-cell table:style-name="ce124"/>
          <table:table-cell table:style-name="ce137" table:formula="of:=IF([.AG21]=&quot;&quot;;&quot;&quot;;SUBSTITUTE(SUBSTITUTE(SUBSTITUTE(SUBSTITUTE(SUBSTITUTE(TRIM([.AG2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9" office:value-type="string" calcext:value-type="string">
            <text:p>Final Folder Path based on OS (This is used as reference in Macros) ABSOLUTE</text:p>
          </table:table-cell>
          <table:table-cell table:style-name="ce130" table:formula="of:=IFERROR(IF(ISERROR(SEARCH(&quot;LINUX&quot;;UPPER(INFO(&quot;system&quot;))))&gt;0;[.E24];[.E23]);[.E24])" office:value-type="string" office:string-value="/home/ankur-joshi/scripts/Libreoffice Email Template/Calc_to_Whatsapp/" calcext:value-type="string">
            <text:p>/home/ankur-joshi/scripts/Libreoffice Email Template/Calc_to_Whatsapp/</text:p>
          </table:table-cell>
          <table:table-cell table:number-columns-repeated="3"/>
          <table:table-cell table:style-name="ce69" office:value-type="string" calcext:value-type="string">
            <text:p>-</text:p>
          </table:table-cell>
          <table:table-cell/>
          <table:table-cell table:style-name="ce72" office:value-type="float" office:value="21" calcext:value-type="float">
            <text:p>21</text:p>
          </table:table-cell>
          <table:table-cell table:style-name="ce124" office:value-type="string" calcext:value-type="string">
            <text:p>echo "Sending Welcome messages to your phone as test . . . " &amp;&amp; sleep 3 &amp;&amp;</text:p>
          </table:table-cell>
          <table:table-cell table:style-name="ce137" table:formula="of:=IF([.L22]=&quot;&quot;;&quot;&quot;;SUBSTITUTE(SUBSTITUTE(SUBSTITUTE(SUBSTITUTE(SUBSTITUTE(TRIM([.L22]);&quot;“&quot;;CHAR(34));&quot;”&quot;;CHAR(34));&quot;–&quot;;&quot;-&quot;);&quot;’&quot;;&quot;\'&quot;);&quot;'&quot;;&quot;\'&quot;)&amp;CHAR(10))" office:value-type="string" office:string-value="echo &quot;Sending Welcome messages to your phone as test . . . &quot; &amp;&amp; sleep 3 &amp;&amp;&#10;" calcext:value-type="string">
            <text:p>echo "Sending Welcome messages to your phone as test . . . " &amp;&amp; sleep 3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 calcext:value-type="float">
            <text:p>19</text:p>
          </table:table-cell>
          <table:table-cell table:style-name="ce124"/>
          <table:table-cell table:style-name="ce137" table:formula="of:=IF([.S22]=&quot;&quot;;&quot;&quot;;SUBSTITUTE(SUBSTITUTE(SUBSTITUTE(SUBSTITUTE(SUBSTITUTE(TRIM([.S2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 calcext:value-type="float">
            <text:p>19</text:p>
          </table:table-cell>
          <table:table-cell table:style-name="ce124"/>
          <table:table-cell table:style-name="ce137" table:formula="of:=IF([.Z22]=&quot;&quot;;&quot;&quot;;SUBSTITUTE(SUBSTITUTE(SUBSTITUTE(SUBSTITUTE(SUBSTITUTE(TRIM([.Z2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 calcext:value-type="float">
            <text:p>19</text:p>
          </table:table-cell>
          <table:table-cell table:style-name="ce124"/>
          <table:table-cell table:style-name="ce137" table:formula="of:=IF([.AG22]=&quot;&quot;;&quot;&quot;;SUBSTITUTE(SUBSTITUTE(SUBSTITUTE(SUBSTITUTE(SUBSTITUTE(TRIM([.AG2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0" office:value-type="string" calcext:value-type="string">
            <text:p>Present Folder Path in Linux [ Absolute ]</text:p>
          </table:table-cell>
          <table:table-cell table:style-name="ce103" table:formula="of:=ORG.LIBREOFFICE.REGEX(ORG.LIBREOFFICE.REGEX(ORG.LIBREOFFICE.REGEX(ORG.LIBREOFFICE.REGEX(ORG.LIBREOFFICE.REGEX(CELL(&quot;filename&quot;);&quot;'#.*&quot;;&quot;&quot;;&quot;g&quot;);&quot;'/.*&quot;;&quot;&quot;;&quot;g&quot;);&quot;file://&quot;;&quot;&quot;;&quot;g&quot;);ORG.LIBREOFFICE.REGEX(ORG.LIBREOFFICE.REGEX(ORG.LIBREOFFICE.REGEX(CELL(&quot;filename&quot;);&quot;file://&quot;;&quot;&quot;;&quot;g&quot;);&quot;.*/&quot;;&quot;&quot;;&quot;g&quot;);&quot;'#.*&quot;;&quot;&quot;;&quot;g&quot;);&quot;&quot;;&quot;g&quot;);&quot;'&quot;;&quot;&quot;;&quot;g&quot;)" office:value-type="string" office:string-value="/home/ankur-joshi/scripts/Libreoffice Email Template/Calc_to_Whatsapp/" calcext:value-type="string">
            <text:p>/home/ankur-joshi/scripts/Libreoffice Email Template/Calc_to_Whatsapp/</text:p>
          </table:table-cell>
          <table:table-cell table:number-columns-repeated="3"/>
          <table:table-cell table:style-name="ce69" office:value-type="string" calcext:value-type="string">
            <text:p>-</text:p>
          </table:table-cell>
          <table:table-cell/>
          <table:table-cell table:style-name="ce72" office:value-type="float" office:value="22" calcext:value-type="float">
            <text:p>22</text:p>
          </table:table-cell>
          <table:table-cell table:style-name="ce127" table:formula="of:=[.$E$32]&amp;&quot;send me &quot;&amp;CHAR(34)&amp;&quot;Hi, welcome to *Calc_to_Whatsapp* &quot;&amp;CHAR(34)&amp;&quot; &amp;&amp;&quot;" office:value-type="string" office:string-value="mudslide send me &quot;Hi, welcome to *Calc_to_Whatsapp* &quot; &amp;&amp;" calcext:value-type="string">
            <text:p>mudslide send me "Hi, welcome to *Calc_to_Whatsapp* " &amp;&amp;</text:p>
          </table:table-cell>
          <table:table-cell table:style-name="ce137" table:formula="of:=IF([.L23]=&quot;&quot;;&quot;&quot;;SUBSTITUTE(SUBSTITUTE(SUBSTITUTE(SUBSTITUTE(SUBSTITUTE(TRIM([.L23]);&quot;“&quot;;CHAR(34));&quot;”&quot;;CHAR(34));&quot;–&quot;;&quot;-&quot;);&quot;’&quot;;&quot;\'&quot;);&quot;'&quot;;&quot;\'&quot;)&amp;CHAR(10))" office:value-type="string" office:string-value="mudslide send me &quot;Hi, welcome to *Calc_to_Whatsapp* &quot; &amp;&amp;&#10;" calcext:value-type="string">
            <text:p>mudslide send me "Hi, welcome to *Calc_to_Whatsapp* "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0" calcext:value-type="float">
            <text:p>20</text:p>
          </table:table-cell>
          <table:table-cell table:style-name="ce124"/>
          <table:table-cell table:style-name="ce137" table:formula="of:=IF([.S23]=&quot;&quot;;&quot;&quot;;SUBSTITUTE(SUBSTITUTE(SUBSTITUTE(SUBSTITUTE(SUBSTITUTE(TRIM([.S2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0" calcext:value-type="float">
            <text:p>20</text:p>
          </table:table-cell>
          <table:table-cell table:style-name="ce124"/>
          <table:table-cell table:style-name="ce137" table:formula="of:=IF([.Z23]=&quot;&quot;;&quot;&quot;;SUBSTITUTE(SUBSTITUTE(SUBSTITUTE(SUBSTITUTE(SUBSTITUTE(TRIM([.Z2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0" calcext:value-type="float">
            <text:p>20</text:p>
          </table:table-cell>
          <table:table-cell table:style-name="ce124"/>
          <table:table-cell table:style-name="ce137" table:formula="of:=IF([.AG23]=&quot;&quot;;&quot;&quot;;SUBSTITUTE(SUBSTITUTE(SUBSTITUTE(SUBSTITUTE(SUBSTITUTE(TRIM([.AG2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0" office:value-type="string" calcext:value-type="string">
            <text:p>Present Folder Path in windows [ Absolute ]</text:p>
          </table:table-cell>
          <table:table-cell table:style-name="ce133" table:formula="of:=ORG.LIBREOFFICE.REGEX(ORG.LIBREOFFICE.REGEX(ORG.LIBREOFFICE.REGEX(ORG.LIBREOFFICE.REGEX(ORG.LIBREOFFICE.REGEX(CELL(&quot;filename&quot;);&quot;'#.*&quot;;&quot;&quot;;&quot;g&quot;);&quot;'/.*&quot;;&quot;&quot;;&quot;g&quot;);&quot;file:///&quot;;&quot;&quot;;&quot;g&quot;);ORG.LIBREOFFICE.REGEX(ORG.LIBREOFFICE.REGEX(ORG.LIBREOFFICE.REGEX(CELL(&quot;filename&quot;);&quot;file:///&quot;;&quot;&quot;;&quot;g&quot;);&quot;.*/&quot;;&quot;&quot;;&quot;g&quot;);&quot;'#.*&quot;;&quot;&quot;;&quot;g&quot;);&quot;&quot;;&quot;g&quot;);&quot;'&quot;;&quot;&quot;;&quot;g&quot;)" office:value-type="string" office:string-value="home/ankur-joshi/scripts/Libreoffice Email Template/Calc_to_Whatsapp/" calcext:value-type="string">
            <text:p>home/ankur-joshi/scripts/Libreoffice Email Template/Calc_to_Whatsapp/</text:p>
          </table:table-cell>
          <table:table-cell table:number-columns-repeated="3"/>
          <table:table-cell table:style-name="ce69" office:value-type="string" calcext:value-type="string">
            <text:p>-</text:p>
          </table:table-cell>
          <table:table-cell/>
          <table:table-cell table:style-name="ce72" office:value-type="float" office:value="23" calcext:value-type="float">
            <text:p>23</text:p>
          </table:table-cell>
          <table:table-cell table:style-name="ce127" table:formula="of:=[.$E$32]&amp;&quot;send me &quot;&amp;CHAR(34)&amp;&quot;Now you can use the _utility_ to *automate your tasks*&quot;&amp;CHAR(34)&amp;&quot; &amp;&amp;&quot;" office:value-type="string" office:string-value="mudslide send me &quot;Now you can use the _utility_ to *automate your tasks*&quot; &amp;&amp;" calcext:value-type="string">
            <text:p>mudslide send me "Now you can use the _utility_ to *automate your tasks*" &amp;&amp;</text:p>
          </table:table-cell>
          <table:table-cell table:style-name="ce137" table:formula="of:=IF([.L24]=&quot;&quot;;&quot;&quot;;SUBSTITUTE(SUBSTITUTE(SUBSTITUTE(SUBSTITUTE(SUBSTITUTE(TRIM([.L24]);&quot;“&quot;;CHAR(34));&quot;”&quot;;CHAR(34));&quot;–&quot;;&quot;-&quot;);&quot;’&quot;;&quot;\'&quot;);&quot;'&quot;;&quot;\'&quot;)&amp;CHAR(10))" office:value-type="string" office:string-value="mudslide send me &quot;Now you can use the _utility_ to *automate your tasks*&quot; &amp;&amp;&#10;" calcext:value-type="string">
            <text:p>mudslide send me "Now you can use the _utility_ to *automate your tasks*"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1" calcext:value-type="float">
            <text:p>21</text:p>
          </table:table-cell>
          <table:table-cell table:style-name="ce124"/>
          <table:table-cell table:style-name="ce137" table:formula="of:=IF([.S24]=&quot;&quot;;&quot;&quot;;SUBSTITUTE(SUBSTITUTE(SUBSTITUTE(SUBSTITUTE(SUBSTITUTE(TRIM([.S2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1" calcext:value-type="float">
            <text:p>21</text:p>
          </table:table-cell>
          <table:table-cell table:style-name="ce124"/>
          <table:table-cell table:style-name="ce137" table:formula="of:=IF([.Z24]=&quot;&quot;;&quot;&quot;;SUBSTITUTE(SUBSTITUTE(SUBSTITUTE(SUBSTITUTE(SUBSTITUTE(TRIM([.Z2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1" calcext:value-type="float">
            <text:p>21</text:p>
          </table:table-cell>
          <table:table-cell table:style-name="ce124"/>
          <table:table-cell table:style-name="ce137" table:formula="of:=IF([.AG24]=&quot;&quot;;&quot;&quot;;SUBSTITUTE(SUBSTITUTE(SUBSTITUTE(SUBSTITUTE(SUBSTITUTE(TRIM([.AG2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style-name="ce153"/>
          <table:table-cell table:style-name="ce72" office:value-type="float" office:value="24" calcext:value-type="float">
            <text:p>24</text:p>
          </table:table-cell>
          <table:table-cell table:style-name="ce127" table:formula="of:=[.$E$32]&amp;&quot;send me &quot;&amp;CHAR(34)&amp;&quot;Be ~IR~ *RESPONSIBLE* while using it ! &quot;&amp;CHAR(34)&amp;&quot; &amp;&amp;&quot;" office:value-type="string" office:string-value="mudslide send me &quot;Be ~IR~ *RESPONSIBLE* while using it ! &quot; &amp;&amp;" calcext:value-type="string">
            <text:p>mudslide send me "Be ~IR~ *RESPONSIBLE* while using it ! " &amp;&amp;</text:p>
          </table:table-cell>
          <table:table-cell table:style-name="ce137" table:formula="of:=IF([.L25]=&quot;&quot;;&quot;&quot;;SUBSTITUTE(SUBSTITUTE(SUBSTITUTE(SUBSTITUTE(SUBSTITUTE(TRIM([.L25]);&quot;“&quot;;CHAR(34));&quot;”&quot;;CHAR(34));&quot;–&quot;;&quot;-&quot;);&quot;’&quot;;&quot;\'&quot;);&quot;'&quot;;&quot;\'&quot;)&amp;CHAR(10))" office:value-type="string" office:string-value="mudslide send me &quot;Be ~IR~ *RESPONSIBLE* while using it ! &quot; &amp;&amp;&#10;" calcext:value-type="string">
            <text:p>mudslide send me "Be ~IR~ *RESPONSIBLE* while using it ! " &amp;&amp;</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2" calcext:value-type="float">
            <text:p>22</text:p>
          </table:table-cell>
          <table:table-cell table:style-name="ce124"/>
          <table:table-cell table:style-name="ce137" table:formula="of:=IF([.S25]=&quot;&quot;;&quot;&quot;;SUBSTITUTE(SUBSTITUTE(SUBSTITUTE(SUBSTITUTE(SUBSTITUTE(TRIM([.S2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2" calcext:value-type="float">
            <text:p>22</text:p>
          </table:table-cell>
          <table:table-cell table:style-name="ce124"/>
          <table:table-cell table:style-name="ce137" table:formula="of:=IF([.Z25]=&quot;&quot;;&quot;&quot;;SUBSTITUTE(SUBSTITUTE(SUBSTITUTE(SUBSTITUTE(SUBSTITUTE(TRIM([.Z2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2" calcext:value-type="float">
            <text:p>22</text:p>
          </table:table-cell>
          <table:table-cell table:style-name="ce124"/>
          <table:table-cell table:style-name="ce137" table:formula="of:=IF([.AG25]=&quot;&quot;;&quot;&quot;;SUBSTITUTE(SUBSTITUTE(SUBSTITUTE(SUBSTITUTE(SUBSTITUTE(TRIM([.AG2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9" office:value-type="string" calcext:value-type="string">
            <text:p>Mudslide Executable file name based on OS (This is used as reference in Macros)</text:p>
          </table:table-cell>
          <table:table-cell table:style-name="ce130" table:formula="of:=IFERROR(IF(ISERROR(SEARCH(&quot;LINUX&quot;;UPPER(INFO(&quot;system&quot;))))&gt;0;[.E28];[.E27]);[.E28])" office:value-type="string" office:string-value="mudslide-linuxstatic-x64" calcext:value-type="string">
            <text:p>mudslide-linuxstatic-x64</text:p>
          </table:table-cell>
          <table:table-cell table:number-columns-repeated="3"/>
          <table:table-cell table:style-name="ce69" office:value-type="string" calcext:value-type="string">
            <text:p>-</text:p>
          </table:table-cell>
          <table:table-cell table:style-name="ce153" office:value-type="string" calcext:value-type="string">
            <text:p>send me "The utility is built on project *mudslide* by *Rob van der Leek* , _(The Netherlands)_ </text:p>
            <text:p>And fine-tuned for *Libreoffice Calc* (on Linux) by</text:p>
            <text:p>*Ankur Joshi* , _BHARAT (India)_</text:p>
            <text:p>-----------</text:p>
            <text:p>Enjoy using it</text:p>
            <text:p>*Contribute if you can* !"</text:p>
          </table:table-cell>
          <table:table-cell table:style-name="ce72" office:value-type="float" office:value="25" calcext:value-type="float">
            <text:p>25</text:p>
          </table:table-cell>
          <table:table-cell table:style-name="ce127" table:formula="of:=[.$E$32]&amp;[.J26]&amp;&quot; ;&quot;" office:value-type="string" office:string-value="mudslide send me &quot;The utility is built on project *mudslide* by *Rob van der Leek* , _(The Netherlands)_ &#10;And fine-tuned for *Libreoffice Calc* (on Linux) by&#10;*Ankur Joshi* , _BHARAT (India)_&#10;-----------&#10;Enjoy using it&#10;*Contribute if you can* !&quot; ;" calcext:value-type="string">
            <text:p>mudslide send me "The utility is built on project *mudslide* by *Rob van der Leek* , _(The Netherlands)_ </text:p>
            <text:p>And fine-tuned for *Libreoffice Calc* (on Linux) by</text:p>
            <text:p>*Ankur Joshi* , _BHARAT (India)_</text:p>
            <text:p>-----------</text:p>
            <text:p>Enjoy using it</text:p>
            <text:p>*Contribute if you can* !" ;</text:p>
          </table:table-cell>
          <table:table-cell table:style-name="ce137" table:formula="of:=IF([.L26]=&quot;&quot;;&quot;&quot;;SUBSTITUTE(SUBSTITUTE(SUBSTITUTE(SUBSTITUTE(SUBSTITUTE(TRIM([.L26]);&quot;“&quot;;CHAR(34));&quot;”&quot;;CHAR(34));&quot;–&quot;;&quot;-&quot;);&quot;’&quot;;&quot;\'&quot;);&quot;'&quot;;&quot;\'&quot;)&amp;CHAR(10))" office:value-type="string" office:string-value="mudslide send me &quot;The utility is built on project *mudslide* by *Rob van der Leek* , _(The Netherlands)_ &#10;And fine-tuned for *Libreoffice Calc* (on Linux) by&#10;*Ankur Joshi* , _BHARAT (India)_&#10;-----------&#10;Enjoy using it&#10;*Contribute if you can* !&quot; ;&#10;" calcext:value-type="string">
            <text:p>mudslide send me "The utility is built on project *mudslide* by *Rob van der Leek* , _(The Netherlands)_ </text:p>
            <text:p>And fine-tuned for *Libreoffice Calc* (on Linux) by</text:p>
            <text:p>*Ankur Joshi* , _BHARAT (India)_</text:p>
            <text:p>-----------</text:p>
            <text:p>Enjoy using it</text:p>
            <text:p>*Contribute if you can* !" ;</text:p>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3" calcext:value-type="float">
            <text:p>23</text:p>
          </table:table-cell>
          <table:table-cell table:style-name="ce124"/>
          <table:table-cell table:style-name="ce137" table:formula="of:=IF([.S26]=&quot;&quot;;&quot;&quot;;SUBSTITUTE(SUBSTITUTE(SUBSTITUTE(SUBSTITUTE(SUBSTITUTE(TRIM([.S2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3" calcext:value-type="float">
            <text:p>23</text:p>
          </table:table-cell>
          <table:table-cell table:style-name="ce124"/>
          <table:table-cell table:style-name="ce137" table:formula="of:=IF([.Z26]=&quot;&quot;;&quot;&quot;;SUBSTITUTE(SUBSTITUTE(SUBSTITUTE(SUBSTITUTE(SUBSTITUTE(TRIM([.Z2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3" calcext:value-type="float">
            <text:p>23</text:p>
          </table:table-cell>
          <table:table-cell table:style-name="ce124"/>
          <table:table-cell table:style-name="ce137" table:formula="of:=IF([.AG26]=&quot;&quot;;&quot;&quot;;SUBSTITUTE(SUBSTITUTE(SUBSTITUTE(SUBSTITUTE(SUBSTITUTE(TRIM([.AG2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0" office:value-type="string" calcext:value-type="string">
            <text:p>Mudslide Executable file name for Linux</text:p>
          </table:table-cell>
          <table:table-cell table:style-name="ce103" office:value-type="string" calcext:value-type="string">
            <text:p>mudslide-linuxstatic-x64</text:p>
          </table:table-cell>
          <table:table-cell table:number-columns-repeated="3"/>
          <table:table-cell table:style-name="ce69" office:value-type="string" calcext:value-type="string">
            <text:p>-</text:p>
          </table:table-cell>
          <table:table-cell table:style-name="ce153"/>
          <table:table-cell table:style-name="ce72" office:value-type="float" office:value="26" calcext:value-type="float">
            <text:p>26</text:p>
          </table:table-cell>
          <table:table-cell table:style-name="ce127"/>
          <table:table-cell table:style-name="ce137" table:formula="of:=IF([.L27]=&quot;&quot;;&quot;&quot;;SUBSTITUTE(SUBSTITUTE(SUBSTITUTE(SUBSTITUTE(SUBSTITUTE(TRIM([.L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4" calcext:value-type="float">
            <text:p>24</text:p>
          </table:table-cell>
          <table:table-cell table:style-name="ce124"/>
          <table:table-cell table:style-name="ce137" table:formula="of:=IF([.S27]=&quot;&quot;;&quot;&quot;;SUBSTITUTE(SUBSTITUTE(SUBSTITUTE(SUBSTITUTE(SUBSTITUTE(TRIM([.S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4" calcext:value-type="float">
            <text:p>24</text:p>
          </table:table-cell>
          <table:table-cell table:style-name="ce124"/>
          <table:table-cell table:style-name="ce137" table:formula="of:=IF([.Z27]=&quot;&quot;;&quot;&quot;;SUBSTITUTE(SUBSTITUTE(SUBSTITUTE(SUBSTITUTE(SUBSTITUTE(TRIM([.Z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4" calcext:value-type="float">
            <text:p>24</text:p>
          </table:table-cell>
          <table:table-cell table:style-name="ce124"/>
          <table:table-cell table:style-name="ce137" table:formula="of:=IF([.AG27]=&quot;&quot;;&quot;&quot;;SUBSTITUTE(SUBSTITUTE(SUBSTITUTE(SUBSTITUTE(SUBSTITUTE(TRIM([.AG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0" office:value-type="string" calcext:value-type="string">
            <text:p>Mudslide Executable file name for Windows</text:p>
          </table:table-cell>
          <table:table-cell table:style-name="ce133" office:value-type="string" calcext:value-type="string">
            <text:p>mudslide.exe</text:p>
          </table:table-cell>
          <table:table-cell table:number-columns-repeated="3"/>
          <table:table-cell table:style-name="ce69" office:value-type="string" calcext:value-type="string">
            <text:p>-</text:p>
          </table:table-cell>
          <table:table-cell table:style-name="ce153"/>
          <table:table-cell table:style-name="ce72" office:value-type="float" office:value="27" calcext:value-type="float">
            <text:p>27</text:p>
          </table:table-cell>
          <table:table-cell table:style-name="ce127"/>
          <table:table-cell table:style-name="ce137" table:formula="of:=IF([.L28]=&quot;&quot;;&quot;&quot;;SUBSTITUTE(SUBSTITUTE(SUBSTITUTE(SUBSTITUTE(SUBSTITUTE(TRIM([.L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5" calcext:value-type="float">
            <text:p>25</text:p>
          </table:table-cell>
          <table:table-cell table:style-name="ce124"/>
          <table:table-cell table:style-name="ce137" table:formula="of:=IF([.S28]=&quot;&quot;;&quot;&quot;;SUBSTITUTE(SUBSTITUTE(SUBSTITUTE(SUBSTITUTE(SUBSTITUTE(TRIM([.S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5" calcext:value-type="float">
            <text:p>25</text:p>
          </table:table-cell>
          <table:table-cell table:style-name="ce124"/>
          <table:table-cell table:style-name="ce137" table:formula="of:=IF([.Z28]=&quot;&quot;;&quot;&quot;;SUBSTITUTE(SUBSTITUTE(SUBSTITUTE(SUBSTITUTE(SUBSTITUTE(TRIM([.Z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5" calcext:value-type="float">
            <text:p>25</text:p>
          </table:table-cell>
          <table:table-cell table:style-name="ce124"/>
          <table:table-cell table:style-name="ce137" table:formula="of:=IF([.AG28]=&quot;&quot;;&quot;&quot;;SUBSTITUTE(SUBSTITUTE(SUBSTITUTE(SUBSTITUTE(SUBSTITUTE(TRIM([.AG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28" calcext:value-type="float">
            <text:p>28</text:p>
          </table:table-cell>
          <table:table-cell table:style-name="ce127"/>
          <table:table-cell table:style-name="ce137" table:formula="of:=IF([.L29]=&quot;&quot;;&quot;&quot;;SUBSTITUTE(SUBSTITUTE(SUBSTITUTE(SUBSTITUTE(SUBSTITUTE(TRIM([.L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6" calcext:value-type="float">
            <text:p>26</text:p>
          </table:table-cell>
          <table:table-cell table:style-name="ce124"/>
          <table:table-cell table:style-name="ce137" table:formula="of:=IF([.S29]=&quot;&quot;;&quot;&quot;;SUBSTITUTE(SUBSTITUTE(SUBSTITUTE(SUBSTITUTE(SUBSTITUTE(TRIM([.S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6" calcext:value-type="float">
            <text:p>26</text:p>
          </table:table-cell>
          <table:table-cell table:style-name="ce124"/>
          <table:table-cell table:style-name="ce137" table:formula="of:=IF([.Z29]=&quot;&quot;;&quot;&quot;;SUBSTITUTE(SUBSTITUTE(SUBSTITUTE(SUBSTITUTE(SUBSTITUTE(TRIM([.Z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6" calcext:value-type="float">
            <text:p>26</text:p>
          </table:table-cell>
          <table:table-cell table:style-name="ce124"/>
          <table:table-cell table:style-name="ce137" table:formula="of:=IF([.AG29]=&quot;&quot;;&quot;&quot;;SUBSTITUTE(SUBSTITUTE(SUBSTITUTE(SUBSTITUTE(SUBSTITUTE(TRIM([.AG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9" office:value-type="string" calcext:value-type="string">
            <text:p>Final executable Path based on OS (This is used as reference in Macros)</text:p>
          </table:table-cell>
          <table:table-cell table:style-name="ce130" table:formula="of:=&quot;cd &quot;&amp;CHAR(34)&amp;[.E22]&amp;CHAR(34)&amp;&quot; &amp;&amp; ./&quot;&amp;IFERROR(IF(ISERROR(SEARCH(&quot;LINUX&quot;;UPPER(INFO(&quot;system&quot;))))&gt;0;[.E28];[.E27]);[.E28])&amp;&quot; &quot;" office:value-type="string" office:string-value="cd &quot;/home/ankur-joshi/scripts/Libreoffice Email Template/Calc_to_Whatsapp/&quot; &amp;&amp; ./mudslide-linuxstatic-x64 " calcext:value-type="string">
            <text:p>cd "/home/ankur-joshi/scripts/Libreoffice Email Template/Calc_to_Whatsapp/" &amp;&amp; ./mudslide-linuxstatic-x64 </text:p>
          </table:table-cell>
          <table:table-cell table:number-columns-repeated="3"/>
          <table:table-cell table:style-name="ce69" office:value-type="string" calcext:value-type="string">
            <text:p>-</text:p>
          </table:table-cell>
          <table:table-cell/>
          <table:table-cell table:style-name="ce72" office:value-type="float" office:value="29" calcext:value-type="float">
            <text:p>29</text:p>
          </table:table-cell>
          <table:table-cell table:style-name="ce127"/>
          <table:table-cell table:style-name="ce137" table:formula="of:=IF([.L30]=&quot;&quot;;&quot;&quot;;SUBSTITUTE(SUBSTITUTE(SUBSTITUTE(SUBSTITUTE(SUBSTITUTE(TRIM([.L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7" calcext:value-type="float">
            <text:p>27</text:p>
          </table:table-cell>
          <table:table-cell table:style-name="ce124"/>
          <table:table-cell table:style-name="ce137" table:formula="of:=IF([.S30]=&quot;&quot;;&quot;&quot;;SUBSTITUTE(SUBSTITUTE(SUBSTITUTE(SUBSTITUTE(SUBSTITUTE(TRIM([.S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7" calcext:value-type="float">
            <text:p>27</text:p>
          </table:table-cell>
          <table:table-cell table:style-name="ce124"/>
          <table:table-cell table:style-name="ce137" table:formula="of:=IF([.Z30]=&quot;&quot;;&quot;&quot;;SUBSTITUTE(SUBSTITUTE(SUBSTITUTE(SUBSTITUTE(SUBSTITUTE(TRIM([.Z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7" calcext:value-type="float">
            <text:p>27</text:p>
          </table:table-cell>
          <table:table-cell table:style-name="ce124"/>
          <table:table-cell table:style-name="ce137" table:formula="of:=IF([.AG30]=&quot;&quot;;&quot;&quot;;SUBSTITUTE(SUBSTITUTE(SUBSTITUTE(SUBSTITUTE(SUBSTITUTE(TRIM([.AG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9" office:value-type="string" calcext:value-type="string">
            <text:p>executable command based on OS (This is used as reference in Macros)</text:p>
          </table:table-cell>
          <table:table-cell table:style-name="ce135" table:formula="of:=&quot;./&quot;&amp;IFERROR(IF(ISERROR(SEARCH(&quot;linux&quot;;UPPER(INFO(&quot;system&quot;))))&gt;0;[.E28];[.E27]);[.E28])&amp;&quot; &quot;" office:value-type="string" office:string-value="./mudslide-linuxstatic-x64 " calcext:value-type="string">
            <text:p>./mudslide-linuxstatic-x64 </text:p>
          </table:table-cell>
          <table:table-cell table:number-columns-repeated="3"/>
          <table:table-cell table:style-name="ce69" office:value-type="string" calcext:value-type="string">
            <text:p>-</text:p>
          </table:table-cell>
          <table:table-cell/>
          <table:table-cell table:style-name="ce72" office:value-type="float" office:value="30" calcext:value-type="float">
            <text:p>30</text:p>
          </table:table-cell>
          <table:table-cell table:style-name="ce127"/>
          <table:table-cell table:style-name="ce137" table:formula="of:=IF([.L31]=&quot;&quot;;&quot;&quot;;SUBSTITUTE(SUBSTITUTE(SUBSTITUTE(SUBSTITUTE(SUBSTITUTE(TRIM([.L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8" calcext:value-type="float">
            <text:p>28</text:p>
          </table:table-cell>
          <table:table-cell table:style-name="ce124"/>
          <table:table-cell table:style-name="ce137" table:formula="of:=IF([.S31]=&quot;&quot;;&quot;&quot;;SUBSTITUTE(SUBSTITUTE(SUBSTITUTE(SUBSTITUTE(SUBSTITUTE(TRIM([.S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8" calcext:value-type="float">
            <text:p>28</text:p>
          </table:table-cell>
          <table:table-cell table:style-name="ce124"/>
          <table:table-cell table:style-name="ce137" table:formula="of:=IF([.Z31]=&quot;&quot;;&quot;&quot;;SUBSTITUTE(SUBSTITUTE(SUBSTITUTE(SUBSTITUTE(SUBSTITUTE(TRIM([.Z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8" calcext:value-type="float">
            <text:p>28</text:p>
          </table:table-cell>
          <table:table-cell table:style-name="ce124"/>
          <table:table-cell table:style-name="ce137" table:formula="of:=IF([.AG31]=&quot;&quot;;&quot;&quot;;SUBSTITUTE(SUBSTITUTE(SUBSTITUTE(SUBSTITUTE(SUBSTITUTE(TRIM([.AG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3"/>
          <table:table-cell table:style-name="ce109" office:value-type="string" calcext:value-type="string">
            <text:p>[Used in Linux] executable name placed in /usr/bin/</text:p>
          </table:table-cell>
          <table:table-cell table:style-name="ce156" table:formula="of:=&quot;mudslide&quot;&amp;&quot; &quot;" office:value-type="string" office:string-value="mudslide " calcext:value-type="string">
            <text:p>mudslide </text:p>
          </table:table-cell>
          <table:table-cell table:number-columns-repeated="3"/>
          <table:table-cell table:style-name="ce69" office:value-type="string" calcext:value-type="string">
            <text:p>-</text:p>
          </table:table-cell>
          <table:table-cell/>
          <table:table-cell table:style-name="ce72" office:value-type="float" office:value="31" calcext:value-type="float">
            <text:p>31</text:p>
          </table:table-cell>
          <table:table-cell table:style-name="ce127"/>
          <table:table-cell table:style-name="ce137" table:formula="of:=IF([.L32]=&quot;&quot;;&quot;&quot;;SUBSTITUTE(SUBSTITUTE(SUBSTITUTE(SUBSTITUTE(SUBSTITUTE(TRIM([.L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9" calcext:value-type="float">
            <text:p>29</text:p>
          </table:table-cell>
          <table:table-cell table:style-name="ce124"/>
          <table:table-cell table:style-name="ce137" table:formula="of:=IF([.S32]=&quot;&quot;;&quot;&quot;;SUBSTITUTE(SUBSTITUTE(SUBSTITUTE(SUBSTITUTE(SUBSTITUTE(TRIM([.S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9" calcext:value-type="float">
            <text:p>29</text:p>
          </table:table-cell>
          <table:table-cell table:style-name="ce124"/>
          <table:table-cell table:style-name="ce137" table:formula="of:=IF([.Z32]=&quot;&quot;;&quot;&quot;;SUBSTITUTE(SUBSTITUTE(SUBSTITUTE(SUBSTITUTE(SUBSTITUTE(TRIM([.Z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29" calcext:value-type="float">
            <text:p>29</text:p>
          </table:table-cell>
          <table:table-cell table:style-name="ce124"/>
          <table:table-cell table:style-name="ce137" table:formula="of:=IF([.AG32]=&quot;&quot;;&quot;&quot;;SUBSTITUTE(SUBSTITUTE(SUBSTITUTE(SUBSTITUTE(SUBSTITUTE(TRIM([.AG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2" calcext:value-type="float">
            <text:p>32</text:p>
          </table:table-cell>
          <table:table-cell table:style-name="ce127"/>
          <table:table-cell table:style-name="ce137" table:formula="of:=IF([.L33]=&quot;&quot;;&quot;&quot;;SUBSTITUTE(SUBSTITUTE(SUBSTITUTE(SUBSTITUTE(SUBSTITUTE(TRIM([.L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0" calcext:value-type="float">
            <text:p>30</text:p>
          </table:table-cell>
          <table:table-cell table:style-name="ce124"/>
          <table:table-cell table:style-name="ce137" table:formula="of:=IF([.S33]=&quot;&quot;;&quot;&quot;;SUBSTITUTE(SUBSTITUTE(SUBSTITUTE(SUBSTITUTE(SUBSTITUTE(TRIM([.S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0" calcext:value-type="float">
            <text:p>30</text:p>
          </table:table-cell>
          <table:table-cell table:style-name="ce124"/>
          <table:table-cell table:style-name="ce137" table:formula="of:=IF([.Z33]=&quot;&quot;;&quot;&quot;;SUBSTITUTE(SUBSTITUTE(SUBSTITUTE(SUBSTITUTE(SUBSTITUTE(TRIM([.Z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0" calcext:value-type="float">
            <text:p>30</text:p>
          </table:table-cell>
          <table:table-cell table:style-name="ce124"/>
          <table:table-cell table:style-name="ce137" table:formula="of:=IF([.AG33]=&quot;&quot;;&quot;&quot;;SUBSTITUTE(SUBSTITUTE(SUBSTITUTE(SUBSTITUTE(SUBSTITUTE(TRIM([.AG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3" calcext:value-type="float">
            <text:p>33</text:p>
          </table:table-cell>
          <table:table-cell table:style-name="ce127"/>
          <table:table-cell table:style-name="ce137" table:formula="of:=IF([.L34]=&quot;&quot;;&quot;&quot;;SUBSTITUTE(SUBSTITUTE(SUBSTITUTE(SUBSTITUTE(SUBSTITUTE(TRIM([.L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1" calcext:value-type="float">
            <text:p>31</text:p>
          </table:table-cell>
          <table:table-cell table:style-name="ce124"/>
          <table:table-cell table:style-name="ce137" table:formula="of:=IF([.S34]=&quot;&quot;;&quot;&quot;;SUBSTITUTE(SUBSTITUTE(SUBSTITUTE(SUBSTITUTE(SUBSTITUTE(TRIM([.S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1" calcext:value-type="float">
            <text:p>31</text:p>
          </table:table-cell>
          <table:table-cell table:style-name="ce124"/>
          <table:table-cell table:style-name="ce137" table:formula="of:=IF([.Z34]=&quot;&quot;;&quot;&quot;;SUBSTITUTE(SUBSTITUTE(SUBSTITUTE(SUBSTITUTE(SUBSTITUTE(TRIM([.Z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1" calcext:value-type="float">
            <text:p>31</text:p>
          </table:table-cell>
          <table:table-cell table:style-name="ce124"/>
          <table:table-cell table:style-name="ce137" table:formula="of:=IF([.AG34]=&quot;&quot;;&quot;&quot;;SUBSTITUTE(SUBSTITUTE(SUBSTITUTE(SUBSTITUTE(SUBSTITUTE(TRIM([.AG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4" calcext:value-type="float">
            <text:p>34</text:p>
          </table:table-cell>
          <table:table-cell table:style-name="ce127"/>
          <table:table-cell table:style-name="ce137" table:formula="of:=IF([.L35]=&quot;&quot;;&quot;&quot;;SUBSTITUTE(SUBSTITUTE(SUBSTITUTE(SUBSTITUTE(SUBSTITUTE(TRIM([.L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2" calcext:value-type="float">
            <text:p>32</text:p>
          </table:table-cell>
          <table:table-cell table:style-name="ce124"/>
          <table:table-cell table:style-name="ce137" table:formula="of:=IF([.S35]=&quot;&quot;;&quot;&quot;;SUBSTITUTE(SUBSTITUTE(SUBSTITUTE(SUBSTITUTE(SUBSTITUTE(TRIM([.S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2" calcext:value-type="float">
            <text:p>32</text:p>
          </table:table-cell>
          <table:table-cell table:style-name="ce124"/>
          <table:table-cell table:style-name="ce137" table:formula="of:=IF([.Z35]=&quot;&quot;;&quot;&quot;;SUBSTITUTE(SUBSTITUTE(SUBSTITUTE(SUBSTITUTE(SUBSTITUTE(TRIM([.Z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2" calcext:value-type="float">
            <text:p>32</text:p>
          </table:table-cell>
          <table:table-cell table:style-name="ce124"/>
          <table:table-cell table:style-name="ce137" table:formula="of:=IF([.AG35]=&quot;&quot;;&quot;&quot;;SUBSTITUTE(SUBSTITUTE(SUBSTITUTE(SUBSTITUTE(SUBSTITUTE(TRIM([.AG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5" calcext:value-type="float">
            <text:p>35</text:p>
          </table:table-cell>
          <table:table-cell table:style-name="ce127"/>
          <table:table-cell table:style-name="ce137" table:formula="of:=IF([.L36]=&quot;&quot;;&quot;&quot;;SUBSTITUTE(SUBSTITUTE(SUBSTITUTE(SUBSTITUTE(SUBSTITUTE(TRIM([.L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3" calcext:value-type="float">
            <text:p>33</text:p>
          </table:table-cell>
          <table:table-cell table:style-name="ce124"/>
          <table:table-cell table:style-name="ce137" table:formula="of:=IF([.S36]=&quot;&quot;;&quot;&quot;;SUBSTITUTE(SUBSTITUTE(SUBSTITUTE(SUBSTITUTE(SUBSTITUTE(TRIM([.S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3" calcext:value-type="float">
            <text:p>33</text:p>
          </table:table-cell>
          <table:table-cell table:style-name="ce124"/>
          <table:table-cell table:style-name="ce137" table:formula="of:=IF([.Z36]=&quot;&quot;;&quot;&quot;;SUBSTITUTE(SUBSTITUTE(SUBSTITUTE(SUBSTITUTE(SUBSTITUTE(TRIM([.Z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3" calcext:value-type="float">
            <text:p>33</text:p>
          </table:table-cell>
          <table:table-cell table:style-name="ce124"/>
          <table:table-cell table:style-name="ce137" table:formula="of:=IF([.AG36]=&quot;&quot;;&quot;&quot;;SUBSTITUTE(SUBSTITUTE(SUBSTITUTE(SUBSTITUTE(SUBSTITUTE(TRIM([.AG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6" calcext:value-type="float">
            <text:p>36</text:p>
          </table:table-cell>
          <table:table-cell table:style-name="ce127"/>
          <table:table-cell table:style-name="ce137" table:formula="of:=IF([.L37]=&quot;&quot;;&quot;&quot;;SUBSTITUTE(SUBSTITUTE(SUBSTITUTE(SUBSTITUTE(SUBSTITUTE(TRIM([.L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4" calcext:value-type="float">
            <text:p>34</text:p>
          </table:table-cell>
          <table:table-cell table:style-name="ce124"/>
          <table:table-cell table:style-name="ce137" table:formula="of:=IF([.S37]=&quot;&quot;;&quot;&quot;;SUBSTITUTE(SUBSTITUTE(SUBSTITUTE(SUBSTITUTE(SUBSTITUTE(TRIM([.S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4" calcext:value-type="float">
            <text:p>34</text:p>
          </table:table-cell>
          <table:table-cell table:style-name="ce124"/>
          <table:table-cell table:style-name="ce137" table:formula="of:=IF([.Z37]=&quot;&quot;;&quot;&quot;;SUBSTITUTE(SUBSTITUTE(SUBSTITUTE(SUBSTITUTE(SUBSTITUTE(TRIM([.Z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4" calcext:value-type="float">
            <text:p>34</text:p>
          </table:table-cell>
          <table:table-cell table:style-name="ce124"/>
          <table:table-cell table:style-name="ce137" table:formula="of:=IF([.AG37]=&quot;&quot;;&quot;&quot;;SUBSTITUTE(SUBSTITUTE(SUBSTITUTE(SUBSTITUTE(SUBSTITUTE(TRIM([.AG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7" calcext:value-type="float">
            <text:p>37</text:p>
          </table:table-cell>
          <table:table-cell table:style-name="ce127"/>
          <table:table-cell table:style-name="ce137" table:formula="of:=IF([.L38]=&quot;&quot;;&quot;&quot;;SUBSTITUTE(SUBSTITUTE(SUBSTITUTE(SUBSTITUTE(SUBSTITUTE(TRIM([.L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5" calcext:value-type="float">
            <text:p>35</text:p>
          </table:table-cell>
          <table:table-cell table:style-name="ce124"/>
          <table:table-cell table:style-name="ce137" table:formula="of:=IF([.S38]=&quot;&quot;;&quot;&quot;;SUBSTITUTE(SUBSTITUTE(SUBSTITUTE(SUBSTITUTE(SUBSTITUTE(TRIM([.S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5" calcext:value-type="float">
            <text:p>35</text:p>
          </table:table-cell>
          <table:table-cell table:style-name="ce124"/>
          <table:table-cell table:style-name="ce137" table:formula="of:=IF([.Z38]=&quot;&quot;;&quot;&quot;;SUBSTITUTE(SUBSTITUTE(SUBSTITUTE(SUBSTITUTE(SUBSTITUTE(TRIM([.Z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5" calcext:value-type="float">
            <text:p>35</text:p>
          </table:table-cell>
          <table:table-cell table:style-name="ce124"/>
          <table:table-cell table:style-name="ce137" table:formula="of:=IF([.AG38]=&quot;&quot;;&quot;&quot;;SUBSTITUTE(SUBSTITUTE(SUBSTITUTE(SUBSTITUTE(SUBSTITUTE(TRIM([.AG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8" calcext:value-type="float">
            <text:p>38</text:p>
          </table:table-cell>
          <table:table-cell table:style-name="ce127"/>
          <table:table-cell table:style-name="ce137" table:formula="of:=IF([.L39]=&quot;&quot;;&quot;&quot;;SUBSTITUTE(SUBSTITUTE(SUBSTITUTE(SUBSTITUTE(SUBSTITUTE(TRIM([.L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6" calcext:value-type="float">
            <text:p>36</text:p>
          </table:table-cell>
          <table:table-cell table:style-name="ce124"/>
          <table:table-cell table:style-name="ce137" table:formula="of:=IF([.S39]=&quot;&quot;;&quot;&quot;;SUBSTITUTE(SUBSTITUTE(SUBSTITUTE(SUBSTITUTE(SUBSTITUTE(TRIM([.S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6" calcext:value-type="float">
            <text:p>36</text:p>
          </table:table-cell>
          <table:table-cell table:style-name="ce124"/>
          <table:table-cell table:style-name="ce137" table:formula="of:=IF([.Z39]=&quot;&quot;;&quot;&quot;;SUBSTITUTE(SUBSTITUTE(SUBSTITUTE(SUBSTITUTE(SUBSTITUTE(TRIM([.Z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6" calcext:value-type="float">
            <text:p>36</text:p>
          </table:table-cell>
          <table:table-cell table:style-name="ce124"/>
          <table:table-cell table:style-name="ce137" table:formula="of:=IF([.AG39]=&quot;&quot;;&quot;&quot;;SUBSTITUTE(SUBSTITUTE(SUBSTITUTE(SUBSTITUTE(SUBSTITUTE(TRIM([.AG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39" calcext:value-type="float">
            <text:p>39</text:p>
          </table:table-cell>
          <table:table-cell table:style-name="ce127"/>
          <table:table-cell table:style-name="ce137" table:formula="of:=IF([.L40]=&quot;&quot;;&quot;&quot;;SUBSTITUTE(SUBSTITUTE(SUBSTITUTE(SUBSTITUTE(SUBSTITUTE(TRIM([.L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7" calcext:value-type="float">
            <text:p>37</text:p>
          </table:table-cell>
          <table:table-cell table:style-name="ce124"/>
          <table:table-cell table:style-name="ce137" table:formula="of:=IF([.S40]=&quot;&quot;;&quot;&quot;;SUBSTITUTE(SUBSTITUTE(SUBSTITUTE(SUBSTITUTE(SUBSTITUTE(TRIM([.S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7" calcext:value-type="float">
            <text:p>37</text:p>
          </table:table-cell>
          <table:table-cell table:style-name="ce124"/>
          <table:table-cell table:style-name="ce137" table:formula="of:=IF([.Z40]=&quot;&quot;;&quot;&quot;;SUBSTITUTE(SUBSTITUTE(SUBSTITUTE(SUBSTITUTE(SUBSTITUTE(TRIM([.Z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7" calcext:value-type="float">
            <text:p>37</text:p>
          </table:table-cell>
          <table:table-cell table:style-name="ce124"/>
          <table:table-cell table:style-name="ce137" table:formula="of:=IF([.AG40]=&quot;&quot;;&quot;&quot;;SUBSTITUTE(SUBSTITUTE(SUBSTITUTE(SUBSTITUTE(SUBSTITUTE(TRIM([.AG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0" calcext:value-type="float">
            <text:p>40</text:p>
          </table:table-cell>
          <table:table-cell table:style-name="ce127"/>
          <table:table-cell table:style-name="ce137" table:formula="of:=IF([.L41]=&quot;&quot;;&quot;&quot;;SUBSTITUTE(SUBSTITUTE(SUBSTITUTE(SUBSTITUTE(SUBSTITUTE(TRIM([.L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8" calcext:value-type="float">
            <text:p>38</text:p>
          </table:table-cell>
          <table:table-cell table:style-name="ce124"/>
          <table:table-cell table:style-name="ce137" table:formula="of:=IF([.S41]=&quot;&quot;;&quot;&quot;;SUBSTITUTE(SUBSTITUTE(SUBSTITUTE(SUBSTITUTE(SUBSTITUTE(TRIM([.S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8" calcext:value-type="float">
            <text:p>38</text:p>
          </table:table-cell>
          <table:table-cell table:style-name="ce124"/>
          <table:table-cell table:style-name="ce137" table:formula="of:=IF([.Z41]=&quot;&quot;;&quot;&quot;;SUBSTITUTE(SUBSTITUTE(SUBSTITUTE(SUBSTITUTE(SUBSTITUTE(TRIM([.Z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8" calcext:value-type="float">
            <text:p>38</text:p>
          </table:table-cell>
          <table:table-cell table:style-name="ce124"/>
          <table:table-cell table:style-name="ce137" table:formula="of:=IF([.AG41]=&quot;&quot;;&quot;&quot;;SUBSTITUTE(SUBSTITUTE(SUBSTITUTE(SUBSTITUTE(SUBSTITUTE(TRIM([.AG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1" calcext:value-type="float">
            <text:p>41</text:p>
          </table:table-cell>
          <table:table-cell table:style-name="ce127"/>
          <table:table-cell table:style-name="ce137" table:formula="of:=IF([.L42]=&quot;&quot;;&quot;&quot;;SUBSTITUTE(SUBSTITUTE(SUBSTITUTE(SUBSTITUTE(SUBSTITUTE(TRIM([.L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9" calcext:value-type="float">
            <text:p>39</text:p>
          </table:table-cell>
          <table:table-cell table:style-name="ce124"/>
          <table:table-cell table:style-name="ce137" table:formula="of:=IF([.S42]=&quot;&quot;;&quot;&quot;;SUBSTITUTE(SUBSTITUTE(SUBSTITUTE(SUBSTITUTE(SUBSTITUTE(TRIM([.S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9" calcext:value-type="float">
            <text:p>39</text:p>
          </table:table-cell>
          <table:table-cell table:style-name="ce124"/>
          <table:table-cell table:style-name="ce137" table:formula="of:=IF([.Z42]=&quot;&quot;;&quot;&quot;;SUBSTITUTE(SUBSTITUTE(SUBSTITUTE(SUBSTITUTE(SUBSTITUTE(TRIM([.Z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39" calcext:value-type="float">
            <text:p>39</text:p>
          </table:table-cell>
          <table:table-cell table:style-name="ce124"/>
          <table:table-cell table:style-name="ce137" table:formula="of:=IF([.AG42]=&quot;&quot;;&quot;&quot;;SUBSTITUTE(SUBSTITUTE(SUBSTITUTE(SUBSTITUTE(SUBSTITUTE(TRIM([.AG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2" calcext:value-type="float">
            <text:p>42</text:p>
          </table:table-cell>
          <table:table-cell table:style-name="ce127"/>
          <table:table-cell table:style-name="ce137" table:formula="of:=IF([.L43]=&quot;&quot;;&quot;&quot;;SUBSTITUTE(SUBSTITUTE(SUBSTITUTE(SUBSTITUTE(SUBSTITUTE(TRIM([.L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0" calcext:value-type="float">
            <text:p>40</text:p>
          </table:table-cell>
          <table:table-cell table:style-name="ce124"/>
          <table:table-cell table:style-name="ce137" table:formula="of:=IF([.S43]=&quot;&quot;;&quot;&quot;;SUBSTITUTE(SUBSTITUTE(SUBSTITUTE(SUBSTITUTE(SUBSTITUTE(TRIM([.S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0" calcext:value-type="float">
            <text:p>40</text:p>
          </table:table-cell>
          <table:table-cell table:style-name="ce124"/>
          <table:table-cell table:style-name="ce137" table:formula="of:=IF([.Z43]=&quot;&quot;;&quot;&quot;;SUBSTITUTE(SUBSTITUTE(SUBSTITUTE(SUBSTITUTE(SUBSTITUTE(TRIM([.Z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0" calcext:value-type="float">
            <text:p>40</text:p>
          </table:table-cell>
          <table:table-cell table:style-name="ce124"/>
          <table:table-cell table:style-name="ce137" table:formula="of:=IF([.AG43]=&quot;&quot;;&quot;&quot;;SUBSTITUTE(SUBSTITUTE(SUBSTITUTE(SUBSTITUTE(SUBSTITUTE(TRIM([.AG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3" calcext:value-type="float">
            <text:p>43</text:p>
          </table:table-cell>
          <table:table-cell table:style-name="ce127"/>
          <table:table-cell table:style-name="ce137" table:formula="of:=IF([.L44]=&quot;&quot;;&quot;&quot;;SUBSTITUTE(SUBSTITUTE(SUBSTITUTE(SUBSTITUTE(SUBSTITUTE(TRIM([.L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1" calcext:value-type="float">
            <text:p>41</text:p>
          </table:table-cell>
          <table:table-cell table:style-name="ce124"/>
          <table:table-cell table:style-name="ce137" table:formula="of:=IF([.S44]=&quot;&quot;;&quot;&quot;;SUBSTITUTE(SUBSTITUTE(SUBSTITUTE(SUBSTITUTE(SUBSTITUTE(TRIM([.S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1" calcext:value-type="float">
            <text:p>41</text:p>
          </table:table-cell>
          <table:table-cell table:style-name="ce124"/>
          <table:table-cell table:style-name="ce137" table:formula="of:=IF([.Z44]=&quot;&quot;;&quot;&quot;;SUBSTITUTE(SUBSTITUTE(SUBSTITUTE(SUBSTITUTE(SUBSTITUTE(TRIM([.Z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1" calcext:value-type="float">
            <text:p>41</text:p>
          </table:table-cell>
          <table:table-cell table:style-name="ce124"/>
          <table:table-cell table:style-name="ce137" table:formula="of:=IF([.AG44]=&quot;&quot;;&quot;&quot;;SUBSTITUTE(SUBSTITUTE(SUBSTITUTE(SUBSTITUTE(SUBSTITUTE(TRIM([.AG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4" calcext:value-type="float">
            <text:p>44</text:p>
          </table:table-cell>
          <table:table-cell table:style-name="ce127"/>
          <table:table-cell table:style-name="ce137" table:formula="of:=IF([.L45]=&quot;&quot;;&quot;&quot;;SUBSTITUTE(SUBSTITUTE(SUBSTITUTE(SUBSTITUTE(SUBSTITUTE(TRIM([.L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2" calcext:value-type="float">
            <text:p>42</text:p>
          </table:table-cell>
          <table:table-cell table:style-name="ce124"/>
          <table:table-cell table:style-name="ce137" table:formula="of:=IF([.S45]=&quot;&quot;;&quot;&quot;;SUBSTITUTE(SUBSTITUTE(SUBSTITUTE(SUBSTITUTE(SUBSTITUTE(TRIM([.S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2" calcext:value-type="float">
            <text:p>42</text:p>
          </table:table-cell>
          <table:table-cell table:style-name="ce124"/>
          <table:table-cell table:style-name="ce137" table:formula="of:=IF([.Z45]=&quot;&quot;;&quot;&quot;;SUBSTITUTE(SUBSTITUTE(SUBSTITUTE(SUBSTITUTE(SUBSTITUTE(TRIM([.Z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2" calcext:value-type="float">
            <text:p>42</text:p>
          </table:table-cell>
          <table:table-cell table:style-name="ce124"/>
          <table:table-cell table:style-name="ce137" table:formula="of:=IF([.AG45]=&quot;&quot;;&quot;&quot;;SUBSTITUTE(SUBSTITUTE(SUBSTITUTE(SUBSTITUTE(SUBSTITUTE(TRIM([.AG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5" calcext:value-type="float">
            <text:p>45</text:p>
          </table:table-cell>
          <table:table-cell table:style-name="ce127"/>
          <table:table-cell table:style-name="ce137" table:formula="of:=IF([.L46]=&quot;&quot;;&quot;&quot;;SUBSTITUTE(SUBSTITUTE(SUBSTITUTE(SUBSTITUTE(SUBSTITUTE(TRIM([.L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3" calcext:value-type="float">
            <text:p>43</text:p>
          </table:table-cell>
          <table:table-cell table:style-name="ce124"/>
          <table:table-cell table:style-name="ce137" table:formula="of:=IF([.S46]=&quot;&quot;;&quot;&quot;;SUBSTITUTE(SUBSTITUTE(SUBSTITUTE(SUBSTITUTE(SUBSTITUTE(TRIM([.S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3" calcext:value-type="float">
            <text:p>43</text:p>
          </table:table-cell>
          <table:table-cell table:style-name="ce124"/>
          <table:table-cell table:style-name="ce137" table:formula="of:=IF([.Z46]=&quot;&quot;;&quot;&quot;;SUBSTITUTE(SUBSTITUTE(SUBSTITUTE(SUBSTITUTE(SUBSTITUTE(TRIM([.Z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3" calcext:value-type="float">
            <text:p>43</text:p>
          </table:table-cell>
          <table:table-cell table:style-name="ce124"/>
          <table:table-cell table:style-name="ce137" table:formula="of:=IF([.AG46]=&quot;&quot;;&quot;&quot;;SUBSTITUTE(SUBSTITUTE(SUBSTITUTE(SUBSTITUTE(SUBSTITUTE(TRIM([.AG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6" calcext:value-type="float">
            <text:p>46</text:p>
          </table:table-cell>
          <table:table-cell table:style-name="ce127"/>
          <table:table-cell table:style-name="ce137" table:formula="of:=IF([.L47]=&quot;&quot;;&quot;&quot;;SUBSTITUTE(SUBSTITUTE(SUBSTITUTE(SUBSTITUTE(SUBSTITUTE(TRIM([.L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4" calcext:value-type="float">
            <text:p>44</text:p>
          </table:table-cell>
          <table:table-cell table:style-name="ce124"/>
          <table:table-cell table:style-name="ce137" table:formula="of:=IF([.S47]=&quot;&quot;;&quot;&quot;;SUBSTITUTE(SUBSTITUTE(SUBSTITUTE(SUBSTITUTE(SUBSTITUTE(TRIM([.S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4" calcext:value-type="float">
            <text:p>44</text:p>
          </table:table-cell>
          <table:table-cell table:style-name="ce124"/>
          <table:table-cell table:style-name="ce137" table:formula="of:=IF([.Z47]=&quot;&quot;;&quot;&quot;;SUBSTITUTE(SUBSTITUTE(SUBSTITUTE(SUBSTITUTE(SUBSTITUTE(TRIM([.Z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4" calcext:value-type="float">
            <text:p>44</text:p>
          </table:table-cell>
          <table:table-cell table:style-name="ce124"/>
          <table:table-cell table:style-name="ce137" table:formula="of:=IF([.AG47]=&quot;&quot;;&quot;&quot;;SUBSTITUTE(SUBSTITUTE(SUBSTITUTE(SUBSTITUTE(SUBSTITUTE(TRIM([.AG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7" calcext:value-type="float">
            <text:p>47</text:p>
          </table:table-cell>
          <table:table-cell table:style-name="ce127"/>
          <table:table-cell table:style-name="ce137" table:formula="of:=IF([.L48]=&quot;&quot;;&quot;&quot;;SUBSTITUTE(SUBSTITUTE(SUBSTITUTE(SUBSTITUTE(SUBSTITUTE(TRIM([.L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5" calcext:value-type="float">
            <text:p>45</text:p>
          </table:table-cell>
          <table:table-cell table:style-name="ce124"/>
          <table:table-cell table:style-name="ce137" table:formula="of:=IF([.S48]=&quot;&quot;;&quot;&quot;;SUBSTITUTE(SUBSTITUTE(SUBSTITUTE(SUBSTITUTE(SUBSTITUTE(TRIM([.S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5" calcext:value-type="float">
            <text:p>45</text:p>
          </table:table-cell>
          <table:table-cell table:style-name="ce124"/>
          <table:table-cell table:style-name="ce137" table:formula="of:=IF([.Z48]=&quot;&quot;;&quot;&quot;;SUBSTITUTE(SUBSTITUTE(SUBSTITUTE(SUBSTITUTE(SUBSTITUTE(TRIM([.Z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5" calcext:value-type="float">
            <text:p>45</text:p>
          </table:table-cell>
          <table:table-cell table:style-name="ce124"/>
          <table:table-cell table:style-name="ce137" table:formula="of:=IF([.AG48]=&quot;&quot;;&quot;&quot;;SUBSTITUTE(SUBSTITUTE(SUBSTITUTE(SUBSTITUTE(SUBSTITUTE(TRIM([.AG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8" calcext:value-type="float">
            <text:p>48</text:p>
          </table:table-cell>
          <table:table-cell table:style-name="ce127"/>
          <table:table-cell table:style-name="ce137" table:formula="of:=IF([.L49]=&quot;&quot;;&quot;&quot;;SUBSTITUTE(SUBSTITUTE(SUBSTITUTE(SUBSTITUTE(SUBSTITUTE(TRIM([.L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6" calcext:value-type="float">
            <text:p>46</text:p>
          </table:table-cell>
          <table:table-cell table:style-name="ce124"/>
          <table:table-cell table:style-name="ce137" table:formula="of:=IF([.S49]=&quot;&quot;;&quot;&quot;;SUBSTITUTE(SUBSTITUTE(SUBSTITUTE(SUBSTITUTE(SUBSTITUTE(TRIM([.S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6" calcext:value-type="float">
            <text:p>46</text:p>
          </table:table-cell>
          <table:table-cell table:style-name="ce124"/>
          <table:table-cell table:style-name="ce137" table:formula="of:=IF([.Z49]=&quot;&quot;;&quot;&quot;;SUBSTITUTE(SUBSTITUTE(SUBSTITUTE(SUBSTITUTE(SUBSTITUTE(TRIM([.Z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6" calcext:value-type="float">
            <text:p>46</text:p>
          </table:table-cell>
          <table:table-cell table:style-name="ce124"/>
          <table:table-cell table:style-name="ce137" table:formula="of:=IF([.AG49]=&quot;&quot;;&quot;&quot;;SUBSTITUTE(SUBSTITUTE(SUBSTITUTE(SUBSTITUTE(SUBSTITUTE(TRIM([.AG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49" calcext:value-type="float">
            <text:p>49</text:p>
          </table:table-cell>
          <table:table-cell table:style-name="ce127"/>
          <table:table-cell table:style-name="ce137" table:formula="of:=IF([.L50]=&quot;&quot;;&quot;&quot;;SUBSTITUTE(SUBSTITUTE(SUBSTITUTE(SUBSTITUTE(SUBSTITUTE(TRIM([.L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7" calcext:value-type="float">
            <text:p>47</text:p>
          </table:table-cell>
          <table:table-cell table:style-name="ce124"/>
          <table:table-cell table:style-name="ce137" table:formula="of:=IF([.S50]=&quot;&quot;;&quot;&quot;;SUBSTITUTE(SUBSTITUTE(SUBSTITUTE(SUBSTITUTE(SUBSTITUTE(TRIM([.S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7" calcext:value-type="float">
            <text:p>47</text:p>
          </table:table-cell>
          <table:table-cell table:style-name="ce124"/>
          <table:table-cell table:style-name="ce137" table:formula="of:=IF([.Z50]=&quot;&quot;;&quot;&quot;;SUBSTITUTE(SUBSTITUTE(SUBSTITUTE(SUBSTITUTE(SUBSTITUTE(TRIM([.Z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7" calcext:value-type="float">
            <text:p>47</text:p>
          </table:table-cell>
          <table:table-cell table:style-name="ce124"/>
          <table:table-cell table:style-name="ce137" table:formula="of:=IF([.AG50]=&quot;&quot;;&quot;&quot;;SUBSTITUTE(SUBSTITUTE(SUBSTITUTE(SUBSTITUTE(SUBSTITUTE(TRIM([.AG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0" calcext:value-type="float">
            <text:p>50</text:p>
          </table:table-cell>
          <table:table-cell table:style-name="ce127"/>
          <table:table-cell table:style-name="ce137" table:formula="of:=IF([.L51]=&quot;&quot;;&quot;&quot;;SUBSTITUTE(SUBSTITUTE(SUBSTITUTE(SUBSTITUTE(SUBSTITUTE(TRIM([.L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8" calcext:value-type="float">
            <text:p>48</text:p>
          </table:table-cell>
          <table:table-cell table:style-name="ce124"/>
          <table:table-cell table:style-name="ce137" table:formula="of:=IF([.S51]=&quot;&quot;;&quot;&quot;;SUBSTITUTE(SUBSTITUTE(SUBSTITUTE(SUBSTITUTE(SUBSTITUTE(TRIM([.S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8" calcext:value-type="float">
            <text:p>48</text:p>
          </table:table-cell>
          <table:table-cell table:style-name="ce124"/>
          <table:table-cell table:style-name="ce137" table:formula="of:=IF([.Z51]=&quot;&quot;;&quot;&quot;;SUBSTITUTE(SUBSTITUTE(SUBSTITUTE(SUBSTITUTE(SUBSTITUTE(TRIM([.Z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8" calcext:value-type="float">
            <text:p>48</text:p>
          </table:table-cell>
          <table:table-cell table:style-name="ce124"/>
          <table:table-cell table:style-name="ce137" table:formula="of:=IF([.AG51]=&quot;&quot;;&quot;&quot;;SUBSTITUTE(SUBSTITUTE(SUBSTITUTE(SUBSTITUTE(SUBSTITUTE(TRIM([.AG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1" calcext:value-type="float">
            <text:p>51</text:p>
          </table:table-cell>
          <table:table-cell table:style-name="ce127"/>
          <table:table-cell table:style-name="ce137" table:formula="of:=IF([.L52]=&quot;&quot;;&quot;&quot;;SUBSTITUTE(SUBSTITUTE(SUBSTITUTE(SUBSTITUTE(SUBSTITUTE(TRIM([.L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9" calcext:value-type="float">
            <text:p>49</text:p>
          </table:table-cell>
          <table:table-cell table:style-name="ce124"/>
          <table:table-cell table:style-name="ce137" table:formula="of:=IF([.S52]=&quot;&quot;;&quot;&quot;;SUBSTITUTE(SUBSTITUTE(SUBSTITUTE(SUBSTITUTE(SUBSTITUTE(TRIM([.S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9" calcext:value-type="float">
            <text:p>49</text:p>
          </table:table-cell>
          <table:table-cell table:style-name="ce124"/>
          <table:table-cell table:style-name="ce137" table:formula="of:=IF([.Z52]=&quot;&quot;;&quot;&quot;;SUBSTITUTE(SUBSTITUTE(SUBSTITUTE(SUBSTITUTE(SUBSTITUTE(TRIM([.Z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49" calcext:value-type="float">
            <text:p>49</text:p>
          </table:table-cell>
          <table:table-cell table:style-name="ce124"/>
          <table:table-cell table:style-name="ce137" table:formula="of:=IF([.AG52]=&quot;&quot;;&quot;&quot;;SUBSTITUTE(SUBSTITUTE(SUBSTITUTE(SUBSTITUTE(SUBSTITUTE(TRIM([.AG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2" calcext:value-type="float">
            <text:p>52</text:p>
          </table:table-cell>
          <table:table-cell table:style-name="ce127"/>
          <table:table-cell table:style-name="ce137" table:formula="of:=IF([.L53]=&quot;&quot;;&quot;&quot;;SUBSTITUTE(SUBSTITUTE(SUBSTITUTE(SUBSTITUTE(SUBSTITUTE(TRIM([.L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0" calcext:value-type="float">
            <text:p>50</text:p>
          </table:table-cell>
          <table:table-cell table:style-name="ce124"/>
          <table:table-cell table:style-name="ce137" table:formula="of:=IF([.S53]=&quot;&quot;;&quot;&quot;;SUBSTITUTE(SUBSTITUTE(SUBSTITUTE(SUBSTITUTE(SUBSTITUTE(TRIM([.S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0" calcext:value-type="float">
            <text:p>50</text:p>
          </table:table-cell>
          <table:table-cell table:style-name="ce124"/>
          <table:table-cell table:style-name="ce137" table:formula="of:=IF([.Z53]=&quot;&quot;;&quot;&quot;;SUBSTITUTE(SUBSTITUTE(SUBSTITUTE(SUBSTITUTE(SUBSTITUTE(TRIM([.Z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0" calcext:value-type="float">
            <text:p>50</text:p>
          </table:table-cell>
          <table:table-cell table:style-name="ce124"/>
          <table:table-cell table:style-name="ce137" table:formula="of:=IF([.AG53]=&quot;&quot;;&quot;&quot;;SUBSTITUTE(SUBSTITUTE(SUBSTITUTE(SUBSTITUTE(SUBSTITUTE(TRIM([.AG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3" calcext:value-type="float">
            <text:p>53</text:p>
          </table:table-cell>
          <table:table-cell table:style-name="ce127"/>
          <table:table-cell table:style-name="ce137" table:formula="of:=IF([.L54]=&quot;&quot;;&quot;&quot;;SUBSTITUTE(SUBSTITUTE(SUBSTITUTE(SUBSTITUTE(SUBSTITUTE(TRIM([.L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1" calcext:value-type="float">
            <text:p>51</text:p>
          </table:table-cell>
          <table:table-cell table:style-name="ce124"/>
          <table:table-cell table:style-name="ce137" table:formula="of:=IF([.S54]=&quot;&quot;;&quot;&quot;;SUBSTITUTE(SUBSTITUTE(SUBSTITUTE(SUBSTITUTE(SUBSTITUTE(TRIM([.S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1" calcext:value-type="float">
            <text:p>51</text:p>
          </table:table-cell>
          <table:table-cell table:style-name="ce124"/>
          <table:table-cell table:style-name="ce137" table:formula="of:=IF([.Z54]=&quot;&quot;;&quot;&quot;;SUBSTITUTE(SUBSTITUTE(SUBSTITUTE(SUBSTITUTE(SUBSTITUTE(TRIM([.Z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1" calcext:value-type="float">
            <text:p>51</text:p>
          </table:table-cell>
          <table:table-cell table:style-name="ce124"/>
          <table:table-cell table:style-name="ce137" table:formula="of:=IF([.AG54]=&quot;&quot;;&quot;&quot;;SUBSTITUTE(SUBSTITUTE(SUBSTITUTE(SUBSTITUTE(SUBSTITUTE(TRIM([.AG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4" calcext:value-type="float">
            <text:p>54</text:p>
          </table:table-cell>
          <table:table-cell table:style-name="ce127"/>
          <table:table-cell table:style-name="ce137" table:formula="of:=IF([.L55]=&quot;&quot;;&quot;&quot;;SUBSTITUTE(SUBSTITUTE(SUBSTITUTE(SUBSTITUTE(SUBSTITUTE(TRIM([.L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2" calcext:value-type="float">
            <text:p>52</text:p>
          </table:table-cell>
          <table:table-cell table:style-name="ce124"/>
          <table:table-cell table:style-name="ce137" table:formula="of:=IF([.S55]=&quot;&quot;;&quot;&quot;;SUBSTITUTE(SUBSTITUTE(SUBSTITUTE(SUBSTITUTE(SUBSTITUTE(TRIM([.S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2" calcext:value-type="float">
            <text:p>52</text:p>
          </table:table-cell>
          <table:table-cell table:style-name="ce124"/>
          <table:table-cell table:style-name="ce137" table:formula="of:=IF([.Z55]=&quot;&quot;;&quot;&quot;;SUBSTITUTE(SUBSTITUTE(SUBSTITUTE(SUBSTITUTE(SUBSTITUTE(TRIM([.Z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2" calcext:value-type="float">
            <text:p>52</text:p>
          </table:table-cell>
          <table:table-cell table:style-name="ce124"/>
          <table:table-cell table:style-name="ce137" table:formula="of:=IF([.AG55]=&quot;&quot;;&quot;&quot;;SUBSTITUTE(SUBSTITUTE(SUBSTITUTE(SUBSTITUTE(SUBSTITUTE(TRIM([.AG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5" calcext:value-type="float">
            <text:p>55</text:p>
          </table:table-cell>
          <table:table-cell table:style-name="ce127"/>
          <table:table-cell table:style-name="ce137" table:formula="of:=IF([.L56]=&quot;&quot;;&quot;&quot;;SUBSTITUTE(SUBSTITUTE(SUBSTITUTE(SUBSTITUTE(SUBSTITUTE(TRIM([.L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3" calcext:value-type="float">
            <text:p>53</text:p>
          </table:table-cell>
          <table:table-cell table:style-name="ce124"/>
          <table:table-cell table:style-name="ce137" table:formula="of:=IF([.S56]=&quot;&quot;;&quot;&quot;;SUBSTITUTE(SUBSTITUTE(SUBSTITUTE(SUBSTITUTE(SUBSTITUTE(TRIM([.S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3" calcext:value-type="float">
            <text:p>53</text:p>
          </table:table-cell>
          <table:table-cell table:style-name="ce124"/>
          <table:table-cell table:style-name="ce137" table:formula="of:=IF([.Z56]=&quot;&quot;;&quot;&quot;;SUBSTITUTE(SUBSTITUTE(SUBSTITUTE(SUBSTITUTE(SUBSTITUTE(TRIM([.Z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3" calcext:value-type="float">
            <text:p>53</text:p>
          </table:table-cell>
          <table:table-cell table:style-name="ce124"/>
          <table:table-cell table:style-name="ce137" table:formula="of:=IF([.AG56]=&quot;&quot;;&quot;&quot;;SUBSTITUTE(SUBSTITUTE(SUBSTITUTE(SUBSTITUTE(SUBSTITUTE(TRIM([.AG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6" calcext:value-type="float">
            <text:p>56</text:p>
          </table:table-cell>
          <table:table-cell table:style-name="ce127"/>
          <table:table-cell table:style-name="ce137" table:formula="of:=IF([.L57]=&quot;&quot;;&quot;&quot;;SUBSTITUTE(SUBSTITUTE(SUBSTITUTE(SUBSTITUTE(SUBSTITUTE(TRIM([.L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4" calcext:value-type="float">
            <text:p>54</text:p>
          </table:table-cell>
          <table:table-cell table:style-name="ce124"/>
          <table:table-cell table:style-name="ce137" table:formula="of:=IF([.S57]=&quot;&quot;;&quot;&quot;;SUBSTITUTE(SUBSTITUTE(SUBSTITUTE(SUBSTITUTE(SUBSTITUTE(TRIM([.S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4" calcext:value-type="float">
            <text:p>54</text:p>
          </table:table-cell>
          <table:table-cell table:style-name="ce124"/>
          <table:table-cell table:style-name="ce137" table:formula="of:=IF([.Z57]=&quot;&quot;;&quot;&quot;;SUBSTITUTE(SUBSTITUTE(SUBSTITUTE(SUBSTITUTE(SUBSTITUTE(TRIM([.Z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4" calcext:value-type="float">
            <text:p>54</text:p>
          </table:table-cell>
          <table:table-cell table:style-name="ce124"/>
          <table:table-cell table:style-name="ce137" table:formula="of:=IF([.AG57]=&quot;&quot;;&quot;&quot;;SUBSTITUTE(SUBSTITUTE(SUBSTITUTE(SUBSTITUTE(SUBSTITUTE(TRIM([.AG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7" calcext:value-type="float">
            <text:p>57</text:p>
          </table:table-cell>
          <table:table-cell table:style-name="ce127"/>
          <table:table-cell table:style-name="ce137" table:formula="of:=IF([.L58]=&quot;&quot;;&quot;&quot;;SUBSTITUTE(SUBSTITUTE(SUBSTITUTE(SUBSTITUTE(SUBSTITUTE(TRIM([.L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5" calcext:value-type="float">
            <text:p>55</text:p>
          </table:table-cell>
          <table:table-cell table:style-name="ce124"/>
          <table:table-cell table:style-name="ce137" table:formula="of:=IF([.S58]=&quot;&quot;;&quot;&quot;;SUBSTITUTE(SUBSTITUTE(SUBSTITUTE(SUBSTITUTE(SUBSTITUTE(TRIM([.S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5" calcext:value-type="float">
            <text:p>55</text:p>
          </table:table-cell>
          <table:table-cell table:style-name="ce124"/>
          <table:table-cell table:style-name="ce137" table:formula="of:=IF([.Z58]=&quot;&quot;;&quot;&quot;;SUBSTITUTE(SUBSTITUTE(SUBSTITUTE(SUBSTITUTE(SUBSTITUTE(TRIM([.Z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5" calcext:value-type="float">
            <text:p>55</text:p>
          </table:table-cell>
          <table:table-cell table:style-name="ce124"/>
          <table:table-cell table:style-name="ce137" table:formula="of:=IF([.AG58]=&quot;&quot;;&quot;&quot;;SUBSTITUTE(SUBSTITUTE(SUBSTITUTE(SUBSTITUTE(SUBSTITUTE(TRIM([.AG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8" calcext:value-type="float">
            <text:p>58</text:p>
          </table:table-cell>
          <table:table-cell table:style-name="ce127"/>
          <table:table-cell table:style-name="ce137" table:formula="of:=IF([.L59]=&quot;&quot;;&quot;&quot;;SUBSTITUTE(SUBSTITUTE(SUBSTITUTE(SUBSTITUTE(SUBSTITUTE(TRIM([.L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6" calcext:value-type="float">
            <text:p>56</text:p>
          </table:table-cell>
          <table:table-cell table:style-name="ce124"/>
          <table:table-cell table:style-name="ce137" table:formula="of:=IF([.S59]=&quot;&quot;;&quot;&quot;;SUBSTITUTE(SUBSTITUTE(SUBSTITUTE(SUBSTITUTE(SUBSTITUTE(TRIM([.S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6" calcext:value-type="float">
            <text:p>56</text:p>
          </table:table-cell>
          <table:table-cell table:style-name="ce124"/>
          <table:table-cell table:style-name="ce137" table:formula="of:=IF([.Z59]=&quot;&quot;;&quot;&quot;;SUBSTITUTE(SUBSTITUTE(SUBSTITUTE(SUBSTITUTE(SUBSTITUTE(TRIM([.Z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6" calcext:value-type="float">
            <text:p>56</text:p>
          </table:table-cell>
          <table:table-cell table:style-name="ce124"/>
          <table:table-cell table:style-name="ce137" table:formula="of:=IF([.AG59]=&quot;&quot;;&quot;&quot;;SUBSTITUTE(SUBSTITUTE(SUBSTITUTE(SUBSTITUTE(SUBSTITUTE(TRIM([.AG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59" calcext:value-type="float">
            <text:p>59</text:p>
          </table:table-cell>
          <table:table-cell table:style-name="ce127"/>
          <table:table-cell table:style-name="ce137" table:formula="of:=IF([.L60]=&quot;&quot;;&quot;&quot;;SUBSTITUTE(SUBSTITUTE(SUBSTITUTE(SUBSTITUTE(SUBSTITUTE(TRIM([.L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7" calcext:value-type="float">
            <text:p>57</text:p>
          </table:table-cell>
          <table:table-cell table:style-name="ce124"/>
          <table:table-cell table:style-name="ce137" table:formula="of:=IF([.S60]=&quot;&quot;;&quot;&quot;;SUBSTITUTE(SUBSTITUTE(SUBSTITUTE(SUBSTITUTE(SUBSTITUTE(TRIM([.S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7" calcext:value-type="float">
            <text:p>57</text:p>
          </table:table-cell>
          <table:table-cell table:style-name="ce124"/>
          <table:table-cell table:style-name="ce137" table:formula="of:=IF([.Z60]=&quot;&quot;;&quot;&quot;;SUBSTITUTE(SUBSTITUTE(SUBSTITUTE(SUBSTITUTE(SUBSTITUTE(TRIM([.Z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7" calcext:value-type="float">
            <text:p>57</text:p>
          </table:table-cell>
          <table:table-cell table:style-name="ce124"/>
          <table:table-cell table:style-name="ce137" table:formula="of:=IF([.AG60]=&quot;&quot;;&quot;&quot;;SUBSTITUTE(SUBSTITUTE(SUBSTITUTE(SUBSTITUTE(SUBSTITUTE(TRIM([.AG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0" calcext:value-type="float">
            <text:p>60</text:p>
          </table:table-cell>
          <table:table-cell table:style-name="ce127"/>
          <table:table-cell table:style-name="ce137" table:formula="of:=IF([.L61]=&quot;&quot;;&quot;&quot;;SUBSTITUTE(SUBSTITUTE(SUBSTITUTE(SUBSTITUTE(SUBSTITUTE(TRIM([.L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8" calcext:value-type="float">
            <text:p>58</text:p>
          </table:table-cell>
          <table:table-cell table:style-name="ce124"/>
          <table:table-cell table:style-name="ce137" table:formula="of:=IF([.S61]=&quot;&quot;;&quot;&quot;;SUBSTITUTE(SUBSTITUTE(SUBSTITUTE(SUBSTITUTE(SUBSTITUTE(TRIM([.S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8" calcext:value-type="float">
            <text:p>58</text:p>
          </table:table-cell>
          <table:table-cell table:style-name="ce124"/>
          <table:table-cell table:style-name="ce137" table:formula="of:=IF([.Z61]=&quot;&quot;;&quot;&quot;;SUBSTITUTE(SUBSTITUTE(SUBSTITUTE(SUBSTITUTE(SUBSTITUTE(TRIM([.Z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8" calcext:value-type="float">
            <text:p>58</text:p>
          </table:table-cell>
          <table:table-cell table:style-name="ce124"/>
          <table:table-cell table:style-name="ce137" table:formula="of:=IF([.AG61]=&quot;&quot;;&quot;&quot;;SUBSTITUTE(SUBSTITUTE(SUBSTITUTE(SUBSTITUTE(SUBSTITUTE(TRIM([.AG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1" calcext:value-type="float">
            <text:p>61</text:p>
          </table:table-cell>
          <table:table-cell table:style-name="ce127"/>
          <table:table-cell table:style-name="ce137" table:formula="of:=IF([.L62]=&quot;&quot;;&quot;&quot;;SUBSTITUTE(SUBSTITUTE(SUBSTITUTE(SUBSTITUTE(SUBSTITUTE(TRIM([.L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9" calcext:value-type="float">
            <text:p>59</text:p>
          </table:table-cell>
          <table:table-cell table:style-name="ce124"/>
          <table:table-cell table:style-name="ce137" table:formula="of:=IF([.S62]=&quot;&quot;;&quot;&quot;;SUBSTITUTE(SUBSTITUTE(SUBSTITUTE(SUBSTITUTE(SUBSTITUTE(TRIM([.S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9" calcext:value-type="float">
            <text:p>59</text:p>
          </table:table-cell>
          <table:table-cell table:style-name="ce124"/>
          <table:table-cell table:style-name="ce137" table:formula="of:=IF([.Z62]=&quot;&quot;;&quot;&quot;;SUBSTITUTE(SUBSTITUTE(SUBSTITUTE(SUBSTITUTE(SUBSTITUTE(TRIM([.Z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59" calcext:value-type="float">
            <text:p>59</text:p>
          </table:table-cell>
          <table:table-cell table:style-name="ce124"/>
          <table:table-cell table:style-name="ce137" table:formula="of:=IF([.AG62]=&quot;&quot;;&quot;&quot;;SUBSTITUTE(SUBSTITUTE(SUBSTITUTE(SUBSTITUTE(SUBSTITUTE(TRIM([.AG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2" calcext:value-type="float">
            <text:p>62</text:p>
          </table:table-cell>
          <table:table-cell table:style-name="ce127"/>
          <table:table-cell table:style-name="ce137" table:formula="of:=IF([.L63]=&quot;&quot;;&quot;&quot;;SUBSTITUTE(SUBSTITUTE(SUBSTITUTE(SUBSTITUTE(SUBSTITUTE(TRIM([.L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0" calcext:value-type="float">
            <text:p>60</text:p>
          </table:table-cell>
          <table:table-cell table:style-name="ce124"/>
          <table:table-cell table:style-name="ce137" table:formula="of:=IF([.S63]=&quot;&quot;;&quot;&quot;;SUBSTITUTE(SUBSTITUTE(SUBSTITUTE(SUBSTITUTE(SUBSTITUTE(TRIM([.S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0" calcext:value-type="float">
            <text:p>60</text:p>
          </table:table-cell>
          <table:table-cell table:style-name="ce124"/>
          <table:table-cell table:style-name="ce137" table:formula="of:=IF([.Z63]=&quot;&quot;;&quot;&quot;;SUBSTITUTE(SUBSTITUTE(SUBSTITUTE(SUBSTITUTE(SUBSTITUTE(TRIM([.Z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0" calcext:value-type="float">
            <text:p>60</text:p>
          </table:table-cell>
          <table:table-cell table:style-name="ce124"/>
          <table:table-cell table:style-name="ce137" table:formula="of:=IF([.AG63]=&quot;&quot;;&quot;&quot;;SUBSTITUTE(SUBSTITUTE(SUBSTITUTE(SUBSTITUTE(SUBSTITUTE(TRIM([.AG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3" calcext:value-type="float">
            <text:p>63</text:p>
          </table:table-cell>
          <table:table-cell table:style-name="ce127"/>
          <table:table-cell table:style-name="ce137" table:formula="of:=IF([.L64]=&quot;&quot;;&quot;&quot;;SUBSTITUTE(SUBSTITUTE(SUBSTITUTE(SUBSTITUTE(SUBSTITUTE(TRIM([.L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1" calcext:value-type="float">
            <text:p>61</text:p>
          </table:table-cell>
          <table:table-cell table:style-name="ce124"/>
          <table:table-cell table:style-name="ce137" table:formula="of:=IF([.S64]=&quot;&quot;;&quot;&quot;;SUBSTITUTE(SUBSTITUTE(SUBSTITUTE(SUBSTITUTE(SUBSTITUTE(TRIM([.S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1" calcext:value-type="float">
            <text:p>61</text:p>
          </table:table-cell>
          <table:table-cell table:style-name="ce124"/>
          <table:table-cell table:style-name="ce137" table:formula="of:=IF([.Z64]=&quot;&quot;;&quot;&quot;;SUBSTITUTE(SUBSTITUTE(SUBSTITUTE(SUBSTITUTE(SUBSTITUTE(TRIM([.Z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1" calcext:value-type="float">
            <text:p>61</text:p>
          </table:table-cell>
          <table:table-cell table:style-name="ce124"/>
          <table:table-cell table:style-name="ce137" table:formula="of:=IF([.AG64]=&quot;&quot;;&quot;&quot;;SUBSTITUTE(SUBSTITUTE(SUBSTITUTE(SUBSTITUTE(SUBSTITUTE(TRIM([.AG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4" calcext:value-type="float">
            <text:p>64</text:p>
          </table:table-cell>
          <table:table-cell table:style-name="ce127"/>
          <table:table-cell table:style-name="ce137" table:formula="of:=IF([.L65]=&quot;&quot;;&quot;&quot;;SUBSTITUTE(SUBSTITUTE(SUBSTITUTE(SUBSTITUTE(SUBSTITUTE(TRIM([.L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2" calcext:value-type="float">
            <text:p>62</text:p>
          </table:table-cell>
          <table:table-cell table:style-name="ce124"/>
          <table:table-cell table:style-name="ce137" table:formula="of:=IF([.S65]=&quot;&quot;;&quot;&quot;;SUBSTITUTE(SUBSTITUTE(SUBSTITUTE(SUBSTITUTE(SUBSTITUTE(TRIM([.S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2" calcext:value-type="float">
            <text:p>62</text:p>
          </table:table-cell>
          <table:table-cell table:style-name="ce124"/>
          <table:table-cell table:style-name="ce137" table:formula="of:=IF([.Z65]=&quot;&quot;;&quot;&quot;;SUBSTITUTE(SUBSTITUTE(SUBSTITUTE(SUBSTITUTE(SUBSTITUTE(TRIM([.Z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2" calcext:value-type="float">
            <text:p>62</text:p>
          </table:table-cell>
          <table:table-cell table:style-name="ce124"/>
          <table:table-cell table:style-name="ce137" table:formula="of:=IF([.AG65]=&quot;&quot;;&quot;&quot;;SUBSTITUTE(SUBSTITUTE(SUBSTITUTE(SUBSTITUTE(SUBSTITUTE(TRIM([.AG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5" calcext:value-type="float">
            <text:p>65</text:p>
          </table:table-cell>
          <table:table-cell table:style-name="ce127"/>
          <table:table-cell table:style-name="ce137" table:formula="of:=IF([.L66]=&quot;&quot;;&quot;&quot;;SUBSTITUTE(SUBSTITUTE(SUBSTITUTE(SUBSTITUTE(SUBSTITUTE(TRIM([.L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3" calcext:value-type="float">
            <text:p>63</text:p>
          </table:table-cell>
          <table:table-cell table:style-name="ce124"/>
          <table:table-cell table:style-name="ce137" table:formula="of:=IF([.S66]=&quot;&quot;;&quot;&quot;;SUBSTITUTE(SUBSTITUTE(SUBSTITUTE(SUBSTITUTE(SUBSTITUTE(TRIM([.S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3" calcext:value-type="float">
            <text:p>63</text:p>
          </table:table-cell>
          <table:table-cell table:style-name="ce124"/>
          <table:table-cell table:style-name="ce137" table:formula="of:=IF([.Z66]=&quot;&quot;;&quot;&quot;;SUBSTITUTE(SUBSTITUTE(SUBSTITUTE(SUBSTITUTE(SUBSTITUTE(TRIM([.Z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3" calcext:value-type="float">
            <text:p>63</text:p>
          </table:table-cell>
          <table:table-cell table:style-name="ce124"/>
          <table:table-cell table:style-name="ce137" table:formula="of:=IF([.AG66]=&quot;&quot;;&quot;&quot;;SUBSTITUTE(SUBSTITUTE(SUBSTITUTE(SUBSTITUTE(SUBSTITUTE(TRIM([.AG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6" calcext:value-type="float">
            <text:p>66</text:p>
          </table:table-cell>
          <table:table-cell table:style-name="ce127"/>
          <table:table-cell table:style-name="ce137" table:formula="of:=IF([.L67]=&quot;&quot;;&quot;&quot;;SUBSTITUTE(SUBSTITUTE(SUBSTITUTE(SUBSTITUTE(SUBSTITUTE(TRIM([.L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4" calcext:value-type="float">
            <text:p>64</text:p>
          </table:table-cell>
          <table:table-cell table:style-name="ce124"/>
          <table:table-cell table:style-name="ce137" table:formula="of:=IF([.S67]=&quot;&quot;;&quot;&quot;;SUBSTITUTE(SUBSTITUTE(SUBSTITUTE(SUBSTITUTE(SUBSTITUTE(TRIM([.S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4" calcext:value-type="float">
            <text:p>64</text:p>
          </table:table-cell>
          <table:table-cell table:style-name="ce124"/>
          <table:table-cell table:style-name="ce137" table:formula="of:=IF([.Z67]=&quot;&quot;;&quot;&quot;;SUBSTITUTE(SUBSTITUTE(SUBSTITUTE(SUBSTITUTE(SUBSTITUTE(TRIM([.Z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4" calcext:value-type="float">
            <text:p>64</text:p>
          </table:table-cell>
          <table:table-cell table:style-name="ce124"/>
          <table:table-cell table:style-name="ce137" table:formula="of:=IF([.AG67]=&quot;&quot;;&quot;&quot;;SUBSTITUTE(SUBSTITUTE(SUBSTITUTE(SUBSTITUTE(SUBSTITUTE(TRIM([.AG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7" calcext:value-type="float">
            <text:p>67</text:p>
          </table:table-cell>
          <table:table-cell table:style-name="ce127"/>
          <table:table-cell table:style-name="ce137" table:formula="of:=IF([.L68]=&quot;&quot;;&quot;&quot;;SUBSTITUTE(SUBSTITUTE(SUBSTITUTE(SUBSTITUTE(SUBSTITUTE(TRIM([.L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5" calcext:value-type="float">
            <text:p>65</text:p>
          </table:table-cell>
          <table:table-cell table:style-name="ce124"/>
          <table:table-cell table:style-name="ce137" table:formula="of:=IF([.S68]=&quot;&quot;;&quot;&quot;;SUBSTITUTE(SUBSTITUTE(SUBSTITUTE(SUBSTITUTE(SUBSTITUTE(TRIM([.S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5" calcext:value-type="float">
            <text:p>65</text:p>
          </table:table-cell>
          <table:table-cell table:style-name="ce124"/>
          <table:table-cell table:style-name="ce137" table:formula="of:=IF([.Z68]=&quot;&quot;;&quot;&quot;;SUBSTITUTE(SUBSTITUTE(SUBSTITUTE(SUBSTITUTE(SUBSTITUTE(TRIM([.Z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5" calcext:value-type="float">
            <text:p>65</text:p>
          </table:table-cell>
          <table:table-cell table:style-name="ce124"/>
          <table:table-cell table:style-name="ce137" table:formula="of:=IF([.AG68]=&quot;&quot;;&quot;&quot;;SUBSTITUTE(SUBSTITUTE(SUBSTITUTE(SUBSTITUTE(SUBSTITUTE(TRIM([.AG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8" calcext:value-type="float">
            <text:p>68</text:p>
          </table:table-cell>
          <table:table-cell table:style-name="ce127"/>
          <table:table-cell table:style-name="ce137" table:formula="of:=IF([.L69]=&quot;&quot;;&quot;&quot;;SUBSTITUTE(SUBSTITUTE(SUBSTITUTE(SUBSTITUTE(SUBSTITUTE(TRIM([.L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6" calcext:value-type="float">
            <text:p>66</text:p>
          </table:table-cell>
          <table:table-cell table:style-name="ce124"/>
          <table:table-cell table:style-name="ce137" table:formula="of:=IF([.S69]=&quot;&quot;;&quot;&quot;;SUBSTITUTE(SUBSTITUTE(SUBSTITUTE(SUBSTITUTE(SUBSTITUTE(TRIM([.S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6" calcext:value-type="float">
            <text:p>66</text:p>
          </table:table-cell>
          <table:table-cell table:style-name="ce124"/>
          <table:table-cell table:style-name="ce137" table:formula="of:=IF([.Z69]=&quot;&quot;;&quot;&quot;;SUBSTITUTE(SUBSTITUTE(SUBSTITUTE(SUBSTITUTE(SUBSTITUTE(TRIM([.Z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6" calcext:value-type="float">
            <text:p>66</text:p>
          </table:table-cell>
          <table:table-cell table:style-name="ce124"/>
          <table:table-cell table:style-name="ce137" table:formula="of:=IF([.AG69]=&quot;&quot;;&quot;&quot;;SUBSTITUTE(SUBSTITUTE(SUBSTITUTE(SUBSTITUTE(SUBSTITUTE(TRIM([.AG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69" calcext:value-type="float">
            <text:p>69</text:p>
          </table:table-cell>
          <table:table-cell table:style-name="ce127"/>
          <table:table-cell table:style-name="ce137" table:formula="of:=IF([.L70]=&quot;&quot;;&quot;&quot;;SUBSTITUTE(SUBSTITUTE(SUBSTITUTE(SUBSTITUTE(SUBSTITUTE(TRIM([.L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7" calcext:value-type="float">
            <text:p>67</text:p>
          </table:table-cell>
          <table:table-cell table:style-name="ce124"/>
          <table:table-cell table:style-name="ce137" table:formula="of:=IF([.S70]=&quot;&quot;;&quot;&quot;;SUBSTITUTE(SUBSTITUTE(SUBSTITUTE(SUBSTITUTE(SUBSTITUTE(TRIM([.S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7" calcext:value-type="float">
            <text:p>67</text:p>
          </table:table-cell>
          <table:table-cell table:style-name="ce124"/>
          <table:table-cell table:style-name="ce137" table:formula="of:=IF([.Z70]=&quot;&quot;;&quot;&quot;;SUBSTITUTE(SUBSTITUTE(SUBSTITUTE(SUBSTITUTE(SUBSTITUTE(TRIM([.Z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7" calcext:value-type="float">
            <text:p>67</text:p>
          </table:table-cell>
          <table:table-cell table:style-name="ce124"/>
          <table:table-cell table:style-name="ce137" table:formula="of:=IF([.AG70]=&quot;&quot;;&quot;&quot;;SUBSTITUTE(SUBSTITUTE(SUBSTITUTE(SUBSTITUTE(SUBSTITUTE(TRIM([.AG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0" calcext:value-type="float">
            <text:p>70</text:p>
          </table:table-cell>
          <table:table-cell table:style-name="ce127"/>
          <table:table-cell table:style-name="ce137" table:formula="of:=IF([.L71]=&quot;&quot;;&quot;&quot;;SUBSTITUTE(SUBSTITUTE(SUBSTITUTE(SUBSTITUTE(SUBSTITUTE(TRIM([.L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8" calcext:value-type="float">
            <text:p>68</text:p>
          </table:table-cell>
          <table:table-cell table:style-name="ce124"/>
          <table:table-cell table:style-name="ce137" table:formula="of:=IF([.S71]=&quot;&quot;;&quot;&quot;;SUBSTITUTE(SUBSTITUTE(SUBSTITUTE(SUBSTITUTE(SUBSTITUTE(TRIM([.S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8" calcext:value-type="float">
            <text:p>68</text:p>
          </table:table-cell>
          <table:table-cell table:style-name="ce124"/>
          <table:table-cell table:style-name="ce137" table:formula="of:=IF([.Z71]=&quot;&quot;;&quot;&quot;;SUBSTITUTE(SUBSTITUTE(SUBSTITUTE(SUBSTITUTE(SUBSTITUTE(TRIM([.Z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8" calcext:value-type="float">
            <text:p>68</text:p>
          </table:table-cell>
          <table:table-cell table:style-name="ce124"/>
          <table:table-cell table:style-name="ce137" table:formula="of:=IF([.AG71]=&quot;&quot;;&quot;&quot;;SUBSTITUTE(SUBSTITUTE(SUBSTITUTE(SUBSTITUTE(SUBSTITUTE(TRIM([.AG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1" calcext:value-type="float">
            <text:p>71</text:p>
          </table:table-cell>
          <table:table-cell table:style-name="ce127"/>
          <table:table-cell table:style-name="ce137" table:formula="of:=IF([.L72]=&quot;&quot;;&quot;&quot;;SUBSTITUTE(SUBSTITUTE(SUBSTITUTE(SUBSTITUTE(SUBSTITUTE(TRIM([.L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9" calcext:value-type="float">
            <text:p>69</text:p>
          </table:table-cell>
          <table:table-cell table:style-name="ce124"/>
          <table:table-cell table:style-name="ce137" table:formula="of:=IF([.S72]=&quot;&quot;;&quot;&quot;;SUBSTITUTE(SUBSTITUTE(SUBSTITUTE(SUBSTITUTE(SUBSTITUTE(TRIM([.S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9" calcext:value-type="float">
            <text:p>69</text:p>
          </table:table-cell>
          <table:table-cell table:style-name="ce124"/>
          <table:table-cell table:style-name="ce137" table:formula="of:=IF([.Z72]=&quot;&quot;;&quot;&quot;;SUBSTITUTE(SUBSTITUTE(SUBSTITUTE(SUBSTITUTE(SUBSTITUTE(TRIM([.Z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69" calcext:value-type="float">
            <text:p>69</text:p>
          </table:table-cell>
          <table:table-cell table:style-name="ce124"/>
          <table:table-cell table:style-name="ce137" table:formula="of:=IF([.AG72]=&quot;&quot;;&quot;&quot;;SUBSTITUTE(SUBSTITUTE(SUBSTITUTE(SUBSTITUTE(SUBSTITUTE(TRIM([.AG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2" calcext:value-type="float">
            <text:p>72</text:p>
          </table:table-cell>
          <table:table-cell table:style-name="ce127"/>
          <table:table-cell table:style-name="ce137" table:formula="of:=IF([.L73]=&quot;&quot;;&quot;&quot;;SUBSTITUTE(SUBSTITUTE(SUBSTITUTE(SUBSTITUTE(SUBSTITUTE(TRIM([.L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0" calcext:value-type="float">
            <text:p>70</text:p>
          </table:table-cell>
          <table:table-cell table:style-name="ce124"/>
          <table:table-cell table:style-name="ce137" table:formula="of:=IF([.S73]=&quot;&quot;;&quot;&quot;;SUBSTITUTE(SUBSTITUTE(SUBSTITUTE(SUBSTITUTE(SUBSTITUTE(TRIM([.S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0" calcext:value-type="float">
            <text:p>70</text:p>
          </table:table-cell>
          <table:table-cell table:style-name="ce124"/>
          <table:table-cell table:style-name="ce137" table:formula="of:=IF([.Z73]=&quot;&quot;;&quot;&quot;;SUBSTITUTE(SUBSTITUTE(SUBSTITUTE(SUBSTITUTE(SUBSTITUTE(TRIM([.Z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0" calcext:value-type="float">
            <text:p>70</text:p>
          </table:table-cell>
          <table:table-cell table:style-name="ce124"/>
          <table:table-cell table:style-name="ce137" table:formula="of:=IF([.AG73]=&quot;&quot;;&quot;&quot;;SUBSTITUTE(SUBSTITUTE(SUBSTITUTE(SUBSTITUTE(SUBSTITUTE(TRIM([.AG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3" calcext:value-type="float">
            <text:p>73</text:p>
          </table:table-cell>
          <table:table-cell table:style-name="ce127"/>
          <table:table-cell table:style-name="ce137" table:formula="of:=IF([.L74]=&quot;&quot;;&quot;&quot;;SUBSTITUTE(SUBSTITUTE(SUBSTITUTE(SUBSTITUTE(SUBSTITUTE(TRIM([.L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1" calcext:value-type="float">
            <text:p>71</text:p>
          </table:table-cell>
          <table:table-cell table:style-name="ce124"/>
          <table:table-cell table:style-name="ce137" table:formula="of:=IF([.S74]=&quot;&quot;;&quot;&quot;;SUBSTITUTE(SUBSTITUTE(SUBSTITUTE(SUBSTITUTE(SUBSTITUTE(TRIM([.S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1" calcext:value-type="float">
            <text:p>71</text:p>
          </table:table-cell>
          <table:table-cell table:style-name="ce124"/>
          <table:table-cell table:style-name="ce137" table:formula="of:=IF([.Z74]=&quot;&quot;;&quot;&quot;;SUBSTITUTE(SUBSTITUTE(SUBSTITUTE(SUBSTITUTE(SUBSTITUTE(TRIM([.Z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1" calcext:value-type="float">
            <text:p>71</text:p>
          </table:table-cell>
          <table:table-cell table:style-name="ce124"/>
          <table:table-cell table:style-name="ce137" table:formula="of:=IF([.AG74]=&quot;&quot;;&quot;&quot;;SUBSTITUTE(SUBSTITUTE(SUBSTITUTE(SUBSTITUTE(SUBSTITUTE(TRIM([.AG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4" calcext:value-type="float">
            <text:p>74</text:p>
          </table:table-cell>
          <table:table-cell table:style-name="ce127"/>
          <table:table-cell table:style-name="ce137" table:formula="of:=IF([.L75]=&quot;&quot;;&quot;&quot;;SUBSTITUTE(SUBSTITUTE(SUBSTITUTE(SUBSTITUTE(SUBSTITUTE(TRIM([.L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2" calcext:value-type="float">
            <text:p>72</text:p>
          </table:table-cell>
          <table:table-cell table:style-name="ce124"/>
          <table:table-cell table:style-name="ce137" table:formula="of:=IF([.S75]=&quot;&quot;;&quot;&quot;;SUBSTITUTE(SUBSTITUTE(SUBSTITUTE(SUBSTITUTE(SUBSTITUTE(TRIM([.S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2" calcext:value-type="float">
            <text:p>72</text:p>
          </table:table-cell>
          <table:table-cell table:style-name="ce124"/>
          <table:table-cell table:style-name="ce137" table:formula="of:=IF([.Z75]=&quot;&quot;;&quot;&quot;;SUBSTITUTE(SUBSTITUTE(SUBSTITUTE(SUBSTITUTE(SUBSTITUTE(TRIM([.Z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2" calcext:value-type="float">
            <text:p>72</text:p>
          </table:table-cell>
          <table:table-cell table:style-name="ce124"/>
          <table:table-cell table:style-name="ce137" table:formula="of:=IF([.AG75]=&quot;&quot;;&quot;&quot;;SUBSTITUTE(SUBSTITUTE(SUBSTITUTE(SUBSTITUTE(SUBSTITUTE(TRIM([.AG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5" calcext:value-type="float">
            <text:p>75</text:p>
          </table:table-cell>
          <table:table-cell table:style-name="ce127"/>
          <table:table-cell table:style-name="ce137" table:formula="of:=IF([.L76]=&quot;&quot;;&quot;&quot;;SUBSTITUTE(SUBSTITUTE(SUBSTITUTE(SUBSTITUTE(SUBSTITUTE(TRIM([.L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3" calcext:value-type="float">
            <text:p>73</text:p>
          </table:table-cell>
          <table:table-cell table:style-name="ce124"/>
          <table:table-cell table:style-name="ce137" table:formula="of:=IF([.S76]=&quot;&quot;;&quot;&quot;;SUBSTITUTE(SUBSTITUTE(SUBSTITUTE(SUBSTITUTE(SUBSTITUTE(TRIM([.S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3" calcext:value-type="float">
            <text:p>73</text:p>
          </table:table-cell>
          <table:table-cell table:style-name="ce124"/>
          <table:table-cell table:style-name="ce137" table:formula="of:=IF([.Z76]=&quot;&quot;;&quot;&quot;;SUBSTITUTE(SUBSTITUTE(SUBSTITUTE(SUBSTITUTE(SUBSTITUTE(TRIM([.Z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3" calcext:value-type="float">
            <text:p>73</text:p>
          </table:table-cell>
          <table:table-cell table:style-name="ce124"/>
          <table:table-cell table:style-name="ce137" table:formula="of:=IF([.AG76]=&quot;&quot;;&quot;&quot;;SUBSTITUTE(SUBSTITUTE(SUBSTITUTE(SUBSTITUTE(SUBSTITUTE(TRIM([.AG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6" calcext:value-type="float">
            <text:p>76</text:p>
          </table:table-cell>
          <table:table-cell table:style-name="ce127"/>
          <table:table-cell table:style-name="ce137" table:formula="of:=IF([.L77]=&quot;&quot;;&quot;&quot;;SUBSTITUTE(SUBSTITUTE(SUBSTITUTE(SUBSTITUTE(SUBSTITUTE(TRIM([.L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4" calcext:value-type="float">
            <text:p>74</text:p>
          </table:table-cell>
          <table:table-cell table:style-name="ce124"/>
          <table:table-cell table:style-name="ce137" table:formula="of:=IF([.S77]=&quot;&quot;;&quot;&quot;;SUBSTITUTE(SUBSTITUTE(SUBSTITUTE(SUBSTITUTE(SUBSTITUTE(TRIM([.S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4" calcext:value-type="float">
            <text:p>74</text:p>
          </table:table-cell>
          <table:table-cell table:style-name="ce124"/>
          <table:table-cell table:style-name="ce137" table:formula="of:=IF([.Z77]=&quot;&quot;;&quot;&quot;;SUBSTITUTE(SUBSTITUTE(SUBSTITUTE(SUBSTITUTE(SUBSTITUTE(TRIM([.Z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4" calcext:value-type="float">
            <text:p>74</text:p>
          </table:table-cell>
          <table:table-cell table:style-name="ce124"/>
          <table:table-cell table:style-name="ce137" table:formula="of:=IF([.AG77]=&quot;&quot;;&quot;&quot;;SUBSTITUTE(SUBSTITUTE(SUBSTITUTE(SUBSTITUTE(SUBSTITUTE(TRIM([.AG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7" calcext:value-type="float">
            <text:p>77</text:p>
          </table:table-cell>
          <table:table-cell table:style-name="ce127"/>
          <table:table-cell table:style-name="ce137" table:formula="of:=IF([.L78]=&quot;&quot;;&quot;&quot;;SUBSTITUTE(SUBSTITUTE(SUBSTITUTE(SUBSTITUTE(SUBSTITUTE(TRIM([.L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5" calcext:value-type="float">
            <text:p>75</text:p>
          </table:table-cell>
          <table:table-cell table:style-name="ce124"/>
          <table:table-cell table:style-name="ce137" table:formula="of:=IF([.S78]=&quot;&quot;;&quot;&quot;;SUBSTITUTE(SUBSTITUTE(SUBSTITUTE(SUBSTITUTE(SUBSTITUTE(TRIM([.S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5" calcext:value-type="float">
            <text:p>75</text:p>
          </table:table-cell>
          <table:table-cell table:style-name="ce124"/>
          <table:table-cell table:style-name="ce137" table:formula="of:=IF([.Z78]=&quot;&quot;;&quot;&quot;;SUBSTITUTE(SUBSTITUTE(SUBSTITUTE(SUBSTITUTE(SUBSTITUTE(TRIM([.Z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5" calcext:value-type="float">
            <text:p>75</text:p>
          </table:table-cell>
          <table:table-cell table:style-name="ce124"/>
          <table:table-cell table:style-name="ce137" table:formula="of:=IF([.AG78]=&quot;&quot;;&quot;&quot;;SUBSTITUTE(SUBSTITUTE(SUBSTITUTE(SUBSTITUTE(SUBSTITUTE(TRIM([.AG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8" calcext:value-type="float">
            <text:p>78</text:p>
          </table:table-cell>
          <table:table-cell table:style-name="ce127"/>
          <table:table-cell table:style-name="ce137" table:formula="of:=IF([.L79]=&quot;&quot;;&quot;&quot;;SUBSTITUTE(SUBSTITUTE(SUBSTITUTE(SUBSTITUTE(SUBSTITUTE(TRIM([.L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6" calcext:value-type="float">
            <text:p>76</text:p>
          </table:table-cell>
          <table:table-cell table:style-name="ce124"/>
          <table:table-cell table:style-name="ce137" table:formula="of:=IF([.S79]=&quot;&quot;;&quot;&quot;;SUBSTITUTE(SUBSTITUTE(SUBSTITUTE(SUBSTITUTE(SUBSTITUTE(TRIM([.S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6" calcext:value-type="float">
            <text:p>76</text:p>
          </table:table-cell>
          <table:table-cell table:style-name="ce124"/>
          <table:table-cell table:style-name="ce137" table:formula="of:=IF([.Z79]=&quot;&quot;;&quot;&quot;;SUBSTITUTE(SUBSTITUTE(SUBSTITUTE(SUBSTITUTE(SUBSTITUTE(TRIM([.Z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6" calcext:value-type="float">
            <text:p>76</text:p>
          </table:table-cell>
          <table:table-cell table:style-name="ce124"/>
          <table:table-cell table:style-name="ce137" table:formula="of:=IF([.AG79]=&quot;&quot;;&quot;&quot;;SUBSTITUTE(SUBSTITUTE(SUBSTITUTE(SUBSTITUTE(SUBSTITUTE(TRIM([.AG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79" calcext:value-type="float">
            <text:p>79</text:p>
          </table:table-cell>
          <table:table-cell table:style-name="ce127"/>
          <table:table-cell table:style-name="ce137" table:formula="of:=IF([.L80]=&quot;&quot;;&quot;&quot;;SUBSTITUTE(SUBSTITUTE(SUBSTITUTE(SUBSTITUTE(SUBSTITUTE(TRIM([.L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7" calcext:value-type="float">
            <text:p>77</text:p>
          </table:table-cell>
          <table:table-cell table:style-name="ce124"/>
          <table:table-cell table:style-name="ce137" table:formula="of:=IF([.S80]=&quot;&quot;;&quot;&quot;;SUBSTITUTE(SUBSTITUTE(SUBSTITUTE(SUBSTITUTE(SUBSTITUTE(TRIM([.S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7" calcext:value-type="float">
            <text:p>77</text:p>
          </table:table-cell>
          <table:table-cell table:style-name="ce124"/>
          <table:table-cell table:style-name="ce137" table:formula="of:=IF([.Z80]=&quot;&quot;;&quot;&quot;;SUBSTITUTE(SUBSTITUTE(SUBSTITUTE(SUBSTITUTE(SUBSTITUTE(TRIM([.Z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7" calcext:value-type="float">
            <text:p>77</text:p>
          </table:table-cell>
          <table:table-cell table:style-name="ce124"/>
          <table:table-cell table:style-name="ce137" table:formula="of:=IF([.AG80]=&quot;&quot;;&quot;&quot;;SUBSTITUTE(SUBSTITUTE(SUBSTITUTE(SUBSTITUTE(SUBSTITUTE(TRIM([.AG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0" calcext:value-type="float">
            <text:p>80</text:p>
          </table:table-cell>
          <table:table-cell table:style-name="ce127"/>
          <table:table-cell table:style-name="ce137" table:formula="of:=IF([.L81]=&quot;&quot;;&quot;&quot;;SUBSTITUTE(SUBSTITUTE(SUBSTITUTE(SUBSTITUTE(SUBSTITUTE(TRIM([.L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8" calcext:value-type="float">
            <text:p>78</text:p>
          </table:table-cell>
          <table:table-cell table:style-name="ce124"/>
          <table:table-cell table:style-name="ce137" table:formula="of:=IF([.S81]=&quot;&quot;;&quot;&quot;;SUBSTITUTE(SUBSTITUTE(SUBSTITUTE(SUBSTITUTE(SUBSTITUTE(TRIM([.S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8" calcext:value-type="float">
            <text:p>78</text:p>
          </table:table-cell>
          <table:table-cell table:style-name="ce124"/>
          <table:table-cell table:style-name="ce137" table:formula="of:=IF([.Z81]=&quot;&quot;;&quot;&quot;;SUBSTITUTE(SUBSTITUTE(SUBSTITUTE(SUBSTITUTE(SUBSTITUTE(TRIM([.Z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8" calcext:value-type="float">
            <text:p>78</text:p>
          </table:table-cell>
          <table:table-cell table:style-name="ce124"/>
          <table:table-cell table:style-name="ce137" table:formula="of:=IF([.AG81]=&quot;&quot;;&quot;&quot;;SUBSTITUTE(SUBSTITUTE(SUBSTITUTE(SUBSTITUTE(SUBSTITUTE(TRIM([.AG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1" calcext:value-type="float">
            <text:p>81</text:p>
          </table:table-cell>
          <table:table-cell table:style-name="ce127"/>
          <table:table-cell table:style-name="ce137" table:formula="of:=IF([.L82]=&quot;&quot;;&quot;&quot;;SUBSTITUTE(SUBSTITUTE(SUBSTITUTE(SUBSTITUTE(SUBSTITUTE(TRIM([.L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9" calcext:value-type="float">
            <text:p>79</text:p>
          </table:table-cell>
          <table:table-cell table:style-name="ce124"/>
          <table:table-cell table:style-name="ce137" table:formula="of:=IF([.S82]=&quot;&quot;;&quot;&quot;;SUBSTITUTE(SUBSTITUTE(SUBSTITUTE(SUBSTITUTE(SUBSTITUTE(TRIM([.S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9" calcext:value-type="float">
            <text:p>79</text:p>
          </table:table-cell>
          <table:table-cell table:style-name="ce124"/>
          <table:table-cell table:style-name="ce137" table:formula="of:=IF([.Z82]=&quot;&quot;;&quot;&quot;;SUBSTITUTE(SUBSTITUTE(SUBSTITUTE(SUBSTITUTE(SUBSTITUTE(TRIM([.Z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79" calcext:value-type="float">
            <text:p>79</text:p>
          </table:table-cell>
          <table:table-cell table:style-name="ce124"/>
          <table:table-cell table:style-name="ce137" table:formula="of:=IF([.AG82]=&quot;&quot;;&quot;&quot;;SUBSTITUTE(SUBSTITUTE(SUBSTITUTE(SUBSTITUTE(SUBSTITUTE(TRIM([.AG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2" calcext:value-type="float">
            <text:p>82</text:p>
          </table:table-cell>
          <table:table-cell table:style-name="ce127"/>
          <table:table-cell table:style-name="ce137" table:formula="of:=IF([.L83]=&quot;&quot;;&quot;&quot;;SUBSTITUTE(SUBSTITUTE(SUBSTITUTE(SUBSTITUTE(SUBSTITUTE(TRIM([.L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0" calcext:value-type="float">
            <text:p>80</text:p>
          </table:table-cell>
          <table:table-cell table:style-name="ce124"/>
          <table:table-cell table:style-name="ce137" table:formula="of:=IF([.S83]=&quot;&quot;;&quot;&quot;;SUBSTITUTE(SUBSTITUTE(SUBSTITUTE(SUBSTITUTE(SUBSTITUTE(TRIM([.S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0" calcext:value-type="float">
            <text:p>80</text:p>
          </table:table-cell>
          <table:table-cell table:style-name="ce124"/>
          <table:table-cell table:style-name="ce137" table:formula="of:=IF([.Z83]=&quot;&quot;;&quot;&quot;;SUBSTITUTE(SUBSTITUTE(SUBSTITUTE(SUBSTITUTE(SUBSTITUTE(TRIM([.Z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0" calcext:value-type="float">
            <text:p>80</text:p>
          </table:table-cell>
          <table:table-cell table:style-name="ce124"/>
          <table:table-cell table:style-name="ce137" table:formula="of:=IF([.AG83]=&quot;&quot;;&quot;&quot;;SUBSTITUTE(SUBSTITUTE(SUBSTITUTE(SUBSTITUTE(SUBSTITUTE(TRIM([.AG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3" calcext:value-type="float">
            <text:p>83</text:p>
          </table:table-cell>
          <table:table-cell table:style-name="ce127"/>
          <table:table-cell table:style-name="ce137" table:formula="of:=IF([.L84]=&quot;&quot;;&quot;&quot;;SUBSTITUTE(SUBSTITUTE(SUBSTITUTE(SUBSTITUTE(SUBSTITUTE(TRIM([.L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1" calcext:value-type="float">
            <text:p>81</text:p>
          </table:table-cell>
          <table:table-cell table:style-name="ce124"/>
          <table:table-cell table:style-name="ce137" table:formula="of:=IF([.S84]=&quot;&quot;;&quot;&quot;;SUBSTITUTE(SUBSTITUTE(SUBSTITUTE(SUBSTITUTE(SUBSTITUTE(TRIM([.S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1" calcext:value-type="float">
            <text:p>81</text:p>
          </table:table-cell>
          <table:table-cell table:style-name="ce124"/>
          <table:table-cell table:style-name="ce137" table:formula="of:=IF([.Z84]=&quot;&quot;;&quot;&quot;;SUBSTITUTE(SUBSTITUTE(SUBSTITUTE(SUBSTITUTE(SUBSTITUTE(TRIM([.Z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1" calcext:value-type="float">
            <text:p>81</text:p>
          </table:table-cell>
          <table:table-cell table:style-name="ce124"/>
          <table:table-cell table:style-name="ce137" table:formula="of:=IF([.AG84]=&quot;&quot;;&quot;&quot;;SUBSTITUTE(SUBSTITUTE(SUBSTITUTE(SUBSTITUTE(SUBSTITUTE(TRIM([.AG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4" calcext:value-type="float">
            <text:p>84</text:p>
          </table:table-cell>
          <table:table-cell table:style-name="ce127"/>
          <table:table-cell table:style-name="ce137" table:formula="of:=IF([.L85]=&quot;&quot;;&quot;&quot;;SUBSTITUTE(SUBSTITUTE(SUBSTITUTE(SUBSTITUTE(SUBSTITUTE(TRIM([.L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2" calcext:value-type="float">
            <text:p>82</text:p>
          </table:table-cell>
          <table:table-cell table:style-name="ce124"/>
          <table:table-cell table:style-name="ce137" table:formula="of:=IF([.S85]=&quot;&quot;;&quot;&quot;;SUBSTITUTE(SUBSTITUTE(SUBSTITUTE(SUBSTITUTE(SUBSTITUTE(TRIM([.S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2" calcext:value-type="float">
            <text:p>82</text:p>
          </table:table-cell>
          <table:table-cell table:style-name="ce124"/>
          <table:table-cell table:style-name="ce137" table:formula="of:=IF([.Z85]=&quot;&quot;;&quot;&quot;;SUBSTITUTE(SUBSTITUTE(SUBSTITUTE(SUBSTITUTE(SUBSTITUTE(TRIM([.Z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2" calcext:value-type="float">
            <text:p>82</text:p>
          </table:table-cell>
          <table:table-cell table:style-name="ce124"/>
          <table:table-cell table:style-name="ce137" table:formula="of:=IF([.AG85]=&quot;&quot;;&quot;&quot;;SUBSTITUTE(SUBSTITUTE(SUBSTITUTE(SUBSTITUTE(SUBSTITUTE(TRIM([.AG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5" calcext:value-type="float">
            <text:p>85</text:p>
          </table:table-cell>
          <table:table-cell table:style-name="ce127"/>
          <table:table-cell table:style-name="ce137" table:formula="of:=IF([.L86]=&quot;&quot;;&quot;&quot;;SUBSTITUTE(SUBSTITUTE(SUBSTITUTE(SUBSTITUTE(SUBSTITUTE(TRIM([.L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3" calcext:value-type="float">
            <text:p>83</text:p>
          </table:table-cell>
          <table:table-cell table:style-name="ce124"/>
          <table:table-cell table:style-name="ce137" table:formula="of:=IF([.S86]=&quot;&quot;;&quot;&quot;;SUBSTITUTE(SUBSTITUTE(SUBSTITUTE(SUBSTITUTE(SUBSTITUTE(TRIM([.S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3" calcext:value-type="float">
            <text:p>83</text:p>
          </table:table-cell>
          <table:table-cell table:style-name="ce124"/>
          <table:table-cell table:style-name="ce137" table:formula="of:=IF([.Z86]=&quot;&quot;;&quot;&quot;;SUBSTITUTE(SUBSTITUTE(SUBSTITUTE(SUBSTITUTE(SUBSTITUTE(TRIM([.Z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3" calcext:value-type="float">
            <text:p>83</text:p>
          </table:table-cell>
          <table:table-cell table:style-name="ce124"/>
          <table:table-cell table:style-name="ce137" table:formula="of:=IF([.AG86]=&quot;&quot;;&quot;&quot;;SUBSTITUTE(SUBSTITUTE(SUBSTITUTE(SUBSTITUTE(SUBSTITUTE(TRIM([.AG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6" calcext:value-type="float">
            <text:p>86</text:p>
          </table:table-cell>
          <table:table-cell table:style-name="ce127"/>
          <table:table-cell table:style-name="ce137" table:formula="of:=IF([.L87]=&quot;&quot;;&quot;&quot;;SUBSTITUTE(SUBSTITUTE(SUBSTITUTE(SUBSTITUTE(SUBSTITUTE(TRIM([.L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4" calcext:value-type="float">
            <text:p>84</text:p>
          </table:table-cell>
          <table:table-cell table:style-name="ce124"/>
          <table:table-cell table:style-name="ce137" table:formula="of:=IF([.S87]=&quot;&quot;;&quot;&quot;;SUBSTITUTE(SUBSTITUTE(SUBSTITUTE(SUBSTITUTE(SUBSTITUTE(TRIM([.S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4" calcext:value-type="float">
            <text:p>84</text:p>
          </table:table-cell>
          <table:table-cell table:style-name="ce124"/>
          <table:table-cell table:style-name="ce137" table:formula="of:=IF([.Z87]=&quot;&quot;;&quot;&quot;;SUBSTITUTE(SUBSTITUTE(SUBSTITUTE(SUBSTITUTE(SUBSTITUTE(TRIM([.Z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4" calcext:value-type="float">
            <text:p>84</text:p>
          </table:table-cell>
          <table:table-cell table:style-name="ce124"/>
          <table:table-cell table:style-name="ce137" table:formula="of:=IF([.AG87]=&quot;&quot;;&quot;&quot;;SUBSTITUTE(SUBSTITUTE(SUBSTITUTE(SUBSTITUTE(SUBSTITUTE(TRIM([.AG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7" calcext:value-type="float">
            <text:p>87</text:p>
          </table:table-cell>
          <table:table-cell table:style-name="ce127"/>
          <table:table-cell table:style-name="ce137" table:formula="of:=IF([.L88]=&quot;&quot;;&quot;&quot;;SUBSTITUTE(SUBSTITUTE(SUBSTITUTE(SUBSTITUTE(SUBSTITUTE(TRIM([.L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5" calcext:value-type="float">
            <text:p>85</text:p>
          </table:table-cell>
          <table:table-cell table:style-name="ce124"/>
          <table:table-cell table:style-name="ce137" table:formula="of:=IF([.S88]=&quot;&quot;;&quot;&quot;;SUBSTITUTE(SUBSTITUTE(SUBSTITUTE(SUBSTITUTE(SUBSTITUTE(TRIM([.S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5" calcext:value-type="float">
            <text:p>85</text:p>
          </table:table-cell>
          <table:table-cell table:style-name="ce124"/>
          <table:table-cell table:style-name="ce137" table:formula="of:=IF([.Z88]=&quot;&quot;;&quot;&quot;;SUBSTITUTE(SUBSTITUTE(SUBSTITUTE(SUBSTITUTE(SUBSTITUTE(TRIM([.Z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5" calcext:value-type="float">
            <text:p>85</text:p>
          </table:table-cell>
          <table:table-cell table:style-name="ce124"/>
          <table:table-cell table:style-name="ce137" table:formula="of:=IF([.AG88]=&quot;&quot;;&quot;&quot;;SUBSTITUTE(SUBSTITUTE(SUBSTITUTE(SUBSTITUTE(SUBSTITUTE(TRIM([.AG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8" calcext:value-type="float">
            <text:p>88</text:p>
          </table:table-cell>
          <table:table-cell table:style-name="ce127"/>
          <table:table-cell table:style-name="ce137" table:formula="of:=IF([.L89]=&quot;&quot;;&quot;&quot;;SUBSTITUTE(SUBSTITUTE(SUBSTITUTE(SUBSTITUTE(SUBSTITUTE(TRIM([.L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6" calcext:value-type="float">
            <text:p>86</text:p>
          </table:table-cell>
          <table:table-cell table:style-name="ce124"/>
          <table:table-cell table:style-name="ce137" table:formula="of:=IF([.S89]=&quot;&quot;;&quot;&quot;;SUBSTITUTE(SUBSTITUTE(SUBSTITUTE(SUBSTITUTE(SUBSTITUTE(TRIM([.S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6" calcext:value-type="float">
            <text:p>86</text:p>
          </table:table-cell>
          <table:table-cell table:style-name="ce124"/>
          <table:table-cell table:style-name="ce137" table:formula="of:=IF([.Z89]=&quot;&quot;;&quot;&quot;;SUBSTITUTE(SUBSTITUTE(SUBSTITUTE(SUBSTITUTE(SUBSTITUTE(TRIM([.Z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6" calcext:value-type="float">
            <text:p>86</text:p>
          </table:table-cell>
          <table:table-cell table:style-name="ce124"/>
          <table:table-cell table:style-name="ce137" table:formula="of:=IF([.AG89]=&quot;&quot;;&quot;&quot;;SUBSTITUTE(SUBSTITUTE(SUBSTITUTE(SUBSTITUTE(SUBSTITUTE(TRIM([.AG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89" calcext:value-type="float">
            <text:p>89</text:p>
          </table:table-cell>
          <table:table-cell table:style-name="ce127"/>
          <table:table-cell table:style-name="ce137" table:formula="of:=IF([.L90]=&quot;&quot;;&quot;&quot;;SUBSTITUTE(SUBSTITUTE(SUBSTITUTE(SUBSTITUTE(SUBSTITUTE(TRIM([.L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7" calcext:value-type="float">
            <text:p>87</text:p>
          </table:table-cell>
          <table:table-cell table:style-name="ce124"/>
          <table:table-cell table:style-name="ce137" table:formula="of:=IF([.S90]=&quot;&quot;;&quot;&quot;;SUBSTITUTE(SUBSTITUTE(SUBSTITUTE(SUBSTITUTE(SUBSTITUTE(TRIM([.S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7" calcext:value-type="float">
            <text:p>87</text:p>
          </table:table-cell>
          <table:table-cell table:style-name="ce124"/>
          <table:table-cell table:style-name="ce137" table:formula="of:=IF([.Z90]=&quot;&quot;;&quot;&quot;;SUBSTITUTE(SUBSTITUTE(SUBSTITUTE(SUBSTITUTE(SUBSTITUTE(TRIM([.Z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7" calcext:value-type="float">
            <text:p>87</text:p>
          </table:table-cell>
          <table:table-cell table:style-name="ce124"/>
          <table:table-cell table:style-name="ce137" table:formula="of:=IF([.AG90]=&quot;&quot;;&quot;&quot;;SUBSTITUTE(SUBSTITUTE(SUBSTITUTE(SUBSTITUTE(SUBSTITUTE(TRIM([.AG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0" calcext:value-type="float">
            <text:p>90</text:p>
          </table:table-cell>
          <table:table-cell table:style-name="ce127"/>
          <table:table-cell table:style-name="ce137" table:formula="of:=IF([.L91]=&quot;&quot;;&quot;&quot;;SUBSTITUTE(SUBSTITUTE(SUBSTITUTE(SUBSTITUTE(SUBSTITUTE(TRIM([.L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8" calcext:value-type="float">
            <text:p>88</text:p>
          </table:table-cell>
          <table:table-cell table:style-name="ce124"/>
          <table:table-cell table:style-name="ce137" table:formula="of:=IF([.S91]=&quot;&quot;;&quot;&quot;;SUBSTITUTE(SUBSTITUTE(SUBSTITUTE(SUBSTITUTE(SUBSTITUTE(TRIM([.S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8" calcext:value-type="float">
            <text:p>88</text:p>
          </table:table-cell>
          <table:table-cell table:style-name="ce124"/>
          <table:table-cell table:style-name="ce137" table:formula="of:=IF([.Z91]=&quot;&quot;;&quot;&quot;;SUBSTITUTE(SUBSTITUTE(SUBSTITUTE(SUBSTITUTE(SUBSTITUTE(TRIM([.Z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8" calcext:value-type="float">
            <text:p>88</text:p>
          </table:table-cell>
          <table:table-cell table:style-name="ce124"/>
          <table:table-cell table:style-name="ce137" table:formula="of:=IF([.AG91]=&quot;&quot;;&quot;&quot;;SUBSTITUTE(SUBSTITUTE(SUBSTITUTE(SUBSTITUTE(SUBSTITUTE(TRIM([.AG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1" calcext:value-type="float">
            <text:p>91</text:p>
          </table:table-cell>
          <table:table-cell table:style-name="ce127"/>
          <table:table-cell table:style-name="ce137" table:formula="of:=IF([.L92]=&quot;&quot;;&quot;&quot;;SUBSTITUTE(SUBSTITUTE(SUBSTITUTE(SUBSTITUTE(SUBSTITUTE(TRIM([.L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9" calcext:value-type="float">
            <text:p>89</text:p>
          </table:table-cell>
          <table:table-cell table:style-name="ce124"/>
          <table:table-cell table:style-name="ce137" table:formula="of:=IF([.S92]=&quot;&quot;;&quot;&quot;;SUBSTITUTE(SUBSTITUTE(SUBSTITUTE(SUBSTITUTE(SUBSTITUTE(TRIM([.S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9" calcext:value-type="float">
            <text:p>89</text:p>
          </table:table-cell>
          <table:table-cell table:style-name="ce124"/>
          <table:table-cell table:style-name="ce137" table:formula="of:=IF([.Z92]=&quot;&quot;;&quot;&quot;;SUBSTITUTE(SUBSTITUTE(SUBSTITUTE(SUBSTITUTE(SUBSTITUTE(TRIM([.Z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89" calcext:value-type="float">
            <text:p>89</text:p>
          </table:table-cell>
          <table:table-cell table:style-name="ce124"/>
          <table:table-cell table:style-name="ce137" table:formula="of:=IF([.AG92]=&quot;&quot;;&quot;&quot;;SUBSTITUTE(SUBSTITUTE(SUBSTITUTE(SUBSTITUTE(SUBSTITUTE(TRIM([.AG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2" calcext:value-type="float">
            <text:p>92</text:p>
          </table:table-cell>
          <table:table-cell table:style-name="ce127"/>
          <table:table-cell table:style-name="ce137" table:formula="of:=IF([.L93]=&quot;&quot;;&quot;&quot;;SUBSTITUTE(SUBSTITUTE(SUBSTITUTE(SUBSTITUTE(SUBSTITUTE(TRIM([.L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0" calcext:value-type="float">
            <text:p>90</text:p>
          </table:table-cell>
          <table:table-cell table:style-name="ce124"/>
          <table:table-cell table:style-name="ce137" table:formula="of:=IF([.S93]=&quot;&quot;;&quot;&quot;;SUBSTITUTE(SUBSTITUTE(SUBSTITUTE(SUBSTITUTE(SUBSTITUTE(TRIM([.S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0" calcext:value-type="float">
            <text:p>90</text:p>
          </table:table-cell>
          <table:table-cell table:style-name="ce124"/>
          <table:table-cell table:style-name="ce137" table:formula="of:=IF([.Z93]=&quot;&quot;;&quot;&quot;;SUBSTITUTE(SUBSTITUTE(SUBSTITUTE(SUBSTITUTE(SUBSTITUTE(TRIM([.Z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0" calcext:value-type="float">
            <text:p>90</text:p>
          </table:table-cell>
          <table:table-cell table:style-name="ce124"/>
          <table:table-cell table:style-name="ce137" table:formula="of:=IF([.AG93]=&quot;&quot;;&quot;&quot;;SUBSTITUTE(SUBSTITUTE(SUBSTITUTE(SUBSTITUTE(SUBSTITUTE(TRIM([.AG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3" calcext:value-type="float">
            <text:p>93</text:p>
          </table:table-cell>
          <table:table-cell table:style-name="ce127"/>
          <table:table-cell table:style-name="ce137" table:formula="of:=IF([.L94]=&quot;&quot;;&quot;&quot;;SUBSTITUTE(SUBSTITUTE(SUBSTITUTE(SUBSTITUTE(SUBSTITUTE(TRIM([.L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1" calcext:value-type="float">
            <text:p>91</text:p>
          </table:table-cell>
          <table:table-cell table:style-name="ce124"/>
          <table:table-cell table:style-name="ce137" table:formula="of:=IF([.S94]=&quot;&quot;;&quot;&quot;;SUBSTITUTE(SUBSTITUTE(SUBSTITUTE(SUBSTITUTE(SUBSTITUTE(TRIM([.S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1" calcext:value-type="float">
            <text:p>91</text:p>
          </table:table-cell>
          <table:table-cell table:style-name="ce124"/>
          <table:table-cell table:style-name="ce137" table:formula="of:=IF([.Z94]=&quot;&quot;;&quot;&quot;;SUBSTITUTE(SUBSTITUTE(SUBSTITUTE(SUBSTITUTE(SUBSTITUTE(TRIM([.Z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1" calcext:value-type="float">
            <text:p>91</text:p>
          </table:table-cell>
          <table:table-cell table:style-name="ce124"/>
          <table:table-cell table:style-name="ce137" table:formula="of:=IF([.AG94]=&quot;&quot;;&quot;&quot;;SUBSTITUTE(SUBSTITUTE(SUBSTITUTE(SUBSTITUTE(SUBSTITUTE(TRIM([.AG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4" calcext:value-type="float">
            <text:p>94</text:p>
          </table:table-cell>
          <table:table-cell table:style-name="ce127"/>
          <table:table-cell table:style-name="ce137" table:formula="of:=IF([.L95]=&quot;&quot;;&quot;&quot;;SUBSTITUTE(SUBSTITUTE(SUBSTITUTE(SUBSTITUTE(SUBSTITUTE(TRIM([.L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2" calcext:value-type="float">
            <text:p>92</text:p>
          </table:table-cell>
          <table:table-cell table:style-name="ce124"/>
          <table:table-cell table:style-name="ce137" table:formula="of:=IF([.S95]=&quot;&quot;;&quot;&quot;;SUBSTITUTE(SUBSTITUTE(SUBSTITUTE(SUBSTITUTE(SUBSTITUTE(TRIM([.S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2" calcext:value-type="float">
            <text:p>92</text:p>
          </table:table-cell>
          <table:table-cell table:style-name="ce124"/>
          <table:table-cell table:style-name="ce137" table:formula="of:=IF([.Z95]=&quot;&quot;;&quot;&quot;;SUBSTITUTE(SUBSTITUTE(SUBSTITUTE(SUBSTITUTE(SUBSTITUTE(TRIM([.Z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2" calcext:value-type="float">
            <text:p>92</text:p>
          </table:table-cell>
          <table:table-cell table:style-name="ce124"/>
          <table:table-cell table:style-name="ce137" table:formula="of:=IF([.AG95]=&quot;&quot;;&quot;&quot;;SUBSTITUTE(SUBSTITUTE(SUBSTITUTE(SUBSTITUTE(SUBSTITUTE(TRIM([.AG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5" calcext:value-type="float">
            <text:p>95</text:p>
          </table:table-cell>
          <table:table-cell table:style-name="ce127"/>
          <table:table-cell table:style-name="ce137" table:formula="of:=IF([.L96]=&quot;&quot;;&quot;&quot;;SUBSTITUTE(SUBSTITUTE(SUBSTITUTE(SUBSTITUTE(SUBSTITUTE(TRIM([.L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3" calcext:value-type="float">
            <text:p>93</text:p>
          </table:table-cell>
          <table:table-cell table:style-name="ce124"/>
          <table:table-cell table:style-name="ce137" table:formula="of:=IF([.S96]=&quot;&quot;;&quot;&quot;;SUBSTITUTE(SUBSTITUTE(SUBSTITUTE(SUBSTITUTE(SUBSTITUTE(TRIM([.S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3" calcext:value-type="float">
            <text:p>93</text:p>
          </table:table-cell>
          <table:table-cell table:style-name="ce124"/>
          <table:table-cell table:style-name="ce137" table:formula="of:=IF([.Z96]=&quot;&quot;;&quot;&quot;;SUBSTITUTE(SUBSTITUTE(SUBSTITUTE(SUBSTITUTE(SUBSTITUTE(TRIM([.Z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3" calcext:value-type="float">
            <text:p>93</text:p>
          </table:table-cell>
          <table:table-cell table:style-name="ce124"/>
          <table:table-cell table:style-name="ce137" table:formula="of:=IF([.AG96]=&quot;&quot;;&quot;&quot;;SUBSTITUTE(SUBSTITUTE(SUBSTITUTE(SUBSTITUTE(SUBSTITUTE(TRIM([.AG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6" calcext:value-type="float">
            <text:p>96</text:p>
          </table:table-cell>
          <table:table-cell table:style-name="ce127"/>
          <table:table-cell table:style-name="ce137" table:formula="of:=IF([.L97]=&quot;&quot;;&quot;&quot;;SUBSTITUTE(SUBSTITUTE(SUBSTITUTE(SUBSTITUTE(SUBSTITUTE(TRIM([.L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4" calcext:value-type="float">
            <text:p>94</text:p>
          </table:table-cell>
          <table:table-cell table:style-name="ce124"/>
          <table:table-cell table:style-name="ce137" table:formula="of:=IF([.S97]=&quot;&quot;;&quot;&quot;;SUBSTITUTE(SUBSTITUTE(SUBSTITUTE(SUBSTITUTE(SUBSTITUTE(TRIM([.S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4" calcext:value-type="float">
            <text:p>94</text:p>
          </table:table-cell>
          <table:table-cell table:style-name="ce124"/>
          <table:table-cell table:style-name="ce137" table:formula="of:=IF([.Z97]=&quot;&quot;;&quot;&quot;;SUBSTITUTE(SUBSTITUTE(SUBSTITUTE(SUBSTITUTE(SUBSTITUTE(TRIM([.Z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4" calcext:value-type="float">
            <text:p>94</text:p>
          </table:table-cell>
          <table:table-cell table:style-name="ce124"/>
          <table:table-cell table:style-name="ce137" table:formula="of:=IF([.AG97]=&quot;&quot;;&quot;&quot;;SUBSTITUTE(SUBSTITUTE(SUBSTITUTE(SUBSTITUTE(SUBSTITUTE(TRIM([.AG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7" calcext:value-type="float">
            <text:p>97</text:p>
          </table:table-cell>
          <table:table-cell table:style-name="ce127"/>
          <table:table-cell table:style-name="ce137" table:formula="of:=IF([.L98]=&quot;&quot;;&quot;&quot;;SUBSTITUTE(SUBSTITUTE(SUBSTITUTE(SUBSTITUTE(SUBSTITUTE(TRIM([.L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5" calcext:value-type="float">
            <text:p>95</text:p>
          </table:table-cell>
          <table:table-cell table:style-name="ce124"/>
          <table:table-cell table:style-name="ce137" table:formula="of:=IF([.S98]=&quot;&quot;;&quot;&quot;;SUBSTITUTE(SUBSTITUTE(SUBSTITUTE(SUBSTITUTE(SUBSTITUTE(TRIM([.S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5" calcext:value-type="float">
            <text:p>95</text:p>
          </table:table-cell>
          <table:table-cell table:style-name="ce124"/>
          <table:table-cell table:style-name="ce137" table:formula="of:=IF([.Z98]=&quot;&quot;;&quot;&quot;;SUBSTITUTE(SUBSTITUTE(SUBSTITUTE(SUBSTITUTE(SUBSTITUTE(TRIM([.Z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5" calcext:value-type="float">
            <text:p>95</text:p>
          </table:table-cell>
          <table:table-cell table:style-name="ce124"/>
          <table:table-cell table:style-name="ce137" table:formula="of:=IF([.AG98]=&quot;&quot;;&quot;&quot;;SUBSTITUTE(SUBSTITUTE(SUBSTITUTE(SUBSTITUTE(SUBSTITUTE(TRIM([.AG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8" calcext:value-type="float">
            <text:p>98</text:p>
          </table:table-cell>
          <table:table-cell table:style-name="ce127"/>
          <table:table-cell table:style-name="ce137" table:formula="of:=IF([.L99]=&quot;&quot;;&quot;&quot;;SUBSTITUTE(SUBSTITUTE(SUBSTITUTE(SUBSTITUTE(SUBSTITUTE(TRIM([.L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6" calcext:value-type="float">
            <text:p>96</text:p>
          </table:table-cell>
          <table:table-cell table:style-name="ce124"/>
          <table:table-cell table:style-name="ce137" table:formula="of:=IF([.S99]=&quot;&quot;;&quot;&quot;;SUBSTITUTE(SUBSTITUTE(SUBSTITUTE(SUBSTITUTE(SUBSTITUTE(TRIM([.S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6" calcext:value-type="float">
            <text:p>96</text:p>
          </table:table-cell>
          <table:table-cell table:style-name="ce124"/>
          <table:table-cell table:style-name="ce137" table:formula="of:=IF([.Z99]=&quot;&quot;;&quot;&quot;;SUBSTITUTE(SUBSTITUTE(SUBSTITUTE(SUBSTITUTE(SUBSTITUTE(TRIM([.Z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6" calcext:value-type="float">
            <text:p>96</text:p>
          </table:table-cell>
          <table:table-cell table:style-name="ce124"/>
          <table:table-cell table:style-name="ce137" table:formula="of:=IF([.AG99]=&quot;&quot;;&quot;&quot;;SUBSTITUTE(SUBSTITUTE(SUBSTITUTE(SUBSTITUTE(SUBSTITUTE(TRIM([.AG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99" calcext:value-type="float">
            <text:p>99</text:p>
          </table:table-cell>
          <table:table-cell table:style-name="ce127"/>
          <table:table-cell table:style-name="ce137" table:formula="of:=IF([.L100]=&quot;&quot;;&quot;&quot;;SUBSTITUTE(SUBSTITUTE(SUBSTITUTE(SUBSTITUTE(SUBSTITUTE(TRIM([.L1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7" calcext:value-type="float">
            <text:p>97</text:p>
          </table:table-cell>
          <table:table-cell table:style-name="ce124"/>
          <table:table-cell table:style-name="ce137" table:formula="of:=IF([.S100]=&quot;&quot;;&quot;&quot;;SUBSTITUTE(SUBSTITUTE(SUBSTITUTE(SUBSTITUTE(SUBSTITUTE(TRIM([.S1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7" calcext:value-type="float">
            <text:p>97</text:p>
          </table:table-cell>
          <table:table-cell table:style-name="ce124"/>
          <table:table-cell table:style-name="ce137" table:formula="of:=IF([.Z100]=&quot;&quot;;&quot;&quot;;SUBSTITUTE(SUBSTITUTE(SUBSTITUTE(SUBSTITUTE(SUBSTITUTE(TRIM([.Z1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7" calcext:value-type="float">
            <text:p>97</text:p>
          </table:table-cell>
          <table:table-cell table:style-name="ce124"/>
          <table:table-cell table:style-name="ce137" table:formula="of:=IF([.AG100]=&quot;&quot;;&quot;&quot;;SUBSTITUTE(SUBSTITUTE(SUBSTITUTE(SUBSTITUTE(SUBSTITUTE(TRIM([.AG1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0" calcext:value-type="float">
            <text:p>100</text:p>
          </table:table-cell>
          <table:table-cell table:style-name="ce127"/>
          <table:table-cell table:style-name="ce137" table:formula="of:=IF([.L101]=&quot;&quot;;&quot;&quot;;SUBSTITUTE(SUBSTITUTE(SUBSTITUTE(SUBSTITUTE(SUBSTITUTE(TRIM([.L10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8" calcext:value-type="float">
            <text:p>98</text:p>
          </table:table-cell>
          <table:table-cell table:style-name="ce124"/>
          <table:table-cell table:style-name="ce137" table:formula="of:=IF([.S101]=&quot;&quot;;&quot;&quot;;SUBSTITUTE(SUBSTITUTE(SUBSTITUTE(SUBSTITUTE(SUBSTITUTE(TRIM([.S10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8" calcext:value-type="float">
            <text:p>98</text:p>
          </table:table-cell>
          <table:table-cell table:style-name="ce124"/>
          <table:table-cell table:style-name="ce137" table:formula="of:=IF([.Z101]=&quot;&quot;;&quot;&quot;;SUBSTITUTE(SUBSTITUTE(SUBSTITUTE(SUBSTITUTE(SUBSTITUTE(TRIM([.Z10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8" calcext:value-type="float">
            <text:p>98</text:p>
          </table:table-cell>
          <table:table-cell table:style-name="ce124"/>
          <table:table-cell table:style-name="ce137" table:formula="of:=IF([.AG101]=&quot;&quot;;&quot;&quot;;SUBSTITUTE(SUBSTITUTE(SUBSTITUTE(SUBSTITUTE(SUBSTITUTE(TRIM([.AG10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1" calcext:value-type="float">
            <text:p>101</text:p>
          </table:table-cell>
          <table:table-cell table:style-name="ce127"/>
          <table:table-cell table:style-name="ce137" table:formula="of:=IF([.L102]=&quot;&quot;;&quot;&quot;;SUBSTITUTE(SUBSTITUTE(SUBSTITUTE(SUBSTITUTE(SUBSTITUTE(TRIM([.L10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9" calcext:value-type="float">
            <text:p>99</text:p>
          </table:table-cell>
          <table:table-cell table:style-name="ce124"/>
          <table:table-cell table:style-name="ce137" table:formula="of:=IF([.S102]=&quot;&quot;;&quot;&quot;;SUBSTITUTE(SUBSTITUTE(SUBSTITUTE(SUBSTITUTE(SUBSTITUTE(TRIM([.S10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9" calcext:value-type="float">
            <text:p>99</text:p>
          </table:table-cell>
          <table:table-cell table:style-name="ce124"/>
          <table:table-cell table:style-name="ce137" table:formula="of:=IF([.Z102]=&quot;&quot;;&quot;&quot;;SUBSTITUTE(SUBSTITUTE(SUBSTITUTE(SUBSTITUTE(SUBSTITUTE(TRIM([.Z10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99" calcext:value-type="float">
            <text:p>99</text:p>
          </table:table-cell>
          <table:table-cell table:style-name="ce124"/>
          <table:table-cell table:style-name="ce137" table:formula="of:=IF([.AG102]=&quot;&quot;;&quot;&quot;;SUBSTITUTE(SUBSTITUTE(SUBSTITUTE(SUBSTITUTE(SUBSTITUTE(TRIM([.AG10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2" calcext:value-type="float">
            <text:p>102</text:p>
          </table:table-cell>
          <table:table-cell table:style-name="ce127"/>
          <table:table-cell table:style-name="ce137" table:formula="of:=IF([.L103]=&quot;&quot;;&quot;&quot;;SUBSTITUTE(SUBSTITUTE(SUBSTITUTE(SUBSTITUTE(SUBSTITUTE(TRIM([.L10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0" calcext:value-type="float">
            <text:p>100</text:p>
          </table:table-cell>
          <table:table-cell table:style-name="ce124"/>
          <table:table-cell table:style-name="ce137" table:formula="of:=IF([.S103]=&quot;&quot;;&quot;&quot;;SUBSTITUTE(SUBSTITUTE(SUBSTITUTE(SUBSTITUTE(SUBSTITUTE(TRIM([.S10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0" calcext:value-type="float">
            <text:p>100</text:p>
          </table:table-cell>
          <table:table-cell table:style-name="ce124"/>
          <table:table-cell table:style-name="ce137" table:formula="of:=IF([.Z103]=&quot;&quot;;&quot;&quot;;SUBSTITUTE(SUBSTITUTE(SUBSTITUTE(SUBSTITUTE(SUBSTITUTE(TRIM([.Z10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0" calcext:value-type="float">
            <text:p>100</text:p>
          </table:table-cell>
          <table:table-cell table:style-name="ce124"/>
          <table:table-cell table:style-name="ce137" table:formula="of:=IF([.AG103]=&quot;&quot;;&quot;&quot;;SUBSTITUTE(SUBSTITUTE(SUBSTITUTE(SUBSTITUTE(SUBSTITUTE(TRIM([.AG10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3" calcext:value-type="float">
            <text:p>103</text:p>
          </table:table-cell>
          <table:table-cell table:style-name="ce127"/>
          <table:table-cell table:style-name="ce137" table:formula="of:=IF([.L104]=&quot;&quot;;&quot;&quot;;SUBSTITUTE(SUBSTITUTE(SUBSTITUTE(SUBSTITUTE(SUBSTITUTE(TRIM([.L10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1" calcext:value-type="float">
            <text:p>101</text:p>
          </table:table-cell>
          <table:table-cell table:style-name="ce124"/>
          <table:table-cell table:style-name="ce137" table:formula="of:=IF([.S104]=&quot;&quot;;&quot;&quot;;SUBSTITUTE(SUBSTITUTE(SUBSTITUTE(SUBSTITUTE(SUBSTITUTE(TRIM([.S10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1" calcext:value-type="float">
            <text:p>101</text:p>
          </table:table-cell>
          <table:table-cell table:style-name="ce124"/>
          <table:table-cell table:style-name="ce137" table:formula="of:=IF([.Z104]=&quot;&quot;;&quot;&quot;;SUBSTITUTE(SUBSTITUTE(SUBSTITUTE(SUBSTITUTE(SUBSTITUTE(TRIM([.Z10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1" calcext:value-type="float">
            <text:p>101</text:p>
          </table:table-cell>
          <table:table-cell table:style-name="ce124"/>
          <table:table-cell table:style-name="ce137" table:formula="of:=IF([.AG104]=&quot;&quot;;&quot;&quot;;SUBSTITUTE(SUBSTITUTE(SUBSTITUTE(SUBSTITUTE(SUBSTITUTE(TRIM([.AG10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4" calcext:value-type="float">
            <text:p>104</text:p>
          </table:table-cell>
          <table:table-cell table:style-name="ce127"/>
          <table:table-cell table:style-name="ce137" table:formula="of:=IF([.L105]=&quot;&quot;;&quot;&quot;;SUBSTITUTE(SUBSTITUTE(SUBSTITUTE(SUBSTITUTE(SUBSTITUTE(TRIM([.L10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2" calcext:value-type="float">
            <text:p>102</text:p>
          </table:table-cell>
          <table:table-cell table:style-name="ce124"/>
          <table:table-cell table:style-name="ce137" table:formula="of:=IF([.S105]=&quot;&quot;;&quot;&quot;;SUBSTITUTE(SUBSTITUTE(SUBSTITUTE(SUBSTITUTE(SUBSTITUTE(TRIM([.S10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2" calcext:value-type="float">
            <text:p>102</text:p>
          </table:table-cell>
          <table:table-cell table:style-name="ce124"/>
          <table:table-cell table:style-name="ce137" table:formula="of:=IF([.Z105]=&quot;&quot;;&quot;&quot;;SUBSTITUTE(SUBSTITUTE(SUBSTITUTE(SUBSTITUTE(SUBSTITUTE(TRIM([.Z10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2" calcext:value-type="float">
            <text:p>102</text:p>
          </table:table-cell>
          <table:table-cell table:style-name="ce124"/>
          <table:table-cell table:style-name="ce137" table:formula="of:=IF([.AG105]=&quot;&quot;;&quot;&quot;;SUBSTITUTE(SUBSTITUTE(SUBSTITUTE(SUBSTITUTE(SUBSTITUTE(TRIM([.AG10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5" calcext:value-type="float">
            <text:p>105</text:p>
          </table:table-cell>
          <table:table-cell table:style-name="ce127"/>
          <table:table-cell table:style-name="ce137" table:formula="of:=IF([.L106]=&quot;&quot;;&quot;&quot;;SUBSTITUTE(SUBSTITUTE(SUBSTITUTE(SUBSTITUTE(SUBSTITUTE(TRIM([.L10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3" calcext:value-type="float">
            <text:p>103</text:p>
          </table:table-cell>
          <table:table-cell table:style-name="ce124"/>
          <table:table-cell table:style-name="ce137" table:formula="of:=IF([.S106]=&quot;&quot;;&quot;&quot;;SUBSTITUTE(SUBSTITUTE(SUBSTITUTE(SUBSTITUTE(SUBSTITUTE(TRIM([.S10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3" calcext:value-type="float">
            <text:p>103</text:p>
          </table:table-cell>
          <table:table-cell table:style-name="ce124"/>
          <table:table-cell table:style-name="ce137" table:formula="of:=IF([.Z106]=&quot;&quot;;&quot;&quot;;SUBSTITUTE(SUBSTITUTE(SUBSTITUTE(SUBSTITUTE(SUBSTITUTE(TRIM([.Z10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3" calcext:value-type="float">
            <text:p>103</text:p>
          </table:table-cell>
          <table:table-cell table:style-name="ce124"/>
          <table:table-cell table:style-name="ce137" table:formula="of:=IF([.AG106]=&quot;&quot;;&quot;&quot;;SUBSTITUTE(SUBSTITUTE(SUBSTITUTE(SUBSTITUTE(SUBSTITUTE(TRIM([.AG10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6" calcext:value-type="float">
            <text:p>106</text:p>
          </table:table-cell>
          <table:table-cell table:style-name="ce127"/>
          <table:table-cell table:style-name="ce137" table:formula="of:=IF([.L107]=&quot;&quot;;&quot;&quot;;SUBSTITUTE(SUBSTITUTE(SUBSTITUTE(SUBSTITUTE(SUBSTITUTE(TRIM([.L10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4" calcext:value-type="float">
            <text:p>104</text:p>
          </table:table-cell>
          <table:table-cell table:style-name="ce124"/>
          <table:table-cell table:style-name="ce137" table:formula="of:=IF([.S107]=&quot;&quot;;&quot;&quot;;SUBSTITUTE(SUBSTITUTE(SUBSTITUTE(SUBSTITUTE(SUBSTITUTE(TRIM([.S10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4" calcext:value-type="float">
            <text:p>104</text:p>
          </table:table-cell>
          <table:table-cell table:style-name="ce124"/>
          <table:table-cell table:style-name="ce137" table:formula="of:=IF([.Z107]=&quot;&quot;;&quot;&quot;;SUBSTITUTE(SUBSTITUTE(SUBSTITUTE(SUBSTITUTE(SUBSTITUTE(TRIM([.Z10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4" calcext:value-type="float">
            <text:p>104</text:p>
          </table:table-cell>
          <table:table-cell table:style-name="ce124"/>
          <table:table-cell table:style-name="ce137" table:formula="of:=IF([.AG107]=&quot;&quot;;&quot;&quot;;SUBSTITUTE(SUBSTITUTE(SUBSTITUTE(SUBSTITUTE(SUBSTITUTE(TRIM([.AG10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7" calcext:value-type="float">
            <text:p>107</text:p>
          </table:table-cell>
          <table:table-cell table:style-name="ce127"/>
          <table:table-cell table:style-name="ce137" table:formula="of:=IF([.L108]=&quot;&quot;;&quot;&quot;;SUBSTITUTE(SUBSTITUTE(SUBSTITUTE(SUBSTITUTE(SUBSTITUTE(TRIM([.L10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5" calcext:value-type="float">
            <text:p>105</text:p>
          </table:table-cell>
          <table:table-cell table:style-name="ce124"/>
          <table:table-cell table:style-name="ce137" table:formula="of:=IF([.S108]=&quot;&quot;;&quot;&quot;;SUBSTITUTE(SUBSTITUTE(SUBSTITUTE(SUBSTITUTE(SUBSTITUTE(TRIM([.S10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5" calcext:value-type="float">
            <text:p>105</text:p>
          </table:table-cell>
          <table:table-cell table:style-name="ce124"/>
          <table:table-cell table:style-name="ce137" table:formula="of:=IF([.Z108]=&quot;&quot;;&quot;&quot;;SUBSTITUTE(SUBSTITUTE(SUBSTITUTE(SUBSTITUTE(SUBSTITUTE(TRIM([.Z10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5" calcext:value-type="float">
            <text:p>105</text:p>
          </table:table-cell>
          <table:table-cell table:style-name="ce124"/>
          <table:table-cell table:style-name="ce137" table:formula="of:=IF([.AG108]=&quot;&quot;;&quot;&quot;;SUBSTITUTE(SUBSTITUTE(SUBSTITUTE(SUBSTITUTE(SUBSTITUTE(TRIM([.AG10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8" calcext:value-type="float">
            <text:p>108</text:p>
          </table:table-cell>
          <table:table-cell table:style-name="ce127"/>
          <table:table-cell table:style-name="ce137" table:formula="of:=IF([.L109]=&quot;&quot;;&quot;&quot;;SUBSTITUTE(SUBSTITUTE(SUBSTITUTE(SUBSTITUTE(SUBSTITUTE(TRIM([.L10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6" calcext:value-type="float">
            <text:p>106</text:p>
          </table:table-cell>
          <table:table-cell table:style-name="ce124"/>
          <table:table-cell table:style-name="ce137" table:formula="of:=IF([.S109]=&quot;&quot;;&quot;&quot;;SUBSTITUTE(SUBSTITUTE(SUBSTITUTE(SUBSTITUTE(SUBSTITUTE(TRIM([.S10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6" calcext:value-type="float">
            <text:p>106</text:p>
          </table:table-cell>
          <table:table-cell table:style-name="ce124"/>
          <table:table-cell table:style-name="ce137" table:formula="of:=IF([.Z109]=&quot;&quot;;&quot;&quot;;SUBSTITUTE(SUBSTITUTE(SUBSTITUTE(SUBSTITUTE(SUBSTITUTE(TRIM([.Z10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6" calcext:value-type="float">
            <text:p>106</text:p>
          </table:table-cell>
          <table:table-cell table:style-name="ce124"/>
          <table:table-cell table:style-name="ce137" table:formula="of:=IF([.AG109]=&quot;&quot;;&quot;&quot;;SUBSTITUTE(SUBSTITUTE(SUBSTITUTE(SUBSTITUTE(SUBSTITUTE(TRIM([.AG10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09" calcext:value-type="float">
            <text:p>109</text:p>
          </table:table-cell>
          <table:table-cell table:style-name="ce127"/>
          <table:table-cell table:style-name="ce137" table:formula="of:=IF([.L110]=&quot;&quot;;&quot;&quot;;SUBSTITUTE(SUBSTITUTE(SUBSTITUTE(SUBSTITUTE(SUBSTITUTE(TRIM([.L11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7" calcext:value-type="float">
            <text:p>107</text:p>
          </table:table-cell>
          <table:table-cell table:style-name="ce124"/>
          <table:table-cell table:style-name="ce137" table:formula="of:=IF([.S110]=&quot;&quot;;&quot;&quot;;SUBSTITUTE(SUBSTITUTE(SUBSTITUTE(SUBSTITUTE(SUBSTITUTE(TRIM([.S11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7" calcext:value-type="float">
            <text:p>107</text:p>
          </table:table-cell>
          <table:table-cell table:style-name="ce124"/>
          <table:table-cell table:style-name="ce137" table:formula="of:=IF([.Z110]=&quot;&quot;;&quot;&quot;;SUBSTITUTE(SUBSTITUTE(SUBSTITUTE(SUBSTITUTE(SUBSTITUTE(TRIM([.Z11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7" calcext:value-type="float">
            <text:p>107</text:p>
          </table:table-cell>
          <table:table-cell table:style-name="ce124"/>
          <table:table-cell table:style-name="ce137" table:formula="of:=IF([.AG110]=&quot;&quot;;&quot;&quot;;SUBSTITUTE(SUBSTITUTE(SUBSTITUTE(SUBSTITUTE(SUBSTITUTE(TRIM([.AG11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0" calcext:value-type="float">
            <text:p>110</text:p>
          </table:table-cell>
          <table:table-cell table:style-name="ce127"/>
          <table:table-cell table:style-name="ce137" table:formula="of:=IF([.L111]=&quot;&quot;;&quot;&quot;;SUBSTITUTE(SUBSTITUTE(SUBSTITUTE(SUBSTITUTE(SUBSTITUTE(TRIM([.L11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8" calcext:value-type="float">
            <text:p>108</text:p>
          </table:table-cell>
          <table:table-cell table:style-name="ce124"/>
          <table:table-cell table:style-name="ce137" table:formula="of:=IF([.S111]=&quot;&quot;;&quot;&quot;;SUBSTITUTE(SUBSTITUTE(SUBSTITUTE(SUBSTITUTE(SUBSTITUTE(TRIM([.S11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8" calcext:value-type="float">
            <text:p>108</text:p>
          </table:table-cell>
          <table:table-cell table:style-name="ce124"/>
          <table:table-cell table:style-name="ce137" table:formula="of:=IF([.Z111]=&quot;&quot;;&quot;&quot;;SUBSTITUTE(SUBSTITUTE(SUBSTITUTE(SUBSTITUTE(SUBSTITUTE(TRIM([.Z11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8" calcext:value-type="float">
            <text:p>108</text:p>
          </table:table-cell>
          <table:table-cell table:style-name="ce124"/>
          <table:table-cell table:style-name="ce137" table:formula="of:=IF([.AG111]=&quot;&quot;;&quot;&quot;;SUBSTITUTE(SUBSTITUTE(SUBSTITUTE(SUBSTITUTE(SUBSTITUTE(TRIM([.AG11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1" calcext:value-type="float">
            <text:p>111</text:p>
          </table:table-cell>
          <table:table-cell table:style-name="ce127"/>
          <table:table-cell table:style-name="ce137" table:formula="of:=IF([.L112]=&quot;&quot;;&quot;&quot;;SUBSTITUTE(SUBSTITUTE(SUBSTITUTE(SUBSTITUTE(SUBSTITUTE(TRIM([.L11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9" calcext:value-type="float">
            <text:p>109</text:p>
          </table:table-cell>
          <table:table-cell table:style-name="ce124"/>
          <table:table-cell table:style-name="ce137" table:formula="of:=IF([.S112]=&quot;&quot;;&quot;&quot;;SUBSTITUTE(SUBSTITUTE(SUBSTITUTE(SUBSTITUTE(SUBSTITUTE(TRIM([.S11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9" calcext:value-type="float">
            <text:p>109</text:p>
          </table:table-cell>
          <table:table-cell table:style-name="ce124"/>
          <table:table-cell table:style-name="ce137" table:formula="of:=IF([.Z112]=&quot;&quot;;&quot;&quot;;SUBSTITUTE(SUBSTITUTE(SUBSTITUTE(SUBSTITUTE(SUBSTITUTE(TRIM([.Z11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09" calcext:value-type="float">
            <text:p>109</text:p>
          </table:table-cell>
          <table:table-cell table:style-name="ce124"/>
          <table:table-cell table:style-name="ce137" table:formula="of:=IF([.AG112]=&quot;&quot;;&quot;&quot;;SUBSTITUTE(SUBSTITUTE(SUBSTITUTE(SUBSTITUTE(SUBSTITUTE(TRIM([.AG11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2" calcext:value-type="float">
            <text:p>112</text:p>
          </table:table-cell>
          <table:table-cell table:style-name="ce127"/>
          <table:table-cell table:style-name="ce137" table:formula="of:=IF([.L113]=&quot;&quot;;&quot;&quot;;SUBSTITUTE(SUBSTITUTE(SUBSTITUTE(SUBSTITUTE(SUBSTITUTE(TRIM([.L11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0" calcext:value-type="float">
            <text:p>110</text:p>
          </table:table-cell>
          <table:table-cell table:style-name="ce124"/>
          <table:table-cell table:style-name="ce137" table:formula="of:=IF([.S113]=&quot;&quot;;&quot;&quot;;SUBSTITUTE(SUBSTITUTE(SUBSTITUTE(SUBSTITUTE(SUBSTITUTE(TRIM([.S11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0" calcext:value-type="float">
            <text:p>110</text:p>
          </table:table-cell>
          <table:table-cell table:style-name="ce124"/>
          <table:table-cell table:style-name="ce137" table:formula="of:=IF([.Z113]=&quot;&quot;;&quot;&quot;;SUBSTITUTE(SUBSTITUTE(SUBSTITUTE(SUBSTITUTE(SUBSTITUTE(TRIM([.Z11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0" calcext:value-type="float">
            <text:p>110</text:p>
          </table:table-cell>
          <table:table-cell table:style-name="ce124"/>
          <table:table-cell table:style-name="ce137" table:formula="of:=IF([.AG113]=&quot;&quot;;&quot;&quot;;SUBSTITUTE(SUBSTITUTE(SUBSTITUTE(SUBSTITUTE(SUBSTITUTE(TRIM([.AG11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3" calcext:value-type="float">
            <text:p>113</text:p>
          </table:table-cell>
          <table:table-cell table:style-name="ce127"/>
          <table:table-cell table:style-name="ce137" table:formula="of:=IF([.L114]=&quot;&quot;;&quot;&quot;;SUBSTITUTE(SUBSTITUTE(SUBSTITUTE(SUBSTITUTE(SUBSTITUTE(TRIM([.L11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1" calcext:value-type="float">
            <text:p>111</text:p>
          </table:table-cell>
          <table:table-cell table:style-name="ce124"/>
          <table:table-cell table:style-name="ce137" table:formula="of:=IF([.S114]=&quot;&quot;;&quot;&quot;;SUBSTITUTE(SUBSTITUTE(SUBSTITUTE(SUBSTITUTE(SUBSTITUTE(TRIM([.S11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1" calcext:value-type="float">
            <text:p>111</text:p>
          </table:table-cell>
          <table:table-cell table:style-name="ce124"/>
          <table:table-cell table:style-name="ce137" table:formula="of:=IF([.Z114]=&quot;&quot;;&quot;&quot;;SUBSTITUTE(SUBSTITUTE(SUBSTITUTE(SUBSTITUTE(SUBSTITUTE(TRIM([.Z11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1" calcext:value-type="float">
            <text:p>111</text:p>
          </table:table-cell>
          <table:table-cell table:style-name="ce124"/>
          <table:table-cell table:style-name="ce137" table:formula="of:=IF([.AG114]=&quot;&quot;;&quot;&quot;;SUBSTITUTE(SUBSTITUTE(SUBSTITUTE(SUBSTITUTE(SUBSTITUTE(TRIM([.AG11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4" calcext:value-type="float">
            <text:p>114</text:p>
          </table:table-cell>
          <table:table-cell table:style-name="ce127"/>
          <table:table-cell table:style-name="ce137" table:formula="of:=IF([.L115]=&quot;&quot;;&quot;&quot;;SUBSTITUTE(SUBSTITUTE(SUBSTITUTE(SUBSTITUTE(SUBSTITUTE(TRIM([.L1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2" calcext:value-type="float">
            <text:p>112</text:p>
          </table:table-cell>
          <table:table-cell table:style-name="ce124"/>
          <table:table-cell table:style-name="ce137" table:formula="of:=IF([.S115]=&quot;&quot;;&quot;&quot;;SUBSTITUTE(SUBSTITUTE(SUBSTITUTE(SUBSTITUTE(SUBSTITUTE(TRIM([.S1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2" calcext:value-type="float">
            <text:p>112</text:p>
          </table:table-cell>
          <table:table-cell table:style-name="ce124"/>
          <table:table-cell table:style-name="ce137" table:formula="of:=IF([.Z115]=&quot;&quot;;&quot;&quot;;SUBSTITUTE(SUBSTITUTE(SUBSTITUTE(SUBSTITUTE(SUBSTITUTE(TRIM([.Z1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2" calcext:value-type="float">
            <text:p>112</text:p>
          </table:table-cell>
          <table:table-cell table:style-name="ce124"/>
          <table:table-cell table:style-name="ce137" table:formula="of:=IF([.AG115]=&quot;&quot;;&quot;&quot;;SUBSTITUTE(SUBSTITUTE(SUBSTITUTE(SUBSTITUTE(SUBSTITUTE(TRIM([.AG11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5" calcext:value-type="float">
            <text:p>115</text:p>
          </table:table-cell>
          <table:table-cell table:style-name="ce127"/>
          <table:table-cell table:style-name="ce137" table:formula="of:=IF([.L116]=&quot;&quot;;&quot;&quot;;SUBSTITUTE(SUBSTITUTE(SUBSTITUTE(SUBSTITUTE(SUBSTITUTE(TRIM([.L1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3" calcext:value-type="float">
            <text:p>113</text:p>
          </table:table-cell>
          <table:table-cell table:style-name="ce124"/>
          <table:table-cell table:style-name="ce137" table:formula="of:=IF([.S116]=&quot;&quot;;&quot;&quot;;SUBSTITUTE(SUBSTITUTE(SUBSTITUTE(SUBSTITUTE(SUBSTITUTE(TRIM([.S1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3" calcext:value-type="float">
            <text:p>113</text:p>
          </table:table-cell>
          <table:table-cell table:style-name="ce124"/>
          <table:table-cell table:style-name="ce137" table:formula="of:=IF([.Z116]=&quot;&quot;;&quot;&quot;;SUBSTITUTE(SUBSTITUTE(SUBSTITUTE(SUBSTITUTE(SUBSTITUTE(TRIM([.Z1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3" calcext:value-type="float">
            <text:p>113</text:p>
          </table:table-cell>
          <table:table-cell table:style-name="ce124"/>
          <table:table-cell table:style-name="ce137" table:formula="of:=IF([.AG116]=&quot;&quot;;&quot;&quot;;SUBSTITUTE(SUBSTITUTE(SUBSTITUTE(SUBSTITUTE(SUBSTITUTE(TRIM([.AG11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6" calcext:value-type="float">
            <text:p>116</text:p>
          </table:table-cell>
          <table:table-cell table:style-name="ce127"/>
          <table:table-cell table:style-name="ce137" table:formula="of:=IF([.L117]=&quot;&quot;;&quot;&quot;;SUBSTITUTE(SUBSTITUTE(SUBSTITUTE(SUBSTITUTE(SUBSTITUTE(TRIM([.L11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4" calcext:value-type="float">
            <text:p>114</text:p>
          </table:table-cell>
          <table:table-cell table:style-name="ce124"/>
          <table:table-cell table:style-name="ce137" table:formula="of:=IF([.S117]=&quot;&quot;;&quot;&quot;;SUBSTITUTE(SUBSTITUTE(SUBSTITUTE(SUBSTITUTE(SUBSTITUTE(TRIM([.S11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4" calcext:value-type="float">
            <text:p>114</text:p>
          </table:table-cell>
          <table:table-cell table:style-name="ce124"/>
          <table:table-cell table:style-name="ce137" table:formula="of:=IF([.Z117]=&quot;&quot;;&quot;&quot;;SUBSTITUTE(SUBSTITUTE(SUBSTITUTE(SUBSTITUTE(SUBSTITUTE(TRIM([.Z11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4" calcext:value-type="float">
            <text:p>114</text:p>
          </table:table-cell>
          <table:table-cell table:style-name="ce124"/>
          <table:table-cell table:style-name="ce137" table:formula="of:=IF([.AG117]=&quot;&quot;;&quot;&quot;;SUBSTITUTE(SUBSTITUTE(SUBSTITUTE(SUBSTITUTE(SUBSTITUTE(TRIM([.AG11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7" calcext:value-type="float">
            <text:p>117</text:p>
          </table:table-cell>
          <table:table-cell table:style-name="ce127"/>
          <table:table-cell table:style-name="ce137" table:formula="of:=IF([.L118]=&quot;&quot;;&quot;&quot;;SUBSTITUTE(SUBSTITUTE(SUBSTITUTE(SUBSTITUTE(SUBSTITUTE(TRIM([.L11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5" calcext:value-type="float">
            <text:p>115</text:p>
          </table:table-cell>
          <table:table-cell table:style-name="ce124"/>
          <table:table-cell table:style-name="ce137" table:formula="of:=IF([.S118]=&quot;&quot;;&quot;&quot;;SUBSTITUTE(SUBSTITUTE(SUBSTITUTE(SUBSTITUTE(SUBSTITUTE(TRIM([.S11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5" calcext:value-type="float">
            <text:p>115</text:p>
          </table:table-cell>
          <table:table-cell table:style-name="ce124"/>
          <table:table-cell table:style-name="ce137" table:formula="of:=IF([.Z118]=&quot;&quot;;&quot;&quot;;SUBSTITUTE(SUBSTITUTE(SUBSTITUTE(SUBSTITUTE(SUBSTITUTE(TRIM([.Z11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5" calcext:value-type="float">
            <text:p>115</text:p>
          </table:table-cell>
          <table:table-cell table:style-name="ce124"/>
          <table:table-cell table:style-name="ce137" table:formula="of:=IF([.AG118]=&quot;&quot;;&quot;&quot;;SUBSTITUTE(SUBSTITUTE(SUBSTITUTE(SUBSTITUTE(SUBSTITUTE(TRIM([.AG11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8" calcext:value-type="float">
            <text:p>118</text:p>
          </table:table-cell>
          <table:table-cell table:style-name="ce127"/>
          <table:table-cell table:style-name="ce137" table:formula="of:=IF([.L119]=&quot;&quot;;&quot;&quot;;SUBSTITUTE(SUBSTITUTE(SUBSTITUTE(SUBSTITUTE(SUBSTITUTE(TRIM([.L11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6" calcext:value-type="float">
            <text:p>116</text:p>
          </table:table-cell>
          <table:table-cell table:style-name="ce124"/>
          <table:table-cell table:style-name="ce137" table:formula="of:=IF([.S119]=&quot;&quot;;&quot;&quot;;SUBSTITUTE(SUBSTITUTE(SUBSTITUTE(SUBSTITUTE(SUBSTITUTE(TRIM([.S11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6" calcext:value-type="float">
            <text:p>116</text:p>
          </table:table-cell>
          <table:table-cell table:style-name="ce124"/>
          <table:table-cell table:style-name="ce137" table:formula="of:=IF([.Z119]=&quot;&quot;;&quot;&quot;;SUBSTITUTE(SUBSTITUTE(SUBSTITUTE(SUBSTITUTE(SUBSTITUTE(TRIM([.Z11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6" calcext:value-type="float">
            <text:p>116</text:p>
          </table:table-cell>
          <table:table-cell table:style-name="ce124"/>
          <table:table-cell table:style-name="ce137" table:formula="of:=IF([.AG119]=&quot;&quot;;&quot;&quot;;SUBSTITUTE(SUBSTITUTE(SUBSTITUTE(SUBSTITUTE(SUBSTITUTE(TRIM([.AG11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19" calcext:value-type="float">
            <text:p>119</text:p>
          </table:table-cell>
          <table:table-cell table:style-name="ce127"/>
          <table:table-cell table:style-name="ce137" table:formula="of:=IF([.L120]=&quot;&quot;;&quot;&quot;;SUBSTITUTE(SUBSTITUTE(SUBSTITUTE(SUBSTITUTE(SUBSTITUTE(TRIM([.L1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7" calcext:value-type="float">
            <text:p>117</text:p>
          </table:table-cell>
          <table:table-cell table:style-name="ce124"/>
          <table:table-cell table:style-name="ce137" table:formula="of:=IF([.S120]=&quot;&quot;;&quot;&quot;;SUBSTITUTE(SUBSTITUTE(SUBSTITUTE(SUBSTITUTE(SUBSTITUTE(TRIM([.S1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7" calcext:value-type="float">
            <text:p>117</text:p>
          </table:table-cell>
          <table:table-cell table:style-name="ce124"/>
          <table:table-cell table:style-name="ce137" table:formula="of:=IF([.Z120]=&quot;&quot;;&quot;&quot;;SUBSTITUTE(SUBSTITUTE(SUBSTITUTE(SUBSTITUTE(SUBSTITUTE(TRIM([.Z1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7" calcext:value-type="float">
            <text:p>117</text:p>
          </table:table-cell>
          <table:table-cell table:style-name="ce124"/>
          <table:table-cell table:style-name="ce137" table:formula="of:=IF([.AG120]=&quot;&quot;;&quot;&quot;;SUBSTITUTE(SUBSTITUTE(SUBSTITUTE(SUBSTITUTE(SUBSTITUTE(TRIM([.AG12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0" calcext:value-type="float">
            <text:p>120</text:p>
          </table:table-cell>
          <table:table-cell table:style-name="ce127"/>
          <table:table-cell table:style-name="ce137" table:formula="of:=IF([.L121]=&quot;&quot;;&quot;&quot;;SUBSTITUTE(SUBSTITUTE(SUBSTITUTE(SUBSTITUTE(SUBSTITUTE(TRIM([.L12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8" calcext:value-type="float">
            <text:p>118</text:p>
          </table:table-cell>
          <table:table-cell table:style-name="ce124"/>
          <table:table-cell table:style-name="ce137" table:formula="of:=IF([.S121]=&quot;&quot;;&quot;&quot;;SUBSTITUTE(SUBSTITUTE(SUBSTITUTE(SUBSTITUTE(SUBSTITUTE(TRIM([.S12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8" calcext:value-type="float">
            <text:p>118</text:p>
          </table:table-cell>
          <table:table-cell table:style-name="ce124"/>
          <table:table-cell table:style-name="ce137" table:formula="of:=IF([.Z121]=&quot;&quot;;&quot;&quot;;SUBSTITUTE(SUBSTITUTE(SUBSTITUTE(SUBSTITUTE(SUBSTITUTE(TRIM([.Z12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8" calcext:value-type="float">
            <text:p>118</text:p>
          </table:table-cell>
          <table:table-cell table:style-name="ce124"/>
          <table:table-cell table:style-name="ce137" table:formula="of:=IF([.AG121]=&quot;&quot;;&quot;&quot;;SUBSTITUTE(SUBSTITUTE(SUBSTITUTE(SUBSTITUTE(SUBSTITUTE(TRIM([.AG12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1" calcext:value-type="float">
            <text:p>121</text:p>
          </table:table-cell>
          <table:table-cell table:style-name="ce127"/>
          <table:table-cell table:style-name="ce137" table:formula="of:=IF([.L122]=&quot;&quot;;&quot;&quot;;SUBSTITUTE(SUBSTITUTE(SUBSTITUTE(SUBSTITUTE(SUBSTITUTE(TRIM([.L12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9" calcext:value-type="float">
            <text:p>119</text:p>
          </table:table-cell>
          <table:table-cell table:style-name="ce124"/>
          <table:table-cell table:style-name="ce137" table:formula="of:=IF([.S122]=&quot;&quot;;&quot;&quot;;SUBSTITUTE(SUBSTITUTE(SUBSTITUTE(SUBSTITUTE(SUBSTITUTE(TRIM([.S12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9" calcext:value-type="float">
            <text:p>119</text:p>
          </table:table-cell>
          <table:table-cell table:style-name="ce124"/>
          <table:table-cell table:style-name="ce137" table:formula="of:=IF([.Z122]=&quot;&quot;;&quot;&quot;;SUBSTITUTE(SUBSTITUTE(SUBSTITUTE(SUBSTITUTE(SUBSTITUTE(TRIM([.Z12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19" calcext:value-type="float">
            <text:p>119</text:p>
          </table:table-cell>
          <table:table-cell table:style-name="ce124"/>
          <table:table-cell table:style-name="ce137" table:formula="of:=IF([.AG122]=&quot;&quot;;&quot;&quot;;SUBSTITUTE(SUBSTITUTE(SUBSTITUTE(SUBSTITUTE(SUBSTITUTE(TRIM([.AG12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2" calcext:value-type="float">
            <text:p>122</text:p>
          </table:table-cell>
          <table:table-cell table:style-name="ce127"/>
          <table:table-cell table:style-name="ce137" table:formula="of:=IF([.L123]=&quot;&quot;;&quot;&quot;;SUBSTITUTE(SUBSTITUTE(SUBSTITUTE(SUBSTITUTE(SUBSTITUTE(TRIM([.L12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0" calcext:value-type="float">
            <text:p>120</text:p>
          </table:table-cell>
          <table:table-cell table:style-name="ce124"/>
          <table:table-cell table:style-name="ce137" table:formula="of:=IF([.S123]=&quot;&quot;;&quot;&quot;;SUBSTITUTE(SUBSTITUTE(SUBSTITUTE(SUBSTITUTE(SUBSTITUTE(TRIM([.S12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0" calcext:value-type="float">
            <text:p>120</text:p>
          </table:table-cell>
          <table:table-cell table:style-name="ce124"/>
          <table:table-cell table:style-name="ce137" table:formula="of:=IF([.Z123]=&quot;&quot;;&quot;&quot;;SUBSTITUTE(SUBSTITUTE(SUBSTITUTE(SUBSTITUTE(SUBSTITUTE(TRIM([.Z12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0" calcext:value-type="float">
            <text:p>120</text:p>
          </table:table-cell>
          <table:table-cell table:style-name="ce124"/>
          <table:table-cell table:style-name="ce137" table:formula="of:=IF([.AG123]=&quot;&quot;;&quot;&quot;;SUBSTITUTE(SUBSTITUTE(SUBSTITUTE(SUBSTITUTE(SUBSTITUTE(TRIM([.AG12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3" calcext:value-type="float">
            <text:p>123</text:p>
          </table:table-cell>
          <table:table-cell table:style-name="ce127"/>
          <table:table-cell table:style-name="ce137" table:formula="of:=IF([.L124]=&quot;&quot;;&quot;&quot;;SUBSTITUTE(SUBSTITUTE(SUBSTITUTE(SUBSTITUTE(SUBSTITUTE(TRIM([.L12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1" calcext:value-type="float">
            <text:p>121</text:p>
          </table:table-cell>
          <table:table-cell table:style-name="ce124"/>
          <table:table-cell table:style-name="ce137" table:formula="of:=IF([.S124]=&quot;&quot;;&quot;&quot;;SUBSTITUTE(SUBSTITUTE(SUBSTITUTE(SUBSTITUTE(SUBSTITUTE(TRIM([.S12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1" calcext:value-type="float">
            <text:p>121</text:p>
          </table:table-cell>
          <table:table-cell table:style-name="ce124"/>
          <table:table-cell table:style-name="ce137" table:formula="of:=IF([.Z124]=&quot;&quot;;&quot;&quot;;SUBSTITUTE(SUBSTITUTE(SUBSTITUTE(SUBSTITUTE(SUBSTITUTE(TRIM([.Z12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1" calcext:value-type="float">
            <text:p>121</text:p>
          </table:table-cell>
          <table:table-cell table:style-name="ce124"/>
          <table:table-cell table:style-name="ce137" table:formula="of:=IF([.AG124]=&quot;&quot;;&quot;&quot;;SUBSTITUTE(SUBSTITUTE(SUBSTITUTE(SUBSTITUTE(SUBSTITUTE(TRIM([.AG12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4" calcext:value-type="float">
            <text:p>124</text:p>
          </table:table-cell>
          <table:table-cell table:style-name="ce127"/>
          <table:table-cell table:style-name="ce137" table:formula="of:=IF([.L125]=&quot;&quot;;&quot;&quot;;SUBSTITUTE(SUBSTITUTE(SUBSTITUTE(SUBSTITUTE(SUBSTITUTE(TRIM([.L12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2" calcext:value-type="float">
            <text:p>122</text:p>
          </table:table-cell>
          <table:table-cell table:style-name="ce124"/>
          <table:table-cell table:style-name="ce137" table:formula="of:=IF([.S125]=&quot;&quot;;&quot;&quot;;SUBSTITUTE(SUBSTITUTE(SUBSTITUTE(SUBSTITUTE(SUBSTITUTE(TRIM([.S12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2" calcext:value-type="float">
            <text:p>122</text:p>
          </table:table-cell>
          <table:table-cell table:style-name="ce124"/>
          <table:table-cell table:style-name="ce137" table:formula="of:=IF([.Z125]=&quot;&quot;;&quot;&quot;;SUBSTITUTE(SUBSTITUTE(SUBSTITUTE(SUBSTITUTE(SUBSTITUTE(TRIM([.Z12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2" calcext:value-type="float">
            <text:p>122</text:p>
          </table:table-cell>
          <table:table-cell table:style-name="ce124"/>
          <table:table-cell table:style-name="ce137" table:formula="of:=IF([.AG125]=&quot;&quot;;&quot;&quot;;SUBSTITUTE(SUBSTITUTE(SUBSTITUTE(SUBSTITUTE(SUBSTITUTE(TRIM([.AG12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5" calcext:value-type="float">
            <text:p>125</text:p>
          </table:table-cell>
          <table:table-cell table:style-name="ce127"/>
          <table:table-cell table:style-name="ce137" table:formula="of:=IF([.L126]=&quot;&quot;;&quot;&quot;;SUBSTITUTE(SUBSTITUTE(SUBSTITUTE(SUBSTITUTE(SUBSTITUTE(TRIM([.L12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3" calcext:value-type="float">
            <text:p>123</text:p>
          </table:table-cell>
          <table:table-cell table:style-name="ce124"/>
          <table:table-cell table:style-name="ce137" table:formula="of:=IF([.S126]=&quot;&quot;;&quot;&quot;;SUBSTITUTE(SUBSTITUTE(SUBSTITUTE(SUBSTITUTE(SUBSTITUTE(TRIM([.S12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3" calcext:value-type="float">
            <text:p>123</text:p>
          </table:table-cell>
          <table:table-cell table:style-name="ce124"/>
          <table:table-cell table:style-name="ce137" table:formula="of:=IF([.Z126]=&quot;&quot;;&quot;&quot;;SUBSTITUTE(SUBSTITUTE(SUBSTITUTE(SUBSTITUTE(SUBSTITUTE(TRIM([.Z12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3" calcext:value-type="float">
            <text:p>123</text:p>
          </table:table-cell>
          <table:table-cell table:style-name="ce124"/>
          <table:table-cell table:style-name="ce137" table:formula="of:=IF([.AG126]=&quot;&quot;;&quot;&quot;;SUBSTITUTE(SUBSTITUTE(SUBSTITUTE(SUBSTITUTE(SUBSTITUTE(TRIM([.AG12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6" calcext:value-type="float">
            <text:p>126</text:p>
          </table:table-cell>
          <table:table-cell table:style-name="ce127"/>
          <table:table-cell table:style-name="ce137" table:formula="of:=IF([.L127]=&quot;&quot;;&quot;&quot;;SUBSTITUTE(SUBSTITUTE(SUBSTITUTE(SUBSTITUTE(SUBSTITUTE(TRIM([.L1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4" calcext:value-type="float">
            <text:p>124</text:p>
          </table:table-cell>
          <table:table-cell table:style-name="ce124"/>
          <table:table-cell table:style-name="ce137" table:formula="of:=IF([.S127]=&quot;&quot;;&quot;&quot;;SUBSTITUTE(SUBSTITUTE(SUBSTITUTE(SUBSTITUTE(SUBSTITUTE(TRIM([.S1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4" calcext:value-type="float">
            <text:p>124</text:p>
          </table:table-cell>
          <table:table-cell table:style-name="ce124"/>
          <table:table-cell table:style-name="ce137" table:formula="of:=IF([.Z127]=&quot;&quot;;&quot;&quot;;SUBSTITUTE(SUBSTITUTE(SUBSTITUTE(SUBSTITUTE(SUBSTITUTE(TRIM([.Z1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4" calcext:value-type="float">
            <text:p>124</text:p>
          </table:table-cell>
          <table:table-cell table:style-name="ce124"/>
          <table:table-cell table:style-name="ce137" table:formula="of:=IF([.AG127]=&quot;&quot;;&quot;&quot;;SUBSTITUTE(SUBSTITUTE(SUBSTITUTE(SUBSTITUTE(SUBSTITUTE(TRIM([.AG12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7" calcext:value-type="float">
            <text:p>127</text:p>
          </table:table-cell>
          <table:table-cell table:style-name="ce127"/>
          <table:table-cell table:style-name="ce137" table:formula="of:=IF([.L128]=&quot;&quot;;&quot;&quot;;SUBSTITUTE(SUBSTITUTE(SUBSTITUTE(SUBSTITUTE(SUBSTITUTE(TRIM([.L1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5" calcext:value-type="float">
            <text:p>125</text:p>
          </table:table-cell>
          <table:table-cell table:style-name="ce124"/>
          <table:table-cell table:style-name="ce137" table:formula="of:=IF([.S128]=&quot;&quot;;&quot;&quot;;SUBSTITUTE(SUBSTITUTE(SUBSTITUTE(SUBSTITUTE(SUBSTITUTE(TRIM([.S1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5" calcext:value-type="float">
            <text:p>125</text:p>
          </table:table-cell>
          <table:table-cell table:style-name="ce124"/>
          <table:table-cell table:style-name="ce137" table:formula="of:=IF([.Z128]=&quot;&quot;;&quot;&quot;;SUBSTITUTE(SUBSTITUTE(SUBSTITUTE(SUBSTITUTE(SUBSTITUTE(TRIM([.Z1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5" calcext:value-type="float">
            <text:p>125</text:p>
          </table:table-cell>
          <table:table-cell table:style-name="ce124"/>
          <table:table-cell table:style-name="ce137" table:formula="of:=IF([.AG128]=&quot;&quot;;&quot;&quot;;SUBSTITUTE(SUBSTITUTE(SUBSTITUTE(SUBSTITUTE(SUBSTITUTE(TRIM([.AG12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8" calcext:value-type="float">
            <text:p>128</text:p>
          </table:table-cell>
          <table:table-cell table:style-name="ce127"/>
          <table:table-cell table:style-name="ce137" table:formula="of:=IF([.L129]=&quot;&quot;;&quot;&quot;;SUBSTITUTE(SUBSTITUTE(SUBSTITUTE(SUBSTITUTE(SUBSTITUTE(TRIM([.L1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6" calcext:value-type="float">
            <text:p>126</text:p>
          </table:table-cell>
          <table:table-cell table:style-name="ce124"/>
          <table:table-cell table:style-name="ce137" table:formula="of:=IF([.S129]=&quot;&quot;;&quot;&quot;;SUBSTITUTE(SUBSTITUTE(SUBSTITUTE(SUBSTITUTE(SUBSTITUTE(TRIM([.S1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6" calcext:value-type="float">
            <text:p>126</text:p>
          </table:table-cell>
          <table:table-cell table:style-name="ce124"/>
          <table:table-cell table:style-name="ce137" table:formula="of:=IF([.Z129]=&quot;&quot;;&quot;&quot;;SUBSTITUTE(SUBSTITUTE(SUBSTITUTE(SUBSTITUTE(SUBSTITUTE(TRIM([.Z1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6" calcext:value-type="float">
            <text:p>126</text:p>
          </table:table-cell>
          <table:table-cell table:style-name="ce124"/>
          <table:table-cell table:style-name="ce137" table:formula="of:=IF([.AG129]=&quot;&quot;;&quot;&quot;;SUBSTITUTE(SUBSTITUTE(SUBSTITUTE(SUBSTITUTE(SUBSTITUTE(TRIM([.AG12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29" calcext:value-type="float">
            <text:p>129</text:p>
          </table:table-cell>
          <table:table-cell table:style-name="ce127"/>
          <table:table-cell table:style-name="ce137" table:formula="of:=IF([.L130]=&quot;&quot;;&quot;&quot;;SUBSTITUTE(SUBSTITUTE(SUBSTITUTE(SUBSTITUTE(SUBSTITUTE(TRIM([.L1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7" calcext:value-type="float">
            <text:p>127</text:p>
          </table:table-cell>
          <table:table-cell table:style-name="ce124"/>
          <table:table-cell table:style-name="ce137" table:formula="of:=IF([.S130]=&quot;&quot;;&quot;&quot;;SUBSTITUTE(SUBSTITUTE(SUBSTITUTE(SUBSTITUTE(SUBSTITUTE(TRIM([.S1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7" calcext:value-type="float">
            <text:p>127</text:p>
          </table:table-cell>
          <table:table-cell table:style-name="ce124"/>
          <table:table-cell table:style-name="ce137" table:formula="of:=IF([.Z130]=&quot;&quot;;&quot;&quot;;SUBSTITUTE(SUBSTITUTE(SUBSTITUTE(SUBSTITUTE(SUBSTITUTE(TRIM([.Z1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7" calcext:value-type="float">
            <text:p>127</text:p>
          </table:table-cell>
          <table:table-cell table:style-name="ce124"/>
          <table:table-cell table:style-name="ce137" table:formula="of:=IF([.AG130]=&quot;&quot;;&quot;&quot;;SUBSTITUTE(SUBSTITUTE(SUBSTITUTE(SUBSTITUTE(SUBSTITUTE(TRIM([.AG13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0" calcext:value-type="float">
            <text:p>130</text:p>
          </table:table-cell>
          <table:table-cell table:style-name="ce127"/>
          <table:table-cell table:style-name="ce137" table:formula="of:=IF([.L131]=&quot;&quot;;&quot;&quot;;SUBSTITUTE(SUBSTITUTE(SUBSTITUTE(SUBSTITUTE(SUBSTITUTE(TRIM([.L1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8" calcext:value-type="float">
            <text:p>128</text:p>
          </table:table-cell>
          <table:table-cell table:style-name="ce124"/>
          <table:table-cell table:style-name="ce137" table:formula="of:=IF([.S131]=&quot;&quot;;&quot;&quot;;SUBSTITUTE(SUBSTITUTE(SUBSTITUTE(SUBSTITUTE(SUBSTITUTE(TRIM([.S1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8" calcext:value-type="float">
            <text:p>128</text:p>
          </table:table-cell>
          <table:table-cell table:style-name="ce124"/>
          <table:table-cell table:style-name="ce137" table:formula="of:=IF([.Z131]=&quot;&quot;;&quot;&quot;;SUBSTITUTE(SUBSTITUTE(SUBSTITUTE(SUBSTITUTE(SUBSTITUTE(TRIM([.Z1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8" calcext:value-type="float">
            <text:p>128</text:p>
          </table:table-cell>
          <table:table-cell table:style-name="ce124"/>
          <table:table-cell table:style-name="ce137" table:formula="of:=IF([.AG131]=&quot;&quot;;&quot;&quot;;SUBSTITUTE(SUBSTITUTE(SUBSTITUTE(SUBSTITUTE(SUBSTITUTE(TRIM([.AG13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1" calcext:value-type="float">
            <text:p>131</text:p>
          </table:table-cell>
          <table:table-cell table:style-name="ce127"/>
          <table:table-cell table:style-name="ce137" table:formula="of:=IF([.L132]=&quot;&quot;;&quot;&quot;;SUBSTITUTE(SUBSTITUTE(SUBSTITUTE(SUBSTITUTE(SUBSTITUTE(TRIM([.L1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9" calcext:value-type="float">
            <text:p>129</text:p>
          </table:table-cell>
          <table:table-cell table:style-name="ce124"/>
          <table:table-cell table:style-name="ce137" table:formula="of:=IF([.S132]=&quot;&quot;;&quot;&quot;;SUBSTITUTE(SUBSTITUTE(SUBSTITUTE(SUBSTITUTE(SUBSTITUTE(TRIM([.S1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9" calcext:value-type="float">
            <text:p>129</text:p>
          </table:table-cell>
          <table:table-cell table:style-name="ce124"/>
          <table:table-cell table:style-name="ce137" table:formula="of:=IF([.Z132]=&quot;&quot;;&quot;&quot;;SUBSTITUTE(SUBSTITUTE(SUBSTITUTE(SUBSTITUTE(SUBSTITUTE(TRIM([.Z1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29" calcext:value-type="float">
            <text:p>129</text:p>
          </table:table-cell>
          <table:table-cell table:style-name="ce124"/>
          <table:table-cell table:style-name="ce137" table:formula="of:=IF([.AG132]=&quot;&quot;;&quot;&quot;;SUBSTITUTE(SUBSTITUTE(SUBSTITUTE(SUBSTITUTE(SUBSTITUTE(TRIM([.AG13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2" calcext:value-type="float">
            <text:p>132</text:p>
          </table:table-cell>
          <table:table-cell table:style-name="ce127"/>
          <table:table-cell table:style-name="ce137" table:formula="of:=IF([.L133]=&quot;&quot;;&quot;&quot;;SUBSTITUTE(SUBSTITUTE(SUBSTITUTE(SUBSTITUTE(SUBSTITUTE(TRIM([.L1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0" calcext:value-type="float">
            <text:p>130</text:p>
          </table:table-cell>
          <table:table-cell table:style-name="ce124"/>
          <table:table-cell table:style-name="ce137" table:formula="of:=IF([.S133]=&quot;&quot;;&quot;&quot;;SUBSTITUTE(SUBSTITUTE(SUBSTITUTE(SUBSTITUTE(SUBSTITUTE(TRIM([.S1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0" calcext:value-type="float">
            <text:p>130</text:p>
          </table:table-cell>
          <table:table-cell table:style-name="ce124"/>
          <table:table-cell table:style-name="ce137" table:formula="of:=IF([.Z133]=&quot;&quot;;&quot;&quot;;SUBSTITUTE(SUBSTITUTE(SUBSTITUTE(SUBSTITUTE(SUBSTITUTE(TRIM([.Z1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0" calcext:value-type="float">
            <text:p>130</text:p>
          </table:table-cell>
          <table:table-cell table:style-name="ce124"/>
          <table:table-cell table:style-name="ce137" table:formula="of:=IF([.AG133]=&quot;&quot;;&quot;&quot;;SUBSTITUTE(SUBSTITUTE(SUBSTITUTE(SUBSTITUTE(SUBSTITUTE(TRIM([.AG13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3" calcext:value-type="float">
            <text:p>133</text:p>
          </table:table-cell>
          <table:table-cell table:style-name="ce127"/>
          <table:table-cell table:style-name="ce137" table:formula="of:=IF([.L134]=&quot;&quot;;&quot;&quot;;SUBSTITUTE(SUBSTITUTE(SUBSTITUTE(SUBSTITUTE(SUBSTITUTE(TRIM([.L1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1" calcext:value-type="float">
            <text:p>131</text:p>
          </table:table-cell>
          <table:table-cell table:style-name="ce124"/>
          <table:table-cell table:style-name="ce137" table:formula="of:=IF([.S134]=&quot;&quot;;&quot;&quot;;SUBSTITUTE(SUBSTITUTE(SUBSTITUTE(SUBSTITUTE(SUBSTITUTE(TRIM([.S1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1" calcext:value-type="float">
            <text:p>131</text:p>
          </table:table-cell>
          <table:table-cell table:style-name="ce124"/>
          <table:table-cell table:style-name="ce137" table:formula="of:=IF([.Z134]=&quot;&quot;;&quot;&quot;;SUBSTITUTE(SUBSTITUTE(SUBSTITUTE(SUBSTITUTE(SUBSTITUTE(TRIM([.Z1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1" calcext:value-type="float">
            <text:p>131</text:p>
          </table:table-cell>
          <table:table-cell table:style-name="ce124"/>
          <table:table-cell table:style-name="ce137" table:formula="of:=IF([.AG134]=&quot;&quot;;&quot;&quot;;SUBSTITUTE(SUBSTITUTE(SUBSTITUTE(SUBSTITUTE(SUBSTITUTE(TRIM([.AG13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4" calcext:value-type="float">
            <text:p>134</text:p>
          </table:table-cell>
          <table:table-cell table:style-name="ce127"/>
          <table:table-cell table:style-name="ce137" table:formula="of:=IF([.L135]=&quot;&quot;;&quot;&quot;;SUBSTITUTE(SUBSTITUTE(SUBSTITUTE(SUBSTITUTE(SUBSTITUTE(TRIM([.L1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2" calcext:value-type="float">
            <text:p>132</text:p>
          </table:table-cell>
          <table:table-cell table:style-name="ce124"/>
          <table:table-cell table:style-name="ce137" table:formula="of:=IF([.S135]=&quot;&quot;;&quot;&quot;;SUBSTITUTE(SUBSTITUTE(SUBSTITUTE(SUBSTITUTE(SUBSTITUTE(TRIM([.S1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2" calcext:value-type="float">
            <text:p>132</text:p>
          </table:table-cell>
          <table:table-cell table:style-name="ce124"/>
          <table:table-cell table:style-name="ce137" table:formula="of:=IF([.Z135]=&quot;&quot;;&quot;&quot;;SUBSTITUTE(SUBSTITUTE(SUBSTITUTE(SUBSTITUTE(SUBSTITUTE(TRIM([.Z1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2" calcext:value-type="float">
            <text:p>132</text:p>
          </table:table-cell>
          <table:table-cell table:style-name="ce124"/>
          <table:table-cell table:style-name="ce137" table:formula="of:=IF([.AG135]=&quot;&quot;;&quot;&quot;;SUBSTITUTE(SUBSTITUTE(SUBSTITUTE(SUBSTITUTE(SUBSTITUTE(TRIM([.AG13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5" calcext:value-type="float">
            <text:p>135</text:p>
          </table:table-cell>
          <table:table-cell table:style-name="ce127"/>
          <table:table-cell table:style-name="ce137" table:formula="of:=IF([.L136]=&quot;&quot;;&quot;&quot;;SUBSTITUTE(SUBSTITUTE(SUBSTITUTE(SUBSTITUTE(SUBSTITUTE(TRIM([.L1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3" calcext:value-type="float">
            <text:p>133</text:p>
          </table:table-cell>
          <table:table-cell table:style-name="ce124"/>
          <table:table-cell table:style-name="ce137" table:formula="of:=IF([.S136]=&quot;&quot;;&quot;&quot;;SUBSTITUTE(SUBSTITUTE(SUBSTITUTE(SUBSTITUTE(SUBSTITUTE(TRIM([.S1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3" calcext:value-type="float">
            <text:p>133</text:p>
          </table:table-cell>
          <table:table-cell table:style-name="ce124"/>
          <table:table-cell table:style-name="ce137" table:formula="of:=IF([.Z136]=&quot;&quot;;&quot;&quot;;SUBSTITUTE(SUBSTITUTE(SUBSTITUTE(SUBSTITUTE(SUBSTITUTE(TRIM([.Z1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3" calcext:value-type="float">
            <text:p>133</text:p>
          </table:table-cell>
          <table:table-cell table:style-name="ce124"/>
          <table:table-cell table:style-name="ce137" table:formula="of:=IF([.AG136]=&quot;&quot;;&quot;&quot;;SUBSTITUTE(SUBSTITUTE(SUBSTITUTE(SUBSTITUTE(SUBSTITUTE(TRIM([.AG13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6" calcext:value-type="float">
            <text:p>136</text:p>
          </table:table-cell>
          <table:table-cell table:style-name="ce127"/>
          <table:table-cell table:style-name="ce137" table:formula="of:=IF([.L137]=&quot;&quot;;&quot;&quot;;SUBSTITUTE(SUBSTITUTE(SUBSTITUTE(SUBSTITUTE(SUBSTITUTE(TRIM([.L1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4" calcext:value-type="float">
            <text:p>134</text:p>
          </table:table-cell>
          <table:table-cell table:style-name="ce124"/>
          <table:table-cell table:style-name="ce137" table:formula="of:=IF([.S137]=&quot;&quot;;&quot;&quot;;SUBSTITUTE(SUBSTITUTE(SUBSTITUTE(SUBSTITUTE(SUBSTITUTE(TRIM([.S1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4" calcext:value-type="float">
            <text:p>134</text:p>
          </table:table-cell>
          <table:table-cell table:style-name="ce124"/>
          <table:table-cell table:style-name="ce137" table:formula="of:=IF([.Z137]=&quot;&quot;;&quot;&quot;;SUBSTITUTE(SUBSTITUTE(SUBSTITUTE(SUBSTITUTE(SUBSTITUTE(TRIM([.Z1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4" calcext:value-type="float">
            <text:p>134</text:p>
          </table:table-cell>
          <table:table-cell table:style-name="ce124"/>
          <table:table-cell table:style-name="ce137" table:formula="of:=IF([.AG137]=&quot;&quot;;&quot;&quot;;SUBSTITUTE(SUBSTITUTE(SUBSTITUTE(SUBSTITUTE(SUBSTITUTE(TRIM([.AG13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7" calcext:value-type="float">
            <text:p>137</text:p>
          </table:table-cell>
          <table:table-cell table:style-name="ce127"/>
          <table:table-cell table:style-name="ce137" table:formula="of:=IF([.L138]=&quot;&quot;;&quot;&quot;;SUBSTITUTE(SUBSTITUTE(SUBSTITUTE(SUBSTITUTE(SUBSTITUTE(TRIM([.L1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5" calcext:value-type="float">
            <text:p>135</text:p>
          </table:table-cell>
          <table:table-cell table:style-name="ce124"/>
          <table:table-cell table:style-name="ce137" table:formula="of:=IF([.S138]=&quot;&quot;;&quot;&quot;;SUBSTITUTE(SUBSTITUTE(SUBSTITUTE(SUBSTITUTE(SUBSTITUTE(TRIM([.S1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5" calcext:value-type="float">
            <text:p>135</text:p>
          </table:table-cell>
          <table:table-cell table:style-name="ce124"/>
          <table:table-cell table:style-name="ce137" table:formula="of:=IF([.Z138]=&quot;&quot;;&quot;&quot;;SUBSTITUTE(SUBSTITUTE(SUBSTITUTE(SUBSTITUTE(SUBSTITUTE(TRIM([.Z1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5" calcext:value-type="float">
            <text:p>135</text:p>
          </table:table-cell>
          <table:table-cell table:style-name="ce124"/>
          <table:table-cell table:style-name="ce137" table:formula="of:=IF([.AG138]=&quot;&quot;;&quot;&quot;;SUBSTITUTE(SUBSTITUTE(SUBSTITUTE(SUBSTITUTE(SUBSTITUTE(TRIM([.AG13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8" calcext:value-type="float">
            <text:p>138</text:p>
          </table:table-cell>
          <table:table-cell table:style-name="ce127"/>
          <table:table-cell table:style-name="ce137" table:formula="of:=IF([.L139]=&quot;&quot;;&quot;&quot;;SUBSTITUTE(SUBSTITUTE(SUBSTITUTE(SUBSTITUTE(SUBSTITUTE(TRIM([.L1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6" calcext:value-type="float">
            <text:p>136</text:p>
          </table:table-cell>
          <table:table-cell table:style-name="ce124"/>
          <table:table-cell table:style-name="ce137" table:formula="of:=IF([.S139]=&quot;&quot;;&quot;&quot;;SUBSTITUTE(SUBSTITUTE(SUBSTITUTE(SUBSTITUTE(SUBSTITUTE(TRIM([.S1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6" calcext:value-type="float">
            <text:p>136</text:p>
          </table:table-cell>
          <table:table-cell table:style-name="ce124"/>
          <table:table-cell table:style-name="ce137" table:formula="of:=IF([.Z139]=&quot;&quot;;&quot;&quot;;SUBSTITUTE(SUBSTITUTE(SUBSTITUTE(SUBSTITUTE(SUBSTITUTE(TRIM([.Z1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6" calcext:value-type="float">
            <text:p>136</text:p>
          </table:table-cell>
          <table:table-cell table:style-name="ce124"/>
          <table:table-cell table:style-name="ce137" table:formula="of:=IF([.AG139]=&quot;&quot;;&quot;&quot;;SUBSTITUTE(SUBSTITUTE(SUBSTITUTE(SUBSTITUTE(SUBSTITUTE(TRIM([.AG13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39" calcext:value-type="float">
            <text:p>139</text:p>
          </table:table-cell>
          <table:table-cell table:style-name="ce127"/>
          <table:table-cell table:style-name="ce137" table:formula="of:=IF([.L140]=&quot;&quot;;&quot;&quot;;SUBSTITUTE(SUBSTITUTE(SUBSTITUTE(SUBSTITUTE(SUBSTITUTE(TRIM([.L1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7" calcext:value-type="float">
            <text:p>137</text:p>
          </table:table-cell>
          <table:table-cell table:style-name="ce124"/>
          <table:table-cell table:style-name="ce137" table:formula="of:=IF([.S140]=&quot;&quot;;&quot;&quot;;SUBSTITUTE(SUBSTITUTE(SUBSTITUTE(SUBSTITUTE(SUBSTITUTE(TRIM([.S1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7" calcext:value-type="float">
            <text:p>137</text:p>
          </table:table-cell>
          <table:table-cell table:style-name="ce124"/>
          <table:table-cell table:style-name="ce137" table:formula="of:=IF([.Z140]=&quot;&quot;;&quot;&quot;;SUBSTITUTE(SUBSTITUTE(SUBSTITUTE(SUBSTITUTE(SUBSTITUTE(TRIM([.Z1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7" calcext:value-type="float">
            <text:p>137</text:p>
          </table:table-cell>
          <table:table-cell table:style-name="ce124"/>
          <table:table-cell table:style-name="ce137" table:formula="of:=IF([.AG140]=&quot;&quot;;&quot;&quot;;SUBSTITUTE(SUBSTITUTE(SUBSTITUTE(SUBSTITUTE(SUBSTITUTE(TRIM([.AG14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0" calcext:value-type="float">
            <text:p>140</text:p>
          </table:table-cell>
          <table:table-cell table:style-name="ce127"/>
          <table:table-cell table:style-name="ce137" table:formula="of:=IF([.L141]=&quot;&quot;;&quot;&quot;;SUBSTITUTE(SUBSTITUTE(SUBSTITUTE(SUBSTITUTE(SUBSTITUTE(TRIM([.L1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8" calcext:value-type="float">
            <text:p>138</text:p>
          </table:table-cell>
          <table:table-cell table:style-name="ce124"/>
          <table:table-cell table:style-name="ce137" table:formula="of:=IF([.S141]=&quot;&quot;;&quot;&quot;;SUBSTITUTE(SUBSTITUTE(SUBSTITUTE(SUBSTITUTE(SUBSTITUTE(TRIM([.S1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8" calcext:value-type="float">
            <text:p>138</text:p>
          </table:table-cell>
          <table:table-cell table:style-name="ce124"/>
          <table:table-cell table:style-name="ce137" table:formula="of:=IF([.Z141]=&quot;&quot;;&quot;&quot;;SUBSTITUTE(SUBSTITUTE(SUBSTITUTE(SUBSTITUTE(SUBSTITUTE(TRIM([.Z1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8" calcext:value-type="float">
            <text:p>138</text:p>
          </table:table-cell>
          <table:table-cell table:style-name="ce124"/>
          <table:table-cell table:style-name="ce137" table:formula="of:=IF([.AG141]=&quot;&quot;;&quot;&quot;;SUBSTITUTE(SUBSTITUTE(SUBSTITUTE(SUBSTITUTE(SUBSTITUTE(TRIM([.AG14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1" calcext:value-type="float">
            <text:p>141</text:p>
          </table:table-cell>
          <table:table-cell table:style-name="ce127"/>
          <table:table-cell table:style-name="ce137" table:formula="of:=IF([.L142]=&quot;&quot;;&quot;&quot;;SUBSTITUTE(SUBSTITUTE(SUBSTITUTE(SUBSTITUTE(SUBSTITUTE(TRIM([.L1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9" calcext:value-type="float">
            <text:p>139</text:p>
          </table:table-cell>
          <table:table-cell table:style-name="ce124"/>
          <table:table-cell table:style-name="ce137" table:formula="of:=IF([.S142]=&quot;&quot;;&quot;&quot;;SUBSTITUTE(SUBSTITUTE(SUBSTITUTE(SUBSTITUTE(SUBSTITUTE(TRIM([.S1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9" calcext:value-type="float">
            <text:p>139</text:p>
          </table:table-cell>
          <table:table-cell table:style-name="ce124"/>
          <table:table-cell table:style-name="ce137" table:formula="of:=IF([.Z142]=&quot;&quot;;&quot;&quot;;SUBSTITUTE(SUBSTITUTE(SUBSTITUTE(SUBSTITUTE(SUBSTITUTE(TRIM([.Z1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39" calcext:value-type="float">
            <text:p>139</text:p>
          </table:table-cell>
          <table:table-cell table:style-name="ce124"/>
          <table:table-cell table:style-name="ce137" table:formula="of:=IF([.AG142]=&quot;&quot;;&quot;&quot;;SUBSTITUTE(SUBSTITUTE(SUBSTITUTE(SUBSTITUTE(SUBSTITUTE(TRIM([.AG14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2" calcext:value-type="float">
            <text:p>142</text:p>
          </table:table-cell>
          <table:table-cell table:style-name="ce127"/>
          <table:table-cell table:style-name="ce137" table:formula="of:=IF([.L143]=&quot;&quot;;&quot;&quot;;SUBSTITUTE(SUBSTITUTE(SUBSTITUTE(SUBSTITUTE(SUBSTITUTE(TRIM([.L1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0" calcext:value-type="float">
            <text:p>140</text:p>
          </table:table-cell>
          <table:table-cell table:style-name="ce124"/>
          <table:table-cell table:style-name="ce137" table:formula="of:=IF([.S143]=&quot;&quot;;&quot;&quot;;SUBSTITUTE(SUBSTITUTE(SUBSTITUTE(SUBSTITUTE(SUBSTITUTE(TRIM([.S1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0" calcext:value-type="float">
            <text:p>140</text:p>
          </table:table-cell>
          <table:table-cell table:style-name="ce124"/>
          <table:table-cell table:style-name="ce137" table:formula="of:=IF([.Z143]=&quot;&quot;;&quot;&quot;;SUBSTITUTE(SUBSTITUTE(SUBSTITUTE(SUBSTITUTE(SUBSTITUTE(TRIM([.Z1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0" calcext:value-type="float">
            <text:p>140</text:p>
          </table:table-cell>
          <table:table-cell table:style-name="ce124"/>
          <table:table-cell table:style-name="ce137" table:formula="of:=IF([.AG143]=&quot;&quot;;&quot;&quot;;SUBSTITUTE(SUBSTITUTE(SUBSTITUTE(SUBSTITUTE(SUBSTITUTE(TRIM([.AG14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3" calcext:value-type="float">
            <text:p>143</text:p>
          </table:table-cell>
          <table:table-cell table:style-name="ce127"/>
          <table:table-cell table:style-name="ce137" table:formula="of:=IF([.L144]=&quot;&quot;;&quot;&quot;;SUBSTITUTE(SUBSTITUTE(SUBSTITUTE(SUBSTITUTE(SUBSTITUTE(TRIM([.L1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1" calcext:value-type="float">
            <text:p>141</text:p>
          </table:table-cell>
          <table:table-cell table:style-name="ce124"/>
          <table:table-cell table:style-name="ce137" table:formula="of:=IF([.S144]=&quot;&quot;;&quot;&quot;;SUBSTITUTE(SUBSTITUTE(SUBSTITUTE(SUBSTITUTE(SUBSTITUTE(TRIM([.S1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1" calcext:value-type="float">
            <text:p>141</text:p>
          </table:table-cell>
          <table:table-cell table:style-name="ce124"/>
          <table:table-cell table:style-name="ce137" table:formula="of:=IF([.Z144]=&quot;&quot;;&quot;&quot;;SUBSTITUTE(SUBSTITUTE(SUBSTITUTE(SUBSTITUTE(SUBSTITUTE(TRIM([.Z1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1" calcext:value-type="float">
            <text:p>141</text:p>
          </table:table-cell>
          <table:table-cell table:style-name="ce124"/>
          <table:table-cell table:style-name="ce137" table:formula="of:=IF([.AG144]=&quot;&quot;;&quot;&quot;;SUBSTITUTE(SUBSTITUTE(SUBSTITUTE(SUBSTITUTE(SUBSTITUTE(TRIM([.AG14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4" calcext:value-type="float">
            <text:p>144</text:p>
          </table:table-cell>
          <table:table-cell table:style-name="ce127"/>
          <table:table-cell table:style-name="ce137" table:formula="of:=IF([.L145]=&quot;&quot;;&quot;&quot;;SUBSTITUTE(SUBSTITUTE(SUBSTITUTE(SUBSTITUTE(SUBSTITUTE(TRIM([.L1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2" calcext:value-type="float">
            <text:p>142</text:p>
          </table:table-cell>
          <table:table-cell table:style-name="ce124"/>
          <table:table-cell table:style-name="ce137" table:formula="of:=IF([.S145]=&quot;&quot;;&quot;&quot;;SUBSTITUTE(SUBSTITUTE(SUBSTITUTE(SUBSTITUTE(SUBSTITUTE(TRIM([.S1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2" calcext:value-type="float">
            <text:p>142</text:p>
          </table:table-cell>
          <table:table-cell table:style-name="ce124"/>
          <table:table-cell table:style-name="ce137" table:formula="of:=IF([.Z145]=&quot;&quot;;&quot;&quot;;SUBSTITUTE(SUBSTITUTE(SUBSTITUTE(SUBSTITUTE(SUBSTITUTE(TRIM([.Z1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2" calcext:value-type="float">
            <text:p>142</text:p>
          </table:table-cell>
          <table:table-cell table:style-name="ce124"/>
          <table:table-cell table:style-name="ce137" table:formula="of:=IF([.AG145]=&quot;&quot;;&quot;&quot;;SUBSTITUTE(SUBSTITUTE(SUBSTITUTE(SUBSTITUTE(SUBSTITUTE(TRIM([.AG14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5" calcext:value-type="float">
            <text:p>145</text:p>
          </table:table-cell>
          <table:table-cell table:style-name="ce127"/>
          <table:table-cell table:style-name="ce137" table:formula="of:=IF([.L146]=&quot;&quot;;&quot;&quot;;SUBSTITUTE(SUBSTITUTE(SUBSTITUTE(SUBSTITUTE(SUBSTITUTE(TRIM([.L1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3" calcext:value-type="float">
            <text:p>143</text:p>
          </table:table-cell>
          <table:table-cell table:style-name="ce124"/>
          <table:table-cell table:style-name="ce137" table:formula="of:=IF([.S146]=&quot;&quot;;&quot;&quot;;SUBSTITUTE(SUBSTITUTE(SUBSTITUTE(SUBSTITUTE(SUBSTITUTE(TRIM([.S1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3" calcext:value-type="float">
            <text:p>143</text:p>
          </table:table-cell>
          <table:table-cell table:style-name="ce124"/>
          <table:table-cell table:style-name="ce137" table:formula="of:=IF([.Z146]=&quot;&quot;;&quot;&quot;;SUBSTITUTE(SUBSTITUTE(SUBSTITUTE(SUBSTITUTE(SUBSTITUTE(TRIM([.Z1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3" calcext:value-type="float">
            <text:p>143</text:p>
          </table:table-cell>
          <table:table-cell table:style-name="ce124"/>
          <table:table-cell table:style-name="ce137" table:formula="of:=IF([.AG146]=&quot;&quot;;&quot;&quot;;SUBSTITUTE(SUBSTITUTE(SUBSTITUTE(SUBSTITUTE(SUBSTITUTE(TRIM([.AG14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6" calcext:value-type="float">
            <text:p>146</text:p>
          </table:table-cell>
          <table:table-cell table:style-name="ce127"/>
          <table:table-cell table:style-name="ce137" table:formula="of:=IF([.L147]=&quot;&quot;;&quot;&quot;;SUBSTITUTE(SUBSTITUTE(SUBSTITUTE(SUBSTITUTE(SUBSTITUTE(TRIM([.L1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4" calcext:value-type="float">
            <text:p>144</text:p>
          </table:table-cell>
          <table:table-cell table:style-name="ce124"/>
          <table:table-cell table:style-name="ce137" table:formula="of:=IF([.S147]=&quot;&quot;;&quot;&quot;;SUBSTITUTE(SUBSTITUTE(SUBSTITUTE(SUBSTITUTE(SUBSTITUTE(TRIM([.S1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4" calcext:value-type="float">
            <text:p>144</text:p>
          </table:table-cell>
          <table:table-cell table:style-name="ce124"/>
          <table:table-cell table:style-name="ce137" table:formula="of:=IF([.Z147]=&quot;&quot;;&quot;&quot;;SUBSTITUTE(SUBSTITUTE(SUBSTITUTE(SUBSTITUTE(SUBSTITUTE(TRIM([.Z1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4" calcext:value-type="float">
            <text:p>144</text:p>
          </table:table-cell>
          <table:table-cell table:style-name="ce124"/>
          <table:table-cell table:style-name="ce137" table:formula="of:=IF([.AG147]=&quot;&quot;;&quot;&quot;;SUBSTITUTE(SUBSTITUTE(SUBSTITUTE(SUBSTITUTE(SUBSTITUTE(TRIM([.AG14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7" calcext:value-type="float">
            <text:p>147</text:p>
          </table:table-cell>
          <table:table-cell table:style-name="ce127"/>
          <table:table-cell table:style-name="ce137" table:formula="of:=IF([.L148]=&quot;&quot;;&quot;&quot;;SUBSTITUTE(SUBSTITUTE(SUBSTITUTE(SUBSTITUTE(SUBSTITUTE(TRIM([.L1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5" calcext:value-type="float">
            <text:p>145</text:p>
          </table:table-cell>
          <table:table-cell table:style-name="ce124"/>
          <table:table-cell table:style-name="ce137" table:formula="of:=IF([.S148]=&quot;&quot;;&quot;&quot;;SUBSTITUTE(SUBSTITUTE(SUBSTITUTE(SUBSTITUTE(SUBSTITUTE(TRIM([.S1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5" calcext:value-type="float">
            <text:p>145</text:p>
          </table:table-cell>
          <table:table-cell table:style-name="ce124"/>
          <table:table-cell table:style-name="ce137" table:formula="of:=IF([.Z148]=&quot;&quot;;&quot;&quot;;SUBSTITUTE(SUBSTITUTE(SUBSTITUTE(SUBSTITUTE(SUBSTITUTE(TRIM([.Z1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5" calcext:value-type="float">
            <text:p>145</text:p>
          </table:table-cell>
          <table:table-cell table:style-name="ce124"/>
          <table:table-cell table:style-name="ce137" table:formula="of:=IF([.AG148]=&quot;&quot;;&quot;&quot;;SUBSTITUTE(SUBSTITUTE(SUBSTITUTE(SUBSTITUTE(SUBSTITUTE(TRIM([.AG14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8" calcext:value-type="float">
            <text:p>148</text:p>
          </table:table-cell>
          <table:table-cell table:style-name="ce127"/>
          <table:table-cell table:style-name="ce137" table:formula="of:=IF([.L149]=&quot;&quot;;&quot;&quot;;SUBSTITUTE(SUBSTITUTE(SUBSTITUTE(SUBSTITUTE(SUBSTITUTE(TRIM([.L1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6" calcext:value-type="float">
            <text:p>146</text:p>
          </table:table-cell>
          <table:table-cell table:style-name="ce124"/>
          <table:table-cell table:style-name="ce137" table:formula="of:=IF([.S149]=&quot;&quot;;&quot;&quot;;SUBSTITUTE(SUBSTITUTE(SUBSTITUTE(SUBSTITUTE(SUBSTITUTE(TRIM([.S1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6" calcext:value-type="float">
            <text:p>146</text:p>
          </table:table-cell>
          <table:table-cell table:style-name="ce124"/>
          <table:table-cell table:style-name="ce137" table:formula="of:=IF([.Z149]=&quot;&quot;;&quot;&quot;;SUBSTITUTE(SUBSTITUTE(SUBSTITUTE(SUBSTITUTE(SUBSTITUTE(TRIM([.Z1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6" calcext:value-type="float">
            <text:p>146</text:p>
          </table:table-cell>
          <table:table-cell table:style-name="ce124"/>
          <table:table-cell table:style-name="ce137" table:formula="of:=IF([.AG149]=&quot;&quot;;&quot;&quot;;SUBSTITUTE(SUBSTITUTE(SUBSTITUTE(SUBSTITUTE(SUBSTITUTE(TRIM([.AG14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49" calcext:value-type="float">
            <text:p>149</text:p>
          </table:table-cell>
          <table:table-cell table:style-name="ce127"/>
          <table:table-cell table:style-name="ce137" table:formula="of:=IF([.L150]=&quot;&quot;;&quot;&quot;;SUBSTITUTE(SUBSTITUTE(SUBSTITUTE(SUBSTITUTE(SUBSTITUTE(TRIM([.L1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7" calcext:value-type="float">
            <text:p>147</text:p>
          </table:table-cell>
          <table:table-cell table:style-name="ce124"/>
          <table:table-cell table:style-name="ce137" table:formula="of:=IF([.S150]=&quot;&quot;;&quot;&quot;;SUBSTITUTE(SUBSTITUTE(SUBSTITUTE(SUBSTITUTE(SUBSTITUTE(TRIM([.S1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7" calcext:value-type="float">
            <text:p>147</text:p>
          </table:table-cell>
          <table:table-cell table:style-name="ce124"/>
          <table:table-cell table:style-name="ce137" table:formula="of:=IF([.Z150]=&quot;&quot;;&quot;&quot;;SUBSTITUTE(SUBSTITUTE(SUBSTITUTE(SUBSTITUTE(SUBSTITUTE(TRIM([.Z1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7" calcext:value-type="float">
            <text:p>147</text:p>
          </table:table-cell>
          <table:table-cell table:style-name="ce124"/>
          <table:table-cell table:style-name="ce137" table:formula="of:=IF([.AG150]=&quot;&quot;;&quot;&quot;;SUBSTITUTE(SUBSTITUTE(SUBSTITUTE(SUBSTITUTE(SUBSTITUTE(TRIM([.AG15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0" calcext:value-type="float">
            <text:p>150</text:p>
          </table:table-cell>
          <table:table-cell table:style-name="ce127"/>
          <table:table-cell table:style-name="ce137" table:formula="of:=IF([.L151]=&quot;&quot;;&quot;&quot;;SUBSTITUTE(SUBSTITUTE(SUBSTITUTE(SUBSTITUTE(SUBSTITUTE(TRIM([.L1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8" calcext:value-type="float">
            <text:p>148</text:p>
          </table:table-cell>
          <table:table-cell table:style-name="ce124"/>
          <table:table-cell table:style-name="ce137" table:formula="of:=IF([.S151]=&quot;&quot;;&quot;&quot;;SUBSTITUTE(SUBSTITUTE(SUBSTITUTE(SUBSTITUTE(SUBSTITUTE(TRIM([.S1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8" calcext:value-type="float">
            <text:p>148</text:p>
          </table:table-cell>
          <table:table-cell table:style-name="ce124"/>
          <table:table-cell table:style-name="ce137" table:formula="of:=IF([.Z151]=&quot;&quot;;&quot;&quot;;SUBSTITUTE(SUBSTITUTE(SUBSTITUTE(SUBSTITUTE(SUBSTITUTE(TRIM([.Z1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8" calcext:value-type="float">
            <text:p>148</text:p>
          </table:table-cell>
          <table:table-cell table:style-name="ce124"/>
          <table:table-cell table:style-name="ce137" table:formula="of:=IF([.AG151]=&quot;&quot;;&quot;&quot;;SUBSTITUTE(SUBSTITUTE(SUBSTITUTE(SUBSTITUTE(SUBSTITUTE(TRIM([.AG15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1" calcext:value-type="float">
            <text:p>151</text:p>
          </table:table-cell>
          <table:table-cell table:style-name="ce127"/>
          <table:table-cell table:style-name="ce137" table:formula="of:=IF([.L152]=&quot;&quot;;&quot;&quot;;SUBSTITUTE(SUBSTITUTE(SUBSTITUTE(SUBSTITUTE(SUBSTITUTE(TRIM([.L1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9" calcext:value-type="float">
            <text:p>149</text:p>
          </table:table-cell>
          <table:table-cell table:style-name="ce124"/>
          <table:table-cell table:style-name="ce137" table:formula="of:=IF([.S152]=&quot;&quot;;&quot;&quot;;SUBSTITUTE(SUBSTITUTE(SUBSTITUTE(SUBSTITUTE(SUBSTITUTE(TRIM([.S1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9" calcext:value-type="float">
            <text:p>149</text:p>
          </table:table-cell>
          <table:table-cell table:style-name="ce124"/>
          <table:table-cell table:style-name="ce137" table:formula="of:=IF([.Z152]=&quot;&quot;;&quot;&quot;;SUBSTITUTE(SUBSTITUTE(SUBSTITUTE(SUBSTITUTE(SUBSTITUTE(TRIM([.Z1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49" calcext:value-type="float">
            <text:p>149</text:p>
          </table:table-cell>
          <table:table-cell table:style-name="ce124"/>
          <table:table-cell table:style-name="ce137" table:formula="of:=IF([.AG152]=&quot;&quot;;&quot;&quot;;SUBSTITUTE(SUBSTITUTE(SUBSTITUTE(SUBSTITUTE(SUBSTITUTE(TRIM([.AG15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2" calcext:value-type="float">
            <text:p>152</text:p>
          </table:table-cell>
          <table:table-cell table:style-name="ce127"/>
          <table:table-cell table:style-name="ce137" table:formula="of:=IF([.L153]=&quot;&quot;;&quot;&quot;;SUBSTITUTE(SUBSTITUTE(SUBSTITUTE(SUBSTITUTE(SUBSTITUTE(TRIM([.L1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0" calcext:value-type="float">
            <text:p>150</text:p>
          </table:table-cell>
          <table:table-cell table:style-name="ce124"/>
          <table:table-cell table:style-name="ce137" table:formula="of:=IF([.S153]=&quot;&quot;;&quot;&quot;;SUBSTITUTE(SUBSTITUTE(SUBSTITUTE(SUBSTITUTE(SUBSTITUTE(TRIM([.S1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0" calcext:value-type="float">
            <text:p>150</text:p>
          </table:table-cell>
          <table:table-cell table:style-name="ce124"/>
          <table:table-cell table:style-name="ce137" table:formula="of:=IF([.Z153]=&quot;&quot;;&quot;&quot;;SUBSTITUTE(SUBSTITUTE(SUBSTITUTE(SUBSTITUTE(SUBSTITUTE(TRIM([.Z1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0" calcext:value-type="float">
            <text:p>150</text:p>
          </table:table-cell>
          <table:table-cell table:style-name="ce124"/>
          <table:table-cell table:style-name="ce137" table:formula="of:=IF([.AG153]=&quot;&quot;;&quot;&quot;;SUBSTITUTE(SUBSTITUTE(SUBSTITUTE(SUBSTITUTE(SUBSTITUTE(TRIM([.AG15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3" calcext:value-type="float">
            <text:p>153</text:p>
          </table:table-cell>
          <table:table-cell table:style-name="ce127"/>
          <table:table-cell table:style-name="ce137" table:formula="of:=IF([.L154]=&quot;&quot;;&quot;&quot;;SUBSTITUTE(SUBSTITUTE(SUBSTITUTE(SUBSTITUTE(SUBSTITUTE(TRIM([.L1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1" calcext:value-type="float">
            <text:p>151</text:p>
          </table:table-cell>
          <table:table-cell table:style-name="ce124"/>
          <table:table-cell table:style-name="ce137" table:formula="of:=IF([.S154]=&quot;&quot;;&quot;&quot;;SUBSTITUTE(SUBSTITUTE(SUBSTITUTE(SUBSTITUTE(SUBSTITUTE(TRIM([.S1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1" calcext:value-type="float">
            <text:p>151</text:p>
          </table:table-cell>
          <table:table-cell table:style-name="ce124"/>
          <table:table-cell table:style-name="ce137" table:formula="of:=IF([.Z154]=&quot;&quot;;&quot;&quot;;SUBSTITUTE(SUBSTITUTE(SUBSTITUTE(SUBSTITUTE(SUBSTITUTE(TRIM([.Z1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1" calcext:value-type="float">
            <text:p>151</text:p>
          </table:table-cell>
          <table:table-cell table:style-name="ce124"/>
          <table:table-cell table:style-name="ce137" table:formula="of:=IF([.AG154]=&quot;&quot;;&quot;&quot;;SUBSTITUTE(SUBSTITUTE(SUBSTITUTE(SUBSTITUTE(SUBSTITUTE(TRIM([.AG15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4" calcext:value-type="float">
            <text:p>154</text:p>
          </table:table-cell>
          <table:table-cell table:style-name="ce127"/>
          <table:table-cell table:style-name="ce137" table:formula="of:=IF([.L155]=&quot;&quot;;&quot;&quot;;SUBSTITUTE(SUBSTITUTE(SUBSTITUTE(SUBSTITUTE(SUBSTITUTE(TRIM([.L1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2" calcext:value-type="float">
            <text:p>152</text:p>
          </table:table-cell>
          <table:table-cell table:style-name="ce124"/>
          <table:table-cell table:style-name="ce137" table:formula="of:=IF([.S155]=&quot;&quot;;&quot;&quot;;SUBSTITUTE(SUBSTITUTE(SUBSTITUTE(SUBSTITUTE(SUBSTITUTE(TRIM([.S1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2" calcext:value-type="float">
            <text:p>152</text:p>
          </table:table-cell>
          <table:table-cell table:style-name="ce124"/>
          <table:table-cell table:style-name="ce137" table:formula="of:=IF([.Z155]=&quot;&quot;;&quot;&quot;;SUBSTITUTE(SUBSTITUTE(SUBSTITUTE(SUBSTITUTE(SUBSTITUTE(TRIM([.Z1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2" calcext:value-type="float">
            <text:p>152</text:p>
          </table:table-cell>
          <table:table-cell table:style-name="ce124"/>
          <table:table-cell table:style-name="ce137" table:formula="of:=IF([.AG155]=&quot;&quot;;&quot;&quot;;SUBSTITUTE(SUBSTITUTE(SUBSTITUTE(SUBSTITUTE(SUBSTITUTE(TRIM([.AG15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5" calcext:value-type="float">
            <text:p>155</text:p>
          </table:table-cell>
          <table:table-cell table:style-name="ce127"/>
          <table:table-cell table:style-name="ce137" table:formula="of:=IF([.L156]=&quot;&quot;;&quot;&quot;;SUBSTITUTE(SUBSTITUTE(SUBSTITUTE(SUBSTITUTE(SUBSTITUTE(TRIM([.L1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3" calcext:value-type="float">
            <text:p>153</text:p>
          </table:table-cell>
          <table:table-cell table:style-name="ce124"/>
          <table:table-cell table:style-name="ce137" table:formula="of:=IF([.S156]=&quot;&quot;;&quot;&quot;;SUBSTITUTE(SUBSTITUTE(SUBSTITUTE(SUBSTITUTE(SUBSTITUTE(TRIM([.S1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3" calcext:value-type="float">
            <text:p>153</text:p>
          </table:table-cell>
          <table:table-cell table:style-name="ce124"/>
          <table:table-cell table:style-name="ce137" table:formula="of:=IF([.Z156]=&quot;&quot;;&quot;&quot;;SUBSTITUTE(SUBSTITUTE(SUBSTITUTE(SUBSTITUTE(SUBSTITUTE(TRIM([.Z1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3" calcext:value-type="float">
            <text:p>153</text:p>
          </table:table-cell>
          <table:table-cell table:style-name="ce124"/>
          <table:table-cell table:style-name="ce137" table:formula="of:=IF([.AG156]=&quot;&quot;;&quot;&quot;;SUBSTITUTE(SUBSTITUTE(SUBSTITUTE(SUBSTITUTE(SUBSTITUTE(TRIM([.AG15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6" calcext:value-type="float">
            <text:p>156</text:p>
          </table:table-cell>
          <table:table-cell table:style-name="ce127"/>
          <table:table-cell table:style-name="ce137" table:formula="of:=IF([.L157]=&quot;&quot;;&quot;&quot;;SUBSTITUTE(SUBSTITUTE(SUBSTITUTE(SUBSTITUTE(SUBSTITUTE(TRIM([.L1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4" calcext:value-type="float">
            <text:p>154</text:p>
          </table:table-cell>
          <table:table-cell table:style-name="ce124"/>
          <table:table-cell table:style-name="ce137" table:formula="of:=IF([.S157]=&quot;&quot;;&quot;&quot;;SUBSTITUTE(SUBSTITUTE(SUBSTITUTE(SUBSTITUTE(SUBSTITUTE(TRIM([.S1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4" calcext:value-type="float">
            <text:p>154</text:p>
          </table:table-cell>
          <table:table-cell table:style-name="ce124"/>
          <table:table-cell table:style-name="ce137" table:formula="of:=IF([.Z157]=&quot;&quot;;&quot;&quot;;SUBSTITUTE(SUBSTITUTE(SUBSTITUTE(SUBSTITUTE(SUBSTITUTE(TRIM([.Z1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4" calcext:value-type="float">
            <text:p>154</text:p>
          </table:table-cell>
          <table:table-cell table:style-name="ce124"/>
          <table:table-cell table:style-name="ce137" table:formula="of:=IF([.AG157]=&quot;&quot;;&quot;&quot;;SUBSTITUTE(SUBSTITUTE(SUBSTITUTE(SUBSTITUTE(SUBSTITUTE(TRIM([.AG15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7" calcext:value-type="float">
            <text:p>157</text:p>
          </table:table-cell>
          <table:table-cell table:style-name="ce127"/>
          <table:table-cell table:style-name="ce137" table:formula="of:=IF([.L158]=&quot;&quot;;&quot;&quot;;SUBSTITUTE(SUBSTITUTE(SUBSTITUTE(SUBSTITUTE(SUBSTITUTE(TRIM([.L1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5" calcext:value-type="float">
            <text:p>155</text:p>
          </table:table-cell>
          <table:table-cell table:style-name="ce124"/>
          <table:table-cell table:style-name="ce137" table:formula="of:=IF([.S158]=&quot;&quot;;&quot;&quot;;SUBSTITUTE(SUBSTITUTE(SUBSTITUTE(SUBSTITUTE(SUBSTITUTE(TRIM([.S1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5" calcext:value-type="float">
            <text:p>155</text:p>
          </table:table-cell>
          <table:table-cell table:style-name="ce124"/>
          <table:table-cell table:style-name="ce137" table:formula="of:=IF([.Z158]=&quot;&quot;;&quot;&quot;;SUBSTITUTE(SUBSTITUTE(SUBSTITUTE(SUBSTITUTE(SUBSTITUTE(TRIM([.Z1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5" calcext:value-type="float">
            <text:p>155</text:p>
          </table:table-cell>
          <table:table-cell table:style-name="ce124"/>
          <table:table-cell table:style-name="ce137" table:formula="of:=IF([.AG158]=&quot;&quot;;&quot;&quot;;SUBSTITUTE(SUBSTITUTE(SUBSTITUTE(SUBSTITUTE(SUBSTITUTE(TRIM([.AG15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8" calcext:value-type="float">
            <text:p>158</text:p>
          </table:table-cell>
          <table:table-cell table:style-name="ce127"/>
          <table:table-cell table:style-name="ce137" table:formula="of:=IF([.L159]=&quot;&quot;;&quot;&quot;;SUBSTITUTE(SUBSTITUTE(SUBSTITUTE(SUBSTITUTE(SUBSTITUTE(TRIM([.L1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6" calcext:value-type="float">
            <text:p>156</text:p>
          </table:table-cell>
          <table:table-cell table:style-name="ce124"/>
          <table:table-cell table:style-name="ce137" table:formula="of:=IF([.S159]=&quot;&quot;;&quot;&quot;;SUBSTITUTE(SUBSTITUTE(SUBSTITUTE(SUBSTITUTE(SUBSTITUTE(TRIM([.S1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6" calcext:value-type="float">
            <text:p>156</text:p>
          </table:table-cell>
          <table:table-cell table:style-name="ce124"/>
          <table:table-cell table:style-name="ce137" table:formula="of:=IF([.Z159]=&quot;&quot;;&quot;&quot;;SUBSTITUTE(SUBSTITUTE(SUBSTITUTE(SUBSTITUTE(SUBSTITUTE(TRIM([.Z1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6" calcext:value-type="float">
            <text:p>156</text:p>
          </table:table-cell>
          <table:table-cell table:style-name="ce124"/>
          <table:table-cell table:style-name="ce137" table:formula="of:=IF([.AG159]=&quot;&quot;;&quot;&quot;;SUBSTITUTE(SUBSTITUTE(SUBSTITUTE(SUBSTITUTE(SUBSTITUTE(TRIM([.AG15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59" calcext:value-type="float">
            <text:p>159</text:p>
          </table:table-cell>
          <table:table-cell table:style-name="ce127"/>
          <table:table-cell table:style-name="ce137" table:formula="of:=IF([.L160]=&quot;&quot;;&quot;&quot;;SUBSTITUTE(SUBSTITUTE(SUBSTITUTE(SUBSTITUTE(SUBSTITUTE(TRIM([.L1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7" calcext:value-type="float">
            <text:p>157</text:p>
          </table:table-cell>
          <table:table-cell table:style-name="ce124"/>
          <table:table-cell table:style-name="ce137" table:formula="of:=IF([.S160]=&quot;&quot;;&quot;&quot;;SUBSTITUTE(SUBSTITUTE(SUBSTITUTE(SUBSTITUTE(SUBSTITUTE(TRIM([.S1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7" calcext:value-type="float">
            <text:p>157</text:p>
          </table:table-cell>
          <table:table-cell table:style-name="ce124"/>
          <table:table-cell table:style-name="ce137" table:formula="of:=IF([.Z160]=&quot;&quot;;&quot;&quot;;SUBSTITUTE(SUBSTITUTE(SUBSTITUTE(SUBSTITUTE(SUBSTITUTE(TRIM([.Z1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7" calcext:value-type="float">
            <text:p>157</text:p>
          </table:table-cell>
          <table:table-cell table:style-name="ce124"/>
          <table:table-cell table:style-name="ce137" table:formula="of:=IF([.AG160]=&quot;&quot;;&quot;&quot;;SUBSTITUTE(SUBSTITUTE(SUBSTITUTE(SUBSTITUTE(SUBSTITUTE(TRIM([.AG16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0" calcext:value-type="float">
            <text:p>160</text:p>
          </table:table-cell>
          <table:table-cell table:style-name="ce127"/>
          <table:table-cell table:style-name="ce137" table:formula="of:=IF([.L161]=&quot;&quot;;&quot;&quot;;SUBSTITUTE(SUBSTITUTE(SUBSTITUTE(SUBSTITUTE(SUBSTITUTE(TRIM([.L1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8" calcext:value-type="float">
            <text:p>158</text:p>
          </table:table-cell>
          <table:table-cell table:style-name="ce124"/>
          <table:table-cell table:style-name="ce137" table:formula="of:=IF([.S161]=&quot;&quot;;&quot;&quot;;SUBSTITUTE(SUBSTITUTE(SUBSTITUTE(SUBSTITUTE(SUBSTITUTE(TRIM([.S1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8" calcext:value-type="float">
            <text:p>158</text:p>
          </table:table-cell>
          <table:table-cell table:style-name="ce124"/>
          <table:table-cell table:style-name="ce137" table:formula="of:=IF([.Z161]=&quot;&quot;;&quot;&quot;;SUBSTITUTE(SUBSTITUTE(SUBSTITUTE(SUBSTITUTE(SUBSTITUTE(TRIM([.Z1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8" calcext:value-type="float">
            <text:p>158</text:p>
          </table:table-cell>
          <table:table-cell table:style-name="ce124"/>
          <table:table-cell table:style-name="ce137" table:formula="of:=IF([.AG161]=&quot;&quot;;&quot;&quot;;SUBSTITUTE(SUBSTITUTE(SUBSTITUTE(SUBSTITUTE(SUBSTITUTE(TRIM([.AG16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1" calcext:value-type="float">
            <text:p>161</text:p>
          </table:table-cell>
          <table:table-cell table:style-name="ce127"/>
          <table:table-cell table:style-name="ce137" table:formula="of:=IF([.L162]=&quot;&quot;;&quot;&quot;;SUBSTITUTE(SUBSTITUTE(SUBSTITUTE(SUBSTITUTE(SUBSTITUTE(TRIM([.L1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9" calcext:value-type="float">
            <text:p>159</text:p>
          </table:table-cell>
          <table:table-cell table:style-name="ce124"/>
          <table:table-cell table:style-name="ce137" table:formula="of:=IF([.S162]=&quot;&quot;;&quot;&quot;;SUBSTITUTE(SUBSTITUTE(SUBSTITUTE(SUBSTITUTE(SUBSTITUTE(TRIM([.S1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9" calcext:value-type="float">
            <text:p>159</text:p>
          </table:table-cell>
          <table:table-cell table:style-name="ce124"/>
          <table:table-cell table:style-name="ce137" table:formula="of:=IF([.Z162]=&quot;&quot;;&quot;&quot;;SUBSTITUTE(SUBSTITUTE(SUBSTITUTE(SUBSTITUTE(SUBSTITUTE(TRIM([.Z1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59" calcext:value-type="float">
            <text:p>159</text:p>
          </table:table-cell>
          <table:table-cell table:style-name="ce124"/>
          <table:table-cell table:style-name="ce137" table:formula="of:=IF([.AG162]=&quot;&quot;;&quot;&quot;;SUBSTITUTE(SUBSTITUTE(SUBSTITUTE(SUBSTITUTE(SUBSTITUTE(TRIM([.AG16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2" calcext:value-type="float">
            <text:p>162</text:p>
          </table:table-cell>
          <table:table-cell table:style-name="ce127"/>
          <table:table-cell table:style-name="ce137" table:formula="of:=IF([.L163]=&quot;&quot;;&quot;&quot;;SUBSTITUTE(SUBSTITUTE(SUBSTITUTE(SUBSTITUTE(SUBSTITUTE(TRIM([.L1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0" calcext:value-type="float">
            <text:p>160</text:p>
          </table:table-cell>
          <table:table-cell table:style-name="ce124"/>
          <table:table-cell table:style-name="ce137" table:formula="of:=IF([.S163]=&quot;&quot;;&quot;&quot;;SUBSTITUTE(SUBSTITUTE(SUBSTITUTE(SUBSTITUTE(SUBSTITUTE(TRIM([.S1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0" calcext:value-type="float">
            <text:p>160</text:p>
          </table:table-cell>
          <table:table-cell table:style-name="ce124"/>
          <table:table-cell table:style-name="ce137" table:formula="of:=IF([.Z163]=&quot;&quot;;&quot;&quot;;SUBSTITUTE(SUBSTITUTE(SUBSTITUTE(SUBSTITUTE(SUBSTITUTE(TRIM([.Z1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0" calcext:value-type="float">
            <text:p>160</text:p>
          </table:table-cell>
          <table:table-cell table:style-name="ce124"/>
          <table:table-cell table:style-name="ce137" table:formula="of:=IF([.AG163]=&quot;&quot;;&quot;&quot;;SUBSTITUTE(SUBSTITUTE(SUBSTITUTE(SUBSTITUTE(SUBSTITUTE(TRIM([.AG16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3" calcext:value-type="float">
            <text:p>163</text:p>
          </table:table-cell>
          <table:table-cell table:style-name="ce127"/>
          <table:table-cell table:style-name="ce137" table:formula="of:=IF([.L164]=&quot;&quot;;&quot;&quot;;SUBSTITUTE(SUBSTITUTE(SUBSTITUTE(SUBSTITUTE(SUBSTITUTE(TRIM([.L1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1" calcext:value-type="float">
            <text:p>161</text:p>
          </table:table-cell>
          <table:table-cell table:style-name="ce124"/>
          <table:table-cell table:style-name="ce137" table:formula="of:=IF([.S164]=&quot;&quot;;&quot;&quot;;SUBSTITUTE(SUBSTITUTE(SUBSTITUTE(SUBSTITUTE(SUBSTITUTE(TRIM([.S1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1" calcext:value-type="float">
            <text:p>161</text:p>
          </table:table-cell>
          <table:table-cell table:style-name="ce124"/>
          <table:table-cell table:style-name="ce137" table:formula="of:=IF([.Z164]=&quot;&quot;;&quot;&quot;;SUBSTITUTE(SUBSTITUTE(SUBSTITUTE(SUBSTITUTE(SUBSTITUTE(TRIM([.Z1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1" calcext:value-type="float">
            <text:p>161</text:p>
          </table:table-cell>
          <table:table-cell table:style-name="ce124"/>
          <table:table-cell table:style-name="ce137" table:formula="of:=IF([.AG164]=&quot;&quot;;&quot;&quot;;SUBSTITUTE(SUBSTITUTE(SUBSTITUTE(SUBSTITUTE(SUBSTITUTE(TRIM([.AG16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4" calcext:value-type="float">
            <text:p>164</text:p>
          </table:table-cell>
          <table:table-cell table:style-name="ce127"/>
          <table:table-cell table:style-name="ce137" table:formula="of:=IF([.L165]=&quot;&quot;;&quot;&quot;;SUBSTITUTE(SUBSTITUTE(SUBSTITUTE(SUBSTITUTE(SUBSTITUTE(TRIM([.L1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2" calcext:value-type="float">
            <text:p>162</text:p>
          </table:table-cell>
          <table:table-cell table:style-name="ce124"/>
          <table:table-cell table:style-name="ce137" table:formula="of:=IF([.S165]=&quot;&quot;;&quot;&quot;;SUBSTITUTE(SUBSTITUTE(SUBSTITUTE(SUBSTITUTE(SUBSTITUTE(TRIM([.S1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2" calcext:value-type="float">
            <text:p>162</text:p>
          </table:table-cell>
          <table:table-cell table:style-name="ce124"/>
          <table:table-cell table:style-name="ce137" table:formula="of:=IF([.Z165]=&quot;&quot;;&quot;&quot;;SUBSTITUTE(SUBSTITUTE(SUBSTITUTE(SUBSTITUTE(SUBSTITUTE(TRIM([.Z1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2" calcext:value-type="float">
            <text:p>162</text:p>
          </table:table-cell>
          <table:table-cell table:style-name="ce124"/>
          <table:table-cell table:style-name="ce137" table:formula="of:=IF([.AG165]=&quot;&quot;;&quot;&quot;;SUBSTITUTE(SUBSTITUTE(SUBSTITUTE(SUBSTITUTE(SUBSTITUTE(TRIM([.AG16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5" calcext:value-type="float">
            <text:p>165</text:p>
          </table:table-cell>
          <table:table-cell table:style-name="ce127"/>
          <table:table-cell table:style-name="ce137" table:formula="of:=IF([.L166]=&quot;&quot;;&quot;&quot;;SUBSTITUTE(SUBSTITUTE(SUBSTITUTE(SUBSTITUTE(SUBSTITUTE(TRIM([.L1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3" calcext:value-type="float">
            <text:p>163</text:p>
          </table:table-cell>
          <table:table-cell table:style-name="ce124"/>
          <table:table-cell table:style-name="ce137" table:formula="of:=IF([.S166]=&quot;&quot;;&quot;&quot;;SUBSTITUTE(SUBSTITUTE(SUBSTITUTE(SUBSTITUTE(SUBSTITUTE(TRIM([.S1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3" calcext:value-type="float">
            <text:p>163</text:p>
          </table:table-cell>
          <table:table-cell table:style-name="ce124"/>
          <table:table-cell table:style-name="ce137" table:formula="of:=IF([.Z166]=&quot;&quot;;&quot;&quot;;SUBSTITUTE(SUBSTITUTE(SUBSTITUTE(SUBSTITUTE(SUBSTITUTE(TRIM([.Z1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3" calcext:value-type="float">
            <text:p>163</text:p>
          </table:table-cell>
          <table:table-cell table:style-name="ce124"/>
          <table:table-cell table:style-name="ce137" table:formula="of:=IF([.AG166]=&quot;&quot;;&quot;&quot;;SUBSTITUTE(SUBSTITUTE(SUBSTITUTE(SUBSTITUTE(SUBSTITUTE(TRIM([.AG16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6" calcext:value-type="float">
            <text:p>166</text:p>
          </table:table-cell>
          <table:table-cell table:style-name="ce127"/>
          <table:table-cell table:style-name="ce137" table:formula="of:=IF([.L167]=&quot;&quot;;&quot;&quot;;SUBSTITUTE(SUBSTITUTE(SUBSTITUTE(SUBSTITUTE(SUBSTITUTE(TRIM([.L1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4" calcext:value-type="float">
            <text:p>164</text:p>
          </table:table-cell>
          <table:table-cell table:style-name="ce124"/>
          <table:table-cell table:style-name="ce137" table:formula="of:=IF([.S167]=&quot;&quot;;&quot;&quot;;SUBSTITUTE(SUBSTITUTE(SUBSTITUTE(SUBSTITUTE(SUBSTITUTE(TRIM([.S1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4" calcext:value-type="float">
            <text:p>164</text:p>
          </table:table-cell>
          <table:table-cell table:style-name="ce124"/>
          <table:table-cell table:style-name="ce137" table:formula="of:=IF([.Z167]=&quot;&quot;;&quot;&quot;;SUBSTITUTE(SUBSTITUTE(SUBSTITUTE(SUBSTITUTE(SUBSTITUTE(TRIM([.Z1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4" calcext:value-type="float">
            <text:p>164</text:p>
          </table:table-cell>
          <table:table-cell table:style-name="ce124"/>
          <table:table-cell table:style-name="ce137" table:formula="of:=IF([.AG167]=&quot;&quot;;&quot;&quot;;SUBSTITUTE(SUBSTITUTE(SUBSTITUTE(SUBSTITUTE(SUBSTITUTE(TRIM([.AG16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7" calcext:value-type="float">
            <text:p>167</text:p>
          </table:table-cell>
          <table:table-cell table:style-name="ce127"/>
          <table:table-cell table:style-name="ce137" table:formula="of:=IF([.L168]=&quot;&quot;;&quot;&quot;;SUBSTITUTE(SUBSTITUTE(SUBSTITUTE(SUBSTITUTE(SUBSTITUTE(TRIM([.L1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5" calcext:value-type="float">
            <text:p>165</text:p>
          </table:table-cell>
          <table:table-cell table:style-name="ce124"/>
          <table:table-cell table:style-name="ce137" table:formula="of:=IF([.S168]=&quot;&quot;;&quot;&quot;;SUBSTITUTE(SUBSTITUTE(SUBSTITUTE(SUBSTITUTE(SUBSTITUTE(TRIM([.S1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5" calcext:value-type="float">
            <text:p>165</text:p>
          </table:table-cell>
          <table:table-cell table:style-name="ce124"/>
          <table:table-cell table:style-name="ce137" table:formula="of:=IF([.Z168]=&quot;&quot;;&quot;&quot;;SUBSTITUTE(SUBSTITUTE(SUBSTITUTE(SUBSTITUTE(SUBSTITUTE(TRIM([.Z1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5" calcext:value-type="float">
            <text:p>165</text:p>
          </table:table-cell>
          <table:table-cell table:style-name="ce124"/>
          <table:table-cell table:style-name="ce137" table:formula="of:=IF([.AG168]=&quot;&quot;;&quot;&quot;;SUBSTITUTE(SUBSTITUTE(SUBSTITUTE(SUBSTITUTE(SUBSTITUTE(TRIM([.AG16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8" calcext:value-type="float">
            <text:p>168</text:p>
          </table:table-cell>
          <table:table-cell table:style-name="ce127"/>
          <table:table-cell table:style-name="ce137" table:formula="of:=IF([.L169]=&quot;&quot;;&quot;&quot;;SUBSTITUTE(SUBSTITUTE(SUBSTITUTE(SUBSTITUTE(SUBSTITUTE(TRIM([.L1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6" calcext:value-type="float">
            <text:p>166</text:p>
          </table:table-cell>
          <table:table-cell table:style-name="ce124"/>
          <table:table-cell table:style-name="ce137" table:formula="of:=IF([.S169]=&quot;&quot;;&quot;&quot;;SUBSTITUTE(SUBSTITUTE(SUBSTITUTE(SUBSTITUTE(SUBSTITUTE(TRIM([.S1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6" calcext:value-type="float">
            <text:p>166</text:p>
          </table:table-cell>
          <table:table-cell table:style-name="ce124"/>
          <table:table-cell table:style-name="ce137" table:formula="of:=IF([.Z169]=&quot;&quot;;&quot;&quot;;SUBSTITUTE(SUBSTITUTE(SUBSTITUTE(SUBSTITUTE(SUBSTITUTE(TRIM([.Z1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6" calcext:value-type="float">
            <text:p>166</text:p>
          </table:table-cell>
          <table:table-cell table:style-name="ce124"/>
          <table:table-cell table:style-name="ce137" table:formula="of:=IF([.AG169]=&quot;&quot;;&quot;&quot;;SUBSTITUTE(SUBSTITUTE(SUBSTITUTE(SUBSTITUTE(SUBSTITUTE(TRIM([.AG16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69" calcext:value-type="float">
            <text:p>169</text:p>
          </table:table-cell>
          <table:table-cell table:style-name="ce127"/>
          <table:table-cell table:style-name="ce137" table:formula="of:=IF([.L170]=&quot;&quot;;&quot;&quot;;SUBSTITUTE(SUBSTITUTE(SUBSTITUTE(SUBSTITUTE(SUBSTITUTE(TRIM([.L1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7" calcext:value-type="float">
            <text:p>167</text:p>
          </table:table-cell>
          <table:table-cell table:style-name="ce124"/>
          <table:table-cell table:style-name="ce137" table:formula="of:=IF([.S170]=&quot;&quot;;&quot;&quot;;SUBSTITUTE(SUBSTITUTE(SUBSTITUTE(SUBSTITUTE(SUBSTITUTE(TRIM([.S1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7" calcext:value-type="float">
            <text:p>167</text:p>
          </table:table-cell>
          <table:table-cell table:style-name="ce124"/>
          <table:table-cell table:style-name="ce137" table:formula="of:=IF([.Z170]=&quot;&quot;;&quot;&quot;;SUBSTITUTE(SUBSTITUTE(SUBSTITUTE(SUBSTITUTE(SUBSTITUTE(TRIM([.Z1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7" calcext:value-type="float">
            <text:p>167</text:p>
          </table:table-cell>
          <table:table-cell table:style-name="ce124"/>
          <table:table-cell table:style-name="ce137" table:formula="of:=IF([.AG170]=&quot;&quot;;&quot;&quot;;SUBSTITUTE(SUBSTITUTE(SUBSTITUTE(SUBSTITUTE(SUBSTITUTE(TRIM([.AG17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0" calcext:value-type="float">
            <text:p>170</text:p>
          </table:table-cell>
          <table:table-cell table:style-name="ce127"/>
          <table:table-cell table:style-name="ce137" table:formula="of:=IF([.L171]=&quot;&quot;;&quot;&quot;;SUBSTITUTE(SUBSTITUTE(SUBSTITUTE(SUBSTITUTE(SUBSTITUTE(TRIM([.L1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8" calcext:value-type="float">
            <text:p>168</text:p>
          </table:table-cell>
          <table:table-cell table:style-name="ce124"/>
          <table:table-cell table:style-name="ce137" table:formula="of:=IF([.S171]=&quot;&quot;;&quot;&quot;;SUBSTITUTE(SUBSTITUTE(SUBSTITUTE(SUBSTITUTE(SUBSTITUTE(TRIM([.S1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8" calcext:value-type="float">
            <text:p>168</text:p>
          </table:table-cell>
          <table:table-cell table:style-name="ce124"/>
          <table:table-cell table:style-name="ce137" table:formula="of:=IF([.Z171]=&quot;&quot;;&quot;&quot;;SUBSTITUTE(SUBSTITUTE(SUBSTITUTE(SUBSTITUTE(SUBSTITUTE(TRIM([.Z1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8" calcext:value-type="float">
            <text:p>168</text:p>
          </table:table-cell>
          <table:table-cell table:style-name="ce124"/>
          <table:table-cell table:style-name="ce137" table:formula="of:=IF([.AG171]=&quot;&quot;;&quot;&quot;;SUBSTITUTE(SUBSTITUTE(SUBSTITUTE(SUBSTITUTE(SUBSTITUTE(TRIM([.AG17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1" calcext:value-type="float">
            <text:p>171</text:p>
          </table:table-cell>
          <table:table-cell table:style-name="ce127"/>
          <table:table-cell table:style-name="ce137" table:formula="of:=IF([.L172]=&quot;&quot;;&quot;&quot;;SUBSTITUTE(SUBSTITUTE(SUBSTITUTE(SUBSTITUTE(SUBSTITUTE(TRIM([.L1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9" calcext:value-type="float">
            <text:p>169</text:p>
          </table:table-cell>
          <table:table-cell table:style-name="ce124"/>
          <table:table-cell table:style-name="ce137" table:formula="of:=IF([.S172]=&quot;&quot;;&quot;&quot;;SUBSTITUTE(SUBSTITUTE(SUBSTITUTE(SUBSTITUTE(SUBSTITUTE(TRIM([.S1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9" calcext:value-type="float">
            <text:p>169</text:p>
          </table:table-cell>
          <table:table-cell table:style-name="ce124"/>
          <table:table-cell table:style-name="ce137" table:formula="of:=IF([.Z172]=&quot;&quot;;&quot;&quot;;SUBSTITUTE(SUBSTITUTE(SUBSTITUTE(SUBSTITUTE(SUBSTITUTE(TRIM([.Z1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69" calcext:value-type="float">
            <text:p>169</text:p>
          </table:table-cell>
          <table:table-cell table:style-name="ce124"/>
          <table:table-cell table:style-name="ce137" table:formula="of:=IF([.AG172]=&quot;&quot;;&quot;&quot;;SUBSTITUTE(SUBSTITUTE(SUBSTITUTE(SUBSTITUTE(SUBSTITUTE(TRIM([.AG17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2" calcext:value-type="float">
            <text:p>172</text:p>
          </table:table-cell>
          <table:table-cell table:style-name="ce127"/>
          <table:table-cell table:style-name="ce137" table:formula="of:=IF([.L173]=&quot;&quot;;&quot;&quot;;SUBSTITUTE(SUBSTITUTE(SUBSTITUTE(SUBSTITUTE(SUBSTITUTE(TRIM([.L1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0" calcext:value-type="float">
            <text:p>170</text:p>
          </table:table-cell>
          <table:table-cell table:style-name="ce124"/>
          <table:table-cell table:style-name="ce137" table:formula="of:=IF([.S173]=&quot;&quot;;&quot;&quot;;SUBSTITUTE(SUBSTITUTE(SUBSTITUTE(SUBSTITUTE(SUBSTITUTE(TRIM([.S1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0" calcext:value-type="float">
            <text:p>170</text:p>
          </table:table-cell>
          <table:table-cell table:style-name="ce124"/>
          <table:table-cell table:style-name="ce137" table:formula="of:=IF([.Z173]=&quot;&quot;;&quot;&quot;;SUBSTITUTE(SUBSTITUTE(SUBSTITUTE(SUBSTITUTE(SUBSTITUTE(TRIM([.Z1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0" calcext:value-type="float">
            <text:p>170</text:p>
          </table:table-cell>
          <table:table-cell table:style-name="ce124"/>
          <table:table-cell table:style-name="ce137" table:formula="of:=IF([.AG173]=&quot;&quot;;&quot;&quot;;SUBSTITUTE(SUBSTITUTE(SUBSTITUTE(SUBSTITUTE(SUBSTITUTE(TRIM([.AG17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3" calcext:value-type="float">
            <text:p>173</text:p>
          </table:table-cell>
          <table:table-cell table:style-name="ce127"/>
          <table:table-cell table:style-name="ce137" table:formula="of:=IF([.L174]=&quot;&quot;;&quot;&quot;;SUBSTITUTE(SUBSTITUTE(SUBSTITUTE(SUBSTITUTE(SUBSTITUTE(TRIM([.L1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1" calcext:value-type="float">
            <text:p>171</text:p>
          </table:table-cell>
          <table:table-cell table:style-name="ce124"/>
          <table:table-cell table:style-name="ce137" table:formula="of:=IF([.S174]=&quot;&quot;;&quot;&quot;;SUBSTITUTE(SUBSTITUTE(SUBSTITUTE(SUBSTITUTE(SUBSTITUTE(TRIM([.S1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1" calcext:value-type="float">
            <text:p>171</text:p>
          </table:table-cell>
          <table:table-cell table:style-name="ce124"/>
          <table:table-cell table:style-name="ce137" table:formula="of:=IF([.Z174]=&quot;&quot;;&quot;&quot;;SUBSTITUTE(SUBSTITUTE(SUBSTITUTE(SUBSTITUTE(SUBSTITUTE(TRIM([.Z1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1" calcext:value-type="float">
            <text:p>171</text:p>
          </table:table-cell>
          <table:table-cell table:style-name="ce124"/>
          <table:table-cell table:style-name="ce137" table:formula="of:=IF([.AG174]=&quot;&quot;;&quot;&quot;;SUBSTITUTE(SUBSTITUTE(SUBSTITUTE(SUBSTITUTE(SUBSTITUTE(TRIM([.AG17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4" calcext:value-type="float">
            <text:p>174</text:p>
          </table:table-cell>
          <table:table-cell table:style-name="ce127"/>
          <table:table-cell table:style-name="ce137" table:formula="of:=IF([.L175]=&quot;&quot;;&quot;&quot;;SUBSTITUTE(SUBSTITUTE(SUBSTITUTE(SUBSTITUTE(SUBSTITUTE(TRIM([.L1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2" calcext:value-type="float">
            <text:p>172</text:p>
          </table:table-cell>
          <table:table-cell table:style-name="ce124"/>
          <table:table-cell table:style-name="ce137" table:formula="of:=IF([.S175]=&quot;&quot;;&quot;&quot;;SUBSTITUTE(SUBSTITUTE(SUBSTITUTE(SUBSTITUTE(SUBSTITUTE(TRIM([.S1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2" calcext:value-type="float">
            <text:p>172</text:p>
          </table:table-cell>
          <table:table-cell table:style-name="ce124"/>
          <table:table-cell table:style-name="ce137" table:formula="of:=IF([.Z175]=&quot;&quot;;&quot;&quot;;SUBSTITUTE(SUBSTITUTE(SUBSTITUTE(SUBSTITUTE(SUBSTITUTE(TRIM([.Z1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2" calcext:value-type="float">
            <text:p>172</text:p>
          </table:table-cell>
          <table:table-cell table:style-name="ce124"/>
          <table:table-cell table:style-name="ce137" table:formula="of:=IF([.AG175]=&quot;&quot;;&quot;&quot;;SUBSTITUTE(SUBSTITUTE(SUBSTITUTE(SUBSTITUTE(SUBSTITUTE(TRIM([.AG17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5" calcext:value-type="float">
            <text:p>175</text:p>
          </table:table-cell>
          <table:table-cell table:style-name="ce127"/>
          <table:table-cell table:style-name="ce137" table:formula="of:=IF([.L176]=&quot;&quot;;&quot;&quot;;SUBSTITUTE(SUBSTITUTE(SUBSTITUTE(SUBSTITUTE(SUBSTITUTE(TRIM([.L1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3" calcext:value-type="float">
            <text:p>173</text:p>
          </table:table-cell>
          <table:table-cell table:style-name="ce124"/>
          <table:table-cell table:style-name="ce137" table:formula="of:=IF([.S176]=&quot;&quot;;&quot;&quot;;SUBSTITUTE(SUBSTITUTE(SUBSTITUTE(SUBSTITUTE(SUBSTITUTE(TRIM([.S1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3" calcext:value-type="float">
            <text:p>173</text:p>
          </table:table-cell>
          <table:table-cell table:style-name="ce124"/>
          <table:table-cell table:style-name="ce137" table:formula="of:=IF([.Z176]=&quot;&quot;;&quot;&quot;;SUBSTITUTE(SUBSTITUTE(SUBSTITUTE(SUBSTITUTE(SUBSTITUTE(TRIM([.Z1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3" calcext:value-type="float">
            <text:p>173</text:p>
          </table:table-cell>
          <table:table-cell table:style-name="ce124"/>
          <table:table-cell table:style-name="ce137" table:formula="of:=IF([.AG176]=&quot;&quot;;&quot;&quot;;SUBSTITUTE(SUBSTITUTE(SUBSTITUTE(SUBSTITUTE(SUBSTITUTE(TRIM([.AG17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6" calcext:value-type="float">
            <text:p>176</text:p>
          </table:table-cell>
          <table:table-cell table:style-name="ce127"/>
          <table:table-cell table:style-name="ce137" table:formula="of:=IF([.L177]=&quot;&quot;;&quot;&quot;;SUBSTITUTE(SUBSTITUTE(SUBSTITUTE(SUBSTITUTE(SUBSTITUTE(TRIM([.L1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4" calcext:value-type="float">
            <text:p>174</text:p>
          </table:table-cell>
          <table:table-cell table:style-name="ce124"/>
          <table:table-cell table:style-name="ce137" table:formula="of:=IF([.S177]=&quot;&quot;;&quot;&quot;;SUBSTITUTE(SUBSTITUTE(SUBSTITUTE(SUBSTITUTE(SUBSTITUTE(TRIM([.S1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4" calcext:value-type="float">
            <text:p>174</text:p>
          </table:table-cell>
          <table:table-cell table:style-name="ce124"/>
          <table:table-cell table:style-name="ce137" table:formula="of:=IF([.Z177]=&quot;&quot;;&quot;&quot;;SUBSTITUTE(SUBSTITUTE(SUBSTITUTE(SUBSTITUTE(SUBSTITUTE(TRIM([.Z1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4" calcext:value-type="float">
            <text:p>174</text:p>
          </table:table-cell>
          <table:table-cell table:style-name="ce124"/>
          <table:table-cell table:style-name="ce137" table:formula="of:=IF([.AG177]=&quot;&quot;;&quot;&quot;;SUBSTITUTE(SUBSTITUTE(SUBSTITUTE(SUBSTITUTE(SUBSTITUTE(TRIM([.AG17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7" calcext:value-type="float">
            <text:p>177</text:p>
          </table:table-cell>
          <table:table-cell table:style-name="ce127"/>
          <table:table-cell table:style-name="ce137" table:formula="of:=IF([.L178]=&quot;&quot;;&quot;&quot;;SUBSTITUTE(SUBSTITUTE(SUBSTITUTE(SUBSTITUTE(SUBSTITUTE(TRIM([.L1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5" calcext:value-type="float">
            <text:p>175</text:p>
          </table:table-cell>
          <table:table-cell table:style-name="ce124"/>
          <table:table-cell table:style-name="ce137" table:formula="of:=IF([.S178]=&quot;&quot;;&quot;&quot;;SUBSTITUTE(SUBSTITUTE(SUBSTITUTE(SUBSTITUTE(SUBSTITUTE(TRIM([.S1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5" calcext:value-type="float">
            <text:p>175</text:p>
          </table:table-cell>
          <table:table-cell table:style-name="ce124"/>
          <table:table-cell table:style-name="ce137" table:formula="of:=IF([.Z178]=&quot;&quot;;&quot;&quot;;SUBSTITUTE(SUBSTITUTE(SUBSTITUTE(SUBSTITUTE(SUBSTITUTE(TRIM([.Z1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5" calcext:value-type="float">
            <text:p>175</text:p>
          </table:table-cell>
          <table:table-cell table:style-name="ce124"/>
          <table:table-cell table:style-name="ce137" table:formula="of:=IF([.AG178]=&quot;&quot;;&quot;&quot;;SUBSTITUTE(SUBSTITUTE(SUBSTITUTE(SUBSTITUTE(SUBSTITUTE(TRIM([.AG17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8" calcext:value-type="float">
            <text:p>178</text:p>
          </table:table-cell>
          <table:table-cell table:style-name="ce127"/>
          <table:table-cell table:style-name="ce137" table:formula="of:=IF([.L179]=&quot;&quot;;&quot;&quot;;SUBSTITUTE(SUBSTITUTE(SUBSTITUTE(SUBSTITUTE(SUBSTITUTE(TRIM([.L1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6" calcext:value-type="float">
            <text:p>176</text:p>
          </table:table-cell>
          <table:table-cell table:style-name="ce124"/>
          <table:table-cell table:style-name="ce137" table:formula="of:=IF([.S179]=&quot;&quot;;&quot;&quot;;SUBSTITUTE(SUBSTITUTE(SUBSTITUTE(SUBSTITUTE(SUBSTITUTE(TRIM([.S1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6" calcext:value-type="float">
            <text:p>176</text:p>
          </table:table-cell>
          <table:table-cell table:style-name="ce124"/>
          <table:table-cell table:style-name="ce137" table:formula="of:=IF([.Z179]=&quot;&quot;;&quot;&quot;;SUBSTITUTE(SUBSTITUTE(SUBSTITUTE(SUBSTITUTE(SUBSTITUTE(TRIM([.Z1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6" calcext:value-type="float">
            <text:p>176</text:p>
          </table:table-cell>
          <table:table-cell table:style-name="ce124"/>
          <table:table-cell table:style-name="ce137" table:formula="of:=IF([.AG179]=&quot;&quot;;&quot;&quot;;SUBSTITUTE(SUBSTITUTE(SUBSTITUTE(SUBSTITUTE(SUBSTITUTE(TRIM([.AG17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79" calcext:value-type="float">
            <text:p>179</text:p>
          </table:table-cell>
          <table:table-cell table:style-name="ce127"/>
          <table:table-cell table:style-name="ce137" table:formula="of:=IF([.L180]=&quot;&quot;;&quot;&quot;;SUBSTITUTE(SUBSTITUTE(SUBSTITUTE(SUBSTITUTE(SUBSTITUTE(TRIM([.L1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7" calcext:value-type="float">
            <text:p>177</text:p>
          </table:table-cell>
          <table:table-cell table:style-name="ce124"/>
          <table:table-cell table:style-name="ce137" table:formula="of:=IF([.S180]=&quot;&quot;;&quot;&quot;;SUBSTITUTE(SUBSTITUTE(SUBSTITUTE(SUBSTITUTE(SUBSTITUTE(TRIM([.S1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7" calcext:value-type="float">
            <text:p>177</text:p>
          </table:table-cell>
          <table:table-cell table:style-name="ce124"/>
          <table:table-cell table:style-name="ce137" table:formula="of:=IF([.Z180]=&quot;&quot;;&quot;&quot;;SUBSTITUTE(SUBSTITUTE(SUBSTITUTE(SUBSTITUTE(SUBSTITUTE(TRIM([.Z1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7" calcext:value-type="float">
            <text:p>177</text:p>
          </table:table-cell>
          <table:table-cell table:style-name="ce124"/>
          <table:table-cell table:style-name="ce137" table:formula="of:=IF([.AG180]=&quot;&quot;;&quot;&quot;;SUBSTITUTE(SUBSTITUTE(SUBSTITUTE(SUBSTITUTE(SUBSTITUTE(TRIM([.AG18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0" calcext:value-type="float">
            <text:p>180</text:p>
          </table:table-cell>
          <table:table-cell table:style-name="ce127"/>
          <table:table-cell table:style-name="ce137" table:formula="of:=IF([.L181]=&quot;&quot;;&quot;&quot;;SUBSTITUTE(SUBSTITUTE(SUBSTITUTE(SUBSTITUTE(SUBSTITUTE(TRIM([.L1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8" calcext:value-type="float">
            <text:p>178</text:p>
          </table:table-cell>
          <table:table-cell table:style-name="ce124"/>
          <table:table-cell table:style-name="ce137" table:formula="of:=IF([.S181]=&quot;&quot;;&quot;&quot;;SUBSTITUTE(SUBSTITUTE(SUBSTITUTE(SUBSTITUTE(SUBSTITUTE(TRIM([.S1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8" calcext:value-type="float">
            <text:p>178</text:p>
          </table:table-cell>
          <table:table-cell table:style-name="ce124"/>
          <table:table-cell table:style-name="ce137" table:formula="of:=IF([.Z181]=&quot;&quot;;&quot;&quot;;SUBSTITUTE(SUBSTITUTE(SUBSTITUTE(SUBSTITUTE(SUBSTITUTE(TRIM([.Z1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8" calcext:value-type="float">
            <text:p>178</text:p>
          </table:table-cell>
          <table:table-cell table:style-name="ce124"/>
          <table:table-cell table:style-name="ce137" table:formula="of:=IF([.AG181]=&quot;&quot;;&quot;&quot;;SUBSTITUTE(SUBSTITUTE(SUBSTITUTE(SUBSTITUTE(SUBSTITUTE(TRIM([.AG18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1" calcext:value-type="float">
            <text:p>181</text:p>
          </table:table-cell>
          <table:table-cell table:style-name="ce127"/>
          <table:table-cell table:style-name="ce137" table:formula="of:=IF([.L182]=&quot;&quot;;&quot;&quot;;SUBSTITUTE(SUBSTITUTE(SUBSTITUTE(SUBSTITUTE(SUBSTITUTE(TRIM([.L1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9" calcext:value-type="float">
            <text:p>179</text:p>
          </table:table-cell>
          <table:table-cell table:style-name="ce124"/>
          <table:table-cell table:style-name="ce137" table:formula="of:=IF([.S182]=&quot;&quot;;&quot;&quot;;SUBSTITUTE(SUBSTITUTE(SUBSTITUTE(SUBSTITUTE(SUBSTITUTE(TRIM([.S1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9" calcext:value-type="float">
            <text:p>179</text:p>
          </table:table-cell>
          <table:table-cell table:style-name="ce124"/>
          <table:table-cell table:style-name="ce137" table:formula="of:=IF([.Z182]=&quot;&quot;;&quot;&quot;;SUBSTITUTE(SUBSTITUTE(SUBSTITUTE(SUBSTITUTE(SUBSTITUTE(TRIM([.Z1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79" calcext:value-type="float">
            <text:p>179</text:p>
          </table:table-cell>
          <table:table-cell table:style-name="ce124"/>
          <table:table-cell table:style-name="ce137" table:formula="of:=IF([.AG182]=&quot;&quot;;&quot;&quot;;SUBSTITUTE(SUBSTITUTE(SUBSTITUTE(SUBSTITUTE(SUBSTITUTE(TRIM([.AG18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2" calcext:value-type="float">
            <text:p>182</text:p>
          </table:table-cell>
          <table:table-cell table:style-name="ce127"/>
          <table:table-cell table:style-name="ce137" table:formula="of:=IF([.L183]=&quot;&quot;;&quot;&quot;;SUBSTITUTE(SUBSTITUTE(SUBSTITUTE(SUBSTITUTE(SUBSTITUTE(TRIM([.L1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0" calcext:value-type="float">
            <text:p>180</text:p>
          </table:table-cell>
          <table:table-cell table:style-name="ce124"/>
          <table:table-cell table:style-name="ce137" table:formula="of:=IF([.S183]=&quot;&quot;;&quot;&quot;;SUBSTITUTE(SUBSTITUTE(SUBSTITUTE(SUBSTITUTE(SUBSTITUTE(TRIM([.S1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0" calcext:value-type="float">
            <text:p>180</text:p>
          </table:table-cell>
          <table:table-cell table:style-name="ce124"/>
          <table:table-cell table:style-name="ce137" table:formula="of:=IF([.Z183]=&quot;&quot;;&quot;&quot;;SUBSTITUTE(SUBSTITUTE(SUBSTITUTE(SUBSTITUTE(SUBSTITUTE(TRIM([.Z1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0" calcext:value-type="float">
            <text:p>180</text:p>
          </table:table-cell>
          <table:table-cell table:style-name="ce124"/>
          <table:table-cell table:style-name="ce137" table:formula="of:=IF([.AG183]=&quot;&quot;;&quot;&quot;;SUBSTITUTE(SUBSTITUTE(SUBSTITUTE(SUBSTITUTE(SUBSTITUTE(TRIM([.AG18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3" calcext:value-type="float">
            <text:p>183</text:p>
          </table:table-cell>
          <table:table-cell table:style-name="ce127"/>
          <table:table-cell table:style-name="ce137" table:formula="of:=IF([.L184]=&quot;&quot;;&quot;&quot;;SUBSTITUTE(SUBSTITUTE(SUBSTITUTE(SUBSTITUTE(SUBSTITUTE(TRIM([.L1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1" calcext:value-type="float">
            <text:p>181</text:p>
          </table:table-cell>
          <table:table-cell table:style-name="ce124"/>
          <table:table-cell table:style-name="ce137" table:formula="of:=IF([.S184]=&quot;&quot;;&quot;&quot;;SUBSTITUTE(SUBSTITUTE(SUBSTITUTE(SUBSTITUTE(SUBSTITUTE(TRIM([.S1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1" calcext:value-type="float">
            <text:p>181</text:p>
          </table:table-cell>
          <table:table-cell table:style-name="ce124"/>
          <table:table-cell table:style-name="ce137" table:formula="of:=IF([.Z184]=&quot;&quot;;&quot;&quot;;SUBSTITUTE(SUBSTITUTE(SUBSTITUTE(SUBSTITUTE(SUBSTITUTE(TRIM([.Z1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1" calcext:value-type="float">
            <text:p>181</text:p>
          </table:table-cell>
          <table:table-cell table:style-name="ce124"/>
          <table:table-cell table:style-name="ce137" table:formula="of:=IF([.AG184]=&quot;&quot;;&quot;&quot;;SUBSTITUTE(SUBSTITUTE(SUBSTITUTE(SUBSTITUTE(SUBSTITUTE(TRIM([.AG18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4" calcext:value-type="float">
            <text:p>184</text:p>
          </table:table-cell>
          <table:table-cell table:style-name="ce127"/>
          <table:table-cell table:style-name="ce137" table:formula="of:=IF([.L185]=&quot;&quot;;&quot;&quot;;SUBSTITUTE(SUBSTITUTE(SUBSTITUTE(SUBSTITUTE(SUBSTITUTE(TRIM([.L1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2" calcext:value-type="float">
            <text:p>182</text:p>
          </table:table-cell>
          <table:table-cell table:style-name="ce124"/>
          <table:table-cell table:style-name="ce137" table:formula="of:=IF([.S185]=&quot;&quot;;&quot;&quot;;SUBSTITUTE(SUBSTITUTE(SUBSTITUTE(SUBSTITUTE(SUBSTITUTE(TRIM([.S1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2" calcext:value-type="float">
            <text:p>182</text:p>
          </table:table-cell>
          <table:table-cell table:style-name="ce124"/>
          <table:table-cell table:style-name="ce137" table:formula="of:=IF([.Z185]=&quot;&quot;;&quot;&quot;;SUBSTITUTE(SUBSTITUTE(SUBSTITUTE(SUBSTITUTE(SUBSTITUTE(TRIM([.Z1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2" calcext:value-type="float">
            <text:p>182</text:p>
          </table:table-cell>
          <table:table-cell table:style-name="ce124"/>
          <table:table-cell table:style-name="ce137" table:formula="of:=IF([.AG185]=&quot;&quot;;&quot;&quot;;SUBSTITUTE(SUBSTITUTE(SUBSTITUTE(SUBSTITUTE(SUBSTITUTE(TRIM([.AG18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5" calcext:value-type="float">
            <text:p>185</text:p>
          </table:table-cell>
          <table:table-cell table:style-name="ce127"/>
          <table:table-cell table:style-name="ce137" table:formula="of:=IF([.L186]=&quot;&quot;;&quot;&quot;;SUBSTITUTE(SUBSTITUTE(SUBSTITUTE(SUBSTITUTE(SUBSTITUTE(TRIM([.L1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3" calcext:value-type="float">
            <text:p>183</text:p>
          </table:table-cell>
          <table:table-cell table:style-name="ce124"/>
          <table:table-cell table:style-name="ce137" table:formula="of:=IF([.S186]=&quot;&quot;;&quot;&quot;;SUBSTITUTE(SUBSTITUTE(SUBSTITUTE(SUBSTITUTE(SUBSTITUTE(TRIM([.S1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3" calcext:value-type="float">
            <text:p>183</text:p>
          </table:table-cell>
          <table:table-cell table:style-name="ce124"/>
          <table:table-cell table:style-name="ce137" table:formula="of:=IF([.Z186]=&quot;&quot;;&quot;&quot;;SUBSTITUTE(SUBSTITUTE(SUBSTITUTE(SUBSTITUTE(SUBSTITUTE(TRIM([.Z1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3" calcext:value-type="float">
            <text:p>183</text:p>
          </table:table-cell>
          <table:table-cell table:style-name="ce124"/>
          <table:table-cell table:style-name="ce137" table:formula="of:=IF([.AG186]=&quot;&quot;;&quot;&quot;;SUBSTITUTE(SUBSTITUTE(SUBSTITUTE(SUBSTITUTE(SUBSTITUTE(TRIM([.AG18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6" calcext:value-type="float">
            <text:p>186</text:p>
          </table:table-cell>
          <table:table-cell table:style-name="ce127"/>
          <table:table-cell table:style-name="ce137" table:formula="of:=IF([.L187]=&quot;&quot;;&quot;&quot;;SUBSTITUTE(SUBSTITUTE(SUBSTITUTE(SUBSTITUTE(SUBSTITUTE(TRIM([.L1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4" calcext:value-type="float">
            <text:p>184</text:p>
          </table:table-cell>
          <table:table-cell table:style-name="ce124"/>
          <table:table-cell table:style-name="ce137" table:formula="of:=IF([.S187]=&quot;&quot;;&quot;&quot;;SUBSTITUTE(SUBSTITUTE(SUBSTITUTE(SUBSTITUTE(SUBSTITUTE(TRIM([.S1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4" calcext:value-type="float">
            <text:p>184</text:p>
          </table:table-cell>
          <table:table-cell table:style-name="ce124"/>
          <table:table-cell table:style-name="ce137" table:formula="of:=IF([.Z187]=&quot;&quot;;&quot;&quot;;SUBSTITUTE(SUBSTITUTE(SUBSTITUTE(SUBSTITUTE(SUBSTITUTE(TRIM([.Z1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4" calcext:value-type="float">
            <text:p>184</text:p>
          </table:table-cell>
          <table:table-cell table:style-name="ce124"/>
          <table:table-cell table:style-name="ce137" table:formula="of:=IF([.AG187]=&quot;&quot;;&quot;&quot;;SUBSTITUTE(SUBSTITUTE(SUBSTITUTE(SUBSTITUTE(SUBSTITUTE(TRIM([.AG18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7" calcext:value-type="float">
            <text:p>187</text:p>
          </table:table-cell>
          <table:table-cell table:style-name="ce127"/>
          <table:table-cell table:style-name="ce137" table:formula="of:=IF([.L188]=&quot;&quot;;&quot;&quot;;SUBSTITUTE(SUBSTITUTE(SUBSTITUTE(SUBSTITUTE(SUBSTITUTE(TRIM([.L1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5" calcext:value-type="float">
            <text:p>185</text:p>
          </table:table-cell>
          <table:table-cell table:style-name="ce124"/>
          <table:table-cell table:style-name="ce137" table:formula="of:=IF([.S188]=&quot;&quot;;&quot;&quot;;SUBSTITUTE(SUBSTITUTE(SUBSTITUTE(SUBSTITUTE(SUBSTITUTE(TRIM([.S1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5" calcext:value-type="float">
            <text:p>185</text:p>
          </table:table-cell>
          <table:table-cell table:style-name="ce124"/>
          <table:table-cell table:style-name="ce137" table:formula="of:=IF([.Z188]=&quot;&quot;;&quot;&quot;;SUBSTITUTE(SUBSTITUTE(SUBSTITUTE(SUBSTITUTE(SUBSTITUTE(TRIM([.Z1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5" calcext:value-type="float">
            <text:p>185</text:p>
          </table:table-cell>
          <table:table-cell table:style-name="ce124"/>
          <table:table-cell table:style-name="ce137" table:formula="of:=IF([.AG188]=&quot;&quot;;&quot;&quot;;SUBSTITUTE(SUBSTITUTE(SUBSTITUTE(SUBSTITUTE(SUBSTITUTE(TRIM([.AG18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8" calcext:value-type="float">
            <text:p>188</text:p>
          </table:table-cell>
          <table:table-cell table:style-name="ce127"/>
          <table:table-cell table:style-name="ce137" table:formula="of:=IF([.L189]=&quot;&quot;;&quot;&quot;;SUBSTITUTE(SUBSTITUTE(SUBSTITUTE(SUBSTITUTE(SUBSTITUTE(TRIM([.L1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6" calcext:value-type="float">
            <text:p>186</text:p>
          </table:table-cell>
          <table:table-cell table:style-name="ce124"/>
          <table:table-cell table:style-name="ce137" table:formula="of:=IF([.S189]=&quot;&quot;;&quot;&quot;;SUBSTITUTE(SUBSTITUTE(SUBSTITUTE(SUBSTITUTE(SUBSTITUTE(TRIM([.S1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6" calcext:value-type="float">
            <text:p>186</text:p>
          </table:table-cell>
          <table:table-cell table:style-name="ce124"/>
          <table:table-cell table:style-name="ce137" table:formula="of:=IF([.Z189]=&quot;&quot;;&quot;&quot;;SUBSTITUTE(SUBSTITUTE(SUBSTITUTE(SUBSTITUTE(SUBSTITUTE(TRIM([.Z1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6" calcext:value-type="float">
            <text:p>186</text:p>
          </table:table-cell>
          <table:table-cell table:style-name="ce124"/>
          <table:table-cell table:style-name="ce137" table:formula="of:=IF([.AG189]=&quot;&quot;;&quot;&quot;;SUBSTITUTE(SUBSTITUTE(SUBSTITUTE(SUBSTITUTE(SUBSTITUTE(TRIM([.AG18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89" calcext:value-type="float">
            <text:p>189</text:p>
          </table:table-cell>
          <table:table-cell table:style-name="ce127"/>
          <table:table-cell table:style-name="ce137" table:formula="of:=IF([.L190]=&quot;&quot;;&quot;&quot;;SUBSTITUTE(SUBSTITUTE(SUBSTITUTE(SUBSTITUTE(SUBSTITUTE(TRIM([.L1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7" calcext:value-type="float">
            <text:p>187</text:p>
          </table:table-cell>
          <table:table-cell table:style-name="ce124"/>
          <table:table-cell table:style-name="ce137" table:formula="of:=IF([.S190]=&quot;&quot;;&quot;&quot;;SUBSTITUTE(SUBSTITUTE(SUBSTITUTE(SUBSTITUTE(SUBSTITUTE(TRIM([.S1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7" calcext:value-type="float">
            <text:p>187</text:p>
          </table:table-cell>
          <table:table-cell table:style-name="ce124"/>
          <table:table-cell table:style-name="ce137" table:formula="of:=IF([.Z190]=&quot;&quot;;&quot;&quot;;SUBSTITUTE(SUBSTITUTE(SUBSTITUTE(SUBSTITUTE(SUBSTITUTE(TRIM([.Z1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7" calcext:value-type="float">
            <text:p>187</text:p>
          </table:table-cell>
          <table:table-cell table:style-name="ce124"/>
          <table:table-cell table:style-name="ce137" table:formula="of:=IF([.AG190]=&quot;&quot;;&quot;&quot;;SUBSTITUTE(SUBSTITUTE(SUBSTITUTE(SUBSTITUTE(SUBSTITUTE(TRIM([.AG19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0" calcext:value-type="float">
            <text:p>190</text:p>
          </table:table-cell>
          <table:table-cell table:style-name="ce127"/>
          <table:table-cell table:style-name="ce137" table:formula="of:=IF([.L191]=&quot;&quot;;&quot;&quot;;SUBSTITUTE(SUBSTITUTE(SUBSTITUTE(SUBSTITUTE(SUBSTITUTE(TRIM([.L1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8" calcext:value-type="float">
            <text:p>188</text:p>
          </table:table-cell>
          <table:table-cell table:style-name="ce124"/>
          <table:table-cell table:style-name="ce137" table:formula="of:=IF([.S191]=&quot;&quot;;&quot;&quot;;SUBSTITUTE(SUBSTITUTE(SUBSTITUTE(SUBSTITUTE(SUBSTITUTE(TRIM([.S1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8" calcext:value-type="float">
            <text:p>188</text:p>
          </table:table-cell>
          <table:table-cell table:style-name="ce124"/>
          <table:table-cell table:style-name="ce137" table:formula="of:=IF([.Z191]=&quot;&quot;;&quot;&quot;;SUBSTITUTE(SUBSTITUTE(SUBSTITUTE(SUBSTITUTE(SUBSTITUTE(TRIM([.Z1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8" calcext:value-type="float">
            <text:p>188</text:p>
          </table:table-cell>
          <table:table-cell table:style-name="ce124"/>
          <table:table-cell table:style-name="ce137" table:formula="of:=IF([.AG191]=&quot;&quot;;&quot;&quot;;SUBSTITUTE(SUBSTITUTE(SUBSTITUTE(SUBSTITUTE(SUBSTITUTE(TRIM([.AG191]);&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1" calcext:value-type="float">
            <text:p>191</text:p>
          </table:table-cell>
          <table:table-cell table:style-name="ce127"/>
          <table:table-cell table:style-name="ce137" table:formula="of:=IF([.L192]=&quot;&quot;;&quot;&quot;;SUBSTITUTE(SUBSTITUTE(SUBSTITUTE(SUBSTITUTE(SUBSTITUTE(TRIM([.L1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9" calcext:value-type="float">
            <text:p>189</text:p>
          </table:table-cell>
          <table:table-cell table:style-name="ce124"/>
          <table:table-cell table:style-name="ce137" table:formula="of:=IF([.S192]=&quot;&quot;;&quot;&quot;;SUBSTITUTE(SUBSTITUTE(SUBSTITUTE(SUBSTITUTE(SUBSTITUTE(TRIM([.S1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9" calcext:value-type="float">
            <text:p>189</text:p>
          </table:table-cell>
          <table:table-cell table:style-name="ce124"/>
          <table:table-cell table:style-name="ce137" table:formula="of:=IF([.Z192]=&quot;&quot;;&quot;&quot;;SUBSTITUTE(SUBSTITUTE(SUBSTITUTE(SUBSTITUTE(SUBSTITUTE(TRIM([.Z1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89" calcext:value-type="float">
            <text:p>189</text:p>
          </table:table-cell>
          <table:table-cell table:style-name="ce124"/>
          <table:table-cell table:style-name="ce137" table:formula="of:=IF([.AG192]=&quot;&quot;;&quot;&quot;;SUBSTITUTE(SUBSTITUTE(SUBSTITUTE(SUBSTITUTE(SUBSTITUTE(TRIM([.AG192]);&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2" calcext:value-type="float">
            <text:p>192</text:p>
          </table:table-cell>
          <table:table-cell table:style-name="ce127"/>
          <table:table-cell table:style-name="ce137" table:formula="of:=IF([.L193]=&quot;&quot;;&quot;&quot;;SUBSTITUTE(SUBSTITUTE(SUBSTITUTE(SUBSTITUTE(SUBSTITUTE(TRIM([.L1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0" calcext:value-type="float">
            <text:p>190</text:p>
          </table:table-cell>
          <table:table-cell table:style-name="ce124"/>
          <table:table-cell table:style-name="ce137" table:formula="of:=IF([.S193]=&quot;&quot;;&quot;&quot;;SUBSTITUTE(SUBSTITUTE(SUBSTITUTE(SUBSTITUTE(SUBSTITUTE(TRIM([.S1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0" calcext:value-type="float">
            <text:p>190</text:p>
          </table:table-cell>
          <table:table-cell table:style-name="ce124"/>
          <table:table-cell table:style-name="ce137" table:formula="of:=IF([.Z193]=&quot;&quot;;&quot;&quot;;SUBSTITUTE(SUBSTITUTE(SUBSTITUTE(SUBSTITUTE(SUBSTITUTE(TRIM([.Z1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0" calcext:value-type="float">
            <text:p>190</text:p>
          </table:table-cell>
          <table:table-cell table:style-name="ce124"/>
          <table:table-cell table:style-name="ce137" table:formula="of:=IF([.AG193]=&quot;&quot;;&quot;&quot;;SUBSTITUTE(SUBSTITUTE(SUBSTITUTE(SUBSTITUTE(SUBSTITUTE(TRIM([.AG193]);&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3" calcext:value-type="float">
            <text:p>193</text:p>
          </table:table-cell>
          <table:table-cell table:style-name="ce127"/>
          <table:table-cell table:style-name="ce137" table:formula="of:=IF([.L194]=&quot;&quot;;&quot;&quot;;SUBSTITUTE(SUBSTITUTE(SUBSTITUTE(SUBSTITUTE(SUBSTITUTE(TRIM([.L1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1" calcext:value-type="float">
            <text:p>191</text:p>
          </table:table-cell>
          <table:table-cell table:style-name="ce124"/>
          <table:table-cell table:style-name="ce137" table:formula="of:=IF([.S194]=&quot;&quot;;&quot;&quot;;SUBSTITUTE(SUBSTITUTE(SUBSTITUTE(SUBSTITUTE(SUBSTITUTE(TRIM([.S1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1" calcext:value-type="float">
            <text:p>191</text:p>
          </table:table-cell>
          <table:table-cell table:style-name="ce124"/>
          <table:table-cell table:style-name="ce137" table:formula="of:=IF([.Z194]=&quot;&quot;;&quot;&quot;;SUBSTITUTE(SUBSTITUTE(SUBSTITUTE(SUBSTITUTE(SUBSTITUTE(TRIM([.Z1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1" calcext:value-type="float">
            <text:p>191</text:p>
          </table:table-cell>
          <table:table-cell table:style-name="ce124"/>
          <table:table-cell table:style-name="ce137" table:formula="of:=IF([.AG194]=&quot;&quot;;&quot;&quot;;SUBSTITUTE(SUBSTITUTE(SUBSTITUTE(SUBSTITUTE(SUBSTITUTE(TRIM([.AG194]);&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4" calcext:value-type="float">
            <text:p>194</text:p>
          </table:table-cell>
          <table:table-cell table:style-name="ce127"/>
          <table:table-cell table:style-name="ce137" table:formula="of:=IF([.L195]=&quot;&quot;;&quot;&quot;;SUBSTITUTE(SUBSTITUTE(SUBSTITUTE(SUBSTITUTE(SUBSTITUTE(TRIM([.L1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2" calcext:value-type="float">
            <text:p>192</text:p>
          </table:table-cell>
          <table:table-cell table:style-name="ce124"/>
          <table:table-cell table:style-name="ce137" table:formula="of:=IF([.S195]=&quot;&quot;;&quot;&quot;;SUBSTITUTE(SUBSTITUTE(SUBSTITUTE(SUBSTITUTE(SUBSTITUTE(TRIM([.S1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2" calcext:value-type="float">
            <text:p>192</text:p>
          </table:table-cell>
          <table:table-cell table:style-name="ce124"/>
          <table:table-cell table:style-name="ce137" table:formula="of:=IF([.Z195]=&quot;&quot;;&quot;&quot;;SUBSTITUTE(SUBSTITUTE(SUBSTITUTE(SUBSTITUTE(SUBSTITUTE(TRIM([.Z1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2" calcext:value-type="float">
            <text:p>192</text:p>
          </table:table-cell>
          <table:table-cell table:style-name="ce124"/>
          <table:table-cell table:style-name="ce137" table:formula="of:=IF([.AG195]=&quot;&quot;;&quot;&quot;;SUBSTITUTE(SUBSTITUTE(SUBSTITUTE(SUBSTITUTE(SUBSTITUTE(TRIM([.AG195]);&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5" calcext:value-type="float">
            <text:p>195</text:p>
          </table:table-cell>
          <table:table-cell table:style-name="ce127"/>
          <table:table-cell table:style-name="ce137" table:formula="of:=IF([.L196]=&quot;&quot;;&quot;&quot;;SUBSTITUTE(SUBSTITUTE(SUBSTITUTE(SUBSTITUTE(SUBSTITUTE(TRIM([.L1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3" calcext:value-type="float">
            <text:p>193</text:p>
          </table:table-cell>
          <table:table-cell table:style-name="ce124"/>
          <table:table-cell table:style-name="ce137" table:formula="of:=IF([.S196]=&quot;&quot;;&quot;&quot;;SUBSTITUTE(SUBSTITUTE(SUBSTITUTE(SUBSTITUTE(SUBSTITUTE(TRIM([.S1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3" calcext:value-type="float">
            <text:p>193</text:p>
          </table:table-cell>
          <table:table-cell table:style-name="ce124"/>
          <table:table-cell table:style-name="ce137" table:formula="of:=IF([.Z196]=&quot;&quot;;&quot;&quot;;SUBSTITUTE(SUBSTITUTE(SUBSTITUTE(SUBSTITUTE(SUBSTITUTE(TRIM([.Z1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3" calcext:value-type="float">
            <text:p>193</text:p>
          </table:table-cell>
          <table:table-cell table:style-name="ce124"/>
          <table:table-cell table:style-name="ce137" table:formula="of:=IF([.AG196]=&quot;&quot;;&quot;&quot;;SUBSTITUTE(SUBSTITUTE(SUBSTITUTE(SUBSTITUTE(SUBSTITUTE(TRIM([.AG196]);&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6" calcext:value-type="float">
            <text:p>196</text:p>
          </table:table-cell>
          <table:table-cell table:style-name="ce127"/>
          <table:table-cell table:style-name="ce137" table:formula="of:=IF([.L197]=&quot;&quot;;&quot;&quot;;SUBSTITUTE(SUBSTITUTE(SUBSTITUTE(SUBSTITUTE(SUBSTITUTE(TRIM([.L1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4" calcext:value-type="float">
            <text:p>194</text:p>
          </table:table-cell>
          <table:table-cell table:style-name="ce124"/>
          <table:table-cell table:style-name="ce137" table:formula="of:=IF([.S197]=&quot;&quot;;&quot;&quot;;SUBSTITUTE(SUBSTITUTE(SUBSTITUTE(SUBSTITUTE(SUBSTITUTE(TRIM([.S1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4" calcext:value-type="float">
            <text:p>194</text:p>
          </table:table-cell>
          <table:table-cell table:style-name="ce124"/>
          <table:table-cell table:style-name="ce137" table:formula="of:=IF([.Z197]=&quot;&quot;;&quot;&quot;;SUBSTITUTE(SUBSTITUTE(SUBSTITUTE(SUBSTITUTE(SUBSTITUTE(TRIM([.Z1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4" calcext:value-type="float">
            <text:p>194</text:p>
          </table:table-cell>
          <table:table-cell table:style-name="ce124"/>
          <table:table-cell table:style-name="ce137" table:formula="of:=IF([.AG197]=&quot;&quot;;&quot;&quot;;SUBSTITUTE(SUBSTITUTE(SUBSTITUTE(SUBSTITUTE(SUBSTITUTE(TRIM([.AG197]);&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7" calcext:value-type="float">
            <text:p>197</text:p>
          </table:table-cell>
          <table:table-cell table:style-name="ce127"/>
          <table:table-cell table:style-name="ce137" table:formula="of:=IF([.L198]=&quot;&quot;;&quot;&quot;;SUBSTITUTE(SUBSTITUTE(SUBSTITUTE(SUBSTITUTE(SUBSTITUTE(TRIM([.L1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5" calcext:value-type="float">
            <text:p>195</text:p>
          </table:table-cell>
          <table:table-cell table:style-name="ce124"/>
          <table:table-cell table:style-name="ce137" table:formula="of:=IF([.S198]=&quot;&quot;;&quot;&quot;;SUBSTITUTE(SUBSTITUTE(SUBSTITUTE(SUBSTITUTE(SUBSTITUTE(TRIM([.S1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5" calcext:value-type="float">
            <text:p>195</text:p>
          </table:table-cell>
          <table:table-cell table:style-name="ce124"/>
          <table:table-cell table:style-name="ce137" table:formula="of:=IF([.Z198]=&quot;&quot;;&quot;&quot;;SUBSTITUTE(SUBSTITUTE(SUBSTITUTE(SUBSTITUTE(SUBSTITUTE(TRIM([.Z1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5" calcext:value-type="float">
            <text:p>195</text:p>
          </table:table-cell>
          <table:table-cell table:style-name="ce124"/>
          <table:table-cell table:style-name="ce137" table:formula="of:=IF([.AG198]=&quot;&quot;;&quot;&quot;;SUBSTITUTE(SUBSTITUTE(SUBSTITUTE(SUBSTITUTE(SUBSTITUTE(TRIM([.AG198]);&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8" calcext:value-type="float">
            <text:p>198</text:p>
          </table:table-cell>
          <table:table-cell table:style-name="ce127"/>
          <table:table-cell table:style-name="ce137" table:formula="of:=IF([.L199]=&quot;&quot;;&quot;&quot;;SUBSTITUTE(SUBSTITUTE(SUBSTITUTE(SUBSTITUTE(SUBSTITUTE(TRIM([.L1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6" calcext:value-type="float">
            <text:p>196</text:p>
          </table:table-cell>
          <table:table-cell table:style-name="ce124"/>
          <table:table-cell table:style-name="ce137" table:formula="of:=IF([.S199]=&quot;&quot;;&quot;&quot;;SUBSTITUTE(SUBSTITUTE(SUBSTITUTE(SUBSTITUTE(SUBSTITUTE(TRIM([.S1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6" calcext:value-type="float">
            <text:p>196</text:p>
          </table:table-cell>
          <table:table-cell table:style-name="ce124"/>
          <table:table-cell table:style-name="ce137" table:formula="of:=IF([.Z199]=&quot;&quot;;&quot;&quot;;SUBSTITUTE(SUBSTITUTE(SUBSTITUTE(SUBSTITUTE(SUBSTITUTE(TRIM([.Z1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6" calcext:value-type="float">
            <text:p>196</text:p>
          </table:table-cell>
          <table:table-cell table:style-name="ce124"/>
          <table:table-cell table:style-name="ce137" table:formula="of:=IF([.AG199]=&quot;&quot;;&quot;&quot;;SUBSTITUTE(SUBSTITUTE(SUBSTITUTE(SUBSTITUTE(SUBSTITUTE(TRIM([.AG199]);&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0">
          <table:table-cell table:number-columns-repeated="8"/>
          <table:table-cell table:style-name="ce69" office:value-type="string" calcext:value-type="string">
            <text:p>-</text:p>
          </table:table-cell>
          <table:table-cell/>
          <table:table-cell table:style-name="ce72" office:value-type="float" office:value="199" calcext:value-type="float">
            <text:p>199</text:p>
          </table:table-cell>
          <table:table-cell table:style-name="ce127"/>
          <table:table-cell table:style-name="ce137" table:formula="of:=IF([.L200]=&quot;&quot;;&quot;&quot;;SUBSTITUTE(SUBSTITUTE(SUBSTITUTE(SUBSTITUTE(SUBSTITUTE(TRIM([.L2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7" calcext:value-type="float">
            <text:p>197</text:p>
          </table:table-cell>
          <table:table-cell table:style-name="ce124"/>
          <table:table-cell table:style-name="ce137" table:formula="of:=IF([.S200]=&quot;&quot;;&quot;&quot;;SUBSTITUTE(SUBSTITUTE(SUBSTITUTE(SUBSTITUTE(SUBSTITUTE(TRIM([.S2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7" calcext:value-type="float">
            <text:p>197</text:p>
          </table:table-cell>
          <table:table-cell table:style-name="ce124"/>
          <table:table-cell table:style-name="ce137" table:formula="of:=IF([.Z200]=&quot;&quot;;&quot;&quot;;SUBSTITUTE(SUBSTITUTE(SUBSTITUTE(SUBSTITUTE(SUBSTITUTE(TRIM([.Z2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style-name="ce138"/>
          <table:table-cell table:style-name="ce72" office:value-type="float" office:value="197" calcext:value-type="float">
            <text:p>197</text:p>
          </table:table-cell>
          <table:table-cell table:style-name="ce124"/>
          <table:table-cell table:style-name="ce137" table:formula="of:=IF([.AG200]=&quot;&quot;;&quot;&quot;;SUBSTITUTE(SUBSTITUTE(SUBSTITUTE(SUBSTITUTE(SUBSTITUTE(TRIM([.AG200]);&quot;“&quot;;CHAR(34));&quot;”&quot;;CHAR(34));&quot;–&quot;;&quot;-&quot;);&quot;’&quot;;&quot;\'&quot;);&quot;'&quot;;&quot;\'&quot;)&amp;CHAR(10))">
            <text:p/>
          </table:table-cell>
          <table:table-cell/>
          <table:table-cell table:formula="of:=&quot;&quot;">
            <text:p/>
          </table:table-cell>
          <table:table-cell table:style-name="ce69" office:value-type="string" calcext:value-type="string">
            <text:p>-</text:p>
          </table:table-cell>
          <table:table-cell table:number-columns-repeated="16347"/>
        </table:table-row>
        <table:table-row table:style-name="ro1">
          <table:table-cell table:number-columns-repeated="10" table:style-name="ce69" office:value-type="string" calcext:value-type="string">
            <text:p>-</text:p>
          </table:table-cell>
          <table:table-cell table:style-name="ce72" office:value-type="float" office:value="200" calcext:value-type="float">
            <text:p>200</text:p>
          </table:table-cell>
          <table:table-cell table:number-columns-repeated="4" table:style-name="ce119" office:value-type="string" calcext:value-type="string">
            <text:p>-</text:p>
          </table:table-cell>
          <table:table-cell table:style-name="ce69" office:value-type="string" calcext:value-type="string">
            <text:p>-</text:p>
          </table:table-cell>
          <table:table-cell table:style-name="ce119" office:value-type="string" calcext:value-type="string">
            <text:p>-</text:p>
          </table:table-cell>
          <table:table-cell table:style-name="ce72" office:value-type="float" office:value="198" calcext:value-type="float">
            <text:p>198</text:p>
          </table:table-cell>
          <table:table-cell table:number-columns-repeated="4" table:style-name="ce119" office:value-type="string" calcext:value-type="string">
            <text:p>-</text:p>
          </table:table-cell>
          <table:table-cell table:style-name="ce69" office:value-type="string" calcext:value-type="string">
            <text:p>-</text:p>
          </table:table-cell>
          <table:table-cell table:number-columns-repeated="6" table:style-name="ce119" office:value-type="string" calcext:value-type="string">
            <text:p>-</text:p>
          </table:table-cell>
          <table:table-cell table:style-name="ce69" office:value-type="string" calcext:value-type="string">
            <text:p>-</text:p>
          </table:table-cell>
          <table:table-cell table:number-columns-repeated="6" table:style-name="ce119" office:value-type="string" calcext:value-type="string">
            <text:p>-</text:p>
          </table:table-cell>
          <table:table-cell table:style-name="ce69" office:value-type="string" calcext:value-type="string">
            <text:p>-</text:p>
          </table:table-cell>
          <table:table-cell table:number-columns-repeated="16347"/>
        </table:table-row>
        <table:table-row table:style-name="ro10" table:visibility="collapse" table:number-rows-repeated="1048374">
          <table:table-cell table:number-columns-repeated="16384"/>
        </table:table-row>
        <table:table-row table:style-name="ro10" table:visibility="collapse">
          <table:table-cell table:number-columns-repeated="16384"/>
        </table:table-row>
      </table:table>
      <table:table table:name="International_Dialing_Codes" table:style-name="ta4" table:protected="true">
        <loext:table-protection loext:select-protected-cells="true" loext:select-unprotected-cells="true"/>
        <office:forms form:automatic-focus="false" form:apply-design-mode="false"/>
        <table:table-column table:style-name="co33" table:default-cell-style-name="ce209"/>
        <table:table-column table:style-name="co34" table:default-cell-style-name="ce215"/>
        <table:table-column table:style-name="co34" table:default-cell-style-name="ce233"/>
        <table:table-column table:style-name="co35" table:number-columns-repeated="16381" table:default-cell-style-name="Default"/>
        <table:table-row table:style-name="ro12">
          <table:table-cell table:style-name="ce206" office:value-type="string" calcext:value-type="string">
            <text:p>Country </text:p>
          </table:table-cell>
          <table:table-cell table:style-name="ce213" office:value-type="string" calcext:value-type="string">
            <text:p>Country code</text:p>
          </table:table-cell>
          <table:table-cell table:style-name="ce213" office:value-type="string" calcext:value-type="string">
            <text:p>International dialing</text:p>
          </table:table-cell>
          <table:table-cell table:number-columns-repeated="16381"/>
        </table:table-row>
        <table:table-row table:style-name="ro12">
          <table:table-cell table:style-name="ce207" office:value-type="string" calcext:value-type="string">
            <text:p>A</text:p>
          </table:table-cell>
          <table:table-cell table:style-name="ce213" table:number-columns-repeated="2"/>
          <table:table-cell table:number-columns-repeated="16381"/>
        </table:table-row>
        <table:table-row table:style-name="ro12">
          <table:table-cell table:style-name="ce208" office:value-type="string" calcext:value-type="string">
            <text:p>Afghanistan </text:p>
          </table:table-cell>
          <table:table-cell table:style-name="ce214" office:value-type="string" calcext:value-type="string">
            <text:p>AF</text:p>
          </table:table-cell>
          <table:table-cell table:style-name="ce232" office:value-type="string" calcext:value-type="string">
            <text:p>+93</text:p>
          </table:table-cell>
          <table:table-cell table:number-columns-repeated="16381"/>
        </table:table-row>
        <table:table-row table:style-name="ro12">
          <table:table-cell office:value-type="string" calcext:value-type="string">
            <text:p>Albania </text:p>
          </table:table-cell>
          <table:table-cell office:value-type="string" calcext:value-type="string">
            <text:p>AL</text:p>
          </table:table-cell>
          <table:table-cell office:value-type="string" calcext:value-type="string">
            <text:p>+355</text:p>
          </table:table-cell>
          <table:table-cell table:number-columns-repeated="16381"/>
        </table:table-row>
        <table:table-row table:style-name="ro12">
          <table:table-cell table:style-name="ce210" office:value-type="string" calcext:value-type="string">
            <text:p>Algeria </text:p>
          </table:table-cell>
          <table:table-cell table:style-name="ce216" office:value-type="string" calcext:value-type="string">
            <text:p>DZ</text:p>
          </table:table-cell>
          <table:table-cell table:style-name="ce234" office:value-type="string" calcext:value-type="string">
            <text:p>+213</text:p>
          </table:table-cell>
          <table:table-cell table:number-columns-repeated="16381"/>
        </table:table-row>
        <table:table-row table:style-name="ro12">
          <table:table-cell office:value-type="string" calcext:value-type="string">
            <text:p>American Samoa</text:p>
          </table:table-cell>
          <table:table-cell office:value-type="string" calcext:value-type="string">
            <text:p>AS</text:p>
          </table:table-cell>
          <table:table-cell office:value-type="string" calcext:value-type="string">
            <text:p>+1-684</text:p>
          </table:table-cell>
          <table:table-cell table:number-columns-repeated="16381"/>
        </table:table-row>
        <table:table-row table:style-name="ro12">
          <table:table-cell office:value-type="string" calcext:value-type="string">
            <text:p>Andorra, Principality of </text:p>
          </table:table-cell>
          <table:table-cell office:value-type="string" calcext:value-type="string">
            <text:p>AD</text:p>
          </table:table-cell>
          <table:table-cell office:value-type="string" calcext:value-type="string">
            <text:p>+376</text:p>
          </table:table-cell>
          <table:table-cell table:number-columns-repeated="16381"/>
        </table:table-row>
        <table:table-row table:style-name="ro12">
          <table:table-cell office:value-type="string" calcext:value-type="string">
            <text:p>Angola</text:p>
          </table:table-cell>
          <table:table-cell office:value-type="string" calcext:value-type="string">
            <text:p>AO</text:p>
          </table:table-cell>
          <table:table-cell office:value-type="string" calcext:value-type="string">
            <text:p>+244</text:p>
          </table:table-cell>
          <table:table-cell table:number-columns-repeated="16381"/>
        </table:table-row>
        <table:table-row table:style-name="ro12">
          <table:table-cell office:value-type="string" calcext:value-type="string">
            <text:p>Anguilla </text:p>
          </table:table-cell>
          <table:table-cell office:value-type="string" calcext:value-type="string">
            <text:p>AI</text:p>
          </table:table-cell>
          <table:table-cell office:value-type="string" calcext:value-type="string">
            <text:p>+1-264</text:p>
          </table:table-cell>
          <table:table-cell table:number-columns-repeated="16381"/>
        </table:table-row>
        <table:table-row table:style-name="ro12">
          <table:table-cell office:value-type="string" calcext:value-type="string">
            <text:p>Antarctica</text:p>
          </table:table-cell>
          <table:table-cell office:value-type="string" calcext:value-type="string">
            <text:p>AQ</text:p>
          </table:table-cell>
          <table:table-cell office:value-type="string" calcext:value-type="string">
            <text:p>+672</text:p>
          </table:table-cell>
          <table:table-cell table:number-columns-repeated="16381"/>
        </table:table-row>
        <table:table-row table:style-name="ro12">
          <table:table-cell office:value-type="string" calcext:value-type="string">
            <text:p>Antigua and Barbuda</text:p>
          </table:table-cell>
          <table:table-cell office:value-type="string" calcext:value-type="string">
            <text:p>AG</text:p>
          </table:table-cell>
          <table:table-cell office:value-type="string" calcext:value-type="string">
            <text:p>+1-268</text:p>
          </table:table-cell>
          <table:table-cell table:number-columns-repeated="16381"/>
        </table:table-row>
        <table:table-row table:style-name="ro12">
          <table:table-cell office:value-type="string" calcext:value-type="string">
            <text:p>Argentina </text:p>
          </table:table-cell>
          <table:table-cell office:value-type="string" calcext:value-type="string">
            <text:p>AR</text:p>
          </table:table-cell>
          <table:table-cell office:value-type="string" calcext:value-type="string">
            <text:p>+54</text:p>
          </table:table-cell>
          <table:table-cell table:number-columns-repeated="16381"/>
        </table:table-row>
        <table:table-row table:style-name="ro12">
          <table:table-cell office:value-type="string" calcext:value-type="string">
            <text:p>Armenia</text:p>
          </table:table-cell>
          <table:table-cell office:value-type="string" calcext:value-type="string">
            <text:p>AM</text:p>
          </table:table-cell>
          <table:table-cell office:value-type="string" calcext:value-type="string">
            <text:p>+374</text:p>
          </table:table-cell>
          <table:table-cell table:number-columns-repeated="16381"/>
        </table:table-row>
        <table:table-row table:style-name="ro12">
          <table:table-cell office:value-type="string" calcext:value-type="string">
            <text:p>Aruba</text:p>
          </table:table-cell>
          <table:table-cell office:value-type="string" calcext:value-type="string">
            <text:p>AW</text:p>
          </table:table-cell>
          <table:table-cell office:value-type="string" calcext:value-type="string">
            <text:p>+297</text:p>
          </table:table-cell>
          <table:table-cell table:number-columns-repeated="16381"/>
        </table:table-row>
        <table:table-row table:style-name="ro12">
          <table:table-cell office:value-type="string" calcext:value-type="string">
            <text:p>Australia</text:p>
          </table:table-cell>
          <table:table-cell office:value-type="string" calcext:value-type="string">
            <text:p>AU</text:p>
          </table:table-cell>
          <table:table-cell office:value-type="string" calcext:value-type="string">
            <text:p>+61</text:p>
          </table:table-cell>
          <table:table-cell table:number-columns-repeated="16381"/>
        </table:table-row>
        <table:table-row table:style-name="ro12">
          <table:table-cell office:value-type="string" calcext:value-type="string">
            <text:p>Austria</text:p>
          </table:table-cell>
          <table:table-cell office:value-type="string" calcext:value-type="string">
            <text:p>AT</text:p>
          </table:table-cell>
          <table:table-cell office:value-type="string" calcext:value-type="string">
            <text:p>+43</text:p>
          </table:table-cell>
          <table:table-cell table:number-columns-repeated="16381"/>
        </table:table-row>
        <table:table-row table:style-name="ro13">
          <table:table-cell table:style-name="ce211" office:value-type="string" calcext:value-type="string">
            <text:p>Azerbaijan or Azerbaidjan (Former Azerbaijan Soviet Socialist Republic)</text:p>
          </table:table-cell>
          <table:table-cell office:value-type="string" calcext:value-type="string">
            <text:p>AZ</text:p>
          </table:table-cell>
          <table:table-cell office:value-type="string" calcext:value-type="string">
            <text:p>+994</text:p>
          </table:table-cell>
          <table:table-cell table:number-columns-repeated="16381"/>
        </table:table-row>
        <table:table-row table:style-name="ro12">
          <table:table-cell table:style-name="ce212" office:value-type="string" calcext:value-type="string">
            <text:p>B</text:p>
          </table:table-cell>
          <table:table-cell table:number-columns-repeated="16383"/>
        </table:table-row>
        <table:table-row table:style-name="ro12">
          <table:table-cell table:style-name="ce208" office:value-type="string" calcext:value-type="string">
            <text:p>Bahamas, Commonwealth of The</text:p>
          </table:table-cell>
          <table:table-cell office:value-type="string" calcext:value-type="string">
            <text:p>BS</text:p>
          </table:table-cell>
          <table:table-cell office:value-type="string" calcext:value-type="string">
            <text:p>+1-242</text:p>
          </table:table-cell>
          <table:table-cell table:number-columns-repeated="16381"/>
        </table:table-row>
        <table:table-row table:style-name="ro12">
          <table:table-cell office:value-type="string" calcext:value-type="string">
            <text:p>Bahrain, Kingdom of (Former Dilmun)</text:p>
          </table:table-cell>
          <table:table-cell office:value-type="string" calcext:value-type="string">
            <text:p>BH</text:p>
          </table:table-cell>
          <table:table-cell office:value-type="string" calcext:value-type="string">
            <text:p>+973</text:p>
          </table:table-cell>
          <table:table-cell table:number-columns-repeated="16381"/>
        </table:table-row>
        <table:table-row table:style-name="ro12">
          <table:table-cell office:value-type="string" calcext:value-type="string">
            <text:p>Bangladesh (Former East Pakistan)</text:p>
          </table:table-cell>
          <table:table-cell office:value-type="string" calcext:value-type="string">
            <text:p>BD</text:p>
          </table:table-cell>
          <table:table-cell office:value-type="string" calcext:value-type="string">
            <text:p>+880</text:p>
          </table:table-cell>
          <table:table-cell table:number-columns-repeated="16381"/>
        </table:table-row>
        <table:table-row table:style-name="ro12">
          <table:table-cell office:value-type="string" calcext:value-type="string">
            <text:p>Barbados </text:p>
          </table:table-cell>
          <table:table-cell office:value-type="string" calcext:value-type="string">
            <text:p>BB</text:p>
          </table:table-cell>
          <table:table-cell office:value-type="string" calcext:value-type="string">
            <text:p>+1-246</text:p>
          </table:table-cell>
          <table:table-cell table:number-columns-repeated="16381"/>
        </table:table-row>
        <table:table-row table:style-name="ro13">
          <table:table-cell office:value-type="string" calcext:value-type="string">
            <text:p>Belarus (Former Belorussian [Byelorussian] Soviet Socialist Republic)</text:p>
          </table:table-cell>
          <table:table-cell office:value-type="string" calcext:value-type="string">
            <text:p>BY</text:p>
          </table:table-cell>
          <table:table-cell office:value-type="string" calcext:value-type="string">
            <text:p>+375</text:p>
          </table:table-cell>
          <table:table-cell table:number-columns-repeated="16381"/>
        </table:table-row>
        <table:table-row table:style-name="ro12">
          <table:table-cell office:value-type="string" calcext:value-type="string">
            <text:p>Belgium </text:p>
          </table:table-cell>
          <table:table-cell office:value-type="string" calcext:value-type="string">
            <text:p>BE</text:p>
          </table:table-cell>
          <table:table-cell office:value-type="string" calcext:value-type="string">
            <text:p>+32</text:p>
          </table:table-cell>
          <table:table-cell table:number-columns-repeated="16381"/>
        </table:table-row>
        <table:table-row table:style-name="ro12">
          <table:table-cell office:value-type="string" calcext:value-type="string">
            <text:p>Belize (Former British Honduras)</text:p>
          </table:table-cell>
          <table:table-cell office:value-type="string" calcext:value-type="string">
            <text:p>BZ</text:p>
          </table:table-cell>
          <table:table-cell office:value-type="string" calcext:value-type="string">
            <text:p>+501</text:p>
          </table:table-cell>
          <table:table-cell table:number-columns-repeated="16381"/>
        </table:table-row>
        <table:table-row table:style-name="ro12">
          <table:table-cell office:value-type="string" calcext:value-type="string">
            <text:p>Benin (Former Dahomey)</text:p>
          </table:table-cell>
          <table:table-cell office:value-type="string" calcext:value-type="string">
            <text:p>BJ</text:p>
          </table:table-cell>
          <table:table-cell office:value-type="string" calcext:value-type="string">
            <text:p>+229</text:p>
          </table:table-cell>
          <table:table-cell table:number-columns-repeated="16381"/>
        </table:table-row>
        <table:table-row table:style-name="ro12">
          <table:table-cell office:value-type="string" calcext:value-type="string">
            <text:p>Bermuda </text:p>
          </table:table-cell>
          <table:table-cell office:value-type="string" calcext:value-type="string">
            <text:p>BM</text:p>
          </table:table-cell>
          <table:table-cell office:value-type="string" calcext:value-type="string">
            <text:p>+1-441</text:p>
          </table:table-cell>
          <table:table-cell table:number-columns-repeated="16381"/>
        </table:table-row>
        <table:table-row table:style-name="ro12">
          <table:table-cell office:value-type="string" calcext:value-type="string">
            <text:p>Bhutan, Kingdom of</text:p>
          </table:table-cell>
          <table:table-cell office:value-type="string" calcext:value-type="string">
            <text:p>BT</text:p>
          </table:table-cell>
          <table:table-cell office:value-type="string" calcext:value-type="string">
            <text:p>+975</text:p>
          </table:table-cell>
          <table:table-cell table:number-columns-repeated="16381"/>
        </table:table-row>
        <table:table-row table:style-name="ro12">
          <table:table-cell office:value-type="string" calcext:value-type="string">
            <text:p>Bolivia </text:p>
          </table:table-cell>
          <table:table-cell office:value-type="string" calcext:value-type="string">
            <text:p>BO</text:p>
          </table:table-cell>
          <table:table-cell office:value-type="string" calcext:value-type="string">
            <text:p>+591</text:p>
          </table:table-cell>
          <table:table-cell table:number-columns-repeated="16381"/>
        </table:table-row>
        <table:table-row table:style-name="ro12">
          <table:table-cell office:value-type="string" calcext:value-type="string">
            <text:p>Bosnia and Herzegovina </text:p>
          </table:table-cell>
          <table:table-cell office:value-type="string" calcext:value-type="string">
            <text:p>BA</text:p>
          </table:table-cell>
          <table:table-cell office:value-type="string" calcext:value-type="string">
            <text:p>+387</text:p>
          </table:table-cell>
          <table:table-cell table:number-columns-repeated="16381"/>
        </table:table-row>
        <table:table-row table:style-name="ro12">
          <table:table-cell office:value-type="string" calcext:value-type="string">
            <text:p>Botswana (Former Bechuanaland)</text:p>
          </table:table-cell>
          <table:table-cell office:value-type="string" calcext:value-type="string">
            <text:p>BW</text:p>
          </table:table-cell>
          <table:table-cell office:value-type="string" calcext:value-type="string">
            <text:p>+267</text:p>
          </table:table-cell>
          <table:table-cell table:number-columns-repeated="16381"/>
        </table:table-row>
        <table:table-row table:style-name="ro12">
          <table:table-cell office:value-type="string" calcext:value-type="string">
            <text:p>Bouvet Island (Territory of Norway)</text:p>
          </table:table-cell>
          <table:table-cell office:value-type="string" calcext:value-type="string">
            <text:p>BV</text:p>
          </table:table-cell>
          <table:table-cell table:style-name="ce235"/>
          <table:table-cell table:number-columns-repeated="16381"/>
        </table:table-row>
        <table:table-row table:style-name="ro12">
          <table:table-cell office:value-type="string" calcext:value-type="string">
            <text:p>Brazil </text:p>
          </table:table-cell>
          <table:table-cell office:value-type="string" calcext:value-type="string">
            <text:p>BR</text:p>
          </table:table-cell>
          <table:table-cell office:value-type="string" calcext:value-type="string">
            <text:p>+55</text:p>
          </table:table-cell>
          <table:table-cell table:number-columns-repeated="16381"/>
        </table:table-row>
        <table:table-row table:style-name="ro12">
          <table:table-cell office:value-type="string" calcext:value-type="string">
            <text:p>British Indian Ocean Territory (BIOT)</text:p>
          </table:table-cell>
          <table:table-cell office:value-type="string" calcext:value-type="string">
            <text:p>IO</text:p>
          </table:table-cell>
          <table:table-cell table:style-name="ce235"/>
          <table:table-cell table:number-columns-repeated="16381"/>
        </table:table-row>
        <table:table-row table:style-name="ro12">
          <table:table-cell office:value-type="string" calcext:value-type="string">
            <text:p>Brunei (Negara Brunei Darussalam) </text:p>
          </table:table-cell>
          <table:table-cell office:value-type="string" calcext:value-type="string">
            <text:p>BN</text:p>
          </table:table-cell>
          <table:table-cell office:value-type="string" calcext:value-type="string">
            <text:p>+673</text:p>
          </table:table-cell>
          <table:table-cell table:number-columns-repeated="16381"/>
        </table:table-row>
        <table:table-row table:style-name="ro12">
          <table:table-cell office:value-type="string" calcext:value-type="string">
            <text:p>Bulgaria </text:p>
          </table:table-cell>
          <table:table-cell office:value-type="string" calcext:value-type="string">
            <text:p>BG</text:p>
          </table:table-cell>
          <table:table-cell office:value-type="string" calcext:value-type="string">
            <text:p>+359</text:p>
          </table:table-cell>
          <table:table-cell table:number-columns-repeated="16381"/>
        </table:table-row>
        <table:table-row table:style-name="ro12">
          <table:table-cell table:style-name="ce210" office:value-type="string" calcext:value-type="string">
            <text:p>Burkina Faso (Former Upper Volta)</text:p>
          </table:table-cell>
          <table:table-cell table:style-name="ce216" office:value-type="string" calcext:value-type="string">
            <text:p>BF</text:p>
          </table:table-cell>
          <table:table-cell table:style-name="ce234" office:value-type="string" calcext:value-type="string">
            <text:p>+226</text:p>
          </table:table-cell>
          <table:table-cell table:number-columns-repeated="16381"/>
        </table:table-row>
        <table:table-row table:style-name="ro12">
          <table:table-cell table:style-name="ce211" office:value-type="string" calcext:value-type="string">
            <text:p>Burundi (Former Urundi)</text:p>
          </table:table-cell>
          <table:table-cell office:value-type="string" calcext:value-type="string">
            <text:p>BI</text:p>
          </table:table-cell>
          <table:table-cell office:value-type="string" calcext:value-type="string">
            <text:p>+257</text:p>
          </table:table-cell>
          <table:table-cell table:number-columns-repeated="16381"/>
        </table:table-row>
        <table:table-row table:style-name="ro12">
          <table:table-cell table:style-name="ce212" office:value-type="string" calcext:value-type="string">
            <text:p>C</text:p>
          </table:table-cell>
          <table:table-cell table:style-name="ce216"/>
          <table:table-cell table:style-name="ce234"/>
          <table:table-cell table:number-columns-repeated="16381"/>
        </table:table-row>
        <table:table-row table:style-name="ro13">
          <table:table-cell table:style-name="ce210" office:value-type="string" calcext:value-type="string">
            <text:p>Cambodia, Kingdom of (Former Khmer Republic, Kampuchea Republic)</text:p>
          </table:table-cell>
          <table:table-cell table:style-name="ce216" office:value-type="string" calcext:value-type="string">
            <text:p>KH</text:p>
          </table:table-cell>
          <table:table-cell table:style-name="ce234" office:value-type="string" calcext:value-type="string">
            <text:p>+855</text:p>
          </table:table-cell>
          <table:table-cell table:number-columns-repeated="16381"/>
        </table:table-row>
        <table:table-row table:style-name="ro12">
          <table:table-cell office:value-type="string" calcext:value-type="string">
            <text:p>Cameroon (Former French Cameroon)</text:p>
          </table:table-cell>
          <table:table-cell office:value-type="string" calcext:value-type="string">
            <text:p>CM</text:p>
          </table:table-cell>
          <table:table-cell office:value-type="string" calcext:value-type="string">
            <text:p>+237</text:p>
          </table:table-cell>
          <table:table-cell table:number-columns-repeated="16381"/>
        </table:table-row>
        <table:table-row table:style-name="ro12">
          <table:table-cell table:style-name="ce210" office:value-type="string" calcext:value-type="string">
            <text:p>Canada </text:p>
          </table:table-cell>
          <table:table-cell table:style-name="ce216" office:value-type="string" calcext:value-type="string">
            <text:p>CA</text:p>
          </table:table-cell>
          <table:table-cell table:style-name="ce234" office:value-type="string" calcext:value-type="string">
            <text:p>+1</text:p>
          </table:table-cell>
          <table:table-cell table:number-columns-repeated="16381"/>
        </table:table-row>
        <table:table-row table:style-name="ro12">
          <table:table-cell office:value-type="string" calcext:value-type="string">
            <text:p>Cape Verde </text:p>
          </table:table-cell>
          <table:table-cell office:value-type="string" calcext:value-type="string">
            <text:p>CV</text:p>
          </table:table-cell>
          <table:table-cell office:value-type="string" calcext:value-type="string">
            <text:p>+238</text:p>
          </table:table-cell>
          <table:table-cell table:number-columns-repeated="16381"/>
        </table:table-row>
        <table:table-row table:style-name="ro12">
          <table:table-cell table:style-name="ce210" office:value-type="string" calcext:value-type="string">
            <text:p>Cayman Islands </text:p>
          </table:table-cell>
          <table:table-cell table:style-name="ce216" office:value-type="string" calcext:value-type="string">
            <text:p>KY</text:p>
          </table:table-cell>
          <table:table-cell table:style-name="ce234" office:value-type="string" calcext:value-type="string">
            <text:p>+1-345</text:p>
          </table:table-cell>
          <table:table-cell table:number-columns-repeated="16381"/>
        </table:table-row>
        <table:table-row table:style-name="ro12">
          <table:table-cell office:value-type="string" calcext:value-type="string">
            <text:p>Central African Republic </text:p>
          </table:table-cell>
          <table:table-cell office:value-type="string" calcext:value-type="string">
            <text:p>CF</text:p>
          </table:table-cell>
          <table:table-cell office:value-type="string" calcext:value-type="string">
            <text:p>+236</text:p>
          </table:table-cell>
          <table:table-cell table:number-columns-repeated="16381"/>
        </table:table-row>
        <table:table-row table:style-name="ro12">
          <table:table-cell table:style-name="ce210" office:value-type="string" calcext:value-type="string">
            <text:p>Chad </text:p>
          </table:table-cell>
          <table:table-cell table:style-name="ce216" office:value-type="string" calcext:value-type="string">
            <text:p>TD</text:p>
          </table:table-cell>
          <table:table-cell table:style-name="ce234" office:value-type="string" calcext:value-type="string">
            <text:p>+235</text:p>
          </table:table-cell>
          <table:table-cell table:number-columns-repeated="16381"/>
        </table:table-row>
        <table:table-row table:style-name="ro12">
          <table:table-cell office:value-type="string" calcext:value-type="string">
            <text:p>Chile </text:p>
          </table:table-cell>
          <table:table-cell office:value-type="string" calcext:value-type="string">
            <text:p>CL</text:p>
          </table:table-cell>
          <table:table-cell office:value-type="string" calcext:value-type="string">
            <text:p>+56</text:p>
          </table:table-cell>
          <table:table-cell table:number-columns-repeated="16381"/>
        </table:table-row>
        <table:table-row table:style-name="ro12">
          <table:table-cell table:style-name="ce210" office:value-type="string" calcext:value-type="string">
            <text:p>China </text:p>
          </table:table-cell>
          <table:table-cell table:style-name="ce216" office:value-type="string" calcext:value-type="string">
            <text:p>CN</text:p>
          </table:table-cell>
          <table:table-cell table:style-name="ce234" office:value-type="string" calcext:value-type="string">
            <text:p>+86</text:p>
          </table:table-cell>
          <table:table-cell table:number-columns-repeated="16381"/>
        </table:table-row>
        <table:table-row table:style-name="ro12">
          <table:table-cell office:value-type="string" calcext:value-type="string">
            <text:p>Christmas Island </text:p>
          </table:table-cell>
          <table:table-cell office:value-type="string" calcext:value-type="string">
            <text:p>CX</text:p>
          </table:table-cell>
          <table:table-cell office:value-type="string" calcext:value-type="string">
            <text:p>+53</text:p>
          </table:table-cell>
          <table:table-cell table:number-columns-repeated="16381"/>
        </table:table-row>
        <table:table-row table:style-name="ro12">
          <table:table-cell table:style-name="ce210" office:value-type="string" calcext:value-type="string">
            <text:p>Cocos (Keeling) Islands </text:p>
          </table:table-cell>
          <table:table-cell table:style-name="ce216" office:value-type="string" calcext:value-type="string">
            <text:p>CC</text:p>
          </table:table-cell>
          <table:table-cell table:style-name="ce234" office:value-type="string" calcext:value-type="string">
            <text:p>+61</text:p>
          </table:table-cell>
          <table:table-cell table:number-columns-repeated="16381"/>
        </table:table-row>
        <table:table-row table:style-name="ro12">
          <table:table-cell office:value-type="string" calcext:value-type="string">
            <text:p>Colombia </text:p>
          </table:table-cell>
          <table:table-cell office:value-type="string" calcext:value-type="string">
            <text:p>CO</text:p>
          </table:table-cell>
          <table:table-cell office:value-type="string" calcext:value-type="string">
            <text:p>+57</text:p>
          </table:table-cell>
          <table:table-cell table:number-columns-repeated="16381"/>
        </table:table-row>
        <table:table-row table:style-name="ro12">
          <table:table-cell table:style-name="ce210" office:value-type="string" calcext:value-type="string">
            <text:p>Comoros, Union of the </text:p>
          </table:table-cell>
          <table:table-cell table:style-name="ce216" office:value-type="string" calcext:value-type="string">
            <text:p>KM</text:p>
          </table:table-cell>
          <table:table-cell table:style-name="ce234" office:value-type="string" calcext:value-type="string">
            <text:p>+269</text:p>
          </table:table-cell>
          <table:table-cell table:number-columns-repeated="16381"/>
        </table:table-row>
        <table:table-row table:style-name="ro13">
          <table:table-cell office:value-type="string" calcext:value-type="string">
            <text:p>Congo, Democratic Republic of the (Former Zaire) </text:p>
          </table:table-cell>
          <table:table-cell office:value-type="string" calcext:value-type="string">
            <text:p>CD</text:p>
          </table:table-cell>
          <table:table-cell office:value-type="string" calcext:value-type="string">
            <text:p>+243</text:p>
          </table:table-cell>
          <table:table-cell table:number-columns-repeated="16381"/>
        </table:table-row>
        <table:table-row table:style-name="ro12">
          <table:table-cell table:style-name="ce210" office:value-type="string" calcext:value-type="string">
            <text:p>Congo, Republic of the</text:p>
          </table:table-cell>
          <table:table-cell table:style-name="ce216" office:value-type="string" calcext:value-type="string">
            <text:p>CG</text:p>
          </table:table-cell>
          <table:table-cell table:style-name="ce234" office:value-type="string" calcext:value-type="string">
            <text:p>+242</text:p>
          </table:table-cell>
          <table:table-cell table:number-columns-repeated="16381"/>
        </table:table-row>
        <table:table-row table:style-name="ro12">
          <table:table-cell office:value-type="string" calcext:value-type="string">
            <text:p>Cook Islands (Former Harvey Islands)</text:p>
          </table:table-cell>
          <table:table-cell office:value-type="string" calcext:value-type="string">
            <text:p>CK</text:p>
          </table:table-cell>
          <table:table-cell office:value-type="string" calcext:value-type="string">
            <text:p>+682</text:p>
          </table:table-cell>
          <table:table-cell table:number-columns-repeated="16381"/>
        </table:table-row>
        <table:table-row table:style-name="ro12">
          <table:table-cell table:style-name="ce210" office:value-type="string" calcext:value-type="string">
            <text:p>Costa Rica </text:p>
          </table:table-cell>
          <table:table-cell table:style-name="ce216" office:value-type="string" calcext:value-type="string">
            <text:p>CR</text:p>
          </table:table-cell>
          <table:table-cell table:style-name="ce234" office:value-type="string" calcext:value-type="string">
            <text:p>+506</text:p>
          </table:table-cell>
          <table:table-cell table:number-columns-repeated="16381"/>
        </table:table-row>
        <table:table-row table:style-name="ro12">
          <table:table-cell office:value-type="string" calcext:value-type="string">
            <text:p>Cote D'Ivoire (Former Ivory Coast) </text:p>
          </table:table-cell>
          <table:table-cell office:value-type="string" calcext:value-type="string">
            <text:p>CI</text:p>
          </table:table-cell>
          <table:table-cell office:value-type="string" calcext:value-type="string">
            <text:p>+225</text:p>
          </table:table-cell>
          <table:table-cell table:number-columns-repeated="16381"/>
        </table:table-row>
        <table:table-row table:style-name="ro12">
          <table:table-cell table:style-name="ce210" office:value-type="string" calcext:value-type="string">
            <text:p>Croatia (Hrvatska) </text:p>
          </table:table-cell>
          <table:table-cell table:style-name="ce216" office:value-type="string" calcext:value-type="string">
            <text:p>HR</text:p>
          </table:table-cell>
          <table:table-cell table:style-name="ce234" office:value-type="string" calcext:value-type="string">
            <text:p>+385</text:p>
          </table:table-cell>
          <table:table-cell table:number-columns-repeated="16381"/>
        </table:table-row>
        <table:table-row table:style-name="ro12">
          <table:table-cell office:value-type="string" calcext:value-type="string">
            <text:p>Cuba </text:p>
          </table:table-cell>
          <table:table-cell office:value-type="string" calcext:value-type="string">
            <text:p>CU</text:p>
          </table:table-cell>
          <table:table-cell office:value-type="string" calcext:value-type="string">
            <text:p>+53</text:p>
          </table:table-cell>
          <table:table-cell table:number-columns-repeated="16381"/>
        </table:table-row>
        <table:table-row table:style-name="ro12">
          <table:table-cell table:style-name="ce210" office:value-type="string" calcext:value-type="string">
            <text:p>Cyprus </text:p>
          </table:table-cell>
          <table:table-cell table:style-name="ce216" office:value-type="string" calcext:value-type="string">
            <text:p>CY</text:p>
          </table:table-cell>
          <table:table-cell table:style-name="ce234" office:value-type="string" calcext:value-type="string">
            <text:p>+357</text:p>
          </table:table-cell>
          <table:table-cell table:number-columns-repeated="16381"/>
        </table:table-row>
        <table:table-row table:style-name="ro12">
          <table:table-cell office:value-type="string" calcext:value-type="string">
            <text:p>Czech Republic</text:p>
          </table:table-cell>
          <table:table-cell office:value-type="string" calcext:value-type="string">
            <text:p>CZ</text:p>
          </table:table-cell>
          <table:table-cell office:value-type="string" calcext:value-type="string">
            <text:p>+420</text:p>
          </table:table-cell>
          <table:table-cell table:number-columns-repeated="16381"/>
        </table:table-row>
        <table:table-row table:style-name="ro13">
          <table:table-cell table:style-name="ce210" office:value-type="string" calcext:value-type="string">
            <text:p>Czechoslavakia (Former) See CZ Czech Republic or Slovakia</text:p>
          </table:table-cell>
          <table:table-cell table:style-name="ce216" office:value-type="string" calcext:value-type="string">
            <text:p>CS</text:p>
          </table:table-cell>
          <table:table-cell table:style-name="ce236"/>
          <table:table-cell table:number-columns-repeated="16381"/>
        </table:table-row>
        <table:table-row table:style-name="ro12">
          <table:table-cell table:style-name="ce212" office:value-type="string" calcext:value-type="string">
            <text:p>D</text:p>
          </table:table-cell>
          <table:table-cell table:style-name="ce216"/>
          <table:table-cell table:style-name="ce236"/>
          <table:table-cell table:number-columns-repeated="16381"/>
        </table:table-row>
        <table:table-row table:style-name="ro12">
          <table:table-cell table:style-name="ce208" office:value-type="string" calcext:value-type="string">
            <text:p>Denmark </text:p>
          </table:table-cell>
          <table:table-cell office:value-type="string" calcext:value-type="string">
            <text:p>DK</text:p>
          </table:table-cell>
          <table:table-cell office:value-type="string" calcext:value-type="string">
            <text:p>+45</text:p>
          </table:table-cell>
          <table:table-cell table:number-columns-repeated="16381"/>
        </table:table-row>
        <table:table-row table:style-name="ro13">
          <table:table-cell table:style-name="ce210" office:value-type="string" calcext:value-type="string">
            <text:p>Djibouti (Former French Territory of the Afars and Issas, French Somaliland)</text:p>
          </table:table-cell>
          <table:table-cell table:style-name="ce216" office:value-type="string" calcext:value-type="string">
            <text:p>DJ</text:p>
          </table:table-cell>
          <table:table-cell table:style-name="ce234" office:value-type="string" calcext:value-type="string">
            <text:p>+253</text:p>
          </table:table-cell>
          <table:table-cell table:number-columns-repeated="16381"/>
        </table:table-row>
        <table:table-row table:style-name="ro12">
          <table:table-cell office:value-type="string" calcext:value-type="string">
            <text:p>Dominica </text:p>
          </table:table-cell>
          <table:table-cell office:value-type="string" calcext:value-type="string">
            <text:p>DM</text:p>
          </table:table-cell>
          <table:table-cell office:value-type="string" calcext:value-type="string">
            <text:p>+1-767</text:p>
          </table:table-cell>
          <table:table-cell table:number-columns-repeated="16381"/>
        </table:table-row>
        <table:table-row table:style-name="ro12">
          <table:table-cell table:style-name="ce210" office:value-type="string" calcext:value-type="string">
            <text:p>Dominican Republic </text:p>
          </table:table-cell>
          <table:table-cell table:style-name="ce216" office:value-type="string" calcext:value-type="string">
            <text:p>DO</text:p>
          </table:table-cell>
          <table:table-cell table:style-name="ce234" office:value-type="string" calcext:value-type="string">
            <text:p>+1-809 and +1-829  </text:p>
          </table:table-cell>
          <table:table-cell table:number-columns-repeated="16381"/>
        </table:table-row>
        <table:table-row table:style-name="ro12">
          <table:table-cell table:style-name="ce212" office:value-type="string" calcext:value-type="string">
            <text:p>E</text:p>
          </table:table-cell>
          <table:table-cell table:style-name="ce216"/>
          <table:table-cell table:style-name="ce234"/>
          <table:table-cell table:number-columns-repeated="16381"/>
        </table:table-row>
        <table:table-row table:style-name="ro12">
          <table:table-cell table:style-name="ce208" office:value-type="string" calcext:value-type="string">
            <text:p>East Timor (Former Portuguese Timor)</text:p>
          </table:table-cell>
          <table:table-cell office:value-type="string" calcext:value-type="string">
            <text:p>TP</text:p>
          </table:table-cell>
          <table:table-cell office:value-type="string" calcext:value-type="string">
            <text:p>+670</text:p>
          </table:table-cell>
          <table:table-cell table:number-columns-repeated="16381"/>
        </table:table-row>
        <table:table-row table:style-name="ro12">
          <table:table-cell table:style-name="ce210" office:value-type="string" calcext:value-type="string">
            <text:p>Ecuador </text:p>
          </table:table-cell>
          <table:table-cell table:style-name="ce216" office:value-type="string" calcext:value-type="string">
            <text:p>EC</text:p>
          </table:table-cell>
          <table:table-cell table:style-name="ce234" office:value-type="string" calcext:value-type="string">
            <text:p>+593 </text:p>
          </table:table-cell>
          <table:table-cell table:number-columns-repeated="16381"/>
        </table:table-row>
        <table:table-row table:style-name="ro13">
          <table:table-cell office:value-type="string" calcext:value-type="string">
            <text:p>Egypt (Former United Arab Republic - with Syria)</text:p>
          </table:table-cell>
          <table:table-cell office:value-type="string" calcext:value-type="string">
            <text:p>EG</text:p>
          </table:table-cell>
          <table:table-cell office:value-type="string" calcext:value-type="string">
            <text:p>+20</text:p>
          </table:table-cell>
          <table:table-cell table:number-columns-repeated="16381"/>
        </table:table-row>
        <table:table-row table:style-name="ro12">
          <table:table-cell table:style-name="ce210" office:value-type="string" calcext:value-type="string">
            <text:p>El Salvador </text:p>
          </table:table-cell>
          <table:table-cell table:style-name="ce216" office:value-type="string" calcext:value-type="string">
            <text:p>SV</text:p>
          </table:table-cell>
          <table:table-cell table:style-name="ce234" office:value-type="string" calcext:value-type="string">
            <text:p>+503</text:p>
          </table:table-cell>
          <table:table-cell table:number-columns-repeated="16381"/>
        </table:table-row>
        <table:table-row table:style-name="ro12">
          <table:table-cell office:value-type="string" calcext:value-type="string">
            <text:p>Equatorial Guinea (Former Spanish Guinea)</text:p>
          </table:table-cell>
          <table:table-cell office:value-type="string" calcext:value-type="string">
            <text:p>GQ</text:p>
          </table:table-cell>
          <table:table-cell office:value-type="string" calcext:value-type="string">
            <text:p>+240</text:p>
          </table:table-cell>
          <table:table-cell table:number-columns-repeated="16381"/>
        </table:table-row>
        <table:table-row table:style-name="ro13">
          <table:table-cell table:style-name="ce210" office:value-type="string" calcext:value-type="string">
            <text:p>Eritrea (Former Eritrea Autonomous Region in Ethiopia)</text:p>
          </table:table-cell>
          <table:table-cell table:style-name="ce216" office:value-type="string" calcext:value-type="string">
            <text:p>ER</text:p>
          </table:table-cell>
          <table:table-cell table:style-name="ce234" office:value-type="string" calcext:value-type="string">
            <text:p>+291</text:p>
          </table:table-cell>
          <table:table-cell table:number-columns-repeated="16381"/>
        </table:table-row>
        <table:table-row table:style-name="ro13">
          <table:table-cell office:value-type="string" calcext:value-type="string">
            <text:p>Estonia (Former Estonian Soviet Socialist Republic)</text:p>
          </table:table-cell>
          <table:table-cell office:value-type="string" calcext:value-type="string">
            <text:p>EE</text:p>
          </table:table-cell>
          <table:table-cell office:value-type="string" calcext:value-type="string">
            <text:p>+372</text:p>
          </table:table-cell>
          <table:table-cell table:number-columns-repeated="16381"/>
        </table:table-row>
        <table:table-row table:style-name="ro13">
          <table:table-cell table:style-name="ce210" office:value-type="string" calcext:value-type="string">
            <text:p>Ethiopia (Former Abyssinia, Italian East Africa)</text:p>
          </table:table-cell>
          <table:table-cell table:style-name="ce216" office:value-type="string" calcext:value-type="string">
            <text:p>ET</text:p>
          </table:table-cell>
          <table:table-cell table:style-name="ce234" office:value-type="string" calcext:value-type="string">
            <text:p>+251</text:p>
          </table:table-cell>
          <table:table-cell table:number-columns-repeated="16381"/>
        </table:table-row>
        <table:table-row table:style-name="ro12">
          <table:table-cell table:style-name="ce212" office:value-type="string" calcext:value-type="string">
            <text:p>F</text:p>
          </table:table-cell>
          <table:table-cell table:style-name="ce216"/>
          <table:table-cell table:style-name="ce234"/>
          <table:table-cell table:number-columns-repeated="16381"/>
        </table:table-row>
        <table:table-row table:style-name="ro12">
          <table:table-cell table:style-name="ce208" office:value-type="string" calcext:value-type="string">
            <text:p>Falkland Islands (Islas Malvinas) </text:p>
          </table:table-cell>
          <table:table-cell office:value-type="string" calcext:value-type="string">
            <text:p>FK</text:p>
          </table:table-cell>
          <table:table-cell office:value-type="string" calcext:value-type="string">
            <text:p>+500</text:p>
          </table:table-cell>
          <table:table-cell table:number-columns-repeated="16381"/>
        </table:table-row>
        <table:table-row table:style-name="ro12">
          <table:table-cell table:style-name="ce210" office:value-type="string" calcext:value-type="string">
            <text:p>Faroe Islands </text:p>
          </table:table-cell>
          <table:table-cell table:style-name="ce216" office:value-type="string" calcext:value-type="string">
            <text:p>FO</text:p>
          </table:table-cell>
          <table:table-cell table:style-name="ce234" office:value-type="string" calcext:value-type="string">
            <text:p>+298</text:p>
          </table:table-cell>
          <table:table-cell table:number-columns-repeated="16381"/>
        </table:table-row>
        <table:table-row table:style-name="ro12">
          <table:table-cell office:value-type="string" calcext:value-type="string">
            <text:p>Fiji </text:p>
          </table:table-cell>
          <table:table-cell office:value-type="string" calcext:value-type="string">
            <text:p>FJ</text:p>
          </table:table-cell>
          <table:table-cell office:value-type="string" calcext:value-type="string">
            <text:p>+679</text:p>
          </table:table-cell>
          <table:table-cell table:number-columns-repeated="16381"/>
        </table:table-row>
        <table:table-row table:style-name="ro12">
          <table:table-cell table:style-name="ce210" office:value-type="string" calcext:value-type="string">
            <text:p>Finland </text:p>
          </table:table-cell>
          <table:table-cell table:style-name="ce216" office:value-type="string" calcext:value-type="string">
            <text:p>FI</text:p>
          </table:table-cell>
          <table:table-cell table:style-name="ce234" office:value-type="string" calcext:value-type="string">
            <text:p>+358</text:p>
          </table:table-cell>
          <table:table-cell table:number-columns-repeated="16381"/>
        </table:table-row>
        <table:table-row table:style-name="ro12">
          <table:table-cell office:value-type="string" calcext:value-type="string">
            <text:p>France </text:p>
          </table:table-cell>
          <table:table-cell office:value-type="string" calcext:value-type="string">
            <text:p>FR</text:p>
          </table:table-cell>
          <table:table-cell office:value-type="string" calcext:value-type="string">
            <text:p>+33</text:p>
          </table:table-cell>
          <table:table-cell table:number-columns-repeated="16381"/>
        </table:table-row>
        <table:table-row table:style-name="ro12">
          <table:table-cell table:style-name="ce210" office:value-type="string" calcext:value-type="string">
            <text:p>French Guiana or French Guyana </text:p>
          </table:table-cell>
          <table:table-cell table:style-name="ce216" office:value-type="string" calcext:value-type="string">
            <text:p>GF</text:p>
          </table:table-cell>
          <table:table-cell table:style-name="ce234" office:value-type="string" calcext:value-type="string">
            <text:p>+594</text:p>
          </table:table-cell>
          <table:table-cell table:number-columns-repeated="16381"/>
        </table:table-row>
        <table:table-row table:style-name="ro13">
          <table:table-cell office:value-type="string" calcext:value-type="string">
            <text:p>French Polynesia (Former French Colony of Oceania)</text:p>
          </table:table-cell>
          <table:table-cell office:value-type="string" calcext:value-type="string">
            <text:p>PF</text:p>
          </table:table-cell>
          <table:table-cell office:value-type="string" calcext:value-type="string">
            <text:p>+689</text:p>
          </table:table-cell>
          <table:table-cell table:number-columns-repeated="16381"/>
        </table:table-row>
        <table:table-row table:style-name="ro13">
          <table:table-cell table:style-name="ce210" office:value-type="string" calcext:value-type="string">
            <text:p>French Southern Territories and Antarctic Lands </text:p>
          </table:table-cell>
          <table:table-cell table:style-name="ce216" office:value-type="string" calcext:value-type="string">
            <text:p>TF</text:p>
          </table:table-cell>
          <table:table-cell table:style-name="ce236"/>
          <table:table-cell table:number-columns-repeated="16381"/>
        </table:table-row>
        <table:table-row table:style-name="ro12">
          <table:table-cell table:style-name="ce212" office:value-type="string" calcext:value-type="string">
            <text:p>G</text:p>
          </table:table-cell>
          <table:table-cell table:style-name="ce216"/>
          <table:table-cell table:style-name="ce236"/>
          <table:table-cell table:number-columns-repeated="16381"/>
        </table:table-row>
        <table:table-row table:style-name="ro12">
          <table:table-cell table:style-name="ce208" office:value-type="string" calcext:value-type="string">
            <text:p>Gabon (Gabonese Republic)</text:p>
          </table:table-cell>
          <table:table-cell office:value-type="string" calcext:value-type="string">
            <text:p>GA</text:p>
          </table:table-cell>
          <table:table-cell office:value-type="string" calcext:value-type="string">
            <text:p>+241</text:p>
          </table:table-cell>
          <table:table-cell table:number-columns-repeated="16381"/>
        </table:table-row>
        <table:table-row table:style-name="ro12">
          <table:table-cell table:style-name="ce210" office:value-type="string" calcext:value-type="string">
            <text:p>Gambia, The </text:p>
          </table:table-cell>
          <table:table-cell table:style-name="ce216" office:value-type="string" calcext:value-type="string">
            <text:p>GM</text:p>
          </table:table-cell>
          <table:table-cell table:style-name="ce234" office:value-type="string" calcext:value-type="string">
            <text:p>+220</text:p>
          </table:table-cell>
          <table:table-cell table:number-columns-repeated="16381"/>
        </table:table-row>
        <table:table-row table:style-name="ro13">
          <table:table-cell office:value-type="string" calcext:value-type="string">
            <text:p>Georgia (Former Georgian Soviet Socialist Republic)</text:p>
          </table:table-cell>
          <table:table-cell office:value-type="string" calcext:value-type="string">
            <text:p>GE</text:p>
          </table:table-cell>
          <table:table-cell office:value-type="string" calcext:value-type="string">
            <text:p>+995</text:p>
          </table:table-cell>
          <table:table-cell table:number-columns-repeated="16381"/>
        </table:table-row>
        <table:table-row table:style-name="ro12">
          <table:table-cell table:style-name="ce210" office:value-type="string" calcext:value-type="string">
            <text:p>Germany </text:p>
          </table:table-cell>
          <table:table-cell table:style-name="ce216" office:value-type="string" calcext:value-type="string">
            <text:p>DE</text:p>
          </table:table-cell>
          <table:table-cell table:style-name="ce234" office:value-type="string" calcext:value-type="string">
            <text:p>+49</text:p>
          </table:table-cell>
          <table:table-cell table:number-columns-repeated="16381"/>
        </table:table-row>
        <table:table-row table:style-name="ro12">
          <table:table-cell office:value-type="string" calcext:value-type="string">
            <text:p>Ghana (Former Gold Coast)</text:p>
          </table:table-cell>
          <table:table-cell office:value-type="string" calcext:value-type="string">
            <text:p>GH</text:p>
          </table:table-cell>
          <table:table-cell office:value-type="string" calcext:value-type="string">
            <text:p>+233</text:p>
          </table:table-cell>
          <table:table-cell table:number-columns-repeated="16381"/>
        </table:table-row>
        <table:table-row table:style-name="ro12">
          <table:table-cell table:style-name="ce210" office:value-type="string" calcext:value-type="string">
            <text:p>Gibraltar </text:p>
          </table:table-cell>
          <table:table-cell table:style-name="ce216" office:value-type="string" calcext:value-type="string">
            <text:p>GI</text:p>
          </table:table-cell>
          <table:table-cell table:style-name="ce234" office:value-type="string" calcext:value-type="string">
            <text:p>+350</text:p>
          </table:table-cell>
          <table:table-cell table:number-columns-repeated="16381"/>
        </table:table-row>
        <table:table-row table:style-name="ro12">
          <table:table-cell office:value-type="string" calcext:value-type="string">
            <text:p>Great Britain (United Kingdom) </text:p>
          </table:table-cell>
          <table:table-cell office:value-type="string" calcext:value-type="string">
            <text:p>GB</text:p>
          </table:table-cell>
          <table:table-cell table:style-name="ce235"/>
          <table:table-cell table:number-columns-repeated="16381"/>
        </table:table-row>
        <table:table-row table:style-name="ro12">
          <table:table-cell table:style-name="ce210" office:value-type="string" calcext:value-type="string">
            <text:p>Greece </text:p>
          </table:table-cell>
          <table:table-cell table:style-name="ce216" office:value-type="string" calcext:value-type="string">
            <text:p>GR</text:p>
          </table:table-cell>
          <table:table-cell table:style-name="ce234" office:value-type="string" calcext:value-type="string">
            <text:p>+30</text:p>
          </table:table-cell>
          <table:table-cell table:number-columns-repeated="16381"/>
        </table:table-row>
        <table:table-row table:style-name="ro12">
          <table:table-cell office:value-type="string" calcext:value-type="string">
            <text:p>Greenland </text:p>
          </table:table-cell>
          <table:table-cell office:value-type="string" calcext:value-type="string">
            <text:p>GL</text:p>
          </table:table-cell>
          <table:table-cell office:value-type="string" calcext:value-type="string">
            <text:p>+299</text:p>
          </table:table-cell>
          <table:table-cell table:number-columns-repeated="16381"/>
        </table:table-row>
        <table:table-row table:style-name="ro12">
          <table:table-cell table:style-name="ce210" office:value-type="string" calcext:value-type="string">
            <text:p>Grenada </text:p>
          </table:table-cell>
          <table:table-cell table:style-name="ce216" office:value-type="string" calcext:value-type="string">
            <text:p>GD</text:p>
          </table:table-cell>
          <table:table-cell table:style-name="ce234" office:value-type="string" calcext:value-type="string">
            <text:p>+1-473</text:p>
          </table:table-cell>
          <table:table-cell table:number-columns-repeated="16381"/>
        </table:table-row>
        <table:table-row table:style-name="ro12">
          <table:table-cell office:value-type="string" calcext:value-type="string">
            <text:p>Guadeloupe</text:p>
          </table:table-cell>
          <table:table-cell office:value-type="string" calcext:value-type="string">
            <text:p>GP</text:p>
          </table:table-cell>
          <table:table-cell office:value-type="string" calcext:value-type="string">
            <text:p>+590</text:p>
          </table:table-cell>
          <table:table-cell table:number-columns-repeated="16381"/>
        </table:table-row>
        <table:table-row table:style-name="ro12">
          <table:table-cell table:style-name="ce210" office:value-type="string" calcext:value-type="string">
            <text:p>Guam</text:p>
          </table:table-cell>
          <table:table-cell table:style-name="ce216" office:value-type="string" calcext:value-type="string">
            <text:p>GU</text:p>
          </table:table-cell>
          <table:table-cell table:style-name="ce234" office:value-type="string" calcext:value-type="string">
            <text:p>+1-671</text:p>
          </table:table-cell>
          <table:table-cell table:number-columns-repeated="16381"/>
        </table:table-row>
        <table:table-row table:style-name="ro12">
          <table:table-cell office:value-type="string" calcext:value-type="string">
            <text:p>Guatemala </text:p>
          </table:table-cell>
          <table:table-cell office:value-type="string" calcext:value-type="string">
            <text:p>GT</text:p>
          </table:table-cell>
          <table:table-cell office:value-type="string" calcext:value-type="string">
            <text:p>+502</text:p>
          </table:table-cell>
          <table:table-cell table:number-columns-repeated="16381"/>
        </table:table-row>
        <table:table-row table:style-name="ro12">
          <table:table-cell table:style-name="ce210" office:value-type="string" calcext:value-type="string">
            <text:p>Guinea (Former French Guinea)</text:p>
          </table:table-cell>
          <table:table-cell table:style-name="ce216" office:value-type="string" calcext:value-type="string">
            <text:p>GN</text:p>
          </table:table-cell>
          <table:table-cell table:style-name="ce234" office:value-type="string" calcext:value-type="string">
            <text:p>+224</text:p>
          </table:table-cell>
          <table:table-cell table:number-columns-repeated="16381"/>
        </table:table-row>
        <table:table-row table:style-name="ro12">
          <table:table-cell office:value-type="string" calcext:value-type="string">
            <text:p>Guinea-Bissau (Former Portuguese Guinea)</text:p>
          </table:table-cell>
          <table:table-cell office:value-type="string" calcext:value-type="string">
            <text:p>GW</text:p>
          </table:table-cell>
          <table:table-cell office:value-type="string" calcext:value-type="string">
            <text:p>+245</text:p>
          </table:table-cell>
          <table:table-cell table:number-columns-repeated="16381"/>
        </table:table-row>
        <table:table-row table:style-name="ro12">
          <table:table-cell table:style-name="ce210" office:value-type="string" calcext:value-type="string">
            <text:p>Guyana (Former British Guiana)</text:p>
          </table:table-cell>
          <table:table-cell table:style-name="ce216" office:value-type="string" calcext:value-type="string">
            <text:p>GY</text:p>
          </table:table-cell>
          <table:table-cell table:style-name="ce234" office:value-type="string" calcext:value-type="string">
            <text:p>+592</text:p>
          </table:table-cell>
          <table:table-cell table:number-columns-repeated="16381"/>
        </table:table-row>
        <table:table-row table:style-name="ro12">
          <table:table-cell table:style-name="ce212" office:value-type="string" calcext:value-type="string">
            <text:p>H</text:p>
          </table:table-cell>
          <table:table-cell table:style-name="ce216"/>
          <table:table-cell table:style-name="ce234"/>
          <table:table-cell table:number-columns-repeated="16381"/>
        </table:table-row>
        <table:table-row table:style-name="ro12">
          <table:table-cell table:style-name="ce208" office:value-type="string" calcext:value-type="string">
            <text:p>Haiti </text:p>
          </table:table-cell>
          <table:table-cell office:value-type="string" calcext:value-type="string">
            <text:p>HT</text:p>
          </table:table-cell>
          <table:table-cell office:value-type="string" calcext:value-type="string">
            <text:p>+509</text:p>
          </table:table-cell>
          <table:table-cell table:number-columns-repeated="16381"/>
        </table:table-row>
        <table:table-row table:style-name="ro13">
          <table:table-cell table:style-name="ce210" office:value-type="string" calcext:value-type="string">
            <text:p>Heard Island and McDonald Islands (Territory of Australia)</text:p>
          </table:table-cell>
          <table:table-cell table:style-name="ce216" office:value-type="string" calcext:value-type="string">
            <text:p>HM</text:p>
          </table:table-cell>
          <table:table-cell table:style-name="ce236"/>
          <table:table-cell table:number-columns-repeated="16381"/>
        </table:table-row>
        <table:table-row table:style-name="ro12">
          <table:table-cell office:value-type="string" calcext:value-type="string">
            <text:p>Holy See (Vatican City State)</text:p>
          </table:table-cell>
          <table:table-cell office:value-type="string" calcext:value-type="string">
            <text:p>VA</text:p>
          </table:table-cell>
          <table:table-cell table:style-name="ce235"/>
          <table:table-cell table:number-columns-repeated="16381"/>
        </table:table-row>
        <table:table-row table:style-name="ro12">
          <table:table-cell table:style-name="ce210" office:value-type="string" calcext:value-type="string">
            <text:p>Honduras </text:p>
          </table:table-cell>
          <table:table-cell table:style-name="ce216" office:value-type="string" calcext:value-type="string">
            <text:p>HN</text:p>
          </table:table-cell>
          <table:table-cell table:style-name="ce234" office:value-type="string" calcext:value-type="string">
            <text:p>+504</text:p>
          </table:table-cell>
          <table:table-cell table:number-columns-repeated="16381"/>
        </table:table-row>
        <table:table-row table:style-name="ro12">
          <table:table-cell office:value-type="string" calcext:value-type="string">
            <text:p>Hong Kong </text:p>
          </table:table-cell>
          <table:table-cell office:value-type="string" calcext:value-type="string">
            <text:p>HK</text:p>
          </table:table-cell>
          <table:table-cell office:value-type="string" calcext:value-type="string">
            <text:p>+852</text:p>
          </table:table-cell>
          <table:table-cell table:number-columns-repeated="16381"/>
        </table:table-row>
        <table:table-row table:style-name="ro12">
          <table:table-cell table:style-name="ce210" office:value-type="string" calcext:value-type="string">
            <text:p>Hungary </text:p>
          </table:table-cell>
          <table:table-cell table:style-name="ce216" office:value-type="string" calcext:value-type="string">
            <text:p>HU</text:p>
          </table:table-cell>
          <table:table-cell table:style-name="ce234" office:value-type="string" calcext:value-type="string">
            <text:p>+36</text:p>
          </table:table-cell>
          <table:table-cell table:number-columns-repeated="16381"/>
        </table:table-row>
        <table:table-row table:style-name="ro12">
          <table:table-cell table:style-name="ce212" office:value-type="string" calcext:value-type="string">
            <text:p>I</text:p>
          </table:table-cell>
          <table:table-cell table:style-name="ce216"/>
          <table:table-cell table:style-name="ce234"/>
          <table:table-cell table:number-columns-repeated="16381"/>
        </table:table-row>
        <table:table-row table:style-name="ro12">
          <table:table-cell table:style-name="ce208" office:value-type="string" calcext:value-type="string">
            <text:p>Iceland </text:p>
          </table:table-cell>
          <table:table-cell office:value-type="string" calcext:value-type="string">
            <text:p>IS</text:p>
          </table:table-cell>
          <table:table-cell office:value-type="string" calcext:value-type="string">
            <text:p>+354</text:p>
          </table:table-cell>
          <table:table-cell table:number-columns-repeated="16381"/>
        </table:table-row>
        <table:table-row table:style-name="ro12">
          <table:table-cell table:style-name="ce210" office:value-type="string" calcext:value-type="string">
            <text:p>India </text:p>
          </table:table-cell>
          <table:table-cell table:style-name="ce216" office:value-type="string" calcext:value-type="string">
            <text:p>IN</text:p>
          </table:table-cell>
          <table:table-cell table:style-name="ce234" office:value-type="string" calcext:value-type="string">
            <text:p>+91</text:p>
          </table:table-cell>
          <table:table-cell table:number-columns-repeated="16381"/>
        </table:table-row>
        <table:table-row table:style-name="ro13">
          <table:table-cell office:value-type="string" calcext:value-type="string">
            <text:p>Indonesia (Former Netherlands East Indies; Dutch East Indies)</text:p>
          </table:table-cell>
          <table:table-cell office:value-type="string" calcext:value-type="string">
            <text:p>ID</text:p>
          </table:table-cell>
          <table:table-cell office:value-type="string" calcext:value-type="string">
            <text:p>+62</text:p>
          </table:table-cell>
          <table:table-cell table:number-columns-repeated="16381"/>
        </table:table-row>
        <table:table-row table:style-name="ro12">
          <table:table-cell table:style-name="ce210" office:value-type="string" calcext:value-type="string">
            <text:p>Iran, Islamic Republic of</text:p>
          </table:table-cell>
          <table:table-cell table:style-name="ce216" office:value-type="string" calcext:value-type="string">
            <text:p>IR</text:p>
          </table:table-cell>
          <table:table-cell table:style-name="ce234" office:value-type="string" calcext:value-type="string">
            <text:p>+98</text:p>
          </table:table-cell>
          <table:table-cell table:number-columns-repeated="16381"/>
        </table:table-row>
        <table:table-row table:style-name="ro12">
          <table:table-cell office:value-type="string" calcext:value-type="string">
            <text:p>Iraq </text:p>
          </table:table-cell>
          <table:table-cell office:value-type="string" calcext:value-type="string">
            <text:p>IQ</text:p>
          </table:table-cell>
          <table:table-cell office:value-type="string" calcext:value-type="string">
            <text:p>+964</text:p>
          </table:table-cell>
          <table:table-cell table:number-columns-repeated="16381"/>
        </table:table-row>
        <table:table-row table:style-name="ro12">
          <table:table-cell table:style-name="ce210" office:value-type="string" calcext:value-type="string">
            <text:p>Ireland </text:p>
          </table:table-cell>
          <table:table-cell table:style-name="ce216" office:value-type="string" calcext:value-type="string">
            <text:p>IE</text:p>
          </table:table-cell>
          <table:table-cell table:style-name="ce234" office:value-type="string" calcext:value-type="string">
            <text:p>+353</text:p>
          </table:table-cell>
          <table:table-cell table:number-columns-repeated="16381"/>
        </table:table-row>
        <table:table-row table:style-name="ro12">
          <table:table-cell office:value-type="string" calcext:value-type="string">
            <text:p>Israel </text:p>
          </table:table-cell>
          <table:table-cell office:value-type="string" calcext:value-type="string">
            <text:p>IL</text:p>
          </table:table-cell>
          <table:table-cell office:value-type="string" calcext:value-type="string">
            <text:p>+972</text:p>
          </table:table-cell>
          <table:table-cell table:number-columns-repeated="16381"/>
        </table:table-row>
        <table:table-row table:style-name="ro12">
          <table:table-cell table:style-name="ce210" office:value-type="string" calcext:value-type="string">
            <text:p>Italy </text:p>
          </table:table-cell>
          <table:table-cell table:style-name="ce216" office:value-type="string" calcext:value-type="string">
            <text:p>IT</text:p>
          </table:table-cell>
          <table:table-cell table:style-name="ce234" office:value-type="string" calcext:value-type="string">
            <text:p>+39</text:p>
          </table:table-cell>
          <table:table-cell table:number-columns-repeated="16381"/>
        </table:table-row>
        <table:table-row table:style-name="ro12">
          <table:table-cell table:style-name="ce212" office:value-type="string" calcext:value-type="string">
            <text:p>J</text:p>
          </table:table-cell>
          <table:table-cell table:style-name="ce216"/>
          <table:table-cell table:style-name="ce234"/>
          <table:table-cell table:number-columns-repeated="16381"/>
        </table:table-row>
        <table:table-row table:style-name="ro12">
          <table:table-cell table:style-name="ce208" office:value-type="string" calcext:value-type="string">
            <text:p>Jamaica </text:p>
          </table:table-cell>
          <table:table-cell office:value-type="string" calcext:value-type="string">
            <text:p>JM</text:p>
          </table:table-cell>
          <table:table-cell table:style-name="ce237" office:value-type="string" calcext:value-type="string">
            <text:p>+1-876</text:p>
          </table:table-cell>
          <table:table-cell table:number-columns-repeated="16381"/>
        </table:table-row>
        <table:table-row table:style-name="ro12">
          <table:table-cell table:style-name="ce210" office:value-type="string" calcext:value-type="string">
            <text:p>Japan </text:p>
          </table:table-cell>
          <table:table-cell table:style-name="ce216" office:value-type="string" calcext:value-type="string">
            <text:p>JP</text:p>
          </table:table-cell>
          <table:table-cell table:style-name="ce234" office:value-type="string" calcext:value-type="string">
            <text:p>+81</text:p>
          </table:table-cell>
          <table:table-cell table:number-columns-repeated="16381"/>
        </table:table-row>
        <table:table-row table:style-name="ro12">
          <table:table-cell table:style-name="ce211" office:value-type="string" calcext:value-type="string">
            <text:p>Jordan (Former Transjordan)</text:p>
          </table:table-cell>
          <table:table-cell office:value-type="string" calcext:value-type="string">
            <text:p>JO</text:p>
          </table:table-cell>
          <table:table-cell office:value-type="string" calcext:value-type="string">
            <text:p>+962</text:p>
          </table:table-cell>
          <table:table-cell table:number-columns-repeated="16381"/>
        </table:table-row>
        <table:table-row table:style-name="ro12">
          <table:table-cell table:style-name="ce212" office:value-type="string" calcext:value-type="string">
            <text:p>K</text:p>
          </table:table-cell>
          <table:table-cell table:style-name="ce216"/>
          <table:table-cell table:style-name="ce234"/>
          <table:table-cell table:number-columns-repeated="16381"/>
        </table:table-row>
        <table:table-row table:style-name="ro13">
          <table:table-cell table:style-name="ce210" office:value-type="string" calcext:value-type="string">
            <text:p>Kazakstan or Kazakhstan (Former Kazakh Soviet Socialist Republic)</text:p>
          </table:table-cell>
          <table:table-cell table:style-name="ce216" office:value-type="string" calcext:value-type="string">
            <text:p>KZ</text:p>
          </table:table-cell>
          <table:table-cell table:style-name="ce234" office:value-type="string" calcext:value-type="string">
            <text:p>+7</text:p>
          </table:table-cell>
          <table:table-cell table:number-columns-repeated="16381"/>
        </table:table-row>
        <table:table-row table:style-name="ro12">
          <table:table-cell office:value-type="string" calcext:value-type="string">
            <text:p>Kenya (Former British East Africa)</text:p>
          </table:table-cell>
          <table:table-cell office:value-type="string" calcext:value-type="string">
            <text:p>KE</text:p>
          </table:table-cell>
          <table:table-cell office:value-type="string" calcext:value-type="string">
            <text:p>+254</text:p>
          </table:table-cell>
          <table:table-cell table:number-columns-repeated="16381"/>
        </table:table-row>
        <table:table-row table:style-name="ro13">
          <table:table-cell table:style-name="ce210" office:value-type="string" calcext:value-type="string">
            <text:p>Kiribati (Pronounced keer-ree-bahss) (Former Gilbert Islands)</text:p>
          </table:table-cell>
          <table:table-cell table:style-name="ce216" office:value-type="string" calcext:value-type="string">
            <text:p>KI</text:p>
          </table:table-cell>
          <table:table-cell table:style-name="ce234" office:value-type="string" calcext:value-type="string">
            <text:p>+686</text:p>
          </table:table-cell>
          <table:table-cell table:number-columns-repeated="16381"/>
        </table:table-row>
        <table:table-row table:style-name="ro13">
          <table:table-cell office:value-type="string" calcext:value-type="string">
            <text:p>Korea, Democratic People's Republic of (North Korea)</text:p>
          </table:table-cell>
          <table:table-cell office:value-type="string" calcext:value-type="string">
            <text:p>KP</text:p>
          </table:table-cell>
          <table:table-cell office:value-type="string" calcext:value-type="string">
            <text:p>+850</text:p>
          </table:table-cell>
          <table:table-cell table:number-columns-repeated="16381"/>
        </table:table-row>
        <table:table-row table:style-name="ro12">
          <table:table-cell table:style-name="ce210" office:value-type="string" calcext:value-type="string">
            <text:p>Korea, Republic of (South Korea) </text:p>
          </table:table-cell>
          <table:table-cell table:style-name="ce216" office:value-type="string" calcext:value-type="string">
            <text:p>KR</text:p>
          </table:table-cell>
          <table:table-cell table:style-name="ce234" office:value-type="string" calcext:value-type="string">
            <text:p>+82</text:p>
          </table:table-cell>
          <table:table-cell table:number-columns-repeated="16381"/>
        </table:table-row>
        <table:table-row table:style-name="ro12">
          <table:table-cell office:value-type="string" calcext:value-type="string">
            <text:p>Kuwait </text:p>
          </table:table-cell>
          <table:table-cell office:value-type="string" calcext:value-type="string">
            <text:p>KW</text:p>
          </table:table-cell>
          <table:table-cell office:value-type="string" calcext:value-type="string">
            <text:p>+965</text:p>
          </table:table-cell>
          <table:table-cell table:number-columns-repeated="16381"/>
        </table:table-row>
        <table:table-row table:style-name="ro13">
          <table:table-cell table:style-name="ce210" office:value-type="string" calcext:value-type="string">
            <text:p>Kyrgyzstan (Kyrgyz Republic) (Former Kirghiz Soviet Socialist Republic)</text:p>
          </table:table-cell>
          <table:table-cell table:style-name="ce216" office:value-type="string" calcext:value-type="string">
            <text:p>KG</text:p>
          </table:table-cell>
          <table:table-cell table:style-name="ce234" office:value-type="string" calcext:value-type="string">
            <text:p>+996</text:p>
          </table:table-cell>
          <table:table-cell table:number-columns-repeated="16381"/>
        </table:table-row>
        <table:table-row table:style-name="ro12">
          <table:table-cell table:style-name="ce212" office:value-type="string" calcext:value-type="string">
            <text:p>L</text:p>
          </table:table-cell>
          <table:table-cell table:style-name="ce216"/>
          <table:table-cell table:style-name="ce234"/>
          <table:table-cell table:number-columns-repeated="16381"/>
        </table:table-row>
        <table:table-row table:style-name="ro12">
          <table:table-cell table:style-name="ce208" office:value-type="string" calcext:value-type="string">
            <text:p>Lao People's Democratic Republic (Laos)</text:p>
          </table:table-cell>
          <table:table-cell office:value-type="string" calcext:value-type="string">
            <text:p>LA</text:p>
          </table:table-cell>
          <table:table-cell office:value-type="string" calcext:value-type="string">
            <text:p>+856</text:p>
          </table:table-cell>
          <table:table-cell table:number-columns-repeated="16381"/>
        </table:table-row>
        <table:table-row table:style-name="ro13">
          <table:table-cell table:style-name="ce210" office:value-type="string" calcext:value-type="string">
            <text:p>Latvia (Former Latvian Soviet Socialist Republic)</text:p>
          </table:table-cell>
          <table:table-cell table:style-name="ce216" office:value-type="string" calcext:value-type="string">
            <text:p>LV</text:p>
          </table:table-cell>
          <table:table-cell table:style-name="ce234" office:value-type="string" calcext:value-type="string">
            <text:p>+371</text:p>
          </table:table-cell>
          <table:table-cell table:number-columns-repeated="16381"/>
        </table:table-row>
        <table:table-row table:style-name="ro12">
          <table:table-cell office:value-type="string" calcext:value-type="string">
            <text:p>Lebanon </text:p>
          </table:table-cell>
          <table:table-cell office:value-type="string" calcext:value-type="string">
            <text:p>LB</text:p>
          </table:table-cell>
          <table:table-cell office:value-type="string" calcext:value-type="string">
            <text:p>+961</text:p>
          </table:table-cell>
          <table:table-cell table:number-columns-repeated="16381"/>
        </table:table-row>
        <table:table-row table:style-name="ro12">
          <table:table-cell table:style-name="ce210" office:value-type="string" calcext:value-type="string">
            <text:p>Lesotho (Former Basutoland)</text:p>
          </table:table-cell>
          <table:table-cell table:style-name="ce216" office:value-type="string" calcext:value-type="string">
            <text:p>LS</text:p>
          </table:table-cell>
          <table:table-cell table:style-name="ce234" office:value-type="string" calcext:value-type="string">
            <text:p>+266</text:p>
          </table:table-cell>
          <table:table-cell table:number-columns-repeated="16381"/>
        </table:table-row>
        <table:table-row table:style-name="ro12">
          <table:table-cell office:value-type="string" calcext:value-type="string">
            <text:p>Liberia </text:p>
          </table:table-cell>
          <table:table-cell office:value-type="string" calcext:value-type="string">
            <text:p>LR</text:p>
          </table:table-cell>
          <table:table-cell office:value-type="string" calcext:value-type="string">
            <text:p>+231</text:p>
          </table:table-cell>
          <table:table-cell table:number-columns-repeated="16381"/>
        </table:table-row>
        <table:table-row table:style-name="ro12">
          <table:table-cell table:style-name="ce210" office:value-type="string" calcext:value-type="string">
            <text:p>Libya (Libyan Arab Jamahiriya)</text:p>
          </table:table-cell>
          <table:table-cell table:style-name="ce216" office:value-type="string" calcext:value-type="string">
            <text:p>LY</text:p>
          </table:table-cell>
          <table:table-cell table:style-name="ce234" office:value-type="string" calcext:value-type="string">
            <text:p>+218</text:p>
          </table:table-cell>
          <table:table-cell table:number-columns-repeated="16381"/>
        </table:table-row>
        <table:table-row table:style-name="ro12">
          <table:table-cell office:value-type="string" calcext:value-type="string">
            <text:p>Liechtenstein </text:p>
          </table:table-cell>
          <table:table-cell office:value-type="string" calcext:value-type="string">
            <text:p>LI</text:p>
          </table:table-cell>
          <table:table-cell office:value-type="string" calcext:value-type="string">
            <text:p>+423</text:p>
          </table:table-cell>
          <table:table-cell table:number-columns-repeated="16381"/>
        </table:table-row>
        <table:table-row table:style-name="ro13">
          <table:table-cell table:style-name="ce210" office:value-type="string" calcext:value-type="string">
            <text:p>Lithuania (Former Lithuanian Soviet Socialist Republic)</text:p>
          </table:table-cell>
          <table:table-cell table:style-name="ce216" office:value-type="string" calcext:value-type="string">
            <text:p>LT</text:p>
          </table:table-cell>
          <table:table-cell table:style-name="ce234" office:value-type="string" calcext:value-type="string">
            <text:p>+370</text:p>
          </table:table-cell>
          <table:table-cell table:number-columns-repeated="16381"/>
        </table:table-row>
        <table:table-row table:style-name="ro12">
          <table:table-cell table:style-name="ce211" office:value-type="string" calcext:value-type="string">
            <text:p>Luxembourg </text:p>
          </table:table-cell>
          <table:table-cell office:value-type="string" calcext:value-type="string">
            <text:p>LU</text:p>
          </table:table-cell>
          <table:table-cell office:value-type="string" calcext:value-type="string">
            <text:p>+352</text:p>
          </table:table-cell>
          <table:table-cell table:number-columns-repeated="16381"/>
        </table:table-row>
        <table:table-row table:style-name="ro12">
          <table:table-cell table:style-name="ce212" office:value-type="string" calcext:value-type="string">
            <text:p>M</text:p>
          </table:table-cell>
          <table:table-cell table:style-name="ce216"/>
          <table:table-cell table:style-name="ce234"/>
          <table:table-cell table:number-columns-repeated="16381"/>
        </table:table-row>
        <table:table-row table:style-name="ro12">
          <table:table-cell table:style-name="ce210" office:value-type="string" calcext:value-type="string">
            <text:p>Macau </text:p>
          </table:table-cell>
          <table:table-cell table:style-name="ce216" office:value-type="string" calcext:value-type="string">
            <text:p>MO</text:p>
          </table:table-cell>
          <table:table-cell table:style-name="ce234" office:value-type="string" calcext:value-type="string">
            <text:p>+853</text:p>
          </table:table-cell>
          <table:table-cell table:number-columns-repeated="16381"/>
        </table:table-row>
        <table:table-row table:style-name="ro12">
          <table:table-cell office:value-type="string" calcext:value-type="string">
            <text:p>Macedonia, The Former Yugoslav Republic of</text:p>
          </table:table-cell>
          <table:table-cell office:value-type="string" calcext:value-type="string">
            <text:p>MK</text:p>
          </table:table-cell>
          <table:table-cell office:value-type="string" calcext:value-type="string">
            <text:p>+389</text:p>
          </table:table-cell>
          <table:table-cell table:number-columns-repeated="16381"/>
        </table:table-row>
        <table:table-row table:style-name="ro12">
          <table:table-cell table:style-name="ce210" office:value-type="string" calcext:value-type="string">
            <text:p>Madagascar (Former Malagasy Republic)</text:p>
          </table:table-cell>
          <table:table-cell table:style-name="ce216" office:value-type="string" calcext:value-type="string">
            <text:p>MG</text:p>
          </table:table-cell>
          <table:table-cell table:style-name="ce234" office:value-type="string" calcext:value-type="string">
            <text:p>+261</text:p>
          </table:table-cell>
          <table:table-cell table:number-columns-repeated="16381"/>
        </table:table-row>
        <table:table-row table:style-name="ro13">
          <table:table-cell office:value-type="string" calcext:value-type="string">
            <text:p>Malawi (Former British Central African Protectorate, Nyasaland)</text:p>
          </table:table-cell>
          <table:table-cell office:value-type="string" calcext:value-type="string">
            <text:p>MW</text:p>
          </table:table-cell>
          <table:table-cell office:value-type="string" calcext:value-type="string">
            <text:p>+265</text:p>
          </table:table-cell>
          <table:table-cell table:number-columns-repeated="16381"/>
        </table:table-row>
        <table:table-row table:style-name="ro12">
          <table:table-cell table:style-name="ce208" office:value-type="string" calcext:value-type="string">
            <text:p>Malaysia </text:p>
          </table:table-cell>
          <table:table-cell table:style-name="ce214" office:value-type="string" calcext:value-type="string">
            <text:p>MY</text:p>
          </table:table-cell>
          <table:table-cell table:style-name="ce232" office:value-type="string" calcext:value-type="string">
            <text:p>+60</text:p>
          </table:table-cell>
          <table:table-cell table:number-columns-repeated="16381"/>
        </table:table-row>
        <table:table-row table:style-name="ro12">
          <table:table-cell table:style-name="ce210" office:value-type="string" calcext:value-type="string">
            <text:p>Maldives </text:p>
          </table:table-cell>
          <table:table-cell table:style-name="ce216" office:value-type="string" calcext:value-type="string">
            <text:p>MV</text:p>
          </table:table-cell>
          <table:table-cell table:style-name="ce234" office:value-type="string" calcext:value-type="string">
            <text:p>+960</text:p>
          </table:table-cell>
          <table:table-cell table:number-columns-repeated="16381"/>
        </table:table-row>
        <table:table-row table:style-name="ro13">
          <table:table-cell office:value-type="string" calcext:value-type="string">
            <text:p>Mali (Former French Sudan and Sudanese Republic) </text:p>
          </table:table-cell>
          <table:table-cell office:value-type="string" calcext:value-type="string">
            <text:p>ML</text:p>
          </table:table-cell>
          <table:table-cell office:value-type="string" calcext:value-type="string">
            <text:p>+223</text:p>
          </table:table-cell>
          <table:table-cell table:number-columns-repeated="16381"/>
        </table:table-row>
        <table:table-row table:style-name="ro12">
          <table:table-cell table:style-name="ce210" office:value-type="string" calcext:value-type="string">
            <text:p>Malta </text:p>
          </table:table-cell>
          <table:table-cell table:style-name="ce216" office:value-type="string" calcext:value-type="string">
            <text:p>MT</text:p>
          </table:table-cell>
          <table:table-cell table:style-name="ce234" office:value-type="string" calcext:value-type="string">
            <text:p>+356</text:p>
          </table:table-cell>
          <table:table-cell table:number-columns-repeated="16381"/>
        </table:table-row>
        <table:table-row table:style-name="ro14">
          <table:table-cell office:value-type="string" calcext:value-type="string">
            <text:p>Marshall Islands (Former Marshall Islands District - Trust Territory of the Pacific Islands)</text:p>
          </table:table-cell>
          <table:table-cell office:value-type="string" calcext:value-type="string">
            <text:p>MH</text:p>
          </table:table-cell>
          <table:table-cell office:value-type="string" calcext:value-type="string">
            <text:p>+692</text:p>
          </table:table-cell>
          <table:table-cell table:number-columns-repeated="16381"/>
        </table:table-row>
        <table:table-row table:style-name="ro12">
          <table:table-cell table:style-name="ce210" office:value-type="string" calcext:value-type="string">
            <text:p>Martinique (French) </text:p>
          </table:table-cell>
          <table:table-cell table:style-name="ce216" office:value-type="string" calcext:value-type="string">
            <text:p>MQ</text:p>
          </table:table-cell>
          <table:table-cell table:style-name="ce234" office:value-type="string" calcext:value-type="string">
            <text:p>+596</text:p>
          </table:table-cell>
          <table:table-cell table:number-columns-repeated="16381"/>
        </table:table-row>
        <table:table-row table:style-name="ro12">
          <table:table-cell office:value-type="string" calcext:value-type="string">
            <text:p>Mauritania </text:p>
          </table:table-cell>
          <table:table-cell office:value-type="string" calcext:value-type="string">
            <text:p>MR</text:p>
          </table:table-cell>
          <table:table-cell office:value-type="string" calcext:value-type="string">
            <text:p>+222</text:p>
          </table:table-cell>
          <table:table-cell table:number-columns-repeated="16381"/>
        </table:table-row>
        <table:table-row table:style-name="ro12">
          <table:table-cell table:style-name="ce210" office:value-type="string" calcext:value-type="string">
            <text:p>Mauritius </text:p>
          </table:table-cell>
          <table:table-cell table:style-name="ce216" office:value-type="string" calcext:value-type="string">
            <text:p>MU</text:p>
          </table:table-cell>
          <table:table-cell table:style-name="ce234" office:value-type="string" calcext:value-type="string">
            <text:p>+230</text:p>
          </table:table-cell>
          <table:table-cell table:number-columns-repeated="16381"/>
        </table:table-row>
        <table:table-row table:style-name="ro12">
          <table:table-cell office:value-type="string" calcext:value-type="string">
            <text:p>Mayotte (Territorial Collectivity of Mayotte)</text:p>
          </table:table-cell>
          <table:table-cell office:value-type="string" calcext:value-type="string">
            <text:p>YT</text:p>
          </table:table-cell>
          <table:table-cell office:value-type="string" calcext:value-type="string">
            <text:p>+269</text:p>
          </table:table-cell>
          <table:table-cell table:number-columns-repeated="16381"/>
        </table:table-row>
        <table:table-row table:style-name="ro12">
          <table:table-cell table:style-name="ce210" office:value-type="string" calcext:value-type="string">
            <text:p>Mexico </text:p>
          </table:table-cell>
          <table:table-cell table:style-name="ce216" office:value-type="string" calcext:value-type="string">
            <text:p>MX</text:p>
          </table:table-cell>
          <table:table-cell table:style-name="ce234" office:value-type="string" calcext:value-type="string">
            <text:p>+52</text:p>
          </table:table-cell>
          <table:table-cell table:number-columns-repeated="16381"/>
        </table:table-row>
        <table:table-row table:style-name="ro14">
          <table:table-cell office:value-type="string" calcext:value-type="string">
            <text:p>Micronesia, Federated States of (Former Ponape, Truk, and Yap Districts - Trust Territory of the Pacific Islands)</text:p>
          </table:table-cell>
          <table:table-cell office:value-type="string" calcext:value-type="string">
            <text:p>FM</text:p>
          </table:table-cell>
          <table:table-cell office:value-type="string" calcext:value-type="string">
            <text:p>+691</text:p>
          </table:table-cell>
          <table:table-cell table:number-columns-repeated="16381"/>
        </table:table-row>
        <table:table-row table:style-name="ro12">
          <table:table-cell table:style-name="ce208" office:value-type="string" calcext:value-type="string">
            <text:p>Moldova, Republic of</text:p>
          </table:table-cell>
          <table:table-cell table:style-name="ce214" office:value-type="string" calcext:value-type="string">
            <text:p>MD</text:p>
          </table:table-cell>
          <table:table-cell table:style-name="ce232" office:value-type="string" calcext:value-type="string">
            <text:p>+373</text:p>
          </table:table-cell>
          <table:table-cell table:number-columns-repeated="16381"/>
        </table:table-row>
        <table:table-row table:style-name="ro12">
          <table:table-cell office:value-type="string" calcext:value-type="string">
            <text:p>Monaco, Principality of</text:p>
          </table:table-cell>
          <table:table-cell office:value-type="string" calcext:value-type="string">
            <text:p>MC</text:p>
          </table:table-cell>
          <table:table-cell office:value-type="string" calcext:value-type="string">
            <text:p>+377</text:p>
          </table:table-cell>
          <table:table-cell table:number-columns-repeated="16381"/>
        </table:table-row>
        <table:table-row table:style-name="ro12">
          <table:table-cell table:style-name="ce210" office:value-type="string" calcext:value-type="string">
            <text:p>Mongolia (Former Outer Mongolia)</text:p>
          </table:table-cell>
          <table:table-cell table:style-name="ce216" office:value-type="string" calcext:value-type="string">
            <text:p>MN</text:p>
          </table:table-cell>
          <table:table-cell table:style-name="ce234" office:value-type="string" calcext:value-type="string">
            <text:p>+976</text:p>
          </table:table-cell>
          <table:table-cell table:number-columns-repeated="16381"/>
        </table:table-row>
        <table:table-row table:style-name="ro12">
          <table:table-cell office:value-type="string" calcext:value-type="string">
            <text:p>Montserrat </text:p>
          </table:table-cell>
          <table:table-cell office:value-type="string" calcext:value-type="string">
            <text:p>MS</text:p>
          </table:table-cell>
          <table:table-cell office:value-type="string" calcext:value-type="string">
            <text:p>+1-664</text:p>
          </table:table-cell>
          <table:table-cell table:number-columns-repeated="16381"/>
        </table:table-row>
        <table:table-row table:style-name="ro12">
          <table:table-cell table:style-name="ce210" office:value-type="string" calcext:value-type="string">
            <text:p>Morocco </text:p>
          </table:table-cell>
          <table:table-cell table:style-name="ce216" office:value-type="string" calcext:value-type="string">
            <text:p>MA</text:p>
          </table:table-cell>
          <table:table-cell table:style-name="ce234" office:value-type="string" calcext:value-type="string">
            <text:p>+212</text:p>
          </table:table-cell>
          <table:table-cell table:number-columns-repeated="16381"/>
        </table:table-row>
        <table:table-row table:style-name="ro12">
          <table:table-cell office:value-type="string" calcext:value-type="string">
            <text:p>Mozambique (Former Portuguese East Africa)</text:p>
          </table:table-cell>
          <table:table-cell office:value-type="string" calcext:value-type="string">
            <text:p>MZ</text:p>
          </table:table-cell>
          <table:table-cell office:value-type="string" calcext:value-type="string">
            <text:p>+258</text:p>
          </table:table-cell>
          <table:table-cell table:number-columns-repeated="16381"/>
        </table:table-row>
        <table:table-row table:style-name="ro12">
          <table:table-cell table:style-name="ce210" office:value-type="string" calcext:value-type="string">
            <text:p>Myanmar, Union of (Former Burma)</text:p>
          </table:table-cell>
          <table:table-cell table:style-name="ce216" office:value-type="string" calcext:value-type="string">
            <text:p>MM</text:p>
          </table:table-cell>
          <table:table-cell table:style-name="ce234" office:value-type="string" calcext:value-type="string">
            <text:p>+95</text:p>
          </table:table-cell>
          <table:table-cell table:number-columns-repeated="16381"/>
        </table:table-row>
        <table:table-row table:style-name="ro12">
          <table:table-cell table:style-name="ce212" office:value-type="string" calcext:value-type="string">
            <text:p>N</text:p>
          </table:table-cell>
          <table:table-cell table:style-name="ce231"/>
          <table:table-cell table:style-name="ce238"/>
          <table:table-cell table:number-columns-repeated="16381"/>
        </table:table-row>
        <table:table-row table:style-name="ro13">
          <table:table-cell table:style-name="ce208" office:value-type="string" calcext:value-type="string">
            <text:p>Namibia (Former German Southwest Africa, South-West Africa)</text:p>
          </table:table-cell>
          <table:table-cell office:value-type="string" calcext:value-type="string">
            <text:p>NA</text:p>
          </table:table-cell>
          <table:table-cell office:value-type="string" calcext:value-type="string">
            <text:p>+264</text:p>
          </table:table-cell>
          <table:table-cell table:number-columns-repeated="16381"/>
        </table:table-row>
        <table:table-row table:style-name="ro12">
          <table:table-cell table:style-name="ce208" office:value-type="string" calcext:value-type="string">
            <text:p>Nauru (Former Pleasant Island)</text:p>
          </table:table-cell>
          <table:table-cell table:style-name="ce214" office:value-type="string" calcext:value-type="string">
            <text:p>NR</text:p>
          </table:table-cell>
          <table:table-cell table:style-name="ce232" office:value-type="string" calcext:value-type="string">
            <text:p>+674</text:p>
          </table:table-cell>
          <table:table-cell table:number-columns-repeated="16381"/>
        </table:table-row>
        <table:table-row table:style-name="ro12">
          <table:table-cell table:style-name="ce208" office:value-type="string" calcext:value-type="string">
            <text:p>Nepal </text:p>
          </table:table-cell>
          <table:table-cell table:style-name="ce214" office:value-type="string" calcext:value-type="string">
            <text:p>NP</text:p>
          </table:table-cell>
          <table:table-cell table:style-name="ce232" office:value-type="string" calcext:value-type="string">
            <text:p>+977</text:p>
          </table:table-cell>
          <table:table-cell table:number-columns-repeated="16381"/>
        </table:table-row>
        <table:table-row table:style-name="ro12">
          <table:table-cell table:style-name="ce208" office:value-type="string" calcext:value-type="string">
            <text:p>Netherlands </text:p>
          </table:table-cell>
          <table:table-cell table:style-name="ce214" office:value-type="string" calcext:value-type="string">
            <text:p>NL</text:p>
          </table:table-cell>
          <table:table-cell table:style-name="ce232" office:value-type="string" calcext:value-type="string">
            <text:p>+31</text:p>
          </table:table-cell>
          <table:table-cell table:number-columns-repeated="16381"/>
        </table:table-row>
        <table:table-row table:style-name="ro13">
          <table:table-cell table:style-name="ce208" office:value-type="string" calcext:value-type="string">
            <text:p>Netherlands Antilles (Former Curacao and Dependencies)</text:p>
          </table:table-cell>
          <table:table-cell table:style-name="ce214" office:value-type="string" calcext:value-type="string">
            <text:p>AN</text:p>
          </table:table-cell>
          <table:table-cell table:style-name="ce232" office:value-type="string" calcext:value-type="string">
            <text:p>+599</text:p>
          </table:table-cell>
          <table:table-cell table:number-columns-repeated="16381"/>
        </table:table-row>
        <table:table-row table:style-name="ro12">
          <table:table-cell table:style-name="ce208" office:value-type="string" calcext:value-type="string">
            <text:p>New Caledonia </text:p>
          </table:table-cell>
          <table:table-cell table:style-name="ce214" office:value-type="string" calcext:value-type="string">
            <text:p>NC</text:p>
          </table:table-cell>
          <table:table-cell table:style-name="ce232" office:value-type="string" calcext:value-type="string">
            <text:p>+687</text:p>
          </table:table-cell>
          <table:table-cell table:number-columns-repeated="16381"/>
        </table:table-row>
        <table:table-row table:style-name="ro12">
          <table:table-cell table:style-name="ce210" office:value-type="string" calcext:value-type="string">
            <text:p>New Zealand (Aotearoa) </text:p>
          </table:table-cell>
          <table:table-cell table:style-name="ce216" office:value-type="string" calcext:value-type="string">
            <text:p>NZ</text:p>
          </table:table-cell>
          <table:table-cell table:style-name="ce234" office:value-type="string" calcext:value-type="string">
            <text:p>+64</text:p>
          </table:table-cell>
          <table:table-cell table:number-columns-repeated="16381"/>
        </table:table-row>
        <table:table-row table:style-name="ro12">
          <table:table-cell office:value-type="string" calcext:value-type="string">
            <text:p>Nicaragua </text:p>
          </table:table-cell>
          <table:table-cell office:value-type="string" calcext:value-type="string">
            <text:p>NI</text:p>
          </table:table-cell>
          <table:table-cell office:value-type="string" calcext:value-type="string">
            <text:p>+505</text:p>
          </table:table-cell>
          <table:table-cell table:number-columns-repeated="16381"/>
        </table:table-row>
        <table:table-row table:style-name="ro12">
          <table:table-cell table:style-name="ce208" office:value-type="string" calcext:value-type="string">
            <text:p>Niger </text:p>
          </table:table-cell>
          <table:table-cell table:style-name="ce214" office:value-type="string" calcext:value-type="string">
            <text:p>NE</text:p>
          </table:table-cell>
          <table:table-cell table:style-name="ce232" office:value-type="string" calcext:value-type="string">
            <text:p>+227</text:p>
          </table:table-cell>
          <table:table-cell table:number-columns-repeated="16381"/>
        </table:table-row>
        <table:table-row table:style-name="ro12">
          <table:table-cell table:style-name="ce210" office:value-type="string" calcext:value-type="string">
            <text:p>Nigeria </text:p>
          </table:table-cell>
          <table:table-cell table:style-name="ce216" office:value-type="string" calcext:value-type="string">
            <text:p>NG</text:p>
          </table:table-cell>
          <table:table-cell table:style-name="ce234" office:value-type="string" calcext:value-type="string">
            <text:p>+234</text:p>
          </table:table-cell>
          <table:table-cell table:number-columns-repeated="16381"/>
        </table:table-row>
        <table:table-row table:style-name="ro12">
          <table:table-cell office:value-type="string" calcext:value-type="string">
            <text:p>Niue (Former Savage Island)</text:p>
          </table:table-cell>
          <table:table-cell office:value-type="string" calcext:value-type="string">
            <text:p>NU</text:p>
          </table:table-cell>
          <table:table-cell office:value-type="string" calcext:value-type="string">
            <text:p>+683</text:p>
          </table:table-cell>
          <table:table-cell table:number-columns-repeated="16381"/>
        </table:table-row>
        <table:table-row table:style-name="ro12">
          <table:table-cell table:style-name="ce210" office:value-type="string" calcext:value-type="string">
            <text:p>Norfolk Island </text:p>
          </table:table-cell>
          <table:table-cell table:style-name="ce216" office:value-type="string" calcext:value-type="string">
            <text:p>NF</text:p>
          </table:table-cell>
          <table:table-cell table:style-name="ce234" office:value-type="string" calcext:value-type="string">
            <text:p>+672</text:p>
          </table:table-cell>
          <table:table-cell table:number-columns-repeated="16381"/>
        </table:table-row>
        <table:table-row table:style-name="ro14">
          <table:table-cell office:value-type="string" calcext:value-type="string">
            <text:p>Northern Mariana Islands (Former Mariana Islands District - Trust Territory of the Pacific Islands)</text:p>
          </table:table-cell>
          <table:table-cell office:value-type="string" calcext:value-type="string">
            <text:p>MP</text:p>
          </table:table-cell>
          <table:table-cell office:value-type="string" calcext:value-type="string">
            <text:p>+1-670</text:p>
          </table:table-cell>
          <table:table-cell table:number-columns-repeated="16381"/>
        </table:table-row>
        <table:table-row table:style-name="ro12">
          <table:table-cell table:style-name="ce210" office:value-type="string" calcext:value-type="string">
            <text:p>Norway </text:p>
          </table:table-cell>
          <table:table-cell table:style-name="ce216" office:value-type="string" calcext:value-type="string">
            <text:p>NO</text:p>
          </table:table-cell>
          <table:table-cell table:style-name="ce234" office:value-type="string" calcext:value-type="string">
            <text:p>+47</text:p>
          </table:table-cell>
          <table:table-cell table:number-columns-repeated="16381"/>
        </table:table-row>
        <table:table-row table:style-name="ro12">
          <table:table-cell table:style-name="ce212" office:value-type="string" calcext:value-type="string">
            <text:p>O</text:p>
          </table:table-cell>
          <table:table-cell table:style-name="ce216"/>
          <table:table-cell table:style-name="ce234"/>
          <table:table-cell table:number-columns-repeated="16381"/>
        </table:table-row>
        <table:table-row table:style-name="ro13">
          <table:table-cell table:style-name="ce210" office:value-type="string" calcext:value-type="string">
            <text:p>Oman, Sultanate of (Former Muscat and Oman)</text:p>
          </table:table-cell>
          <table:table-cell office:value-type="string" calcext:value-type="string">
            <text:p>OM</text:p>
          </table:table-cell>
          <table:table-cell office:value-type="string" calcext:value-type="string">
            <text:p>+968</text:p>
          </table:table-cell>
          <table:table-cell table:number-columns-repeated="16381"/>
        </table:table-row>
        <table:table-row table:style-name="ro12">
          <table:table-cell table:style-name="ce212" office:value-type="string" calcext:value-type="string">
            <text:p>P</text:p>
          </table:table-cell>
          <table:table-cell table:style-name="ce216"/>
          <table:table-cell table:style-name="ce234"/>
          <table:table-cell table:number-columns-repeated="16381"/>
        </table:table-row>
        <table:table-row table:style-name="ro12">
          <table:table-cell table:style-name="ce210" office:value-type="string" calcext:value-type="string">
            <text:p>Pakistan (Former West Pakistan)</text:p>
          </table:table-cell>
          <table:table-cell table:style-name="ce216" office:value-type="string" calcext:value-type="string">
            <text:p>PK</text:p>
          </table:table-cell>
          <table:table-cell table:style-name="ce234" office:value-type="string" calcext:value-type="string">
            <text:p>+92</text:p>
          </table:table-cell>
          <table:table-cell table:number-columns-repeated="16381"/>
        </table:table-row>
        <table:table-row table:style-name="ro13">
          <table:table-cell office:value-type="string" calcext:value-type="string">
            <text:p>Palau (Former Palau District - Trust Terriroty of the Pacific Islands)</text:p>
          </table:table-cell>
          <table:table-cell office:value-type="string" calcext:value-type="string">
            <text:p>PW</text:p>
          </table:table-cell>
          <table:table-cell office:value-type="string" calcext:value-type="string">
            <text:p>+680</text:p>
          </table:table-cell>
          <table:table-cell table:number-columns-repeated="16381"/>
        </table:table-row>
        <table:table-row table:style-name="ro12">
          <table:table-cell table:style-name="ce210" office:value-type="string" calcext:value-type="string">
            <text:p>Palestinian State (Proposed)</text:p>
          </table:table-cell>
          <table:table-cell table:style-name="ce216" office:value-type="string" calcext:value-type="string">
            <text:p>PS</text:p>
          </table:table-cell>
          <table:table-cell table:style-name="ce234" office:value-type="string" calcext:value-type="string">
            <text:p>+970</text:p>
          </table:table-cell>
          <table:table-cell table:number-columns-repeated="16381"/>
        </table:table-row>
        <table:table-row table:style-name="ro12">
          <table:table-cell office:value-type="string" calcext:value-type="string">
            <text:p>Panama </text:p>
          </table:table-cell>
          <table:table-cell office:value-type="string" calcext:value-type="string">
            <text:p>PA</text:p>
          </table:table-cell>
          <table:table-cell office:value-type="string" calcext:value-type="string">
            <text:p>+507</text:p>
          </table:table-cell>
          <table:table-cell table:number-columns-repeated="16381"/>
        </table:table-row>
        <table:table-row table:style-name="ro13">
          <table:table-cell table:style-name="ce210" office:value-type="string" calcext:value-type="string">
            <text:p>Papua New Guinea (Former Territory of Papua and New Guinea)</text:p>
          </table:table-cell>
          <table:table-cell table:style-name="ce216" office:value-type="string" calcext:value-type="string">
            <text:p>PG</text:p>
          </table:table-cell>
          <table:table-cell table:style-name="ce234" office:value-type="string" calcext:value-type="string">
            <text:p>+675</text:p>
          </table:table-cell>
          <table:table-cell table:number-columns-repeated="16381"/>
        </table:table-row>
        <table:table-row table:style-name="ro12">
          <table:table-cell office:value-type="string" calcext:value-type="string">
            <text:p>Paraguay </text:p>
          </table:table-cell>
          <table:table-cell office:value-type="string" calcext:value-type="string">
            <text:p>PY</text:p>
          </table:table-cell>
          <table:table-cell office:value-type="string" calcext:value-type="string">
            <text:p>+595</text:p>
          </table:table-cell>
          <table:table-cell table:number-columns-repeated="16381"/>
        </table:table-row>
        <table:table-row table:style-name="ro12">
          <table:table-cell table:style-name="ce210" office:value-type="string" calcext:value-type="string">
            <text:p>Peru </text:p>
          </table:table-cell>
          <table:table-cell table:style-name="ce216" office:value-type="string" calcext:value-type="string">
            <text:p>PE</text:p>
          </table:table-cell>
          <table:table-cell table:style-name="ce234" office:value-type="string" calcext:value-type="string">
            <text:p>+51</text:p>
          </table:table-cell>
          <table:table-cell table:number-columns-repeated="16381"/>
        </table:table-row>
        <table:table-row table:style-name="ro12">
          <table:table-cell office:value-type="string" calcext:value-type="string">
            <text:p>Philippines </text:p>
          </table:table-cell>
          <table:table-cell office:value-type="string" calcext:value-type="string">
            <text:p>PH</text:p>
          </table:table-cell>
          <table:table-cell office:value-type="string" calcext:value-type="string">
            <text:p>+63</text:p>
          </table:table-cell>
          <table:table-cell table:number-columns-repeated="16381"/>
        </table:table-row>
        <table:table-row table:style-name="ro12">
          <table:table-cell table:style-name="ce210" office:value-type="string" calcext:value-type="string">
            <text:p>Pitcairn Island</text:p>
          </table:table-cell>
          <table:table-cell table:style-name="ce216" office:value-type="string" calcext:value-type="string">
            <text:p>PN</text:p>
          </table:table-cell>
          <table:table-cell table:style-name="ce236"/>
          <table:table-cell table:number-columns-repeated="16381"/>
        </table:table-row>
        <table:table-row table:style-name="ro12">
          <table:table-cell office:value-type="string" calcext:value-type="string">
            <text:p>Poland </text:p>
          </table:table-cell>
          <table:table-cell office:value-type="string" calcext:value-type="string">
            <text:p>PL</text:p>
          </table:table-cell>
          <table:table-cell office:value-type="string" calcext:value-type="string">
            <text:p>+48</text:p>
          </table:table-cell>
          <table:table-cell table:number-columns-repeated="16381"/>
        </table:table-row>
        <table:table-row table:style-name="ro12">
          <table:table-cell table:style-name="ce210" office:value-type="string" calcext:value-type="string">
            <text:p>Portugal </text:p>
          </table:table-cell>
          <table:table-cell table:style-name="ce216" office:value-type="string" calcext:value-type="string">
            <text:p>PT</text:p>
          </table:table-cell>
          <table:table-cell table:style-name="ce234" office:value-type="string" calcext:value-type="string">
            <text:p>+351</text:p>
          </table:table-cell>
          <table:table-cell table:number-columns-repeated="16381"/>
        </table:table-row>
        <table:table-row table:style-name="ro12">
          <table:table-cell table:style-name="ce211" office:value-type="string" calcext:value-type="string">
            <text:p>Puerto Rico </text:p>
          </table:table-cell>
          <table:table-cell office:value-type="string" calcext:value-type="string">
            <text:p>PR</text:p>
          </table:table-cell>
          <table:table-cell office:value-type="string" calcext:value-type="string">
            <text:p>+1-787 or +1-939</text:p>
          </table:table-cell>
          <table:table-cell table:number-columns-repeated="16381"/>
        </table:table-row>
        <table:table-row table:style-name="ro12">
          <table:table-cell table:style-name="ce212" office:value-type="string" calcext:value-type="string">
            <text:p>Q</text:p>
          </table:table-cell>
          <table:table-cell table:style-name="ce214"/>
          <table:table-cell table:style-name="ce232"/>
          <table:table-cell table:number-columns-repeated="16381"/>
        </table:table-row>
        <table:table-row table:style-name="ro12">
          <table:table-cell table:style-name="ce210" office:value-type="string" calcext:value-type="string">
            <text:p>Qatar, State of </text:p>
          </table:table-cell>
          <table:table-cell table:style-name="ce214" office:value-type="string" calcext:value-type="string">
            <text:p>QA</text:p>
          </table:table-cell>
          <table:table-cell table:style-name="ce232" office:value-type="string" calcext:value-type="string">
            <text:p>+974 </text:p>
          </table:table-cell>
          <table:table-cell table:number-columns-repeated="16381"/>
        </table:table-row>
        <table:table-row table:style-name="ro12">
          <table:table-cell table:style-name="ce212" office:value-type="string" calcext:value-type="string">
            <text:p>R</text:p>
          </table:table-cell>
          <table:table-cell table:style-name="ce216"/>
          <table:table-cell table:style-name="ce234"/>
          <table:table-cell table:number-columns-repeated="16381"/>
        </table:table-row>
        <table:table-row table:style-name="ro12">
          <table:table-cell table:style-name="ce210" office:value-type="string" calcext:value-type="string">
            <text:p>Reunion (French) (Former Bourbon Island)</text:p>
          </table:table-cell>
          <table:table-cell table:style-name="ce216" office:value-type="string" calcext:value-type="string">
            <text:p>RE</text:p>
          </table:table-cell>
          <table:table-cell table:style-name="ce234" office:value-type="string" calcext:value-type="string">
            <text:p>+262</text:p>
          </table:table-cell>
          <table:table-cell table:number-columns-repeated="16381"/>
        </table:table-row>
        <table:table-row table:style-name="ro12">
          <table:table-cell office:value-type="string" calcext:value-type="string">
            <text:p>Romania </text:p>
          </table:table-cell>
          <table:table-cell office:value-type="string" calcext:value-type="string">
            <text:p>RO</text:p>
          </table:table-cell>
          <table:table-cell office:value-type="string" calcext:value-type="string">
            <text:p>+40</text:p>
          </table:table-cell>
          <table:table-cell table:number-columns-repeated="16381"/>
        </table:table-row>
        <table:table-row table:style-name="ro15">
          <table:table-cell table:style-name="ce208" office:value-type="string" calcext:value-type="string">
            <text:p>Russia - USSR (Former Russian Empire, Union of Soviet Socialist Republics, Russian Soviet Federative Socialist Republic) Now RU - Russian Federation</text:p>
          </table:table-cell>
          <table:table-cell table:style-name="ce214" office:value-type="string" calcext:value-type="string">
            <text:p>SU</text:p>
          </table:table-cell>
          <table:table-cell table:style-name="ce239"/>
          <table:table-cell table:number-columns-repeated="16381"/>
        </table:table-row>
        <table:table-row table:style-name="ro12">
          <table:table-cell office:value-type="string" calcext:value-type="string">
            <text:p>Russian Federation </text:p>
          </table:table-cell>
          <table:table-cell office:value-type="string" calcext:value-type="string">
            <text:p>RU</text:p>
          </table:table-cell>
          <table:table-cell office:value-type="string" calcext:value-type="string">
            <text:p>+7</text:p>
          </table:table-cell>
          <table:table-cell table:number-columns-repeated="16381"/>
        </table:table-row>
        <table:table-row table:style-name="ro13">
          <table:table-cell table:style-name="ce210" office:value-type="string" calcext:value-type="string">
            <text:p>Rwanda (Rwandese Republic) (Former Ruanda)</text:p>
          </table:table-cell>
          <table:table-cell table:style-name="ce216" office:value-type="string" calcext:value-type="string">
            <text:p>RW</text:p>
          </table:table-cell>
          <table:table-cell table:style-name="ce234" office:value-type="string" calcext:value-type="string">
            <text:p>+250</text:p>
          </table:table-cell>
          <table:table-cell table:number-columns-repeated="16381"/>
        </table:table-row>
        <table:table-row table:style-name="ro12">
          <table:table-cell table:style-name="ce212" office:value-type="string" calcext:value-type="string">
            <text:p>S</text:p>
          </table:table-cell>
          <table:table-cell table:style-name="ce216"/>
          <table:table-cell table:style-name="ce240"/>
          <table:table-cell table:number-columns-repeated="16381"/>
        </table:table-row>
        <table:table-row table:style-name="ro12">
          <table:table-cell office:value-type="string" calcext:value-type="string">
            <text:p>Saint Helena </text:p>
          </table:table-cell>
          <table:table-cell office:value-type="string" calcext:value-type="string">
            <text:p>SH</text:p>
          </table:table-cell>
          <table:table-cell office:value-type="string" calcext:value-type="string">
            <text:p>+290</text:p>
          </table:table-cell>
          <table:table-cell table:number-columns-repeated="16381"/>
        </table:table-row>
        <table:table-row table:style-name="ro12">
          <table:table-cell table:style-name="ce210" office:value-type="string" calcext:value-type="string">
            <text:p>Saint Kitts and Nevis (Former Federation of Saint Christopher and Nevis)</text:p>
          </table:table-cell>
          <table:table-cell table:style-name="ce216" office:value-type="string" calcext:value-type="string">
            <text:p>KN</text:p>
          </table:table-cell>
          <table:table-cell table:style-name="ce234" office:value-type="string" calcext:value-type="string">
            <text:p>+1-869</text:p>
          </table:table-cell>
          <table:table-cell table:number-columns-repeated="16381"/>
        </table:table-row>
        <table:table-row table:style-name="ro12">
          <table:table-cell office:value-type="string" calcext:value-type="string">
            <text:p>Saint Lucia </text:p>
          </table:table-cell>
          <table:table-cell office:value-type="string" calcext:value-type="string">
            <text:p>LC</text:p>
          </table:table-cell>
          <table:table-cell office:value-type="string" calcext:value-type="string">
            <text:p>+1-758</text:p>
          </table:table-cell>
          <table:table-cell table:number-columns-repeated="16381"/>
        </table:table-row>
        <table:table-row table:style-name="ro12">
          <table:table-cell table:style-name="ce210" office:value-type="string" calcext:value-type="string">
            <text:p>Saint Pierre and Miquelon </text:p>
          </table:table-cell>
          <table:table-cell table:style-name="ce216" office:value-type="string" calcext:value-type="string">
            <text:p>PM</text:p>
          </table:table-cell>
          <table:table-cell table:style-name="ce234" office:value-type="string" calcext:value-type="string">
            <text:p>+508</text:p>
          </table:table-cell>
          <table:table-cell table:number-columns-repeated="16381"/>
        </table:table-row>
        <table:table-row table:style-name="ro12">
          <table:table-cell office:value-type="string" calcext:value-type="string">
            <text:p>Saint Vincent and the Grenadines </text:p>
          </table:table-cell>
          <table:table-cell office:value-type="string" calcext:value-type="string">
            <text:p>VC</text:p>
          </table:table-cell>
          <table:table-cell office:value-type="string" calcext:value-type="string">
            <text:p>+1-784</text:p>
          </table:table-cell>
          <table:table-cell table:number-columns-repeated="16381"/>
        </table:table-row>
        <table:table-row table:style-name="ro12">
          <table:table-cell table:style-name="ce210" office:value-type="string" calcext:value-type="string">
            <text:p>Samoa (Former Western Samoa)</text:p>
          </table:table-cell>
          <table:table-cell table:style-name="ce216" office:value-type="string" calcext:value-type="string">
            <text:p>WS</text:p>
          </table:table-cell>
          <table:table-cell table:style-name="ce234" office:value-type="string" calcext:value-type="string">
            <text:p>+685</text:p>
          </table:table-cell>
          <table:table-cell table:number-columns-repeated="16381"/>
        </table:table-row>
        <table:table-row table:style-name="ro12">
          <table:table-cell office:value-type="string" calcext:value-type="string">
            <text:p>San Marino </text:p>
          </table:table-cell>
          <table:table-cell office:value-type="string" calcext:value-type="string">
            <text:p>SM</text:p>
          </table:table-cell>
          <table:table-cell office:value-type="string" calcext:value-type="string">
            <text:p>+378</text:p>
          </table:table-cell>
          <table:table-cell table:number-columns-repeated="16381"/>
        </table:table-row>
        <table:table-row table:style-name="ro12">
          <table:table-cell table:style-name="ce210" office:value-type="string" calcext:value-type="string">
            <text:p>Sao Tome and Principe </text:p>
          </table:table-cell>
          <table:table-cell table:style-name="ce216" office:value-type="string" calcext:value-type="string">
            <text:p>ST</text:p>
          </table:table-cell>
          <table:table-cell table:style-name="ce234" office:value-type="string" calcext:value-type="string">
            <text:p>+239</text:p>
          </table:table-cell>
          <table:table-cell table:number-columns-repeated="16381"/>
        </table:table-row>
        <table:table-row table:style-name="ro12">
          <table:table-cell office:value-type="string" calcext:value-type="string">
            <text:p>Saudi Arabia </text:p>
          </table:table-cell>
          <table:table-cell office:value-type="string" calcext:value-type="string">
            <text:p>SA</text:p>
          </table:table-cell>
          <table:table-cell office:value-type="string" calcext:value-type="string">
            <text:p>+966</text:p>
          </table:table-cell>
          <table:table-cell table:number-columns-repeated="16381"/>
        </table:table-row>
        <table:table-row table:style-name="ro12">
          <table:table-cell office:value-type="string" calcext:value-type="string">
            <text:p>Serbia, Republic of</text:p>
          </table:table-cell>
          <table:table-cell office:value-type="string" calcext:value-type="string">
            <text:p>RS</text:p>
          </table:table-cell>
          <table:table-cell table:number-columns-repeated="16382"/>
        </table:table-row>
        <table:table-row table:style-name="ro12">
          <table:table-cell table:style-name="ce210" office:value-type="string" calcext:value-type="string">
            <text:p>Senegal </text:p>
          </table:table-cell>
          <table:table-cell table:style-name="ce216" office:value-type="string" calcext:value-type="string">
            <text:p>SN</text:p>
          </table:table-cell>
          <table:table-cell table:style-name="ce234" office:value-type="string" calcext:value-type="string">
            <text:p>+221</text:p>
          </table:table-cell>
          <table:table-cell table:number-columns-repeated="16381"/>
        </table:table-row>
        <table:table-row table:style-name="ro12">
          <table:table-cell office:value-type="string" calcext:value-type="string">
            <text:p>Seychelles </text:p>
          </table:table-cell>
          <table:table-cell office:value-type="string" calcext:value-type="string">
            <text:p>SC</text:p>
          </table:table-cell>
          <table:table-cell office:value-type="string" calcext:value-type="string">
            <text:p>+248</text:p>
          </table:table-cell>
          <table:table-cell table:number-columns-repeated="16381"/>
        </table:table-row>
        <table:table-row table:style-name="ro12">
          <table:table-cell table:style-name="ce210" office:value-type="string" calcext:value-type="string">
            <text:p>Sierra Leone </text:p>
          </table:table-cell>
          <table:table-cell table:style-name="ce216" office:value-type="string" calcext:value-type="string">
            <text:p>SL</text:p>
          </table:table-cell>
          <table:table-cell table:style-name="ce234" office:value-type="string" calcext:value-type="string">
            <text:p>+232</text:p>
          </table:table-cell>
          <table:table-cell table:number-columns-repeated="16381"/>
        </table:table-row>
        <table:table-row table:style-name="ro12">
          <table:table-cell office:value-type="string" calcext:value-type="string">
            <text:p>Singapore </text:p>
          </table:table-cell>
          <table:table-cell office:value-type="string" calcext:value-type="string">
            <text:p>SG</text:p>
          </table:table-cell>
          <table:table-cell office:value-type="string" calcext:value-type="string">
            <text:p>+65</text:p>
          </table:table-cell>
          <table:table-cell table:number-columns-repeated="16381"/>
        </table:table-row>
        <table:table-row table:style-name="ro12">
          <table:table-cell table:style-name="ce210" office:value-type="string" calcext:value-type="string">
            <text:p>Slovakia</text:p>
          </table:table-cell>
          <table:table-cell table:style-name="ce216" office:value-type="string" calcext:value-type="string">
            <text:p>SK</text:p>
          </table:table-cell>
          <table:table-cell table:style-name="ce234" office:value-type="string" calcext:value-type="string">
            <text:p>+421</text:p>
          </table:table-cell>
          <table:table-cell table:number-columns-repeated="16381"/>
        </table:table-row>
        <table:table-row table:style-name="ro12">
          <table:table-cell office:value-type="string" calcext:value-type="string">
            <text:p>Slovenia </text:p>
          </table:table-cell>
          <table:table-cell office:value-type="string" calcext:value-type="string">
            <text:p>SI</text:p>
          </table:table-cell>
          <table:table-cell office:value-type="string" calcext:value-type="string">
            <text:p>+386</text:p>
          </table:table-cell>
          <table:table-cell table:number-columns-repeated="16381"/>
        </table:table-row>
        <table:table-row table:style-name="ro12">
          <table:table-cell table:style-name="ce210" office:value-type="string" calcext:value-type="string">
            <text:p>Solomon Islands (Former British Solomon Islands)</text:p>
          </table:table-cell>
          <table:table-cell table:style-name="ce216" office:value-type="string" calcext:value-type="string">
            <text:p>SB</text:p>
          </table:table-cell>
          <table:table-cell table:style-name="ce234" office:value-type="string" calcext:value-type="string">
            <text:p>+677</text:p>
          </table:table-cell>
          <table:table-cell table:number-columns-repeated="16381"/>
        </table:table-row>
        <table:table-row table:style-name="ro12">
          <table:table-cell office:value-type="string" calcext:value-type="string">
            <text:p>Somalia (Former Somali Republic, Somali Democratic Republic) </text:p>
          </table:table-cell>
          <table:table-cell office:value-type="string" calcext:value-type="string">
            <text:p>SO</text:p>
          </table:table-cell>
          <table:table-cell office:value-type="string" calcext:value-type="string">
            <text:p>+252</text:p>
          </table:table-cell>
          <table:table-cell table:number-columns-repeated="16381"/>
        </table:table-row>
        <table:table-row table:style-name="ro12">
          <table:table-cell table:style-name="ce210" office:value-type="string" calcext:value-type="string">
            <text:p>South Africa (Former Union of South Africa)</text:p>
          </table:table-cell>
          <table:table-cell table:style-name="ce216" office:value-type="string" calcext:value-type="string">
            <text:p>ZA</text:p>
          </table:table-cell>
          <table:table-cell table:style-name="ce234" office:value-type="string" calcext:value-type="string">
            <text:p>+27</text:p>
          </table:table-cell>
          <table:table-cell table:number-columns-repeated="16381"/>
        </table:table-row>
        <table:table-row table:style-name="ro12">
          <table:table-cell office:value-type="string" calcext:value-type="string">
            <text:p>South Georgia and the South Sandwich Islands</text:p>
          </table:table-cell>
          <table:table-cell office:value-type="string" calcext:value-type="string">
            <text:p>GS</text:p>
          </table:table-cell>
          <table:table-cell table:style-name="ce235"/>
          <table:table-cell table:number-columns-repeated="16381"/>
        </table:table-row>
        <table:table-row table:style-name="ro12">
          <table:table-cell table:style-name="ce210" office:value-type="string" calcext:value-type="string">
            <text:p>Spain </text:p>
          </table:table-cell>
          <table:table-cell table:style-name="ce216" office:value-type="string" calcext:value-type="string">
            <text:p>ES</text:p>
          </table:table-cell>
          <table:table-cell table:style-name="ce234" office:value-type="string" calcext:value-type="string">
            <text:p>+34</text:p>
          </table:table-cell>
          <table:table-cell table:number-columns-repeated="16381"/>
        </table:table-row>
        <table:table-row table:style-name="ro12">
          <table:table-cell office:value-type="string" calcext:value-type="string">
            <text:p>Sri Lanka (Former Serendib, Ceylon) </text:p>
          </table:table-cell>
          <table:table-cell office:value-type="string" calcext:value-type="string">
            <text:p>LK</text:p>
          </table:table-cell>
          <table:table-cell office:value-type="string" calcext:value-type="string">
            <text:p>+94</text:p>
          </table:table-cell>
          <table:table-cell table:number-columns-repeated="16381"/>
        </table:table-row>
        <table:table-row table:style-name="ro12">
          <table:table-cell table:style-name="ce210" office:value-type="string" calcext:value-type="string">
            <text:p>Sudan (Former Anglo-Egyptian Sudan) </text:p>
          </table:table-cell>
          <table:table-cell table:style-name="ce216" office:value-type="string" calcext:value-type="string">
            <text:p>SD</text:p>
          </table:table-cell>
          <table:table-cell table:style-name="ce234" office:value-type="string" calcext:value-type="string">
            <text:p>+249</text:p>
          </table:table-cell>
          <table:table-cell table:number-columns-repeated="16381"/>
        </table:table-row>
        <table:table-row table:style-name="ro12">
          <table:table-cell office:value-type="string" calcext:value-type="string">
            <text:p>Suriname (Former Netherlands Guiana, Dutch Guiana)</text:p>
          </table:table-cell>
          <table:table-cell office:value-type="string" calcext:value-type="string">
            <text:p>SR</text:p>
          </table:table-cell>
          <table:table-cell office:value-type="string" calcext:value-type="string">
            <text:p>+597</text:p>
          </table:table-cell>
          <table:table-cell table:number-columns-repeated="16381"/>
        </table:table-row>
        <table:table-row table:style-name="ro12">
          <table:table-cell table:style-name="ce210" office:value-type="string" calcext:value-type="string">
            <text:p>Svalbard (Spitzbergen) and Jan Mayen Islands </text:p>
          </table:table-cell>
          <table:table-cell table:style-name="ce216" office:value-type="string" calcext:value-type="string">
            <text:p>SJ</text:p>
          </table:table-cell>
          <table:table-cell table:style-name="ce236"/>
          <table:table-cell table:number-columns-repeated="16381"/>
        </table:table-row>
        <table:table-row table:style-name="ro12">
          <table:table-cell office:value-type="string" calcext:value-type="string">
            <text:p>Swaziland, Kingdom of </text:p>
          </table:table-cell>
          <table:table-cell office:value-type="string" calcext:value-type="string">
            <text:p>SZ</text:p>
          </table:table-cell>
          <table:table-cell office:value-type="string" calcext:value-type="string">
            <text:p>+268</text:p>
          </table:table-cell>
          <table:table-cell table:number-columns-repeated="16381"/>
        </table:table-row>
        <table:table-row table:style-name="ro12">
          <table:table-cell table:style-name="ce210" office:value-type="string" calcext:value-type="string">
            <text:p>Sweden </text:p>
          </table:table-cell>
          <table:table-cell table:style-name="ce216" office:value-type="string" calcext:value-type="string">
            <text:p>SE</text:p>
          </table:table-cell>
          <table:table-cell table:style-name="ce234" office:value-type="string" calcext:value-type="string">
            <text:p>+46</text:p>
          </table:table-cell>
          <table:table-cell table:number-columns-repeated="16381"/>
        </table:table-row>
        <table:table-row table:style-name="ro12">
          <table:table-cell office:value-type="string" calcext:value-type="string">
            <text:p>Switzerland </text:p>
          </table:table-cell>
          <table:table-cell office:value-type="string" calcext:value-type="string">
            <text:p>CH</text:p>
          </table:table-cell>
          <table:table-cell office:value-type="string" calcext:value-type="string">
            <text:p>+41</text:p>
          </table:table-cell>
          <table:table-cell table:number-columns-repeated="16381"/>
        </table:table-row>
        <table:table-row table:style-name="ro12">
          <table:table-cell table:style-name="ce210" office:value-type="string" calcext:value-type="string">
            <text:p>Syria (Syrian Arab Republic) (Former United Arab Republic - with Egypt)</text:p>
          </table:table-cell>
          <table:table-cell table:style-name="ce214" office:value-type="string" calcext:value-type="string">
            <text:p>SY</text:p>
          </table:table-cell>
          <table:table-cell table:style-name="ce232" office:value-type="string" calcext:value-type="string">
            <text:p>+963</text:p>
          </table:table-cell>
          <table:table-cell table:number-columns-repeated="16381"/>
        </table:table-row>
        <table:table-row table:style-name="ro12">
          <table:table-cell table:style-name="ce212" office:value-type="string" calcext:value-type="string">
            <text:p>T</text:p>
          </table:table-cell>
          <table:table-cell table:style-name="ce216"/>
          <table:table-cell table:style-name="ce234"/>
          <table:table-cell table:number-columns-repeated="16381"/>
        </table:table-row>
        <table:table-row table:style-name="ro12">
          <table:table-cell table:style-name="ce210" office:value-type="string" calcext:value-type="string">
            <text:p>Taiwan (Former Formosa)</text:p>
          </table:table-cell>
          <table:table-cell table:style-name="ce216" office:value-type="string" calcext:value-type="string">
            <text:p>TW</text:p>
          </table:table-cell>
          <table:table-cell table:style-name="ce234" office:value-type="string" calcext:value-type="string">
            <text:p>+886</text:p>
          </table:table-cell>
          <table:table-cell table:number-columns-repeated="16381"/>
        </table:table-row>
        <table:table-row table:style-name="ro12">
          <table:table-cell office:value-type="string" calcext:value-type="string">
            <text:p>Tajikistan (Former Tajik Soviet Socialist Republic)</text:p>
          </table:table-cell>
          <table:table-cell office:value-type="string" calcext:value-type="string">
            <text:p>TJ</text:p>
          </table:table-cell>
          <table:table-cell office:value-type="string" calcext:value-type="string">
            <text:p>+992</text:p>
          </table:table-cell>
          <table:table-cell table:number-columns-repeated="16381"/>
        </table:table-row>
        <table:table-row table:style-name="ro16">
          <table:table-cell table:style-name="ce210" office:value-type="string" calcext:value-type="string">
            <text:p>Tanzania, United Republic of (Former United Republic of Tanganyika and Zanzibar)</text:p>
          </table:table-cell>
          <table:table-cell table:style-name="ce216" office:value-type="string" calcext:value-type="string">
            <text:p>TZ</text:p>
          </table:table-cell>
          <table:table-cell table:style-name="ce234" office:value-type="string" calcext:value-type="string">
            <text:p>+255</text:p>
          </table:table-cell>
          <table:table-cell table:number-columns-repeated="16381"/>
        </table:table-row>
        <table:table-row table:style-name="ro12">
          <table:table-cell office:value-type="string" calcext:value-type="string">
            <text:p>Thailand (Former Siam)</text:p>
          </table:table-cell>
          <table:table-cell office:value-type="string" calcext:value-type="string">
            <text:p>TH</text:p>
          </table:table-cell>
          <table:table-cell office:value-type="string" calcext:value-type="string">
            <text:p>+66</text:p>
          </table:table-cell>
          <table:table-cell table:number-columns-repeated="16381"/>
        </table:table-row>
        <table:table-row table:style-name="ro12">
          <table:table-cell table:style-name="ce210" office:value-type="string" calcext:value-type="string">
            <text:p>Togo (Former French Togoland)</text:p>
          </table:table-cell>
          <table:table-cell table:style-name="ce216" office:value-type="string" calcext:value-type="string">
            <text:p>TG</text:p>
          </table:table-cell>
          <table:table-cell table:style-name="ce236"/>
          <table:table-cell table:number-columns-repeated="16381"/>
        </table:table-row>
        <table:table-row table:style-name="ro12">
          <table:table-cell office:value-type="string" calcext:value-type="string">
            <text:p>Tokelau </text:p>
          </table:table-cell>
          <table:table-cell office:value-type="string" calcext:value-type="string">
            <text:p>TK</text:p>
          </table:table-cell>
          <table:table-cell office:value-type="string" calcext:value-type="string">
            <text:p>+690</text:p>
          </table:table-cell>
          <table:table-cell table:number-columns-repeated="16381"/>
        </table:table-row>
        <table:table-row table:style-name="ro12">
          <table:table-cell table:style-name="ce210" office:value-type="string" calcext:value-type="string">
            <text:p>Tonga, Kingdom of (Former Friendly Islands)</text:p>
          </table:table-cell>
          <table:table-cell table:style-name="ce216" office:value-type="string" calcext:value-type="string">
            <text:p>TO</text:p>
          </table:table-cell>
          <table:table-cell table:style-name="ce234" office:value-type="string" calcext:value-type="string">
            <text:p>+676</text:p>
          </table:table-cell>
          <table:table-cell table:number-columns-repeated="16381"/>
        </table:table-row>
        <table:table-row table:style-name="ro12">
          <table:table-cell office:value-type="string" calcext:value-type="string">
            <text:p>Trinidad and Tobago </text:p>
          </table:table-cell>
          <table:table-cell office:value-type="string" calcext:value-type="string">
            <text:p>TT</text:p>
          </table:table-cell>
          <table:table-cell office:value-type="string" calcext:value-type="string">
            <text:p>+1-868</text:p>
          </table:table-cell>
          <table:table-cell table:number-columns-repeated="16381"/>
        </table:table-row>
        <table:table-row table:style-name="ro12">
          <table:table-cell table:style-name="ce210" office:value-type="string" calcext:value-type="string">
            <text:p>Tromelin Island </text:p>
          </table:table-cell>
          <table:table-cell table:style-name="ce216" office:value-type="string" calcext:value-type="string">
            <text:p>TE</text:p>
          </table:table-cell>
          <table:table-cell table:style-name="ce236"/>
          <table:table-cell table:number-columns-repeated="16381"/>
        </table:table-row>
        <table:table-row table:style-name="ro12">
          <table:table-cell office:value-type="string" calcext:value-type="string">
            <text:p>Tunisia </text:p>
          </table:table-cell>
          <table:table-cell office:value-type="string" calcext:value-type="string">
            <text:p>TN</text:p>
          </table:table-cell>
          <table:table-cell office:value-type="string" calcext:value-type="string">
            <text:p>+216</text:p>
          </table:table-cell>
          <table:table-cell table:number-columns-repeated="16381"/>
        </table:table-row>
        <table:table-row table:style-name="ro12">
          <table:table-cell table:style-name="ce210" office:value-type="string" calcext:value-type="string">
            <text:p>Turkey </text:p>
          </table:table-cell>
          <table:table-cell table:style-name="ce216" office:value-type="string" calcext:value-type="string">
            <text:p>TR</text:p>
          </table:table-cell>
          <table:table-cell table:style-name="ce234" office:value-type="string" calcext:value-type="string">
            <text:p>+90</text:p>
          </table:table-cell>
          <table:table-cell table:number-columns-repeated="16381"/>
        </table:table-row>
        <table:table-row table:style-name="ro12">
          <table:table-cell office:value-type="string" calcext:value-type="string">
            <text:p>Turkmenistan (Former Turkmen Soviet Socialist Republic)</text:p>
          </table:table-cell>
          <table:table-cell office:value-type="string" calcext:value-type="string">
            <text:p>TM</text:p>
          </table:table-cell>
          <table:table-cell office:value-type="string" calcext:value-type="string">
            <text:p>+993</text:p>
          </table:table-cell>
          <table:table-cell table:number-columns-repeated="16381"/>
        </table:table-row>
        <table:table-row table:style-name="ro12">
          <table:table-cell table:style-name="ce210" office:value-type="string" calcext:value-type="string">
            <text:p>Turks and Caicos Islands </text:p>
          </table:table-cell>
          <table:table-cell table:style-name="ce216" office:value-type="string" calcext:value-type="string">
            <text:p>TC</text:p>
          </table:table-cell>
          <table:table-cell table:style-name="ce234" office:value-type="string" calcext:value-type="string">
            <text:p>+1-649</text:p>
          </table:table-cell>
          <table:table-cell table:number-columns-repeated="16381"/>
        </table:table-row>
        <table:table-row table:style-name="ro12">
          <table:table-cell table:style-name="ce211" office:value-type="string" calcext:value-type="string">
            <text:p>Tuvalu (Former Ellice Islands)</text:p>
          </table:table-cell>
          <table:table-cell office:value-type="string" calcext:value-type="string">
            <text:p>TV</text:p>
          </table:table-cell>
          <table:table-cell office:value-type="string" calcext:value-type="string">
            <text:p>+688</text:p>
          </table:table-cell>
          <table:table-cell table:number-columns-repeated="16381"/>
        </table:table-row>
        <table:table-row table:style-name="ro12">
          <table:table-cell table:style-name="ce212" office:value-type="string" calcext:value-type="string">
            <text:p>U</text:p>
          </table:table-cell>
          <table:table-cell table:style-name="ce214"/>
          <table:table-cell table:style-name="ce232"/>
          <table:table-cell table:number-columns-repeated="16381"/>
        </table:table-row>
        <table:table-row table:style-name="ro12">
          <table:table-cell table:style-name="ce208" office:value-type="string" calcext:value-type="string">
            <text:p>Uganda, Republic of</text:p>
          </table:table-cell>
          <table:table-cell table:style-name="ce214" office:value-type="string" calcext:value-type="string">
            <text:p>UG</text:p>
          </table:table-cell>
          <table:table-cell table:style-name="ce232" office:value-type="string" calcext:value-type="string">
            <text:p>+256</text:p>
          </table:table-cell>
          <table:table-cell table:number-columns-repeated="16381"/>
        </table:table-row>
        <table:table-row table:style-name="ro16">
          <table:table-cell table:style-name="ce208" office:value-type="string" calcext:value-type="string">
            <text:p>Ukraine (Former Ukrainian National Republic, Ukrainian State, Ukrainian Soviet Socialist Republic)</text:p>
          </table:table-cell>
          <table:table-cell table:style-name="ce214" office:value-type="string" calcext:value-type="string">
            <text:p>UA</text:p>
          </table:table-cell>
          <table:table-cell table:style-name="ce232" office:value-type="string" calcext:value-type="string">
            <text:p>+380</text:p>
          </table:table-cell>
          <table:table-cell table:number-columns-repeated="16381"/>
        </table:table-row>
        <table:table-row table:style-name="ro12">
          <table:table-cell table:style-name="ce208" office:value-type="string" calcext:value-type="string">
            <text:p>United Arab Emirates (UAE) (Former Trucial Oman, Trucial States)</text:p>
          </table:table-cell>
          <table:table-cell table:style-name="ce214" office:value-type="string" calcext:value-type="string">
            <text:p>AE</text:p>
          </table:table-cell>
          <table:table-cell table:style-name="ce232" office:value-type="string" calcext:value-type="string">
            <text:p>+971</text:p>
          </table:table-cell>
          <table:table-cell table:number-columns-repeated="16381"/>
        </table:table-row>
        <table:table-row table:style-name="ro12">
          <table:table-cell table:style-name="ce208" office:value-type="string" calcext:value-type="string">
            <text:p>United Kingdom (Great Britain / UK)</text:p>
          </table:table-cell>
          <table:table-cell table:style-name="ce214" office:value-type="string" calcext:value-type="string">
            <text:p>GB</text:p>
          </table:table-cell>
          <table:table-cell table:style-name="ce232" office:value-type="string" calcext:value-type="string">
            <text:p>+44</text:p>
          </table:table-cell>
          <table:table-cell table:number-columns-repeated="16381"/>
        </table:table-row>
        <table:table-row table:style-name="ro12">
          <table:table-cell table:style-name="ce208" office:value-type="string" calcext:value-type="string">
            <text:p>United States </text:p>
          </table:table-cell>
          <table:table-cell table:style-name="ce214" office:value-type="string" calcext:value-type="string">
            <text:p>US</text:p>
          </table:table-cell>
          <table:table-cell table:style-name="ce232" office:value-type="string" calcext:value-type="string">
            <text:p>+1</text:p>
          </table:table-cell>
          <table:table-cell table:number-columns-repeated="16381"/>
        </table:table-row>
        <table:table-row table:style-name="ro12">
          <table:table-cell table:style-name="ce208" office:value-type="string" calcext:value-type="string">
            <text:p>United States Minor Outlying Islands </text:p>
          </table:table-cell>
          <table:table-cell table:style-name="ce214" office:value-type="string" calcext:value-type="string">
            <text:p>UM</text:p>
          </table:table-cell>
          <table:table-cell table:style-name="ce239"/>
          <table:table-cell table:number-columns-repeated="16381"/>
        </table:table-row>
        <table:table-row table:style-name="ro12">
          <table:table-cell table:style-name="ce210" office:value-type="string" calcext:value-type="string">
            <text:p>Uruguay, Oriental Republic of (Former Banda Oriental, Cisplatine Province)</text:p>
          </table:table-cell>
          <table:table-cell table:style-name="ce216" office:value-type="string" calcext:value-type="string">
            <text:p>UY</text:p>
          </table:table-cell>
          <table:table-cell table:style-name="ce234" office:value-type="string" calcext:value-type="string">
            <text:p>+598</text:p>
          </table:table-cell>
          <table:table-cell table:number-columns-repeated="16381"/>
        </table:table-row>
        <table:table-row table:style-name="ro12">
          <table:table-cell table:style-name="ce211" office:value-type="string" calcext:value-type="string">
            <text:p>Uzbekistan (Former UZbek Soviet Socialist Republic)</text:p>
          </table:table-cell>
          <table:table-cell office:value-type="string" calcext:value-type="string">
            <text:p>UZ</text:p>
          </table:table-cell>
          <table:table-cell office:value-type="string" calcext:value-type="string">
            <text:p>+998</text:p>
          </table:table-cell>
          <table:table-cell table:number-columns-repeated="16381"/>
        </table:table-row>
        <table:table-row table:style-name="ro12">
          <table:table-cell table:style-name="ce212" office:value-type="string" calcext:value-type="string">
            <text:p>V</text:p>
          </table:table-cell>
          <table:table-cell table:style-name="ce216"/>
          <table:table-cell table:style-name="ce234"/>
          <table:table-cell table:number-columns-repeated="16381"/>
        </table:table-row>
        <table:table-row table:style-name="ro12">
          <table:table-cell table:style-name="ce210" office:value-type="string" calcext:value-type="string">
            <text:p>Vanuatu (Former New Hebrides)</text:p>
          </table:table-cell>
          <table:table-cell table:style-name="ce216" office:value-type="string" calcext:value-type="string">
            <text:p>VU</text:p>
          </table:table-cell>
          <table:table-cell table:style-name="ce234" office:value-type="string" calcext:value-type="string">
            <text:p>+678</text:p>
          </table:table-cell>
          <table:table-cell table:number-columns-repeated="16381"/>
        </table:table-row>
        <table:table-row table:style-name="ro12">
          <table:table-cell office:value-type="string" calcext:value-type="string">
            <text:p>Vatican City State (Holy See)</text:p>
          </table:table-cell>
          <table:table-cell office:value-type="string" calcext:value-type="string">
            <text:p>VA</text:p>
          </table:table-cell>
          <table:table-cell office:value-type="string" calcext:value-type="string">
            <text:p>+418</text:p>
          </table:table-cell>
          <table:table-cell table:number-columns-repeated="16381"/>
        </table:table-row>
        <table:table-row table:style-name="ro12">
          <table:table-cell table:style-name="ce210" office:value-type="string" calcext:value-type="string">
            <text:p>Venezuela </text:p>
          </table:table-cell>
          <table:table-cell table:style-name="ce216" office:value-type="string" calcext:value-type="string">
            <text:p>VE</text:p>
          </table:table-cell>
          <table:table-cell table:style-name="ce234" office:value-type="string" calcext:value-type="string">
            <text:p>+58</text:p>
          </table:table-cell>
          <table:table-cell table:number-columns-repeated="16381"/>
        </table:table-row>
        <table:table-row table:style-name="ro12">
          <table:table-cell office:value-type="string" calcext:value-type="string">
            <text:p>Vietnam </text:p>
          </table:table-cell>
          <table:table-cell office:value-type="string" calcext:value-type="string">
            <text:p>VN</text:p>
          </table:table-cell>
          <table:table-cell office:value-type="string" calcext:value-type="string">
            <text:p>+84</text:p>
          </table:table-cell>
          <table:table-cell table:number-columns-repeated="16381"/>
        </table:table-row>
        <table:table-row table:style-name="ro12">
          <table:table-cell table:style-name="ce210" office:value-type="string" calcext:value-type="string">
            <text:p>Virgin Islands, British </text:p>
          </table:table-cell>
          <table:table-cell table:style-name="ce216" office:value-type="string" calcext:value-type="string">
            <text:p>VI</text:p>
          </table:table-cell>
          <table:table-cell table:style-name="ce234" office:value-type="string" calcext:value-type="string">
            <text:p>+1-284</text:p>
          </table:table-cell>
          <table:table-cell table:number-columns-repeated="16381"/>
        </table:table-row>
        <table:table-row table:style-name="ro12">
          <table:table-cell table:style-name="ce211" office:value-type="string" calcext:value-type="string">
            <text:p>Virgin Islands, United States (Former Danish West Indies) </text:p>
          </table:table-cell>
          <table:table-cell office:value-type="string" calcext:value-type="string">
            <text:p>VQ</text:p>
          </table:table-cell>
          <table:table-cell office:value-type="string" calcext:value-type="string">
            <text:p>+1-340</text:p>
          </table:table-cell>
          <table:table-cell table:number-columns-repeated="16381"/>
        </table:table-row>
        <table:table-row table:style-name="ro12">
          <table:table-cell table:style-name="ce212" office:value-type="string" calcext:value-type="string">
            <text:p>W</text:p>
          </table:table-cell>
          <table:table-cell table:style-name="ce216"/>
          <table:table-cell table:style-name="ce234"/>
          <table:table-cell table:number-columns-repeated="16381"/>
        </table:table-row>
        <table:table-row table:style-name="ro12">
          <table:table-cell table:style-name="ce210" office:value-type="string" calcext:value-type="string">
            <text:p>Wallis and Futuna Islands </text:p>
          </table:table-cell>
          <table:table-cell table:style-name="ce216" office:value-type="string" calcext:value-type="string">
            <text:p>WF</text:p>
          </table:table-cell>
          <table:table-cell table:style-name="ce234" office:value-type="string" calcext:value-type="string">
            <text:p>+681</text:p>
          </table:table-cell>
          <table:table-cell table:number-columns-repeated="16381"/>
        </table:table-row>
        <table:table-row table:style-name="ro12">
          <table:table-cell table:style-name="ce211" office:value-type="string" calcext:value-type="string">
            <text:p>Western Sahara (Former Spanish Sahara)</text:p>
          </table:table-cell>
          <table:table-cell office:value-type="string" calcext:value-type="string">
            <text:p>EH</text:p>
          </table:table-cell>
          <table:table-cell table:style-name="ce235"/>
          <table:table-cell table:number-columns-repeated="16381"/>
        </table:table-row>
        <table:table-row table:style-name="ro12">
          <table:table-cell table:style-name="ce212" office:value-type="string" calcext:value-type="string">
            <text:p>Y</text:p>
          </table:table-cell>
          <table:table-cell table:style-name="ce216"/>
          <table:table-cell table:style-name="ce236"/>
          <table:table-cell table:number-columns-repeated="16381"/>
        </table:table-row>
        <table:table-row table:style-name="ro12">
          <table:table-cell table:style-name="ce210" office:value-type="string" calcext:value-type="string">
            <text:p>Yemen </text:p>
          </table:table-cell>
          <table:table-cell table:style-name="ce216" office:value-type="string" calcext:value-type="string">
            <text:p>YE</text:p>
          </table:table-cell>
          <table:table-cell table:style-name="ce234" office:value-type="string" calcext:value-type="string">
            <text:p>+967</text:p>
          </table:table-cell>
          <table:table-cell table:number-columns-repeated="16381"/>
        </table:table-row>
        <table:table-row table:style-name="ro12">
          <table:table-cell office:value-type="string" calcext:value-type="string">
            <text:p>Yugoslavia </text:p>
          </table:table-cell>
          <table:table-cell office:value-type="string" calcext:value-type="string">
            <text:p>YU</text:p>
          </table:table-cell>
          <table:table-cell table:style-name="ce235"/>
          <table:table-cell table:number-columns-repeated="16381"/>
        </table:table-row>
        <table:table-row table:style-name="ro16">
          <table:table-cell table:style-name="ce210" office:value-type="string" calcext:value-type="string">
            <text:p>Zaire (Former Congo Free State, Belgian Congo, Congo/Leopoldville, Congo/Kinshasa, Zaire) Now CD - Congo, Democratic Republic of the </text:p>
          </table:table-cell>
          <table:table-cell table:style-name="ce216" office:value-type="string" calcext:value-type="string">
            <text:p>ZR</text:p>
          </table:table-cell>
          <table:table-cell table:style-name="ce236"/>
          <table:table-cell table:number-columns-repeated="16381"/>
        </table:table-row>
        <table:table-row table:style-name="ro12">
          <table:table-cell office:value-type="string" calcext:value-type="string">
            <text:p>Zambia, Republic of (Former Northern Rhodesia) </text:p>
          </table:table-cell>
          <table:table-cell office:value-type="string" calcext:value-type="string">
            <text:p>ZM</text:p>
          </table:table-cell>
          <table:table-cell office:value-type="string" calcext:value-type="string">
            <text:p>+260</text:p>
          </table:table-cell>
          <table:table-cell table:number-columns-repeated="16381"/>
        </table:table-row>
        <table:table-row table:style-name="ro12">
          <table:table-cell table:style-name="ce208" office:value-type="string" calcext:value-type="string">
            <text:p>Zimbabwe, Republic of (Former Southern Rhodesia, Rhodesia) </text:p>
          </table:table-cell>
          <table:table-cell table:style-name="ce214" office:value-type="string" calcext:value-type="string">
            <text:p>ZW</text:p>
          </table:table-cell>
          <table:table-cell table:style-name="ce232" office:value-type="string" calcext:value-type="string">
            <text:p>+263</text:p>
          </table:table-cell>
          <table:table-cell table:number-columns-repeated="16381"/>
        </table:table-row>
      </table:table>
      <table:named-expressions/>
      <table:database-ranges>
        <table:database-range table:name="__Anonymous_Sheet_DB__1" table:target-range-address="Send_Whatsapp_Message.G1:Send_Whatsapp_Message.G1"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Verdana" svg:font-family="Verdana" style:font-family-generic="swiss"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number-style style:name="N120P0" style:volatile="true">
      <number:text>kr. </number:text>
      <number:number number:decimal-places="0" number:min-decimal-places="0" number:min-integer-digits="1" number:grouping="true"/>
    </number:number-style>
    <number:number-style style:name="N120">
      <number:text>kr. -</number:text>
      <number:number number:decimal-places="0" number:min-decimal-places="0" number:min-integer-digits="1" number:grouping="true"/>
      <style:map style:condition="value()&gt;=0" style:apply-style-name="N120P0"/>
    </number:number-style>
    <number:number-style style:name="N121P0" style:volatile="true">
      <number:text>kr. </number:text>
      <number:number number:decimal-places="0" number:min-decimal-places="0" number:min-integer-digits="1" number:grouping="true"/>
    </number:number-style>
    <number:number-style style:name="N121">
      <style:text-properties fo:color="#ff0000"/>
      <number:text>kr. -</number:text>
      <number:number number:decimal-places="0" number:min-decimal-places="0" number:min-integer-digits="1" number:grouping="true"/>
      <style:map style:condition="value()&gt;=0" style:apply-style-name="N121P0"/>
    </number:number-style>
    <number:number-style style:name="N123P0" style:volatile="true">
      <number:text>kr. </number:text>
      <number:number number:decimal-places="2" number:min-decimal-places="2" number:min-integer-digits="1" number:grouping="true"/>
    </number:number-style>
    <number:number-style style:name="N123">
      <number:text>kr. -</number:text>
      <number:number number:decimal-places="2" number:min-decimal-places="2" number:min-integer-digits="1" number:grouping="true"/>
      <style:map style:condition="value()&gt;=0" style:apply-style-name="N123P0"/>
    </number:number-style>
    <number:number-style style:name="N124P0" style:volatile="true">
      <number:text>kr. </number:text>
      <number:number number:decimal-places="2" number:min-decimal-places="2" number:min-integer-digits="1" number:grouping="true"/>
    </number:number-style>
    <number:number-style style:name="N124">
      <style:text-properties fo:color="#ff0000"/>
      <number:text>kr. -</number:text>
      <number:number number:decimal-places="2" number:min-decimal-places="2"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 </number:text>
      <number:fill-character> </number:fill-character>
      <number:text>-</number:text>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kr. </number:text>
      <number:fill-character> </number:fill-character>
      <number:number number:decimal-places="0" number:min-decimal-places="0" number:min-integer-digits="1" number:grouping="true"/>
      <number:text> </number:text>
    </number:number-style>
    <number:number-style style:name="N136P1" style:volatile="true">
      <number:text> kr. </number:text>
      <number:fill-character> </number:fill-character>
      <number:text>-</number:text>
      <number:number number:decimal-places="0" number:min-decimal-places="0" number:min-integer-digits="1" number:grouping="true"/>
      <number:text> </number:text>
    </number:number-style>
    <number:number-style style:name="N136P2" style:volatile="true">
      <number:text> kr.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 </number:text>
      <number:fill-character> </number:fill-character>
      <number:text>-</number:text>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kr. </number:text>
      <number:fill-character> </number:fill-character>
      <number:number number:decimal-places="2" number:min-decimal-places="2" number:min-integer-digits="1" number:grouping="true"/>
      <number:text> </number:text>
    </number:number-style>
    <number:number-style style:name="N144P1" style:volatile="true">
      <number:text> kr. </number:text>
      <number:fill-character> </number:fill-character>
      <number:text>-</number:text>
      <number:number number:decimal-places="2" number:min-decimal-places="2" number:min-integer-digits="1" number:grouping="true"/>
      <number:text> </number:text>
    </number:number-style>
    <number:number-style style:name="N144P2" style:volatile="true">
      <number:text> kr.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50P0" style:volatile="true">
      <number:number number:decimal-places="0" number:min-decimal-places="0" number:min-integer-digits="1" number:grouping="true"/>
      <number:text> kr</number:text>
    </number:number-style>
    <number:number-style style:name="N150">
      <number:text>-</number:text>
      <number:number number:decimal-places="0" number:min-decimal-places="0" number:min-integer-digits="1" number:grouping="true"/>
      <number:text> kr</number:text>
      <style:map style:condition="value()&gt;=0" style:apply-style-name="N150P0"/>
    </number:number-style>
    <number:number-style style:name="N151P0" style:volatile="true">
      <number:number number:decimal-places="0" number:min-decimal-places="0" number:min-integer-digits="1" number:grouping="true"/>
      <number:text> kr</number:text>
    </number:number-style>
    <number:number-style style:name="N151">
      <style:text-properties fo:color="#ff0000"/>
      <number:text>-</number:text>
      <number:number number:decimal-places="0" number:min-decimal-places="0" number:min-integer-digits="1" number:grouping="true"/>
      <number:text> kr</number:text>
      <style:map style:condition="value()&gt;=0" style:apply-style-name="N151P0"/>
    </number:number-style>
    <number:number-style style:name="N153P0" style:volatile="true">
      <number:number number:decimal-places="2" number:min-decimal-places="2" number:min-integer-digits="1" number:grouping="true"/>
      <number:text> kr</number:text>
    </number:number-style>
    <number:number-style style:name="N153">
      <number:text>-</number:text>
      <number:number number:decimal-places="2" number:min-decimal-places="2" number:min-integer-digits="1" number:grouping="true"/>
      <number:text> kr</number:text>
      <style:map style:condition="value()&gt;=0" style:apply-style-name="N153P0"/>
    </number:number-style>
    <number:number-style style:name="N154P0" style:volatile="true">
      <number:number number:decimal-places="2" number:min-decimal-places="2" number:min-integer-digits="1" number:grouping="true"/>
      <number:text> kr</number:text>
    </number:number-style>
    <number:number-style style:name="N154">
      <style:text-properties fo:color="#ff0000"/>
      <number:text>-</number:text>
      <number:number number:decimal-places="2" number:min-decimal-places="2" number:min-integer-digits="1" number:grouping="true"/>
      <number:text> kr</number:text>
      <style:map style:condition="value()&gt;=0" style:apply-style-name="N154P0"/>
    </number:number-style>
    <number:number-style style:name="N158P0" style:volatile="true">
      <number:text> </number:text>
      <number:fill-character> </number:fill-character>
      <number:number number:decimal-places="0" number:min-decimal-places="0" number:min-integer-digits="1" number:grouping="true"/>
      <number:text> kr </number:text>
    </number:number-style>
    <number:number-style style:name="N158P1" style:volatile="true">
      <number:text>-</number:text>
      <number:fill-character> </number:fill-character>
      <number:number number:decimal-places="0" number:min-decimal-places="0" number:min-integer-digits="1" number:grouping="true"/>
      <number:text> kr </number:text>
    </number:number-style>
    <number:number-style style:name="N158P2" style:volatile="true">
      <number:text> </number:text>
      <number:fill-character> </number:fill-character>
      <number:text>- kr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0" number:min-decimal-places="0" number:min-integer-digits="1" number:grouping="true"/>
      <number:text>     </number:text>
    </number:number-style>
    <number:number-style style:name="N162P1" style:volatile="true">
      <number:text>-</number:text>
      <number:fill-character> </number:fill-character>
      <number:number number:decimal-places="0" number:min-decimal-places="0" number:min-integer-digits="1" number:grouping="true"/>
      <number:text>     </number:text>
    </number:number-style>
    <number:number-style style:name="N162P2" style:volatile="true">
      <number:text> </number:text>
      <number:fill-character> </number:fill-character>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decimal-places="2" number:min-integer-digits="1" number:grouping="true"/>
      <number:text> kr </number:text>
    </number:number-style>
    <number:number-style style:name="N166P1" style:volatile="true">
      <number:text>-</number:text>
      <number:fill-character> </number:fill-character>
      <number:number number:decimal-places="2" number:min-decimal-places="2" number:min-integer-digits="1" number:grouping="true"/>
      <number:text> kr </number:text>
    </number:number-style>
    <number:number-style style:name="N166P2" style:volatile="true">
      <number:text> </number:text>
      <number:fill-character> </number:fill-character>
      <number:text>-</number:text>
      <number:number number:decimal-places="0" number:min-decimal-places="0" number:min-integer-digits="0"/>
      <number:text> kr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fill-character> </number:fill-character>
      <number:number number:decimal-places="2" number:min-decimal-places="2" number:min-integer-digits="1" number:grouping="true"/>
      <number:text>     </number:text>
    </number:number-style>
    <number:number-style style:name="N170P1" style:volatile="true">
      <number:text>-</number:text>
      <number:fill-character> </number:fill-character>
      <number:number number:decimal-places="2" number:min-decimal-places="2" number:min-integer-digits="1" number:grouping="true"/>
      <number:text>     </number:text>
    </number:number-style>
    <number:number-style style:name="N170P2" style:volatile="true">
      <number:text> </number:text>
      <number:fill-character> </number:fill-character>
      <number:text>-</number:text>
      <number:number number:decimal-places="0" number: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decimal-places="0" number:min-integer-digits="1" number:grouping="true"/>
      <number:text> </number:text>
    </number:number-style>
    <number:number-style style:name="N172">
      <number:text>(kr </number:text>
      <number:number number:decimal-places="0" number:min-decimal-places="0" number:min-integer-digits="1" number:grouping="true"/>
      <number:text>)</number:text>
      <style:map style:condition="value()&gt;=0" style:apply-style-name="N172P0"/>
    </number:number-style>
    <number:number-style style:name="N173P0" style:volatile="true">
      <number:text>kr </number:text>
      <number:number number:decimal-places="0" number:min-decimal-places="0" number:min-integer-digits="1" number:grouping="true"/>
      <number:text> </number:text>
    </number:number-style>
    <number:number-style style:name="N173">
      <style:text-properties fo:color="#ff0000"/>
      <number:text>(kr </number:text>
      <number:number number:decimal-places="0" number:min-decimal-places="0" number:min-integer-digits="1" number:grouping="true"/>
      <number:text>)</number:text>
      <style:map style:condition="value()&gt;=0" style:apply-style-name="N173P0"/>
    </number:number-style>
    <number:number-style style:name="N175P0" style:volatile="true">
      <number:text>kr </number:text>
      <number:number number:decimal-places="2" number:min-decimal-places="2" number:min-integer-digits="1" number:grouping="true"/>
      <number:text> </number:text>
    </number:number-style>
    <number:number-style style:name="N175">
      <number:text>(kr </number:text>
      <number:number number:decimal-places="2" number:min-decimal-places="2" number:min-integer-digits="1" number:grouping="true"/>
      <number:text>)</number:text>
      <style:map style:condition="value()&gt;=0" style:apply-style-name="N175P0"/>
    </number:number-style>
    <number:number-style style:name="N176P0" style:volatile="true">
      <number:text>kr </number:text>
      <number:number number:decimal-places="2" number:min-decimal-places="2" number:min-integer-digits="1" number:grouping="true"/>
      <number:text> </number:text>
    </number:number-style>
    <number:number-style style:name="N176">
      <style:text-properties fo:color="#ff0000"/>
      <number:text>(kr </number:text>
      <number:number number:decimal-places="2" number:min-decimal-places="2" number:min-integer-digits="1" number:grouping="true"/>
      <number:text>)</number:text>
      <style:map style:condition="value()&gt;=0" style:apply-style-name="N176P0"/>
    </number:number-style>
    <number:number-style style:name="N180P0" style:volatile="true">
      <number:text> kr </number:text>
      <number:fill-character> </number:fill-character>
      <number:number number:decimal-places="0" number:min-decimal-places="0" number:min-integer-digits="1" number:grouping="true"/>
      <number:text> </number:text>
    </number:number-style>
    <number:number-style style:name="N180P1" style:volatile="true">
      <number:text> kr </number:text>
      <number:fill-character> </number:fill-character>
      <number:text>(</number:text>
      <number:number number:decimal-places="0" number:min-decimal-places="0" number:min-integer-digits="1" number:grouping="true"/>
      <number:text>)</number:text>
    </number:number-style>
    <number:number-style style:name="N180P2" style:volatile="true">
      <number:text> kr </number:text>
      <number:fill-character> </number: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2P0" style:volatile="true">
      <number:text> </number:text>
      <number:fill-character> </number:fill-character>
      <number:number number:decimal-places="0" number:min-decimal-places="0" number:min-integer-digits="1" number:grouping="true"/>
      <number:text> </number:text>
    </number:number-style>
    <number:number-style style:name="N182P1" style:volatile="true">
      <number:text> </number:text>
      <number:fill-character> </number:fill-character>
      <number:text>(</number:text>
      <number:number number:decimal-places="0" number:min-decimal-places="0" number:min-integer-digits="1" number:grouping="true"/>
      <number:text>)</number:text>
    </number:number-style>
    <number:number-style style:name="N182P2" style:volatile="true">
      <number:text> </number:text>
      <number:fill-character> </number: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number:text> kr </number:text>
      <number:fill-character> </number:fill-character>
      <number:number number:decimal-places="2" number:min-decimal-places="2" number:min-integer-digits="1" number:grouping="true"/>
      <number:text> </number:text>
    </number:number-style>
    <number:number-style style:name="N186P1" style:volatile="true">
      <number:text> kr </number:text>
      <number:fill-character> </number:fill-character>
      <number:text>(</number:text>
      <number:number number:decimal-places="2" number:min-decimal-places="2" number:min-integer-digits="1" number:grouping="true"/>
      <number:text>)</number:text>
    </number:number-style>
    <number:number-style style:name="N186P2" style:volatile="true">
      <number:text> kr </number:text>
      <number:fill-character> </number:fill-character>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text>
      <number:fill-character> </number:fill-character>
      <number:number number:decimal-places="2" number:min-decimal-places="2" number:min-integer-digits="1" number:grouping="true"/>
      <number:text> </number:text>
    </number:number-style>
    <number:number-style style:name="N188P1" style:volatile="true">
      <number:text> </number:text>
      <number:fill-character> </number:fill-character>
      <number:text>(</number:text>
      <number:number number:decimal-places="2" number:min-decimal-places="2" number:min-integer-digits="1" number:grouping="true"/>
      <number:text>)</number:text>
    </number:number-style>
    <number:number-style style:name="N188P2" style:volatile="true">
      <number:text> </number:text>
      <number:fill-character> </number:fill-character>
      <number:text>-</number:text>
      <number:number number:decimal-places="0" number:min-decimal-places="0" number:min-integer-digits="0"/>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date-style style:name="N189" number:title="User-defined">
      <number:day-of-week/>
      <number:text> </number:text>
      <number:day/>
      <number:text> </number:text>
      <number:month number:textual="true"/>
      <number:text> </number:text>
      <number:year number:style="long"/>
    </number:date-style>
    <number:date-style style:name="N190">
      <number:day number:style="long"/>
      <number:text>-</number:text>
      <number:month number:style="long"/>
      <number:text>-</number:text>
      <number:year number:style="long"/>
      <number:text> </number:text>
      <number:hours number:style="long"/>
      <number:text>:</number:text>
      <number:minutes number:style="long"/>
    </number:date-style>
    <number:date-style style:name="N191">
      <number:day/>
      <number:text>/</number:text>
      <number:month/>
      <number:text>/</number:text>
      <number:year number:style="long"/>
    </number:date-style>
    <number:currency-style style:name="N193P0" style:volatile="true">
      <number:currency-symbol number:language="en" number:country="GB">£</number:currency-symbol>
      <number:number number:decimal-places="0" number:min-decimal-places="0" number:min-integer-digits="1" number:grouping="true"/>
    </number:currency-style>
    <number:currency-style style:name="N193">
      <number:text>-</number:text>
      <number:currency-symbol number:language="en" number:country="GB">£</number:currency-symbol>
      <number:number number:decimal-places="0" number:min-decimal-places="0" number:min-integer-digits="1" number:grouping="true"/>
      <style:map style:condition="value()&gt;=0" style:apply-style-name="N193P0"/>
    </number:currency-style>
    <number:number-style style:name="N194">
      <number:number number:decimal-places="0" number:min-decimal-places="0" number:min-integer-digits="4"/>
    </number:number-style>
    <number:number-style style:name="N195">
      <number:number number:decimal-places="9" number:min-decimal-places="9" number:min-integer-digits="1"/>
    </number:number-style>
    <number:number-style style:name="N199P0" style:volatile="true">
      <number:text>  </number:text>
      <number:number number:decimal-places="0" number:min-decimal-places="0" number:min-integer-digits="1" number:grouping="true"/>
      <number:text> </number:text>
    </number:number-style>
    <number:number-style style:name="N199P1" style:volatile="true">
      <number:text>  (</number:text>
      <number:number number:decimal-places="0" number:min-decimal-places="0" number:min-integer-digits="1" number:grouping="true"/>
      <number:text>)</number:text>
    </number:number-style>
    <number:number-style style:name="N199P2" style:volatile="true">
      <number:text> - </number:text>
    </number:number-style>
    <number:text-style style:name="N199">
      <number:text> </number:text>
      <number:text-content/>
      <number:text> </number:text>
      <style:map style:condition="value()&gt;0" style:apply-style-name="N199P0"/>
      <style:map style:condition="value()&lt;0" style:apply-style-name="N199P1"/>
      <style:map style:condition="value()=0" style:apply-style-name="N199P2"/>
    </number:text-style>
    <number:date-style style:name="N200" number:title="User-defined">
      <number:month number:textual="true"/>
      <number:text> </number:text>
      <number:year number:style="long"/>
    </number:date-style>
    <number:number-style style:name="N201" number:title="User-defined">
      <number:number number:decimal-places="1" number:min-decimal-places="1" number:min-integer-digits="1" number:grouping="true"/>
    </number:number-style>
    <number:number-style style:name="N202">
      <number:number number:decimal-places="16" number:min-decimal-places="16" number:min-integer-digits="1"/>
    </number:number-style>
    <number:number-style style:name="N203">
      <number:number number:decimal-places="14" number:min-decimal-places="14" number:min-integer-digits="1"/>
    </number:number-style>
    <number:number-style style:name="N204">
      <number:number number:decimal-places="0" number:min-decimal-places="0" number:min-integer-digits="5"/>
    </number:number-style>
    <number:number-style style:name="N206P0" style:volatile="true">
      <number:text>£</number:text>
      <number:number number:decimal-places="0" number:min-decimal-places="0" number:min-integer-digits="1" number:grouping="true"/>
    </number:number-style>
    <number:number-style style:name="N206">
      <number:text>-£</number:text>
      <number:number number:decimal-places="0" number:min-decimal-places="0" number:min-integer-digits="1" number:grouping="true"/>
      <style:map style:condition="value()&gt;=0" style:apply-style-name="N206P0"/>
    </number:number-style>
    <number:number-style style:name="N208P0" style:volatile="true">
      <number:text> </number:text>
      <number:fill-character> </number:fill-character>
      <number:number number:decimal-places="0" number:min-decimal-places="0" number:min-integer-digits="1" number:grouping="true"/>
      <number:text> </number:text>
    </number:number-style>
    <number:number-style style:name="N208P1" style:volatile="true">
      <number:text>-</number:text>
      <number:fill-character> </number:fill-character>
      <number:number number:decimal-places="0" number:min-decimal-places="0" number:min-integer-digits="1" number:grouping="true"/>
      <number:text> </number:text>
    </number:number-style>
    <number:number-style style:name="N208P2" style:volatile="true">
      <number:text> </number:text>
      <number:fill-character> </number:fill-character>
      <number:text>- </number:text>
    </number:number-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fraction number:min-integer-digits="0" number:min-numerator-digits="1" loext:max-numerator-digits="1" number:min-denominator-digits="1" number:max-denominator-value="9"/>
    </number:number-style>
    <number:number-style style:name="N211P0" style:volatile="true">
      <number:text>$</number:text>
      <number:number number:decimal-places="0" number:min-decimal-places="0" number:min-integer-digits="1" number:grouping="true"/>
      <number:text> </number:text>
    </number:number-style>
    <number:number-style style:name="N211">
      <number:text>($</number:text>
      <number:number number:decimal-places="0" number:min-decimal-places="0" number:min-integer-digits="1" number:grouping="true"/>
      <number:text>)</number:text>
      <style:map style:condition="value()&gt;=0" style:apply-style-name="N211P0"/>
    </number:number-style>
    <number:number-style style:name="N212">
      <number:number number:decimal-places="2" number:min-decimal-places="2" number:min-integer-digits="2" number:grouping="true"/>
    </number:number-style>
    <number:date-style style:name="N213P0" style:volatile="true">
      <number:day number:style="long"/>
      <number:text>/</number:text>
      <number:month number:style="long"/>
      <number:text>/</number:text>
      <number:year number:style="long"/>
    </number:date-style>
    <number:text-style style:name="N213">
      <number:text-content/>
      <style:map style:condition="value()&lt;=1.7976931348623157E+308" style:apply-style-name="N213P0"/>
    </number:text-style>
    <number:number-style style:name="N214P0" style:volatile="true">
      <number:number number:decimal-places="2" number:min-decimal-places="2" number:min-integer-digits="1"/>
    </number:number-style>
    <number:number-style style:name="N214">
      <style:text-properties fo:color="#ff0000"/>
      <number:number number:decimal-places="2" number:min-decimal-places="2" number:min-integer-digits="1"/>
      <style:map style:condition="value()&gt;=0" style:apply-style-name="N214P0"/>
    </number:number-style>
    <number:time-style style:name="N215">
      <number:minutes number:style="long"/>
      <number:text>:</number:text>
      <number:seconds number:style="long"/>
      <number:text>.</number:text>
    </number:time-style>
    <number:number-style style:name="N217P0" style:volatile="true">
      <number:text>$</number:text>
      <number:number number:decimal-places="2" number:min-decimal-places="2" number:min-integer-digits="1" number:grouping="true"/>
      <number:text> </number:text>
    </number:number-style>
    <number:number-style style:name="N217">
      <style:text-properties fo:color="#ff0000"/>
      <number:text>($</number:text>
      <number:number number:decimal-places="2" number:min-decimal-places="2" number:min-integer-digits="1" number:grouping="true"/>
      <number:text>)</number:text>
      <style:map style:condition="value()&gt;=0" style:apply-style-name="N217P0"/>
    </number:number-style>
    <number:date-style style:name="N218">
      <number:day number:style="long"/>
      <number:text>-</number:text>
      <number:month number:style="long"/>
      <number:text>-</number:text>
      <number:year number:style="long"/>
    </number:date-style>
    <number:date-style style:name="N219">
      <number:month number:textual="true"/>
      <number:text>-</number:text>
      <number:year/>
    </number:date-style>
    <number:date-style style:name="N220P0" style:volatile="true">
      <number:month number:textual="true"/>
      <number:text>-</number:text>
      <number:year/>
    </number:date-style>
    <number:text-style style:name="N220">
      <number:text-content/>
      <style:map style:condition="value()&lt;=1.7976931348623157E+308" style:apply-style-name="N220P0"/>
    </number:text-style>
    <number:number-style style:name="N221" number:title="User-defined">
      <number:number number:decimal-places="1" number:min-decimal-places="1" number:min-integer-digits="1"/>
    </number:number-style>
    <number:number-style style:name="N225P0" style:volatile="true">
      <number:text> Rs. </number:text>
      <number:fill-character> </number:fill-character>
      <number:number number:decimal-places="0" number:min-decimal-places="0" number:min-integer-digits="1" number:grouping="true"/>
      <number:text> </number:text>
    </number:number-style>
    <number:number-style style:name="N225P1" style:volatile="true">
      <number:text> Rs. </number:text>
      <number:fill-character> </number:fill-character>
      <number:text>(</number:text>
      <number:number number:decimal-places="0" number:min-decimal-places="0" number:min-integer-digits="1" number:grouping="true"/>
      <number:text>)</number:text>
    </number:number-style>
    <number:number-style style:name="N225P2" style:volatile="true">
      <number:text> Rs. </number:text>
      <number:fill-character> </number:fill-character>
      <number:text>- </number:text>
    </number:number-style>
    <number:text-style style:name="N225">
      <number:text> </number:text>
      <number:text-content/>
      <number:text> </number:text>
      <style:map style:condition="value()&gt;0" style:apply-style-name="N225P0"/>
      <style:map style:condition="value()&lt;0" style:apply-style-name="N225P1"/>
      <style:map style:condition="value()=0" style:apply-style-name="N225P2"/>
    </number:text-style>
    <number:number-style style:name="N229P0" style:volatile="true">
      <number:text> £</number:text>
      <number:fill-character> </number:fill-character>
      <number:number number:decimal-places="2" number:min-decimal-places="2" number:min-integer-digits="1" number:grouping="true"/>
      <number:text> </number:text>
    </number:number-style>
    <number:number-style style:name="N229P1" style:volatile="true">
      <number:text>-£</number:text>
      <number:fill-character> </number:fill-character>
      <number:number number:decimal-places="2" number:min-decimal-places="2" number:min-integer-digits="1" number:grouping="true"/>
      <number:text> </number:text>
    </number:number-style>
    <number:number-style style:name="N229P2" style:volatile="true">
      <number:text> £</number:text>
      <number:fill-character> </number:fill-character>
      <number:text>-</number:text>
      <number:number number:decimal-places="0" number:min-decimal-places="0" number:min-integer-digits="0"/>
      <number:text> </number:text>
    </number:number-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number-style style:name="N231P0" style:volatile="true">
      <number:text>₹ </number:text>
      <number:number number:decimal-places="2" number:min-decimal-places="2" number:min-integer-digits="1" number:grouping="true"/>
    </number:number-style>
    <number:number-style style:name="N231">
      <style:text-properties fo:color="#ff0000"/>
      <number:text>₹ -</number:text>
      <number:number number:decimal-places="2" number:min-decimal-places="2" number:min-integer-digits="1" number:grouping="true"/>
      <style:map style:condition="value()&gt;=0" style:apply-style-name="N231P0"/>
    </number:number-style>
    <number:currency-style style:name="N233P0" style:volatile="true">
      <number:currency-symbol number:language="en" number:country="GB">£</number:currency-symbol>
      <number:number number:decimal-places="2" number:min-decimal-places="2" number:min-integer-digits="1" number:grouping="true"/>
    </number:currency-style>
    <number:currency-style style:name="N233">
      <number:text>-</number:text>
      <number:currency-symbol number:language="en" number:country="GB">£</number:currency-symbol>
      <number:number number:decimal-places="2" number:min-decimal-places="2" number:min-integer-digits="1" number:grouping="true"/>
      <style:map style:condition="value()&gt;=0" style:apply-style-name="N233P0"/>
    </number:currency-style>
    <number:currency-style style:name="N235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235">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235P0"/>
    </number:currency-style>
    <number:number-style style:name="N236P0" style:volatile="true">
      <number:text> </number:text>
      <number:fill-character> </number:fill-character>
      <number:number number:decimal-places="0" number:min-decimal-places="0" number:min-integer-digits="1" number:grouping="true"/>
      <number:text> </number:text>
    </number:number-style>
    <number:number-style style:name="N236P1" style:volatile="true">
      <number:text> </number:text>
      <number:fill-character> </number:fill-character>
      <number:text>(</number:text>
      <number:number number:decimal-places="0" number:min-decimal-places="0" number:min-integer-digits="1" number:grouping="true"/>
      <number:text>)</number:text>
    </number:number-style>
    <number:number-style style:name="N236P2" style:volatile="true">
      <number:text> </number:text>
      <number:fill-character> </number:fill-character>
      <number:text>-</number:text>
      <number:number number:decimal-places="0" number:min-decimal-places="0" number:min-integer-digits="0"/>
      <number:text> </number:text>
    </number:number-style>
    <number:text-style style:name="N236">
      <number:text> </number:text>
      <number:text-content/>
      <number:text> </number:text>
      <style:map style:condition="value()&gt;0" style:apply-style-name="N236P0"/>
      <style:map style:condition="value()&lt;0" style:apply-style-name="N236P1"/>
      <style:map style:condition="value()=0" style:apply-style-name="N236P2"/>
    </number:text-style>
    <number:date-style style:name="N237">
      <number:day number:style="long"/>
      <number:text>-</number:text>
      <number:month number:style="long"/>
      <number:text>-</number:text>
      <number:year/>
    </number:date-style>
    <number:currency-style style:name="N239P0" style:volatile="true">
      <number:currency-symbol number:language="en" number:country="GB">£</number:currency-symbol>
      <number:number number:decimal-places="2" number:min-decimal-places="0" number:decimal-replacement="--" number:min-integer-digits="1" number:grouping="true"/>
    </number:currency-style>
    <number:currency-style style:name="N239">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239P0"/>
    </number:currency-style>
    <number:time-style style:name="N240">
      <number:hours/>
      <number:text>:</number:text>
      <number:minutes number:style="long"/>
      <number:text>:</number:text>
      <number:seconds number:style="long"/>
      <number:text> </number:text>
      <number:am-pm/>
    </number:time-style>
    <number:currency-style style:name="N241P0" style:volatile="true">
      <number:currency-symbol number:language="en" number:country="GB">£</number:currency-symbol>
      <number:number number:decimal-places="0" number:min-decimal-places="0" number:min-integer-digits="1" number:grouping="true"/>
    </number:currency-style>
    <number:currency-style style:name="N241">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241P0"/>
    </number:currency-style>
    <number:number-style style:name="N242">
      <number:number number:decimal-places="13" number:min-decimal-places="13" number:min-integer-digits="1"/>
    </number:number-style>
    <number:number-style style:name="N246P0" style:volatile="true">
      <number:text> ₹ </number:text>
      <number:fill-character> </number:fill-character>
      <number:number number:decimal-places="2" number:min-decimal-places="2" number:min-integer-digits="1" number:grouping="true"/>
      <number:text> </number:text>
    </number:number-style>
    <number:number-style style:name="N246P1" style:volatile="true">
      <number:text> ₹ </number:text>
      <number:fill-character> </number:fill-character>
      <number:text>-</number:text>
      <number:number number:decimal-places="2" number:min-decimal-places="2" number:min-integer-digits="1" number:grouping="true"/>
      <number:text> </number:text>
    </number:number-style>
    <number:number-style style:name="N246P2" style:volatile="true">
      <number:text> ₹ </number:text>
      <number:fill-character> </number:fill-character>
      <number:text>-</number:text>
      <number:number number:decimal-places="0" number:min-decimal-places="0" number:min-integer-digits="0"/>
      <number:text> </number:text>
    </number:number-style>
    <number:text-style style:name="N246">
      <number:text> </number:text>
      <number:text-content/>
      <number:text> </number:text>
      <style:map style:condition="value()&gt;0" style:apply-style-name="N246P0"/>
      <style:map style:condition="value()&lt;0" style:apply-style-name="N246P1"/>
      <style:map style:condition="value()=0" style:apply-style-name="N246P2"/>
    </number:text-style>
    <number:number-style style:name="N250P0" style:volatile="true">
      <number:fill-character> </number:fill-character>
      <number:number number:decimal-places="0" number:min-decimal-places="0" number:min-integer-digits="1" number:grouping="true"/>
      <number:text> </number:text>
    </number:number-style>
    <number:number-style style:name="N250P1" style:volatile="true">
      <number:fill-character> </number:fill-character>
      <number:text>(</number:text>
      <number:number number:decimal-places="0" number:min-decimal-places="0" number:min-integer-digits="1" number:grouping="true"/>
      <number:text>)</number:text>
    </number:number-style>
    <number:number-style style:name="N250P2" style:volatile="true">
      <number:fill-character> </number:fill-character>
      <number:text>-</number:text>
      <number:number number:decimal-places="0" number:min-decimal-places="0" number:min-integer-digits="0"/>
      <number:text> </number:text>
    </number:number-style>
    <number:text-style style:name="N250">
      <number:text-content/>
      <number:text> </number:text>
      <style:map style:condition="value()&gt;0" style:apply-style-name="N250P0"/>
      <style:map style:condition="value()&lt;0" style:apply-style-name="N250P1"/>
      <style:map style:condition="value()=0" style:apply-style-name="N250P2"/>
    </number:text-style>
    <number:date-style style:name="N251" number:title="User-defined">
      <number:day/>
      <number:text> </number:text>
      <number:day-of-week/>
    </number:date-style>
    <number:number-style style:name="N252">
      <number:number number:decimal-places="6" number:min-decimal-places="6" number:min-integer-digits="1"/>
    </number:number-style>
    <number:currency-style style:name="N256P0" style:volatile="true">
      <number:currency-symbol>$</number:currency-symbol>
      <number:text> </number:text>
      <number:number number:decimal-places="0" number:min-decimal-places="0" number:min-integer-digits="1" number:grouping="true"/>
      <number:text> </number:text>
    </number:currency-style>
    <number:currency-style style:name="N256P1" style:volatile="true">
      <number:currency-symbol>$</number:currency-symbol>
      <number:text> (</number:text>
      <number:number number:decimal-places="0" number:min-decimal-places="0" number:min-integer-digits="1" number:grouping="true"/>
      <number:text>)</number:text>
    </number:currency-style>
    <number:currency-style style:name="N256P2" style:volatile="true">
      <number:currency-symbol>$</number:currency-symbol>
      <number:text>- </number:text>
    </number:currency-style>
    <number:text-style style:name="N256">
      <number:text> </number:text>
      <number:text-content/>
      <number:text> </number:text>
      <style:map style:condition="value()&gt;0" style:apply-style-name="N256P0"/>
      <style:map style:condition="value()&lt;0" style:apply-style-name="N256P1"/>
      <style:map style:condition="value()=0" style:apply-style-name="N256P2"/>
    </number:text-style>
    <number:number-style style:name="N257">
      <number:number number:decimal-places="3" number:min-decimal-places="3" number:min-integer-digits="1" number:grouping="true"/>
    </number:number-style>
    <number:number-style style:name="N258">
      <number:number number:decimal-places="5" number:min-decimal-places="5" number:min-integer-digits="1" number:grouping="true"/>
    </number:number-style>
    <number:percentage-style style:name="N259">
      <number:number number:decimal-places="3" number:min-decimal-places="3" number:min-integer-digits="1"/>
      <number:text>%</number:text>
    </number:percentage-style>
    <number:number-style style:name="N261P0" style:volatile="true">
      <number:text>Rs. </number:text>
      <number:number number:decimal-places="2" number:min-decimal-places="2" number:min-integer-digits="1" number:grouping="true"/>
      <number:text> </number:text>
    </number:number-style>
    <number:number-style style:name="N261">
      <number:text>(Rs. </number:text>
      <number:number number:decimal-places="2" number:min-decimal-places="2" number:min-integer-digits="1" number:grouping="true"/>
      <number:text>)</number:text>
      <style:map style:condition="value()&gt;=0" style:apply-style-name="N261P0"/>
    </number:number-style>
    <number:date-style style:name="N262" number:title="User-defined">
      <number:month number:style="long" number:textual="true"/>
      <number:text> </number:text>
      <number:year number:style="long"/>
    </number:date-style>
    <number:date-style style:name="N263">
      <number:day/>
      <number:text>-</number:text>
      <number:month number:textual="true"/>
      <number:text>-</number:text>
      <number:year number:style="long"/>
    </number:date-style>
    <number:number-style style:name="N264P0" style:volatile="true">
      <number:text> </number:text>
      <number:fill-character> </number:fill-character>
      <number:number number:decimal-places="0" number:min-decimal-places="0" number:min-integer-digits="1" number:grouping="true"/>
      <number:text> </number:text>
    </number:number-style>
    <number:number-style style:name="N264P1" style:volatile="true">
      <number:text>-</number:text>
      <number:fill-character> </number:fill-character>
      <number:number number:decimal-places="0" number:min-decimal-places="0" number:min-integer-digits="1" number:grouping="true"/>
      <number:text> </number:text>
    </number:number-style>
    <number:number-style style:name="N264P2" style:volatile="true">
      <number:text> </number:text>
      <number:fill-character> </number:fill-character>
      <number:text>-</number:text>
      <number:number number:decimal-places="0" number:min-decimal-places="0" number:min-integer-digits="0"/>
      <number:text> </number:text>
    </number:number-style>
    <number:text-style style:name="N264">
      <number:text> </number:text>
      <number:text-content/>
      <number:text> </number:text>
      <style:map style:condition="value()&gt;0" style:apply-style-name="N264P0"/>
      <style:map style:condition="value()&lt;0" style:apply-style-name="N264P1"/>
      <style:map style:condition="value()=0" style:apply-style-name="N264P2"/>
    </number:text-style>
    <number:number-style style:name="N268P0" style:volatile="true">
      <number:text> Rs. </number:text>
      <number:fill-character> </number:fill-character>
      <number:number number:decimal-places="2" number:min-decimal-places="2" number:min-integer-digits="1" number:grouping="true"/>
      <number:text> </number:text>
    </number:number-style>
    <number:number-style style:name="N268P1" style:volatile="true">
      <number:text> Rs. </number:text>
      <number:fill-character> </number:fill-character>
      <number:text>(</number:text>
      <number:number number:decimal-places="2" number:min-decimal-places="2" number:min-integer-digits="1" number:grouping="true"/>
      <number:text>)</number:text>
    </number:number-style>
    <number:number-style style:name="N268P2" style:volatile="true">
      <number:text> Rs. </number:text>
      <number:fill-character> </number:fill-character>
      <number:text>-</number:text>
      <number:number number:decimal-places="0" number:min-decimal-places="0" number:min-integer-digits="0"/>
      <number:text> </number:text>
    </number:number-style>
    <number:text-style style:name="N268">
      <number:text> </number:text>
      <number:text-content/>
      <number:text> </number:text>
      <style:map style:condition="value()&gt;0" style:apply-style-name="N268P0"/>
      <style:map style:condition="value()&lt;0" style:apply-style-name="N268P1"/>
      <style:map style:condition="value()=0" style:apply-style-name="N268P2"/>
    </number:text-style>
    <number:number-style style:name="N270P0" style:volatile="true">
      <number:text>Rs. </number:text>
      <number:number number:decimal-places="0" number:min-decimal-places="0" number:min-integer-digits="1" number:grouping="true"/>
      <number:text> </number:text>
    </number:number-style>
    <number:number-style style:name="N270">
      <style:text-properties fo:color="#ff0000"/>
      <number:text>(Rs. </number:text>
      <number:number number:decimal-places="0" number:min-decimal-places="0" number:min-integer-digits="1" number:grouping="true"/>
      <number:text>)</number:text>
      <style:map style:condition="value()&gt;=0" style:apply-style-name="N270P0"/>
    </number:number-style>
    <number:number-style style:name="N271P0" style:volatile="true">
      <number:text>£</number:text>
      <number:number number:decimal-places="0" number:min-decimal-places="0" number:min-integer-digits="1" number:grouping="true"/>
    </number:number-style>
    <number:number-style style:name="N271">
      <style:text-properties fo:color="#ff0000"/>
      <number:text>-£</number:text>
      <number:number number:decimal-places="0" number:min-decimal-places="0" number:min-integer-digits="1" number:grouping="true"/>
      <style:map style:condition="value()&gt;=0" style:apply-style-name="N271P0"/>
    </number:number-style>
    <number:date-style style:name="N272">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number-style style:name="N274P0" style:volatile="true">
      <number:text>£</number:text>
      <number:number number:decimal-places="2" number:min-decimal-places="2" number:min-integer-digits="1" number:grouping="true"/>
    </number:number-style>
    <number:number-style style:name="N274">
      <style:text-properties fo:color="#ff0000"/>
      <number:text>-£</number:text>
      <number:number number:decimal-places="2" number:min-decimal-places="2" number:min-integer-digits="1" number:grouping="true"/>
      <style:map style:condition="value()&gt;=0" style:apply-style-name="N274P0"/>
    </number:number-style>
    <number:date-style style:name="N275">
      <number:day number:style="long"/>
      <number:text> </number:text>
      <number:month number:style="long" number:textual="true"/>
      <number:text> </number:text>
      <number:year number:style="long"/>
    </number:date-style>
    <number:number-style style:name="N278P0" style:volatile="true">
      <number:text>  </number:text>
      <number:number number:decimal-places="2" number:min-decimal-places="2" number:min-integer-digits="1" number:grouping="true"/>
      <number:text> </number:text>
    </number:number-style>
    <number:number-style style:name="N278P1" style:volatile="true">
      <number:text>  (</number:text>
      <number:number number:decimal-places="2" number:min-decimal-places="2" number:min-integer-digits="1" number:grouping="true"/>
      <number:text>)</number:text>
    </number:number-style>
    <number:number-style style:name="N278P2" style:volatile="true">
      <number:text> - </number:text>
    </number:number-style>
    <number:text-style style:name="N278">
      <number:text> </number:text>
      <number:text-content/>
      <number:text> </number:text>
      <style:map style:condition="value()&gt;0" style:apply-style-name="N278P0"/>
      <style:map style:condition="value()&lt;0" style:apply-style-name="N278P1"/>
      <style:map style:condition="value()=0" style:apply-style-name="N278P2"/>
    </number:text-style>
    <number:currency-style style:name="N279P0" style:volatile="true">
      <number:currency-symbol number:language="en" number:country="GB">£</number:currency-symbol>
      <number:number number:decimal-places="2" number:min-decimal-places="2" number:min-integer-digits="1" number:grouping="true"/>
    </number:currency-style>
    <number:currency-style style:name="N279">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279P0"/>
    </number:currency-style>
    <number:date-style style:name="N280">
      <number:day number:style="long"/>
      <number:text>-</number:text>
      <number:month number:textual="true"/>
    </number:date-style>
    <number:date-style style:name="N281">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text> </number:text>
      <number:am-pm/>
    </number:date-style>
    <number:number-style style:name="N282P0" style:volatile="true">
      <number:text>$</number:text>
      <number:number number:decimal-places="0" number:min-decimal-places="0" number:min-integer-digits="1" number:grouping="true"/>
      <number:text> </number:text>
    </number:number-style>
    <number:number-style style:name="N282">
      <style:text-properties fo:color="#ff0000"/>
      <number:text>($</number:text>
      <number:number number:decimal-places="0" number:min-decimal-places="0" number:min-integer-digits="1" number:grouping="true"/>
      <number:text>)</number:text>
      <style:map style:condition="value()&gt;=0" style:apply-style-name="N282P0"/>
    </number:number-style>
    <number:number-style style:name="N283">
      <number:number number:decimal-places="10" number:min-decimal-places="10" number:min-integer-digits="1"/>
    </number:number-style>
    <number:number-style style:name="N287P0" style:volatile="true">
      <number:text> ₹ </number:text>
      <number:fill-character> </number:fill-character>
      <number:number number:decimal-places="0" number:min-decimal-places="0" number:min-integer-digits="1" number:grouping="true"/>
      <number:text> </number:text>
    </number:number-style>
    <number:number-style style:name="N287P1" style:volatile="true">
      <number:text> ₹ </number:text>
      <number:fill-character> </number:fill-character>
      <number:text>-</number:text>
      <number:number number:decimal-places="0" number:min-decimal-places="0" number:min-integer-digits="1" number:grouping="true"/>
      <number:text> </number:text>
    </number:number-style>
    <number:number-style style:name="N287P2" style:volatile="true">
      <number:text> ₹ </number:text>
      <number:fill-character> </number:fill-character>
      <number:text>- </number:text>
    </number:number-style>
    <number:text-style style:name="N287">
      <number:text> </number:text>
      <number:text-content/>
      <number:text> </number:text>
      <style:map style:condition="value()&gt;0" style:apply-style-name="N287P0"/>
      <style:map style:condition="value()&lt;0" style:apply-style-name="N287P1"/>
      <style:map style:condition="value()=0" style:apply-style-name="N287P2"/>
    </number:text-style>
    <number:date-style style:name="N288">
      <number:day number:style="long"/>
      <number:text>/</number:text>
      <number:month number:style="long"/>
      <number:text>/</number:text>
      <number:year number:style="long"/>
      <number:text> </number:text>
      <number:hours number:style="long"/>
      <number:text>:</number:text>
      <number:minutes number:style="long"/>
      <number:text> </number:text>
      <number:am-pm/>
    </number:date-style>
    <number:number-style style:name="N290P0" style:volatile="true">
      <number:text>₹ </number:text>
      <number:number number:decimal-places="0" number:min-decimal-places="0" number:min-integer-digits="1" number:grouping="true"/>
    </number:number-style>
    <number:number-style style:name="N290">
      <style:text-properties fo:color="#ff0000"/>
      <number:text>₹ -</number:text>
      <number:number number:decimal-places="0" number:min-decimal-places="0" number:min-integer-digits="1" number:grouping="true"/>
      <style:map style:condition="value()&gt;=0" style:apply-style-name="N290P0"/>
    </number:number-style>
    <number:number-style style:name="N291P0" style:volatile="true">
      <number:text> £</number:text>
      <number:fill-character> </number:fill-character>
      <number:number number:decimal-places="2" number:min-decimal-places="2" number:min-integer-digits="1" number:grouping="true"/>
      <number:text> </number:text>
    </number:number-style>
    <number:number-style style:name="N291P1" style:volatile="true">
      <number:text>-£</number:text>
      <number:fill-character> </number:fill-character>
      <number:number number:decimal-places="2" number:min-decimal-places="2" number:min-integer-digits="1" number:grouping="true"/>
      <number:text> </number:text>
    </number:number-style>
    <number:number-style style:name="N291P2" style:volatile="true">
      <number:text> £</number:text>
      <number:fill-character> </number:fill-character>
      <number:text>-</number:text>
      <number:number number:decimal-places="0" number:min-decimal-places="0" number:min-integer-digits="0"/>
      <number:text>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2">
      <number:number number:decimal-places="12" number:min-decimal-places="12" number:min-integer-digits="1"/>
    </number:number-style>
    <number:time-style style:name="N293">
      <number:hours/>
      <number:text>:</number:text>
      <number:minutes number:style="long"/>
      <number:text> </number:text>
      <number:am-pm/>
    </number:time-style>
    <number:percentage-style style:name="N294">
      <number:number number:decimal-places="1" number:min-decimal-places="1" number:min-integer-digits="1"/>
      <number:text>%</number:text>
    </number:percentage-style>
    <number:number-style style:name="N295P0" style:volatile="true">
      <number:text>$</number:text>
      <number:number number:decimal-places="2" number:min-decimal-places="2" number:min-integer-digits="1" number:grouping="true"/>
      <number:text> </number:text>
    </number:number-style>
    <number:number-style style:name="N295">
      <number:text>($</number:text>
      <number:number number:decimal-places="2" number:min-decimal-places="2" number:min-integer-digits="1" number:grouping="true"/>
      <number:text>)</number:text>
      <style:map style:condition="value()&gt;=0" style:apply-style-name="N295P0"/>
    </number:number-style>
    <number:date-style style:name="N296">
      <number:year number:style="long"/>
    </number:date-style>
    <number:currency-style style:name="N298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298">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298P0"/>
    </number:currency-style>
    <number:number-style style:name="N302P0" style:volatile="true">
      <number:text> £</number:text>
      <number:fill-character> </number:fill-character>
      <number:number number:decimal-places="0" number:min-decimal-places="0" number:min-integer-digits="1" number:grouping="true"/>
      <number:text> </number:text>
    </number:number-style>
    <number:number-style style:name="N302P1" style:volatile="true">
      <number:text>-£</number:text>
      <number:fill-character> </number:fill-character>
      <number:number number:decimal-places="0" number:min-decimal-places="0" number:min-integer-digits="1" number:grouping="true"/>
      <number:text> </number:text>
    </number:number-style>
    <number:number-style style:name="N302P2" style:volatile="true">
      <number:text> £</number:text>
      <number:fill-character> </number:fill-character>
      <number:text>- </number:text>
    </number:number-style>
    <number:text-style style:name="N302">
      <number:text> </number:text>
      <number:text-content/>
      <number:text> </number:text>
      <style:map style:condition="value()&gt;0" style:apply-style-name="N302P0"/>
      <style:map style:condition="value()&lt;0" style:apply-style-name="N302P1"/>
      <style:map style:condition="value()=0" style:apply-style-name="N302P2"/>
    </number:text-style>
    <number:date-style style:name="N303">
      <number:day number:style="long"/>
      <number:text>/</number:text>
      <number:year/>
      <number:text>/</number:text>
      <number:year number:style="long"/>
    </number:date-style>
    <number:number-style style:name="N306P0" style:volatile="true">
      <number:text> </number:text>
      <number:fill-character> </number:fill-character>
      <number:number number:decimal-places="4" number:min-decimal-places="4" number:min-integer-digits="1" number:grouping="true"/>
      <number:text> </number:text>
    </number:number-style>
    <number:number-style style:name="N306P1" style:volatile="true">
      <number:text> </number:text>
      <number:fill-character> </number:fill-character>
      <number:text>(</number:text>
      <number:number number:decimal-places="4" number:min-decimal-places="4" number:min-integer-digits="1" number:grouping="true"/>
      <number:text>)</number:text>
    </number:number-style>
    <number:number-style style:name="N306P2" style:volatile="true">
      <number:text> </number:text>
      <number:fill-character> </number:fill-character>
      <number:text>-</number:text>
      <number:number number:decimal-places="0" number:min-decimal-places="0" number:min-integer-digits="0"/>
      <number:text> </number:text>
    </number:number-style>
    <number:text-style style:name="N306">
      <number:text> </number:text>
      <number:text-content/>
      <number:text> </number:text>
      <style:map style:condition="value()&gt;0" style:apply-style-name="N306P0"/>
      <style:map style:condition="value()&lt;0" style:apply-style-name="N306P1"/>
      <style:map style:condition="value()=0" style:apply-style-name="N306P2"/>
    </number:text-style>
    <number:number-style style:name="N307P0" style:volatile="true">
      <number:text>Rs. </number:text>
      <number:number number:decimal-places="0" number:min-decimal-places="0" number:min-integer-digits="1" number:grouping="true"/>
      <number:text> </number:text>
    </number:number-style>
    <number:number-style style:name="N307">
      <number:text>(Rs. </number:text>
      <number:number number:decimal-places="0" number:min-decimal-places="0" number:min-integer-digits="1" number:grouping="true"/>
      <number:text>)</number:text>
      <style:map style:condition="value()&gt;=0" style:apply-style-name="N307P0"/>
    </number:number-style>
    <number:date-style style:name="N308">
      <number:month/>
      <number:text>/</number:text>
      <number:day/>
      <number:text>/</number:text>
      <number:year number:style="long"/>
    </number:date-style>
    <number:number-style style:name="N309">
      <number:number number:decimal-places="11" number:min-decimal-places="11" number:min-integer-digits="1"/>
    </number:number-style>
    <number:number-style style:name="N310P0" style:volatile="true">
      <number:text>₹ </number:text>
      <number:number number:decimal-places="0" number:min-decimal-places="0" number:min-integer-digits="1" number:grouping="true"/>
    </number:number-style>
    <number:number-style style:name="N310">
      <number:text>₹ -</number:text>
      <number:number number:decimal-places="0" number:min-decimal-places="0" number:min-integer-digits="1" number:grouping="true"/>
      <style:map style:condition="value()&gt;=0" style:apply-style-name="N310P0"/>
    </number:number-style>
    <number:number-style style:name="N312P0" style:volatile="true">
      <number:fill-character> </number:fill-character>
      <number:number number:decimal-places="0" number:min-decimal-places="0" number:min-integer-digits="1" number:grouping="true"/>
      <number:text> </number:text>
    </number:number-style>
    <number:number-style style:name="N312P1" style:volatile="true">
      <number:text>-</number:text>
      <number:fill-character> </number:fill-character>
      <number:number number:decimal-places="0" number:min-decimal-places="0" number:min-integer-digits="1" number:grouping="true"/>
      <number:text> </number:text>
    </number:number-style>
    <number:number-style style:name="N312P2" style:volatile="true">
      <number:fill-character> </number:fill-character>
      <number:text>- </number:text>
    </number:number-style>
    <number:text-style style:name="N312">
      <number:text-content/>
      <number:text> </number:text>
      <style:map style:condition="value()&gt;0" style:apply-style-name="N312P0"/>
      <style:map style:condition="value()&lt;0" style:apply-style-name="N312P1"/>
      <style:map style:condition="value()=0" style:apply-style-name="N312P2"/>
    </number:text-style>
    <number:number-style style:name="N314P0" style:volatile="true">
      <number:text>On</number:text>
    </number:number-style>
    <number:number-style style:name="N314P1" style:volatile="true">
      <number:text>On</number:text>
    </number:number-style>
    <number:number-style style:name="N314">
      <number:text>Off</number:text>
      <style:map style:condition="value()&gt;0" style:apply-style-name="N314P0"/>
      <style:map style:condition="value()&lt;0" style:apply-style-name="N314P1"/>
    </number:number-style>
    <number:number-style style:name="N315">
      <number:number number:decimal-places="2" number:min-decimal-places="2" number:min-integer-digits="1" number:grouping="true"/>
      <number:text> </number:text>
    </number:number-style>
    <number:number-style style:name="N316P0" style:volatile="true">
      <number:number number:decimal-places="2" number:min-decimal-places="2" number:min-integer-digits="1" number:grouping="true"/>
      <number:text> </number:text>
    </number:number-style>
    <number:number-style style:name="N316">
      <number:text>(</number:text>
      <number:number number:decimal-places="2" number:min-decimal-places="2" number:min-integer-digits="1" number:grouping="true"/>
      <number:text>)</number:text>
      <style:map style:condition="value()&gt;=0" style:apply-style-name="N316P0"/>
    </number:number-style>
    <number:currency-style style:name="N318P0" style:volatile="true">
      <number:currency-symbol number:language="en" number:country="GB">€</number:currency-symbol>
      <number:text> </number:text>
      <number:number number:decimal-places="2" number:min-decimal-places="2" number:min-integer-digits="1" number:grouping="true"/>
      <number:text> </number:text>
    </number:currency-style>
    <number:currency-style style:name="N318">
      <style:text-properties fo:color="#ff0000"/>
      <number:text>(</number:text>
      <number:currency-symbol number:language="en" number:country="GB">€</number:currency-symbol>
      <number:text> </number:text>
      <number:number number:decimal-places="2" number:min-decimal-places="2" number:min-integer-digits="1" number:grouping="true"/>
      <number:text>)</number:text>
      <style:map style:condition="value()&gt;=0" style:apply-style-name="N318P0"/>
    </number:currency-style>
    <number:number-style style:name="N319P0" style:volatile="true">
      <number:fill-character> </number:fill-character>
      <number:number number:decimal-places="0" number:min-decimal-places="0" number:min-integer-digits="1" number:grouping="true"/>
      <number:text> </number:text>
    </number:number-style>
    <number:number-style style:name="N319P1" style:volatile="true">
      <number:fill-character> </number:fill-character>
      <number:number number:decimal-places="0" number:min-decimal-places="0" number:min-integer-digits="1" number:grouping="true"/>
      <number:text> </number:text>
    </number:number-style>
    <number:number-style style:name="N319P2" style:volatile="true">
      <number:fill-character> </number:fill-character>
      <number:text>- </number:text>
    </number:number-style>
    <number:text-style style:name="N319">
      <number:text-content/>
      <number:text> </number:text>
      <style:map style:condition="value()&gt;0" style:apply-style-name="N319P0"/>
      <style:map style:condition="value()&lt;0" style:apply-style-name="N319P1"/>
      <style:map style:condition="value()=0" style:apply-style-name="N319P2"/>
    </number:text-style>
    <number:number-style style:name="N320">
      <number:number number:decimal-places="4" number:min-decimal-places="4" number:min-integer-digits="1"/>
    </number:number-style>
    <number:number-style style:name="N324P0" style:volatile="true">
      <number:text> $</number:text>
      <number:fill-character> </number:fill-character>
      <number:number number:decimal-places="0" number:min-decimal-places="0" number:min-integer-digits="1" number:grouping="true"/>
      <number:text> </number:text>
    </number:number-style>
    <number:number-style style:name="N324P1" style:volatile="true">
      <number:text> $</number:text>
      <number:fill-character> </number:fill-character>
      <number:text>(</number:text>
      <number:number number:decimal-places="0" number:min-decimal-places="0" number:min-integer-digits="1" number:grouping="true"/>
      <number:text>)</number:text>
    </number:number-style>
    <number:number-style style:name="N324P2" style:volatile="true">
      <number:text> $</number:text>
      <number:fill-character> </number:fill-character>
      <number:text>- </number:text>
    </number:number-style>
    <number:text-style style:name="N324">
      <number:text> </number:text>
      <number:text-content/>
      <number:text> </number:text>
      <style:map style:condition="value()&gt;0" style:apply-style-name="N324P0"/>
      <style:map style:condition="value()&lt;0" style:apply-style-name="N324P1"/>
      <style:map style:condition="value()=0" style:apply-style-name="N324P2"/>
    </number:text-style>
    <number:number-style style:name="N325">
      <number:number number:decimal-places="5" number:min-decimal-places="5" number:min-integer-digits="1"/>
    </number:number-style>
    <number:date-style style:name="N326" number:title="User-defined">
      <number:month number:textual="true"/>
      <number:text> </number:text>
      <number:year/>
    </number:date-style>
    <number:number-style style:name="N328P0" style:volatile="true">
      <number:text>True</number:text>
    </number:number-style>
    <number:number-style style:name="N328P1" style:volatile="true">
      <number:text>True</number:text>
    </number:number-style>
    <number:number-style style:name="N328">
      <number:text>False</number:text>
      <style:map style:condition="value()&gt;0" style:apply-style-name="N328P0"/>
      <style:map style:condition="value()&lt;0" style:apply-style-name="N328P1"/>
    </number:number-style>
    <number:number-style style:name="N329P0" style:volatile="true">
      <number:text> £</number:text>
      <number:fill-character> </number:fill-character>
      <number:number number:decimal-places="0" number:min-decimal-places="0" number:min-integer-digits="1" number:grouping="true"/>
      <number:text> </number:text>
    </number:number-style>
    <number:number-style style:name="N329P1" style:volatile="true">
      <number:text>-£</number:text>
      <number:fill-character> </number:fill-character>
      <number:number number:decimal-places="0" number:min-decimal-places="0" number:min-integer-digits="1" number:grouping="true"/>
      <number:text> </number:text>
    </number:number-style>
    <number:number-style style:name="N329P2" style:volatile="true">
      <number:text> £</number:text>
      <number:fill-character> </number:fill-character>
      <number:text>- </number:text>
    </number:number-style>
    <number:text-style style:name="N329">
      <number:text-content/>
      <number:text> </number:text>
      <style:map style:condition="value()&gt;0" style:apply-style-name="N329P0"/>
      <style:map style:condition="value()&lt;0" style:apply-style-name="N329P1"/>
      <style:map style:condition="value()=0" style:apply-style-name="N329P2"/>
    </number:text-style>
    <number:number-style style:name="N330">
      <number:number number:decimal-places="0" number:min-decimal-places="0" number:min-integer-digits="2"/>
    </number:number-style>
    <number:date-style style:name="N331">
      <number:day/>
    </number:date-style>
    <number:currency-style style:name="N333P0" style:volatile="true">
      <number:currency-symbol number:language="en" number:country="US">$</number:currency-symbol>
      <number:number number:decimal-places="2" number:min-decimal-places="2" number:min-integer-digits="1" number:grouping="true"/>
    </number:currency-style>
    <number:currency-style style:name="N333">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33P0"/>
    </number:currency-style>
    <number:number-style style:name="N334P0" style:volatile="true">
      <number:number number:decimal-places="0" number:min-decimal-places="0" number:min-integer-digits="1"/>
    </number:number-style>
    <number:number-style style:name="N334">
      <style:text-properties fo:color="#ff0000"/>
      <number:number number:decimal-places="0" number:min-decimal-places="0" number:min-integer-digits="1"/>
      <style:map style:condition="value()&gt;=0" style:apply-style-name="N334P0"/>
    </number:number-style>
    <number:date-style style:name="N335">
      <number:day number:style="long"/>
      <number:text>-</number:text>
      <number:month number:textual="true"/>
      <number:text>-</number:text>
      <number:year/>
    </number:date-style>
    <number:number-style style:name="N336P0" style:volatile="true">
      <number:text>₹ </number:text>
      <number:number number:decimal-places="2" number:min-decimal-places="2" number:min-integer-digits="1" number:grouping="true"/>
    </number:number-style>
    <number:number-style style:name="N336">
      <number:text>₹ -</number:text>
      <number:number number:decimal-places="2" number:min-decimal-places="2" number:min-integer-digits="1" number:grouping="true"/>
      <style:map style:condition="value()&gt;=0" style:apply-style-name="N336P0"/>
    </number:number-style>
    <number:number-style style:name="N337P0" style:volatile="true">
      <number:text>Rs. </number:text>
      <number:number number:decimal-places="2" number:min-decimal-places="2" number:min-integer-digits="1" number:grouping="true"/>
      <number:text> </number:text>
    </number:number-style>
    <number:number-style style:name="N337">
      <style:text-properties fo:color="#ff0000"/>
      <number:text>(Rs. </number:text>
      <number:number number:decimal-places="2" number:min-decimal-places="2" number:min-integer-digits="1" number:grouping="true"/>
      <number:text>)</number:text>
      <style:map style:condition="value()&gt;=0" style:apply-style-name="N337P0"/>
    </number:number-style>
    <number:currency-style style:name="N339P0" style:volatile="true">
      <number:currency-symbol number:language="en" number:country="IN">€</number:currency-symbol>
      <number:text> </number:text>
      <number:number number:decimal-places="2" number:min-decimal-places="2" number:min-integer-digits="1" number:grouping="true"/>
      <number:text> </number:text>
    </number:currency-style>
    <number:currency-style style:name="N339">
      <style:text-properties fo:color="#ff0000"/>
      <number:text>(</number:text>
      <number:currency-symbol number:language="en" number:country="IN">€</number:currency-symbol>
      <number:text> </number:text>
      <number:number number:decimal-places="2" number:min-decimal-places="2" number:min-integer-digits="1" number:grouping="true"/>
      <number:text>)</number:text>
      <style:map style:condition="value()&gt;=0" style:apply-style-name="N339P0"/>
    </number:currency-style>
    <number:number-style style:name="N340P0" style:volatile="true">
      <number:number number:decimal-places="2" number:min-decimal-places="2" number:min-integer-digits="1" number:grouping="true"/>
      <number:text> </number:text>
    </number:number-style>
    <number:number-style style:name="N340">
      <number:text>-</number:text>
      <number:number number:decimal-places="2" number:min-decimal-places="2" number:min-integer-digits="1" number:grouping="true"/>
      <style:map style:condition="value()&gt;=0" style:apply-style-name="N340P0"/>
    </number:number-style>
    <number:number-style style:name="N341P0" style:volatile="true">
      <number:text> $</number:text>
      <number:fill-character> </number:fill-character>
      <number:number number:decimal-places="0" number:min-decimal-places="0" number:min-integer-digits="1" number:grouping="true"/>
      <number:text> </number:text>
    </number:number-style>
    <number:number-style style:name="N341P1" style:volatile="true">
      <number:text> $</number:text>
      <number:fill-character> </number:fill-character>
      <number:text>(</number:text>
      <number:number number:decimal-places="0" number:min-decimal-places="0" number:min-integer-digits="1" number:grouping="true"/>
      <number:text>)</number:text>
    </number:number-style>
    <number:number-style style:name="N341P2" style:volatile="true">
      <number:text> $</number:text>
      <number:fill-character> </number:fill-character>
      <number:text>- </number:text>
    </number:number-style>
    <number:text-style style:name="N341">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fill-character> </number:fill-character>
      <number:number number:decimal-places="2" number:min-decimal-places="2" number:min-integer-digits="1" number:grouping="true"/>
      <number:text> </number:text>
    </number:number-style>
    <number:number-style style:name="N343P1" style:volatile="true">
      <number:fill-character> </number:fill-character>
      <number:number number:decimal-places="2" number:min-decimal-places="2" number:min-integer-digits="1" number:grouping="true"/>
      <number:text> </number:text>
    </number:number-style>
    <number:number-style style:name="N343P2" style:volatile="true">
      <number:fill-character> </number:fill-character>
      <number:text>-</number:text>
      <number:number number:decimal-places="0" number:min-decimal-places="0" number:min-integer-digits="0"/>
      <number:text> </number:text>
    </number:number-style>
    <number:text-style style:name="N343">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2" number:min-decimal-places="2" number:min-integer-digits="1"/>
      <number:text> Dr</number:text>
    </number:number-style>
    <number:number-style style:name="N345">
      <number:number number:decimal-places="2" number:min-decimal-places="2" number:min-integer-digits="1"/>
      <number:text> Cr</number:text>
    </number:number-style>
    <number:number-style style:name="N346">
      <number:number number:decimal-places="0" number:min-decimal-places="0" number:min-integer-digits="0" number:grouping="true"/>
    </number:number-style>
    <number:number-style style:name="N347">
      <number:number number:decimal-places="8" number:min-decimal-places="8" number:min-integer-digits="1"/>
    </number:number-style>
    <number:number-style style:name="N348P0" style:volatile="true">
      <number:fill-character> </number:fill-character>
      <number:number number:decimal-places="0" number:min-decimal-places="0" number:min-integer-digits="1" number:grouping="true"/>
      <number:text> </number:text>
    </number:number-style>
    <number:number-style style:name="N348P1" style:volatile="true">
      <number:text>-</number:text>
      <number:fill-character> </number:fill-character>
      <number:number number:decimal-places="0" number:min-decimal-places="0" number:min-integer-digits="1" number:grouping="true"/>
      <number:text> </number:text>
    </number:number-style>
    <number:number-style style:name="N348P2" style:volatile="true">
      <number:fill-character> </number:fill-character>
      <number:text>-</number:text>
      <number:number number:decimal-places="0" number:min-decimal-places="0" number:min-integer-digits="0"/>
      <number:text> </number:text>
    </number:number-style>
    <number:text-style style:name="N348">
      <number:text-content/>
      <number:text> </number:text>
      <style:map style:condition="value()&gt;0" style:apply-style-name="N348P0"/>
      <style:map style:condition="value()&lt;0" style:apply-style-name="N348P1"/>
      <style:map style:condition="value()=0" style:apply-style-name="N348P2"/>
    </number:text-style>
    <number:number-style style:name="N350P0" style:volatile="true">
      <number:number number:decimal-places="0" number:min-decimal-places="0" number:min-integer-digits="1" number:grouping="true"/>
      <number:text> </number:text>
    </number:number-style>
    <number:number-style style:name="N350">
      <number:text>(</number:text>
      <number:number number:decimal-places="0" number:min-decimal-places="0" number:min-integer-digits="1" number:grouping="true"/>
      <number:text>)</number:text>
      <style:map style:condition="value()&gt;=0" style:apply-style-name="N350P0"/>
    </number:number-style>
    <number:number-style style:name="N351">
      <number:number number:decimal-places="3" number:min-decimal-places="3" number:min-integer-digits="1"/>
    </number:number-style>
    <number:number-style style:name="N353P0" style:volatile="true">
      <number:fill-character> </number:fill-character>
      <number:number number:decimal-places="2" number:min-decimal-places="2" number:min-integer-digits="1" number:grouping="true"/>
      <number:text> </number:text>
    </number:number-style>
    <number:number-style style:name="N353P1" style:volatile="true">
      <number:text>-</number:text>
      <number:fill-character> </number:fill-character>
      <number:number number:decimal-places="2" number:min-decimal-places="2" number:min-integer-digits="1" number:grouping="true"/>
      <number:text> </number:text>
    </number:number-style>
    <number:number-style style:name="N353P2" style:volatile="true">
      <number:fill-character> </number:fill-character>
      <number:text>-</number:text>
      <number:number number:decimal-places="0" number:min-decimal-places="0" number:min-integer-digits="0"/>
      <number:text> </number:text>
    </number:number-style>
    <number:text-style style:name="N353">
      <number:text-content/>
      <number:text> </number:text>
      <style:map style:condition="value()&gt;0" style:apply-style-name="N353P0"/>
      <style:map style:condition="value()&lt;0" style:apply-style-name="N353P1"/>
      <style:map style:condition="value()=0" style:apply-style-name="N353P2"/>
    </number:text-style>
    <number:number-style style:name="N354">
      <number:number number:decimal-places="0" number:min-decimal-places="0" number:min-integer-digits="0"/>
    </number:number-style>
    <number:number-style style:name="N355P0" style:volatile="true">
      <number:text>£</number:text>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currency-style style:name="N358P0" style:volatile="true">
      <number:currency-symbol>$</number:currency-symbol>
      <number:text> </number:text>
      <number:number number:decimal-places="2" number:min-decimal-places="2" number:min-integer-digits="1" number:grouping="true"/>
      <number:text> </number:text>
    </number:currency-style>
    <number:currency-style style:name="N358P1" style:volatile="true">
      <number:currency-symbol>$</number:currency-symbol>
      <number:text> (</number:text>
      <number:number number:decimal-places="2" number:min-decimal-places="2" number:min-integer-digits="1" number:grouping="true"/>
      <number:text>)</number:text>
    </number:currency-style>
    <number:currency-style style:name="N358P2" style:volatile="true">
      <number:currency-symbol>$</number:currency-symbol>
      <number:text>- </number:text>
    </number:currency-style>
    <number:text-style style:name="N358">
      <number:text> </number:text>
      <number:text-content/>
      <number:text> </number:text>
      <style:map style:condition="value()&gt;0" style:apply-style-name="N358P0"/>
      <style:map style:condition="value()&lt;0" style:apply-style-name="N358P1"/>
      <style:map style:condition="value()=0" style:apply-style-name="N358P2"/>
    </number:text-style>
    <number:number-style style:name="N359">
      <number:number number:decimal-places="4" number:min-decimal-places="4" number:min-integer-digits="1" number:grouping="true"/>
    </number:number-style>
    <number:number-style style:name="N361P0" style:volatile="true">
      <number:text>Yes</number:text>
    </number:number-style>
    <number:number-style style:name="N361P1" style:volatile="true">
      <number:text>Yes</number:text>
    </number:number-style>
    <number:number-style style:name="N361">
      <number:text>No</number:text>
      <style:map style:condition="value()&gt;0" style:apply-style-name="N361P0"/>
      <style:map style:condition="value()&lt;0" style:apply-style-name="N361P1"/>
    </number:number-style>
    <number:number-style style:name="N365P0" style:volatile="true">
      <number:text> $</number:text>
      <number:fill-character> </number:fill-character>
      <number:number number:decimal-places="2" number:min-decimal-places="2" number:min-integer-digits="1" number:grouping="true"/>
      <number:text> </number:text>
    </number:number-style>
    <number:number-style style:name="N365P1" style:volatile="true">
      <number:text> $</number:text>
      <number:fill-character> </number:fill-character>
      <number:text>(</number:text>
      <number:number number:decimal-places="2" number:min-decimal-places="2" number:min-integer-digits="1" number:grouping="true"/>
      <number:text>)</number:text>
    </number:number-style>
    <number:number-style style:name="N365P2" style:volatile="true">
      <number:text> $</number:text>
      <number:fill-character> </number:fill-character>
      <number:text>-</number:text>
      <number:number number:decimal-places="0" number:min-decimal-places="0" number:min-integer-digits="0"/>
      <number:text> </number:text>
    </number:number-style>
    <number:text-style style:name="N365">
      <number:text> </number:text>
      <number:text-content/>
      <number:text> </number:text>
      <style:map style:condition="value()&gt;0" style:apply-style-name="N365P0"/>
      <style:map style:condition="value()&lt;0" style:apply-style-name="N365P1"/>
      <style:map style:condition="value()=0" style:apply-style-name="N365P2"/>
    </number:text-style>
    <number:number-style style:name="N367P0" style:volatile="true">
      <number:number number:decimal-places="2" number:min-decimal-places="2" number:min-integer-digits="1"/>
      <number:text> </number:text>
    </number:number-style>
    <number:number-style style:name="N367">
      <number:text>-</number:text>
      <number:number number:decimal-places="2" number:min-decimal-places="2" number:min-integer-digits="1"/>
      <style:map style:condition="value()&gt;=0" style:apply-style-name="N367P0"/>
    </number:number-style>
    <number:number-style style:name="N368">
      <number:number number:decimal-places="15" number:min-decimal-places="15" number:min-integer-digits="1"/>
    </number:number-style>
    <number:number-style style:name="N370P0" style:volatile="true">
      <number:fill-character> </number:fill-character>
      <number:number number:decimal-places="2" number:min-decimal-places="2" number:min-integer-digits="1" number:grouping="true"/>
      <number:text> </number:text>
    </number:number-style>
    <number:number-style style:name="N370P1" style:volatile="true">
      <number:fill-character> </number:fill-character>
      <number:text>(</number:text>
      <number:number number:decimal-places="2" number:min-decimal-places="2" number:min-integer-digits="1" number:grouping="true"/>
      <number:text>)</number:text>
    </number:number-style>
    <number:number-style style:name="N370P2" style:volatile="true">
      <number:fill-character> </number:fill-character>
      <number:text>-</number:text>
      <number:number number:decimal-places="0" number:min-decimal-places="0" number:min-integer-digits="0"/>
      <number:text> </number:text>
    </number:number-style>
    <number:text-style style:name="N370">
      <number:text-content/>
      <number:text> </number:text>
      <style:map style:condition="value()&gt;0" style:apply-style-name="N370P0"/>
      <style:map style:condition="value()&lt;0" style:apply-style-name="N370P1"/>
      <style:map style:condition="value()=0" style:apply-style-name="N370P2"/>
    </number:text-style>
    <number:number-style style:name="N371">
      <number:number number:decimal-places="7" number:min-decimal-places="7" number:min-integer-digits="1"/>
    </number:number-style>
    <number:number-style style:name="N372P0" style:volatile="true">
      <number:text> </number:text>
      <number:fill-character> </number:fill-character>
      <number:number number:decimal-places="2" number:min-decimal-places="2" number:min-integer-digits="1" number:grouping="true"/>
      <number:text> </number:text>
    </number:number-style>
    <number:number-style style:name="N372P1" style:volatile="true">
      <number:text>-</number:text>
      <number:fill-character> </number:fill-character>
      <number:number number:decimal-places="2" number:min-decimal-places="2" number:min-integer-digits="1" number:grouping="true"/>
      <number:text> </number:text>
    </number:number-style>
    <number:number-style style:name="N372P2" style:volatile="true">
      <number:text> </number:text>
      <number:fill-character> </number:fill-character>
      <number:text>-</number:text>
      <number:number number:decimal-places="0" number:min-decimal-places="0" number:min-integer-digits="0"/>
      <number:text> </number:text>
    </number:number-style>
    <number:text-style style:name="N372">
      <number:text> </number:text>
      <number:text-content/>
      <number:text> </number:text>
      <style:map style:condition="value()&gt;0" style:apply-style-name="N372P0"/>
      <style:map style:condition="value()&lt;0" style:apply-style-name="N372P1"/>
      <style:map style:condition="value()=0" style:apply-style-name="N372P2"/>
    </number:text-style>
    <number:number-style style:name="N373">
      <number:scientific-number number:decimal-places="1" number:min-decimal-places="1" number:min-integer-digits="3" number:min-exponent-digits="1" number:exponent-interval="3" number:forced-exponent-sign="true"/>
    </number:number-style>
    <number:date-style style:name="N374">
      <number:month number:style="long" number:textual="true"/>
      <number:text>-</number:text>
      <number:year/>
    </number:date-style>
    <number:date-style style:name="N375P0" style:volatile="true">
      <number:month number:style="long" number:textual="true"/>
      <number:text>-</number:text>
      <number:year/>
    </number:date-style>
    <number:text-style style:name="N375">
      <number:text-content/>
      <style:map style:condition="value()&lt;=1.7976931348623157E+308" style:apply-style-name="N375P0"/>
    </number:text-style>
    <number:number-style style:name="N376P0" style:volatile="true">
      <number:text> $</number:text>
      <number:fill-character> </number:fill-character>
      <number:number number:decimal-places="2" number:min-decimal-places="2" number:min-integer-digits="1" number:grouping="true"/>
      <number:text> </number:text>
    </number:number-style>
    <number:number-style style:name="N376P1" style:volatile="true">
      <number:text> $</number:text>
      <number:fill-character> </number:fill-character>
      <number:text>(</number:text>
      <number:number number:decimal-places="2" number:min-decimal-places="2" number:min-integer-digits="1" number:grouping="true"/>
      <number:text>)</number:text>
    </number:number-style>
    <number:number-style style:name="N376P2" style:volatile="true">
      <number:text> $</number:text>
      <number:fill-character> </number:fill-character>
      <number:text>-</number:text>
      <number:number number:decimal-places="0" number:min-decimal-places="0" number:min-integer-digits="0"/>
      <number:text> </number:text>
    </number:number-style>
    <number:text-style style:name="N376">
      <number:text-content/>
      <number:text> </number:text>
      <style:map style:condition="value()&gt;0" style:apply-style-name="N376P0"/>
      <style:map style:condition="value()&lt;0" style:apply-style-name="N376P1"/>
      <style:map style:condition="value()=0" style:apply-style-name="N376P2"/>
    </number:text-style>
    <number:number-style style:name="N377P0" style:volatile="true">
      <number:fill-character> </number:fill-character>
      <number:number number:decimal-places="0" number:min-decimal-places="0" number:min-integer-digits="1" number:grouping="true"/>
      <number:text> </number:text>
    </number:number-style>
    <number:number-style style:name="N377P1" style:volatile="true">
      <number:fill-character> </number:fill-character>
      <number:text>(</number:text>
      <number:number number:decimal-places="0" number:min-decimal-places="0" number:min-integer-digits="1" number:grouping="true"/>
      <number:text>)</number:text>
    </number:number-style>
    <number:number-style style:name="N377P2" style:volatile="true">
      <number:fill-character> </number:fill-character>
      <number:text>- </number:text>
    </number:number-style>
    <number:text-style style:name="N377">
      <number:text-content/>
      <number:text> </number:text>
      <style:map style:condition="value()&gt;0" style:apply-style-name="N377P0"/>
      <style:map style:condition="value()&lt;0" style:apply-style-name="N377P1"/>
      <style:map style:condition="value()=0" style:apply-style-name="N377P2"/>
    </number:text-style>
    <number:date-style style:name="N10130P0" style:volatile="true" number:language="en" number:country="US">
      <number:day/>
      <number:text>/</number:text>
      <number:month number:textual="true"/>
      <number:text>/</number:text>
      <number:year/>
    </number:date-style>
    <number:text-style style:name="N10130" number:language="en" number:country="US">
      <number:text-content/>
      <style:map style:condition="value()&lt;=1.7976931348623157E+308" style:apply-style-name="N10130P0"/>
    </number:text-style>
    <number:date-style style:name="N10131" number:language="en" number:country="US">
      <number:day/>
      <number:text>-</number:text>
      <number:month number:textual="true"/>
      <number:text>-</number:text>
      <number:year/>
    </number:date-style>
    <number:date-style style:name="N10132P0" style:volatile="true" number:language="en" number:country="US">
      <number:day/>
      <number:text>-</number:text>
      <number:month number:textual="true"/>
      <number:text>-</number:text>
      <number:year/>
    </number:date-style>
    <number:text-style style:name="N10132" number:language="en" number:country="US">
      <number:text-content/>
      <style:map style:condition="value()&lt;=1.7976931348623157E+308" style:apply-style-name="N10132P0"/>
    </number:text-style>
    <number:date-style style:name="N10133" number:language="en" number:country="US">
      <number:month number:textual="true"/>
      <number:text>-</number:text>
      <number:year/>
    </number:date-style>
    <number:date-style style:name="N10134P0" style:volatile="true" number:language="en" number:country="US">
      <number:month number:textual="true"/>
      <number:text>-</number:text>
      <number:year/>
    </number:date-style>
    <number:text-style style:name="N10134" number:language="en" number:country="US">
      <number:text-content/>
      <style:map style:condition="value()&lt;=1.7976931348623157E+308" style:apply-style-name="N10134P0"/>
    </number:text-style>
    <number:date-style style:name="N10136P0" style:volatile="true" number:language="en" number:country="US">
      <number:month number:style="long" number:textual="true"/>
      <number:text>-</number:text>
      <number:year/>
    </number:date-style>
    <number:text-style style:name="N10136" number:language="en" number:country="US">
      <number:text-content/>
      <style:map style:condition="value()&lt;=1.7976931348623157E+308" style:apply-style-name="N10136P0"/>
    </number:text-style>
    <number:currency-style style:name="N10140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0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0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number-style style:name="N10144P0" style:volatile="true" number:language="en" number:country="US">
      <number:fill-character> </number:fill-character>
      <number:number number:decimal-places="2" number:min-decimal-places="2" number:min-integer-digits="1" number:grouping="true"/>
      <number:text> </number:text>
    </number:number-style>
    <number:number-style style:name="N10144P1" style:volatile="true" number:language="en" number:country="US">
      <number:fill-character> </number:fill-character>
      <number:text>(</number:text>
      <number:number number:decimal-places="2" number:min-decimal-places="2" number:min-integer-digits="1" number:grouping="true"/>
      <number:text>)</number:text>
    </number:number-style>
    <number:number-style style:name="N10144P2" style:volatile="true" number:language="en" number:country="US">
      <number:fill-character> </number:fill-character>
      <number:text>-</number:text>
      <number:number number:decimal-places="0" number:min-decimal-places="0" number:min-integer-digits="0"/>
      <number:text> </number:text>
    </number:number-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currency-style style:name="N1014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8P2" style:volatile="true" number:language="en" number:country="US">
      <number:currency-symbol/>
      <number:fill-character> </number:fill-character>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number-style style:name="N10152P0" style:volatile="true" number:language="en" number:country="US">
      <number:fill-character> </number:fill-character>
      <number:number number:decimal-places="0" number:min-decimal-places="0" number:min-integer-digits="1" number:grouping="true"/>
      <number:text> </number:text>
    </number:number-style>
    <number:number-style style:name="N10152P1" style:volatile="true" number:language="en" number:country="US">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fill-character> </number:fill-character>
      <number:text>- </number:text>
    </number:number-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currency-style style:name="N1015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3" number:language="en" number:country="US">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7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7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7" number:language="en" number:country="US">
      <number:text> </number:text>
      <number:text-content/>
      <number:text> </number:text>
      <style:map style:condition="value()&gt;0" style:apply-style-name="N10157P0"/>
      <style:map style:condition="value()&lt;0" style:apply-style-name="N10157P1"/>
      <style:map style:condition="value()=0" style:apply-style-name="N10157P2"/>
    </number:text-style>
    <number:currency-style style:name="N10158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8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8P2" style:volatile="true" number:language="en" number:country="US">
      <number:currency-symbol/>
      <number:fill-character> </number:fill-character>
      <number:text>- </number:text>
    </number:currency-style>
    <number:text-style style:name="N10158" number:language="en" number:country="US">
      <number:text> </number:text>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6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62P2" style:volatile="true" number:language="en" number:country="US">
      <number:text> </number:text>
      <number:fill-character> </number: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4P0" style:volatile="true" number:language="en" number:country="US">
      <number:currency-symbol/>
      <number:number number:decimal-places="2" number:min-decimal-places="2" number:min-integer-digits="1" number:grouping="true"/>
      <number:text> </number:text>
    </number:currency-style>
    <number:currency-style style:name="N1016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64P0"/>
    </number:currency-style>
    <number:currency-style style:name="N10165P0" style:volatile="true" number:language="en" number:country="US">
      <number:currency-symbol/>
      <number:number number:decimal-places="2" number:min-decimal-places="2" number:min-integer-digits="1" number:grouping="true"/>
      <number:text> </number:text>
    </number:currency-style>
    <number:currency-style style:name="N10165" number:language="en" number:country="US">
      <number:text>(</number:text>
      <number:currency-symbol/>
      <number:number number:decimal-places="2" number:min-decimal-places="2" number:min-integer-digits="1" number:grouping="true"/>
      <number:text>)</number:text>
      <style:map style:condition="value()&gt;=0" style:apply-style-name="N10165P0"/>
    </number:currency-style>
    <number:currency-style style:name="N10167P0" style:volatile="true" number:language="en" number:country="US">
      <number:currency-symbol/>
      <number:number number:decimal-places="0" number:min-decimal-places="0" number:min-integer-digits="1" number:grouping="true"/>
      <number:text> </number:text>
    </number:currency-style>
    <number:currency-style style:name="N10167"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67P0"/>
    </number:currency-style>
    <number:currency-style style:name="N10168P0" style:volatile="true" number:language="en" number:country="US">
      <number:currency-symbol/>
      <number:number number:decimal-places="0" number:min-decimal-places="0" number:min-integer-digits="1" number:grouping="true"/>
      <number:text> </number:text>
    </number:currency-style>
    <number:currency-style style:name="N10168" number:language="en" number:country="US">
      <number:text>(</number:text>
      <number:currency-symbol/>
      <number:number number:decimal-places="0" number:min-decimal-places="0" number:min-integer-digits="1" number:grouping="true"/>
      <number:text>)</number:text>
      <style:map style:condition="value()&gt;=0" style:apply-style-name="N10168P0"/>
    </number:currency-style>
    <number:number-style style:name="N10170P0" style:volatile="true" number:language="en" number:country="US">
      <number:number number:decimal-places="2" number:min-decimal-places="2" number:min-integer-digits="1" number:grouping="true"/>
      <number:text> </number:text>
    </number:number-style>
    <number:number-style style:name="N10170" number:language="en" number:country="US">
      <style:text-properties fo:color="#ff0000"/>
      <number:text>(</number:text>
      <number:number number:decimal-places="2" number:min-decimal-places="2" number:min-integer-digits="1" number:grouping="true"/>
      <number:text>)</number:text>
      <style:map style:condition="value()&gt;=0" style:apply-style-name="N10170P0"/>
    </number:number-style>
    <number:number-style style:name="N10172P0" style:volatile="true" number:language="en" number:country="US">
      <number:number number:decimal-places="0" number:min-decimal-places="0" number:min-integer-digits="1" number:grouping="true"/>
      <number:text> </number:text>
    </number:number-style>
    <number:number-style style:name="N10172" number:language="en" number:country="US">
      <style:text-properties fo:color="#ff0000"/>
      <number:text>(</number:text>
      <number:number number:decimal-places="0" number:min-decimal-places="0" number:min-integer-digits="1" number:grouping="true"/>
      <number:text>)</number:text>
      <style:map style:condition="value()&gt;=0" style:apply-style-name="N10172P0"/>
    </number:number-style>
    <number:date-style style:name="N10173" number:language="en" number:country="US">
      <number:month/>
      <number:text>/</number:text>
      <number:day/>
      <number:text>/</number:text>
      <number:year number:style="long"/>
      <number:text> </number:text>
      <number:hours/>
      <number:text>:</number:text>
      <number:minutes number:style="long"/>
    </number:date-style>
    <number:time-style style:name="N10174" number:language="en" number:country="US">
      <number:hours/>
      <number:text>:</number:text>
      <number:minutes number:style="long"/>
      <number:text>:</number:text>
      <number:seconds number:style="long"/>
    </number:time-style>
    <number:time-style style:name="N10175" number:language="en" number:country="US">
      <number:hours/>
      <number:text>:</number:text>
      <number:minutes number:style="long"/>
    </number:time-style>
    <number:time-style style:name="N10176" number:language="en" number:country="US">
      <number:hours/>
      <number:text>:</number:text>
      <number:minutes number:style="long"/>
      <number:text>:</number:text>
      <number:seconds number:style="long"/>
      <number:text> </number:text>
      <number:am-pm/>
    </number:time-style>
    <number:time-style style:name="N10177" number:language="en" number:country="US">
      <number:hours/>
      <number:text>:</number:text>
      <number:minutes number:style="long"/>
      <number:text> </number:text>
      <number:am-pm/>
    </number:time-style>
    <number:date-style style:name="N10178" number:language="en" number:country="US">
      <number:day/>
      <number:text>-</number:text>
      <number:month number:textual="true"/>
    </number:date-style>
    <number:date-style style:name="N10179" number:language="en" number:country="US">
      <number:month/>
      <number:text>/</number:text>
      <number:day/>
      <number:text>/</number:text>
      <number:year number:style="long"/>
    </number:date-style>
    <number:currency-style style:name="N20120P0" style:volatile="true" number:language="en" number:country="IN">
      <number:currency-symbol number:language="id" number:country="ID">Rp</number:currency-symbol>
      <number:number number:decimal-places="2" number:min-decimal-places="2" number:min-integer-digits="1" number:grouping="true"/>
    </number:currency-style>
    <number:currency-style style:name="N20120" number:language="en" number:country="IN">
      <style:text-properties fo:color="#ff0000"/>
      <number:text>-</number:text>
      <number:currency-symbol number:language="id" number:country="ID">Rp</number:currency-symbol>
      <number:number number:decimal-places="2" number:min-decimal-places="2" number:min-integer-digits="1" number:grouping="true"/>
      <style:map style:condition="value()&gt;=0" style:apply-style-name="N20120P0"/>
    </number:currency-style>
    <number:currency-style style:name="N20122P0" style:volatile="true" number:language="en" number:country="IN">
      <number:currency-symbol number:language="en" number:country="IN">₹</number:currency-symbol>
      <number:number number:decimal-places="4" number:min-decimal-places="4" number:min-integer-digits="1" number:grouping="true"/>
    </number:currency-style>
    <number:currency-style style:name="N20122" number:language="en" number:country="IN">
      <style:text-properties fo:color="#ff0000"/>
      <number:text>-</number:text>
      <number:currency-symbol number:language="en" number:country="IN">₹</number:currency-symbol>
      <number:number number:decimal-places="4" number:min-decimal-places="4" number:min-integer-digits="1" number:grouping="true"/>
      <style:map style:condition="value()&gt;=0" style:apply-style-name="N20122P0"/>
    </number:currency-style>
    <number:currency-style style:name="N20124P0" style:volatile="true" number:language="en" number:country="IN">
      <number:currency-symbol number:language="en" number:country="IN">₹</number:currency-symbol>
      <number:number number:decimal-places="3" number:min-decimal-places="3" number:min-integer-digits="1" number:grouping="true"/>
    </number:currency-style>
    <number:currency-style style:name="N20124" number:language="en" number:country="IN">
      <style:text-properties fo:color="#ff0000"/>
      <number:text>-</number:text>
      <number:currency-symbol number:language="en" number:country="IN">₹</number:currency-symbol>
      <number:number number:decimal-places="3" number:min-decimal-places="3" number:min-integer-digits="1" number:grouping="true"/>
      <style:map style:condition="value()&gt;=0" style:apply-style-name="N20124P0"/>
    </number:currency-style>
    <number:currency-style style:name="N20126P0" style:volatile="true" number:language="en" number:country="IN">
      <number:currency-symbol>₹</number:currency-symbol>
      <number:number number:decimal-places="2" number:min-decimal-places="2" number:min-integer-digits="1" number:grouping="true"/>
    </number:currency-style>
    <number:currency-style style:name="N20126" number:language="en" number:country="IN">
      <style:text-properties fo:color="#ff0000"/>
      <number:text>-</number:text>
      <number:currency-symbol>₹</number:currency-symbol>
      <number:number number:decimal-places="2" number:min-decimal-places="2" number:min-integer-digits="1" number:grouping="true"/>
      <style:map style:condition="value()&gt;=0" style:apply-style-name="N20126P0"/>
    </number:currency-style>
    <number:number-style style:name="N30122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30122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30122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30122" number:language="en" number:country="GB">
      <number:text> </number:text>
      <number:text-content/>
      <number:text> </number:text>
      <style:map style:condition="value()&gt;0" style:apply-style-name="N30122P0"/>
      <style:map style:condition="value()&lt;0" style:apply-style-name="N30122P1"/>
      <style:map style:condition="value()=0" style:apply-style-name="N30122P2"/>
    </number:text-style>
    <number:number-style style:name="N30126P0" style:volatile="true" number:language="en" number:country="GB">
      <number:text> </number:text>
      <number:fill-character> </number:fill-character>
      <number:number number:decimal-places="2" number:min-decimal-places="2" number:min-integer-digits="1" number:grouping="true"/>
      <number:text> </number:text>
    </number:number-style>
    <number:number-style style:name="N30126P1" style:volatile="true" number:language="en" number:country="GB">
      <number:text>-</number:text>
      <number:fill-character> </number:fill-character>
      <number:number number:decimal-places="2" number:min-decimal-places="2" number:min-integer-digits="1" number:grouping="true"/>
      <number:text> </number:text>
    </number:number-style>
    <number:number-style style:name="N30126P2" style:volatile="true" number:language="en" number:country="GB">
      <number:text> </number:text>
      <number:fill-character> </number:fill-character>
      <number:text>-</number:text>
      <number:number number:decimal-places="0" number:min-decimal-places="0" number:min-integer-digits="0"/>
      <number:text> </number:text>
    </number:number-style>
    <number:text-style style:name="N30126" number:language="en" number:country="GB">
      <number:text> </number:text>
      <number:text-content/>
      <number:text> </number:text>
      <style:map style:condition="value()&gt;0" style:apply-style-name="N30126P0"/>
      <style:map style:condition="value()&lt;0" style:apply-style-name="N30126P1"/>
      <style:map style:condition="value()=0" style:apply-style-name="N30126P2"/>
    </number:text-style>
    <number:number-style style:name="N30130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30130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30130P2" style:volatile="true" number:language="en" number:country="GB">
      <number:text> £</number:text>
      <number:fill-character> </number:fill-character>
      <number:text>- </number:text>
    </number:number-style>
    <number:text-style style:name="N30130" number:language="en" number:country="GB">
      <number:text> </number:text>
      <number:text-content/>
      <number:text> </number:text>
      <style:map style:condition="value()&gt;0" style:apply-style-name="N30130P0"/>
      <style:map style:condition="value()&lt;0" style:apply-style-name="N30130P1"/>
      <style:map style:condition="value()=0" style:apply-style-name="N30130P2"/>
    </number:text-style>
    <number:number-style style:name="N30134P0" style:volatile="true" number:language="en" number:country="GB">
      <number:text> </number:text>
      <number:fill-character> </number:fill-character>
      <number:number number:decimal-places="0" number:min-decimal-places="0" number:min-integer-digits="1" number:grouping="true"/>
      <number:text> </number:text>
    </number:number-style>
    <number:number-style style:name="N30134P1" style:volatile="true" number:language="en" number:country="GB">
      <number:text>-</number:text>
      <number:fill-character> </number:fill-character>
      <number:number number:decimal-places="0" number:min-decimal-places="0" number:min-integer-digits="1" number:grouping="true"/>
      <number:text> </number:text>
    </number:number-style>
    <number:number-style style:name="N30134P2" style:volatile="true" number:language="en" number:country="GB">
      <number:text> </number:text>
      <number:fill-character> </number:fill-character>
      <number:text>- </number:text>
    </number:number-style>
    <number:text-style style:name="N30134" number:language="en" number:country="GB">
      <number:text> </number:text>
      <number:text-content/>
      <number:text> </number:text>
      <style:map style:condition="value()&gt;0" style:apply-style-name="N30134P0"/>
      <style:map style:condition="value()&lt;0" style:apply-style-name="N30134P1"/>
      <style:map style:condition="value()=0" style:apply-style-name="N30134P2"/>
    </number:text-style>
    <number:number-style style:name="N30135P0" style:volatile="true" number:language="en" number:country="GB">
      <number:number number:decimal-places="2" number:min-decimal-places="2" number:min-integer-digits="1" number:grouping="true"/>
    </number:number-style>
    <number:number-style style:name="N30135" number:language="en" number:country="GB">
      <style:text-properties fo:color="#ff0000"/>
      <number:text>-</number:text>
      <number:number number:decimal-places="2" number:min-decimal-places="2" number:min-integer-digits="1" number:grouping="true"/>
      <style:map style:condition="value()&gt;=0" style:apply-style-name="N30135P0"/>
    </number:number-style>
    <number:number-style style:name="N30136P0" style:volatile="true" number:language="en" number:country="GB">
      <number:number number:decimal-places="2" number:min-decimal-places="2" number:min-integer-digits="1" number:grouping="true"/>
    </number:number-style>
    <number:number-style style:name="N30136" number:language="en" number:country="GB">
      <number:text>-</number:text>
      <number:number number:decimal-places="2" number:min-decimal-places="2" number:min-integer-digits="1" number:grouping="true"/>
      <style:map style:condition="value()&gt;=0" style:apply-style-name="N30136P0"/>
    </number:number-style>
    <number:number-style style:name="N30137P0" style:volatile="true" number:language="en" number:country="GB">
      <number:number number:decimal-places="0" number:min-decimal-places="0" number:min-integer-digits="1" number:grouping="true"/>
    </number:number-style>
    <number:number-style style:name="N30137" number:language="en" number:country="GB">
      <style:text-properties fo:color="#ff0000"/>
      <number:text>-</number:text>
      <number:number number:decimal-places="0" number:min-decimal-places="0" number:min-integer-digits="1" number:grouping="true"/>
      <style:map style:condition="value()&gt;=0" style:apply-style-name="N30137P0"/>
    </number:number-style>
    <number:number-style style:name="N30138P0" style:volatile="true" number:language="en" number:country="GB">
      <number:number number:decimal-places="0" number:min-decimal-places="0" number:min-integer-digits="1" number:grouping="true"/>
    </number:number-style>
    <number:number-style style:name="N30138" number:language="en" number:country="GB">
      <number:text>-</number:text>
      <number:number number:decimal-places="0" number:min-decimal-places="0" number:min-integer-digits="1" number:grouping="true"/>
      <style:map style:condition="value()&gt;=0" style:apply-style-name="N30138P0"/>
    </number:number-style>
    <number:time-style style:name="N30139" number:language="en" number:country="GB">
      <number:hours/>
      <number:text>:</number:text>
      <number:minutes number:style="long"/>
      <number:text>:</number:text>
      <number:seconds number:style="long"/>
      <number:text> </number:text>
      <number:am-pm/>
    </number:time-style>
    <number:time-style style:name="N30140" number:language="en" number:country="GB">
      <number:hours/>
      <number:text>:</number:text>
      <number:minutes number:style="long"/>
      <number:text> </number:text>
      <number:am-pm/>
    </number:time-style>
    <number:date-style style:name="N30141" number:language="en" number:country="GB">
      <number:month number:textual="true"/>
      <number:text>-</number:text>
      <number:year/>
    </number:date-style>
    <number:date-style style:name="N30142" number:language="en" number:country="GB">
      <number:day number:style="long"/>
      <number:text>-</number:text>
      <number:month number:textual="true"/>
    </number:date-style>
    <number:date-style style:name="N30143" number:language="en" number:country="GB">
      <number:day number:style="long"/>
      <number:text>-</number:text>
      <number:month number:textual="true"/>
      <number:text>-</number:text>
      <number:year/>
    </number:date-style>
    <number:date-style style:name="N30144" number:language="en" number:country="GB">
      <number:month number:style="long" number:textual="true"/>
      <number:text> </number:text>
      <number:year number:style="long"/>
    </number:dat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2">00/00/0000</text:date>, <text:time style:data-style-name="N2" text:time-value="17:19:15.9747315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2T23:48:38.054938688</meta:creation-date>
    <meta:generator>LibreOffice/7.6.2.1$Linux_X86_64 LibreOffice_project/60$Build-1</meta:generator>
    <dc:date>2023-12-22T19:04:38.760227595</dc:date>
    <meta:editing-duration>P2DT7H43M42S</meta:editing-duration>
    <meta:editing-cycles>496</meta:editing-cycles>
    <meta:document-statistic meta:table-count="4" meta:cell-count="8637" meta:object-count="228"/>
  </office:meta>
</office:document-meta>
</file>

<file path=Basic/Standard/Calc_To_Whatsapp_Bash.xml><?xml version="1.0" encoding="utf-8"?>
<!DOCTYPE module  PUBLIC '-//OpenOffice.org//DTD OfficeDocument 1.0//EN'  'module.dtd'>
<script:module xmlns:script="http://openoffice.org/2000/script" script:name="Calc_To_Whatsapp_Bash" script:language="StarBasic" script:moduleType="normal">REM =======================================

REM  *****  BASIC  *****

Sub Install_NodeJS_Mudslide
REM --- Actually it Installs Mudslide Binary in this version of file. Ignore NodeJS part of the name.

dim document as object
dim dispatcher as object

dim FName as string  
dim Dir as string

dim Install_nodejs as string
dim Install_mudslide as string
dim use_mudslide as string
dim logout_mudslide as string
dim Grp_ID_mudslide as string
dim Calc_to_Whatsapp_Mudslide as string

GlobalScope.BasicLibraries.loadLibrary("Tools")
Dir = Tools.Strings.DirectoryNameoutofPath(ThisComponent.url, "/")
FName = Tools.Strings.GetFileNameWithoutExtension(ThisComponent.url)

print	"Required Binary Packages for Calc_To_Whatsapp will be installed. It may take some time."&amp;_ 
	+	chr(13) &amp;_
	+	"As of now, it works only in Ubuntu / Linux mint " &amp;_
	+	chr(13) &amp;_
	+	"Ensure you are connected to Internet"

print	"Type your password or respond as 'Yes' - whenever is asked in command prompt"
	
REM --- For installing and updating mudslide
Install_mudslide = thisComponent.getSheets.getByName("Mudslide_Commands").getCellRangeByName("M2").getstring

REM =====================
cmdline = Install_mudslide  ' Set actual use by chaning command here
REM =====================
 
 ' Shell (cmdline)    REM -- actually executes email shell script. Disable for Debugging
 Shell ("x-terminal-emulator -e " + cmdline)  '' actually executes shell script in TERMINAL . Enable for or Display Terminal while executing OR Debugging
 
'	MsgBox(cmdline)    REM -- Enable for Debugging


REM - Display actual shell script in a cell ---- for Debugging ---
Dim cmdlineShow As Object
cmdlineShow = thisComponent.getSheets.getByName("Mudslide_Commands").getCellRangeByName("O2") ' Displays Final Shell Script for INSTALLING mudslide in cell B2
''' cmdlineShow.String = Install_mudslide
REM - Display actual shell script in a cell ---- for Debugging ---

REM - Display actual shell script in a cell ---- for Debugging --- LAST Executed BASH command →
'Dim cmdlineShow As Object
cmdlineShow = thisComponent.getSheets.getByName("Mudslide_Commands").getCellRangeByName("G7") ' Displays Final Shell Script for SENDING MESSAGES in cell B8
cmdlineShow.String = cmdline
REM - Display actual shell script in a cell ---- for Debugging ---

REM ---- Protects File &amp; sheets and SHOWs only relevant sheets. Password is set as "" (BLANK)
Hide_Sheets ' From other macro

End Sub


REM =======================================







REM =======================================

REM  *****  BASIC  *****

Sub Login_USE_Mudslide

dim document as object
dim dispatcher as object

dim FName as string  
dim Dir as string

dim Install_nodejs as string
dim Install_mudslide as string
dim use_mudslide as string
dim logout_mudslide as string
dim Grp_ID_mudslide as string
dim Calc_to_Whatsapp_Mudslide as string

GlobalScope.BasicLibraries.loadLibrary("Tools")
Dir = Tools.Strings.DirectoryNameoutofPath(ThisComponent.url, "/")
FName = Tools.Strings.GetFileNameWithoutExtension(ThisComponent.url)

REM --- For mudslide login in whatsapp
login_mudslide = thisComponent.getSheets.getByName("Mudslide_Commands").getCellRangeByName("T2").getstring

REM =====================
cmdline = login_mudslide  ' Set actual use by chaning command here
REM =====================
 
 ' Shell (cmdline)    REM -- actually executes email shell script. Disable for Debugging
 Shell ("x-terminal-emulator -e " + cmdline)  '' actually executes shell script in TERMINAL . Enable for or Display Terminal while executing OR Debugging
 
'	MsgBox(cmdline)    REM -- Enable for Debugging


REM - Display actual shell script in a cell ---- for Debugging ---
Dim cmdlineShow As Object
cmdlineShow = thisComponent.getSheets.getByName("Mudslide_Commands").getCellRangeByName("V2") ' Displays Final Shell Script for INSTALLING mudslide in cell B2
''' cmdlineShow.String = login_mudslide
REM - Display actual shell script in a cell ---- for Debugging ---

REM - Display actual shell script in a cell ---- for Debugging --- LAST Executed BASH command →
'Dim cmdlineShow As Object
cmdlineShow = thisComponent.getSheets.getByName("Mudslide_Commands").getCellRangeByName("G7") ' Displays Final Shell Script for SENDING MESSAGES in cell B8
cmdlineShow.String = cmdline
REM - Display actual shell script in a cell ---- for Debugging ---


REM ---- Protects File &amp; sheets and SHOWs only relevant sheets. Password is set as "" (BLANK)
Hide_Sheets ' From other macro


End Sub


REM =======================================





REM =======================================

REM  *****  BASIC  *****

Sub Logout_USE_Mudslide

dim document as object
dim dispatcher as object

dim FName as string  
dim Dir as string

dim Install_nodejs as string
dim Install_mudslide as string
dim use_mudslide as string
dim logout_mudslide as string
dim Grp_ID_mudslide as string
dim Calc_to_Whatsapp_Mudslide as string

GlobalScope.BasicLibraries.loadLibrary("Tools")
Dir = Tools.Strings.DirectoryNameoutofPath(ThisComponent.url, "/")
FName = Tools.Strings.GetFileNameWithoutExtension(ThisComponent.url)

REM --- For mudslide logout from Whatsapp
logout_mudslide = thisComponent.getSheets.getByName("Mudslide_Commands").getCellRangeByName("AA2").getstring

REM =====================
cmdline = logout_mudslide  ' Set actual use by chaning command here
REM =====================
 
 ' Shell (cmdline)    REM -- actually executes email shell script. Disable for Debugging
 Shell ("x-terminal-emulator -e " + cmdline)  '' actually executes shell script in TERMINAL . Enable for or Display Terminal while executing OR Debugging
 
'	MsgBox(cmdline)    REM -- Enable for Debugging


REM - Display actual shell script in a cell ---- for Debugging ---
Dim cmdlineShow As Object
cmdlineShow = thisComponent.getSheets.getByName("Mudslide_Commands").getCellRangeByName("AC2") ' Displays Final Shell Script for INSTALLING mudslide in cell B2
''' cmdlineShow.String = logout_mudslide
REM - Display actual shell script in a cell ---- for Debugging ---

REM - Display actual shell script in a cell ---- for Debugging --- LAST Executed BASH command →
'Dim cmdlineShow As Object
cmdlineShow = thisComponent.getSheets.getByName("Mudslide_Commands").getCellRangeByName("G7") ' Displays Final Shell Script for SENDING MESSAGES in cell B8
cmdlineShow.String = cmdline
REM - Display actual shell script in a cell ---- for Debugging ---


REM ---- Protects File &amp; sheets and SHOWs only relevant sheets. Password is set as "" (BLANK)
Hide_Sheets ' From other macro

End Sub


REM =======================================







REM =======================================

REM  *****  BASIC  *****

Sub Send_Calc_to_Whatsapp_Mudslide

dim document as object
dim dispatcher as object

dim FName as string  
dim Dir as string

dim Install_nodejs as string
dim Install_mudslide as string
dim use_mudslide as string
dim logout_mudslide as string
dim Grp_ID_mudslide as string
dim Calc_to_Whatsapp_Mudslide as string

GlobalScope.BasicLibraries.loadLibrary("Tools")
Dir = Tools.Strings.DirectoryNameoutofPath(ThisComponent.url, "/")
FName = Tools.Strings.GetFileNameWithoutExtension(ThisComponent.url)

print "You must have done Whatsapp Login. If not, press [Login Whatsapp] button."

REM --- For sending whatsapp messages from Calc using mudslide
Calc_to_Whatsapp_Mudslide = thisComponent.getSheets.getByName("Mudslide_Commands").getCellRangeByName("E2").getstring

REM =====================
cmdline = Calc_to_Whatsapp_Mudslide  ' Set actual use by chaning command here
REM =====================
 
 ' Shell (cmdline)    REM -- actually executes email shell script. Disable for Debugging
 Shell ("x-terminal-emulator -e " + cmdline)  '' actually executes shell script in TERMINAL . Enable for or Display Terminal while executing OR Debugging
 
'	MsgBox(cmdline)    REM -- Enable for Debugging


REM - Display actual shell script in a cell ---- for Debugging ---
Dim cmdlineShow As Object
cmdlineShow = thisComponent.getSheets.getByName("Mudslide_Commands").getCellRangeByName("G2") ' Displays Final Shell Script for INSTALLING mudslide in cell B2
''' cmdlineShow.String = Calc_to_Whatsapp_Mudslide
REM - Display actual shell script in a cell ---- for Debugging ---

REM - Display actual shell script in a cell ---- for Debugging --- LAST Executed BASH command →
'Dim cmdlineShow As Object
cmdlineShow = thisComponent.getSheets.getByName("Mudslide_Commands").getCellRangeByName("G7") ' Displays Final Shell Script for SENDING MESSAGES in cell B8
cmdlineShow.String = cmdline
REM - Display actual shell script in a cell ---- for Debugging ---


REM ---- Protects File &amp; sheets and SHOWs only relevant sheets. Password is set as "" (BLANK)
Hide_Sheets ' From other macro


End Sub


REM =======================================




REM  *****  BASIC  *****

Sub Group_USE_Mudslide

dim document as object
dim dispatcher as object

dim FName as string  
dim Dir as string

dim Install_nodejs as string
dim Install_mudslide as string
dim use_mudslide as string
dim logout_mudslide as string
dim Grp_ID_mudslide as string
dim Calc_to_Whatsapp_Mudslide as string

GlobalScope.BasicLibraries.loadLibrary("Tools")
Dir = Tools.Strings.DirectoryNameoutofPath(ThisComponent.url, "/")
FName = Tools.Strings.GetFileNameWithoutExtension(ThisComponent.url)

REM --- For getting Whatsapp Group IDs in mudslide
Grp_ID_mudslide = thisComponent.getSheets.getByName("Mudslide_Commands").getCellRangeByName("AH2").getstring

REM =====================
cmdline = Grp_ID_mudslide  ' Set actual use by chaning command here
REM =====================
 
 ' Shell (cmdline)    REM -- actually executes email shell script. Disable for Debugging
 Shell ("x-terminal-emulator -e " + cmdline)  '' actually executes shell script in TERMINAL . Enable for or Display Terminal while executing OR Debugging
 
'	MsgBox(cmdline)    REM -- Enable for Debugging

REM - Display actual shell script in a cell ---- for Debugging ---
Dim cmdlineShow As Object
cmdlineShow = thisComponent.getSheets.getByName("Mudslide_Commands").getCellRangeByName("AJ2") ' Displays Final Shell Script for INSTALLING mudslide in cell B2
''' cmdlineShow.String = Grp_ID_mudslide
REM - Display actual shell script in a cell ---- for Debugging ---

REM - Display actual shell script in a cell ---- for Debugging --- LAST Executed BASH command →
'Dim cmdlineShow As Object
cmdlineShow = thisComponent.getSheets.getByName("Mudslide_Commands").getCellRangeByName("G7") ' Displays Final Shell Script for SENDING MESSAGES in cell B8
cmdlineShow.String = cmdline
REM - Display actual shell script in a cell ---- for Debugging ---


REM ---- Protects File &amp; sheets and SHOWs only relevant sheets. Password is set as "" (BLANK)
Hide_Sheets ' From other macro


End Sub


REM =======================================






REM =======================================
Sub Hide_Sheets
REM --- Actually it Installs Mudslide Binary in this version of file. Ignore NodeJS part of the name.

dim document as object
dim dispatcher as object
GlobalScope.BasicLibraries.loadLibrary("Tools")

rem --------- -Unprotect the File Structure -----------------------------------------------------------------
ThisComponent.UnProtect("") ' Protects the spreadsheet structure

rem --------- -Hide the Sheet -----------------------------------------------------------------
ThisComponent.getSheets.getByName("Mudslide_Commands").isVisible = False  ' Set as False to Hide , Set as True to Unhide
ThisComponent.getSheets.getByName("Mudslide_Commands").protect("")  ' Set as False to Hide , Set as True to Unhide

ThisComponent.getSheets.getByName("International_Dialing_Codes").isVisible = False  ' Set as False to Hide , Set as True to Unhide
ThisComponent.getSheets.getByName("International_Dialing_Codes").protect("")  ' Set as False to Hide , Set as True to Unhide

ThisComponent.getSheets.getByName("How_To_Use").isVisible = True  ' Set as False to Hide , Set as True to Unhide
ThisComponent.getSheets.getByName("How_To_Use").protect("")  ' Set as False to Hide , Set as True to Unhide

ThisComponent.getSheets.getByName("Send_Whatsapp_Message").isVisible = True  ' Set as False to Hide , Set as True to Unhide
ThisComponent.getSheets.getByName("Send_Whatsapp_Message").protect("")  ' Set as False to Hide , Set as True to Unhide

rem --------- -Protect the File Structure -----------------------------------------------------------------
ThisComponent.Protect("") ' Protects the spreadsheet structure


End Sub


REM =======================================



</script:module>
</file>

<file path=Basic/Standard/File_Path.xml><?xml version="1.0" encoding="utf-8"?>
<!DOCTYPE module  PUBLIC '-//OpenOffice.org//DTD OfficeDocument 1.0//EN'  'module.dtd'>
<script:module xmlns:script="http://openoffice.org/2000/script" script:name="File_Path" script:language="StarBasic" script:moduleType="normal">REM  *****  BASIC  *****

REM ==================================================
' Following macros have nothing to do with Whatsapp Messaging !.
' Following macros are for automatically inserting File Selection Button in sheet "Send_Whatsapp_Message"
' Default setting will create File Selection button in CELLS from M4 to M220
' In File Selection Button, Event is initiated on 'Text Modified ...' Macro --&gt; "on_FileSelection_TextModified( oEvent )"
' Because of this Selcted File path will get inserted as actual cell TEXT and and be further used as reference

''' USE CAREFULLY '''
' You may need to use the macro ONLY IF you want to increace no of rows from which you want to send whatsapp message

REM ==================================================

Sub CreateButton()

'	oSheet = ThisComponent.currentcontroller.activesheet
'	oSheet = thisComponent.getSheets.getByName("Sheet4") ''' Enable for Trial
	oSheet = thisComponent.getSheets.getByName("Send_Whatsapp_Message")

REM -- Column in which you want to place all File Selection buttons
col = 12 ' Col M , 0 = Col A   ----&gt; Change setting if necessary

REM -- Rows details in which you want to place all File Selection buttons
row_from = 3 ' 3 default=from row no 4 , 0 = 1st row ----&gt; Change setting if necessary
row_till = 223 ''' 223 default=row no 224, 0 = 1st row ----&gt; Change setting if necessary

	ThisComponent.currentcontroller.setActiveSheet(oSheet)

	oForm = oSheet.DrawPage.getForms().getByIndex(0)
	oRows = ThisComponent.CurrentController.ActiveSheet.getRows
	
For i = row_from To row_till ''' Set No of rows  where you want to insert button ----&gt; Change setting if necessary
   	oRow = oRows.getByIndex(i)
	oCell = oSheet.getCellByPosition(col,i)  '''' position by (Column , Rows)

	'Create the button
'	oBut = CreateUnoService("com.sun.star.form.component.CommandButton") '''' For Push Button

	oBut = CreateUnoService("com.sun.star.form.component.FileControl") '''' For File Selection Button

	oBut.Name = "File_Selection_" + col + "_" + row
	oBut.Printable = False
'	oBut.Label = "RECV"   '''' For Push Button
	oBut.Border = "Without frame"   '''' For File Selection Button

	aSize = CreateUnoStruct("com.sun.star.awt.Size")
	aSize.Width 		= 1000 ' Width
	aSize.Height 		= 500 ' Height
	
	'Create the shape to contain it
	oShape = ThisComponent.createInstance("com.sun.star.drawing.ControlShape")
	oShape.Name = "BT_" &amp; oBut.Name
	
	'Add the shape to the page, set anchor and position, size
	oShape.setControl(oBut)
	oSheet.DrawPage.add(oShape)
	oShape.Anchor = oCell
	oShape.setSize(aSize)	''' Sets button to desired size
	
'	oShape.setSize(oCell.Size)  '' Fills up entire cell with the button
'	oShape.setPosition(oCell.Position)
	
	'Add the event to handle clicks
'	REFERENCE for EventMethod , ListenerType = https://docs.libreoffice.org/xmloff/html/formevents_8cxx_source.html
	aEvent = CreateUnoStruct("com.sun.star.script.ScriptEventDescriptor")
	With aEvent
		.AddListenerParam = ""

'	REFERENCE for EventMethod , ListenerType = https://docs.libreoffice.org/xmloff/html/formevents_8cxx_source.html

'		.EventMethod = "actionPerformed"  '''' For Push Button
'		.ListenerType = "XActionListener"  '''' For Push Button

'	REFERENCE for EventMethod , ListenerType = https://docs.libreoffice.org/xmloff/html/formevents_8cxx_source.html

		.EventMethod = "textChanged"  '''' For File Selection Button
		.ListenerType = "XTextListener"  '''' For File Selection Button	

'		.ScriptCode = "vnd.sun.star.script:Standard.Module1.ButtonClick?language=Basic&amp;location=document"    '''' For Push Button
		.ScriptCode = "vnd.sun.star.script:Standard.File_Path.on_FileSelection_TextModified?language=Basic&amp;location=document"   '''' For File Selection Button	
		.ScriptType = "Script"
	End With
	oForm.registerScriptEvent(oForm.Count-1, aEvent)

Next i

End Sub

REM =========================================================================


Sub on_FileSelection_TextModified( oEvent )
REM Connect this macro to the "Text modified" event of a FileSelection control that is anchored to a Spreadsheet Cell.
REM The Selected File Path should then automatically be inserted into the Anchor Cell.
REM See: https://ask.libreoffice.org/t/libreoffice-calc-file-selection-path/31112
	Dim oControlModel As Object : oControlModel = oEvent.Source.getModel()
	Dim oDrawPages As Object    : oDrawPages    = ThisComponent.getDrawPages()		REM Assumes Calc document.
	Dim oDrawPage As Object
	Dim oShape As Object
	Dim i As Long, j As Long
	For i = 0 To oDrawPages.getCount() - 1		REM Find ControlShape to get the Anchor:
		oDrawPage = oDrawPages.getByIndex( i )
		For j = 0 To oDrawPage.getCount() - 1
			oShape = oDrawPage.getByIndex( j )
			If oShape.getShapeType() = "com.sun.star.drawing.ControlShape" Then
				Dim oControl As Object : oControl = oShape.getControl()
				If oControlModel.getName() = oControl.getName() Then		REM Found our FileSelection control.
					Dim oAnchor As Object : oAnchor = oShape.getAnchor()
					oAnchor.setString( oControl.Text )
					Stop
				End If
			End If
		Next j
	Next i
End Sub


REM =========================================================================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_To_Whatsapp_Bash"/>
  <library:element library:name="File_Pat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